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style-name="ce3" office:value-type="string" calcext:value-type="string">
            <text:p>Mass</text:p>
          </table:table-cell>
          <table:table-cell table:style-name="ce3" office:value-type="string" calcext:value-type="string">
            <text:p>RT</text:p>
          </table:table-cell>
          <table:table-cell table:style-name="ce3" office:value-type="string" calcext:value-type="string">
            <text:p>FORMULA</text:p>
          </table:table-cell>
          <table:table-cell table:style-name="ce3" office:value-type="string" calcext:value-type="string">
            <text:p>Isomers</text:p>
          </table:table-cell>
          <table:table-cell table:style-name="ce3" office:value-type="string" calcext:value-type="string">
            <text:p>Putative metabolit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Pathway</text:p>
          </table:table-cell>
          <table:table-cell table:style-name="ce3" office:value-type="string" calcext:value-type="string">
            <text:p>max intensity</text:p>
          </table:table-cell>
          <table:table-cell table:style-name="ce3" office:value-type="string" calcext:value-type="string">
            <text:p>Fold change rings</text:p>
          </table:table-cell>
          <table:table-cell table:style-name="ce3" office:value-type="string" calcext:value-type="string">
            <text:p>Fold change schizonts</text:p>
          </table:table-cell>
          <table:table-cell table:style-name="ce3" office:value-type="string" calcext:value-type="string">
            <text:p>Fold change trophs</text:p>
          </table:table-cell>
          <table:table-cell table:style-name="ce3" office:value-type="string" calcext:value-type="string">
            <text:p>urbcs</text:p>
          </table:table-cell>
          <table:table-cell table:style-name="ce3" office:value-type="string" calcext:value-type="string">
            <text:p>ttest: rings</text:p>
          </table:table-cell>
          <table:table-cell table:style-name="ce3" office:value-type="string" calcext:value-type="string">
            <text:p>ttest: schizonts</text:p>
          </table:table-cell>
          <table:table-cell table:style-name="ce3" office:value-type="string" calcext:value-type="string">
            <text:p>ttest: trophs</text:p>
          </table:table-cell>
          <table:table-cell table:style-name="ce3" office:value-type="string" calcext:value-type="string">
            <text:p>ttest: urbcs</text:p>
          </table:table-cell>
          <table:table-cell table:style-name="ce3" office:value-type="string" calcext:value-type="string">
            <text:p>Mean: rings</text:p>
          </table:table-cell>
          <table:table-cell table:style-name="ce3" office:value-type="string" calcext:value-type="string">
            <text:p>Mean: schizonts</text:p>
          </table:table-cell>
          <table:table-cell table:style-name="ce3" office:value-type="string" calcext:value-type="string">
            <text:p>Mean: trophs</text:p>
          </table:table-cell>
          <table:table-cell table:style-name="ce3" office:value-type="string" calcext:value-type="string">
            <text:p>Mean: urbcs</text:p>
          </table:table-cell>
          <table:table-cell table:style-name="ce3" office:value-type="string" calcext:value-type="string">
            <text:p>SD: rings</text:p>
          </table:table-cell>
          <table:table-cell table:style-name="ce3" office:value-type="string" calcext:value-type="string">
            <text:p>SD: schizonts</text:p>
          </table:table-cell>
          <table:table-cell table:style-name="ce3" office:value-type="string" calcext:value-type="string">
            <text:p>SD: trophs</text:p>
          </table:table-cell>
          <table:table-cell table:style-name="ce3" office:value-type="string" calcext:value-type="string">
            <text:p>SD: urbcs</text:p>
          </table:table-cell>
          <table:table-cell table:style-name="ce3" office:value-type="string" calcext:value-type="string">
            <text:p>RSD: rings</text:p>
          </table:table-cell>
          <table:table-cell table:style-name="ce3" office:value-type="string" calcext:value-type="string">
            <text:p>RSD: schizonts</text:p>
          </table:table-cell>
          <table:table-cell table:style-name="ce3" office:value-type="string" calcext:value-type="string">
            <text:p>RSD: trophs</text:p>
          </table:table-cell>
          <table:table-cell table:style-name="ce3" office:value-type="string" calcext:value-type="string">
            <text:p>RSD: urbcs</text:p>
          </table:table-cell>
          <table:table-cell table:style-name="ce3" office:value-type="string" calcext:value-type="string">
            <text:p>Fisher: rings</text:p>
          </table:table-cell>
          <table:table-cell table:style-name="ce3" office:value-type="string" calcext:value-type="string">
            <text:p>Fisher: schizonts</text:p>
          </table:table-cell>
          <table:table-cell table:style-name="ce3" office:value-type="string" calcext:value-type="string">
            <text:p>Fisher: trophs</text:p>
          </table:table-cell>
          <table:table-cell table:style-name="ce3" office:value-type="string" calcext:value-type="string">
            <text:p>Fisher: urbcs</text:p>
          </table:table-cell>
          <table:table-cell table:style-name="ce3" office:value-type="string" calcext:value-type="string">
            <text:p>PeakID</text:p>
          </table:table-cell>
          <table:table-cell table:style-name="ce2" table:number-columns-repeated="990"/>
        </table:table-row>
        <table:table-row table:style-name="ro2">
          <table:table-cell office:value-type="float" office:value="246.08500703726" calcext:value-type="float">
            <text:p>246.08500703726</text:p>
          </table:table-cell>
          <table:table-cell office:value-type="float" office:value="13.8461666742961" calcext:value-type="float">
            <text:p>13.8461666742961</text:p>
          </table:table-cell>
          <table:table-cell office:value-type="string" calcext:value-type="string">
            <text:p>C9H14N2O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alpha-Aspartyl-L-hydroxyprol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655" calcext:value-type="float">
            <text:p>381655</text:p>
          </table:table-cell>
          <table:table-cell office:value-type="float" office:value="16.8032827148438" calcext:value-type="float">
            <text:p>16.8032827148438</text:p>
          </table:table-cell>
          <table:table-cell office:value-type="float" office:value="197.8924875" calcext:value-type="float">
            <text:p>197.8924875</text:p>
          </table:table-cell>
          <table:table-cell office:value-type="float" office:value="134.977565429688" calcext:value-type="float">
            <text:p>134.977565429688</text:p>
          </table:table-cell>
          <table:table-cell office:value-type="float" office:value="0" calcext:value-type="float">
            <text:p>0</text:p>
          </table:table-cell>
          <table:table-cell office:value-type="float" office:value="0.107584367486922" calcext:value-type="float">
            <text:p>0.107584367486922</text:p>
          </table:table-cell>
          <table:table-cell office:value-type="float" office:value="0.0210010293830293" calcext:value-type="float">
            <text:p>0.021001029383029</text:p>
          </table:table-cell>
          <table:table-cell office:value-type="float" office:value="0.0554730892108435" calcext:value-type="float">
            <text:p>0.055473089210844</text:p>
          </table:table-cell>
          <table:table-cell office:value-type="string" calcext:value-type="string">
            <text:p>NA</text:p>
          </table:table-cell>
          <table:table-cell office:value-type="float" office:value="16803.2827148438" calcext:value-type="float">
            <text:p>16803.2827148438</text:p>
          </table:table-cell>
          <table:table-cell office:value-type="float" office:value="197892.4875" calcext:value-type="float">
            <text:p>197892.4875</text:p>
          </table:table-cell>
          <table:table-cell office:value-type="float" office:value="134977.565429688" calcext:value-type="float">
            <text:p>134977.565429688</text:p>
          </table:table-cell>
          <table:table-cell office:value-type="float" office:value="0" calcext:value-type="float">
            <text:p>0</text:p>
          </table:table-cell>
          <table:table-cell office:value-type="float" office:value="14782.3203893572" calcext:value-type="float">
            <text:p>14782.3203893572</text:p>
          </table:table-cell>
          <table:table-cell office:value-type="float" office:value="119887.757256729" calcext:value-type="float">
            <text:p>119887.757256729</text:p>
          </table:table-cell>
          <table:table-cell office:value-type="float" office:value="88539.7987835387" calcext:value-type="float">
            <text:p>88539.7987835387</text:p>
          </table:table-cell>
          <table:table-cell office:value-type="string" calcext:value-type="string">
            <text:p>NA</text:p>
          </table:table-cell>
          <table:table-cell office:value-type="float" office:value="0.879728124570489" calcext:value-type="float">
            <text:p>0.879728124570489</text:p>
          </table:table-cell>
          <table:table-cell office:value-type="float" office:value="0.605822680644855" calcext:value-type="float">
            <text:p>0.605822680644855</text:p>
          </table:table-cell>
          <table:table-cell office:value-type="float" office:value="0.65595937000109" calcext:value-type="float">
            <text:p>0.65595937000109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415</text:p>
          </table:table-cell>
          <table:table-cell table:number-columns-repeated="990"/>
        </table:table-row>
        <table:table-row table:style-name="ro2">
          <table:table-cell office:value-type="float" office:value="246.050342216466" calcext:value-type="float">
            <text:p>246.050342216466</text:p>
          </table:table-cell>
          <table:table-cell office:value-type="float" office:value="12.5064937591553" calcext:value-type="float">
            <text:p>12.5064937591553</text:p>
          </table:table-cell>
          <table:table-cell office:value-type="string" calcext:value-type="string">
            <text:p>C6H15O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deoxyglucose-6-phosph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884" calcext:value-type="float">
            <text:p>370884</text:p>
          </table:table-cell>
          <table:table-cell office:value-type="float" office:value="102.16528125" calcext:value-type="float">
            <text:p>102.16528125</text:p>
          </table:table-cell>
          <table:table-cell office:value-type="float" office:value="235.331934375" calcext:value-type="float">
            <text:p>235.331934375</text:p>
          </table:table-cell>
          <table:table-cell office:value-type="float" office:value="70.0470029296875" calcext:value-type="float">
            <text:p>70.0470029296875</text:p>
          </table:table-cell>
          <table:table-cell office:value-type="float" office:value="0" calcext:value-type="float">
            <text:p>0</text:p>
          </table:table-cell>
          <table:table-cell office:value-type="float" office:value="0.00771653291751894" calcext:value-type="float">
            <text:p>0.007716532917519</text:p>
          </table:table-cell>
          <table:table-cell office:value-type="float" office:value="0.00285081974738482" calcext:value-type="float">
            <text:p>0.002850819747385</text:p>
          </table:table-cell>
          <table:table-cell office:value-type="float" office:value="0.0912149965404458" calcext:value-type="float">
            <text:p>0.091214996540446</text:p>
          </table:table-cell>
          <table:table-cell office:value-type="string" calcext:value-type="string">
            <text:p>NA</text:p>
          </table:table-cell>
          <table:table-cell office:value-type="float" office:value="102165.28125" calcext:value-type="float">
            <text:p>102165.28125</text:p>
          </table:table-cell>
          <table:table-cell office:value-type="float" office:value="235331.934375" calcext:value-type="float">
            <text:p>235331.934375</text:p>
          </table:table-cell>
          <table:table-cell office:value-type="float" office:value="70047.0029296875" calcext:value-type="float">
            <text:p>70047.0029296875</text:p>
          </table:table-cell>
          <table:table-cell office:value-type="float" office:value="0" calcext:value-type="float">
            <text:p>0</text:p>
          </table:table-cell>
          <table:table-cell office:value-type="float" office:value="31911.1815083444" calcext:value-type="float">
            <text:p>31911.1815083444</text:p>
          </table:table-cell>
          <table:table-cell office:value-type="float" office:value="80659.4100901954" calcext:value-type="float">
            <text:p>80659.4100901954</text:p>
          </table:table-cell>
          <table:table-cell office:value-type="float" office:value="57048.3346976982" calcext:value-type="float">
            <text:p>57048.3346976982</text:p>
          </table:table-cell>
          <table:table-cell office:value-type="string" calcext:value-type="string">
            <text:p>NA</text:p>
          </table:table-cell>
          <table:table-cell office:value-type="float" office:value="0.312348589637387" calcext:value-type="float">
            <text:p>0.312348589637387</text:p>
          </table:table-cell>
          <table:table-cell office:value-type="float" office:value="0.342747406145335" calcext:value-type="float">
            <text:p>0.342747406145335</text:p>
          </table:table-cell>
          <table:table-cell office:value-type="float" office:value="0.814429344749592" calcext:value-type="float">
            <text:p>0.81442934474959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521</text:p>
          </table:table-cell>
          <table:table-cell table:number-columns-repeated="990"/>
        </table:table-row>
        <table:table-row table:style-name="ro2">
          <table:table-cell office:value-type="float" office:value="308.158786216973" calcext:value-type="float">
            <text:p>308.158786216973</text:p>
          </table:table-cell>
          <table:table-cell office:value-type="float" office:value="20.8015334065755" calcext:value-type="float">
            <text:p>20.8015334065755</text:p>
          </table:table-cell>
          <table:table-cell office:value-type="string" calcext:value-type="string">
            <text:p>C12H24N2O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icoselysi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uctoselysine and psicoselysine degradation</text:p>
          </table:table-cell>
          <table:table-cell office:value-type="float" office:value="828430" calcext:value-type="float">
            <text:p>828430</text:p>
          </table:table-cell>
          <table:table-cell office:value-type="float" office:value="5.22271975082963" calcext:value-type="float">
            <text:p>5.22271975082963</text:p>
          </table:table-cell>
          <table:table-cell office:value-type="float" office:value="127.027723231606" calcext:value-type="float">
            <text:p>127.027723231606</text:p>
          </table:table-cell>
          <table:table-cell office:value-type="float" office:value="37.4833718457386" calcext:value-type="float">
            <text:p>37.4833718457386</text:p>
          </table:table-cell>
          <table:table-cell office:value-type="float" office:value="1" calcext:value-type="float">
            <text:p>1</text:p>
          </table:table-cell>
          <table:table-cell office:value-type="float" office:value="0.0162098051593386" calcext:value-type="float">
            <text:p>0.016209805159339</text:p>
          </table:table-cell>
          <table:table-cell office:value-type="float" office:value="0.0138094414777664" calcext:value-type="float">
            <text:p>0.013809441477767</text:p>
          </table:table-cell>
          <table:table-cell office:value-type="float" office:value="0.0422768016272914" calcext:value-type="float">
            <text:p>0.042276801627291</text:p>
          </table:table-cell>
          <table:table-cell office:value-type="float" office:value="1" calcext:value-type="float">
            <text:p>1</text:p>
          </table:table-cell>
          <table:table-cell office:value-type="float" office:value="18700.6391601562" calcext:value-type="float">
            <text:p>18700.6391601562</text:p>
          </table:table-cell>
          <table:table-cell office:value-type="float" office:value="454839.571875" calcext:value-type="float">
            <text:p>454839.571875</text:p>
          </table:table-cell>
          <table:table-cell office:value-type="float" office:value="134214.172851563" calcext:value-type="float">
            <text:p>134214.172851563</text:p>
          </table:table-cell>
          <table:table-cell office:value-type="float" office:value="3580.63232421875" calcext:value-type="float">
            <text:p>3580.63232421875</text:p>
          </table:table-cell>
          <table:table-cell office:value-type="float" office:value="7051.51473005286" calcext:value-type="float">
            <text:p>7051.51473005286</text:p>
          </table:table-cell>
          <table:table-cell office:value-type="float" office:value="240888.840408775" calcext:value-type="float">
            <text:p>240888.840408775</text:p>
          </table:table-cell>
          <table:table-cell office:value-type="float" office:value="76832.289607059" calcext:value-type="float">
            <text:p>76832.289607059</text:p>
          </table:table-cell>
          <table:table-cell office:value-type="float" office:value="3165.29988699456" calcext:value-type="float">
            <text:p>3165.29988699456</text:p>
          </table:table-cell>
          <table:table-cell office:value-type="float" office:value="0.377073460947628" calcext:value-type="float">
            <text:p>0.377073460947628</text:p>
          </table:table-cell>
          <table:table-cell office:value-type="float" office:value="0.529612758660709" calcext:value-type="float">
            <text:p>0.529612758660709</text:p>
          </table:table-cell>
          <table:table-cell office:value-type="float" office:value="0.572460329446977" calcext:value-type="float">
            <text:p>0.572460329446977</text:p>
          </table:table-cell>
          <table:table-cell office:value-type="float" office:value="0.884005840416802" calcext:value-type="float">
            <text:p>0.884005840416802</text:p>
          </table:table-cell>
          <table:table-cell office:value-type="float" office:value="3.82663526075766" calcext:value-type="float">
            <text:p>3.82663526075766</text:p>
          </table:table-cell>
          <table:table-cell office:value-type="float" office:value="3.5086762349708" calcext:value-type="float">
            <text:p>3.5086762349708</text:p>
          </table:table-cell>
          <table:table-cell office:value-type="float" office:value="2.88592718428269" calcext:value-type="float">
            <text:p>2.88592718428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63</text:p>
          </table:table-cell>
          <table:table-cell table:number-columns-repeated="990"/>
        </table:table-row>
        <table:table-row table:style-name="ro2">
          <table:table-cell office:value-type="float" office:value="151.049386945034" calcext:value-type="float">
            <text:p>151.049386945034</text:p>
          </table:table-cell>
          <table:table-cell office:value-type="float" office:value="11.9825629905418" calcext:value-type="float">
            <text:p>11.9825629905418</text:p>
          </table:table-cell>
          <table:table-cell office:value-type="string" calcext:value-type="string">
            <text:p>C5H5N5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Hydroxyade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727" calcext:value-type="float">
            <text:p>1198727</text:p>
          </table:table-cell>
          <table:table-cell office:value-type="float" office:value="8.18855376945821" calcext:value-type="float">
            <text:p>8.18855376945821</text:p>
          </table:table-cell>
          <table:table-cell office:value-type="float" office:value="117.743237623324" calcext:value-type="float">
            <text:p>117.743237623324</text:p>
          </table:table-cell>
          <table:table-cell office:value-type="float" office:value="36.2919261800119" calcext:value-type="float">
            <text:p>36.2919261800119</text:p>
          </table:table-cell>
          <table:table-cell office:value-type="float" office:value="1" calcext:value-type="float">
            <text:p>1</text:p>
          </table:table-cell>
          <table:table-cell office:value-type="float" office:value="0.0231545663717749" calcext:value-type="float">
            <text:p>0.023154566371775</text:p>
          </table:table-cell>
          <table:table-cell office:value-type="float" office:value="0.0015613077371094" calcext:value-type="float">
            <text:p>0.001561307737109</text:p>
          </table:table-cell>
          <table:table-cell office:value-type="float" office:value="0.0886168826109359" calcext:value-type="float">
            <text:p>0.088616882610936</text:p>
          </table:table-cell>
          <table:table-cell office:value-type="string" calcext:value-type="string">
            <text:p>NA</text:p>
          </table:table-cell>
          <table:table-cell office:value-type="float" office:value="56634.3515625" calcext:value-type="float">
            <text:p>56634.3515625</text:p>
          </table:table-cell>
          <table:table-cell office:value-type="float" office:value="814345.5" calcext:value-type="float">
            <text:p>814345.5</text:p>
          </table:table-cell>
          <table:table-cell office:value-type="float" office:value="251005.215820313" calcext:value-type="float">
            <text:p>251005.215820313</text:p>
          </table:table-cell>
          <table:table-cell office:value-type="float" office:value="6916.28255208333" calcext:value-type="float">
            <text:p>6916.28255208333</text:p>
          </table:table-cell>
          <table:table-cell office:value-type="float" office:value="25723.7160036834" calcext:value-type="float">
            <text:p>25723.7160036834</text:p>
          </table:table-cell>
          <table:table-cell office:value-type="float" office:value="237325.906094041" calcext:value-type="float">
            <text:p>237325.906094041</text:p>
          </table:table-cell>
          <table:table-cell office:value-type="float" office:value="196537.711938949" calcext:value-type="float">
            <text:p>196537.711938949</text:p>
          </table:table-cell>
          <table:table-cell office:value-type="string" calcext:value-type="string">
            <text:p>NA</text:p>
          </table:table-cell>
          <table:table-cell office:value-type="float" office:value="0.454206948503603" calcext:value-type="float">
            <text:p>0.454206948503603</text:p>
          </table:table-cell>
          <table:table-cell office:value-type="float" office:value="0.29143146992774" calcext:value-type="float">
            <text:p>0.29143146992774</text:p>
          </table:table-cell>
          <table:table-cell office:value-type="float" office:value="0.783002501747395" calcext:value-type="float">
            <text:p>0.783002501747395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1008</text:p>
          </table:table-cell>
          <table:table-cell table:number-columns-repeated="990"/>
        </table:table-row>
        <table:table-row table:style-name="ro2">
          <table:table-cell office:value-type="float" office:value="193.040960091199" calcext:value-type="float">
            <text:p>193.040960091199</text:p>
          </table:table-cell>
          <table:table-cell office:value-type="float" office:value="14.5638333002726" calcext:value-type="float">
            <text:p>14.5638333002726</text:p>
          </table:table-cell>
          <table:table-cell office:value-type="string" calcext:value-type="string">
            <text:p>C6H11N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gamma;-thiomethyl glutam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71" calcext:value-type="float">
            <text:p>155371</text:p>
          </table:table-cell>
          <table:table-cell office:value-type="float" office:value="3.88366048909412" calcext:value-type="float">
            <text:p>3.88366048909412</text:p>
          </table:table-cell>
          <table:table-cell office:value-type="float" office:value="14.7748521105405" calcext:value-type="float">
            <text:p>14.7748521105405</text:p>
          </table:table-cell>
          <table:table-cell office:value-type="float" office:value="16.3253559726533" calcext:value-type="float">
            <text:p>16.3253559726533</text:p>
          </table:table-cell>
          <table:table-cell office:value-type="float" office:value="1" calcext:value-type="float">
            <text:p>1</text:p>
          </table:table-cell>
          <table:table-cell office:value-type="float" office:value="0.38529538726006" calcext:value-type="float">
            <text:p>0.38529538726006</text:p>
          </table:table-cell>
          <table:table-cell office:value-type="float" office:value="0.00931210476793152" calcext:value-type="float">
            <text:p>0.009312104767932</text:p>
          </table:table-cell>
          <table:table-cell office:value-type="float" office:value="0.0070724805081384" calcext:value-type="float">
            <text:p>0.007072480508138</text:p>
          </table:table-cell>
          <table:table-cell office:value-type="string" calcext:value-type="string">
            <text:p>NA</text:p>
          </table:table-cell>
          <table:table-cell office:value-type="float" office:value="25638.669921875" calcext:value-type="float">
            <text:p>25638.669921875</text:p>
          </table:table-cell>
          <table:table-cell office:value-type="float" office:value="97538.79296875" calcext:value-type="float">
            <text:p>97538.79296875</text:p>
          </table:table-cell>
          <table:table-cell office:value-type="float" office:value="107774.717773438" calcext:value-type="float">
            <text:p>107774.717773438</text:p>
          </table:table-cell>
          <table:table-cell office:value-type="float" office:value="6601.67643229167" calcext:value-type="float">
            <text:p>6601.67643229167</text:p>
          </table:table-cell>
          <table:table-cell office:value-type="float" office:value="36459.13042268" calcext:value-type="float">
            <text:p>36459.13042268</text:p>
          </table:table-cell>
          <table:table-cell office:value-type="float" office:value="45960.5831590626" calcext:value-type="float">
            <text:p>45960.5831590626</text:p>
          </table:table-cell>
          <table:table-cell office:value-type="float" office:value="35672.4396852752" calcext:value-type="float">
            <text:p>35672.4396852752</text:p>
          </table:table-cell>
          <table:table-cell office:value-type="string" calcext:value-type="string">
            <text:p>NA</text:p>
          </table:table-cell>
          <table:table-cell office:value-type="float" office:value="1.42203673333198" calcext:value-type="float">
            <text:p>1.42203673333198</text:p>
          </table:table-cell>
          <table:table-cell office:value-type="float" office:value="0.47120311580837" calcext:value-type="float">
            <text:p>0.47120311580837</text:p>
          </table:table-cell>
          <table:table-cell office:value-type="float" office:value="0.330990796563859" calcext:value-type="float">
            <text:p>0.330990796563859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769</text:p>
          </table:table-cell>
          <table:table-cell table:number-columns-repeated="990"/>
        </table:table-row>
        <table:table-row table:style-name="ro2">
          <table:table-cell office:value-type="float" office:value="196.040501044242" calcext:value-type="float">
            <text:p>196.040501044242</text:p>
          </table:table-cell>
          <table:table-cell office:value-type="float" office:value="8.45692998250325" calcext:value-type="float">
            <text:p>8.45692998250325</text:p>
          </table:table-cell>
          <table:table-cell office:value-type="string" calcext:value-type="string">
            <text:p>C6H12O5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thio-&amp;beta;-D-gluco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5261" calcext:value-type="float">
            <text:p>8645261</text:p>
          </table:table-cell>
          <table:table-cell office:value-type="float" office:value="0.50745068093555" calcext:value-type="float">
            <text:p>0.50745068093555</text:p>
          </table:table-cell>
          <table:table-cell office:value-type="float" office:value="37.4032825432703" calcext:value-type="float">
            <text:p>37.4032825432703</text:p>
          </table:table-cell>
          <table:table-cell office:value-type="float" office:value="12.3474253497122" calcext:value-type="float">
            <text:p>12.3474253497122</text:p>
          </table:table-cell>
          <table:table-cell office:value-type="float" office:value="1" calcext:value-type="float">
            <text:p>1</text:p>
          </table:table-cell>
          <table:table-cell office:value-type="float" office:value="0.0186280152970671" calcext:value-type="float">
            <text:p>0.018628015297067</text:p>
          </table:table-cell>
          <table:table-cell office:value-type="float" office:value="0.0351729955319072" calcext:value-type="float">
            <text:p>0.035172995531907</text:p>
          </table:table-cell>
          <table:table-cell office:value-type="float" office:value="0.0604605323384849" calcext:value-type="float">
            <text:p>0.060460532338485</text:p>
          </table:table-cell>
          <table:table-cell office:value-type="float" office:value="1" calcext:value-type="float">
            <text:p>1</text:p>
          </table:table-cell>
          <table:table-cell office:value-type="float" office:value="55192.98828125" calcext:value-type="float">
            <text:p>55192.98828125</text:p>
          </table:table-cell>
          <table:table-cell office:value-type="float" office:value="4068176.5" calcext:value-type="float">
            <text:p>4068176.5</text:p>
          </table:table-cell>
          <table:table-cell office:value-type="float" office:value="1342970.515625" calcext:value-type="float">
            <text:p>1342970.515625</text:p>
          </table:table-cell>
          <table:table-cell office:value-type="float" office:value="108765.2265625" calcext:value-type="float">
            <text:p>108765.2265625</text:p>
          </table:table-cell>
          <table:table-cell office:value-type="float" office:value="23247.8406666109" calcext:value-type="float">
            <text:p>23247.8406666109</text:p>
          </table:table-cell>
          <table:table-cell office:value-type="float" office:value="2828272.89078043" calcext:value-type="float">
            <text:p>2828272.89078043</text:p>
          </table:table-cell>
          <table:table-cell office:value-type="float" office:value="839308.381278611" calcext:value-type="float">
            <text:p>839308.381278611</text:p>
          </table:table-cell>
          <table:table-cell office:value-type="float" office:value="2055.60656292802" calcext:value-type="float">
            <text:p>2055.60656292802</text:p>
          </table:table-cell>
          <table:table-cell office:value-type="float" office:value="0.421210037553059" calcext:value-type="float">
            <text:p>0.421210037553059</text:p>
          </table:table-cell>
          <table:table-cell office:value-type="float" office:value="0.695218826120359" calcext:value-type="float">
            <text:p>0.695218826120359</text:p>
          </table:table-cell>
          <table:table-cell office:value-type="float" office:value="0.624964116124328" calcext:value-type="float">
            <text:p>0.624964116124328</text:p>
          </table:table-cell>
          <table:table-cell office:value-type="float" office:value="0.0188994831151002" calcext:value-type="float">
            <text:p>0.0188994831151</text:p>
          </table:table-cell>
          <table:table-cell office:value-type="float" office:value="5.26904713947504" calcext:value-type="float">
            <text:p>5.26904713947504</text:p>
          </table:table-cell>
          <table:table-cell office:value-type="float" office:value="1.95982990185821" calcext:value-type="float">
            <text:p>1.95982990185821</text:p>
          </table:table-cell>
          <table:table-cell office:value-type="float" office:value="2.16236538903735" calcext:value-type="float">
            <text:p>2.16236538903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99</text:p>
          </table:table-cell>
          <table:table-cell table:number-columns-repeated="990"/>
        </table:table-row>
        <table:table-row table:style-name="ro2">
          <table:table-cell office:value-type="float" office:value="114.079368933034" calcext:value-type="float">
            <text:p>114.079368933034</text:p>
          </table:table-cell>
          <table:table-cell office:value-type="float" office:value="10.7956797817297" calcext:value-type="float">
            <text:p>10.7956797817297</text:p>
          </table:table-cell>
          <table:table-cell office:value-type="string" calcext:value-type="string">
            <text:p>C5H10N2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line ami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33" calcext:value-type="float">
            <text:p>160333</text:p>
          </table:table-cell>
          <table:table-cell office:value-type="float" office:value="5.96304808757722" calcext:value-type="float">
            <text:p>5.96304808757722</text:p>
          </table:table-cell>
          <table:table-cell office:value-type="float" office:value="7.8003650548314" calcext:value-type="float">
            <text:p>7.8003650548314</text:p>
          </table:table-cell>
          <table:table-cell office:value-type="float" office:value="8.12245554507624" calcext:value-type="float">
            <text:p>8.12245554507624</text:p>
          </table:table-cell>
          <table:table-cell office:value-type="float" office:value="1" calcext:value-type="float">
            <text:p>1</text:p>
          </table:table-cell>
          <table:table-cell office:value-type="float" office:value="0.0527750579160033" calcext:value-type="float">
            <text:p>0.052775057916003</text:p>
          </table:table-cell>
          <table:table-cell office:value-type="float" office:value="0.0585936172861813" calcext:value-type="float">
            <text:p>0.058593617286181</text:p>
          </table:table-cell>
          <table:table-cell office:value-type="float" office:value="0.0187167319545098" calcext:value-type="float">
            <text:p>0.01871673195451</text:p>
          </table:table-cell>
          <table:table-cell office:value-type="string" calcext:value-type="string">
            <text:p>NA</text:p>
          </table:table-cell>
          <table:table-cell office:value-type="float" office:value="53585.35546875" calcext:value-type="float">
            <text:p>53585.35546875</text:p>
          </table:table-cell>
          <table:table-cell office:value-type="float" office:value="70095.91875" calcext:value-type="float">
            <text:p>70095.91875</text:p>
          </table:table-cell>
          <table:table-cell office:value-type="float" office:value="72990.2998046875" calcext:value-type="float">
            <text:p>72990.2998046875</text:p>
          </table:table-cell>
          <table:table-cell office:value-type="float" office:value="8986.23567708333" calcext:value-type="float">
            <text:p>8986.23567708333</text:p>
          </table:table-cell>
          <table:table-cell office:value-type="float" office:value="29544.5008904111" calcext:value-type="float">
            <text:p>29544.5008904111</text:p>
          </table:table-cell>
          <table:table-cell office:value-type="float" office:value="52402.3142178141" calcext:value-type="float">
            <text:p>52402.3142178141</text:p>
          </table:table-cell>
          <table:table-cell office:value-type="float" office:value="31071.8756062874" calcext:value-type="float">
            <text:p>31071.8756062874</text:p>
          </table:table-cell>
          <table:table-cell office:value-type="string" calcext:value-type="string">
            <text:p>NA</text:p>
          </table:table-cell>
          <table:table-cell office:value-type="float" office:value="0.551354015140218" calcext:value-type="float">
            <text:p>0.551354015140218</text:p>
          </table:table-cell>
          <table:table-cell office:value-type="float" office:value="0.747580103838985" calcext:value-type="float">
            <text:p>0.747580103838985</text:p>
          </table:table-cell>
          <table:table-cell office:value-type="float" office:value="0.425698698175398" calcext:value-type="float">
            <text:p>0.425698698175398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759</text:p>
          </table:table-cell>
          <table:table-cell table:number-columns-repeated="990"/>
        </table:table-row>
        <table:table-row table:style-name="ro2">
          <table:table-cell office:value-type="float" office:value="266.155106222403" calcext:value-type="float">
            <text:p>266.155106222403</text:p>
          </table:table-cell>
          <table:table-cell office:value-type="float" office:value="3.54402294158935" calcext:value-type="float">
            <text:p>3.54402294158935</text:p>
          </table:table-cell>
          <table:table-cell office:value-type="string" calcext:value-type="string">
            <text:p>C12H26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 dodecyl sulf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2862" calcext:value-type="float">
            <text:p>10132862</text:p>
          </table:table-cell>
          <table:table-cell office:value-type="float" office:value="4.41719951335491" calcext:value-type="float">
            <text:p>4.41719951335491</text:p>
          </table:table-cell>
          <table:table-cell office:value-type="float" office:value="2.5734924329869" calcext:value-type="float">
            <text:p>2.5734924329869</text:p>
          </table:table-cell>
          <table:table-cell office:value-type="float" office:value="7.43974399605595" calcext:value-type="float">
            <text:p>7.43974399605595</text:p>
          </table:table-cell>
          <table:table-cell office:value-type="float" office:value="1" calcext:value-type="float">
            <text:p>1</text:p>
          </table:table-cell>
          <table:table-cell office:value-type="float" office:value="0.19421753465048" calcext:value-type="float">
            <text:p>0.19421753465048</text:p>
          </table:table-cell>
          <table:table-cell office:value-type="float" office:value="0.459751086236973" calcext:value-type="float">
            <text:p>0.459751086236973</text:p>
          </table:table-cell>
          <table:table-cell office:value-type="float" office:value="0.116406766966586" calcext:value-type="float">
            <text:p>0.116406766966586</text:p>
          </table:table-cell>
          <table:table-cell office:value-type="float" office:value="1" calcext:value-type="float">
            <text:p>1</text:p>
          </table:table-cell>
          <table:table-cell office:value-type="float" office:value="3616553.34375" calcext:value-type="float">
            <text:p>3616553.34375</text:p>
          </table:table-cell>
          <table:table-cell office:value-type="float" office:value="2107030.175" calcext:value-type="float">
            <text:p>2107030.175</text:p>
          </table:table-cell>
          <table:table-cell office:value-type="float" office:value="6091241.9609375" calcext:value-type="float">
            <text:p>6091241.9609375</text:p>
          </table:table-cell>
          <table:table-cell office:value-type="float" office:value="818743.489583333" calcext:value-type="float">
            <text:p>818743.489583333</text:p>
          </table:table-cell>
          <table:table-cell office:value-type="float" office:value="3359910.58985398" calcext:value-type="float">
            <text:p>3359910.58985398</text:p>
          </table:table-cell>
          <table:table-cell office:value-type="float" office:value="3495280.39878241" calcext:value-type="float">
            <text:p>3495280.39878241</text:p>
          </table:table-cell>
          <table:table-cell office:value-type="float" office:value="4831593.75693518" calcext:value-type="float">
            <text:p>4831593.75693518</text:p>
          </table:table-cell>
          <table:table-cell office:value-type="float" office:value="458333.748870484" calcext:value-type="float">
            <text:p>458333.748870484</text:p>
          </table:table-cell>
          <table:table-cell office:value-type="float" office:value="0.929036646358462" calcext:value-type="float">
            <text:p>0.929036646358462</text:p>
          </table:table-cell>
          <table:table-cell office:value-type="float" office:value="1.65886584836518" calcext:value-type="float">
            <text:p>1.65886584836518</text:p>
          </table:table-cell>
          <table:table-cell office:value-type="float" office:value="0.793203387407639" calcext:value-type="float">
            <text:p>0.793203387407639</text:p>
          </table:table-cell>
          <table:table-cell office:value-type="float" office:value="0.559801396532307" calcext:value-type="float">
            <text:p>0.559801396532307</text:p>
          </table:table-cell>
          <table:table-cell office:value-type="float" office:value="0.680728151296498" calcext:value-type="float">
            <text:p>0.680728151296498</text:p>
          </table:table-cell>
          <table:table-cell office:value-type="float" office:value="0.133553975444462" calcext:value-type="float">
            <text:p>0.133553975444462</text:p>
          </table:table-cell>
          <table:table-cell office:value-type="float" office:value="1.18021591845204" calcext:value-type="float">
            <text:p>1.18021591845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34</text:p>
          </table:table-cell>
          <table:table-cell table:number-columns-repeated="990"/>
        </table:table-row>
        <table:table-row table:style-name="ro2">
          <table:table-cell office:value-type="float" office:value="191.061551944658" calcext:value-type="float">
            <text:p>191.061551944658</text:p>
          </table:table-cell>
          <table:table-cell office:value-type="float" office:value="7.38334167480468" calcext:value-type="float">
            <text:p>7.38334167480468</text:p>
          </table:table-cell>
          <table:table-cell office:value-type="string" calcext:value-type="string">
            <text:p>C7H13NO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Acetylmethio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943" calcext:value-type="float">
            <text:p>453943</text:p>
          </table:table-cell>
          <table:table-cell office:value-type="float" office:value="1.00973540488905" calcext:value-type="float">
            <text:p>1.00973540488905</text:p>
          </table:table-cell>
          <table:table-cell office:value-type="float" office:value="4.98236377089394" calcext:value-type="float">
            <text:p>4.98236377089394</text:p>
          </table:table-cell>
          <table:table-cell office:value-type="float" office:value="4.47127716049195" calcext:value-type="float">
            <text:p>4.47127716049195</text:p>
          </table:table-cell>
          <table:table-cell office:value-type="float" office:value="1" calcext:value-type="float">
            <text:p>1</text:p>
          </table:table-cell>
          <table:table-cell office:value-type="float" office:value="0.977981003707275" calcext:value-type="float">
            <text:p>0.977981003707275</text:p>
          </table:table-cell>
          <table:table-cell office:value-type="float" office:value="0.00675138803422731" calcext:value-type="float">
            <text:p>0.006751388034227</text:p>
          </table:table-cell>
          <table:table-cell office:value-type="float" office:value="0.0321250635827287" calcext:value-type="float">
            <text:p>0.032125063582729</text:p>
          </table:table-cell>
          <table:table-cell office:value-type="float" office:value="1" calcext:value-type="float">
            <text:p>1</text:p>
          </table:table-cell>
          <table:table-cell office:value-type="float" office:value="60249.4272460938" calcext:value-type="float">
            <text:p>60249.4272460938</text:p>
          </table:table-cell>
          <table:table-cell office:value-type="float" office:value="297290.321875" calcext:value-type="float">
            <text:p>297290.321875</text:p>
          </table:table-cell>
          <table:table-cell office:value-type="float" office:value="266794.53515625" calcext:value-type="float">
            <text:p>266794.53515625</text:p>
          </table:table-cell>
          <table:table-cell office:value-type="float" office:value="59668.5299479167" calcext:value-type="float">
            <text:p>59668.5299479167</text:p>
          </table:table-cell>
          <table:table-cell office:value-type="float" office:value="21402.3716067086" calcext:value-type="float">
            <text:p>21402.3716067086</text:p>
          </table:table-cell>
          <table:table-cell office:value-type="float" office:value="111019.932993441" calcext:value-type="float">
            <text:p>111019.932993441</text:p>
          </table:table-cell>
          <table:table-cell office:value-type="float" office:value="114944.992412738" calcext:value-type="float">
            <text:p>114944.992412738</text:p>
          </table:table-cell>
          <table:table-cell office:value-type="float" office:value="28554.5048948281" calcext:value-type="float">
            <text:p>28554.5048948281</text:p>
          </table:table-cell>
          <table:table-cell office:value-type="float" office:value="0.355229461672537" calcext:value-type="float">
            <text:p>0.355229461672537</text:p>
          </table:table-cell>
          <table:table-cell office:value-type="float" office:value="0.373439445634295" calcext:value-type="float">
            <text:p>0.373439445634295</text:p>
          </table:table-cell>
          <table:table-cell office:value-type="float" office:value="0.430837132197703" calcext:value-type="float">
            <text:p>0.430837132197703</text:p>
          </table:table-cell>
          <table:table-cell office:value-type="float" office:value="0.47855217683011" calcext:value-type="float">
            <text:p>0.47855217683011</text:p>
          </table:table-cell>
          <table:table-cell office:value-type="float" office:value="0.000264988249828365" calcext:value-type="float">
            <text:p>0.000264988249828</text:p>
          </table:table-cell>
          <table:table-cell office:value-type="float" office:value="4.29686010625442" calcext:value-type="float">
            <text:p>4.29686010625442</text:p>
          </table:table-cell>
          <table:table-cell office:value-type="float" office:value="3.05831663769815" calcext:value-type="float">
            <text:p>3.05831663769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487</text:p>
          </table:table-cell>
          <table:table-cell table:number-columns-repeated="990"/>
        </table:table-row>
        <table:table-row table:style-name="ro2">
          <table:table-cell office:value-type="float" office:value="212.008616988538" calcext:value-type="float">
            <text:p>212.008616988538</text:p>
          </table:table-cell>
          <table:table-cell office:value-type="float" office:value="14.6411950174967" calcext:value-type="float">
            <text:p>14.6411950174967</text:p>
          </table:table-cell>
          <table:table-cell office:value-type="string" calcext:value-type="string">
            <text:p>C5H9O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sphinomethylisomal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038" calcext:value-type="float">
            <text:p>417038</text:p>
          </table:table-cell>
          <table:table-cell office:value-type="float" office:value="2.19072719625713" calcext:value-type="float">
            <text:p>2.19072719625713</text:p>
          </table:table-cell>
          <table:table-cell office:value-type="float" office:value="3.37653903610508" calcext:value-type="float">
            <text:p>3.37653903610508</text:p>
          </table:table-cell>
          <table:table-cell office:value-type="float" office:value="3.27881583651416" calcext:value-type="float">
            <text:p>3.27881583651416</text:p>
          </table:table-cell>
          <table:table-cell office:value-type="float" office:value="1" calcext:value-type="float">
            <text:p>1</text:p>
          </table:table-cell>
          <table:table-cell office:value-type="float" office:value="0.148293282490755" calcext:value-type="float">
            <text:p>0.148293282490755</text:p>
          </table:table-cell>
          <table:table-cell office:value-type="float" office:value="0.033946237491057" calcext:value-type="float">
            <text:p>0.033946237491057</text:p>
          </table:table-cell>
          <table:table-cell office:value-type="float" office:value="0.0269663562951809" calcext:value-type="float">
            <text:p>0.026966356295181</text:p>
          </table:table-cell>
          <table:table-cell office:value-type="float" office:value="1" calcext:value-type="float">
            <text:p>1</text:p>
          </table:table-cell>
          <table:table-cell office:value-type="float" office:value="156241.37109375" calcext:value-type="float">
            <text:p>156241.37109375</text:p>
          </table:table-cell>
          <table:table-cell office:value-type="float" office:value="240812.771875" calcext:value-type="float">
            <text:p>240812.771875</text:p>
          </table:table-cell>
          <table:table-cell office:value-type="float" office:value="233843.2109375" calcext:value-type="float">
            <text:p>233843.2109375</text:p>
          </table:table-cell>
          <table:table-cell office:value-type="float" office:value="71319.4099934896" calcext:value-type="float">
            <text:p>71319.4099934896</text:p>
          </table:table-cell>
          <table:table-cell office:value-type="float" office:value="19341.4849123327" calcext:value-type="float">
            <text:p>19341.4849123327</text:p>
          </table:table-cell>
          <table:table-cell office:value-type="float" office:value="108858.83291246" calcext:value-type="float">
            <text:p>108858.83291246</text:p>
          </table:table-cell>
          <table:table-cell office:value-type="float" office:value="63223.9542418909" calcext:value-type="float">
            <text:p>63223.9542418909</text:p>
          </table:table-cell>
          <table:table-cell office:value-type="float" office:value="65933.3795083351" calcext:value-type="float">
            <text:p>65933.3795083351</text:p>
          </table:table-cell>
          <table:table-cell office:value-type="float" office:value="0.123792339870899" calcext:value-type="float">
            <text:p>0.123792339870899</text:p>
          </table:table-cell>
          <table:table-cell office:value-type="float" office:value="0.452047588941695" calcext:value-type="float">
            <text:p>0.452047588941695</text:p>
          </table:table-cell>
          <table:table-cell office:value-type="float" office:value="0.270368996339128" calcext:value-type="float">
            <text:p>0.270368996339128</text:p>
          </table:table-cell>
          <table:table-cell office:value-type="float" office:value="0.924480159249128" calcext:value-type="float">
            <text:p>0.924480159249128</text:p>
          </table:table-cell>
          <table:table-cell office:value-type="float" office:value="1.5274890434662" calcext:value-type="float">
            <text:p>1.5274890434662</text:p>
          </table:table-cell>
          <table:table-cell office:value-type="float" office:value="1.77361183492291" calcext:value-type="float">
            <text:p>1.77361183492291</text:p>
          </table:table-cell>
          <table:table-cell office:value-type="float" office:value="3.16544461503871" calcext:value-type="float">
            <text:p>3.16544461503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450</text:p>
          </table:table-cell>
          <table:table-cell table:number-columns-repeated="990"/>
        </table:table-row>
        <table:table-row table:style-name="ro2">
          <table:table-cell office:value-type="float" office:value="85.0527868887939" calcext:value-type="float">
            <text:p>85.0527868887939</text:p>
          </table:table-cell>
          <table:table-cell office:value-type="float" office:value="14.0240588475787" calcext:value-type="float">
            <text:p>14.0240588475787</text:p>
          </table:table-cell>
          <table:table-cell office:value-type="string" calcext:value-type="string">
            <text:p>C4H7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etone cyanohydr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marin degradation __ superpathway of linamarin and lotaustralin biosynthesis __ linamarin biosynthesis</text:p>
          </table:table-cell>
          <table:table-cell office:value-type="float" office:value="875083" calcext:value-type="float">
            <text:p>875083</text:p>
          </table:table-cell>
          <table:table-cell office:value-type="float" office:value="1.85533337792525" calcext:value-type="float">
            <text:p>1.85533337792525</text:p>
          </table:table-cell>
          <table:table-cell office:value-type="float" office:value="2.83311955320119" calcext:value-type="float">
            <text:p>2.83311955320119</text:p>
          </table:table-cell>
          <table:table-cell office:value-type="float" office:value="2.59673309063118" calcext:value-type="float">
            <text:p>2.59673309063118</text:p>
          </table:table-cell>
          <table:table-cell office:value-type="float" office:value="1" calcext:value-type="float">
            <text:p>1</text:p>
          </table:table-cell>
          <table:table-cell office:value-type="float" office:value="0.0611849442282756" calcext:value-type="float">
            <text:p>0.061184944228276</text:p>
          </table:table-cell>
          <table:table-cell office:value-type="float" office:value="0.00355822272940741" calcext:value-type="float">
            <text:p>0.003558222729407</text:p>
          </table:table-cell>
          <table:table-cell office:value-type="float" office:value="0.00774057856471152" calcext:value-type="float">
            <text:p>0.007740578564712</text:p>
          </table:table-cell>
          <table:table-cell office:value-type="float" office:value="1" calcext:value-type="float">
            <text:p>1</text:p>
          </table:table-cell>
          <table:table-cell office:value-type="float" office:value="349180.515625" calcext:value-type="float">
            <text:p>349180.515625</text:p>
          </table:table-cell>
          <table:table-cell office:value-type="float" office:value="533203.44375" calcext:value-type="float">
            <text:p>533203.44375</text:p>
          </table:table-cell>
          <table:table-cell office:value-type="float" office:value="488714.6484375" calcext:value-type="float">
            <text:p>488714.6484375</text:p>
          </table:table-cell>
          <table:table-cell office:value-type="float" office:value="188203.651041667" calcext:value-type="float">
            <text:p>188203.651041667</text:p>
          </table:table-cell>
          <table:table-cell office:value-type="float" office:value="50073.4273491431" calcext:value-type="float">
            <text:p>50073.4273491431</text:p>
          </table:table-cell>
          <table:table-cell office:value-type="float" office:value="104588.313487466" calcext:value-type="float">
            <text:p>104588.313487466</text:p>
          </table:table-cell>
          <table:table-cell office:value-type="float" office:value="80060.7460269727" calcext:value-type="float">
            <text:p>80060.7460269727</text:p>
          </table:table-cell>
          <table:table-cell office:value-type="float" office:value="85394.0291179092" calcext:value-type="float">
            <text:p>85394.0291179092</text:p>
          </table:table-cell>
          <table:table-cell office:value-type="float" office:value="0.143402696051114" calcext:value-type="float">
            <text:p>0.143402696051114</text:p>
          </table:table-cell>
          <table:table-cell office:value-type="float" office:value="0.196150858951511" calcext:value-type="float">
            <text:p>0.196150858951511</text:p>
          </table:table-cell>
          <table:table-cell office:value-type="float" office:value="0.163819002116961" calcext:value-type="float">
            <text:p>0.163819002116961</text:p>
          </table:table-cell>
          <table:table-cell office:value-type="float" office:value="0.453732053789986" calcext:value-type="float">
            <text:p>0.453732053789986</text:p>
          </table:table-cell>
          <table:table-cell office:value-type="float" office:value="2.64437795565894" calcext:value-type="float">
            <text:p>2.64437795565894</text:p>
          </table:table-cell>
          <table:table-cell office:value-type="float" office:value="6.52875871851345" calcext:value-type="float">
            <text:p>6.52875871851345</text:p>
          </table:table-cell>
          <table:table-cell office:value-type="float" office:value="6.59084518797947" calcext:value-type="float">
            <text:p>6.59084518797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55</text:p>
          </table:table-cell>
          <table:table-cell table:number-columns-repeated="990"/>
        </table:table-row>
        <table:table-row table:style-name="ro2">
          <table:table-cell office:value-type="float" office:value="298.054494341067" calcext:value-type="float">
            <text:p>298.054494341067</text:p>
          </table:table-cell>
          <table:table-cell office:value-type="float" office:value="3.65851735009087" calcext:value-type="float">
            <text:p>3.65851735009087</text:p>
          </table:table-cell>
          <table:table-cell office:value-type="string" calcext:value-type="string">
            <text:p>C12H15N2O3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alpho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2531" calcext:value-type="float">
            <text:p>3482531</text:p>
          </table:table-cell>
          <table:table-cell office:value-type="float" office:value="6.0220134891548" calcext:value-type="float">
            <text:p>6.0220134891548</text:p>
          </table:table-cell>
          <table:table-cell office:value-type="float" office:value="3.29175553146673" calcext:value-type="float">
            <text:p>3.29175553146673</text:p>
          </table:table-cell>
          <table:table-cell office:value-type="float" office:value="2.5885601145849" calcext:value-type="float">
            <text:p>2.5885601145849</text:p>
          </table:table-cell>
          <table:table-cell office:value-type="float" office:value="1" calcext:value-type="float">
            <text:p>1</text:p>
          </table:table-cell>
          <table:table-cell office:value-type="float" office:value="0.0642989248197155" calcext:value-type="float">
            <text:p>0.064298924819716</text:p>
          </table:table-cell>
          <table:table-cell office:value-type="float" office:value="0.047838578809507" calcext:value-type="float">
            <text:p>0.047838578809507</text:p>
          </table:table-cell>
          <table:table-cell office:value-type="float" office:value="0.327372846536187" calcext:value-type="float">
            <text:p>0.327372846536187</text:p>
          </table:table-cell>
          <table:table-cell office:value-type="float" office:value="1" calcext:value-type="float">
            <text:p>1</text:p>
          </table:table-cell>
          <table:table-cell office:value-type="float" office:value="1986076.640625" calcext:value-type="float">
            <text:p>1986076.640625</text:p>
          </table:table-cell>
          <table:table-cell office:value-type="float" office:value="1085630.04375" calcext:value-type="float">
            <text:p>1085630.04375</text:p>
          </table:table-cell>
          <table:table-cell office:value-type="float" office:value="853714.2578125" calcext:value-type="float">
            <text:p>853714.2578125</text:p>
          </table:table-cell>
          <table:table-cell office:value-type="float" office:value="329802.755208333" calcext:value-type="float">
            <text:p>329802.755208333</text:p>
          </table:table-cell>
          <table:table-cell office:value-type="float" office:value="1164587.3800333" calcext:value-type="float">
            <text:p>1164587.3800333</text:p>
          </table:table-cell>
          <table:table-cell office:value-type="float" office:value="607162.250602654" calcext:value-type="float">
            <text:p>607162.250602654</text:p>
          </table:table-cell>
          <table:table-cell office:value-type="float" office:value="894238.235479319" calcext:value-type="float">
            <text:p>894238.235479319</text:p>
          </table:table-cell>
          <table:table-cell office:value-type="float" office:value="124661.059706206" calcext:value-type="float">
            <text:p>124661.059706206</text:p>
          </table:table-cell>
          <table:table-cell office:value-type="float" office:value="0.58637585086687" calcext:value-type="float">
            <text:p>0.58637585086687</text:p>
          </table:table-cell>
          <table:table-cell office:value-type="float" office:value="0.559271783328126" calcext:value-type="float">
            <text:p>0.559271783328126</text:p>
          </table:table-cell>
          <table:table-cell office:value-type="float" office:value="1.04746784687731" calcext:value-type="float">
            <text:p>1.04746784687731</text:p>
          </table:table-cell>
          <table:table-cell office:value-type="float" office:value="0.377986713990485" calcext:value-type="float">
            <text:p>0.377986713990485</text:p>
          </table:table-cell>
          <table:table-cell office:value-type="float" office:value="1.99973384861989" calcext:value-type="float">
            <text:p>1.99973384861989</text:p>
          </table:table-cell>
          <table:table-cell office:value-type="float" office:value="1.48697330846816" calcext:value-type="float">
            <text:p>1.48697330846816</text:p>
          </table:table-cell>
          <table:table-cell office:value-type="float" office:value="0.336705659873114" calcext:value-type="float">
            <text:p>0.336705659873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53</text:p>
          </table:table-cell>
          <table:table-cell table:number-columns-repeated="990"/>
        </table:table-row>
        <table:table-row table:style-name="ro2">
          <table:table-cell office:value-type="float" office:value="272.029768845558" calcext:value-type="float">
            <text:p>272.029768845558</text:p>
          </table:table-cell>
          <table:table-cell office:value-type="float" office:value="16.1425099690755" calcext:value-type="float">
            <text:p>16.1425099690755</text:p>
          </table:table-cell>
          <table:table-cell office:value-type="string" calcext:value-type="string">
            <text:p>C7H13O9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alpha;-(2,6-anhydro-3-deoxy-D-arabino-heptulopyranosid)onate 7-phosph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784" calcext:value-type="float">
            <text:p>316784</text:p>
          </table:table-cell>
          <table:table-cell office:value-type="float" office:value="1.17028912453062" calcext:value-type="float">
            <text:p>1.17028912453062</text:p>
          </table:table-cell>
          <table:table-cell office:value-type="float" office:value="1.93882355577874" calcext:value-type="float">
            <text:p>1.93882355577874</text:p>
          </table:table-cell>
          <table:table-cell office:value-type="float" office:value="2.51622150322468" calcext:value-type="float">
            <text:p>2.51622150322468</text:p>
          </table:table-cell>
          <table:table-cell office:value-type="float" office:value="1" calcext:value-type="float">
            <text:p>1</text:p>
          </table:table-cell>
          <table:table-cell office:value-type="float" office:value="0.790493698406651" calcext:value-type="float">
            <text:p>0.790493698406651</text:p>
          </table:table-cell>
          <table:table-cell office:value-type="float" office:value="0.214082592825351" calcext:value-type="float">
            <text:p>0.214082592825351</text:p>
          </table:table-cell>
          <table:table-cell office:value-type="float" office:value="0.115950358370502" calcext:value-type="float">
            <text:p>0.115950358370502</text:p>
          </table:table-cell>
          <table:table-cell office:value-type="float" office:value="1" calcext:value-type="float">
            <text:p>1</text:p>
          </table:table-cell>
          <table:table-cell office:value-type="float" office:value="88116.5927734375" calcext:value-type="float">
            <text:p>88116.5927734375</text:p>
          </table:table-cell>
          <table:table-cell office:value-type="float" office:value="145983.178125" calcext:value-type="float">
            <text:p>145983.178125</text:p>
          </table:table-cell>
          <table:table-cell office:value-type="float" office:value="189458.1953125" calcext:value-type="float">
            <text:p>189458.1953125</text:p>
          </table:table-cell>
          <table:table-cell office:value-type="float" office:value="75294.720703125" calcext:value-type="float">
            <text:p>75294.720703125</text:p>
          </table:table-cell>
          <table:table-cell office:value-type="float" office:value="45595.1802527942" calcext:value-type="float">
            <text:p>45595.1802527942</text:p>
          </table:table-cell>
          <table:table-cell office:value-type="float" office:value="67021.5714988556" calcext:value-type="float">
            <text:p>67021.5714988556</text:p>
          </table:table-cell>
          <table:table-cell office:value-type="float" office:value="92571.7158923308" calcext:value-type="float">
            <text:p>92571.7158923308</text:p>
          </table:table-cell>
          <table:table-cell office:value-type="float" office:value="66405.1594176596" calcext:value-type="float">
            <text:p>66405.1594176596</text:p>
          </table:table-cell>
          <table:table-cell office:value-type="float" office:value="0.51744148085738" calcext:value-type="float">
            <text:p>0.51744148085738</text:p>
          </table:table-cell>
          <table:table-cell office:value-type="float" office:value="0.459104756860873" calcext:value-type="float">
            <text:p>0.459104756860873</text:p>
          </table:table-cell>
          <table:table-cell office:value-type="float" office:value="0.488612887606362" calcext:value-type="float">
            <text:p>0.488612887606362</text:p>
          </table:table-cell>
          <table:table-cell office:value-type="float" office:value="0.881936459788257" calcext:value-type="float">
            <text:p>0.881936459788257</text:p>
          </table:table-cell>
          <table:table-cell office:value-type="float" office:value="0.0253369407066099" calcext:value-type="float">
            <text:p>0.02533694070661</text:p>
          </table:table-cell>
          <table:table-cell office:value-type="float" office:value="0.561347825366086" calcext:value-type="float">
            <text:p>0.561347825366086</text:p>
          </table:table-cell>
          <table:table-cell office:value-type="float" office:value="1.0041706182758" calcext:value-type="float">
            <text:p>1.0041706182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96</text:p>
          </table:table-cell>
          <table:table-cell table:number-columns-repeated="990"/>
        </table:table-row>
        <table:table-row table:style-name="ro2">
          <table:table-cell office:value-type="float" office:value="215.152207131777" calcext:value-type="float">
            <text:p>215.152207131777</text:p>
          </table:table-cell>
          <table:table-cell office:value-type="float" office:value="4.47981379412222" calcext:value-type="float">
            <text:p>4.47981379412222</text:p>
          </table:table-cell>
          <table:table-cell office:value-type="string" calcext:value-type="string">
            <text:p>C11H21N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Nonanoylglyc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022" calcext:value-type="float">
            <text:p>473022</text:p>
          </table:table-cell>
          <table:table-cell office:value-type="float" office:value="1.42686282721145" calcext:value-type="float">
            <text:p>1.42686282721145</text:p>
          </table:table-cell>
          <table:table-cell office:value-type="float" office:value="0.759750873582165" calcext:value-type="float">
            <text:p>0.759750873582165</text:p>
          </table:table-cell>
          <table:table-cell office:value-type="float" office:value="2.38903999015548" calcext:value-type="float">
            <text:p>2.38903999015548</text:p>
          </table:table-cell>
          <table:table-cell office:value-type="float" office:value="1" calcext:value-type="float">
            <text:p>1</text:p>
          </table:table-cell>
          <table:table-cell office:value-type="float" office:value="0.428121292427091" calcext:value-type="float">
            <text:p>0.428121292427091</text:p>
          </table:table-cell>
          <table:table-cell office:value-type="float" office:value="0.652739866349688" calcext:value-type="float">
            <text:p>0.652739866349688</text:p>
          </table:table-cell>
          <table:table-cell office:value-type="float" office:value="0.237461086883984" calcext:value-type="float">
            <text:p>0.237461086883984</text:p>
          </table:table-cell>
          <table:table-cell office:value-type="float" office:value="1" calcext:value-type="float">
            <text:p>1</text:p>
          </table:table-cell>
          <table:table-cell office:value-type="float" office:value="132687.912109375" calcext:value-type="float">
            <text:p>132687.912109375</text:p>
          </table:table-cell>
          <table:table-cell office:value-type="float" office:value="70651.33046875" calcext:value-type="float">
            <text:p>70651.33046875</text:p>
          </table:table-cell>
          <table:table-cell office:value-type="float" office:value="222163.421875" calcext:value-type="float">
            <text:p>222163.421875</text:p>
          </table:table-cell>
          <table:table-cell office:value-type="float" office:value="92992.759765625" calcext:value-type="float">
            <text:p>92992.759765625</text:p>
          </table:table-cell>
          <table:table-cell office:value-type="float" office:value="43153.8708757371" calcext:value-type="float">
            <text:p>43153.8708757371</text:p>
          </table:table-cell>
          <table:table-cell office:value-type="float" office:value="56184.8080807369" calcext:value-type="float">
            <text:p>56184.8080807369</text:p>
          </table:table-cell>
          <table:table-cell office:value-type="float" office:value="170384.804394254" calcext:value-type="float">
            <text:p>170384.804394254</text:p>
          </table:table-cell>
          <table:table-cell office:value-type="float" office:value="66293.2488046607" calcext:value-type="float">
            <text:p>66293.2488046607</text:p>
          </table:table-cell>
          <table:table-cell office:value-type="float" office:value="0.325228351171622" calcext:value-type="float">
            <text:p>0.325228351171622</text:p>
          </table:table-cell>
          <table:table-cell office:value-type="float" office:value="0.795240623325391" calcext:value-type="float">
            <text:p>0.795240623325391</text:p>
          </table:table-cell>
          <table:table-cell office:value-type="float" office:value="0.7669345518549" calcext:value-type="float">
            <text:p>0.7669345518549</text:p>
          </table:table-cell>
          <table:table-cell office:value-type="float" office:value="0.712886131906864" calcext:value-type="float">
            <text:p>0.712886131906864</text:p>
          </table:table-cell>
          <table:table-cell office:value-type="float" office:value="0.251828699604197" calcext:value-type="float">
            <text:p>0.251828699604197</text:p>
          </table:table-cell>
          <table:table-cell office:value-type="float" office:value="0.066097814419932" calcext:value-type="float">
            <text:p>0.066097814419932</text:p>
          </table:table-cell>
          <table:table-cell office:value-type="float" office:value="0.499167461283158" calcext:value-type="float">
            <text:p>0.499167461283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32</text:p>
          </table:table-cell>
          <table:table-cell table:number-columns-repeated="990"/>
        </table:table-row>
        <table:table-row table:style-name="ro2">
          <table:table-cell office:value-type="float" office:value="374.137145082668" calcext:value-type="float">
            <text:p>374.137145082668</text:p>
          </table:table-cell>
          <table:table-cell office:value-type="float" office:value="9.80194081624348" calcext:value-type="float">
            <text:p>9.80194081624348</text:p>
          </table:table-cell>
          <table:table-cell office:value-type="string" calcext:value-type="string">
            <text:p>C20H22O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evitone hydr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5379" calcext:value-type="float">
            <text:p>5505379</text:p>
          </table:table-cell>
          <table:table-cell office:value-type="float" office:value="2.06150990770023" calcext:value-type="float">
            <text:p>2.06150990770023</text:p>
          </table:table-cell>
          <table:table-cell office:value-type="float" office:value="3.52288197452144" calcext:value-type="float">
            <text:p>3.52288197452144</text:p>
          </table:table-cell>
          <table:table-cell office:value-type="float" office:value="2.34505336507657" calcext:value-type="float">
            <text:p>2.34505336507657</text:p>
          </table:table-cell>
          <table:table-cell office:value-type="float" office:value="1" calcext:value-type="float">
            <text:p>1</text:p>
          </table:table-cell>
          <table:table-cell office:value-type="float" office:value="0.0507489269031838" calcext:value-type="float">
            <text:p>0.050748926903184</text:p>
          </table:table-cell>
          <table:table-cell office:value-type="float" office:value="0.012777851290684" calcext:value-type="float">
            <text:p>0.012777851290684</text:p>
          </table:table-cell>
          <table:table-cell office:value-type="float" office:value="0.0596981595223086" calcext:value-type="float">
            <text:p>0.059698159522309</text:p>
          </table:table-cell>
          <table:table-cell office:value-type="float" office:value="1" calcext:value-type="float">
            <text:p>1</text:p>
          </table:table-cell>
          <table:table-cell office:value-type="float" office:value="2066693.875" calcext:value-type="float">
            <text:p>2066693.875</text:p>
          </table:table-cell>
          <table:table-cell office:value-type="float" office:value="3531740.775" calcext:value-type="float">
            <text:p>3531740.775</text:p>
          </table:table-cell>
          <table:table-cell office:value-type="float" office:value="2350950.34375" calcext:value-type="float">
            <text:p>2350950.34375</text:p>
          </table:table-cell>
          <table:table-cell office:value-type="float" office:value="1002514.64583333" calcext:value-type="float">
            <text:p>1002514.64583333</text:p>
          </table:table-cell>
          <table:table-cell office:value-type="float" office:value="682556.603314135" calcext:value-type="float">
            <text:p>682556.603314135</text:p>
          </table:table-cell>
          <table:table-cell office:value-type="float" office:value="1327555.96367997" calcext:value-type="float">
            <text:p>1327555.96367997</text:p>
          </table:table-cell>
          <table:table-cell office:value-type="float" office:value="918716.608765135" calcext:value-type="float">
            <text:p>918716.608765135</text:p>
          </table:table-cell>
          <table:table-cell office:value-type="float" office:value="94321.3615252551" calcext:value-type="float">
            <text:p>94321.3615252551</text:p>
          </table:table-cell>
          <table:table-cell office:value-type="float" office:value="0.330264976139311" calcext:value-type="float">
            <text:p>0.330264976139311</text:p>
          </table:table-cell>
          <table:table-cell office:value-type="float" office:value="0.375892809879278" calcext:value-type="float">
            <text:p>0.375892809879278</text:p>
          </table:table-cell>
          <table:table-cell office:value-type="float" office:value="0.390785203612464" calcext:value-type="float">
            <text:p>0.390785203612464</text:p>
          </table:table-cell>
          <table:table-cell office:value-type="float" office:value="0.0940847716462547" calcext:value-type="float">
            <text:p>0.094084771646255</text:p>
          </table:table-cell>
          <table:table-cell office:value-type="float" office:value="2.38526758919322" calcext:value-type="float">
            <text:p>2.38526758919322</text:p>
          </table:table-cell>
          <table:table-cell office:value-type="float" office:value="3.61146046154104" calcext:value-type="float">
            <text:p>3.61146046154104</text:p>
          </table:table-cell>
          <table:table-cell office:value-type="float" office:value="2.13178630372811" calcext:value-type="float">
            <text:p>2.13178630372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39</text:p>
          </table:table-cell>
          <table:table-cell table:number-columns-repeated="990"/>
        </table:table-row>
        <table:table-row table:style-name="ro2">
          <table:table-cell office:value-type="float" office:value="334.066904632793" calcext:value-type="float">
            <text:p>334.066904632793</text:p>
          </table:table-cell>
          <table:table-cell office:value-type="float" office:value="15.9822807820638" calcext:value-type="float">
            <text:p>15.9822807820638</text:p>
          </table:table-cell>
          <table:table-cell office:value-type="string" calcext:value-type="string">
            <text:p>C9H19O11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-glycero-3-Phospho-1-inosito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269" calcext:value-type="float">
            <text:p>300269</text:p>
          </table:table-cell>
          <table:table-cell office:value-type="float" office:value="3.89022597535276" calcext:value-type="float">
            <text:p>3.89022597535276</text:p>
          </table:table-cell>
          <table:table-cell office:value-type="float" office:value="3.90218852467327" calcext:value-type="float">
            <text:p>3.90218852467327</text:p>
          </table:table-cell>
          <table:table-cell office:value-type="float" office:value="2.25827772749168" calcext:value-type="float">
            <text:p>2.25827772749168</text:p>
          </table:table-cell>
          <table:table-cell office:value-type="float" office:value="1" calcext:value-type="float">
            <text:p>1</text:p>
          </table:table-cell>
          <table:table-cell office:value-type="float" office:value="0.0151386100302137" calcext:value-type="float">
            <text:p>0.015138610030214</text:p>
          </table:table-cell>
          <table:table-cell office:value-type="float" office:value="0.0498087332399581" calcext:value-type="float">
            <text:p>0.049808733239958</text:p>
          </table:table-cell>
          <table:table-cell office:value-type="float" office:value="0.0363965993489791" calcext:value-type="float">
            <text:p>0.036396599348979</text:p>
          </table:table-cell>
          <table:table-cell office:value-type="float" office:value="1" calcext:value-type="float">
            <text:p>1</text:p>
          </table:table-cell>
          <table:table-cell office:value-type="float" office:value="144625.388671875" calcext:value-type="float">
            <text:p>144625.388671875</text:p>
          </table:table-cell>
          <table:table-cell office:value-type="float" office:value="145070.115625" calcext:value-type="float">
            <text:p>145070.115625</text:p>
          </table:table-cell>
          <table:table-cell office:value-type="float" office:value="83955.095703125" calcext:value-type="float">
            <text:p>83955.095703125</text:p>
          </table:table-cell>
          <table:table-cell office:value-type="float" office:value="37176.603515625" calcext:value-type="float">
            <text:p>37176.603515625</text:p>
          </table:table-cell>
          <table:table-cell office:value-type="float" office:value="46807.2867435369" calcext:value-type="float">
            <text:p>46807.2867435369</text:p>
          </table:table-cell>
          <table:table-cell office:value-type="float" office:value="87496.0883853306" calcext:value-type="float">
            <text:p>87496.0883853306</text:p>
          </table:table-cell>
          <table:table-cell office:value-type="float" office:value="27786.2550743254" calcext:value-type="float">
            <text:p>27786.2550743254</text:p>
          </table:table-cell>
          <table:table-cell office:value-type="float" office:value="12979.3942093044" calcext:value-type="float">
            <text:p>12979.3942093044</text:p>
          </table:table-cell>
          <table:table-cell office:value-type="float" office:value="0.323645019545862" calcext:value-type="float">
            <text:p>0.323645019545862</text:p>
          </table:table-cell>
          <table:table-cell office:value-type="float" office:value="0.603129652226267" calcext:value-type="float">
            <text:p>0.603129652226267</text:p>
          </table:table-cell>
          <table:table-cell office:value-type="float" office:value="0.330965676849216" calcext:value-type="float">
            <text:p>0.330965676849216</text:p>
          </table:table-cell>
          <table:table-cell office:value-type="float" office:value="0.349128026282692" calcext:value-type="float">
            <text:p>0.349128026282692</text:p>
          </table:table-cell>
          <table:table-cell office:value-type="float" office:value="4.89332295844893" calcext:value-type="float">
            <text:p>4.89332295844893</text:p>
          </table:table-cell>
          <table:table-cell office:value-type="float" office:value="1.48785341084313" calcext:value-type="float">
            <text:p>1.48785341084313</text:p>
          </table:table-cell>
          <table:table-cell office:value-type="float" office:value="2.32656328330463" calcext:value-type="float">
            <text:p>2.32656328330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15</text:p>
          </table:table-cell>
          <table:table-cell table:number-columns-repeated="990"/>
        </table:table-row>
        <table:table-row table:style-name="ro2">
          <table:table-cell office:value-type="float" office:value="243.183467396348" calcext:value-type="float">
            <text:p>243.183467396348</text:p>
          </table:table-cell>
          <table:table-cell office:value-type="float" office:value="7.19866460164387" calcext:value-type="float">
            <text:p>7.19866460164387</text:p>
          </table:table-cell>
          <table:table-cell office:value-type="string" calcext:value-type="string">
            <text:p>C13H25N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Undecanoylglyc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664" calcext:value-type="float">
            <text:p>1407664</text:p>
          </table:table-cell>
          <table:table-cell office:value-type="float" office:value="1.06668633590108" calcext:value-type="float">
            <text:p>1.06668633590108</text:p>
          </table:table-cell>
          <table:table-cell office:value-type="float" office:value="0.846629635807501" calcext:value-type="float">
            <text:p>0.846629635807501</text:p>
          </table:table-cell>
          <table:table-cell office:value-type="float" office:value="2.05953166100166" calcext:value-type="float">
            <text:p>2.05953166100166</text:p>
          </table:table-cell>
          <table:table-cell office:value-type="float" office:value="1" calcext:value-type="float">
            <text:p>1</text:p>
          </table:table-cell>
          <table:table-cell office:value-type="float" office:value="0.915962492352744" calcext:value-type="float">
            <text:p>0.915962492352744</text:p>
          </table:table-cell>
          <table:table-cell office:value-type="float" office:value="0.816606536582928" calcext:value-type="float">
            <text:p>0.816606536582928</text:p>
          </table:table-cell>
          <table:table-cell office:value-type="float" office:value="0.382849477938918" calcext:value-type="float">
            <text:p>0.382849477938918</text:p>
          </table:table-cell>
          <table:table-cell office:value-type="float" office:value="1" calcext:value-type="float">
            <text:p>1</text:p>
          </table:table-cell>
          <table:table-cell office:value-type="float" office:value="304673.9375" calcext:value-type="float">
            <text:p>304673.9375</text:p>
          </table:table-cell>
          <table:table-cell office:value-type="float" office:value="241819.9015625" calcext:value-type="float">
            <text:p>241819.9015625</text:p>
          </table:table-cell>
          <table:table-cell office:value-type="float" office:value="588256.921875" calcext:value-type="float">
            <text:p>588256.921875</text:p>
          </table:table-cell>
          <table:table-cell office:value-type="float" office:value="285626.549479167" calcext:value-type="float">
            <text:p>285626.549479167</text:p>
          </table:table-cell>
          <table:table-cell office:value-type="float" office:value="137794.888232325" calcext:value-type="float">
            <text:p>137794.888232325</text:p>
          </table:table-cell>
          <table:table-cell office:value-type="float" office:value="200715.755051643" calcext:value-type="float">
            <text:p>200715.755051643</text:p>
          </table:table-cell>
          <table:table-cell office:value-type="float" office:value="548813.232417662" calcext:value-type="float">
            <text:p>548813.232417662</text:p>
          </table:table-cell>
          <table:table-cell office:value-type="float" office:value="260442.649231401" calcext:value-type="float">
            <text:p>260442.649231401</text:p>
          </table:table-cell>
          <table:table-cell office:value-type="float" office:value="0.452270021397302" calcext:value-type="float">
            <text:p>0.452270021397302</text:p>
          </table:table-cell>
          <table:table-cell office:value-type="float" office:value="0.83002165559879" calcext:value-type="float">
            <text:p>0.83002165559879</text:p>
          </table:table-cell>
          <table:table-cell office:value-type="float" office:value="0.932948193228877" calcext:value-type="float">
            <text:p>0.932948193228877</text:p>
          </table:table-cell>
          <table:table-cell office:value-type="float" office:value="0.911829273946391" calcext:value-type="float">
            <text:p>0.911829273946391</text:p>
          </table:table-cell>
          <table:table-cell office:value-type="float" office:value="0.00417890076133933" calcext:value-type="float">
            <text:p>0.004178900761339</text:p>
          </table:table-cell>
          <table:table-cell office:value-type="float" office:value="0.0177494664779636" calcext:value-type="float">
            <text:p>0.017749466477964</text:p>
          </table:table-cell>
          <table:table-cell office:value-type="float" office:value="0.248180503560406" calcext:value-type="float">
            <text:p>0.248180503560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48</text:p>
          </table:table-cell>
          <table:table-cell table:number-columns-repeated="990"/>
        </table:table-row>
        <table:table-row table:style-name="ro2">
          <table:table-cell office:value-type="float" office:value="288.05938641089" calcext:value-type="float">
            <text:p>288.05938641089</text:p>
          </table:table-cell>
          <table:table-cell office:value-type="float" office:value="12.3977216593424" calcext:value-type="float">
            <text:p>12.3977216593424</text:p>
          </table:table-cell>
          <table:table-cell office:value-type="string" calcext:value-type="string">
            <text:p>C10H12N2O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otid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6594" calcext:value-type="float">
            <text:p>10226594</text:p>
          </table:table-cell>
          <table:table-cell office:value-type="float" office:value="2.18024709067043" calcext:value-type="float">
            <text:p>2.18024709067043</text:p>
          </table:table-cell>
          <table:table-cell office:value-type="float" office:value="1.54922628592825" calcext:value-type="float">
            <text:p>1.54922628592825</text:p>
          </table:table-cell>
          <table:table-cell office:value-type="float" office:value="1.79868695705575" calcext:value-type="float">
            <text:p>1.79868695705575</text:p>
          </table:table-cell>
          <table:table-cell office:value-type="float" office:value="1" calcext:value-type="float">
            <text:p>1</text:p>
          </table:table-cell>
          <table:table-cell office:value-type="float" office:value="0.458192966326711" calcext:value-type="float">
            <text:p>0.458192966326711</text:p>
          </table:table-cell>
          <table:table-cell office:value-type="float" office:value="0.501810077122896" calcext:value-type="float">
            <text:p>0.501810077122896</text:p>
          </table:table-cell>
          <table:table-cell office:value-type="float" office:value="0.553474647225301" calcext:value-type="float">
            <text:p>0.553474647225301</text:p>
          </table:table-cell>
          <table:table-cell office:value-type="float" office:value="1" calcext:value-type="float">
            <text:p>1</text:p>
          </table:table-cell>
          <table:table-cell office:value-type="float" office:value="3526575.46875" calcext:value-type="float">
            <text:p>3526575.46875</text:p>
          </table:table-cell>
          <table:table-cell office:value-type="float" office:value="2505891.85" calcext:value-type="float">
            <text:p>2505891.85</text:p>
          </table:table-cell>
          <table:table-cell office:value-type="float" office:value="2909397.4375" calcext:value-type="float">
            <text:p>2909397.4375</text:p>
          </table:table-cell>
          <table:table-cell office:value-type="float" office:value="1617511.83333333" calcext:value-type="float">
            <text:p>1617511.83333333</text:p>
          </table:table-cell>
          <table:table-cell office:value-type="float" office:value="4474777.64887955" calcext:value-type="float">
            <text:p>4474777.64887955</text:p>
          </table:table-cell>
          <table:table-cell office:value-type="float" office:value="2627722.44906542" calcext:value-type="float">
            <text:p>2627722.44906542</text:p>
          </table:table-cell>
          <table:table-cell office:value-type="float" office:value="3853873.61652805" calcext:value-type="float">
            <text:p>3853873.61652805</text:p>
          </table:table-cell>
          <table:table-cell office:value-type="float" office:value="564646.542639043" calcext:value-type="float">
            <text:p>564646.542639043</text:p>
          </table:table-cell>
          <table:table-cell office:value-type="float" office:value="1.26887335561988" calcext:value-type="float">
            <text:p>1.26887335561988</text:p>
          </table:table-cell>
          <table:table-cell office:value-type="float" office:value="1.0486176604411" calcext:value-type="float">
            <text:p>1.0486176604411</text:p>
          </table:table-cell>
          <table:table-cell office:value-type="float" office:value="1.3246294806115" calcext:value-type="float">
            <text:p>1.3246294806115</text:p>
          </table:table-cell>
          <table:table-cell office:value-type="float" office:value="0.349083407615901" calcext:value-type="float">
            <text:p>0.349083407615901</text:p>
          </table:table-cell>
          <table:table-cell office:value-type="float" office:value="0.179158461374667" calcext:value-type="float">
            <text:p>0.179158461374667</text:p>
          </table:table-cell>
          <table:table-cell office:value-type="float" office:value="0.10925335817711" calcext:value-type="float">
            <text:p>0.10925335817711</text:p>
          </table:table-cell>
          <table:table-cell office:value-type="float" office:value="0.110009226812706" calcext:value-type="float">
            <text:p>0.110009226812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24</text:p>
          </table:table-cell>
          <table:table-cell table:number-columns-repeated="990"/>
        </table:table-row>
        <table:table-row table:style-name="ro2">
          <table:table-cell office:value-type="float" office:value="250.095266176766" calcext:value-type="float">
            <text:p>250.095266176766</text:p>
          </table:table-cell>
          <table:table-cell office:value-type="float" office:value="4.43820503234863" calcext:value-type="float">
            <text:p>4.43820503234863</text:p>
          </table:table-cell>
          <table:table-cell office:value-type="string" calcext:value-type="string">
            <text:p>C12H14N2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Oxohexobarbit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211" calcext:value-type="float">
            <text:p>294211</text:p>
          </table:table-cell>
          <table:table-cell office:value-type="float" office:value="1.34812500521579" calcext:value-type="float">
            <text:p>1.34812500521579</text:p>
          </table:table-cell>
          <table:table-cell office:value-type="float" office:value="1.61951613824724" calcext:value-type="float">
            <text:p>1.61951613824724</text:p>
          </table:table-cell>
          <table:table-cell office:value-type="float" office:value="1.79817389629094" calcext:value-type="float">
            <text:p>1.79817389629094</text:p>
          </table:table-cell>
          <table:table-cell office:value-type="float" office:value="1" calcext:value-type="float">
            <text:p>1</text:p>
          </table:table-cell>
          <table:table-cell office:value-type="float" office:value="0.54987324342612" calcext:value-type="float">
            <text:p>0.54987324342612</text:p>
          </table:table-cell>
          <table:table-cell office:value-type="float" office:value="0.447318624651068" calcext:value-type="float">
            <text:p>0.447318624651068</text:p>
          </table:table-cell>
          <table:table-cell office:value-type="float" office:value="0.255513416461308" calcext:value-type="float">
            <text:p>0.255513416461308</text:p>
          </table:table-cell>
          <table:table-cell office:value-type="float" office:value="1" calcext:value-type="float">
            <text:p>1</text:p>
          </table:table-cell>
          <table:table-cell office:value-type="float" office:value="110745.8984375" calcext:value-type="float">
            <text:p>110745.8984375</text:p>
          </table:table-cell>
          <table:table-cell office:value-type="float" office:value="133040.1625" calcext:value-type="float">
            <text:p>133040.1625</text:p>
          </table:table-cell>
          <table:table-cell office:value-type="float" office:value="147716.556640625" calcext:value-type="float">
            <text:p>147716.556640625</text:p>
          </table:table-cell>
          <table:table-cell office:value-type="float" office:value="82148.0930989583" calcext:value-type="float">
            <text:p>82148.0930989583</text:p>
          </table:table-cell>
          <table:table-cell office:value-type="float" office:value="49641.0947198302" calcext:value-type="float">
            <text:p>49641.0947198302</text:p>
          </table:table-cell>
          <table:table-cell office:value-type="float" office:value="114696.290106511" calcext:value-type="float">
            <text:p>114696.290106511</text:p>
          </table:table-cell>
          <table:table-cell office:value-type="float" office:value="71929.3233143537" calcext:value-type="float">
            <text:p>71929.3233143537</text:p>
          </table:table-cell>
          <table:table-cell office:value-type="float" office:value="62168.0210001284" calcext:value-type="float">
            <text:p>62168.0210001284</text:p>
          </table:table-cell>
          <table:table-cell office:value-type="float" office:value="0.44824318932087" calcext:value-type="float">
            <text:p>0.44824318932087</text:p>
          </table:table-cell>
          <table:table-cell office:value-type="float" office:value="0.862117784218059" calcext:value-type="float">
            <text:p>0.862117784218059</text:p>
          </table:table-cell>
          <table:table-cell office:value-type="float" office:value="0.486941511162817" calcext:value-type="float">
            <text:p>0.486941511162817</text:p>
          </table:table-cell>
          <table:table-cell office:value-type="float" office:value="0.756779843023729" calcext:value-type="float">
            <text:p>0.756779843023729</text:p>
          </table:table-cell>
          <table:table-cell office:value-type="float" office:value="0.129218107700884" calcext:value-type="float">
            <text:p>0.129218107700884</text:p>
          </table:table-cell>
          <table:table-cell office:value-type="float" office:value="0.15217316314945" calcext:value-type="float">
            <text:p>0.15217316314945</text:p>
          </table:table-cell>
          <table:table-cell office:value-type="float" office:value="0.475646717266104" calcext:value-type="float">
            <text:p>0.47564671726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81</text:p>
          </table:table-cell>
          <table:table-cell table:number-columns-repeated="990"/>
        </table:table-row>
        <table:table-row table:style-name="ro2">
          <table:table-cell office:value-type="float" office:value="266.164748994737" calcext:value-type="float">
            <text:p>266.164748994737</text:p>
          </table:table-cell>
          <table:table-cell office:value-type="float" office:value="3.80235277811685" calcext:value-type="float">
            <text:p>3.80235277811685</text:p>
          </table:table-cell>
          <table:table-cell office:value-type="string" calcext:value-type="string">
            <text:p>C12H27O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butyl phosph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3357" calcext:value-type="float">
            <text:p>3653357</text:p>
          </table:table-cell>
          <table:table-cell office:value-type="float" office:value="1.63978311689406" calcext:value-type="float">
            <text:p>1.63978311689406</text:p>
          </table:table-cell>
          <table:table-cell office:value-type="float" office:value="1.3525563930345" calcext:value-type="float">
            <text:p>1.3525563930345</text:p>
          </table:table-cell>
          <table:table-cell office:value-type="float" office:value="1.75983383817791" calcext:value-type="float">
            <text:p>1.75983383817791</text:p>
          </table:table-cell>
          <table:table-cell office:value-type="float" office:value="1" calcext:value-type="float">
            <text:p>1</text:p>
          </table:table-cell>
          <table:table-cell office:value-type="float" office:value="0.514348529815242" calcext:value-type="float">
            <text:p>0.514348529815242</text:p>
          </table:table-cell>
          <table:table-cell office:value-type="float" office:value="0.69660265228818" calcext:value-type="float">
            <text:p>0.69660265228818</text:p>
          </table:table-cell>
          <table:table-cell office:value-type="float" office:value="0.38772646888749" calcext:value-type="float">
            <text:p>0.38772646888749</text:p>
          </table:table-cell>
          <table:table-cell office:value-type="float" office:value="1" calcext:value-type="float">
            <text:p>1</text:p>
          </table:table-cell>
          <table:table-cell office:value-type="float" office:value="1804328.0078125" calcext:value-type="float">
            <text:p>1804328.0078125</text:p>
          </table:table-cell>
          <table:table-cell office:value-type="float" office:value="1488279.36875" calcext:value-type="float">
            <text:p>1488279.36875</text:p>
          </table:table-cell>
          <table:table-cell office:value-type="float" office:value="1936425.28125" calcext:value-type="float">
            <text:p>1936425.28125</text:p>
          </table:table-cell>
          <table:table-cell office:value-type="float" office:value="1100345.52083333" calcext:value-type="float">
            <text:p>1100345.52083333</text:p>
          </table:table-cell>
          <table:table-cell office:value-type="float" office:value="1397928.36163816" calcext:value-type="float">
            <text:p>1397928.36163816</text:p>
          </table:table-cell>
          <table:table-cell office:value-type="float" office:value="1347783.60334311" calcext:value-type="float">
            <text:p>1347783.60334311</text:p>
          </table:table-cell>
          <table:table-cell office:value-type="float" office:value="928808.01486435" calcext:value-type="float">
            <text:p>928808.01486435</text:p>
          </table:table-cell>
          <table:table-cell office:value-type="float" office:value="1238308.51470061" calcext:value-type="float">
            <text:p>1238308.51470061</text:p>
          </table:table-cell>
          <table:table-cell office:value-type="float" office:value="0.77476398724917" calcext:value-type="float">
            <text:p>0.77476398724917</text:p>
          </table:table-cell>
          <table:table-cell office:value-type="float" office:value="0.905598526488415" calcext:value-type="float">
            <text:p>0.905598526488415</text:p>
          </table:table-cell>
          <table:table-cell office:value-type="float" office:value="0.479650841092503" calcext:value-type="float">
            <text:p>0.479650841092503</text:p>
          </table:table-cell>
          <table:table-cell office:value-type="float" office:value="1.12538151994547" calcext:value-type="float">
            <text:p>1.12538151994547</text:p>
          </table:table-cell>
          <table:table-cell office:value-type="float" office:value="0.142100493742511" calcext:value-type="float">
            <text:p>0.142100493742511</text:p>
          </table:table-cell>
          <table:table-cell office:value-type="float" office:value="0.0449241424145426" calcext:value-type="float">
            <text:p>0.044924142414543</text:p>
          </table:table-cell>
          <table:table-cell office:value-type="float" office:value="0.291737244016664" calcext:value-type="float">
            <text:p>0.291737244016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87</text:p>
          </table:table-cell>
          <table:table-cell table:number-columns-repeated="990"/>
        </table:table-row>
        <table:table-row table:style-name="ro2">
          <table:table-cell office:value-type="float" office:value="387.041068807409" calcext:value-type="float">
            <text:p>387.041068807409</text:p>
          </table:table-cell>
          <table:table-cell office:value-type="float" office:value="19.7229915364583" calcext:value-type="float">
            <text:p>19.7229915364583</text:p>
          </table:table-cell>
          <table:table-cell office:value-type="string" calcext:value-type="string">
            <text:p>C10H17N3O9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tathione-sulfi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691" calcext:value-type="float">
            <text:p>196691</text:p>
          </table:table-cell>
          <table:table-cell office:value-type="float" office:value="1.82335391366693" calcext:value-type="float">
            <text:p>1.82335391366693</text:p>
          </table:table-cell>
          <table:table-cell office:value-type="float" office:value="1.23927837273561" calcext:value-type="float">
            <text:p>1.23927837273561</text:p>
          </table:table-cell>
          <table:table-cell office:value-type="float" office:value="1.75452525384051" calcext:value-type="float">
            <text:p>1.75452525384051</text:p>
          </table:table-cell>
          <table:table-cell office:value-type="float" office:value="1" calcext:value-type="float">
            <text:p>1</text:p>
          </table:table-cell>
          <table:table-cell office:value-type="float" office:value="0.142247023611485" calcext:value-type="float">
            <text:p>0.142247023611485</text:p>
          </table:table-cell>
          <table:table-cell office:value-type="float" office:value="0.757436938379195" calcext:value-type="float">
            <text:p>0.757436938379195</text:p>
          </table:table-cell>
          <table:table-cell office:value-type="float" office:value="0.266040641103372" calcext:value-type="float">
            <text:p>0.266040641103372</text:p>
          </table:table-cell>
          <table:table-cell office:value-type="float" office:value="1" calcext:value-type="float">
            <text:p>1</text:p>
          </table:table-cell>
          <table:table-cell office:value-type="float" office:value="88066.2490234375" calcext:value-type="float">
            <text:p>88066.2490234375</text:p>
          </table:table-cell>
          <table:table-cell office:value-type="float" office:value="59855.959375" calcext:value-type="float">
            <text:p>59855.959375</text:p>
          </table:table-cell>
          <table:table-cell office:value-type="float" office:value="84741.890625" calcext:value-type="float">
            <text:p>84741.890625</text:p>
          </table:table-cell>
          <table:table-cell office:value-type="float" office:value="48299.04296875" calcext:value-type="float">
            <text:p>48299.04296875</text:p>
          </table:table-cell>
          <table:table-cell office:value-type="float" office:value="40376.537856812" calcext:value-type="float">
            <text:p>40376.537856812</text:p>
          </table:table-cell>
          <table:table-cell office:value-type="float" office:value="76989.2316567285" calcext:value-type="float">
            <text:p>76989.2316567285</text:p>
          </table:table-cell>
          <table:table-cell office:value-type="float" office:value="53070.6120640053" calcext:value-type="float">
            <text:p>53070.6120640053</text:p>
          </table:table-cell>
          <table:table-cell office:value-type="float" office:value="11955.0462785298" calcext:value-type="float">
            <text:p>11955.0462785298</text:p>
          </table:table-cell>
          <table:table-cell office:value-type="float" office:value="0.458479137064943" calcext:value-type="float">
            <text:p>0.458479137064943</text:p>
          </table:table-cell>
          <table:table-cell office:value-type="float" office:value="1.28624171194697" calcext:value-type="float">
            <text:p>1.28624171194697</text:p>
          </table:table-cell>
          <table:table-cell office:value-type="float" office:value="0.626261836649993" calcext:value-type="float">
            <text:p>0.626261836649993</text:p>
          </table:table-cell>
          <table:table-cell office:value-type="float" office:value="0.247521390563885" calcext:value-type="float">
            <text:p>0.247521390563885</text:p>
          </table:table-cell>
          <table:table-cell office:value-type="float" office:value="0.89185733840529" calcext:value-type="float">
            <text:p>0.89185733840529</text:p>
          </table:table-cell>
          <table:table-cell office:value-type="float" office:value="0.0220027162774156" calcext:value-type="float">
            <text:p>0.022002716277416</text:p>
          </table:table-cell>
          <table:table-cell office:value-type="float" office:value="0.44876505811311" calcext:value-type="float">
            <text:p>0.44876505811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58</text:p>
          </table:table-cell>
          <table:table-cell table:number-columns-repeated="990"/>
        </table:table-row>
        <table:table-row table:style-name="ro2">
          <table:table-cell office:value-type="float" office:value="174.079335044941" calcext:value-type="float">
            <text:p>174.079335044941</text:p>
          </table:table-cell>
          <table:table-cell office:value-type="float" office:value="7.38404996236165" calcext:value-type="float">
            <text:p>7.38404996236165</text:p>
          </table:table-cell>
          <table:table-cell office:value-type="string" calcext:value-type="string">
            <text:p>C10H10N2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Indoleacetaldoxim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ucosinolate biosynthesis from tryptophan __ camalexin biosynthesis __ IAA biosynthesis I</text:p>
          </table:table-cell>
          <table:table-cell office:value-type="float" office:value="1634498" calcext:value-type="float">
            <text:p>1634498</text:p>
          </table:table-cell>
          <table:table-cell office:value-type="float" office:value="1.25620720300049" calcext:value-type="float">
            <text:p>1.25620720300049</text:p>
          </table:table-cell>
          <table:table-cell office:value-type="float" office:value="1.92198632630269" calcext:value-type="float">
            <text:p>1.92198632630269</text:p>
          </table:table-cell>
          <table:table-cell office:value-type="float" office:value="1.70381695571616" calcext:value-type="float">
            <text:p>1.70381695571616</text:p>
          </table:table-cell>
          <table:table-cell office:value-type="float" office:value="1" calcext:value-type="float">
            <text:p>1</text:p>
          </table:table-cell>
          <table:table-cell office:value-type="float" office:value="0.686008009605511" calcext:value-type="float">
            <text:p>0.686008009605511</text:p>
          </table:table-cell>
          <table:table-cell office:value-type="float" office:value="0.220276869498977" calcext:value-type="float">
            <text:p>0.220276869498977</text:p>
          </table:table-cell>
          <table:table-cell office:value-type="float" office:value="0.355395832420094" calcext:value-type="float">
            <text:p>0.355395832420094</text:p>
          </table:table-cell>
          <table:table-cell office:value-type="float" office:value="1" calcext:value-type="float">
            <text:p>1</text:p>
          </table:table-cell>
          <table:table-cell office:value-type="float" office:value="760266.2890625" calcext:value-type="float">
            <text:p>760266.2890625</text:p>
          </table:table-cell>
          <table:table-cell office:value-type="float" office:value="1163200.95" calcext:value-type="float">
            <text:p>1163200.95</text:p>
          </table:table-cell>
          <table:table-cell office:value-type="float" office:value="1031163.1640625" calcext:value-type="float">
            <text:p>1031163.1640625</text:p>
          </table:table-cell>
          <table:table-cell office:value-type="float" office:value="605207.713541667" calcext:value-type="float">
            <text:p>605207.713541667</text:p>
          </table:table-cell>
          <table:table-cell office:value-type="float" office:value="228391.613571299" calcext:value-type="float">
            <text:p>228391.613571299</text:p>
          </table:table-cell>
          <table:table-cell office:value-type="float" office:value="414613.407609815" calcext:value-type="float">
            <text:p>414613.407609815</text:p>
          </table:table-cell>
          <table:table-cell office:value-type="float" office:value="509718.75637573" calcext:value-type="float">
            <text:p>509718.75637573</text:p>
          </table:table-cell>
          <table:table-cell office:value-type="float" office:value="557194.845686116" calcext:value-type="float">
            <text:p>557194.845686116</text:p>
          </table:table-cell>
          <table:table-cell office:value-type="float" office:value="0.300410023247162" calcext:value-type="float">
            <text:p>0.300410023247162</text:p>
          </table:table-cell>
          <table:table-cell office:value-type="float" office:value="0.35644177182783" calcext:value-type="float">
            <text:p>0.35644177182783</text:p>
          </table:table-cell>
          <table:table-cell office:value-type="float" office:value="0.494314356970994" calcext:value-type="float">
            <text:p>0.494314356970994</text:p>
          </table:table-cell>
          <table:table-cell office:value-type="float" office:value="0.920667125052687" calcext:value-type="float">
            <text:p>0.920667125052687</text:p>
          </table:table-cell>
          <table:table-cell office:value-type="float" office:value="0.0663024011637822" calcext:value-type="float">
            <text:p>0.066302401163782</text:p>
          </table:table-cell>
          <table:table-cell office:value-type="float" office:value="0.645471755368671" calcext:value-type="float">
            <text:p>0.645471755368671</text:p>
          </table:table-cell>
          <table:table-cell office:value-type="float" office:value="0.318156460719086" calcext:value-type="float">
            <text:p>0.318156460719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85</text:p>
          </table:table-cell>
          <table:table-cell table:number-columns-repeated="990"/>
        </table:table-row>
        <table:table-row table:style-name="ro2">
          <table:table-cell office:value-type="float" office:value="177.04592256164" calcext:value-type="float">
            <text:p>177.04592256164</text:p>
          </table:table-cell>
          <table:table-cell office:value-type="float" office:value="8.07703999837238" calcext:value-type="float">
            <text:p>8.07703999837238</text:p>
          </table:table-cell>
          <table:table-cell office:value-type="string" calcext:value-type="string">
            <text:p>C6H11NO3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ii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in degradation</text:p>
          </table:table-cell>
          <table:table-cell office:value-type="float" office:value="391447" calcext:value-type="float">
            <text:p>391447</text:p>
          </table:table-cell>
          <table:table-cell office:value-type="float" office:value="1.06620385617504" calcext:value-type="float">
            <text:p>1.06620385617504</text:p>
          </table:table-cell>
          <table:table-cell office:value-type="float" office:value="3.43469587158468" calcext:value-type="float">
            <text:p>3.43469587158468</text:p>
          </table:table-cell>
          <table:table-cell office:value-type="float" office:value="1.69982000971552" calcext:value-type="float">
            <text:p>1.69982000971552</text:p>
          </table:table-cell>
          <table:table-cell office:value-type="float" office:value="1" calcext:value-type="float">
            <text:p>1</text:p>
          </table:table-cell>
          <table:table-cell office:value-type="float" office:value="0.857819411849946" calcext:value-type="float">
            <text:p>0.857819411849946</text:p>
          </table:table-cell>
          <table:table-cell office:value-type="float" office:value="0.184192629778394" calcext:value-type="float">
            <text:p>0.184192629778394</text:p>
          </table:table-cell>
          <table:table-cell office:value-type="float" office:value="0.145535077032445" calcext:value-type="float">
            <text:p>0.145535077032445</text:p>
          </table:table-cell>
          <table:table-cell office:value-type="float" office:value="1" calcext:value-type="float">
            <text:p>1</text:p>
          </table:table-cell>
          <table:table-cell office:value-type="float" office:value="49501.2475585938" calcext:value-type="float">
            <text:p>49501.2475585938</text:p>
          </table:table-cell>
          <table:table-cell office:value-type="float" office:value="159464.56171875" calcext:value-type="float">
            <text:p>159464.56171875</text:p>
          </table:table-cell>
          <table:table-cell office:value-type="float" office:value="78918.501953125" calcext:value-type="float">
            <text:p>78918.501953125</text:p>
          </table:table-cell>
          <table:table-cell office:value-type="float" office:value="46427.5638020833" calcext:value-type="float">
            <text:p>46427.5638020833</text:p>
          </table:table-cell>
          <table:table-cell office:value-type="float" office:value="29439.8388485065" calcext:value-type="float">
            <text:p>29439.8388485065</text:p>
          </table:table-cell>
          <table:table-cell office:value-type="float" office:value="157540.989914724" calcext:value-type="float">
            <text:p>157540.989914724</text:p>
          </table:table-cell>
          <table:table-cell office:value-type="float" office:value="33235.8643891906" calcext:value-type="float">
            <text:p>33235.8643891906</text:p>
          </table:table-cell>
          <table:table-cell office:value-type="float" office:value="11328.3293403879" calcext:value-type="float">
            <text:p>11328.3293403879</text:p>
          </table:table-cell>
          <table:table-cell office:value-type="float" office:value="0.594729230079689" calcext:value-type="float">
            <text:p>0.594729230079689</text:p>
          </table:table-cell>
          <table:table-cell office:value-type="float" office:value="0.987937308557506" calcext:value-type="float">
            <text:p>0.987937308557506</text:p>
          </table:table-cell>
          <table:table-cell office:value-type="float" office:value="0.421141602623573" calcext:value-type="float">
            <text:p>0.421141602623573</text:p>
          </table:table-cell>
          <table:table-cell office:value-type="float" office:value="0.244000081259476" calcext:value-type="float">
            <text:p>0.244000081259476</text:p>
          </table:table-cell>
          <table:table-cell office:value-type="float" office:value="0.009494671387142" calcext:value-type="float">
            <text:p>0.009494671387142</text:p>
          </table:table-cell>
          <table:table-cell office:value-type="float" office:value="0.512170184983464" calcext:value-type="float">
            <text:p>0.512170184983464</text:p>
          </table:table-cell>
          <table:table-cell office:value-type="float" office:value="0.856204931722373" calcext:value-type="float">
            <text:p>0.856204931722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09</text:p>
          </table:table-cell>
          <table:table-cell table:number-columns-repeated="990"/>
        </table:table-row>
        <table:table-row table:style-name="ro2">
          <table:table-cell office:value-type="float" office:value="294.18333496898" calcext:value-type="float">
            <text:p>294.18333496898</text:p>
          </table:table-cell>
          <table:table-cell office:value-type="float" office:value="3.70117915471393" calcext:value-type="float">
            <text:p>3.70117915471393</text:p>
          </table:table-cell>
          <table:table-cell office:value-type="string" calcext:value-type="string">
            <text:p>C17H26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tuber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128" calcext:value-type="float">
            <text:p>3672128</text:p>
          </table:table-cell>
          <table:table-cell office:value-type="float" office:value="1.56746435862844" calcext:value-type="float">
            <text:p>1.56746435862844</text:p>
          </table:table-cell>
          <table:table-cell office:value-type="float" office:value="1.3575699720988" calcext:value-type="float">
            <text:p>1.3575699720988</text:p>
          </table:table-cell>
          <table:table-cell office:value-type="float" office:value="1.65137951093724" calcext:value-type="float">
            <text:p>1.65137951093724</text:p>
          </table:table-cell>
          <table:table-cell office:value-type="float" office:value="1" calcext:value-type="float">
            <text:p>1</text:p>
          </table:table-cell>
          <table:table-cell office:value-type="float" office:value="0.218622806661385" calcext:value-type="float">
            <text:p>0.218622806661385</text:p>
          </table:table-cell>
          <table:table-cell office:value-type="float" office:value="0.298034224717563" calcext:value-type="float">
            <text:p>0.298034224717563</text:p>
          </table:table-cell>
          <table:table-cell office:value-type="float" office:value="0.351484977508522" calcext:value-type="float">
            <text:p>0.351484977508522</text:p>
          </table:table-cell>
          <table:table-cell office:value-type="float" office:value="1" calcext:value-type="float">
            <text:p>1</text:p>
          </table:table-cell>
          <table:table-cell office:value-type="float" office:value="1886236.515625" calcext:value-type="float">
            <text:p>1886236.515625</text:p>
          </table:table-cell>
          <table:table-cell office:value-type="float" office:value="1633656.31875" calcext:value-type="float">
            <text:p>1633656.31875</text:p>
          </table:table-cell>
          <table:table-cell office:value-type="float" office:value="1987217.328125" calcext:value-type="float">
            <text:p>1987217.328125</text:p>
          </table:table-cell>
          <table:table-cell office:value-type="float" office:value="1203368.04166667" calcext:value-type="float">
            <text:p>1203368.04166667</text:p>
          </table:table-cell>
          <table:table-cell office:value-type="float" office:value="880271.598439762" calcext:value-type="float">
            <text:p>880271.598439762</text:p>
          </table:table-cell>
          <table:table-cell office:value-type="float" office:value="800735.206546565" calcext:value-type="float">
            <text:p>800735.206546565</text:p>
          </table:table-cell>
          <table:table-cell office:value-type="float" office:value="1423167.19038102" calcext:value-type="float">
            <text:p>1423167.19038102</text:p>
          </table:table-cell>
          <table:table-cell office:value-type="float" office:value="96943.3871072066" calcext:value-type="float">
            <text:p>96943.3871072066</text:p>
          </table:table-cell>
          <table:table-cell office:value-type="float" office:value="0.466681453332" calcext:value-type="float">
            <text:p>0.466681453332</text:p>
          </table:table-cell>
          <table:table-cell office:value-type="float" office:value="0.490149119711575" calcext:value-type="float">
            <text:p>0.490149119711575</text:p>
          </table:table-cell>
          <table:table-cell office:value-type="float" office:value="0.716160819573681" calcext:value-type="float">
            <text:p>0.716160819573681</text:p>
          </table:table-cell>
          <table:table-cell office:value-type="float" office:value="0.0805600479242741" calcext:value-type="float">
            <text:p>0.080560047924274</text:p>
          </table:table-cell>
          <table:table-cell office:value-type="float" office:value="0.594572942324547" calcext:value-type="float">
            <text:p>0.594572942324547</text:p>
          </table:table-cell>
          <table:table-cell office:value-type="float" office:value="0.284591372752468" calcext:value-type="float">
            <text:p>0.284591372752468</text:p>
          </table:table-cell>
          <table:table-cell office:value-type="float" office:value="0.301955394456919" calcext:value-type="float">
            <text:p>0.301955394456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36</text:p>
          </table:table-cell>
          <table:table-cell table:number-columns-repeated="990"/>
        </table:table-row>
        <table:table-row table:style-name="ro2">
          <table:table-cell office:value-type="float" office:value="242.019244085895" calcext:value-type="float">
            <text:p>242.019244085895</text:p>
          </table:table-cell>
          <table:table-cell office:value-type="float" office:value="14.1356525166829" calcext:value-type="float">
            <text:p>14.1356525166829</text:p>
          </table:table-cell>
          <table:table-cell office:value-type="string" calcext:value-type="string">
            <text:p>C6H11O8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deoxy-5-ketofructose-1-phosph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812" calcext:value-type="float">
            <text:p>146812</text:p>
          </table:table-cell>
          <table:table-cell office:value-type="float" office:value="1.35756476300261" calcext:value-type="float">
            <text:p>1.35756476300261</text:p>
          </table:table-cell>
          <table:table-cell office:value-type="float" office:value="1.6571895857533" calcext:value-type="float">
            <text:p>1.6571895857533</text:p>
          </table:table-cell>
          <table:table-cell office:value-type="float" office:value="1.63295772873312" calcext:value-type="float">
            <text:p>1.63295772873312</text:p>
          </table:table-cell>
          <table:table-cell office:value-type="float" office:value="1" calcext:value-type="float">
            <text:p>1</text:p>
          </table:table-cell>
          <table:table-cell office:value-type="float" office:value="0.57514874881865" calcext:value-type="float">
            <text:p>0.57514874881865</text:p>
          </table:table-cell>
          <table:table-cell office:value-type="float" office:value="0.259816596721535" calcext:value-type="float">
            <text:p>0.259816596721535</text:p>
          </table:table-cell>
          <table:table-cell office:value-type="float" office:value="0.195952957597471" calcext:value-type="float">
            <text:p>0.195952957597471</text:p>
          </table:table-cell>
          <table:table-cell office:value-type="float" office:value="1" calcext:value-type="float">
            <text:p>1</text:p>
          </table:table-cell>
          <table:table-cell office:value-type="float" office:value="59976.720703125" calcext:value-type="float">
            <text:p>59976.720703125</text:p>
          </table:table-cell>
          <table:table-cell office:value-type="float" office:value="73214.037109375" calcext:value-type="float">
            <text:p>73214.037109375</text:p>
          </table:table-cell>
          <table:table-cell office:value-type="float" office:value="72143.482421875" calcext:value-type="float">
            <text:p>72143.482421875</text:p>
          </table:table-cell>
          <table:table-cell office:value-type="float" office:value="44179.638671875" calcext:value-type="float">
            <text:p>44179.638671875</text:p>
          </table:table-cell>
          <table:table-cell office:value-type="float" office:value="49155.8071074138" calcext:value-type="float">
            <text:p>49155.8071074138</text:p>
          </table:table-cell>
          <table:table-cell office:value-type="float" office:value="48255.2437791008" calcext:value-type="float">
            <text:p>48255.2437791008</text:p>
          </table:table-cell>
          <table:table-cell office:value-type="float" office:value="33128.5050838756" calcext:value-type="float">
            <text:p>33128.5050838756</text:p>
          </table:table-cell>
          <table:table-cell office:value-type="float" office:value="12431.682245992" calcext:value-type="float">
            <text:p>12431.682245992</text:p>
          </table:table-cell>
          <table:table-cell office:value-type="float" office:value="0.819581439784396" calcext:value-type="float">
            <text:p>0.819581439784396</text:p>
          </table:table-cell>
          <table:table-cell office:value-type="float" office:value="0.659098250612951" calcext:value-type="float">
            <text:p>0.659098250612951</text:p>
          </table:table-cell>
          <table:table-cell office:value-type="float" office:value="0.459203021142635" calcext:value-type="float">
            <text:p>0.459203021142635</text:p>
          </table:table-cell>
          <table:table-cell office:value-type="float" office:value="0.281389405158401" calcext:value-type="float">
            <text:p>0.281389405158401</text:p>
          </table:table-cell>
          <table:table-cell office:value-type="float" office:value="0.0970685812412868" calcext:value-type="float">
            <text:p>0.097068581241287</text:p>
          </table:table-cell>
          <table:table-cell office:value-type="float" office:value="0.339491404565692" calcext:value-type="float">
            <text:p>0.339491404565692</text:p>
          </table:table-cell>
          <table:table-cell office:value-type="float" office:value="0.624559679754042" calcext:value-type="float">
            <text:p>0.624559679754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43</text:p>
          </table:table-cell>
          <table:table-cell table:number-columns-repeated="990"/>
        </table:table-row>
        <table:table-row table:style-name="ro2">
          <table:table-cell office:value-type="float" office:value="183.053211489335" calcext:value-type="float">
            <text:p>183.053211489335</text:p>
          </table:table-cell>
          <table:table-cell office:value-type="float" office:value="7.47283416748047" calcext:value-type="float">
            <text:p>7.47283416748047</text:p>
          </table:table-cell>
          <table:table-cell office:value-type="string" calcext:value-type="string">
            <text:p>C8H9NO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-Carboxy-4-methoxy-N-methyl-2-pyrid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09" calcext:value-type="float">
            <text:p>159709</text:p>
          </table:table-cell>
          <table:table-cell office:value-type="float" office:value="1.25288019206201" calcext:value-type="float">
            <text:p>1.25288019206201</text:p>
          </table:table-cell>
          <table:table-cell office:value-type="float" office:value="0.970089658349169" calcext:value-type="float">
            <text:p>0.970089658349169</text:p>
          </table:table-cell>
          <table:table-cell office:value-type="float" office:value="1.5966012349767" calcext:value-type="float">
            <text:p>1.5966012349767</text:p>
          </table:table-cell>
          <table:table-cell office:value-type="float" office:value="1" calcext:value-type="float">
            <text:p>1</text:p>
          </table:table-cell>
          <table:table-cell office:value-type="float" office:value="0.237394946891718" calcext:value-type="float">
            <text:p>0.237394946891718</text:p>
          </table:table-cell>
          <table:table-cell office:value-type="float" office:value="0.868794362606744" calcext:value-type="float">
            <text:p>0.868794362606744</text:p>
          </table:table-cell>
          <table:table-cell office:value-type="float" office:value="0.413878047818848" calcext:value-type="float">
            <text:p>0.413878047818848</text:p>
          </table:table-cell>
          <table:table-cell office:value-type="float" office:value="1" calcext:value-type="float">
            <text:p>1</text:p>
          </table:table-cell>
          <table:table-cell office:value-type="float" office:value="58351.015625" calcext:value-type="float">
            <text:p>58351.015625</text:p>
          </table:table-cell>
          <table:table-cell office:value-type="float" office:value="45180.470703125" calcext:value-type="float">
            <text:p>45180.470703125</text:p>
          </table:table-cell>
          <table:table-cell office:value-type="float" office:value="74359.3076171875" calcext:value-type="float">
            <text:p>74359.3076171875</text:p>
          </table:table-cell>
          <table:table-cell office:value-type="float" office:value="46573.5" calcext:value-type="float">
            <text:p>46573.5</text:p>
          </table:table-cell>
          <table:table-cell office:value-type="float" office:value="15123.4025472185" calcext:value-type="float">
            <text:p>15123.4025472185</text:p>
          </table:table-cell>
          <table:table-cell office:value-type="float" office:value="15435.8160655759" calcext:value-type="float">
            <text:p>15435.8160655759</text:p>
          </table:table-cell>
          <table:table-cell office:value-type="float" office:value="58491.9296569896" calcext:value-type="float">
            <text:p>58491.9296569896</text:p>
          </table:table-cell>
          <table:table-cell office:value-type="float" office:value="7253.35426911822" calcext:value-type="float">
            <text:p>7253.35426911822</text:p>
          </table:table-cell>
          <table:table-cell office:value-type="float" office:value="0.259179765514467" calcext:value-type="float">
            <text:p>0.259179765514467</text:p>
          </table:table-cell>
          <table:table-cell office:value-type="float" office:value="0.341647969252083" calcext:value-type="float">
            <text:p>0.341647969252083</text:p>
          </table:table-cell>
          <table:table-cell office:value-type="float" office:value="0.78661208033451" calcext:value-type="float">
            <text:p>0.78661208033451</text:p>
          </table:table-cell>
          <table:table-cell office:value-type="float" office:value="0.1557399437259" calcext:value-type="float">
            <text:p>0.1557399437259</text:p>
          </table:table-cell>
          <table:table-cell office:value-type="float" office:value="0.493053130378415" calcext:value-type="float">
            <text:p>0.493053130378415</text:p>
          </table:table-cell>
          <table:table-cell office:value-type="float" office:value="0.00667134283643814" calcext:value-type="float">
            <text:p>0.006671342836438</text:p>
          </table:table-cell>
          <table:table-cell office:value-type="float" office:value="0.222242243750726" calcext:value-type="float">
            <text:p>0.222242243750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62</text:p>
          </table:table-cell>
          <table:table-cell table:number-columns-repeated="990"/>
        </table:table-row>
        <table:table-row table:style-name="ro2">
          <table:table-cell office:value-type="float" office:value="215.079466582459" calcext:value-type="float">
            <text:p>215.079466582459</text:p>
          </table:table-cell>
          <table:table-cell office:value-type="float" office:value="7.5507683054606" calcext:value-type="float">
            <text:p>7.5507683054606</text:p>
          </table:table-cell>
          <table:table-cell office:value-type="string" calcext:value-type="string">
            <text:p>C9H13N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ccinyl prol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978" calcext:value-type="float">
            <text:p>153978</text:p>
          </table:table-cell>
          <table:table-cell office:value-type="float" office:value="1.38451942024077" calcext:value-type="float">
            <text:p>1.38451942024077</text:p>
          </table:table-cell>
          <table:table-cell office:value-type="float" office:value="2.37350008147854" calcext:value-type="float">
            <text:p>2.37350008147854</text:p>
          </table:table-cell>
          <table:table-cell office:value-type="float" office:value="1.57935158759243" calcext:value-type="float">
            <text:p>1.57935158759243</text:p>
          </table:table-cell>
          <table:table-cell office:value-type="float" office:value="1" calcext:value-type="float">
            <text:p>1</text:p>
          </table:table-cell>
          <table:table-cell office:value-type="float" office:value="0.265943405870132" calcext:value-type="float">
            <text:p>0.265943405870132</text:p>
          </table:table-cell>
          <table:table-cell office:value-type="float" office:value="0.116079936260062" calcext:value-type="float">
            <text:p>0.116079936260062</text:p>
          </table:table-cell>
          <table:table-cell office:value-type="float" office:value="0.260569346805066" calcext:value-type="float">
            <text:p>0.260569346805066</text:p>
          </table:table-cell>
          <table:table-cell office:value-type="float" office:value="1" calcext:value-type="float">
            <text:p>1</text:p>
          </table:table-cell>
          <table:table-cell office:value-type="float" office:value="48012.5014648438" calcext:value-type="float">
            <text:p>48012.5014648438</text:p>
          </table:table-cell>
          <table:table-cell office:value-type="float" office:value="82308.470703125" calcext:value-type="float">
            <text:p>82308.470703125</text:p>
          </table:table-cell>
          <table:table-cell office:value-type="float" office:value="54768.9106445313" calcext:value-type="float">
            <text:p>54768.9106445313</text:p>
          </table:table-cell>
          <table:table-cell office:value-type="float" office:value="34678.0989583333" calcext:value-type="float">
            <text:p>34678.0989583333</text:p>
          </table:table-cell>
          <table:table-cell office:value-type="float" office:value="18941.0786590907" calcext:value-type="float">
            <text:p>18941.0786590907</text:p>
          </table:table-cell>
          <table:table-cell office:value-type="float" office:value="53242.4630069945" calcext:value-type="float">
            <text:p>53242.4630069945</text:p>
          </table:table-cell>
          <table:table-cell office:value-type="float" office:value="28786.376990467" calcext:value-type="float">
            <text:p>28786.376990467</text:p>
          </table:table-cell>
          <table:table-cell office:value-type="float" office:value="7163.11444558737" calcext:value-type="float">
            <text:p>7163.11444558737</text:p>
          </table:table-cell>
          <table:table-cell office:value-type="float" office:value="0.394503058187042" calcext:value-type="float">
            <text:p>0.394503058187042</text:p>
          </table:table-cell>
          <table:table-cell office:value-type="float" office:value="0.646864928386685" calcext:value-type="float">
            <text:p>0.646864928386685</text:p>
          </table:table-cell>
          <table:table-cell office:value-type="float" office:value="0.525597034005302" calcext:value-type="float">
            <text:p>0.525597034005302</text:p>
          </table:table-cell>
          <table:table-cell office:value-type="float" office:value="0.206560182384681" calcext:value-type="float">
            <text:p>0.206560182384681</text:p>
          </table:table-cell>
          <table:table-cell office:value-type="float" office:value="0.433594912106978" calcext:value-type="float">
            <text:p>0.433594912106978</text:p>
          </table:table-cell>
          <table:table-cell office:value-type="float" office:value="0.786069725651467" calcext:value-type="float">
            <text:p>0.786069725651467</text:p>
          </table:table-cell>
          <table:table-cell office:value-type="float" office:value="0.458700504093146" calcext:value-type="float">
            <text:p>0.458700504093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75</text:p>
          </table:table-cell>
          <table:table-cell table:number-columns-repeated="990"/>
        </table:table-row>
        <table:table-row table:style-name="ro2">
          <table:table-cell office:value-type="float" office:value="122.048001771973" calcext:value-type="float">
            <text:p>122.048001771973</text:p>
          </table:table-cell>
          <table:table-cell office:value-type="float" office:value="7.40847981770833" calcext:value-type="float">
            <text:p>7.40847981770833</text:p>
          </table:table-cell>
          <table:table-cell office:value-type="string" calcext:value-type="string">
            <text:p>C6H6N2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colinamid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ycerophosphoinositols</text:p>
          </table:table-cell>
          <table:table-cell office:value-type="float" office:value="17539568" calcext:value-type="float">
            <text:p>17539568</text:p>
          </table:table-cell>
          <table:table-cell office:value-type="float" office:value="1.0673031840659" calcext:value-type="float">
            <text:p>1.0673031840659</text:p>
          </table:table-cell>
          <table:table-cell office:value-type="float" office:value="1.9166370182978" calcext:value-type="float">
            <text:p>1.9166370182978</text:p>
          </table:table-cell>
          <table:table-cell office:value-type="float" office:value="1.57010892407189" calcext:value-type="float">
            <text:p>1.57010892407189</text:p>
          </table:table-cell>
          <table:table-cell office:value-type="float" office:value="1" calcext:value-type="float">
            <text:p>1</text:p>
          </table:table-cell>
          <table:table-cell office:value-type="float" office:value="0.652789606311373" calcext:value-type="float">
            <text:p>0.652789606311373</text:p>
          </table:table-cell>
          <table:table-cell office:value-type="float" office:value="0.0865286961247916" calcext:value-type="float">
            <text:p>0.086528696124792</text:p>
          </table:table-cell>
          <table:table-cell office:value-type="float" office:value="0.0889275533274252" calcext:value-type="float">
            <text:p>0.088927553327425</text:p>
          </table:table-cell>
          <table:table-cell office:value-type="float" office:value="1" calcext:value-type="float">
            <text:p>1</text:p>
          </table:table-cell>
          <table:table-cell office:value-type="float" office:value="5307410.5625" calcext:value-type="float">
            <text:p>5307410.5625</text:p>
          </table:table-cell>
          <table:table-cell office:value-type="float" office:value="9530918.4" calcext:value-type="float">
            <text:p>9530918.4</text:p>
          </table:table-cell>
          <table:table-cell office:value-type="float" office:value="7807727.75" calcext:value-type="float">
            <text:p>7807727.75</text:p>
          </table:table-cell>
          <table:table-cell office:value-type="float" office:value="4972730" calcext:value-type="float">
            <text:p>4972730</text:p>
          </table:table-cell>
          <table:table-cell office:value-type="float" office:value="1282827.56252877" calcext:value-type="float">
            <text:p>1282827.56252877</text:p>
          </table:table-cell>
          <table:table-cell office:value-type="float" office:value="4513270.92189508" calcext:value-type="float">
            <text:p>4513270.92189508</text:p>
          </table:table-cell>
          <table:table-cell office:value-type="float" office:value="2312214.0993585" calcext:value-type="float">
            <text:p>2312214.0993585</text:p>
          </table:table-cell>
          <table:table-cell office:value-type="float" office:value="426861.765695875" calcext:value-type="float">
            <text:p>426861.765695875</text:p>
          </table:table-cell>
          <table:table-cell office:value-type="float" office:value="0.241704979749016" calcext:value-type="float">
            <text:p>0.241704979749016</text:p>
          </table:table-cell>
          <table:table-cell office:value-type="float" office:value="0.473539981403585" calcext:value-type="float">
            <text:p>0.473539981403585</text:p>
          </table:table-cell>
          <table:table-cell office:value-type="float" office:value="0.296144303873621" calcext:value-type="float">
            <text:p>0.296144303873621</text:p>
          </table:table-cell>
          <table:table-cell office:value-type="float" office:value="0.0858405273754808" calcext:value-type="float">
            <text:p>0.085840527375481</text:p>
          </table:table-cell>
          <table:table-cell office:value-type="float" office:value="0.0612799835627856" calcext:value-type="float">
            <text:p>0.061279983562786</text:p>
          </table:table-cell>
          <table:table-cell office:value-type="float" office:value="1.01096039423639" calcext:value-type="float">
            <text:p>1.01096039423639</text:p>
          </table:table-cell>
          <table:table-cell office:value-type="float" office:value="1.45376626769977" calcext:value-type="float">
            <text:p>1.45376626769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42</text:p>
          </table:table-cell>
          <table:table-cell table:number-columns-repeated="990"/>
        </table:table-row>
        <table:table-row table:style-name="ro2">
          <table:table-cell office:value-type="float" office:value="151.030132180624" calcext:value-type="float">
            <text:p>151.030132180624</text:p>
          </table:table-cell>
          <table:table-cell office:value-type="float" office:value="10.3365766398112" calcext:value-type="float">
            <text:p>10.3365766398112</text:p>
          </table:table-cell>
          <table:table-cell office:value-type="string" calcext:value-type="string">
            <text:p>C4H9NO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i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929" calcext:value-type="float">
            <text:p>739929</text:p>
          </table:table-cell>
          <table:table-cell office:value-type="float" office:value="1.31016952206897" calcext:value-type="float">
            <text:p>1.31016952206897</text:p>
          </table:table-cell>
          <table:table-cell office:value-type="float" office:value="1.76953840277057" calcext:value-type="float">
            <text:p>1.76953840277057</text:p>
          </table:table-cell>
          <table:table-cell office:value-type="float" office:value="1.55104972497523" calcext:value-type="float">
            <text:p>1.55104972497523</text:p>
          </table:table-cell>
          <table:table-cell office:value-type="float" office:value="1" calcext:value-type="float">
            <text:p>1</text:p>
          </table:table-cell>
          <table:table-cell office:value-type="float" office:value="0.272056014285002" calcext:value-type="float">
            <text:p>0.272056014285002</text:p>
          </table:table-cell>
          <table:table-cell office:value-type="float" office:value="0.0354147331177926" calcext:value-type="float">
            <text:p>0.035414733117793</text:p>
          </table:table-cell>
          <table:table-cell office:value-type="float" office:value="0.0970823598343255" calcext:value-type="float">
            <text:p>0.097082359834326</text:p>
          </table:table-cell>
          <table:table-cell office:value-type="float" office:value="1" calcext:value-type="float">
            <text:p>1</text:p>
          </table:table-cell>
          <table:table-cell office:value-type="float" office:value="402899.1484375" calcext:value-type="float">
            <text:p>402899.1484375</text:p>
          </table:table-cell>
          <table:table-cell office:value-type="float" office:value="544162.8" calcext:value-type="float">
            <text:p>544162.8</text:p>
          </table:table-cell>
          <table:table-cell office:value-type="float" office:value="476973.859375" calcext:value-type="float">
            <text:p>476973.859375</text:p>
          </table:table-cell>
          <table:table-cell office:value-type="float" office:value="307516.807291667" calcext:value-type="float">
            <text:p>307516.807291667</text:p>
          </table:table-cell>
          <table:table-cell office:value-type="float" office:value="79992.3717832032" calcext:value-type="float">
            <text:p>79992.3717832032</text:p>
          </table:table-cell>
          <table:table-cell office:value-type="float" office:value="114599.116257197" calcext:value-type="float">
            <text:p>114599.116257197</text:p>
          </table:table-cell>
          <table:table-cell office:value-type="float" office:value="102178.849113856" calcext:value-type="float">
            <text:p>102178.849113856</text:p>
          </table:table-cell>
          <table:table-cell office:value-type="float" office:value="107119.611978721" calcext:value-type="float">
            <text:p>107119.611978721</text:p>
          </table:table-cell>
          <table:table-cell office:value-type="float" office:value="0.198541923192007" calcext:value-type="float">
            <text:p>0.198541923192007</text:p>
          </table:table-cell>
          <table:table-cell office:value-type="float" office:value="0.210597115894722" calcext:value-type="float">
            <text:p>0.210597115894722</text:p>
          </table:table-cell>
          <table:table-cell office:value-type="float" office:value="0.214223163608474" calcext:value-type="float">
            <text:p>0.214223163608474</text:p>
          </table:table-cell>
          <table:table-cell office:value-type="float" office:value="0.348337422341676" calcext:value-type="float">
            <text:p>0.348337422341676</text:p>
          </table:table-cell>
          <table:table-cell office:value-type="float" office:value="0.509013152409066" calcext:value-type="float">
            <text:p>0.509013152409066</text:p>
          </table:table-cell>
          <table:table-cell office:value-type="float" office:value="2.27577646975375" calcext:value-type="float">
            <text:p>2.27577646975375</text:p>
          </table:table-cell>
          <table:table-cell office:value-type="float" office:value="1.31031367355655" calcext:value-type="float">
            <text:p>1.31031367355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8</text:p>
          </table:table-cell>
          <table:table-cell table:number-columns-repeated="990"/>
        </table:table-row>
        <table:table-row table:style-name="ro2">
          <table:table-cell office:value-type="float" office:value="178.099357639008" calcext:value-type="float">
            <text:p>178.099357639008</text:p>
          </table:table-cell>
          <table:table-cell office:value-type="float" office:value="4.03456041547987" calcext:value-type="float">
            <text:p>4.03456041547987</text:p>
          </table:table-cell>
          <table:table-cell office:value-type="string" calcext:value-type="string">
            <text:p>C11H14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genol methyl eth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atile cinnamoic ester biosynthesis</text:p>
          </table:table-cell>
          <table:table-cell office:value-type="float" office:value="508528" calcext:value-type="float">
            <text:p>508528</text:p>
          </table:table-cell>
          <table:table-cell office:value-type="float" office:value="1.5969628100288" calcext:value-type="float">
            <text:p>1.5969628100288</text:p>
          </table:table-cell>
          <table:table-cell office:value-type="float" office:value="1.4362325179042" calcext:value-type="float">
            <text:p>1.4362325179042</text:p>
          </table:table-cell>
          <table:table-cell office:value-type="float" office:value="1.5181895577028" calcext:value-type="float">
            <text:p>1.5181895577028</text:p>
          </table:table-cell>
          <table:table-cell office:value-type="float" office:value="1" calcext:value-type="float">
            <text:p>1</text:p>
          </table:table-cell>
          <table:table-cell office:value-type="float" office:value="0.110236956249462" calcext:value-type="float">
            <text:p>0.110236956249462</text:p>
          </table:table-cell>
          <table:table-cell office:value-type="float" office:value="0.0795429971786184" calcext:value-type="float">
            <text:p>0.079542997178619</text:p>
          </table:table-cell>
          <table:table-cell office:value-type="float" office:value="0.0635727763526715" calcext:value-type="float">
            <text:p>0.063572776352672</text:p>
          </table:table-cell>
          <table:table-cell office:value-type="float" office:value="1" calcext:value-type="float">
            <text:p>1</text:p>
          </table:table-cell>
          <table:table-cell office:value-type="float" office:value="164228.32421875" calcext:value-type="float">
            <text:p>164228.32421875</text:p>
          </table:table-cell>
          <table:table-cell office:value-type="float" office:value="147699.15625" calcext:value-type="float">
            <text:p>147699.15625</text:p>
          </table:table-cell>
          <table:table-cell office:value-type="float" office:value="156127.447265625" calcext:value-type="float">
            <text:p>156127.447265625</text:p>
          </table:table-cell>
          <table:table-cell office:value-type="float" office:value="102837.9140625" calcext:value-type="float">
            <text:p>102837.9140625</text:p>
          </table:table-cell>
          <table:table-cell office:value-type="float" office:value="54749.6564231847" calcext:value-type="float">
            <text:p>54749.6564231847</text:p>
          </table:table-cell>
          <table:table-cell office:value-type="float" office:value="36641.9948106109" calcext:value-type="float">
            <text:p>36641.9948106109</text:p>
          </table:table-cell>
          <table:table-cell office:value-type="float" office:value="35848.9888448482" calcext:value-type="float">
            <text:p>35848.9888448482</text:p>
          </table:table-cell>
          <table:table-cell office:value-type="float" office:value="23262.3948617278" calcext:value-type="float">
            <text:p>23262.3948617278</text:p>
          </table:table-cell>
          <table:table-cell office:value-type="float" office:value="0.333375236480273" calcext:value-type="float">
            <text:p>0.333375236480273</text:p>
          </table:table-cell>
          <table:table-cell office:value-type="float" office:value="0.24808533603665" calcext:value-type="float">
            <text:p>0.24808533603665</text:p>
          </table:table-cell>
          <table:table-cell office:value-type="float" office:value="0.229613623182201" calcext:value-type="float">
            <text:p>0.229613623182201</text:p>
          </table:table-cell>
          <table:table-cell office:value-type="float" office:value="0.226204460424878" calcext:value-type="float">
            <text:p>0.226204460424878</text:p>
          </table:table-cell>
          <table:table-cell office:value-type="float" office:value="1.06502978890923" calcext:value-type="float">
            <text:p>1.06502978890923</text:p>
          </table:table-cell>
          <table:table-cell office:value-type="float" office:value="1.06835012991513" calcext:value-type="float">
            <text:p>1.06835012991513</text:p>
          </table:table-cell>
          <table:table-cell office:value-type="float" office:value="1.55494246763893" calcext:value-type="float">
            <text:p>1.55494246763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40</text:p>
          </table:table-cell>
          <table:table-cell table:number-columns-repeated="990"/>
        </table:table-row>
        <table:table-row table:style-name="ro2">
          <table:table-cell office:value-type="float" office:value="253.095096021073" calcext:value-type="float">
            <text:p>253.095096021073</text:p>
          </table:table-cell>
          <table:table-cell office:value-type="float" office:value="7.9289291636149" calcext:value-type="float">
            <text:p>7.9289291636149</text:p>
          </table:table-cell>
          <table:table-cell office:value-type="string" calcext:value-type="string">
            <text:p>C12H15N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Acetylvanilalan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357" calcext:value-type="float">
            <text:p>145357</text:p>
          </table:table-cell>
          <table:table-cell office:value-type="float" office:value="0.303244568481919" calcext:value-type="float">
            <text:p>0.303244568481919</text:p>
          </table:table-cell>
          <table:table-cell office:value-type="float" office:value="3.1911957421511" calcext:value-type="float">
            <text:p>3.1911957421511</text:p>
          </table:table-cell>
          <table:table-cell office:value-type="float" office:value="1.44542809995096" calcext:value-type="float">
            <text:p>1.44542809995096</text:p>
          </table:table-cell>
          <table:table-cell office:value-type="float" office:value="1" calcext:value-type="float">
            <text:p>1</text:p>
          </table:table-cell>
          <table:table-cell office:value-type="float" office:value="0.00946144782689647" calcext:value-type="float">
            <text:p>0.009461447826896</text:p>
          </table:table-cell>
          <table:table-cell office:value-type="float" office:value="0.0285853688624444" calcext:value-type="float">
            <text:p>0.028585368862445</text:p>
          </table:table-cell>
          <table:table-cell office:value-type="float" office:value="0.218120448607495" calcext:value-type="float">
            <text:p>0.218120448607495</text:p>
          </table:table-cell>
          <table:table-cell office:value-type="float" office:value="1" calcext:value-type="float">
            <text:p>1</text:p>
          </table:table-cell>
          <table:table-cell office:value-type="float" office:value="9198.5625" calcext:value-type="float">
            <text:p>9198.5625</text:p>
          </table:table-cell>
          <table:table-cell office:value-type="float" office:value="96801.11875" calcext:value-type="float">
            <text:p>96801.11875</text:p>
          </table:table-cell>
          <table:table-cell office:value-type="float" office:value="43845.3383789063" calcext:value-type="float">
            <text:p>43845.3383789063</text:p>
          </table:table-cell>
          <table:table-cell office:value-type="float" office:value="30333.8079427083" calcext:value-type="float">
            <text:p>30333.8079427083</text:p>
          </table:table-cell>
          <table:table-cell office:value-type="float" office:value="3751.51967450574" calcext:value-type="float">
            <text:p>3751.51967450574</text:p>
          </table:table-cell>
          <table:table-cell office:value-type="float" office:value="44884.2610738795" calcext:value-type="float">
            <text:p>44884.2610738795</text:p>
          </table:table-cell>
          <table:table-cell office:value-type="float" office:value="17123.1040715324" calcext:value-type="float">
            <text:p>17123.1040715324</text:p>
          </table:table-cell>
          <table:table-cell office:value-type="float" office:value="5779.08693861246" calcext:value-type="float">
            <text:p>5779.08693861246</text:p>
          </table:table-cell>
          <table:table-cell office:value-type="float" office:value="0.407837602289025" calcext:value-type="float">
            <text:p>0.407837602289025</text:p>
          </table:table-cell>
          <table:table-cell office:value-type="float" office:value="0.463675024147172" calcext:value-type="float">
            <text:p>0.463675024147172</text:p>
          </table:table-cell>
          <table:table-cell office:value-type="float" office:value="0.390534198266564" calcext:value-type="float">
            <text:p>0.390534198266564</text:p>
          </table:table-cell>
          <table:table-cell office:value-type="float" office:value="0.190516368717289" calcext:value-type="float">
            <text:p>0.190516368717289</text:p>
          </table:table-cell>
          <table:table-cell office:value-type="float" office:value="9.4097782422251" calcext:value-type="float">
            <text:p>9.4097782422251</text:p>
          </table:table-cell>
          <table:table-cell office:value-type="float" office:value="2.15718493997903" calcext:value-type="float">
            <text:p>2.15718493997903</text:p>
          </table:table-cell>
          <table:table-cell office:value-type="float" office:value="0.558978173477346" calcext:value-type="float">
            <text:p>0.558978173477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47</text:p>
          </table:table-cell>
          <table:table-cell table:number-columns-repeated="990"/>
        </table:table-row>
        <table:table-row table:style-name="ro2">
          <table:table-cell office:value-type="float" office:value="259.045902958629" calcext:value-type="float">
            <text:p>259.045902958629</text:p>
          </table:table-cell>
          <table:table-cell office:value-type="float" office:value="15.2110457865397" calcext:value-type="float">
            <text:p>15.2110457865397</text:p>
          </table:table-cell>
          <table:table-cell office:value-type="string" calcext:value-type="string">
            <text:p>C6H14NO8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ycerophosphoser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093" calcext:value-type="float">
            <text:p>162093</text:p>
          </table:table-cell>
          <table:table-cell office:value-type="float" office:value="1.20763884642685" calcext:value-type="float">
            <text:p>1.20763884642685</text:p>
          </table:table-cell>
          <table:table-cell office:value-type="float" office:value="1.55166596186812" calcext:value-type="float">
            <text:p>1.55166596186812</text:p>
          </table:table-cell>
          <table:table-cell office:value-type="float" office:value="1.43975361304741" calcext:value-type="float">
            <text:p>1.43975361304741</text:p>
          </table:table-cell>
          <table:table-cell office:value-type="float" office:value="1" calcext:value-type="float">
            <text:p>1</text:p>
          </table:table-cell>
          <table:table-cell office:value-type="float" office:value="0.560381547790981" calcext:value-type="float">
            <text:p>0.560381547790981</text:p>
          </table:table-cell>
          <table:table-cell office:value-type="float" office:value="0.190414022044779" calcext:value-type="float">
            <text:p>0.190414022044779</text:p>
          </table:table-cell>
          <table:table-cell office:value-type="float" office:value="0.294121490489554" calcext:value-type="float">
            <text:p>0.294121490489554</text:p>
          </table:table-cell>
          <table:table-cell office:value-type="float" office:value="1" calcext:value-type="float">
            <text:p>1</text:p>
          </table:table-cell>
          <table:table-cell office:value-type="float" office:value="76506.6962890625" calcext:value-type="float">
            <text:p>76506.6962890625</text:p>
          </table:table-cell>
          <table:table-cell office:value-type="float" office:value="98301.6046875" calcext:value-type="float">
            <text:p>98301.6046875</text:p>
          </table:table-cell>
          <table:table-cell office:value-type="float" office:value="91211.7001953125" calcext:value-type="float">
            <text:p>91211.7001953125</text:p>
          </table:table-cell>
          <table:table-cell office:value-type="float" office:value="63352.2981770833" calcext:value-type="float">
            <text:p>63352.2981770833</text:p>
          </table:table-cell>
          <table:table-cell office:value-type="float" office:value="12989.1828990437" calcext:value-type="float">
            <text:p>12989.1828990437</text:p>
          </table:table-cell>
          <table:table-cell office:value-type="float" office:value="21945.0358213855" calcext:value-type="float">
            <text:p>21945.0358213855</text:p>
          </table:table-cell>
          <table:table-cell office:value-type="float" office:value="27388.5588438327" calcext:value-type="float">
            <text:p>27388.5588438327</text:p>
          </table:table-cell>
          <table:table-cell office:value-type="float" office:value="32170.2907313056" calcext:value-type="float">
            <text:p>32170.2907313056</text:p>
          </table:table-cell>
          <table:table-cell office:value-type="float" office:value="0.169778379267184" calcext:value-type="float">
            <text:p>0.169778379267184</text:p>
          </table:table-cell>
          <table:table-cell office:value-type="float" office:value="0.223241887974755" calcext:value-type="float">
            <text:p>0.223241887974755</text:p>
          </table:table-cell>
          <table:table-cell office:value-type="float" office:value="0.300274622501119" calcext:value-type="float">
            <text:p>0.300274622501119</text:p>
          </table:table-cell>
          <table:table-cell office:value-type="float" office:value="0.507799900824162" calcext:value-type="float">
            <text:p>0.507799900824162</text:p>
          </table:table-cell>
          <table:table-cell office:value-type="float" office:value="0.143761638349569" calcext:value-type="float">
            <text:p>0.143761638349569</text:p>
          </table:table-cell>
          <table:table-cell office:value-type="float" office:value="0.805436331598374" calcext:value-type="float">
            <text:p>0.805436331598374</text:p>
          </table:table-cell>
          <table:table-cell office:value-type="float" office:value="0.434801042994906" calcext:value-type="float">
            <text:p>0.434801042994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09</text:p>
          </table:table-cell>
          <table:table-cell table:number-columns-repeated="990"/>
        </table:table-row>
        <table:table-row table:style-name="ro2">
          <table:table-cell office:value-type="float" office:value="320.051037269032" calcext:value-type="float">
            <text:p>320.051037269032</text:p>
          </table:table-cell>
          <table:table-cell office:value-type="float" office:value="16.2792616271973" calcext:value-type="float">
            <text:p>16.2792616271973</text:p>
          </table:table-cell>
          <table:table-cell office:value-type="string" calcext:value-type="string">
            <text:p>C8H17O1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ulose 8-phosph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725" calcext:value-type="float">
            <text:p>330725</text:p>
          </table:table-cell>
          <table:table-cell office:value-type="float" office:value="1.36133267866144" calcext:value-type="float">
            <text:p>1.36133267866144</text:p>
          </table:table-cell>
          <table:table-cell office:value-type="float" office:value="0.933501225330322" calcext:value-type="float">
            <text:p>0.933501225330322</text:p>
          </table:table-cell>
          <table:table-cell office:value-type="float" office:value="1.42422490968424" calcext:value-type="float">
            <text:p>1.42422490968424</text:p>
          </table:table-cell>
          <table:table-cell office:value-type="float" office:value="1" calcext:value-type="float">
            <text:p>1</text:p>
          </table:table-cell>
          <table:table-cell office:value-type="float" office:value="0.412258323393797" calcext:value-type="float">
            <text:p>0.412258323393797</text:p>
          </table:table-cell>
          <table:table-cell office:value-type="float" office:value="0.878725158195479" calcext:value-type="float">
            <text:p>0.878725158195479</text:p>
          </table:table-cell>
          <table:table-cell office:value-type="float" office:value="0.462654353429116" calcext:value-type="float">
            <text:p>0.462654353429116</text:p>
          </table:table-cell>
          <table:table-cell office:value-type="float" office:value="1" calcext:value-type="float">
            <text:p>1</text:p>
          </table:table-cell>
          <table:table-cell office:value-type="float" office:value="170793.3828125" calcext:value-type="float">
            <text:p>170793.3828125</text:p>
          </table:table-cell>
          <table:table-cell office:value-type="float" office:value="117117.46484375" calcext:value-type="float">
            <text:p>117117.46484375</text:p>
          </table:table-cell>
          <table:table-cell office:value-type="float" office:value="178683.869140625" calcext:value-type="float">
            <text:p>178683.869140625</text:p>
          </table:table-cell>
          <table:table-cell office:value-type="float" office:value="125460.4296875" calcext:value-type="float">
            <text:p>125460.4296875</text:p>
          </table:table-cell>
          <table:table-cell office:value-type="float" office:value="35919.8015093954" calcext:value-type="float">
            <text:p>35919.8015093954</text:p>
          </table:table-cell>
          <table:table-cell office:value-type="float" office:value="59840.8833316315" calcext:value-type="float">
            <text:p>59840.8833316315</text:p>
          </table:table-cell>
          <table:table-cell office:value-type="float" office:value="102063.334168773" calcext:value-type="float">
            <text:p>102063.334168773</text:p>
          </table:table-cell>
          <table:table-cell office:value-type="float" office:value="75029.5773726612" calcext:value-type="float">
            <text:p>75029.5773726612</text:p>
          </table:table-cell>
          <table:table-cell office:value-type="float" office:value="0.210311435477736" calcext:value-type="float">
            <text:p>0.210311435477736</text:p>
          </table:table-cell>
          <table:table-cell office:value-type="float" office:value="0.51094756372559" calcext:value-type="float">
            <text:p>0.51094756372559</text:p>
          </table:table-cell>
          <table:table-cell office:value-type="float" office:value="0.571195008590553" calcext:value-type="float">
            <text:p>0.571195008590553</text:p>
          </table:table-cell>
          <table:table-cell office:value-type="float" office:value="0.5980337988603" calcext:value-type="float">
            <text:p>0.5980337988603</text:p>
          </table:table-cell>
          <table:table-cell office:value-type="float" office:value="0.296990572026571" calcext:value-type="float">
            <text:p>0.296990572026571</text:p>
          </table:table-cell>
          <table:table-cell office:value-type="float" office:value="0.00755725030189902" calcext:value-type="float">
            <text:p>0.007557250301899</text:p>
          </table:table-cell>
          <table:table-cell office:value-type="float" office:value="0.176534379993693" calcext:value-type="float">
            <text:p>0.176534379993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68</text:p>
          </table:table-cell>
          <table:table-cell table:number-columns-repeated="990"/>
        </table:table-row>
        <table:table-row table:style-name="ro2">
          <table:table-cell office:value-type="float" office:value="173.047706054304" calcext:value-type="float">
            <text:p>173.047706054304</text:p>
          </table:table-cell>
          <table:table-cell office:value-type="float" office:value="5.93186408996582" calcext:value-type="float">
            <text:p>5.93186408996582</text:p>
          </table:table-cell>
          <table:table-cell office:value-type="string" calcext:value-type="string">
            <text:p>C10H7N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Quinolinecarboxylic aci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342" calcext:value-type="float">
            <text:p>308342</text:p>
          </table:table-cell>
          <table:table-cell office:value-type="float" office:value="1.01112565432552" calcext:value-type="float">
            <text:p>1.01112565432552</text:p>
          </table:table-cell>
          <table:table-cell office:value-type="float" office:value="2.22673118043674" calcext:value-type="float">
            <text:p>2.22673118043674</text:p>
          </table:table-cell>
          <table:table-cell office:value-type="float" office:value="1.4171928280767" calcext:value-type="float">
            <text:p>1.4171928280767</text:p>
          </table:table-cell>
          <table:table-cell office:value-type="float" office:value="1" calcext:value-type="float">
            <text:p>1</text:p>
          </table:table-cell>
          <table:table-cell office:value-type="float" office:value="0.984350051513062" calcext:value-type="float">
            <text:p>0.984350051513062</text:p>
          </table:table-cell>
          <table:table-cell office:value-type="float" office:value="0.132329668087531" calcext:value-type="float">
            <text:p>0.132329668087531</text:p>
          </table:table-cell>
          <table:table-cell office:value-type="float" office:value="0.527080342961045" calcext:value-type="float">
            <text:p>0.527080342961045</text:p>
          </table:table-cell>
          <table:table-cell office:value-type="float" office:value="1" calcext:value-type="float">
            <text:p>1</text:p>
          </table:table-cell>
          <table:table-cell office:value-type="float" office:value="82889.0556640625" calcext:value-type="float">
            <text:p>82889.0556640625</text:p>
          </table:table-cell>
          <table:table-cell office:value-type="float" office:value="182540.759375" calcext:value-type="float">
            <text:p>182540.759375</text:p>
          </table:table-cell>
          <table:table-cell office:value-type="float" office:value="116177.227539063" calcext:value-type="float">
            <text:p>116177.227539063</text:p>
          </table:table-cell>
          <table:table-cell office:value-type="float" office:value="81977.0078125" calcext:value-type="float">
            <text:p>81977.0078125</text:p>
          </table:table-cell>
          <table:table-cell office:value-type="float" office:value="33531.9578968746" calcext:value-type="float">
            <text:p>33531.9578968746</text:p>
          </table:table-cell>
          <table:table-cell office:value-type="float" office:value="92835.2186417015" calcext:value-type="float">
            <text:p>92835.2186417015</text:p>
          </table:table-cell>
          <table:table-cell office:value-type="float" office:value="61114.183552515" calcext:value-type="float">
            <text:p>61114.183552515</text:p>
          </table:table-cell>
          <table:table-cell office:value-type="float" office:value="67677.2737827187" calcext:value-type="float">
            <text:p>67677.2737827187</text:p>
          </table:table-cell>
          <table:table-cell office:value-type="float" office:value="0.404540233064964" calcext:value-type="float">
            <text:p>0.404540233064964</text:p>
          </table:table-cell>
          <table:table-cell office:value-type="float" office:value="0.508572545438944" calcext:value-type="float">
            <text:p>0.508572545438944</text:p>
          </table:table-cell>
          <table:table-cell office:value-type="float" office:value="0.526042709462717" calcext:value-type="float">
            <text:p>0.526042709462717</text:p>
          </table:table-cell>
          <table:table-cell office:value-type="float" office:value="0.825564089110351" calcext:value-type="float">
            <text:p>0.825564089110351</text:p>
          </table:table-cell>
          <table:table-cell office:value-type="float" office:value="0.000145817492698675" calcext:value-type="float">
            <text:p>0.000145817492699</text:p>
          </table:table-cell>
          <table:table-cell office:value-type="float" office:value="0.766223301394991" calcext:value-type="float">
            <text:p>0.766223301394991</text:p>
          </table:table-cell>
          <table:table-cell office:value-type="float" office:value="0.140665420382691" calcext:value-type="float">
            <text:p>0.140665420382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05</text:p>
          </table:table-cell>
          <table:table-cell table:number-columns-repeated="990"/>
        </table:table-row>
        <table:table-row table:style-name="ro2">
          <table:table-cell office:value-type="float" office:value="420.153208653841" calcext:value-type="float">
            <text:p>420.153208653841</text:p>
          </table:table-cell>
          <table:table-cell office:value-type="float" office:value="4.49593081156412" calcext:value-type="float">
            <text:p>4.49593081156412</text:p>
          </table:table-cell>
          <table:table-cell office:value-type="string" calcext:value-type="string">
            <text:p>C20H24N2O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N,6-N-Bis(2,3-dihydroxy-N-benzoyl)-L-ser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759" calcext:value-type="float">
            <text:p>383759</text:p>
          </table:table-cell>
          <table:table-cell office:value-type="float" office:value="1.13184137691913" calcext:value-type="float">
            <text:p>1.13184137691913</text:p>
          </table:table-cell>
          <table:table-cell office:value-type="float" office:value="0.976939954898343" calcext:value-type="float">
            <text:p>0.976939954898343</text:p>
          </table:table-cell>
          <table:table-cell office:value-type="float" office:value="1.36132957227491" calcext:value-type="float">
            <text:p>1.36132957227491</text:p>
          </table:table-cell>
          <table:table-cell office:value-type="float" office:value="1" calcext:value-type="float">
            <text:p>1</text:p>
          </table:table-cell>
          <table:table-cell office:value-type="float" office:value="0.377573891775228" calcext:value-type="float">
            <text:p>0.377573891775228</text:p>
          </table:table-cell>
          <table:table-cell office:value-type="float" office:value="0.866510188521376" calcext:value-type="float">
            <text:p>0.866510188521376</text:p>
          </table:table-cell>
          <table:table-cell office:value-type="float" office:value="0.0692972725869079" calcext:value-type="float">
            <text:p>0.069297272586908</text:p>
          </table:table-cell>
          <table:table-cell office:value-type="float" office:value="1" calcext:value-type="float">
            <text:p>1</text:p>
          </table:table-cell>
          <table:table-cell office:value-type="float" office:value="299267.1484375" calcext:value-type="float">
            <text:p>299267.1484375</text:p>
          </table:table-cell>
          <table:table-cell office:value-type="float" office:value="258310.078125" calcext:value-type="float">
            <text:p>258310.078125</text:p>
          </table:table-cell>
          <table:table-cell office:value-type="float" office:value="359945.5078125" calcext:value-type="float">
            <text:p>359945.5078125</text:p>
          </table:table-cell>
          <table:table-cell office:value-type="float" office:value="264407.322916667" calcext:value-type="float">
            <text:p>264407.322916667</text:p>
          </table:table-cell>
          <table:table-cell office:value-type="float" office:value="19029.2302439859" calcext:value-type="float">
            <text:p>19029.2302439859</text:p>
          </table:table-cell>
          <table:table-cell office:value-type="float" office:value="24961.065804705" calcext:value-type="float">
            <text:p>24961.065804705</text:p>
          </table:table-cell>
          <table:table-cell office:value-type="float" office:value="31611.1114945388" calcext:value-type="float">
            <text:p>31611.1114945388</text:p>
          </table:table-cell>
          <table:table-cell office:value-type="float" office:value="53480.0764860585" calcext:value-type="float">
            <text:p>53480.0764860585</text:p>
          </table:table-cell>
          <table:table-cell office:value-type="float" office:value="0.0635860980509863" calcext:value-type="float">
            <text:p>0.063586098050986</text:p>
          </table:table-cell>
          <table:table-cell office:value-type="float" office:value="0.0966321793787153" calcext:value-type="float">
            <text:p>0.096632179378715</text:p>
          </table:table-cell>
          <table:table-cell office:value-type="float" office:value="0.0878219363998993" calcext:value-type="float">
            <text:p>0.087821936399899</text:p>
          </table:table-cell>
          <table:table-cell office:value-type="float" office:value="0.20226397626254" calcext:value-type="float">
            <text:p>0.20226397626254</text:p>
          </table:table-cell>
          <table:table-cell office:value-type="float" office:value="0.377132410073689" calcext:value-type="float">
            <text:p>0.377132410073689</text:p>
          </table:table-cell>
          <table:table-cell office:value-type="float" office:value="0.0106731390942527" calcext:value-type="float">
            <text:p>0.010673139094253</text:p>
          </table:table-cell>
          <table:table-cell office:value-type="float" office:value="2.36502819736451" calcext:value-type="float">
            <text:p>2.36502819736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96</text:p>
          </table:table-cell>
          <table:table-cell table:number-columns-repeated="990"/>
        </table:table-row>
        <table:table-row table:style-name="ro2">
          <table:table-cell office:value-type="float" office:value="255.110530081037" calcext:value-type="float">
            <text:p>255.110530081037</text:p>
          </table:table-cell>
          <table:table-cell office:value-type="float" office:value="7.30864491780598" calcext:value-type="float">
            <text:p>7.30864491780598</text:p>
          </table:table-cell>
          <table:table-cell office:value-type="string" calcext:value-type="string">
            <text:p>C12H17N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D-Glucosylarylam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166" calcext:value-type="float">
            <text:p>288166</text:p>
          </table:table-cell>
          <table:table-cell office:value-type="float" office:value="1.01556173877543" calcext:value-type="float">
            <text:p>1.01556173877543</text:p>
          </table:table-cell>
          <table:table-cell office:value-type="float" office:value="1.16999650476024" calcext:value-type="float">
            <text:p>1.16999650476024</text:p>
          </table:table-cell>
          <table:table-cell office:value-type="float" office:value="1.31942175971885" calcext:value-type="float">
            <text:p>1.31942175971885</text:p>
          </table:table-cell>
          <table:table-cell office:value-type="float" office:value="1" calcext:value-type="float">
            <text:p>1</text:p>
          </table:table-cell>
          <table:table-cell office:value-type="float" office:value="0.93220041810955" calcext:value-type="float">
            <text:p>0.93220041810955</text:p>
          </table:table-cell>
          <table:table-cell office:value-type="float" office:value="0.364076611292482" calcext:value-type="float">
            <text:p>0.364076611292482</text:p>
          </table:table-cell>
          <table:table-cell office:value-type="float" office:value="0.151337254375203" calcext:value-type="float">
            <text:p>0.151337254375203</text:p>
          </table:table-cell>
          <table:table-cell office:value-type="float" office:value="1" calcext:value-type="float">
            <text:p>1</text:p>
          </table:table-cell>
          <table:table-cell office:value-type="float" office:value="181279.5" calcext:value-type="float">
            <text:p>181279.5</text:p>
          </table:table-cell>
          <table:table-cell office:value-type="float" office:value="208846.36875" calcext:value-type="float">
            <text:p>208846.36875</text:p>
          </table:table-cell>
          <table:table-cell office:value-type="float" office:value="235519.03125" calcext:value-type="float">
            <text:p>235519.03125</text:p>
          </table:table-cell>
          <table:table-cell office:value-type="float" office:value="178501.703125" calcext:value-type="float">
            <text:p>178501.703125</text:p>
          </table:table-cell>
          <table:table-cell office:value-type="float" office:value="36102.38509303" calcext:value-type="float">
            <text:p>36102.38509303</text:p>
          </table:table-cell>
          <table:table-cell office:value-type="float" office:value="34823.1833933032" calcext:value-type="float">
            <text:p>34823.1833933032</text:p>
          </table:table-cell>
          <table:table-cell office:value-type="float" office:value="43712.631593845" calcext:value-type="float">
            <text:p>43712.631593845</text:p>
          </table:table-cell>
          <table:table-cell office:value-type="float" office:value="42903.9211034325" calcext:value-type="float">
            <text:p>42903.9211034325</text:p>
          </table:table-cell>
          <table:table-cell office:value-type="float" office:value="0.199153159033592" calcext:value-type="float">
            <text:p>0.199153159033592</text:p>
          </table:table-cell>
          <table:table-cell office:value-type="float" office:value="0.166740669716831" calcext:value-type="float">
            <text:p>0.166740669716831</text:p>
          </table:table-cell>
          <table:table-cell office:value-type="float" office:value="0.185601271208715" calcext:value-type="float">
            <text:p>0.185601271208715</text:p>
          </table:table-cell>
          <table:table-cell office:value-type="float" office:value="0.240355808108946" calcext:value-type="float">
            <text:p>0.240355808108946</text:p>
          </table:table-cell>
          <table:table-cell office:value-type="float" office:value="0.00245414749977626" calcext:value-type="float">
            <text:p>0.002454147499776</text:p>
          </table:table-cell>
          <table:table-cell office:value-type="float" office:value="0.301564998600891" calcext:value-type="float">
            <text:p>0.301564998600891</text:p>
          </table:table-cell>
          <table:table-cell office:value-type="float" office:value="0.866570843062974" calcext:value-type="float">
            <text:p>0.866570843062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556</text:p>
          </table:table-cell>
          <table:table-cell table:number-columns-repeated="990"/>
        </table:table-row>
        <table:table-row table:style-name="ro2">
          <table:table-cell office:value-type="float" office:value="209.105226649323" calcext:value-type="float">
            <text:p>209.105226649323</text:p>
          </table:table-cell>
          <table:table-cell office:value-type="float" office:value="4.27877710130478" calcext:value-type="float">
            <text:p>4.27877710130478</text:p>
          </table:table-cell>
          <table:table-cell office:value-type="string" calcext:value-type="string">
            <text:p>C11H15N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-Lactopheneti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229" calcext:value-type="float">
            <text:p>185229</text:p>
          </table:table-cell>
          <table:table-cell office:value-type="float" office:value="1.09733242916435" calcext:value-type="float">
            <text:p>1.09733242916435</text:p>
          </table:table-cell>
          <table:table-cell office:value-type="float" office:value="1.18652543111431" calcext:value-type="float">
            <text:p>1.18652543111431</text:p>
          </table:table-cell>
          <table:table-cell office:value-type="float" office:value="1.30239325631557" calcext:value-type="float">
            <text:p>1.30239325631557</text:p>
          </table:table-cell>
          <table:table-cell office:value-type="float" office:value="1" calcext:value-type="float">
            <text:p>1</text:p>
          </table:table-cell>
          <table:table-cell office:value-type="float" office:value="0.573852162691088" calcext:value-type="float">
            <text:p>0.573852162691088</text:p>
          </table:table-cell>
          <table:table-cell office:value-type="float" office:value="0.371702181535897" calcext:value-type="float">
            <text:p>0.371702181535897</text:p>
          </table:table-cell>
          <table:table-cell office:value-type="float" office:value="0.145288799830692" calcext:value-type="float">
            <text:p>0.145288799830692</text:p>
          </table:table-cell>
          <table:table-cell office:value-type="float" office:value="1" calcext:value-type="float">
            <text:p>1</text:p>
          </table:table-cell>
          <table:table-cell office:value-type="float" office:value="125914.78125" calcext:value-type="float">
            <text:p>125914.78125</text:p>
          </table:table-cell>
          <table:table-cell office:value-type="float" office:value="136149.34375" calcext:value-type="float">
            <text:p>136149.34375</text:p>
          </table:table-cell>
          <table:table-cell office:value-type="float" office:value="149444.7421875" calcext:value-type="float">
            <text:p>149444.7421875</text:p>
          </table:table-cell>
          <table:table-cell office:value-type="float" office:value="114746.25" calcext:value-type="float">
            <text:p>114746.25</text:p>
          </table:table-cell>
          <table:table-cell office:value-type="float" office:value="25470.2724172225" calcext:value-type="float">
            <text:p>25470.2724172225</text:p>
          </table:table-cell>
          <table:table-cell office:value-type="float" office:value="39470.1342927089" calcext:value-type="float">
            <text:p>39470.1342927089</text:p>
          </table:table-cell>
          <table:table-cell office:value-type="float" office:value="29936.7854933261" calcext:value-type="float">
            <text:p>29936.7854933261</text:p>
          </table:table-cell>
          <table:table-cell office:value-type="float" office:value="23220.5465672988" calcext:value-type="float">
            <text:p>23220.5465672988</text:p>
          </table:table-cell>
          <table:table-cell office:value-type="float" office:value="0.202281830332946" calcext:value-type="float">
            <text:p>0.202281830332946</text:p>
          </table:table-cell>
          <table:table-cell office:value-type="float" office:value="0.289903228363588" calcext:value-type="float">
            <text:p>0.289903228363588</text:p>
          </table:table-cell>
          <table:table-cell office:value-type="float" office:value="0.200320098620573" calcext:value-type="float">
            <text:p>0.200320098620573</text:p>
          </table:table-cell>
          <table:table-cell office:value-type="float" office:value="0.202364317503176" calcext:value-type="float">
            <text:p>0.202364317503176</text:p>
          </table:table-cell>
          <table:table-cell office:value-type="float" office:value="0.105003023324573" calcext:value-type="float">
            <text:p>0.105003023324573</text:p>
          </table:table-cell>
          <table:table-cell office:value-type="float" office:value="0.218442437974857" calcext:value-type="float">
            <text:p>0.218442437974857</text:p>
          </table:table-cell>
          <table:table-cell office:value-type="float" office:value="0.838777513514233" calcext:value-type="float">
            <text:p>0.838777513514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18</text:p>
          </table:table-cell>
          <table:table-cell table:number-columns-repeated="990"/>
        </table:table-row>
        <table:table-row table:style-name="ro2">
          <table:table-cell office:value-type="float" office:value="300.110917558147" calcext:value-type="float">
            <text:p>300.110917558147</text:p>
          </table:table-cell>
          <table:table-cell office:value-type="float" office:value="4.30737004597982" calcext:value-type="float">
            <text:p>4.30737004597982</text:p>
          </table:table-cell>
          <table:table-cell office:value-type="string" calcext:value-type="string">
            <text:p>C16H16N2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Nitro-2-(3-phenylpropylamino)benzoic aci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465" calcext:value-type="float">
            <text:p>602465</text:p>
          </table:table-cell>
          <table:table-cell office:value-type="float" office:value="1.0168516506438" calcext:value-type="float">
            <text:p>1.0168516506438</text:p>
          </table:table-cell>
          <table:table-cell office:value-type="float" office:value="0.89093469578546" calcext:value-type="float">
            <text:p>0.89093469578546</text:p>
          </table:table-cell>
          <table:table-cell office:value-type="float" office:value="1.25438572557885" calcext:value-type="float">
            <text:p>1.25438572557885</text:p>
          </table:table-cell>
          <table:table-cell office:value-type="float" office:value="1" calcext:value-type="float">
            <text:p>1</text:p>
          </table:table-cell>
          <table:table-cell office:value-type="float" office:value="0.899828367574091" calcext:value-type="float">
            <text:p>0.899828367574091</text:p>
          </table:table-cell>
          <table:table-cell office:value-type="float" office:value="0.519179853810547" calcext:value-type="float">
            <text:p>0.519179853810547</text:p>
          </table:table-cell>
          <table:table-cell office:value-type="float" office:value="0.117519511309762" calcext:value-type="float">
            <text:p>0.117519511309762</text:p>
          </table:table-cell>
          <table:table-cell office:value-type="float" office:value="1" calcext:value-type="float">
            <text:p>1</text:p>
          </table:table-cell>
          <table:table-cell office:value-type="float" office:value="435777.1875" calcext:value-type="float">
            <text:p>435777.1875</text:p>
          </table:table-cell>
          <table:table-cell office:value-type="float" office:value="381814.80625" calcext:value-type="float">
            <text:p>381814.80625</text:p>
          </table:table-cell>
          <table:table-cell office:value-type="float" office:value="537573.6796875" calcext:value-type="float">
            <text:p>537573.6796875</text:p>
          </table:table-cell>
          <table:table-cell office:value-type="float" office:value="428555.322916667" calcext:value-type="float">
            <text:p>428555.322916667</text:p>
          </table:table-cell>
          <table:table-cell office:value-type="float" office:value="59535.2818273313" calcext:value-type="float">
            <text:p>59535.2818273313</text:p>
          </table:table-cell>
          <table:table-cell office:value-type="float" office:value="115171.75941488" calcext:value-type="float">
            <text:p>115171.75941488</text:p>
          </table:table-cell>
          <table:table-cell office:value-type="float" office:value="59579.6417195827" calcext:value-type="float">
            <text:p>59579.6417195827</text:p>
          </table:table-cell>
          <table:table-cell office:value-type="float" office:value="77190.4608659741" calcext:value-type="float">
            <text:p>77190.4608659741</text:p>
          </table:table-cell>
          <table:table-cell office:value-type="float" office:value="0.136618628820104" calcext:value-type="float">
            <text:p>0.136618628820104</text:p>
          </table:table-cell>
          <table:table-cell office:value-type="float" office:value="0.301642989034503" calcext:value-type="float">
            <text:p>0.301642989034503</text:p>
          </table:table-cell>
          <table:table-cell office:value-type="float" office:value="0.11083065256137" calcext:value-type="float">
            <text:p>0.11083065256137</text:p>
          </table:table-cell>
          <table:table-cell office:value-type="float" office:value="0.180117844157507" calcext:value-type="float">
            <text:p>0.180117844157507</text:p>
          </table:table-cell>
          <table:table-cell office:value-type="float" office:value="0.00548840705762051" calcext:value-type="float">
            <text:p>0.005488407057621</text:p>
          </table:table-cell>
          <table:table-cell office:value-type="float" office:value="0.11364964377929" calcext:value-type="float">
            <text:p>0.11364964377929</text:p>
          </table:table-cell>
          <table:table-cell office:value-type="float" office:value="1.24998694984866" calcext:value-type="float">
            <text:p>1.24998694984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30</text:p>
          </table:table-cell>
          <table:table-cell table:number-columns-repeated="990"/>
        </table:table-row>
        <table:table-row table:style-name="ro2">
          <table:table-cell office:value-type="float" office:value="251.100504564101" calcext:value-type="float">
            <text:p>251.100504564101</text:p>
          </table:table-cell>
          <table:table-cell office:value-type="float" office:value="14.3086132049561" calcext:value-type="float">
            <text:p>14.3086132049561</text:p>
          </table:table-cell>
          <table:table-cell office:value-type="string" calcext:value-type="string">
            <text:p>C9H17NO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mic aci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57" calcext:value-type="float">
            <text:p>1113657</text:p>
          </table:table-cell>
          <table:table-cell office:value-type="float" office:value="0.98571506619499" calcext:value-type="float">
            <text:p>0.98571506619499</text:p>
          </table:table-cell>
          <table:table-cell office:value-type="float" office:value="1.30109757139626" calcext:value-type="float">
            <text:p>1.30109757139626</text:p>
          </table:table-cell>
          <table:table-cell office:value-type="float" office:value="1.25415035976354" calcext:value-type="float">
            <text:p>1.25415035976354</text:p>
          </table:table-cell>
          <table:table-cell office:value-type="float" office:value="1" calcext:value-type="float">
            <text:p>1</text:p>
          </table:table-cell>
          <table:table-cell office:value-type="float" office:value="0.919542279355102" calcext:value-type="float">
            <text:p>0.919542279355102</text:p>
          </table:table-cell>
          <table:table-cell office:value-type="float" office:value="0.2971612752843" calcext:value-type="float">
            <text:p>0.2971612752843</text:p>
          </table:table-cell>
          <table:table-cell office:value-type="float" office:value="0.0854541780705584" calcext:value-type="float">
            <text:p>0.085454178070559</text:p>
          </table:table-cell>
          <table:table-cell office:value-type="float" office:value="1" calcext:value-type="float">
            <text:p>1</text:p>
          </table:table-cell>
          <table:table-cell office:value-type="float" office:value="479811.625" calcext:value-type="float">
            <text:p>479811.625</text:p>
          </table:table-cell>
          <table:table-cell office:value-type="float" office:value="633328.8" calcext:value-type="float">
            <text:p>633328.8</text:p>
          </table:table-cell>
          <table:table-cell office:value-type="float" office:value="610476.5390625" calcext:value-type="float">
            <text:p>610476.5390625</text:p>
          </table:table-cell>
          <table:table-cell office:value-type="float" office:value="486765.03125" calcext:value-type="float">
            <text:p>486765.03125</text:p>
          </table:table-cell>
          <table:table-cell office:value-type="float" office:value="100145.197319122" calcext:value-type="float">
            <text:p>100145.197319122</text:p>
          </table:table-cell>
          <table:table-cell office:value-type="float" office:value="264887.420151505" calcext:value-type="float">
            <text:p>264887.420151505</text:p>
          </table:table-cell>
          <table:table-cell office:value-type="float" office:value="74894.7832817039" calcext:value-type="float">
            <text:p>74894.7832817039</text:p>
          </table:table-cell>
          <table:table-cell office:value-type="float" office:value="73036.8762005454" calcext:value-type="float">
            <text:p>73036.8762005454</text:p>
          </table:table-cell>
          <table:table-cell office:value-type="float" office:value="0.208717738589852" calcext:value-type="float">
            <text:p>0.208717738589852</text:p>
          </table:table-cell>
          <table:table-cell office:value-type="float" office:value="0.418246288738969" calcext:value-type="float">
            <text:p>0.418246288738969</text:p>
          </table:table-cell>
          <table:table-cell office:value-type="float" office:value="0.122682492265335" calcext:value-type="float">
            <text:p>0.122682492265335</text:p>
          </table:table-cell>
          <table:table-cell office:value-type="float" office:value="0.150045445978296" calcext:value-type="float">
            <text:p>0.150045445978296</text:p>
          </table:table-cell>
          <table:table-cell office:value-type="float" office:value="0.00314707123705857" calcext:value-type="float">
            <text:p>0.003147071237059</text:p>
          </table:table-cell>
          <table:table-cell office:value-type="float" office:value="0.284516754274635" calcext:value-type="float">
            <text:p>0.284516754274635</text:p>
          </table:table-cell>
          <table:table-cell office:value-type="float" office:value="1.39849024078212" calcext:value-type="float">
            <text:p>1.39849024078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68</text:p>
          </table:table-cell>
          <table:table-cell table:number-columns-repeated="990"/>
        </table:table-row>
        <table:table-row table:style-name="ro2">
          <table:table-cell office:value-type="float" office:value="541.060294850392" calcext:value-type="float">
            <text:p>541.060294850392</text:p>
          </table:table-cell>
          <table:table-cell office:value-type="float" office:value="13.4763291931152" calcext:value-type="float">
            <text:p>13.4763291931152</text:p>
          </table:table-cell>
          <table:table-cell office:value-type="string" calcext:value-type="string">
            <text:p>C15H21N5O13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ic ADP-rib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5934" calcext:value-type="float">
            <text:p>2245934</text:p>
          </table:table-cell>
          <table:table-cell office:value-type="float" office:value="0.870512548558283" calcext:value-type="float">
            <text:p>0.870512548558283</text:p>
          </table:table-cell>
          <table:table-cell office:value-type="float" office:value="2.4110954303191" calcext:value-type="float">
            <text:p>2.4110954303191</text:p>
          </table:table-cell>
          <table:table-cell office:value-type="float" office:value="1.21938592729331" calcext:value-type="float">
            <text:p>1.21938592729331</text:p>
          </table:table-cell>
          <table:table-cell office:value-type="float" office:value="1" calcext:value-type="float">
            <text:p>1</text:p>
          </table:table-cell>
          <table:table-cell office:value-type="float" office:value="0.563838431021781" calcext:value-type="float">
            <text:p>0.563838431021781</text:p>
          </table:table-cell>
          <table:table-cell office:value-type="float" office:value="0.0367708737886822" calcext:value-type="float">
            <text:p>0.036770873788682</text:p>
          </table:table-cell>
          <table:table-cell office:value-type="float" office:value="0.369922307911315" calcext:value-type="float">
            <text:p>0.369922307911315</text:p>
          </table:table-cell>
          <table:table-cell office:value-type="float" office:value="1" calcext:value-type="float">
            <text:p>1</text:p>
          </table:table-cell>
          <table:table-cell office:value-type="float" office:value="472362.234375" calcext:value-type="float">
            <text:p>472362.234375</text:p>
          </table:table-cell>
          <table:table-cell office:value-type="float" office:value="1308321.6625" calcext:value-type="float">
            <text:p>1308321.6625</text:p>
          </table:table-cell>
          <table:table-cell office:value-type="float" office:value="661669.796875" calcext:value-type="float">
            <text:p>661669.796875</text:p>
          </table:table-cell>
          <table:table-cell office:value-type="float" office:value="542625.416666667" calcext:value-type="float">
            <text:p>542625.416666667</text:p>
          </table:table-cell>
          <table:table-cell office:value-type="float" office:value="60397.5126653609" calcext:value-type="float">
            <text:p>60397.5126653609</text:p>
          </table:table-cell>
          <table:table-cell office:value-type="float" office:value="566706.846727556" calcext:value-type="float">
            <text:p>566706.846727556</text:p>
          </table:table-cell>
          <table:table-cell office:value-type="float" office:value="104246.697083149" calcext:value-type="float">
            <text:p>104246.697083149</text:p>
          </table:table-cell>
          <table:table-cell office:value-type="float" office:value="174692.266512599" calcext:value-type="float">
            <text:p>174692.266512599</text:p>
          </table:table-cell>
          <table:table-cell office:value-type="float" office:value="0.127862704234336" calcext:value-type="float">
            <text:p>0.127862704234336</text:p>
          </table:table-cell>
          <table:table-cell office:value-type="float" office:value="0.43315559389628" calcext:value-type="float">
            <text:p>0.43315559389628</text:p>
          </table:table-cell>
          <table:table-cell office:value-type="float" office:value="0.157550937908146" calcext:value-type="float">
            <text:p>0.157550937908146</text:p>
          </table:table-cell>
          <table:table-cell office:value-type="float" office:value="0.321938967742663" calcext:value-type="float">
            <text:p>0.321938967742663</text:p>
          </table:table-cell>
          <table:table-cell office:value-type="float" office:value="0.144501068915609" calcext:value-type="float">
            <text:p>0.144501068915609</text:p>
          </table:table-cell>
          <table:table-cell office:value-type="float" office:value="1.66714251651566" calcext:value-type="float">
            <text:p>1.66714251651566</text:p>
          </table:table-cell>
          <table:table-cell office:value-type="float" office:value="0.342434360663872" calcext:value-type="float">
            <text:p>0.342434360663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503</text:p>
          </table:table-cell>
          <table:table-cell table:number-columns-repeated="990"/>
        </table:table-row>
        <table:table-row table:style-name="ro2">
          <table:table-cell office:value-type="float" office:value="252.20894749022" calcext:value-type="float">
            <text:p>252.20894749022</text:p>
          </table:table-cell>
          <table:table-cell office:value-type="float" office:value="4.20145305286753" calcext:value-type="float">
            <text:p>4.20145305286753</text:p>
          </table:table-cell>
          <table:table-cell office:value-type="string" calcext:value-type="string">
            <text:p>C16H28O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-10-Hexadecadienoicaci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77" calcext:value-type="float">
            <text:p>1435477</text:p>
          </table:table-cell>
          <table:table-cell office:value-type="float" office:value="1.16729622905288" calcext:value-type="float">
            <text:p>1.16729622905288</text:p>
          </table:table-cell>
          <table:table-cell office:value-type="float" office:value="1.13694187868841" calcext:value-type="float">
            <text:p>1.13694187868841</text:p>
          </table:table-cell>
          <table:table-cell office:value-type="float" office:value="1.19770804741085" calcext:value-type="float">
            <text:p>1.19770804741085</text:p>
          </table:table-cell>
          <table:table-cell office:value-type="float" office:value="1" calcext:value-type="float">
            <text:p>1</text:p>
          </table:table-cell>
          <table:table-cell office:value-type="float" office:value="0.777268405215297" calcext:value-type="float">
            <text:p>0.777268405215297</text:p>
          </table:table-cell>
          <table:table-cell office:value-type="float" office:value="0.758365000068595" calcext:value-type="float">
            <text:p>0.758365000068595</text:p>
          </table:table-cell>
          <table:table-cell office:value-type="float" office:value="0.743080269655609" calcext:value-type="float">
            <text:p>0.743080269655609</text:p>
          </table:table-cell>
          <table:table-cell office:value-type="float" office:value="1" calcext:value-type="float">
            <text:p>1</text:p>
          </table:table-cell>
          <table:table-cell office:value-type="float" office:value="760053.78125" calcext:value-type="float">
            <text:p>760053.78125</text:p>
          </table:table-cell>
          <table:table-cell office:value-type="float" office:value="740289.35625" calcext:value-type="float">
            <text:p>740289.35625</text:p>
          </table:table-cell>
          <table:table-cell office:value-type="float" office:value="779855.625" calcext:value-type="float">
            <text:p>779855.625</text:p>
          </table:table-cell>
          <table:table-cell office:value-type="float" office:value="651123.307291667" calcext:value-type="float">
            <text:p>651123.307291667</text:p>
          </table:table-cell>
          <table:table-cell office:value-type="float" office:value="580086.45260118" calcext:value-type="float">
            <text:p>580086.45260118</text:p>
          </table:table-cell>
          <table:table-cell office:value-type="float" office:value="348813.286588999" calcext:value-type="float">
            <text:p>348813.286588999</text:p>
          </table:table-cell>
          <table:table-cell office:value-type="float" office:value="596648.908362968" calcext:value-type="float">
            <text:p>596648.908362968</text:p>
          </table:table-cell>
          <table:table-cell office:value-type="float" office:value="383048.961731942" calcext:value-type="float">
            <text:p>383048.961731942</text:p>
          </table:table-cell>
          <table:table-cell office:value-type="float" office:value="0.763217639213843" calcext:value-type="float">
            <text:p>0.763217639213843</text:p>
          </table:table-cell>
          <table:table-cell office:value-type="float" office:value="0.471185062494946" calcext:value-type="float">
            <text:p>0.471185062494946</text:p>
          </table:table-cell>
          <table:table-cell office:value-type="float" office:value="0.765076110546703" calcext:value-type="float">
            <text:p>0.765076110546703</text:p>
          </table:table-cell>
          <table:table-cell office:value-type="float" office:value="0.588289433725274" calcext:value-type="float">
            <text:p>0.588289433725274</text:p>
          </table:table-cell>
          <table:table-cell office:value-type="float" office:value="0.0245554430491332" calcext:value-type="float">
            <text:p>0.024555443049133</text:p>
          </table:table-cell>
          <table:table-cell office:value-type="float" office:value="0.0296224543822618" calcext:value-type="float">
            <text:p>0.029622454382262</text:p>
          </table:table-cell>
          <table:table-cell office:value-type="float" office:value="0.0329649256214058" calcext:value-type="float">
            <text:p>0.032964925621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44</text:p>
          </table:table-cell>
          <table:table-cell table:number-columns-repeated="990"/>
        </table:table-row>
        <table:table-row table:style-name="ro2">
          <table:table-cell office:value-type="float" office:value="256.121159487371" calcext:value-type="float">
            <text:p>256.121159487371</text:p>
          </table:table-cell>
          <table:table-cell office:value-type="float" office:value="7.3417925008138" calcext:value-type="float">
            <text:p>7.3417925008138</text:p>
          </table:table-cell>
          <table:table-cell office:value-type="string" calcext:value-type="string">
            <text:p>C15H16N2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ymido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793" calcext:value-type="float">
            <text:p>428793</text:p>
          </table:table-cell>
          <table:table-cell office:value-type="float" office:value="0.951838973493955" calcext:value-type="float">
            <text:p>0.951838973493955</text:p>
          </table:table-cell>
          <table:table-cell office:value-type="float" office:value="0.816924544031475" calcext:value-type="float">
            <text:p>0.816924544031475</text:p>
          </table:table-cell>
          <table:table-cell office:value-type="float" office:value="1.13120146289885" calcext:value-type="float">
            <text:p>1.13120146289885</text:p>
          </table:table-cell>
          <table:table-cell office:value-type="float" office:value="1" calcext:value-type="float">
            <text:p>1</text:p>
          </table:table-cell>
          <table:table-cell office:value-type="float" office:value="0.731418592579273" calcext:value-type="float">
            <text:p>0.731418592579273</text:p>
          </table:table-cell>
          <table:table-cell office:value-type="float" office:value="0.158751178829134" calcext:value-type="float">
            <text:p>0.158751178829134</text:p>
          </table:table-cell>
          <table:table-cell office:value-type="float" office:value="0.340719751122045" calcext:value-type="float">
            <text:p>0.340719751122045</text:p>
          </table:table-cell>
          <table:table-cell office:value-type="float" office:value="1" calcext:value-type="float">
            <text:p>1</text:p>
          </table:table-cell>
          <table:table-cell office:value-type="float" office:value="305833.84375" calcext:value-type="float">
            <text:p>305833.84375</text:p>
          </table:table-cell>
          <table:table-cell office:value-type="float" office:value="262484.70625" calcext:value-type="float">
            <text:p>262484.70625</text:p>
          </table:table-cell>
          <table:table-cell office:value-type="float" office:value="363464.515625" calcext:value-type="float">
            <text:p>363464.515625</text:p>
          </table:table-cell>
          <table:table-cell office:value-type="float" office:value="321308.385416667" calcext:value-type="float">
            <text:p>321308.385416667</text:p>
          </table:table-cell>
          <table:table-cell office:value-type="float" office:value="64327.0572631055" calcext:value-type="float">
            <text:p>64327.0572631055</text:p>
          </table:table-cell>
          <table:table-cell office:value-type="float" office:value="41743.373535765" calcext:value-type="float">
            <text:p>41743.373535765</text:p>
          </table:table-cell>
          <table:table-cell office:value-type="float" office:value="56956.4959820309" calcext:value-type="float">
            <text:p>56956.4959820309</text:p>
          </table:table-cell>
          <table:table-cell office:value-type="float" office:value="48423.7325861155" calcext:value-type="float">
            <text:p>48423.7325861155</text:p>
          </table:table-cell>
          <table:table-cell office:value-type="float" office:value="0.210333351189507" calcext:value-type="float">
            <text:p>0.210333351189507</text:p>
          </table:table-cell>
          <table:table-cell office:value-type="float" office:value="0.159031640860657" calcext:value-type="float">
            <text:p>0.159031640860657</text:p>
          </table:table-cell>
          <table:table-cell office:value-type="float" office:value="0.156704419643526" calcext:value-type="float">
            <text:p>0.156704419643526</text:p>
          </table:table-cell>
          <table:table-cell office:value-type="float" office:value="0.150707964011959" calcext:value-type="float">
            <text:p>0.150707964011959</text:p>
          </table:table-cell>
          <table:table-cell office:value-type="float" office:value="0.0369378045163646" calcext:value-type="float">
            <text:p>0.036937804516365</text:p>
          </table:table-cell>
          <table:table-cell office:value-type="float" office:value="0.84656580535251" calcext:value-type="float">
            <text:p>0.84656580535251</text:p>
          </table:table-cell>
          <table:table-cell office:value-type="float" office:value="0.31797656334775" calcext:value-type="float">
            <text:p>0.31797656334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36</text:p>
          </table:table-cell>
          <table:table-cell table:number-columns-repeated="990"/>
        </table:table-row>
        <table:table-row table:style-name="ro2">
          <table:table-cell office:value-type="float" office:value="193.073703173056" calcext:value-type="float">
            <text:p>193.073703173056</text:p>
          </table:table-cell>
          <table:table-cell office:value-type="float" office:value="4.31190761990017" calcext:value-type="float">
            <text:p>4.31190761990017</text:p>
          </table:table-cell>
          <table:table-cell office:value-type="string" calcext:value-type="string">
            <text:p>C10H11NO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chor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052" calcext:value-type="float">
            <text:p>166052</text:p>
          </table:table-cell>
          <table:table-cell office:value-type="float" office:value="0.994320083567121" calcext:value-type="float">
            <text:p>0.994320083567121</text:p>
          </table:table-cell>
          <table:table-cell office:value-type="float" office:value="0.925565764433362" calcext:value-type="float">
            <text:p>0.925565764433362</text:p>
          </table:table-cell>
          <table:table-cell office:value-type="float" office:value="1.12917088525447" calcext:value-type="float">
            <text:p>1.12917088525447</text:p>
          </table:table-cell>
          <table:table-cell office:value-type="float" office:value="1" calcext:value-type="float">
            <text:p>1</text:p>
          </table:table-cell>
          <table:table-cell office:value-type="float" office:value="0.945198276820912" calcext:value-type="float">
            <text:p>0.945198276820912</text:p>
          </table:table-cell>
          <table:table-cell office:value-type="float" office:value="0.416786292899374" calcext:value-type="float">
            <text:p>0.416786292899374</text:p>
          </table:table-cell>
          <table:table-cell office:value-type="float" office:value="0.222032865691211" calcext:value-type="float">
            <text:p>0.222032865691211</text:p>
          </table:table-cell>
          <table:table-cell office:value-type="float" office:value="1" calcext:value-type="float">
            <text:p>1</text:p>
          </table:table-cell>
          <table:table-cell office:value-type="float" office:value="129194.970703125" calcext:value-type="float">
            <text:p>129194.970703125</text:p>
          </table:table-cell>
          <table:table-cell office:value-type="float" office:value="120261.5171875" calcext:value-type="float">
            <text:p>120261.5171875</text:p>
          </table:table-cell>
          <table:table-cell office:value-type="float" office:value="146716.537109375" calcext:value-type="float">
            <text:p>146716.537109375</text:p>
          </table:table-cell>
          <table:table-cell office:value-type="float" office:value="129932.979166667" calcext:value-type="float">
            <text:p>129932.979166667</text:p>
          </table:table-cell>
          <table:table-cell office:value-type="float" office:value="18106.4034630108" calcext:value-type="float">
            <text:p>18106.4034630108</text:p>
          </table:table-cell>
          <table:table-cell office:value-type="float" office:value="22387.5416524391" calcext:value-type="float">
            <text:p>22387.5416524391</text:p>
          </table:table-cell>
          <table:table-cell office:value-type="float" office:value="21366.842634484" calcext:value-type="float">
            <text:p>21366.842634484</text:p>
          </table:table-cell>
          <table:table-cell office:value-type="float" office:value="7877.55870519725" calcext:value-type="float">
            <text:p>7877.55870519725</text:p>
          </table:table-cell>
          <table:table-cell office:value-type="float" office:value="0.140147897123776" calcext:value-type="float">
            <text:p>0.140147897123776</text:p>
          </table:table-cell>
          <table:table-cell office:value-type="float" office:value="0.186157152977994" calcext:value-type="float">
            <text:p>0.186157152977994</text:p>
          </table:table-cell>
          <table:table-cell office:value-type="float" office:value="0.145633498823349" calcext:value-type="float">
            <text:p>0.145633498823349</text:p>
          </table:table-cell>
          <table:table-cell office:value-type="float" office:value="0.0606278618078371" calcext:value-type="float">
            <text:p>0.060627861807837</text:p>
          </table:table-cell>
          <table:table-cell office:value-type="float" office:value="0.00139692125388525" calcext:value-type="float">
            <text:p>0.001396921253885</text:p>
          </table:table-cell>
          <table:table-cell office:value-type="float" office:value="0.166064547188348" calcext:value-type="float">
            <text:p>0.166064547188348</text:p>
          </table:table-cell>
          <table:table-cell office:value-type="float" office:value="0.543171925219806" calcext:value-type="float">
            <text:p>0.543171925219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92</text:p>
          </table:table-cell>
          <table:table-cell table:number-columns-repeated="990"/>
        </table:table-row>
        <table:table-row table:style-name="ro2">
          <table:table-cell office:value-type="float" office:value="191.079445036227" calcext:value-type="float">
            <text:p>191.079445036227</text:p>
          </table:table-cell>
          <table:table-cell office:value-type="float" office:value="12.5157000223796" calcext:value-type="float">
            <text:p>12.5157000223796</text:p>
          </table:table-cell>
          <table:table-cell office:value-type="string" calcext:value-type="string">
            <text:p>C7H13N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amino-3,7-dideoxy-D-threo-hept-6-uloson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210" calcext:value-type="float">
            <text:p>234210</text:p>
          </table:table-cell>
          <table:table-cell office:value-type="float" office:value="0.8765362294206" calcext:value-type="float">
            <text:p>0.8765362294206</text:p>
          </table:table-cell>
          <table:table-cell office:value-type="float" office:value="1.60823496460528" calcext:value-type="float">
            <text:p>1.60823496460528</text:p>
          </table:table-cell>
          <table:table-cell office:value-type="float" office:value="1.11587493280827" calcext:value-type="float">
            <text:p>1.11587493280827</text:p>
          </table:table-cell>
          <table:table-cell office:value-type="float" office:value="1" calcext:value-type="float">
            <text:p>1</text:p>
          </table:table-cell>
          <table:table-cell office:value-type="float" office:value="0.642220079884671" calcext:value-type="float">
            <text:p>0.642220079884671</text:p>
          </table:table-cell>
          <table:table-cell office:value-type="float" office:value="0.158215015630726" calcext:value-type="float">
            <text:p>0.158215015630726</text:p>
          </table:table-cell>
          <table:table-cell office:value-type="float" office:value="0.672300515868567" calcext:value-type="float">
            <text:p>0.672300515868567</text:p>
          </table:table-cell>
          <table:table-cell office:value-type="float" office:value="1" calcext:value-type="float">
            <text:p>1</text:p>
          </table:table-cell>
          <table:table-cell office:value-type="float" office:value="80063.828125" calcext:value-type="float">
            <text:p>80063.828125</text:p>
          </table:table-cell>
          <table:table-cell office:value-type="float" office:value="146898.0328125" calcext:value-type="float">
            <text:p>146898.0328125</text:p>
          </table:table-cell>
          <table:table-cell office:value-type="float" office:value="101925.30078125" calcext:value-type="float">
            <text:p>101925.30078125</text:p>
          </table:table-cell>
          <table:table-cell office:value-type="float" office:value="91341.1510416667" calcext:value-type="float">
            <text:p>91341.1510416667</text:p>
          </table:table-cell>
          <table:table-cell office:value-type="float" office:value="29498.2870989628" calcext:value-type="float">
            <text:p>29498.2870989628</text:p>
          </table:table-cell>
          <table:table-cell office:value-type="float" office:value="66447.9778679978" calcext:value-type="float">
            <text:p>66447.9778679978</text:p>
          </table:table-cell>
          <table:table-cell office:value-type="float" office:value="31972.2097917321" calcext:value-type="float">
            <text:p>31972.2097917321</text:p>
          </table:table-cell>
          <table:table-cell office:value-type="float" office:value="29764.6658708192" calcext:value-type="float">
            <text:p>29764.6658708192</text:p>
          </table:table-cell>
          <table:table-cell office:value-type="float" office:value="0.368434632589745" calcext:value-type="float">
            <text:p>0.368434632589745</text:p>
          </table:table-cell>
          <table:table-cell office:value-type="float" office:value="0.452340828503889" calcext:value-type="float">
            <text:p>0.452340828503889</text:p>
          </table:table-cell>
          <table:table-cell office:value-type="float" office:value="0.313682761264058" calcext:value-type="float">
            <text:p>0.313682761264058</text:p>
          </table:table-cell>
          <table:table-cell office:value-type="float" office:value="0.32586260991217" calcext:value-type="float">
            <text:p>0.32586260991217</text:p>
          </table:table-cell>
          <table:table-cell office:value-type="float" office:value="0.0724213603482825" calcext:value-type="float">
            <text:p>0.072421360348283</text:p>
          </table:table-cell>
          <table:table-cell office:value-type="float" office:value="0.582231736502342" calcext:value-type="float">
            <text:p>0.582231736502342</text:p>
          </table:table-cell>
          <table:table-cell office:value-type="float" office:value="0.0587080593457033" calcext:value-type="float">
            <text:p>0.058708059345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37</text:p>
          </table:table-cell>
          <table:table-cell table:number-columns-repeated="990"/>
        </table:table-row>
        <table:table-row table:style-name="ro2">
          <table:table-cell office:value-type="float" office:value="189.100248640219" calcext:value-type="float">
            <text:p>189.100248640219</text:p>
          </table:table-cell>
          <table:table-cell office:value-type="float" office:value="12.1891367594401" calcext:value-type="float">
            <text:p>12.1891367594401</text:p>
          </table:table-cell>
          <table:table-cell office:value-type="string" calcext:value-type="string">
            <text:p>C8H15NO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tanosperm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577" calcext:value-type="float">
            <text:p>154577</text:p>
          </table:table-cell>
          <table:table-cell office:value-type="float" office:value="0.841372831187874" calcext:value-type="float">
            <text:p>0.841372831187874</text:p>
          </table:table-cell>
          <table:table-cell office:value-type="float" office:value="0.901347488623166" calcext:value-type="float">
            <text:p>0.901347488623166</text:p>
          </table:table-cell>
          <table:table-cell office:value-type="float" office:value="1.10841842803228" calcext:value-type="float">
            <text:p>1.10841842803228</text:p>
          </table:table-cell>
          <table:table-cell office:value-type="float" office:value="1" calcext:value-type="float">
            <text:p>1</text:p>
          </table:table-cell>
          <table:table-cell office:value-type="float" office:value="0.567488828931698" calcext:value-type="float">
            <text:p>0.567488828931698</text:p>
          </table:table-cell>
          <table:table-cell office:value-type="float" office:value="0.729877917029674" calcext:value-type="float">
            <text:p>0.729877917029674</text:p>
          </table:table-cell>
          <table:table-cell office:value-type="float" office:value="0.673034857175756" calcext:value-type="float">
            <text:p>0.673034857175756</text:p>
          </table:table-cell>
          <table:table-cell office:value-type="float" office:value="1" calcext:value-type="float">
            <text:p>1</text:p>
          </table:table-cell>
          <table:table-cell office:value-type="float" office:value="88099.279296875" calcext:value-type="float">
            <text:p>88099.279296875</text:p>
          </table:table-cell>
          <table:table-cell office:value-type="float" office:value="94379.163671875" calcext:value-type="float">
            <text:p>94379.163671875</text:p>
          </table:table-cell>
          <table:table-cell office:value-type="float" office:value="116061.34765625" calcext:value-type="float">
            <text:p>116061.34765625</text:p>
          </table:table-cell>
          <table:table-cell office:value-type="float" office:value="104708.966145833" calcext:value-type="float">
            <text:p>104708.966145833</text:p>
          </table:table-cell>
          <table:table-cell office:value-type="float" office:value="34934.5676389751" calcext:value-type="float">
            <text:p>34934.5676389751</text:p>
          </table:table-cell>
          <table:table-cell office:value-type="float" office:value="43817.0447754501" calcext:value-type="float">
            <text:p>43817.0447754501</text:p>
          </table:table-cell>
          <table:table-cell office:value-type="float" office:value="28266.6678393297" calcext:value-type="float">
            <text:p>28266.6678393297</text:p>
          </table:table-cell>
          <table:table-cell office:value-type="float" office:value="35451.566844637" calcext:value-type="float">
            <text:p>35451.566844637</text:p>
          </table:table-cell>
          <table:table-cell office:value-type="float" office:value="0.396536361225537" calcext:value-type="float">
            <text:p>0.396536361225537</text:p>
          </table:table-cell>
          <table:table-cell office:value-type="float" office:value="0.464266084490719" calcext:value-type="float">
            <text:p>0.464266084490719</text:p>
          </table:table-cell>
          <table:table-cell office:value-type="float" office:value="0.243549367727917" calcext:value-type="float">
            <text:p>0.243549367727917</text:p>
          </table:table-cell>
          <table:table-cell office:value-type="float" office:value="0.338572408357675" calcext:value-type="float">
            <text:p>0.338572408357675</text:p>
          </table:table-cell>
          <table:table-cell office:value-type="float" office:value="0.111366667591718" calcext:value-type="float">
            <text:p>0.111366667591718</text:p>
          </table:table-cell>
          <table:table-cell office:value-type="float" office:value="0.0335893349381304" calcext:value-type="float">
            <text:p>0.03358933493813</text:p>
          </table:table-cell>
          <table:table-cell office:value-type="float" office:value="0.0626887008158261" calcext:value-type="float">
            <text:p>0.062688700815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72</text:p>
          </table:table-cell>
          <table:table-cell table:number-columns-repeated="990"/>
        </table:table-row>
        <table:table-row table:style-name="ro2">
          <table:table-cell office:value-type="float" office:value="321.069896189845" calcext:value-type="float">
            <text:p>321.069896189845</text:p>
          </table:table-cell>
          <table:table-cell office:value-type="float" office:value="20.5077868426287" calcext:value-type="float">
            <text:p>20.5077868426287</text:p>
          </table:table-cell>
          <table:table-cell office:value-type="string" calcext:value-type="string">
            <text:p>C11H15NO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a-Citryl-L-glutamic aci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748" calcext:value-type="float">
            <text:p>332748</text:p>
          </table:table-cell>
          <table:table-cell office:value-type="float" office:value="0.952054505587154" calcext:value-type="float">
            <text:p>0.952054505587154</text:p>
          </table:table-cell>
          <table:table-cell office:value-type="float" office:value="0.901136385578708" calcext:value-type="float">
            <text:p>0.901136385578708</text:p>
          </table:table-cell>
          <table:table-cell office:value-type="float" office:value="1.09141475537457" calcext:value-type="float">
            <text:p>1.09141475537457</text:p>
          </table:table-cell>
          <table:table-cell office:value-type="float" office:value="1" calcext:value-type="float">
            <text:p>1</text:p>
          </table:table-cell>
          <table:table-cell office:value-type="float" office:value="0.908314910794923" calcext:value-type="float">
            <text:p>0.908314910794923</text:p>
          </table:table-cell>
          <table:table-cell office:value-type="float" office:value="0.858691739522249" calcext:value-type="float">
            <text:p>0.858691739522249</text:p>
          </table:table-cell>
          <table:table-cell office:value-type="float" office:value="0.872826123540295" calcext:value-type="float">
            <text:p>0.872826123540295</text:p>
          </table:table-cell>
          <table:table-cell office:value-type="float" office:value="1" calcext:value-type="float">
            <text:p>1</text:p>
          </table:table-cell>
          <table:table-cell office:value-type="float" office:value="118898.36328125" calcext:value-type="float">
            <text:p>118898.36328125</text:p>
          </table:table-cell>
          <table:table-cell office:value-type="float" office:value="112539.3984375" calcext:value-type="float">
            <text:p>112539.3984375</text:p>
          </table:table-cell>
          <table:table-cell office:value-type="float" office:value="136302.519775391" calcext:value-type="float">
            <text:p>136302.519775391</text:p>
          </table:table-cell>
          <table:table-cell office:value-type="float" office:value="124886.088541667" calcext:value-type="float">
            <text:p>124886.088541667</text:p>
          </table:table-cell>
          <table:table-cell office:value-type="float" office:value="84030.8440483525" calcext:value-type="float">
            <text:p>84030.8440483525</text:p>
          </table:table-cell>
          <table:table-cell office:value-type="float" office:value="135942.96070966" calcext:value-type="float">
            <text:p>135942.96070966</text:p>
          </table:table-cell>
          <table:table-cell office:value-type="float" office:value="123446.714391596" calcext:value-type="float">
            <text:p>123446.714391596</text:p>
          </table:table-cell>
          <table:table-cell office:value-type="float" office:value="44578.7305821263" calcext:value-type="float">
            <text:p>44578.7305821263</text:p>
          </table:table-cell>
          <table:table-cell office:value-type="float" office:value="0.706745170659586" calcext:value-type="float">
            <text:p>0.706745170659586</text:p>
          </table:table-cell>
          <table:table-cell office:value-type="float" office:value="1.20795883572416" calcext:value-type="float">
            <text:p>1.20795883572416</text:p>
          </table:table-cell>
          <table:table-cell office:value-type="float" office:value="0.90568182154681" calcext:value-type="float">
            <text:p>0.90568182154681</text:p>
          </table:table-cell>
          <table:table-cell office:value-type="float" office:value="0.356955134896816" calcext:value-type="float">
            <text:p>0.356955134896816</text:p>
          </table:table-cell>
          <table:table-cell office:value-type="float" office:value="0.00396232169656533" calcext:value-type="float">
            <text:p>0.003962321696565</text:p>
          </table:table-cell>
          <table:table-cell office:value-type="float" office:value="0.00744785055613556" calcext:value-type="float">
            <text:p>0.007447850556136</text:p>
          </table:table-cell>
          <table:table-cell office:value-type="float" office:value="0.0075660176391611" calcext:value-type="float">
            <text:p>0.007566017639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67</text:p>
          </table:table-cell>
          <table:table-cell table:number-columns-repeated="990"/>
        </table:table-row>
        <table:table-row table:style-name="ro2">
          <table:table-cell office:value-type="float" office:value="158.094270275813" calcext:value-type="float">
            <text:p>158.094270275813</text:p>
          </table:table-cell>
          <table:table-cell office:value-type="float" office:value="7.35971183776855" calcext:value-type="float">
            <text:p>7.35971183776855</text:p>
          </table:table-cell>
          <table:table-cell office:value-type="string" calcext:value-type="string">
            <text:p>C8H14O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yl 3-oxohexano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470" calcext:value-type="float">
            <text:p>288470</text:p>
          </table:table-cell>
          <table:table-cell office:value-type="float" office:value="1.12065859907246" calcext:value-type="float">
            <text:p>1.12065859907246</text:p>
          </table:table-cell>
          <table:table-cell office:value-type="float" office:value="1.16180670550215" calcext:value-type="float">
            <text:p>1.16180670550215</text:p>
          </table:table-cell>
          <table:table-cell office:value-type="float" office:value="1.08867160983443" calcext:value-type="float">
            <text:p>1.08867160983443</text:p>
          </table:table-cell>
          <table:table-cell office:value-type="float" office:value="1" calcext:value-type="float">
            <text:p>1</text:p>
          </table:table-cell>
          <table:table-cell office:value-type="float" office:value="0.322613809947179" calcext:value-type="float">
            <text:p>0.322613809947179</text:p>
          </table:table-cell>
          <table:table-cell office:value-type="float" office:value="0.216136729597129" calcext:value-type="float">
            <text:p>0.216136729597129</text:p>
          </table:table-cell>
          <table:table-cell office:value-type="float" office:value="0.653292942928896" calcext:value-type="float">
            <text:p>0.653292942928896</text:p>
          </table:table-cell>
          <table:table-cell office:value-type="float" office:value="1" calcext:value-type="float">
            <text:p>1</text:p>
          </table:table-cell>
          <table:table-cell office:value-type="float" office:value="153699.765625" calcext:value-type="float">
            <text:p>153699.765625</text:p>
          </table:table-cell>
          <table:table-cell office:value-type="float" office:value="159343.28125" calcext:value-type="float">
            <text:p>159343.28125</text:p>
          </table:table-cell>
          <table:table-cell office:value-type="float" office:value="149312.708984375" calcext:value-type="float">
            <text:p>149312.708984375</text:p>
          </table:table-cell>
          <table:table-cell office:value-type="float" office:value="137151.283854167" calcext:value-type="float">
            <text:p>137151.283854167</text:p>
          </table:table-cell>
          <table:table-cell office:value-type="float" office:value="11186.968748014" calcext:value-type="float">
            <text:p>11186.968748014</text:p>
          </table:table-cell>
          <table:table-cell office:value-type="float" office:value="16643.0580003211" calcext:value-type="float">
            <text:p>16643.0580003211</text:p>
          </table:table-cell>
          <table:table-cell office:value-type="float" office:value="43922.2316357833" calcext:value-type="float">
            <text:p>43922.2316357833</text:p>
          </table:table-cell>
          <table:table-cell office:value-type="float" office:value="21870.2025029667" calcext:value-type="float">
            <text:p>21870.2025029667</text:p>
          </table:table-cell>
          <table:table-cell office:value-type="float" office:value="0.0727845530702256" calcext:value-type="float">
            <text:p>0.072784553070226</text:p>
          </table:table-cell>
          <table:table-cell office:value-type="float" office:value="0.104447817753979" calcext:value-type="float">
            <text:p>0.104447817753979</text:p>
          </table:table-cell>
          <table:table-cell office:value-type="float" office:value="0.294162713506053" calcext:value-type="float">
            <text:p>0.294162713506053</text:p>
          </table:table-cell>
          <table:table-cell office:value-type="float" office:value="0.15946042857478" calcext:value-type="float">
            <text:p>0.15946042857478</text:p>
          </table:table-cell>
          <table:table-cell office:value-type="float" office:value="0.453807972994244" calcext:value-type="float">
            <text:p>0.453807972994244</text:p>
          </table:table-cell>
          <table:table-cell office:value-type="float" office:value="0.652041063326034" calcext:value-type="float">
            <text:p>0.652041063326034</text:p>
          </table:table-cell>
          <table:table-cell office:value-type="float" office:value="0.0614339420348685" calcext:value-type="float">
            <text:p>0.061433942034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14</text:p>
          </table:table-cell>
          <table:table-cell table:number-columns-repeated="990"/>
        </table:table-row>
        <table:table-row table:style-name="ro2">
          <table:table-cell office:value-type="float" office:value="242.151987116049" calcext:value-type="float">
            <text:p>242.151987116049</text:p>
          </table:table-cell>
          <table:table-cell office:value-type="float" office:value="4.48206390804713" calcext:value-type="float">
            <text:p>4.48206390804713</text:p>
          </table:table-cell>
          <table:table-cell office:value-type="string" calcext:value-type="string">
            <text:p>C13H22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isocapryloyl-3R-hydroxymethyl-&amp;gamma;-butyrolact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835" calcext:value-type="float">
            <text:p>344835</text:p>
          </table:table-cell>
          <table:table-cell office:value-type="float" office:value="1.37905386383588" calcext:value-type="float">
            <text:p>1.37905386383588</text:p>
          </table:table-cell>
          <table:table-cell office:value-type="float" office:value="1.32252264871218" calcext:value-type="float">
            <text:p>1.32252264871218</text:p>
          </table:table-cell>
          <table:table-cell office:value-type="float" office:value="1.08815025697601" calcext:value-type="float">
            <text:p>1.08815025697601</text:p>
          </table:table-cell>
          <table:table-cell office:value-type="float" office:value="1" calcext:value-type="float">
            <text:p>1</text:p>
          </table:table-cell>
          <table:table-cell office:value-type="float" office:value="0.216184400381847" calcext:value-type="float">
            <text:p>0.216184400381847</text:p>
          </table:table-cell>
          <table:table-cell office:value-type="float" office:value="0.445824928956729" calcext:value-type="float">
            <text:p>0.445824928956729</text:p>
          </table:table-cell>
          <table:table-cell office:value-type="float" office:value="0.715207127859854" calcext:value-type="float">
            <text:p>0.715207127859854</text:p>
          </table:table-cell>
          <table:table-cell office:value-type="float" office:value="1" calcext:value-type="float">
            <text:p>1</text:p>
          </table:table-cell>
          <table:table-cell office:value-type="float" office:value="171525.771484375" calcext:value-type="float">
            <text:p>171525.771484375</text:p>
          </table:table-cell>
          <table:table-cell office:value-type="float" office:value="164494.4578125" calcext:value-type="float">
            <text:p>164494.4578125</text:p>
          </table:table-cell>
          <table:table-cell office:value-type="float" office:value="135343.380859375" calcext:value-type="float">
            <text:p>135343.380859375</text:p>
          </table:table-cell>
          <table:table-cell office:value-type="float" office:value="124379.3125" calcext:value-type="float">
            <text:p>124379.3125</text:p>
          </table:table-cell>
          <table:table-cell office:value-type="float" office:value="60362.7346006329" calcext:value-type="float">
            <text:p>60362.7346006329</text:p>
          </table:table-cell>
          <table:table-cell office:value-type="float" office:value="106076.313357061" calcext:value-type="float">
            <text:p>106076.313357061</text:p>
          </table:table-cell>
          <table:table-cell office:value-type="float" office:value="54481.2341128525" calcext:value-type="float">
            <text:p>54481.2341128525</text:p>
          </table:table-cell>
          <table:table-cell office:value-type="float" office:value="4952.04571913905" calcext:value-type="float">
            <text:p>4952.04571913905</text:p>
          </table:table-cell>
          <table:table-cell office:value-type="float" office:value="0.351916415115099" calcext:value-type="float">
            <text:p>0.351916415115099</text:p>
          </table:table-cell>
          <table:table-cell office:value-type="float" office:value="0.644862536815511" calcext:value-type="float">
            <text:p>0.644862536815511</text:p>
          </table:table-cell>
          <table:table-cell office:value-type="float" office:value="0.40254080965703" calcext:value-type="float">
            <text:p>0.40254080965703</text:p>
          </table:table-cell>
          <table:table-cell office:value-type="float" office:value="0.0398140624803586" calcext:value-type="float">
            <text:p>0.039814062480359</text:p>
          </table:table-cell>
          <table:table-cell office:value-type="float" office:value="0.605964562474924" calcext:value-type="float">
            <text:p>0.605964562474924</text:p>
          </table:table-cell>
          <table:table-cell office:value-type="float" office:value="0.142703440082088" calcext:value-type="float">
            <text:p>0.142703440082088</text:p>
          </table:table-cell>
          <table:table-cell office:value-type="float" office:value="0.0401676363374742" calcext:value-type="float">
            <text:p>0.040167636337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48</text:p>
          </table:table-cell>
          <table:table-cell table:number-columns-repeated="990"/>
        </table:table-row>
        <table:table-row table:style-name="ro2">
          <table:table-cell office:value-type="float" office:value="155.094628983987" calcext:value-type="float">
            <text:p>155.094628983987</text:p>
          </table:table-cell>
          <table:table-cell office:value-type="float" office:value="7.15964582231308" calcext:value-type="float">
            <text:p>7.15964582231308</text:p>
          </table:table-cell>
          <table:table-cell office:value-type="string" calcext:value-type="string">
            <text:p>C8H13N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ecol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442" calcext:value-type="float">
            <text:p>319442</text:p>
          </table:table-cell>
          <table:table-cell office:value-type="float" office:value="1.07514816399813" calcext:value-type="float">
            <text:p>1.07514816399813</text:p>
          </table:table-cell>
          <table:table-cell office:value-type="float" office:value="1.12592951807079" calcext:value-type="float">
            <text:p>1.12592951807079</text:p>
          </table:table-cell>
          <table:table-cell office:value-type="float" office:value="1.08045963504405" calcext:value-type="float">
            <text:p>1.08045963504405</text:p>
          </table:table-cell>
          <table:table-cell office:value-type="float" office:value="1" calcext:value-type="float">
            <text:p>1</text:p>
          </table:table-cell>
          <table:table-cell office:value-type="float" office:value="0.235456258287565" calcext:value-type="float">
            <text:p>0.235456258287565</text:p>
          </table:table-cell>
          <table:table-cell office:value-type="float" office:value="0.086151091239758" calcext:value-type="float">
            <text:p>0.086151091239758</text:p>
          </table:table-cell>
          <table:table-cell office:value-type="float" office:value="0.19600061196272" calcext:value-type="float">
            <text:p>0.19600061196272</text:p>
          </table:table-cell>
          <table:table-cell office:value-type="float" office:value="1" calcext:value-type="float">
            <text:p>1</text:p>
          </table:table-cell>
          <table:table-cell office:value-type="float" office:value="197400.65234375" calcext:value-type="float">
            <text:p>197400.65234375</text:p>
          </table:table-cell>
          <table:table-cell office:value-type="float" office:value="206724.271875" calcext:value-type="float">
            <text:p>206724.271875</text:p>
          </table:table-cell>
          <table:table-cell office:value-type="float" office:value="198375.85546875" calcext:value-type="float">
            <text:p>198375.85546875</text:p>
          </table:table-cell>
          <table:table-cell office:value-type="float" office:value="183603.208333333" calcext:value-type="float">
            <text:p>183603.208333333</text:p>
          </table:table-cell>
          <table:table-cell office:value-type="float" office:value="13197.8710135731" calcext:value-type="float">
            <text:p>13197.8710135731</text:p>
          </table:table-cell>
          <table:table-cell office:value-type="float" office:value="18063.5735380402" calcext:value-type="float">
            <text:p>18063.5735380402</text:p>
          </table:table-cell>
          <table:table-cell office:value-type="float" office:value="11622.2120555437" calcext:value-type="float">
            <text:p>11622.2120555437</text:p>
          </table:table-cell>
          <table:table-cell office:value-type="float" office:value="13168.6777169752" calcext:value-type="float">
            <text:p>13168.6777169752</text:p>
          </table:table-cell>
          <table:table-cell office:value-type="float" office:value="0.0668582948276716" calcext:value-type="float">
            <text:p>0.066858294827672</text:p>
          </table:table-cell>
          <table:table-cell office:value-type="float" office:value="0.0873800322245791" calcext:value-type="float">
            <text:p>0.087380032224579</text:p>
          </table:table-cell>
          <table:table-cell office:value-type="float" office:value="0.058586827656426" calcext:value-type="float">
            <text:p>0.058586827656426</text:p>
          </table:table-cell>
          <table:table-cell office:value-type="float" office:value="0.0717235708270811" calcext:value-type="float">
            <text:p>0.071723570827081</text:p>
          </table:table-cell>
          <table:table-cell office:value-type="float" office:value="0.547671537998847" calcext:value-type="float">
            <text:p>0.547671537998847</text:p>
          </table:table-cell>
          <table:table-cell office:value-type="float" office:value="1.06979456791012" calcext:value-type="float">
            <text:p>1.06979456791012</text:p>
          </table:table-cell>
          <table:table-cell office:value-type="float" office:value="0.707417368860298" calcext:value-type="float">
            <text:p>0.707417368860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33</text:p>
          </table:table-cell>
          <table:table-cell table:number-columns-repeated="990"/>
        </table:table-row>
        <table:table-row table:style-name="ro2">
          <table:table-cell office:value-type="float" office:value="383.142572843179" calcext:value-type="float">
            <text:p>383.142572843179</text:p>
          </table:table-cell>
          <table:table-cell office:value-type="float" office:value="13.0799300638835" calcext:value-type="float">
            <text:p>13.0799300638835</text:p>
          </table:table-cell>
          <table:table-cell office:value-type="string" calcext:value-type="string">
            <text:p>C14H25NO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-Acetyllactosam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645" calcext:value-type="float">
            <text:p>705645</text:p>
          </table:table-cell>
          <table:table-cell office:value-type="float" office:value="0.924532735623634" calcext:value-type="float">
            <text:p>0.924532735623634</text:p>
          </table:table-cell>
          <table:table-cell office:value-type="float" office:value="1.58406322719031" calcext:value-type="float">
            <text:p>1.58406322719031</text:p>
          </table:table-cell>
          <table:table-cell office:value-type="float" office:value="1.07402245268812" calcext:value-type="float">
            <text:p>1.07402245268812</text:p>
          </table:table-cell>
          <table:table-cell office:value-type="float" office:value="1" calcext:value-type="float">
            <text:p>1</text:p>
          </table:table-cell>
          <table:table-cell office:value-type="float" office:value="0.66133723830958" calcext:value-type="float">
            <text:p>0.66133723830958</text:p>
          </table:table-cell>
          <table:table-cell office:value-type="float" office:value="0.319287576730335" calcext:value-type="float">
            <text:p>0.319287576730335</text:p>
          </table:table-cell>
          <table:table-cell office:value-type="float" office:value="0.649183083252008" calcext:value-type="float">
            <text:p>0.649183083252008</text:p>
          </table:table-cell>
          <table:table-cell office:value-type="float" office:value="1" calcext:value-type="float">
            <text:p>1</text:p>
          </table:table-cell>
          <table:table-cell office:value-type="float" office:value="169270.6328125" calcext:value-type="float">
            <text:p>169270.6328125</text:p>
          </table:table-cell>
          <table:table-cell office:value-type="float" office:value="290022.596875" calcext:value-type="float">
            <text:p>290022.596875</text:p>
          </table:table-cell>
          <table:table-cell office:value-type="float" office:value="196640.37109375" calcext:value-type="float">
            <text:p>196640.37109375</text:p>
          </table:table-cell>
          <table:table-cell office:value-type="float" office:value="183087.765625" calcext:value-type="float">
            <text:p>183087.765625</text:p>
          </table:table-cell>
          <table:table-cell office:value-type="float" office:value="51836.4797690967" calcext:value-type="float">
            <text:p>51836.4797690967</text:p>
          </table:table-cell>
          <table:table-cell office:value-type="float" office:value="209333.617965749" calcext:value-type="float">
            <text:p>209333.617965749</text:p>
          </table:table-cell>
          <table:table-cell office:value-type="float" office:value="48167.6416697569" calcext:value-type="float">
            <text:p>48167.6416697569</text:p>
          </table:table-cell>
          <table:table-cell office:value-type="float" office:value="24321.859824879" calcext:value-type="float">
            <text:p>24321.859824879</text:p>
          </table:table-cell>
          <table:table-cell office:value-type="float" office:value="0.306234335559646" calcext:value-type="float">
            <text:p>0.306234335559646</text:p>
          </table:table-cell>
          <table:table-cell office:value-type="float" office:value="0.721783820368909" calcext:value-type="float">
            <text:p>0.721783820368909</text:p>
          </table:table-cell>
          <table:table-cell office:value-type="float" office:value="0.244952963635288" calcext:value-type="float">
            <text:p>0.244952963635288</text:p>
          </table:table-cell>
          <table:table-cell office:value-type="float" office:value="0.132842627369734" calcext:value-type="float">
            <text:p>0.132842627369734</text:p>
          </table:table-cell>
          <table:table-cell office:value-type="float" office:value="0.0582305564133376" calcext:value-type="float">
            <text:p>0.058230556413338</text:p>
          </table:table-cell>
          <table:table-cell office:value-type="float" office:value="0.25747609080177" calcext:value-type="float">
            <text:p>0.25747609080177</text:p>
          </table:table-cell>
          <table:table-cell office:value-type="float" office:value="0.0630816084063655" calcext:value-type="float">
            <text:p>0.063081608406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82</text:p>
          </table:table-cell>
          <table:table-cell table:number-columns-repeated="990"/>
        </table:table-row>
        <table:table-row table:style-name="ro2">
          <table:table-cell office:value-type="float" office:value="229.167856243186" calcext:value-type="float">
            <text:p>229.167856243186</text:p>
          </table:table-cell>
          <table:table-cell office:value-type="float" office:value="4.3796236038208" calcext:value-type="float">
            <text:p>4.3796236038208</text:p>
          </table:table-cell>
          <table:table-cell office:value-type="string" calcext:value-type="string">
            <text:p>C12H23N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Decanoylglyc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754" calcext:value-type="float">
            <text:p>274754</text:p>
          </table:table-cell>
          <table:table-cell office:value-type="float" office:value="0.727276546741233" calcext:value-type="float">
            <text:p>0.727276546741233</text:p>
          </table:table-cell>
          <table:table-cell office:value-type="float" office:value="0.647828905810348" calcext:value-type="float">
            <text:p>0.647828905810348</text:p>
          </table:table-cell>
          <table:table-cell office:value-type="float" office:value="1.07200665429515" calcext:value-type="float">
            <text:p>1.07200665429515</text:p>
          </table:table-cell>
          <table:table-cell office:value-type="float" office:value="1" calcext:value-type="float">
            <text:p>1</text:p>
          </table:table-cell>
          <table:table-cell office:value-type="float" office:value="0.258869271554125" calcext:value-type="float">
            <text:p>0.258869271554125</text:p>
          </table:table-cell>
          <table:table-cell office:value-type="float" office:value="0.171961882525478" calcext:value-type="float">
            <text:p>0.171961882525478</text:p>
          </table:table-cell>
          <table:table-cell office:value-type="float" office:value="0.803858515278508" calcext:value-type="float">
            <text:p>0.803858515278508</text:p>
          </table:table-cell>
          <table:table-cell office:value-type="float" office:value="1" calcext:value-type="float">
            <text:p>1</text:p>
          </table:table-cell>
          <table:table-cell office:value-type="float" office:value="114635.4921875" calcext:value-type="float">
            <text:p>114635.4921875</text:p>
          </table:table-cell>
          <table:table-cell office:value-type="float" office:value="102112.71875" calcext:value-type="float">
            <text:p>102112.71875</text:p>
          </table:table-cell>
          <table:table-cell office:value-type="float" office:value="168972.876953125" calcext:value-type="float">
            <text:p>168972.876953125</text:p>
          </table:table-cell>
          <table:table-cell office:value-type="float" office:value="157622.973958333" calcext:value-type="float">
            <text:p>157622.973958333</text:p>
          </table:table-cell>
          <table:table-cell office:value-type="float" office:value="39190.1306155784" calcext:value-type="float">
            <text:p>39190.1306155784</text:p>
          </table:table-cell>
          <table:table-cell office:value-type="float" office:value="50258.5736377169" calcext:value-type="float">
            <text:p>50258.5736377169</text:p>
          </table:table-cell>
          <table:table-cell office:value-type="float" office:value="69007.4278684333" calcext:value-type="float">
            <text:p>69007.4278684333</text:p>
          </table:table-cell>
          <table:table-cell office:value-type="float" office:value="45393.7695517622" calcext:value-type="float">
            <text:p>45393.7695517622</text:p>
          </table:table-cell>
          <table:table-cell office:value-type="float" office:value="0.341867338533151" calcext:value-type="float">
            <text:p>0.341867338533151</text:p>
          </table:table-cell>
          <table:table-cell office:value-type="float" office:value="0.492187205011784" calcext:value-type="float">
            <text:p>0.492187205011784</text:p>
          </table:table-cell>
          <table:table-cell office:value-type="float" office:value="0.408393519201172" calcext:value-type="float">
            <text:p>0.408393519201172</text:p>
          </table:table-cell>
          <table:table-cell office:value-type="float" office:value="0.287989551343967" calcext:value-type="float">
            <text:p>0.287989551343967</text:p>
          </table:table-cell>
          <table:table-cell office:value-type="float" office:value="0.513817268675184" calcext:value-type="float">
            <text:p>0.513817268675184</text:p>
          </table:table-cell>
          <table:table-cell office:value-type="float" office:value="0.671836035899389" calcext:value-type="float">
            <text:p>0.671836035899389</text:p>
          </table:table-cell>
          <table:table-cell office:value-type="float" office:value="0.0188813548217861" calcext:value-type="float">
            <text:p>0.018881354821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34</text:p>
          </table:table-cell>
          <table:table-cell table:number-columns-repeated="990"/>
        </table:table-row>
        <table:table-row table:style-name="ro2">
          <table:table-cell office:value-type="float" office:value="222.089235365235" calcext:value-type="float">
            <text:p>222.089235365235</text:p>
          </table:table-cell>
          <table:table-cell office:value-type="float" office:value="7.23339029947917" calcext:value-type="float">
            <text:p>7.23339029947917</text:p>
          </table:table-cell>
          <table:table-cell office:value-type="string" calcext:value-type="string">
            <text:p>C12H14O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531" calcext:value-type="float">
            <text:p>332531</text:p>
          </table:table-cell>
          <table:table-cell office:value-type="float" office:value="1.06458955961344" calcext:value-type="float">
            <text:p>1.06458955961344</text:p>
          </table:table-cell>
          <table:table-cell office:value-type="float" office:value="1.01655286705626" calcext:value-type="float">
            <text:p>1.01655286705626</text:p>
          </table:table-cell>
          <table:table-cell office:value-type="float" office:value="1.06751317863789" calcext:value-type="float">
            <text:p>1.06751317863789</text:p>
          </table:table-cell>
          <table:table-cell office:value-type="float" office:value="1" calcext:value-type="float">
            <text:p>1</text:p>
          </table:table-cell>
          <table:table-cell office:value-type="float" office:value="0.162768561118527" calcext:value-type="float">
            <text:p>0.162768561118527</text:p>
          </table:table-cell>
          <table:table-cell office:value-type="float" office:value="0.6183997404003" calcext:value-type="float">
            <text:p>0.6183997404003</text:p>
          </table:table-cell>
          <table:table-cell office:value-type="float" office:value="0.124189539880496" calcext:value-type="float">
            <text:p>0.124189539880496</text:p>
          </table:table-cell>
          <table:table-cell office:value-type="float" office:value="1" calcext:value-type="float">
            <text:p>1</text:p>
          </table:table-cell>
          <table:table-cell office:value-type="float" office:value="283100.0859375" calcext:value-type="float">
            <text:p>283100.0859375</text:p>
          </table:table-cell>
          <table:table-cell office:value-type="float" office:value="270325.96875" calcext:value-type="float">
            <text:p>270325.96875</text:p>
          </table:table-cell>
          <table:table-cell office:value-type="float" office:value="283877.546875" calcext:value-type="float">
            <text:p>283877.546875</text:p>
          </table:table-cell>
          <table:table-cell office:value-type="float" office:value="265924.161458333" calcext:value-type="float">
            <text:p>265924.161458333</text:p>
          </table:table-cell>
          <table:table-cell office:value-type="float" office:value="14712.0125414719" calcext:value-type="float">
            <text:p>14712.0125414719</text:p>
          </table:table-cell>
          <table:table-cell office:value-type="float" office:value="5255.88443553576" calcext:value-type="float">
            <text:p>5255.88443553576</text:p>
          </table:table-cell>
          <table:table-cell office:value-type="float" office:value="4848.4661127835" calcext:value-type="float">
            <text:p>4848.4661127835</text:p>
          </table:table-cell>
          <table:table-cell office:value-type="float" office:value="12786.9002710424" calcext:value-type="float">
            <text:p>12786.9002710424</text:p>
          </table:table-cell>
          <table:table-cell office:value-type="float" office:value="0.0519675311745397" calcext:value-type="float">
            <text:p>0.05196753117454</text:p>
          </table:table-cell>
          <table:table-cell office:value-type="float" office:value="0.0194427655612933" calcext:value-type="float">
            <text:p>0.019442765561293</text:p>
          </table:table-cell>
          <table:table-cell office:value-type="float" office:value="0.0170794279651797" calcext:value-type="float">
            <text:p>0.01707942796518</text:p>
          </table:table-cell>
          <table:table-cell office:value-type="float" office:value="0.0480847629674522" calcext:value-type="float">
            <text:p>0.048084762967452</text:p>
          </table:table-cell>
          <table:table-cell office:value-type="float" office:value="0.776454355759579" calcext:value-type="float">
            <text:p>0.776454355759579</text:p>
          </table:table-cell>
          <table:table-cell office:value-type="float" office:value="0.101375998757682" calcext:value-type="float">
            <text:p>0.101375998757682</text:p>
          </table:table-cell>
          <table:table-cell office:value-type="float" office:value="1.72354333298676" calcext:value-type="float">
            <text:p>1.72354333298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32</text:p>
          </table:table-cell>
          <table:table-cell table:number-columns-repeated="990"/>
        </table:table-row>
        <table:table-row table:style-name="ro2">
          <table:table-cell office:value-type="float" office:value="335.132997694491" calcext:value-type="float">
            <text:p>335.132997694491</text:p>
          </table:table-cell>
          <table:table-cell office:value-type="float" office:value="14.8259125773112" calcext:value-type="float">
            <text:p>14.8259125773112</text:p>
          </table:table-cell>
          <table:table-cell office:value-type="string" calcext:value-type="string">
            <text:p>C12H21N3O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4-(Acetyl-beta-D-glucosaminyl)asparag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983" calcext:value-type="float">
            <text:p>548983</text:p>
          </table:table-cell>
          <table:table-cell office:value-type="float" office:value="0.863781633714896" calcext:value-type="float">
            <text:p>0.863781633714896</text:p>
          </table:table-cell>
          <table:table-cell office:value-type="float" office:value="0.837979697288239" calcext:value-type="float">
            <text:p>0.837979697288239</text:p>
          </table:table-cell>
          <table:table-cell office:value-type="float" office:value="1.06021059519209" calcext:value-type="float">
            <text:p>1.06021059519209</text:p>
          </table:table-cell>
          <table:table-cell office:value-type="float" office:value="1" calcext:value-type="float">
            <text:p>1</text:p>
          </table:table-cell>
          <table:table-cell office:value-type="float" office:value="0.431696293162425" calcext:value-type="float">
            <text:p>0.431696293162425</text:p>
          </table:table-cell>
          <table:table-cell office:value-type="float" office:value="0.140172768360017" calcext:value-type="float">
            <text:p>0.140172768360017</text:p>
          </table:table-cell>
          <table:table-cell office:value-type="float" office:value="0.730503920687919" calcext:value-type="float">
            <text:p>0.730503920687919</text:p>
          </table:table-cell>
          <table:table-cell office:value-type="float" office:value="1" calcext:value-type="float">
            <text:p>1</text:p>
          </table:table-cell>
          <table:table-cell office:value-type="float" office:value="272699.25390625" calcext:value-type="float">
            <text:p>272699.25390625</text:p>
          </table:table-cell>
          <table:table-cell office:value-type="float" office:value="264553.48125" calcext:value-type="float">
            <text:p>264553.48125</text:p>
          </table:table-cell>
          <table:table-cell office:value-type="float" office:value="334712.6484375" calcext:value-type="float">
            <text:p>334712.6484375</text:p>
          </table:table-cell>
          <table:table-cell office:value-type="float" office:value="315703.927083333" calcext:value-type="float">
            <text:p>315703.927083333</text:p>
          </table:table-cell>
          <table:table-cell office:value-type="float" office:value="91066.3832760737" calcext:value-type="float">
            <text:p>91066.3832760737</text:p>
          </table:table-cell>
          <table:table-cell office:value-type="float" office:value="53244.4184333023" calcext:value-type="float">
            <text:p>53244.4184333023</text:p>
          </table:table-cell>
          <table:table-cell office:value-type="float" office:value="95765.5853318036" calcext:value-type="float">
            <text:p>95765.5853318036</text:p>
          </table:table-cell>
          <table:table-cell office:value-type="float" office:value="31802.6900588739" calcext:value-type="float">
            <text:p>31802.6900588739</text:p>
          </table:table-cell>
          <table:table-cell office:value-type="float" office:value="0.333944380014259" calcext:value-type="float">
            <text:p>0.333944380014259</text:p>
          </table:table-cell>
          <table:table-cell office:value-type="float" office:value="0.2012614545147" calcext:value-type="float">
            <text:p>0.2012614545147</text:p>
          </table:table-cell>
          <table:table-cell office:value-type="float" office:value="0.286112836723843" calcext:value-type="float">
            <text:p>0.286112836723843</text:p>
          </table:table-cell>
          <table:table-cell office:value-type="float" office:value="0.100735807605204" calcext:value-type="float">
            <text:p>0.100735807605204</text:p>
          </table:table-cell>
          <table:table-cell office:value-type="float" office:value="0.198764303303382" calcext:value-type="float">
            <text:p>0.198764303303382</text:p>
          </table:table-cell>
          <table:table-cell office:value-type="float" office:value="0.680215855014956" calcext:value-type="float">
            <text:p>0.680215855014956</text:p>
          </table:table-cell>
          <table:table-cell office:value-type="float" office:value="0.035485682563061" calcext:value-type="float">
            <text:p>0.035485682563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96</text:p>
          </table:table-cell>
          <table:table-cell table:number-columns-repeated="990"/>
        </table:table-row>
        <table:table-row table:style-name="ro2">
          <table:table-cell office:value-type="float" office:value="179.058167427261" calcext:value-type="float">
            <text:p>179.058167427261</text:p>
          </table:table-cell>
          <table:table-cell office:value-type="float" office:value="5.53072916666667" calcext:value-type="float">
            <text:p>5.53072916666667</text:p>
          </table:table-cell>
          <table:table-cell office:value-type="string" calcext:value-type="string">
            <text:p>C9H9N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-Succinoylpyrid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161" calcext:value-type="float">
            <text:p>330161</text:p>
          </table:table-cell>
          <table:table-cell office:value-type="float" office:value="0.839048656338372" calcext:value-type="float">
            <text:p>0.839048656338372</text:p>
          </table:table-cell>
          <table:table-cell office:value-type="float" office:value="0.907787236761933" calcext:value-type="float">
            <text:p>0.907787236761933</text:p>
          </table:table-cell>
          <table:table-cell office:value-type="float" office:value="1.05361190702606" calcext:value-type="float">
            <text:p>1.05361190702606</text:p>
          </table:table-cell>
          <table:table-cell office:value-type="float" office:value="1" calcext:value-type="float">
            <text:p>1</text:p>
          </table:table-cell>
          <table:table-cell office:value-type="float" office:value="0.168804116405693" calcext:value-type="float">
            <text:p>0.168804116405693</text:p>
          </table:table-cell>
          <table:table-cell office:value-type="float" office:value="0.40746601172769" calcext:value-type="float">
            <text:p>0.40746601172769</text:p>
          </table:table-cell>
          <table:table-cell office:value-type="float" office:value="0.66801834469538" calcext:value-type="float">
            <text:p>0.66801834469538</text:p>
          </table:table-cell>
          <table:table-cell office:value-type="float" office:value="1" calcext:value-type="float">
            <text:p>1</text:p>
          </table:table-cell>
          <table:table-cell office:value-type="float" office:value="217457.98828125" calcext:value-type="float">
            <text:p>217457.98828125</text:p>
          </table:table-cell>
          <table:table-cell office:value-type="float" office:value="235273.109375" calcext:value-type="float">
            <text:p>235273.109375</text:p>
          </table:table-cell>
          <table:table-cell office:value-type="float" office:value="273066.79296875" calcext:value-type="float">
            <text:p>273066.79296875</text:p>
          </table:table-cell>
          <table:table-cell office:value-type="float" office:value="259172.083333333" calcext:value-type="float">
            <text:p>259172.083333333</text:p>
          </table:table-cell>
          <table:table-cell office:value-type="float" office:value="17644.1895472197" calcext:value-type="float">
            <text:p>17644.1895472197</text:p>
          </table:table-cell>
          <table:table-cell office:value-type="float" office:value="35618.530752848" calcext:value-type="float">
            <text:p>35618.530752848</text:p>
          </table:table-cell>
          <table:table-cell office:value-type="float" office:value="44907.8747935468" calcext:value-type="float">
            <text:p>44907.8747935468</text:p>
          </table:table-cell>
          <table:table-cell office:value-type="float" office:value="35741.4092146559" calcext:value-type="float">
            <text:p>35741.4092146559</text:p>
          </table:table-cell>
          <table:table-cell office:value-type="float" office:value="0.0811383830351616" calcext:value-type="float">
            <text:p>0.081138383035162</text:p>
          </table:table-cell>
          <table:table-cell office:value-type="float" office:value="0.151392272782334" calcext:value-type="float">
            <text:p>0.151392272782334</text:p>
          </table:table-cell>
          <table:table-cell office:value-type="float" office:value="0.164457473225923" calcext:value-type="float">
            <text:p>0.164457473225923</text:p>
          </table:table-cell>
          <table:table-cell office:value-type="float" office:value="0.137906092180026" calcext:value-type="float">
            <text:p>0.137906092180026</text:p>
          </table:table-cell>
          <table:table-cell office:value-type="float" office:value="1.09523113642095" calcext:value-type="float">
            <text:p>1.09523113642095</text:p>
          </table:table-cell>
          <table:table-cell office:value-type="float" office:value="0.224325305536934" calcext:value-type="float">
            <text:p>0.224325305536934</text:p>
          </table:table-cell>
          <table:table-cell office:value-type="float" office:value="0.058607545023583" calcext:value-type="float">
            <text:p>0.058607545023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69</text:p>
          </table:table-cell>
          <table:table-cell table:number-columns-repeated="990"/>
        </table:table-row>
        <table:table-row table:style-name="ro2">
          <table:table-cell office:value-type="float" office:value="116.083735375295" calcext:value-type="float">
            <text:p>116.083735375295</text:p>
          </table:table-cell>
          <table:table-cell office:value-type="float" office:value="4.4740590625339" calcext:value-type="float">
            <text:p>4.4740590625339</text:p>
          </table:table-cell>
          <table:table-cell office:value-type="string" calcext:value-type="string">
            <text:p>C6H12O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-Hydroxyhexan-3-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3334" calcext:value-type="float">
            <text:p>2043334</text:p>
          </table:table-cell>
          <table:table-cell office:value-type="float" office:value="1.11395278789059" calcext:value-type="float">
            <text:p>1.11395278789059</text:p>
          </table:table-cell>
          <table:table-cell office:value-type="float" office:value="1.31137873571925" calcext:value-type="float">
            <text:p>1.31137873571925</text:p>
          </table:table-cell>
          <table:table-cell office:value-type="float" office:value="1.04007029753993" calcext:value-type="float">
            <text:p>1.04007029753993</text:p>
          </table:table-cell>
          <table:table-cell office:value-type="float" office:value="1" calcext:value-type="float">
            <text:p>1</text:p>
          </table:table-cell>
          <table:table-cell office:value-type="float" office:value="0.809664532022476" calcext:value-type="float">
            <text:p>0.809664532022476</text:p>
          </table:table-cell>
          <table:table-cell office:value-type="float" office:value="0.512181086685722" calcext:value-type="float">
            <text:p>0.512181086685722</text:p>
          </table:table-cell>
          <table:table-cell office:value-type="float" office:value="0.924636362640967" calcext:value-type="float">
            <text:p>0.924636362640967</text:p>
          </table:table-cell>
          <table:table-cell office:value-type="float" office:value="1" calcext:value-type="float">
            <text:p>1</text:p>
          </table:table-cell>
          <table:table-cell office:value-type="float" office:value="1158240.7890625" calcext:value-type="float">
            <text:p>1158240.7890625</text:p>
          </table:table-cell>
          <table:table-cell office:value-type="float" office:value="1363515.903125" calcext:value-type="float">
            <text:p>1363515.903125</text:p>
          </table:table-cell>
          <table:table-cell office:value-type="float" office:value="1081420.9140625" calcext:value-type="float">
            <text:p>1081420.9140625</text:p>
          </table:table-cell>
          <table:table-cell office:value-type="float" office:value="1039757.52083333" calcext:value-type="float">
            <text:p>1039757.52083333</text:p>
          </table:table-cell>
          <table:table-cell office:value-type="float" office:value="687208.158929082" calcext:value-type="float">
            <text:p>687208.158929082</text:p>
          </table:table-cell>
          <table:table-cell office:value-type="float" office:value="757208.126710349" calcext:value-type="float">
            <text:p>757208.126710349</text:p>
          </table:table-cell>
          <table:table-cell office:value-type="float" office:value="543911.924251486" calcext:value-type="float">
            <text:p>543911.924251486</text:p>
          </table:table-cell>
          <table:table-cell office:value-type="float" office:value="545937.267999215" calcext:value-type="float">
            <text:p>545937.267999215</text:p>
          </table:table-cell>
          <table:table-cell office:value-type="float" office:value="0.593320633687336" calcext:value-type="float">
            <text:p>0.593320633687336</text:p>
          </table:table-cell>
          <table:table-cell office:value-type="float" office:value="0.555335016610314" calcext:value-type="float">
            <text:p>0.555335016610314</text:p>
          </table:table-cell>
          <table:table-cell office:value-type="float" office:value="0.502960426581921" calcext:value-type="float">
            <text:p>0.502960426581921</text:p>
          </table:table-cell>
          <table:table-cell office:value-type="float" office:value="0.525062100595976" calcext:value-type="float">
            <text:p>0.525062100595976</text:p>
          </table:table-cell>
          <table:table-cell office:value-type="float" office:value="0.0182243779046267" calcext:value-type="float">
            <text:p>0.018224377904627</text:p>
          </table:table-cell>
          <table:table-cell office:value-type="float" office:value="0.120286996823105" calcext:value-type="float">
            <text:p>0.120286996823105</text:p>
          </table:table-cell>
          <table:table-cell office:value-type="float" office:value="0.00292283943273103" calcext:value-type="float">
            <text:p>0.002922839432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34</text:p>
          </table:table-cell>
          <table:table-cell table:number-columns-repeated="990"/>
        </table:table-row>
        <table:table-row table:style-name="ro2">
          <table:table-cell office:value-type="float" office:value="129.151751882852" calcext:value-type="float">
            <text:p>129.151751882852</text:p>
          </table:table-cell>
          <table:table-cell office:value-type="float" office:value="9.24869995117187" calcext:value-type="float">
            <text:p>9.24869995117187</text:p>
          </table:table-cell>
          <table:table-cell office:value-type="string" calcext:value-type="string">
            <text:p>C8H19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ylam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876" calcext:value-type="float">
            <text:p>583876</text:p>
          </table:table-cell>
          <table:table-cell office:value-type="float" office:value="0.898519967606738" calcext:value-type="float">
            <text:p>0.898519967606738</text:p>
          </table:table-cell>
          <table:table-cell office:value-type="float" office:value="1.00527250010372" calcext:value-type="float">
            <text:p>1.00527250010372</text:p>
          </table:table-cell>
          <table:table-cell office:value-type="float" office:value="1.03721980227768" calcext:value-type="float">
            <text:p>1.03721980227768</text:p>
          </table:table-cell>
          <table:table-cell office:value-type="float" office:value="1" calcext:value-type="float">
            <text:p>1</text:p>
          </table:table-cell>
          <table:table-cell office:value-type="float" office:value="0.417815522723741" calcext:value-type="float">
            <text:p>0.417815522723741</text:p>
          </table:table-cell>
          <table:table-cell office:value-type="float" office:value="0.952870103879124" calcext:value-type="float">
            <text:p>0.952870103879124</text:p>
          </table:table-cell>
          <table:table-cell office:value-type="float" office:value="0.676887077650695" calcext:value-type="float">
            <text:p>0.676887077650695</text:p>
          </table:table-cell>
          <table:table-cell office:value-type="float" office:value="1" calcext:value-type="float">
            <text:p>1</text:p>
          </table:table-cell>
          <table:table-cell office:value-type="float" office:value="452566.40625" calcext:value-type="float">
            <text:p>452566.40625</text:p>
          </table:table-cell>
          <table:table-cell office:value-type="float" office:value="506335.50625" calcext:value-type="float">
            <text:p>506335.50625</text:p>
          </table:table-cell>
          <table:table-cell office:value-type="float" office:value="522426.71875" calcext:value-type="float">
            <text:p>522426.71875</text:p>
          </table:table-cell>
          <table:table-cell office:value-type="float" office:value="503679.854166667" calcext:value-type="float">
            <text:p>503679.854166667</text:p>
          </table:table-cell>
          <table:table-cell office:value-type="float" office:value="86759.507201458" calcext:value-type="float">
            <text:p>86759.507201458</text:p>
          </table:table-cell>
          <table:table-cell office:value-type="float" office:value="31456.7541276397" calcext:value-type="float">
            <text:p>31456.7541276397</text:p>
          </table:table-cell>
          <table:table-cell office:value-type="float" office:value="18693.0498744339" calcext:value-type="float">
            <text:p>18693.0498744339</text:p>
          </table:table-cell>
          <table:table-cell office:value-type="float" office:value="66357.4155884659" calcext:value-type="float">
            <text:p>66357.4155884659</text:p>
          </table:table-cell>
          <table:table-cell office:value-type="float" office:value="0.191705583983473" calcext:value-type="float">
            <text:p>0.191705583983473</text:p>
          </table:table-cell>
          <table:table-cell office:value-type="float" office:value="0.0621263050671942" calcext:value-type="float">
            <text:p>0.062126305067194</text:p>
          </table:table-cell>
          <table:table-cell office:value-type="float" office:value="0.0357811903632348" calcext:value-type="float">
            <text:p>0.035781190363235</text:p>
          </table:table-cell>
          <table:table-cell office:value-type="float" office:value="0.131745224748474" calcext:value-type="float">
            <text:p>0.131745224748474</text:p>
          </table:table-cell>
          <table:table-cell office:value-type="float" office:value="0.218983317076621" calcext:value-type="float">
            <text:p>0.218983317076621</text:p>
          </table:table-cell>
          <table:table-cell office:value-type="float" office:value="0.00130775173292234" calcext:value-type="float">
            <text:p>0.001307751732922</text:p>
          </table:table-cell>
          <table:table-cell office:value-type="float" office:value="0.0739458027276838" calcext:value-type="float">
            <text:p>0.073945802727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29</text:p>
          </table:table-cell>
          <table:table-cell table:number-columns-repeated="990"/>
        </table:table-row>
        <table:table-row table:style-name="ro2">
          <table:table-cell office:value-type="float" office:value="183.056624521676" calcext:value-type="float">
            <text:p>183.056624521676</text:p>
          </table:table-cell>
          <table:table-cell office:value-type="float" office:value="10.9263724949049" calcext:value-type="float">
            <text:p>10.9263724949049</text:p>
          </table:table-cell>
          <table:table-cell office:value-type="string" calcext:value-type="string">
            <text:p>C5H13N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line sulf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oline-O-sulfate degradation</text:p>
          </table:table-cell>
          <table:table-cell office:value-type="float" office:value="212953" calcext:value-type="float">
            <text:p>212953</text:p>
          </table:table-cell>
          <table:table-cell office:value-type="float" office:value="1.48002053609161" calcext:value-type="float">
            <text:p>1.48002053609161</text:p>
          </table:table-cell>
          <table:table-cell office:value-type="float" office:value="0.954618842022518" calcext:value-type="float">
            <text:p>0.954618842022518</text:p>
          </table:table-cell>
          <table:table-cell office:value-type="float" office:value="1.01546242723982" calcext:value-type="float">
            <text:p>1.01546242723982</text:p>
          </table:table-cell>
          <table:table-cell office:value-type="float" office:value="1" calcext:value-type="float">
            <text:p>1</text:p>
          </table:table-cell>
          <table:table-cell office:value-type="float" office:value="0.462501263403046" calcext:value-type="float">
            <text:p>0.462501263403046</text:p>
          </table:table-cell>
          <table:table-cell office:value-type="float" office:value="0.861967406484765" calcext:value-type="float">
            <text:p>0.861967406484765</text:p>
          </table:table-cell>
          <table:table-cell office:value-type="float" office:value="0.959987942032468" calcext:value-type="float">
            <text:p>0.959987942032468</text:p>
          </table:table-cell>
          <table:table-cell office:value-type="float" office:value="1" calcext:value-type="float">
            <text:p>1</text:p>
          </table:table-cell>
          <table:table-cell office:value-type="float" office:value="101849.415039063" calcext:value-type="float">
            <text:p>101849.415039063</text:p>
          </table:table-cell>
          <table:table-cell office:value-type="float" office:value="65693.2578125" calcext:value-type="float">
            <text:p>65693.2578125</text:p>
          </table:table-cell>
          <table:table-cell office:value-type="float" office:value="69880.283203125" calcext:value-type="float">
            <text:p>69880.283203125</text:p>
          </table:table-cell>
          <table:table-cell office:value-type="float" office:value="68816.2174479167" calcext:value-type="float">
            <text:p>68816.2174479167</text:p>
          </table:table-cell>
          <table:table-cell office:value-type="float" office:value="75570.246654322" calcext:value-type="float">
            <text:p>75570.246654322</text:p>
          </table:table-cell>
          <table:table-cell office:value-type="float" office:value="17379.9578372995" calcext:value-type="float">
            <text:p>17379.9578372995</text:p>
          </table:table-cell>
          <table:table-cell office:value-type="float" office:value="27584.525817279" calcext:value-type="float">
            <text:p>27584.525817279</text:p>
          </table:table-cell>
          <table:table-cell office:value-type="float" office:value="25348.0121489429" calcext:value-type="float">
            <text:p>25348.0121489429</text:p>
          </table:table-cell>
          <table:table-cell office:value-type="float" office:value="0.741980173625331" calcext:value-type="float">
            <text:p>0.741980173625331</text:p>
          </table:table-cell>
          <table:table-cell office:value-type="float" office:value="0.264562276495784" calcext:value-type="float">
            <text:p>0.264562276495784</text:p>
          </table:table-cell>
          <table:table-cell office:value-type="float" office:value="0.394739754232213" calcext:value-type="float">
            <text:p>0.394739754232213</text:p>
          </table:table-cell>
          <table:table-cell office:value-type="float" office:value="0.368343583663655" calcext:value-type="float">
            <text:p>0.368343583663655</text:p>
          </table:table-cell>
          <table:table-cell office:value-type="float" office:value="0.171749757356272" calcext:value-type="float">
            <text:p>0.171749757356272</text:p>
          </table:table-cell>
          <table:table-cell office:value-type="float" office:value="0.0103250426944181" calcext:value-type="float">
            <text:p>0.010325042694418</text:p>
          </table:table-cell>
          <table:table-cell office:value-type="float" office:value="0.000806764654325981" calcext:value-type="float">
            <text:p>0.000806764654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72</text:p>
          </table:table-cell>
          <table:table-cell table:number-columns-repeated="990"/>
        </table:table-row>
        <table:table-row table:style-name="ro2">
          <table:table-cell office:value-type="float" office:value="268.079571741449" calcext:value-type="float">
            <text:p>268.079571741449</text:p>
          </table:table-cell>
          <table:table-cell office:value-type="float" office:value="14.8638542175293" calcext:value-type="float">
            <text:p>14.8638542175293</text:p>
          </table:table-cell>
          <table:table-cell office:value-type="string" calcext:value-type="string">
            <text:p>C9H16O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(alpha-D-Mannosyl)-D-glycera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nosylglycerate biosynthesis I __ mannosylglycerate biosynthesis II</text:p>
          </table:table-cell>
          <table:table-cell office:value-type="float" office:value="1628268" calcext:value-type="float">
            <text:p>1628268</text:p>
          </table:table-cell>
          <table:table-cell office:value-type="float" office:value="0.769787647863535" calcext:value-type="float">
            <text:p>0.769787647863535</text:p>
          </table:table-cell>
          <table:table-cell office:value-type="float" office:value="1.29346091304402" calcext:value-type="float">
            <text:p>1.29346091304402</text:p>
          </table:table-cell>
          <table:table-cell office:value-type="float" office:value="1.00545796247495" calcext:value-type="float">
            <text:p>1.00545796247495</text:p>
          </table:table-cell>
          <table:table-cell office:value-type="float" office:value="1" calcext:value-type="float">
            <text:p>1</text:p>
          </table:table-cell>
          <table:table-cell office:value-type="float" office:value="0.641958838106555" calcext:value-type="float">
            <text:p>0.641958838106555</text:p>
          </table:table-cell>
          <table:table-cell office:value-type="float" office:value="0.672243239655838" calcext:value-type="float">
            <text:p>0.672243239655838</text:p>
          </table:table-cell>
          <table:table-cell office:value-type="float" office:value="0.990204040134451" calcext:value-type="float">
            <text:p>0.990204040134451</text:p>
          </table:table-cell>
          <table:table-cell office:value-type="float" office:value="1" calcext:value-type="float">
            <text:p>1</text:p>
          </table:table-cell>
          <table:table-cell office:value-type="float" office:value="370845.421875" calcext:value-type="float">
            <text:p>370845.421875</text:p>
          </table:table-cell>
          <table:table-cell office:value-type="float" office:value="623125.16875" calcext:value-type="float">
            <text:p>623125.16875</text:p>
          </table:table-cell>
          <table:table-cell office:value-type="float" office:value="484379.6640625" calcext:value-type="float">
            <text:p>484379.6640625</text:p>
          </table:table-cell>
          <table:table-cell office:value-type="float" office:value="481750.2890625" calcext:value-type="float">
            <text:p>481750.2890625</text:p>
          </table:table-cell>
          <table:table-cell office:value-type="float" office:value="245637.195340366" calcext:value-type="float">
            <text:p>245637.195340366</text:p>
          </table:table-cell>
          <table:table-cell office:value-type="float" office:value="583115.105705771" calcext:value-type="float">
            <text:p>583115.105705771</text:p>
          </table:table-cell>
          <table:table-cell office:value-type="float" office:value="138958.690289942" calcext:value-type="float">
            <text:p>138958.690289942</text:p>
          </table:table-cell>
          <table:table-cell office:value-type="float" office:value="315296.708872536" calcext:value-type="float">
            <text:p>315296.708872536</text:p>
          </table:table-cell>
          <table:table-cell office:value-type="float" office:value="0.662370844699716" calcext:value-type="float">
            <text:p>0.662370844699716</text:p>
          </table:table-cell>
          <table:table-cell office:value-type="float" office:value="0.935791290336595" calcext:value-type="float">
            <text:p>0.935791290336595</text:p>
          </table:table-cell>
          <table:table-cell office:value-type="float" office:value="0.286879694998946" calcext:value-type="float">
            <text:p>0.286879694998946</text:p>
          </table:table-cell>
          <table:table-cell office:value-type="float" office:value="0.654481618446172" calcext:value-type="float">
            <text:p>0.654481618446172</text:p>
          </table:table-cell>
          <table:table-cell office:value-type="float" office:value="0.0769947843146881" calcext:value-type="float">
            <text:p>0.076994784314688</text:p>
          </table:table-cell>
          <table:table-cell office:value-type="float" office:value="0.0454830535560721" calcext:value-type="float">
            <text:p>0.045483053556072</text:p>
          </table:table-cell>
          <table:table-cell office:value-type="float" office:value="0.0000582338583455906" calcext:value-type="float">
            <text:p>5.82338583455906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540</text:p>
          </table:table-cell>
          <table:table-cell table:number-columns-repeated="990"/>
        </table:table-row>
        <table:table-row table:style-name="ro2">
          <table:table-cell office:value-type="float" office:value="291.095310758834" calcext:value-type="float">
            <text:p>291.095310758834</text:p>
          </table:table-cell>
          <table:table-cell office:value-type="float" office:value="12.2955983479818" calcext:value-type="float">
            <text:p>12.2955983479818</text:p>
          </table:table-cell>
          <table:table-cell office:value-type="string" calcext:value-type="string">
            <text:p>C11H17NO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Deoxy-2,3-dehydro-N-acetylneuraminic aci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10" calcext:value-type="float">
            <text:p>1177110</text:p>
          </table:table-cell>
          <table:table-cell office:value-type="float" office:value="1.05132315182333" calcext:value-type="float">
            <text:p>1.05132315182333</text:p>
          </table:table-cell>
          <table:table-cell office:value-type="float" office:value="1.32373815268028" calcext:value-type="float">
            <text:p>1.32373815268028</text:p>
          </table:table-cell>
          <table:table-cell office:value-type="float" office:value="0.997567869385478" calcext:value-type="float">
            <text:p>0.997567869385478</text:p>
          </table:table-cell>
          <table:table-cell office:value-type="float" office:value="1" calcext:value-type="float">
            <text:p>1</text:p>
          </table:table-cell>
          <table:table-cell office:value-type="float" office:value="0.896855442335276" calcext:value-type="float">
            <text:p>0.896855442335276</text:p>
          </table:table-cell>
          <table:table-cell office:value-type="float" office:value="0.382617482188265" calcext:value-type="float">
            <text:p>0.382617482188265</text:p>
          </table:table-cell>
          <table:table-cell office:value-type="float" office:value="0.994811125076571" calcext:value-type="float">
            <text:p>0.994811125076571</text:p>
          </table:table-cell>
          <table:table-cell office:value-type="float" office:value="1" calcext:value-type="float">
            <text:p>1</text:p>
          </table:table-cell>
          <table:table-cell office:value-type="float" office:value="546894.21875" calcext:value-type="float">
            <text:p>546894.21875</text:p>
          </table:table-cell>
          <table:table-cell office:value-type="float" office:value="688603.44375" calcext:value-type="float">
            <text:p>688603.44375</text:p>
          </table:table-cell>
          <table:table-cell office:value-type="float" office:value="518930.9296875" calcext:value-type="float">
            <text:p>518930.9296875</text:p>
          </table:table-cell>
          <table:table-cell office:value-type="float" office:value="520196.114583333" calcext:value-type="float">
            <text:p>520196.114583333</text:p>
          </table:table-cell>
          <table:table-cell office:value-type="float" office:value="317635.010869613" calcext:value-type="float">
            <text:p>317635.010869613</text:p>
          </table:table-cell>
          <table:table-cell office:value-type="float" office:value="306456.167073204" calcext:value-type="float">
            <text:p>306456.167073204</text:p>
          </table:table-cell>
          <table:table-cell office:value-type="float" office:value="291257.619578401" calcext:value-type="float">
            <text:p>291257.619578401</text:p>
          </table:table-cell>
          <table:table-cell office:value-type="float" office:value="197898.489055208" calcext:value-type="float">
            <text:p>197898.489055208</text:p>
          </table:table-cell>
          <table:table-cell office:value-type="float" office:value="0.580797894692708" calcext:value-type="float">
            <text:p>0.580797894692708</text:p>
          </table:table-cell>
          <table:table-cell office:value-type="float" office:value="0.445040131377072" calcext:value-type="float">
            <text:p>0.445040131377072</text:p>
          </table:table-cell>
          <table:table-cell office:value-type="float" office:value="0.561264713502039" calcext:value-type="float">
            <text:p>0.561264713502039</text:p>
          </table:table-cell>
          <table:table-cell office:value-type="float" office:value="0.380430540535122" calcext:value-type="float">
            <text:p>0.380430540535122</text:p>
          </table:table-cell>
          <table:table-cell office:value-type="float" office:value="0.00508931943204787" calcext:value-type="float">
            <text:p>0.005089319432048</text:p>
          </table:table-cell>
          <table:table-cell office:value-type="float" office:value="0.21311391810436" calcext:value-type="float">
            <text:p>0.21311391810436</text:p>
          </table:table-cell>
          <table:table-cell office:value-type="float" office:value="0.0000129093530832787" calcext:value-type="float">
            <text:p>1.2909353083278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005</text:p>
          </table:table-cell>
          <table:table-cell table:number-columns-repeated="990"/>
        </table:table-row>
        <table:table-row table:style-name="ro2">
          <table:table-cell office:value-type="float" office:value="259.178329265097" calcext:value-type="float">
            <text:p>259.178329265097</text:p>
          </table:table-cell>
          <table:table-cell office:value-type="float" office:value="7.3894500096639" calcext:value-type="float">
            <text:p>7.3894500096639</text:p>
          </table:table-cell>
          <table:table-cell office:value-type="string" calcext:value-type="string">
            <text:p>C13H25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xanoylcarnit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707" calcext:value-type="float">
            <text:p>379707</text:p>
          </table:table-cell>
          <table:table-cell office:value-type="float" office:value="1.69674496300022" calcext:value-type="float">
            <text:p>1.69674496300022</text:p>
          </table:table-cell>
          <table:table-cell office:value-type="float" office:value="0.573473437508854" calcext:value-type="float">
            <text:p>0.573473437508854</text:p>
          </table:table-cell>
          <table:table-cell office:value-type="float" office:value="0.989615449935159" calcext:value-type="float">
            <text:p>0.989615449935159</text:p>
          </table:table-cell>
          <table:table-cell office:value-type="float" office:value="1" calcext:value-type="float">
            <text:p>1</text:p>
          </table:table-cell>
          <table:table-cell office:value-type="float" office:value="0.202507926908328" calcext:value-type="float">
            <text:p>0.202507926908328</text:p>
          </table:table-cell>
          <table:table-cell office:value-type="float" office:value="0.373566787088646" calcext:value-type="float">
            <text:p>0.373566787088646</text:p>
          </table:table-cell>
          <table:table-cell office:value-type="float" office:value="0.980640197664123" calcext:value-type="float">
            <text:p>0.980640197664123</text:p>
          </table:table-cell>
          <table:table-cell office:value-type="float" office:value="1" calcext:value-type="float">
            <text:p>1</text:p>
          </table:table-cell>
          <table:table-cell office:value-type="float" office:value="348557.859375" calcext:value-type="float">
            <text:p>348557.859375</text:p>
          </table:table-cell>
          <table:table-cell office:value-type="float" office:value="117807.14140625" calcext:value-type="float">
            <text:p>117807.14140625</text:p>
          </table:table-cell>
          <table:table-cell office:value-type="float" office:value="203294.1015625" calcext:value-type="float">
            <text:p>203294.1015625</text:p>
          </table:table-cell>
          <table:table-cell office:value-type="float" office:value="205427.372395833" calcext:value-type="float">
            <text:p>205427.372395833</text:p>
          </table:table-cell>
          <table:table-cell office:value-type="float" office:value="21644.1149869135" calcext:value-type="float">
            <text:p>21644.1149869135</text:p>
          </table:table-cell>
          <table:table-cell office:value-type="float" office:value="34951.5094365739" calcext:value-type="float">
            <text:p>34951.5094365739</text:p>
          </table:table-cell>
          <table:table-cell office:value-type="float" office:value="30027.4221402984" calcext:value-type="float">
            <text:p>30027.4221402984</text:p>
          </table:table-cell>
          <table:table-cell office:value-type="float" office:value="133519.985510846" calcext:value-type="float">
            <text:p>133519.985510846</text:p>
          </table:table-cell>
          <table:table-cell office:value-type="float" office:value="0.0620961897853159" calcext:value-type="float">
            <text:p>0.062096189785316</text:p>
          </table:table-cell>
          <table:table-cell office:value-type="float" office:value="0.296684131533639" calcext:value-type="float">
            <text:p>0.296684131533639</text:p>
          </table:table-cell>
          <table:table-cell office:value-type="float" office:value="0.147704345131071" calcext:value-type="float">
            <text:p>0.147704345131071</text:p>
          </table:table-cell>
          <table:table-cell office:value-type="float" office:value="0.649961998508987" calcext:value-type="float">
            <text:p>0.649961998508987</text:p>
          </table:table-cell>
          <table:table-cell office:value-type="float" office:value="1.11971335618349" calcext:value-type="float">
            <text:p>1.11971335618349</text:p>
          </table:table-cell>
          <table:table-cell office:value-type="float" office:value="0.403025170510711" calcext:value-type="float">
            <text:p>0.403025170510711</text:p>
          </table:table-cell>
          <table:table-cell office:value-type="float" office:value="0.000242980828036029" calcext:value-type="float">
            <text:p>0.000242980828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18</text:p>
          </table:table-cell>
          <table:table-cell table:number-columns-repeated="990"/>
        </table:table-row>
        <table:table-row table:style-name="ro2">
          <table:table-cell office:value-type="float" office:value="255.256256275807" calcext:value-type="float">
            <text:p>255.256256275807</text:p>
          </table:table-cell>
          <table:table-cell office:value-type="float" office:value="4.65085557301838" calcext:value-type="float">
            <text:p>4.65085557301838</text:p>
          </table:table-cell>
          <table:table-cell office:value-type="string" calcext:value-type="string">
            <text:p>C16H33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iticami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022" calcext:value-type="float">
            <text:p>116022</text:p>
          </table:table-cell>
          <table:table-cell office:value-type="float" office:value="0.781727728215801" calcext:value-type="float">
            <text:p>0.781727728215801</text:p>
          </table:table-cell>
          <table:table-cell office:value-type="float" office:value="0.774222462301661" calcext:value-type="float">
            <text:p>0.774222462301661</text:p>
          </table:table-cell>
          <table:table-cell office:value-type="float" office:value="0.983577299859507" calcext:value-type="float">
            <text:p>0.983577299859507</text:p>
          </table:table-cell>
          <table:table-cell office:value-type="float" office:value="1" calcext:value-type="float">
            <text:p>1</text:p>
          </table:table-cell>
          <table:table-cell office:value-type="float" office:value="0.496956613877292" calcext:value-type="float">
            <text:p>0.496956613877292</text:p>
          </table:table-cell>
          <table:table-cell office:value-type="float" office:value="0.464075184812863" calcext:value-type="float">
            <text:p>0.464075184812863</text:p>
          </table:table-cell>
          <table:table-cell office:value-type="float" office:value="0.957480061085655" calcext:value-type="float">
            <text:p>0.957480061085655</text:p>
          </table:table-cell>
          <table:table-cell office:value-type="float" office:value="1" calcext:value-type="float">
            <text:p>1</text:p>
          </table:table-cell>
          <table:table-cell office:value-type="float" office:value="51596.7060546875" calcext:value-type="float">
            <text:p>51596.7060546875</text:p>
          </table:table-cell>
          <table:table-cell office:value-type="float" office:value="51101.3328125" calcext:value-type="float">
            <text:p>51101.3328125</text:p>
          </table:table-cell>
          <table:table-cell office:value-type="float" office:value="64919.46875" calcext:value-type="float">
            <text:p>64919.46875</text:p>
          </table:table-cell>
          <table:table-cell office:value-type="float" office:value="66003.4231770833" calcext:value-type="float">
            <text:p>66003.4231770833</text:p>
          </table:table-cell>
          <table:table-cell office:value-type="float" office:value="18162.9794063647" calcext:value-type="float">
            <text:p>18162.9794063647</text:p>
          </table:table-cell>
          <table:table-cell office:value-type="float" office:value="8691.13464602193" calcext:value-type="float">
            <text:p>8691.13464602193</text:p>
          </table:table-cell>
          <table:table-cell office:value-type="float" office:value="18043.5251971425" calcext:value-type="float">
            <text:p>18043.5251971425</text:p>
          </table:table-cell>
          <table:table-cell office:value-type="float" office:value="28593.035883418" calcext:value-type="float">
            <text:p>28593.035883418</text:p>
          </table:table-cell>
          <table:table-cell office:value-type="float" office:value="0.352018196415751" calcext:value-type="float">
            <text:p>0.352018196415751</text:p>
          </table:table-cell>
          <table:table-cell office:value-type="float" office:value="0.170076476829113" calcext:value-type="float">
            <text:p>0.170076476829113</text:p>
          </table:table-cell>
          <table:table-cell office:value-type="float" office:value="0.277937043302476" calcext:value-type="float">
            <text:p>0.277937043302476</text:p>
          </table:table-cell>
          <table:table-cell office:value-type="float" office:value="0.433205347648479" calcext:value-type="float">
            <text:p>0.433205347648479</text:p>
          </table:table-cell>
          <table:table-cell office:value-type="float" office:value="0.180881519392276" calcext:value-type="float">
            <text:p>0.180881519392276</text:p>
          </table:table-cell>
          <table:table-cell office:value-type="float" office:value="0.248654028981177" calcext:value-type="float">
            <text:p>0.248654028981177</text:p>
          </table:table-cell>
          <table:table-cell office:value-type="float" office:value="0.00102784170079587" calcext:value-type="float">
            <text:p>0.001027841700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51</text:p>
          </table:table-cell>
          <table:table-cell table:number-columns-repeated="990"/>
        </table:table-row>
        <table:table-row table:style-name="ro2">
          <table:table-cell office:value-type="float" office:value="222.162036812529" calcext:value-type="float">
            <text:p>222.162036812529</text:p>
          </table:table-cell>
          <table:table-cell office:value-type="float" office:value="3.7440118047926" calcext:value-type="float">
            <text:p>3.7440118047926</text:p>
          </table:table-cell>
          <table:table-cell office:value-type="string" calcext:value-type="string">
            <text:p>C14H22O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shi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squiterpenoid phytoalexins biosynthesis</text:p>
          </table:table-cell>
          <table:table-cell office:value-type="float" office:value="931839" calcext:value-type="float">
            <text:p>931839</text:p>
          </table:table-cell>
          <table:table-cell office:value-type="float" office:value="1.14060821962803" calcext:value-type="float">
            <text:p>1.14060821962803</text:p>
          </table:table-cell>
          <table:table-cell office:value-type="float" office:value="0.886996881699433" calcext:value-type="float">
            <text:p>0.886996881699433</text:p>
          </table:table-cell>
          <table:table-cell office:value-type="float" office:value="0.981731791543065" calcext:value-type="float">
            <text:p>0.981731791543065</text:p>
          </table:table-cell>
          <table:table-cell office:value-type="float" office:value="1" calcext:value-type="float">
            <text:p>1</text:p>
          </table:table-cell>
          <table:table-cell office:value-type="float" office:value="0.640310516312686" calcext:value-type="float">
            <text:p>0.640310516312686</text:p>
          </table:table-cell>
          <table:table-cell office:value-type="float" office:value="0.569527454718381" calcext:value-type="float">
            <text:p>0.569527454718381</text:p>
          </table:table-cell>
          <table:table-cell office:value-type="float" office:value="0.956711054295437" calcext:value-type="float">
            <text:p>0.956711054295437</text:p>
          </table:table-cell>
          <table:table-cell office:value-type="float" office:value="1" calcext:value-type="float">
            <text:p>1</text:p>
          </table:table-cell>
          <table:table-cell office:value-type="float" office:value="566461.8046875" calcext:value-type="float">
            <text:p>566461.8046875</text:p>
          </table:table-cell>
          <table:table-cell office:value-type="float" office:value="440510.4625" calcext:value-type="float">
            <text:p>440510.4625</text:p>
          </table:table-cell>
          <table:table-cell office:value-type="float" office:value="487558.7890625" calcext:value-type="float">
            <text:p>487558.7890625</text:p>
          </table:table-cell>
          <table:table-cell office:value-type="float" office:value="496631.354166667" calcext:value-type="float">
            <text:p>496631.354166667</text:p>
          </table:table-cell>
          <table:table-cell office:value-type="float" office:value="242280.402958766" calcext:value-type="float">
            <text:p>242280.402958766</text:p>
          </table:table-cell>
          <table:table-cell office:value-type="float" office:value="134509.869493553" calcext:value-type="float">
            <text:p>134509.869493553</text:p>
          </table:table-cell>
          <table:table-cell office:value-type="float" office:value="282953.709533255" calcext:value-type="float">
            <text:p>282953.709533255</text:p>
          </table:table-cell>
          <table:table-cell office:value-type="float" office:value="120463.6039105" calcext:value-type="float">
            <text:p>120463.6039105</text:p>
          </table:table-cell>
          <table:table-cell office:value-type="float" office:value="0.427708277864251" calcext:value-type="float">
            <text:p>0.427708277864251</text:p>
          </table:table-cell>
          <table:table-cell office:value-type="float" office:value="0.305349999476011" calcext:value-type="float">
            <text:p>0.305349999476011</text:p>
          </table:table-cell>
          <table:table-cell office:value-type="float" office:value="0.580347879847129" calcext:value-type="float">
            <text:p>0.580347879847129</text:p>
          </table:table-cell>
          <table:table-cell office:value-type="float" office:value="0.242561414819719" calcext:value-type="float">
            <text:p>0.242561414819719</text:p>
          </table:table-cell>
          <table:table-cell office:value-type="float" office:value="0.0666057505239209" calcext:value-type="float">
            <text:p>0.066605750523921</text:p>
          </table:table-cell>
          <table:table-cell office:value-type="float" office:value="0.0965991076093576" calcext:value-type="float">
            <text:p>0.096599107609358</text:p>
          </table:table-cell>
          <table:table-cell office:value-type="float" office:value="0.000870336376568904" calcext:value-type="float">
            <text:p>0.000870336376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37</text:p>
          </table:table-cell>
          <table:table-cell table:number-columns-repeated="990"/>
        </table:table-row>
        <table:table-row table:style-name="ro2">
          <table:table-cell office:value-type="float" office:value="351.11027945777" calcext:value-type="float">
            <text:p>351.11027945777</text:p>
          </table:table-cell>
          <table:table-cell office:value-type="float" office:value="11.5706940714518" calcext:value-type="float">
            <text:p>11.5706940714518</text:p>
          </table:table-cell>
          <table:table-cell office:value-type="string" calcext:value-type="string">
            <text:p>C20H17N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beras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4" calcext:value-type="float">
            <text:p>104004</text:p>
          </table:table-cell>
          <table:table-cell office:value-type="float" office:value="0.875819611556349" calcext:value-type="float">
            <text:p>0.875819611556349</text:p>
          </table:table-cell>
          <table:table-cell office:value-type="float" office:value="1.05215863669531" calcext:value-type="float">
            <text:p>1.05215863669531</text:p>
          </table:table-cell>
          <table:table-cell office:value-type="float" office:value="0.973415182495285" calcext:value-type="float">
            <text:p>0.973415182495285</text:p>
          </table:table-cell>
          <table:table-cell office:value-type="float" office:value="1" calcext:value-type="float">
            <text:p>1</text:p>
          </table:table-cell>
          <table:table-cell office:value-type="float" office:value="0.419348757459755" calcext:value-type="float">
            <text:p>0.419348757459755</text:p>
          </table:table-cell>
          <table:table-cell office:value-type="float" office:value="0.798012741146328" calcext:value-type="float">
            <text:p>0.798012741146328</text:p>
          </table:table-cell>
          <table:table-cell office:value-type="float" office:value="0.86418323086236" calcext:value-type="float">
            <text:p>0.86418323086236</text:p>
          </table:table-cell>
          <table:table-cell office:value-type="float" office:value="1" calcext:value-type="float">
            <text:p>1</text:p>
          </table:table-cell>
          <table:table-cell office:value-type="float" office:value="58677.3994140625" calcext:value-type="float">
            <text:p>58677.3994140625</text:p>
          </table:table-cell>
          <table:table-cell office:value-type="float" office:value="70491.6078125" calcext:value-type="float">
            <text:p>70491.6078125</text:p>
          </table:table-cell>
          <table:table-cell office:value-type="float" office:value="65216.0224609375" calcext:value-type="float">
            <text:p>65216.0224609375</text:p>
          </table:table-cell>
          <table:table-cell office:value-type="float" office:value="66997.12890625" calcext:value-type="float">
            <text:p>66997.12890625</text:p>
          </table:table-cell>
          <table:table-cell office:value-type="float" office:value="5814.21668103517" calcext:value-type="float">
            <text:p>5814.21668103517</text:p>
          </table:table-cell>
          <table:table-cell office:value-type="float" office:value="22802.0051607889" calcext:value-type="float">
            <text:p>22802.0051607889</text:p>
          </table:table-cell>
          <table:table-cell office:value-type="float" office:value="10522.9582554434" calcext:value-type="float">
            <text:p>10522.9582554434</text:p>
          </table:table-cell>
          <table:table-cell office:value-type="float" office:value="14114.0170585704" calcext:value-type="float">
            <text:p>14114.0170585704</text:p>
          </table:table-cell>
          <table:table-cell office:value-type="float" office:value="0.0990878385731892" calcext:value-type="float">
            <text:p>0.099087838573189</text:p>
          </table:table-cell>
          <table:table-cell office:value-type="float" office:value="0.323471202720184" calcext:value-type="float">
            <text:p>0.323471202720184</text:p>
          </table:table-cell>
          <table:table-cell office:value-type="float" office:value="0.161355413261309" calcext:value-type="float">
            <text:p>0.161355413261309</text:p>
          </table:table-cell>
          <table:table-cell office:value-type="float" office:value="0.210665998513464" calcext:value-type="float">
            <text:p>0.210665998513464</text:p>
          </table:table-cell>
          <table:table-cell office:value-type="float" office:value="0.297059021606384" calcext:value-type="float">
            <text:p>0.297059021606384</text:p>
          </table:table-cell>
          <table:table-cell office:value-type="float" office:value="0.0169806090322374" calcext:value-type="float">
            <text:p>0.016980609032237</text:p>
          </table:table-cell>
          <table:table-cell office:value-type="float" office:value="0.0102353982398232" calcext:value-type="float">
            <text:p>0.010235398239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32</text:p>
          </table:table-cell>
          <table:table-cell table:number-columns-repeated="990"/>
        </table:table-row>
        <table:table-row table:style-name="ro2">
          <table:table-cell office:value-type="float" office:value="208.146434981723" calcext:value-type="float">
            <text:p>208.146434981723</text:p>
          </table:table-cell>
          <table:table-cell office:value-type="float" office:value="7.26526599460177" calcext:value-type="float">
            <text:p>7.26526599460177</text:p>
          </table:table-cell>
          <table:table-cell office:value-type="string" calcext:value-type="string">
            <text:p>C13H20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Heptyloxypheno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64" calcext:value-type="float">
            <text:p>193964</text:p>
          </table:table-cell>
          <table:table-cell office:value-type="float" office:value="0.97069663615612" calcext:value-type="float">
            <text:p>0.97069663615612</text:p>
          </table:table-cell>
          <table:table-cell office:value-type="float" office:value="0.993093810709134" calcext:value-type="float">
            <text:p>0.993093810709134</text:p>
          </table:table-cell>
          <table:table-cell office:value-type="float" office:value="0.964424124813486" calcext:value-type="float">
            <text:p>0.964424124813486</text:p>
          </table:table-cell>
          <table:table-cell office:value-type="float" office:value="1" calcext:value-type="float">
            <text:p>1</text:p>
          </table:table-cell>
          <table:table-cell office:value-type="float" office:value="0.355831416545938" calcext:value-type="float">
            <text:p>0.355831416545938</text:p>
          </table:table-cell>
          <table:table-cell office:value-type="float" office:value="0.88731223268915" calcext:value-type="float">
            <text:p>0.88731223268915</text:p>
          </table:table-cell>
          <table:table-cell office:value-type="float" office:value="0.352079591829281" calcext:value-type="float">
            <text:p>0.352079591829281</text:p>
          </table:table-cell>
          <table:table-cell office:value-type="float" office:value="1" calcext:value-type="float">
            <text:p>1</text:p>
          </table:table-cell>
          <table:table-cell office:value-type="float" office:value="162563.1015625" calcext:value-type="float">
            <text:p>162563.1015625</text:p>
          </table:table-cell>
          <table:table-cell office:value-type="float" office:value="166313.96875" calcext:value-type="float">
            <text:p>166313.96875</text:p>
          </table:table-cell>
          <table:table-cell office:value-type="float" office:value="161512.640625" calcext:value-type="float">
            <text:p>161512.640625</text:p>
          </table:table-cell>
          <table:table-cell office:value-type="float" office:value="167470.552083333" calcext:value-type="float">
            <text:p>167470.552083333</text:p>
          </table:table-cell>
          <table:table-cell office:value-type="float" office:value="6170.70920269372" calcext:value-type="float">
            <text:p>6170.70920269372</text:p>
          </table:table-cell>
          <table:table-cell office:value-type="float" office:value="15450.1342917404" calcext:value-type="float">
            <text:p>15450.1342917404</text:p>
          </table:table-cell>
          <table:table-cell office:value-type="float" office:value="9076.52614737441" calcext:value-type="float">
            <text:p>9076.52614737441</text:p>
          </table:table-cell>
          <table:table-cell office:value-type="float" office:value="6279.16100261889" calcext:value-type="float">
            <text:p>6279.16100261889</text:p>
          </table:table-cell>
          <table:table-cell office:value-type="float" office:value="0.037958855013118" calcext:value-type="float">
            <text:p>0.037958855013118</text:p>
          </table:table-cell>
          <table:table-cell office:value-type="float" office:value="0.0928973940545231" calcext:value-type="float">
            <text:p>0.092897394054523</text:p>
          </table:table-cell>
          <table:table-cell office:value-type="float" office:value="0.0561970017470539" calcext:value-type="float">
            <text:p>0.056197001747054</text:p>
          </table:table-cell>
          <table:table-cell office:value-type="float" office:value="0.0374941201572822" calcext:value-type="float">
            <text:p>0.037494120157282</text:p>
          </table:table-cell>
          <table:table-cell office:value-type="float" office:value="0.310727186659426" calcext:value-type="float">
            <text:p>0.310727186659426</text:p>
          </table:table-cell>
          <table:table-cell office:value-type="float" office:value="0.00480948946169346" calcext:value-type="float">
            <text:p>0.004809489461693</text:p>
          </table:table-cell>
          <table:table-cell office:value-type="float" office:value="0.291407620296572" calcext:value-type="float">
            <text:p>0.291407620296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37</text:p>
          </table:table-cell>
          <table:table-cell table:number-columns-repeated="990"/>
        </table:table-row>
        <table:table-row table:style-name="ro2">
          <table:table-cell office:value-type="float" office:value="150.054163980547" calcext:value-type="float">
            <text:p>150.054163980547</text:p>
          </table:table-cell>
          <table:table-cell office:value-type="float" office:value="8.69891087849933" calcext:value-type="float">
            <text:p>8.69891087849933</text:p>
          </table:table-cell>
          <table:table-cell office:value-type="string" calcext:value-type="string">
            <text:p>C6H6N4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Methylhypoxanthine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013" calcext:value-type="float">
            <text:p>414013</text:p>
          </table:table-cell>
          <table:table-cell office:value-type="float" office:value="0.773834225240125" calcext:value-type="float">
            <text:p>0.773834225240125</text:p>
          </table:table-cell>
          <table:table-cell office:value-type="float" office:value="0.8915430678817" calcext:value-type="float">
            <text:p>0.8915430678817</text:p>
          </table:table-cell>
          <table:table-cell office:value-type="float" office:value="0.942599975933782" calcext:value-type="float">
            <text:p>0.942599975933782</text:p>
          </table:table-cell>
          <table:table-cell office:value-type="float" office:value="1" calcext:value-type="float">
            <text:p>1</text:p>
          </table:table-cell>
          <table:table-cell office:value-type="float" office:value="0.02678044881634" calcext:value-type="float">
            <text:p>0.02678044881634</text:p>
          </table:table-cell>
          <table:table-cell office:value-type="float" office:value="0.254878312923774" calcext:value-type="float">
            <text:p>0.254878312923774</text:p>
          </table:table-cell>
          <table:table-cell office:value-type="float" office:value="0.497606426841282" calcext:value-type="float">
            <text:p>0.497606426841282</text:p>
          </table:table-cell>
          <table:table-cell office:value-type="float" office:value="1" calcext:value-type="float">
            <text:p>1</text:p>
          </table:table-cell>
          <table:table-cell office:value-type="float" office:value="282757.55078125" calcext:value-type="float">
            <text:p>282757.55078125</text:p>
          </table:table-cell>
          <table:table-cell office:value-type="float" office:value="325768.1375" calcext:value-type="float">
            <text:p>325768.1375</text:p>
          </table:table-cell>
          <table:table-cell office:value-type="float" office:value="344424.234375" calcext:value-type="float">
            <text:p>344424.234375</text:p>
          </table:table-cell>
          <table:table-cell office:value-type="float" office:value="365398.09375" calcext:value-type="float">
            <text:p>365398.09375</text:p>
          </table:table-cell>
          <table:table-cell office:value-type="float" office:value="35568.4116599401" calcext:value-type="float">
            <text:p>35568.4116599401</text:p>
          </table:table-cell>
          <table:table-cell office:value-type="float" office:value="56316.7553535236" calcext:value-type="float">
            <text:p>56316.7553535236</text:p>
          </table:table-cell>
          <table:table-cell office:value-type="float" office:value="43197.9319018779" calcext:value-type="float">
            <text:p>43197.9319018779</text:p>
          </table:table-cell>
          <table:table-cell office:value-type="float" office:value="32691.6330773885" calcext:value-type="float">
            <text:p>32691.6330773885</text:p>
          </table:table-cell>
          <table:table-cell office:value-type="float" office:value="0.125791200134765" calcext:value-type="float">
            <text:p>0.125791200134765</text:p>
          </table:table-cell>
          <table:table-cell office:value-type="float" office:value="0.172873737087083" calcext:value-type="float">
            <text:p>0.172873737087083</text:p>
          </table:table-cell>
          <table:table-cell office:value-type="float" office:value="0.125420709667152" calcext:value-type="float">
            <text:p>0.125420709667152</text:p>
          </table:table-cell>
          <table:table-cell office:value-type="float" office:value="0.0894685375664703" calcext:value-type="float">
            <text:p>0.08946853756647</text:p>
          </table:table-cell>
          <table:table-cell office:value-type="float" office:value="2.92625719344514" calcext:value-type="float">
            <text:p>2.92625719344514</text:p>
          </table:table-cell>
          <table:table-cell office:value-type="float" office:value="0.370380891991373" calcext:value-type="float">
            <text:p>0.370380891991373</text:p>
          </table:table-cell>
          <table:table-cell office:value-type="float" office:value="0.149891695671462" calcext:value-type="float">
            <text:p>0.149891695671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78</text:p>
          </table:table-cell>
          <table:table-cell table:number-columns-repeated="990"/>
        </table:table-row>
        <table:table-row table:style-name="ro2">
          <table:table-cell office:value-type="float" office:value="160.109947055868" calcext:value-type="float">
            <text:p>160.109947055868</text:p>
          </table:table-cell>
          <table:table-cell office:value-type="float" office:value="4.35252082612778" calcext:value-type="float">
            <text:p>4.35252082612778</text:p>
          </table:table-cell>
          <table:table-cell office:value-type="string" calcext:value-type="string">
            <text:p>C8H16O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yl (R)-3-hydroxyhexano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00" calcext:value-type="float">
            <text:p>135400</text:p>
          </table:table-cell>
          <table:table-cell office:value-type="float" office:value="0.856072346599632" calcext:value-type="float">
            <text:p>0.856072346599632</text:p>
          </table:table-cell>
          <table:table-cell office:value-type="float" office:value="0.868387058811614" calcext:value-type="float">
            <text:p>0.868387058811614</text:p>
          </table:table-cell>
          <table:table-cell office:value-type="float" office:value="0.94195449608339" calcext:value-type="float">
            <text:p>0.94195449608339</text:p>
          </table:table-cell>
          <table:table-cell office:value-type="float" office:value="1" calcext:value-type="float">
            <text:p>1</text:p>
          </table:table-cell>
          <table:table-cell office:value-type="float" office:value="0.504375241856919" calcext:value-type="float">
            <text:p>0.504375241856919</text:p>
          </table:table-cell>
          <table:table-cell office:value-type="float" office:value="0.575821972816911" calcext:value-type="float">
            <text:p>0.575821972816911</text:p>
          </table:table-cell>
          <table:table-cell office:value-type="float" office:value="0.774856861585897" calcext:value-type="float">
            <text:p>0.774856861585897</text:p>
          </table:table-cell>
          <table:table-cell office:value-type="float" office:value="1" calcext:value-type="float">
            <text:p>1</text:p>
          </table:table-cell>
          <table:table-cell office:value-type="float" office:value="46222.3110351563" calcext:value-type="float">
            <text:p>46222.3110351563</text:p>
          </table:table-cell>
          <table:table-cell office:value-type="float" office:value="46887.225" calcext:value-type="float">
            <text:p>46887.225</text:p>
          </table:table-cell>
          <table:table-cell office:value-type="float" office:value="50859.3857421875" calcext:value-type="float">
            <text:p>50859.3857421875</text:p>
          </table:table-cell>
          <table:table-cell office:value-type="float" office:value="53993.4635416667" calcext:value-type="float">
            <text:p>53993.4635416667</text:p>
          </table:table-cell>
          <table:table-cell office:value-type="float" office:value="16008.3770886303" calcext:value-type="float">
            <text:p>16008.3770886303</text:p>
          </table:table-cell>
          <table:table-cell office:value-type="float" office:value="21413.9214637666" calcext:value-type="float">
            <text:p>21413.9214637666</text:p>
          </table:table-cell>
          <table:table-cell office:value-type="float" office:value="14800.8886566505" calcext:value-type="float">
            <text:p>14800.8886566505</text:p>
          </table:table-cell>
          <table:table-cell office:value-type="float" office:value="12560.3587249774" calcext:value-type="float">
            <text:p>12560.3587249774</text:p>
          </table:table-cell>
          <table:table-cell office:value-type="float" office:value="0.346334415785798" calcext:value-type="float">
            <text:p>0.346334415785798</text:p>
          </table:table-cell>
          <table:table-cell office:value-type="float" office:value="0.456711214275672" calcext:value-type="float">
            <text:p>0.456711214275672</text:p>
          </table:table-cell>
          <table:table-cell office:value-type="float" office:value="0.291015875254137" calcext:value-type="float">
            <text:p>0.291015875254137</text:p>
          </table:table-cell>
          <table:table-cell office:value-type="float" office:value="0.232627394152712" calcext:value-type="float">
            <text:p>0.232627394152712</text:p>
          </table:table-cell>
          <table:table-cell office:value-type="float" office:value="0.145860691568611" calcext:value-type="float">
            <text:p>0.145860691568611</text:p>
          </table:table-cell>
          <table:table-cell office:value-type="float" office:value="0.0819359055946746" calcext:value-type="float">
            <text:p>0.081935905594675</text:p>
          </table:table-cell>
          <table:table-cell office:value-type="float" office:value="0.02606605604723" calcext:value-type="float">
            <text:p>0.02606605604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89</text:p>
          </table:table-cell>
          <table:table-cell table:number-columns-repeated="990"/>
        </table:table-row>
        <table:table-row table:style-name="ro2">
          <table:table-cell office:value-type="float" office:value="206.167018895714" calcext:value-type="float">
            <text:p>206.167018895714</text:p>
          </table:table-cell>
          <table:table-cell office:value-type="float" office:value="4.38532429801092" calcext:value-type="float">
            <text:p>4.38532429801092</text:p>
          </table:table-cell>
          <table:table-cell office:value-type="string" calcext:value-type="string">
            <text:p>C14H22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+)-trans-alpha-Ir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983" calcext:value-type="float">
            <text:p>688983</text:p>
          </table:table-cell>
          <table:table-cell office:value-type="float" office:value="0.898874949046262" calcext:value-type="float">
            <text:p>0.898874949046262</text:p>
          </table:table-cell>
          <table:table-cell office:value-type="float" office:value="0.94112046440598" calcext:value-type="float">
            <text:p>0.94112046440598</text:p>
          </table:table-cell>
          <table:table-cell office:value-type="float" office:value="0.940901450111619" calcext:value-type="float">
            <text:p>0.940901450111619</text:p>
          </table:table-cell>
          <table:table-cell office:value-type="float" office:value="1" calcext:value-type="float">
            <text:p>1</text:p>
          </table:table-cell>
          <table:table-cell office:value-type="float" office:value="0.692360940136252" calcext:value-type="float">
            <text:p>0.692360940136252</text:p>
          </table:table-cell>
          <table:table-cell office:value-type="float" office:value="0.856327116296082" calcext:value-type="float">
            <text:p>0.856327116296082</text:p>
          </table:table-cell>
          <table:table-cell office:value-type="float" office:value="0.838054476786254" calcext:value-type="float">
            <text:p>0.838054476786254</text:p>
          </table:table-cell>
          <table:table-cell office:value-type="float" office:value="1" calcext:value-type="float">
            <text:p>1</text:p>
          </table:table-cell>
          <table:table-cell office:value-type="float" office:value="370219.8359375" calcext:value-type="float">
            <text:p>370219.8359375</text:p>
          </table:table-cell>
          <table:table-cell office:value-type="float" office:value="387619.50625" calcext:value-type="float">
            <text:p>387619.50625</text:p>
          </table:table-cell>
          <table:table-cell office:value-type="float" office:value="387529.30078125" calcext:value-type="float">
            <text:p>387529.30078125</text:p>
          </table:table-cell>
          <table:table-cell office:value-type="float" office:value="411870.234375" calcext:value-type="float">
            <text:p>411870.234375</text:p>
          </table:table-cell>
          <table:table-cell office:value-type="float" office:value="70215.0751250563" calcext:value-type="float">
            <text:p>70215.0751250563</text:p>
          </table:table-cell>
          <table:table-cell office:value-type="float" office:value="208343.808866332" calcext:value-type="float">
            <text:p>208343.808866332</text:p>
          </table:table-cell>
          <table:table-cell office:value-type="float" office:value="139638.174962282" calcext:value-type="float">
            <text:p>139638.174962282</text:p>
          </table:table-cell>
          <table:table-cell office:value-type="float" office:value="151662.018029864" calcext:value-type="float">
            <text:p>151662.018029864</text:p>
          </table:table-cell>
          <table:table-cell office:value-type="float" office:value="0.189657787912018" calcext:value-type="float">
            <text:p>0.189657787912018</text:p>
          </table:table-cell>
          <table:table-cell office:value-type="float" office:value="0.537495676835104" calcext:value-type="float">
            <text:p>0.537495676835104</text:p>
          </table:table-cell>
          <table:table-cell office:value-type="float" office:value="0.360329334274271" calcext:value-type="float">
            <text:p>0.360329334274271</text:p>
          </table:table-cell>
          <table:table-cell office:value-type="float" office:value="0.368227673116526" calcext:value-type="float">
            <text:p>0.368227673116526</text:p>
          </table:table-cell>
          <table:table-cell office:value-type="float" office:value="0.0621074474744806" calcext:value-type="float">
            <text:p>0.062107447474481</text:p>
          </table:table-cell>
          <table:table-cell office:value-type="float" office:value="0.0088557597663132" calcext:value-type="float">
            <text:p>0.008855759766313</text:p>
          </table:table-cell>
          <table:table-cell office:value-type="float" office:value="0.0139406690040325" calcext:value-type="float">
            <text:p>0.013940669004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46</text:p>
          </table:table-cell>
          <table:table-cell table:number-columns-repeated="990"/>
        </table:table-row>
        <table:table-row table:style-name="ro2">
          <table:table-cell office:value-type="float" office:value="358.27198731645" calcext:value-type="float">
            <text:p>358.27198731645</text:p>
          </table:table-cell>
          <table:table-cell office:value-type="float" office:value="3.82514354999248" calcext:value-type="float">
            <text:p>3.82514354999248</text:p>
          </table:table-cell>
          <table:table-cell office:value-type="string" calcext:value-type="string">
            <text:p>C20H38O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-14-DihydroPGF-1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71" calcext:value-type="float">
            <text:p>320071</text:p>
          </table:table-cell>
          <table:table-cell office:value-type="float" office:value="0.508912116640088" calcext:value-type="float">
            <text:p>0.508912116640088</text:p>
          </table:table-cell>
          <table:table-cell office:value-type="float" office:value="0.75856510338218" calcext:value-type="float">
            <text:p>0.75856510338218</text:p>
          </table:table-cell>
          <table:table-cell office:value-type="float" office:value="0.940175253151302" calcext:value-type="float">
            <text:p>0.940175253151302</text:p>
          </table:table-cell>
          <table:table-cell office:value-type="float" office:value="1" calcext:value-type="float">
            <text:p>1</text:p>
          </table:table-cell>
          <table:table-cell office:value-type="float" office:value="0.411972934845495" calcext:value-type="float">
            <text:p>0.411972934845495</text:p>
          </table:table-cell>
          <table:table-cell office:value-type="float" office:value="0.65429782663458" calcext:value-type="float">
            <text:p>0.65429782663458</text:p>
          </table:table-cell>
          <table:table-cell office:value-type="float" office:value="0.91874813300989" calcext:value-type="float">
            <text:p>0.91874813300989</text:p>
          </table:table-cell>
          <table:table-cell office:value-type="float" office:value="1" calcext:value-type="float">
            <text:p>1</text:p>
          </table:table-cell>
          <table:table-cell office:value-type="float" office:value="102619.65234375" calcext:value-type="float">
            <text:p>102619.65234375</text:p>
          </table:table-cell>
          <table:table-cell office:value-type="float" office:value="152960.9625" calcext:value-type="float">
            <text:p>152960.9625</text:p>
          </table:table-cell>
          <table:table-cell office:value-type="float" office:value="189581.765625" calcext:value-type="float">
            <text:p>189581.765625</text:p>
          </table:table-cell>
          <table:table-cell office:value-type="float" office:value="201645.134765625" calcext:value-type="float">
            <text:p>201645.134765625</text:p>
          </table:table-cell>
          <table:table-cell office:value-type="float" office:value="123954.433247594" calcext:value-type="float">
            <text:p>123954.433247594</text:p>
          </table:table-cell>
          <table:table-cell office:value-type="float" office:value="97375.1939289883" calcext:value-type="float">
            <text:p>97375.1939289883</text:p>
          </table:table-cell>
          <table:table-cell office:value-type="float" office:value="135914.83428456" calcext:value-type="float">
            <text:p>135914.83428456</text:p>
          </table:table-cell>
          <table:table-cell office:value-type="float" office:value="152609.965125645" calcext:value-type="float">
            <text:p>152609.965125645</text:p>
          </table:table-cell>
          <table:table-cell office:value-type="float" office:value="1.20790151220136" calcext:value-type="float">
            <text:p>1.20790151220136</text:p>
          </table:table-cell>
          <table:table-cell office:value-type="float" office:value="0.636601603033116" calcext:value-type="float">
            <text:p>0.636601603033116</text:p>
          </table:table-cell>
          <table:table-cell office:value-type="float" office:value="0.716919339982329" calcext:value-type="float">
            <text:p>0.716919339982329</text:p>
          </table:table-cell>
          <table:table-cell office:value-type="float" office:value="0.756824434683367" calcext:value-type="float">
            <text:p>0.756824434683367</text:p>
          </table:table-cell>
          <table:table-cell office:value-type="float" office:value="0.253684445887784" calcext:value-type="float">
            <text:p>0.253684445887784</text:p>
          </table:table-cell>
          <table:table-cell office:value-type="float" office:value="0.0723229637299035" calcext:value-type="float">
            <text:p>0.072322963729904</text:p>
          </table:table-cell>
          <table:table-cell office:value-type="float" office:value="0.00348457047636795" calcext:value-type="float">
            <text:p>0.003484570476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74</text:p>
          </table:table-cell>
          <table:table-cell table:number-columns-repeated="990"/>
        </table:table-row>
        <table:table-row table:style-name="ro2">
          <table:table-cell office:value-type="float" office:value="101.047681407311" calcext:value-type="float">
            <text:p>101.047681407311</text:p>
          </table:table-cell>
          <table:table-cell office:value-type="float" office:value="8.16952899435292" calcext:value-type="float">
            <text:p>8.16952899435292</text:p>
          </table:table-cell>
          <table:table-cell office:value-type="string" calcext:value-type="string">
            <text:p>C4H7N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Aminobutan-4-oli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282" calcext:value-type="float">
            <text:p>108282</text:p>
          </table:table-cell>
          <table:table-cell office:value-type="float" office:value="0.830705185664059" calcext:value-type="float">
            <text:p>0.830705185664059</text:p>
          </table:table-cell>
          <table:table-cell office:value-type="float" office:value="0.821758808258209" calcext:value-type="float">
            <text:p>0.821758808258209</text:p>
          </table:table-cell>
          <table:table-cell office:value-type="float" office:value="0.93274078658131" calcext:value-type="float">
            <text:p>0.93274078658131</text:p>
          </table:table-cell>
          <table:table-cell office:value-type="float" office:value="1" calcext:value-type="float">
            <text:p>1</text:p>
          </table:table-cell>
          <table:table-cell office:value-type="float" office:value="0.257376676030915" calcext:value-type="float">
            <text:p>0.257376676030915</text:p>
          </table:table-cell>
          <table:table-cell office:value-type="float" office:value="0.172401645273838" calcext:value-type="float">
            <text:p>0.172401645273838</text:p>
          </table:table-cell>
          <table:table-cell office:value-type="float" office:value="0.773026910374798" calcext:value-type="float">
            <text:p>0.773026910374798</text:p>
          </table:table-cell>
          <table:table-cell office:value-type="float" office:value="1" calcext:value-type="float">
            <text:p>1</text:p>
          </table:table-cell>
          <table:table-cell office:value-type="float" office:value="59891.5205078125" calcext:value-type="float">
            <text:p>59891.5205078125</text:p>
          </table:table-cell>
          <table:table-cell office:value-type="float" office:value="59246.51171875" calcext:value-type="float">
            <text:p>59246.51171875</text:p>
          </table:table-cell>
          <table:table-cell office:value-type="float" office:value="67248.001953125" calcext:value-type="float">
            <text:p>67248.001953125</text:p>
          </table:table-cell>
          <table:table-cell office:value-type="float" office:value="72097.203125" calcext:value-type="float">
            <text:p>72097.203125</text:p>
          </table:table-cell>
          <table:table-cell office:value-type="float" office:value="14535.777839383" calcext:value-type="float">
            <text:p>14535.777839383</text:p>
          </table:table-cell>
          <table:table-cell office:value-type="float" office:value="10986.0149663194" calcext:value-type="float">
            <text:p>10986.0149663194</text:p>
          </table:table-cell>
          <table:table-cell office:value-type="float" office:value="28883.7245252015" calcext:value-type="float">
            <text:p>28883.7245252015</text:p>
          </table:table-cell>
          <table:table-cell office:value-type="float" office:value="10727.0353648646" calcext:value-type="float">
            <text:p>10727.0353648646</text:p>
          </table:table-cell>
          <table:table-cell office:value-type="float" office:value="0.242701766729848" calcext:value-type="float">
            <text:p>0.242701766729848</text:p>
          </table:table-cell>
          <table:table-cell office:value-type="float" office:value="0.185428891045456" calcext:value-type="float">
            <text:p>0.185428891045456</text:p>
          </table:table-cell>
          <table:table-cell office:value-type="float" office:value="0.429510523529529" calcext:value-type="float">
            <text:p>0.429510523529529</text:p>
          </table:table-cell>
          <table:table-cell office:value-type="float" office:value="0.1487857350897" calcext:value-type="float">
            <text:p>0.1487857350897</text:p>
          </table:table-cell>
          <table:table-cell office:value-type="float" office:value="0.456488368717764" calcext:value-type="float">
            <text:p>0.456488368717764</text:p>
          </table:table-cell>
          <table:table-cell office:value-type="float" office:value="0.700453851393621" calcext:value-type="float">
            <text:p>0.700453851393621</text:p>
          </table:table-cell>
          <table:table-cell office:value-type="float" office:value="0.0247696093935004" calcext:value-type="float">
            <text:p>0.024769609393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16</text:p>
          </table:table-cell>
          <table:table-cell table:number-columns-repeated="990"/>
        </table:table-row>
        <table:table-row table:style-name="ro2">
          <table:table-cell office:value-type="float" office:value="215.188596518781" calcext:value-type="float">
            <text:p>215.188596518781</text:p>
          </table:table-cell>
          <table:table-cell office:value-type="float" office:value="5.3893256717258" calcext:value-type="float">
            <text:p>5.3893256717258</text:p>
          </table:table-cell>
          <table:table-cell office:value-type="string" calcext:value-type="string">
            <text:p>C12H25N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ptanoylchol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80" calcext:value-type="float">
            <text:p>111480</text:p>
          </table:table-cell>
          <table:table-cell office:value-type="float" office:value="0.81567245788624" calcext:value-type="float">
            <text:p>0.81567245788624</text:p>
          </table:table-cell>
          <table:table-cell office:value-type="float" office:value="0.75874174888566" calcext:value-type="float">
            <text:p>0.75874174888566</text:p>
          </table:table-cell>
          <table:table-cell office:value-type="float" office:value="0.9313088931668" calcext:value-type="float">
            <text:p>0.9313088931668</text:p>
          </table:table-cell>
          <table:table-cell office:value-type="float" office:value="1" calcext:value-type="float">
            <text:p>1</text:p>
          </table:table-cell>
          <table:table-cell office:value-type="float" office:value="0.655559115725262" calcext:value-type="float">
            <text:p>0.655559115725262</text:p>
          </table:table-cell>
          <table:table-cell office:value-type="float" office:value="0.568179684256869" calcext:value-type="float">
            <text:p>0.568179684256869</text:p>
          </table:table-cell>
          <table:table-cell office:value-type="float" office:value="0.865105996321469" calcext:value-type="float">
            <text:p>0.865105996321469</text:p>
          </table:table-cell>
          <table:table-cell office:value-type="float" office:value="1" calcext:value-type="float">
            <text:p>1</text:p>
          </table:table-cell>
          <table:table-cell office:value-type="float" office:value="37656.3623046875" calcext:value-type="float">
            <text:p>37656.3623046875</text:p>
          </table:table-cell>
          <table:table-cell office:value-type="float" office:value="35028.097265625" calcext:value-type="float">
            <text:p>35028.097265625</text:p>
          </table:table-cell>
          <table:table-cell office:value-type="float" office:value="42994.837890625" calcext:value-type="float">
            <text:p>42994.837890625</text:p>
          </table:table-cell>
          <table:table-cell office:value-type="float" office:value="46166.0338541667" calcext:value-type="float">
            <text:p>46166.0338541667</text:p>
          </table:table-cell>
          <table:table-cell office:value-type="float" office:value="4104.8188631975" calcext:value-type="float">
            <text:p>4104.8188631975</text:p>
          </table:table-cell>
          <table:table-cell office:value-type="float" office:value="7094.05436359016" calcext:value-type="float">
            <text:p>7094.05436359016</text:p>
          </table:table-cell>
          <table:table-cell office:value-type="float" office:value="5497.38429522264" calcext:value-type="float">
            <text:p>5497.38429522264</text:p>
          </table:table-cell>
          <table:table-cell office:value-type="float" office:value="28315.0961761478" calcext:value-type="float">
            <text:p>28315.0961761478</text:p>
          </table:table-cell>
          <table:table-cell office:value-type="float" office:value="0.109007312761236" calcext:value-type="float">
            <text:p>0.109007312761236</text:p>
          </table:table-cell>
          <table:table-cell office:value-type="float" office:value="0.202524684963461" calcext:value-type="float">
            <text:p>0.202524684963461</text:p>
          </table:table-cell>
          <table:table-cell office:value-type="float" office:value="0.127861496052328" calcext:value-type="float">
            <text:p>0.127861496052328</text:p>
          </table:table-cell>
          <table:table-cell office:value-type="float" office:value="0.613331789895402" calcext:value-type="float">
            <text:p>0.613331789895402</text:p>
          </table:table-cell>
          <table:table-cell office:value-type="float" office:value="0.088462035342594" calcext:value-type="float">
            <text:p>0.088462035342594</text:p>
          </table:table-cell>
          <table:table-cell office:value-type="float" office:value="0.145590844487942" calcext:value-type="float">
            <text:p>0.145590844487942</text:p>
          </table:table-cell>
          <table:table-cell office:value-type="float" office:value="0.0120876153362176" calcext:value-type="float">
            <text:p>0.012087615336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61</text:p>
          </table:table-cell>
          <table:table-cell table:number-columns-repeated="990"/>
        </table:table-row>
        <table:table-row table:style-name="ro2">
          <table:table-cell office:value-type="float" office:value="243.104095343425" calcext:value-type="float">
            <text:p>243.104095343425</text:p>
          </table:table-cell>
          <table:table-cell office:value-type="float" office:value="9.72694742838542" calcext:value-type="float">
            <text:p>9.72694742838542</text:p>
          </table:table-cell>
          <table:table-cell office:value-type="string" calcext:value-type="string">
            <text:p>C10H17N3O2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tin ami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060" calcext:value-type="float">
            <text:p>1151060</text:p>
          </table:table-cell>
          <table:table-cell office:value-type="float" office:value="0.821314751254867" calcext:value-type="float">
            <text:p>0.821314751254867</text:p>
          </table:table-cell>
          <table:table-cell office:value-type="float" office:value="0.80933047710703" calcext:value-type="float">
            <text:p>0.80933047710703</text:p>
          </table:table-cell>
          <table:table-cell office:value-type="float" office:value="0.927204908965007" calcext:value-type="float">
            <text:p>0.927204908965007</text:p>
          </table:table-cell>
          <table:table-cell office:value-type="float" office:value="1" calcext:value-type="float">
            <text:p>1</text:p>
          </table:table-cell>
          <table:table-cell office:value-type="float" office:value="0.428128560735195" calcext:value-type="float">
            <text:p>0.428128560735195</text:p>
          </table:table-cell>
          <table:table-cell office:value-type="float" office:value="0.303607631935821" calcext:value-type="float">
            <text:p>0.303607631935821</text:p>
          </table:table-cell>
          <table:table-cell office:value-type="float" office:value="0.708639660926647" calcext:value-type="float">
            <text:p>0.708639660926647</text:p>
          </table:table-cell>
          <table:table-cell office:value-type="float" office:value="1" calcext:value-type="float">
            <text:p>1</text:p>
          </table:table-cell>
          <table:table-cell office:value-type="float" office:value="781998.7734375" calcext:value-type="float">
            <text:p>781998.7734375</text:p>
          </table:table-cell>
          <table:table-cell office:value-type="float" office:value="770588.18125" calcext:value-type="float">
            <text:p>770588.18125</text:p>
          </table:table-cell>
          <table:table-cell office:value-type="float" office:value="882820.015625" calcext:value-type="float">
            <text:p>882820.015625</text:p>
          </table:table-cell>
          <table:table-cell office:value-type="float" office:value="952130.4375" calcext:value-type="float">
            <text:p>952130.4375</text:p>
          </table:table-cell>
          <table:table-cell office:value-type="float" office:value="323871.561738499" calcext:value-type="float">
            <text:p>323871.561738499</text:p>
          </table:table-cell>
          <table:table-cell office:value-type="float" office:value="254095.74017662" calcext:value-type="float">
            <text:p>254095.74017662</text:p>
          </table:table-cell>
          <table:table-cell office:value-type="float" office:value="269072.0822361" calcext:value-type="float">
            <text:p>269072.0822361</text:p>
          </table:table-cell>
          <table:table-cell office:value-type="float" office:value="194250.688603761" calcext:value-type="float">
            <text:p>194250.688603761</text:p>
          </table:table-cell>
          <table:table-cell office:value-type="float" office:value="0.414158656943705" calcext:value-type="float">
            <text:p>0.414158656943705</text:p>
          </table:table-cell>
          <table:table-cell office:value-type="float" office:value="0.329742586714011" calcext:value-type="float">
            <text:p>0.329742586714011</text:p>
          </table:table-cell>
          <table:table-cell office:value-type="float" office:value="0.304787020540771" calcext:value-type="float">
            <text:p>0.304787020540771</text:p>
          </table:table-cell>
          <table:table-cell office:value-type="float" office:value="0.204016887763616" calcext:value-type="float">
            <text:p>0.204016887763616</text:p>
          </table:table-cell>
          <table:table-cell office:value-type="float" office:value="0.202941673066739" calcext:value-type="float">
            <text:p>0.202941673066739</text:p>
          </table:table-cell>
          <table:table-cell office:value-type="float" office:value="0.322172464706635" calcext:value-type="float">
            <text:p>0.322172464706635</text:p>
          </table:table-cell>
          <table:table-cell office:value-type="float" office:value="0.0436193470087761" calcext:value-type="float">
            <text:p>0.043619347008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9</text:p>
          </table:table-cell>
          <table:table-cell table:number-columns-repeated="990"/>
        </table:table-row>
        <table:table-row table:style-name="ro2">
          <table:table-cell office:value-type="float" office:value="223.105622088609" calcext:value-type="float">
            <text:p>223.105622088609</text:p>
          </table:table-cell>
          <table:table-cell office:value-type="float" office:value="13.020929107666" calcext:value-type="float">
            <text:p>13.020929107666</text:p>
          </table:table-cell>
          <table:table-cell office:value-type="string" calcext:value-type="string">
            <text:p>C8H17N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acetyl -D- glucosaminito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059" calcext:value-type="float">
            <text:p>229059</text:p>
          </table:table-cell>
          <table:table-cell office:value-type="float" office:value="0.784455537298436" calcext:value-type="float">
            <text:p>0.784455537298436</text:p>
          </table:table-cell>
          <table:table-cell office:value-type="float" office:value="1.00728285453763" calcext:value-type="float">
            <text:p>1.00728285453763</text:p>
          </table:table-cell>
          <table:table-cell office:value-type="float" office:value="0.91193166622943" calcext:value-type="float">
            <text:p>0.91193166622943</text:p>
          </table:table-cell>
          <table:table-cell office:value-type="float" office:value="1" calcext:value-type="float">
            <text:p>1</text:p>
          </table:table-cell>
          <table:table-cell office:value-type="float" office:value="0.172611531981603" calcext:value-type="float">
            <text:p>0.172611531981603</text:p>
          </table:table-cell>
          <table:table-cell office:value-type="float" office:value="0.966452013022563" calcext:value-type="float">
            <text:p>0.966452013022563</text:p>
          </table:table-cell>
          <table:table-cell office:value-type="float" office:value="0.272187026765526" calcext:value-type="float">
            <text:p>0.272187026765526</text:p>
          </table:table-cell>
          <table:table-cell office:value-type="float" office:value="1" calcext:value-type="float">
            <text:p>1</text:p>
          </table:table-cell>
          <table:table-cell office:value-type="float" office:value="128329.408203125" calcext:value-type="float">
            <text:p>128329.408203125</text:p>
          </table:table-cell>
          <table:table-cell office:value-type="float" office:value="164781.821875" calcext:value-type="float">
            <text:p>164781.821875</text:p>
          </table:table-cell>
          <table:table-cell office:value-type="float" office:value="149183.28125" calcext:value-type="float">
            <text:p>149183.28125</text:p>
          </table:table-cell>
          <table:table-cell office:value-type="float" office:value="163590.416666667" calcext:value-type="float">
            <text:p>163590.416666667</text:p>
          </table:table-cell>
          <table:table-cell office:value-type="float" office:value="38940.3813541423" calcext:value-type="float">
            <text:p>38940.3813541423</text:p>
          </table:table-cell>
          <table:table-cell office:value-type="float" office:value="56875.9656002431" calcext:value-type="float">
            <text:p>56875.9656002431</text:p>
          </table:table-cell>
          <table:table-cell office:value-type="float" office:value="14667.1111619416" calcext:value-type="float">
            <text:p>14667.1111619416</text:p>
          </table:table-cell>
          <table:table-cell office:value-type="float" office:value="15260.1411394771" calcext:value-type="float">
            <text:p>15260.1411394771</text:p>
          </table:table-cell>
          <table:table-cell office:value-type="float" office:value="0.303440823887428" calcext:value-type="float">
            <text:p>0.303440823887428</text:p>
          </table:table-cell>
          <table:table-cell office:value-type="float" office:value="0.34515922298388" calcext:value-type="float">
            <text:p>0.34515922298388</text:p>
          </table:table-cell>
          <table:table-cell office:value-type="float" office:value="0.0983160514975037" calcext:value-type="float">
            <text:p>0.098316051497504</text:p>
          </table:table-cell>
          <table:table-cell office:value-type="float" office:value="0.093282610622426" calcext:value-type="float">
            <text:p>0.093282610622426</text:p>
          </table:table-cell>
          <table:table-cell office:value-type="float" office:value="0.710793963214075" calcext:value-type="float">
            <text:p>0.710793963214075</text:p>
          </table:table-cell>
          <table:table-cell office:value-type="float" office:value="0.000409328079229685" calcext:value-type="float">
            <text:p>0.00040932807923</text:p>
          </table:table-cell>
          <table:table-cell office:value-type="float" office:value="0.463320039250515" calcext:value-type="float">
            <text:p>0.463320039250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42</text:p>
          </table:table-cell>
          <table:table-cell table:number-columns-repeated="990"/>
        </table:table-row>
        <table:table-row table:style-name="ro2">
          <table:table-cell office:value-type="float" office:value="231.110787886854" calcext:value-type="float">
            <text:p>231.110787886854</text:p>
          </table:table-cell>
          <table:table-cell office:value-type="float" office:value="7.39752354092067" calcext:value-type="float">
            <text:p>7.39752354092067</text:p>
          </table:table-cell>
          <table:table-cell office:value-type="string" calcext:value-type="string">
            <text:p>C10H17N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valerylglutamicaci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98" calcext:value-type="float">
            <text:p>278698</text:p>
          </table:table-cell>
          <table:table-cell office:value-type="float" office:value="0.886883942921708" calcext:value-type="float">
            <text:p>0.886883942921708</text:p>
          </table:table-cell>
          <table:table-cell office:value-type="float" office:value="0.787766200408339" calcext:value-type="float">
            <text:p>0.787766200408339</text:p>
          </table:table-cell>
          <table:table-cell office:value-type="float" office:value="0.911045436074104" calcext:value-type="float">
            <text:p>0.911045436074104</text:p>
          </table:table-cell>
          <table:table-cell office:value-type="float" office:value="1" calcext:value-type="float">
            <text:p>1</text:p>
          </table:table-cell>
          <table:table-cell office:value-type="float" office:value="0.426016175536683" calcext:value-type="float">
            <text:p>0.426016175536683</text:p>
          </table:table-cell>
          <table:table-cell office:value-type="float" office:value="0.121991914290364" calcext:value-type="float">
            <text:p>0.121991914290364</text:p>
          </table:table-cell>
          <table:table-cell office:value-type="float" office:value="0.633172418419966" calcext:value-type="float">
            <text:p>0.633172418419966</text:p>
          </table:table-cell>
          <table:table-cell office:value-type="float" office:value="1" calcext:value-type="float">
            <text:p>1</text:p>
          </table:table-cell>
          <table:table-cell office:value-type="float" office:value="191374.08984375" calcext:value-type="float">
            <text:p>191374.08984375</text:p>
          </table:table-cell>
          <table:table-cell office:value-type="float" office:value="169986.209375" calcext:value-type="float">
            <text:p>169986.209375</text:p>
          </table:table-cell>
          <table:table-cell office:value-type="float" office:value="196587.71875" calcext:value-type="float">
            <text:p>196587.71875</text:p>
          </table:table-cell>
          <table:table-cell office:value-type="float" office:value="215782.5625" calcext:value-type="float">
            <text:p>215782.5625</text:p>
          </table:table-cell>
          <table:table-cell office:value-type="float" office:value="40989.2523290519" calcext:value-type="float">
            <text:p>40989.2523290519</text:p>
          </table:table-cell>
          <table:table-cell office:value-type="float" office:value="26753.2577390708" calcext:value-type="float">
            <text:p>26753.2577390708</text:p>
          </table:table-cell>
          <table:table-cell office:value-type="float" office:value="64599.5270649998" calcext:value-type="float">
            <text:p>64599.5270649998</text:p>
          </table:table-cell>
          <table:table-cell office:value-type="float" office:value="33378.6528266821" calcext:value-type="float">
            <text:p>33378.6528266821</text:p>
          </table:table-cell>
          <table:table-cell office:value-type="float" office:value="0.214183917804747" calcext:value-type="float">
            <text:p>0.214183917804747</text:p>
          </table:table-cell>
          <table:table-cell office:value-type="float" office:value="0.157384871616564" calcext:value-type="float">
            <text:p>0.157384871616564</text:p>
          </table:table-cell>
          <table:table-cell office:value-type="float" office:value="0.328604083081868" calcext:value-type="float">
            <text:p>0.328604083081868</text:p>
          </table:table-cell>
          <table:table-cell office:value-type="float" office:value="0.154686516092708" calcext:value-type="float">
            <text:p>0.154686516092708</text:p>
          </table:table-cell>
          <table:table-cell office:value-type="float" office:value="0.213213864179774" calcext:value-type="float">
            <text:p>0.213213864179774</text:p>
          </table:table-cell>
          <table:table-cell office:value-type="float" office:value="1.14614945904001" calcext:value-type="float">
            <text:p>1.14614945904001</text:p>
          </table:table-cell>
          <table:table-cell office:value-type="float" office:value="0.0696852212475815" calcext:value-type="float">
            <text:p>0.069685221247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83</text:p>
          </table:table-cell>
          <table:table-cell table:number-columns-repeated="990"/>
        </table:table-row>
        <table:table-row table:style-name="ro2">
          <table:table-cell office:value-type="float" office:value="201.136666424472" calcext:value-type="float">
            <text:p>201.136666424472</text:p>
          </table:table-cell>
          <table:table-cell office:value-type="float" office:value="10.9421673668755" calcext:value-type="float">
            <text:p>10.9421673668755</text:p>
          </table:table-cell>
          <table:table-cell office:value-type="string" calcext:value-type="string">
            <text:p>C10H19N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proylglyc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15" calcext:value-type="float">
            <text:p>182515</text:p>
          </table:table-cell>
          <table:table-cell office:value-type="float" office:value="0.750432739353134" calcext:value-type="float">
            <text:p>0.750432739353134</text:p>
          </table:table-cell>
          <table:table-cell office:value-type="float" office:value="0.780994601449147" calcext:value-type="float">
            <text:p>0.780994601449147</text:p>
          </table:table-cell>
          <table:table-cell office:value-type="float" office:value="0.902135226224057" calcext:value-type="float">
            <text:p>0.902135226224057</text:p>
          </table:table-cell>
          <table:table-cell office:value-type="float" office:value="1" calcext:value-type="float">
            <text:p>1</text:p>
          </table:table-cell>
          <table:table-cell office:value-type="float" office:value="0.372930399418236" calcext:value-type="float">
            <text:p>0.372930399418236</text:p>
          </table:table-cell>
          <table:table-cell office:value-type="float" office:value="0.424099485675594" calcext:value-type="float">
            <text:p>0.424099485675594</text:p>
          </table:table-cell>
          <table:table-cell office:value-type="float" office:value="0.703504187472222" calcext:value-type="float">
            <text:p>0.703504187472222</text:p>
          </table:table-cell>
          <table:table-cell office:value-type="float" office:value="1" calcext:value-type="float">
            <text:p>1</text:p>
          </table:table-cell>
          <table:table-cell office:value-type="float" office:value="102421.239257813" calcext:value-type="float">
            <text:p>102421.239257813</text:p>
          </table:table-cell>
          <table:table-cell office:value-type="float" office:value="106592.4109375" calcext:value-type="float">
            <text:p>106592.4109375</text:p>
          </table:table-cell>
          <table:table-cell office:value-type="float" office:value="123126.03515625" calcext:value-type="float">
            <text:p>123126.03515625</text:p>
          </table:table-cell>
          <table:table-cell office:value-type="float" office:value="136482.903645833" calcext:value-type="float">
            <text:p>136482.903645833</text:p>
          </table:table-cell>
          <table:table-cell office:value-type="float" office:value="45835.6435379296" calcext:value-type="float">
            <text:p>45835.6435379296</text:p>
          </table:table-cell>
          <table:table-cell office:value-type="float" office:value="50500.7652789835" calcext:value-type="float">
            <text:p>50500.7652789835</text:p>
          </table:table-cell>
          <table:table-cell office:value-type="float" office:value="40486.9158335594" calcext:value-type="float">
            <text:p>40486.9158335594</text:p>
          </table:table-cell>
          <table:table-cell office:value-type="float" office:value="44604.3062711269" calcext:value-type="float">
            <text:p>44604.3062711269</text:p>
          </table:table-cell>
          <table:table-cell office:value-type="float" office:value="0.447520884047821" calcext:value-type="float">
            <text:p>0.447520884047821</text:p>
          </table:table-cell>
          <table:table-cell office:value-type="float" office:value="0.473774491399715" calcext:value-type="float">
            <text:p>0.473774491399715</text:p>
          </table:table-cell>
          <table:table-cell office:value-type="float" office:value="0.328824978260532" calcext:value-type="float">
            <text:p>0.328824978260532</text:p>
          </table:table-cell>
          <table:table-cell office:value-type="float" office:value="0.326812407119304" calcext:value-type="float">
            <text:p>0.326812407119304</text:p>
          </table:table-cell>
          <table:table-cell office:value-type="float" office:value="0.283635511930506" calcext:value-type="float">
            <text:p>0.283635511930506</text:p>
          </table:table-cell>
          <table:table-cell office:value-type="float" office:value="0.196798867058235" calcext:value-type="float">
            <text:p>0.196798867058235</text:p>
          </table:table-cell>
          <table:table-cell office:value-type="float" office:value="0.0491647807958762" calcext:value-type="float">
            <text:p>0.049164780795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23</text:p>
          </table:table-cell>
          <table:table-cell table:number-columns-repeated="990"/>
        </table:table-row>
        <table:table-row table:style-name="ro2">
          <table:table-cell office:value-type="float" office:value="326.121242237784" calcext:value-type="float">
            <text:p>326.121242237784</text:p>
          </table:table-cell>
          <table:table-cell office:value-type="float" office:value="15.5829692586263" calcext:value-type="float">
            <text:p>15.5829692586263</text:p>
          </table:table-cell>
          <table:table-cell office:value-type="string" calcext:value-type="string">
            <text:p>C12H22O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O-alpha-L-Rhamnopyranosyl-D-glucopyrano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233" calcext:value-type="float">
            <text:p>156233</text:p>
          </table:table-cell>
          <table:table-cell office:value-type="float" office:value="0.769788881426079" calcext:value-type="float">
            <text:p>0.769788881426079</text:p>
          </table:table-cell>
          <table:table-cell office:value-type="float" office:value="0.792917527930913" calcext:value-type="float">
            <text:p>0.792917527930913</text:p>
          </table:table-cell>
          <table:table-cell office:value-type="float" office:value="0.893546439470679" calcext:value-type="float">
            <text:p>0.893546439470679</text:p>
          </table:table-cell>
          <table:table-cell office:value-type="float" office:value="1" calcext:value-type="float">
            <text:p>1</text:p>
          </table:table-cell>
          <table:table-cell office:value-type="float" office:value="0.42805240216164" calcext:value-type="float">
            <text:p>0.42805240216164</text:p>
          </table:table-cell>
          <table:table-cell office:value-type="float" office:value="0.447242571899008" calcext:value-type="float">
            <text:p>0.447242571899008</text:p>
          </table:table-cell>
          <table:table-cell office:value-type="float" office:value="0.670049899916561" calcext:value-type="float">
            <text:p>0.670049899916561</text:p>
          </table:table-cell>
          <table:table-cell office:value-type="float" office:value="1" calcext:value-type="float">
            <text:p>1</text:p>
          </table:table-cell>
          <table:table-cell office:value-type="float" office:value="92542.5078125" calcext:value-type="float">
            <text:p>92542.5078125</text:p>
          </table:table-cell>
          <table:table-cell office:value-type="float" office:value="95322.98828125" calcext:value-type="float">
            <text:p>95322.98828125</text:p>
          </table:table-cell>
          <table:table-cell office:value-type="float" office:value="107420.3984375" calcext:value-type="float">
            <text:p>107420.3984375</text:p>
          </table:table-cell>
          <table:table-cell office:value-type="float" office:value="120218.036458333" calcext:value-type="float">
            <text:p>120218.036458333</text:p>
          </table:table-cell>
          <table:table-cell office:value-type="float" office:value="40489.2327778088" calcext:value-type="float">
            <text:p>40489.2327778088</text:p>
          </table:table-cell>
          <table:table-cell office:value-type="float" office:value="37014.6332534607" calcext:value-type="float">
            <text:p>37014.6332534607</text:p>
          </table:table-cell>
          <table:table-cell office:value-type="float" office:value="24055.7897549825" calcext:value-type="float">
            <text:p>24055.7897549825</text:p>
          </table:table-cell>
          <table:table-cell office:value-type="float" office:value="42205.4391072487" calcext:value-type="float">
            <text:p>42205.4391072487</text:p>
          </table:table-cell>
          <table:table-cell office:value-type="float" office:value="0.437520375607757" calcext:value-type="float">
            <text:p>0.437520375607757</text:p>
          </table:table-cell>
          <table:table-cell office:value-type="float" office:value="0.388307520786583" calcext:value-type="float">
            <text:p>0.388307520786583</text:p>
          </table:table-cell>
          <table:table-cell office:value-type="float" office:value="0.223940611884611" calcext:value-type="float">
            <text:p>0.223940611884611</text:p>
          </table:table-cell>
          <table:table-cell office:value-type="float" office:value="0.351074101279942" calcext:value-type="float">
            <text:p>0.351074101279942</text:p>
          </table:table-cell>
          <table:table-cell office:value-type="float" office:value="0.223913240603917" calcext:value-type="float">
            <text:p>0.223913240603917</text:p>
          </table:table-cell>
          <table:table-cell office:value-type="float" office:value="0.196664000513228" calcext:value-type="float">
            <text:p>0.196664000513228</text:p>
          </table:table-cell>
          <table:table-cell office:value-type="float" office:value="0.069398694569867" calcext:value-type="float">
            <text:p>0.06939869456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22</text:p>
          </table:table-cell>
          <table:table-cell table:number-columns-repeated="990"/>
        </table:table-row>
        <table:table-row table:style-name="ro2">
          <table:table-cell office:value-type="float" office:value="413.350434161541" calcext:value-type="float">
            <text:p>413.350434161541</text:p>
          </table:table-cell>
          <table:table-cell office:value-type="float" office:value="4.13560251871743" calcext:value-type="float">
            <text:p>4.13560251871743</text:p>
          </table:table-cell>
          <table:table-cell office:value-type="string" calcext:value-type="string">
            <text:p>C24H47N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ptadecanoyl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2022" calcext:value-type="float">
            <text:p>2242022</text:p>
          </table:table-cell>
          <table:table-cell office:value-type="float" office:value="0.984836282207606" calcext:value-type="float">
            <text:p>0.984836282207606</text:p>
          </table:table-cell>
          <table:table-cell office:value-type="float" office:value="0.813147610779624" calcext:value-type="float">
            <text:p>0.813147610779624</text:p>
          </table:table-cell>
          <table:table-cell office:value-type="float" office:value="0.893118174106523" calcext:value-type="float">
            <text:p>0.893118174106523</text:p>
          </table:table-cell>
          <table:table-cell office:value-type="float" office:value="1" calcext:value-type="float">
            <text:p>1</text:p>
          </table:table-cell>
          <table:table-cell office:value-type="float" office:value="0.986100646862764" calcext:value-type="float">
            <text:p>0.986100646862764</text:p>
          </table:table-cell>
          <table:table-cell office:value-type="float" office:value="0.824322915780675" calcext:value-type="float">
            <text:p>0.824322915780675</text:p>
          </table:table-cell>
          <table:table-cell office:value-type="float" office:value="0.895323563894143" calcext:value-type="float">
            <text:p>0.895323563894143</text:p>
          </table:table-cell>
          <table:table-cell office:value-type="float" office:value="1" calcext:value-type="float">
            <text:p>1</text:p>
          </table:table-cell>
          <table:table-cell office:value-type="float" office:value="910556.5546875" calcext:value-type="float">
            <text:p>910556.5546875</text:p>
          </table:table-cell>
          <table:table-cell office:value-type="float" office:value="751817.23125" calcext:value-type="float">
            <text:p>751817.23125</text:p>
          </table:table-cell>
          <table:table-cell office:value-type="float" office:value="825756.140625" calcext:value-type="float">
            <text:p>825756.140625</text:p>
          </table:table-cell>
          <table:table-cell office:value-type="float" office:value="924576.572916667" calcext:value-type="float">
            <text:p>924576.572916667</text:p>
          </table:table-cell>
          <table:table-cell office:value-type="float" office:value="687024.356458706" calcext:value-type="float">
            <text:p>687024.356458706</text:p>
          </table:table-cell>
          <table:table-cell office:value-type="float" office:value="554237.548891138" calcext:value-type="float">
            <text:p>554237.548891138</text:p>
          </table:table-cell>
          <table:table-cell office:value-type="float" office:value="221104.508965314" calcext:value-type="float">
            <text:p>221104.508965314</text:p>
          </table:table-cell>
          <table:table-cell office:value-type="float" office:value="1141159.90913687" calcext:value-type="float">
            <text:p>1141159.90913687</text:p>
          </table:table-cell>
          <table:table-cell office:value-type="float" office:value="0.754510362834619" calcext:value-type="float">
            <text:p>0.754510362834619</text:p>
          </table:table-cell>
          <table:table-cell office:value-type="float" office:value="0.737197188164524" calcext:value-type="float">
            <text:p>0.737197188164524</text:p>
          </table:table-cell>
          <table:table-cell office:value-type="float" office:value="0.267760054194649" calcext:value-type="float">
            <text:p>0.267760054194649</text:p>
          </table:table-cell>
          <table:table-cell office:value-type="float" office:value="1.23425137794371" calcext:value-type="float">
            <text:p>1.23425137794371</text:p>
          </table:table-cell>
          <table:table-cell office:value-type="float" office:value="0.000110785451821626" calcext:value-type="float">
            <text:p>0.000110785451822</text:p>
          </table:table-cell>
          <table:table-cell office:value-type="float" office:value="0.0185443785489025" calcext:value-type="float">
            <text:p>0.018544378548903</text:p>
          </table:table-cell>
          <table:table-cell office:value-type="float" office:value="0.00722762067925451" calcext:value-type="float">
            <text:p>0.007227620679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49</text:p>
          </table:table-cell>
          <table:table-cell table:number-columns-repeated="990"/>
        </table:table-row>
        <table:table-row table:style-name="ro2">
          <table:table-cell office:value-type="float" office:value="278.188261129074" calcext:value-type="float">
            <text:p>278.188261129074</text:p>
          </table:table-cell>
          <table:table-cell office:value-type="float" office:value="3.69931001027425" calcext:value-type="float">
            <text:p>3.69931001027425</text:p>
          </table:table-cell>
          <table:table-cell office:value-type="string" calcext:value-type="string">
            <text:p>C17H26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6]-Parado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1303" calcext:value-type="float">
            <text:p>701303</text:p>
          </table:table-cell>
          <table:table-cell office:value-type="float" office:value="0.739331462320677" calcext:value-type="float">
            <text:p>0.739331462320677</text:p>
          </table:table-cell>
          <table:table-cell office:value-type="float" office:value="0.69151995451697" calcext:value-type="float">
            <text:p>0.69151995451697</text:p>
          </table:table-cell>
          <table:table-cell office:value-type="float" office:value="0.889771410443808" calcext:value-type="float">
            <text:p>0.889771410443808</text:p>
          </table:table-cell>
          <table:table-cell office:value-type="float" office:value="1" calcext:value-type="float">
            <text:p>1</text:p>
          </table:table-cell>
          <table:table-cell office:value-type="float" office:value="0.256635371828083" calcext:value-type="float">
            <text:p>0.256635371828083</text:p>
          </table:table-cell>
          <table:table-cell office:value-type="float" office:value="0.186363763965884" calcext:value-type="float">
            <text:p>0.186363763965884</text:p>
          </table:table-cell>
          <table:table-cell office:value-type="float" office:value="0.621158961725929" calcext:value-type="float">
            <text:p>0.621158961725929</text:p>
          </table:table-cell>
          <table:table-cell office:value-type="float" office:value="1" calcext:value-type="float">
            <text:p>1</text:p>
          </table:table-cell>
          <table:table-cell office:value-type="float" office:value="391558.40625" calcext:value-type="float">
            <text:p>391558.40625</text:p>
          </table:table-cell>
          <table:table-cell office:value-type="float" office:value="366236.884375" calcext:value-type="float">
            <text:p>366236.884375</text:p>
          </table:table-cell>
          <table:table-cell office:value-type="float" office:value="471233.125" calcext:value-type="float">
            <text:p>471233.125</text:p>
          </table:table-cell>
          <table:table-cell office:value-type="float" office:value="529611.447916667" calcext:value-type="float">
            <text:p>529611.447916667</text:p>
          </table:table-cell>
          <table:table-cell office:value-type="float" office:value="113075.124469313" calcext:value-type="float">
            <text:p>113075.124469313</text:p>
          </table:table-cell>
          <table:table-cell office:value-type="float" office:value="95692.7046298461" calcext:value-type="float">
            <text:p>95692.7046298461</text:p>
          </table:table-cell>
          <table:table-cell office:value-type="float" office:value="136204.972958973" calcext:value-type="float">
            <text:p>136204.972958973</text:p>
          </table:table-cell>
          <table:table-cell office:value-type="float" office:value="148696.438757446" calcext:value-type="float">
            <text:p>148696.438757446</text:p>
          </table:table-cell>
          <table:table-cell office:value-type="float" office:value="0.288782267637277" calcext:value-type="float">
            <text:p>0.288782267637277</text:p>
          </table:table-cell>
          <table:table-cell office:value-type="float" office:value="0.261286366044616" calcext:value-type="float">
            <text:p>0.261286366044616</text:p>
          </table:table-cell>
          <table:table-cell office:value-type="float" office:value="0.289039470557111" calcext:value-type="float">
            <text:p>0.289039470557111</text:p>
          </table:table-cell>
          <table:table-cell office:value-type="float" office:value="0.280765152155175" calcext:value-type="float">
            <text:p>0.280765152155175</text:p>
          </table:table-cell>
          <table:table-cell office:value-type="float" office:value="0.546145879537718" calcext:value-type="float">
            <text:p>0.546145879537718</text:p>
          </table:table-cell>
          <table:table-cell office:value-type="float" office:value="0.853635764612664" calcext:value-type="float">
            <text:p>0.853635764612664</text:p>
          </table:table-cell>
          <table:table-cell office:value-type="float" office:value="0.0838127224287133" calcext:value-type="float">
            <text:p>0.083812722428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17</text:p>
          </table:table-cell>
          <table:table-cell table:number-columns-repeated="990"/>
        </table:table-row>
        <table:table-row table:style-name="ro2">
          <table:table-cell office:value-type="float" office:value="358.111300120798" calcext:value-type="float">
            <text:p>358.111300120798</text:p>
          </table:table-cell>
          <table:table-cell office:value-type="float" office:value="15.0566315714518" calcext:value-type="float">
            <text:p>15.0566315714518</text:p>
          </table:table-cell>
          <table:table-cell office:value-type="string" calcext:value-type="string">
            <text:p>C12H22O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ibion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426" calcext:value-type="float">
            <text:p>129426</text:p>
          </table:table-cell>
          <table:table-cell office:value-type="float" office:value="0.77586299652074" calcext:value-type="float">
            <text:p>0.77586299652074</text:p>
          </table:table-cell>
          <table:table-cell office:value-type="float" office:value="1.10469151526339" calcext:value-type="float">
            <text:p>1.10469151526339</text:p>
          </table:table-cell>
          <table:table-cell office:value-type="float" office:value="0.875797804781091" calcext:value-type="float">
            <text:p>0.875797804781091</text:p>
          </table:table-cell>
          <table:table-cell office:value-type="float" office:value="1" calcext:value-type="float">
            <text:p>1</text:p>
          </table:table-cell>
          <table:table-cell office:value-type="float" office:value="0.26744838540648" calcext:value-type="float">
            <text:p>0.26744838540648</text:p>
          </table:table-cell>
          <table:table-cell office:value-type="float" office:value="0.737716503735977" calcext:value-type="float">
            <text:p>0.737716503735977</text:p>
          </table:table-cell>
          <table:table-cell office:value-type="float" office:value="0.531623607681929" calcext:value-type="float">
            <text:p>0.531623607681929</text:p>
          </table:table-cell>
          <table:table-cell office:value-type="float" office:value="1" calcext:value-type="float">
            <text:p>1</text:p>
          </table:table-cell>
          <table:table-cell office:value-type="float" office:value="45659.4130859375" calcext:value-type="float">
            <text:p>45659.4130859375</text:p>
          </table:table-cell>
          <table:table-cell office:value-type="float" office:value="65010.91875" calcext:value-type="float">
            <text:p>65010.91875</text:p>
          </table:table-cell>
          <table:table-cell office:value-type="float" office:value="51540.560546875" calcext:value-type="float">
            <text:p>51540.560546875</text:p>
          </table:table-cell>
          <table:table-cell office:value-type="float" office:value="58849.83984375" calcext:value-type="float">
            <text:p>58849.83984375</text:p>
          </table:table-cell>
          <table:table-cell office:value-type="float" office:value="10941.732936653" calcext:value-type="float">
            <text:p>10941.732936653</text:p>
          </table:table-cell>
          <table:table-cell office:value-type="float" office:value="34326.7628114916" calcext:value-type="float">
            <text:p>34326.7628114916</text:p>
          </table:table-cell>
          <table:table-cell office:value-type="float" office:value="13196.658800802" calcext:value-type="float">
            <text:p>13196.658800802</text:p>
          </table:table-cell>
          <table:table-cell office:value-type="float" office:value="14641.9521102992" calcext:value-type="float">
            <text:p>14641.9521102992</text:p>
          </table:table-cell>
          <table:table-cell office:value-type="float" office:value="0.239638054831303" calcext:value-type="float">
            <text:p>0.239638054831303</text:p>
          </table:table-cell>
          <table:table-cell office:value-type="float" office:value="0.528015346829591" calcext:value-type="float">
            <text:p>0.528015346829591</text:p>
          </table:table-cell>
          <table:table-cell office:value-type="float" office:value="0.256044145829574" calcext:value-type="float">
            <text:p>0.256044145829574</text:p>
          </table:table-cell>
          <table:table-cell office:value-type="float" office:value="0.248801902421052" calcext:value-type="float">
            <text:p>0.248801902421052</text:p>
          </table:table-cell>
          <table:table-cell office:value-type="float" office:value="0.520751408490858" calcext:value-type="float">
            <text:p>0.520751408490858</text:p>
          </table:table-cell>
          <table:table-cell office:value-type="float" office:value="0.0272553513924492" calcext:value-type="float">
            <text:p>0.027255351392449</text:p>
          </table:table-cell>
          <table:table-cell office:value-type="float" office:value="0.13750388928645" calcext:value-type="float">
            <text:p>0.13750388928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62</text:p>
          </table:table-cell>
          <table:table-cell table:number-columns-repeated="990"/>
        </table:table-row>
        <table:table-row table:style-name="ro2">
          <table:table-cell office:value-type="float" office:value="250.131607765201" calcext:value-type="float">
            <text:p>250.131607765201</text:p>
          </table:table-cell>
          <table:table-cell office:value-type="float" office:value="7.86468579610188" calcext:value-type="float">
            <text:p>7.86468579610188</text:p>
          </table:table-cell>
          <table:table-cell office:value-type="string" calcext:value-type="string">
            <text:p>C13H18N2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Caffeoylputresc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873" calcext:value-type="float">
            <text:p>197873</text:p>
          </table:table-cell>
          <table:table-cell office:value-type="float" office:value="1.24215149866677" calcext:value-type="float">
            <text:p>1.24215149866677</text:p>
          </table:table-cell>
          <table:table-cell office:value-type="float" office:value="0.992750028224471" calcext:value-type="float">
            <text:p>0.992750028224471</text:p>
          </table:table-cell>
          <table:table-cell office:value-type="float" office:value="0.873432311355614" calcext:value-type="float">
            <text:p>0.873432311355614</text:p>
          </table:table-cell>
          <table:table-cell office:value-type="float" office:value="1" calcext:value-type="float">
            <text:p>1</text:p>
          </table:table-cell>
          <table:table-cell office:value-type="float" office:value="0.750309393761382" calcext:value-type="float">
            <text:p>0.750309393761382</text:p>
          </table:table-cell>
          <table:table-cell office:value-type="float" office:value="0.989806064587502" calcext:value-type="float">
            <text:p>0.989806064587502</text:p>
          </table:table-cell>
          <table:table-cell office:value-type="float" office:value="0.827869134837634" calcext:value-type="float">
            <text:p>0.827869134837634</text:p>
          </table:table-cell>
          <table:table-cell office:value-type="float" office:value="1" calcext:value-type="float">
            <text:p>1</text:p>
          </table:table-cell>
          <table:table-cell office:value-type="float" office:value="86422.1123046875" calcext:value-type="float">
            <text:p>86422.1123046875</text:p>
          </table:table-cell>
          <table:table-cell office:value-type="float" office:value="69070.12109375" calcext:value-type="float">
            <text:p>69070.12109375</text:p>
          </table:table-cell>
          <table:table-cell office:value-type="float" office:value="60768.646484375" calcext:value-type="float">
            <text:p>60768.646484375</text:p>
          </table:table-cell>
          <table:table-cell office:value-type="float" office:value="69574.5345052083" calcext:value-type="float">
            <text:p>69574.5345052083</text:p>
          </table:table-cell>
          <table:table-cell office:value-type="float" office:value="75148.758098879" calcext:value-type="float">
            <text:p>75148.758098879</text:p>
          </table:table-cell>
          <table:table-cell office:value-type="float" office:value="32477.4113465854" calcext:value-type="float">
            <text:p>32477.4113465854</text:p>
          </table:table-cell>
          <table:table-cell office:value-type="float" office:value="33856.8091467911" calcext:value-type="float">
            <text:p>33856.8091467911</text:p>
          </table:table-cell>
          <table:table-cell office:value-type="float" office:value="57353.9125868415" calcext:value-type="float">
            <text:p>57353.9125868415</text:p>
          </table:table-cell>
          <table:table-cell office:value-type="float" office:value="0.869554748140574" calcext:value-type="float">
            <text:p>0.869554748140574</text:p>
          </table:table-cell>
          <table:table-cell office:value-type="float" office:value="0.470209271857266" calcext:value-type="float">
            <text:p>0.470209271857266</text:p>
          </table:table-cell>
          <table:table-cell office:value-type="float" office:value="0.557142722530384" calcext:value-type="float">
            <text:p>0.557142722530384</text:p>
          </table:table-cell>
          <table:table-cell office:value-type="float" office:value="0.824352085065665" calcext:value-type="float">
            <text:p>0.824352085065665</text:p>
          </table:table-cell>
          <table:table-cell office:value-type="float" office:value="0.031760882101508" calcext:value-type="float">
            <text:p>0.031760882101508</text:p>
          </table:table-cell>
          <table:table-cell office:value-type="float" office:value="0.0000585676889030687" calcext:value-type="float">
            <text:p>5.85676889030687E-05</text:p>
          </table:table-cell>
          <table:table-cell office:value-type="float" office:value="0.0174815036168937" calcext:value-type="float">
            <text:p>0.017481503616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89</text:p>
          </table:table-cell>
          <table:table-cell table:number-columns-repeated="990"/>
        </table:table-row>
        <table:table-row table:style-name="ro2">
          <table:table-cell office:value-type="float" office:value="184.110036387248" calcext:value-type="float">
            <text:p>184.110036387248</text:p>
          </table:table-cell>
          <table:table-cell office:value-type="float" office:value="4.43877851698133" calcext:value-type="float">
            <text:p>4.43877851698133</text:p>
          </table:table-cell>
          <table:table-cell office:value-type="string" calcext:value-type="string">
            <text:p>C10H16O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exo-Hydroxy-1,2-campholi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859" calcext:value-type="float">
            <text:p>454859</text:p>
          </table:table-cell>
          <table:table-cell office:value-type="float" office:value="1.80282990200909" calcext:value-type="float">
            <text:p>1.80282990200909</text:p>
          </table:table-cell>
          <table:table-cell office:value-type="float" office:value="0.706873124991967" calcext:value-type="float">
            <text:p>0.706873124991967</text:p>
          </table:table-cell>
          <table:table-cell office:value-type="float" office:value="0.845760057250084" calcext:value-type="float">
            <text:p>0.845760057250084</text:p>
          </table:table-cell>
          <table:table-cell office:value-type="float" office:value="1" calcext:value-type="float">
            <text:p>1</text:p>
          </table:table-cell>
          <table:table-cell office:value-type="float" office:value="0.526603161047164" calcext:value-type="float">
            <text:p>0.526603161047164</text:p>
          </table:table-cell>
          <table:table-cell office:value-type="float" office:value="0.219772848192686" calcext:value-type="float">
            <text:p>0.219772848192686</text:p>
          </table:table-cell>
          <table:table-cell office:value-type="float" office:value="0.53938646033348" calcext:value-type="float">
            <text:p>0.53938646033348</text:p>
          </table:table-cell>
          <table:table-cell office:value-type="float" office:value="1" calcext:value-type="float">
            <text:p>1</text:p>
          </table:table-cell>
          <table:table-cell office:value-type="float" office:value="159991.078613281" calcext:value-type="float">
            <text:p>159991.078613281</text:p>
          </table:table-cell>
          <table:table-cell office:value-type="float" office:value="62731.039453125" calcext:value-type="float">
            <text:p>62731.039453125</text:p>
          </table:table-cell>
          <table:table-cell office:value-type="float" office:value="75056.478515625" calcext:value-type="float">
            <text:p>75056.478515625</text:p>
          </table:table-cell>
          <table:table-cell office:value-type="float" office:value="88744.4114583333" calcext:value-type="float">
            <text:p>88744.4114583333</text:p>
          </table:table-cell>
          <table:table-cell office:value-type="float" office:value="198292.809301762" calcext:value-type="float">
            <text:p>198292.809301762</text:p>
          </table:table-cell>
          <table:table-cell office:value-type="float" office:value="17829.7584272767" calcext:value-type="float">
            <text:p>17829.7584272767</text:p>
          </table:table-cell>
          <table:table-cell office:value-type="float" office:value="28379.1272346963" calcext:value-type="float">
            <text:p>28379.1272346963</text:p>
          </table:table-cell>
          <table:table-cell office:value-type="float" office:value="26071.7175948779" calcext:value-type="float">
            <text:p>26071.7175948779</text:p>
          </table:table-cell>
          <table:table-cell office:value-type="float" office:value="1.23939916538135" calcext:value-type="float">
            <text:p>1.23939916538135</text:p>
          </table:table-cell>
          <table:table-cell office:value-type="float" office:value="0.284225458125873" calcext:value-type="float">
            <text:p>0.284225458125873</text:p>
          </table:table-cell>
          <table:table-cell office:value-type="float" office:value="0.378103633369749" calcext:value-type="float">
            <text:p>0.378103633369749</text:p>
          </table:table-cell>
          <table:table-cell office:value-type="float" office:value="0.293784331502598" calcext:value-type="float">
            <text:p>0.293784331502598</text:p>
          </table:table-cell>
          <table:table-cell office:value-type="float" office:value="0.126902910709194" calcext:value-type="float">
            <text:p>0.126902910709194</text:p>
          </table:table-cell>
          <table:table-cell office:value-type="float" office:value="0.678299875985663" calcext:value-type="float">
            <text:p>0.678299875985663</text:p>
          </table:table-cell>
          <table:table-cell office:value-type="float" office:value="0.126158731617286" calcext:value-type="float">
            <text:p>0.126158731617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44</text:p>
          </table:table-cell>
          <table:table-cell table:number-columns-repeated="990"/>
        </table:table-row>
        <table:table-row table:style-name="ro2">
          <table:table-cell office:value-type="float" office:value="280.097836952383" calcext:value-type="float">
            <text:p>280.097836952383</text:p>
          </table:table-cell>
          <table:table-cell office:value-type="float" office:value="7.58312773527922" calcext:value-type="float">
            <text:p>7.58312773527922</text:p>
          </table:table-cell>
          <table:table-cell office:value-type="string" calcext:value-type="string">
            <text:p>C11H20O6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propyl 6-O-acetyl-&amp;beta;-D-thiogalactopyranosi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731" calcext:value-type="float">
            <text:p>761731</text:p>
          </table:table-cell>
          <table:table-cell office:value-type="float" office:value="0.670749901509778" calcext:value-type="float">
            <text:p>0.670749901509778</text:p>
          </table:table-cell>
          <table:table-cell office:value-type="float" office:value="0.604252155703594" calcext:value-type="float">
            <text:p>0.604252155703594</text:p>
          </table:table-cell>
          <table:table-cell office:value-type="float" office:value="0.827799434334057" calcext:value-type="float">
            <text:p>0.827799434334057</text:p>
          </table:table-cell>
          <table:table-cell office:value-type="float" office:value="1" calcext:value-type="float">
            <text:p>1</text:p>
          </table:table-cell>
          <table:table-cell office:value-type="float" office:value="0.593905372549126" calcext:value-type="float">
            <text:p>0.593905372549126</text:p>
          </table:table-cell>
          <table:table-cell office:value-type="float" office:value="0.509835188772672" calcext:value-type="float">
            <text:p>0.509835188772672</text:p>
          </table:table-cell>
          <table:table-cell office:value-type="float" office:value="0.766444369566306" calcext:value-type="float">
            <text:p>0.766444369566306</text:p>
          </table:table-cell>
          <table:table-cell office:value-type="float" office:value="1" calcext:value-type="float">
            <text:p>1</text:p>
          </table:table-cell>
          <table:table-cell office:value-type="float" office:value="329279.625" calcext:value-type="float">
            <text:p>329279.625</text:p>
          </table:table-cell>
          <table:table-cell office:value-type="float" office:value="296635.0390625" calcext:value-type="float">
            <text:p>296635.0390625</text:p>
          </table:table-cell>
          <table:table-cell office:value-type="float" office:value="406377.23046875" calcext:value-type="float">
            <text:p>406377.23046875</text:p>
          </table:table-cell>
          <table:table-cell office:value-type="float" office:value="490912.669921875" calcext:value-type="float">
            <text:p>490912.669921875</text:p>
          </table:table-cell>
          <table:table-cell office:value-type="float" office:value="279671.374492098" calcext:value-type="float">
            <text:p>279671.374492098</text:p>
          </table:table-cell>
          <table:table-cell office:value-type="float" office:value="225140.73987308" calcext:value-type="float">
            <text:p>225140.73987308</text:p>
          </table:table-cell>
          <table:table-cell office:value-type="float" office:value="204153.275806545" calcext:value-type="float">
            <text:p>204153.275806545</text:p>
          </table:table-cell>
          <table:table-cell office:value-type="float" office:value="410241.623518205" calcext:value-type="float">
            <text:p>410241.623518205</text:p>
          </table:table-cell>
          <table:table-cell office:value-type="float" office:value="0.84934309097351" calcext:value-type="float">
            <text:p>0.84934309097351</text:p>
          </table:table-cell>
          <table:table-cell office:value-type="float" office:value="0.758982285385523" calcext:value-type="float">
            <text:p>0.758982285385523</text:p>
          </table:table-cell>
          <table:table-cell office:value-type="float" office:value="0.502373805665877" calcext:value-type="float">
            <text:p>0.502373805665877</text:p>
          </table:table-cell>
          <table:table-cell office:value-type="float" office:value="0.835671288711069" calcext:value-type="float">
            <text:p>0.835671288711069</text:p>
          </table:table-cell>
          <table:table-cell office:value-type="float" office:value="0.105978617337985" calcext:value-type="float">
            <text:p>0.105978617337985</text:p>
          </table:table-cell>
          <table:table-cell office:value-type="float" office:value="0.172356700259604" calcext:value-type="float">
            <text:p>0.172356700259604</text:p>
          </table:table-cell>
          <table:table-cell office:value-type="float" office:value="0.0340334848220287" calcext:value-type="float">
            <text:p>0.034033484822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102</text:p>
          </table:table-cell>
          <table:table-cell table:number-columns-repeated="990"/>
        </table:table-row>
        <table:table-row table:style-name="ro2">
          <table:table-cell office:value-type="float" office:value="233.126416920103" calcext:value-type="float">
            <text:p>233.126416920103</text:p>
          </table:table-cell>
          <table:table-cell office:value-type="float" office:value="12.4516827053494" calcext:value-type="float">
            <text:p>12.4516827053494</text:p>
          </table:table-cell>
          <table:table-cell office:value-type="string" calcext:value-type="string">
            <text:p>C10H19N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xypropionylcarnit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64" calcext:value-type="float">
            <text:p>171164</text:p>
          </table:table-cell>
          <table:table-cell office:value-type="float" office:value="0.68116634333146" calcext:value-type="float">
            <text:p>0.68116634333146</text:p>
          </table:table-cell>
          <table:table-cell office:value-type="float" office:value="0.70554362149841" calcext:value-type="float">
            <text:p>0.70554362149841</text:p>
          </table:table-cell>
          <table:table-cell office:value-type="float" office:value="0.827518424299041" calcext:value-type="float">
            <text:p>0.827518424299041</text:p>
          </table:table-cell>
          <table:table-cell office:value-type="float" office:value="1" calcext:value-type="float">
            <text:p>1</text:p>
          </table:table-cell>
          <table:table-cell office:value-type="float" office:value="0.218274513014774" calcext:value-type="float">
            <text:p>0.218274513014774</text:p>
          </table:table-cell>
          <table:table-cell office:value-type="float" office:value="0.214008022305722" calcext:value-type="float">
            <text:p>0.214008022305722</text:p>
          </table:table-cell>
          <table:table-cell office:value-type="float" office:value="0.477243351695555" calcext:value-type="float">
            <text:p>0.477243351695555</text:p>
          </table:table-cell>
          <table:table-cell office:value-type="float" office:value="1" calcext:value-type="float">
            <text:p>1</text:p>
          </table:table-cell>
          <table:table-cell office:value-type="float" office:value="99876.5703125" calcext:value-type="float">
            <text:p>99876.5703125</text:p>
          </table:table-cell>
          <table:table-cell office:value-type="float" office:value="103450.90859375" calcext:value-type="float">
            <text:p>103450.90859375</text:p>
          </table:table-cell>
          <table:table-cell office:value-type="float" office:value="121335.563476563" calcext:value-type="float">
            <text:p>121335.563476563</text:p>
          </table:table-cell>
          <table:table-cell office:value-type="float" office:value="146625.815104167" calcext:value-type="float">
            <text:p>146625.815104167</text:p>
          </table:table-cell>
          <table:table-cell office:value-type="float" office:value="53196.8701761999" calcext:value-type="float">
            <text:p>53196.8701761999</text:p>
          </table:table-cell>
          <table:table-cell office:value-type="float" office:value="53204.4006500178" calcext:value-type="float">
            <text:p>53204.4006500178</text:p>
          </table:table-cell>
          <table:table-cell office:value-type="float" office:value="52558.3516196884" calcext:value-type="float">
            <text:p>52558.3516196884</text:p>
          </table:table-cell>
          <table:table-cell office:value-type="float" office:value="34344.1872043393" calcext:value-type="float">
            <text:p>34344.1872043393</text:p>
          </table:table-cell>
          <table:table-cell office:value-type="float" office:value="0.532626120518098" calcext:value-type="float">
            <text:p>0.532626120518098</text:p>
          </table:table-cell>
          <table:table-cell office:value-type="float" office:value="0.514296117581244" calcext:value-type="float">
            <text:p>0.514296117581244</text:p>
          </table:table-cell>
          <table:table-cell office:value-type="float" office:value="0.433165265926677" calcext:value-type="float">
            <text:p>0.433165265926677</text:p>
          </table:table-cell>
          <table:table-cell office:value-type="float" office:value="0.234230153673419" calcext:value-type="float">
            <text:p>0.234230153673419</text:p>
          </table:table-cell>
          <table:table-cell office:value-type="float" office:value="0.545087901355583" calcext:value-type="float">
            <text:p>0.545087901355583</text:p>
          </table:table-cell>
          <table:table-cell office:value-type="float" office:value="0.46482916972755" calcext:value-type="float">
            <text:p>0.46482916972755</text:p>
          </table:table-cell>
          <table:table-cell office:value-type="float" office:value="0.162255830004515" calcext:value-type="float">
            <text:p>0.162255830004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41</text:p>
          </table:table-cell>
          <table:table-cell table:number-columns-repeated="990"/>
        </table:table-row>
        <table:table-row table:style-name="ro2">
          <table:table-cell office:value-type="float" office:value="181.096391940472" calcext:value-type="float">
            <text:p>181.096391940472</text:p>
          </table:table-cell>
          <table:table-cell office:value-type="float" office:value="9.82982752482095" calcext:value-type="float">
            <text:p>9.82982752482095</text:p>
          </table:table-cell>
          <table:table-cell office:value-type="string" calcext:value-type="string">
            <text:p>C7H11N5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methyltetrahydropter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769" calcext:value-type="float">
            <text:p>696769</text:p>
          </table:table-cell>
          <table:table-cell office:value-type="float" office:value="0.780884203139688" calcext:value-type="float">
            <text:p>0.780884203139688</text:p>
          </table:table-cell>
          <table:table-cell office:value-type="float" office:value="0.774733474517123" calcext:value-type="float">
            <text:p>0.774733474517123</text:p>
          </table:table-cell>
          <table:table-cell office:value-type="float" office:value="0.820561578331624" calcext:value-type="float">
            <text:p>0.820561578331624</text:p>
          </table:table-cell>
          <table:table-cell office:value-type="float" office:value="1" calcext:value-type="float">
            <text:p>1</text:p>
          </table:table-cell>
          <table:table-cell office:value-type="float" office:value="0.389126154352837" calcext:value-type="float">
            <text:p>0.389126154352837</text:p>
          </table:table-cell>
          <table:table-cell office:value-type="float" office:value="0.372807392758648" calcext:value-type="float">
            <text:p>0.372807392758648</text:p>
          </table:table-cell>
          <table:table-cell office:value-type="float" office:value="0.467439090489937" calcext:value-type="float">
            <text:p>0.467439090489937</text:p>
          </table:table-cell>
          <table:table-cell office:value-type="float" office:value="1" calcext:value-type="float">
            <text:p>1</text:p>
          </table:table-cell>
          <table:table-cell office:value-type="float" office:value="399981.7734375" calcext:value-type="float">
            <text:p>399981.7734375</text:p>
          </table:table-cell>
          <table:table-cell office:value-type="float" office:value="396831.26875" calcext:value-type="float">
            <text:p>396831.26875</text:p>
          </table:table-cell>
          <table:table-cell office:value-type="float" office:value="420305.1796875" calcext:value-type="float">
            <text:p>420305.1796875</text:p>
          </table:table-cell>
          <table:table-cell office:value-type="float" office:value="512216.5" calcext:value-type="float">
            <text:p>512216.5</text:p>
          </table:table-cell>
          <table:table-cell office:value-type="float" office:value="83554.5581822958" calcext:value-type="float">
            <text:p>83554.5581822958</text:p>
          </table:table-cell>
          <table:table-cell office:value-type="float" office:value="29386.3578157301" calcext:value-type="float">
            <text:p>29386.3578157301</text:p>
          </table:table-cell>
          <table:table-cell office:value-type="float" office:value="75490.7494238368" calcext:value-type="float">
            <text:p>75490.7494238368</text:p>
          </table:table-cell>
          <table:table-cell office:value-type="float" office:value="175537.121480924" calcext:value-type="float">
            <text:p>175537.121480924</text:p>
          </table:table-cell>
          <table:table-cell office:value-type="float" office:value="0.208895914091825" calcext:value-type="float">
            <text:p>0.208895914091825</text:p>
          </table:table-cell>
          <table:table-cell office:value-type="float" office:value="0.0740525259219007" calcext:value-type="float">
            <text:p>0.074052525921901</text:p>
          </table:table-cell>
          <table:table-cell office:value-type="float" office:value="0.179609372123286" calcext:value-type="float">
            <text:p>0.179609372123286</text:p>
          </table:table-cell>
          <table:table-cell office:value-type="float" office:value="0.342701028726962" calcext:value-type="float">
            <text:p>0.342701028726962</text:p>
          </table:table-cell>
          <table:table-cell office:value-type="float" office:value="0.333291496091193" calcext:value-type="float">
            <text:p>0.333291496091193</text:p>
          </table:table-cell>
          <table:table-cell office:value-type="float" office:value="0.420299246788489" calcext:value-type="float">
            <text:p>0.420299246788489</text:p>
          </table:table-cell>
          <table:table-cell office:value-type="float" office:value="0.231366666762213" calcext:value-type="float">
            <text:p>0.231366666762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34</text:p>
          </table:table-cell>
          <table:table-cell table:number-columns-repeated="990"/>
        </table:table-row>
        <table:table-row table:style-name="ro2">
          <table:table-cell office:value-type="float" office:value="117.935923356844" calcext:value-type="float">
            <text:p>117.935923356844</text:p>
          </table:table-cell>
          <table:table-cell office:value-type="float" office:value="21.5998474968803" calcext:value-type="float">
            <text:p>21.5998474968803</text:p>
          </table:table-cell>
          <table:table-cell office:value-type="string" calcext:value-type="string">
            <text:p>CrH2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065" calcext:value-type="float">
            <text:p>257065</text:p>
          </table:table-cell>
          <table:table-cell office:value-type="float" office:value="0.55862202664786" calcext:value-type="float">
            <text:p>0.55862202664786</text:p>
          </table:table-cell>
          <table:table-cell office:value-type="float" office:value="0.779462380688502" calcext:value-type="float">
            <text:p>0.779462380688502</text:p>
          </table:table-cell>
          <table:table-cell office:value-type="float" office:value="0.819245386811394" calcext:value-type="float">
            <text:p>0.819245386811394</text:p>
          </table:table-cell>
          <table:table-cell office:value-type="float" office:value="1" calcext:value-type="float">
            <text:p>1</text:p>
          </table:table-cell>
          <table:table-cell office:value-type="float" office:value="0.419416509111488" calcext:value-type="float">
            <text:p>0.419416509111488</text:p>
          </table:table-cell>
          <table:table-cell office:value-type="float" office:value="0.666276772016248" calcext:value-type="float">
            <text:p>0.666276772016248</text:p>
          </table:table-cell>
          <table:table-cell office:value-type="float" office:value="0.728542131902012" calcext:value-type="float">
            <text:p>0.728542131902012</text:p>
          </table:table-cell>
          <table:table-cell office:value-type="float" office:value="1" calcext:value-type="float">
            <text:p>1</text:p>
          </table:table-cell>
          <table:table-cell office:value-type="float" office:value="76579.662109375" calcext:value-type="float">
            <text:p>76579.662109375</text:p>
          </table:table-cell>
          <table:table-cell office:value-type="float" office:value="106853.9421875" calcext:value-type="float">
            <text:p>106853.9421875</text:p>
          </table:table-cell>
          <table:table-cell office:value-type="float" office:value="112307.6640625" calcext:value-type="float">
            <text:p>112307.6640625</text:p>
          </table:table-cell>
          <table:table-cell office:value-type="float" office:value="137086.721354167" calcext:value-type="float">
            <text:p>137086.721354167</text:p>
          </table:table-cell>
          <table:table-cell office:value-type="float" office:value="9302.26427211089" calcext:value-type="float">
            <text:p>9302.26427211089</text:p>
          </table:table-cell>
          <table:table-cell office:value-type="float" office:value="23624.6180641861" calcext:value-type="float">
            <text:p>23624.6180641861</text:p>
          </table:table-cell>
          <table:table-cell office:value-type="float" office:value="44609.0732610463" calcext:value-type="float">
            <text:p>44609.0732610463</text:p>
          </table:table-cell>
          <table:table-cell office:value-type="float" office:value="103904.275848235" calcext:value-type="float">
            <text:p>103904.275848235</text:p>
          </table:table-cell>
          <table:table-cell office:value-type="float" office:value="0.121471733040881" calcext:value-type="float">
            <text:p>0.121471733040881</text:p>
          </table:table-cell>
          <table:table-cell office:value-type="float" office:value="0.221092620267872" calcext:value-type="float">
            <text:p>0.221092620267872</text:p>
          </table:table-cell>
          <table:table-cell office:value-type="float" office:value="0.397204176878089" calcext:value-type="float">
            <text:p>0.397204176878089</text:p>
          </table:table-cell>
          <table:table-cell office:value-type="float" office:value="0.757945589637348" calcext:value-type="float">
            <text:p>0.757945589637348</text:p>
          </table:table-cell>
          <table:table-cell office:value-type="float" office:value="0.336417207639349" calcext:value-type="float">
            <text:p>0.336417207639349</text:p>
          </table:table-cell>
          <table:table-cell office:value-type="float" office:value="0.0805005404266203" calcext:value-type="float">
            <text:p>0.08050054042662</text:p>
          </table:table-cell>
          <table:table-cell office:value-type="float" office:value="0.0480211494526975" calcext:value-type="float">
            <text:p>0.048021149452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58</text:p>
          </table:table-cell>
          <table:table-cell table:number-columns-repeated="990"/>
        </table:table-row>
        <table:table-row table:style-name="ro2">
          <table:table-cell office:value-type="float" office:value="237.084832453049" calcext:value-type="float">
            <text:p>237.084832453049</text:p>
          </table:table-cell>
          <table:table-cell office:value-type="float" office:value="12.2832349650065" calcext:value-type="float">
            <text:p>12.2832349650065</text:p>
          </table:table-cell>
          <table:table-cell office:value-type="string" calcext:value-type="string">
            <text:p>C8H15NO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-Acetyl-D-glucosamin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818" calcext:value-type="float">
            <text:p>438818</text:p>
          </table:table-cell>
          <table:table-cell office:value-type="float" office:value="0.797423480052923" calcext:value-type="float">
            <text:p>0.797423480052923</text:p>
          </table:table-cell>
          <table:table-cell office:value-type="float" office:value="0.89865975450004" calcext:value-type="float">
            <text:p>0.89865975450004</text:p>
          </table:table-cell>
          <table:table-cell office:value-type="float" office:value="0.811875351469573" calcext:value-type="float">
            <text:p>0.811875351469573</text:p>
          </table:table-cell>
          <table:table-cell office:value-type="float" office:value="1" calcext:value-type="float">
            <text:p>1</text:p>
          </table:table-cell>
          <table:table-cell office:value-type="float" office:value="0.257101710586757" calcext:value-type="float">
            <text:p>0.257101710586757</text:p>
          </table:table-cell>
          <table:table-cell office:value-type="float" office:value="0.575069368942247" calcext:value-type="float">
            <text:p>0.575069368942247</text:p>
          </table:table-cell>
          <table:table-cell office:value-type="float" office:value="0.181024164765683" calcext:value-type="float">
            <text:p>0.181024164765683</text:p>
          </table:table-cell>
          <table:table-cell office:value-type="float" office:value="1" calcext:value-type="float">
            <text:p>1</text:p>
          </table:table-cell>
          <table:table-cell office:value-type="float" office:value="189992.0625" calcext:value-type="float">
            <text:p>189992.0625</text:p>
          </table:table-cell>
          <table:table-cell office:value-type="float" office:value="214112.35625" calcext:value-type="float">
            <text:p>214112.35625</text:p>
          </table:table-cell>
          <table:table-cell office:value-type="float" office:value="193435.328125" calcext:value-type="float">
            <text:p>193435.328125</text:p>
          </table:table-cell>
          <table:table-cell office:value-type="float" office:value="238257.421875" calcext:value-type="float">
            <text:p>238257.421875</text:p>
          </table:table-cell>
          <table:table-cell office:value-type="float" office:value="64299.0187315484" calcext:value-type="float">
            <text:p>64299.0187315484</text:p>
          </table:table-cell>
          <table:table-cell office:value-type="float" office:value="80249.0991868899" calcext:value-type="float">
            <text:p>80249.0991868899</text:p>
          </table:table-cell>
          <table:table-cell office:value-type="float" office:value="43368.0068792129" calcext:value-type="float">
            <text:p>43368.0068792129</text:p>
          </table:table-cell>
          <table:table-cell office:value-type="float" office:value="32908.9307429724" calcext:value-type="float">
            <text:p>32908.9307429724</text:p>
          </table:table-cell>
          <table:table-cell office:value-type="float" office:value="0.338430026420437" calcext:value-type="float">
            <text:p>0.338430026420437</text:p>
          </table:table-cell>
          <table:table-cell office:value-type="float" office:value="0.374799010166374" calcext:value-type="float">
            <text:p>0.374799010166374</text:p>
          </table:table-cell>
          <table:table-cell office:value-type="float" office:value="0.224198998701974" calcext:value-type="float">
            <text:p>0.224198998701974</text:p>
          </table:table-cell>
          <table:table-cell office:value-type="float" office:value="0.138123423329233" calcext:value-type="float">
            <text:p>0.138123423329233</text:p>
          </table:table-cell>
          <table:table-cell office:value-type="float" office:value="0.446498656666411" calcext:value-type="float">
            <text:p>0.446498656666411</text:p>
          </table:table-cell>
          <table:table-cell office:value-type="float" office:value="0.0774944478583454" calcext:value-type="float">
            <text:p>0.077494447858345</text:p>
          </table:table-cell>
          <table:table-cell office:value-type="float" office:value="0.677856961856606" calcext:value-type="float">
            <text:p>0.677856961856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006</text:p>
          </table:table-cell>
          <table:table-cell table:number-columns-repeated="990"/>
        </table:table-row>
        <table:table-row table:style-name="ro2">
          <table:table-cell office:value-type="float" office:value="408.287552174333" calcext:value-type="float">
            <text:p>408.287552174333</text:p>
          </table:table-cell>
          <table:table-cell office:value-type="float" office:value="4.46617958762428" calcext:value-type="float">
            <text:p>4.46617958762428</text:p>
          </table:table-cell>
          <table:table-cell office:value-type="string" calcext:value-type="string">
            <text:p>C24H40O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alpha,7alpha,12beta-Trihydroxy-5beta-cholan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351" calcext:value-type="float">
            <text:p>1005351</text:p>
          </table:table-cell>
          <table:table-cell office:value-type="float" office:value="0.637052815000125" calcext:value-type="float">
            <text:p>0.637052815000125</text:p>
          </table:table-cell>
          <table:table-cell office:value-type="float" office:value="2.02239903288723" calcext:value-type="float">
            <text:p>2.02239903288723</text:p>
          </table:table-cell>
          <table:table-cell office:value-type="float" office:value="0.801233631446653" calcext:value-type="float">
            <text:p>0.801233631446653</text:p>
          </table:table-cell>
          <table:table-cell office:value-type="float" office:value="1" calcext:value-type="float">
            <text:p>1</text:p>
          </table:table-cell>
          <table:table-cell office:value-type="float" office:value="0.1214686602629" calcext:value-type="float">
            <text:p>0.1214686602629</text:p>
          </table:table-cell>
          <table:table-cell office:value-type="float" office:value="0.0828515973848057" calcext:value-type="float">
            <text:p>0.082851597384806</text:p>
          </table:table-cell>
          <table:table-cell office:value-type="float" office:value="0.306347756725115" calcext:value-type="float">
            <text:p>0.306347756725115</text:p>
          </table:table-cell>
          <table:table-cell office:value-type="float" office:value="1" calcext:value-type="float">
            <text:p>1</text:p>
          </table:table-cell>
          <table:table-cell office:value-type="float" office:value="201556.16796875" calcext:value-type="float">
            <text:p>201556.16796875</text:p>
          </table:table-cell>
          <table:table-cell office:value-type="float" office:value="639863.74375" calcext:value-type="float">
            <text:p>639863.74375</text:p>
          </table:table-cell>
          <table:table-cell office:value-type="float" office:value="253501.0859375" calcext:value-type="float">
            <text:p>253501.0859375</text:p>
          </table:table-cell>
          <table:table-cell office:value-type="float" office:value="316388.473958333" calcext:value-type="float">
            <text:p>316388.473958333</text:p>
          </table:table-cell>
          <table:table-cell office:value-type="float" office:value="18531.540325466" calcext:value-type="float">
            <text:p>18531.540325466</text:p>
          </table:table-cell>
          <table:table-cell office:value-type="float" office:value="314569.578753797" calcext:value-type="float">
            <text:p>314569.578753797</text:p>
          </table:table-cell>
          <table:table-cell office:value-type="float" office:value="50062.8592023265" calcext:value-type="float">
            <text:p>50062.8592023265</text:p>
          </table:table-cell>
          <table:table-cell office:value-type="float" office:value="78510.0164812698" calcext:value-type="float">
            <text:p>78510.0164812698</text:p>
          </table:table-cell>
          <table:table-cell office:value-type="float" office:value="0.0919423132133528" calcext:value-type="float">
            <text:p>0.091942313213353</text:p>
          </table:table-cell>
          <table:table-cell office:value-type="float" office:value="0.491619632814672" calcext:value-type="float">
            <text:p>0.491619632814672</text:p>
          </table:table-cell>
          <table:table-cell office:value-type="float" office:value="0.197485778087236" calcext:value-type="float">
            <text:p>0.197485778087236</text:p>
          </table:table-cell>
          <table:table-cell office:value-type="float" office:value="0.248144363475166" calcext:value-type="float">
            <text:p>0.248144363475166</text:p>
          </table:table-cell>
          <table:table-cell office:value-type="float" office:value="2.0264285828717" calcext:value-type="float">
            <text:p>2.0264285828717</text:p>
          </table:table-cell>
          <table:table-cell office:value-type="float" office:value="0.99541854753973" calcext:value-type="float">
            <text:p>0.99541854753973</text:p>
          </table:table-cell>
          <table:table-cell office:value-type="float" office:value="0.45614443238047" calcext:value-type="float">
            <text:p>0.45614443238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050</text:p>
          </table:table-cell>
          <table:table-cell table:number-columns-repeated="990"/>
        </table:table-row>
        <table:table-row table:style-name="ro2">
          <table:table-cell office:value-type="float" office:value="143.073451974239" calcext:value-type="float">
            <text:p>143.073451974239</text:p>
          </table:table-cell>
          <table:table-cell office:value-type="float" office:value="8.1751749420166" calcext:value-type="float">
            <text:p>8.1751749420166</text:p>
          </table:table-cell>
          <table:table-cell office:value-type="string" calcext:value-type="string">
            <text:p>C10H9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Naphthylam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6793" calcext:value-type="float">
            <text:p>7976793</text:p>
          </table:table-cell>
          <table:table-cell office:value-type="float" office:value="0.846650759879917" calcext:value-type="float">
            <text:p>0.846650759879917</text:p>
          </table:table-cell>
          <table:table-cell office:value-type="float" office:value="0.735555268766777" calcext:value-type="float">
            <text:p>0.735555268766777</text:p>
          </table:table-cell>
          <table:table-cell office:value-type="float" office:value="0.781404919597064" calcext:value-type="float">
            <text:p>0.781404919597064</text:p>
          </table:table-cell>
          <table:table-cell office:value-type="float" office:value="1" calcext:value-type="float">
            <text:p>1</text:p>
          </table:table-cell>
          <table:table-cell office:value-type="float" office:value="0.354472563813127" calcext:value-type="float">
            <text:p>0.354472563813127</text:p>
          </table:table-cell>
          <table:table-cell office:value-type="float" office:value="0.118406071350615" calcext:value-type="float">
            <text:p>0.118406071350615</text:p>
          </table:table-cell>
          <table:table-cell office:value-type="float" office:value="0.234842053479503" calcext:value-type="float">
            <text:p>0.234842053479503</text:p>
          </table:table-cell>
          <table:table-cell office:value-type="float" office:value="1" calcext:value-type="float">
            <text:p>1</text:p>
          </table:table-cell>
          <table:table-cell office:value-type="float" office:value="5555556.625" calcext:value-type="float">
            <text:p>5555556.625</text:p>
          </table:table-cell>
          <table:table-cell office:value-type="float" office:value="4826569.75" calcext:value-type="float">
            <text:p>4826569.75</text:p>
          </table:table-cell>
          <table:table-cell office:value-type="float" office:value="5127426.1875" calcext:value-type="float">
            <text:p>5127426.1875</text:p>
          </table:table-cell>
          <table:table-cell office:value-type="float" office:value="6561804.33333333" calcext:value-type="float">
            <text:p>6561804.33333333</text:p>
          </table:table-cell>
          <table:table-cell office:value-type="float" office:value="1348830.90682848" calcext:value-type="float">
            <text:p>1348830.90682848</text:p>
          </table:table-cell>
          <table:table-cell office:value-type="float" office:value="1176232.11491817" calcext:value-type="float">
            <text:p>1176232.11491817</text:p>
          </table:table-cell>
          <table:table-cell office:value-type="float" office:value="1575135.3295511" calcext:value-type="float">
            <text:p>1575135.3295511</text:p>
          </table:table-cell>
          <table:table-cell office:value-type="float" office:value="1231138.01542255" calcext:value-type="float">
            <text:p>1231138.01542255</text:p>
          </table:table-cell>
          <table:table-cell office:value-type="float" office:value="0.242789516492144" calcext:value-type="float">
            <text:p>0.242789516492144</text:p>
          </table:table-cell>
          <table:table-cell office:value-type="float" office:value="0.24369939228956" calcext:value-type="float">
            <text:p>0.24369939228956</text:p>
          </table:table-cell>
          <table:table-cell office:value-type="float" office:value="0.307198050630368" calcext:value-type="float">
            <text:p>0.307198050630368</text:p>
          </table:table-cell>
          <table:table-cell office:value-type="float" office:value="0.18762187241221" calcext:value-type="float">
            <text:p>0.18762187241221</text:p>
          </table:table-cell>
          <table:table-cell office:value-type="float" office:value="0.303604377089783" calcext:value-type="float">
            <text:p>0.303604377089783</text:p>
          </table:table-cell>
          <table:table-cell office:value-type="float" office:value="1.03856766646803" calcext:value-type="float">
            <text:p>1.03856766646803</text:p>
          </table:table-cell>
          <table:table-cell office:value-type="float" office:value="0.514778150800991" calcext:value-type="float">
            <text:p>0.514778150800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52</text:p>
          </table:table-cell>
          <table:table-cell table:number-columns-repeated="990"/>
        </table:table-row>
        <table:table-row table:style-name="ro2">
          <table:table-cell office:value-type="float" office:value="143.094655566444" calcext:value-type="float">
            <text:p>143.094655566444</text:p>
          </table:table-cell>
          <table:table-cell office:value-type="float" office:value="12.5768083784315" calcext:value-type="float">
            <text:p>12.5768083784315</text:p>
          </table:table-cell>
          <table:table-cell office:value-type="string" calcext:value-type="string">
            <text:p>C7H13N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chydri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hydrine degradation</text:p>
          </table:table-cell>
          <table:table-cell office:value-type="float" office:value="2289273" calcext:value-type="float">
            <text:p>2289273</text:p>
          </table:table-cell>
          <table:table-cell office:value-type="float" office:value="0.782512145452496" calcext:value-type="float">
            <text:p>0.782512145452496</text:p>
          </table:table-cell>
          <table:table-cell office:value-type="float" office:value="0.713269449827984" calcext:value-type="float">
            <text:p>0.713269449827984</text:p>
          </table:table-cell>
          <table:table-cell office:value-type="float" office:value="0.77713463062951" calcext:value-type="float">
            <text:p>0.77713463062951</text:p>
          </table:table-cell>
          <table:table-cell office:value-type="float" office:value="1" calcext:value-type="float">
            <text:p>1</text:p>
          </table:table-cell>
          <table:table-cell office:value-type="float" office:value="0.470765527004603" calcext:value-type="float">
            <text:p>0.470765527004603</text:p>
          </table:table-cell>
          <table:table-cell office:value-type="float" office:value="0.362008474305475" calcext:value-type="float">
            <text:p>0.362008474305475</text:p>
          </table:table-cell>
          <table:table-cell office:value-type="float" office:value="0.465434485520498" calcext:value-type="float">
            <text:p>0.465434485520498</text:p>
          </table:table-cell>
          <table:table-cell office:value-type="float" office:value="1" calcext:value-type="float">
            <text:p>1</text:p>
          </table:table-cell>
          <table:table-cell office:value-type="float" office:value="1208093.015625" calcext:value-type="float">
            <text:p>1208093.015625</text:p>
          </table:table-cell>
          <table:table-cell office:value-type="float" office:value="1101191.65" calcext:value-type="float">
            <text:p>1101191.65</text:p>
          </table:table-cell>
          <table:table-cell office:value-type="float" office:value="1199790.859375" calcext:value-type="float">
            <text:p>1199790.859375</text:p>
          </table:table-cell>
          <table:table-cell office:value-type="float" office:value="1543864.875" calcext:value-type="float">
            <text:p>1543864.875</text:p>
          </table:table-cell>
          <table:table-cell office:value-type="float" office:value="188992.321358928" calcext:value-type="float">
            <text:p>188992.321358928</text:p>
          </table:table-cell>
          <table:table-cell office:value-type="float" office:value="153584.342498227" calcext:value-type="float">
            <text:p>153584.342498227</text:p>
          </table:table-cell>
          <table:table-cell office:value-type="float" office:value="273242.120085595" calcext:value-type="float">
            <text:p>273242.120085595</text:p>
          </table:table-cell>
          <table:table-cell office:value-type="float" office:value="654768.705217215" calcext:value-type="float">
            <text:p>654768.705217215</text:p>
          </table:table-cell>
          <table:table-cell office:value-type="float" office:value="0.156438551431534" calcext:value-type="float">
            <text:p>0.156438551431534</text:p>
          </table:table-cell>
          <table:table-cell office:value-type="float" office:value="0.139471038032505" calcext:value-type="float">
            <text:p>0.139471038032505</text:p>
          </table:table-cell>
          <table:table-cell office:value-type="float" office:value="0.227741458397119" calcext:value-type="float">
            <text:p>0.227741458397119</text:p>
          </table:table-cell>
          <table:table-cell office:value-type="float" office:value="0.424110112108882" calcext:value-type="float">
            <text:p>0.424110112108882</text:p>
          </table:table-cell>
          <table:table-cell office:value-type="float" office:value="0.242749771670897" calcext:value-type="float">
            <text:p>0.242749771670897</text:p>
          </table:table-cell>
          <table:table-cell office:value-type="float" office:value="0.433241569264942" calcext:value-type="float">
            <text:p>0.433241569264942</text:p>
          </table:table-cell>
          <table:table-cell office:value-type="float" office:value="0.23518246443313" calcext:value-type="float">
            <text:p>0.23518246443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528</text:p>
          </table:table-cell>
          <table:table-cell table:number-columns-repeated="990"/>
        </table:table-row>
        <table:table-row table:style-name="ro2">
          <table:table-cell office:value-type="float" office:value="228.14741109707" calcext:value-type="float">
            <text:p>228.14741109707</text:p>
          </table:table-cell>
          <table:table-cell office:value-type="float" office:value="9.1306846194797" calcext:value-type="float">
            <text:p>9.1306846194797</text:p>
          </table:table-cell>
          <table:table-cell office:value-type="string" calcext:value-type="string">
            <text:p>C11H20N2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-isoleucyl-L-prol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6007" calcext:value-type="float">
            <text:p>9726007</text:p>
          </table:table-cell>
          <table:table-cell office:value-type="float" office:value="0.804817319257925" calcext:value-type="float">
            <text:p>0.804817319257925</text:p>
          </table:table-cell>
          <table:table-cell office:value-type="float" office:value="0.776200915877182" calcext:value-type="float">
            <text:p>0.776200915877182</text:p>
          </table:table-cell>
          <table:table-cell office:value-type="float" office:value="0.773571679738588" calcext:value-type="float">
            <text:p>0.773571679738588</text:p>
          </table:table-cell>
          <table:table-cell office:value-type="float" office:value="1" calcext:value-type="float">
            <text:p>1</text:p>
          </table:table-cell>
          <table:table-cell office:value-type="float" office:value="0.153849109232231" calcext:value-type="float">
            <text:p>0.153849109232231</text:p>
          </table:table-cell>
          <table:table-cell office:value-type="float" office:value="0.11527949938782" calcext:value-type="float">
            <text:p>0.11527949938782</text:p>
          </table:table-cell>
          <table:table-cell office:value-type="float" office:value="0.122914231484582" calcext:value-type="float">
            <text:p>0.122914231484582</text:p>
          </table:table-cell>
          <table:table-cell office:value-type="float" office:value="1" calcext:value-type="float">
            <text:p>1</text:p>
          </table:table-cell>
          <table:table-cell office:value-type="float" office:value="6621476.75" calcext:value-type="float">
            <text:p>6621476.75</text:p>
          </table:table-cell>
          <table:table-cell office:value-type="float" office:value="6386040.9" calcext:value-type="float">
            <text:p>6386040.9</text:p>
          </table:table-cell>
          <table:table-cell office:value-type="float" office:value="6364409.375" calcext:value-type="float">
            <text:p>6364409.375</text:p>
          </table:table-cell>
          <table:table-cell office:value-type="float" office:value="8227304" calcext:value-type="float">
            <text:p>8227304</text:p>
          </table:table-cell>
          <table:table-cell office:value-type="float" office:value="555876.983273653" calcext:value-type="float">
            <text:p>555876.983273653</text:p>
          </table:table-cell>
          <table:table-cell office:value-type="float" office:value="795576.146571415" calcext:value-type="float">
            <text:p>795576.146571415</text:p>
          </table:table-cell>
          <table:table-cell office:value-type="float" office:value="1245182.63959612" calcext:value-type="float">
            <text:p>1245182.63959612</text:p>
          </table:table-cell>
          <table:table-cell office:value-type="float" office:value="1298113.47608713" calcext:value-type="float">
            <text:p>1298113.47608713</text:p>
          </table:table-cell>
          <table:table-cell office:value-type="float" office:value="0.0839506056218732" calcext:value-type="float">
            <text:p>0.083950605621873</text:p>
          </table:table-cell>
          <table:table-cell office:value-type="float" office:value="0.12458049659084" calcext:value-type="float">
            <text:p>0.12458049659084</text:p>
          </table:table-cell>
          <table:table-cell office:value-type="float" office:value="0.195647791684695" calcext:value-type="float">
            <text:p>0.195647791684695</text:p>
          </table:table-cell>
          <table:table-cell office:value-type="float" office:value="0.157781148731969" calcext:value-type="float">
            <text:p>0.157781148731969</text:p>
          </table:table-cell>
          <table:table-cell office:value-type="float" office:value="1.29315680225365" calcext:value-type="float">
            <text:p>1.29315680225365</text:p>
          </table:table-cell>
          <table:table-cell office:value-type="float" office:value="1.46255017204194" calcext:value-type="float">
            <text:p>1.46255017204194</text:p>
          </table:table-cell>
          <table:table-cell office:value-type="float" office:value="1.07256754492604" calcext:value-type="float">
            <text:p>1.07256754492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06</text:p>
          </table:table-cell>
          <table:table-cell table:number-columns-repeated="990"/>
        </table:table-row>
        <table:table-row table:style-name="ro2">
          <table:table-cell office:value-type="float" office:value="120.093859012639" calcext:value-type="float">
            <text:p>120.093859012639</text:p>
          </table:table-cell>
          <table:table-cell office:value-type="float" office:value="3.9598280357592" calcext:value-type="float">
            <text:p>3.9598280357592</text:p>
          </table:table-cell>
          <table:table-cell office:value-type="string" calcext:value-type="string">
            <text:p>C9H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me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701" calcext:value-type="float">
            <text:p>1735701</text:p>
          </table:table-cell>
          <table:table-cell office:value-type="float" office:value="0.50690809367928" calcext:value-type="float">
            <text:p>0.50690809367928</text:p>
          </table:table-cell>
          <table:table-cell office:value-type="float" office:value="0.647764222741101" calcext:value-type="float">
            <text:p>0.647764222741101</text:p>
          </table:table-cell>
          <table:table-cell office:value-type="float" office:value="0.769323053935298" calcext:value-type="float">
            <text:p>0.769323053935298</text:p>
          </table:table-cell>
          <table:table-cell office:value-type="float" office:value="1" calcext:value-type="float">
            <text:p>1</text:p>
          </table:table-cell>
          <table:table-cell office:value-type="float" office:value="0.354209105654665" calcext:value-type="float">
            <text:p>0.354209105654665</text:p>
          </table:table-cell>
          <table:table-cell office:value-type="float" office:value="0.481112364415672" calcext:value-type="float">
            <text:p>0.481112364415672</text:p>
          </table:table-cell>
          <table:table-cell office:value-type="float" office:value="0.669409246013926" calcext:value-type="float">
            <text:p>0.669409246013926</text:p>
          </table:table-cell>
          <table:table-cell office:value-type="float" office:value="1" calcext:value-type="float">
            <text:p>1</text:p>
          </table:table-cell>
          <table:table-cell office:value-type="float" office:value="522472.0625" calcext:value-type="float">
            <text:p>522472.0625</text:p>
          </table:table-cell>
          <table:table-cell office:value-type="float" office:value="667653" calcext:value-type="float">
            <text:p>667653</text:p>
          </table:table-cell>
          <table:table-cell office:value-type="float" office:value="792944.140625" calcext:value-type="float">
            <text:p>792944.140625</text:p>
          </table:table-cell>
          <table:table-cell office:value-type="float" office:value="1030703.72916667" calcext:value-type="float">
            <text:p>1030703.72916667</text:p>
          </table:table-cell>
          <table:table-cell office:value-type="float" office:value="375228.981330269" calcext:value-type="float">
            <text:p>375228.981330269</text:p>
          </table:table-cell>
          <table:table-cell office:value-type="float" office:value="253952.738421359" calcext:value-type="float">
            <text:p>253952.738421359</text:p>
          </table:table-cell>
          <table:table-cell office:value-type="float" office:value="601314.648644089" calcext:value-type="float">
            <text:p>601314.648644089</text:p>
          </table:table-cell>
          <table:table-cell office:value-type="float" office:value="726072.821723984" calcext:value-type="float">
            <text:p>726072.821723984</text:p>
          </table:table-cell>
          <table:table-cell office:value-type="float" office:value="0.718179991356511" calcext:value-type="float">
            <text:p>0.718179991356511</text:p>
          </table:table-cell>
          <table:table-cell office:value-type="float" office:value="0.380366355608915" calcext:value-type="float">
            <text:p>0.380366355608915</text:p>
          </table:table-cell>
          <table:table-cell office:value-type="float" office:value="0.758331662770258" calcext:value-type="float">
            <text:p>0.758331662770258</text:p>
          </table:table-cell>
          <table:table-cell office:value-type="float" office:value="0.704443770967066" calcext:value-type="float">
            <text:p>0.704443770967066</text:p>
          </table:table-cell>
          <table:table-cell office:value-type="float" office:value="0.38668821685615" calcext:value-type="float">
            <text:p>0.38668821685615</text:p>
          </table:table-cell>
          <table:table-cell office:value-type="float" office:value="0.222767758603809" calcext:value-type="float">
            <text:p>0.222767758603809</text:p>
          </table:table-cell>
          <table:table-cell office:value-type="float" office:value="0.0636049723370109" calcext:value-type="float">
            <text:p>0.063604972337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48</text:p>
          </table:table-cell>
          <table:table-cell table:number-columns-repeated="990"/>
        </table:table-row>
        <table:table-row table:style-name="ro2">
          <table:table-cell office:value-type="float" office:value="246.136767018029" calcext:value-type="float">
            <text:p>246.136767018029</text:p>
          </table:table-cell>
          <table:table-cell office:value-type="float" office:value="8.17112411499023" calcext:value-type="float">
            <text:p>8.17112411499023</text:p>
          </table:table-cell>
          <table:table-cell office:value-type="string" calcext:value-type="string">
            <text:p>C14H18N2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aphor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3027" calcext:value-type="float">
            <text:p>2033027</text:p>
          </table:table-cell>
          <table:table-cell office:value-type="float" office:value="0.849216803242386" calcext:value-type="float">
            <text:p>0.849216803242386</text:p>
          </table:table-cell>
          <table:table-cell office:value-type="float" office:value="0.711992823777088" calcext:value-type="float">
            <text:p>0.711992823777088</text:p>
          </table:table-cell>
          <table:table-cell office:value-type="float" office:value="0.763261831368023" calcext:value-type="float">
            <text:p>0.763261831368023</text:p>
          </table:table-cell>
          <table:table-cell office:value-type="float" office:value="1" calcext:value-type="float">
            <text:p>1</text:p>
          </table:table-cell>
          <table:table-cell office:value-type="float" office:value="0.37526523243466" calcext:value-type="float">
            <text:p>0.37526523243466</text:p>
          </table:table-cell>
          <table:table-cell office:value-type="float" office:value="0.106541757342349" calcext:value-type="float">
            <text:p>0.106541757342349</text:p>
          </table:table-cell>
          <table:table-cell office:value-type="float" office:value="0.213268669412002" calcext:value-type="float">
            <text:p>0.213268669412002</text:p>
          </table:table-cell>
          <table:table-cell office:value-type="float" office:value="1" calcext:value-type="float">
            <text:p>1</text:p>
          </table:table-cell>
          <table:table-cell office:value-type="float" office:value="1413700.09375" calcext:value-type="float">
            <text:p>1413700.09375</text:p>
          </table:table-cell>
          <table:table-cell office:value-type="float" office:value="1185261.9" calcext:value-type="float">
            <text:p>1185261.9</text:p>
          </table:table-cell>
          <table:table-cell office:value-type="float" office:value="1270609.953125" calcext:value-type="float">
            <text:p>1270609.953125</text:p>
          </table:table-cell>
          <table:table-cell office:value-type="float" office:value="1664710.45833333" calcext:value-type="float">
            <text:p>1664710.45833333</text:p>
          </table:table-cell>
          <table:table-cell office:value-type="float" office:value="342502.667822812" calcext:value-type="float">
            <text:p>342502.667822812</text:p>
          </table:table-cell>
          <table:table-cell office:value-type="float" office:value="258118.365559873" calcext:value-type="float">
            <text:p>258118.365559873</text:p>
          </table:table-cell>
          <table:table-cell office:value-type="float" office:value="399388.15390264" calcext:value-type="float">
            <text:p>399388.15390264</text:p>
          </table:table-cell>
          <table:table-cell office:value-type="float" office:value="328720.618445834" calcext:value-type="float">
            <text:p>328720.618445834</text:p>
          </table:table-cell>
          <table:table-cell office:value-type="float" office:value="0.242273923116384" calcext:value-type="float">
            <text:p>0.242273923116384</text:p>
          </table:table-cell>
          <table:table-cell office:value-type="float" office:value="0.217773274885384" calcext:value-type="float">
            <text:p>0.217773274885384</text:p>
          </table:table-cell>
          <table:table-cell office:value-type="float" office:value="0.314327896551074" calcext:value-type="float">
            <text:p>0.314327896551074</text:p>
          </table:table-cell>
          <table:table-cell office:value-type="float" office:value="0.197464139664829" calcext:value-type="float">
            <text:p>0.197464139664829</text:p>
          </table:table-cell>
          <table:table-cell office:value-type="float" office:value="0.279573638221276" calcext:value-type="float">
            <text:p>0.279573638221276</text:p>
          </table:table-cell>
          <table:table-cell office:value-type="float" office:value="1.31593683618859" calcext:value-type="float">
            <text:p>1.31593683618859</text:p>
          </table:table-cell>
          <table:table-cell office:value-type="float" office:value="0.580469732951707" calcext:value-type="float">
            <text:p>0.58046973295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54</text:p>
          </table:table-cell>
          <table:table-cell table:number-columns-repeated="990"/>
        </table:table-row>
        <table:table-row table:style-name="ro2">
          <table:table-cell office:value-type="float" office:value="187.063261048296" calcext:value-type="float">
            <text:p>187.063261048296</text:p>
          </table:table-cell>
          <table:table-cell office:value-type="float" office:value="8.17185577392577" calcext:value-type="float">
            <text:p>8.17185577392577</text:p>
          </table:table-cell>
          <table:table-cell office:value-type="string" calcext:value-type="string">
            <text:p>C11H9N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leacrylicaci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7074" calcext:value-type="float">
            <text:p>7807074</text:p>
          </table:table-cell>
          <table:table-cell office:value-type="float" office:value="0.822528618057656" calcext:value-type="float">
            <text:p>0.822528618057656</text:p>
          </table:table-cell>
          <table:table-cell office:value-type="float" office:value="0.678390333597478" calcext:value-type="float">
            <text:p>0.678390333597478</text:p>
          </table:table-cell>
          <table:table-cell office:value-type="float" office:value="0.757508319798403" calcext:value-type="float">
            <text:p>0.757508319798403</text:p>
          </table:table-cell>
          <table:table-cell office:value-type="float" office:value="1" calcext:value-type="float">
            <text:p>1</text:p>
          </table:table-cell>
          <table:table-cell office:value-type="float" office:value="0.28348912460406" calcext:value-type="float">
            <text:p>0.28348912460406</text:p>
          </table:table-cell>
          <table:table-cell office:value-type="float" office:value="0.0561511606613067" calcext:value-type="float">
            <text:p>0.056151160661307</text:p>
          </table:table-cell>
          <table:table-cell office:value-type="float" office:value="0.18148301089066" calcext:value-type="float">
            <text:p>0.18148301089066</text:p>
          </table:table-cell>
          <table:table-cell office:value-type="float" office:value="1" calcext:value-type="float">
            <text:p>1</text:p>
          </table:table-cell>
          <table:table-cell office:value-type="float" office:value="5386234.75" calcext:value-type="float">
            <text:p>5386234.75</text:p>
          </table:table-cell>
          <table:table-cell office:value-type="float" office:value="4442361.65" calcext:value-type="float">
            <text:p>4442361.65</text:p>
          </table:table-cell>
          <table:table-cell office:value-type="float" office:value="4960456.75" calcext:value-type="float">
            <text:p>4960456.75</text:p>
          </table:table-cell>
          <table:table-cell office:value-type="float" office:value="6548385.83333333" calcext:value-type="float">
            <text:p>6548385.83333333</text:p>
          </table:table-cell>
          <table:table-cell office:value-type="float" office:value="1439357.5770841" calcext:value-type="float">
            <text:p>1439357.5770841</text:p>
          </table:table-cell>
          <table:table-cell office:value-type="float" office:value="987175.115809051" calcext:value-type="float">
            <text:p>987175.115809051</text:p>
          </table:table-cell>
          <table:table-cell office:value-type="float" office:value="1588997.39651058" calcext:value-type="float">
            <text:p>1588997.39651058</text:p>
          </table:table-cell>
          <table:table-cell office:value-type="float" office:value="1117518.81727696" calcext:value-type="float">
            <text:p>1117518.81727696</text:p>
          </table:table-cell>
          <table:table-cell office:value-type="float" office:value="0.267228898087686" calcext:value-type="float">
            <text:p>0.267228898087686</text:p>
          </table:table-cell>
          <table:table-cell office:value-type="float" office:value="0.22221853905322" calcext:value-type="float">
            <text:p>0.22221853905322</text:p>
          </table:table-cell>
          <table:table-cell office:value-type="float" office:value="0.320332879932999" calcext:value-type="float">
            <text:p>0.320332879932999</text:p>
          </table:table-cell>
          <table:table-cell office:value-type="float" office:value="0.170655615860085" calcext:value-type="float">
            <text:p>0.170655615860085</text:p>
          </table:table-cell>
          <table:table-cell office:value-type="float" office:value="0.406732438005151" calcext:value-type="float">
            <text:p>0.406732438005151</text:p>
          </table:table-cell>
          <table:table-cell office:value-type="float" office:value="1.99487795217723" calcext:value-type="float">
            <text:p>1.99487795217723</text:p>
          </table:table-cell>
          <table:table-cell office:value-type="float" office:value="0.668171288957901" calcext:value-type="float">
            <text:p>0.668171288957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53</text:p>
          </table:table-cell>
          <table:table-cell table:number-columns-repeated="990"/>
        </table:table-row>
        <table:table-row table:style-name="ro2">
          <table:table-cell office:value-type="float" office:value="118.078207253266" calcext:value-type="float">
            <text:p>118.078207253266</text:p>
          </table:table-cell>
          <table:table-cell office:value-type="float" office:value="3.9828189271869" calcext:value-type="float">
            <text:p>3.9828189271869</text:p>
          </table:table-cell>
          <table:table-cell office:value-type="string" calcext:value-type="string">
            <text:p>C9H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-Methylstyre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669" calcext:value-type="float">
            <text:p>338669</text:p>
          </table:table-cell>
          <table:table-cell office:value-type="float" office:value="0.519293410590069" calcext:value-type="float">
            <text:p>0.519293410590069</text:p>
          </table:table-cell>
          <table:table-cell office:value-type="float" office:value="0.733809592037521" calcext:value-type="float">
            <text:p>0.733809592037521</text:p>
          </table:table-cell>
          <table:table-cell office:value-type="float" office:value="0.7558792249929" calcext:value-type="float">
            <text:p>0.7558792249929</text:p>
          </table:table-cell>
          <table:table-cell office:value-type="float" office:value="1" calcext:value-type="float">
            <text:p>1</text:p>
          </table:table-cell>
          <table:table-cell office:value-type="float" office:value="0.3664569534324" calcext:value-type="float">
            <text:p>0.3664569534324</text:p>
          </table:table-cell>
          <table:table-cell office:value-type="float" office:value="0.587045166090989" calcext:value-type="float">
            <text:p>0.587045166090989</text:p>
          </table:table-cell>
          <table:table-cell office:value-type="float" office:value="0.648704717142986" calcext:value-type="float">
            <text:p>0.648704717142986</text:p>
          </table:table-cell>
          <table:table-cell office:value-type="float" office:value="1" calcext:value-type="float">
            <text:p>1</text:p>
          </table:table-cell>
          <table:table-cell office:value-type="float" office:value="110462.642578125" calcext:value-type="float">
            <text:p>110462.642578125</text:p>
          </table:table-cell>
          <table:table-cell office:value-type="float" office:value="156093.925" calcext:value-type="float">
            <text:p>156093.925</text:p>
          </table:table-cell>
          <table:table-cell office:value-type="float" office:value="160788.515625" calcext:value-type="float">
            <text:p>160788.515625</text:p>
          </table:table-cell>
          <table:table-cell office:value-type="float" office:value="212717.204427083" calcext:value-type="float">
            <text:p>212717.204427083</text:p>
          </table:table-cell>
          <table:table-cell office:value-type="float" office:value="77472.6225872379" calcext:value-type="float">
            <text:p>77472.6225872379</text:p>
          </table:table-cell>
          <table:table-cell office:value-type="float" office:value="55784.4032627854" calcext:value-type="float">
            <text:p>55784.4032627854</text:p>
          </table:table-cell>
          <table:table-cell office:value-type="float" office:value="117896.68167683" calcext:value-type="float">
            <text:p>117896.68167683</text:p>
          </table:table-cell>
          <table:table-cell office:value-type="float" office:value="150589.373825311" calcext:value-type="float">
            <text:p>150589.373825311</text:p>
          </table:table-cell>
          <table:table-cell office:value-type="float" office:value="0.701346815349318" calcext:value-type="float">
            <text:p>0.701346815349318</text:p>
          </table:table-cell>
          <table:table-cell office:value-type="float" office:value="0.357377157777187" calcext:value-type="float">
            <text:p>0.357377157777187</text:p>
          </table:table-cell>
          <table:table-cell office:value-type="float" office:value="0.733240687113473" calcext:value-type="float">
            <text:p>0.733240687113473</text:p>
          </table:table-cell>
          <table:table-cell office:value-type="float" office:value="0.707932272008261" calcext:value-type="float">
            <text:p>0.707932272008261</text:p>
          </table:table-cell>
          <table:table-cell office:value-type="float" office:value="0.364585049020173" calcext:value-type="float">
            <text:p>0.364585049020173</text:p>
          </table:table-cell>
          <table:table-cell office:value-type="float" office:value="0.124323875238055" calcext:value-type="float">
            <text:p>0.124323875238055</text:p>
          </table:table-cell>
          <table:table-cell office:value-type="float" office:value="0.073724045699162" calcext:value-type="float">
            <text:p>0.073724045699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52</text:p>
          </table:table-cell>
          <table:table-cell table:number-columns-repeated="990"/>
        </table:table-row>
        <table:table-row table:style-name="ro2">
          <table:table-cell office:value-type="float" office:value="157.110290161622" calcext:value-type="float">
            <text:p>157.110290161622</text:p>
          </table:table-cell>
          <table:table-cell office:value-type="float" office:value="9.30927914513482" calcext:value-type="float">
            <text:p>9.30927914513482</text:p>
          </table:table-cell>
          <table:table-cell office:value-type="string" calcext:value-type="string">
            <text:p>C8H15N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ostachydr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4995" calcext:value-type="float">
            <text:p>1324995</text:p>
          </table:table-cell>
          <table:table-cell office:value-type="float" office:value="0.632371462124697" calcext:value-type="float">
            <text:p>0.632371462124697</text:p>
          </table:table-cell>
          <table:table-cell office:value-type="float" office:value="0.609209053529163" calcext:value-type="float">
            <text:p>0.609209053529163</text:p>
          </table:table-cell>
          <table:table-cell office:value-type="float" office:value="0.751957298985069" calcext:value-type="float">
            <text:p>0.751957298985069</text:p>
          </table:table-cell>
          <table:table-cell office:value-type="float" office:value="1" calcext:value-type="float">
            <text:p>1</text:p>
          </table:table-cell>
          <table:table-cell office:value-type="float" office:value="0.200499647426546" calcext:value-type="float">
            <text:p>0.200499647426546</text:p>
          </table:table-cell>
          <table:table-cell office:value-type="float" office:value="0.153863040870974" calcext:value-type="float">
            <text:p>0.153863040870974</text:p>
          </table:table-cell>
          <table:table-cell office:value-type="float" office:value="0.360691130331915" calcext:value-type="float">
            <text:p>0.360691130331915</text:p>
          </table:table-cell>
          <table:table-cell office:value-type="float" office:value="1" calcext:value-type="float">
            <text:p>1</text:p>
          </table:table-cell>
          <table:table-cell office:value-type="float" office:value="703635.984375" calcext:value-type="float">
            <text:p>703635.984375</text:p>
          </table:table-cell>
          <table:table-cell office:value-type="float" office:value="677863.309375" calcext:value-type="float">
            <text:p>677863.309375</text:p>
          </table:table-cell>
          <table:table-cell office:value-type="float" office:value="836698.4375" calcext:value-type="float">
            <text:p>836698.4375</text:p>
          </table:table-cell>
          <table:table-cell office:value-type="float" office:value="1112694.08333333" calcext:value-type="float">
            <text:p>1112694.08333333</text:p>
          </table:table-cell>
          <table:table-cell office:value-type="float" office:value="403842.706403321" calcext:value-type="float">
            <text:p>403842.706403321</text:p>
          </table:table-cell>
          <table:table-cell office:value-type="float" office:value="398171.487544971" calcext:value-type="float">
            <text:p>398171.487544971</text:p>
          </table:table-cell>
          <table:table-cell office:value-type="float" office:value="395549.318569291" calcext:value-type="float">
            <text:p>395549.318569291</text:p>
          </table:table-cell>
          <table:table-cell office:value-type="float" office:value="327765.103613337" calcext:value-type="float">
            <text:p>327765.103613337</text:p>
          </table:table-cell>
          <table:table-cell office:value-type="float" office:value="0.573936972200238" calcext:value-type="float">
            <text:p>0.573936972200238</text:p>
          </table:table-cell>
          <table:table-cell office:value-type="float" office:value="0.587392003724307" calcext:value-type="float">
            <text:p>0.587392003724307</text:p>
          </table:table-cell>
          <table:table-cell office:value-type="float" office:value="0.472750158051168" calcext:value-type="float">
            <text:p>0.472750158051168</text:p>
          </table:table-cell>
          <table:table-cell office:value-type="float" office:value="0.294568928264128" calcext:value-type="float">
            <text:p>0.294568928264128</text:p>
          </table:table-cell>
          <table:table-cell office:value-type="float" office:value="0.618546547488246" calcext:value-type="float">
            <text:p>0.618546547488246</text:p>
          </table:table-cell>
          <table:table-cell office:value-type="float" office:value="0.710897653572517" calcext:value-type="float">
            <text:p>0.710897653572517</text:p>
          </table:table-cell>
          <table:table-cell office:value-type="float" office:value="0.288657470067405" calcext:value-type="float">
            <text:p>0.288657470067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74</text:p>
          </table:table-cell>
          <table:table-cell table:number-columns-repeated="990"/>
        </table:table-row>
        <table:table-row table:style-name="ro2">
          <table:table-cell office:value-type="float" office:value="145.052576394184" calcext:value-type="float">
            <text:p>145.052576394184</text:p>
          </table:table-cell>
          <table:table-cell office:value-type="float" office:value="8.17338500976562" calcext:value-type="float">
            <text:p>8.17338500976562</text:p>
          </table:table-cell>
          <table:table-cell office:value-type="string" calcext:value-type="string">
            <text:p>C9H7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(2H)-Isoquinolin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843" calcext:value-type="float">
            <text:p>411843</text:p>
          </table:table-cell>
          <table:table-cell office:value-type="float" office:value="0.806723468044681" calcext:value-type="float">
            <text:p>0.806723468044681</text:p>
          </table:table-cell>
          <table:table-cell office:value-type="float" office:value="0.652859172678806" calcext:value-type="float">
            <text:p>0.652859172678806</text:p>
          </table:table-cell>
          <table:table-cell office:value-type="float" office:value="0.748750181271682" calcext:value-type="float">
            <text:p>0.748750181271682</text:p>
          </table:table-cell>
          <table:table-cell office:value-type="float" office:value="1" calcext:value-type="float">
            <text:p>1</text:p>
          </table:table-cell>
          <table:table-cell office:value-type="float" office:value="0.266204267517087" calcext:value-type="float">
            <text:p>0.266204267517087</text:p>
          </table:table-cell>
          <table:table-cell office:value-type="float" office:value="0.0644240217468619" calcext:value-type="float">
            <text:p>0.064424021746862</text:p>
          </table:table-cell>
          <table:table-cell office:value-type="float" office:value="0.198432308705627" calcext:value-type="float">
            <text:p>0.198432308705627</text:p>
          </table:table-cell>
          <table:table-cell office:value-type="float" office:value="1" calcext:value-type="float">
            <text:p>1</text:p>
          </table:table-cell>
          <table:table-cell office:value-type="float" office:value="273627.33984375" calcext:value-type="float">
            <text:p>273627.33984375</text:p>
          </table:table-cell>
          <table:table-cell office:value-type="float" office:value="221439.1" calcext:value-type="float">
            <text:p>221439.1</text:p>
          </table:table-cell>
          <table:table-cell office:value-type="float" office:value="253963.75390625" calcext:value-type="float">
            <text:p>253963.75390625</text:p>
          </table:table-cell>
          <table:table-cell office:value-type="float" office:value="339183.5625" calcext:value-type="float">
            <text:p>339183.5625</text:p>
          </table:table-cell>
          <table:table-cell office:value-type="float" office:value="71548.9096599981" calcext:value-type="float">
            <text:p>71548.9096599981</text:p>
          </table:table-cell>
          <table:table-cell office:value-type="float" office:value="66611.5882721102" calcext:value-type="float">
            <text:p>66611.5882721102</text:p>
          </table:table-cell>
          <table:table-cell office:value-type="float" office:value="86774.1818162838" calcext:value-type="float">
            <text:p>86774.1818162838</text:p>
          </table:table-cell>
          <table:table-cell office:value-type="float" office:value="65276.7999303689" calcext:value-type="float">
            <text:p>65276.7999303689</text:p>
          </table:table-cell>
          <table:table-cell office:value-type="float" office:value="0.26148304369313" calcext:value-type="float">
            <text:p>0.26148304369313</text:p>
          </table:table-cell>
          <table:table-cell office:value-type="float" office:value="0.300812224544402" calcext:value-type="float">
            <text:p>0.300812224544402</text:p>
          </table:table-cell>
          <table:table-cell office:value-type="float" office:value="0.341679395116817" calcext:value-type="float">
            <text:p>0.341679395116817</text:p>
          </table:table-cell>
          <table:table-cell office:value-type="float" office:value="0.19245272220516" calcext:value-type="float">
            <text:p>0.19245272220516</text:p>
          </table:table-cell>
          <table:table-cell office:value-type="float" office:value="0.458153266313554" calcext:value-type="float">
            <text:p>0.458153266313554</text:p>
          </table:table-cell>
          <table:table-cell office:value-type="float" office:value="1.59387176066215" calcext:value-type="float">
            <text:p>1.59387176066215</text:p>
          </table:table-cell>
          <table:table-cell office:value-type="float" office:value="0.615938182879804" calcext:value-type="float">
            <text:p>0.615938182879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9</text:p>
          </table:table-cell>
          <table:table-cell table:number-columns-repeated="990"/>
        </table:table-row>
        <table:table-row table:style-name="ro2">
          <table:table-cell office:value-type="float" office:value="261.121229408866" calcext:value-type="float">
            <text:p>261.121229408866</text:p>
          </table:table-cell>
          <table:table-cell office:value-type="float" office:value="11.0014917084665" calcext:value-type="float">
            <text:p>11.0014917084665</text:p>
          </table:table-cell>
          <table:table-cell office:value-type="string" calcext:value-type="string">
            <text:p>C11H19NO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cospor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345" calcext:value-type="float">
            <text:p>401345</text:p>
          </table:table-cell>
          <table:table-cell office:value-type="float" office:value="0.847228231224428" calcext:value-type="float">
            <text:p>0.847228231224428</text:p>
          </table:table-cell>
          <table:table-cell office:value-type="float" office:value="0.81618444043217" calcext:value-type="float">
            <text:p>0.81618444043217</text:p>
          </table:table-cell>
          <table:table-cell office:value-type="float" office:value="0.745540223394362" calcext:value-type="float">
            <text:p>0.745540223394362</text:p>
          </table:table-cell>
          <table:table-cell office:value-type="float" office:value="1" calcext:value-type="float">
            <text:p>1</text:p>
          </table:table-cell>
          <table:table-cell office:value-type="float" office:value="0.382416169754567" calcext:value-type="float">
            <text:p>0.382416169754567</text:p>
          </table:table-cell>
          <table:table-cell office:value-type="float" office:value="0.20978440983734" calcext:value-type="float">
            <text:p>0.20978440983734</text:p>
          </table:table-cell>
          <table:table-cell office:value-type="float" office:value="0.0902160811631581" calcext:value-type="float">
            <text:p>0.090216081163158</text:p>
          </table:table-cell>
          <table:table-cell office:value-type="float" office:value="1" calcext:value-type="float">
            <text:p>1</text:p>
          </table:table-cell>
          <table:table-cell office:value-type="float" office:value="289737.6875" calcext:value-type="float">
            <text:p>289737.6875</text:p>
          </table:table-cell>
          <table:table-cell office:value-type="float" office:value="279121.2375" calcext:value-type="float">
            <text:p>279121.2375</text:p>
          </table:table-cell>
          <table:table-cell office:value-type="float" office:value="254962.11328125" calcext:value-type="float">
            <text:p>254962.11328125</text:p>
          </table:table-cell>
          <table:table-cell office:value-type="float" office:value="341983.041666667" calcext:value-type="float">
            <text:p>341983.041666667</text:p>
          </table:table-cell>
          <table:table-cell office:value-type="float" office:value="91054.7339435031" calcext:value-type="float">
            <text:p>91054.7339435031</text:p>
          </table:table-cell>
          <table:table-cell office:value-type="float" office:value="73959.8877243662" calcext:value-type="float">
            <text:p>73959.8877243662</text:p>
          </table:table-cell>
          <table:table-cell office:value-type="float" office:value="56116.8261438163" calcext:value-type="float">
            <text:p>56116.8261438163</text:p>
          </table:table-cell>
          <table:table-cell office:value-type="float" office:value="51441.8669766305" calcext:value-type="float">
            <text:p>51441.8669766305</text:p>
          </table:table-cell>
          <table:table-cell office:value-type="float" office:value="0.314266103002231" calcext:value-type="float">
            <text:p>0.314266103002231</text:p>
          </table:table-cell>
          <table:table-cell office:value-type="float" office:value="0.264974060687038" calcext:value-type="float">
            <text:p>0.264974060687038</text:p>
          </table:table-cell>
          <table:table-cell office:value-type="float" office:value="0.22009868612092" calcext:value-type="float">
            <text:p>0.22009868612092</text:p>
          </table:table-cell>
          <table:table-cell office:value-type="float" office:value="0.150422274525446" calcext:value-type="float">
            <text:p>0.150422274525446</text:p>
          </table:table-cell>
          <table:table-cell office:value-type="float" office:value="0.249567483651562" calcext:value-type="float">
            <text:p>0.249567483651562</text:p>
          </table:table-cell>
          <table:table-cell office:value-type="float" office:value="0.4868710484624" calcext:value-type="float">
            <text:p>0.4868710484624</text:p>
          </table:table-cell>
          <table:table-cell office:value-type="float" office:value="1.30667239662341" calcext:value-type="float">
            <text:p>1.30667239662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99</text:p>
          </table:table-cell>
          <table:table-cell table:number-columns-repeated="990"/>
        </table:table-row>
        <table:table-row table:style-name="ro2">
          <table:table-cell office:value-type="float" office:value="173.105238269175" calcext:value-type="float">
            <text:p>173.105238269175</text:p>
          </table:table-cell>
          <table:table-cell office:value-type="float" office:value="4.54533538818358" calcext:value-type="float">
            <text:p>4.54533538818358</text:p>
          </table:table-cell>
          <table:table-cell office:value-type="string" calcext:value-type="string">
            <text:p>C8H15NO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xanoylglyc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1" calcext:value-type="float">
            <text:p>212481</text:p>
          </table:table-cell>
          <table:table-cell office:value-type="float" office:value="0.409390470579903" calcext:value-type="float">
            <text:p>0.409390470579903</text:p>
          </table:table-cell>
          <table:table-cell office:value-type="float" office:value="0.449441917661907" calcext:value-type="float">
            <text:p>0.449441917661907</text:p>
          </table:table-cell>
          <table:table-cell office:value-type="float" office:value="0.728710582089035" calcext:value-type="float">
            <text:p>0.728710582089035</text:p>
          </table:table-cell>
          <table:table-cell office:value-type="float" office:value="1" calcext:value-type="float">
            <text:p>1</text:p>
          </table:table-cell>
          <table:table-cell office:value-type="float" office:value="0.0986091359301454" calcext:value-type="float">
            <text:p>0.098609135930145</text:p>
          </table:table-cell>
          <table:table-cell office:value-type="float" office:value="0.111727850471896" calcext:value-type="float">
            <text:p>0.111727850471896</text:p>
          </table:table-cell>
          <table:table-cell office:value-type="float" office:value="0.442714094156528" calcext:value-type="float">
            <text:p>0.442714094156528</text:p>
          </table:table-cell>
          <table:table-cell office:value-type="float" office:value="1" calcext:value-type="float">
            <text:p>1</text:p>
          </table:table-cell>
          <table:table-cell office:value-type="float" office:value="59297.09765625" calcext:value-type="float">
            <text:p>59297.09765625</text:p>
          </table:table-cell>
          <table:table-cell office:value-type="float" office:value="65098.2453125" calcext:value-type="float">
            <text:p>65098.2453125</text:p>
          </table:table-cell>
          <table:table-cell office:value-type="float" office:value="105548.188476563" calcext:value-type="float">
            <text:p>105548.188476563</text:p>
          </table:table-cell>
          <table:table-cell office:value-type="float" office:value="144842.3984375" calcext:value-type="float">
            <text:p>144842.3984375</text:p>
          </table:table-cell>
          <table:table-cell office:value-type="float" office:value="14759.3034191547" calcext:value-type="float">
            <text:p>14759.3034191547</text:p>
          </table:table-cell>
          <table:table-cell office:value-type="float" office:value="16783.8919665372" calcext:value-type="float">
            <text:p>16783.8919665372</text:p>
          </table:table-cell>
          <table:table-cell office:value-type="float" office:value="72201.2780141778" calcext:value-type="float">
            <text:p>72201.2780141778</text:p>
          </table:table-cell>
          <table:table-cell office:value-type="float" office:value="52555.7552310607" calcext:value-type="float">
            <text:p>52555.7552310607</text:p>
          </table:table-cell>
          <table:table-cell office:value-type="float" office:value="0.248904314081534" calcext:value-type="float">
            <text:p>0.248904314081534</text:p>
          </table:table-cell>
          <table:table-cell office:value-type="float" office:value="0.257824030217207" calcext:value-type="float">
            <text:p>0.257824030217207</text:p>
          </table:table-cell>
          <table:table-cell office:value-type="float" office:value="0.684059850351771" calcext:value-type="float">
            <text:p>0.684059850351771</text:p>
          </table:table-cell>
          <table:table-cell office:value-type="float" office:value="0.362847866356885" calcext:value-type="float">
            <text:p>0.362847866356885</text:p>
          </table:table-cell>
          <table:table-cell office:value-type="float" office:value="2.45574997118926" calcext:value-type="float">
            <text:p>2.45574997118926</text:p>
          </table:table-cell>
          <table:table-cell office:value-type="float" office:value="2.08920313702591" calcext:value-type="float">
            <text:p>2.08920313702591</text:p>
          </table:table-cell>
          <table:table-cell office:value-type="float" office:value="0.193606193001897" calcext:value-type="float">
            <text:p>0.193606193001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73</text:p>
          </table:table-cell>
          <table:table-cell table:number-columns-repeated="990"/>
        </table:table-row>
        <table:table-row table:style-name="ro2">
          <table:table-cell office:value-type="float" office:value="377.125795157162" calcext:value-type="float">
            <text:p>377.125795157162</text:p>
          </table:table-cell>
          <table:table-cell office:value-type="float" office:value="10.9705965811746" calcext:value-type="float">
            <text:p>10.9705965811746</text:p>
          </table:table-cell>
          <table:table-cell office:value-type="string" calcext:value-type="string">
            <text:p>C22H19N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lilut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393" calcext:value-type="float">
            <text:p>109393</text:p>
          </table:table-cell>
          <table:table-cell office:value-type="float" office:value="0.482139123021121" calcext:value-type="float">
            <text:p>0.482139123021121</text:p>
          </table:table-cell>
          <table:table-cell office:value-type="float" office:value="0.62189544642931" calcext:value-type="float">
            <text:p>0.62189544642931</text:p>
          </table:table-cell>
          <table:table-cell office:value-type="float" office:value="0.723688858864213" calcext:value-type="float">
            <text:p>0.723688858864213</text:p>
          </table:table-cell>
          <table:table-cell office:value-type="float" office:value="1" calcext:value-type="float">
            <text:p>1</text:p>
          </table:table-cell>
          <table:table-cell office:value-type="float" office:value="0.182096808208849" calcext:value-type="float">
            <text:p>0.182096808208849</text:p>
          </table:table-cell>
          <table:table-cell office:value-type="float" office:value="0.298648774193187" calcext:value-type="float">
            <text:p>0.298648774193187</text:p>
          </table:table-cell>
          <table:table-cell office:value-type="float" office:value="0.434762707998385" calcext:value-type="float">
            <text:p>0.434762707998385</text:p>
          </table:table-cell>
          <table:table-cell office:value-type="float" office:value="1" calcext:value-type="float">
            <text:p>1</text:p>
          </table:table-cell>
          <table:table-cell office:value-type="float" office:value="27325.7119140625" calcext:value-type="float">
            <text:p>27325.7119140625</text:p>
          </table:table-cell>
          <table:table-cell office:value-type="float" office:value="35246.53984375" calcext:value-type="float">
            <text:p>35246.53984375</text:p>
          </table:table-cell>
          <table:table-cell office:value-type="float" office:value="41015.7822265625" calcext:value-type="float">
            <text:p>41015.7822265625</text:p>
          </table:table-cell>
          <table:table-cell office:value-type="float" office:value="56675.9895833333" calcext:value-type="float">
            <text:p>56675.9895833333</text:p>
          </table:table-cell>
          <table:table-cell office:value-type="float" office:value="8896.32670192409" calcext:value-type="float">
            <text:p>8896.32670192409</text:p>
          </table:table-cell>
          <table:table-cell office:value-type="float" office:value="20672.1198678666" calcext:value-type="float">
            <text:p>20672.1198678666</text:p>
          </table:table-cell>
          <table:table-cell office:value-type="float" office:value="19265.2235409335" calcext:value-type="float">
            <text:p>19265.2235409335</text:p>
          </table:table-cell>
          <table:table-cell office:value-type="float" office:value="25991.0779374947" calcext:value-type="float">
            <text:p>25991.0779374947</text:p>
          </table:table-cell>
          <table:table-cell office:value-type="float" office:value="0.325566145537303" calcext:value-type="float">
            <text:p>0.325566145537303</text:p>
          </table:table-cell>
          <table:table-cell office:value-type="float" office:value="0.586500687996818" calcext:value-type="float">
            <text:p>0.586500687996818</text:p>
          </table:table-cell>
          <table:table-cell office:value-type="float" office:value="0.469702697232895" calcext:value-type="float">
            <text:p>0.469702697232895</text:p>
          </table:table-cell>
          <table:table-cell office:value-type="float" office:value="0.458590632974813" calcext:value-type="float">
            <text:p>0.458590632974813</text:p>
          </table:table-cell>
          <table:table-cell office:value-type="float" office:value="1.14146118944612" calcext:value-type="float">
            <text:p>1.14146118944612</text:p>
          </table:table-cell>
          <table:table-cell office:value-type="float" office:value="0.41638652196521" calcext:value-type="float">
            <text:p>0.41638652196521</text:p>
          </table:table-cell>
          <table:table-cell office:value-type="float" office:value="0.234303636131436" calcext:value-type="float">
            <text:p>0.234303636131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932</text:p>
          </table:table-cell>
          <table:table-cell table:number-columns-repeated="990"/>
        </table:table-row>
        <table:table-row table:style-name="ro2">
          <table:table-cell office:value-type="float" office:value="111.983013322066" calcext:value-type="float">
            <text:p>111.983013322066</text:p>
          </table:table-cell>
          <table:table-cell office:value-type="float" office:value="8.85361035664875" calcext:value-type="float">
            <text:p>8.85361035664875</text:p>
          </table:table-cell>
          <table:table-cell office:value-type="string" calcext:value-type="string">
            <text:p>CH4O4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methyl sulf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928" calcext:value-type="float">
            <text:p>213928</text:p>
          </table:table-cell>
          <table:table-cell office:value-type="float" office:value="0.911065608584516" calcext:value-type="float">
            <text:p>0.911065608584516</text:p>
          </table:table-cell>
          <table:table-cell office:value-type="float" office:value="0.761709281849765" calcext:value-type="float">
            <text:p>0.761709281849765</text:p>
          </table:table-cell>
          <table:table-cell office:value-type="float" office:value="0.705810462930066" calcext:value-type="float">
            <text:p>0.705810462930066</text:p>
          </table:table-cell>
          <table:table-cell office:value-type="float" office:value="1" calcext:value-type="float">
            <text:p>1</text:p>
          </table:table-cell>
          <table:table-cell office:value-type="float" office:value="0.561312687701305" calcext:value-type="float">
            <text:p>0.561312687701305</text:p>
          </table:table-cell>
          <table:table-cell office:value-type="float" office:value="0.182823980949336" calcext:value-type="float">
            <text:p>0.182823980949336</text:p>
          </table:table-cell>
          <table:table-cell office:value-type="float" office:value="0.150181104426895" calcext:value-type="float">
            <text:p>0.150181104426895</text:p>
          </table:table-cell>
          <table:table-cell office:value-type="float" office:value="1" calcext:value-type="float">
            <text:p>1</text:p>
          </table:table-cell>
          <table:table-cell office:value-type="float" office:value="159202.26171875" calcext:value-type="float">
            <text:p>159202.26171875</text:p>
          </table:table-cell>
          <table:table-cell office:value-type="float" office:value="133103.3015625" calcext:value-type="float">
            <text:p>133103.3015625</text:p>
          </table:table-cell>
          <table:table-cell office:value-type="float" office:value="123335.37890625" calcext:value-type="float">
            <text:p>123335.37890625</text:p>
          </table:table-cell>
          <table:table-cell office:value-type="float" office:value="174742.916666667" calcext:value-type="float">
            <text:p>174742.916666667</text:p>
          </table:table-cell>
          <table:table-cell office:value-type="float" office:value="27177.9528060089" calcext:value-type="float">
            <text:p>27177.9528060089</text:p>
          </table:table-cell>
          <table:table-cell office:value-type="float" office:value="38932.4038804775" calcext:value-type="float">
            <text:p>38932.4038804775</text:p>
          </table:table-cell>
          <table:table-cell office:value-type="float" office:value="44826.8593193254" calcext:value-type="float">
            <text:p>44826.8593193254</text:p>
          </table:table-cell>
          <table:table-cell office:value-type="float" office:value="35089.5806353069" calcext:value-type="float">
            <text:p>35089.5806353069</text:p>
          </table:table-cell>
          <table:table-cell office:value-type="float" office:value="0.170713358670884" calcext:value-type="float">
            <text:p>0.170713358670884</text:p>
          </table:table-cell>
          <table:table-cell office:value-type="float" office:value="0.29249765725906" calcext:value-type="float">
            <text:p>0.29249765725906</text:p>
          </table:table-cell>
          <table:table-cell office:value-type="float" office:value="0.363454993342983" calcext:value-type="float">
            <text:p>0.363454993342983</text:p>
          </table:table-cell>
          <table:table-cell office:value-type="float" office:value="0.200806884219762" calcext:value-type="float">
            <text:p>0.200806884219762</text:p>
          </table:table-cell>
          <table:table-cell office:value-type="float" office:value="0.122599893505926" calcext:value-type="float">
            <text:p>0.122599893505926</text:p>
          </table:table-cell>
          <table:table-cell office:value-type="float" office:value="0.631179747533515" calcext:value-type="float">
            <text:p>0.631179747533515</text:p>
          </table:table-cell>
          <table:table-cell office:value-type="float" office:value="0.815476208212155" calcext:value-type="float">
            <text:p>0.815476208212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425</text:p>
          </table:table-cell>
          <table:table-cell table:number-columns-repeated="990"/>
        </table:table-row>
        <table:table-row table:style-name="ro2">
          <table:table-cell office:value-type="float" office:value="147.089504197279" calcext:value-type="float">
            <text:p>147.089504197279</text:p>
          </table:table-cell>
          <table:table-cell office:value-type="float" office:value="11.5843903435601" calcext:value-type="float">
            <text:p>11.5843903435601</text:p>
          </table:table-cell>
          <table:table-cell office:value-type="string" calcext:value-type="string">
            <text:p>C6H13N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hydroxyisoleuci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taustralin biosynthesis __ superpathway of linamarin and lotaustralin biosynthesis</text:p>
          </table:table-cell>
          <table:table-cell office:value-type="float" office:value="247797" calcext:value-type="float">
            <text:p>247797</text:p>
          </table:table-cell>
          <table:table-cell office:value-type="float" office:value="0.722336961767136" calcext:value-type="float">
            <text:p>0.722336961767136</text:p>
          </table:table-cell>
          <table:table-cell office:value-type="float" office:value="0.618709369311644" calcext:value-type="float">
            <text:p>0.618709369311644</text:p>
          </table:table-cell>
          <table:table-cell office:value-type="float" office:value="0.700718872244808" calcext:value-type="float">
            <text:p>0.700718872244808</text:p>
          </table:table-cell>
          <table:table-cell office:value-type="float" office:value="1" calcext:value-type="float">
            <text:p>1</text:p>
          </table:table-cell>
          <table:table-cell office:value-type="float" office:value="0.314665144622072" calcext:value-type="float">
            <text:p>0.314665144622072</text:p>
          </table:table-cell>
          <table:table-cell office:value-type="float" office:value="0.208781197632026" calcext:value-type="float">
            <text:p>0.208781197632026</text:p>
          </table:table-cell>
          <table:table-cell office:value-type="float" office:value="0.285662081237252" calcext:value-type="float">
            <text:p>0.285662081237252</text:p>
          </table:table-cell>
          <table:table-cell office:value-type="float" office:value="1" calcext:value-type="float">
            <text:p>1</text:p>
          </table:table-cell>
          <table:table-cell office:value-type="float" office:value="126919.05859375" calcext:value-type="float">
            <text:p>126919.05859375</text:p>
          </table:table-cell>
          <table:table-cell office:value-type="float" office:value="108711.0515625" calcext:value-type="float">
            <text:p>108711.0515625</text:p>
          </table:table-cell>
          <table:table-cell office:value-type="float" office:value="123120.626953125" calcext:value-type="float">
            <text:p>123120.626953125</text:p>
          </table:table-cell>
          <table:table-cell office:value-type="float" office:value="175706.166666667" calcext:value-type="float">
            <text:p>175706.166666667</text:p>
          </table:table-cell>
          <table:table-cell office:value-type="float" office:value="4689.42172795308" calcext:value-type="float">
            <text:p>4689.42172795308</text:p>
          </table:table-cell>
          <table:table-cell office:value-type="float" office:value="5585.94223184786" calcext:value-type="float">
            <text:p>5585.94223184786</text:p>
          </table:table-cell>
          <table:table-cell office:value-type="float" office:value="18599.9973028413" calcext:value-type="float">
            <text:p>18599.9973028413</text:p>
          </table:table-cell>
          <table:table-cell office:value-type="float" office:value="63520.2201050649" calcext:value-type="float">
            <text:p>63520.2201050649</text:p>
          </table:table-cell>
          <table:table-cell office:value-type="float" office:value="0.0369481288303852" calcext:value-type="float">
            <text:p>0.036948128830385</text:p>
          </table:table-cell>
          <table:table-cell office:value-type="float" office:value="0.0513833888235034" calcext:value-type="float">
            <text:p>0.051383388823503</text:p>
          </table:table-cell>
          <table:table-cell office:value-type="float" office:value="0.151071333562351" calcext:value-type="float">
            <text:p>0.151071333562351</text:p>
          </table:table-cell>
          <table:table-cell office:value-type="float" office:value="0.361513891686963" calcext:value-type="float">
            <text:p>0.361513891686963</text:p>
          </table:table-cell>
          <table:table-cell office:value-type="float" office:value="0.586712830607694" calcext:value-type="float">
            <text:p>0.586712830607694</text:p>
          </table:table-cell>
          <table:table-cell office:value-type="float" office:value="1.10386673440436" calcext:value-type="float">
            <text:p>1.10386673440436</text:p>
          </table:table-cell>
          <table:table-cell office:value-type="float" office:value="0.631220943328319" calcext:value-type="float">
            <text:p>0.631220943328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03</text:p>
          </table:table-cell>
          <table:table-cell table:number-columns-repeated="990"/>
        </table:table-row>
        <table:table-row table:style-name="ro2">
          <table:table-cell office:value-type="float" office:value="285.193898873181" calcext:value-type="float">
            <text:p>285.193898873181</text:p>
          </table:table-cell>
          <table:table-cell office:value-type="float" office:value="7.38875417073567" calcext:value-type="float">
            <text:p>7.38875417073567</text:p>
          </table:table-cell>
          <table:table-cell office:value-type="string" calcext:value-type="string">
            <text:p>C15H27N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Octenoyl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07" calcext:value-type="float">
            <text:p>206807</text:p>
          </table:table-cell>
          <table:table-cell office:value-type="float" office:value="0.916728943481331" calcext:value-type="float">
            <text:p>0.916728943481331</text:p>
          </table:table-cell>
          <table:table-cell office:value-type="float" office:value="0.565285806668634" calcext:value-type="float">
            <text:p>0.565285806668634</text:p>
          </table:table-cell>
          <table:table-cell office:value-type="float" office:value="0.700286485741099" calcext:value-type="float">
            <text:p>0.700286485741099</text:p>
          </table:table-cell>
          <table:table-cell office:value-type="float" office:value="1" calcext:value-type="float">
            <text:p>1</text:p>
          </table:table-cell>
          <table:table-cell office:value-type="float" office:value="0.576924620886053" calcext:value-type="float">
            <text:p>0.576924620886053</text:p>
          </table:table-cell>
          <table:table-cell office:value-type="float" office:value="0.0274011618846627" calcext:value-type="float">
            <text:p>0.027401161884663</text:p>
          </table:table-cell>
          <table:table-cell office:value-type="float" office:value="0.127644282633639" calcext:value-type="float">
            <text:p>0.127644282633639</text:p>
          </table:table-cell>
          <table:table-cell office:value-type="float" office:value="1" calcext:value-type="float">
            <text:p>1</text:p>
          </table:table-cell>
          <table:table-cell office:value-type="float" office:value="160520.130859375" calcext:value-type="float">
            <text:p>160520.130859375</text:p>
          </table:table-cell>
          <table:table-cell office:value-type="float" office:value="98982.0953125" calcext:value-type="float">
            <text:p>98982.0953125</text:p>
          </table:table-cell>
          <table:table-cell office:value-type="float" office:value="122620.845703125" calcext:value-type="float">
            <text:p>122620.845703125</text:p>
          </table:table-cell>
          <table:table-cell office:value-type="float" office:value="175100.973958333" calcext:value-type="float">
            <text:p>175100.973958333</text:p>
          </table:table-cell>
          <table:table-cell office:value-type="float" office:value="32661.4365830537" calcext:value-type="float">
            <text:p>32661.4365830537</text:p>
          </table:table-cell>
          <table:table-cell office:value-type="float" office:value="25397.862961427" calcext:value-type="float">
            <text:p>25397.862961427</text:p>
          </table:table-cell>
          <table:table-cell office:value-type="float" office:value="44870.7798546967" calcext:value-type="float">
            <text:p>44870.7798546967</text:p>
          </table:table-cell>
          <table:table-cell office:value-type="float" office:value="31167.2800201992" calcext:value-type="float">
            <text:p>31167.2800201992</text:p>
          </table:table-cell>
          <table:table-cell office:value-type="float" office:value="0.203472526518602" calcext:value-type="float">
            <text:p>0.203472526518602</text:p>
          </table:table-cell>
          <table:table-cell office:value-type="float" office:value="0.256590476098152" calcext:value-type="float">
            <text:p>0.256590476098152</text:p>
          </table:table-cell>
          <table:table-cell office:value-type="float" office:value="0.365931091058795" calcext:value-type="float">
            <text:p>0.365931091058795</text:p>
          </table:table-cell>
          <table:table-cell office:value-type="float" office:value="0.177996040316804" calcext:value-type="float">
            <text:p>0.177996040316804</text:p>
          </table:table-cell>
          <table:table-cell office:value-type="float" office:value="0.104309803581924" calcext:value-type="float">
            <text:p>0.104309803581924</text:p>
          </table:table-cell>
          <table:table-cell office:value-type="float" office:value="3.58444793579926" calcext:value-type="float">
            <text:p>3.58444793579926</text:p>
          </table:table-cell>
          <table:table-cell office:value-type="float" office:value="0.922734042146398" calcext:value-type="float">
            <text:p>0.922734042146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20</text:p>
          </table:table-cell>
          <table:table-cell table:number-columns-repeated="990"/>
        </table:table-row>
        <table:table-row table:style-name="ro2">
          <table:table-cell office:value-type="float" office:value="160.073616102725" calcext:value-type="float">
            <text:p>160.073616102725</text:p>
          </table:table-cell>
          <table:table-cell office:value-type="float" office:value="7.37606319851345" calcext:value-type="float">
            <text:p>7.37606319851345</text:p>
          </table:table-cell>
          <table:table-cell office:value-type="string" calcext:value-type="string">
            <text:p>C7H12O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-Methyladipicaci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564" calcext:value-type="float">
            <text:p>176564</text:p>
          </table:table-cell>
          <table:table-cell office:value-type="float" office:value="0.690745189517487" calcext:value-type="float">
            <text:p>0.690745189517487</text:p>
          </table:table-cell>
          <table:table-cell office:value-type="float" office:value="0.699897747515459" calcext:value-type="float">
            <text:p>0.699897747515459</text:p>
          </table:table-cell>
          <table:table-cell office:value-type="float" office:value="0.696180073491846" calcext:value-type="float">
            <text:p>0.696180073491846</text:p>
          </table:table-cell>
          <table:table-cell office:value-type="float" office:value="1" calcext:value-type="float">
            <text:p>1</text:p>
          </table:table-cell>
          <table:table-cell office:value-type="float" office:value="0.122869131434597" calcext:value-type="float">
            <text:p>0.122869131434597</text:p>
          </table:table-cell>
          <table:table-cell office:value-type="float" office:value="0.112387093314197" calcext:value-type="float">
            <text:p>0.112387093314197</text:p>
          </table:table-cell>
          <table:table-cell office:value-type="float" office:value="0.113122251592097" calcext:value-type="float">
            <text:p>0.113122251592097</text:p>
          </table:table-cell>
          <table:table-cell office:value-type="float" office:value="1" calcext:value-type="float">
            <text:p>1</text:p>
          </table:table-cell>
          <table:table-cell office:value-type="float" office:value="99337.947265625" calcext:value-type="float">
            <text:p>99337.947265625</text:p>
          </table:table-cell>
          <table:table-cell office:value-type="float" office:value="100654.2015625" calcext:value-type="float">
            <text:p>100654.2015625</text:p>
          </table:table-cell>
          <table:table-cell office:value-type="float" office:value="100119.552734375" calcext:value-type="float">
            <text:p>100119.552734375</text:p>
          </table:table-cell>
          <table:table-cell office:value-type="float" office:value="143812.723958333" calcext:value-type="float">
            <text:p>143812.723958333</text:p>
          </table:table-cell>
          <table:table-cell office:value-type="float" office:value="5458.87439770471" calcext:value-type="float">
            <text:p>5458.87439770471</text:p>
          </table:table-cell>
          <table:table-cell office:value-type="float" office:value="22499.7634213124" calcext:value-type="float">
            <text:p>22499.7634213124</text:p>
          </table:table-cell>
          <table:table-cell office:value-type="float" office:value="15618.3654024738" calcext:value-type="float">
            <text:p>15618.3654024738</text:p>
          </table:table-cell>
          <table:table-cell office:value-type="float" office:value="30305.4021750622" calcext:value-type="float">
            <text:p>30305.4021750622</text:p>
          </table:table-cell>
          <table:table-cell office:value-type="float" office:value="0.054952558895826" calcext:value-type="float">
            <text:p>0.054952558895826</text:p>
          </table:table-cell>
          <table:table-cell office:value-type="float" office:value="0.223535263029645" calcext:value-type="float">
            <text:p>0.223535263029645</text:p>
          </table:table-cell>
          <table:table-cell office:value-type="float" office:value="0.155997155160196" calcext:value-type="float">
            <text:p>0.155997155160196</text:p>
          </table:table-cell>
          <table:table-cell office:value-type="float" office:value="0.210728239761612" calcext:value-type="float">
            <text:p>0.210728239761612</text:p>
          </table:table-cell>
          <table:table-cell office:value-type="float" office:value="2.08602710707684" calcext:value-type="float">
            <text:p>2.08602710707684</text:p>
          </table:table-cell>
          <table:table-cell office:value-type="float" office:value="1.30744338862319" calcext:value-type="float">
            <text:p>1.30744338862319</text:p>
          </table:table-cell>
          <table:table-cell office:value-type="float" office:value="1.64244160374135" calcext:value-type="float">
            <text:p>1.64244160374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83</text:p>
          </table:table-cell>
          <table:table-cell table:number-columns-repeated="990"/>
        </table:table-row>
        <table:table-row table:style-name="ro2">
          <table:table-cell office:value-type="float" office:value="311.209630874718" calcext:value-type="float">
            <text:p>311.209630874718</text:p>
          </table:table-cell>
          <table:table-cell office:value-type="float" office:value="3.68153542412652" calcext:value-type="float">
            <text:p>3.68153542412652</text:p>
          </table:table-cell>
          <table:table-cell office:value-type="string" calcext:value-type="string">
            <text:p>C17H29N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trans,4-cis-Decadienoyl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170" calcext:value-type="float">
            <text:p>126170</text:p>
          </table:table-cell>
          <table:table-cell office:value-type="float" office:value="1.03546525036433" calcext:value-type="float">
            <text:p>1.03546525036433</text:p>
          </table:table-cell>
          <table:table-cell office:value-type="float" office:value="0.841288184200399" calcext:value-type="float">
            <text:p>0.841288184200399</text:p>
          </table:table-cell>
          <table:table-cell office:value-type="float" office:value="0.692928650290447" calcext:value-type="float">
            <text:p>0.692928650290447</text:p>
          </table:table-cell>
          <table:table-cell office:value-type="float" office:value="1" calcext:value-type="float">
            <text:p>1</text:p>
          </table:table-cell>
          <table:table-cell office:value-type="float" office:value="0.889034492903224" calcext:value-type="float">
            <text:p>0.889034492903224</text:p>
          </table:table-cell>
          <table:table-cell office:value-type="float" office:value="0.609100312821612" calcext:value-type="float">
            <text:p>0.609100312821612</text:p>
          </table:table-cell>
          <table:table-cell office:value-type="float" office:value="0.194358439936031" calcext:value-type="float">
            <text:p>0.194358439936031</text:p>
          </table:table-cell>
          <table:table-cell office:value-type="float" office:value="1" calcext:value-type="float">
            <text:p>1</text:p>
          </table:table-cell>
          <table:table-cell office:value-type="float" office:value="27958.8830566406" calcext:value-type="float">
            <text:p>27958.8830566406</text:p>
          </table:table-cell>
          <table:table-cell office:value-type="float" office:value="22715.8544921875" calcext:value-type="float">
            <text:p>22715.8544921875</text:p>
          </table:table-cell>
          <table:table-cell office:value-type="float" office:value="18709.9577636719" calcext:value-type="float">
            <text:p>18709.9577636719</text:p>
          </table:table-cell>
          <table:table-cell office:value-type="float" office:value="27001.2760416667" calcext:value-type="float">
            <text:p>27001.2760416667</text:p>
          </table:table-cell>
          <table:table-cell office:value-type="float" office:value="10068.1583998051" calcext:value-type="float">
            <text:p>10068.1583998051</text:p>
          </table:table-cell>
          <table:table-cell office:value-type="float" office:value="15135.7264661897" calcext:value-type="float">
            <text:p>15135.7264661897</text:p>
          </table:table-cell>
          <table:table-cell office:value-type="float" office:value="6941.35685279458" calcext:value-type="float">
            <text:p>6941.35685279458</text:p>
          </table:table-cell>
          <table:table-cell office:value-type="float" office:value="7186.8601559813" calcext:value-type="float">
            <text:p>7186.8601559813</text:p>
          </table:table-cell>
          <table:table-cell office:value-type="float" office:value="0.36010588761391" calcext:value-type="float">
            <text:p>0.36010588761391</text:p>
          </table:table-cell>
          <table:table-cell office:value-type="float" office:value="0.666306718569411" calcext:value-type="float">
            <text:p>0.666306718569411</text:p>
          </table:table-cell>
          <table:table-cell office:value-type="float" office:value="0.370997996920776" calcext:value-type="float">
            <text:p>0.370997996920776</text:p>
          </table:table-cell>
          <table:table-cell office:value-type="float" office:value="0.266167426490918" calcext:value-type="float">
            <text:p>0.266167426490918</text:p>
          </table:table-cell>
          <table:table-cell office:value-type="float" office:value="0.00599280193112186" calcext:value-type="float">
            <text:p>0.005992801931122</text:p>
          </table:table-cell>
          <table:table-cell office:value-type="float" office:value="0.0654155482731075" calcext:value-type="float">
            <text:p>0.065415548273108</text:p>
          </table:table-cell>
          <table:table-cell office:value-type="float" office:value="0.688606849164925" calcext:value-type="float">
            <text:p>0.688606849164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15</text:p>
          </table:table-cell>
          <table:table-cell table:number-columns-repeated="990"/>
        </table:table-row>
        <table:table-row table:style-name="ro2">
          <table:table-cell office:value-type="float" office:value="428.365660340725" calcext:value-type="float">
            <text:p>428.365660340725</text:p>
          </table:table-cell>
          <table:table-cell office:value-type="float" office:value="3.6067250061035" calcext:value-type="float">
            <text:p>3.6067250061035</text:p>
          </table:table-cell>
          <table:table-cell office:value-type="string" calcext:value-type="string">
            <text:p>C29H48O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24R,24'R)-Fucosterol epoxi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8830" calcext:value-type="float">
            <text:p>1468830</text:p>
          </table:table-cell>
          <table:table-cell office:value-type="float" office:value="0.808271803451195" calcext:value-type="float">
            <text:p>0.808271803451195</text:p>
          </table:table-cell>
          <table:table-cell office:value-type="float" office:value="0.45214950922589" calcext:value-type="float">
            <text:p>0.45214950922589</text:p>
          </table:table-cell>
          <table:table-cell office:value-type="float" office:value="0.691637015866025" calcext:value-type="float">
            <text:p>0.691637015866025</text:p>
          </table:table-cell>
          <table:table-cell office:value-type="float" office:value="1" calcext:value-type="float">
            <text:p>1</text:p>
          </table:table-cell>
          <table:table-cell office:value-type="float" office:value="0.0696978006169215" calcext:value-type="float">
            <text:p>0.069697800616922</text:p>
          </table:table-cell>
          <table:table-cell office:value-type="float" office:value="0.00105577951666377" calcext:value-type="float">
            <text:p>0.001055779516664</text:p>
          </table:table-cell>
          <table:table-cell office:value-type="float" office:value="0.0170214287889574" calcext:value-type="float">
            <text:p>0.017021428788957</text:p>
          </table:table-cell>
          <table:table-cell office:value-type="float" office:value="1" calcext:value-type="float">
            <text:p>1</text:p>
          </table:table-cell>
          <table:table-cell office:value-type="float" office:value="1064017.859375" calcext:value-type="float">
            <text:p>1064017.859375</text:p>
          </table:table-cell>
          <table:table-cell office:value-type="float" office:value="595214.56875" calcext:value-type="float">
            <text:p>595214.56875</text:p>
          </table:table-cell>
          <table:table-cell office:value-type="float" office:value="910478.546875" calcext:value-type="float">
            <text:p>910478.546875</text:p>
          </table:table-cell>
          <table:table-cell office:value-type="float" office:value="1316410.95833333" calcext:value-type="float">
            <text:p>1316410.95833333</text:p>
          </table:table-cell>
          <table:table-cell office:value-type="float" office:value="144100.132178136" calcext:value-type="float">
            <text:p>144100.132178136</text:p>
          </table:table-cell>
          <table:table-cell office:value-type="float" office:value="183086.710807905" calcext:value-type="float">
            <text:p>183086.710807905</text:p>
          </table:table-cell>
          <table:table-cell office:value-type="float" office:value="93131.3025208783" calcext:value-type="float">
            <text:p>93131.3025208783</text:p>
          </table:table-cell>
          <table:table-cell office:value-type="float" office:value="137263.753075303" calcext:value-type="float">
            <text:p>137263.753075303</text:p>
          </table:table-cell>
          <table:table-cell office:value-type="float" office:value="0.135430181841853" calcext:value-type="float">
            <text:p>0.135430181841853</text:p>
          </table:table-cell>
          <table:table-cell office:value-type="float" office:value="0.307597831807783" calcext:value-type="float">
            <text:p>0.307597831807783</text:p>
          </table:table-cell>
          <table:table-cell office:value-type="float" office:value="0.102288299752399" calcext:value-type="float">
            <text:p>0.102288299752399</text:p>
          </table:table-cell>
          <table:table-cell office:value-type="float" office:value="0.10427120209413" calcext:value-type="float">
            <text:p>0.10427120209413</text:p>
          </table:table-cell>
          <table:table-cell office:value-type="float" office:value="1.60839209305474" calcext:value-type="float">
            <text:p>1.60839209305474</text:p>
          </table:table-cell>
          <table:table-cell office:value-type="float" office:value="9.93322298552652" calcext:value-type="float">
            <text:p>9.93322298552652</text:p>
          </table:table-cell>
          <table:table-cell office:value-type="float" office:value="5.98882266687919" calcext:value-type="float">
            <text:p>5.98882266687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20</text:p>
          </table:table-cell>
          <table:table-cell table:number-columns-repeated="990"/>
        </table:table-row>
        <table:table-row table:style-name="ro2">
          <table:table-cell office:value-type="float" office:value="278.151789265546" calcext:value-type="float">
            <text:p>278.151789265546</text:p>
          </table:table-cell>
          <table:table-cell office:value-type="float" office:value="3.79713751475015" calcext:value-type="float">
            <text:p>3.79713751475015</text:p>
          </table:table-cell>
          <table:table-cell office:value-type="string" calcext:value-type="string">
            <text:p>C16H22O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-Ethylhexyl phthal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7323" calcext:value-type="float">
            <text:p>1417323</text:p>
          </table:table-cell>
          <table:table-cell office:value-type="float" office:value="0.847935142757006" calcext:value-type="float">
            <text:p>0.847935142757006</text:p>
          </table:table-cell>
          <table:table-cell office:value-type="float" office:value="0.731880423380886" calcext:value-type="float">
            <text:p>0.731880423380886</text:p>
          </table:table-cell>
          <table:table-cell office:value-type="float" office:value="0.669411675892742" calcext:value-type="float">
            <text:p>0.669411675892742</text:p>
          </table:table-cell>
          <table:table-cell office:value-type="float" office:value="1" calcext:value-type="float">
            <text:p>1</text:p>
          </table:table-cell>
          <table:table-cell office:value-type="float" office:value="0.46171977077065" calcext:value-type="float">
            <text:p>0.46171977077065</text:p>
          </table:table-cell>
          <table:table-cell office:value-type="float" office:value="0.11362229962694" calcext:value-type="float">
            <text:p>0.11362229962694</text:p>
          </table:table-cell>
          <table:table-cell office:value-type="float" office:value="0.114809474522151" calcext:value-type="float">
            <text:p>0.114809474522151</text:p>
          </table:table-cell>
          <table:table-cell office:value-type="float" office:value="1" calcext:value-type="float">
            <text:p>1</text:p>
          </table:table-cell>
          <table:table-cell office:value-type="float" office:value="684377.0390625" calcext:value-type="float">
            <text:p>684377.0390625</text:p>
          </table:table-cell>
          <table:table-cell office:value-type="float" office:value="590708.1" calcext:value-type="float">
            <text:p>590708.1</text:p>
          </table:table-cell>
          <table:table-cell office:value-type="float" office:value="540288.94140625" calcext:value-type="float">
            <text:p>540288.94140625</text:p>
          </table:table-cell>
          <table:table-cell office:value-type="float" office:value="807110.125" calcext:value-type="float">
            <text:p>807110.125</text:p>
          </table:table-cell>
          <table:table-cell office:value-type="float" office:value="252324.346000201" calcext:value-type="float">
            <text:p>252324.346000201</text:p>
          </table:table-cell>
          <table:table-cell office:value-type="float" office:value="131479.457065282" calcext:value-type="float">
            <text:p>131479.457065282</text:p>
          </table:table-cell>
          <table:table-cell office:value-type="float" office:value="217707.386409181" calcext:value-type="float">
            <text:p>217707.386409181</text:p>
          </table:table-cell>
          <table:table-cell office:value-type="float" office:value="152224.538908041" calcext:value-type="float">
            <text:p>152224.538908041</text:p>
          </table:table-cell>
          <table:table-cell office:value-type="float" office:value="0.36869200981063" calcext:value-type="float">
            <text:p>0.36869200981063</text:p>
          </table:table-cell>
          <table:table-cell office:value-type="float" office:value="0.222579404388194" calcext:value-type="float">
            <text:p>0.222579404388194</text:p>
          </table:table-cell>
          <table:table-cell office:value-type="float" office:value="0.402946219558998" calcext:value-type="float">
            <text:p>0.402946219558998</text:p>
          </table:table-cell>
          <table:table-cell office:value-type="float" office:value="0.188604422361869" calcext:value-type="float">
            <text:p>0.188604422361869</text:p>
          </table:table-cell>
          <table:table-cell office:value-type="float" office:value="0.17346188608765" calcext:value-type="float">
            <text:p>0.17346188608765</text:p>
          </table:table-cell>
          <table:table-cell office:value-type="float" office:value="1.15745949452747" calcext:value-type="float">
            <text:p>1.15745949452747</text:p>
          </table:table-cell>
          <table:table-cell office:value-type="float" office:value="1.00885274408532" calcext:value-type="float">
            <text:p>1.00885274408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49</text:p>
          </table:table-cell>
          <table:table-cell table:number-columns-repeated="990"/>
        </table:table-row>
        <table:table-row table:style-name="ro2">
          <table:table-cell office:value-type="float" office:value="129.057897322511" calcext:value-type="float">
            <text:p>129.057897322511</text:p>
          </table:table-cell>
          <table:table-cell office:value-type="float" office:value="8.18732503255208" calcext:value-type="float">
            <text:p>8.18732503255208</text:p>
          </table:table-cell>
          <table:table-cell office:value-type="string" calcext:value-type="string">
            <text:p>C9H7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oquinol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504" calcext:value-type="float">
            <text:p>418504</text:p>
          </table:table-cell>
          <table:table-cell office:value-type="float" office:value="0.758568637093687" calcext:value-type="float">
            <text:p>0.758568637093687</text:p>
          </table:table-cell>
          <table:table-cell office:value-type="float" office:value="0.638559274554464" calcext:value-type="float">
            <text:p>0.638559274554464</text:p>
          </table:table-cell>
          <table:table-cell office:value-type="float" office:value="0.656684397339119" calcext:value-type="float">
            <text:p>0.656684397339119</text:p>
          </table:table-cell>
          <table:table-cell office:value-type="float" office:value="1" calcext:value-type="float">
            <text:p>1</text:p>
          </table:table-cell>
          <table:table-cell office:value-type="float" office:value="0.222569090283637" calcext:value-type="float">
            <text:p>0.222569090283637</text:p>
          </table:table-cell>
          <table:table-cell office:value-type="float" office:value="0.0988009195065207" calcext:value-type="float">
            <text:p>0.098800919506521</text:p>
          </table:table-cell>
          <table:table-cell office:value-type="float" office:value="0.118290114148087" calcext:value-type="float">
            <text:p>0.118290114148087</text:p>
          </table:table-cell>
          <table:table-cell office:value-type="float" office:value="1" calcext:value-type="float">
            <text:p>1</text:p>
          </table:table-cell>
          <table:table-cell office:value-type="float" office:value="259509.90234375" calcext:value-type="float">
            <text:p>259509.90234375</text:p>
          </table:table-cell>
          <table:table-cell office:value-type="float" office:value="218454.134375" calcext:value-type="float">
            <text:p>218454.134375</text:p>
          </table:table-cell>
          <table:table-cell office:value-type="float" office:value="224654.82421875" calcext:value-type="float">
            <text:p>224654.82421875</text:p>
          </table:table-cell>
          <table:table-cell office:value-type="float" office:value="342104.708333333" calcext:value-type="float">
            <text:p>342104.708333333</text:p>
          </table:table-cell>
          <table:table-cell office:value-type="float" office:value="60389.4724502505" calcext:value-type="float">
            <text:p>60389.4724502505</text:p>
          </table:table-cell>
          <table:table-cell office:value-type="float" office:value="57661.0749567234" calcext:value-type="float">
            <text:p>57661.0749567234</text:p>
          </table:table-cell>
          <table:table-cell office:value-type="float" office:value="73126.353071442" calcext:value-type="float">
            <text:p>73126.353071442</text:p>
          </table:table-cell>
          <table:table-cell office:value-type="float" office:value="81733.3301410964" calcext:value-type="float">
            <text:p>81733.3301410964</text:p>
          </table:table-cell>
          <table:table-cell office:value-type="float" office:value="0.232705850161578" calcext:value-type="float">
            <text:p>0.232705850161578</text:p>
          </table:table-cell>
          <table:table-cell office:value-type="float" office:value="0.263950486090329" calcext:value-type="float">
            <text:p>0.263950486090329</text:p>
          </table:table-cell>
          <table:table-cell office:value-type="float" office:value="0.325505376195428" calcext:value-type="float">
            <text:p>0.325505376195428</text:p>
          </table:table-cell>
          <table:table-cell office:value-type="float" office:value="0.238913198649867" calcext:value-type="float">
            <text:p>0.238913198649867</text:p>
          </table:table-cell>
          <table:table-cell office:value-type="float" office:value="0.660574506171768" calcext:value-type="float">
            <text:p>0.660574506171768</text:p>
          </table:table-cell>
          <table:table-cell office:value-type="float" office:value="1.52816145481919" calcext:value-type="float">
            <text:p>1.52816145481919</text:p>
          </table:table-cell>
          <table:table-cell office:value-type="float" office:value="1.14688258833891" calcext:value-type="float">
            <text:p>1.14688258833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8</text:p>
          </table:table-cell>
          <table:table-cell table:number-columns-repeated="990"/>
        </table:table-row>
        <table:table-row table:style-name="ro2">
          <table:table-cell office:value-type="float" office:value="265.08083476834" calcext:value-type="float">
            <text:p>265.08083476834</text:p>
          </table:table-cell>
          <table:table-cell office:value-type="float" office:value="9.88616429646808" calcext:value-type="float">
            <text:p>9.88616429646808</text:p>
          </table:table-cell>
          <table:table-cell office:value-type="string" calcext:value-type="string">
            <text:p>C10H11N5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'-Dehydroadenos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794" calcext:value-type="float">
            <text:p>1223794</text:p>
          </table:table-cell>
          <table:table-cell office:value-type="float" office:value="0.432487169447073" calcext:value-type="float">
            <text:p>0.432487169447073</text:p>
          </table:table-cell>
          <table:table-cell office:value-type="float" office:value="0.468803001004507" calcext:value-type="float">
            <text:p>0.468803001004507</text:p>
          </table:table-cell>
          <table:table-cell office:value-type="float" office:value="0.632066078907777" calcext:value-type="float">
            <text:p>0.632066078907777</text:p>
          </table:table-cell>
          <table:table-cell office:value-type="float" office:value="1" calcext:value-type="float">
            <text:p>1</text:p>
          </table:table-cell>
          <table:table-cell office:value-type="float" office:value="0.164748655096614" calcext:value-type="float">
            <text:p>0.164748655096614</text:p>
          </table:table-cell>
          <table:table-cell office:value-type="float" office:value="0.182791190069839" calcext:value-type="float">
            <text:p>0.182791190069839</text:p>
          </table:table-cell>
          <table:table-cell office:value-type="float" office:value="0.30925555068371" calcext:value-type="float">
            <text:p>0.30925555068371</text:p>
          </table:table-cell>
          <table:table-cell office:value-type="float" office:value="1" calcext:value-type="float">
            <text:p>1</text:p>
          </table:table-cell>
          <table:table-cell office:value-type="float" office:value="351913.5078125" calcext:value-type="float">
            <text:p>351913.5078125</text:p>
          </table:table-cell>
          <table:table-cell office:value-type="float" office:value="381463.590625" calcext:value-type="float">
            <text:p>381463.590625</text:p>
          </table:table-cell>
          <table:table-cell office:value-type="float" office:value="514310.265625" calcext:value-type="float">
            <text:p>514310.265625</text:p>
          </table:table-cell>
          <table:table-cell office:value-type="float" office:value="813696.989583333" calcext:value-type="float">
            <text:p>813696.989583333</text:p>
          </table:table-cell>
          <table:table-cell office:value-type="float" office:value="131187.178709464" calcext:value-type="float">
            <text:p>131187.178709464</text:p>
          </table:table-cell>
          <table:table-cell office:value-type="float" office:value="153845.189641089" calcext:value-type="float">
            <text:p>153845.189641089</text:p>
          </table:table-cell>
          <table:table-cell office:value-type="float" office:value="168399.000960838" calcext:value-type="float">
            <text:p>168399.000960838</text:p>
          </table:table-cell>
          <table:table-cell office:value-type="float" office:value="384501.946313934" calcext:value-type="float">
            <text:p>384501.946313934</text:p>
          </table:table-cell>
          <table:table-cell office:value-type="float" office:value="0.372782447382955" calcext:value-type="float">
            <text:p>0.372782447382955</text:p>
          </table:table-cell>
          <table:table-cell office:value-type="float" office:value="0.403302421048953" calcext:value-type="float">
            <text:p>0.403302421048953</text:p>
          </table:table-cell>
          <table:table-cell office:value-type="float" office:value="0.327426870930131" calcext:value-type="float">
            <text:p>0.327426870930131</text:p>
          </table:table-cell>
          <table:table-cell office:value-type="float" office:value="0.472537014682609" calcext:value-type="float">
            <text:p>0.472537014682609</text:p>
          </table:table-cell>
          <table:table-cell office:value-type="float" office:value="1.29198200121039" calcext:value-type="float">
            <text:p>1.29198200121039</text:p>
          </table:table-cell>
          <table:table-cell office:value-type="float" office:value="1.08929866552453" calcext:value-type="float">
            <text:p>1.08929866552453</text:p>
          </table:table-cell>
          <table:table-cell office:value-type="float" office:value="0.50869708070028" calcext:value-type="float">
            <text:p>0.5086970807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509</text:p>
          </table:table-cell>
          <table:table-cell table:number-columns-repeated="990"/>
        </table:table-row>
        <table:table-row table:style-name="ro2">
          <table:table-cell office:value-type="float" office:value="207.126121406648" calcext:value-type="float">
            <text:p>207.126121406648</text:p>
          </table:table-cell>
          <table:table-cell office:value-type="float" office:value="7.57128471798367" calcext:value-type="float">
            <text:p>7.57128471798367</text:p>
          </table:table-cell>
          <table:table-cell office:value-type="string" calcext:value-type="string">
            <text:p>C12H17N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(Dimethylamino)propyl benzo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267" calcext:value-type="float">
            <text:p>120267</text:p>
          </table:table-cell>
          <table:table-cell office:value-type="float" office:value="0.665314400313431" calcext:value-type="float">
            <text:p>0.665314400313431</text:p>
          </table:table-cell>
          <table:table-cell office:value-type="float" office:value="0.672402334172451" calcext:value-type="float">
            <text:p>0.672402334172451</text:p>
          </table:table-cell>
          <table:table-cell office:value-type="float" office:value="0.629084768652429" calcext:value-type="float">
            <text:p>0.629084768652429</text:p>
          </table:table-cell>
          <table:table-cell office:value-type="float" office:value="1" calcext:value-type="float">
            <text:p>1</text:p>
          </table:table-cell>
          <table:table-cell office:value-type="float" office:value="0.0456311320624413" calcext:value-type="float">
            <text:p>0.045631132062441</text:p>
          </table:table-cell>
          <table:table-cell office:value-type="float" office:value="0.133589306366549" calcext:value-type="float">
            <text:p>0.133589306366549</text:p>
          </table:table-cell>
          <table:table-cell office:value-type="float" office:value="0.0679178599628958" calcext:value-type="float">
            <text:p>0.067917859962896</text:p>
          </table:table-cell>
          <table:table-cell office:value-type="float" office:value="1" calcext:value-type="float">
            <text:p>1</text:p>
          </table:table-cell>
          <table:table-cell office:value-type="float" office:value="62743.0185546875" calcext:value-type="float">
            <text:p>62743.0185546875</text:p>
          </table:table-cell>
          <table:table-cell office:value-type="float" office:value="63411.451953125" calcext:value-type="float">
            <text:p>63411.451953125</text:p>
          </table:table-cell>
          <table:table-cell office:value-type="float" office:value="59326.353515625" calcext:value-type="float">
            <text:p>59326.353515625</text:p>
          </table:table-cell>
          <table:table-cell office:value-type="float" office:value="94305.8177083333" calcext:value-type="float">
            <text:p>94305.8177083333</text:p>
          </table:table-cell>
          <table:table-cell office:value-type="float" office:value="19715.1567206004" calcext:value-type="float">
            <text:p>19715.1567206004</text:p>
          </table:table-cell>
          <table:table-cell office:value-type="float" office:value="36014.1109160441" calcext:value-type="float">
            <text:p>36014.1109160441</text:p>
          </table:table-cell>
          <table:table-cell office:value-type="float" office:value="25777.0884518042" calcext:value-type="float">
            <text:p>25777.0884518042</text:p>
          </table:table-cell>
          <table:table-cell office:value-type="float" office:value="11130.1844175028" calcext:value-type="float">
            <text:p>11130.1844175028</text:p>
          </table:table-cell>
          <table:table-cell office:value-type="float" office:value="0.314220724070145" calcext:value-type="float">
            <text:p>0.314220724070145</text:p>
          </table:table-cell>
          <table:table-cell office:value-type="float" office:value="0.567943325799675" calcext:value-type="float">
            <text:p>0.567943325799675</text:p>
          </table:table-cell>
          <table:table-cell office:value-type="float" office:value="0.434496424005147" calcext:value-type="float">
            <text:p>0.434496424005147</text:p>
          </table:table-cell>
          <table:table-cell office:value-type="float" office:value="0.11802224600741" calcext:value-type="float">
            <text:p>0.11802224600741</text:p>
          </table:table-cell>
          <table:table-cell office:value-type="float" office:value="1.94356552528221" calcext:value-type="float">
            <text:p>1.94356552528221</text:p>
          </table:table-cell>
          <table:table-cell office:value-type="float" office:value="0.671731805771866" calcext:value-type="float">
            <text:p>0.671731805771866</text:p>
          </table:table-cell>
          <table:table-cell office:value-type="float" office:value="1.55207652869816" calcext:value-type="float">
            <text:p>1.55207652869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104</text:p>
          </table:table-cell>
          <table:table-cell table:number-columns-repeated="990"/>
        </table:table-row>
        <table:table-row table:style-name="ro2">
          <table:table-cell office:value-type="float" office:value="143.058247355859" calcext:value-type="float">
            <text:p>143.058247355859</text:p>
          </table:table-cell>
          <table:table-cell office:value-type="float" office:value="11.7779555850559" calcext:value-type="float">
            <text:p>11.7779555850559</text:p>
          </table:table-cell>
          <table:table-cell office:value-type="string" calcext:value-type="string">
            <text:p>C6H9N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ylacetylglyc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815236081433874" calcext:value-type="float">
            <text:p>0.815236081433874</text:p>
          </table:table-cell>
          <table:table-cell office:value-type="float" office:value="0.731737159491419" calcext:value-type="float">
            <text:p>0.731737159491419</text:p>
          </table:table-cell>
          <table:table-cell office:value-type="float" office:value="0.620353357761411" calcext:value-type="float">
            <text:p>0.620353357761411</text:p>
          </table:table-cell>
          <table:table-cell office:value-type="float" office:value="1" calcext:value-type="float">
            <text:p>1</text:p>
          </table:table-cell>
          <table:table-cell office:value-type="float" office:value="0.674404707257096" calcext:value-type="float">
            <text:p>0.674404707257096</text:p>
          </table:table-cell>
          <table:table-cell office:value-type="float" office:value="0.539530146489008" calcext:value-type="float">
            <text:p>0.539530146489008</text:p>
          </table:table-cell>
          <table:table-cell office:value-type="float" office:value="0.401507137164622" calcext:value-type="float">
            <text:p>0.401507137164622</text:p>
          </table:table-cell>
          <table:table-cell office:value-type="float" office:value="1" calcext:value-type="float">
            <text:p>1</text:p>
          </table:table-cell>
          <table:table-cell office:value-type="float" office:value="55943.6611328125" calcext:value-type="float">
            <text:p>55943.6611328125</text:p>
          </table:table-cell>
          <table:table-cell office:value-type="float" office:value="50213.74375" calcext:value-type="float">
            <text:p>50213.74375</text:p>
          </table:table-cell>
          <table:table-cell office:value-type="float" office:value="42570.2919921875" calcext:value-type="float">
            <text:p>42570.2919921875</text:p>
          </table:table-cell>
          <table:table-cell office:value-type="float" office:value="68622.6510416667" calcext:value-type="float">
            <text:p>68622.6510416667</text:p>
          </table:table-cell>
          <table:table-cell office:value-type="float" office:value="23339.546955973" calcext:value-type="float">
            <text:p>23339.546955973</text:p>
          </table:table-cell>
          <table:table-cell office:value-type="float" office:value="18331.1872166695" calcext:value-type="float">
            <text:p>18331.1872166695</text:p>
          </table:table-cell>
          <table:table-cell office:value-type="float" office:value="9934.53116802942" calcext:value-type="float">
            <text:p>9934.53116802942</text:p>
          </table:table-cell>
          <table:table-cell office:value-type="float" office:value="42649.8356246286" calcext:value-type="float">
            <text:p>42649.8356246286</text:p>
          </table:table-cell>
          <table:table-cell office:value-type="float" office:value="0.417197346104396" calcext:value-type="float">
            <text:p>0.417197346104396</text:p>
          </table:table-cell>
          <table:table-cell office:value-type="float" office:value="0.365063145021317" calcext:value-type="float">
            <text:p>0.365063145021317</text:p>
          </table:table-cell>
          <table:table-cell office:value-type="float" office:value="0.233367700880525" calcext:value-type="float">
            <text:p>0.233367700880525</text:p>
          </table:table-cell>
          <table:table-cell office:value-type="float" office:value="0.621512503192746" calcext:value-type="float">
            <text:p>0.621512503192746</text:p>
          </table:table-cell>
          <table:table-cell office:value-type="float" office:value="0.0680094197241659" calcext:value-type="float">
            <text:p>0.068009419724166</text:p>
          </table:table-cell>
          <table:table-cell office:value-type="float" office:value="0.157253566329133" calcext:value-type="float">
            <text:p>0.157253566329133</text:p>
          </table:table-cell>
          <table:table-cell office:value-type="float" office:value="0.353926168233856" calcext:value-type="float">
            <text:p>0.353926168233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969</text:p>
          </table:table-cell>
          <table:table-cell table:number-columns-repeated="990"/>
        </table:table-row>
        <table:table-row table:style-name="ro2">
          <table:table-cell office:value-type="float" office:value="304.10193159936" calcext:value-type="float">
            <text:p>304.10193159936</text:p>
          </table:table-cell>
          <table:table-cell office:value-type="float" office:value="15.8723832702637" calcext:value-type="float">
            <text:p>15.8723832702637</text:p>
          </table:table-cell>
          <table:table-cell office:value-type="string" calcext:value-type="string">
            <text:p>C10H16N4O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c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03" calcext:value-type="float">
            <text:p>109203</text:p>
          </table:table-cell>
          <table:table-cell office:value-type="float" office:value="0.743630766833174" calcext:value-type="float">
            <text:p>0.743630766833174</text:p>
          </table:table-cell>
          <table:table-cell office:value-type="float" office:value="0.700950131008495" calcext:value-type="float">
            <text:p>0.700950131008495</text:p>
          </table:table-cell>
          <table:table-cell office:value-type="float" office:value="0.580235403199193" calcext:value-type="float">
            <text:p>0.580235403199193</text:p>
          </table:table-cell>
          <table:table-cell office:value-type="float" office:value="1" calcext:value-type="float">
            <text:p>1</text:p>
          </table:table-cell>
          <table:table-cell office:value-type="float" office:value="0.443838717970865" calcext:value-type="float">
            <text:p>0.443838717970865</text:p>
          </table:table-cell>
          <table:table-cell office:value-type="float" office:value="0.385396292298343" calcext:value-type="float">
            <text:p>0.385396292298343</text:p>
          </table:table-cell>
          <table:table-cell office:value-type="float" office:value="0.255126972447083" calcext:value-type="float">
            <text:p>0.255126972447083</text:p>
          </table:table-cell>
          <table:table-cell office:value-type="float" office:value="1" calcext:value-type="float">
            <text:p>1</text:p>
          </table:table-cell>
          <table:table-cell office:value-type="float" office:value="52972.7177734375" calcext:value-type="float">
            <text:p>52972.7177734375</text:p>
          </table:table-cell>
          <table:table-cell office:value-type="float" office:value="49932.35234375" calcext:value-type="float">
            <text:p>49932.35234375</text:p>
          </table:table-cell>
          <table:table-cell office:value-type="float" office:value="41333.2094726563" calcext:value-type="float">
            <text:p>41333.2094726563</text:p>
          </table:table-cell>
          <table:table-cell office:value-type="float" office:value="71235.2421875" calcext:value-type="float">
            <text:p>71235.2421875</text:p>
          </table:table-cell>
          <table:table-cell office:value-type="float" office:value="9505.32144154238" calcext:value-type="float">
            <text:p>9505.32144154238</text:p>
          </table:table-cell>
          <table:table-cell office:value-type="float" office:value="15063.5657803604" calcext:value-type="float">
            <text:p>15063.5657803604</text:p>
          </table:table-cell>
          <table:table-cell office:value-type="float" office:value="13196.4386975047" calcext:value-type="float">
            <text:p>13196.4386975047</text:p>
          </table:table-cell>
          <table:table-cell office:value-type="float" office:value="33244.4882125025" calcext:value-type="float">
            <text:p>33244.4882125025</text:p>
          </table:table-cell>
          <table:table-cell office:value-type="float" office:value="0.179438054928507" calcext:value-type="float">
            <text:p>0.179438054928507</text:p>
          </table:table-cell>
          <table:table-cell office:value-type="float" office:value="0.301679473794026" calcext:value-type="float">
            <text:p>0.301679473794026</text:p>
          </table:table-cell>
          <table:table-cell office:value-type="float" office:value="0.319269634898175" calcext:value-type="float">
            <text:p>0.319269634898175</text:p>
          </table:table-cell>
          <table:table-cell office:value-type="float" office:value="0.466685971600951" calcext:value-type="float">
            <text:p>0.466685971600951</text:p>
          </table:table-cell>
          <table:table-cell office:value-type="float" office:value="0.278968339253514" calcext:value-type="float">
            <text:p>0.278968339253514</text:p>
          </table:table-cell>
          <table:table-cell office:value-type="float" office:value="0.340673168227103" calcext:value-type="float">
            <text:p>0.340673168227103</text:p>
          </table:table-cell>
          <table:table-cell office:value-type="float" office:value="0.69889956470101" calcext:value-type="float">
            <text:p>0.69889956470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74</text:p>
          </table:table-cell>
          <table:table-cell table:number-columns-repeated="990"/>
        </table:table-row>
        <table:table-row table:style-name="ro2">
          <table:table-cell office:value-type="float" office:value="159.125963860434" calcext:value-type="float">
            <text:p>159.125963860434</text:p>
          </table:table-cell>
          <table:table-cell office:value-type="float" office:value="12.5920803493924" calcext:value-type="float">
            <text:p>12.5920803493924</text:p>
          </table:table-cell>
          <table:table-cell office:value-type="string" calcext:value-type="string">
            <text:p>C8H17N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hachol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89124" calcext:value-type="float">
            <text:p>38589124</text:p>
          </table:table-cell>
          <table:table-cell office:value-type="float" office:value="0.799517778343743" calcext:value-type="float">
            <text:p>0.799517778343743</text:p>
          </table:table-cell>
          <table:table-cell office:value-type="float" office:value="0.641946107735315" calcext:value-type="float">
            <text:p>0.641946107735315</text:p>
          </table:table-cell>
          <table:table-cell office:value-type="float" office:value="0.574600110154938" calcext:value-type="float">
            <text:p>0.574600110154938</text:p>
          </table:table-cell>
          <table:table-cell office:value-type="float" office:value="1" calcext:value-type="float">
            <text:p>1</text:p>
          </table:table-cell>
          <table:table-cell office:value-type="float" office:value="0.755245295307308" calcext:value-type="float">
            <text:p>0.755245295307308</text:p>
          </table:table-cell>
          <table:table-cell office:value-type="float" office:value="0.580034338393415" calcext:value-type="float">
            <text:p>0.580034338393415</text:p>
          </table:table-cell>
          <table:table-cell office:value-type="float" office:value="0.518078868694318" calcext:value-type="float">
            <text:p>0.518078868694318</text:p>
          </table:table-cell>
          <table:table-cell office:value-type="float" office:value="1" calcext:value-type="float">
            <text:p>1</text:p>
          </table:table-cell>
          <table:table-cell office:value-type="float" office:value="14864872.125" calcext:value-type="float">
            <text:p>14864872.125</text:p>
          </table:table-cell>
          <table:table-cell office:value-type="float" office:value="11935252.8" calcext:value-type="float">
            <text:p>11935252.8</text:p>
          </table:table-cell>
          <table:table-cell office:value-type="float" office:value="10683136" calcext:value-type="float">
            <text:p>10683136</text:p>
          </table:table-cell>
          <table:table-cell office:value-type="float" office:value="18592297.1666667" calcext:value-type="float">
            <text:p>18592297.1666667</text:p>
          </table:table-cell>
          <table:table-cell office:value-type="float" office:value="8123982.40963784" calcext:value-type="float">
            <text:p>8123982.40963784</text:p>
          </table:table-cell>
          <table:table-cell office:value-type="float" office:value="6764663.80089131" calcext:value-type="float">
            <text:p>6764663.80089131</text:p>
          </table:table-cell>
          <table:table-cell office:value-type="float" office:value="6490501.35087719" calcext:value-type="float">
            <text:p>6490501.35087719</text:p>
          </table:table-cell>
          <table:table-cell office:value-type="float" office:value="17319425.2346337" calcext:value-type="float">
            <text:p>17319425.2346337</text:p>
          </table:table-cell>
          <table:table-cell office:value-type="float" office:value="0.546522186085596" calcext:value-type="float">
            <text:p>0.546522186085596</text:p>
          </table:table-cell>
          <table:table-cell office:value-type="float" office:value="0.566780102126644" calcext:value-type="float">
            <text:p>0.566780102126644</text:p>
          </table:table-cell>
          <table:table-cell office:value-type="float" office:value="0.607546449926051" calcext:value-type="float">
            <text:p>0.607546449926051</text:p>
          </table:table-cell>
          <table:table-cell office:value-type="float" office:value="0.931537672799514" calcext:value-type="float">
            <text:p>0.931537672799514</text:p>
          </table:table-cell>
          <table:table-cell office:value-type="float" office:value="0.0379649071811312" calcext:value-type="float">
            <text:p>0.037964907181131</text:p>
          </table:table-cell>
          <table:table-cell office:value-type="float" office:value="0.128184177272014" calcext:value-type="float">
            <text:p>0.128184177272014</text:p>
          </table:table-cell>
          <table:table-cell office:value-type="float" office:value="0.182861221481328" calcext:value-type="float">
            <text:p>0.182861221481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00</text:p>
          </table:table-cell>
          <table:table-cell table:number-columns-repeated="990"/>
        </table:table-row>
        <table:table-row table:style-name="ro2">
          <table:table-cell office:value-type="float" office:value="473.350689794863" calcext:value-type="float">
            <text:p>473.350689794863</text:p>
          </table:table-cell>
          <table:table-cell office:value-type="float" office:value="4.05713668823242" calcext:value-type="float">
            <text:p>4.05713668823242</text:p>
          </table:table-cell>
          <table:table-cell office:value-type="string" calcext:value-type="string">
            <text:p>C29H47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osa-4-7-10-13-16-pentaenoyl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145" calcext:value-type="float">
            <text:p>588145</text:p>
          </table:table-cell>
          <table:table-cell office:value-type="float" office:value="0.936804596742624" calcext:value-type="float">
            <text:p>0.936804596742624</text:p>
          </table:table-cell>
          <table:table-cell office:value-type="float" office:value="0.347236398165403" calcext:value-type="float">
            <text:p>0.347236398165403</text:p>
          </table:table-cell>
          <table:table-cell office:value-type="float" office:value="0.550259796774774" calcext:value-type="float">
            <text:p>0.550259796774774</text:p>
          </table:table-cell>
          <table:table-cell office:value-type="float" office:value="1" calcext:value-type="float">
            <text:p>1</text:p>
          </table:table-cell>
          <table:table-cell office:value-type="float" office:value="0.905954003353536" calcext:value-type="float">
            <text:p>0.905954003353536</text:p>
          </table:table-cell>
          <table:table-cell office:value-type="float" office:value="0.28221478179065" calcext:value-type="float">
            <text:p>0.28221478179065</text:p>
          </table:table-cell>
          <table:table-cell office:value-type="float" office:value="0.421380516045012" calcext:value-type="float">
            <text:p>0.421380516045012</text:p>
          </table:table-cell>
          <table:table-cell office:value-type="float" office:value="1" calcext:value-type="float">
            <text:p>1</text:p>
          </table:table-cell>
          <table:table-cell office:value-type="float" office:value="291025.359375" calcext:value-type="float">
            <text:p>291025.359375</text:p>
          </table:table-cell>
          <table:table-cell office:value-type="float" office:value="107871.5859375" calcext:value-type="float">
            <text:p>107871.5859375</text:p>
          </table:table-cell>
          <table:table-cell office:value-type="float" office:value="170942.32421875" calcext:value-type="float">
            <text:p>170942.32421875</text:p>
          </table:table-cell>
          <table:table-cell office:value-type="float" office:value="310657.484375" calcext:value-type="float">
            <text:p>310657.484375</text:p>
          </table:table-cell>
          <table:table-cell office:value-type="float" office:value="121032.93822273" calcext:value-type="float">
            <text:p>121032.93822273</text:p>
          </table:table-cell>
          <table:table-cell office:value-type="float" office:value="25568.086344443" calcext:value-type="float">
            <text:p>25568.086344443</text:p>
          </table:table-cell>
          <table:table-cell office:value-type="float" office:value="10170.2190473664" calcext:value-type="float">
            <text:p>10170.2190473664</text:p>
          </table:table-cell>
          <table:table-cell office:value-type="float" office:value="241186.905820892" calcext:value-type="float">
            <text:p>241186.905820892</text:p>
          </table:table-cell>
          <table:table-cell office:value-type="float" office:value="0.415884507393643" calcext:value-type="float">
            <text:p>0.415884507393643</text:p>
          </table:table-cell>
          <table:table-cell office:value-type="float" office:value="0.237023365534433" calcext:value-type="float">
            <text:p>0.237023365534433</text:p>
          </table:table-cell>
          <table:table-cell office:value-type="float" office:value="0.0594950319872328" calcext:value-type="float">
            <text:p>0.059495031987233</text:p>
          </table:table-cell>
          <table:table-cell office:value-type="float" office:value="0.776375648267824" calcext:value-type="float">
            <text:p>0.776375648267824</text:p>
          </table:table-cell>
          <table:table-cell office:value-type="float" office:value="0.00529277431520513" calcext:value-type="float">
            <text:p>0.005292774315205</text:p>
          </table:table-cell>
          <table:table-cell office:value-type="float" office:value="0.699060349503773" calcext:value-type="float">
            <text:p>0.699060349503773</text:p>
          </table:table-cell>
          <table:table-cell office:value-type="float" office:value="0.334971675763798" calcext:value-type="float">
            <text:p>0.334971675763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59</text:p>
          </table:table-cell>
          <table:table-cell table:number-columns-repeated="990"/>
        </table:table-row>
        <table:table-row table:style-name="ro2">
          <table:table-cell office:value-type="float" office:value="614.39607864481" calcext:value-type="float">
            <text:p>614.39607864481</text:p>
          </table:table-cell>
          <table:table-cell office:value-type="float" office:value="8.08515833536783" calcext:value-type="float">
            <text:p>8.08515833536783</text:p>
          </table:table-cell>
          <table:table-cell office:value-type="string" calcext:value-type="string">
            <text:p>C32H58N2O7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P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3499" calcext:value-type="float">
            <text:p>3533499</text:p>
          </table:table-cell>
          <table:table-cell office:value-type="float" office:value="0.576652971506272" calcext:value-type="float">
            <text:p>0.576652971506272</text:p>
          </table:table-cell>
          <table:table-cell office:value-type="float" office:value="0.632159102438502" calcext:value-type="float">
            <text:p>0.632159102438502</text:p>
          </table:table-cell>
          <table:table-cell office:value-type="float" office:value="0.532570626709172" calcext:value-type="float">
            <text:p>0.532570626709172</text:p>
          </table:table-cell>
          <table:table-cell office:value-type="float" office:value="1" calcext:value-type="float">
            <text:p>1</text:p>
          </table:table-cell>
          <table:table-cell office:value-type="float" office:value="0.237891538290075" calcext:value-type="float">
            <text:p>0.237891538290075</text:p>
          </table:table-cell>
          <table:table-cell office:value-type="float" office:value="0.212239066145338" calcext:value-type="float">
            <text:p>0.212239066145338</text:p>
          </table:table-cell>
          <table:table-cell office:value-type="float" office:value="0.146733952565521" calcext:value-type="float">
            <text:p>0.146733952565521</text:p>
          </table:table-cell>
          <table:table-cell office:value-type="float" office:value="1" calcext:value-type="float">
            <text:p>1</text:p>
          </table:table-cell>
          <table:table-cell office:value-type="float" office:value="1631671.5390625" calcext:value-type="float">
            <text:p>1631671.5390625</text:p>
          </table:table-cell>
          <table:table-cell office:value-type="float" office:value="1788729.2125" calcext:value-type="float">
            <text:p>1788729.2125</text:p>
          </table:table-cell>
          <table:table-cell office:value-type="float" office:value="1506938.1015625" calcext:value-type="float">
            <text:p>1506938.1015625</text:p>
          </table:table-cell>
          <table:table-cell office:value-type="float" office:value="2829555.41666667" calcext:value-type="float">
            <text:p>2829555.41666667</text:p>
          </table:table-cell>
          <table:table-cell office:value-type="float" office:value="1527378.34844753" calcext:value-type="float">
            <text:p>1527378.34844753</text:p>
          </table:table-cell>
          <table:table-cell office:value-type="float" office:value="1340605.50451057" calcext:value-type="float">
            <text:p>1340605.50451057</text:p>
          </table:table-cell>
          <table:table-cell office:value-type="float" office:value="1254418.58273937" calcext:value-type="float">
            <text:p>1254418.58273937</text:p>
          </table:table-cell>
          <table:table-cell office:value-type="float" office:value="767520.491586151" calcext:value-type="float">
            <text:p>767520.491586151</text:p>
          </table:table-cell>
          <table:table-cell office:value-type="float" office:value="0.936081994373149" calcext:value-type="float">
            <text:p>0.936081994373149</text:p>
          </table:table-cell>
          <table:table-cell office:value-type="float" office:value="0.749473701856125" calcext:value-type="float">
            <text:p>0.749473701856125</text:p>
          </table:table-cell>
          <table:table-cell office:value-type="float" office:value="0.832428738405844" calcext:value-type="float">
            <text:p>0.832428738405844</text:p>
          </table:table-cell>
          <table:table-cell office:value-type="float" office:value="0.271251266918222" calcext:value-type="float">
            <text:p>0.271251266918222</text:p>
          </table:table-cell>
          <table:table-cell office:value-type="float" office:value="0.491081237246959" calcext:value-type="float">
            <text:p>0.491081237246959</text:p>
          </table:table-cell>
          <table:table-cell office:value-type="float" office:value="0.453972372964925" calcext:value-type="float">
            <text:p>0.453972372964925</text:p>
          </table:table-cell>
          <table:table-cell office:value-type="float" office:value="0.808875028747707" calcext:value-type="float">
            <text:p>0.808875028747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325</text:p>
          </table:table-cell>
          <table:table-cell table:number-columns-repeated="990"/>
        </table:table-row>
        <table:table-row table:style-name="ro2">
          <table:table-cell office:value-type="float" office:value="397.318968288308" calcext:value-type="float">
            <text:p>397.318968288308</text:p>
          </table:table-cell>
          <table:table-cell office:value-type="float" office:value="7.24790921529133" calcext:value-type="float">
            <text:p>7.24790921529133</text:p>
          </table:table-cell>
          <table:table-cell office:value-type="string" calcext:value-type="string">
            <text:p>C23H43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-Hexadecenoyl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132" calcext:value-type="float">
            <text:p>555132</text:p>
          </table:table-cell>
          <table:table-cell office:value-type="float" office:value="1.22697595087156" calcext:value-type="float">
            <text:p>1.22697595087156</text:p>
          </table:table-cell>
          <table:table-cell office:value-type="float" office:value="0.514717329631191" calcext:value-type="float">
            <text:p>0.514717329631191</text:p>
          </table:table-cell>
          <table:table-cell office:value-type="float" office:value="0.515668622474816" calcext:value-type="float">
            <text:p>0.515668622474816</text:p>
          </table:table-cell>
          <table:table-cell office:value-type="float" office:value="1" calcext:value-type="float">
            <text:p>1</text:p>
          </table:table-cell>
          <table:table-cell office:value-type="float" office:value="0.81436306455601" calcext:value-type="float">
            <text:p>0.81436306455601</text:p>
          </table:table-cell>
          <table:table-cell office:value-type="float" office:value="0.549191532996467" calcext:value-type="float">
            <text:p>0.549191532996467</text:p>
          </table:table-cell>
          <table:table-cell office:value-type="float" office:value="0.548023549647199" calcext:value-type="float">
            <text:p>0.548023549647199</text:p>
          </table:table-cell>
          <table:table-cell office:value-type="float" office:value="1" calcext:value-type="float">
            <text:p>1</text:p>
          </table:table-cell>
          <table:table-cell office:value-type="float" office:value="224879.87109375" calcext:value-type="float">
            <text:p>224879.87109375</text:p>
          </table:table-cell>
          <table:table-cell office:value-type="float" office:value="94337.27421875" calcext:value-type="float">
            <text:p>94337.27421875</text:p>
          </table:table-cell>
          <table:table-cell office:value-type="float" office:value="94511.626953125" calcext:value-type="float">
            <text:p>94511.626953125</text:p>
          </table:table-cell>
          <table:table-cell office:value-type="float" office:value="183279.770833333" calcext:value-type="float">
            <text:p>183279.770833333</text:p>
          </table:table-cell>
          <table:table-cell office:value-type="float" office:value="225184.169675015" calcext:value-type="float">
            <text:p>225184.169675015</text:p>
          </table:table-cell>
          <table:table-cell office:value-type="float" office:value="56163.7392686067" calcext:value-type="float">
            <text:p>56163.7392686067</text:p>
          </table:table-cell>
          <table:table-cell office:value-type="float" office:value="22678.5689363637" calcext:value-type="float">
            <text:p>22678.5689363637</text:p>
          </table:table-cell>
          <table:table-cell office:value-type="float" office:value="214309.835244593" calcext:value-type="float">
            <text:p>214309.835244593</text:p>
          </table:table-cell>
          <table:table-cell office:value-type="float" office:value="1.00135316059986" calcext:value-type="float">
            <text:p>1.00135316059986</text:p>
          </table:table-cell>
          <table:table-cell office:value-type="float" office:value="0.595350456473587" calcext:value-type="float">
            <text:p>0.595350456473587</text:p>
          </table:table-cell>
          <table:table-cell office:value-type="float" office:value="0.239955333195265" calcext:value-type="float">
            <text:p>0.239955333195265</text:p>
          </table:table-cell>
          <table:table-cell office:value-type="float" office:value="1.16930436059677" calcext:value-type="float">
            <text:p>1.16930436059677</text:p>
          </table:table-cell>
          <table:table-cell office:value-type="float" office:value="0.0179079982070971" calcext:value-type="float">
            <text:p>0.017907998207097</text:p>
          </table:table-cell>
          <table:table-cell office:value-type="float" office:value="0.161171001083794" calcext:value-type="float">
            <text:p>0.161171001083794</text:p>
          </table:table-cell>
          <table:table-cell office:value-type="float" office:value="0.169665600207843" calcext:value-type="float">
            <text:p>0.169665600207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22</text:p>
          </table:table-cell>
          <table:table-cell table:number-columns-repeated="990"/>
        </table:table-row>
        <table:table-row table:style-name="ro2">
          <table:table-cell office:value-type="float" office:value="220.110020204395" calcext:value-type="float">
            <text:p>220.110020204395</text:p>
          </table:table-cell>
          <table:table-cell office:value-type="float" office:value="3.82180479746015" calcext:value-type="float">
            <text:p>3.82180479746015</text:p>
          </table:table-cell>
          <table:table-cell office:value-type="string" calcext:value-type="string">
            <text:p>C13H16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cocene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34" calcext:value-type="float">
            <text:p>189334</text:p>
          </table:table-cell>
          <table:table-cell office:value-type="float" office:value="1.14148515610906" calcext:value-type="float">
            <text:p>1.14148515610906</text:p>
          </table:table-cell>
          <table:table-cell office:value-type="float" office:value="0.798320495616862" calcext:value-type="float">
            <text:p>0.798320495616862</text:p>
          </table:table-cell>
          <table:table-cell office:value-type="float" office:value="0.514228146238438" calcext:value-type="float">
            <text:p>0.514228146238438</text:p>
          </table:table-cell>
          <table:table-cell office:value-type="float" office:value="1" calcext:value-type="float">
            <text:p>1</text:p>
          </table:table-cell>
          <table:table-cell office:value-type="float" office:value="0.783811022753141" calcext:value-type="float">
            <text:p>0.783811022753141</text:p>
          </table:table-cell>
          <table:table-cell office:value-type="float" office:value="0.332569452741927" calcext:value-type="float">
            <text:p>0.332569452741927</text:p>
          </table:table-cell>
          <table:table-cell office:value-type="float" office:value="0.217565749319904" calcext:value-type="float">
            <text:p>0.217565749319904</text:p>
          </table:table-cell>
          <table:table-cell office:value-type="float" office:value="1" calcext:value-type="float">
            <text:p>1</text:p>
          </table:table-cell>
          <table:table-cell office:value-type="float" office:value="56970.8330078125" calcext:value-type="float">
            <text:p>56970.8330078125</text:p>
          </table:table-cell>
          <table:table-cell office:value-type="float" office:value="39843.692578125" calcext:value-type="float">
            <text:p>39843.692578125</text:p>
          </table:table-cell>
          <table:table-cell office:value-type="float" office:value="25664.8154296875" calcext:value-type="float">
            <text:p>25664.8154296875</text:p>
          </table:table-cell>
          <table:table-cell office:value-type="float" office:value="49909.39453125" calcext:value-type="float">
            <text:p>49909.39453125</text:p>
          </table:table-cell>
          <table:table-cell office:value-type="float" office:value="45177.9560622096" calcext:value-type="float">
            <text:p>45177.9560622096</text:p>
          </table:table-cell>
          <table:table-cell office:value-type="float" office:value="6839.67670597161" calcext:value-type="float">
            <text:p>6839.67670597161</text:p>
          </table:table-cell>
          <table:table-cell office:value-type="float" office:value="29777.2274036743" calcext:value-type="float">
            <text:p>29777.2274036743</text:p>
          </table:table-cell>
          <table:table-cell office:value-type="float" office:value="13724.8278123944" calcext:value-type="float">
            <text:p>13724.8278123944</text:p>
          </table:table-cell>
          <table:table-cell office:value-type="float" office:value="0.793001500540009" calcext:value-type="float">
            <text:p>0.793001500540009</text:p>
          </table:table-cell>
          <table:table-cell office:value-type="float" office:value="0.171662721585367" calcext:value-type="float">
            <text:p>0.171662721585367</text:p>
          </table:table-cell>
          <table:table-cell office:value-type="float" office:value="1.16023540029942" calcext:value-type="float">
            <text:p>1.16023540029942</text:p>
          </table:table-cell>
          <table:table-cell office:value-type="float" office:value="0.274994877042653" calcext:value-type="float">
            <text:p>0.274994877042653</text:p>
          </table:table-cell>
          <table:table-cell office:value-type="float" office:value="0.0223663304325472" calcext:value-type="float">
            <text:p>0.022366330432547</text:p>
          </table:table-cell>
          <table:table-cell office:value-type="float" office:value="0.430863114483903" calcext:value-type="float">
            <text:p>0.430863114483903</text:p>
          </table:table-cell>
          <table:table-cell office:value-type="float" office:value="0.546762788363945" calcext:value-type="float">
            <text:p>0.546762788363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49</text:p>
          </table:table-cell>
          <table:table-cell table:number-columns-repeated="990"/>
        </table:table-row>
        <table:table-row table:style-name="ro2">
          <table:table-cell office:value-type="float" office:value="202.143073454375" calcext:value-type="float">
            <text:p>202.143073454375</text:p>
          </table:table-cell>
          <table:table-cell office:value-type="float" office:value="21.175475056966" calcext:value-type="float">
            <text:p>21.175475056966</text:p>
          </table:table-cell>
          <table:table-cell office:value-type="string" calcext:value-type="string">
            <text:p>C8H18N4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-OE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4785" calcext:value-type="float">
            <text:p>834785</text:p>
          </table:table-cell>
          <table:table-cell office:value-type="float" office:value="0.24231189321942" calcext:value-type="float">
            <text:p>0.24231189321942</text:p>
          </table:table-cell>
          <table:table-cell office:value-type="float" office:value="1.95782492679925" calcext:value-type="float">
            <text:p>1.95782492679925</text:p>
          </table:table-cell>
          <table:table-cell office:value-type="float" office:value="0.512047554175964" calcext:value-type="float">
            <text:p>0.512047554175964</text:p>
          </table:table-cell>
          <table:table-cell office:value-type="float" office:value="1" calcext:value-type="float">
            <text:p>1</text:p>
          </table:table-cell>
          <table:table-cell office:value-type="float" office:value="0.163695618262809" calcext:value-type="float">
            <text:p>0.163695618262809</text:p>
          </table:table-cell>
          <table:table-cell office:value-type="float" office:value="0.182716366418307" calcext:value-type="float">
            <text:p>0.182716366418307</text:p>
          </table:table-cell>
          <table:table-cell office:value-type="float" office:value="0.299604059514861" calcext:value-type="float">
            <text:p>0.299604059514861</text:p>
          </table:table-cell>
          <table:table-cell office:value-type="float" office:value="1" calcext:value-type="float">
            <text:p>1</text:p>
          </table:table-cell>
          <table:table-cell office:value-type="float" office:value="53972.6123046875" calcext:value-type="float">
            <text:p>53972.6123046875</text:p>
          </table:table-cell>
          <table:table-cell office:value-type="float" office:value="436086.41875" calcext:value-type="float">
            <text:p>436086.41875</text:p>
          </table:table-cell>
          <table:table-cell office:value-type="float" office:value="114053.6015625" calcext:value-type="float">
            <text:p>114053.6015625</text:p>
          </table:table-cell>
          <table:table-cell office:value-type="float" office:value="222740.252604167" calcext:value-type="float">
            <text:p>222740.252604167</text:p>
          </table:table-cell>
          <table:table-cell office:value-type="float" office:value="15407.5955938315" calcext:value-type="float">
            <text:p>15407.5955938315</text:p>
          </table:table-cell>
          <table:table-cell office:value-type="float" office:value="263325.664830941" calcext:value-type="float">
            <text:p>263325.664830941</text:p>
          </table:table-cell>
          <table:table-cell office:value-type="float" office:value="28979.6982533677" calcext:value-type="float">
            <text:p>28979.6982533677</text:p>
          </table:table-cell>
          <table:table-cell office:value-type="float" office:value="136151.915222844" calcext:value-type="float">
            <text:p>136151.915222844</text:p>
          </table:table-cell>
          <table:table-cell office:value-type="float" office:value="0.285470629193417" calcext:value-type="float">
            <text:p>0.285470629193417</text:p>
          </table:table-cell>
          <table:table-cell office:value-type="float" office:value="0.603838261200014" calcext:value-type="float">
            <text:p>0.603838261200014</text:p>
          </table:table-cell>
          <table:table-cell office:value-type="float" office:value="0.254088409803413" calcext:value-type="float">
            <text:p>0.254088409803413</text:p>
          </table:table-cell>
          <table:table-cell office:value-type="float" office:value="0.611258690923731" calcext:value-type="float">
            <text:p>0.611258690923731</text:p>
          </table:table-cell>
          <table:table-cell office:value-type="float" office:value="1.5170659841246" calcext:value-type="float">
            <text:p>1.5170659841246</text:p>
          </table:table-cell>
          <table:table-cell office:value-type="float" office:value="0.517953483383078" calcext:value-type="float">
            <text:p>0.517953483383078</text:p>
          </table:table-cell>
          <table:table-cell office:value-type="float" office:value="0.609624108493604" calcext:value-type="float">
            <text:p>0.609624108493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62</text:p>
          </table:table-cell>
          <table:table-cell table:number-columns-repeated="990"/>
        </table:table-row>
        <table:table-row table:style-name="ro2">
          <table:table-cell office:value-type="float" office:value="290.188290803957" calcext:value-type="float">
            <text:p>290.188290803957</text:p>
          </table:table-cell>
          <table:table-cell office:value-type="float" office:value="3.80786573621962" calcext:value-type="float">
            <text:p>3.80786573621962</text:p>
          </table:table-cell>
          <table:table-cell office:value-type="string" calcext:value-type="string">
            <text:p>C18H26O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L-236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416" calcext:value-type="float">
            <text:p>197416</text:p>
          </table:table-cell>
          <table:table-cell office:value-type="float" office:value="0.87886607175977" calcext:value-type="float">
            <text:p>0.87886607175977</text:p>
          </table:table-cell>
          <table:table-cell office:value-type="float" office:value="0.456780579998737" calcext:value-type="float">
            <text:p>0.456780579998737</text:p>
          </table:table-cell>
          <table:table-cell office:value-type="float" office:value="0.51118724658596" calcext:value-type="float">
            <text:p>0.51118724658596</text:p>
          </table:table-cell>
          <table:table-cell office:value-type="float" office:value="1" calcext:value-type="float">
            <text:p>1</text:p>
          </table:table-cell>
          <table:table-cell office:value-type="float" office:value="0.870229150324393" calcext:value-type="float">
            <text:p>0.870229150324393</text:p>
          </table:table-cell>
          <table:table-cell office:value-type="float" office:value="0.441452305132383" calcext:value-type="float">
            <text:p>0.441452305132383</text:p>
          </table:table-cell>
          <table:table-cell office:value-type="float" office:value="0.512269789814621" calcext:value-type="float">
            <text:p>0.512269789814621</text:p>
          </table:table-cell>
          <table:table-cell office:value-type="float" office:value="1" calcext:value-type="float">
            <text:p>1</text:p>
          </table:table-cell>
          <table:table-cell office:value-type="float" office:value="61268.1318359375" calcext:value-type="float">
            <text:p>61268.1318359375</text:p>
          </table:table-cell>
          <table:table-cell office:value-type="float" office:value="31843.41015625" calcext:value-type="float">
            <text:p>31843.41015625</text:p>
          </table:table-cell>
          <table:table-cell office:value-type="float" office:value="35636.24609375" calcext:value-type="float">
            <text:p>35636.24609375</text:p>
          </table:table-cell>
          <table:table-cell office:value-type="float" office:value="69712.7057291667" calcext:value-type="float">
            <text:p>69712.7057291667</text:p>
          </table:table-cell>
          <table:table-cell office:value-type="float" office:value="57753.4203656129" calcext:value-type="float">
            <text:p>57753.4203656129</text:p>
          </table:table-cell>
          <table:table-cell office:value-type="float" office:value="35488.1858426735" calcext:value-type="float">
            <text:p>35488.1858426735</text:p>
          </table:table-cell>
          <table:table-cell office:value-type="float" office:value="53067.2064707655" calcext:value-type="float">
            <text:p>53067.2064707655</text:p>
          </table:table-cell>
          <table:table-cell office:value-type="float" office:value="67484.146395698" calcext:value-type="float">
            <text:p>67484.146395698</text:p>
          </table:table-cell>
          <table:table-cell office:value-type="float" office:value="0.942633937660508" calcext:value-type="float">
            <text:p>0.942633937660508</text:p>
          </table:table-cell>
          <table:table-cell office:value-type="float" office:value="1.11445933926483" calcext:value-type="float">
            <text:p>1.11445933926483</text:p>
          </table:table-cell>
          <table:table-cell office:value-type="float" office:value="1.48913570557233" calcext:value-type="float">
            <text:p>1.48913570557233</text:p>
          </table:table-cell>
          <table:table-cell office:value-type="float" office:value="0.968032235872086" calcext:value-type="float">
            <text:p>0.968032235872086</text:p>
          </table:table-cell>
          <table:table-cell office:value-type="float" office:value="0.00903862315989057" calcext:value-type="float">
            <text:p>0.009038623159891</text:p>
          </table:table-cell>
          <table:table-cell office:value-type="float" office:value="0.246680705386264" calcext:value-type="float">
            <text:p>0.246680705386264</text:p>
          </table:table-cell>
          <table:table-cell office:value-type="float" office:value="0.157553261580789" calcext:value-type="float">
            <text:p>0.157553261580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52</text:p>
          </table:table-cell>
          <table:table-cell table:number-columns-repeated="990"/>
        </table:table-row>
        <table:table-row table:style-name="ro2">
          <table:table-cell office:value-type="float" office:value="125.047692799766" calcext:value-type="float">
            <text:p>125.047692799766</text:p>
          </table:table-cell>
          <table:table-cell office:value-type="float" office:value="11.8273300170898" calcext:value-type="float">
            <text:p>11.8273300170898</text:p>
          </table:table-cell>
          <table:table-cell office:value-type="string" calcext:value-type="string">
            <text:p>C6H7N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-Furfurylformami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368" calcext:value-type="float">
            <text:p>290368</text:p>
          </table:table-cell>
          <table:table-cell office:value-type="float" office:value="0.786803542003423" calcext:value-type="float">
            <text:p>0.786803542003423</text:p>
          </table:table-cell>
          <table:table-cell office:value-type="float" office:value="0.681354813515252" calcext:value-type="float">
            <text:p>0.681354813515252</text:p>
          </table:table-cell>
          <table:table-cell office:value-type="float" office:value="0.509714065925658" calcext:value-type="float">
            <text:p>0.509714065925658</text:p>
          </table:table-cell>
          <table:table-cell office:value-type="float" office:value="1" calcext:value-type="float">
            <text:p>1</text:p>
          </table:table-cell>
          <table:table-cell office:value-type="float" office:value="0.696293536817083" calcext:value-type="float">
            <text:p>0.696293536817083</text:p>
          </table:table-cell>
          <table:table-cell office:value-type="float" office:value="0.561124185333163" calcext:value-type="float">
            <text:p>0.561124185333163</text:p>
          </table:table-cell>
          <table:table-cell office:value-type="float" office:value="0.395434485491214" calcext:value-type="float">
            <text:p>0.395434485491214</text:p>
          </table:table-cell>
          <table:table-cell office:value-type="float" office:value="1" calcext:value-type="float">
            <text:p>1</text:p>
          </table:table-cell>
          <table:table-cell office:value-type="float" office:value="114402.390625" calcext:value-type="float">
            <text:p>114402.390625</text:p>
          </table:table-cell>
          <table:table-cell office:value-type="float" office:value="99069.990625" calcext:value-type="float">
            <text:p>99069.990625</text:p>
          </table:table-cell>
          <table:table-cell office:value-type="float" office:value="74113.173828125" calcext:value-type="float">
            <text:p>74113.173828125</text:p>
          </table:table-cell>
          <table:table-cell office:value-type="float" office:value="145401.46875" calcext:value-type="float">
            <text:p>145401.46875</text:p>
          </table:table-cell>
          <table:table-cell office:value-type="float" office:value="50115.1230034289" calcext:value-type="float">
            <text:p>50115.1230034289</text:p>
          </table:table-cell>
          <table:table-cell office:value-type="float" office:value="36035.7938038423" calcext:value-type="float">
            <text:p>36035.7938038423</text:p>
          </table:table-cell>
          <table:table-cell office:value-type="float" office:value="11617.5923059382" calcext:value-type="float">
            <text:p>11617.5923059382</text:p>
          </table:table-cell>
          <table:table-cell office:value-type="float" office:value="115030.968311025" calcext:value-type="float">
            <text:p>115030.968311025</text:p>
          </table:table-cell>
          <table:table-cell office:value-type="float" office:value="0.438060102849611" calcext:value-type="float">
            <text:p>0.438060102849611</text:p>
          </table:table-cell>
          <table:table-cell office:value-type="float" office:value="0.363740761218451" calcext:value-type="float">
            <text:p>0.363740761218451</text:p>
          </table:table-cell>
          <table:table-cell office:value-type="float" office:value="0.156754753653924" calcext:value-type="float">
            <text:p>0.156754753653924</text:p>
          </table:table-cell>
          <table:table-cell office:value-type="float" office:value="0.791126591085588" calcext:value-type="float">
            <text:p>0.791126591085588</text:p>
          </table:table-cell>
          <table:table-cell office:value-type="float" office:value="0.061036855618041" calcext:value-type="float">
            <text:p>0.061036855618041</text:p>
          </table:table-cell>
          <table:table-cell office:value-type="float" office:value="0.147728984438639" calcext:value-type="float">
            <text:p>0.147728984438639</text:p>
          </table:table-cell>
          <table:table-cell office:value-type="float" office:value="0.380188970544439" calcext:value-type="float">
            <text:p>0.380188970544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28</text:p>
          </table:table-cell>
          <table:table-cell table:number-columns-repeated="990"/>
        </table:table-row>
        <table:table-row table:style-name="ro2">
          <table:table-cell office:value-type="float" office:value="205.09474367255" calcext:value-type="float">
            <text:p>205.09474367255</text:p>
          </table:table-cell>
          <table:table-cell office:value-type="float" office:value="10.0893025716146" calcext:value-type="float">
            <text:p>10.0893025716146</text:p>
          </table:table-cell>
          <table:table-cell office:value-type="string" calcext:value-type="string">
            <text:p>C8H15N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-Acetyl-D-fucosam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844" calcext:value-type="float">
            <text:p>845844</text:p>
          </table:table-cell>
          <table:table-cell office:value-type="float" office:value="0.802323544800574" calcext:value-type="float">
            <text:p>0.802323544800574</text:p>
          </table:table-cell>
          <table:table-cell office:value-type="float" office:value="0.50025664605242" calcext:value-type="float">
            <text:p>0.50025664605242</text:p>
          </table:table-cell>
          <table:table-cell office:value-type="float" office:value="0.508049476470682" calcext:value-type="float">
            <text:p>0.508049476470682</text:p>
          </table:table-cell>
          <table:table-cell office:value-type="float" office:value="1" calcext:value-type="float">
            <text:p>1</text:p>
          </table:table-cell>
          <table:table-cell office:value-type="float" office:value="0.801869121774314" calcext:value-type="float">
            <text:p>0.801869121774314</text:p>
          </table:table-cell>
          <table:table-cell office:value-type="float" office:value="0.529543431740466" calcext:value-type="float">
            <text:p>0.529543431740466</text:p>
          </table:table-cell>
          <table:table-cell office:value-type="float" office:value="0.539870049070312" calcext:value-type="float">
            <text:p>0.539870049070312</text:p>
          </table:table-cell>
          <table:table-cell office:value-type="float" office:value="1" calcext:value-type="float">
            <text:p>1</text:p>
          </table:table-cell>
          <table:table-cell office:value-type="float" office:value="293389.390625" calcext:value-type="float">
            <text:p>293389.390625</text:p>
          </table:table-cell>
          <table:table-cell office:value-type="float" office:value="182931.1796875" calcext:value-type="float">
            <text:p>182931.1796875</text:p>
          </table:table-cell>
          <table:table-cell office:value-type="float" office:value="185780.8203125" calcext:value-type="float">
            <text:p>185780.8203125</text:p>
          </table:table-cell>
          <table:table-cell office:value-type="float" office:value="365674.661458333" calcext:value-type="float">
            <text:p>365674.661458333</text:p>
          </table:table-cell>
          <table:table-cell office:value-type="float" office:value="209255.645214495" calcext:value-type="float">
            <text:p>209255.645214495</text:p>
          </table:table-cell>
          <table:table-cell office:value-type="float" office:value="134598.690853395" calcext:value-type="float">
            <text:p>134598.690853395</text:p>
          </table:table-cell>
          <table:table-cell office:value-type="float" office:value="169459.592795938" calcext:value-type="float">
            <text:p>169459.592795938</text:p>
          </table:table-cell>
          <table:table-cell office:value-type="float" office:value="415850.280126589" calcext:value-type="float">
            <text:p>415850.280126589</text:p>
          </table:table-cell>
          <table:table-cell office:value-type="float" office:value="0.71323521538636" calcext:value-type="float">
            <text:p>0.71323521538636</text:p>
          </table:table-cell>
          <table:table-cell office:value-type="float" office:value="0.73578867792428" calcext:value-type="float">
            <text:p>0.73578867792428</text:p>
          </table:table-cell>
          <table:table-cell office:value-type="float" office:value="0.91214794138002" calcext:value-type="float">
            <text:p>0.91214794138002</text:p>
          </table:table-cell>
          <table:table-cell office:value-type="float" office:value="1.13721382408109" calcext:value-type="float">
            <text:p>1.13721382408109</text:p>
          </table:table-cell>
          <table:table-cell office:value-type="float" office:value="0.0241102589281004" calcext:value-type="float">
            <text:p>0.0241102589281</text:p>
          </table:table-cell>
          <table:table-cell office:value-type="float" office:value="0.174799705554493" calcext:value-type="float">
            <text:p>0.174799705554493</text:p>
          </table:table-cell>
          <table:table-cell office:value-type="float" office:value="0.160486553927041" calcext:value-type="float">
            <text:p>0.160486553927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26</text:p>
          </table:table-cell>
          <table:table-cell table:number-columns-repeated="990"/>
        </table:table-row>
        <table:table-row table:style-name="ro2">
          <table:table-cell office:value-type="float" office:value="247.105583852919" calcext:value-type="float">
            <text:p>247.105583852919</text:p>
          </table:table-cell>
          <table:table-cell office:value-type="float" office:value="12.635280863444" calcext:value-type="float">
            <text:p>12.635280863444</text:p>
          </table:table-cell>
          <table:table-cell office:value-type="string" calcext:value-type="string">
            <text:p>C10H17NO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amar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erpathway of linamarin and lotaustralin biosynthesis __ linamarin biosynthesis __ linamarin degradation</text:p>
          </table:table-cell>
          <table:table-cell office:value-type="float" office:value="347822" calcext:value-type="float">
            <text:p>347822</text:p>
          </table:table-cell>
          <table:table-cell office:value-type="float" office:value="0.696458906148969" calcext:value-type="float">
            <text:p>0.696458906148969</text:p>
          </table:table-cell>
          <table:table-cell office:value-type="float" office:value="0.53117273485194" calcext:value-type="float">
            <text:p>0.53117273485194</text:p>
          </table:table-cell>
          <table:table-cell office:value-type="float" office:value="0.501615109148955" calcext:value-type="float">
            <text:p>0.501615109148955</text:p>
          </table:table-cell>
          <table:table-cell office:value-type="float" office:value="1" calcext:value-type="float">
            <text:p>1</text:p>
          </table:table-cell>
          <table:table-cell office:value-type="float" office:value="0.452340278550518" calcext:value-type="float">
            <text:p>0.452340278550518</text:p>
          </table:table-cell>
          <table:table-cell office:value-type="float" office:value="0.283018279097651" calcext:value-type="float">
            <text:p>0.283018279097651</text:p>
          </table:table-cell>
          <table:table-cell office:value-type="float" office:value="0.26133551998576" calcext:value-type="float">
            <text:p>0.26133551998576</text:p>
          </table:table-cell>
          <table:table-cell office:value-type="float" office:value="1" calcext:value-type="float">
            <text:p>1</text:p>
          </table:table-cell>
          <table:table-cell office:value-type="float" office:value="147447.09375" calcext:value-type="float">
            <text:p>147447.09375</text:p>
          </table:table-cell>
          <table:table-cell office:value-type="float" office:value="112454.4109375" calcext:value-type="float">
            <text:p>112454.4109375</text:p>
          </table:table-cell>
          <table:table-cell office:value-type="float" office:value="106196.775390625" calcext:value-type="float">
            <text:p>106196.775390625</text:p>
          </table:table-cell>
          <table:table-cell office:value-type="float" office:value="211709.682291667" calcext:value-type="float">
            <text:p>211709.682291667</text:p>
          </table:table-cell>
          <table:table-cell office:value-type="float" office:value="49087.6255485862" calcext:value-type="float">
            <text:p>49087.6255485862</text:p>
          </table:table-cell>
          <table:table-cell office:value-type="float" office:value="14115.0766909224" calcext:value-type="float">
            <text:p>14115.0766909224</text:p>
          </table:table-cell>
          <table:table-cell office:value-type="float" office:value="18570.5897686795" calcext:value-type="float">
            <text:p>18570.5897686795</text:p>
          </table:table-cell>
          <table:table-cell office:value-type="float" office:value="118355.764012638" calcext:value-type="float">
            <text:p>118355.764012638</text:p>
          </table:table-cell>
          <table:table-cell office:value-type="float" office:value="0.332916874114965" calcext:value-type="float">
            <text:p>0.332916874114965</text:p>
          </table:table-cell>
          <table:table-cell office:value-type="float" office:value="0.125518212876214" calcext:value-type="float">
            <text:p>0.125518212876214</text:p>
          </table:table-cell>
          <table:table-cell office:value-type="float" office:value="0.174869620102598" calcext:value-type="float">
            <text:p>0.174869620102598</text:p>
          </table:table-cell>
          <table:table-cell office:value-type="float" office:value="0.559047478280102" calcext:value-type="float">
            <text:p>0.559047478280102</text:p>
          </table:table-cell>
          <table:table-cell office:value-type="float" office:value="0.251538574205676" calcext:value-type="float">
            <text:p>0.251538574205676</text:p>
          </table:table-cell>
          <table:table-cell office:value-type="float" office:value="0.693417711503231" calcext:value-type="float">
            <text:p>0.693417711503231</text:p>
          </table:table-cell>
          <table:table-cell office:value-type="float" office:value="0.775657315658191" calcext:value-type="float">
            <text:p>0.775657315658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9</text:p>
          </table:table-cell>
          <table:table-cell table:number-columns-repeated="990"/>
        </table:table-row>
        <table:table-row table:style-name="ro2">
          <table:table-cell office:value-type="float" office:value="425.350497649155" calcext:value-type="float">
            <text:p>425.350497649155</text:p>
          </table:table-cell>
          <table:table-cell office:value-type="float" office:value="6.98600664774577" calcext:value-type="float">
            <text:p>6.98600664774577</text:p>
          </table:table-cell>
          <table:table-cell office:value-type="string" calcext:value-type="string">
            <text:p>C25H47N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aidiccarnit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4745" calcext:value-type="float">
            <text:p>2804745</text:p>
          </table:table-cell>
          <table:table-cell office:value-type="float" office:value="0.825852641289609" calcext:value-type="float">
            <text:p>0.825852641289609</text:p>
          </table:table-cell>
          <table:table-cell office:value-type="float" office:value="0.531604869192011" calcext:value-type="float">
            <text:p>0.531604869192011</text:p>
          </table:table-cell>
          <table:table-cell office:value-type="float" office:value="0.49196095064106" calcext:value-type="float">
            <text:p>0.49196095064106</text:p>
          </table:table-cell>
          <table:table-cell office:value-type="float" office:value="1" calcext:value-type="float">
            <text:p>1</text:p>
          </table:table-cell>
          <table:table-cell office:value-type="float" office:value="0.801861519658824" calcext:value-type="float">
            <text:p>0.801861519658824</text:p>
          </table:table-cell>
          <table:table-cell office:value-type="float" office:value="0.489107168261995" calcext:value-type="float">
            <text:p>0.489107168261995</text:p>
          </table:table-cell>
          <table:table-cell office:value-type="float" office:value="0.454501507135059" calcext:value-type="float">
            <text:p>0.454501507135059</text:p>
          </table:table-cell>
          <table:table-cell office:value-type="float" office:value="1" calcext:value-type="float">
            <text:p>1</text:p>
          </table:table-cell>
          <table:table-cell office:value-type="float" office:value="1101233.359375" calcext:value-type="float">
            <text:p>1101233.359375</text:p>
          </table:table-cell>
          <table:table-cell office:value-type="float" office:value="708868.6125" calcext:value-type="float">
            <text:p>708868.6125</text:p>
          </table:table-cell>
          <table:table-cell office:value-type="float" office:value="656005.421875" calcext:value-type="float">
            <text:p>656005.421875</text:p>
          </table:table-cell>
          <table:table-cell office:value-type="float" office:value="1333450.1875" calcext:value-type="float">
            <text:p>1333450.1875</text:p>
          </table:table-cell>
          <table:table-cell office:value-type="float" office:value="873966.184896938" calcext:value-type="float">
            <text:p>873966.184896938</text:p>
          </table:table-cell>
          <table:table-cell office:value-type="float" office:value="458619.256012731" calcext:value-type="float">
            <text:p>458619.256012731</text:p>
          </table:table-cell>
          <table:table-cell office:value-type="float" office:value="97083.6584731283" calcext:value-type="float">
            <text:p>97083.6584731283</text:p>
          </table:table-cell>
          <table:table-cell office:value-type="float" office:value="1274386.17010312" calcext:value-type="float">
            <text:p>1274386.17010312</text:p>
          </table:table-cell>
          <table:table-cell office:value-type="float" office:value="0.793624872926982" calcext:value-type="float">
            <text:p>0.793624872926982</text:p>
          </table:table-cell>
          <table:table-cell office:value-type="float" office:value="0.646973568762337" calcext:value-type="float">
            <text:p>0.646973568762337</text:p>
          </table:table-cell>
          <table:table-cell office:value-type="float" office:value="0.147992158655706" calcext:value-type="float">
            <text:p>0.147992158655706</text:p>
          </table:table-cell>
          <table:table-cell office:value-type="float" office:value="0.955705868917669" calcext:value-type="float">
            <text:p>0.955705868917669</text:p>
          </table:table-cell>
          <table:table-cell office:value-type="float" office:value="0.0225826770805595" calcext:value-type="float">
            <text:p>0.02258267708056</text:p>
          </table:table-cell>
          <table:table-cell office:value-type="float" office:value="0.212660216959343" calcext:value-type="float">
            <text:p>0.212660216959343</text:p>
          </table:table-cell>
          <table:table-cell office:value-type="float" office:value="0.280952266412035" calcext:value-type="float">
            <text:p>0.280952266412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50</text:p>
          </table:table-cell>
          <table:table-cell table:number-columns-repeated="990"/>
        </table:table-row>
        <table:table-row table:style-name="ro2">
          <table:table-cell office:value-type="float" office:value="338.023062156729" calcext:value-type="float">
            <text:p>338.023062156729</text:p>
          </table:table-cell>
          <table:table-cell office:value-type="float" office:value="9.83704752604167" calcext:value-type="float">
            <text:p>9.83704752604167</text:p>
          </table:table-cell>
          <table:table-cell office:value-type="string" calcext:value-type="string">
            <text:p>C8H8Hg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iphenyl aceta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enylmercury acetate degradation</text:p>
          </table:table-cell>
          <table:table-cell office:value-type="float" office:value="695665" calcext:value-type="float">
            <text:p>695665</text:p>
          </table:table-cell>
          <table:table-cell office:value-type="float" office:value="0.571736842807891" calcext:value-type="float">
            <text:p>0.571736842807891</text:p>
          </table:table-cell>
          <table:table-cell office:value-type="float" office:value="0.238898732238382" calcext:value-type="float">
            <text:p>0.238898732238382</text:p>
          </table:table-cell>
          <table:table-cell office:value-type="float" office:value="0.489586512782816" calcext:value-type="float">
            <text:p>0.489586512782816</text:p>
          </table:table-cell>
          <table:table-cell office:value-type="float" office:value="1" calcext:value-type="float">
            <text:p>1</text:p>
          </table:table-cell>
          <table:table-cell office:value-type="float" office:value="0.0197736969582072" calcext:value-type="float">
            <text:p>0.019773696958207</text:p>
          </table:table-cell>
          <table:table-cell office:value-type="float" office:value="0.000412870031860418" calcext:value-type="float">
            <text:p>0.00041287003186</text:p>
          </table:table-cell>
          <table:table-cell office:value-type="float" office:value="0.0194000033025704" calcext:value-type="float">
            <text:p>0.01940000330257</text:p>
          </table:table-cell>
          <table:table-cell office:value-type="float" office:value="1" calcext:value-type="float">
            <text:p>1</text:p>
          </table:table-cell>
          <table:table-cell office:value-type="float" office:value="376074.28515625" calcext:value-type="float">
            <text:p>376074.28515625</text:p>
          </table:table-cell>
          <table:table-cell office:value-type="float" office:value="157141.6484375" calcext:value-type="float">
            <text:p>157141.6484375</text:p>
          </table:table-cell>
          <table:table-cell office:value-type="float" office:value="322037.83984375" calcext:value-type="float">
            <text:p>322037.83984375</text:p>
          </table:table-cell>
          <table:table-cell office:value-type="float" office:value="657775.145833333" calcext:value-type="float">
            <text:p>657775.145833333</text:p>
          </table:table-cell>
          <table:table-cell office:value-type="float" office:value="136095.641730465" calcext:value-type="float">
            <text:p>136095.641730465</text:p>
          </table:table-cell>
          <table:table-cell office:value-type="float" office:value="130608.908598461" calcext:value-type="float">
            <text:p>130608.908598461</text:p>
          </table:table-cell>
          <table:table-cell office:value-type="float" office:value="158644.188874849" calcext:value-type="float">
            <text:p>158644.188874849</text:p>
          </table:table-cell>
          <table:table-cell office:value-type="float" office:value="44394.3565431047" calcext:value-type="float">
            <text:p>44394.3565431047</text:p>
          </table:table-cell>
          <table:table-cell office:value-type="float" office:value="0.361884997465116" calcext:value-type="float">
            <text:p>0.361884997465116</text:p>
          </table:table-cell>
          <table:table-cell office:value-type="float" office:value="0.831153993210195" calcext:value-type="float">
            <text:p>0.831153993210195</text:p>
          </table:table-cell>
          <table:table-cell office:value-type="float" office:value="0.492625925424857" calcext:value-type="float">
            <text:p>0.492625925424857</text:p>
          </table:table-cell>
          <table:table-cell office:value-type="float" office:value="0.0674916904725271" calcext:value-type="float">
            <text:p>0.067491690472527</text:p>
          </table:table-cell>
          <table:table-cell office:value-type="float" office:value="3.87233833767411" calcext:value-type="float">
            <text:p>3.87233833767411</text:p>
          </table:table-cell>
          <table:table-cell office:value-type="float" office:value="13.1707766468065" calcext:value-type="float">
            <text:p>13.1707766468065</text:p>
          </table:table-cell>
          <table:table-cell office:value-type="float" office:value="4.15344019057237" calcext:value-type="float">
            <text:p>4.15344019057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059</text:p>
          </table:table-cell>
          <table:table-cell table:number-columns-repeated="990"/>
        </table:table-row>
        <table:table-row table:style-name="ro2">
          <table:table-cell office:value-type="float" office:value="530.07083606862" calcext:value-type="float">
            <text:p>530.07083606862</text:p>
          </table:table-cell>
          <table:table-cell office:value-type="float" office:value="13.8037056251808" calcext:value-type="float">
            <text:p>13.8037056251808</text:p>
          </table:table-cell>
          <table:table-cell office:value-type="string" calcext:value-type="string">
            <text:p>C16H24N2O14P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TDP-3-oxo-4,6-dideoxy-alpha-D-gluc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878" calcext:value-type="float">
            <text:p>271878</text:p>
          </table:table-cell>
          <table:table-cell office:value-type="float" office:value="0.550563620258207" calcext:value-type="float">
            <text:p>0.550563620258207</text:p>
          </table:table-cell>
          <table:table-cell office:value-type="float" office:value="0.5986862541351" calcext:value-type="float">
            <text:p>0.5986862541351</text:p>
          </table:table-cell>
          <table:table-cell office:value-type="float" office:value="0.481556627947251" calcext:value-type="float">
            <text:p>0.481556627947251</text:p>
          </table:table-cell>
          <table:table-cell office:value-type="float" office:value="1" calcext:value-type="float">
            <text:p>1</text:p>
          </table:table-cell>
          <table:table-cell office:value-type="float" office:value="0.166568911430485" calcext:value-type="float">
            <text:p>0.166568911430485</text:p>
          </table:table-cell>
          <table:table-cell office:value-type="float" office:value="0.177868942071891" calcext:value-type="float">
            <text:p>0.177868942071891</text:p>
          </table:table-cell>
          <table:table-cell office:value-type="float" office:value="0.114457940940653" calcext:value-type="float">
            <text:p>0.114457940940653</text:p>
          </table:table-cell>
          <table:table-cell office:value-type="float" office:value="1" calcext:value-type="float">
            <text:p>1</text:p>
          </table:table-cell>
          <table:table-cell office:value-type="float" office:value="107229.4453125" calcext:value-type="float">
            <text:p>107229.4453125</text:p>
          </table:table-cell>
          <table:table-cell office:value-type="float" office:value="116601.955859375" calcext:value-type="float">
            <text:p>116601.955859375</text:p>
          </table:table-cell>
          <table:table-cell office:value-type="float" office:value="93789.43359375" calcext:value-type="float">
            <text:p>93789.43359375</text:p>
          </table:table-cell>
          <table:table-cell office:value-type="float" office:value="194763.041666667" calcext:value-type="float">
            <text:p>194763.041666667</text:p>
          </table:table-cell>
          <table:table-cell office:value-type="float" office:value="71489.612721088" calcext:value-type="float">
            <text:p>71489.612721088</text:p>
          </table:table-cell>
          <table:table-cell office:value-type="float" office:value="57726.6669661655" calcext:value-type="float">
            <text:p>57726.6669661655</text:p>
          </table:table-cell>
          <table:table-cell office:value-type="float" office:value="65044.03922893" calcext:value-type="float">
            <text:p>65044.03922893</text:p>
          </table:table-cell>
          <table:table-cell office:value-type="float" office:value="68371.8742300146" calcext:value-type="float">
            <text:p>68371.8742300146</text:p>
          </table:table-cell>
          <table:table-cell office:value-type="float" office:value="0.666697589572948" calcext:value-type="float">
            <text:p>0.666697589572948</text:p>
          </table:table-cell>
          <table:table-cell office:value-type="float" office:value="0.495074602657483" calcext:value-type="float">
            <text:p>0.495074602657483</text:p>
          </table:table-cell>
          <table:table-cell office:value-type="float" office:value="0.693511376885684" calcext:value-type="float">
            <text:p>0.693511376885684</text:p>
          </table:table-cell>
          <table:table-cell office:value-type="float" office:value="0.351051583734412" calcext:value-type="float">
            <text:p>0.351051583734412</text:p>
          </table:table-cell>
          <table:table-cell office:value-type="float" office:value="0.783010350544217" calcext:value-type="float">
            <text:p>0.783010350544217</text:p>
          </table:table-cell>
          <table:table-cell office:value-type="float" office:value="0.762969068575757" calcext:value-type="float">
            <text:p>0.762969068575757</text:p>
          </table:table-cell>
          <table:table-cell office:value-type="float" office:value="1.14488102437768" calcext:value-type="float">
            <text:p>1.14488102437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01</text:p>
          </table:table-cell>
          <table:table-cell table:number-columns-repeated="990"/>
        </table:table-row>
        <table:table-row table:style-name="ro2">
          <table:table-cell office:value-type="float" office:value="297.107295478452" calcext:value-type="float">
            <text:p>297.107295478452</text:p>
          </table:table-cell>
          <table:table-cell office:value-type="float" office:value="10.8623017374674" calcext:value-type="float">
            <text:p>10.8623017374674</text:p>
          </table:table-cell>
          <table:table-cell office:value-type="string" calcext:value-type="string">
            <text:p>C11H15N5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icofuran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111" calcext:value-type="float">
            <text:p>154111</text:p>
          </table:table-cell>
          <table:table-cell office:value-type="float" office:value="0.755169008576067" calcext:value-type="float">
            <text:p>0.755169008576067</text:p>
          </table:table-cell>
          <table:table-cell office:value-type="float" office:value="0.330476063490399" calcext:value-type="float">
            <text:p>0.330476063490399</text:p>
          </table:table-cell>
          <table:table-cell office:value-type="float" office:value="0.464026502987253" calcext:value-type="float">
            <text:p>0.464026502987253</text:p>
          </table:table-cell>
          <table:table-cell office:value-type="float" office:value="1" calcext:value-type="float">
            <text:p>1</text:p>
          </table:table-cell>
          <table:table-cell office:value-type="float" office:value="0.562351666547377" calcext:value-type="float">
            <text:p>0.562351666547377</text:p>
          </table:table-cell>
          <table:table-cell office:value-type="float" office:value="0.190196085130349" calcext:value-type="float">
            <text:p>0.190196085130349</text:p>
          </table:table-cell>
          <table:table-cell office:value-type="float" office:value="0.259421995260748" calcext:value-type="float">
            <text:p>0.259421995260748</text:p>
          </table:table-cell>
          <table:table-cell office:value-type="float" office:value="1" calcext:value-type="float">
            <text:p>1</text:p>
          </table:table-cell>
          <table:table-cell office:value-type="float" office:value="77285.8154296875" calcext:value-type="float">
            <text:p>77285.8154296875</text:p>
          </table:table-cell>
          <table:table-cell office:value-type="float" office:value="33821.71640625" calcext:value-type="float">
            <text:p>33821.71640625</text:p>
          </table:table-cell>
          <table:table-cell office:value-type="float" office:value="47489.5900878906" calcext:value-type="float">
            <text:p>47489.5900878906</text:p>
          </table:table-cell>
          <table:table-cell office:value-type="float" office:value="102342.408854167" calcext:value-type="float">
            <text:p>102342.408854167</text:p>
          </table:table-cell>
          <table:table-cell office:value-type="float" office:value="25194.336175213" calcext:value-type="float">
            <text:p>25194.336175213</text:p>
          </table:table-cell>
          <table:table-cell office:value-type="float" office:value="14794.9699879348" calcext:value-type="float">
            <text:p>14794.9699879348</text:p>
          </table:table-cell>
          <table:table-cell office:value-type="float" office:value="31320.6717030003" calcext:value-type="float">
            <text:p>31320.6717030003</text:p>
          </table:table-cell>
          <table:table-cell office:value-type="float" office:value="61567.552223457" calcext:value-type="float">
            <text:p>61567.552223457</text:p>
          </table:table-cell>
          <table:table-cell office:value-type="float" office:value="0.325989135718366" calcext:value-type="float">
            <text:p>0.325989135718366</text:p>
          </table:table-cell>
          <table:table-cell office:value-type="float" office:value="0.437439951604608" calcext:value-type="float">
            <text:p>0.437439951604608</text:p>
          </table:table-cell>
          <table:table-cell office:value-type="float" office:value="0.659527101519175" calcext:value-type="float">
            <text:p>0.659527101519175</text:p>
          </table:table-cell>
          <table:table-cell office:value-type="float" office:value="0.601583966146312" calcext:value-type="float">
            <text:p>0.601583966146312</text:p>
          </table:table-cell>
          <table:table-cell office:value-type="float" office:value="0.141872937770723" calcext:value-type="float">
            <text:p>0.141872937770723</text:p>
          </table:table-cell>
          <table:table-cell office:value-type="float" office:value="1.17100347407643" calcext:value-type="float">
            <text:p>1.17100347407643</text:p>
          </table:table-cell>
          <table:table-cell office:value-type="float" office:value="0.630577697241413" calcext:value-type="float">
            <text:p>0.630577697241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74</text:p>
          </table:table-cell>
          <table:table-cell table:number-columns-repeated="990"/>
        </table:table-row>
        <table:table-row table:style-name="ro2">
          <table:table-cell office:value-type="float" office:value="252.136083654623" calcext:value-type="float">
            <text:p>252.136083654623</text:p>
          </table:table-cell>
          <table:table-cell office:value-type="float" office:value="3.87377892209772" calcext:value-type="float">
            <text:p>3.87377892209772</text:p>
          </table:table-cell>
          <table:table-cell office:value-type="string" calcext:value-type="string">
            <text:p>C14H20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iquinol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213" calcext:value-type="float">
            <text:p>253213</text:p>
          </table:table-cell>
          <table:table-cell office:value-type="float" office:value="0.852965575519398" calcext:value-type="float">
            <text:p>0.852965575519398</text:p>
          </table:table-cell>
          <table:table-cell office:value-type="float" office:value="0.34187631587953" calcext:value-type="float">
            <text:p>0.34187631587953</text:p>
          </table:table-cell>
          <table:table-cell office:value-type="float" office:value="0.458728490645798" calcext:value-type="float">
            <text:p>0.458728490645798</text:p>
          </table:table-cell>
          <table:table-cell office:value-type="float" office:value="1" calcext:value-type="float">
            <text:p>1</text:p>
          </table:table-cell>
          <table:table-cell office:value-type="float" office:value="0.732821106851839" calcext:value-type="float">
            <text:p>0.732821106851839</text:p>
          </table:table-cell>
          <table:table-cell office:value-type="float" office:value="0.0767776971154384" calcext:value-type="float">
            <text:p>0.076777697115439</text:p>
          </table:table-cell>
          <table:table-cell office:value-type="float" office:value="0.198725638320555" calcext:value-type="float">
            <text:p>0.198725638320555</text:p>
          </table:table-cell>
          <table:table-cell office:value-type="float" office:value="1" calcext:value-type="float">
            <text:p>1</text:p>
          </table:table-cell>
          <table:table-cell office:value-type="float" office:value="78214.533203125" calcext:value-type="float">
            <text:p>78214.533203125</text:p>
          </table:table-cell>
          <table:table-cell office:value-type="float" office:value="31349.0921875" calcext:value-type="float">
            <text:p>31349.0921875</text:p>
          </table:table-cell>
          <table:table-cell office:value-type="float" office:value="42064.1064453125" calcext:value-type="float">
            <text:p>42064.1064453125</text:p>
          </table:table-cell>
          <table:table-cell office:value-type="float" office:value="91697.1744791667" calcext:value-type="float">
            <text:p>91697.1744791667</text:p>
          </table:table-cell>
          <table:table-cell office:value-type="float" office:value="61847.1791486486" calcext:value-type="float">
            <text:p>61847.1791486486</text:p>
          </table:table-cell>
          <table:table-cell office:value-type="float" office:value="30447.4756357096" calcext:value-type="float">
            <text:p>30447.4756357096</text:p>
          </table:table-cell>
          <table:table-cell office:value-type="float" office:value="52528.7524256652" calcext:value-type="float">
            <text:p>52528.7524256652</text:p>
          </table:table-cell>
          <table:table-cell office:value-type="float" office:value="36051.4268941199" calcext:value-type="float">
            <text:p>36051.4268941199</text:p>
          </table:table-cell>
          <table:table-cell office:value-type="float" office:value="0.790737687943876" calcext:value-type="float">
            <text:p>0.790737687943876</text:p>
          </table:table-cell>
          <table:table-cell office:value-type="float" office:value="0.97123946854991" calcext:value-type="float">
            <text:p>0.97123946854991</text:p>
          </table:table-cell>
          <table:table-cell office:value-type="float" office:value="1.24877851604806" calcext:value-type="float">
            <text:p>1.24877851604806</text:p>
          </table:table-cell>
          <table:table-cell office:value-type="float" office:value="0.393157445678009" calcext:value-type="float">
            <text:p>0.393157445678009</text:p>
          </table:table-cell>
          <table:table-cell office:value-type="float" office:value="0.0354711134979574" calcext:value-type="float">
            <text:p>0.035471113497958</text:p>
          </table:table-cell>
          <table:table-cell office:value-type="float" office:value="1.63551554636062" calcext:value-type="float">
            <text:p>1.63551554636062</text:p>
          </table:table-cell>
          <table:table-cell office:value-type="float" office:value="0.606912167107467" calcext:value-type="float">
            <text:p>0.606912167107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46</text:p>
          </table:table-cell>
          <table:table-cell table:number-columns-repeated="990"/>
        </table:table-row>
        <table:table-row table:style-name="ro2">
          <table:table-cell office:value-type="float" office:value="247.142176471352" calcext:value-type="float">
            <text:p>247.142176471352</text:p>
          </table:table-cell>
          <table:table-cell office:value-type="float" office:value="10.5331207699246" calcext:value-type="float">
            <text:p>10.5331207699246</text:p>
          </table:table-cell>
          <table:table-cell office:value-type="string" calcext:value-type="string">
            <text:p>C11H21N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xybutyrylcarnit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8921" calcext:value-type="float">
            <text:p>3778921</text:p>
          </table:table-cell>
          <table:table-cell office:value-type="float" office:value="0.687882092311776" calcext:value-type="float">
            <text:p>0.687882092311776</text:p>
          </table:table-cell>
          <table:table-cell office:value-type="float" office:value="0.525776195241761" calcext:value-type="float">
            <text:p>0.525776195241761</text:p>
          </table:table-cell>
          <table:table-cell office:value-type="float" office:value="0.438021349282752" calcext:value-type="float">
            <text:p>0.438021349282752</text:p>
          </table:table-cell>
          <table:table-cell office:value-type="float" office:value="1" calcext:value-type="float">
            <text:p>1</text:p>
          </table:table-cell>
          <table:table-cell office:value-type="float" office:value="0.609770037896811" calcext:value-type="float">
            <text:p>0.609770037896811</text:p>
          </table:table-cell>
          <table:table-cell office:value-type="float" office:value="0.451732881662213" calcext:value-type="float">
            <text:p>0.451732881662213</text:p>
          </table:table-cell>
          <table:table-cell office:value-type="float" office:value="0.384700754914799" calcext:value-type="float">
            <text:p>0.384700754914799</text:p>
          </table:table-cell>
          <table:table-cell office:value-type="float" office:value="1" calcext:value-type="float">
            <text:p>1</text:p>
          </table:table-cell>
          <table:table-cell office:value-type="float" office:value="1288042.078125" calcext:value-type="float">
            <text:p>1288042.078125</text:p>
          </table:table-cell>
          <table:table-cell office:value-type="float" office:value="984502.825" calcext:value-type="float">
            <text:p>984502.825</text:p>
          </table:table-cell>
          <table:table-cell office:value-type="float" office:value="820184.0625" calcext:value-type="float">
            <text:p>820184.0625</text:p>
          </table:table-cell>
          <table:table-cell office:value-type="float" office:value="1872475.08333333" calcext:value-type="float">
            <text:p>1872475.08333333</text:p>
          </table:table-cell>
          <table:table-cell office:value-type="float" office:value="629485.323180476" calcext:value-type="float">
            <text:p>629485.323180476</text:p>
          </table:table-cell>
          <table:table-cell office:value-type="float" office:value="492556.118791462" calcext:value-type="float">
            <text:p>492556.118791462</text:p>
          </table:table-cell>
          <table:table-cell office:value-type="float" office:value="271821.101762602" calcext:value-type="float">
            <text:p>271821.101762602</text:p>
          </table:table-cell>
          <table:table-cell office:value-type="float" office:value="1651050.36822569" calcext:value-type="float">
            <text:p>1651050.36822569</text:p>
          </table:table-cell>
          <table:table-cell office:value-type="float" office:value="0.488714874980495" calcext:value-type="float">
            <text:p>0.488714874980495</text:p>
          </table:table-cell>
          <table:table-cell office:value-type="float" office:value="0.500309502709108" calcext:value-type="float">
            <text:p>0.500309502709108</text:p>
          </table:table-cell>
          <table:table-cell office:value-type="float" office:value="0.331414756992553" calcext:value-type="float">
            <text:p>0.331414756992553</text:p>
          </table:table-cell>
          <table:table-cell office:value-type="float" office:value="0.881747577268977" calcext:value-type="float">
            <text:p>0.881747577268977</text:p>
          </table:table-cell>
          <table:table-cell office:value-type="float" office:value="0.109397171586762" calcext:value-type="float">
            <text:p>0.109397171586762</text:p>
          </table:table-cell>
          <table:table-cell office:value-type="float" office:value="0.265613538258396" calcext:value-type="float">
            <text:p>0.265613538258396</text:p>
          </table:table-cell>
          <table:table-cell office:value-type="float" office:value="0.395490757999559" calcext:value-type="float">
            <text:p>0.395490757999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83</text:p>
          </table:table-cell>
          <table:table-cell table:number-columns-repeated="990"/>
        </table:table-row>
        <table:table-row table:style-name="ro2">
          <table:table-cell office:value-type="float" office:value="461.335465127163" calcext:value-type="float">
            <text:p>461.335465127163</text:p>
          </table:table-cell>
          <table:table-cell office:value-type="float" office:value="7.19556587219238" calcext:value-type="float">
            <text:p>7.19556587219238</text:p>
          </table:table-cell>
          <table:table-cell office:value-type="string" calcext:value-type="string">
            <text:p>C24H47NO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-Glucosylsphingos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384" calcext:value-type="float">
            <text:p>718384</text:p>
          </table:table-cell>
          <table:table-cell office:value-type="float" office:value="0.801876975166308" calcext:value-type="float">
            <text:p>0.801876975166308</text:p>
          </table:table-cell>
          <table:table-cell office:value-type="float" office:value="0.268936460261114" calcext:value-type="float">
            <text:p>0.268936460261114</text:p>
          </table:table-cell>
          <table:table-cell office:value-type="float" office:value="0.402609672767067" calcext:value-type="float">
            <text:p>0.402609672767067</text:p>
          </table:table-cell>
          <table:table-cell office:value-type="float" office:value="1" calcext:value-type="float">
            <text:p>1</text:p>
          </table:table-cell>
          <table:table-cell office:value-type="float" office:value="0.818476103011044" calcext:value-type="float">
            <text:p>0.818476103011044</text:p>
          </table:table-cell>
          <table:table-cell office:value-type="float" office:value="0.403515149365651" calcext:value-type="float">
            <text:p>0.403515149365651</text:p>
          </table:table-cell>
          <table:table-cell office:value-type="float" office:value="0.48111489704679" calcext:value-type="float">
            <text:p>0.48111489704679</text:p>
          </table:table-cell>
          <table:table-cell office:value-type="float" office:value="1" calcext:value-type="float">
            <text:p>1</text:p>
          </table:table-cell>
          <table:table-cell office:value-type="float" office:value="241019.916015625" calcext:value-type="float">
            <text:p>241019.916015625</text:p>
          </table:table-cell>
          <table:table-cell office:value-type="float" office:value="80834.14921875" calcext:value-type="float">
            <text:p>80834.14921875</text:p>
          </table:table-cell>
          <table:table-cell office:value-type="float" office:value="121012.265625" calcext:value-type="float">
            <text:p>121012.265625</text:p>
          </table:table-cell>
          <table:table-cell office:value-type="float" office:value="300569.692708333" calcext:value-type="float">
            <text:p>300569.692708333</text:p>
          </table:table-cell>
          <table:table-cell office:value-type="float" office:value="232807.648277908" calcext:value-type="float">
            <text:p>232807.648277908</text:p>
          </table:table-cell>
          <table:table-cell office:value-type="float" office:value="32982.0868944647" calcext:value-type="float">
            <text:p>32982.0868944647</text:p>
          </table:table-cell>
          <table:table-cell office:value-type="float" office:value="32136.9650393168" calcext:value-type="float">
            <text:p>32136.9650393168</text:p>
          </table:table-cell>
          <table:table-cell office:value-type="float" office:value="362100.183698614" calcext:value-type="float">
            <text:p>362100.183698614</text:p>
          </table:table-cell>
          <table:table-cell office:value-type="float" office:value="0.965927016018109" calcext:value-type="float">
            <text:p>0.965927016018109</text:p>
          </table:table-cell>
          <table:table-cell office:value-type="float" office:value="0.408021698913537" calcext:value-type="float">
            <text:p>0.408021698913537</text:p>
          </table:table-cell>
          <table:table-cell office:value-type="float" office:value="0.265567832098151" calcext:value-type="float">
            <text:p>0.265567832098151</text:p>
          </table:table-cell>
          <table:table-cell office:value-type="float" office:value="1.20471289182835" calcext:value-type="float">
            <text:p>1.20471289182835</text:p>
          </table:table-cell>
          <table:table-cell office:value-type="float" office:value="0.0191358380994981" calcext:value-type="float">
            <text:p>0.019135838099498</text:p>
          </table:table-cell>
          <table:table-cell office:value-type="float" office:value="0.365220244433661" calcext:value-type="float">
            <text:p>0.365220244433661</text:p>
          </table:table-cell>
          <table:table-cell office:value-type="float" office:value="0.243973013082492" calcext:value-type="float">
            <text:p>0.243973013082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34</text:p>
          </table:table-cell>
          <table:table-cell table:number-columns-repeated="990"/>
        </table:table-row>
        <table:table-row table:style-name="ro2">
          <table:table-cell office:value-type="float" office:value="394.125672408793" calcext:value-type="float">
            <text:p>394.125672408793</text:p>
          </table:table-cell>
          <table:table-cell office:value-type="float" office:value="13.6762250900269" calcext:value-type="float">
            <text:p>13.6762250900269</text:p>
          </table:table-cell>
          <table:table-cell office:value-type="string" calcext:value-type="string">
            <text:p>C19H22O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oes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383" calcext:value-type="float">
            <text:p>288383</text:p>
          </table:table-cell>
          <table:table-cell office:value-type="float" office:value="1.93164663252594" calcext:value-type="float">
            <text:p>1.93164663252594</text:p>
          </table:table-cell>
          <table:table-cell office:value-type="float" office:value="0.33543900043709" calcext:value-type="float">
            <text:p>0.33543900043709</text:p>
          </table:table-cell>
          <table:table-cell office:value-type="float" office:value="0.392373365483011" calcext:value-type="float">
            <text:p>0.392373365483011</text:p>
          </table:table-cell>
          <table:table-cell office:value-type="float" office:value="1" calcext:value-type="float">
            <text:p>1</text:p>
          </table:table-cell>
          <table:table-cell office:value-type="float" office:value="0.163476724399304" calcext:value-type="float">
            <text:p>0.163476724399304</text:p>
          </table:table-cell>
          <table:table-cell office:value-type="float" office:value="0.250262939230797" calcext:value-type="float">
            <text:p>0.250262939230797</text:p>
          </table:table-cell>
          <table:table-cell office:value-type="float" office:value="0.29380972022192" calcext:value-type="float">
            <text:p>0.29380972022192</text:p>
          </table:table-cell>
          <table:table-cell office:value-type="float" office:value="1" calcext:value-type="float">
            <text:p>1</text:p>
          </table:table-cell>
          <table:table-cell office:value-type="float" office:value="192845.3203125" calcext:value-type="float">
            <text:p>192845.3203125</text:p>
          </table:table-cell>
          <table:table-cell office:value-type="float" office:value="33488.4447265625" calcext:value-type="float">
            <text:p>33488.4447265625</text:p>
          </table:table-cell>
          <table:table-cell office:value-type="float" office:value="39172.46875" calcext:value-type="float">
            <text:p>39172.46875</text:p>
          </table:table-cell>
          <table:table-cell office:value-type="float" office:value="99834.6783854167" calcext:value-type="float">
            <text:p>99834.6783854167</text:p>
          </table:table-cell>
          <table:table-cell office:value-type="float" office:value="74037.6824883321" calcext:value-type="float">
            <text:p>74037.6824883321</text:p>
          </table:table-cell>
          <table:table-cell office:value-type="float" office:value="44892.0960563523" calcext:value-type="float">
            <text:p>44892.0960563523</text:p>
          </table:table-cell>
          <table:table-cell office:value-type="float" office:value="50863.0677980095" calcext:value-type="float">
            <text:p>50863.0677980095</text:p>
          </table:table-cell>
          <table:table-cell office:value-type="float" office:value="72591.1140598485" calcext:value-type="float">
            <text:p>72591.1140598485</text:p>
          </table:table-cell>
          <table:table-cell office:value-type="float" office:value="0.38392262964098" calcext:value-type="float">
            <text:p>0.38392262964098</text:p>
          </table:table-cell>
          <table:table-cell office:value-type="float" office:value="1.34052496086044" calcext:value-type="float">
            <text:p>1.34052496086044</text:p>
          </table:table-cell>
          <table:table-cell office:value-type="float" office:value="1.29843916967856" calcext:value-type="float">
            <text:p>1.29843916967856</text:p>
          </table:table-cell>
          <table:table-cell office:value-type="float" office:value="0.72711321590687" calcext:value-type="float">
            <text:p>0.72711321590687</text:p>
          </table:table-cell>
          <table:table-cell office:value-type="float" office:value="0.804663814679329" calcext:value-type="float">
            <text:p>0.804663814679329</text:p>
          </table:table-cell>
          <table:table-cell office:value-type="float" office:value="0.604250050845576" calcext:value-type="float">
            <text:p>0.604250050845576</text:p>
          </table:table-cell>
          <table:table-cell office:value-type="float" office:value="0.468388417814701" calcext:value-type="float">
            <text:p>0.468388417814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2</text:p>
          </table:table-cell>
          <table:table-cell table:number-columns-repeated="990"/>
        </table:table-row>
        <table:table-row table:style-name="ro2">
          <table:table-cell office:value-type="float" office:value="245.162666795418" calcext:value-type="float">
            <text:p>245.162666795418</text:p>
          </table:table-cell>
          <table:table-cell office:value-type="float" office:value="4.3479805416531" calcext:value-type="float">
            <text:p>4.3479805416531</text:p>
          </table:table-cell>
          <table:table-cell office:value-type="string" calcext:value-type="string">
            <text:p>C12H23NO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valeryl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240" calcext:value-type="float">
            <text:p>210240</text:p>
          </table:table-cell>
          <table:table-cell office:value-type="float" office:value="0.517652847744309" calcext:value-type="float">
            <text:p>0.517652847744309</text:p>
          </table:table-cell>
          <table:table-cell office:value-type="float" office:value="0.691990101432221" calcext:value-type="float">
            <text:p>0.691990101432221</text:p>
          </table:table-cell>
          <table:table-cell office:value-type="float" office:value="0.380512857514474" calcext:value-type="float">
            <text:p>0.380512857514474</text:p>
          </table:table-cell>
          <table:table-cell office:value-type="float" office:value="1" calcext:value-type="float">
            <text:p>1</text:p>
          </table:table-cell>
          <table:table-cell office:value-type="float" office:value="0.517337702449638" calcext:value-type="float">
            <text:p>0.517337702449638</text:p>
          </table:table-cell>
          <table:table-cell office:value-type="float" office:value="0.673161109975415" calcext:value-type="float">
            <text:p>0.673161109975415</text:p>
          </table:table-cell>
          <table:table-cell office:value-type="float" office:value="0.418515447469216" calcext:value-type="float">
            <text:p>0.418515447469216</text:p>
          </table:table-cell>
          <table:table-cell office:value-type="float" office:value="1" calcext:value-type="float">
            <text:p>1</text:p>
          </table:table-cell>
          <table:table-cell office:value-type="float" office:value="45899.9912109375" calcext:value-type="float">
            <text:p>45899.9912109375</text:p>
          </table:table-cell>
          <table:table-cell office:value-type="float" office:value="61358.37890625" calcext:value-type="float">
            <text:p>61358.37890625</text:p>
          </table:table-cell>
          <table:table-cell office:value-type="float" office:value="33739.8642578125" calcext:value-type="float">
            <text:p>33739.8642578125</text:p>
          </table:table-cell>
          <table:table-cell office:value-type="float" office:value="88669.4459635417" calcext:value-type="float">
            <text:p>88669.4459635417</text:p>
          </table:table-cell>
          <table:table-cell office:value-type="float" office:value="28167.548049073" calcext:value-type="float">
            <text:p>28167.548049073</text:p>
          </table:table-cell>
          <table:table-cell office:value-type="float" office:value="41709.3045413721" calcext:value-type="float">
            <text:p>41709.3045413721</text:p>
          </table:table-cell>
          <table:table-cell office:value-type="float" office:value="3355.29535611876" calcext:value-type="float">
            <text:p>3355.29535611876</text:p>
          </table:table-cell>
          <table:table-cell office:value-type="float" office:value="94121.8064911178" calcext:value-type="float">
            <text:p>94121.8064911178</text:p>
          </table:table-cell>
          <table:table-cell office:value-type="float" office:value="0.613672188293599" calcext:value-type="float">
            <text:p>0.613672188293599</text:p>
          </table:table-cell>
          <table:table-cell office:value-type="float" office:value="0.679765425437658" calcext:value-type="float">
            <text:p>0.679765425437658</text:p>
          </table:table-cell>
          <table:table-cell office:value-type="float" office:value="0.0994460241594434" calcext:value-type="float">
            <text:p>0.099446024159444</text:p>
          </table:table-cell>
          <table:table-cell office:value-type="float" office:value="1.06149086044609" calcext:value-type="float">
            <text:p>1.06149086044609</text:p>
          </table:table-cell>
          <table:table-cell office:value-type="float" office:value="0.189511461548952" calcext:value-type="float">
            <text:p>0.189511461548952</text:p>
          </table:table-cell>
          <table:table-cell office:value-type="float" office:value="0.0703768189351897" calcext:value-type="float">
            <text:p>0.07037681893519</text:p>
          </table:table-cell>
          <table:table-cell office:value-type="float" office:value="0.340157867119884" calcext:value-type="float">
            <text:p>0.340157867119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35</text:p>
          </table:table-cell>
          <table:table-cell table:number-columns-repeated="990"/>
        </table:table-row>
        <table:table-row table:style-name="ro2">
          <table:table-cell office:value-type="float" office:value="243.147070527756" calcext:value-type="float">
            <text:p>243.147070527756</text:p>
          </table:table-cell>
          <table:table-cell office:value-type="float" office:value="7.61725758446587" calcext:value-type="float">
            <text:p>7.61725758446587</text:p>
          </table:table-cell>
          <table:table-cell office:value-type="string" calcext:value-type="string">
            <text:p>C12H21N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glyl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301" calcext:value-type="float">
            <text:p>376301</text:p>
          </table:table-cell>
          <table:table-cell office:value-type="float" office:value="0.578769715486141" calcext:value-type="float">
            <text:p>0.578769715486141</text:p>
          </table:table-cell>
          <table:table-cell office:value-type="float" office:value="0.422803777350521" calcext:value-type="float">
            <text:p>0.422803777350521</text:p>
          </table:table-cell>
          <table:table-cell office:value-type="float" office:value="0.375350410884951" calcext:value-type="float">
            <text:p>0.375350410884951</text:p>
          </table:table-cell>
          <table:table-cell office:value-type="float" office:value="1" calcext:value-type="float">
            <text:p>1</text:p>
          </table:table-cell>
          <table:table-cell office:value-type="float" office:value="0.499149389183638" calcext:value-type="float">
            <text:p>0.499149389183638</text:p>
          </table:table-cell>
          <table:table-cell office:value-type="float" office:value="0.373270240668218" calcext:value-type="float">
            <text:p>0.373270240668218</text:p>
          </table:table-cell>
          <table:table-cell office:value-type="float" office:value="0.343379553684233" calcext:value-type="float">
            <text:p>0.343379553684233</text:p>
          </table:table-cell>
          <table:table-cell office:value-type="float" office:value="1" calcext:value-type="float">
            <text:p>1</text:p>
          </table:table-cell>
          <table:table-cell office:value-type="float" office:value="108090.447265625" calcext:value-type="float">
            <text:p>108090.447265625</text:p>
          </table:table-cell>
          <table:table-cell office:value-type="float" office:value="78962.40625" calcext:value-type="float">
            <text:p>78962.40625</text:p>
          </table:table-cell>
          <table:table-cell office:value-type="float" office:value="70100.0634765625" calcext:value-type="float">
            <text:p>70100.0634765625</text:p>
          </table:table-cell>
          <table:table-cell office:value-type="float" office:value="186758.989583333" calcext:value-type="float">
            <text:p>186758.989583333</text:p>
          </table:table-cell>
          <table:table-cell office:value-type="float" office:value="59028.787037363" calcext:value-type="float">
            <text:p>59028.787037363</text:p>
          </table:table-cell>
          <table:table-cell office:value-type="float" office:value="29200.6016929223" calcext:value-type="float">
            <text:p>29200.6016929223</text:p>
          </table:table-cell>
          <table:table-cell office:value-type="float" office:value="16332.2250537763" calcext:value-type="float">
            <text:p>16332.2250537763</text:p>
          </table:table-cell>
          <table:table-cell office:value-type="float" office:value="164190.957125898" calcext:value-type="float">
            <text:p>164190.957125898</text:p>
          </table:table-cell>
          <table:table-cell office:value-type="float" office:value="0.546105493414267" calcext:value-type="float">
            <text:p>0.546105493414267</text:p>
          </table:table-cell>
          <table:table-cell office:value-type="float" office:value="0.369803848181518" calcext:value-type="float">
            <text:p>0.369803848181518</text:p>
          </table:table-cell>
          <table:table-cell office:value-type="float" office:value="0.23298445456097" calcext:value-type="float">
            <text:p>0.23298445456097</text:p>
          </table:table-cell>
          <table:table-cell office:value-type="float" office:value="0.879159592222119" calcext:value-type="float">
            <text:p>0.879159592222119</text:p>
          </table:table-cell>
          <table:table-cell office:value-type="float" office:value="0.203288956614249" calcext:value-type="float">
            <text:p>0.203288956614249</text:p>
          </table:table-cell>
          <table:table-cell office:value-type="float" office:value="0.417818812870746" calcext:value-type="float">
            <text:p>0.417818812870746</text:p>
          </table:table-cell>
          <table:table-cell office:value-type="float" office:value="0.499875081847035" calcext:value-type="float">
            <text:p>0.499875081847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83</text:p>
          </table:table-cell>
          <table:table-cell table:number-columns-repeated="990"/>
        </table:table-row>
        <table:table-row table:style-name="ro2">
          <table:table-cell office:value-type="float" office:value="297.089549022442" calcext:value-type="float">
            <text:p>297.089549022442</text:p>
          </table:table-cell>
          <table:table-cell office:value-type="float" office:value="7.39411160786945" calcext:value-type="float">
            <text:p>7.39411160786945</text:p>
          </table:table-cell>
          <table:table-cell office:value-type="string" calcext:value-type="string">
            <text:p>C11H15N5O3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'-methylthioformyc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22236" calcext:value-type="float">
            <text:p>46422236</text:p>
          </table:table-cell>
          <table:table-cell office:value-type="float" office:value="0.590021061620376" calcext:value-type="float">
            <text:p>0.590021061620376</text:p>
          </table:table-cell>
          <table:table-cell office:value-type="float" office:value="0.604904467407564" calcext:value-type="float">
            <text:p>0.604904467407564</text:p>
          </table:table-cell>
          <table:table-cell office:value-type="float" office:value="0.355933518056933" calcext:value-type="float">
            <text:p>0.355933518056933</text:p>
          </table:table-cell>
          <table:table-cell office:value-type="float" office:value="1" calcext:value-type="float">
            <text:p>1</text:p>
          </table:table-cell>
          <table:table-cell office:value-type="float" office:value="0.516508516629889" calcext:value-type="float">
            <text:p>0.516508516629889</text:p>
          </table:table-cell>
          <table:table-cell office:value-type="float" office:value="0.525686001268459" calcext:value-type="float">
            <text:p>0.525686001268459</text:p>
          </table:table-cell>
          <table:table-cell office:value-type="float" office:value="0.338272390683005" calcext:value-type="float">
            <text:p>0.338272390683005</text:p>
          </table:table-cell>
          <table:table-cell office:value-type="float" office:value="1" calcext:value-type="float">
            <text:p>1</text:p>
          </table:table-cell>
          <table:table-cell office:value-type="float" office:value="13685511.875" calcext:value-type="float">
            <text:p>13685511.875</text:p>
          </table:table-cell>
          <table:table-cell office:value-type="float" office:value="14030731.8" calcext:value-type="float">
            <text:p>14030731.8</text:p>
          </table:table-cell>
          <table:table-cell office:value-type="float" office:value="8255861.875" calcext:value-type="float">
            <text:p>8255861.875</text:p>
          </table:table-cell>
          <table:table-cell office:value-type="float" office:value="23194954.8333333" calcext:value-type="float">
            <text:p>23194954.8333333</text:p>
          </table:table-cell>
          <table:table-cell office:value-type="float" office:value="7767552.44240029" calcext:value-type="float">
            <text:p>7767552.44240029</text:p>
          </table:table-cell>
          <table:table-cell office:value-type="float" office:value="4855751.2367463" calcext:value-type="float">
            <text:p>4855751.2367463</text:p>
          </table:table-cell>
          <table:table-cell office:value-type="float" office:value="1743104.41784088" calcext:value-type="float">
            <text:p>1743104.41784088</text:p>
          </table:table-cell>
          <table:table-cell office:value-type="float" office:value="20738116.972434" calcext:value-type="float">
            <text:p>20738116.972434</text:p>
          </table:table-cell>
          <table:table-cell office:value-type="float" office:value="0.56757485677899" calcext:value-type="float">
            <text:p>0.56757485677899</text:p>
          </table:table-cell>
          <table:table-cell office:value-type="float" office:value="0.346079684649542" calcext:value-type="float">
            <text:p>0.346079684649542</text:p>
          </table:table-cell>
          <table:table-cell office:value-type="float" office:value="0.211135365905196" calcext:value-type="float">
            <text:p>0.211135365905196</text:p>
          </table:table-cell>
          <table:table-cell office:value-type="float" office:value="0.894078782280333" calcext:value-type="float">
            <text:p>0.894078782280333</text:p>
          </table:table-cell>
          <table:table-cell office:value-type="float" office:value="0.184397838913529" calcext:value-type="float">
            <text:p>0.184397838913529</text:p>
          </table:table-cell>
          <table:table-cell office:value-type="float" office:value="0.18512815649079" calcext:value-type="float">
            <text:p>0.18512815649079</text:p>
          </table:table-cell>
          <table:table-cell office:value-type="float" office:value="0.515290748563345" calcext:value-type="float">
            <text:p>0.515290748563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37</text:p>
          </table:table-cell>
          <table:table-cell table:number-columns-repeated="990"/>
        </table:table-row>
        <table:table-row table:style-name="ro2">
          <table:table-cell office:value-type="float" office:value="265.131095032338" calcext:value-type="float">
            <text:p>265.131095032338</text:p>
          </table:table-cell>
          <table:table-cell office:value-type="float" office:value="7.62051246643065" calcext:value-type="float">
            <text:p>7.62051246643065</text:p>
          </table:table-cell>
          <table:table-cell office:value-type="string" calcext:value-type="string">
            <text:p>C14H19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(alpha)-Benzyloxycarbonyl-L-leuc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688" calcext:value-type="float">
            <text:p>408688</text:p>
          </table:table-cell>
          <table:table-cell office:value-type="float" office:value="0.66036100364844" calcext:value-type="float">
            <text:p>0.66036100364844</text:p>
          </table:table-cell>
          <table:table-cell office:value-type="float" office:value="0.443441377222648" calcext:value-type="float">
            <text:p>0.443441377222648</text:p>
          </table:table-cell>
          <table:table-cell office:value-type="float" office:value="0.33574942430031" calcext:value-type="float">
            <text:p>0.33574942430031</text:p>
          </table:table-cell>
          <table:table-cell office:value-type="float" office:value="1" calcext:value-type="float">
            <text:p>1</text:p>
          </table:table-cell>
          <table:table-cell office:value-type="float" office:value="0.62294133084109" calcext:value-type="float">
            <text:p>0.62294133084109</text:p>
          </table:table-cell>
          <table:table-cell office:value-type="float" office:value="0.431822951497493" calcext:value-type="float">
            <text:p>0.431822951497493</text:p>
          </table:table-cell>
          <table:table-cell office:value-type="float" office:value="0.362916686337255" calcext:value-type="float">
            <text:p>0.362916686337255</text:p>
          </table:table-cell>
          <table:table-cell office:value-type="float" office:value="1" calcext:value-type="float">
            <text:p>1</text:p>
          </table:table-cell>
          <table:table-cell office:value-type="float" office:value="126319.775390625" calcext:value-type="float">
            <text:p>126319.775390625</text:p>
          </table:table-cell>
          <table:table-cell office:value-type="float" office:value="84825.44375" calcext:value-type="float">
            <text:p>84825.44375</text:p>
          </table:table-cell>
          <table:table-cell office:value-type="float" office:value="64225.1611328125" calcext:value-type="float">
            <text:p>64225.1611328125</text:p>
          </table:table-cell>
          <table:table-cell office:value-type="float" office:value="191288.96875" calcext:value-type="float">
            <text:p>191288.96875</text:p>
          </table:table-cell>
          <table:table-cell office:value-type="float" office:value="88771.5277132748" calcext:value-type="float">
            <text:p>88771.5277132748</text:p>
          </table:table-cell>
          <table:table-cell office:value-type="float" office:value="51141.6816920145" calcext:value-type="float">
            <text:p>51141.6816920145</text:p>
          </table:table-cell>
          <table:table-cell office:value-type="float" office:value="9262.47581451148" calcext:value-type="float">
            <text:p>9262.47581451148</text:p>
          </table:table-cell>
          <table:table-cell office:value-type="float" office:value="188296.017456219" calcext:value-type="float">
            <text:p>188296.017456219</text:p>
          </table:table-cell>
          <table:table-cell office:value-type="float" office:value="0.702752418920649" calcext:value-type="float">
            <text:p>0.702752418920649</text:p>
          </table:table-cell>
          <table:table-cell office:value-type="float" office:value="0.602904970856866" calcext:value-type="float">
            <text:p>0.602904970856866</text:p>
          </table:table-cell>
          <table:table-cell office:value-type="float" office:value="0.144218802275286" calcext:value-type="float">
            <text:p>0.144218802275286</text:p>
          </table:table-cell>
          <table:table-cell office:value-type="float" office:value="0.984353769517717" calcext:value-type="float">
            <text:p>0.984353769517717</text:p>
          </table:table-cell>
          <table:table-cell office:value-type="float" office:value="0.0974021152677073" calcext:value-type="float">
            <text:p>0.097402115267707</text:p>
          </table:table-cell>
          <table:table-cell office:value-type="float" office:value="0.2977206614369" calcext:value-type="float">
            <text:p>0.2977206614369</text:p>
          </table:table-cell>
          <table:table-cell office:value-type="float" office:value="0.454267684668024" calcext:value-type="float">
            <text:p>0.454267684668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82</text:p>
          </table:table-cell>
          <table:table-cell table:number-columns-repeated="990"/>
        </table:table-row>
        <table:table-row table:style-name="ro2">
          <table:table-cell office:value-type="float" office:value="174.136888584136" calcext:value-type="float">
            <text:p>174.136888584136</text:p>
          </table:table-cell>
          <table:table-cell office:value-type="float" office:value="21.0312917073567" calcext:value-type="float">
            <text:p>21.0312917073567</text:p>
          </table:table-cell>
          <table:table-cell office:value-type="string" calcext:value-type="string">
            <text:p>C8H18N2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,Ne dimethyllys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826" calcext:value-type="float">
            <text:p>1189826</text:p>
          </table:table-cell>
          <table:table-cell office:value-type="float" office:value="0.612189954331328" calcext:value-type="float">
            <text:p>0.612189954331328</text:p>
          </table:table-cell>
          <table:table-cell office:value-type="float" office:value="0.610791691015357" calcext:value-type="float">
            <text:p>0.610791691015357</text:p>
          </table:table-cell>
          <table:table-cell office:value-type="float" office:value="0.328031598582907" calcext:value-type="float">
            <text:p>0.328031598582907</text:p>
          </table:table-cell>
          <table:table-cell office:value-type="float" office:value="1" calcext:value-type="float">
            <text:p>1</text:p>
          </table:table-cell>
          <table:table-cell office:value-type="float" office:value="0.473129677404292" calcext:value-type="float">
            <text:p>0.473129677404292</text:p>
          </table:table-cell>
          <table:table-cell office:value-type="float" office:value="0.468893673420836" calcext:value-type="float">
            <text:p>0.468893673420836</text:p>
          </table:table-cell>
          <table:table-cell office:value-type="float" office:value="0.265224741657583" calcext:value-type="float">
            <text:p>0.265224741657583</text:p>
          </table:table-cell>
          <table:table-cell office:value-type="float" office:value="1" calcext:value-type="float">
            <text:p>1</text:p>
          </table:table-cell>
          <table:table-cell office:value-type="float" office:value="388171.9921875" calcext:value-type="float">
            <text:p>388171.9921875</text:p>
          </table:table-cell>
          <table:table-cell office:value-type="float" office:value="387285.39375" calcext:value-type="float">
            <text:p>387285.39375</text:p>
          </table:table-cell>
          <table:table-cell office:value-type="float" office:value="207995.375" calcext:value-type="float">
            <text:p>207995.375</text:p>
          </table:table-cell>
          <table:table-cell office:value-type="float" office:value="634071.15625" calcext:value-type="float">
            <text:p>634071.15625</text:p>
          </table:table-cell>
          <table:table-cell office:value-type="float" office:value="148312.224571692" calcext:value-type="float">
            <text:p>148312.224571692</text:p>
          </table:table-cell>
          <table:table-cell office:value-type="float" office:value="57636.3324804179" calcext:value-type="float">
            <text:p>57636.3324804179</text:p>
          </table:table-cell>
          <table:table-cell office:value-type="float" office:value="19425.9715593349" calcext:value-type="float">
            <text:p>19425.9715593349</text:p>
          </table:table-cell>
          <table:table-cell office:value-type="float" office:value="481855.620464461" calcext:value-type="float">
            <text:p>481855.620464461</text:p>
          </table:table-cell>
          <table:table-cell office:value-type="float" office:value="0.382078634102101" calcext:value-type="float">
            <text:p>0.382078634102101</text:p>
          </table:table-cell>
          <table:table-cell office:value-type="float" office:value="0.148821343150429" calcext:value-type="float">
            <text:p>0.148821343150429</text:p>
          </table:table-cell>
          <table:table-cell office:value-type="float" office:value="0.0933961707530031" calcext:value-type="float">
            <text:p>0.093396170753003</text:p>
          </table:table-cell>
          <table:table-cell office:value-type="float" office:value="0.759939347050942" calcext:value-type="float">
            <text:p>0.759939347050942</text:p>
          </table:table-cell>
          <table:table-cell office:value-type="float" office:value="0.237886838329062" calcext:value-type="float">
            <text:p>0.237886838329062</text:p>
          </table:table-cell>
          <table:table-cell office:value-type="float" office:value="0.258604916062693" calcext:value-type="float">
            <text:p>0.258604916062693</text:p>
          </table:table-cell>
          <table:table-cell office:value-type="float" office:value="0.78061080276513" calcext:value-type="float">
            <text:p>0.78061080276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11</text:p>
          </table:table-cell>
          <table:table-cell table:number-columns-repeated="990"/>
        </table:table-row>
        <table:table-row table:style-name="ro2">
          <table:table-cell office:value-type="float" office:value="162.089246498811" calcext:value-type="float">
            <text:p>162.089246498811</text:p>
          </table:table-cell>
          <table:table-cell office:value-type="float" office:value="7.38775770399305" calcext:value-type="float">
            <text:p>7.38775770399305</text:p>
          </table:table-cell>
          <table:table-cell office:value-type="string" calcext:value-type="string">
            <text:p>C7H14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a-Cymaropyran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665" calcext:value-type="float">
            <text:p>231665</text:p>
          </table:table-cell>
          <table:table-cell office:value-type="float" office:value="0.35703927864747" calcext:value-type="float">
            <text:p>0.35703927864747</text:p>
          </table:table-cell>
          <table:table-cell office:value-type="float" office:value="0.309720376639461" calcext:value-type="float">
            <text:p>0.309720376639461</text:p>
          </table:table-cell>
          <table:table-cell office:value-type="float" office:value="0.325501676301594" calcext:value-type="float">
            <text:p>0.325501676301594</text:p>
          </table:table-cell>
          <table:table-cell office:value-type="float" office:value="1" calcext:value-type="float">
            <text:p>1</text:p>
          </table:table-cell>
          <table:table-cell office:value-type="float" office:value="0.00162305313938103" calcext:value-type="float">
            <text:p>0.001623053139381</text:p>
          </table:table-cell>
          <table:table-cell office:value-type="float" office:value="0.00176011121559669" calcext:value-type="float">
            <text:p>0.001760111215597</text:p>
          </table:table-cell>
          <table:table-cell office:value-type="float" office:value="0.000578440789853856" calcext:value-type="float">
            <text:p>0.000578440789854</text:p>
          </table:table-cell>
          <table:table-cell office:value-type="float" office:value="1" calcext:value-type="float">
            <text:p>1</text:p>
          </table:table-cell>
          <table:table-cell office:value-type="float" office:value="75620.5751953125" calcext:value-type="float">
            <text:p>75620.5751953125</text:p>
          </table:table-cell>
          <table:table-cell office:value-type="float" office:value="65598.47734375" calcext:value-type="float">
            <text:p>65598.47734375</text:p>
          </table:table-cell>
          <table:table-cell office:value-type="float" office:value="68940.94140625" calcext:value-type="float">
            <text:p>68940.94140625</text:p>
          </table:table-cell>
          <table:table-cell office:value-type="float" office:value="211799.036458333" calcext:value-type="float">
            <text:p>211799.036458333</text:p>
          </table:table-cell>
          <table:table-cell office:value-type="float" office:value="13121.3586046193" calcext:value-type="float">
            <text:p>13121.3586046193</text:p>
          </table:table-cell>
          <table:table-cell office:value-type="float" office:value="52120.2512638693" calcext:value-type="float">
            <text:p>52120.2512638693</text:p>
          </table:table-cell>
          <table:table-cell office:value-type="float" office:value="28129.4521742293" calcext:value-type="float">
            <text:p>28129.4521742293</text:p>
          </table:table-cell>
          <table:table-cell office:value-type="float" office:value="20687.0353638953" calcext:value-type="float">
            <text:p>20687.0353638953</text:p>
          </table:table-cell>
          <table:table-cell office:value-type="float" office:value="0.173515720698097" calcext:value-type="float">
            <text:p>0.173515720698097</text:p>
          </table:table-cell>
          <table:table-cell office:value-type="float" office:value="0.794534467480824" calcext:value-type="float">
            <text:p>0.794534467480824</text:p>
          </table:table-cell>
          <table:table-cell office:value-type="float" office:value="0.40802245516884" calcext:value-type="float">
            <text:p>0.40802245516884</text:p>
          </table:table-cell>
          <table:table-cell office:value-type="float" office:value="0.0976729437008793" calcext:value-type="float">
            <text:p>0.097672943700879</text:p>
          </table:table-cell>
          <table:table-cell office:value-type="float" office:value="30.9012625122032" calcext:value-type="float">
            <text:p>30.9012625122032</text:p>
          </table:table-cell>
          <table:table-cell office:value-type="float" office:value="6.79751313656149" calcext:value-type="float">
            <text:p>6.79751313656149</text:p>
          </table:table-cell>
          <table:table-cell office:value-type="float" office:value="16.7389343140463" calcext:value-type="float">
            <text:p>16.7389343140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16</text:p>
          </table:table-cell>
          <table:table-cell table:number-columns-repeated="990"/>
        </table:table-row>
        <table:table-row table:style-name="ro2">
          <table:table-cell office:value-type="float" office:value="369.287970373291" calcext:value-type="float">
            <text:p>369.287970373291</text:p>
          </table:table-cell>
          <table:table-cell office:value-type="float" office:value="4.24308195114135" calcext:value-type="float">
            <text:p>4.24308195114135</text:p>
          </table:table-cell>
          <table:table-cell office:value-type="string" calcext:value-type="string">
            <text:p>C21H39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s-5-Tetradecenoyl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805" calcext:value-type="float">
            <text:p>378805</text:p>
          </table:table-cell>
          <table:table-cell office:value-type="float" office:value="0.75631092473126" calcext:value-type="float">
            <text:p>0.75631092473126</text:p>
          </table:table-cell>
          <table:table-cell office:value-type="float" office:value="0.224429435526246" calcext:value-type="float">
            <text:p>0.224429435526246</text:p>
          </table:table-cell>
          <table:table-cell office:value-type="float" office:value="0.302557222735089" calcext:value-type="float">
            <text:p>0.302557222735089</text:p>
          </table:table-cell>
          <table:table-cell office:value-type="float" office:value="1" calcext:value-type="float">
            <text:p>1</text:p>
          </table:table-cell>
          <table:table-cell office:value-type="float" office:value="0.710253581508737" calcext:value-type="float">
            <text:p>0.710253581508737</text:p>
          </table:table-cell>
          <table:table-cell office:value-type="float" office:value="0.302067666951675" calcext:value-type="float">
            <text:p>0.302067666951675</text:p>
          </table:table-cell>
          <table:table-cell office:value-type="float" office:value="0.341009280828646" calcext:value-type="float">
            <text:p>0.341009280828646</text:p>
          </table:table-cell>
          <table:table-cell office:value-type="float" office:value="1" calcext:value-type="float">
            <text:p>1</text:p>
          </table:table-cell>
          <table:table-cell office:value-type="float" office:value="135172.9453125" calcext:value-type="float">
            <text:p>135172.9453125</text:p>
          </table:table-cell>
          <table:table-cell office:value-type="float" office:value="40111.529296875" calcext:value-type="float">
            <text:p>40111.529296875</text:p>
          </table:table-cell>
          <table:table-cell office:value-type="float" office:value="54075.0498046875" calcext:value-type="float">
            <text:p>54075.0498046875</text:p>
          </table:table-cell>
          <table:table-cell office:value-type="float" office:value="178726.686197917" calcext:value-type="float">
            <text:p>178726.686197917</text:p>
          </table:table-cell>
          <table:table-cell office:value-type="float" office:value="42542.140688913" calcext:value-type="float">
            <text:p>42542.140688913</text:p>
          </table:table-cell>
          <table:table-cell office:value-type="float" office:value="20132.9864093176" calcext:value-type="float">
            <text:p>20132.9864093176</text:p>
          </table:table-cell>
          <table:table-cell office:value-type="float" office:value="22514.4306388772" calcext:value-type="float">
            <text:p>22514.4306388772</text:p>
          </table:table-cell>
          <table:table-cell office:value-type="float" office:value="174382.966932263" calcext:value-type="float">
            <text:p>174382.966932263</text:p>
          </table:table-cell>
          <table:table-cell office:value-type="float" office:value="0.31472378285878" calcext:value-type="float">
            <text:p>0.31472378285878</text:p>
          </table:table-cell>
          <table:table-cell office:value-type="float" office:value="0.50192517618335" calcext:value-type="float">
            <text:p>0.50192517618335</text:p>
          </table:table-cell>
          <table:table-cell office:value-type="float" office:value="0.416355245537389" calcext:value-type="float">
            <text:p>0.416355245537389</text:p>
          </table:table-cell>
          <table:table-cell office:value-type="float" office:value="0.975696302784668" calcext:value-type="float">
            <text:p>0.975696302784668</text:p>
          </table:table-cell>
          <table:table-cell office:value-type="float" office:value="0.0588756155073258" calcext:value-type="float">
            <text:p>0.058875615507326</text:p>
          </table:table-cell>
          <table:table-cell office:value-type="float" office:value="0.623537682303105" calcext:value-type="float">
            <text:p>0.623537682303105</text:p>
          </table:table-cell>
          <table:table-cell office:value-type="float" office:value="0.502583460360458" calcext:value-type="float">
            <text:p>0.502583460360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23</text:p>
          </table:table-cell>
          <table:table-cell table:number-columns-repeated="990"/>
        </table:table-row>
        <table:table-row table:style-name="ro2">
          <table:table-cell office:value-type="float" office:value="189.11148697095" calcext:value-type="float">
            <text:p>189.11148697095</text:p>
          </table:table-cell>
          <table:table-cell office:value-type="float" office:value="14.6889711078845" calcext:value-type="float">
            <text:p>14.6889711078845</text:p>
          </table:table-cell>
          <table:table-cell office:value-type="string" calcext:value-type="string">
            <text:p>C7H15N3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Homocitrull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512" calcext:value-type="float">
            <text:p>306512</text:p>
          </table:table-cell>
          <table:table-cell office:value-type="float" office:value="0.576391862050035" calcext:value-type="float">
            <text:p>0.576391862050035</text:p>
          </table:table-cell>
          <table:table-cell office:value-type="float" office:value="0.305749355547601" calcext:value-type="float">
            <text:p>0.305749355547601</text:p>
          </table:table-cell>
          <table:table-cell office:value-type="float" office:value="0.302052240892004" calcext:value-type="float">
            <text:p>0.302052240892004</text:p>
          </table:table-cell>
          <table:table-cell office:value-type="float" office:value="1" calcext:value-type="float">
            <text:p>1</text:p>
          </table:table-cell>
          <table:table-cell office:value-type="float" office:value="0.106923003305752" calcext:value-type="float">
            <text:p>0.106923003305752</text:p>
          </table:table-cell>
          <table:table-cell office:value-type="float" office:value="0.0221367507414235" calcext:value-type="float">
            <text:p>0.022136750741424</text:p>
          </table:table-cell>
          <table:table-cell office:value-type="float" office:value="0.0372976337090365" calcext:value-type="float">
            <text:p>0.037297633709037</text:p>
          </table:table-cell>
          <table:table-cell office:value-type="float" office:value="1" calcext:value-type="float">
            <text:p>1</text:p>
          </table:table-cell>
          <table:table-cell office:value-type="float" office:value="134782.728515625" calcext:value-type="float">
            <text:p>134782.728515625</text:p>
          </table:table-cell>
          <table:table-cell office:value-type="float" office:value="71496.034375" calcext:value-type="float">
            <text:p>71496.034375</text:p>
          </table:table-cell>
          <table:table-cell office:value-type="float" office:value="70631.505859375" calcext:value-type="float">
            <text:p>70631.505859375</text:p>
          </table:table-cell>
          <table:table-cell office:value-type="float" office:value="233838.708333333" calcext:value-type="float">
            <text:p>233838.708333333</text:p>
          </table:table-cell>
          <table:table-cell office:value-type="float" office:value="19005.1098683327" calcext:value-type="float">
            <text:p>19005.1098683327</text:p>
          </table:table-cell>
          <table:table-cell office:value-type="float" office:value="68681.2735650788" calcext:value-type="float">
            <text:p>68681.2735650788</text:p>
          </table:table-cell>
          <table:table-cell office:value-type="float" office:value="23204.9460496051" calcext:value-type="float">
            <text:p>23204.9460496051</text:p>
          </table:table-cell>
          <table:table-cell office:value-type="float" office:value="63869.8471422696" calcext:value-type="float">
            <text:p>63869.8471422696</text:p>
          </table:table-cell>
          <table:table-cell office:value-type="float" office:value="0.141005528509756" calcext:value-type="float">
            <text:p>0.141005528509756</text:p>
          </table:table-cell>
          <table:table-cell office:value-type="float" office:value="0.960630532385088" calcext:value-type="float">
            <text:p>0.960630532385088</text:p>
          </table:table-cell>
          <table:table-cell office:value-type="float" office:value="0.328535343644031" calcext:value-type="float">
            <text:p>0.328535343644031</text:p>
          </table:table-cell>
          <table:table-cell office:value-type="float" office:value="0.273136332292873" calcext:value-type="float">
            <text:p>0.273136332292873</text:p>
          </table:table-cell>
          <table:table-cell office:value-type="float" office:value="2.20965503310476" calcext:value-type="float">
            <text:p>2.20965503310476</text:p>
          </table:table-cell>
          <table:table-cell office:value-type="float" office:value="2.99610294456894" calcext:value-type="float">
            <text:p>2.99610294456894</text:p>
          </table:table-cell>
          <table:table-cell office:value-type="float" office:value="5.76820906114904" calcext:value-type="float">
            <text:p>5.76820906114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23</text:p>
          </table:table-cell>
          <table:table-cell table:number-columns-repeated="990"/>
        </table:table-row>
        <table:table-row table:style-name="ro2">
          <table:table-cell office:value-type="float" office:value="188.068416218194" calcext:value-type="float">
            <text:p>188.068416218194</text:p>
          </table:table-cell>
          <table:table-cell office:value-type="float" office:value="7.3857361263699" calcext:value-type="float">
            <text:p>7.3857361263699</text:p>
          </table:table-cell>
          <table:table-cell office:value-type="string" calcext:value-type="string">
            <text:p>C8H12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oxosuber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22" calcext:value-type="float">
            <text:p>163322</text:p>
          </table:table-cell>
          <table:table-cell office:value-type="float" office:value="0.437079396436834" calcext:value-type="float">
            <text:p>0.437079396436834</text:p>
          </table:table-cell>
          <table:table-cell office:value-type="float" office:value="0.354079647337623" calcext:value-type="float">
            <text:p>0.354079647337623</text:p>
          </table:table-cell>
          <table:table-cell office:value-type="float" office:value="0.294727102425925" calcext:value-type="float">
            <text:p>0.294727102425925</text:p>
          </table:table-cell>
          <table:table-cell office:value-type="float" office:value="1" calcext:value-type="float">
            <text:p>1</text:p>
          </table:table-cell>
          <table:table-cell office:value-type="float" office:value="0.00415555632450346" calcext:value-type="float">
            <text:p>0.004155556324503</text:p>
          </table:table-cell>
          <table:table-cell office:value-type="float" office:value="0.00153204537909432" calcext:value-type="float">
            <text:p>0.001532045379094</text:p>
          </table:table-cell>
          <table:table-cell office:value-type="float" office:value="0.000950312405125562" calcext:value-type="float">
            <text:p>0.000950312405126</text:p>
          </table:table-cell>
          <table:table-cell office:value-type="float" office:value="1" calcext:value-type="float">
            <text:p>1</text:p>
          </table:table-cell>
          <table:table-cell office:value-type="float" office:value="67354.3720703125" calcext:value-type="float">
            <text:p>67354.3720703125</text:p>
          </table:table-cell>
          <table:table-cell office:value-type="float" office:value="54564.027734375" calcext:value-type="float">
            <text:p>54564.027734375</text:p>
          </table:table-cell>
          <table:table-cell office:value-type="float" office:value="45417.7412109375" calcext:value-type="float">
            <text:p>45417.7412109375</text:p>
          </table:table-cell>
          <table:table-cell office:value-type="float" office:value="154101" calcext:value-type="float">
            <text:p>154101</text:p>
          </table:table-cell>
          <table:table-cell office:value-type="float" office:value="8359.609168178" calcext:value-type="float">
            <text:p>8359.609168178</text:p>
          </table:table-cell>
          <table:table-cell office:value-type="float" office:value="34307.6009671801" calcext:value-type="float">
            <text:p>34307.6009671801</text:p>
          </table:table-cell>
          <table:table-cell office:value-type="float" office:value="11988.5869807012" calcext:value-type="float">
            <text:p>11988.5869807012</text:p>
          </table:table-cell>
          <table:table-cell office:value-type="float" office:value="15951.7991264116" calcext:value-type="float">
            <text:p>15951.7991264116</text:p>
          </table:table-cell>
          <table:table-cell office:value-type="float" office:value="0.124113831236542" calcext:value-type="float">
            <text:p>0.124113831236542</text:p>
          </table:table-cell>
          <table:table-cell office:value-type="float" office:value="0.628758586777979" calcext:value-type="float">
            <text:p>0.628758586777979</text:p>
          </table:table-cell>
          <table:table-cell office:value-type="float" office:value="0.263962642374079" calcext:value-type="float">
            <text:p>0.263962642374079</text:p>
          </table:table-cell>
          <table:table-cell office:value-type="float" office:value="0.103515221357496" calcext:value-type="float">
            <text:p>0.103515221357496</text:p>
          </table:table-cell>
          <table:table-cell office:value-type="float" office:value="23.2006806569338" calcext:value-type="float">
            <text:p>23.2006806569338</text:p>
          </table:table-cell>
          <table:table-cell office:value-type="float" office:value="6.92127624047879" calcext:value-type="float">
            <text:p>6.92127624047879</text:p>
          </table:table-cell>
          <table:table-cell office:value-type="float" office:value="29.6646476371927" calcext:value-type="float">
            <text:p>29.6646476371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19</text:p>
          </table:table-cell>
          <table:table-cell table:number-columns-repeated="990"/>
        </table:table-row>
        <table:table-row table:style-name="ro2">
          <table:table-cell office:value-type="float" office:value="133.073882377854" calcext:value-type="float">
            <text:p>133.073882377854</text:p>
          </table:table-cell>
          <table:table-cell office:value-type="float" office:value="7.45243884192572" calcext:value-type="float">
            <text:p>7.45243884192572</text:p>
          </table:table-cell>
          <table:table-cell office:value-type="string" calcext:value-type="string">
            <text:p>C5H11N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nitro-2-pentano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8410" calcext:value-type="float">
            <text:p>5508410</text:p>
          </table:table-cell>
          <table:table-cell office:value-type="float" office:value="0.508598772333958" calcext:value-type="float">
            <text:p>0.508598772333958</text:p>
          </table:table-cell>
          <table:table-cell office:value-type="float" office:value="0.547570840030912" calcext:value-type="float">
            <text:p>0.547570840030912</text:p>
          </table:table-cell>
          <table:table-cell office:value-type="float" office:value="0.292780180844762" calcext:value-type="float">
            <text:p>0.292780180844762</text:p>
          </table:table-cell>
          <table:table-cell office:value-type="float" office:value="1" calcext:value-type="float">
            <text:p>1</text:p>
          </table:table-cell>
          <table:table-cell office:value-type="float" office:value="0.499592552800415" calcext:value-type="float">
            <text:p>0.499592552800415</text:p>
          </table:table-cell>
          <table:table-cell office:value-type="float" office:value="0.529005624480487" calcext:value-type="float">
            <text:p>0.529005624480487</text:p>
          </table:table-cell>
          <table:table-cell office:value-type="float" office:value="0.357559111042597" calcext:value-type="float">
            <text:p>0.357559111042597</text:p>
          </table:table-cell>
          <table:table-cell office:value-type="float" office:value="1" calcext:value-type="float">
            <text:p>1</text:p>
          </table:table-cell>
          <table:table-cell office:value-type="float" office:value="1285483.015625" calcext:value-type="float">
            <text:p>1285483.015625</text:p>
          </table:table-cell>
          <table:table-cell office:value-type="float" office:value="1383984.8875" calcext:value-type="float">
            <text:p>1383984.8875</text:p>
          </table:table-cell>
          <table:table-cell office:value-type="float" office:value="740001.6875" calcext:value-type="float">
            <text:p>740001.6875</text:p>
          </table:table-cell>
          <table:table-cell office:value-type="float" office:value="2527499.25" calcext:value-type="float">
            <text:p>2527499.25</text:p>
          </table:table-cell>
          <table:table-cell office:value-type="float" office:value="732801.270959324" calcext:value-type="float">
            <text:p>732801.270959324</text:p>
          </table:table-cell>
          <table:table-cell office:value-type="float" office:value="596741.744867582" calcext:value-type="float">
            <text:p>596741.744867582</text:p>
          </table:table-cell>
          <table:table-cell office:value-type="float" office:value="128549.757561123" calcext:value-type="float">
            <text:p>128549.757561123</text:p>
          </table:table-cell>
          <table:table-cell office:value-type="float" office:value="2611641.89657324" calcext:value-type="float">
            <text:p>2611641.89657324</text:p>
          </table:table-cell>
          <table:table-cell office:value-type="float" office:value="0.570059084446975" calcext:value-type="float">
            <text:p>0.570059084446975</text:p>
          </table:table-cell>
          <table:table-cell office:value-type="float" office:value="0.431176489177944" calcext:value-type="float">
            <text:p>0.431176489177944</text:p>
          </table:table-cell>
          <table:table-cell office:value-type="float" office:value="0.173715492454364" calcext:value-type="float">
            <text:p>0.173715492454364</text:p>
          </table:table-cell>
          <table:table-cell office:value-type="float" office:value="1.03329086905693" calcext:value-type="float">
            <text:p>1.03329086905693</text:p>
          </table:table-cell>
          <table:table-cell office:value-type="float" office:value="0.209659320968122" calcext:value-type="float">
            <text:p>0.209659320968122</text:p>
          </table:table-cell>
          <table:table-cell office:value-type="float" office:value="0.182202348566299" calcext:value-type="float">
            <text:p>0.182202348566299</text:p>
          </table:table-cell>
          <table:table-cell office:value-type="float" office:value="0.467318239451788" calcext:value-type="float">
            <text:p>0.46731823945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39</text:p>
          </table:table-cell>
          <table:table-cell table:number-columns-repeated="990"/>
        </table:table-row>
        <table:table-row table:style-name="ro2">
          <table:table-cell office:value-type="float" office:value="423.334888060879" calcext:value-type="float">
            <text:p>423.334888060879</text:p>
          </table:table-cell>
          <table:table-cell office:value-type="float" office:value="4.14032585144042" calcext:value-type="float">
            <text:p>4.14032585144042</text:p>
          </table:table-cell>
          <table:table-cell office:value-type="string" calcext:value-type="string">
            <text:p>C25H45N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oelaidyl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7960" calcext:value-type="float">
            <text:p>11967960</text:p>
          </table:table-cell>
          <table:table-cell office:value-type="float" office:value="0.541152980425462" calcext:value-type="float">
            <text:p>0.541152980425462</text:p>
          </table:table-cell>
          <table:table-cell office:value-type="float" office:value="0.257826247794558" calcext:value-type="float">
            <text:p>0.257826247794558</text:p>
          </table:table-cell>
          <table:table-cell office:value-type="float" office:value="0.285472950947296" calcext:value-type="float">
            <text:p>0.285472950947296</text:p>
          </table:table-cell>
          <table:table-cell office:value-type="float" office:value="1" calcext:value-type="float">
            <text:p>1</text:p>
          </table:table-cell>
          <table:table-cell office:value-type="float" office:value="0.494913169249229" calcext:value-type="float">
            <text:p>0.494913169249229</text:p>
          </table:table-cell>
          <table:table-cell office:value-type="float" office:value="0.305110127527443" calcext:value-type="float">
            <text:p>0.305110127527443</text:p>
          </table:table-cell>
          <table:table-cell office:value-type="float" office:value="0.319217329960512" calcext:value-type="float">
            <text:p>0.319217329960512</text:p>
          </table:table-cell>
          <table:table-cell office:value-type="float" office:value="1" calcext:value-type="float">
            <text:p>1</text:p>
          </table:table-cell>
          <table:table-cell office:value-type="float" office:value="3109191.96875" calcext:value-type="float">
            <text:p>3109191.96875</text:p>
          </table:table-cell>
          <table:table-cell office:value-type="float" office:value="1481339.525" calcext:value-type="float">
            <text:p>1481339.525</text:p>
          </table:table-cell>
          <table:table-cell office:value-type="float" office:value="1640183.53125" calcext:value-type="float">
            <text:p>1640183.53125</text:p>
          </table:table-cell>
          <table:table-cell office:value-type="float" office:value="5745495.41666667" calcext:value-type="float">
            <text:p>5745495.41666667</text:p>
          </table:table-cell>
          <table:table-cell office:value-type="float" office:value="2229539.97745577" calcext:value-type="float">
            <text:p>2229539.97745577</text:p>
          </table:table-cell>
          <table:table-cell office:value-type="float" office:value="737213.374716877" calcext:value-type="float">
            <text:p>737213.374716877</text:p>
          </table:table-cell>
          <table:table-cell office:value-type="float" office:value="377364.986050314" calcext:value-type="float">
            <text:p>377364.986050314</text:p>
          </table:table-cell>
          <table:table-cell office:value-type="float" office:value="5411857.92406247" calcext:value-type="float">
            <text:p>5411857.92406247</text:p>
          </table:table-cell>
          <table:table-cell office:value-type="float" office:value="0.717080193138451" calcext:value-type="float">
            <text:p>0.717080193138451</text:p>
          </table:table-cell>
          <table:table-cell office:value-type="float" office:value="0.497666714669533" calcext:value-type="float">
            <text:p>0.497666714669533</text:p>
          </table:table-cell>
          <table:table-cell office:value-type="float" office:value="0.230074853734643" calcext:value-type="float">
            <text:p>0.230074853734643</text:p>
          </table:table-cell>
          <table:table-cell office:value-type="float" office:value="0.941930596335284" calcext:value-type="float">
            <text:p>0.941930596335284</text:p>
          </table:table-cell>
          <table:table-cell office:value-type="float" office:value="0.202868874523595" calcext:value-type="float">
            <text:p>0.202868874523595</text:p>
          </table:table-cell>
          <table:table-cell office:value-type="float" office:value="0.609520467018637" calcext:value-type="float">
            <text:p>0.609520467018637</text:p>
          </table:table-cell>
          <table:table-cell office:value-type="float" office:value="0.572654979868996" calcext:value-type="float">
            <text:p>0.572654979868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47</text:p>
          </table:table-cell>
          <table:table-cell table:number-columns-repeated="990"/>
        </table:table-row>
        <table:table-row table:style-name="ro2">
          <table:table-cell office:value-type="float" office:value="163.084469267684" calcext:value-type="float">
            <text:p>163.084469267684</text:p>
          </table:table-cell>
          <table:table-cell office:value-type="float" office:value="15.4189901987712" calcext:value-type="float">
            <text:p>15.4189901987712</text:p>
          </table:table-cell>
          <table:table-cell office:value-type="string" calcext:value-type="string">
            <text:p>C6H13NO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MD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06" calcext:value-type="float">
            <text:p>106606</text:p>
          </table:table-cell>
          <table:table-cell office:value-type="float" office:value="0.626240490316249" calcext:value-type="float">
            <text:p>0.626240490316249</text:p>
          </table:table-cell>
          <table:table-cell office:value-type="float" office:value="0.317291628870674" calcext:value-type="float">
            <text:p>0.317291628870674</text:p>
          </table:table-cell>
          <table:table-cell office:value-type="float" office:value="0.275911229913533" calcext:value-type="float">
            <text:p>0.275911229913533</text:p>
          </table:table-cell>
          <table:table-cell office:value-type="float" office:value="1" calcext:value-type="float">
            <text:p>1</text:p>
          </table:table-cell>
          <table:table-cell office:value-type="float" office:value="0.0188418301217057" calcext:value-type="float">
            <text:p>0.018841830121706</text:p>
          </table:table-cell>
          <table:table-cell office:value-type="float" office:value="0.0220792029420647" calcext:value-type="float">
            <text:p>0.022079202942065</text:p>
          </table:table-cell>
          <table:table-cell office:value-type="float" office:value="0.000131966505439036" calcext:value-type="float">
            <text:p>0.000131966505439</text:p>
          </table:table-cell>
          <table:table-cell office:value-type="float" office:value="1" calcext:value-type="float">
            <text:p>1</text:p>
          </table:table-cell>
          <table:table-cell office:value-type="float" office:value="61540.330078125" calcext:value-type="float">
            <text:p>61540.330078125</text:p>
          </table:table-cell>
          <table:table-cell office:value-type="float" office:value="31180.084765625" calcext:value-type="float">
            <text:p>31180.084765625</text:p>
          </table:table-cell>
          <table:table-cell office:value-type="float" office:value="27113.654296875" calcext:value-type="float">
            <text:p>27113.654296875</text:p>
          </table:table-cell>
          <table:table-cell office:value-type="float" office:value="98269.484375" calcext:value-type="float">
            <text:p>98269.484375</text:p>
          </table:table-cell>
          <table:table-cell office:value-type="float" office:value="17843.7964141713" calcext:value-type="float">
            <text:p>17843.7964141713</text:p>
          </table:table-cell>
          <table:table-cell office:value-type="float" office:value="42240.9827658488" calcext:value-type="float">
            <text:p>42240.9827658488</text:p>
          </table:table-cell>
          <table:table-cell office:value-type="float" office:value="7244.56936941258" calcext:value-type="float">
            <text:p>7244.56936941258</text:p>
          </table:table-cell>
          <table:table-cell office:value-type="float" office:value="7464.70898873077" calcext:value-type="float">
            <text:p>7464.70898873077</text:p>
          </table:table-cell>
          <table:table-cell office:value-type="float" office:value="0.289952887667628" calcext:value-type="float">
            <text:p>0.289952887667628</text:p>
          </table:table-cell>
          <table:table-cell office:value-type="float" office:value="1.3547423967371" calcext:value-type="float">
            <text:p>1.3547423967371</text:p>
          </table:table-cell>
          <table:table-cell office:value-type="float" office:value="0.267192658359134" calcext:value-type="float">
            <text:p>0.267192658359134</text:p>
          </table:table-cell>
          <table:table-cell office:value-type="float" office:value="0.0759616175479782" calcext:value-type="float">
            <text:p>0.075961617547978</text:p>
          </table:table-cell>
          <table:table-cell office:value-type="float" office:value="3.6058487527553" calcext:value-type="float">
            <text:p>3.6058487527553</text:p>
          </table:table-cell>
          <table:table-cell office:value-type="float" office:value="2.4461589610749" calcext:value-type="float">
            <text:p>2.4461589610749</text:p>
          </table:table-cell>
          <table:table-cell office:value-type="float" office:value="46.7919320528145" calcext:value-type="float">
            <text:p>46.7919320528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68</text:p>
          </table:table-cell>
          <table:table-cell table:number-columns-repeated="990"/>
        </table:table-row>
        <table:table-row table:style-name="ro2">
          <table:table-cell office:value-type="float" office:value="275.17360332483" calcext:value-type="float">
            <text:p>275.17360332483</text:p>
          </table:table-cell>
          <table:table-cell office:value-type="float" office:value="8.29829584757487" calcext:value-type="float">
            <text:p>8.29829584757487</text:p>
          </table:table-cell>
          <table:table-cell office:value-type="string" calcext:value-type="string">
            <text:p>C13H25N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xyhexanoycarnit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1543" calcext:value-type="float">
            <text:p>1061543</text:p>
          </table:table-cell>
          <table:table-cell office:value-type="float" office:value="0.550874237555151" calcext:value-type="float">
            <text:p>0.550874237555151</text:p>
          </table:table-cell>
          <table:table-cell office:value-type="float" office:value="0.400430765460903" calcext:value-type="float">
            <text:p>0.400430765460903</text:p>
          </table:table-cell>
          <table:table-cell office:value-type="float" office:value="0.272432247576836" calcext:value-type="float">
            <text:p>0.272432247576836</text:p>
          </table:table-cell>
          <table:table-cell office:value-type="float" office:value="1" calcext:value-type="float">
            <text:p>1</text:p>
          </table:table-cell>
          <table:table-cell office:value-type="float" office:value="0.571044111887821" calcext:value-type="float">
            <text:p>0.571044111887821</text:p>
          </table:table-cell>
          <table:table-cell office:value-type="float" office:value="0.45999750042742" calcext:value-type="float">
            <text:p>0.45999750042742</text:p>
          </table:table-cell>
          <table:table-cell office:value-type="float" office:value="0.38368864993612" calcext:value-type="float">
            <text:p>0.38368864993612</text:p>
          </table:table-cell>
          <table:table-cell office:value-type="float" office:value="1" calcext:value-type="float">
            <text:p>1</text:p>
          </table:table-cell>
          <table:table-cell office:value-type="float" office:value="252628.822265625" calcext:value-type="float">
            <text:p>252628.822265625</text:p>
          </table:table-cell>
          <table:table-cell office:value-type="float" office:value="183636.0203125" calcext:value-type="float">
            <text:p>183636.0203125</text:p>
          </table:table-cell>
          <table:table-cell office:value-type="float" office:value="124936.388671875" calcext:value-type="float">
            <text:p>124936.388671875</text:p>
          </table:table-cell>
          <table:table-cell office:value-type="float" office:value="458596.182291667" calcext:value-type="float">
            <text:p>458596.182291667</text:p>
          </table:table-cell>
          <table:table-cell office:value-type="float" office:value="183573.740875049" calcext:value-type="float">
            <text:p>183573.740875049</text:p>
          </table:table-cell>
          <table:table-cell office:value-type="float" office:value="156284.371486813" calcext:value-type="float">
            <text:p>156284.371486813</text:p>
          </table:table-cell>
          <table:table-cell office:value-type="float" office:value="39049.5869816118" calcext:value-type="float">
            <text:p>39049.5869816118</text:p>
          </table:table-cell>
          <table:table-cell office:value-type="float" office:value="522179.762064175" calcext:value-type="float">
            <text:p>522179.762064175</text:p>
          </table:table-cell>
          <table:table-cell office:value-type="float" office:value="0.726653986780779" calcext:value-type="float">
            <text:p>0.726653986780779</text:p>
          </table:table-cell>
          <table:table-cell office:value-type="float" office:value="0.851055099216692" calcext:value-type="float">
            <text:p>0.851055099216692</text:p>
          </table:table-cell>
          <table:table-cell office:value-type="float" office:value="0.312555752545154" calcext:value-type="float">
            <text:p>0.312555752545154</text:p>
          </table:table-cell>
          <table:table-cell office:value-type="float" office:value="1.13864829718986" calcext:value-type="float">
            <text:p>1.13864829718986</text:p>
          </table:table-cell>
          <table:table-cell office:value-type="float" office:value="0.138467904323279" calcext:value-type="float">
            <text:p>0.138467904323279</text:p>
          </table:table-cell>
          <table:table-cell office:value-type="float" office:value="0.25447317106285" calcext:value-type="float">
            <text:p>0.25447317106285</text:p>
          </table:table-cell>
          <table:table-cell office:value-type="float" office:value="0.406018412966565" calcext:value-type="float">
            <text:p>0.406018412966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04</text:p>
          </table:table-cell>
          <table:table-cell table:number-columns-repeated="990"/>
        </table:table-row>
        <table:table-row table:style-name="ro2">
          <table:table-cell office:value-type="float" office:value="456.161282521033" calcext:value-type="float">
            <text:p>456.161282521033</text:p>
          </table:table-cell>
          <table:table-cell office:value-type="float" office:value="15.1953219765111" calcext:value-type="float">
            <text:p>15.1953219765111</text:p>
          </table:table-cell>
          <table:table-cell office:value-type="string" calcext:value-type="string">
            <text:p>C18H28N6O4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othiol disulfi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660" calcext:value-type="float">
            <text:p>501660</text:p>
          </table:table-cell>
          <table:table-cell office:value-type="float" office:value="0.229269628486872" calcext:value-type="float">
            <text:p>0.229269628486872</text:p>
          </table:table-cell>
          <table:table-cell office:value-type="float" office:value="0.176533206722095" calcext:value-type="float">
            <text:p>0.176533206722095</text:p>
          </table:table-cell>
          <table:table-cell office:value-type="float" office:value="0.258731851308247" calcext:value-type="float">
            <text:p>0.258731851308247</text:p>
          </table:table-cell>
          <table:table-cell office:value-type="float" office:value="1" calcext:value-type="float">
            <text:p>1</text:p>
          </table:table-cell>
          <table:table-cell office:value-type="float" office:value="0.216351597509929" calcext:value-type="float">
            <text:p>0.216351597509929</text:p>
          </table:table-cell>
          <table:table-cell office:value-type="float" office:value="0.200696917775388" calcext:value-type="float">
            <text:p>0.200696917775388</text:p>
          </table:table-cell>
          <table:table-cell office:value-type="float" office:value="0.228348748821214" calcext:value-type="float">
            <text:p>0.228348748821214</text:p>
          </table:table-cell>
          <table:table-cell office:value-type="float" office:value="1" calcext:value-type="float">
            <text:p>1</text:p>
          </table:table-cell>
          <table:table-cell office:value-type="float" office:value="74227.099609375" calcext:value-type="float">
            <text:p>74227.099609375</text:p>
          </table:table-cell>
          <table:table-cell office:value-type="float" office:value="57153.43984375" calcext:value-type="float">
            <text:p>57153.43984375</text:p>
          </table:table-cell>
          <table:table-cell office:value-type="float" office:value="83765.6301269531" calcext:value-type="float">
            <text:p>83765.6301269531</text:p>
          </table:table-cell>
          <table:table-cell office:value-type="float" office:value="323754.611979167" calcext:value-type="float">
            <text:p>323754.611979167</text:p>
          </table:table-cell>
          <table:table-cell office:value-type="float" office:value="69602.7805937046" calcext:value-type="float">
            <text:p>69602.7805937046</text:p>
          </table:table-cell>
          <table:table-cell office:value-type="float" office:value="23086.6184567083" calcext:value-type="float">
            <text:p>23086.6184567083</text:p>
          </table:table-cell>
          <table:table-cell office:value-type="float" office:value="76044.4042729222" calcext:value-type="float">
            <text:p>76044.4042729222</text:p>
          </table:table-cell>
          <table:table-cell office:value-type="float" office:value="245963.339429361" calcext:value-type="float">
            <text:p>245963.339429361</text:p>
          </table:table-cell>
          <table:table-cell office:value-type="float" office:value="0.937700394599733" calcext:value-type="float">
            <text:p>0.937700394599733</text:p>
          </table:table-cell>
          <table:table-cell office:value-type="float" office:value="0.403941014221087" calcext:value-type="float">
            <text:p>0.403941014221087</text:p>
          </table:table-cell>
          <table:table-cell office:value-type="float" office:value="0.90782346121758" calcext:value-type="float">
            <text:p>0.90782346121758</text:p>
          </table:table-cell>
          <table:table-cell office:value-type="float" office:value="0.759721499952528" calcext:value-type="float">
            <text:p>0.759721499952528</text:p>
          </table:table-cell>
          <table:table-cell office:value-type="float" office:value="0.952886231126573" calcext:value-type="float">
            <text:p>0.952886231126573</text:p>
          </table:table-cell>
          <table:table-cell office:value-type="float" office:value="1.16459235277935" calcext:value-type="float">
            <text:p>1.16459235277935</text:p>
          </table:table-cell>
          <table:table-cell office:value-type="float" office:value="0.868951258992569" calcext:value-type="float">
            <text:p>0.868951258992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88</text:p>
          </table:table-cell>
          <table:table-cell table:number-columns-repeated="990"/>
        </table:table-row>
        <table:table-row table:style-name="ro2">
          <table:table-cell office:value-type="float" office:value="302.173046322916" calcext:value-type="float">
            <text:p>302.173046322916</text:p>
          </table:table-cell>
          <table:table-cell office:value-type="float" office:value="4.4868229124281" calcext:value-type="float">
            <text:p>4.4868229124281</text:p>
          </table:table-cell>
          <table:table-cell office:value-type="string" calcext:value-type="string">
            <text:p>C15H26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butyr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768" calcext:value-type="float">
            <text:p>240768</text:p>
          </table:table-cell>
          <table:table-cell office:value-type="float" office:value="0.37644568626226" calcext:value-type="float">
            <text:p>0.37644568626226</text:p>
          </table:table-cell>
          <table:table-cell office:value-type="float" office:value="0.319256326607109" calcext:value-type="float">
            <text:p>0.319256326607109</text:p>
          </table:table-cell>
          <table:table-cell office:value-type="float" office:value="0.251144263447242" calcext:value-type="float">
            <text:p>0.251144263447242</text:p>
          </table:table-cell>
          <table:table-cell office:value-type="float" office:value="1" calcext:value-type="float">
            <text:p>1</text:p>
          </table:table-cell>
          <table:table-cell office:value-type="float" office:value="0.00572410782234012" calcext:value-type="float">
            <text:p>0.00572410782234</text:p>
          </table:table-cell>
          <table:table-cell office:value-type="float" office:value="0.00634494824494466" calcext:value-type="float">
            <text:p>0.006344948244945</text:p>
          </table:table-cell>
          <table:table-cell office:value-type="float" office:value="0.00912136584241739" calcext:value-type="float">
            <text:p>0.009121365842417</text:p>
          </table:table-cell>
          <table:table-cell office:value-type="float" office:value="1" calcext:value-type="float">
            <text:p>1</text:p>
          </table:table-cell>
          <table:table-cell office:value-type="float" office:value="78460.49609375" calcext:value-type="float">
            <text:p>78460.49609375</text:p>
          </table:table-cell>
          <table:table-cell office:value-type="float" office:value="66540.83359375" calcext:value-type="float">
            <text:p>66540.83359375</text:p>
          </table:table-cell>
          <table:table-cell office:value-type="float" office:value="52344.6123046875" calcext:value-type="float">
            <text:p>52344.6123046875</text:p>
          </table:table-cell>
          <table:table-cell office:value-type="float" office:value="208424.479166667" calcext:value-type="float">
            <text:p>208424.479166667</text:p>
          </table:table-cell>
          <table:table-cell office:value-type="float" office:value="35174.7517026105" calcext:value-type="float">
            <text:p>35174.7517026105</text:p>
          </table:table-cell>
          <table:table-cell office:value-type="float" office:value="63532.6803195494" calcext:value-type="float">
            <text:p>63532.6803195494</text:p>
          </table:table-cell>
          <table:table-cell office:value-type="float" office:value="13764.6756916989" calcext:value-type="float">
            <text:p>13764.6756916989</text:p>
          </table:table-cell>
          <table:table-cell office:value-type="float" office:value="34158.2199020105" calcext:value-type="float">
            <text:p>34158.2199020105</text:p>
          </table:table-cell>
          <table:table-cell office:value-type="float" office:value="0.448311614810354" calcext:value-type="float">
            <text:p>0.448311614810354</text:p>
          </table:table-cell>
          <table:table-cell office:value-type="float" office:value="0.954792371665101" calcext:value-type="float">
            <text:p>0.954792371665101</text:p>
          </table:table-cell>
          <table:table-cell office:value-type="float" office:value="0.262962606573099" calcext:value-type="float">
            <text:p>0.262962606573099</text:p>
          </table:table-cell>
          <table:table-cell office:value-type="float" office:value="0.163887754636997" calcext:value-type="float">
            <text:p>0.163887754636997</text:p>
          </table:table-cell>
          <table:table-cell office:value-type="float" office:value="7.02591749784377" calcext:value-type="float">
            <text:p>7.02591749784377</text:p>
          </table:table-cell>
          <table:table-cell office:value-type="float" office:value="3.86897008637965" calcext:value-type="float">
            <text:p>3.86897008637965</text:p>
          </table:table-cell>
          <table:table-cell office:value-type="float" office:value="17.9619684737724" calcext:value-type="float">
            <text:p>17.9619684737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03</text:p>
          </table:table-cell>
          <table:table-cell table:number-columns-repeated="990"/>
        </table:table-row>
        <table:table-row table:style-name="ro2">
          <table:table-cell office:value-type="float" office:value="149.068878727774" calcext:value-type="float">
            <text:p>149.068878727774</text:p>
          </table:table-cell>
          <table:table-cell office:value-type="float" office:value="15.3733879937066" calcext:value-type="float">
            <text:p>15.3733879937066</text:p>
          </table:table-cell>
          <table:table-cell office:value-type="string" calcext:value-type="string">
            <text:p>C5H11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amino-4-deoxy-L-arabin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877" calcext:value-type="float">
            <text:p>132877</text:p>
          </table:table-cell>
          <table:table-cell office:value-type="float" office:value="0.562479125460978" calcext:value-type="float">
            <text:p>0.562479125460978</text:p>
          </table:table-cell>
          <table:table-cell office:value-type="float" office:value="0.258579887430198" calcext:value-type="float">
            <text:p>0.258579887430198</text:p>
          </table:table-cell>
          <table:table-cell office:value-type="float" office:value="0.249549688606776" calcext:value-type="float">
            <text:p>0.249549688606776</text:p>
          </table:table-cell>
          <table:table-cell office:value-type="float" office:value="1" calcext:value-type="float">
            <text:p>1</text:p>
          </table:table-cell>
          <table:table-cell office:value-type="float" office:value="0.039310865949371" calcext:value-type="float">
            <text:p>0.039310865949371</text:p>
          </table:table-cell>
          <table:table-cell office:value-type="float" office:value="0.0200260824409787" calcext:value-type="float">
            <text:p>0.020026082440979</text:p>
          </table:table-cell>
          <table:table-cell office:value-type="float" office:value="0.0167969472298815" calcext:value-type="float">
            <text:p>0.016796947229882</text:p>
          </table:table-cell>
          <table:table-cell office:value-type="float" office:value="1" calcext:value-type="float">
            <text:p>1</text:p>
          </table:table-cell>
          <table:table-cell office:value-type="float" office:value="61101.486328125" calcext:value-type="float">
            <text:p>61101.486328125</text:p>
          </table:table-cell>
          <table:table-cell office:value-type="float" office:value="28089.24765625" calcext:value-type="float">
            <text:p>28089.24765625</text:p>
          </table:table-cell>
          <table:table-cell office:value-type="float" office:value="27108.3071289062" calcext:value-type="float">
            <text:p>27108.3071289062</text:p>
          </table:table-cell>
          <table:table-cell office:value-type="float" office:value="108628.895833333" calcext:value-type="float">
            <text:p>108628.895833333</text:p>
          </table:table-cell>
          <table:table-cell office:value-type="float" office:value="17440.351575271" calcext:value-type="float">
            <text:p>17440.351575271</text:p>
          </table:table-cell>
          <table:table-cell office:value-type="float" office:value="49148.6727963861" calcext:value-type="float">
            <text:p>49148.6727963861</text:p>
          </table:table-cell>
          <table:table-cell office:value-type="float" office:value="7441.24782816646" calcext:value-type="float">
            <text:p>7441.24782816646</text:p>
          </table:table-cell>
          <table:table-cell office:value-type="float" office:value="21914.1987663799" calcext:value-type="float">
            <text:p>21914.1987663799</text:p>
          </table:table-cell>
          <table:table-cell office:value-type="float" office:value="0.285432525840917" calcext:value-type="float">
            <text:p>0.285432525840917</text:p>
          </table:table-cell>
          <table:table-cell office:value-type="float" office:value="1.74973261647505" calcext:value-type="float">
            <text:p>1.74973261647505</text:p>
          </table:table-cell>
          <table:table-cell office:value-type="float" office:value="0.274500646343632" calcext:value-type="float">
            <text:p>0.274500646343632</text:p>
          </table:table-cell>
          <table:table-cell office:value-type="float" office:value="0.201734525590708" calcext:value-type="float">
            <text:p>0.201734525590708</text:p>
          </table:table-cell>
          <table:table-cell office:value-type="float" office:value="2.87973036496834" calcext:value-type="float">
            <text:p>2.87973036496834</text:p>
          </table:table-cell>
          <table:table-cell office:value-type="float" office:value="2.23999614727939" calcext:value-type="float">
            <text:p>2.23999614727939</text:p>
          </table:table-cell>
          <table:table-cell office:value-type="float" office:value="12.4076798308345" calcext:value-type="float">
            <text:p>12.4076798308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75</text:p>
          </table:table-cell>
          <table:table-cell table:number-columns-repeated="990"/>
        </table:table-row>
        <table:table-row table:style-name="ro2">
          <table:table-cell office:value-type="float" office:value="256.106080147686" calcext:value-type="float">
            <text:p>256.106080147686</text:p>
          </table:table-cell>
          <table:table-cell office:value-type="float" office:value="8.5530709584554" calcext:value-type="float">
            <text:p>8.5530709584554</text:p>
          </table:table-cell>
          <table:table-cell office:value-type="string" calcext:value-type="string">
            <text:p>C11H16N2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(beta-D-Ribofuranosyl)-1,4-dihydronicotinami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692" calcext:value-type="float">
            <text:p>139692</text:p>
          </table:table-cell>
          <table:table-cell office:value-type="float" office:value="0.217524406051353" calcext:value-type="float">
            <text:p>0.217524406051353</text:p>
          </table:table-cell>
          <table:table-cell office:value-type="float" office:value="0.32063279774944" calcext:value-type="float">
            <text:p>0.32063279774944</text:p>
          </table:table-cell>
          <table:table-cell office:value-type="float" office:value="0.238508074191271" calcext:value-type="float">
            <text:p>0.238508074191271</text:p>
          </table:table-cell>
          <table:table-cell office:value-type="float" office:value="1" calcext:value-type="float">
            <text:p>1</text:p>
          </table:table-cell>
          <table:table-cell office:value-type="float" office:value="0.034551498056214" calcext:value-type="float">
            <text:p>0.034551498056214</text:p>
          </table:table-cell>
          <table:table-cell office:value-type="float" office:value="0.025613189629585" calcext:value-type="float">
            <text:p>0.025613189629585</text:p>
          </table:table-cell>
          <table:table-cell office:value-type="float" office:value="0.0345179481511778" calcext:value-type="float">
            <text:p>0.034517948151178</text:p>
          </table:table-cell>
          <table:table-cell office:value-type="float" office:value="1" calcext:value-type="float">
            <text:p>1</text:p>
          </table:table-cell>
          <table:table-cell office:value-type="float" office:value="23053.6665039063" calcext:value-type="float">
            <text:p>23053.6665039063</text:p>
          </table:table-cell>
          <table:table-cell office:value-type="float" office:value="33981.29765625" calcext:value-type="float">
            <text:p>33981.29765625</text:p>
          </table:table-cell>
          <table:table-cell office:value-type="float" office:value="25277.5571289063" calcext:value-type="float">
            <text:p>25277.5571289063</text:p>
          </table:table-cell>
          <table:table-cell office:value-type="float" office:value="105981.9765625" calcext:value-type="float">
            <text:p>105981.9765625</text:p>
          </table:table-cell>
          <table:table-cell office:value-type="float" office:value="6785.81481878826" calcext:value-type="float">
            <text:p>6785.81481878826</text:p>
          </table:table-cell>
          <table:table-cell office:value-type="float" office:value="25650.6429801976" calcext:value-type="float">
            <text:p>25650.6429801976</text:p>
          </table:table-cell>
          <table:table-cell office:value-type="float" office:value="8351.51313007312" calcext:value-type="float">
            <text:p>8351.51313007312</text:p>
          </table:table-cell>
          <table:table-cell office:value-type="float" office:value="29203.3859104464" calcext:value-type="float">
            <text:p>29203.3859104464</text:p>
          </table:table-cell>
          <table:table-cell office:value-type="float" office:value="0.294348615550522" calcext:value-type="float">
            <text:p>0.294348615550522</text:p>
          </table:table-cell>
          <table:table-cell office:value-type="float" office:value="0.75484589316382" calcext:value-type="float">
            <text:p>0.75484589316382</text:p>
          </table:table-cell>
          <table:table-cell office:value-type="float" office:value="0.330392414404742" calcext:value-type="float">
            <text:p>0.330392414404742</text:p>
          </table:table-cell>
          <table:table-cell office:value-type="float" office:value="0.275550493184325" calcext:value-type="float">
            <text:p>0.275550493184325</text:p>
          </table:table-cell>
          <table:table-cell office:value-type="float" office:value="7.6507054506679" calcext:value-type="float">
            <text:p>7.6507054506679</text:p>
          </table:table-cell>
          <table:table-cell office:value-type="float" office:value="3.4313747550144" calcext:value-type="float">
            <text:p>3.4313747550144</text:p>
          </table:table-cell>
          <table:table-cell office:value-type="float" office:value="7.05972852763611" calcext:value-type="float">
            <text:p>7.05972852763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96</text:p>
          </table:table-cell>
          <table:table-cell table:number-columns-repeated="990"/>
        </table:table-row>
        <table:table-row table:style-name="ro2">
          <table:table-cell office:value-type="float" office:value="390.277019043427" calcext:value-type="float">
            <text:p>390.277019043427</text:p>
          </table:table-cell>
          <table:table-cell office:value-type="float" office:value="3.64228750864663" calcext:value-type="float">
            <text:p>3.64228750864663</text:p>
          </table:table-cell>
          <table:table-cell office:value-type="string" calcext:value-type="string">
            <text:p>C24H38O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is(2-ethylhexyl)phthalat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4909" calcext:value-type="float">
            <text:p>14214909</text:p>
          </table:table-cell>
          <table:table-cell office:value-type="float" office:value="0.208998808011294" calcext:value-type="float">
            <text:p>0.208998808011294</text:p>
          </table:table-cell>
          <table:table-cell office:value-type="float" office:value="0.285033993367694" calcext:value-type="float">
            <text:p>0.285033993367694</text:p>
          </table:table-cell>
          <table:table-cell office:value-type="float" office:value="0.220935175661876" calcext:value-type="float">
            <text:p>0.220935175661876</text:p>
          </table:table-cell>
          <table:table-cell office:value-type="float" office:value="1" calcext:value-type="float">
            <text:p>1</text:p>
          </table:table-cell>
          <table:table-cell office:value-type="float" office:value="0.124073250354044" calcext:value-type="float">
            <text:p>0.124073250354044</text:p>
          </table:table-cell>
          <table:table-cell office:value-type="float" office:value="0.139810638795042" calcext:value-type="float">
            <text:p>0.139810638795042</text:p>
          </table:table-cell>
          <table:table-cell office:value-type="float" office:value="0.125197696588394" calcext:value-type="float">
            <text:p>0.125197696588394</text:p>
          </table:table-cell>
          <table:table-cell office:value-type="float" office:value="1" calcext:value-type="float">
            <text:p>1</text:p>
          </table:table-cell>
          <table:table-cell office:value-type="float" office:value="1846480.46875" calcext:value-type="float">
            <text:p>1846480.46875</text:p>
          </table:table-cell>
          <table:table-cell office:value-type="float" office:value="2518242.6" calcext:value-type="float">
            <text:p>2518242.6</text:p>
          </table:table-cell>
          <table:table-cell office:value-type="float" office:value="1951936.90625" calcext:value-type="float">
            <text:p>1951936.90625</text:p>
          </table:table-cell>
          <table:table-cell office:value-type="float" office:value="8834885.16666667" calcext:value-type="float">
            <text:p>8834885.16666667</text:p>
          </table:table-cell>
          <table:table-cell office:value-type="float" office:value="424985.362791478" calcext:value-type="float">
            <text:p>424985.362791478</text:p>
          </table:table-cell>
          <table:table-cell office:value-type="float" office:value="1525229.77964308" calcext:value-type="float">
            <text:p>1525229.77964308</text:p>
          </table:table-cell>
          <table:table-cell office:value-type="float" office:value="797933.822683437" calcext:value-type="float">
            <text:p>797933.822683437</text:p>
          </table:table-cell>
          <table:table-cell office:value-type="float" office:value="4733887.10602768" calcext:value-type="float">
            <text:p>4733887.10602768</text:p>
          </table:table-cell>
          <table:table-cell office:value-type="float" office:value="0.230159684862076" calcext:value-type="float">
            <text:p>0.230159684862076</text:p>
          </table:table-cell>
          <table:table-cell office:value-type="float" office:value="0.605672296880007" calcext:value-type="float">
            <text:p>0.605672296880007</text:p>
          </table:table-cell>
          <table:table-cell office:value-type="float" office:value="0.408790786284379" calcext:value-type="float">
            <text:p>0.408790786284379</text:p>
          </table:table-cell>
          <table:table-cell office:value-type="float" office:value="0.535817615817833" calcext:value-type="float">
            <text:p>0.535817615817833</text:p>
          </table:table-cell>
          <table:table-cell office:value-type="float" office:value="2.16189253305408" calcext:value-type="float">
            <text:p>2.16189253305408</text:p>
          </table:table-cell>
          <table:table-cell office:value-type="float" office:value="1.61303170779912" calcext:value-type="float">
            <text:p>1.61303170779912</text:p>
          </table:table-cell>
          <table:table-cell office:value-type="float" office:value="2.05563587047422" calcext:value-type="float">
            <text:p>2.05563587047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885</text:p>
          </table:table-cell>
          <table:table-cell table:number-columns-repeated="990"/>
        </table:table-row>
        <table:table-row table:style-name="ro2">
          <table:table-cell office:value-type="float" office:value="239.094466334184" calcext:value-type="float">
            <text:p>239.094466334184</text:p>
          </table:table-cell>
          <table:table-cell office:value-type="float" office:value="7.9954642232259" calcext:value-type="float">
            <text:p>7.9954642232259</text:p>
          </table:table-cell>
          <table:table-cell office:value-type="string" calcext:value-type="string">
            <text:p>C15H13N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-Hydroxy-2-acetamidofluore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561" calcext:value-type="float">
            <text:p>381561</text:p>
          </table:table-cell>
          <table:table-cell office:value-type="float" office:value="0.524405150722464" calcext:value-type="float">
            <text:p>0.524405150722464</text:p>
          </table:table-cell>
          <table:table-cell office:value-type="float" office:value="0.275208550259314" calcext:value-type="float">
            <text:p>0.275208550259314</text:p>
          </table:table-cell>
          <table:table-cell office:value-type="float" office:value="0.218469213239681" calcext:value-type="float">
            <text:p>0.218469213239681</text:p>
          </table:table-cell>
          <table:table-cell office:value-type="float" office:value="1" calcext:value-type="float">
            <text:p>1</text:p>
          </table:table-cell>
          <table:table-cell office:value-type="float" office:value="0.538493266566246" calcext:value-type="float">
            <text:p>0.538493266566246</text:p>
          </table:table-cell>
          <table:table-cell office:value-type="float" office:value="0.36880142774326" calcext:value-type="float">
            <text:p>0.36880142774326</text:p>
          </table:table-cell>
          <table:table-cell office:value-type="float" office:value="0.340517239118457" calcext:value-type="float">
            <text:p>0.340517239118457</text:p>
          </table:table-cell>
          <table:table-cell office:value-type="float" office:value="1" calcext:value-type="float">
            <text:p>1</text:p>
          </table:table-cell>
          <table:table-cell office:value-type="float" office:value="88548.248046875" calcext:value-type="float">
            <text:p>88548.248046875</text:p>
          </table:table-cell>
          <table:table-cell office:value-type="float" office:value="46470.243359375" calcext:value-type="float">
            <text:p>46470.243359375</text:p>
          </table:table-cell>
          <table:table-cell office:value-type="float" office:value="36889.5424804687" calcext:value-type="float">
            <text:p>36889.5424804687</text:p>
          </table:table-cell>
          <table:table-cell office:value-type="float" office:value="168854.649739583" calcext:value-type="float">
            <text:p>168854.649739583</text:p>
          </table:table-cell>
          <table:table-cell office:value-type="float" office:value="80353.6663259645" calcext:value-type="float">
            <text:p>80353.6663259645</text:p>
          </table:table-cell>
          <table:table-cell office:value-type="float" office:value="26704.8411590822" calcext:value-type="float">
            <text:p>26704.8411590822</text:p>
          </table:table-cell>
          <table:table-cell office:value-type="float" office:value="6237.51485668513" calcext:value-type="float">
            <text:p>6237.51485668513</text:p>
          </table:table-cell>
          <table:table-cell office:value-type="float" office:value="184240.144690215" calcext:value-type="float">
            <text:p>184240.144690215</text:p>
          </table:table-cell>
          <table:table-cell office:value-type="float" office:value="0.90745630882982" calcext:value-type="float">
            <text:p>0.90745630882982</text:p>
          </table:table-cell>
          <table:table-cell office:value-type="float" office:value="0.574665403676968" calcext:value-type="float">
            <text:p>0.574665403676968</text:p>
          </table:table-cell>
          <table:table-cell office:value-type="float" office:value="0.169086262319127" calcext:value-type="float">
            <text:p>0.169086262319127</text:p>
          </table:table-cell>
          <table:table-cell office:value-type="float" office:value="1.09111679763844" calcext:value-type="float">
            <text:p>1.09111679763844</text:p>
          </table:table-cell>
          <table:table-cell office:value-type="float" office:value="0.15962712281395" calcext:value-type="float">
            <text:p>0.15962712281395</text:p>
          </table:table-cell>
          <table:table-cell office:value-type="float" office:value="0.432169330916614" calcext:value-type="float">
            <text:p>0.432169330916614</text:p>
          </table:table-cell>
          <table:table-cell office:value-type="float" office:value="0.512450830654653" calcext:value-type="float">
            <text:p>0.512450830654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16</text:p>
          </table:table-cell>
          <table:table-cell table:number-columns-repeated="990"/>
        </table:table-row>
        <table:table-row table:style-name="ro2">
          <table:table-cell office:value-type="float" office:value="202.084233382311" calcext:value-type="float">
            <text:p>202.084233382311</text:p>
          </table:table-cell>
          <table:table-cell office:value-type="float" office:value="4.53974024454752" calcext:value-type="float">
            <text:p>4.53974024454752</text:p>
          </table:table-cell>
          <table:table-cell office:value-type="string" calcext:value-type="string">
            <text:p>C9H14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thyl 2-methyl-3-oxosuccin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44" calcext:value-type="float">
            <text:p>155044</text:p>
          </table:table-cell>
          <table:table-cell office:value-type="float" office:value="0.324020605299366" calcext:value-type="float">
            <text:p>0.324020605299366</text:p>
          </table:table-cell>
          <table:table-cell office:value-type="float" office:value="0.254532357484033" calcext:value-type="float">
            <text:p>0.254532357484033</text:p>
          </table:table-cell>
          <table:table-cell office:value-type="float" office:value="0.211888268548647" calcext:value-type="float">
            <text:p>0.211888268548647</text:p>
          </table:table-cell>
          <table:table-cell office:value-type="float" office:value="1" calcext:value-type="float">
            <text:p>1</text:p>
          </table:table-cell>
          <table:table-cell office:value-type="float" office:value="0.000880326300020206" calcext:value-type="float">
            <text:p>0.00088032630002</text:p>
          </table:table-cell>
          <table:table-cell office:value-type="float" office:value="0.00134908428857215" calcext:value-type="float">
            <text:p>0.001349084288572</text:p>
          </table:table-cell>
          <table:table-cell office:value-type="float" office:value="0.000146644636741399" calcext:value-type="float">
            <text:p>0.000146644636741</text:p>
          </table:table-cell>
          <table:table-cell office:value-type="float" office:value="1" calcext:value-type="float">
            <text:p>1</text:p>
          </table:table-cell>
          <table:table-cell office:value-type="float" office:value="50009.6591796875" calcext:value-type="float">
            <text:p>50009.6591796875</text:p>
          </table:table-cell>
          <table:table-cell office:value-type="float" office:value="39284.774609375" calcext:value-type="float">
            <text:p>39284.774609375</text:p>
          </table:table-cell>
          <table:table-cell office:value-type="float" office:value="32703.0439453125" calcext:value-type="float">
            <text:p>32703.0439453125</text:p>
          </table:table-cell>
          <table:table-cell office:value-type="float" office:value="154340.984375" calcext:value-type="float">
            <text:p>154340.984375</text:p>
          </table:table-cell>
          <table:table-cell office:value-type="float" office:value="15661.6314272945" calcext:value-type="float">
            <text:p>15661.6314272945</text:p>
          </table:table-cell>
          <table:table-cell office:value-type="float" office:value="32388.2087175525" calcext:value-type="float">
            <text:p>32388.2087175525</text:p>
          </table:table-cell>
          <table:table-cell office:value-type="float" office:value="10280.8731070124" calcext:value-type="float">
            <text:p>10280.8731070124</text:p>
          </table:table-cell>
          <table:table-cell office:value-type="float" office:value="892.363515501854" calcext:value-type="float">
            <text:p>892.363515501854</text:p>
          </table:table-cell>
          <table:table-cell office:value-type="float" office:value="0.313172128828582" calcext:value-type="float">
            <text:p>0.313172128828582</text:p>
          </table:table-cell>
          <table:table-cell office:value-type="float" office:value="0.82444685096458" calcext:value-type="float">
            <text:p>0.82444685096458</text:p>
          </table:table-cell>
          <table:table-cell office:value-type="float" office:value="0.314370525392208" calcext:value-type="float">
            <text:p>0.314370525392208</text:p>
          </table:table-cell>
          <table:table-cell office:value-type="float" office:value="0.00578176638639088" calcext:value-type="float">
            <text:p>0.005781766386391</text:p>
          </table:table-cell>
          <table:table-cell office:value-type="float" office:value="44.2331445225473" calcext:value-type="float">
            <text:p>44.2331445225473</text:p>
          </table:table-cell>
          <table:table-cell office:value-type="float" office:value="12.6100471874392" calcext:value-type="float">
            <text:p>12.6100471874392</text:p>
          </table:table-cell>
          <table:table-cell office:value-type="float" office:value="138.937161759918" calcext:value-type="float">
            <text:p>138.937161759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17</text:p>
          </table:table-cell>
          <table:table-cell table:number-columns-repeated="990"/>
        </table:table-row>
        <table:table-row table:style-name="ro2">
          <table:table-cell office:value-type="float" office:value="308.198488073199" calcext:value-type="float">
            <text:p>308.198488073199</text:p>
          </table:table-cell>
          <table:table-cell office:value-type="float" office:value="3.80186146100362" calcext:value-type="float">
            <text:p>3.80186146100362</text:p>
          </table:table-cell>
          <table:table-cell office:value-type="string" calcext:value-type="string">
            <text:p>C18H28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O-Methylembeli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69" calcext:value-type="float">
            <text:p>173669</text:p>
          </table:table-cell>
          <table:table-cell office:value-type="float" office:value="0.678359056868464" calcext:value-type="float">
            <text:p>0.678359056868464</text:p>
          </table:table-cell>
          <table:table-cell office:value-type="float" office:value="0.108930183856135" calcext:value-type="float">
            <text:p>0.108930183856135</text:p>
          </table:table-cell>
          <table:table-cell office:value-type="float" office:value="0.201435441194055" calcext:value-type="float">
            <text:p>0.201435441194055</text:p>
          </table:table-cell>
          <table:table-cell office:value-type="float" office:value="1" calcext:value-type="float">
            <text:p>1</text:p>
          </table:table-cell>
          <table:table-cell office:value-type="float" office:value="0.467647751341039" calcext:value-type="float">
            <text:p>0.4676477513410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8414.625" calcext:value-type="float">
            <text:p>38414.625</text:p>
          </table:table-cell>
          <table:table-cell office:value-type="float" office:value="6168.580078125" calcext:value-type="float">
            <text:p>6168.580078125</text:p>
          </table:table-cell>
          <table:table-cell office:value-type="float" office:value="11407.037109375" calcext:value-type="float">
            <text:p>11407.037109375</text:p>
          </table:table-cell>
          <table:table-cell office:value-type="float" office:value="56628.7493489583" calcext:value-type="float">
            <text:p>56628.7493489583</text:p>
          </table:table-cell>
          <table:table-cell office:value-type="float" office:value="27827.7916975819" calcext:value-type="float">
            <text:p>27827.79169758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1250.385910613" calcext:value-type="float">
            <text:p>31250.385910613</text:p>
          </table:table-cell>
          <table:table-cell office:value-type="float" office:value="0.724406178573444" calcext:value-type="float">
            <text:p>0.7244061785734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5184665509813" calcext:value-type="float">
            <text:p>0.55184665509813</text:p>
          </table:table-cell>
          <table:table-cell office:value-type="float" office:value="0.189468598105314" calcext:value-type="float">
            <text:p>0.189468598105314</text:p>
          </table:table-cell>
          <table:table-cell table:number-columns-repeated="2"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53</text:p>
          </table:table-cell>
          <table:table-cell table:number-columns-repeated="990"/>
        </table:table-row>
        <table:table-row table:style-name="ro2">
          <table:table-cell office:value-type="float" office:value="174.016531370674" calcext:value-type="float">
            <text:p>174.016531370674</text:p>
          </table:table-cell>
          <table:table-cell office:value-type="float" office:value="19.9092291090223" calcext:value-type="float">
            <text:p>19.9092291090223</text:p>
          </table:table-cell>
          <table:table-cell office:value-type="string" calcext:value-type="string">
            <text:p>C6H6O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-Aconitat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571" calcext:value-type="float">
            <text:p>154571</text:p>
          </table:table-cell>
          <table:table-cell office:value-type="float" office:value="0.385425630504894" calcext:value-type="float">
            <text:p>0.385425630504894</text:p>
          </table:table-cell>
          <table:table-cell office:value-type="float" office:value="0.48294281697185" calcext:value-type="float">
            <text:p>0.48294281697185</text:p>
          </table:table-cell>
          <table:table-cell office:value-type="float" office:value="0.191924355221897" calcext:value-type="float">
            <text:p>0.191924355221897</text:p>
          </table:table-cell>
          <table:table-cell office:value-type="float" office:value="1" calcext:value-type="float">
            <text:p>1</text:p>
          </table:table-cell>
          <table:table-cell office:value-type="float" office:value="0.00569506006427026" calcext:value-type="float">
            <text:p>0.00569506006427</text:p>
          </table:table-cell>
          <table:table-cell office:value-type="float" office:value="0.164735370758024" calcext:value-type="float">
            <text:p>0.164735370758024</text:p>
          </table:table-cell>
          <table:table-cell office:value-type="float" office:value="0.00400238891947894" calcext:value-type="float">
            <text:p>0.004002388919479</text:p>
          </table:table-cell>
          <table:table-cell office:value-type="float" office:value="1" calcext:value-type="float">
            <text:p>1</text:p>
          </table:table-cell>
          <table:table-cell office:value-type="float" office:value="35188.8471679687" calcext:value-type="float">
            <text:p>35188.8471679687</text:p>
          </table:table-cell>
          <table:table-cell office:value-type="float" office:value="44092.0365234375" calcext:value-type="float">
            <text:p>44092.0365234375</text:p>
          </table:table-cell>
          <table:table-cell office:value-type="float" office:value="17522.4382324219" calcext:value-type="float">
            <text:p>17522.4382324219</text:p>
          </table:table-cell>
          <table:table-cell office:value-type="float" office:value="91298.6692708333" calcext:value-type="float">
            <text:p>91298.6692708333</text:p>
          </table:table-cell>
          <table:table-cell office:value-type="float" office:value="5496.84403851838" calcext:value-type="float">
            <text:p>5496.84403851838</text:p>
          </table:table-cell>
          <table:table-cell office:value-type="float" office:value="61798.7110969523" calcext:value-type="float">
            <text:p>61798.7110969523</text:p>
          </table:table-cell>
          <table:table-cell office:value-type="float" office:value="4262.87723004867" calcext:value-type="float">
            <text:p>4262.87723004867</text:p>
          </table:table-cell>
          <table:table-cell office:value-type="float" office:value="11183.5658019711" calcext:value-type="float">
            <text:p>11183.5658019711</text:p>
          </table:table-cell>
          <table:table-cell office:value-type="float" office:value="0.156209835811898" calcext:value-type="float">
            <text:p>0.156209835811898</text:p>
          </table:table-cell>
          <table:table-cell office:value-type="float" office:value="1.4015844122805" calcext:value-type="float">
            <text:p>1.4015844122805</text:p>
          </table:table-cell>
          <table:table-cell office:value-type="float" office:value="0.243281053327444" calcext:value-type="float">
            <text:p>0.243281053327444</text:p>
          </table:table-cell>
          <table:table-cell office:value-type="float" office:value="0.12249429144247" calcext:value-type="float">
            <text:p>0.12249429144247</text:p>
          </table:table-cell>
          <table:table-cell office:value-type="float" office:value="20.2740940814593" calcext:value-type="float">
            <text:p>20.2740940814593</text:p>
          </table:table-cell>
          <table:table-cell office:value-type="float" office:value="0.565005025737737" calcext:value-type="float">
            <text:p>0.565005025737737</text:p>
          </table:table-cell>
          <table:table-cell office:value-type="float" office:value="37.9975576395179" calcext:value-type="float">
            <text:p>37.9975576395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25</text:p>
          </table:table-cell>
          <table:table-cell table:number-columns-repeated="990"/>
        </table:table-row>
        <table:table-row table:style-name="ro2">
          <table:table-cell office:value-type="float" office:value="173.014726956498" calcext:value-type="float">
            <text:p>173.014726956498</text:p>
          </table:table-cell>
          <table:table-cell office:value-type="float" office:value="7.37899243672688" calcext:value-type="float">
            <text:p>7.37899243672688</text:p>
          </table:table-cell>
          <table:table-cell office:value-type="string" calcext:value-type="string">
            <text:p>C6H7NO3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-Aminobenzenesulfon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189" calcext:value-type="float">
            <text:p>341189</text:p>
          </table:table-cell>
          <table:table-cell office:value-type="float" office:value="0.773900360404231" calcext:value-type="float">
            <text:p>0.773900360404231</text:p>
          </table:table-cell>
          <table:table-cell office:value-type="float" office:value="0.223022955449441" calcext:value-type="float">
            <text:p>0.223022955449441</text:p>
          </table:table-cell>
          <table:table-cell office:value-type="float" office:value="0.182062899414732" calcext:value-type="float">
            <text:p>0.182062899414732</text:p>
          </table:table-cell>
          <table:table-cell office:value-type="float" office:value="1" calcext:value-type="float">
            <text:p>1</text:p>
          </table:table-cell>
          <table:table-cell office:value-type="float" office:value="0.390338506527245" calcext:value-type="float">
            <text:p>0.390338506527245</text:p>
          </table:table-cell>
          <table:table-cell office:value-type="float" office:value="0.0491112032716767" calcext:value-type="float">
            <text:p>0.049111203271677</text:p>
          </table:table-cell>
          <table:table-cell office:value-type="float" office:value="0.0413262620951524" calcext:value-type="float">
            <text:p>0.041326262095152</text:p>
          </table:table-cell>
          <table:table-cell office:value-type="float" office:value="1" calcext:value-type="float">
            <text:p>1</text:p>
          </table:table-cell>
          <table:table-cell office:value-type="float" office:value="212988.75390625" calcext:value-type="float">
            <text:p>212988.75390625</text:p>
          </table:table-cell>
          <table:table-cell office:value-type="float" office:value="61379.1953125" calcext:value-type="float">
            <text:p>61379.1953125</text:p>
          </table:table-cell>
          <table:table-cell office:value-type="float" office:value="50106.3858642578" calcext:value-type="float">
            <text:p>50106.3858642578</text:p>
          </table:table-cell>
          <table:table-cell office:value-type="float" office:value="275214.697916667" calcext:value-type="float">
            <text:p>275214.697916667</text:p>
          </table:table-cell>
          <table:table-cell office:value-type="float" office:value="42820.1951771077" calcext:value-type="float">
            <text:p>42820.1951771077</text:p>
          </table:table-cell>
          <table:table-cell office:value-type="float" office:value="46709.1459839262" calcext:value-type="float">
            <text:p>46709.1459839262</text:p>
          </table:table-cell>
          <table:table-cell office:value-type="float" office:value="47755.7350733598" calcext:value-type="float">
            <text:p>47755.7350733598</text:p>
          </table:table-cell>
          <table:table-cell office:value-type="float" office:value="98001.3867864965" calcext:value-type="float">
            <text:p>98001.3867864965</text:p>
          </table:table-cell>
          <table:table-cell office:value-type="float" office:value="0.201044395029212" calcext:value-type="float">
            <text:p>0.201044395029212</text:p>
          </table:table-cell>
          <table:table-cell office:value-type="float" office:value="0.760993130426619" calcext:value-type="float">
            <text:p>0.760993130426619</text:p>
          </table:table-cell>
          <table:table-cell office:value-type="float" office:value="0.953086802203892" calcext:value-type="float">
            <text:p>0.953086802203892</text:p>
          </table:table-cell>
          <table:table-cell office:value-type="float" office:value="0.356090672221913" calcext:value-type="float">
            <text:p>0.356090672221913</text:p>
          </table:table-cell>
          <table:table-cell office:value-type="float" office:value="0.338531383035707" calcext:value-type="float">
            <text:p>0.338531383035707</text:p>
          </table:table-cell>
          <table:table-cell office:value-type="float" office:value="3.8796503981668" calcext:value-type="float">
            <text:p>3.8796503981668</text:p>
          </table:table-cell>
          <table:table-cell office:value-type="float" office:value="4.26371519426635" calcext:value-type="float">
            <text:p>4.26371519426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51</text:p>
          </table:table-cell>
          <table:table-cell table:number-columns-repeated="990"/>
        </table:table-row>
        <table:table-row table:style-name="ro2">
          <table:table-cell office:value-type="float" office:value="204.099823682312" calcext:value-type="float">
            <text:p>204.099823682312</text:p>
          </table:table-cell>
          <table:table-cell office:value-type="float" office:value="7.39032088385687" calcext:value-type="float">
            <text:p>7.39032088385687</text:p>
          </table:table-cell>
          <table:table-cell office:value-type="string" calcext:value-type="string">
            <text:p>C9H16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thyl (2R,3R)-2-methyl-3-hydroxysuccin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34" calcext:value-type="float">
            <text:p>347734</text:p>
          </table:table-cell>
          <table:table-cell office:value-type="float" office:value="0.399031576089105" calcext:value-type="float">
            <text:p>0.399031576089105</text:p>
          </table:table-cell>
          <table:table-cell office:value-type="float" office:value="0.237363913430857" calcext:value-type="float">
            <text:p>0.237363913430857</text:p>
          </table:table-cell>
          <table:table-cell office:value-type="float" office:value="0.15748432940965" calcext:value-type="float">
            <text:p>0.15748432940965</text:p>
          </table:table-cell>
          <table:table-cell office:value-type="float" office:value="1" calcext:value-type="float">
            <text:p>1</text:p>
          </table:table-cell>
          <table:table-cell office:value-type="float" office:value="0.00795374203906113" calcext:value-type="float">
            <text:p>0.007953742039061</text:p>
          </table:table-cell>
          <table:table-cell office:value-type="float" office:value="0.00295991660466111" calcext:value-type="float">
            <text:p>0.002959916604661</text:p>
          </table:table-cell>
          <table:table-cell office:value-type="float" office:value="0.00595512308357713" calcext:value-type="float">
            <text:p>0.005955123083577</text:p>
          </table:table-cell>
          <table:table-cell office:value-type="float" office:value="1" calcext:value-type="float">
            <text:p>1</text:p>
          </table:table-cell>
          <table:table-cell office:value-type="float" office:value="120180.81640625" calcext:value-type="float">
            <text:p>120180.81640625</text:p>
          </table:table-cell>
          <table:table-cell office:value-type="float" office:value="71489.552734375" calcext:value-type="float">
            <text:p>71489.552734375</text:p>
          </table:table-cell>
          <table:table-cell office:value-type="float" office:value="47431.322265625" calcext:value-type="float">
            <text:p>47431.322265625</text:p>
          </table:table-cell>
          <table:table-cell office:value-type="float" office:value="301181.21875" calcext:value-type="float">
            <text:p>301181.21875</text:p>
          </table:table-cell>
          <table:table-cell office:value-type="float" office:value="22905.2550002679" calcext:value-type="float">
            <text:p>22905.2550002679</text:p>
          </table:table-cell>
          <table:table-cell office:value-type="float" office:value="90185.0275878218" calcext:value-type="float">
            <text:p>90185.0275878218</text:p>
          </table:table-cell>
          <table:table-cell office:value-type="float" office:value="14016.7895225078" calcext:value-type="float">
            <text:p>14016.7895225078</text:p>
          </table:table-cell>
          <table:table-cell office:value-type="float" office:value="42716.0628245907" calcext:value-type="float">
            <text:p>42716.0628245907</text:p>
          </table:table-cell>
          <table:table-cell office:value-type="float" office:value="0.190589943430246" calcext:value-type="float">
            <text:p>0.190589943430246</text:p>
          </table:table-cell>
          <table:table-cell office:value-type="float" office:value="1.26151338396131" calcext:value-type="float">
            <text:p>1.26151338396131</text:p>
          </table:table-cell>
          <table:table-cell office:value-type="float" office:value="0.295517578953649" calcext:value-type="float">
            <text:p>0.295517578953649</text:p>
          </table:table-cell>
          <table:table-cell office:value-type="float" office:value="0.141828441367879" calcext:value-type="float">
            <text:p>0.141828441367879</text:p>
          </table:table-cell>
          <table:table-cell office:value-type="float" office:value="13.9449913296679" calcext:value-type="float">
            <text:p>13.9449913296679</text:p>
          </table:table-cell>
          <table:table-cell office:value-type="float" office:value="5.29807742025097" calcext:value-type="float">
            <text:p>5.29807742025097</text:p>
          </table:table-cell>
          <table:table-cell office:value-type="float" office:value="31.8578879797366" calcext:value-type="float">
            <text:p>31.8578879797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63</text:p>
          </table:table-cell>
          <table:table-cell table:number-columns-repeated="990"/>
        </table:table-row>
        <table:table-row table:style-name="ro2">
          <table:table-cell office:value-type="float" office:value="332.183445145997" calcext:value-type="float">
            <text:p>332.183445145997</text:p>
          </table:table-cell>
          <table:table-cell office:value-type="float" office:value="4.47678246749073" calcext:value-type="float">
            <text:p>4.47678246749073</text:p>
          </table:table-cell>
          <table:table-cell office:value-type="string" calcext:value-type="string">
            <text:p>C16H28O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2S,3S)-2-Hydroxytridecane-1,2,3-tricarboxyl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13" calcext:value-type="float">
            <text:p>125013</text:p>
          </table:table-cell>
          <table:table-cell office:value-type="float" office:value="0.381833304665244" calcext:value-type="float">
            <text:p>0.381833304665244</text:p>
          </table:table-cell>
          <table:table-cell office:value-type="float" office:value="0.109352227260874" calcext:value-type="float">
            <text:p>0.109352227260874</text:p>
          </table:table-cell>
          <table:table-cell office:value-type="float" office:value="0.0919990893776313" calcext:value-type="float">
            <text:p>0.091999089377631</text:p>
          </table:table-cell>
          <table:table-cell office:value-type="float" office:value="1" calcext:value-type="float">
            <text:p>1</text:p>
          </table:table-cell>
          <table:table-cell office:value-type="float" office:value="0.000599851655116914" calcext:value-type="float">
            <text:p>0.000599851655117</text:p>
          </table:table-cell>
          <table:table-cell office:value-type="float" office:value="0.000107567238710145" calcext:value-type="float">
            <text:p>0.00010756723871</text:p>
          </table:table-cell>
          <table:table-cell office:value-type="float" office:value="0.0000724487269005613" calcext:value-type="float">
            <text:p>7.24487269005613E-05</text:p>
          </table:table-cell>
          <table:table-cell office:value-type="float" office:value="1" calcext:value-type="float">
            <text:p>1</text:p>
          </table:table-cell>
          <table:table-cell office:value-type="float" office:value="45009.7900390625" calcext:value-type="float">
            <text:p>45009.7900390625</text:p>
          </table:table-cell>
          <table:table-cell office:value-type="float" office:value="12890.234375" calcext:value-type="float">
            <text:p>12890.234375</text:p>
          </table:table-cell>
          <table:table-cell office:value-type="float" office:value="10844.6791992188" calcext:value-type="float">
            <text:p>10844.6791992188</text:p>
          </table:table-cell>
          <table:table-cell office:value-type="float" office:value="117878.114583333" calcext:value-type="float">
            <text:p>117878.114583333</text:p>
          </table:table-cell>
          <table:table-cell office:value-type="float" office:value="8337.43115357326" calcext:value-type="float">
            <text:p>8337.43115357326</text:p>
          </table:table-cell>
          <table:table-cell office:value-type="float" office:value="21984.386683676" calcext:value-type="float">
            <text:p>21984.386683676</text:p>
          </table:table-cell>
          <table:table-cell office:value-type="float" office:value="13542.5482574666" calcext:value-type="float">
            <text:p>13542.5482574666</text:p>
          </table:table-cell>
          <table:table-cell office:value-type="float" office:value="10080.1313254334" calcext:value-type="float">
            <text:p>10080.1313254334</text:p>
          </table:table-cell>
          <table:table-cell office:value-type="float" office:value="0.185235948586685" calcext:value-type="float">
            <text:p>0.185235948586685</text:p>
          </table:table-cell>
          <table:table-cell office:value-type="float" office:value="1.70550713385892" calcext:value-type="float">
            <text:p>1.70550713385892</text:p>
          </table:table-cell>
          <table:table-cell office:value-type="float" office:value="1.24877352374261" calcext:value-type="float">
            <text:p>1.24877352374261</text:p>
          </table:table-cell>
          <table:table-cell office:value-type="float" office:value="0.0855131706259802" calcext:value-type="float">
            <text:p>0.08551317062598</text:p>
          </table:table-cell>
          <table:table-cell office:value-type="float" office:value="31.0293167941459" calcext:value-type="float">
            <text:p>31.0293167941459</text:p>
          </table:table-cell>
          <table:table-cell office:value-type="float" office:value="18.844306139409" calcext:value-type="float">
            <text:p>18.844306139409</text:p>
          </table:table-cell>
          <table:table-cell office:value-type="float" office:value="40.1956770735717" calcext:value-type="float">
            <text:p>40.1956770735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25</text:p>
          </table:table-cell>
          <table:table-cell table:number-columns-repeated="990"/>
        </table:table-row>
        <table:table-row table:style-name="ro2">
          <table:table-cell office:value-type="float" office:value="145.019730024578" calcext:value-type="float">
            <text:p>145.019730024578</text:p>
          </table:table-cell>
          <table:table-cell office:value-type="float" office:value="7.45516225179035" calcext:value-type="float">
            <text:p>7.45516225179035</text:p>
          </table:table-cell>
          <table:table-cell office:value-type="string" calcext:value-type="string">
            <text:p>C5H7NO2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4-Dehydrothiomorpholine-3-carboxyl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673" calcext:value-type="float">
            <text:p>235673</text:p>
          </table:table-cell>
          <table:table-cell office:value-type="float" office:value="0.345011034047919" calcext:value-type="float">
            <text:p>0.345011034047919</text:p>
          </table:table-cell>
          <table:table-cell office:value-type="float" office:value="0.0955266497751441" calcext:value-type="float">
            <text:p>0.095526649775144</text:p>
          </table:table-cell>
          <table:table-cell office:value-type="float" office:value="0.0780642413805935" calcext:value-type="float">
            <text:p>0.078064241380594</text:p>
          </table:table-cell>
          <table:table-cell office:value-type="float" office:value="1" calcext:value-type="float">
            <text:p>1</text:p>
          </table:table-cell>
          <table:table-cell office:value-type="float" office:value="0.132192381559188" calcext:value-type="float">
            <text:p>0.132192381559188</text:p>
          </table:table-cell>
          <table:table-cell office:value-type="float" office:value="0.0783486485474764" calcext:value-type="float">
            <text:p>0.078348648547477</text:p>
          </table:table-cell>
          <table:table-cell office:value-type="float" office:value="0.0789343390267135" calcext:value-type="float">
            <text:p>0.078934339026714</text:p>
          </table:table-cell>
          <table:table-cell office:value-type="float" office:value="1" calcext:value-type="float">
            <text:p>1</text:p>
          </table:table-cell>
          <table:table-cell office:value-type="float" office:value="53166.9604492188" calcext:value-type="float">
            <text:p>53166.9604492188</text:p>
          </table:table-cell>
          <table:table-cell office:value-type="float" office:value="14720.8671875" calcext:value-type="float">
            <text:p>14720.8671875</text:p>
          </table:table-cell>
          <table:table-cell office:value-type="float" office:value="12029.8715820313" calcext:value-type="float">
            <text:p>12029.8715820313</text:p>
          </table:table-cell>
          <table:table-cell office:value-type="float" office:value="154102.203125" calcext:value-type="float">
            <text:p>154102.203125</text:p>
          </table:table-cell>
          <table:table-cell office:value-type="float" office:value="39348.3744051719" calcext:value-type="float">
            <text:p>39348.3744051719</text:p>
          </table:table-cell>
          <table:table-cell office:value-type="float" office:value="23974.4378735426" calcext:value-type="float">
            <text:p>23974.4378735426</text:p>
          </table:table-cell>
          <table:table-cell office:value-type="float" office:value="15576.4840727789" calcext:value-type="float">
            <text:p>15576.4840727789</text:p>
          </table:table-cell>
          <table:table-cell office:value-type="float" office:value="75820.5883323277" calcext:value-type="float">
            <text:p>75820.5883323277</text:p>
          </table:table-cell>
          <table:table-cell office:value-type="float" office:value="0.74009072688582" calcext:value-type="float">
            <text:p>0.74009072688582</text:p>
          </table:table-cell>
          <table:table-cell office:value-type="float" office:value="1.62860228057082" calcext:value-type="float">
            <text:p>1.62860228057082</text:p>
          </table:table-cell>
          <table:table-cell office:value-type="float" office:value="1.29481715299814" calcext:value-type="float">
            <text:p>1.29481715299814</text:p>
          </table:table-cell>
          <table:table-cell office:value-type="float" office:value="0.492014953678669" calcext:value-type="float">
            <text:p>0.492014953678669</text:p>
          </table:table-cell>
          <table:table-cell office:value-type="float" office:value="1.39616894237561" calcext:value-type="float">
            <text:p>1.39616894237561</text:p>
          </table:table-cell>
          <table:table-cell office:value-type="float" office:value="3.07219868757042" calcext:value-type="float">
            <text:p>3.07219868757042</text:p>
          </table:table-cell>
          <table:table-cell office:value-type="float" office:value="3.36892649964473" calcext:value-type="float">
            <text:p>3.36892649964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00</text:p>
          </table:table-cell>
          <table:table-cell table:number-columns-repeated="990"/>
        </table:table-row>
        <table:table-row table:style-name="ro2">
          <table:table-cell office:value-type="float" office:value="161.051104458805" calcext:value-type="float">
            <text:p>161.051104458805</text:p>
          </table:table-cell>
          <table:table-cell office:value-type="float" office:value="7.3945708380805" calcext:value-type="float">
            <text:p>7.3945708380805</text:p>
          </table:table-cell>
          <table:table-cell office:value-type="string" calcext:value-type="string">
            <text:p>C6H11NO2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ylcystei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in degradation __ isoalliin degradation</text:p>
          </table:table-cell>
          <table:table-cell office:value-type="float" office:value="533441" calcext:value-type="float">
            <text:p>533441</text:p>
          </table:table-cell>
          <table:table-cell office:value-type="float" office:value="0" calcext:value-type="float">
            <text:p>0</text:p>
          </table:table-cell>
          <table:table-cell office:value-type="float" office:value="0.19720984329629" calcext:value-type="float">
            <text:p>0.19720984329629</text:p>
          </table:table-cell>
          <table:table-cell office:value-type="float" office:value="0.0606283389025647" calcext:value-type="float">
            <text:p>0.060628338902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.146983632734272" calcext:value-type="float">
            <text:p>0.14698363273427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428.1515625" calcext:value-type="float">
            <text:p>67428.1515625</text:p>
          </table:table-cell>
          <table:table-cell office:value-type="float" office:value="20729.4765625" calcext:value-type="float">
            <text:p>20729.4765625</text:p>
          </table:table-cell>
          <table:table-cell office:value-type="float" office:value="341910.6796875" calcext:value-type="float">
            <text:p>341910.6796875</text:p>
          </table:table-cell>
          <table:table-cell office:value-type="string" calcext:value-type="string">
            <text:p>NA</text:p>
          </table:table-cell>
          <table:table-cell office:value-type="float" office:value="53861.3097036963" calcext:value-type="float">
            <text:p>53861.3097036963</text:p>
          </table:table-cell>
          <table:table-cell office:value-type="string" calcext:value-type="string">
            <text:p>NA</text:p>
          </table:table-cell>
          <table:table-cell office:value-type="float" office:value="209892.304499586" calcext:value-type="float">
            <text:p>209892.304499586</text:p>
          </table:table-cell>
          <table:table-cell office:value-type="string" calcext:value-type="string">
            <text:p>NA</text:p>
          </table:table-cell>
          <table:table-cell office:value-type="float" office:value="0.798795583974618" calcext:value-type="float">
            <text:p>0.798795583974618</text:p>
          </table:table-cell>
          <table:table-cell office:value-type="string" calcext:value-type="string">
            <text:p>NA</text:p>
          </table:table-cell>
          <table:table-cell office:value-type="float" office:value="0.613880516079298" calcext:value-type="float">
            <text:p>0.613880516079298</text:p>
          </table:table-cell>
          <table:table-cell office:value-type="string" calcext:value-type="string">
            <text:p>low</text:p>
          </table:table-cell>
          <table:table-cell office:value-type="float" office:value="1.60450095368987" calcext:value-type="float">
            <text:p>1.60450095368987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70</text:p>
          </table:table-cell>
          <table:table-cell table:number-columns-repeated="990"/>
        </table:table-row>
        <table:table-row table:style-name="ro2">
          <table:table-cell office:value-type="float" office:value="169.085089814239" calcext:value-type="float">
            <text:p>169.085089814239</text:p>
          </table:table-cell>
          <table:table-cell office:value-type="float" office:value="12.4764254385965" calcext:value-type="float">
            <text:p>12.4764254385965</text:p>
          </table:table-cell>
          <table:table-cell office:value-type="string" calcext:value-type="string">
            <text:p>C7H11N3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lpha-Methylhistid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2972" calcext:value-type="float">
            <text:p>6592972</text:p>
          </table:table-cell>
          <table:table-cell office:value-type="float" office:value="0.193333100264681" calcext:value-type="float">
            <text:p>0.193333100264681</text:p>
          </table:table-cell>
          <table:table-cell office:value-type="float" office:value="0.237937899936248" calcext:value-type="float">
            <text:p>0.237937899936248</text:p>
          </table:table-cell>
          <table:table-cell office:value-type="float" office:value="0.0597497131614672" calcext:value-type="float">
            <text:p>0.059749713161467</text:p>
          </table:table-cell>
          <table:table-cell office:value-type="float" office:value="1" calcext:value-type="float">
            <text:p>1</text:p>
          </table:table-cell>
          <table:table-cell office:value-type="float" office:value="0.137297418435594" calcext:value-type="float">
            <text:p>0.137297418435594</text:p>
          </table:table-cell>
          <table:table-cell office:value-type="float" office:value="0.141083873406341" calcext:value-type="float">
            <text:p>0.141083873406341</text:p>
          </table:table-cell>
          <table:table-cell office:value-type="float" office:value="0.108615996143865" calcext:value-type="float">
            <text:p>0.108615996143865</text:p>
          </table:table-cell>
          <table:table-cell office:value-type="float" office:value="1" calcext:value-type="float">
            <text:p>1</text:p>
          </table:table-cell>
          <table:table-cell office:value-type="float" office:value="817385.5390625" calcext:value-type="float">
            <text:p>817385.5390625</text:p>
          </table:table-cell>
          <table:table-cell office:value-type="float" office:value="1005968.446875" calcext:value-type="float">
            <text:p>1005968.446875</text:p>
          </table:table-cell>
          <table:table-cell office:value-type="float" office:value="252613.501953125" calcext:value-type="float">
            <text:p>252613.501953125</text:p>
          </table:table-cell>
          <table:table-cell office:value-type="float" office:value="4227861.33333333" calcext:value-type="float">
            <text:p>4227861.33333333</text:p>
          </table:table-cell>
          <table:table-cell office:value-type="float" office:value="564988.102523847" calcext:value-type="float">
            <text:p>564988.102523847</text:p>
          </table:table-cell>
          <table:table-cell office:value-type="float" office:value="2178215.72642136" calcext:value-type="float">
            <text:p>2178215.72642136</text:p>
          </table:table-cell>
          <table:table-cell office:value-type="float" office:value="334133.618694987" calcext:value-type="float">
            <text:p>334133.618694987</text:p>
          </table:table-cell>
          <table:table-cell office:value-type="float" office:value="2501231.34044221" calcext:value-type="float">
            <text:p>2501231.34044221</text:p>
          </table:table-cell>
          <table:table-cell office:value-type="float" office:value="0.691213724152571" calcext:value-type="float">
            <text:p>0.691213724152571</text:p>
          </table:table-cell>
          <table:table-cell office:value-type="float" office:value="2.16529229439343" calcext:value-type="float">
            <text:p>2.16529229439343</text:p>
          </table:table-cell>
          <table:table-cell office:value-type="float" office:value="1.32270688665323" calcext:value-type="float">
            <text:p>1.32270688665323</text:p>
          </table:table-cell>
          <table:table-cell office:value-type="float" office:value="0.591606758888231" calcext:value-type="float">
            <text:p>0.591606758888231</text:p>
          </table:table-cell>
          <table:table-cell office:value-type="float" office:value="1.76892639385621" calcext:value-type="float">
            <text:p>1.76892639385621</text:p>
          </table:table-cell>
          <table:table-cell office:value-type="float" office:value="0.943623262495064" calcext:value-type="float">
            <text:p>0.943623262495064</text:p>
          </table:table-cell>
          <table:table-cell office:value-type="float" office:value="2.48163991506543" calcext:value-type="float">
            <text:p>2.48163991506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04</text:p>
          </table:table-cell>
          <table:table-cell table:number-columns-repeated="990"/>
        </table:table-row>
        <table:table-row table:style-name="ro2">
          <table:table-cell office:value-type="float" office:value="166.084031210427" calcext:value-type="float">
            <text:p>166.084031210427</text:p>
          </table:table-cell>
          <table:table-cell office:value-type="float" office:value="12.17967576247" calcext:value-type="float">
            <text:p>12.17967576247</text:p>
          </table:table-cell>
          <table:table-cell office:value-type="string" calcext:value-type="string">
            <text:p>C6H14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rhamnito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17" calcext:value-type="float">
            <text:p>160317</text:p>
          </table:table-cell>
          <table:table-cell office:value-type="float" office:value="1.56557728599035" calcext:value-type="float">
            <text:p>1.56557728599035</text:p>
          </table:table-cell>
          <table:table-cell office:value-type="float" office:value="0.181365885975708" calcext:value-type="float">
            <text:p>0.181365885975708</text:p>
          </table:table-cell>
          <table:table-cell office:value-type="float" office:value="0.0577208333742052" calcext:value-type="float">
            <text:p>0.057720833374205</text:p>
          </table:table-cell>
          <table:table-cell office:value-type="float" office:value="1" calcext:value-type="float">
            <text:p>1</text:p>
          </table:table-cell>
          <table:table-cell office:value-type="float" office:value="0.0495469241709827" calcext:value-type="float">
            <text:p>0.0495469241709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21571.876953125" calcext:value-type="float">
            <text:p>121571.876953125</text:p>
          </table:table-cell>
          <table:table-cell office:value-type="float" office:value="14083.6171875" calcext:value-type="float">
            <text:p>14083.6171875</text:p>
          </table:table-cell>
          <table:table-cell office:value-type="float" office:value="4482.19970703125" calcext:value-type="float">
            <text:p>4482.19970703125</text:p>
          </table:table-cell>
          <table:table-cell office:value-type="float" office:value="77653.06640625" calcext:value-type="float">
            <text:p>77653.06640625</text:p>
          </table:table-cell>
          <table:table-cell office:value-type="float" office:value="28892.8548072237" calcext:value-type="float">
            <text:p>28892.85480722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133.3256430245" calcext:value-type="float">
            <text:p>13133.3256430245</text:p>
          </table:table-cell>
          <table:table-cell office:value-type="float" office:value="0.237660678862136" calcext:value-type="float">
            <text:p>0.2376606788621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16912822958357" calcext:value-type="float">
            <text:p>0.16912822958357</text:p>
          </table:table-cell>
          <table:table-cell office:value-type="float" office:value="1.91491881885794" calcext:value-type="float">
            <text:p>1.91491881885794</text:p>
          </table:table-cell>
          <table:table-cell table:number-columns-repeated="2"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15</text:p>
          </table:table-cell>
          <table:table-cell table:number-columns-repeated="990"/>
        </table:table-row>
        <table:table-row table:style-name="ro2">
          <table:table-cell office:value-type="float" office:value="281.112556848637" calcext:value-type="float">
            <text:p>281.112556848637</text:p>
          </table:table-cell>
          <table:table-cell office:value-type="float" office:value="8.92050382173978" calcext:value-type="float">
            <text:p>8.92050382173978</text:p>
          </table:table-cell>
          <table:table-cell office:value-type="string" calcext:value-type="string">
            <text:p>C11H15N5O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'-O-Methyladenos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320" calcext:value-type="float">
            <text:p>593320</text:p>
          </table:table-cell>
          <table:table-cell office:value-type="float" office:value="0.119266110014563" calcext:value-type="float">
            <text:p>0.119266110014563</text:p>
          </table:table-cell>
          <table:table-cell office:value-type="float" office:value="0.0856505505073407" calcext:value-type="float">
            <text:p>0.085650550507341</text:p>
          </table:table-cell>
          <table:table-cell office:value-type="float" office:value="0.0188377523006454" calcext:value-type="float">
            <text:p>0.018837752300646</text:p>
          </table:table-cell>
          <table:table-cell office:value-type="float" office:value="1" calcext:value-type="float">
            <text:p>1</text:p>
          </table:table-cell>
          <table:table-cell office:value-type="float" office:value="0.0392200258679302" calcext:value-type="float">
            <text:p>0.039220025867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2550.251953125" calcext:value-type="float">
            <text:p>52550.251953125</text:p>
          </table:table-cell>
          <table:table-cell office:value-type="float" office:value="37738.784375" calcext:value-type="float">
            <text:p>37738.784375</text:p>
          </table:table-cell>
          <table:table-cell office:value-type="float" office:value="8300.1669921875" calcext:value-type="float">
            <text:p>8300.1669921875</text:p>
          </table:table-cell>
          <table:table-cell office:value-type="float" office:value="440613.447916667" calcext:value-type="float">
            <text:p>440613.447916667</text:p>
          </table:table-cell>
          <table:table-cell office:value-type="float" office:value="8192.6151354866" calcext:value-type="float">
            <text:p>8192.61513548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7768.113574177" calcext:value-type="float">
            <text:p>137768.113574177</text:p>
          </table:table-cell>
          <table:table-cell office:value-type="float" office:value="0.155900587171198" calcext:value-type="float">
            <text:p>0.1559005871711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12673419809541" calcext:value-type="float">
            <text:p>0.312673419809541</text:p>
          </table:table-cell>
          <table:table-cell office:value-type="float" office:value="7.90632034943272" calcext:value-type="float">
            <text:p>7.90632034943272</text:p>
          </table:table-cell>
          <table:table-cell table:number-columns-repeated="2"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25</text:p>
          </table:table-cell>
          <table:table-cell table:number-columns-repeated="990"/>
        </table:table-row>
        <table:table-row table:style-name="ro2">
          <table:table-cell office:value-type="float" office:value="168.089811140957" calcext:value-type="float">
            <text:p>168.089811140957</text:p>
          </table:table-cell>
          <table:table-cell office:value-type="float" office:value="7.29172997368705" calcext:value-type="float">
            <text:p>7.29172997368705</text:p>
          </table:table-cell>
          <table:table-cell office:value-type="string" calcext:value-type="string">
            <text:p>C8H12N2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clo(deltaAla-L-Val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823" calcext:value-type="float">
            <text:p>179823</text:p>
          </table:table-cell>
          <table:table-cell office:value-type="float" office:value="0.0134468676130211" calcext:value-type="float">
            <text:p>0.013446867613021</text:p>
          </table:table-cell>
          <table:table-cell office:value-type="float" office:value="0.0741692478021004" calcext:value-type="float">
            <text:p>0.0741692478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.162301885597567" calcext:value-type="float">
            <text:p>0.16230188559756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343.37280273438" calcext:value-type="float">
            <text:p>1343.37280273438</text:p>
          </table:table-cell>
          <table:table-cell office:value-type="float" office:value="7409.67734375" calcext:value-type="float">
            <text:p>7409.67734375</text:p>
          </table:table-cell>
          <table:table-cell office:value-type="float" office:value="0" calcext:value-type="float">
            <text:p>0</text:p>
          </table:table-cell>
          <table:table-cell office:value-type="float" office:value="99902.28515625" calcext:value-type="float">
            <text:p>99902.28515625</text:p>
          </table:table-cell>
          <table:table-cell office:value-type="string" calcext:value-type="string">
            <text:p>NA</text:p>
          </table:table-cell>
          <table:table-cell office:value-type="float" office:value="9263.24807515228" calcext:value-type="float">
            <text:p>9263.24807515228</text:p>
          </table:table-cell>
          <table:table-cell office:value-type="string" calcext:value-type="string">
            <text:p>NA</text:p>
          </table:table-cell>
          <table:table-cell office:value-type="float" office:value="74199.3266974771" calcext:value-type="float">
            <text:p>74199.3266974771</text:p>
          </table:table-cell>
          <table:table-cell office:value-type="string" calcext:value-type="string">
            <text:p>NA</text:p>
          </table:table-cell>
          <table:table-cell office:value-type="float" office:value="1.25015539076958" calcext:value-type="float">
            <text:p>1.25015539076958</text:p>
          </table:table-cell>
          <table:table-cell office:value-type="string" calcext:value-type="string">
            <text:p>NA</text:p>
          </table:table-cell>
          <table:table-cell office:value-type="float" office:value="0.742719013698508" calcext:value-type="float">
            <text:p>0.742719013698508</text:p>
          </table:table-cell>
          <table:table-cell office:value-type="string" calcext:value-type="string">
            <text:p>low</text:p>
          </table:table-cell>
          <table:table-cell office:value-type="float" office:value="1.53002151424867" calcext:value-type="float">
            <text:p>1.53002151424867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34</text:p>
          </table:table-cell>
          <table:table-cell table:number-columns-repeated="990"/>
        </table:table-row>
        <table:table-row table:style-name="ro2">
          <table:table-cell office:value-type="float" office:value="172.06359552419" calcext:value-type="float">
            <text:p>172.06359552419</text:p>
          </table:table-cell>
          <table:table-cell office:value-type="float" office:value="7.3740899658203" calcext:value-type="float">
            <text:p>7.3740899658203</text:p>
          </table:table-cell>
          <table:table-cell office:value-type="string" calcext:value-type="string">
            <text:p>C10H8N2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le-3-acetonitrile oxi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245" calcext:value-type="float">
            <text:p>217245</text:p>
          </table:table-cell>
          <table:table-cell office:value-type="float" office:value="0" calcext:value-type="float">
            <text:p>0</text:p>
          </table:table-cell>
          <table:table-cell office:value-type="float" office:value="4.697121484375" calcext:value-type="float">
            <text:p>4.697121484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4697.121484375" calcext:value-type="float">
            <text:p>4697.121484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n2727</text:p>
          </table:table-cell>
          <table:table-cell table:number-columns-repeated="990"/>
        </table:table-row>
        <table:table-row table:style-name="ro2">
          <table:table-cell office:value-type="float" office:value="162.035098419379" calcext:value-type="float">
            <text:p>162.035098419379</text:p>
          </table:table-cell>
          <table:table-cell office:value-type="float" office:value="7.4783951104856" calcext:value-type="float">
            <text:p>7.4783951104856</text:p>
          </table:table-cell>
          <table:table-cell office:value-type="string" calcext:value-type="string">
            <text:p>C6H10O3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-Dihydroxy-5-(methylthio)pent-1-en-3-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hionine metabolism</text:p>
          </table:table-cell>
          <table:table-cell office:value-type="float" office:value="1319270" calcext:value-type="float">
            <text:p>1319270</text:p>
          </table:table-cell>
          <table:table-cell office:value-type="float" office:value="33.5547275390625" calcext:value-type="float">
            <text:p>33.5547275390625</text:p>
          </table:table-cell>
          <table:table-cell office:value-type="float" office:value="512.07120390625" calcext:value-type="float">
            <text:p>512.07120390625</text:p>
          </table:table-cell>
          <table:table-cell office:value-type="float" office:value="844.24580859375" calcext:value-type="float">
            <text:p>844.24580859375</text:p>
          </table:table-cell>
          <table:table-cell office:value-type="float" office:value="0" calcext:value-type="float">
            <text:p>0</text:p>
          </table:table-cell>
          <table:table-cell office:value-type="float" office:value="0.0246804120322178" calcext:value-type="float">
            <text:p>0.024680412032218</text:p>
          </table:table-cell>
          <table:table-cell office:value-type="float" office:value="0.0168623408956029" calcext:value-type="float">
            <text:p>0.016862340895603</text:p>
          </table:table-cell>
          <table:table-cell office:value-type="float" office:value="0.0491787662519741" calcext:value-type="float">
            <text:p>0.049178766251974</text:p>
          </table:table-cell>
          <table:table-cell office:value-type="string" calcext:value-type="string">
            <text:p>NA</text:p>
          </table:table-cell>
          <table:table-cell office:value-type="float" office:value="33554.7275390625" calcext:value-type="float">
            <text:p>33554.7275390625</text:p>
          </table:table-cell>
          <table:table-cell office:value-type="float" office:value="512071.20390625" calcext:value-type="float">
            <text:p>512071.20390625</text:p>
          </table:table-cell>
          <table:table-cell office:value-type="float" office:value="844245.80859375" calcext:value-type="float">
            <text:p>844245.80859375</text:p>
          </table:table-cell>
          <table:table-cell office:value-type="float" office:value="0" calcext:value-type="float">
            <text:p>0</text:p>
          </table:table-cell>
          <table:table-cell office:value-type="float" office:value="15990.2758028956" calcext:value-type="float">
            <text:p>15990.2758028956</text:p>
          </table:table-cell>
          <table:table-cell office:value-type="float" office:value="290110.456314084" calcext:value-type="float">
            <text:p>290110.456314084</text:p>
          </table:table-cell>
          <table:table-cell office:value-type="float" office:value="526984.372455932" calcext:value-type="float">
            <text:p>526984.372455932</text:p>
          </table:table-cell>
          <table:table-cell office:value-type="string" calcext:value-type="string">
            <text:p>NA</text:p>
          </table:table-cell>
          <table:table-cell office:value-type="float" office:value="0.476543157272866" calcext:value-type="float">
            <text:p>0.476543157272866</text:p>
          </table:table-cell>
          <table:table-cell office:value-type="float" office:value="0.566543195752904" calcext:value-type="float">
            <text:p>0.566543195752904</text:p>
          </table:table-cell>
          <table:table-cell office:value-type="float" office:value="0.624207271261107" calcext:value-type="float">
            <text:p>0.624207271261107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1412</text:p>
          </table:table-cell>
          <table:table-cell table:number-columns-repeated="990"/>
        </table:table-row>
        <table:table-row table:style-name="ro2">
          <table:table-cell office:value-type="float" office:value="129.07895715045" calcext:value-type="float">
            <text:p>129.07895715045</text:p>
          </table:table-cell>
          <table:table-cell office:value-type="float" office:value="11.8210687849257" calcext:value-type="float">
            <text:p>11.8210687849257</text:p>
          </table:table-cell>
          <table:table-cell office:value-type="string" calcext:value-type="string">
            <text:p>C6H11N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-Pipecol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__Alkaloid biosynthesis II</text:p>
          </table:table-cell>
          <table:table-cell office:value-type="float" office:value="14456220" calcext:value-type="float">
            <text:p>14456220</text:p>
          </table:table-cell>
          <table:table-cell office:value-type="float" office:value="0.471154718136001" calcext:value-type="float">
            <text:p>0.471154718136001</text:p>
          </table:table-cell>
          <table:table-cell office:value-type="float" office:value="27.8811737719867" calcext:value-type="float">
            <text:p>27.8811737719867</text:p>
          </table:table-cell>
          <table:table-cell office:value-type="float" office:value="14.7345932486719" calcext:value-type="float">
            <text:p>14.7345932486719</text:p>
          </table:table-cell>
          <table:table-cell office:value-type="float" office:value="1" calcext:value-type="float">
            <text:p>1</text:p>
          </table:table-cell>
          <table:table-cell office:value-type="float" office:value="0.203891990634105" calcext:value-type="float">
            <text:p>0.203891990634105</text:p>
          </table:table-cell>
          <table:table-cell office:value-type="float" office:value="0.003757104583791" calcext:value-type="float">
            <text:p>0.003757104583791</text:p>
          </table:table-cell>
          <table:table-cell office:value-type="float" office:value="0.0666372156376521" calcext:value-type="float">
            <text:p>0.066637215637652</text:p>
          </table:table-cell>
          <table:table-cell office:value-type="float" office:value="1" calcext:value-type="float">
            <text:p>1</text:p>
          </table:table-cell>
          <table:table-cell office:value-type="float" office:value="157135.099609375" calcext:value-type="float">
            <text:p>157135.099609375</text:p>
          </table:table-cell>
          <table:table-cell office:value-type="float" office:value="9298667.4" calcext:value-type="float">
            <text:p>9298667.4</text:p>
          </table:table-cell>
          <table:table-cell office:value-type="float" office:value="4914143.25" calcext:value-type="float">
            <text:p>4914143.25</text:p>
          </table:table-cell>
          <table:table-cell office:value-type="float" office:value="333510.614583333" calcext:value-type="float">
            <text:p>333510.614583333</text:p>
          </table:table-cell>
          <table:table-cell office:value-type="float" office:value="55476.8252212126" calcext:value-type="float">
            <text:p>55476.8252212126</text:p>
          </table:table-cell>
          <table:table-cell office:value-type="float" office:value="3328760.47980005" calcext:value-type="float">
            <text:p>3328760.47980005</text:p>
          </table:table-cell>
          <table:table-cell office:value-type="float" office:value="3252187.03748305" calcext:value-type="float">
            <text:p>3252187.03748305</text:p>
          </table:table-cell>
          <table:table-cell office:value-type="float" office:value="167728.679944415" calcext:value-type="float">
            <text:p>167728.679944415</text:p>
          </table:table-cell>
          <table:table-cell office:value-type="float" office:value="0.353051771113669" calcext:value-type="float">
            <text:p>0.353051771113669</text:p>
          </table:table-cell>
          <table:table-cell office:value-type="float" office:value="0.357982529819278" calcext:value-type="float">
            <text:p>0.357982529819278</text:p>
          </table:table-cell>
          <table:table-cell office:value-type="float" office:value="0.661801431507526" calcext:value-type="float">
            <text:p>0.661801431507526</text:p>
          </table:table-cell>
          <table:table-cell office:value-type="float" office:value="0.502918565737297" calcext:value-type="float">
            <text:p>0.502918565737297</text:p>
          </table:table-cell>
          <table:table-cell office:value-type="float" office:value="0.996723357807438" calcext:value-type="float">
            <text:p>0.996723357807438</text:p>
          </table:table-cell>
          <table:table-cell office:value-type="float" office:value="7.2351816915718" calcext:value-type="float">
            <text:p>7.2351816915718</text:p>
          </table:table-cell>
          <table:table-cell office:value-type="float" office:value="1.97854647078266" calcext:value-type="float">
            <text:p>1.97854647078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874</text:p>
          </table:table-cell>
          <table:table-cell table:number-columns-repeated="990"/>
        </table:table-row>
        <table:table-row table:style-name="ro2">
          <table:table-cell office:value-type="float" office:value="185.009017655245" calcext:value-type="float">
            <text:p>185.009017655245</text:p>
          </table:table-cell>
          <table:table-cell office:value-type="float" office:value="16.3973293304443" calcext:value-type="float">
            <text:p>16.3973293304443</text:p>
          </table:table-cell>
          <table:table-cell office:value-type="string" calcext:value-type="string">
            <text:p>C3H8NO6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-Phospho-L-ser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__Cysteine metabolism</text:p>
          </table:table-cell>
          <table:table-cell office:value-type="float" office:value="206174" calcext:value-type="float">
            <text:p>206174</text:p>
          </table:table-cell>
          <table:table-cell office:value-type="float" office:value="12.4398823242188" calcext:value-type="float">
            <text:p>12.4398823242188</text:p>
          </table:table-cell>
          <table:table-cell office:value-type="float" office:value="107.82436484375" calcext:value-type="float">
            <text:p>107.82436484375</text:p>
          </table:table-cell>
          <table:table-cell office:value-type="float" office:value="14.6247535400391" calcext:value-type="float">
            <text:p>14.6247535400391</text:p>
          </table:table-cell>
          <table:table-cell office:value-type="float" office:value="0" calcext:value-type="float">
            <text:p>0</text:p>
          </table:table-cell>
          <table:table-cell office:value-type="float" office:value="0.0396694575114731" calcext:value-type="float">
            <text:p>0.039669457511473</text:p>
          </table:table-cell>
          <table:table-cell office:value-type="float" office:value="0.0203222953732148" calcext:value-type="float">
            <text:p>0.020322295373215</text:p>
          </table:table-cell>
          <table:table-cell office:value-type="float" office:value="0.12043138096174" calcext:value-type="float">
            <text:p>0.12043138096174</text:p>
          </table:table-cell>
          <table:table-cell office:value-type="string" calcext:value-type="string">
            <text:p>NA</text:p>
          </table:table-cell>
          <table:table-cell office:value-type="float" office:value="12439.8823242188" calcext:value-type="float">
            <text:p>12439.8823242188</text:p>
          </table:table-cell>
          <table:table-cell office:value-type="float" office:value="107824.36484375" calcext:value-type="float">
            <text:p>107824.36484375</text:p>
          </table:table-cell>
          <table:table-cell office:value-type="float" office:value="14624.7535400391" calcext:value-type="float">
            <text:p>14624.7535400391</text:p>
          </table:table-cell>
          <table:table-cell office:value-type="float" office:value="0" calcext:value-type="float">
            <text:p>0</text:p>
          </table:table-cell>
          <table:table-cell office:value-type="float" office:value="7121.94071865363" calcext:value-type="float">
            <text:p>7121.94071865363</text:p>
          </table:table-cell>
          <table:table-cell office:value-type="float" office:value="64663.6852390654" calcext:value-type="float">
            <text:p>64663.6852390654</text:p>
          </table:table-cell>
          <table:table-cell office:value-type="float" office:value="13589.0495329269" calcext:value-type="float">
            <text:p>13589.0495329269</text:p>
          </table:table-cell>
          <table:table-cell office:value-type="string" calcext:value-type="string">
            <text:p>NA</text:p>
          </table:table-cell>
          <table:table-cell office:value-type="float" office:value="0.572508688831259" calcext:value-type="float">
            <text:p>0.572508688831259</text:p>
          </table:table-cell>
          <table:table-cell office:value-type="float" office:value="0.599713110601399" calcext:value-type="float">
            <text:p>0.599713110601399</text:p>
          </table:table-cell>
          <table:table-cell office:value-type="float" office:value="0.929181438560544" calcext:value-type="float">
            <text:p>0.92918143856054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745</text:p>
          </table:table-cell>
          <table:table-cell table:number-columns-repeated="990"/>
        </table:table-row>
        <table:table-row table:style-name="ro2">
          <table:table-cell office:value-type="float" office:value="246.132946271793" calcext:value-type="float">
            <text:p>246.132946271793</text:p>
          </table:table-cell>
          <table:table-cell office:value-type="float" office:value="13.5065766398112" calcext:value-type="float">
            <text:p>13.5065766398112</text:p>
          </table:table-cell>
          <table:table-cell office:value-type="string" calcext:value-type="string">
            <text:p>C9H18N4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2-(D-1-Carboxyethyl)-L-argin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office:value-type="float" office:value="2907327" calcext:value-type="float">
            <text:p>2907327</text:p>
          </table:table-cell>
          <table:table-cell office:value-type="float" office:value="1.40528610787103" calcext:value-type="float">
            <text:p>1.40528610787103</text:p>
          </table:table-cell>
          <table:table-cell office:value-type="float" office:value="25.5422099345535" calcext:value-type="float">
            <text:p>25.5422099345535</text:p>
          </table:table-cell>
          <table:table-cell office:value-type="float" office:value="9.72935667353719" calcext:value-type="float">
            <text:p>9.72935667353719</text:p>
          </table:table-cell>
          <table:table-cell office:value-type="float" office:value="1" calcext:value-type="float">
            <text:p>1</text:p>
          </table:table-cell>
          <table:table-cell office:value-type="float" office:value="0.484712697786875" calcext:value-type="float">
            <text:p>0.484712697786875</text:p>
          </table:table-cell>
          <table:table-cell office:value-type="float" office:value="0.0151466747413071" calcext:value-type="float">
            <text:p>0.015146674741307</text:p>
          </table:table-cell>
          <table:table-cell office:value-type="float" office:value="0.015560625970367" calcext:value-type="float">
            <text:p>0.015560625970367</text:p>
          </table:table-cell>
          <table:table-cell office:value-type="float" office:value="1" calcext:value-type="float">
            <text:p>1</text:p>
          </table:table-cell>
          <table:table-cell office:value-type="float" office:value="93501.787109375" calcext:value-type="float">
            <text:p>93501.787109375</text:p>
          </table:table-cell>
          <table:table-cell office:value-type="float" office:value="1699470.49375" calcext:value-type="float">
            <text:p>1699470.49375</text:p>
          </table:table-cell>
          <table:table-cell office:value-type="float" office:value="647350.1953125" calcext:value-type="float">
            <text:p>647350.1953125</text:p>
          </table:table-cell>
          <table:table-cell office:value-type="float" office:value="66535.765625" calcext:value-type="float">
            <text:p>66535.765625</text:p>
          </table:table-cell>
          <table:table-cell office:value-type="float" office:value="21949.98601259" calcext:value-type="float">
            <text:p>21949.98601259</text:p>
          </table:table-cell>
          <table:table-cell office:value-type="float" office:value="899502.877753749" calcext:value-type="float">
            <text:p>899502.877753749</text:p>
          </table:table-cell>
          <table:table-cell office:value-type="float" office:value="248415.593430494" calcext:value-type="float">
            <text:p>248415.593430494</text:p>
          </table:table-cell>
          <table:table-cell office:value-type="float" office:value="53957.4397003343" calcext:value-type="float">
            <text:p>53957.4397003343</text:p>
          </table:table-cell>
          <table:table-cell office:value-type="float" office:value="0.234754721713647" calcext:value-type="float">
            <text:p>0.234754721713647</text:p>
          </table:table-cell>
          <table:table-cell office:value-type="float" office:value="0.52928419826162" calcext:value-type="float">
            <text:p>0.52928419826162</text:p>
          </table:table-cell>
          <table:table-cell office:value-type="float" office:value="0.383742208203977" calcext:value-type="float">
            <text:p>0.383742208203977</text:p>
          </table:table-cell>
          <table:table-cell office:value-type="float" office:value="0.81095391619061" calcext:value-type="float">
            <text:p>0.81095391619061</text:p>
          </table:table-cell>
          <table:table-cell office:value-type="float" office:value="0.21430059382083" calcext:value-type="float">
            <text:p>0.21430059382083</text:p>
          </table:table-cell>
          <table:table-cell office:value-type="float" office:value="3.28376915350466" calcext:value-type="float">
            <text:p>3.28376915350466</text:p>
          </table:table-cell>
          <table:table-cell office:value-type="float" office:value="5.2203104718434" calcext:value-type="float">
            <text:p>5.2203104718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18</text:p>
          </table:table-cell>
          <table:table-cell table:number-columns-repeated="990"/>
        </table:table-row>
        <table:table-row table:style-name="ro2">
          <table:table-cell office:value-type="float" office:value="103.063356383746" calcext:value-type="float">
            <text:p>103.063356383746</text:p>
          </table:table-cell>
          <table:table-cell office:value-type="float" office:value="15.0108875698513" calcext:value-type="float">
            <text:p>15.0108875698513</text:p>
          </table:table-cell>
          <table:table-cell office:value-type="string" calcext:value-type="string">
            <text:p>C4H9NO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-Aminobutano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__Glutamate metabolism__beta-Alanine metabolism__Butanoate metabolism</text:p>
          </table:table-cell>
          <table:table-cell office:value-type="float" office:value="5520382" calcext:value-type="float">
            <text:p>5520382</text:p>
          </table:table-cell>
          <table:table-cell office:value-type="float" office:value="0.802907642644589" calcext:value-type="float">
            <text:p>0.802907642644589</text:p>
          </table:table-cell>
          <table:table-cell office:value-type="float" office:value="4.51404749625617" calcext:value-type="float">
            <text:p>4.51404749625617</text:p>
          </table:table-cell>
          <table:table-cell office:value-type="float" office:value="8.24400284613497" calcext:value-type="float">
            <text:p>8.24400284613497</text:p>
          </table:table-cell>
          <table:table-cell office:value-type="float" office:value="1" calcext:value-type="float">
            <text:p>1</text:p>
          </table:table-cell>
          <table:table-cell office:value-type="float" office:value="0.293641551749196" calcext:value-type="float">
            <text:p>0.293641551749196</text:p>
          </table:table-cell>
          <table:table-cell office:value-type="float" office:value="0.0145761023559799" calcext:value-type="float">
            <text:p>0.01457610235598</text:p>
          </table:table-cell>
          <table:table-cell office:value-type="float" office:value="0.0434850852670508" calcext:value-type="float">
            <text:p>0.043485085267051</text:p>
          </table:table-cell>
          <table:table-cell office:value-type="float" office:value="1" calcext:value-type="float">
            <text:p>1</text:p>
          </table:table-cell>
          <table:table-cell office:value-type="float" office:value="303262.3984375" calcext:value-type="float">
            <text:p>303262.3984375</text:p>
          </table:table-cell>
          <table:table-cell office:value-type="float" office:value="1704979.25" calcext:value-type="float">
            <text:p>1704979.25</text:p>
          </table:table-cell>
          <table:table-cell office:value-type="float" office:value="3113802.8125" calcext:value-type="float">
            <text:p>3113802.8125</text:p>
          </table:table-cell>
          <table:table-cell office:value-type="float" office:value="377705.208333333" calcext:value-type="float">
            <text:p>377705.208333333</text:p>
          </table:table-cell>
          <table:table-cell office:value-type="float" office:value="22053.2320708423" calcext:value-type="float">
            <text:p>22053.2320708423</text:p>
          </table:table-cell>
          <table:table-cell office:value-type="float" office:value="732073.026573079" calcext:value-type="float">
            <text:p>732073.026573079</text:p>
          </table:table-cell>
          <table:table-cell office:value-type="float" office:value="1629645.52467674" calcext:value-type="float">
            <text:p>1629645.52467674</text:p>
          </table:table-cell>
          <table:table-cell office:value-type="float" office:value="91802.1433853581" calcext:value-type="float">
            <text:p>91802.1433853581</text:p>
          </table:table-cell>
          <table:table-cell office:value-type="float" office:value="0.072719968530445" calcext:value-type="float">
            <text:p>0.072719968530445</text:p>
          </table:table-cell>
          <table:table-cell office:value-type="float" office:value="0.429373569545247" calcext:value-type="float">
            <text:p>0.429373569545247</text:p>
          </table:table-cell>
          <table:table-cell office:value-type="float" office:value="0.523361825654058" calcext:value-type="float">
            <text:p>0.523361825654058</text:p>
          </table:table-cell>
          <table:table-cell office:value-type="float" office:value="0.243052362953758" calcext:value-type="float">
            <text:p>0.243052362953758</text:p>
          </table:table-cell>
          <table:table-cell office:value-type="float" office:value="0.621690067865037" calcext:value-type="float">
            <text:p>0.621690067865037</text:p>
          </table:table-cell>
          <table:table-cell office:value-type="float" office:value="3.2362059573408" calcext:value-type="float">
            <text:p>3.2362059573408</text:p>
          </table:table-cell>
          <table:table-cell office:value-type="float" office:value="2.80996483067716" calcext:value-type="float">
            <text:p>2.80996483067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45</text:p>
          </table:table-cell>
          <table:table-cell table:number-columns-repeated="990"/>
        </table:table-row>
        <table:table-row table:style-name="ro2">
          <table:table-cell office:value-type="float" office:value="141.019202565715" calcext:value-type="float">
            <text:p>141.019202565715</text:p>
          </table:table-cell>
          <table:table-cell office:value-type="float" office:value="15.4707291666667" calcext:value-type="float">
            <text:p>15.4707291666667</text:p>
          </table:table-cell>
          <table:table-cell office:value-type="string" calcext:value-type="string">
            <text:p>C2H8NO4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hanolamine phosph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__Glycerophospholipid metabolism__Sphingolipid metabolism</text:p>
          </table:table-cell>
          <table:table-cell office:value-type="float" office:value="3439379" calcext:value-type="float">
            <text:p>3439379</text:p>
          </table:table-cell>
          <table:table-cell office:value-type="float" office:value="0.795979212143757" calcext:value-type="float">
            <text:p>0.795979212143757</text:p>
          </table:table-cell>
          <table:table-cell office:value-type="float" office:value="51.0710573038307" calcext:value-type="float">
            <text:p>51.0710573038307</text:p>
          </table:table-cell>
          <table:table-cell office:value-type="float" office:value="7.19088957415173" calcext:value-type="float">
            <text:p>7.19088957415173</text:p>
          </table:table-cell>
          <table:table-cell office:value-type="float" office:value="1" calcext:value-type="float">
            <text:p>1</text:p>
          </table:table-cell>
          <table:table-cell office:value-type="float" office:value="0.121335063263648" calcext:value-type="float">
            <text:p>0.121335063263648</text:p>
          </table:table-cell>
          <table:table-cell office:value-type="float" office:value="0.00707289028719681" calcext:value-type="float">
            <text:p>0.007072890287197</text:p>
          </table:table-cell>
          <table:table-cell office:value-type="float" office:value="0.0201600931364455" calcext:value-type="float">
            <text:p>0.020160093136446</text:p>
          </table:table-cell>
          <table:table-cell office:value-type="float" office:value="1" calcext:value-type="float">
            <text:p>1</text:p>
          </table:table-cell>
          <table:table-cell office:value-type="float" office:value="32193.5087890625" calcext:value-type="float">
            <text:p>32193.5087890625</text:p>
          </table:table-cell>
          <table:table-cell office:value-type="float" office:value="2065577.225" calcext:value-type="float">
            <text:p>2065577.225</text:p>
          </table:table-cell>
          <table:table-cell office:value-type="float" office:value="290836.69921875" calcext:value-type="float">
            <text:p>290836.69921875</text:p>
          </table:table-cell>
          <table:table-cell office:value-type="float" office:value="40445.1627604167" calcext:value-type="float">
            <text:p>40445.1627604167</text:p>
          </table:table-cell>
          <table:table-cell office:value-type="float" office:value="7701.12534071406" calcext:value-type="float">
            <text:p>7701.12534071406</text:p>
          </table:table-cell>
          <table:table-cell office:value-type="float" office:value="891143.984865501" calcext:value-type="float">
            <text:p>891143.984865501</text:p>
          </table:table-cell>
          <table:table-cell office:value-type="float" office:value="110739.916193702" calcext:value-type="float">
            <text:p>110739.916193702</text:p>
          </table:table-cell>
          <table:table-cell office:value-type="float" office:value="3088.59473686383" calcext:value-type="float">
            <text:p>3088.59473686383</text:p>
          </table:table-cell>
          <table:table-cell office:value-type="float" office:value="0.23921360641902" calcext:value-type="float">
            <text:p>0.23921360641902</text:p>
          </table:table-cell>
          <table:table-cell office:value-type="float" office:value="0.431426128289878" calcext:value-type="float">
            <text:p>0.431426128289878</text:p>
          </table:table-cell>
          <table:table-cell office:value-type="float" office:value="0.380763213484313" calcext:value-type="float">
            <text:p>0.380763213484313</text:p>
          </table:table-cell>
          <table:table-cell office:value-type="float" office:value="0.0763649970989019" calcext:value-type="float">
            <text:p>0.076364997098902</text:p>
          </table:table-cell>
          <table:table-cell office:value-type="float" office:value="0.989005207792391" calcext:value-type="float">
            <text:p>0.989005207792391</text:p>
          </table:table-cell>
          <table:table-cell office:value-type="float" office:value="5.16423173597274" calcext:value-type="float">
            <text:p>5.16423173597274</text:p>
          </table:table-cell>
          <table:table-cell office:value-type="float" office:value="5.10849780184244" calcext:value-type="float">
            <text:p>5.10849780184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69</text:p>
          </table:table-cell>
          <table:table-cell table:number-columns-repeated="990"/>
        </table:table-row>
        <table:table-row table:style-name="ro2">
          <table:table-cell office:value-type="float" office:value="145.085274504885" calcext:value-type="float">
            <text:p>145.085274504885</text:p>
          </table:table-cell>
          <table:table-cell office:value-type="float" office:value="14.636179139879" calcext:value-type="float">
            <text:p>14.636179139879</text:p>
          </table:table-cell>
          <table:table-cell office:value-type="string" calcext:value-type="string">
            <text:p>C5H11N3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Guanidinobutano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office:value-type="float" office:value="1086342" calcext:value-type="float">
            <text:p>1086342</text:p>
          </table:table-cell>
          <table:table-cell office:value-type="float" office:value="2.48049850682987" calcext:value-type="float">
            <text:p>2.48049850682987</text:p>
          </table:table-cell>
          <table:table-cell office:value-type="float" office:value="6.59415596271522" calcext:value-type="float">
            <text:p>6.59415596271522</text:p>
          </table:table-cell>
          <table:table-cell office:value-type="float" office:value="6.39763133287254" calcext:value-type="float">
            <text:p>6.39763133287254</text:p>
          </table:table-cell>
          <table:table-cell office:value-type="float" office:value="1" calcext:value-type="float">
            <text:p>1</text:p>
          </table:table-cell>
          <table:table-cell office:value-type="float" office:value="0.0848699359542164" calcext:value-type="float">
            <text:p>0.084869935954216</text:p>
          </table:table-cell>
          <table:table-cell office:value-type="float" office:value="0.060035817234133" calcext:value-type="float">
            <text:p>0.060035817234133</text:p>
          </table:table-cell>
          <table:table-cell office:value-type="float" office:value="0.103198155549702" calcext:value-type="float">
            <text:p>0.103198155549702</text:p>
          </table:table-cell>
          <table:table-cell office:value-type="float" office:value="1" calcext:value-type="float">
            <text:p>1</text:p>
          </table:table-cell>
          <table:table-cell office:value-type="float" office:value="184813.421875" calcext:value-type="float">
            <text:p>184813.421875</text:p>
          </table:table-cell>
          <table:table-cell office:value-type="float" office:value="491307.90625" calcext:value-type="float">
            <text:p>491307.90625</text:p>
          </table:table-cell>
          <table:table-cell office:value-type="float" office:value="476665.53125" calcext:value-type="float">
            <text:p>476665.53125</text:p>
          </table:table-cell>
          <table:table-cell office:value-type="float" office:value="74506.564453125" calcext:value-type="float">
            <text:p>74506.564453125</text:p>
          </table:table-cell>
          <table:table-cell office:value-type="float" office:value="60142.9448189934" calcext:value-type="float">
            <text:p>60142.9448189934</text:p>
          </table:table-cell>
          <table:table-cell office:value-type="float" office:value="361336.2300734" calcext:value-type="float">
            <text:p>361336.2300734</text:p>
          </table:table-cell>
          <table:table-cell office:value-type="float" office:value="350671.867280164" calcext:value-type="float">
            <text:p>350671.867280164</text:p>
          </table:table-cell>
          <table:table-cell office:value-type="float" office:value="66858.4649601893" calcext:value-type="float">
            <text:p>66858.4649601893</text:p>
          </table:table-cell>
          <table:table-cell office:value-type="float" office:value="0.325425200230704" calcext:value-type="float">
            <text:p>0.325425200230704</text:p>
          </table:table-cell>
          <table:table-cell office:value-type="float" office:value="0.735457796377361" calcext:value-type="float">
            <text:p>0.735457796377361</text:p>
          </table:table-cell>
          <table:table-cell office:value-type="float" office:value="0.735676998419768" calcext:value-type="float">
            <text:p>0.735676998419768</text:p>
          </table:table-cell>
          <table:table-cell office:value-type="float" office:value="0.897349991251477" calcext:value-type="float">
            <text:p>0.897349991251477</text:p>
          </table:table-cell>
          <table:table-cell office:value-type="float" office:value="1.50454550942741" calcext:value-type="float">
            <text:p>1.50454550942741</text:p>
          </table:table-cell>
          <table:table-cell office:value-type="float" office:value="1.28651639119419" calcext:value-type="float">
            <text:p>1.28651639119419</text:p>
          </table:table-cell>
          <table:table-cell office:value-type="float" office:value="1.26907409779292" calcext:value-type="float">
            <text:p>1.26907409779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26</text:p>
          </table:table-cell>
          <table:table-cell table:number-columns-repeated="990"/>
        </table:table-row>
        <table:table-row table:style-name="ro2">
          <table:table-cell office:value-type="float" office:value="147.053185463331" calcext:value-type="float">
            <text:p>147.053185463331</text:p>
          </table:table-cell>
          <table:table-cell office:value-type="float" office:value="14.5808506435818" calcext:value-type="float">
            <text:p>14.5808506435818</text:p>
          </table:table-cell>
          <table:table-cell office:value-type="string" calcext:value-type="string">
            <text:p>C5H9NO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-Glutam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__Glutamate metabolism__Histidine metabolism__D-Glutamine and D-glutamate metabolism__Glutathione metabolism_Butanoate metabolism_C5-Branched dibasic acid metabolism_Porphyrin and chlorophyll metabolism_Nitrogen metabolism</text:p>
          </table:table-cell>
          <table:table-cell office:value-type="float" office:value="66047816" calcext:value-type="float">
            <text:p>66047816</text:p>
          </table:table-cell>
          <table:table-cell office:value-type="float" office:value="2.04573809347839" calcext:value-type="float">
            <text:p>2.04573809347839</text:p>
          </table:table-cell>
          <table:table-cell office:value-type="float" office:value="4.59129121484691" calcext:value-type="float">
            <text:p>4.59129121484691</text:p>
          </table:table-cell>
          <table:table-cell office:value-type="float" office:value="4.0964570306838" calcext:value-type="float">
            <text:p>4.0964570306838</text:p>
          </table:table-cell>
          <table:table-cell office:value-type="float" office:value="1" calcext:value-type="float">
            <text:p>1</text:p>
          </table:table-cell>
          <table:table-cell office:value-type="float" office:value="0.0989274271099191" calcext:value-type="float">
            <text:p>0.098927427109919</text:p>
          </table:table-cell>
          <table:table-cell office:value-type="float" office:value="0.0432754439287225" calcext:value-type="float">
            <text:p>0.043275443928723</text:p>
          </table:table-cell>
          <table:table-cell office:value-type="float" office:value="0.00887794142710631" calcext:value-type="float">
            <text:p>0.008877941427106</text:p>
          </table:table-cell>
          <table:table-cell office:value-type="float" office:value="1" calcext:value-type="float">
            <text:p>1</text:p>
          </table:table-cell>
          <table:table-cell office:value-type="float" office:value="14744069.5" calcext:value-type="float">
            <text:p>14744069.5</text:p>
          </table:table-cell>
          <table:table-cell office:value-type="float" office:value="33090412.2" calcext:value-type="float">
            <text:p>33090412.2</text:p>
          </table:table-cell>
          <table:table-cell office:value-type="float" office:value="29524037" calcext:value-type="float">
            <text:p>29524037</text:p>
          </table:table-cell>
          <table:table-cell office:value-type="float" office:value="7207212.66666667" calcext:value-type="float">
            <text:p>7207212.66666667</text:p>
          </table:table-cell>
          <table:table-cell office:value-type="float" office:value="3538218.20806636" calcext:value-type="float">
            <text:p>3538218.20806636</text:p>
          </table:table-cell>
          <table:table-cell office:value-type="float" office:value="20161595.4602755" calcext:value-type="float">
            <text:p>20161595.4602755</text:p>
          </table:table-cell>
          <table:table-cell office:value-type="float" office:value="8796734.66174421" calcext:value-type="float">
            <text:p>8796734.66174421</text:p>
          </table:table-cell>
          <table:table-cell office:value-type="float" office:value="4964001.63164836" calcext:value-type="float">
            <text:p>4964001.63164836</text:p>
          </table:table-cell>
          <table:table-cell office:value-type="float" office:value="0.239975687042601" calcext:value-type="float">
            <text:p>0.239975687042601</text:p>
          </table:table-cell>
          <table:table-cell office:value-type="float" office:value="0.609288132720073" calcext:value-type="float">
            <text:p>0.609288132720073</text:p>
          </table:table-cell>
          <table:table-cell office:value-type="float" office:value="0.297951620293126" calcext:value-type="float">
            <text:p>0.297951620293126</text:p>
          </table:table-cell>
          <table:table-cell office:value-type="float" office:value="0.688754704659521" calcext:value-type="float">
            <text:p>0.688754704659521</text:p>
          </table:table-cell>
          <table:table-cell office:value-type="float" office:value="1.52862626210231" calcext:value-type="float">
            <text:p>1.52862626210231</text:p>
          </table:table-cell>
          <table:table-cell office:value-type="float" office:value="1.55391201140633" calcext:value-type="float">
            <text:p>1.55391201140633</text:p>
          </table:table-cell>
          <table:table-cell office:value-type="float" office:value="4.88160987973357" calcext:value-type="float">
            <text:p>4.8816098797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15</text:p>
          </table:table-cell>
          <table:table-cell table:number-columns-repeated="990"/>
        </table:table-row>
        <table:table-row table:style-name="ro2">
          <table:table-cell office:value-type="float" office:value="131.058361405657" calcext:value-type="float">
            <text:p>131.058361405657</text:p>
          </table:table-cell>
          <table:table-cell office:value-type="float" office:value="14.1367041693793" calcext:value-type="float">
            <text:p>14.1367041693793</text:p>
          </table:table-cell>
          <table:table-cell office:value-type="string" calcext:value-type="string">
            <text:p>C5H9NO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-Aminolevulin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__Porphyrin and chlorophyll metabolism</text:p>
          </table:table-cell>
          <table:table-cell office:value-type="float" office:value="1556517" calcext:value-type="float">
            <text:p>1556517</text:p>
          </table:table-cell>
          <table:table-cell office:value-type="float" office:value="2.65576779866992" calcext:value-type="float">
            <text:p>2.65576779866992</text:p>
          </table:table-cell>
          <table:table-cell office:value-type="float" office:value="3.8467687505801" calcext:value-type="float">
            <text:p>3.8467687505801</text:p>
          </table:table-cell>
          <table:table-cell office:value-type="float" office:value="3.72442448287101" calcext:value-type="float">
            <text:p>3.72442448287101</text:p>
          </table:table-cell>
          <table:table-cell office:value-type="float" office:value="1" calcext:value-type="float">
            <text:p>1</text:p>
          </table:table-cell>
          <table:table-cell office:value-type="float" office:value="0.0133730445419666" calcext:value-type="float">
            <text:p>0.013373044541967</text:p>
          </table:table-cell>
          <table:table-cell office:value-type="float" office:value="0.00525691089774345" calcext:value-type="float">
            <text:p>0.005256910897743</text:p>
          </table:table-cell>
          <table:table-cell office:value-type="float" office:value="0.00204358638536076" calcext:value-type="float">
            <text:p>0.002043586385361</text:p>
          </table:table-cell>
          <table:table-cell office:value-type="float" office:value="1" calcext:value-type="float">
            <text:p>1</text:p>
          </table:table-cell>
          <table:table-cell office:value-type="float" office:value="768975.90625" calcext:value-type="float">
            <text:p>768975.90625</text:p>
          </table:table-cell>
          <table:table-cell office:value-type="float" office:value="1113829.4875" calcext:value-type="float">
            <text:p>1113829.4875</text:p>
          </table:table-cell>
          <table:table-cell office:value-type="float" office:value="1078404.78125" calcext:value-type="float">
            <text:p>1078404.78125</text:p>
          </table:table-cell>
          <table:table-cell office:value-type="float" office:value="289549.375" calcext:value-type="float">
            <text:p>289549.375</text:p>
          </table:table-cell>
          <table:table-cell office:value-type="float" office:value="105528.482337974" calcext:value-type="float">
            <text:p>105528.482337974</text:p>
          </table:table-cell>
          <table:table-cell office:value-type="float" office:value="370692.810365179" calcext:value-type="float">
            <text:p>370692.810365179</text:p>
          </table:table-cell>
          <table:table-cell office:value-type="float" office:value="204462.199938985" calcext:value-type="float">
            <text:p>204462.199938985</text:p>
          </table:table-cell>
          <table:table-cell office:value-type="float" office:value="150904.92724961" calcext:value-type="float">
            <text:p>150904.92724961</text:p>
          </table:table-cell>
          <table:table-cell office:value-type="float" office:value="0.137232495166975" calcext:value-type="float">
            <text:p>0.137232495166975</text:p>
          </table:table-cell>
          <table:table-cell office:value-type="float" office:value="0.33280929848356" calcext:value-type="float">
            <text:p>0.33280929848356</text:p>
          </table:table-cell>
          <table:table-cell office:value-type="float" office:value="0.18959689672554" calcext:value-type="float">
            <text:p>0.18959689672554</text:p>
          </table:table-cell>
          <table:table-cell office:value-type="float" office:value="0.521171655955429" calcext:value-type="float">
            <text:p>0.521171655955429</text:p>
          </table:table-cell>
          <table:table-cell office:value-type="float" office:value="6.7785188983896" calcext:value-type="float">
            <text:p>6.7785188983896</text:p>
          </table:table-cell>
          <table:table-cell office:value-type="float" office:value="4.24156922704258" calcext:value-type="float">
            <text:p>4.24156922704258</text:p>
          </table:table-cell>
          <table:table-cell office:value-type="float" office:value="9.63643404527293" calcext:value-type="float">
            <text:p>9.63643404527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78</text:p>
          </table:table-cell>
          <table:table-cell table:number-columns-repeated="990"/>
        </table:table-row>
        <table:table-row table:style-name="ro2">
          <table:table-cell office:value-type="float" office:value="204.026718279692" calcext:value-type="float">
            <text:p>204.026718279692</text:p>
          </table:table-cell>
          <table:table-cell office:value-type="float" office:value="14.7346666689272" calcext:value-type="float">
            <text:p>14.7346666689272</text:p>
          </table:table-cell>
          <table:table-cell office:value-type="string" calcext:value-type="string">
            <text:p>C7H8O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alogluta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biosynthesis</text:p>
          </table:table-cell>
          <table:table-cell office:value-type="float" office:value="218113" calcext:value-type="float">
            <text:p>218113</text:p>
          </table:table-cell>
          <table:table-cell office:value-type="float" office:value="2.73243206485262" calcext:value-type="float">
            <text:p>2.73243206485262</text:p>
          </table:table-cell>
          <table:table-cell office:value-type="float" office:value="3.61280482658538" calcext:value-type="float">
            <text:p>3.61280482658538</text:p>
          </table:table-cell>
          <table:table-cell office:value-type="float" office:value="3.66683250591885" calcext:value-type="float">
            <text:p>3.66683250591885</text:p>
          </table:table-cell>
          <table:table-cell office:value-type="float" office:value="1" calcext:value-type="float">
            <text:p>1</text:p>
          </table:table-cell>
          <table:table-cell office:value-type="float" office:value="0.218527210337602" calcext:value-type="float">
            <text:p>0.218527210337602</text:p>
          </table:table-cell>
          <table:table-cell office:value-type="float" office:value="0.111031062353295" calcext:value-type="float">
            <text:p>0.111031062353295</text:p>
          </table:table-cell>
          <table:table-cell office:value-type="float" office:value="0.115653911407503" calcext:value-type="float">
            <text:p>0.115653911407503</text:p>
          </table:table-cell>
          <table:table-cell office:value-type="string" calcext:value-type="string">
            <text:p>NA</text:p>
          </table:table-cell>
          <table:table-cell office:value-type="float" office:value="88524.8359375" calcext:value-type="float">
            <text:p>88524.8359375</text:p>
          </table:table-cell>
          <table:table-cell office:value-type="float" office:value="117046.9921875" calcext:value-type="float">
            <text:p>117046.9921875</text:p>
          </table:table-cell>
          <table:table-cell office:value-type="float" office:value="118797.37109375" calcext:value-type="float">
            <text:p>118797.37109375</text:p>
          </table:table-cell>
          <table:table-cell office:value-type="float" office:value="32397.8177083333" calcext:value-type="float">
            <text:p>32397.8177083333</text:p>
          </table:table-cell>
          <table:table-cell office:value-type="float" office:value="30977.7930023182" calcext:value-type="float">
            <text:p>30977.7930023182</text:p>
          </table:table-cell>
          <table:table-cell office:value-type="float" office:value="20430.6089457188" calcext:value-type="float">
            <text:p>20430.6089457188</text:p>
          </table:table-cell>
          <table:table-cell office:value-type="float" office:value="5082.44413132128" calcext:value-type="float">
            <text:p>5082.44413132128</text:p>
          </table:table-cell>
          <table:table-cell office:value-type="string" calcext:value-type="string">
            <text:p>NA</text:p>
          </table:table-cell>
          <table:table-cell office:value-type="float" office:value="0.349933356828687" calcext:value-type="float">
            <text:p>0.349933356828687</text:p>
          </table:table-cell>
          <table:table-cell office:value-type="float" office:value="0.174550482365156" calcext:value-type="float">
            <text:p>0.174550482365156</text:p>
          </table:table-cell>
          <table:table-cell office:value-type="float" office:value="0.0427824629832122" calcext:value-type="float">
            <text:p>0.04278246298321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53</text:p>
          </table:table-cell>
          <table:table-cell table:number-columns-repeated="990"/>
        </table:table-row>
        <table:table-row table:style-name="ro2">
          <table:table-cell office:value-type="float" office:value="142.074208225127" calcext:value-type="float">
            <text:p>142.074208225127</text:p>
          </table:table-cell>
          <table:table-cell office:value-type="float" office:value="12.36426870558" calcext:value-type="float">
            <text:p>12.36426870558</text:p>
          </table:table-cell>
          <table:table-cell office:value-type="string" calcext:value-type="string">
            <text:p>C6H10N2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to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</text:p>
          </table:table-cell>
          <table:table-cell office:value-type="float" office:value="1512690" calcext:value-type="float">
            <text:p>1512690</text:p>
          </table:table-cell>
          <table:table-cell office:value-type="float" office:value="2.60712364286391" calcext:value-type="float">
            <text:p>2.60712364286391</text:p>
          </table:table-cell>
          <table:table-cell office:value-type="float" office:value="1.75758114170808" calcext:value-type="float">
            <text:p>1.75758114170808</text:p>
          </table:table-cell>
          <table:table-cell office:value-type="float" office:value="3.52816856095034" calcext:value-type="float">
            <text:p>3.52816856095034</text:p>
          </table:table-cell>
          <table:table-cell office:value-type="float" office:value="1" calcext:value-type="float">
            <text:p>1</text:p>
          </table:table-cell>
          <table:table-cell office:value-type="float" office:value="0.102675068807374" calcext:value-type="float">
            <text:p>0.102675068807374</text:p>
          </table:table-cell>
          <table:table-cell office:value-type="float" office:value="0.100992418720937" calcext:value-type="float">
            <text:p>0.100992418720937</text:p>
          </table:table-cell>
          <table:table-cell office:value-type="float" office:value="0.0905494699303473" calcext:value-type="float">
            <text:p>0.090549469930347</text:p>
          </table:table-cell>
          <table:table-cell office:value-type="float" office:value="1" calcext:value-type="float">
            <text:p>1</text:p>
          </table:table-cell>
          <table:table-cell office:value-type="float" office:value="614098.78125" calcext:value-type="float">
            <text:p>614098.78125</text:p>
          </table:table-cell>
          <table:table-cell office:value-type="float" office:value="413992.040625" calcext:value-type="float">
            <text:p>413992.040625</text:p>
          </table:table-cell>
          <table:table-cell office:value-type="float" office:value="831047.6640625" calcext:value-type="float">
            <text:p>831047.6640625</text:p>
          </table:table-cell>
          <table:table-cell office:value-type="float" office:value="235546.473958333" calcext:value-type="float">
            <text:p>235546.473958333</text:p>
          </table:table-cell>
          <table:table-cell office:value-type="float" office:value="330101.253407378" calcext:value-type="float">
            <text:p>330101.253407378</text:p>
          </table:table-cell>
          <table:table-cell office:value-type="float" office:value="180464.518272051" calcext:value-type="float">
            <text:p>180464.518272051</text:p>
          </table:table-cell>
          <table:table-cell office:value-type="float" office:value="487834.759938969" calcext:value-type="float">
            <text:p>487834.759938969</text:p>
          </table:table-cell>
          <table:table-cell office:value-type="float" office:value="73398.1565016746" calcext:value-type="float">
            <text:p>73398.1565016746</text:p>
          </table:table-cell>
          <table:table-cell office:value-type="float" office:value="0.537537711336042" calcext:value-type="float">
            <text:p>0.537537711336042</text:p>
          </table:table-cell>
          <table:table-cell office:value-type="float" office:value="0.435913014171975" calcext:value-type="float">
            <text:p>0.435913014171975</text:p>
          </table:table-cell>
          <table:table-cell office:value-type="float" office:value="0.587011769642952" calcext:value-type="float">
            <text:p>0.587011769642952</text:p>
          </table:table-cell>
          <table:table-cell office:value-type="float" office:value="0.311607961130669" calcext:value-type="float">
            <text:p>0.311607961130669</text:p>
          </table:table-cell>
          <table:table-cell office:value-type="float" office:value="1.25314103886707" calcext:value-type="float">
            <text:p>1.25314103886707</text:p>
          </table:table-cell>
          <table:table-cell office:value-type="float" office:value="0.83896839232025" calcext:value-type="float">
            <text:p>0.83896839232025</text:p>
          </table:table-cell>
          <table:table-cell office:value-type="float" office:value="1.457129496892" calcext:value-type="float">
            <text:p>1.457129496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25</text:p>
          </table:table-cell>
          <table:table-cell table:number-columns-repeated="990"/>
        </table:table-row>
        <table:table-row table:style-name="ro2">
          <table:table-cell office:value-type="float" office:value="173.080087537773" calcext:value-type="float">
            <text:p>173.080087537773</text:p>
          </table:table-cell>
          <table:table-cell office:value-type="float" office:value="13.8439525349935" calcext:value-type="float">
            <text:p>13.8439525349935</text:p>
          </table:table-cell>
          <table:table-cell office:value-type="string" calcext:value-type="string">
            <text:p>C6H11N3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Guanidino-2-oxopentano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D-Arginine and D-ornithine metabolism</text:p>
          </table:table-cell>
          <table:table-cell office:value-type="float" office:value="344737" calcext:value-type="float">
            <text:p>344737</text:p>
          </table:table-cell>
          <table:table-cell office:value-type="float" office:value="2.31068080979719" calcext:value-type="float">
            <text:p>2.31068080979719</text:p>
          </table:table-cell>
          <table:table-cell office:value-type="float" office:value="2.36573976589748" calcext:value-type="float">
            <text:p>2.36573976589748</text:p>
          </table:table-cell>
          <table:table-cell office:value-type="float" office:value="3.19563585530762" calcext:value-type="float">
            <text:p>3.19563585530762</text:p>
          </table:table-cell>
          <table:table-cell office:value-type="float" office:value="1" calcext:value-type="float">
            <text:p>1</text:p>
          </table:table-cell>
          <table:table-cell office:value-type="float" office:value="0.00987306547695996" calcext:value-type="float">
            <text:p>0.00987306547696</text:p>
          </table:table-cell>
          <table:table-cell office:value-type="float" office:value="0.0174251706678342" calcext:value-type="float">
            <text:p>0.017425170667834</text:p>
          </table:table-cell>
          <table:table-cell office:value-type="float" office:value="0.00558503358659972" calcext:value-type="float">
            <text:p>0.0055850335866</text:p>
          </table:table-cell>
          <table:table-cell office:value-type="float" office:value="1" calcext:value-type="float">
            <text:p>1</text:p>
          </table:table-cell>
          <table:table-cell office:value-type="float" office:value="202621.16015625" calcext:value-type="float">
            <text:p>202621.16015625</text:p>
          </table:table-cell>
          <table:table-cell office:value-type="float" office:value="207449.221875" calcext:value-type="float">
            <text:p>207449.221875</text:p>
          </table:table-cell>
          <table:table-cell office:value-type="float" office:value="280221.93359375" calcext:value-type="float">
            <text:p>280221.93359375</text:p>
          </table:table-cell>
          <table:table-cell office:value-type="float" office:value="87688.9440104167" calcext:value-type="float">
            <text:p>87688.9440104167</text:p>
          </table:table-cell>
          <table:table-cell office:value-type="float" office:value="25382.088768205" calcext:value-type="float">
            <text:p>25382.088768205</text:p>
          </table:table-cell>
          <table:table-cell office:value-type="float" office:value="69558.4251990225" calcext:value-type="float">
            <text:p>69558.4251990225</text:p>
          </table:table-cell>
          <table:table-cell office:value-type="float" office:value="67731.2155553326" calcext:value-type="float">
            <text:p>67731.2155553326</text:p>
          </table:table-cell>
          <table:table-cell office:value-type="float" office:value="33612.1868995901" calcext:value-type="float">
            <text:p>33612.1868995901</text:p>
          </table:table-cell>
          <table:table-cell office:value-type="float" office:value="0.12526869725073" calcext:value-type="float">
            <text:p>0.12526869725073</text:p>
          </table:table-cell>
          <table:table-cell office:value-type="float" office:value="0.335303379643118" calcext:value-type="float">
            <text:p>0.335303379643118</text:p>
          </table:table-cell>
          <table:table-cell office:value-type="float" office:value="0.241705617710587" calcext:value-type="float">
            <text:p>0.241705617710587</text:p>
          </table:table-cell>
          <table:table-cell office:value-type="float" office:value="0.383311571132586" calcext:value-type="float">
            <text:p>0.383311571132586</text:p>
          </table:table-cell>
          <table:table-cell office:value-type="float" office:value="7.44599456896954" calcext:value-type="float">
            <text:p>7.44599456896954</text:p>
          </table:table-cell>
          <table:table-cell office:value-type="float" office:value="2.40317610051231" calcext:value-type="float">
            <text:p>2.40317610051231</text:p>
          </table:table-cell>
          <table:table-cell office:value-type="float" office:value="6.4836502678516" calcext:value-type="float">
            <text:p>6.4836502678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92</text:p>
          </table:table-cell>
          <table:table-cell table:number-columns-repeated="990"/>
        </table:table-row>
        <table:table-row table:style-name="ro2">
          <table:table-cell office:value-type="float" office:value="145.037493995896" calcext:value-type="float">
            <text:p>145.037493995896</text:p>
          </table:table-cell>
          <table:table-cell office:value-type="float" office:value="10.5464547475179" calcext:value-type="float">
            <text:p>10.5464547475179</text:p>
          </table:table-cell>
          <table:table-cell office:value-type="string" calcext:value-type="string">
            <text:p>C5H7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Oxoglutaram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utamate metabolism</text:p>
          </table:table-cell>
          <table:table-cell office:value-type="float" office:value="195616" calcext:value-type="float">
            <text:p>195616</text:p>
          </table:table-cell>
          <table:table-cell office:value-type="float" office:value="0.73262944848815" calcext:value-type="float">
            <text:p>0.73262944848815</text:p>
          </table:table-cell>
          <table:table-cell office:value-type="float" office:value="3.50522545087104" calcext:value-type="float">
            <text:p>3.50522545087104</text:p>
          </table:table-cell>
          <table:table-cell office:value-type="float" office:value="3.15470195712506" calcext:value-type="float">
            <text:p>3.15470195712506</text:p>
          </table:table-cell>
          <table:table-cell office:value-type="float" office:value="1" calcext:value-type="float">
            <text:p>1</text:p>
          </table:table-cell>
          <table:table-cell office:value-type="float" office:value="0.123131029125323" calcext:value-type="float">
            <text:p>0.123131029125323</text:p>
          </table:table-cell>
          <table:table-cell office:value-type="float" office:value="0.0138317855437736" calcext:value-type="float">
            <text:p>0.013831785543774</text:p>
          </table:table-cell>
          <table:table-cell office:value-type="float" office:value="0.0420319896697288" calcext:value-type="float">
            <text:p>0.042031989669729</text:p>
          </table:table-cell>
          <table:table-cell office:value-type="float" office:value="1" calcext:value-type="float">
            <text:p>1</text:p>
          </table:table-cell>
          <table:table-cell office:value-type="float" office:value="29201.8046875" calcext:value-type="float">
            <text:p>29201.8046875</text:p>
          </table:table-cell>
          <table:table-cell office:value-type="float" office:value="139714.434375" calcext:value-type="float">
            <text:p>139714.434375</text:p>
          </table:table-cell>
          <table:table-cell office:value-type="float" office:value="125742.953125" calcext:value-type="float">
            <text:p>125742.953125</text:p>
          </table:table-cell>
          <table:table-cell office:value-type="float" office:value="39858.9010416667" calcext:value-type="float">
            <text:p>39858.9010416667</text:p>
          </table:table-cell>
          <table:table-cell office:value-type="float" office:value="7277.54758384172" calcext:value-type="float">
            <text:p>7277.54758384172</text:p>
          </table:table-cell>
          <table:table-cell office:value-type="float" office:value="54390.8218527618" calcext:value-type="float">
            <text:p>54390.8218527618</text:p>
          </table:table-cell>
          <table:table-cell office:value-type="float" office:value="51216.4871188433" calcext:value-type="float">
            <text:p>51216.4871188433</text:p>
          </table:table-cell>
          <table:table-cell office:value-type="float" office:value="7377.19846388674" calcext:value-type="float">
            <text:p>7377.19846388674</text:p>
          </table:table-cell>
          <table:table-cell office:value-type="float" office:value="0.249215679021267" calcext:value-type="float">
            <text:p>0.249215679021267</text:p>
          </table:table-cell>
          <table:table-cell office:value-type="float" office:value="0.389299946681059" calcext:value-type="float">
            <text:p>0.389299946681059</text:p>
          </table:table-cell>
          <table:table-cell office:value-type="float" office:value="0.40731099314909" calcext:value-type="float">
            <text:p>0.40731099314909</text:p>
          </table:table-cell>
          <table:table-cell office:value-type="float" office:value="0.185082836482997" calcext:value-type="float">
            <text:p>0.185082836482997</text:p>
          </table:table-cell>
          <table:table-cell office:value-type="float" office:value="1.05762353333644" calcext:value-type="float">
            <text:p>1.05762353333644</text:p>
          </table:table-cell>
          <table:table-cell office:value-type="float" office:value="3.30960523131878" calcext:value-type="float">
            <text:p>3.30960523131878</text:p>
          </table:table-cell>
          <table:table-cell office:value-type="float" office:value="2.75478178451798" calcext:value-type="float">
            <text:p>2.7547817845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61</text:p>
          </table:table-cell>
          <table:table-cell table:number-columns-repeated="990"/>
        </table:table-row>
        <table:table-row table:style-name="ro2">
          <table:table-cell office:value-type="float" office:value="190.059143546289" calcext:value-type="float">
            <text:p>190.059143546289</text:p>
          </table:table-cell>
          <table:table-cell office:value-type="float" office:value="16.6668280350533" calcext:value-type="float">
            <text:p>16.6668280350533</text:p>
          </table:table-cell>
          <table:table-cell office:value-type="string" calcext:value-type="string">
            <text:p>C6H10N2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-Carbamyl-L-glutam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</text:p>
          </table:table-cell>
          <table:table-cell office:value-type="float" office:value="517845" calcext:value-type="float">
            <text:p>517845</text:p>
          </table:table-cell>
          <table:table-cell office:value-type="float" office:value="2.03809872884177" calcext:value-type="float">
            <text:p>2.03809872884177</text:p>
          </table:table-cell>
          <table:table-cell office:value-type="float" office:value="10.0479562885498" calcext:value-type="float">
            <text:p>10.0479562885498</text:p>
          </table:table-cell>
          <table:table-cell office:value-type="float" office:value="3.0485020417338" calcext:value-type="float">
            <text:p>3.0485020417338</text:p>
          </table:table-cell>
          <table:table-cell office:value-type="float" office:value="1" calcext:value-type="float">
            <text:p>1</text:p>
          </table:table-cell>
          <table:table-cell office:value-type="float" office:value="0.343198169315233" calcext:value-type="float">
            <text:p>0.343198169315233</text:p>
          </table:table-cell>
          <table:table-cell office:value-type="float" office:value="0.0573007748089265" calcext:value-type="float">
            <text:p>0.057300774808927</text:p>
          </table:table-cell>
          <table:table-cell office:value-type="float" office:value="0.171490467928775" calcext:value-type="float">
            <text:p>0.171490467928775</text:p>
          </table:table-cell>
          <table:table-cell office:value-type="float" office:value="1" calcext:value-type="float">
            <text:p>1</text:p>
          </table:table-cell>
          <table:table-cell office:value-type="float" office:value="50488.4013671875" calcext:value-type="float">
            <text:p>50488.4013671875</text:p>
          </table:table-cell>
          <table:table-cell office:value-type="float" office:value="248911.028125" calcext:value-type="float">
            <text:p>248911.028125</text:p>
          </table:table-cell>
          <table:table-cell office:value-type="float" office:value="75518.4194335938" calcext:value-type="float">
            <text:p>75518.4194335938</text:p>
          </table:table-cell>
          <table:table-cell office:value-type="float" office:value="24772.3040364583" calcext:value-type="float">
            <text:p>24772.3040364583</text:p>
          </table:table-cell>
          <table:table-cell office:value-type="float" office:value="33291.7923283378" calcext:value-type="float">
            <text:p>33291.7923283378</text:p>
          </table:table-cell>
          <table:table-cell office:value-type="float" office:value="190948.832859943" calcext:value-type="float">
            <text:p>190948.832859943</text:p>
          </table:table-cell>
          <table:table-cell office:value-type="float" office:value="52332.1602902686" calcext:value-type="float">
            <text:p>52332.1602902686</text:p>
          </table:table-cell>
          <table:table-cell office:value-type="float" office:value="30855.1178672996" calcext:value-type="float">
            <text:p>30855.1178672996</text:p>
          </table:table-cell>
          <table:table-cell office:value-type="float" office:value="0.659394859548359" calcext:value-type="float">
            <text:p>0.659394859548359</text:p>
          </table:table-cell>
          <table:table-cell office:value-type="float" office:value="0.767136893444716" calcext:value-type="float">
            <text:p>0.767136893444716</text:p>
          </table:table-cell>
          <table:table-cell office:value-type="float" office:value="0.692972134252443" calcext:value-type="float">
            <text:p>0.692972134252443</text:p>
          </table:table-cell>
          <table:table-cell office:value-type="float" office:value="1.24554897363963" calcext:value-type="float">
            <text:p>1.24554897363963</text:p>
          </table:table-cell>
          <table:table-cell office:value-type="float" office:value="0.32096851310483" calcext:value-type="float">
            <text:p>0.32096851310483</text:p>
          </table:table-cell>
          <table:table-cell office:value-type="float" office:value="1.34278199732868" calcext:value-type="float">
            <text:p>1.34278199732868</text:p>
          </table:table-cell>
          <table:table-cell office:value-type="float" office:value="0.697746471759595" calcext:value-type="float">
            <text:p>0.697746471759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34</text:p>
          </table:table-cell>
          <table:table-cell table:number-columns-repeated="990"/>
        </table:table-row>
        <table:table-row table:style-name="ro2">
          <table:table-cell office:value-type="float" office:value="180.045685665826" calcext:value-type="float">
            <text:p>180.045685665826</text:p>
          </table:table-cell>
          <table:table-cell office:value-type="float" office:value="7.3453784306844" calcext:value-type="float">
            <text:p>7.3453784306844</text:p>
          </table:table-cell>
          <table:table-cell office:value-type="string" calcext:value-type="string">
            <text:p>C6H12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Methylthio-D-rib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hionine metabolism</text:p>
          </table:table-cell>
          <table:table-cell office:value-type="float" office:value="719642" calcext:value-type="float">
            <text:p>719642</text:p>
          </table:table-cell>
          <table:table-cell office:value-type="float" office:value="0.927786091744605" calcext:value-type="float">
            <text:p>0.927786091744605</text:p>
          </table:table-cell>
          <table:table-cell office:value-type="float" office:value="1.78946325473513" calcext:value-type="float">
            <text:p>1.78946325473513</text:p>
          </table:table-cell>
          <table:table-cell office:value-type="float" office:value="2.753088603447" calcext:value-type="float">
            <text:p>2.753088603447</text:p>
          </table:table-cell>
          <table:table-cell office:value-type="float" office:value="1" calcext:value-type="float">
            <text:p>1</text:p>
          </table:table-cell>
          <table:table-cell office:value-type="float" office:value="0.38996316112941" calcext:value-type="float">
            <text:p>0.38996316112941</text:p>
          </table:table-cell>
          <table:table-cell office:value-type="float" office:value="0.181361351495339" calcext:value-type="float">
            <text:p>0.181361351495339</text:p>
          </table:table-cell>
          <table:table-cell office:value-type="float" office:value="0.400509185526578" calcext:value-type="float">
            <text:p>0.400509185526578</text:p>
          </table:table-cell>
          <table:table-cell office:value-type="float" office:value="1" calcext:value-type="float">
            <text:p>1</text:p>
          </table:table-cell>
          <table:table-cell office:value-type="float" office:value="82108.208984375" calcext:value-type="float">
            <text:p>82108.208984375</text:p>
          </table:table-cell>
          <table:table-cell office:value-type="float" office:value="158365.8390625" calcext:value-type="float">
            <text:p>158365.8390625</text:p>
          </table:table-cell>
          <table:table-cell office:value-type="float" office:value="243645.7890625" calcext:value-type="float">
            <text:p>243645.7890625</text:p>
          </table:table-cell>
          <table:table-cell office:value-type="float" office:value="88499.0729166667" calcext:value-type="float">
            <text:p>88499.0729166667</text:p>
          </table:table-cell>
          <table:table-cell office:value-type="float" office:value="7964.3587957219" calcext:value-type="float">
            <text:p>7964.3587957219</text:p>
          </table:table-cell>
          <table:table-cell office:value-type="float" office:value="96516.6125106507" calcext:value-type="float">
            <text:p>96516.6125106507</text:p>
          </table:table-cell>
          <table:table-cell office:value-type="float" office:value="317445.436918481" calcext:value-type="float">
            <text:p>317445.436918481</text:p>
          </table:table-cell>
          <table:table-cell office:value-type="float" office:value="9203.88707345351" calcext:value-type="float">
            <text:p>9203.88707345351</text:p>
          </table:table-cell>
          <table:table-cell office:value-type="float" office:value="0.0969983256757859" calcext:value-type="float">
            <text:p>0.096998325675786</text:p>
          </table:table-cell>
          <table:table-cell office:value-type="float" office:value="0.609453484930925" calcext:value-type="float">
            <text:p>0.609453484930925</text:p>
          </table:table-cell>
          <table:table-cell office:value-type="float" office:value="1.30289728437314" calcext:value-type="float">
            <text:p>1.30289728437314</text:p>
          </table:table-cell>
          <table:table-cell office:value-type="float" office:value="0.103999813445731" calcext:value-type="float">
            <text:p>0.103999813445731</text:p>
          </table:table-cell>
          <table:table-cell office:value-type="float" office:value="0.275701628418719" calcext:value-type="float">
            <text:p>0.275701628418719</text:p>
          </table:table-cell>
          <table:table-cell office:value-type="float" office:value="0.519284867807108" calcext:value-type="float">
            <text:p>0.519284867807108</text:p>
          </table:table-cell>
          <table:table-cell office:value-type="float" office:value="0.238661337801466" calcext:value-type="float">
            <text:p>0.238661337801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93</text:p>
          </table:table-cell>
          <table:table-cell table:number-columns-repeated="990"/>
        </table:table-row>
        <table:table-row table:style-name="ro2">
          <table:table-cell office:value-type="float" office:value="132.053541844982" calcext:value-type="float">
            <text:p>132.053541844982</text:p>
          </table:table-cell>
          <table:table-cell office:value-type="float" office:value="15.0911536939216" calcext:value-type="float">
            <text:p>15.0911536939216</text:p>
          </table:table-cell>
          <table:table-cell office:value-type="string" calcext:value-type="string">
            <text:p>C4H8N2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-Asparag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nd aspartate metabolism__Tetracycline biosynthesis__Cyanoamino acid metabolism__Nitrogen metabolism</text:p>
          </table:table-cell>
          <table:table-cell office:value-type="float" office:value="8324093" calcext:value-type="float">
            <text:p>8324093</text:p>
          </table:table-cell>
          <table:table-cell office:value-type="float" office:value="1.6888979164643" calcext:value-type="float">
            <text:p>1.6888979164643</text:p>
          </table:table-cell>
          <table:table-cell office:value-type="float" office:value="2.85701024749731" calcext:value-type="float">
            <text:p>2.85701024749731</text:p>
          </table:table-cell>
          <table:table-cell office:value-type="float" office:value="2.56649351887124" calcext:value-type="float">
            <text:p>2.56649351887124</text:p>
          </table:table-cell>
          <table:table-cell office:value-type="float" office:value="1" calcext:value-type="float">
            <text:p>1</text:p>
          </table:table-cell>
          <table:table-cell office:value-type="float" office:value="0.157260716419824" calcext:value-type="float">
            <text:p>0.157260716419824</text:p>
          </table:table-cell>
          <table:table-cell office:value-type="float" office:value="0.0163743287968753" calcext:value-type="float">
            <text:p>0.016374328796875</text:p>
          </table:table-cell>
          <table:table-cell office:value-type="float" office:value="0.0188550075292611" calcext:value-type="float">
            <text:p>0.018855007529261</text:p>
          </table:table-cell>
          <table:table-cell office:value-type="float" office:value="1" calcext:value-type="float">
            <text:p>1</text:p>
          </table:table-cell>
          <table:table-cell office:value-type="float" office:value="3579504.5" calcext:value-type="float">
            <text:p>3579504.5</text:p>
          </table:table-cell>
          <table:table-cell office:value-type="float" office:value="6055239.3" calcext:value-type="float">
            <text:p>6055239.3</text:p>
          </table:table-cell>
          <table:table-cell office:value-type="float" office:value="5439508.8125" calcext:value-type="float">
            <text:p>5439508.8125</text:p>
          </table:table-cell>
          <table:table-cell office:value-type="float" office:value="2119432.125" calcext:value-type="float">
            <text:p>2119432.125</text:p>
          </table:table-cell>
          <table:table-cell office:value-type="float" office:value="572038.47850345" calcext:value-type="float">
            <text:p>572038.47850345</text:p>
          </table:table-cell>
          <table:table-cell office:value-type="float" office:value="2168590.30209733" calcext:value-type="float">
            <text:p>2168590.30209733</text:p>
          </table:table-cell>
          <table:table-cell office:value-type="float" office:value="1238452.39448827" calcext:value-type="float">
            <text:p>1238452.39448827</text:p>
          </table:table-cell>
          <table:table-cell office:value-type="float" office:value="1200481.36997694" calcext:value-type="float">
            <text:p>1200481.36997694</text:p>
          </table:table-cell>
          <table:table-cell office:value-type="float" office:value="0.159809403369503" calcext:value-type="float">
            <text:p>0.159809403369503</text:p>
          </table:table-cell>
          <table:table-cell office:value-type="float" office:value="0.358134533526582" calcext:value-type="float">
            <text:p>0.358134533526582</text:p>
          </table:table-cell>
          <table:table-cell office:value-type="float" office:value="0.227677247556305" calcext:value-type="float">
            <text:p>0.227677247556305</text:p>
          </table:table-cell>
          <table:table-cell office:value-type="float" office:value="0.566416520640847" calcext:value-type="float">
            <text:p>0.566416520640847</text:p>
          </table:table-cell>
          <table:table-cell office:value-type="float" office:value="1.20551412708513" calcext:value-type="float">
            <text:p>1.20551412708513</text:p>
          </table:table-cell>
          <table:table-cell office:value-type="float" office:value="2.52127780970097" calcext:value-type="float">
            <text:p>2.52127780970097</text:p>
          </table:table-cell>
          <table:table-cell office:value-type="float" office:value="3.70527938743817" calcext:value-type="float">
            <text:p>3.70527938743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01</text:p>
          </table:table-cell>
          <table:table-cell table:number-columns-repeated="990"/>
        </table:table-row>
        <table:table-row table:style-name="ro2">
          <table:table-cell office:value-type="float" office:value="125.998702387598" calcext:value-type="float">
            <text:p>125.998702387598</text:p>
          </table:table-cell>
          <table:table-cell office:value-type="float" office:value="11.104503326416" calcext:value-type="float">
            <text:p>11.104503326416</text:p>
          </table:table-cell>
          <table:table-cell office:value-type="string" calcext:value-type="string">
            <text:p>C2H6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Hydroxyethanesulfon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aurine and hypotaurine metabolism</text:p>
          </table:table-cell>
          <table:table-cell office:value-type="float" office:value="797497" calcext:value-type="float">
            <text:p>797497</text:p>
          </table:table-cell>
          <table:table-cell office:value-type="float" office:value="2.316818739713" calcext:value-type="float">
            <text:p>2.316818739713</text:p>
          </table:table-cell>
          <table:table-cell office:value-type="float" office:value="4.3502320947339" calcext:value-type="float">
            <text:p>4.3502320947339</text:p>
          </table:table-cell>
          <table:table-cell office:value-type="float" office:value="2.08176694017403" calcext:value-type="float">
            <text:p>2.08176694017403</text:p>
          </table:table-cell>
          <table:table-cell office:value-type="float" office:value="1" calcext:value-type="float">
            <text:p>1</text:p>
          </table:table-cell>
          <table:table-cell office:value-type="float" office:value="0.282714456199627" calcext:value-type="float">
            <text:p>0.282714456199627</text:p>
          </table:table-cell>
          <table:table-cell office:value-type="float" office:value="0.0693088681325843" calcext:value-type="float">
            <text:p>0.069308868132584</text:p>
          </table:table-cell>
          <table:table-cell office:value-type="float" office:value="0.382115291199336" calcext:value-type="float">
            <text:p>0.382115291199336</text:p>
          </table:table-cell>
          <table:table-cell office:value-type="float" office:value="1" calcext:value-type="float">
            <text:p>1</text:p>
          </table:table-cell>
          <table:table-cell office:value-type="float" office:value="194543.9453125" calcext:value-type="float">
            <text:p>194543.9453125</text:p>
          </table:table-cell>
          <table:table-cell office:value-type="float" office:value="365290.2578125" calcext:value-type="float">
            <text:p>365290.2578125</text:p>
          </table:table-cell>
          <table:table-cell office:value-type="float" office:value="174806.577148438" calcext:value-type="float">
            <text:p>174806.577148438</text:p>
          </table:table-cell>
          <table:table-cell office:value-type="float" office:value="83970.2916666667" calcext:value-type="float">
            <text:p>83970.2916666667</text:p>
          </table:table-cell>
          <table:table-cell office:value-type="float" office:value="166486.607275087" calcext:value-type="float">
            <text:p>166486.607275087</text:p>
          </table:table-cell>
          <table:table-cell office:value-type="float" office:value="256704.326796249" calcext:value-type="float">
            <text:p>256704.326796249</text:p>
          </table:table-cell>
          <table:table-cell office:value-type="float" office:value="173824.180831113" calcext:value-type="float">
            <text:p>173824.180831113</text:p>
          </table:table-cell>
          <table:table-cell office:value-type="float" office:value="48844.0623211736" calcext:value-type="float">
            <text:p>48844.0623211736</text:p>
          </table:table-cell>
          <table:table-cell office:value-type="float" office:value="0.855778919295876" calcext:value-type="float">
            <text:p>0.855778919295876</text:p>
          </table:table-cell>
          <table:table-cell office:value-type="float" office:value="0.702740687182556" calcext:value-type="float">
            <text:p>0.702740687182556</text:p>
          </table:table-cell>
          <table:table-cell office:value-type="float" office:value="0.994380095226679" calcext:value-type="float">
            <text:p>0.994380095226679</text:p>
          </table:table-cell>
          <table:table-cell office:value-type="float" office:value="0.581682656469359" calcext:value-type="float">
            <text:p>0.581682656469359</text:p>
          </table:table-cell>
          <table:table-cell office:value-type="float" office:value="0.406149436056464" calcext:value-type="float">
            <text:p>0.406149436056464</text:p>
          </table:table-cell>
          <table:table-cell office:value-type="float" office:value="1.15901604758602" calcext:value-type="float">
            <text:p>1.15901604758602</text:p>
          </table:table-cell>
          <table:table-cell office:value-type="float" office:value="0.253100670849604" calcext:value-type="float">
            <text:p>0.253100670849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57</text:p>
          </table:table-cell>
          <table:table-cell table:number-columns-repeated="990"/>
        </table:table-row>
        <table:table-row table:style-name="ro2">
          <table:table-cell office:value-type="float" office:value="146.069068886212" calcext:value-type="float">
            <text:p>146.069068886212</text:p>
          </table:table-cell>
          <table:table-cell office:value-type="float" office:value="14.7502791086833" calcext:value-type="float">
            <text:p>14.7502791086833</text:p>
          </table:table-cell>
          <table:table-cell office:value-type="string" calcext:value-type="string">
            <text:p>C5H10N2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-Glutam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utamate metabolism__Purine metabolism__Pyrimidine metabolism__D-Glutamine and D-glutamate metabolism__Nitrogen metabolism</text:p>
          </table:table-cell>
          <table:table-cell office:value-type="float" office:value="202800432" calcext:value-type="float">
            <text:p>202800432</text:p>
          </table:table-cell>
          <table:table-cell office:value-type="float" office:value="1.26052296226003" calcext:value-type="float">
            <text:p>1.26052296226003</text:p>
          </table:table-cell>
          <table:table-cell office:value-type="float" office:value="2.33796234428246" calcext:value-type="float">
            <text:p>2.33796234428246</text:p>
          </table:table-cell>
          <table:table-cell office:value-type="float" office:value="2.03575433838337" calcext:value-type="float">
            <text:p>2.03575433838337</text:p>
          </table:table-cell>
          <table:table-cell office:value-type="float" office:value="1" calcext:value-type="float">
            <text:p>1</text:p>
          </table:table-cell>
          <table:table-cell office:value-type="float" office:value="0.360450552776996" calcext:value-type="float">
            <text:p>0.360450552776996</text:p>
          </table:table-cell>
          <table:table-cell office:value-type="float" office:value="0.00484456413044518" calcext:value-type="float">
            <text:p>0.004844564130445</text:p>
          </table:table-cell>
          <table:table-cell office:value-type="float" office:value="0.0176236078513476" calcext:value-type="float">
            <text:p>0.017623607851348</text:p>
          </table:table-cell>
          <table:table-cell office:value-type="float" office:value="1" calcext:value-type="float">
            <text:p>1</text:p>
          </table:table-cell>
          <table:table-cell office:value-type="float" office:value="90067322" calcext:value-type="float">
            <text:p>90067322</text:p>
          </table:table-cell>
          <table:table-cell office:value-type="float" office:value="167052892.8" calcext:value-type="float">
            <text:p>167052892.8</text:p>
          </table:table-cell>
          <table:table-cell office:value-type="float" office:value="145459422" calcext:value-type="float">
            <text:p>145459422</text:p>
          </table:table-cell>
          <table:table-cell office:value-type="float" office:value="71452345.3333333" calcext:value-type="float">
            <text:p>71452345.3333333</text:p>
          </table:table-cell>
          <table:table-cell office:value-type="float" office:value="20811177.1736133" calcext:value-type="float">
            <text:p>20811177.1736133</text:p>
          </table:table-cell>
          <table:table-cell office:value-type="float" office:value="31922221.765987" calcext:value-type="float">
            <text:p>31922221.765987</text:p>
          </table:table-cell>
          <table:table-cell office:value-type="float" office:value="29975207.9361541" calcext:value-type="float">
            <text:p>29975207.9361541</text:p>
          </table:table-cell>
          <table:table-cell office:value-type="float" office:value="25365356.9521368" calcext:value-type="float">
            <text:p>25365356.9521368</text:p>
          </table:table-cell>
          <table:table-cell office:value-type="float" office:value="0.231062462072685" calcext:value-type="float">
            <text:p>0.231062462072685</text:p>
          </table:table-cell>
          <table:table-cell office:value-type="float" office:value="0.191090505713092" calcext:value-type="float">
            <text:p>0.191090505713092</text:p>
          </table:table-cell>
          <table:table-cell office:value-type="float" office:value="0.206072645718021" calcext:value-type="float">
            <text:p>0.206072645718021</text:p>
          </table:table-cell>
          <table:table-cell office:value-type="float" office:value="0.354996842074316" calcext:value-type="float">
            <text:p>0.354996842074316</text:p>
          </table:table-cell>
          <table:table-cell office:value-type="float" office:value="0.321890652089841" calcext:value-type="float">
            <text:p>0.321890652089841</text:p>
          </table:table-cell>
          <table:table-cell office:value-type="float" office:value="5.49765524449618" calcext:value-type="float">
            <text:p>5.49765524449618</text:p>
          </table:table-cell>
          <table:table-cell office:value-type="float" office:value="3.55210854185634" calcext:value-type="float">
            <text:p>3.55210854185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8</text:p>
          </table:table-cell>
          <table:table-cell table:number-columns-repeated="990"/>
        </table:table-row>
        <table:table-row table:style-name="ro2">
          <table:table-cell office:value-type="float" office:value="87.0684762797842" calcext:value-type="float">
            <text:p>87.0684762797842</text:p>
          </table:table-cell>
          <table:table-cell office:value-type="float" office:value="10.4304055955675" calcext:value-type="float">
            <text:p>10.4304055955675</text:p>
          </table:table-cell>
          <table:table-cell office:value-type="string" calcext:value-type="string">
            <text:p>C4H9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-Aminobuta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__beta-Alanine metabolism</text:p>
          </table:table-cell>
          <table:table-cell office:value-type="float" office:value="602174" calcext:value-type="float">
            <text:p>602174</text:p>
          </table:table-cell>
          <table:table-cell office:value-type="float" office:value="1.31515184361321" calcext:value-type="float">
            <text:p>1.31515184361321</text:p>
          </table:table-cell>
          <table:table-cell office:value-type="float" office:value="1.93746215431536" calcext:value-type="float">
            <text:p>1.93746215431536</text:p>
          </table:table-cell>
          <table:table-cell office:value-type="float" office:value="1.93831552029933" calcext:value-type="float">
            <text:p>1.93831552029933</text:p>
          </table:table-cell>
          <table:table-cell office:value-type="float" office:value="1" calcext:value-type="float">
            <text:p>1</text:p>
          </table:table-cell>
          <table:table-cell office:value-type="float" office:value="0.117948646304338" calcext:value-type="float">
            <text:p>0.117948646304338</text:p>
          </table:table-cell>
          <table:table-cell office:value-type="float" office:value="0.00250385435597872" calcext:value-type="float">
            <text:p>0.002503854355979</text:p>
          </table:table-cell>
          <table:table-cell office:value-type="float" office:value="0.0253072492916145" calcext:value-type="float">
            <text:p>0.025307249291615</text:p>
          </table:table-cell>
          <table:table-cell office:value-type="float" office:value="1" calcext:value-type="float">
            <text:p>1</text:p>
          </table:table-cell>
          <table:table-cell office:value-type="float" office:value="301783.05078125" calcext:value-type="float">
            <text:p>301783.05078125</text:p>
          </table:table-cell>
          <table:table-cell office:value-type="float" office:value="444582.30625" calcext:value-type="float">
            <text:p>444582.30625</text:p>
          </table:table-cell>
          <table:table-cell office:value-type="float" office:value="444778.125" calcext:value-type="float">
            <text:p>444778.125</text:p>
          </table:table-cell>
          <table:table-cell office:value-type="float" office:value="229466.317708333" calcext:value-type="float">
            <text:p>229466.317708333</text:p>
          </table:table-cell>
          <table:table-cell office:value-type="float" office:value="49837.4298815734" calcext:value-type="float">
            <text:p>49837.4298815734</text:p>
          </table:table-cell>
          <table:table-cell office:value-type="float" office:value="54184.7608171676" calcext:value-type="float">
            <text:p>54184.7608171676</text:p>
          </table:table-cell>
          <table:table-cell office:value-type="float" office:value="114371.866570389" calcext:value-type="float">
            <text:p>114371.866570389</text:p>
          </table:table-cell>
          <table:table-cell office:value-type="float" office:value="48592.6060838287" calcext:value-type="float">
            <text:p>48592.6060838287</text:p>
          </table:table-cell>
          <table:table-cell office:value-type="float" office:value="0.165143237012666" calcext:value-type="float">
            <text:p>0.165143237012666</text:p>
          </table:table-cell>
          <table:table-cell office:value-type="float" office:value="0.121877906645025" calcext:value-type="float">
            <text:p>0.121877906645025</text:p>
          </table:table-cell>
          <table:table-cell office:value-type="float" office:value="0.257143641159037" calcext:value-type="float">
            <text:p>0.257143641159037</text:p>
          </table:table-cell>
          <table:table-cell office:value-type="float" office:value="0.21176356760818" calcext:value-type="float">
            <text:p>0.21176356760818</text:p>
          </table:table-cell>
          <table:table-cell office:value-type="float" office:value="1.07940108213031" calcext:value-type="float">
            <text:p>1.07940108213031</text:p>
          </table:table-cell>
          <table:table-cell office:value-type="float" office:value="8.7356772127632" calcext:value-type="float">
            <text:p>8.7356772127632</text:p>
          </table:table-cell>
          <table:table-cell office:value-type="float" office:value="3.00211619758501" calcext:value-type="float">
            <text:p>3.00211619758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0</text:p>
          </table:table-cell>
          <table:table-cell table:number-columns-repeated="990"/>
        </table:table-row>
        <table:table-row table:style-name="ro2">
          <table:table-cell office:value-type="float" office:value="203.115758531465" calcext:value-type="float">
            <text:p>203.115758531465</text:p>
          </table:table-cell>
          <table:table-cell office:value-type="float" office:value="7.36225914001463" calcext:value-type="float">
            <text:p>7.36225914001463</text:p>
          </table:table-cell>
          <table:table-cell office:value-type="string" calcext:value-type="string">
            <text:p>C9H17N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-Acetylcarnit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nd aspartate metabolism</text:p>
          </table:table-cell>
          <table:table-cell office:value-type="float" office:value="634287" calcext:value-type="float">
            <text:p>634287</text:p>
          </table:table-cell>
          <table:table-cell office:value-type="float" office:value="0.288893214901686" calcext:value-type="float">
            <text:p>0.288893214901686</text:p>
          </table:table-cell>
          <table:table-cell office:value-type="float" office:value="4.29431787266429" calcext:value-type="float">
            <text:p>4.29431787266429</text:p>
          </table:table-cell>
          <table:table-cell office:value-type="float" office:value="1.8796782150677" calcext:value-type="float">
            <text:p>1.8796782150677</text:p>
          </table:table-cell>
          <table:table-cell office:value-type="float" office:value="1" calcext:value-type="float">
            <text:p>1</text:p>
          </table:table-cell>
          <table:table-cell office:value-type="float" office:value="0.0337027236242682" calcext:value-type="float">
            <text:p>0.033702723624268</text:p>
          </table:table-cell>
          <table:table-cell office:value-type="float" office:value="0.0307176057338467" calcext:value-type="float">
            <text:p>0.030717605733847</text:p>
          </table:table-cell>
          <table:table-cell office:value-type="float" office:value="0.140847436411788" calcext:value-type="float">
            <text:p>0.140847436411788</text:p>
          </table:table-cell>
          <table:table-cell office:value-type="float" office:value="1" calcext:value-type="float">
            <text:p>1</text:p>
          </table:table-cell>
          <table:table-cell office:value-type="float" office:value="27100.3442382812" calcext:value-type="float">
            <text:p>27100.3442382812</text:p>
          </table:table-cell>
          <table:table-cell office:value-type="float" office:value="402839.134375" calcext:value-type="float">
            <text:p>402839.134375</text:p>
          </table:table-cell>
          <table:table-cell office:value-type="float" office:value="176327.875" calcext:value-type="float">
            <text:p>176327.875</text:p>
          </table:table-cell>
          <table:table-cell office:value-type="float" office:value="93807.4791666667" calcext:value-type="float">
            <text:p>93807.4791666667</text:p>
          </table:table-cell>
          <table:table-cell office:value-type="float" office:value="6594.8693562681" calcext:value-type="float">
            <text:p>6594.8693562681</text:p>
          </table:table-cell>
          <table:table-cell office:value-type="float" office:value="212943.431844041" calcext:value-type="float">
            <text:p>212943.431844041</text:p>
          </table:table-cell>
          <table:table-cell office:value-type="float" office:value="83427.6495589179" calcext:value-type="float">
            <text:p>83427.6495589179</text:p>
          </table:table-cell>
          <table:table-cell office:value-type="float" office:value="23755.328908024" calcext:value-type="float">
            <text:p>23755.328908024</text:p>
          </table:table-cell>
          <table:table-cell office:value-type="float" office:value="0.243350021619001" calcext:value-type="float">
            <text:p>0.243350021619001</text:p>
          </table:table-cell>
          <table:table-cell office:value-type="float" office:value="0.52860661657021" calcext:value-type="float">
            <text:p>0.52860661657021</text:p>
          </table:table-cell>
          <table:table-cell office:value-type="float" office:value="0.473139312538746" calcext:value-type="float">
            <text:p>0.473139312538746</text:p>
          </table:table-cell>
          <table:table-cell office:value-type="float" office:value="0.253234913879502" calcext:value-type="float">
            <text:p>0.253234913879502</text:p>
          </table:table-cell>
          <table:table-cell office:value-type="float" office:value="7.32113133070078" calcext:value-type="float">
            <text:p>7.32113133070078</text:p>
          </table:table-cell>
          <table:table-cell office:value-type="float" office:value="2.08020441691623" calcext:value-type="float">
            <text:p>2.08020441691623</text:p>
          </table:table-cell>
          <table:table-cell office:value-type="float" office:value="0.904993854794021" calcext:value-type="float">
            <text:p>0.904993854794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483</text:p>
          </table:table-cell>
          <table:table-cell table:number-columns-repeated="990"/>
        </table:table-row>
        <table:table-row table:style-name="ro2">
          <table:table-cell office:value-type="float" office:value="132.089868798165" calcext:value-type="float">
            <text:p>132.089868798165</text:p>
          </table:table-cell>
          <table:table-cell office:value-type="float" office:value="21.8769861009385" calcext:value-type="float">
            <text:p>21.8769861009385</text:p>
          </table:table-cell>
          <table:table-cell office:value-type="string" calcext:value-type="string">
            <text:p>C5H12N2O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-Ornit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__D-Arginine and D-ornithine metabolism__Glutathione metabolism</text:p>
          </table:table-cell>
          <table:table-cell office:value-type="float" office:value="5416288" calcext:value-type="float">
            <text:p>5416288</text:p>
          </table:table-cell>
          <table:table-cell office:value-type="float" office:value="1.24852405190007" calcext:value-type="float">
            <text:p>1.24852405190007</text:p>
          </table:table-cell>
          <table:table-cell office:value-type="float" office:value="1.76124003408715" calcext:value-type="float">
            <text:p>1.76124003408715</text:p>
          </table:table-cell>
          <table:table-cell office:value-type="float" office:value="1.82403971258829" calcext:value-type="float">
            <text:p>1.82403971258829</text:p>
          </table:table-cell>
          <table:table-cell office:value-type="float" office:value="1" calcext:value-type="float">
            <text:p>1</text:p>
          </table:table-cell>
          <table:table-cell office:value-type="float" office:value="0.367071454472445" calcext:value-type="float">
            <text:p>0.367071454472445</text:p>
          </table:table-cell>
          <table:table-cell office:value-type="float" office:value="0.0521816486848844" calcext:value-type="float">
            <text:p>0.052181648684885</text:p>
          </table:table-cell>
          <table:table-cell office:value-type="float" office:value="0.0371563818391133" calcext:value-type="float">
            <text:p>0.037156381839113</text:p>
          </table:table-cell>
          <table:table-cell office:value-type="float" office:value="1" calcext:value-type="float">
            <text:p>1</text:p>
          </table:table-cell>
          <table:table-cell office:value-type="float" office:value="3138602.5" calcext:value-type="float">
            <text:p>3138602.5</text:p>
          </table:table-cell>
          <table:table-cell office:value-type="float" office:value="4427493.7" calcext:value-type="float">
            <text:p>4427493.7</text:p>
          </table:table-cell>
          <table:table-cell office:value-type="float" office:value="4585362.6875" calcext:value-type="float">
            <text:p>4585362.6875</text:p>
          </table:table-cell>
          <table:table-cell office:value-type="float" office:value="2513850.25" calcext:value-type="float">
            <text:p>2513850.25</text:p>
          </table:table-cell>
          <table:table-cell office:value-type="float" office:value="265033.350023241" calcext:value-type="float">
            <text:p>265033.350023241</text:p>
          </table:table-cell>
          <table:table-cell office:value-type="float" office:value="1231539.9474487" calcext:value-type="float">
            <text:p>1231539.9474487</text:p>
          </table:table-cell>
          <table:table-cell office:value-type="float" office:value="838810.669515211" calcext:value-type="float">
            <text:p>838810.669515211</text:p>
          </table:table-cell>
          <table:table-cell office:value-type="float" office:value="935501.204962312" calcext:value-type="float">
            <text:p>935501.204962312</text:p>
          </table:table-cell>
          <table:table-cell office:value-type="float" office:value="0.0844431080467312" calcext:value-type="float">
            <text:p>0.084443108046731</text:p>
          </table:table-cell>
          <table:table-cell office:value-type="float" office:value="0.278157357389058" calcext:value-type="float">
            <text:p>0.278157357389058</text:p>
          </table:table-cell>
          <table:table-cell office:value-type="float" office:value="0.182932240409655" calcext:value-type="float">
            <text:p>0.182932240409655</text:p>
          </table:table-cell>
          <table:table-cell office:value-type="float" office:value="0.37213879584208" calcext:value-type="float">
            <text:p>0.37213879584208</text:p>
          </table:table-cell>
          <table:table-cell office:value-type="float" office:value="0.412855124637243" calcext:value-type="float">
            <text:p>0.412855124637243</text:p>
          </table:table-cell>
          <table:table-cell office:value-type="float" office:value="1.5310435169735" calcext:value-type="float">
            <text:p>1.5310435169735</text:p>
          </table:table-cell>
          <table:table-cell office:value-type="float" office:value="2.71804954206955" calcext:value-type="float">
            <text:p>2.71804954206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53</text:p>
          </table:table-cell>
          <table:table-cell table:number-columns-repeated="990"/>
        </table:table-row>
        <table:table-row table:style-name="ro2">
          <table:table-cell office:value-type="float" office:value="119.058255668418" calcext:value-type="float">
            <text:p>119.058255668418</text:p>
          </table:table-cell>
          <table:table-cell office:value-type="float" office:value="14.2549975682819" calcext:value-type="float">
            <text:p>14.2549975682819</text:p>
          </table:table-cell>
          <table:table-cell office:value-type="string" calcext:value-type="string">
            <text:p>C4H9NO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-Threon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__Valine, leucine and isoleucine biosynthesis__Porphyrin and chlorophyll metabolism</text:p>
          </table:table-cell>
          <table:table-cell office:value-type="float" office:value="3333990" calcext:value-type="float">
            <text:p>3333990</text:p>
          </table:table-cell>
          <table:table-cell office:value-type="float" office:value="1.31394635985836" calcext:value-type="float">
            <text:p>1.31394635985836</text:p>
          </table:table-cell>
          <table:table-cell office:value-type="float" office:value="2.06123469137708" calcext:value-type="float">
            <text:p>2.06123469137708</text:p>
          </table:table-cell>
          <table:table-cell office:value-type="float" office:value="1.80502171924203" calcext:value-type="float">
            <text:p>1.80502171924203</text:p>
          </table:table-cell>
          <table:table-cell office:value-type="float" office:value="1" calcext:value-type="float">
            <text:p>1</text:p>
          </table:table-cell>
          <table:table-cell office:value-type="float" office:value="0.111890347735687" calcext:value-type="float">
            <text:p>0.111890347735687</text:p>
          </table:table-cell>
          <table:table-cell office:value-type="float" office:value="0.0564077777324315" calcext:value-type="float">
            <text:p>0.056407777732432</text:p>
          </table:table-cell>
          <table:table-cell office:value-type="float" office:value="0.0459678094346957" calcext:value-type="float">
            <text:p>0.045967809434696</text:p>
          </table:table-cell>
          <table:table-cell office:value-type="float" office:value="1" calcext:value-type="float">
            <text:p>1</text:p>
          </table:table-cell>
          <table:table-cell office:value-type="float" office:value="1315933.15625" calcext:value-type="float">
            <text:p>1315933.15625</text:p>
          </table:table-cell>
          <table:table-cell office:value-type="float" office:value="2064351.45" calcext:value-type="float">
            <text:p>2064351.45</text:p>
          </table:table-cell>
          <table:table-cell office:value-type="float" office:value="1807751.0625" calcext:value-type="float">
            <text:p>1807751.0625</text:p>
          </table:table-cell>
          <table:table-cell office:value-type="float" office:value="1001512.08333333" calcext:value-type="float">
            <text:p>1001512.08333333</text:p>
          </table:table-cell>
          <table:table-cell office:value-type="float" office:value="53056.4082843454" calcext:value-type="float">
            <text:p>53056.4082843454</text:p>
          </table:table-cell>
          <table:table-cell office:value-type="float" office:value="902760.607629547" calcext:value-type="float">
            <text:p>902760.607629547</text:p>
          </table:table-cell>
          <table:table-cell office:value-type="float" office:value="518796.375297082" calcext:value-type="float">
            <text:p>518796.375297082</text:p>
          </table:table-cell>
          <table:table-cell office:value-type="float" office:value="206029.193121741" calcext:value-type="float">
            <text:p>206029.193121741</text:p>
          </table:table-cell>
          <table:table-cell office:value-type="float" office:value="0.040318467569842" calcext:value-type="float">
            <text:p>0.040318467569842</text:p>
          </table:table-cell>
          <table:table-cell office:value-type="float" office:value="0.437309551931938" calcext:value-type="float">
            <text:p>0.437309551931938</text:p>
          </table:table-cell>
          <table:table-cell office:value-type="float" office:value="0.286984411769406" calcext:value-type="float">
            <text:p>0.286984411769406</text:p>
          </table:table-cell>
          <table:table-cell office:value-type="float" office:value="0.205718130165753" calcext:value-type="float">
            <text:p>0.205718130165753</text:p>
          </table:table-cell>
          <table:table-cell office:value-type="float" office:value="2.1841368741375" calcext:value-type="float">
            <text:p>2.1841368741375</text:p>
          </table:table-cell>
          <table:table-cell office:value-type="float" office:value="1.31746550168854" calcext:value-type="float">
            <text:p>1.31746550168854</text:p>
          </table:table-cell>
          <table:table-cell office:value-type="float" office:value="2.08609138003148" calcext:value-type="float">
            <text:p>2.08609138003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76</text:p>
          </table:table-cell>
          <table:table-cell table:number-columns-repeated="990"/>
        </table:table-row>
        <table:table-row table:style-name="ro2">
          <table:table-cell office:value-type="float" office:value="384.121630950873" calcext:value-type="float">
            <text:p>384.121630950873</text:p>
          </table:table-cell>
          <table:table-cell office:value-type="float" office:value="12.8417566935221" calcext:value-type="float">
            <text:p>12.8417566935221</text:p>
          </table:table-cell>
          <table:table-cell office:value-type="string" calcext:value-type="string">
            <text:p>C14H20N6O5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Adenosyl-L-homocyste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hionine metabolism</text:p>
          </table:table-cell>
          <table:table-cell office:value-type="float" office:value="1759266" calcext:value-type="float">
            <text:p>1759266</text:p>
          </table:table-cell>
          <table:table-cell office:value-type="float" office:value="0.675085757104072" calcext:value-type="float">
            <text:p>0.675085757104072</text:p>
          </table:table-cell>
          <table:table-cell office:value-type="float" office:value="5.49890094867208" calcext:value-type="float">
            <text:p>5.49890094867208</text:p>
          </table:table-cell>
          <table:table-cell office:value-type="float" office:value="1.78727940971396" calcext:value-type="float">
            <text:p>1.78727940971396</text:p>
          </table:table-cell>
          <table:table-cell office:value-type="float" office:value="1" calcext:value-type="float">
            <text:p>1</text:p>
          </table:table-cell>
          <table:table-cell office:value-type="float" office:value="0.0887485837543184" calcext:value-type="float">
            <text:p>0.088748583754319</text:p>
          </table:table-cell>
          <table:table-cell office:value-type="float" office:value="0.00397660595297045" calcext:value-type="float">
            <text:p>0.00397660595297</text:p>
          </table:table-cell>
          <table:table-cell office:value-type="float" office:value="0.138491745564556" calcext:value-type="float">
            <text:p>0.138491745564556</text:p>
          </table:table-cell>
          <table:table-cell office:value-type="float" office:value="1" calcext:value-type="float">
            <text:p>1</text:p>
          </table:table-cell>
          <table:table-cell office:value-type="float" office:value="157711.962890625" calcext:value-type="float">
            <text:p>157711.962890625</text:p>
          </table:table-cell>
          <table:table-cell office:value-type="float" office:value="1284640.4375" calcext:value-type="float">
            <text:p>1284640.4375</text:p>
          </table:table-cell>
          <table:table-cell office:value-type="float" office:value="417540.0546875" calcext:value-type="float">
            <text:p>417540.0546875</text:p>
          </table:table-cell>
          <table:table-cell office:value-type="float" office:value="233617.671875" calcext:value-type="float">
            <text:p>233617.671875</text:p>
          </table:table-cell>
          <table:table-cell office:value-type="float" office:value="28013.0100400228" calcext:value-type="float">
            <text:p>28013.0100400228</text:p>
          </table:table-cell>
          <table:table-cell office:value-type="float" office:value="404625.884355962" calcext:value-type="float">
            <text:p>404625.884355962</text:p>
          </table:table-cell>
          <table:table-cell office:value-type="float" office:value="184553.764371329" calcext:value-type="float">
            <text:p>184553.764371329</text:p>
          </table:table-cell>
          <table:table-cell office:value-type="float" office:value="47374.198020115" calcext:value-type="float">
            <text:p>47374.198020115</text:p>
          </table:table-cell>
          <table:table-cell office:value-type="float" office:value="0.177621339095564" calcext:value-type="float">
            <text:p>0.177621339095564</text:p>
          </table:table-cell>
          <table:table-cell office:value-type="float" office:value="0.314972090667947" calcext:value-type="float">
            <text:p>0.314972090667947</text:p>
          </table:table-cell>
          <table:table-cell office:value-type="float" office:value="0.442002539156284" calcext:value-type="float">
            <text:p>0.442002539156284</text:p>
          </table:table-cell>
          <table:table-cell office:value-type="float" office:value="0.202785164495018" calcext:value-type="float">
            <text:p>0.202785164495018</text:p>
          </table:table-cell>
          <table:table-cell office:value-type="float" office:value="1.90214399514318" calcext:value-type="float">
            <text:p>1.90214399514318</text:p>
          </table:table-cell>
          <table:table-cell office:value-type="float" office:value="6.65585753840713" calcext:value-type="float">
            <text:p>6.65585753840713</text:p>
          </table:table-cell>
          <table:table-cell office:value-type="float" office:value="0.931772368275005" calcext:value-type="float">
            <text:p>0.931772368275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43</text:p>
          </table:table-cell>
          <table:table-cell table:number-columns-repeated="990"/>
        </table:table-row>
        <table:table-row table:style-name="ro2">
          <table:table-cell office:value-type="float" office:value="146.10551373813" calcext:value-type="float">
            <text:p>146.10551373813</text:p>
          </table:table-cell>
          <table:table-cell office:value-type="float" office:value="22.594257015652" calcext:value-type="float">
            <text:p>22.594257015652</text:p>
          </table:table-cell>
          <table:table-cell office:value-type="string" calcext:value-type="string">
            <text:p>C6H14N2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-Lys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biosynthesis__Lysine degradation__Biotin metabolism__Alkaloid biosynthesis II</text:p>
          </table:table-cell>
          <table:table-cell office:value-type="float" office:value="8400255" calcext:value-type="float">
            <text:p>8400255</text:p>
          </table:table-cell>
          <table:table-cell office:value-type="float" office:value="0.822527185949647" calcext:value-type="float">
            <text:p>0.822527185949647</text:p>
          </table:table-cell>
          <table:table-cell office:value-type="float" office:value="2.74578599154765" calcext:value-type="float">
            <text:p>2.74578599154765</text:p>
          </table:table-cell>
          <table:table-cell office:value-type="float" office:value="1.66149981398434" calcext:value-type="float">
            <text:p>1.66149981398434</text:p>
          </table:table-cell>
          <table:table-cell office:value-type="float" office:value="1" calcext:value-type="float">
            <text:p>1</text:p>
          </table:table-cell>
          <table:table-cell office:value-type="float" office:value="0.0973847903023615" calcext:value-type="float">
            <text:p>0.097384790302362</text:p>
          </table:table-cell>
          <table:table-cell office:value-type="float" office:value="0.00305123361872937" calcext:value-type="float">
            <text:p>0.003051233618729</text:p>
          </table:table-cell>
          <table:table-cell office:value-type="float" office:value="0.0080013644852109" calcext:value-type="float">
            <text:p>0.008001364485211</text:p>
          </table:table-cell>
          <table:table-cell office:value-type="float" office:value="1" calcext:value-type="float">
            <text:p>1</text:p>
          </table:table-cell>
          <table:table-cell office:value-type="float" office:value="1987238.15625" calcext:value-type="float">
            <text:p>1987238.15625</text:p>
          </table:table-cell>
          <table:table-cell office:value-type="float" office:value="6633860.6" calcext:value-type="float">
            <text:p>6633860.6</text:p>
          </table:table-cell>
          <table:table-cell office:value-type="float" office:value="4014208.75" calcext:value-type="float">
            <text:p>4014208.75</text:p>
          </table:table-cell>
          <table:table-cell office:value-type="float" office:value="2416015.16666667" calcext:value-type="float">
            <text:p>2416015.16666667</text:p>
          </table:table-cell>
          <table:table-cell office:value-type="float" office:value="254424.500625336" calcext:value-type="float">
            <text:p>254424.500625336</text:p>
          </table:table-cell>
          <table:table-cell office:value-type="float" office:value="1558927.63815874" calcext:value-type="float">
            <text:p>1558927.63815874</text:p>
          </table:table-cell>
          <table:table-cell office:value-type="float" office:value="612823.048895642" calcext:value-type="float">
            <text:p>612823.048895642</text:p>
          </table:table-cell>
          <table:table-cell office:value-type="float" office:value="272686.816045593" calcext:value-type="float">
            <text:p>272686.816045593</text:p>
          </table:table-cell>
          <table:table-cell office:value-type="float" office:value="0.128029194601137" calcext:value-type="float">
            <text:p>0.128029194601137</text:p>
          </table:table-cell>
          <table:table-cell office:value-type="float" office:value="0.234995537614814" calcext:value-type="float">
            <text:p>0.234995537614814</text:p>
          </table:table-cell>
          <table:table-cell office:value-type="float" office:value="0.152663472943614" calcext:value-type="float">
            <text:p>0.152663472943614</text:p>
          </table:table-cell>
          <table:table-cell office:value-type="float" office:value="0.112866351092413" calcext:value-type="float">
            <text:p>0.112866351092413</text:p>
          </table:table-cell>
          <table:table-cell office:value-type="float" office:value="1.32180474699291" calcext:value-type="float">
            <text:p>1.32180474699291</text:p>
          </table:table-cell>
          <table:table-cell office:value-type="float" office:value="7.10298025498173" calcext:value-type="float">
            <text:p>7.10298025498173</text:p>
          </table:table-cell>
          <table:table-cell office:value-type="float" office:value="5.67718356420569" calcext:value-type="float">
            <text:p>5.67718356420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24</text:p>
          </table:table-cell>
          <table:table-cell table:number-columns-repeated="990"/>
        </table:table-row>
        <table:table-row table:style-name="ro2">
          <table:table-cell office:value-type="float" office:value="207.089579006525" calcext:value-type="float">
            <text:p>207.089579006525</text:p>
          </table:table-cell>
          <table:table-cell office:value-type="float" office:value="3.99443166097005" calcext:value-type="float">
            <text:p>3.99443166097005</text:p>
          </table:table-cell>
          <table:table-cell office:value-type="string" calcext:value-type="string">
            <text:p>C11H13N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-Acetyl-L-phenylalan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Phenylalanine metabolism</text:p>
          </table:table-cell>
          <table:table-cell office:value-type="float" office:value="375392" calcext:value-type="float">
            <text:p>375392</text:p>
          </table:table-cell>
          <table:table-cell office:value-type="float" office:value="1.35599417578233" calcext:value-type="float">
            <text:p>1.35599417578233</text:p>
          </table:table-cell>
          <table:table-cell office:value-type="float" office:value="1.27851866188511" calcext:value-type="float">
            <text:p>1.27851866188511</text:p>
          </table:table-cell>
          <table:table-cell office:value-type="float" office:value="1.62216211595478" calcext:value-type="float">
            <text:p>1.62216211595478</text:p>
          </table:table-cell>
          <table:table-cell office:value-type="float" office:value="1" calcext:value-type="float">
            <text:p>1</text:p>
          </table:table-cell>
          <table:table-cell office:value-type="float" office:value="0.0000815809103917782" calcext:value-type="float">
            <text:p>8.15809103917782E-05</text:p>
          </table:table-cell>
          <table:table-cell office:value-type="float" office:value="0.0375955873738026" calcext:value-type="float">
            <text:p>0.037595587373803</text:p>
          </table:table-cell>
          <table:table-cell office:value-type="float" office:value="0.0177718490046331" calcext:value-type="float">
            <text:p>0.017771849004633</text:p>
          </table:table-cell>
          <table:table-cell office:value-type="float" office:value="1" calcext:value-type="float">
            <text:p>1</text:p>
          </table:table-cell>
          <table:table-cell office:value-type="float" office:value="265574.828125" calcext:value-type="float">
            <text:p>265574.828125</text:p>
          </table:table-cell>
          <table:table-cell office:value-type="float" office:value="250401.05625" calcext:value-type="float">
            <text:p>250401.05625</text:p>
          </table:table-cell>
          <table:table-cell office:value-type="float" office:value="317704.48046875" calcext:value-type="float">
            <text:p>317704.48046875</text:p>
          </table:table-cell>
          <table:table-cell office:value-type="float" office:value="195852.484375" calcext:value-type="float">
            <text:p>195852.484375</text:p>
          </table:table-cell>
          <table:table-cell office:value-type="float" office:value="3865.59112703261" calcext:value-type="float">
            <text:p>3865.59112703261</text:p>
          </table:table-cell>
          <table:table-cell office:value-type="float" office:value="40195.5663439212" calcext:value-type="float">
            <text:p>40195.5663439212</text:p>
          </table:table-cell>
          <table:table-cell office:value-type="float" office:value="52123.7003294572" calcext:value-type="float">
            <text:p>52123.7003294572</text:p>
          </table:table-cell>
          <table:table-cell office:value-type="float" office:value="5140.25653782554" calcext:value-type="float">
            <text:p>5140.25653782554</text:p>
          </table:table-cell>
          <table:table-cell office:value-type="float" office:value="0.0145555629436882" calcext:value-type="float">
            <text:p>0.014555562943688</text:p>
          </table:table-cell>
          <table:table-cell office:value-type="float" office:value="0.160524747562526" calcext:value-type="float">
            <text:p>0.160524747562526</text:p>
          </table:table-cell>
          <table:table-cell office:value-type="float" office:value="0.164063472609994" calcext:value-type="float">
            <text:p>0.164063472609994</text:p>
          </table:table-cell>
          <table:table-cell office:value-type="float" office:value="0.0262455518714966" calcext:value-type="float">
            <text:p>0.026245551871497</text:p>
          </table:table-cell>
          <table:table-cell office:value-type="float" office:value="117.519677338976" calcext:value-type="float">
            <text:p>117.519677338976</text:p>
          </table:table-cell>
          <table:table-cell office:value-type="float" office:value="1.81203105788964" calcext:value-type="float">
            <text:p>1.81203105788964</text:p>
          </table:table-cell>
          <table:table-cell office:value-type="float" office:value="5.4124215749931" calcext:value-type="float">
            <text:p>5.4124215749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25</text:p>
          </table:table-cell>
          <table:table-cell table:number-columns-repeated="990"/>
        </table:table-row>
        <table:table-row table:style-name="ro2">
          <table:table-cell office:value-type="float" office:value="312.022282326222" calcext:value-type="float">
            <text:p>312.022282326222</text:p>
          </table:table-cell>
          <table:table-cell office:value-type="float" office:value="16.1499799601237" calcext:value-type="float">
            <text:p>16.1499799601237</text:p>
          </table:table-cell>
          <table:table-cell office:value-type="string" calcext:value-type="string">
            <text:p>C9H16N2O5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mma-Glutamyl-Se-methylselenocyste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Selenoamino acid metabolism</text:p>
          </table:table-cell>
          <table:table-cell office:value-type="float" office:value="319848" calcext:value-type="float">
            <text:p>319848</text:p>
          </table:table-cell>
          <table:table-cell office:value-type="float" office:value="0.748113984438912" calcext:value-type="float">
            <text:p>0.748113984438912</text:p>
          </table:table-cell>
          <table:table-cell office:value-type="float" office:value="2.28500075453406" calcext:value-type="float">
            <text:p>2.28500075453406</text:p>
          </table:table-cell>
          <table:table-cell office:value-type="float" office:value="1.60690635174627" calcext:value-type="float">
            <text:p>1.60690635174627</text:p>
          </table:table-cell>
          <table:table-cell office:value-type="float" office:value="1" calcext:value-type="float">
            <text:p>1</text:p>
          </table:table-cell>
          <table:table-cell office:value-type="float" office:value="0.5464672033429" calcext:value-type="float">
            <text:p>0.5464672033429</text:p>
          </table:table-cell>
          <table:table-cell office:value-type="float" office:value="0.113607009223235" calcext:value-type="float">
            <text:p>0.113607009223235</text:p>
          </table:table-cell>
          <table:table-cell office:value-type="float" office:value="0.447334706110451" calcext:value-type="float">
            <text:p>0.447334706110451</text:p>
          </table:table-cell>
          <table:table-cell office:value-type="float" office:value="1" calcext:value-type="float">
            <text:p>1</text:p>
          </table:table-cell>
          <table:table-cell office:value-type="float" office:value="62100.5361328125" calcext:value-type="float">
            <text:p>62100.5361328125</text:p>
          </table:table-cell>
          <table:table-cell office:value-type="float" office:value="189676.6734375" calcext:value-type="float">
            <text:p>189676.6734375</text:p>
          </table:table-cell>
          <table:table-cell office:value-type="float" office:value="133388.424804688" calcext:value-type="float">
            <text:p>133388.424804688</text:p>
          </table:table-cell>
          <table:table-cell office:value-type="float" office:value="83009.4576822917" calcext:value-type="float">
            <text:p>83009.4576822917</text:p>
          </table:table-cell>
          <table:table-cell office:value-type="float" office:value="15702.8409809836" calcext:value-type="float">
            <text:p>15702.8409809836</text:p>
          </table:table-cell>
          <table:table-cell office:value-type="float" office:value="110964.362085757" calcext:value-type="float">
            <text:p>110964.362085757</text:p>
          </table:table-cell>
          <table:table-cell office:value-type="float" office:value="106467.911869268" calcext:value-type="float">
            <text:p>106467.911869268</text:p>
          </table:table-cell>
          <table:table-cell office:value-type="float" office:value="49699.1046226877" calcext:value-type="float">
            <text:p>49699.1046226877</text:p>
          </table:table-cell>
          <table:table-cell office:value-type="float" office:value="0.25286160086284" calcext:value-type="float">
            <text:p>0.25286160086284</text:p>
          </table:table-cell>
          <table:table-cell office:value-type="float" office:value="0.585018495288617" calcext:value-type="float">
            <text:p>0.585018495288617</text:p>
          </table:table-cell>
          <table:table-cell office:value-type="float" office:value="0.798179542379053" calcext:value-type="float">
            <text:p>0.798179542379053</text:p>
          </table:table-cell>
          <table:table-cell office:value-type="float" office:value="0.598716170546552" calcext:value-type="float">
            <text:p>0.598716170546552</text:p>
          </table:table-cell>
          <table:table-cell office:value-type="float" office:value="0.160931379062837" calcext:value-type="float">
            <text:p>0.160931379062837</text:p>
          </table:table-cell>
          <table:table-cell office:value-type="float" office:value="0.769656033622076" calcext:value-type="float">
            <text:p>0.769656033622076</text:p>
          </table:table-cell>
          <table:table-cell office:value-type="float" office:value="0.183843797030508" calcext:value-type="float">
            <text:p>0.183843797030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95</text:p>
          </table:table-cell>
          <table:table-cell table:number-columns-repeated="990"/>
        </table:table-row>
        <table:table-row table:style-name="ro2">
          <table:table-cell office:value-type="float" office:value="130.110647925352" calcext:value-type="float">
            <text:p>130.110647925352</text:p>
          </table:table-cell>
          <table:table-cell office:value-type="float" office:value="19.6406527201333" calcext:value-type="float">
            <text:p>19.6406527201333</text:p>
          </table:table-cell>
          <table:table-cell office:value-type="string" calcext:value-type="string">
            <text:p>C6H14N2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Acetylputresc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office:value-type="float" office:value="4485591" calcext:value-type="float">
            <text:p>4485591</text:p>
          </table:table-cell>
          <table:table-cell office:value-type="float" office:value="1.17143084601436" calcext:value-type="float">
            <text:p>1.17143084601436</text:p>
          </table:table-cell>
          <table:table-cell office:value-type="float" office:value="1.88106971176131" calcext:value-type="float">
            <text:p>1.88106971176131</text:p>
          </table:table-cell>
          <table:table-cell office:value-type="float" office:value="1.59990293390003" calcext:value-type="float">
            <text:p>1.59990293390003</text:p>
          </table:table-cell>
          <table:table-cell office:value-type="float" office:value="1" calcext:value-type="float">
            <text:p>1</text:p>
          </table:table-cell>
          <table:table-cell office:value-type="float" office:value="0.644206694118889" calcext:value-type="float">
            <text:p>0.644206694118889</text:p>
          </table:table-cell>
          <table:table-cell office:value-type="float" office:value="0.0416550077591139" calcext:value-type="float">
            <text:p>0.041655007759114</text:p>
          </table:table-cell>
          <table:table-cell office:value-type="float" office:value="0.199187942327111" calcext:value-type="float">
            <text:p>0.199187942327111</text:p>
          </table:table-cell>
          <table:table-cell office:value-type="float" office:value="1" calcext:value-type="float">
            <text:p>1</text:p>
          </table:table-cell>
          <table:table-cell office:value-type="float" office:value="1895414.9375" calcext:value-type="float">
            <text:p>1895414.9375</text:p>
          </table:table-cell>
          <table:table-cell office:value-type="float" office:value="3043634.75" calcext:value-type="float">
            <text:p>3043634.75</text:p>
          </table:table-cell>
          <table:table-cell office:value-type="float" office:value="2588697.34375" calcext:value-type="float">
            <text:p>2588697.34375</text:p>
          </table:table-cell>
          <table:table-cell office:value-type="float" office:value="1618034" calcext:value-type="float">
            <text:p>1618034</text:p>
          </table:table-cell>
          <table:table-cell office:value-type="float" office:value="913499.546230847" calcext:value-type="float">
            <text:p>913499.546230847</text:p>
          </table:table-cell>
          <table:table-cell office:value-type="float" office:value="985528.276552067" calcext:value-type="float">
            <text:p>985528.276552067</text:p>
          </table:table-cell>
          <table:table-cell office:value-type="float" office:value="1114293.13421797" calcext:value-type="float">
            <text:p>1114293.13421797</text:p>
          </table:table-cell>
          <table:table-cell office:value-type="float" office:value="574498.894303331" calcext:value-type="float">
            <text:p>574498.894303331</text:p>
          </table:table-cell>
          <table:table-cell office:value-type="float" office:value="0.481952277655745" calcext:value-type="float">
            <text:p>0.481952277655745</text:p>
          </table:table-cell>
          <table:table-cell office:value-type="float" office:value="0.323799784633181" calcext:value-type="float">
            <text:p>0.323799784633181</text:p>
          </table:table-cell>
          <table:table-cell office:value-type="float" office:value="0.430445504534647" calcext:value-type="float">
            <text:p>0.430445504534647</text:p>
          </table:table-cell>
          <table:table-cell office:value-type="float" office:value="0.35505984070998" calcext:value-type="float">
            <text:p>0.35505984070998</text:p>
          </table:table-cell>
          <table:table-cell office:value-type="float" office:value="0.066069708832025" calcext:value-type="float">
            <text:p>0.066069708832025</text:p>
          </table:table-cell>
          <table:table-cell office:value-type="float" office:value="1.56175680407839" calcext:value-type="float">
            <text:p>1.56175680407839</text:p>
          </table:table-cell>
          <table:table-cell office:value-type="float" office:value="0.599470907182207" calcext:value-type="float">
            <text:p>0.599470907182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42</text:p>
          </table:table-cell>
          <table:table-cell table:number-columns-repeated="990"/>
        </table:table-row>
        <table:table-row table:style-name="ro2">
          <table:table-cell office:value-type="float" office:value="231.074150581879" calcext:value-type="float">
            <text:p>231.074150581879</text:p>
          </table:table-cell>
          <table:table-cell office:value-type="float" office:value="7.37164672851562" calcext:value-type="float">
            <text:p>7.37164672851562</text:p>
          </table:table-cell>
          <table:table-cell office:value-type="string" calcext:value-type="string">
            <text:p>C9H13NO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Succinyl-L-glutamate 5-semialdehy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office:value-type="float" office:value="115651" calcext:value-type="float">
            <text:p>115651</text:p>
          </table:table-cell>
          <table:table-cell office:value-type="float" office:value="1.67493501297277" calcext:value-type="float">
            <text:p>1.67493501297277</text:p>
          </table:table-cell>
          <table:table-cell office:value-type="float" office:value="1.61692988238841" calcext:value-type="float">
            <text:p>1.61692988238841</text:p>
          </table:table-cell>
          <table:table-cell office:value-type="float" office:value="1.54954753503564" calcext:value-type="float">
            <text:p>1.54954753503564</text:p>
          </table:table-cell>
          <table:table-cell office:value-type="float" office:value="1" calcext:value-type="float">
            <text:p>1</text:p>
          </table:table-cell>
          <table:table-cell office:value-type="float" office:value="0.200057092110455" calcext:value-type="float">
            <text:p>0.200057092110455</text:p>
          </table:table-cell>
          <table:table-cell office:value-type="float" office:value="0.0469731515221959" calcext:value-type="float">
            <text:p>0.046973151522196</text:p>
          </table:table-cell>
          <table:table-cell office:value-type="float" office:value="0.0474333282394504" calcext:value-type="float">
            <text:p>0.047433328239451</text:p>
          </table:table-cell>
          <table:table-cell office:value-type="float" office:value="1" calcext:value-type="float">
            <text:p>1</text:p>
          </table:table-cell>
          <table:table-cell office:value-type="float" office:value="75686.6362304688" calcext:value-type="float">
            <text:p>75686.6362304688</text:p>
          </table:table-cell>
          <table:table-cell office:value-type="float" office:value="73065.51171875" calcext:value-type="float">
            <text:p>73065.51171875</text:p>
          </table:table-cell>
          <table:table-cell office:value-type="float" office:value="70020.6513671875" calcext:value-type="float">
            <text:p>70020.6513671875</text:p>
          </table:table-cell>
          <table:table-cell office:value-type="float" office:value="45187.8046875" calcext:value-type="float">
            <text:p>45187.8046875</text:p>
          </table:table-cell>
          <table:table-cell office:value-type="float" office:value="37218.3062004305" calcext:value-type="float">
            <text:p>37218.3062004305</text:p>
          </table:table-cell>
          <table:table-cell office:value-type="float" office:value="22101.1859689048" calcext:value-type="float">
            <text:p>22101.1859689048</text:p>
          </table:table-cell>
          <table:table-cell office:value-type="float" office:value="16029.8642247068" calcext:value-type="float">
            <text:p>16029.8642247068</text:p>
          </table:table-cell>
          <table:table-cell office:value-type="float" office:value="7765.19885836099" calcext:value-type="float">
            <text:p>7765.19885836099</text:p>
          </table:table-cell>
          <table:table-cell office:value-type="float" office:value="0.491742110021897" calcext:value-type="float">
            <text:p>0.491742110021897</text:p>
          </table:table-cell>
          <table:table-cell office:value-type="float" office:value="0.302484516278742" calcext:value-type="float">
            <text:p>0.302484516278742</text:p>
          </table:table-cell>
          <table:table-cell office:value-type="float" office:value="0.228930521377848" calcext:value-type="float">
            <text:p>0.228930521377848</text:p>
          </table:table-cell>
          <table:table-cell office:value-type="float" office:value="0.171842799446927" calcext:value-type="float">
            <text:p>0.171842799446927</text:p>
          </table:table-cell>
          <table:table-cell office:value-type="float" office:value="0.643499356796827" calcext:value-type="float">
            <text:p>0.643499356796827</text:p>
          </table:table-cell>
          <table:table-cell office:value-type="float" office:value="1.41622113318444" calcext:value-type="float">
            <text:p>1.41622113318444</text:p>
          </table:table-cell>
          <table:table-cell office:value-type="float" office:value="1.94376935153321" calcext:value-type="float">
            <text:p>1.94376935153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912</text:p>
          </table:table-cell>
          <table:table-cell table:number-columns-repeated="990"/>
        </table:table-row>
        <table:table-row table:style-name="ro2">
          <table:table-cell office:value-type="float" office:value="103.099756944836" calcext:value-type="float">
            <text:p>103.099756944836</text:p>
          </table:table-cell>
          <table:table-cell office:value-type="float" office:value="20.7924286373077" calcext:value-type="float">
            <text:p>20.7924286373077</text:p>
          </table:table-cell>
          <table:table-cell office:value-type="string" calcext:value-type="string">
            <text:p>C5H13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__Glycerophospholipid metabolism</text:p>
          </table:table-cell>
          <table:table-cell office:value-type="float" office:value="3411921" calcext:value-type="float">
            <text:p>3411921</text:p>
          </table:table-cell>
          <table:table-cell office:value-type="float" office:value="0.890134220488825" calcext:value-type="float">
            <text:p>0.890134220488825</text:p>
          </table:table-cell>
          <table:table-cell office:value-type="float" office:value="1.2683028626084" calcext:value-type="float">
            <text:p>1.2683028626084</text:p>
          </table:table-cell>
          <table:table-cell office:value-type="float" office:value="1.51470647497332" calcext:value-type="float">
            <text:p>1.51470647497332</text:p>
          </table:table-cell>
          <table:table-cell office:value-type="float" office:value="1" calcext:value-type="float">
            <text:p>1</text:p>
          </table:table-cell>
          <table:table-cell office:value-type="float" office:value="0.661341768587972" calcext:value-type="float">
            <text:p>0.661341768587972</text:p>
          </table:table-cell>
          <table:table-cell office:value-type="float" office:value="0.338882616299047" calcext:value-type="float">
            <text:p>0.338882616299047</text:p>
          </table:table-cell>
          <table:table-cell office:value-type="float" office:value="0.112405603447374" calcext:value-type="float">
            <text:p>0.112405603447374</text:p>
          </table:table-cell>
          <table:table-cell office:value-type="float" office:value="1" calcext:value-type="float">
            <text:p>1</text:p>
          </table:table-cell>
          <table:table-cell office:value-type="float" office:value="1710953.28125" calcext:value-type="float">
            <text:p>1710953.28125</text:p>
          </table:table-cell>
          <table:table-cell office:value-type="float" office:value="2437842.4" calcext:value-type="float">
            <text:p>2437842.4</text:p>
          </table:table-cell>
          <table:table-cell office:value-type="float" office:value="2911462.0625" calcext:value-type="float">
            <text:p>2911462.0625</text:p>
          </table:table-cell>
          <table:table-cell office:value-type="float" office:value="1922129.54166667" calcext:value-type="float">
            <text:p>1922129.54166667</text:p>
          </table:table-cell>
          <table:table-cell office:value-type="float" office:value="343072.195396039" calcext:value-type="float">
            <text:p>343072.195396039</text:p>
          </table:table-cell>
          <table:table-cell office:value-type="float" office:value="557082.242292335" calcext:value-type="float">
            <text:p>557082.242292335</text:p>
          </table:table-cell>
          <table:table-cell office:value-type="float" office:value="526443.24389618" calcext:value-type="float">
            <text:p>526443.24389618</text:p>
          </table:table-cell>
          <table:table-cell office:value-type="float" office:value="687062.415191256" calcext:value-type="float">
            <text:p>687062.415191256</text:p>
          </table:table-cell>
          <table:table-cell office:value-type="float" office:value="0.200515232739374" calcext:value-type="float">
            <text:p>0.200515232739374</text:p>
          </table:table-cell>
          <table:table-cell office:value-type="float" office:value="0.22851446110394" calcext:value-type="float">
            <text:p>0.22851446110394</text:p>
          </table:table-cell>
          <table:table-cell office:value-type="float" office:value="0.18081748365429" calcext:value-type="float">
            <text:p>0.18081748365429</text:p>
          </table:table-cell>
          <table:table-cell office:value-type="float" office:value="0.357448548756765" calcext:value-type="float">
            <text:p>0.357448548756765</text:p>
          </table:table-cell>
          <table:table-cell office:value-type="float" office:value="0.075617064704565" calcext:value-type="float">
            <text:p>0.075617064704565</text:p>
          </table:table-cell>
          <table:table-cell office:value-type="float" office:value="0.339930112899214" calcext:value-type="float">
            <text:p>0.339930112899214</text:p>
          </table:table-cell>
          <table:table-cell office:value-type="float" office:value="1.30643676939986" calcext:value-type="float">
            <text:p>1.30643676939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334</text:p>
          </table:table-cell>
          <table:table-cell table:number-columns-repeated="990"/>
        </table:table-row>
        <table:table-row table:style-name="ro2">
          <table:table-cell office:value-type="float" office:value="174.111663296063" calcext:value-type="float">
            <text:p>174.111663296063</text:p>
          </table:table-cell>
          <table:table-cell office:value-type="float" office:value="24.0277292039658" calcext:value-type="float">
            <text:p>24.0277292039658</text:p>
          </table:table-cell>
          <table:table-cell office:value-type="string" calcext:value-type="string">
            <text:p>C6H14N4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Argin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__Clavulanic acid biosynthesis__D-Arginine and D-ornithine metabolism</text:p>
          </table:table-cell>
          <table:table-cell office:value-type="float" office:value="30546478" calcext:value-type="float">
            <text:p>30546478</text:p>
          </table:table-cell>
          <table:table-cell office:value-type="float" office:value="1.2885544632672" calcext:value-type="float">
            <text:p>1.2885544632672</text:p>
          </table:table-cell>
          <table:table-cell office:value-type="float" office:value="2.08939603401443" calcext:value-type="float">
            <text:p>2.08939603401443</text:p>
          </table:table-cell>
          <table:table-cell office:value-type="float" office:value="1.47731889503465" calcext:value-type="float">
            <text:p>1.47731889503465</text:p>
          </table:table-cell>
          <table:table-cell office:value-type="float" office:value="1" calcext:value-type="float">
            <text:p>1</text:p>
          </table:table-cell>
          <table:table-cell office:value-type="float" office:value="0.327057307337067" calcext:value-type="float">
            <text:p>0.327057307337067</text:p>
          </table:table-cell>
          <table:table-cell office:value-type="float" office:value="0.0177848591070772" calcext:value-type="float">
            <text:p>0.017784859107077</text:p>
          </table:table-cell>
          <table:table-cell office:value-type="float" office:value="0.156340054454866" calcext:value-type="float">
            <text:p>0.156340054454866</text:p>
          </table:table-cell>
          <table:table-cell office:value-type="float" office:value="1" calcext:value-type="float">
            <text:p>1</text:p>
          </table:table-cell>
          <table:table-cell office:value-type="float" office:value="15353077.25" calcext:value-type="float">
            <text:p>15353077.25</text:p>
          </table:table-cell>
          <table:table-cell office:value-type="float" office:value="24895074" calcext:value-type="float">
            <text:p>24895074</text:p>
          </table:table-cell>
          <table:table-cell office:value-type="float" office:value="17602198.25" calcext:value-type="float">
            <text:p>17602198.25</text:p>
          </table:table-cell>
          <table:table-cell office:value-type="float" office:value="11914961.8333333" calcext:value-type="float">
            <text:p>11914961.8333333</text:p>
          </table:table-cell>
          <table:table-cell office:value-type="float" office:value="1022860.83790917" calcext:value-type="float">
            <text:p>1022860.83790917</text:p>
          </table:table-cell>
          <table:table-cell office:value-type="float" office:value="6298720.37100219" calcext:value-type="float">
            <text:p>6298720.37100219</text:p>
          </table:table-cell>
          <table:table-cell office:value-type="float" office:value="1979794.03220611" calcext:value-type="float">
            <text:p>1979794.03220611</text:p>
          </table:table-cell>
          <table:table-cell office:value-type="float" office:value="4639043.80538006" calcext:value-type="float">
            <text:p>4639043.80538006</text:p>
          </table:table-cell>
          <table:table-cell office:value-type="float" office:value="0.0666225292332956" calcext:value-type="float">
            <text:p>0.066622529233296</text:p>
          </table:table-cell>
          <table:table-cell office:value-type="float" office:value="0.253010710914223" calcext:value-type="float">
            <text:p>0.253010710914223</text:p>
          </table:table-cell>
          <table:table-cell office:value-type="float" office:value="0.112474249186809" calcext:value-type="float">
            <text:p>0.112474249186809</text:p>
          </table:table-cell>
          <table:table-cell office:value-type="float" office:value="0.389346090257868" calcext:value-type="float">
            <text:p>0.389346090257868</text:p>
          </table:table-cell>
          <table:table-cell office:value-type="float" office:value="0.523802562610408" calcext:value-type="float">
            <text:p>0.523802562610408</text:p>
          </table:table-cell>
          <table:table-cell office:value-type="float" office:value="2.7532379663369" calcext:value-type="float">
            <text:p>2.7532379663369</text:p>
          </table:table-cell>
          <table:table-cell office:value-type="float" office:value="1.27139393041951" calcext:value-type="float">
            <text:p>1.27139393041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45</text:p>
          </table:table-cell>
          <table:table-cell table:number-columns-repeated="990"/>
        </table:table-row>
        <table:table-row table:style-name="ro2">
          <table:table-cell office:value-type="float" office:value="218.126791550371" calcext:value-type="float">
            <text:p>218.126791550371</text:p>
          </table:table-cell>
          <table:table-cell office:value-type="float" office:value="16.6623408508301" calcext:value-type="float">
            <text:p>16.6623408508301</text:p>
          </table:table-cell>
          <table:table-cell office:value-type="string" calcext:value-type="string">
            <text:p>C9H18N2O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2-(D-1-Carboxyethyl)-L-lys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office:value-type="float" office:value="202774" calcext:value-type="float">
            <text:p>202774</text:p>
          </table:table-cell>
          <table:table-cell office:value-type="float" office:value="1.43072558576525" calcext:value-type="float">
            <text:p>1.43072558576525</text:p>
          </table:table-cell>
          <table:table-cell office:value-type="float" office:value="2.45779088577097" calcext:value-type="float">
            <text:p>2.45779088577097</text:p>
          </table:table-cell>
          <table:table-cell office:value-type="float" office:value="1.39389702380489" calcext:value-type="float">
            <text:p>1.39389702380489</text:p>
          </table:table-cell>
          <table:table-cell office:value-type="float" office:value="1" calcext:value-type="float">
            <text:p>1</text:p>
          </table:table-cell>
          <table:table-cell office:value-type="float" office:value="0.569058322399619" calcext:value-type="float">
            <text:p>0.569058322399619</text:p>
          </table:table-cell>
          <table:table-cell office:value-type="float" office:value="0.230352998745918" calcext:value-type="float">
            <text:p>0.230352998745918</text:p>
          </table:table-cell>
          <table:table-cell office:value-type="float" office:value="0.393752683679307" calcext:value-type="float">
            <text:p>0.393752683679307</text:p>
          </table:table-cell>
          <table:table-cell office:value-type="float" office:value="1" calcext:value-type="float">
            <text:p>1</text:p>
          </table:table-cell>
          <table:table-cell office:value-type="float" office:value="45214.4438476563" calcext:value-type="float">
            <text:p>45214.4438476563</text:p>
          </table:table-cell>
          <table:table-cell office:value-type="float" office:value="77672.230859375" calcext:value-type="float">
            <text:p>77672.230859375</text:p>
          </table:table-cell>
          <table:table-cell office:value-type="float" office:value="44050.5708007813" calcext:value-type="float">
            <text:p>44050.5708007813</text:p>
          </table:table-cell>
          <table:table-cell office:value-type="float" office:value="31602.45703125" calcext:value-type="float">
            <text:p>31602.45703125</text:p>
          </table:table-cell>
          <table:table-cell office:value-type="float" office:value="41962.1540879799" calcext:value-type="float">
            <text:p>41962.1540879799</text:p>
          </table:table-cell>
          <table:table-cell office:value-type="float" office:value="72567.3411128081" calcext:value-type="float">
            <text:p>72567.3411128081</text:p>
          </table:table-cell>
          <table:table-cell office:value-type="float" office:value="23943.1438556273" calcext:value-type="float">
            <text:p>23943.1438556273</text:p>
          </table:table-cell>
          <table:table-cell office:value-type="float" office:value="8971.72645533401" calcext:value-type="float">
            <text:p>8971.72645533401</text:p>
          </table:table-cell>
          <table:table-cell office:value-type="float" office:value="0.928069672367651" calcext:value-type="float">
            <text:p>0.928069672367651</text:p>
          </table:table-cell>
          <table:table-cell office:value-type="float" office:value="0.934276514397928" calcext:value-type="float">
            <text:p>0.934276514397928</text:p>
          </table:table-cell>
          <table:table-cell office:value-type="float" office:value="0.543537652756197" calcext:value-type="float">
            <text:p>0.543537652756197</text:p>
          </table:table-cell>
          <table:table-cell office:value-type="float" office:value="0.283893320271343" calcext:value-type="float">
            <text:p>0.283893320271343</text:p>
          </table:table-cell>
          <table:table-cell office:value-type="float" office:value="0.100627138990499" calcext:value-type="float">
            <text:p>0.100627138990499</text:p>
          </table:table-cell>
          <table:table-cell office:value-type="float" office:value="0.396973673387698" calcext:value-type="float">
            <text:p>0.396973673387698</text:p>
          </table:table-cell>
          <table:table-cell office:value-type="float" office:value="0.237019871439362" calcext:value-type="float">
            <text:p>0.237019871439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84</text:p>
          </table:table-cell>
          <table:table-cell table:number-columns-repeated="990"/>
        </table:table-row>
        <table:table-row table:style-name="ro2">
          <table:table-cell office:value-type="float" office:value="155.0695193332" calcext:value-type="float">
            <text:p>155.0695193332</text:p>
          </table:table-cell>
          <table:table-cell office:value-type="float" office:value="14.8652055952284" calcext:value-type="float">
            <text:p>14.8652055952284</text:p>
          </table:table-cell>
          <table:table-cell office:value-type="string" calcext:value-type="string">
            <text:p>C6H9N3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-Histid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__beta-Alanine metabolism</text:p>
          </table:table-cell>
          <table:table-cell office:value-type="float" office:value="2607699" calcext:value-type="float">
            <text:p>2607699</text:p>
          </table:table-cell>
          <table:table-cell office:value-type="float" office:value="0.897388214763752" calcext:value-type="float">
            <text:p>0.897388214763752</text:p>
          </table:table-cell>
          <table:table-cell office:value-type="float" office:value="1.41155420704999" calcext:value-type="float">
            <text:p>1.41155420704999</text:p>
          </table:table-cell>
          <table:table-cell office:value-type="float" office:value="1.38420144683197" calcext:value-type="float">
            <text:p>1.38420144683197</text:p>
          </table:table-cell>
          <table:table-cell office:value-type="float" office:value="1" calcext:value-type="float">
            <text:p>1</text:p>
          </table:table-cell>
          <table:table-cell office:value-type="float" office:value="0.510441906812665" calcext:value-type="float">
            <text:p>0.510441906812665</text:p>
          </table:table-cell>
          <table:table-cell office:value-type="float" office:value="0.137038981405041" calcext:value-type="float">
            <text:p>0.137038981405041</text:p>
          </table:table-cell>
          <table:table-cell office:value-type="float" office:value="0.122139042100227" calcext:value-type="float">
            <text:p>0.122139042100227</text:p>
          </table:table-cell>
          <table:table-cell office:value-type="float" office:value="1" calcext:value-type="float">
            <text:p>1</text:p>
          </table:table-cell>
          <table:table-cell office:value-type="float" office:value="1122904.453125" calcext:value-type="float">
            <text:p>1122904.453125</text:p>
          </table:table-cell>
          <table:table-cell office:value-type="float" office:value="1766281.8375" calcext:value-type="float">
            <text:p>1766281.8375</text:p>
          </table:table-cell>
          <table:table-cell office:value-type="float" office:value="1732055.25" calcext:value-type="float">
            <text:p>1732055.25</text:p>
          </table:table-cell>
          <table:table-cell office:value-type="float" office:value="1251302.875" calcext:value-type="float">
            <text:p>1251302.875</text:p>
          </table:table-cell>
          <table:table-cell office:value-type="float" office:value="341092.054691578" calcext:value-type="float">
            <text:p>341092.054691578</text:p>
          </table:table-cell>
          <table:table-cell office:value-type="float" office:value="620148.948996416" calcext:value-type="float">
            <text:p>620148.948996416</text:p>
          </table:table-cell>
          <table:table-cell office:value-type="float" office:value="451922.486520227" calcext:value-type="float">
            <text:p>451922.486520227</text:p>
          </table:table-cell>
          <table:table-cell office:value-type="float" office:value="60339.3890243191" calcext:value-type="float">
            <text:p>60339.3890243191</text:p>
          </table:table-cell>
          <table:table-cell office:value-type="float" office:value="0.303758751461295" calcext:value-type="float">
            <text:p>0.303758751461295</text:p>
          </table:table-cell>
          <table:table-cell office:value-type="float" office:value="0.35110418724238" calcext:value-type="float">
            <text:p>0.35110418724238</text:p>
          </table:table-cell>
          <table:table-cell office:value-type="float" office:value="0.260916900035508" calcext:value-type="float">
            <text:p>0.260916900035508</text:p>
          </table:table-cell>
          <table:table-cell office:value-type="float" office:value="0.0482212502103611" calcext:value-type="float">
            <text:p>0.048221250210361</text:p>
          </table:table-cell>
          <table:table-cell office:value-type="float" office:value="0.137402219887979" calcext:value-type="float">
            <text:p>0.137402219887979</text:p>
          </table:table-cell>
          <table:table-cell office:value-type="float" office:value="0.683116617218112" calcext:value-type="float">
            <text:p>0.683116617218112</text:p>
          </table:table-cell>
          <table:table-cell office:value-type="float" office:value="1.1118368994048" calcext:value-type="float">
            <text:p>1.1118368994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60</text:p>
          </table:table-cell>
          <table:table-cell table:number-columns-repeated="990"/>
        </table:table-row>
        <table:table-row table:style-name="ro2">
          <table:table-cell office:value-type="float" office:value="153.078973674825" calcext:value-type="float">
            <text:p>153.078973674825</text:p>
          </table:table-cell>
          <table:table-cell office:value-type="float" office:value="7.36706740061442" calcext:value-type="float">
            <text:p>7.36706740061442</text:p>
          </table:table-cell>
          <table:table-cell office:value-type="string" calcext:value-type="string">
            <text:p>C8H11N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pam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__Indole and ipecac alkaloid biosynthesis__Alkaloid biosynthesis I</text:p>
          </table:table-cell>
          <table:table-cell office:value-type="float" office:value="1090695" calcext:value-type="float">
            <text:p>1090695</text:p>
          </table:table-cell>
          <table:table-cell office:value-type="float" office:value="1.06695559170394" calcext:value-type="float">
            <text:p>1.06695559170394</text:p>
          </table:table-cell>
          <table:table-cell office:value-type="float" office:value="1.18082961886359" calcext:value-type="float">
            <text:p>1.18082961886359</text:p>
          </table:table-cell>
          <table:table-cell office:value-type="float" office:value="1.37233630823935" calcext:value-type="float">
            <text:p>1.37233630823935</text:p>
          </table:table-cell>
          <table:table-cell office:value-type="float" office:value="1" calcext:value-type="float">
            <text:p>1</text:p>
          </table:table-cell>
          <table:table-cell office:value-type="float" office:value="0.685198295505602" calcext:value-type="float">
            <text:p>0.685198295505602</text:p>
          </table:table-cell>
          <table:table-cell office:value-type="float" office:value="0.320053095127942" calcext:value-type="float">
            <text:p>0.320053095127942</text:p>
          </table:table-cell>
          <table:table-cell office:value-type="float" office:value="0.0736004509988349" calcext:value-type="float">
            <text:p>0.073600450998835</text:p>
          </table:table-cell>
          <table:table-cell office:value-type="float" office:value="1" calcext:value-type="float">
            <text:p>1</text:p>
          </table:table-cell>
          <table:table-cell office:value-type="float" office:value="740892.5625" calcext:value-type="float">
            <text:p>740892.5625</text:p>
          </table:table-cell>
          <table:table-cell office:value-type="float" office:value="819966.5375" calcext:value-type="float">
            <text:p>819966.5375</text:p>
          </table:table-cell>
          <table:table-cell office:value-type="float" office:value="952948.53125" calcext:value-type="float">
            <text:p>952948.53125</text:p>
          </table:table-cell>
          <table:table-cell office:value-type="float" office:value="694398.6875" calcext:value-type="float">
            <text:p>694398.6875</text:p>
          </table:table-cell>
          <table:table-cell office:value-type="float" office:value="123981.530661209" calcext:value-type="float">
            <text:p>123981.530661209</text:p>
          </table:table-cell>
          <table:table-cell office:value-type="float" office:value="162256.016887524" calcext:value-type="float">
            <text:p>162256.016887524</text:p>
          </table:table-cell>
          <table:table-cell office:value-type="float" office:value="123863.874521973" calcext:value-type="float">
            <text:p>123863.874521973</text:p>
          </table:table-cell>
          <table:table-cell office:value-type="float" office:value="149745.547370951" calcext:value-type="float">
            <text:p>149745.547370951</text:p>
          </table:table-cell>
          <table:table-cell office:value-type="float" office:value="0.167340768333343" calcext:value-type="float">
            <text:p>0.167340768333343</text:p>
          </table:table-cell>
          <table:table-cell office:value-type="float" office:value="0.197881266450491" calcext:value-type="float">
            <text:p>0.197881266450491</text:p>
          </table:table-cell>
          <table:table-cell office:value-type="float" office:value="0.129979605886478" calcext:value-type="float">
            <text:p>0.129979605886478</text:p>
          </table:table-cell>
          <table:table-cell office:value-type="float" office:value="0.21564779724753" calcext:value-type="float">
            <text:p>0.21564779724753</text:p>
          </table:table-cell>
          <table:table-cell office:value-type="float" office:value="0.0571946526283264" calcext:value-type="float">
            <text:p>0.057194652628326</text:p>
          </table:table-cell>
          <table:table-cell office:value-type="float" office:value="0.323426550416363" calcext:value-type="float">
            <text:p>0.323426550416363</text:p>
          </table:table-cell>
          <table:table-cell office:value-type="float" office:value="1.77005884368657" calcext:value-type="float">
            <text:p>1.77005884368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477</text:p>
          </table:table-cell>
          <table:table-cell table:number-columns-repeated="990"/>
        </table:table-row>
        <table:table-row table:style-name="ro2">
          <table:table-cell office:value-type="float" office:value="197.068884869792" calcext:value-type="float">
            <text:p>197.068884869792</text:p>
          </table:table-cell>
          <table:table-cell office:value-type="float" office:value="5.7153975423177" calcext:value-type="float">
            <text:p>5.7153975423177</text:p>
          </table:table-cell>
          <table:table-cell office:value-type="string" calcext:value-type="string">
            <text:p>C9H11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Hydroxy-L-tyro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</text:p>
          </table:table-cell>
          <table:table-cell office:value-type="float" office:value="306283" calcext:value-type="float">
            <text:p>306283</text:p>
          </table:table-cell>
          <table:table-cell office:value-type="float" office:value="1.11725212794774" calcext:value-type="float">
            <text:p>1.11725212794774</text:p>
          </table:table-cell>
          <table:table-cell office:value-type="float" office:value="1.14490577645349" calcext:value-type="float">
            <text:p>1.14490577645349</text:p>
          </table:table-cell>
          <table:table-cell office:value-type="float" office:value="1.35476946147555" calcext:value-type="float">
            <text:p>1.35476946147555</text:p>
          </table:table-cell>
          <table:table-cell office:value-type="float" office:value="1" calcext:value-type="float">
            <text:p>1</text:p>
          </table:table-cell>
          <table:table-cell office:value-type="float" office:value="0.299770017836511" calcext:value-type="float">
            <text:p>0.299770017836511</text:p>
          </table:table-cell>
          <table:table-cell office:value-type="float" office:value="0.22059379023057" calcext:value-type="float">
            <text:p>0.22059379023057</text:p>
          </table:table-cell>
          <table:table-cell office:value-type="float" office:value="0.0286707978748366" calcext:value-type="float">
            <text:p>0.028670797874837</text:p>
          </table:table-cell>
          <table:table-cell office:value-type="float" office:value="1" calcext:value-type="float">
            <text:p>1</text:p>
          </table:table-cell>
          <table:table-cell office:value-type="float" office:value="223414.34765625" calcext:value-type="float">
            <text:p>223414.34765625</text:p>
          </table:table-cell>
          <table:table-cell office:value-type="float" office:value="228944.184375" calcext:value-type="float">
            <text:p>228944.184375</text:p>
          </table:table-cell>
          <table:table-cell office:value-type="float" office:value="270910.14453125" calcext:value-type="float">
            <text:p>270910.14453125</text:p>
          </table:table-cell>
          <table:table-cell office:value-type="float" office:value="199967.708333333" calcext:value-type="float">
            <text:p>199967.708333333</text:p>
          </table:table-cell>
          <table:table-cell office:value-type="float" office:value="24324.4195234152" calcext:value-type="float">
            <text:p>24324.4195234152</text:p>
          </table:table-cell>
          <table:table-cell office:value-type="float" office:value="29795.2705404734" calcext:value-type="float">
            <text:p>29795.2705404734</text:p>
          </table:table-cell>
          <table:table-cell office:value-type="float" office:value="34348.4132494327" calcext:value-type="float">
            <text:p>34348.4132494327</text:p>
          </table:table-cell>
          <table:table-cell office:value-type="float" office:value="27060.4215484077" calcext:value-type="float">
            <text:p>27060.4215484077</text:p>
          </table:table-cell>
          <table:table-cell office:value-type="float" office:value="0.108875816520259" calcext:value-type="float">
            <text:p>0.108875816520259</text:p>
          </table:table-cell>
          <table:table-cell office:value-type="float" office:value="0.130142072059232" calcext:value-type="float">
            <text:p>0.130142072059232</text:p>
          </table:table-cell>
          <table:table-cell office:value-type="float" office:value="0.126788951771684" calcext:value-type="float">
            <text:p>0.126788951771684</text:p>
          </table:table-cell>
          <table:table-cell office:value-type="float" office:value="0.135323956922583" calcext:value-type="float">
            <text:p>0.135323956922583</text:p>
          </table:table-cell>
          <table:table-cell office:value-type="float" office:value="0.415232803488087" calcext:value-type="float">
            <text:p>0.415232803488087</text:p>
          </table:table-cell>
          <table:table-cell office:value-type="float" office:value="0.518286070488345" calcext:value-type="float">
            <text:p>0.518286070488345</text:p>
          </table:table-cell>
          <table:table-cell office:value-type="float" office:value="2.63212287045376" calcext:value-type="float">
            <text:p>2.63212287045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24</text:p>
          </table:table-cell>
          <table:table-cell table:number-columns-repeated="990"/>
        </table:table-row>
        <table:table-row table:style-name="ro2">
          <table:table-cell office:value-type="float" office:value="172.048486431955" calcext:value-type="float">
            <text:p>172.048486431955</text:p>
          </table:table-cell>
          <table:table-cell office:value-type="float" office:value="15.3988849894206" calcext:value-type="float">
            <text:p>15.3988849894206</text:p>
          </table:table-cell>
          <table:table-cell office:value-type="string" calcext:value-type="string">
            <text:p>C6H8N2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antoin-5-propion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</text:p>
          </table:table-cell>
          <table:table-cell office:value-type="float" office:value="291284" calcext:value-type="float">
            <text:p>291284</text:p>
          </table:table-cell>
          <table:table-cell office:value-type="float" office:value="0.648973539839297" calcext:value-type="float">
            <text:p>0.648973539839297</text:p>
          </table:table-cell>
          <table:table-cell office:value-type="float" office:value="1.31451947130172" calcext:value-type="float">
            <text:p>1.31451947130172</text:p>
          </table:table-cell>
          <table:table-cell office:value-type="float" office:value="1.33759350926342" calcext:value-type="float">
            <text:p>1.33759350926342</text:p>
          </table:table-cell>
          <table:table-cell office:value-type="float" office:value="1" calcext:value-type="float">
            <text:p>1</text:p>
          </table:table-cell>
          <table:table-cell office:value-type="float" office:value="0.252053190436611" calcext:value-type="float">
            <text:p>0.252053190436611</text:p>
          </table:table-cell>
          <table:table-cell office:value-type="float" office:value="0.548253822823241" calcext:value-type="float">
            <text:p>0.548253822823241</text:p>
          </table:table-cell>
          <table:table-cell office:value-type="float" office:value="0.321160604338412" calcext:value-type="float">
            <text:p>0.321160604338412</text:p>
          </table:table-cell>
          <table:table-cell office:value-type="float" office:value="1" calcext:value-type="float">
            <text:p>1</text:p>
          </table:table-cell>
          <table:table-cell office:value-type="float" office:value="62723.240234375" calcext:value-type="float">
            <text:p>62723.240234375</text:p>
          </table:table-cell>
          <table:table-cell office:value-type="float" office:value="127048.20078125" calcext:value-type="float">
            <text:p>127048.20078125</text:p>
          </table:table-cell>
          <table:table-cell office:value-type="float" office:value="129278.3046875" calcext:value-type="float">
            <text:p>129278.3046875</text:p>
          </table:table-cell>
          <table:table-cell office:value-type="float" office:value="96649.9192708333" calcext:value-type="float">
            <text:p>96649.9192708333</text:p>
          </table:table-cell>
          <table:table-cell office:value-type="float" office:value="12464.0252444483" calcext:value-type="float">
            <text:p>12464.0252444483</text:p>
          </table:table-cell>
          <table:table-cell office:value-type="float" office:value="94872.0641436482" calcext:value-type="float">
            <text:p>94872.0641436482</text:p>
          </table:table-cell>
          <table:table-cell office:value-type="float" office:value="39947.7562633415" calcext:value-type="float">
            <text:p>39947.7562633415</text:p>
          </table:table-cell>
          <table:table-cell office:value-type="float" office:value="37336.262889057" calcext:value-type="float">
            <text:p>37336.262889057</text:p>
          </table:table-cell>
          <table:table-cell office:value-type="float" office:value="0.198714626315136" calcext:value-type="float">
            <text:p>0.198714626315136</text:p>
          </table:table-cell>
          <table:table-cell office:value-type="float" office:value="0.746740713841338" calcext:value-type="float">
            <text:p>0.746740713841338</text:p>
          </table:table-cell>
          <table:table-cell office:value-type="float" office:value="0.309005879678774" calcext:value-type="float">
            <text:p>0.309005879678774</text:p>
          </table:table-cell>
          <table:table-cell office:value-type="float" office:value="0.386304129074676" calcext:value-type="float">
            <text:p>0.386304129074676</text:p>
          </table:table-cell>
          <table:table-cell office:value-type="float" office:value="0.742905541419345" calcext:value-type="float">
            <text:p>0.742905541419345</text:p>
          </table:table-cell>
          <table:table-cell office:value-type="float" office:value="0.0888967519088407" calcext:value-type="float">
            <text:p>0.088896751908841</text:p>
          </table:table-cell>
          <table:table-cell office:value-type="float" office:value="0.356078834654624" calcext:value-type="float">
            <text:p>0.356078834654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530</text:p>
          </table:table-cell>
          <table:table-cell table:number-columns-repeated="990"/>
        </table:table-row>
        <table:table-row table:style-name="ro2">
          <table:table-cell office:value-type="float" office:value="105.042660718514" calcext:value-type="float">
            <text:p>105.042660718514</text:p>
          </table:table-cell>
          <table:table-cell office:value-type="float" office:value="15.6025270673964" calcext:value-type="float">
            <text:p>15.6025270673964</text:p>
          </table:table-cell>
          <table:table-cell office:value-type="string" calcext:value-type="string">
            <text:p>C3H7N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Ser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__Methionine metabolism__Cysteine metabolism__Cyanoamino acid metabolism__Sphingolipid metabolism__Methane metabolism__Sulfur metabolism</text:p>
          </table:table-cell>
          <table:table-cell office:value-type="float" office:value="4636636" calcext:value-type="float">
            <text:p>4636636</text:p>
          </table:table-cell>
          <table:table-cell office:value-type="float" office:value="1.06135139930564" calcext:value-type="float">
            <text:p>1.06135139930564</text:p>
          </table:table-cell>
          <table:table-cell office:value-type="float" office:value="1.32010638187293" calcext:value-type="float">
            <text:p>1.32010638187293</text:p>
          </table:table-cell>
          <table:table-cell office:value-type="float" office:value="1.33739355381527" calcext:value-type="float">
            <text:p>1.33739355381527</text:p>
          </table:table-cell>
          <table:table-cell office:value-type="float" office:value="1" calcext:value-type="float">
            <text:p>1</text:p>
          </table:table-cell>
          <table:table-cell office:value-type="float" office:value="0.572259990347132" calcext:value-type="float">
            <text:p>0.572259990347132</text:p>
          </table:table-cell>
          <table:table-cell office:value-type="float" office:value="0.117100165063214" calcext:value-type="float">
            <text:p>0.117100165063214</text:p>
          </table:table-cell>
          <table:table-cell office:value-type="float" office:value="0.0438833124308379" calcext:value-type="float">
            <text:p>0.043883312430838</text:p>
          </table:table-cell>
          <table:table-cell office:value-type="float" office:value="1" calcext:value-type="float">
            <text:p>1</text:p>
          </table:table-cell>
          <table:table-cell office:value-type="float" office:value="3046218.4375" calcext:value-type="float">
            <text:p>3046218.4375</text:p>
          </table:table-cell>
          <table:table-cell office:value-type="float" office:value="3788879.35" calcext:value-type="float">
            <text:p>3788879.35</text:p>
          </table:table-cell>
          <table:table-cell office:value-type="float" office:value="3838495.8125" calcext:value-type="float">
            <text:p>3838495.8125</text:p>
          </table:table-cell>
          <table:table-cell office:value-type="float" office:value="2870131.83333333" calcext:value-type="float">
            <text:p>2870131.83333333</text:p>
          </table:table-cell>
          <table:table-cell office:value-type="float" office:value="317269.816354864" calcext:value-type="float">
            <text:p>317269.816354864</text:p>
          </table:table-cell>
          <table:table-cell office:value-type="float" office:value="979774.685393178" calcext:value-type="float">
            <text:p>979774.685393178</text:p>
          </table:table-cell>
          <table:table-cell office:value-type="float" office:value="545850.635006248" calcext:value-type="float">
            <text:p>545850.635006248</text:p>
          </table:table-cell>
          <table:table-cell office:value-type="float" office:value="409525.474779755" calcext:value-type="float">
            <text:p>409525.474779755</text:p>
          </table:table-cell>
          <table:table-cell office:value-type="float" office:value="0.104152024178294" calcext:value-type="float">
            <text:p>0.104152024178294</text:p>
          </table:table-cell>
          <table:table-cell office:value-type="float" office:value="0.258592210225215" calcext:value-type="float">
            <text:p>0.258592210225215</text:p>
          </table:table-cell>
          <table:table-cell office:value-type="float" office:value="0.142204306496491" calcext:value-type="float">
            <text:p>0.142204306496491</text:p>
          </table:table-cell>
          <table:table-cell office:value-type="float" office:value="0.142685248818044" calcext:value-type="float">
            <text:p>0.142685248818044</text:p>
          </table:table-cell>
          <table:table-cell office:value-type="float" office:value="0.115535818636277" calcext:value-type="float">
            <text:p>0.115535818636277</text:p>
          </table:table-cell>
          <table:table-cell office:value-type="float" office:value="0.74853222773107" calcext:value-type="float">
            <text:p>0.74853222773107</text:p>
          </table:table-cell>
          <table:table-cell office:value-type="float" office:value="2.01374539425714" calcext:value-type="float">
            <text:p>2.0137453942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02</text:p>
          </table:table-cell>
          <table:table-cell table:number-columns-repeated="990"/>
        </table:table-row>
        <table:table-row table:style-name="ro2">
          <table:table-cell office:value-type="float" office:value="219.110801314747" calcext:value-type="float">
            <text:p>219.110801314747</text:p>
          </table:table-cell>
          <table:table-cell office:value-type="float" office:value="8.44153541988797" calcext:value-type="float">
            <text:p>8.44153541988797</text:p>
          </table:table-cell>
          <table:table-cell office:value-type="string" calcext:value-type="string">
            <text:p>C9H17N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tothen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beta-Alanine metabolism__Pantothenate and CoA biosynthesis</text:p>
          </table:table-cell>
          <table:table-cell office:value-type="float" office:value="1944469" calcext:value-type="float">
            <text:p>1944469</text:p>
          </table:table-cell>
          <table:table-cell office:value-type="float" office:value="0.780370274058964" calcext:value-type="float">
            <text:p>0.780370274058964</text:p>
          </table:table-cell>
          <table:table-cell office:value-type="float" office:value="1.08187502867866" calcext:value-type="float">
            <text:p>1.08187502867866</text:p>
          </table:table-cell>
          <table:table-cell office:value-type="float" office:value="1.24965365494989" calcext:value-type="float">
            <text:p>1.24965365494989</text:p>
          </table:table-cell>
          <table:table-cell office:value-type="float" office:value="1" calcext:value-type="float">
            <text:p>1</text:p>
          </table:table-cell>
          <table:table-cell office:value-type="float" office:value="0.696621859993084" calcext:value-type="float">
            <text:p>0.696621859993084</text:p>
          </table:table-cell>
          <table:table-cell office:value-type="float" office:value="0.884323739735368" calcext:value-type="float">
            <text:p>0.884323739735368</text:p>
          </table:table-cell>
          <table:table-cell office:value-type="float" office:value="0.663263669464721" calcext:value-type="float">
            <text:p>0.663263669464721</text:p>
          </table:table-cell>
          <table:table-cell office:value-type="float" office:value="1" calcext:value-type="float">
            <text:p>1</text:p>
          </table:table-cell>
          <table:table-cell office:value-type="float" office:value="776465.390625" calcext:value-type="float">
            <text:p>776465.390625</text:p>
          </table:table-cell>
          <table:table-cell office:value-type="float" office:value="1076461.45" calcext:value-type="float">
            <text:p>1076461.45</text:p>
          </table:table-cell>
          <table:table-cell office:value-type="float" office:value="1243400.53125" calcext:value-type="float">
            <text:p>1243400.53125</text:p>
          </table:table-cell>
          <table:table-cell office:value-type="float" office:value="994996.114583333" calcext:value-type="float">
            <text:p>994996.114583333</text:p>
          </table:table-cell>
          <table:table-cell office:value-type="float" office:value="284213.869997671" calcext:value-type="float">
            <text:p>284213.869997671</text:p>
          </table:table-cell>
          <table:table-cell office:value-type="float" office:value="403440.355061437" calcext:value-type="float">
            <text:p>403440.355061437</text:p>
          </table:table-cell>
          <table:table-cell office:value-type="float" office:value="357212.499017922" calcext:value-type="float">
            <text:p>357212.499017922</text:p>
          </table:table-cell>
          <table:table-cell office:value-type="float" office:value="823051.07175381" calcext:value-type="float">
            <text:p>823051.07175381</text:p>
          </table:table-cell>
          <table:table-cell office:value-type="float" office:value="0.366035464592825" calcext:value-type="float">
            <text:p>0.366035464592825</text:p>
          </table:table-cell>
          <table:table-cell office:value-type="float" office:value="0.374783839273982" calcext:value-type="float">
            <text:p>0.374783839273982</text:p>
          </table:table-cell>
          <table:table-cell office:value-type="float" office:value="0.287286751163612" calcext:value-type="float">
            <text:p>0.287286751163612</text:p>
          </table:table-cell>
          <table:table-cell office:value-type="float" office:value="0.827190236917129" calcext:value-type="float">
            <text:p>0.827190236917129</text:p>
          </table:table-cell>
          <table:table-cell office:value-type="float" office:value="0.0629863755959702" calcext:value-type="float">
            <text:p>0.06298637559597</text:p>
          </table:table-cell>
          <table:table-cell office:value-type="float" office:value="0.00789904912768474" calcext:value-type="float">
            <text:p>0.007899049127685</text:p>
          </table:table-cell>
          <table:table-cell office:value-type="float" office:value="0.076650551142201" calcext:value-type="float">
            <text:p>0.076650551142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621</text:p>
          </table:table-cell>
          <table:table-cell table:number-columns-repeated="990"/>
        </table:table-row>
        <table:table-row table:style-name="ro2">
          <table:table-cell office:value-type="float" office:value="197.116450761971" calcext:value-type="float">
            <text:p>197.116450761971</text:p>
          </table:table-cell>
          <table:table-cell office:value-type="float" office:value="11.5359332372272" calcext:value-type="float">
            <text:p>11.5359332372272</text:p>
          </table:table-cell>
          <table:table-cell office:value-type="string" calcext:value-type="string">
            <text:p>C9H15N3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cyn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</text:p>
          </table:table-cell>
          <table:table-cell office:value-type="float" office:value="19622856" calcext:value-type="float">
            <text:p>19622856</text:p>
          </table:table-cell>
          <table:table-cell office:value-type="float" office:value="0.946125508036255" calcext:value-type="float">
            <text:p>0.946125508036255</text:p>
          </table:table-cell>
          <table:table-cell office:value-type="float" office:value="0.852986929288396" calcext:value-type="float">
            <text:p>0.852986929288396</text:p>
          </table:table-cell>
          <table:table-cell office:value-type="float" office:value="1.14942161314017" calcext:value-type="float">
            <text:p>1.14942161314017</text:p>
          </table:table-cell>
          <table:table-cell office:value-type="float" office:value="1" calcext:value-type="float">
            <text:p>1</text:p>
          </table:table-cell>
          <table:table-cell office:value-type="float" office:value="0.841594290705154" calcext:value-type="float">
            <text:p>0.841594290705154</text:p>
          </table:table-cell>
          <table:table-cell office:value-type="float" office:value="0.537351423994806" calcext:value-type="float">
            <text:p>0.537351423994806</text:p>
          </table:table-cell>
          <table:table-cell office:value-type="float" office:value="0.481798785375237" calcext:value-type="float">
            <text:p>0.481798785375237</text:p>
          </table:table-cell>
          <table:table-cell office:value-type="float" office:value="1" calcext:value-type="float">
            <text:p>1</text:p>
          </table:table-cell>
          <table:table-cell office:value-type="float" office:value="14133370.75" calcext:value-type="float">
            <text:p>14133370.75</text:p>
          </table:table-cell>
          <table:table-cell office:value-type="float" office:value="12742052.1" calcext:value-type="float">
            <text:p>12742052.1</text:p>
          </table:table-cell>
          <table:table-cell office:value-type="float" office:value="17170239.75" calcext:value-type="float">
            <text:p>17170239.75</text:p>
          </table:table-cell>
          <table:table-cell office:value-type="float" office:value="14938156.3333333" calcext:value-type="float">
            <text:p>14938156.3333333</text:p>
          </table:table-cell>
          <table:table-cell office:value-type="float" office:value="5867286.02377177" calcext:value-type="float">
            <text:p>5867286.02377177</text:p>
          </table:table-cell>
          <table:table-cell office:value-type="float" office:value="4996900.21451318" calcext:value-type="float">
            <text:p>4996900.21451318</text:p>
          </table:table-cell>
          <table:table-cell office:value-type="float" office:value="2776946.47889708" calcext:value-type="float">
            <text:p>2776946.47889708</text:p>
          </table:table-cell>
          <table:table-cell office:value-type="float" office:value="4246617.99489574" calcext:value-type="float">
            <text:p>4246617.99489574</text:p>
          </table:table-cell>
          <table:table-cell office:value-type="float" office:value="0.415137063023113" calcext:value-type="float">
            <text:p>0.415137063023113</text:p>
          </table:table-cell>
          <table:table-cell office:value-type="float" office:value="0.392158199895696" calcext:value-type="float">
            <text:p>0.392158199895696</text:p>
          </table:table-cell>
          <table:table-cell office:value-type="float" office:value="0.161730209905606" calcext:value-type="float">
            <text:p>0.161730209905606</text:p>
          </table:table-cell>
          <table:table-cell office:value-type="float" office:value="0.284279927196889" calcext:value-type="float">
            <text:p>0.284279927196889</text:p>
          </table:table-cell>
          <table:table-cell office:value-type="float" office:value="0.0123464455083986" calcext:value-type="float">
            <text:p>0.012346445508399</text:p>
          </table:table-cell>
          <table:table-cell office:value-type="float" office:value="0.112152615148009" calcext:value-type="float">
            <text:p>0.112152615148009</text:p>
          </table:table-cell>
          <table:table-cell office:value-type="float" office:value="0.193519457052389" calcext:value-type="float">
            <text:p>0.193519457052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81</text:p>
          </table:table-cell>
          <table:table-cell table:number-columns-repeated="990"/>
        </table:table-row>
        <table:table-row table:style-name="ro2">
          <table:table-cell office:value-type="float" office:value="159.089547289191" calcext:value-type="float">
            <text:p>159.089547289191</text:p>
          </table:table-cell>
          <table:table-cell office:value-type="float" office:value="7.39298201666937" calcext:value-type="float">
            <text:p>7.39298201666937</text:p>
          </table:table-cell>
          <table:table-cell office:value-type="string" calcext:value-type="string">
            <text:p>C7H13NO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Acetamidopentano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office:value-type="float" office:value="160426" calcext:value-type="float">
            <text:p>160426</text:p>
          </table:table-cell>
          <table:table-cell office:value-type="float" office:value="0.837597840979522" calcext:value-type="float">
            <text:p>0.837597840979522</text:p>
          </table:table-cell>
          <table:table-cell office:value-type="float" office:value="1.15523072267858" calcext:value-type="float">
            <text:p>1.15523072267858</text:p>
          </table:table-cell>
          <table:table-cell office:value-type="float" office:value="1.12015554656641" calcext:value-type="float">
            <text:p>1.12015554656641</text:p>
          </table:table-cell>
          <table:table-cell office:value-type="float" office:value="1" calcext:value-type="float">
            <text:p>1</text:p>
          </table:table-cell>
          <table:table-cell office:value-type="float" office:value="0.521025160189626" calcext:value-type="float">
            <text:p>0.521025160189626</text:p>
          </table:table-cell>
          <table:table-cell office:value-type="float" office:value="0.542616599554589" calcext:value-type="float">
            <text:p>0.542616599554589</text:p>
          </table:table-cell>
          <table:table-cell office:value-type="float" office:value="0.770482225488668" calcext:value-type="float">
            <text:p>0.770482225488668</text:p>
          </table:table-cell>
          <table:table-cell office:value-type="float" office:value="1" calcext:value-type="float">
            <text:p>1</text:p>
          </table:table-cell>
          <table:table-cell office:value-type="float" office:value="56627.1533203125" calcext:value-type="float">
            <text:p>56627.1533203125</text:p>
          </table:table-cell>
          <table:table-cell office:value-type="float" office:value="78101.23671875" calcext:value-type="float">
            <text:p>78101.23671875</text:p>
          </table:table-cell>
          <table:table-cell office:value-type="float" office:value="75729.9228515625" calcext:value-type="float">
            <text:p>75729.9228515625</text:p>
          </table:table-cell>
          <table:table-cell office:value-type="float" office:value="67606.61328125" calcext:value-type="float">
            <text:p>67606.61328125</text:p>
          </table:table-cell>
          <table:table-cell office:value-type="float" office:value="16799.659551607" calcext:value-type="float">
            <text:p>16799.659551607</text:p>
          </table:table-cell>
          <table:table-cell office:value-type="float" office:value="19925.5078354461" calcext:value-type="float">
            <text:p>19925.5078354461</text:p>
          </table:table-cell>
          <table:table-cell office:value-type="float" office:value="45578.3304454916" calcext:value-type="float">
            <text:p>45578.3304454916</text:p>
          </table:table-cell>
          <table:table-cell office:value-type="float" office:value="22495.7447460037" calcext:value-type="float">
            <text:p>22495.7447460037</text:p>
          </table:table-cell>
          <table:table-cell office:value-type="float" office:value="0.296671447645963" calcext:value-type="float">
            <text:p>0.296671447645963</text:p>
          </table:table-cell>
          <table:table-cell office:value-type="float" office:value="0.255124101391631" calcext:value-type="float">
            <text:p>0.255124101391631</text:p>
          </table:table-cell>
          <table:table-cell office:value-type="float" office:value="0.601853649512218" calcext:value-type="float">
            <text:p>0.601853649512218</text:p>
          </table:table-cell>
          <table:table-cell office:value-type="float" office:value="0.33274473685613" calcext:value-type="float">
            <text:p>0.33274473685613</text:p>
          </table:table-cell>
          <table:table-cell office:value-type="float" office:value="0.152924666845382" calcext:value-type="float">
            <text:p>0.152924666845382</text:p>
          </table:table-cell>
          <table:table-cell office:value-type="float" office:value="0.121956620892779" calcext:value-type="float">
            <text:p>0.121956620892779</text:p>
          </table:table-cell>
          <table:table-cell office:value-type="float" office:value="0.0255427215040148" calcext:value-type="float">
            <text:p>0.025542721504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14</text:p>
          </table:table-cell>
          <table:table-cell table:number-columns-repeated="990"/>
        </table:table-row>
        <table:table-row table:style-name="ro2">
          <table:table-cell office:value-type="float" office:value="211.048109867605" calcext:value-type="float">
            <text:p>211.048109867605</text:p>
          </table:table-cell>
          <table:table-cell office:value-type="float" office:value="7.38802001953125" calcext:value-type="float">
            <text:p>7.38802001953125</text:p>
          </table:table-cell>
          <table:table-cell office:value-type="string" calcext:value-type="string">
            <text:p>C9H9N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-(2'-Formylethyl)-4,6-dihydroxypicolin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ryptophan metabolism</text:p>
          </table:table-cell>
          <table:table-cell office:value-type="float" office:value="115087" calcext:value-type="float">
            <text:p>115087</text:p>
          </table:table-cell>
          <table:table-cell office:value-type="float" office:value="0.994383380788113" calcext:value-type="float">
            <text:p>0.994383380788113</text:p>
          </table:table-cell>
          <table:table-cell office:value-type="float" office:value="1.00979846680959" calcext:value-type="float">
            <text:p>1.00979846680959</text:p>
          </table:table-cell>
          <table:table-cell office:value-type="float" office:value="1.08466842931342" calcext:value-type="float">
            <text:p>1.08466842931342</text:p>
          </table:table-cell>
          <table:table-cell office:value-type="float" office:value="1" calcext:value-type="float">
            <text:p>1</text:p>
          </table:table-cell>
          <table:table-cell office:value-type="float" office:value="0.975159333342818" calcext:value-type="float">
            <text:p>0.975159333342818</text:p>
          </table:table-cell>
          <table:table-cell office:value-type="float" office:value="0.961839453520805" calcext:value-type="float">
            <text:p>0.961839453520805</text:p>
          </table:table-cell>
          <table:table-cell office:value-type="float" office:value="0.660337655245234" calcext:value-type="float">
            <text:p>0.660337655245234</text:p>
          </table:table-cell>
          <table:table-cell office:value-type="float" office:value="1" calcext:value-type="float">
            <text:p>1</text:p>
          </table:table-cell>
          <table:table-cell office:value-type="float" office:value="81933.81640625" calcext:value-type="float">
            <text:p>81933.81640625</text:p>
          </table:table-cell>
          <table:table-cell office:value-type="float" office:value="83203.9671875" calcext:value-type="float">
            <text:p>83203.9671875</text:p>
          </table:table-cell>
          <table:table-cell office:value-type="float" office:value="89372.998046875" calcext:value-type="float">
            <text:p>89372.998046875</text:p>
          </table:table-cell>
          <table:table-cell office:value-type="float" office:value="82396.6067708333" calcext:value-type="float">
            <text:p>82396.6067708333</text:p>
          </table:table-cell>
          <table:table-cell office:value-type="float" office:value="11885.2625340373" calcext:value-type="float">
            <text:p>11885.2625340373</text:p>
          </table:table-cell>
          <table:table-cell office:value-type="float" office:value="22814.2811215916" calcext:value-type="float">
            <text:p>22814.2811215916</text:p>
          </table:table-cell>
          <table:table-cell office:value-type="float" office:value="15654.9003165916" calcext:value-type="float">
            <text:p>15654.9003165916</text:p>
          </table:table-cell>
          <table:table-cell office:value-type="float" office:value="21318.2904691688" calcext:value-type="float">
            <text:p>21318.2904691688</text:p>
          </table:table-cell>
          <table:table-cell office:value-type="float" office:value="0.145059305856168" calcext:value-type="float">
            <text:p>0.145059305856168</text:p>
          </table:table-cell>
          <table:table-cell office:value-type="float" office:value="0.274197035222848" calcext:value-type="float">
            <text:p>0.274197035222848</text:p>
          </table:table-cell>
          <table:table-cell office:value-type="float" office:value="0.175163647395836" calcext:value-type="float">
            <text:p>0.175163647395836</text:p>
          </table:table-cell>
          <table:table-cell office:value-type="float" office:value="0.258727771745026" calcext:value-type="float">
            <text:p>0.258727771745026</text:p>
          </table:table-cell>
          <table:table-cell office:value-type="float" office:value="0.000359517382715183" calcext:value-type="float">
            <text:p>0.000359517382715</text:p>
          </table:table-cell>
          <table:table-cell office:value-type="float" office:value="0.00066857124348069" calcext:value-type="float">
            <text:p>0.000668571243481</text:p>
          </table:table-cell>
          <table:table-cell office:value-type="float" office:value="0.0695738037448571" calcext:value-type="float">
            <text:p>0.069573803744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84</text:p>
          </table:table-cell>
          <table:table-cell table:number-columns-repeated="990"/>
        </table:table-row>
        <table:table-row table:style-name="ro2">
          <table:table-cell office:value-type="float" office:value="181.073841372529" calcext:value-type="float">
            <text:p>181.073841372529</text:p>
          </table:table-cell>
          <table:table-cell office:value-type="float" office:value="12.7123267110189" calcext:value-type="float">
            <text:p>12.7123267110189</text:p>
          </table:table-cell>
          <table:table-cell office:value-type="string" calcext:value-type="string">
            <text:p>C9H11NO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-Tyros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__Phenylalanine, tyrosine and tryptophan biosynthesis__Novobiocin biosynthesis__Thiamine metabolism__Phenylpropanoid biosynthesis__Alkaloid biosynthesis I</text:p>
          </table:table-cell>
          <table:table-cell office:value-type="float" office:value="5712902" calcext:value-type="float">
            <text:p>5712902</text:p>
          </table:table-cell>
          <table:table-cell office:value-type="float" office:value="0.900971180382694" calcext:value-type="float">
            <text:p>0.900971180382694</text:p>
          </table:table-cell>
          <table:table-cell office:value-type="float" office:value="1.10588985766952" calcext:value-type="float">
            <text:p>1.10588985766952</text:p>
          </table:table-cell>
          <table:table-cell office:value-type="float" office:value="1.065250598539" calcext:value-type="float">
            <text:p>1.065250598539</text:p>
          </table:table-cell>
          <table:table-cell office:value-type="float" office:value="1" calcext:value-type="float">
            <text:p>1</text:p>
          </table:table-cell>
          <table:table-cell office:value-type="float" office:value="0.673304443307626" calcext:value-type="float">
            <text:p>0.673304443307626</text:p>
          </table:table-cell>
          <table:table-cell office:value-type="float" office:value="0.663289918657048" calcext:value-type="float">
            <text:p>0.663289918657048</text:p>
          </table:table-cell>
          <table:table-cell office:value-type="float" office:value="0.785968586558836" calcext:value-type="float">
            <text:p>0.785968586558836</text:p>
          </table:table-cell>
          <table:table-cell office:value-type="float" office:value="1" calcext:value-type="float">
            <text:p>1</text:p>
          </table:table-cell>
          <table:table-cell office:value-type="float" office:value="3876796.25" calcext:value-type="float">
            <text:p>3876796.25</text:p>
          </table:table-cell>
          <table:table-cell office:value-type="float" office:value="4758542.5" calcext:value-type="float">
            <text:p>4758542.5</text:p>
          </table:table-cell>
          <table:table-cell office:value-type="float" office:value="4583675.5" calcext:value-type="float">
            <text:p>4583675.5</text:p>
          </table:table-cell>
          <table:table-cell office:value-type="float" office:value="4302908.16666667" calcext:value-type="float">
            <text:p>4302908.16666667</text:p>
          </table:table-cell>
          <table:table-cell office:value-type="float" office:value="308266.311060272" calcext:value-type="float">
            <text:p>308266.311060272</text:p>
          </table:table-cell>
          <table:table-cell office:value-type="float" office:value="797711.272348978" calcext:value-type="float">
            <text:p>797711.272348978</text:p>
          </table:table-cell>
          <table:table-cell office:value-type="float" office:value="713254.89593062" calcext:value-type="float">
            <text:p>713254.89593062</text:p>
          </table:table-cell>
          <table:table-cell office:value-type="float" office:value="1499476.25775605" calcext:value-type="float">
            <text:p>1499476.25775605</text:p>
          </table:table-cell>
          <table:table-cell office:value-type="float" office:value="0.0795157370110106" calcext:value-type="float">
            <text:p>0.079515737011011</text:p>
          </table:table-cell>
          <table:table-cell office:value-type="float" office:value="0.167637732004911" calcext:value-type="float">
            <text:p>0.167637732004911</text:p>
          </table:table-cell>
          <table:table-cell office:value-type="float" office:value="0.1556076332041" calcext:value-type="float">
            <text:p>0.1556076332041</text:p>
          </table:table-cell>
          <table:table-cell office:value-type="float" office:value="0.348479725728761" calcext:value-type="float">
            <text:p>0.348479725728761</text:p>
          </table:table-cell>
          <table:table-cell office:value-type="float" office:value="0.0774801298488557" calcext:value-type="float">
            <text:p>0.077480129848856</text:p>
          </table:table-cell>
          <table:table-cell office:value-type="float" office:value="0.0719650019369585" calcext:value-type="float">
            <text:p>0.071965001936959</text:p>
          </table:table-cell>
          <table:table-cell office:value-type="float" office:value="0.028591104574562" calcext:value-type="float">
            <text:p>0.028591104574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195</text:p>
          </table:table-cell>
          <table:table-cell table:number-columns-repeated="990"/>
        </table:table-row>
        <table:table-row table:style-name="ro2">
          <table:table-cell office:value-type="float" office:value="203.058254004119" calcext:value-type="float">
            <text:p>203.058254004119</text:p>
          </table:table-cell>
          <table:table-cell office:value-type="float" office:value="8.11814839680988" calcext:value-type="float">
            <text:p>8.11814839680988</text:p>
          </table:table-cell>
          <table:table-cell office:value-type="string" calcext:value-type="string">
            <text:p>C11H9N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olepyruv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ryptophan metabolism</text:p>
          </table:table-cell>
          <table:table-cell office:value-type="float" office:value="247444" calcext:value-type="float">
            <text:p>247444</text:p>
          </table:table-cell>
          <table:table-cell office:value-type="float" office:value="1.16830870557099" calcext:value-type="float">
            <text:p>1.16830870557099</text:p>
          </table:table-cell>
          <table:table-cell office:value-type="float" office:value="0.788938097451998" calcext:value-type="float">
            <text:p>0.788938097451998</text:p>
          </table:table-cell>
          <table:table-cell office:value-type="float" office:value="1.06321527545284" calcext:value-type="float">
            <text:p>1.06321527545284</text:p>
          </table:table-cell>
          <table:table-cell office:value-type="float" office:value="1" calcext:value-type="float">
            <text:p>1</text:p>
          </table:table-cell>
          <table:table-cell office:value-type="float" office:value="0.551928757899876" calcext:value-type="float">
            <text:p>0.551928757899876</text:p>
          </table:table-cell>
          <table:table-cell office:value-type="float" office:value="0.408666906147983" calcext:value-type="float">
            <text:p>0.408666906147983</text:p>
          </table:table-cell>
          <table:table-cell office:value-type="float" office:value="0.840972639565899" calcext:value-type="float">
            <text:p>0.840972639565899</text:p>
          </table:table-cell>
          <table:table-cell office:value-type="float" office:value="1" calcext:value-type="float">
            <text:p>1</text:p>
          </table:table-cell>
          <table:table-cell office:value-type="float" office:value="172547.72265625" calcext:value-type="float">
            <text:p>172547.72265625</text:p>
          </table:table-cell>
          <table:table-cell office:value-type="float" office:value="116518.409375" calcext:value-type="float">
            <text:p>116518.409375</text:p>
          </table:table-cell>
          <table:table-cell office:value-type="float" office:value="157026.455078125" calcext:value-type="float">
            <text:p>157026.455078125</text:p>
          </table:table-cell>
          <table:table-cell office:value-type="float" office:value="147690.1796875" calcext:value-type="float">
            <text:p>147690.1796875</text:p>
          </table:table-cell>
          <table:table-cell office:value-type="float" office:value="50409.766509173" calcext:value-type="float">
            <text:p>50409.766509173</text:p>
          </table:table-cell>
          <table:table-cell office:value-type="float" office:value="30744.649708399" calcext:value-type="float">
            <text:p>30744.649708399</text:p>
          </table:table-cell>
          <table:table-cell office:value-type="float" office:value="66075.8512952792" calcext:value-type="float">
            <text:p>66075.8512952792</text:p>
          </table:table-cell>
          <table:table-cell office:value-type="float" office:value="50760.3079818851" calcext:value-type="float">
            <text:p>50760.3079818851</text:p>
          </table:table-cell>
          <table:table-cell office:value-type="float" office:value="0.292149706371955" calcext:value-type="float">
            <text:p>0.292149706371955</text:p>
          </table:table-cell>
          <table:table-cell office:value-type="float" office:value="0.263860877206546" calcext:value-type="float">
            <text:p>0.263860877206546</text:p>
          </table:table-cell>
          <table:table-cell office:value-type="float" office:value="0.420794389470262" calcext:value-type="float">
            <text:p>0.420794389470262</text:p>
          </table:table-cell>
          <table:table-cell office:value-type="float" office:value="0.343694537370661" calcext:value-type="float">
            <text:p>0.343694537370661</text:p>
          </table:table-cell>
          <table:table-cell office:value-type="float" office:value="0.120736071283378" calcext:value-type="float">
            <text:p>0.120736071283378</text:p>
          </table:table-cell>
          <table:table-cell office:value-type="float" office:value="0.275900840318324" calcext:value-type="float">
            <text:p>0.275900840318324</text:p>
          </table:table-cell>
          <table:table-cell office:value-type="float" office:value="0.0125551953583206" calcext:value-type="float">
            <text:p>0.012555195358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61</text:p>
          </table:table-cell>
          <table:table-cell table:number-columns-repeated="990"/>
        </table:table-row>
        <table:table-row table:style-name="ro2">
          <table:table-cell office:value-type="float" office:value="133.037568153025" calcext:value-type="float">
            <text:p>133.037568153025</text:p>
          </table:table-cell>
          <table:table-cell office:value-type="float" office:value="14.8817863132643" calcext:value-type="float">
            <text:p>14.8817863132643</text:p>
          </table:table-cell>
          <table:table-cell office:value-type="string" calcext:value-type="string">
            <text:p>C4H7NO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Aspart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nd aspartate metabolism__Arginine and proline metabolism__Glycine, serine and threonine metabolism__Lysine biosynthesis__Arginine and proline metabolism__Histidine metabolism__beta-Alanine metabolism__Cyanoamino acid metabolism__Carbon fixation</text:p>
          </table:table-cell>
          <table:table-cell office:value-type="float" office:value="29562254" calcext:value-type="float">
            <text:p>29562254</text:p>
          </table:table-cell>
          <table:table-cell office:value-type="float" office:value="1.26597568193357" calcext:value-type="float">
            <text:p>1.26597568193357</text:p>
          </table:table-cell>
          <table:table-cell office:value-type="float" office:value="2.4255112980554" calcext:value-type="float">
            <text:p>2.4255112980554</text:p>
          </table:table-cell>
          <table:table-cell office:value-type="float" office:value="1.05567962565156" calcext:value-type="float">
            <text:p>1.05567962565156</text:p>
          </table:table-cell>
          <table:table-cell office:value-type="float" office:value="1" calcext:value-type="float">
            <text:p>1</text:p>
          </table:table-cell>
          <table:table-cell office:value-type="float" office:value="0.196181535276365" calcext:value-type="float">
            <text:p>0.196181535276365</text:p>
          </table:table-cell>
          <table:table-cell office:value-type="float" office:value="0.228918748787062" calcext:value-type="float">
            <text:p>0.228918748787062</text:p>
          </table:table-cell>
          <table:table-cell office:value-type="float" office:value="0.669696003364519" calcext:value-type="float">
            <text:p>0.669696003364519</text:p>
          </table:table-cell>
          <table:table-cell office:value-type="float" office:value="1" calcext:value-type="float">
            <text:p>1</text:p>
          </table:table-cell>
          <table:table-cell office:value-type="float" office:value="5903627.5625" calcext:value-type="float">
            <text:p>5903627.5625</text:p>
          </table:table-cell>
          <table:table-cell office:value-type="float" office:value="11310892.9" calcext:value-type="float">
            <text:p>11310892.9</text:p>
          </table:table-cell>
          <table:table-cell office:value-type="float" office:value="4922953.4375" calcext:value-type="float">
            <text:p>4922953.4375</text:p>
          </table:table-cell>
          <table:table-cell office:value-type="float" office:value="4663302.5" calcext:value-type="float">
            <text:p>4663302.5</text:p>
          </table:table-cell>
          <table:table-cell office:value-type="float" office:value="1497908.96350402" calcext:value-type="float">
            <text:p>1497908.96350402</text:p>
          </table:table-cell>
          <table:table-cell office:value-type="float" office:value="10475491.0722848" calcext:value-type="float">
            <text:p>10475491.0722848</text:p>
          </table:table-cell>
          <table:table-cell office:value-type="float" office:value="1097291.3182851" calcext:value-type="float">
            <text:p>1097291.3182851</text:p>
          </table:table-cell>
          <table:table-cell office:value-type="float" office:value="115859.231873209" calcext:value-type="float">
            <text:p>115859.231873209</text:p>
          </table:table-cell>
          <table:table-cell office:value-type="float" office:value="0.253726873459765" calcext:value-type="float">
            <text:p>0.253726873459765</text:p>
          </table:table-cell>
          <table:table-cell office:value-type="float" office:value="0.926141832028559" calcext:value-type="float">
            <text:p>0.926141832028559</text:p>
          </table:table-cell>
          <table:table-cell office:value-type="float" office:value="0.222892889850758" calcext:value-type="float">
            <text:p>0.222892889850758</text:p>
          </table:table-cell>
          <table:table-cell office:value-type="float" office:value="0.0248448887613894" calcext:value-type="float">
            <text:p>0.024844888761389</text:p>
          </table:table-cell>
          <table:table-cell office:value-type="float" office:value="0.681568840667392" calcext:value-type="float">
            <text:p>0.681568840667392</text:p>
          </table:table-cell>
          <table:table-cell office:value-type="float" office:value="0.40264897728236" calcext:value-type="float">
            <text:p>0.40264897728236</text:p>
          </table:table-cell>
          <table:table-cell office:value-type="float" office:value="0.0553759195790742" calcext:value-type="float">
            <text:p>0.055375919579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537</text:p>
          </table:table-cell>
          <table:table-cell table:number-columns-repeated="990"/>
        </table:table-row>
        <table:table-row table:style-name="ro2">
          <table:table-cell office:value-type="float" office:value="115.06331716351" calcext:value-type="float">
            <text:p>115.06331716351</text:p>
          </table:table-cell>
          <table:table-cell office:value-type="float" office:value="12.27922706604" calcext:value-type="float">
            <text:p>12.27922706604</text:p>
          </table:table-cell>
          <table:table-cell office:value-type="string" calcext:value-type="string">
            <text:p>C5H9N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-Pro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__Novobiocin biosynthesis</text:p>
          </table:table-cell>
          <table:table-cell office:value-type="float" office:value="60180760" calcext:value-type="float">
            <text:p>60180760</text:p>
          </table:table-cell>
          <table:table-cell office:value-type="float" office:value="0.883881680418382" calcext:value-type="float">
            <text:p>0.883881680418382</text:p>
          </table:table-cell>
          <table:table-cell office:value-type="float" office:value="1.32111668116204" calcext:value-type="float">
            <text:p>1.32111668116204</text:p>
          </table:table-cell>
          <table:table-cell office:value-type="float" office:value="1.04731055260935" calcext:value-type="float">
            <text:p>1.04731055260935</text:p>
          </table:table-cell>
          <table:table-cell office:value-type="float" office:value="1" calcext:value-type="float">
            <text:p>1</text:p>
          </table:table-cell>
          <table:table-cell office:value-type="float" office:value="0.551323028928217" calcext:value-type="float">
            <text:p>0.551323028928217</text:p>
          </table:table-cell>
          <table:table-cell office:value-type="float" office:value="0.17219238468819" calcext:value-type="float">
            <text:p>0.17219238468819</text:p>
          </table:table-cell>
          <table:table-cell office:value-type="float" office:value="0.825456099649093" calcext:value-type="float">
            <text:p>0.825456099649093</text:p>
          </table:table-cell>
          <table:table-cell office:value-type="float" office:value="1" calcext:value-type="float">
            <text:p>1</text:p>
          </table:table-cell>
          <table:table-cell office:value-type="float" office:value="32756747" calcext:value-type="float">
            <text:p>32756747</text:p>
          </table:table-cell>
          <table:table-cell office:value-type="float" office:value="48960721.6" calcext:value-type="float">
            <text:p>48960721.6</text:p>
          </table:table-cell>
          <table:table-cell office:value-type="float" office:value="38813438" calcext:value-type="float">
            <text:p>38813438</text:p>
          </table:table-cell>
          <table:table-cell office:value-type="float" office:value="37060104" calcext:value-type="float">
            <text:p>37060104</text:p>
          </table:table-cell>
          <table:table-cell office:value-type="float" office:value="5274416.85478133" calcext:value-type="float">
            <text:p>5274416.85478133</text:p>
          </table:table-cell>
          <table:table-cell office:value-type="float" office:value="9575083.47091998" calcext:value-type="float">
            <text:p>9575083.47091998</text:p>
          </table:table-cell>
          <table:table-cell office:value-type="float" office:value="9399674.80667879" calcext:value-type="float">
            <text:p>9399674.80667879</text:p>
          </table:table-cell>
          <table:table-cell office:value-type="float" office:value="10072520.8599166" calcext:value-type="float">
            <text:p>10072520.8599166</text:p>
          </table:table-cell>
          <table:table-cell office:value-type="float" office:value="0.161017724219726" calcext:value-type="float">
            <text:p>0.161017724219726</text:p>
          </table:table-cell>
          <table:table-cell office:value-type="float" office:value="0.195566632966455" calcext:value-type="float">
            <text:p>0.195566632966455</text:p>
          </table:table-cell>
          <table:table-cell office:value-type="float" office:value="0.242175784754723" calcext:value-type="float">
            <text:p>0.242175784754723</text:p>
          </table:table-cell>
          <table:table-cell office:value-type="float" office:value="0.271788790984414" calcext:value-type="float">
            <text:p>0.271788790984414</text:p>
          </table:table-cell>
          <table:table-cell office:value-type="float" office:value="0.143251673057377" calcext:value-type="float">
            <text:p>0.143251673057377</text:p>
          </table:table-cell>
          <table:table-cell office:value-type="float" office:value="0.733282795863286" calcext:value-type="float">
            <text:p>0.733282795863286</text:p>
          </table:table-cell>
          <table:table-cell office:value-type="float" office:value="0.0161961287295654" calcext:value-type="float">
            <text:p>0.016196128729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20</text:p>
          </table:table-cell>
          <table:table-cell table:number-columns-repeated="990"/>
        </table:table-row>
        <table:table-row table:style-name="ro2">
          <table:table-cell office:value-type="float" office:value="130.063021739266" calcext:value-type="float">
            <text:p>130.063021739266</text:p>
          </table:table-cell>
          <table:table-cell office:value-type="float" office:value="4.48486949072943" calcext:value-type="float">
            <text:p>4.48486949072943</text:p>
          </table:table-cell>
          <table:table-cell office:value-type="string" calcext:value-type="string">
            <text:p>C6H10O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S)-3-Methyl-2-oxopentanoic ac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, leucine and isoleucine degradation__Valine, leucine and isoleucine biosynthesis</text:p>
          </table:table-cell>
          <table:table-cell office:value-type="float" office:value="709624" calcext:value-type="float">
            <text:p>709624</text:p>
          </table:table-cell>
          <table:table-cell office:value-type="float" office:value="0.340561587953324" calcext:value-type="float">
            <text:p>0.340561587953324</text:p>
          </table:table-cell>
          <table:table-cell office:value-type="float" office:value="1.71493235190565" calcext:value-type="float">
            <text:p>1.71493235190565</text:p>
          </table:table-cell>
          <table:table-cell office:value-type="float" office:value="1.04637058439635" calcext:value-type="float">
            <text:p>1.04637058439635</text:p>
          </table:table-cell>
          <table:table-cell office:value-type="float" office:value="1" calcext:value-type="float">
            <text:p>1</text:p>
          </table:table-cell>
          <table:table-cell office:value-type="float" office:value="0.0519427787329754" calcext:value-type="float">
            <text:p>0.051942778732975</text:p>
          </table:table-cell>
          <table:table-cell office:value-type="float" office:value="0.204282901567169" calcext:value-type="float">
            <text:p>0.204282901567169</text:p>
          </table:table-cell>
          <table:table-cell office:value-type="float" office:value="0.893426983633801" calcext:value-type="float">
            <text:p>0.893426983633801</text:p>
          </table:table-cell>
          <table:table-cell office:value-type="float" office:value="1" calcext:value-type="float">
            <text:p>1</text:p>
          </table:table-cell>
          <table:table-cell office:value-type="float" office:value="73407.736328125" calcext:value-type="float">
            <text:p>73407.736328125</text:p>
          </table:table-cell>
          <table:table-cell office:value-type="float" office:value="369652.0875" calcext:value-type="float">
            <text:p>369652.0875</text:p>
          </table:table-cell>
          <table:table-cell office:value-type="float" office:value="225544.21484375" calcext:value-type="float">
            <text:p>225544.21484375</text:p>
          </table:table-cell>
          <table:table-cell office:value-type="float" office:value="215549.078125" calcext:value-type="float">
            <text:p>215549.078125</text:p>
          </table:table-cell>
          <table:table-cell office:value-type="float" office:value="13757.9811951295" calcext:value-type="float">
            <text:p>13757.9811951295</text:p>
          </table:table-cell>
          <table:table-cell office:value-type="float" office:value="221897.633483357" calcext:value-type="float">
            <text:p>221897.633483357</text:p>
          </table:table-cell>
          <table:table-cell office:value-type="float" office:value="122203.345504842" calcext:value-type="float">
            <text:p>122203.345504842</text:p>
          </table:table-cell>
          <table:table-cell office:value-type="float" office:value="61241.2509792554" calcext:value-type="float">
            <text:p>61241.2509792554</text:p>
          </table:table-cell>
          <table:table-cell office:value-type="float" office:value="0.187418682053247" calcext:value-type="float">
            <text:p>0.187418682053247</text:p>
          </table:table-cell>
          <table:table-cell office:value-type="float" office:value="0.60028778677831" calcext:value-type="float">
            <text:p>0.60028778677831</text:p>
          </table:table-cell>
          <table:table-cell office:value-type="float" office:value="0.541815473252112" calcext:value-type="float">
            <text:p>0.541815473252112</text:p>
          </table:table-cell>
          <table:table-cell office:value-type="float" office:value="0.2841174340061" calcext:value-type="float">
            <text:p>0.2841174340061</text:p>
          </table:table-cell>
          <table:table-cell office:value-type="float" office:value="5.12825528891852" calcext:value-type="float">
            <text:p>5.12825528891852</text:p>
          </table:table-cell>
          <table:table-cell office:value-type="float" office:value="0.448163106232601" calcext:value-type="float">
            <text:p>0.448163106232601</text:p>
          </table:table-cell>
          <table:table-cell office:value-type="float" office:value="0.00534692593377196" calcext:value-type="float">
            <text:p>0.005346925933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26</text:p>
          </table:table-cell>
          <table:table-cell table:number-columns-repeated="990"/>
        </table:table-row>
        <table:table-row table:style-name="ro2">
          <table:table-cell office:value-type="float" office:value="171.053212046696" calcext:value-type="float">
            <text:p>171.053212046696</text:p>
          </table:table-cell>
          <table:table-cell office:value-type="float" office:value="7.39279046437097" calcext:value-type="float">
            <text:p>7.39279046437097</text:p>
          </table:table-cell>
          <table:table-cell office:value-type="string" calcext:value-type="string">
            <text:p>C7H9N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3,4,5-Tetrahydrodipicolin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biosynthesis</text:p>
          </table:table-cell>
          <table:table-cell office:value-type="float" office:value="199972" calcext:value-type="float">
            <text:p>199972</text:p>
          </table:table-cell>
          <table:table-cell office:value-type="float" office:value="1.22747097158449" calcext:value-type="float">
            <text:p>1.22747097158449</text:p>
          </table:table-cell>
          <table:table-cell office:value-type="float" office:value="1.01141336351986" calcext:value-type="float">
            <text:p>1.01141336351986</text:p>
          </table:table-cell>
          <table:table-cell office:value-type="float" office:value="1.03474314892708" calcext:value-type="float">
            <text:p>1.03474314892708</text:p>
          </table:table-cell>
          <table:table-cell office:value-type="float" office:value="1" calcext:value-type="float">
            <text:p>1</text:p>
          </table:table-cell>
          <table:table-cell office:value-type="float" office:value="0.543945662656597" calcext:value-type="float">
            <text:p>0.543945662656597</text:p>
          </table:table-cell>
          <table:table-cell office:value-type="float" office:value="0.950961830698299" calcext:value-type="float">
            <text:p>0.950961830698299</text:p>
          </table:table-cell>
          <table:table-cell office:value-type="float" office:value="0.801149349209059" calcext:value-type="float">
            <text:p>0.801149349209059</text:p>
          </table:table-cell>
          <table:table-cell office:value-type="float" office:value="1" calcext:value-type="float">
            <text:p>1</text:p>
          </table:table-cell>
          <table:table-cell office:value-type="float" office:value="112749.119140625" calcext:value-type="float">
            <text:p>112749.119140625</text:p>
          </table:table-cell>
          <table:table-cell office:value-type="float" office:value="92903.1875" calcext:value-type="float">
            <text:p>92903.1875</text:p>
          </table:table-cell>
          <table:table-cell office:value-type="float" office:value="95046.140625" calcext:value-type="float">
            <text:p>95046.140625</text:p>
          </table:table-cell>
          <table:table-cell office:value-type="float" office:value="91854.8151041667" calcext:value-type="float">
            <text:p>91854.8151041667</text:p>
          </table:table-cell>
          <table:table-cell office:value-type="float" office:value="59264.4803879994" calcext:value-type="float">
            <text:p>59264.4803879994</text:p>
          </table:table-cell>
          <table:table-cell office:value-type="float" office:value="28892.2258303469" calcext:value-type="float">
            <text:p>28892.2258303469</text:p>
          </table:table-cell>
          <table:table-cell office:value-type="float" office:value="12246.7403787232" calcext:value-type="float">
            <text:p>12246.7403787232</text:p>
          </table:table-cell>
          <table:table-cell office:value-type="float" office:value="17342.0111712572" calcext:value-type="float">
            <text:p>17342.0111712572</text:p>
          </table:table-cell>
          <table:table-cell office:value-type="float" office:value="0.52563142700993" calcext:value-type="float">
            <text:p>0.52563142700993</text:p>
          </table:table-cell>
          <table:table-cell office:value-type="float" office:value="0.310992836821093" calcext:value-type="float">
            <text:p>0.310992836821093</text:p>
          </table:table-cell>
          <table:table-cell office:value-type="float" office:value="0.128850475129149" calcext:value-type="float">
            <text:p>0.128850475129149</text:p>
          </table:table-cell>
          <table:table-cell office:value-type="float" office:value="0.188798063025773" calcext:value-type="float">
            <text:p>0.188798063025773</text:p>
          </table:table-cell>
          <table:table-cell office:value-type="float" office:value="0.114494936995478" calcext:value-type="float">
            <text:p>0.114494936995478</text:p>
          </table:table-cell>
          <table:table-cell office:value-type="float" office:value="0.000967924975765054" calcext:value-type="float">
            <text:p>0.000967924975765</text:p>
          </table:table-cell>
          <table:table-cell office:value-type="float" office:value="0.022595797352315" calcext:value-type="float">
            <text:p>0.022595797352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79</text:p>
          </table:table-cell>
          <table:table-cell table:number-columns-repeated="990"/>
        </table:table-row>
        <table:table-row table:style-name="ro2">
          <table:table-cell office:value-type="float" office:value="204.089977810864" calcext:value-type="float">
            <text:p>204.089977810864</text:p>
          </table:table-cell>
          <table:table-cell office:value-type="float" office:value="11.1982642618815" calcext:value-type="float">
            <text:p>11.1982642618815</text:p>
          </table:table-cell>
          <table:table-cell office:value-type="string" calcext:value-type="string">
            <text:p>C11H12N2O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-Tryptoph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ryptophan metabolism__Phenylalanine, tyrosine and tryptophan biosynthesis__Indole and ipecac alkaloid biosynthesis</text:p>
          </table:table-cell>
          <table:table-cell office:value-type="float" office:value="6289019" calcext:value-type="float">
            <text:p>6289019</text:p>
          </table:table-cell>
          <table:table-cell office:value-type="float" office:value="0.691398393363594" calcext:value-type="float">
            <text:p>0.691398393363594</text:p>
          </table:table-cell>
          <table:table-cell office:value-type="float" office:value="1.27845546922642" calcext:value-type="float">
            <text:p>1.27845546922642</text:p>
          </table:table-cell>
          <table:table-cell office:value-type="float" office:value="1.01537578490893" calcext:value-type="float">
            <text:p>1.01537578490893</text:p>
          </table:table-cell>
          <table:table-cell office:value-type="float" office:value="1" calcext:value-type="float">
            <text:p>1</text:p>
          </table:table-cell>
          <table:table-cell office:value-type="float" office:value="0.0726375232071847" calcext:value-type="float">
            <text:p>0.072637523207185</text:p>
          </table:table-cell>
          <table:table-cell office:value-type="float" office:value="0.0669352713465352" calcext:value-type="float">
            <text:p>0.066935271346535</text:p>
          </table:table-cell>
          <table:table-cell office:value-type="float" office:value="0.911583847683761" calcext:value-type="float">
            <text:p>0.911583847683761</text:p>
          </table:table-cell>
          <table:table-cell office:value-type="float" office:value="1" calcext:value-type="float">
            <text:p>1</text:p>
          </table:table-cell>
          <table:table-cell office:value-type="float" office:value="2100614.03125" calcext:value-type="float">
            <text:p>2100614.03125</text:p>
          </table:table-cell>
          <table:table-cell office:value-type="float" office:value="3884217.15" calcext:value-type="float">
            <text:p>3884217.15</text:p>
          </table:table-cell>
          <table:table-cell office:value-type="float" office:value="3084925.625" calcext:value-type="float">
            <text:p>3084925.625</text:p>
          </table:table-cell>
          <table:table-cell office:value-type="float" office:value="3038210.75" calcext:value-type="float">
            <text:p>3038210.75</text:p>
          </table:table-cell>
          <table:table-cell office:value-type="float" office:value="91612.5245417927" calcext:value-type="float">
            <text:p>91612.5245417927</text:p>
          </table:table-cell>
          <table:table-cell office:value-type="float" office:value="474530.801005175" calcext:value-type="float">
            <text:p>474530.801005175</text:p>
          </table:table-cell>
          <table:table-cell office:value-type="float" office:value="579393.770303801" calcext:value-type="float">
            <text:p>579393.770303801</text:p>
          </table:table-cell>
          <table:table-cell office:value-type="float" office:value="476683.184930188" calcext:value-type="float">
            <text:p>476683.184930188</text:p>
          </table:table-cell>
          <table:table-cell office:value-type="float" office:value="0.0436122596435659" calcext:value-type="float">
            <text:p>0.043612259643566</text:p>
          </table:table-cell>
          <table:table-cell office:value-type="float" office:value="0.122168968077692" calcext:value-type="float">
            <text:p>0.122168968077692</text:p>
          </table:table-cell>
          <table:table-cell office:value-type="float" office:value="0.187814502109367" calcext:value-type="float">
            <text:p>0.187814502109367</text:p>
          </table:table-cell>
          <table:table-cell office:value-type="float" office:value="0.156896023401335" calcext:value-type="float">
            <text:p>0.156896023401335</text:p>
          </table:table-cell>
          <table:table-cell office:value-type="float" office:value="3.73095949462808" calcext:value-type="float">
            <text:p>3.73095949462808</text:p>
          </table:table-cell>
          <table:table-cell office:value-type="float" office:value="1.58204420610605" calcext:value-type="float">
            <text:p>1.58204420610605</text:p>
          </table:table-cell>
          <table:table-cell office:value-type="float" office:value="0.00387668592350023" calcext:value-type="float">
            <text:p>0.0038766859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06</text:p>
          </table:table-cell>
          <table:table-cell table:number-columns-repeated="990"/>
        </table:table-row>
        <table:table-row table:style-name="ro2">
          <table:table-cell office:value-type="float" office:value="138.042920851807" calcext:value-type="float">
            <text:p>138.042920851807</text:p>
          </table:table-cell>
          <table:table-cell office:value-type="float" office:value="11.3887103610569" calcext:value-type="float">
            <text:p>11.3887103610569</text:p>
          </table:table-cell>
          <table:table-cell office:value-type="string" calcext:value-type="string">
            <text:p>C6H6N2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ocan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</text:p>
          </table:table-cell>
          <table:table-cell office:value-type="float" office:value="139045" calcext:value-type="float">
            <text:p>139045</text:p>
          </table:table-cell>
          <table:table-cell office:value-type="float" office:value="0.897557836123343" calcext:value-type="float">
            <text:p>0.897557836123343</text:p>
          </table:table-cell>
          <table:table-cell office:value-type="float" office:value="0.902972183346237" calcext:value-type="float">
            <text:p>0.902972183346237</text:p>
          </table:table-cell>
          <table:table-cell office:value-type="float" office:value="1.01186494165533" calcext:value-type="float">
            <text:p>1.01186494165533</text:p>
          </table:table-cell>
          <table:table-cell office:value-type="float" office:value="1" calcext:value-type="float">
            <text:p>1</text:p>
          </table:table-cell>
          <table:table-cell office:value-type="float" office:value="0.731323106112493" calcext:value-type="float">
            <text:p>0.731323106112493</text:p>
          </table:table-cell>
          <table:table-cell office:value-type="float" office:value="0.744820516031038" calcext:value-type="float">
            <text:p>0.744820516031038</text:p>
          </table:table-cell>
          <table:table-cell office:value-type="float" office:value="0.964235414224422" calcext:value-type="float">
            <text:p>0.964235414224422</text:p>
          </table:table-cell>
          <table:table-cell office:value-type="float" office:value="1" calcext:value-type="float">
            <text:p>1</text:p>
          </table:table-cell>
          <table:table-cell office:value-type="float" office:value="93935.8203125" calcext:value-type="float">
            <text:p>93935.8203125</text:p>
          </table:table-cell>
          <table:table-cell office:value-type="float" office:value="94502.4703125" calcext:value-type="float">
            <text:p>94502.4703125</text:p>
          </table:table-cell>
          <table:table-cell office:value-type="float" office:value="105898.873046875" calcext:value-type="float">
            <text:p>105898.873046875</text:p>
          </table:table-cell>
          <table:table-cell office:value-type="float" office:value="104657.122395833" calcext:value-type="float">
            <text:p>104657.122395833</text:p>
          </table:table-cell>
          <table:table-cell office:value-type="float" office:value="32236.2574936259" calcext:value-type="float">
            <text:p>32236.2574936259</text:p>
          </table:table-cell>
          <table:table-cell office:value-type="float" office:value="36377.1377966963" calcext:value-type="float">
            <text:p>36377.1377966963</text:p>
          </table:table-cell>
          <table:table-cell office:value-type="float" office:value="12886.5519377297" calcext:value-type="float">
            <text:p>12886.5519377297</text:p>
          </table:table-cell>
          <table:table-cell office:value-type="float" office:value="41650.3076041042" calcext:value-type="float">
            <text:p>41650.3076041042</text:p>
          </table:table-cell>
          <table:table-cell office:value-type="float" office:value="0.343173215354742" calcext:value-type="float">
            <text:p>0.343173215354742</text:p>
          </table:table-cell>
          <table:table-cell office:value-type="float" office:value="0.384933194618137" calcext:value-type="float">
            <text:p>0.384933194618137</text:p>
          </table:table-cell>
          <table:table-cell office:value-type="float" office:value="0.121687337806" calcext:value-type="float">
            <text:p>0.121687337806</text:p>
          </table:table-cell>
          <table:table-cell office:value-type="float" office:value="0.397969164932462" calcext:value-type="float">
            <text:p>0.397969164932462</text:p>
          </table:table-cell>
          <table:table-cell office:value-type="float" office:value="0.041438157977134" calcext:value-type="float">
            <text:p>0.041438157977134</text:p>
          </table:table-cell>
          <table:table-cell office:value-type="float" office:value="0.0337199038229275" calcext:value-type="float">
            <text:p>0.033719903822928</text:p>
          </table:table-cell>
          <table:table-cell office:value-type="float" office:value="0.000811203428439836" calcext:value-type="float">
            <text:p>0.00081120342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61</text:p>
          </table:table-cell>
          <table:table-cell table:number-columns-repeated="990"/>
        </table:table-row>
        <table:table-row table:style-name="ro2">
          <table:table-cell office:value-type="float" office:value="104.010992711547" calcext:value-type="float">
            <text:p>104.010992711547</text:p>
          </table:table-cell>
          <table:table-cell office:value-type="float" office:value="16.1561020745171" calcext:value-type="float">
            <text:p>16.1561020745171</text:p>
          </table:table-cell>
          <table:table-cell office:value-type="string" calcext:value-type="string">
            <text:p>C3H4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droxypyruv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__Glyoxylate and dicarboxylate metabolism</text:p>
          </table:table-cell>
          <table:table-cell office:value-type="float" office:value="258248" calcext:value-type="float">
            <text:p>258248</text:p>
          </table:table-cell>
          <table:table-cell office:value-type="float" office:value="0.965425397813387" calcext:value-type="float">
            <text:p>0.965425397813387</text:p>
          </table:table-cell>
          <table:table-cell office:value-type="float" office:value="1.25957943431091" calcext:value-type="float">
            <text:p>1.25957943431091</text:p>
          </table:table-cell>
          <table:table-cell office:value-type="float" office:value="0.978666556391521" calcext:value-type="float">
            <text:p>0.978666556391521</text:p>
          </table:table-cell>
          <table:table-cell office:value-type="float" office:value="1" calcext:value-type="float">
            <text:p>1</text:p>
          </table:table-cell>
          <table:table-cell office:value-type="float" office:value="0.853030109802101" calcext:value-type="float">
            <text:p>0.853030109802101</text:p>
          </table:table-cell>
          <table:table-cell office:value-type="float" office:value="0.427621509483563" calcext:value-type="float">
            <text:p>0.427621509483563</text:p>
          </table:table-cell>
          <table:table-cell office:value-type="float" office:value="0.916201400664354" calcext:value-type="float">
            <text:p>0.916201400664354</text:p>
          </table:table-cell>
          <table:table-cell office:value-type="float" office:value="1" calcext:value-type="float">
            <text:p>1</text:p>
          </table:table-cell>
          <table:table-cell office:value-type="float" office:value="107701.001953125" calcext:value-type="float">
            <text:p>107701.001953125</text:p>
          </table:table-cell>
          <table:table-cell office:value-type="float" office:value="140516.2609375" calcext:value-type="float">
            <text:p>140516.2609375</text:p>
          </table:table-cell>
          <table:table-cell office:value-type="float" office:value="109178.16015625" calcext:value-type="float">
            <text:p>109178.16015625</text:p>
          </table:table-cell>
          <table:table-cell office:value-type="float" office:value="111558.078125" calcext:value-type="float">
            <text:p>111558.078125</text:p>
          </table:table-cell>
          <table:table-cell office:value-type="float" office:value="24917.1208365383" calcext:value-type="float">
            <text:p>24917.1208365383</text:p>
          </table:table-cell>
          <table:table-cell office:value-type="float" office:value="67689.5597742447" calcext:value-type="float">
            <text:p>67689.5597742447</text:p>
          </table:table-cell>
          <table:table-cell office:value-type="float" office:value="30421.129620684" calcext:value-type="float">
            <text:p>30421.129620684</text:p>
          </table:table-cell>
          <table:table-cell office:value-type="float" office:value="26236.8710639124" calcext:value-type="float">
            <text:p>26236.8710639124</text:p>
          </table:table-cell>
          <table:table-cell office:value-type="float" office:value="0.231354587094584" calcext:value-type="float">
            <text:p>0.231354587094584</text:p>
          </table:table-cell>
          <table:table-cell office:value-type="float" office:value="0.481720473649326" calcext:value-type="float">
            <text:p>0.481720473649326</text:p>
          </table:table-cell>
          <table:table-cell office:value-type="float" office:value="0.278637500184532" calcext:value-type="float">
            <text:p>0.278637500184532</text:p>
          </table:table-cell>
          <table:table-cell office:value-type="float" office:value="0.23518575709519" calcext:value-type="float">
            <text:p>0.23518575709519</text:p>
          </table:table-cell>
          <table:table-cell office:value-type="float" office:value="0.0113631408145972" calcext:value-type="float">
            <text:p>0.011363140814597</text:p>
          </table:table-cell>
          <table:table-cell office:value-type="float" office:value="0.159115102094553" calcext:value-type="float">
            <text:p>0.159115102094553</text:p>
          </table:table-cell>
          <table:table-cell office:value-type="float" office:value="0.00350969420074338" calcext:value-type="float">
            <text:p>0.003509694200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57</text:p>
          </table:table-cell>
          <table:table-cell table:number-columns-repeated="990"/>
        </table:table-row>
        <table:table-row table:style-name="ro2">
          <table:table-cell office:value-type="float" office:value="152.047344660812" calcext:value-type="float">
            <text:p>152.047344660812</text:p>
          </table:table-cell>
          <table:table-cell office:value-type="float" office:value="7.38842917548285" calcext:value-type="float">
            <text:p>7.38842917548285</text:p>
          </table:table-cell>
          <table:table-cell office:value-type="string" calcext:value-type="string">
            <text:p>C8H8O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-Hydroxyphenylacet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__Phenylalanine metabolism</text:p>
          </table:table-cell>
          <table:table-cell office:value-type="float" office:value="160528" calcext:value-type="float">
            <text:p>160528</text:p>
          </table:table-cell>
          <table:table-cell office:value-type="float" office:value="1.33890428972947" calcext:value-type="float">
            <text:p>1.33890428972947</text:p>
          </table:table-cell>
          <table:table-cell office:value-type="float" office:value="1.05656320843326" calcext:value-type="float">
            <text:p>1.05656320843326</text:p>
          </table:table-cell>
          <table:table-cell office:value-type="float" office:value="0.968591956273215" calcext:value-type="float">
            <text:p>0.968591956273215</text:p>
          </table:table-cell>
          <table:table-cell office:value-type="float" office:value="1" calcext:value-type="float">
            <text:p>1</text:p>
          </table:table-cell>
          <table:table-cell office:value-type="float" office:value="0.253512446584683" calcext:value-type="float">
            <text:p>0.253512446584683</text:p>
          </table:table-cell>
          <table:table-cell office:value-type="float" office:value="0.803258666625689" calcext:value-type="float">
            <text:p>0.803258666625689</text:p>
          </table:table-cell>
          <table:table-cell office:value-type="float" office:value="0.825719522323879" calcext:value-type="float">
            <text:p>0.825719522323879</text:p>
          </table:table-cell>
          <table:table-cell office:value-type="float" office:value="1" calcext:value-type="float">
            <text:p>1</text:p>
          </table:table-cell>
          <table:table-cell office:value-type="float" office:value="107018.025390625" calcext:value-type="float">
            <text:p>107018.025390625</text:p>
          </table:table-cell>
          <table:table-cell office:value-type="float" office:value="84450.628125" calcext:value-type="float">
            <text:p>84450.628125</text:p>
          </table:table-cell>
          <table:table-cell office:value-type="float" office:value="77419.125" calcext:value-type="float">
            <text:p>77419.125</text:p>
          </table:table-cell>
          <table:table-cell office:value-type="float" office:value="79929.5559895833" calcext:value-type="float">
            <text:p>79929.5559895833</text:p>
          </table:table-cell>
          <table:table-cell office:value-type="float" office:value="36982.3366392664" calcext:value-type="float">
            <text:p>36982.3366392664</text:p>
          </table:table-cell>
          <table:table-cell office:value-type="float" office:value="33406.7390504335" calcext:value-type="float">
            <text:p>33406.7390504335</text:p>
          </table:table-cell>
          <table:table-cell office:value-type="float" office:value="11910.4272705051" calcext:value-type="float">
            <text:p>11910.4272705051</text:p>
          </table:table-cell>
          <table:table-cell office:value-type="float" office:value="15252.7837497882" calcext:value-type="float">
            <text:p>15252.7837497882</text:p>
          </table:table-cell>
          <table:table-cell office:value-type="float" office:value="0.345571098927285" calcext:value-type="float">
            <text:p>0.345571098927285</text:p>
          </table:table-cell>
          <table:table-cell office:value-type="float" office:value="0.395577153090992" calcext:value-type="float">
            <text:p>0.395577153090992</text:p>
          </table:table-cell>
          <table:table-cell office:value-type="float" office:value="0.153843475633509" calcext:value-type="float">
            <text:p>0.153843475633509</text:p>
          </table:table-cell>
          <table:table-cell office:value-type="float" office:value="0.190827830343209" calcext:value-type="float">
            <text:p>0.190827830343209</text:p>
          </table:table-cell>
          <table:table-cell office:value-type="float" office:value="0.458518116863033" calcext:value-type="float">
            <text:p>0.458518116863033</text:p>
          </table:table-cell>
          <table:table-cell office:value-type="float" office:value="0.0151558800825717" calcext:value-type="float">
            <text:p>0.015155880082572</text:p>
          </table:table-cell>
          <table:table-cell office:value-type="float" office:value="0.0168282189662215" calcext:value-type="float">
            <text:p>0.016828218966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13</text:p>
          </table:table-cell>
          <table:table-cell table:number-columns-repeated="990"/>
        </table:table-row>
        <table:table-row table:style-name="ro2">
          <table:table-cell office:value-type="float" office:value="165.07899511095" calcext:value-type="float">
            <text:p>165.07899511095</text:p>
          </table:table-cell>
          <table:table-cell office:value-type="float" office:value="9.60989095899793" calcext:value-type="float">
            <text:p>9.60989095899793</text:p>
          </table:table-cell>
          <table:table-cell office:value-type="string" calcext:value-type="string">
            <text:p>C9H11NO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-Phenylalan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Phenylalanine metabolism__Phenylalanine, tyrosine and tryptophan biosynthesis__Phenylpropanoid biosynthesis__Alkaloid biosynthesis II</text:p>
          </table:table-cell>
          <table:table-cell office:value-type="float" office:value="22349990" calcext:value-type="float">
            <text:p>22349990</text:p>
          </table:table-cell>
          <table:table-cell office:value-type="float" office:value="0.690931563429333" calcext:value-type="float">
            <text:p>0.690931563429333</text:p>
          </table:table-cell>
          <table:table-cell office:value-type="float" office:value="1.10280873397621" calcext:value-type="float">
            <text:p>1.10280873397621</text:p>
          </table:table-cell>
          <table:table-cell office:value-type="float" office:value="0.954701453965612" calcext:value-type="float">
            <text:p>0.954701453965612</text:p>
          </table:table-cell>
          <table:table-cell office:value-type="float" office:value="1" calcext:value-type="float">
            <text:p>1</text:p>
          </table:table-cell>
          <table:table-cell office:value-type="float" office:value="0.105129814178237" calcext:value-type="float">
            <text:p>0.105129814178237</text:p>
          </table:table-cell>
          <table:table-cell office:value-type="float" office:value="0.48600384395244" calcext:value-type="float">
            <text:p>0.48600384395244</text:p>
          </table:table-cell>
          <table:table-cell office:value-type="float" office:value="0.776247600932908" calcext:value-type="float">
            <text:p>0.776247600932908</text:p>
          </table:table-cell>
          <table:table-cell office:value-type="float" office:value="1" calcext:value-type="float">
            <text:p>1</text:p>
          </table:table-cell>
          <table:table-cell office:value-type="float" office:value="12566666.5" calcext:value-type="float">
            <text:p>12566666.5</text:p>
          </table:table-cell>
          <table:table-cell office:value-type="float" office:value="20057890.4" calcext:value-type="float">
            <text:p>20057890.4</text:p>
          </table:table-cell>
          <table:table-cell office:value-type="float" office:value="17364114.5" calcext:value-type="float">
            <text:p>17364114.5</text:p>
          </table:table-cell>
          <table:table-cell office:value-type="float" office:value="18188004.6666667" calcext:value-type="float">
            <text:p>18188004.6666667</text:p>
          </table:table-cell>
          <table:table-cell office:value-type="float" office:value="1095780.37361097" calcext:value-type="float">
            <text:p>1095780.37361097</text:p>
          </table:table-cell>
          <table:table-cell office:value-type="float" office:value="2652569.57234279" calcext:value-type="float">
            <text:p>2652569.57234279</text:p>
          </table:table-cell>
          <table:table-cell office:value-type="float" office:value="3532523.71804121" calcext:value-type="float">
            <text:p>3532523.71804121</text:p>
          </table:table-cell>
          <table:table-cell office:value-type="float" office:value="3597248.5468593" calcext:value-type="float">
            <text:p>3597248.5468593</text:p>
          </table:table-cell>
          <table:table-cell office:value-type="float" office:value="0.087197378366886" calcext:value-type="float">
            <text:p>0.087197378366886</text:p>
          </table:table-cell>
          <table:table-cell office:value-type="float" office:value="0.132245690820147" calcext:value-type="float">
            <text:p>0.132245690820147</text:p>
          </table:table-cell>
          <table:table-cell office:value-type="float" office:value="0.203438172331863" calcext:value-type="float">
            <text:p>0.203438172331863</text:p>
          </table:table-cell>
          <table:table-cell office:value-type="float" office:value="0.197781373646336" calcext:value-type="float">
            <text:p>0.197781373646336</text:p>
          </table:table-cell>
          <table:table-cell office:value-type="float" office:value="2.23460825467748" calcext:value-type="float">
            <text:p>2.23460825467748</text:p>
          </table:table-cell>
          <table:table-cell office:value-type="float" office:value="0.175030847921345" calcext:value-type="float">
            <text:p>0.175030847921345</text:p>
          </table:table-cell>
          <table:table-cell office:value-type="float" office:value="0.0267043203248216" calcext:value-type="float">
            <text:p>0.026704320324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5</text:p>
          </table:table-cell>
          <table:table-cell table:number-columns-repeated="990"/>
        </table:table-row>
        <table:table-row table:style-name="ro2">
          <table:table-cell office:value-type="float" office:value="111.992567517264" calcext:value-type="float">
            <text:p>111.992567517264</text:p>
          </table:table-cell>
          <table:table-cell office:value-type="float" office:value="14.3624917602539" calcext:value-type="float">
            <text:p>14.3624917602539</text:p>
          </table:table-cell>
          <table:table-cell office:value-type="string" calcext:value-type="string">
            <text:p>CH5O4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xymethylphosphon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minophosphonate metabolism</text:p>
          </table:table-cell>
          <table:table-cell office:value-type="float" office:value="226333" calcext:value-type="float">
            <text:p>226333</text:p>
          </table:table-cell>
          <table:table-cell office:value-type="float" office:value="0.813210491228356" calcext:value-type="float">
            <text:p>0.813210491228356</text:p>
          </table:table-cell>
          <table:table-cell office:value-type="float" office:value="1.2114589846555" calcext:value-type="float">
            <text:p>1.2114589846555</text:p>
          </table:table-cell>
          <table:table-cell office:value-type="float" office:value="0.942274083058589" calcext:value-type="float">
            <text:p>0.942274083058589</text:p>
          </table:table-cell>
          <table:table-cell office:value-type="float" office:value="1" calcext:value-type="float">
            <text:p>1</text:p>
          </table:table-cell>
          <table:table-cell office:value-type="float" office:value="0.295069043300784" calcext:value-type="float">
            <text:p>0.295069043300784</text:p>
          </table:table-cell>
          <table:table-cell office:value-type="float" office:value="0.3739289896577" calcext:value-type="float">
            <text:p>0.3739289896577</text:p>
          </table:table-cell>
          <table:table-cell office:value-type="float" office:value="0.734596533820469" calcext:value-type="float">
            <text:p>0.734596533820469</text:p>
          </table:table-cell>
          <table:table-cell office:value-type="float" office:value="1" calcext:value-type="float">
            <text:p>1</text:p>
          </table:table-cell>
          <table:table-cell office:value-type="float" office:value="101302.7109375" calcext:value-type="float">
            <text:p>101302.7109375</text:p>
          </table:table-cell>
          <table:table-cell office:value-type="float" office:value="150913.0546875" calcext:value-type="float">
            <text:p>150913.0546875</text:p>
          </table:table-cell>
          <table:table-cell office:value-type="float" office:value="117380.333984375" calcext:value-type="float">
            <text:p>117380.333984375</text:p>
          </table:table-cell>
          <table:table-cell office:value-type="float" office:value="124571.328125" calcext:value-type="float">
            <text:p>124571.328125</text:p>
          </table:table-cell>
          <table:table-cell office:value-type="float" office:value="8967.62177588393" calcext:value-type="float">
            <text:p>8967.62177588393</text:p>
          </table:table-cell>
          <table:table-cell office:value-type="float" office:value="48693.0056892132" calcext:value-type="float">
            <text:p>48693.0056892132</text:p>
          </table:table-cell>
          <table:table-cell office:value-type="float" office:value="20579.0041267247" calcext:value-type="float">
            <text:p>20579.0041267247</text:p>
          </table:table-cell>
          <table:table-cell office:value-type="float" office:value="28845.6463142511" calcext:value-type="float">
            <text:p>28845.6463142511</text:p>
          </table:table-cell>
          <table:table-cell office:value-type="float" office:value="0.0885230187118745" calcext:value-type="float">
            <text:p>0.088523018711875</text:p>
          </table:table-cell>
          <table:table-cell office:value-type="float" office:value="0.322656020647406" calcext:value-type="float">
            <text:p>0.322656020647406</text:p>
          </table:table-cell>
          <table:table-cell office:value-type="float" office:value="0.175319011525935" calcext:value-type="float">
            <text:p>0.175319011525935</text:p>
          </table:table-cell>
          <table:table-cell office:value-type="float" office:value="0.231559274099624" calcext:value-type="float">
            <text:p>0.231559274099624</text:p>
          </table:table-cell>
          <table:table-cell office:value-type="float" office:value="0.593353145652754" calcext:value-type="float">
            <text:p>0.593353145652754</text:p>
          </table:table-cell>
          <table:table-cell office:value-type="float" office:value="0.216631034355888" calcext:value-type="float">
            <text:p>0.216631034355888</text:p>
          </table:table-cell>
          <table:table-cell office:value-type="float" office:value="0.041184905444602" calcext:value-type="float">
            <text:p>0.041184905444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17</text:p>
          </table:table-cell>
          <table:table-cell table:number-columns-repeated="990"/>
        </table:table-row>
        <table:table-row table:style-name="ro2">
          <table:table-cell office:value-type="float" office:value="188.116110343614" calcext:value-type="float">
            <text:p>188.116110343614</text:p>
          </table:table-cell>
          <table:table-cell office:value-type="float" office:value="14.5076784769694" calcext:value-type="float">
            <text:p>14.5076784769694</text:p>
          </table:table-cell>
          <table:table-cell office:value-type="string" calcext:value-type="string">
            <text:p>C8H16N2O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2-Acetyl-L-lys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biosynthesis</text:p>
          </table:table-cell>
          <table:table-cell office:value-type="float" office:value="222388" calcext:value-type="float">
            <text:p>222388</text:p>
          </table:table-cell>
          <table:table-cell office:value-type="float" office:value="0.95861387770852" calcext:value-type="float">
            <text:p>0.95861387770852</text:p>
          </table:table-cell>
          <table:table-cell office:value-type="float" office:value="1.06819211710529" calcext:value-type="float">
            <text:p>1.06819211710529</text:p>
          </table:table-cell>
          <table:table-cell office:value-type="float" office:value="0.937576592818421" calcext:value-type="float">
            <text:p>0.937576592818421</text:p>
          </table:table-cell>
          <table:table-cell office:value-type="float" office:value="1" calcext:value-type="float">
            <text:p>1</text:p>
          </table:table-cell>
          <table:table-cell office:value-type="float" office:value="0.724494203696083" calcext:value-type="float">
            <text:p>0.724494203696083</text:p>
          </table:table-cell>
          <table:table-cell office:value-type="float" office:value="0.7600357757891" calcext:value-type="float">
            <text:p>0.7600357757891</text:p>
          </table:table-cell>
          <table:table-cell office:value-type="float" office:value="0.611465132686538" calcext:value-type="float">
            <text:p>0.611465132686538</text:p>
          </table:table-cell>
          <table:table-cell office:value-type="float" office:value="1" calcext:value-type="float">
            <text:p>1</text:p>
          </table:table-cell>
          <table:table-cell office:value-type="float" office:value="113344.220703125" calcext:value-type="float">
            <text:p>113344.220703125</text:p>
          </table:table-cell>
          <table:table-cell office:value-type="float" office:value="126300.490625" calcext:value-type="float">
            <text:p>126300.490625</text:p>
          </table:table-cell>
          <table:table-cell office:value-type="float" office:value="110856.822265625" calcext:value-type="float">
            <text:p>110856.822265625</text:p>
          </table:table-cell>
          <table:table-cell office:value-type="float" office:value="118237.6171875" calcext:value-type="float">
            <text:p>118237.6171875</text:p>
          </table:table-cell>
          <table:table-cell office:value-type="float" office:value="14963.357528408" calcext:value-type="float">
            <text:p>14963.357528408</text:p>
          </table:table-cell>
          <table:table-cell office:value-type="float" office:value="50938.8647095779" calcext:value-type="float">
            <text:p>50938.8647095779</text:p>
          </table:table-cell>
          <table:table-cell office:value-type="float" office:value="16834.0035053919" calcext:value-type="float">
            <text:p>16834.0035053919</text:p>
          </table:table-cell>
          <table:table-cell office:value-type="float" office:value="18220.9627497297" calcext:value-type="float">
            <text:p>18220.9627497297</text:p>
          </table:table-cell>
          <table:table-cell office:value-type="float" office:value="0.132016943039386" calcext:value-type="float">
            <text:p>0.132016943039386</text:p>
          </table:table-cell>
          <table:table-cell office:value-type="float" office:value="0.403314860120543" calcext:value-type="float">
            <text:p>0.403314860120543</text:p>
          </table:table-cell>
          <table:table-cell office:value-type="float" office:value="0.151853563554761" calcext:value-type="float">
            <text:p>0.151853563554761</text:p>
          </table:table-cell>
          <table:table-cell office:value-type="float" office:value="0.154104617321872" calcext:value-type="float">
            <text:p>0.154104617321872</text:p>
          </table:table-cell>
          <table:table-cell office:value-type="float" office:value="0.0430744558405485" calcext:value-type="float">
            <text:p>0.043074455840549</text:p>
          </table:table-cell>
          <table:table-cell office:value-type="float" office:value="0.0222121644325167" calcext:value-type="float">
            <text:p>0.022212164432517</text:p>
          </table:table-cell>
          <table:table-cell office:value-type="float" office:value="0.0885233515368769" calcext:value-type="float">
            <text:p>0.088523351536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17</text:p>
          </table:table-cell>
          <table:table-cell table:number-columns-repeated="990"/>
        </table:table-row>
        <table:table-row table:style-name="ro2">
          <table:table-cell office:value-type="float" office:value="89.0477360688619" calcext:value-type="float">
            <text:p>89.0477360688619</text:p>
          </table:table-cell>
          <table:table-cell office:value-type="float" office:value="14.2421992446437" calcext:value-type="float">
            <text:p>14.2421992446437</text:p>
          </table:table-cell>
          <table:table-cell office:value-type="string" calcext:value-type="string">
            <text:p>C3H7NO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-Alan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nd aspartate metabolism__Cysteine metabolism__Taurine and hypotaurine metabolism__Selenoamino acid metabolism__D-Alanine metabolism__Carbon fixation__Reductive carboxylate cycle (CO2 fixation)</text:p>
          </table:table-cell>
          <table:table-cell office:value-type="float" office:value="16368252" calcext:value-type="float">
            <text:p>16368252</text:p>
          </table:table-cell>
          <table:table-cell office:value-type="float" office:value="0.912568274862055" calcext:value-type="float">
            <text:p>0.912568274862055</text:p>
          </table:table-cell>
          <table:table-cell office:value-type="float" office:value="0.788076979922282" calcext:value-type="float">
            <text:p>0.788076979922282</text:p>
          </table:table-cell>
          <table:table-cell office:value-type="float" office:value="0.891955399097245" calcext:value-type="float">
            <text:p>0.891955399097245</text:p>
          </table:table-cell>
          <table:table-cell office:value-type="float" office:value="1" calcext:value-type="float">
            <text:p>1</text:p>
          </table:table-cell>
          <table:table-cell office:value-type="float" office:value="0.353440677183111" calcext:value-type="float">
            <text:p>0.353440677183111</text:p>
          </table:table-cell>
          <table:table-cell office:value-type="float" office:value="0.0955625841371348" calcext:value-type="float">
            <text:p>0.095562584137135</text:p>
          </table:table-cell>
          <table:table-cell office:value-type="float" office:value="0.288786131873675" calcext:value-type="float">
            <text:p>0.288786131873675</text:p>
          </table:table-cell>
          <table:table-cell office:value-type="float" office:value="1" calcext:value-type="float">
            <text:p>1</text:p>
          </table:table-cell>
          <table:table-cell office:value-type="float" office:value="13034225.75" calcext:value-type="float">
            <text:p>13034225.75</text:p>
          </table:table-cell>
          <table:table-cell office:value-type="float" office:value="11256114.8" calcext:value-type="float">
            <text:p>11256114.8</text:p>
          </table:table-cell>
          <table:table-cell office:value-type="float" office:value="12739811.75" calcext:value-type="float">
            <text:p>12739811.75</text:p>
          </table:table-cell>
          <table:table-cell office:value-type="float" office:value="14283014.3333333" calcext:value-type="float">
            <text:p>14283014.3333333</text:p>
          </table:table-cell>
          <table:table-cell office:value-type="float" office:value="300022.456902118" calcext:value-type="float">
            <text:p>300022.456902118</text:p>
          </table:table-cell>
          <table:table-cell office:value-type="float" office:value="468308.117658343" calcext:value-type="float">
            <text:p>468308.117658343</text:p>
          </table:table-cell>
          <table:table-cell office:value-type="float" office:value="1350500.28380458" calcext:value-type="float">
            <text:p>1350500.28380458</text:p>
          </table:table-cell>
          <table:table-cell office:value-type="float" office:value="1805961.64941183" calcext:value-type="float">
            <text:p>1805961.64941183</text:p>
          </table:table-cell>
          <table:table-cell office:value-type="float" office:value="0.0230180497604254" calcext:value-type="float">
            <text:p>0.023018049760425</text:p>
          </table:table-cell>
          <table:table-cell office:value-type="float" office:value="0.0416047744696369" calcext:value-type="float">
            <text:p>0.041604774469637</text:p>
          </table:table-cell>
          <table:table-cell office:value-type="float" office:value="0.106006298233141" calcext:value-type="float">
            <text:p>0.106006298233141</text:p>
          </table:table-cell>
          <table:table-cell office:value-type="float" office:value="0.126441212426506" calcext:value-type="float">
            <text:p>0.126441212426506</text:p>
          </table:table-cell>
          <table:table-cell office:value-type="float" office:value="0.465304439509377" calcext:value-type="float">
            <text:p>0.465304439509377</text:p>
          </table:table-cell>
          <table:table-cell office:value-type="float" office:value="2.63218068726509" calcext:value-type="float">
            <text:p>2.63218068726509</text:p>
          </table:table-cell>
          <table:table-cell office:value-type="float" office:value="0.468301084029771" calcext:value-type="float">
            <text:p>0.468301084029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</text:p>
          </table:table-cell>
          <table:table-cell table:number-columns-repeated="990"/>
        </table:table-row>
        <table:table-row table:style-name="ro2">
          <table:table-cell office:value-type="float" office:value="149.051028095298" calcext:value-type="float">
            <text:p>149.051028095298</text:p>
          </table:table-cell>
          <table:table-cell office:value-type="float" office:value="11.0694151947464" calcext:value-type="float">
            <text:p>11.0694151947464</text:p>
          </table:table-cell>
          <table:table-cell office:value-type="string" calcext:value-type="string">
            <text:p>C5H11NO2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-Methion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hionine metabolism</text:p>
          </table:table-cell>
          <table:table-cell office:value-type="float" office:value="21967848" calcext:value-type="float">
            <text:p>21967848</text:p>
          </table:table-cell>
          <table:table-cell office:value-type="float" office:value="0.831121138844418" calcext:value-type="float">
            <text:p>0.831121138844418</text:p>
          </table:table-cell>
          <table:table-cell office:value-type="float" office:value="0.851045714110528" calcext:value-type="float">
            <text:p>0.851045714110528</text:p>
          </table:table-cell>
          <table:table-cell office:value-type="float" office:value="0.873594141370531" calcext:value-type="float">
            <text:p>0.873594141370531</text:p>
          </table:table-cell>
          <table:table-cell office:value-type="float" office:value="1" calcext:value-type="float">
            <text:p>1</text:p>
          </table:table-cell>
          <table:table-cell office:value-type="float" office:value="0.443537780310532" calcext:value-type="float">
            <text:p>0.443537780310532</text:p>
          </table:table-cell>
          <table:table-cell office:value-type="float" office:value="0.525017555655959" calcext:value-type="float">
            <text:p>0.525017555655959</text:p>
          </table:table-cell>
          <table:table-cell office:value-type="float" office:value="0.555981256230975" calcext:value-type="float">
            <text:p>0.555981256230975</text:p>
          </table:table-cell>
          <table:table-cell office:value-type="float" office:value="1" calcext:value-type="float">
            <text:p>1</text:p>
          </table:table-cell>
          <table:table-cell office:value-type="float" office:value="13085020.5" calcext:value-type="float">
            <text:p>13085020.5</text:p>
          </table:table-cell>
          <table:table-cell office:value-type="float" office:value="13398709.4" calcext:value-type="float">
            <text:p>13398709.4</text:p>
          </table:table-cell>
          <table:table-cell office:value-type="float" office:value="13753707.75" calcext:value-type="float">
            <text:p>13753707.75</text:p>
          </table:table-cell>
          <table:table-cell office:value-type="float" office:value="15743818.6666667" calcext:value-type="float">
            <text:p>15743818.6666667</text:p>
          </table:table-cell>
          <table:table-cell office:value-type="float" office:value="972035.550647026" calcext:value-type="float">
            <text:p>972035.550647026</text:p>
          </table:table-cell>
          <table:table-cell office:value-type="float" office:value="4112032.43084096" calcext:value-type="float">
            <text:p>4112032.43084096</text:p>
          </table:table-cell>
          <table:table-cell office:value-type="float" office:value="1574068.12007854" calcext:value-type="float">
            <text:p>1574068.12007854</text:p>
          </table:table-cell>
          <table:table-cell office:value-type="float" office:value="4851766.40915753" calcext:value-type="float">
            <text:p>4851766.40915753</text:p>
          </table:table-cell>
          <table:table-cell office:value-type="float" office:value="0.0742861312786652" calcext:value-type="float">
            <text:p>0.074286131278665</text:p>
          </table:table-cell>
          <table:table-cell office:value-type="float" office:value="0.306897650220025" calcext:value-type="float">
            <text:p>0.306897650220025</text:p>
          </table:table-cell>
          <table:table-cell office:value-type="float" office:value="0.114446820354936" calcext:value-type="float">
            <text:p>0.114446820354936</text:p>
          </table:table-cell>
          <table:table-cell office:value-type="float" office:value="0.308169606871162" calcext:value-type="float">
            <text:p>0.308169606871162</text:p>
          </table:table-cell>
          <table:table-cell office:value-type="float" office:value="0.288721863325087" calcext:value-type="float">
            <text:p>0.288721863325087</text:p>
          </table:table-cell>
          <table:table-cell office:value-type="float" office:value="0.135964115914331" calcext:value-type="float">
            <text:p>0.135964115914331</text:p>
          </table:table-cell>
          <table:table-cell office:value-type="float" office:value="0.15222706577989" calcext:value-type="float">
            <text:p>0.15222706577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56</text:p>
          </table:table-cell>
          <table:table-cell table:number-columns-repeated="990"/>
        </table:table-row>
        <table:table-row table:style-name="ro2">
          <table:table-cell office:value-type="float" office:value="301.056570586235" calcext:value-type="float">
            <text:p>301.056570586235</text:p>
          </table:table-cell>
          <table:table-cell office:value-type="float" office:value="14.6108767191569" calcext:value-type="float">
            <text:p>14.6108767191569</text:p>
          </table:table-cell>
          <table:table-cell office:value-type="string" calcext:value-type="string">
            <text:p>C8H16NO9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-Acetyl-D-glucosamine 6-phosph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utamate metabolism__Aminosugars metabolism</text:p>
          </table:table-cell>
          <table:table-cell office:value-type="float" office:value="151529" calcext:value-type="float">
            <text:p>151529</text:p>
          </table:table-cell>
          <table:table-cell office:value-type="float" office:value="0.729794159784302" calcext:value-type="float">
            <text:p>0.729794159784302</text:p>
          </table:table-cell>
          <table:table-cell office:value-type="float" office:value="1.07650765370547" calcext:value-type="float">
            <text:p>1.07650765370547</text:p>
          </table:table-cell>
          <table:table-cell office:value-type="float" office:value="0.857691465456523" calcext:value-type="float">
            <text:p>0.857691465456523</text:p>
          </table:table-cell>
          <table:table-cell office:value-type="float" office:value="1" calcext:value-type="float">
            <text:p>1</text:p>
          </table:table-cell>
          <table:table-cell office:value-type="float" office:value="0.312179645936063" calcext:value-type="float">
            <text:p>0.312179645936063</text:p>
          </table:table-cell>
          <table:table-cell office:value-type="float" office:value="0.857149405003976" calcext:value-type="float">
            <text:p>0.857149405003976</text:p>
          </table:table-cell>
          <table:table-cell office:value-type="float" office:value="0.572944525683458" calcext:value-type="float">
            <text:p>0.572944525683458</text:p>
          </table:table-cell>
          <table:table-cell office:value-type="float" office:value="1" calcext:value-type="float">
            <text:p>1</text:p>
          </table:table-cell>
          <table:table-cell office:value-type="float" office:value="45145.2016601563" calcext:value-type="float">
            <text:p>45145.2016601563</text:p>
          </table:table-cell>
          <table:table-cell office:value-type="float" office:value="66592.9625" calcext:value-type="float">
            <text:p>66592.9625</text:p>
          </table:table-cell>
          <table:table-cell office:value-type="float" office:value="53056.9526367187" calcext:value-type="float">
            <text:p>53056.9526367187</text:p>
          </table:table-cell>
          <table:table-cell office:value-type="float" office:value="61860.1848958333" calcext:value-type="float">
            <text:p>61860.1848958333</text:p>
          </table:table-cell>
          <table:table-cell office:value-type="float" office:value="21753.8410887808" calcext:value-type="float">
            <text:p>21753.8410887808</text:p>
          </table:table-cell>
          <table:table-cell office:value-type="float" office:value="51247.125239684" calcext:value-type="float">
            <text:p>51247.125239684</text:p>
          </table:table-cell>
          <table:table-cell office:value-type="float" office:value="21010.3552749135" calcext:value-type="float">
            <text:p>21010.3552749135</text:p>
          </table:table-cell>
          <table:table-cell office:value-type="float" office:value="17504.9621799527" calcext:value-type="float">
            <text:p>17504.9621799527</text:p>
          </table:table-cell>
          <table:table-cell office:value-type="float" office:value="0.481863859032888" calcext:value-type="float">
            <text:p>0.481863859032888</text:p>
          </table:table-cell>
          <table:table-cell office:value-type="float" office:value="0.769557672699784" calcext:value-type="float">
            <text:p>0.769557672699784</text:p>
          </table:table-cell>
          <table:table-cell office:value-type="float" office:value="0.395996268741093" calcext:value-type="float">
            <text:p>0.395996268741093</text:p>
          </table:table-cell>
          <table:table-cell office:value-type="float" office:value="0.282976234381281" calcext:value-type="float">
            <text:p>0.282976234381281</text:p>
          </table:table-cell>
          <table:table-cell office:value-type="float" office:value="0.358352441374222" calcext:value-type="float">
            <text:p>0.358352441374222</text:p>
          </table:table-cell>
          <table:table-cell office:value-type="float" office:value="0.00763775647633891" calcext:value-type="float">
            <text:p>0.007637756476339</text:p>
          </table:table-cell>
          <table:table-cell office:value-type="float" office:value="0.103625049932944" calcext:value-type="float">
            <text:p>0.103625049932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7</text:p>
          </table:table-cell>
          <table:table-cell table:number-columns-repeated="990"/>
        </table:table-row>
        <table:table-row table:style-name="ro2">
          <table:table-cell office:value-type="float" office:value="131.094600907038" calcext:value-type="float">
            <text:p>131.094600907038</text:p>
          </table:table-cell>
          <table:table-cell office:value-type="float" office:value="10.2304736667209" calcext:value-type="float">
            <text:p>10.2304736667209</text:p>
          </table:table-cell>
          <table:table-cell office:value-type="string" calcext:value-type="string">
            <text:p>C6H13NO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-Isoleuc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, leucine and isoleucine degradation__Valine, leucine and isoleucine biosynthesis__Alkaloid biosynthesis II</text:p>
          </table:table-cell>
          <table:table-cell office:value-type="float" office:value="24098980" calcext:value-type="float">
            <text:p>24098980</text:p>
          </table:table-cell>
          <table:table-cell office:value-type="float" office:value="0.675498332076957" calcext:value-type="float">
            <text:p>0.675498332076957</text:p>
          </table:table-cell>
          <table:table-cell office:value-type="float" office:value="0.910785124204448" calcext:value-type="float">
            <text:p>0.910785124204448</text:p>
          </table:table-cell>
          <table:table-cell office:value-type="float" office:value="0.849508863535378" calcext:value-type="float">
            <text:p>0.849508863535378</text:p>
          </table:table-cell>
          <table:table-cell office:value-type="float" office:value="1" calcext:value-type="float">
            <text:p>1</text:p>
          </table:table-cell>
          <table:table-cell office:value-type="float" office:value="0.00513363112845554" calcext:value-type="float">
            <text:p>0.005133631128456</text:p>
          </table:table-cell>
          <table:table-cell office:value-type="float" office:value="0.22285299406399" calcext:value-type="float">
            <text:p>0.22285299406399</text:p>
          </table:table-cell>
          <table:table-cell office:value-type="float" office:value="0.208324684395437" calcext:value-type="float">
            <text:p>0.208324684395437</text:p>
          </table:table-cell>
          <table:table-cell office:value-type="float" office:value="1" calcext:value-type="float">
            <text:p>1</text:p>
          </table:table-cell>
          <table:table-cell office:value-type="float" office:value="15278387.5" calcext:value-type="float">
            <text:p>15278387.5</text:p>
          </table:table-cell>
          <table:table-cell office:value-type="float" office:value="20600092.4" calcext:value-type="float">
            <text:p>20600092.4</text:p>
          </table:table-cell>
          <table:table-cell office:value-type="float" office:value="19214149" calcext:value-type="float">
            <text:p>19214149</text:p>
          </table:table-cell>
          <table:table-cell office:value-type="float" office:value="22617950" calcext:value-type="float">
            <text:p>22617950</text:p>
          </table:table-cell>
          <table:table-cell office:value-type="float" office:value="2361839.30704885" calcext:value-type="float">
            <text:p>2361839.30704885</text:p>
          </table:table-cell>
          <table:table-cell office:value-type="float" office:value="2419546.53824943" calcext:value-type="float">
            <text:p>2419546.53824943</text:p>
          </table:table-cell>
          <table:table-cell office:value-type="float" office:value="4129937.89234641" calcext:value-type="float">
            <text:p>4129937.89234641</text:p>
          </table:table-cell>
          <table:table-cell office:value-type="float" office:value="1728620.73697037" calcext:value-type="float">
            <text:p>1728620.73697037</text:p>
          </table:table-cell>
          <table:table-cell office:value-type="float" office:value="0.154586948854966" calcext:value-type="float">
            <text:p>0.154586948854966</text:p>
          </table:table-cell>
          <table:table-cell office:value-type="float" office:value="0.117453188620136" calcext:value-type="float">
            <text:p>0.117453188620136</text:p>
          </table:table-cell>
          <table:table-cell office:value-type="float" office:value="0.214942534917701" calcext:value-type="float">
            <text:p>0.214942534917701</text:p>
          </table:table-cell>
          <table:table-cell office:value-type="float" office:value="0.0764269412997365" calcext:value-type="float">
            <text:p>0.076426941299737</text:p>
          </table:table-cell>
          <table:table-cell office:value-type="float" office:value="6.28841591603385" calcext:value-type="float">
            <text:p>6.28841591603385</text:p>
          </table:table-cell>
          <table:table-cell office:value-type="float" office:value="0.460483486141398" calcext:value-type="float">
            <text:p>0.460483486141398</text:p>
          </table:table-cell>
          <table:table-cell office:value-type="float" office:value="0.578006516778728" calcext:value-type="float">
            <text:p>0.578006516778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62</text:p>
          </table:table-cell>
          <table:table-cell table:number-columns-repeated="990"/>
        </table:table-row>
        <table:table-row table:style-name="ro2">
          <table:table-cell office:value-type="float" office:value="131.069410486259" calcext:value-type="float">
            <text:p>131.069410486259</text:p>
          </table:table-cell>
          <table:table-cell office:value-type="float" office:value="14.1838028377957" calcext:value-type="float">
            <text:p>14.1838028377957</text:p>
          </table:table-cell>
          <table:table-cell office:value-type="string" calcext:value-type="string">
            <text:p>C4H9N3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__Arginine and proline metabolism</text:p>
          </table:table-cell>
          <table:table-cell office:value-type="float" office:value="678498496" calcext:value-type="float">
            <text:p>678498496</text:p>
          </table:table-cell>
          <table:table-cell office:value-type="float" office:value="0.911186522634556" calcext:value-type="float">
            <text:p>0.911186522634556</text:p>
          </table:table-cell>
          <table:table-cell office:value-type="float" office:value="0.795530230991756" calcext:value-type="float">
            <text:p>0.795530230991756</text:p>
          </table:table-cell>
          <table:table-cell office:value-type="float" office:value="0.845197943601621" calcext:value-type="float">
            <text:p>0.845197943601621</text:p>
          </table:table-cell>
          <table:table-cell office:value-type="float" office:value="1" calcext:value-type="float">
            <text:p>1</text:p>
          </table:table-cell>
          <table:table-cell office:value-type="float" office:value="0.412819587855335" calcext:value-type="float">
            <text:p>0.412819587855335</text:p>
          </table:table-cell>
          <table:table-cell office:value-type="float" office:value="0.128295940312329" calcext:value-type="float">
            <text:p>0.128295940312329</text:p>
          </table:table-cell>
          <table:table-cell office:value-type="float" office:value="0.20630977049226" calcext:value-type="float">
            <text:p>0.20630977049226</text:p>
          </table:table-cell>
          <table:table-cell office:value-type="float" office:value="1" calcext:value-type="float">
            <text:p>1</text:p>
          </table:table-cell>
          <table:table-cell office:value-type="float" office:value="527449032" calcext:value-type="float">
            <text:p>527449032</text:p>
          </table:table-cell>
          <table:table-cell office:value-type="float" office:value="460500281.6" calcext:value-type="float">
            <text:p>460500281.6</text:p>
          </table:table-cell>
          <table:table-cell office:value-type="float" office:value="489250912" calcext:value-type="float">
            <text:p>489250912</text:p>
          </table:table-cell>
          <table:table-cell office:value-type="float" office:value="578859562.666667" calcext:value-type="float">
            <text:p>578859562.666667</text:p>
          </table:table-cell>
          <table:table-cell office:value-type="float" office:value="28743239.9686586" calcext:value-type="float">
            <text:p>28743239.9686586</text:p>
          </table:table-cell>
          <table:table-cell office:value-type="float" office:value="39061998.4729058" calcext:value-type="float">
            <text:p>39061998.4729058</text:p>
          </table:table-cell>
          <table:table-cell office:value-type="float" office:value="50896129.6189887" calcext:value-type="float">
            <text:p>50896129.6189887</text:p>
          </table:table-cell>
          <table:table-cell office:value-type="float" office:value="86297048.5681125" calcext:value-type="float">
            <text:p>86297048.5681125</text:p>
          </table:table-cell>
          <table:table-cell office:value-type="float" office:value="0.0544948198305891" calcext:value-type="float">
            <text:p>0.054494819830589</text:p>
          </table:table-cell>
          <table:table-cell office:value-type="float" office:value="0.0848251348233394" calcext:value-type="float">
            <text:p>0.08482513482334</text:p>
          </table:table-cell>
          <table:table-cell office:value-type="float" office:value="0.104028686243897" calcext:value-type="float">
            <text:p>0.104028686243897</text:p>
          </table:table-cell>
          <table:table-cell office:value-type="float" office:value="0.149081148751457" calcext:value-type="float">
            <text:p>0.149081148751457</text:p>
          </table:table-cell>
          <table:table-cell office:value-type="float" office:value="0.31946445471973" calcext:value-type="float">
            <text:p>0.31946445471973</text:p>
          </table:table-cell>
          <table:table-cell office:value-type="float" office:value="1.56122675764209" calcext:value-type="float">
            <text:p>1.56122675764209</text:p>
          </table:table-cell>
          <table:table-cell office:value-type="float" office:value="0.799963436754642" calcext:value-type="float">
            <text:p>0.799963436754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number-columns-repeated="990"/>
        </table:table-row>
        <table:table-row table:style-name="ro2">
          <table:table-cell office:value-type="float" office:value="612.15248265008" calcext:value-type="float">
            <text:p>612.15248265008</text:p>
          </table:table-cell>
          <table:table-cell office:value-type="float" office:value="17.2943915812173" calcext:value-type="float">
            <text:p>17.2943915812173</text:p>
          </table:table-cell>
          <table:table-cell office:value-type="string" calcext:value-type="string">
            <text:p>C20H32N6O12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tathione disulfi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utamate metabolism__Glutathione metabolism</text:p>
          </table:table-cell>
          <table:table-cell office:value-type="float" office:value="12634932" calcext:value-type="float">
            <text:p>12634932</text:p>
          </table:table-cell>
          <table:table-cell office:value-type="float" office:value="1.00664535762868" calcext:value-type="float">
            <text:p>1.00664535762868</text:p>
          </table:table-cell>
          <table:table-cell office:value-type="float" office:value="0.855368604980533" calcext:value-type="float">
            <text:p>0.855368604980533</text:p>
          </table:table-cell>
          <table:table-cell office:value-type="float" office:value="0.838806779760552" calcext:value-type="float">
            <text:p>0.838806779760552</text:p>
          </table:table-cell>
          <table:table-cell office:value-type="float" office:value="1" calcext:value-type="float">
            <text:p>1</text:p>
          </table:table-cell>
          <table:table-cell office:value-type="float" office:value="0.985726832670538" calcext:value-type="float">
            <text:p>0.985726832670538</text:p>
          </table:table-cell>
          <table:table-cell office:value-type="float" office:value="0.761561714423109" calcext:value-type="float">
            <text:p>0.761561714423109</text:p>
          </table:table-cell>
          <table:table-cell office:value-type="float" office:value="0.617987890602361" calcext:value-type="float">
            <text:p>0.617987890602361</text:p>
          </table:table-cell>
          <table:table-cell office:value-type="float" office:value="1" calcext:value-type="float">
            <text:p>1</text:p>
          </table:table-cell>
          <table:table-cell office:value-type="float" office:value="5388163.0625" calcext:value-type="float">
            <text:p>5388163.0625</text:p>
          </table:table-cell>
          <table:table-cell office:value-type="float" office:value="4578440.15" calcext:value-type="float">
            <text:p>4578440.15</text:p>
          </table:table-cell>
          <table:table-cell office:value-type="float" office:value="4489791.4375" calcext:value-type="float">
            <text:p>4489791.4375</text:p>
          </table:table-cell>
          <table:table-cell office:value-type="float" office:value="5352593.16666667" calcext:value-type="float">
            <text:p>5352593.16666667</text:p>
          </table:table-cell>
          <table:table-cell office:value-type="float" office:value="2793478.63463058" calcext:value-type="float">
            <text:p>2793478.63463058</text:p>
          </table:table-cell>
          <table:table-cell office:value-type="float" office:value="4641842.68183044" calcext:value-type="float">
            <text:p>4641842.68183044</text:p>
          </table:table-cell>
          <table:table-cell office:value-type="float" office:value="1937050.71572604" calcext:value-type="float">
            <text:p>1937050.71572604</text:p>
          </table:table-cell>
          <table:table-cell office:value-type="float" office:value="2207292.89622177" calcext:value-type="float">
            <text:p>2207292.89622177</text:p>
          </table:table-cell>
          <table:table-cell office:value-type="float" office:value="0.518447307965186" calcext:value-type="float">
            <text:p>0.518447307965186</text:p>
          </table:table-cell>
          <table:table-cell office:value-type="float" office:value="1.01384806391549" calcext:value-type="float">
            <text:p>1.01384806391549</text:p>
          </table:table-cell>
          <table:table-cell office:value-type="float" office:value="0.43143445362456" calcext:value-type="float">
            <text:p>0.43143445362456</text:p>
          </table:table-cell>
          <table:table-cell office:value-type="float" office:value="0.412378230045151" calcext:value-type="float">
            <text:p>0.412378230045151</text:p>
          </table:table-cell>
          <table:table-cell office:value-type="float" office:value="0.0000998146849395621" calcext:value-type="float">
            <text:p>9.98146849395621E-05</text:p>
          </table:table-cell>
          <table:table-cell office:value-type="float" office:value="0.0226850524258286" calcext:value-type="float">
            <text:p>0.022685052425829</text:p>
          </table:table-cell>
          <table:table-cell office:value-type="float" office:value="0.0863172877419582" calcext:value-type="float">
            <text:p>0.086317287741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764</text:p>
          </table:table-cell>
          <table:table-cell table:number-columns-repeated="990"/>
        </table:table-row>
        <table:table-row table:style-name="ro2">
          <table:table-cell office:value-type="float" office:value="164.04733500076" calcext:value-type="float">
            <text:p>164.04733500076</text:p>
          </table:table-cell>
          <table:table-cell office:value-type="float" office:value="9.6631593250093" calcext:value-type="float">
            <text:p>9.6631593250093</text:p>
          </table:table-cell>
          <table:table-cell office:value-type="string" calcext:value-type="string">
            <text:p>C9H8O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-2-Hydroxycinnam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Phenylalanine metabolism__Phenylpropanoid biosynthesis</text:p>
          </table:table-cell>
          <table:table-cell office:value-type="float" office:value="165851" calcext:value-type="float">
            <text:p>165851</text:p>
          </table:table-cell>
          <table:table-cell office:value-type="float" office:value="0.587257945827176" calcext:value-type="float">
            <text:p>0.587257945827176</text:p>
          </table:table-cell>
          <table:table-cell office:value-type="float" office:value="0.653043820724092" calcext:value-type="float">
            <text:p>0.653043820724092</text:p>
          </table:table-cell>
          <table:table-cell office:value-type="float" office:value="0.820613331059393" calcext:value-type="float">
            <text:p>0.820613331059393</text:p>
          </table:table-cell>
          <table:table-cell office:value-type="float" office:value="1" calcext:value-type="float">
            <text:p>1</text:p>
          </table:table-cell>
          <table:table-cell office:value-type="float" office:value="0.53461292847131" calcext:value-type="float">
            <text:p>0.53461292847131</text:p>
          </table:table-cell>
          <table:table-cell office:value-type="float" office:value="0.582584861894554" calcext:value-type="float">
            <text:p>0.582584861894554</text:p>
          </table:table-cell>
          <table:table-cell office:value-type="float" office:value="0.774519741731188" calcext:value-type="float">
            <text:p>0.774519741731188</text:p>
          </table:table-cell>
          <table:table-cell office:value-type="float" office:value="1" calcext:value-type="float">
            <text:p>1</text:p>
          </table:table-cell>
          <table:table-cell office:value-type="float" office:value="64545.9765625" calcext:value-type="float">
            <text:p>64545.9765625</text:p>
          </table:table-cell>
          <table:table-cell office:value-type="float" office:value="71776.553125" calcext:value-type="float">
            <text:p>71776.553125</text:p>
          </table:table-cell>
          <table:table-cell office:value-type="float" office:value="90194.248046875" calcext:value-type="float">
            <text:p>90194.248046875</text:p>
          </table:table-cell>
          <table:table-cell office:value-type="float" office:value="109910.776041667" calcext:value-type="float">
            <text:p>109910.776041667</text:p>
          </table:table-cell>
          <table:table-cell office:value-type="float" office:value="74625.8908682217" calcext:value-type="float">
            <text:p>74625.8908682217</text:p>
          </table:table-cell>
          <table:table-cell office:value-type="float" office:value="66912.4700173612" calcext:value-type="float">
            <text:p>66912.4700173612</text:p>
          </table:table-cell>
          <table:table-cell office:value-type="float" office:value="63357.500548924" calcext:value-type="float">
            <text:p>63357.500548924</text:p>
          </table:table-cell>
          <table:table-cell office:value-type="float" office:value="95190.6222576105" calcext:value-type="float">
            <text:p>95190.6222576105</text:p>
          </table:table-cell>
          <table:table-cell office:value-type="float" office:value="1.15616642341698" calcext:value-type="float">
            <text:p>1.15616642341698</text:p>
          </table:table-cell>
          <table:table-cell office:value-type="float" office:value="0.932232980048959" calcext:value-type="float">
            <text:p>0.932232980048959</text:p>
          </table:table-cell>
          <table:table-cell office:value-type="float" office:value="0.702456109130111" calcext:value-type="float">
            <text:p>0.702456109130111</text:p>
          </table:table-cell>
          <table:table-cell office:value-type="float" office:value="0.866071787369823" calcext:value-type="float">
            <text:p>0.866071787369823</text:p>
          </table:table-cell>
          <table:table-cell office:value-type="float" office:value="0.140664791890454" calcext:value-type="float">
            <text:p>0.140664791890454</text:p>
          </table:table-cell>
          <table:table-cell office:value-type="float" office:value="0.107413331632204" calcext:value-type="float">
            <text:p>0.107413331632204</text:p>
          </table:table-cell>
          <table:table-cell office:value-type="float" office:value="0.0297306897159374" calcext:value-type="float">
            <text:p>0.029730689715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05</text:p>
          </table:table-cell>
          <table:table-cell table:number-columns-repeated="990"/>
        </table:table-row>
        <table:table-row table:style-name="ro2">
          <table:table-cell office:value-type="float" office:value="209.068810547148" calcext:value-type="float">
            <text:p>209.068810547148</text:p>
          </table:table-cell>
          <table:table-cell office:value-type="float" office:value="7.37871232952987" calcext:value-type="float">
            <text:p>7.37871232952987</text:p>
          </table:table-cell>
          <table:table-cell office:value-type="string" calcext:value-type="string">
            <text:p>C10H11N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Hydroxyphenylacetylglyc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</text:p>
          </table:table-cell>
          <table:table-cell office:value-type="float" office:value="705646" calcext:value-type="float">
            <text:p>705646</text:p>
          </table:table-cell>
          <table:table-cell office:value-type="float" office:value="1.02704632957648" calcext:value-type="float">
            <text:p>1.02704632957648</text:p>
          </table:table-cell>
          <table:table-cell office:value-type="float" office:value="0.961062555473828" calcext:value-type="float">
            <text:p>0.961062555473828</text:p>
          </table:table-cell>
          <table:table-cell office:value-type="float" office:value="0.818462546686915" calcext:value-type="float">
            <text:p>0.818462546686915</text:p>
          </table:table-cell>
          <table:table-cell office:value-type="float" office:value="1" calcext:value-type="float">
            <text:p>1</text:p>
          </table:table-cell>
          <table:table-cell office:value-type="float" office:value="0.775738151070666" calcext:value-type="float">
            <text:p>0.775738151070666</text:p>
          </table:table-cell>
          <table:table-cell office:value-type="float" office:value="0.836075694232095" calcext:value-type="float">
            <text:p>0.836075694232095</text:p>
          </table:table-cell>
          <table:table-cell office:value-type="float" office:value="0.570322792004356" calcext:value-type="float">
            <text:p>0.570322792004356</text:p>
          </table:table-cell>
          <table:table-cell office:value-type="float" office:value="1" calcext:value-type="float">
            <text:p>1</text:p>
          </table:table-cell>
          <table:table-cell office:value-type="float" office:value="498216.515625" calcext:value-type="float">
            <text:p>498216.515625</text:p>
          </table:table-cell>
          <table:table-cell office:value-type="float" office:value="466208.021875" calcext:value-type="float">
            <text:p>466208.021875</text:p>
          </table:table-cell>
          <table:table-cell office:value-type="float" office:value="397033.265625" calcext:value-type="float">
            <text:p>397033.265625</text:p>
          </table:table-cell>
          <table:table-cell office:value-type="float" office:value="485096.4375" calcext:value-type="float">
            <text:p>485096.4375</text:p>
          </table:table-cell>
          <table:table-cell office:value-type="float" office:value="69206.1662842365" calcext:value-type="float">
            <text:p>69206.1662842365</text:p>
          </table:table-cell>
          <table:table-cell office:value-type="float" office:value="183953.451257871" calcext:value-type="float">
            <text:p>183953.451257871</text:p>
          </table:table-cell>
          <table:table-cell office:value-type="float" office:value="274293.787821412" calcext:value-type="float">
            <text:p>274293.787821412</text:p>
          </table:table-cell>
          <table:table-cell office:value-type="float" office:value="46005.5192831863" calcext:value-type="float">
            <text:p>46005.5192831863</text:p>
          </table:table-cell>
          <table:table-cell office:value-type="float" office:value="0.138907812394415" calcext:value-type="float">
            <text:p>0.138907812394415</text:p>
          </table:table-cell>
          <table:table-cell office:value-type="float" office:value="0.394573758122061" calcext:value-type="float">
            <text:p>0.394573758122061</text:p>
          </table:table-cell>
          <table:table-cell office:value-type="float" office:value="0.690858453358122" calcext:value-type="float">
            <text:p>0.690858453358122</text:p>
          </table:table-cell>
          <table:table-cell office:value-type="float" office:value="0.094837883205824" calcext:value-type="float">
            <text:p>0.094837883205824</text:p>
          </table:table-cell>
          <table:table-cell office:value-type="float" office:value="0.0249256325937741" calcext:value-type="float">
            <text:p>0.024925632593774</text:p>
          </table:table-cell>
          <table:table-cell office:value-type="float" office:value="0.00992263868393036" calcext:value-type="float">
            <text:p>0.00992263868393</text:p>
          </table:table-cell>
          <table:table-cell office:value-type="float" office:value="0.100255492428119" calcext:value-type="float">
            <text:p>0.100255492428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70</text:p>
          </table:table-cell>
          <table:table-cell table:number-columns-repeated="990"/>
        </table:table-row>
        <table:table-row table:style-name="ro2">
          <table:table-cell office:value-type="float" office:value="129.042607664008" calcext:value-type="float">
            <text:p>129.042607664008</text:p>
          </table:table-cell>
          <table:table-cell office:value-type="float" office:value="10.1099958631727" calcext:value-type="float">
            <text:p>10.1099958631727</text:p>
          </table:table-cell>
          <table:table-cell office:value-type="string" calcext:value-type="string">
            <text:p>C5H7N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-Oxopro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utathione metabolism</text:p>
          </table:table-cell>
          <table:table-cell office:value-type="float" office:value="37768756" calcext:value-type="float">
            <text:p>37768756</text:p>
          </table:table-cell>
          <table:table-cell office:value-type="float" office:value="0.344545133047485" calcext:value-type="float">
            <text:p>0.344545133047485</text:p>
          </table:table-cell>
          <table:table-cell office:value-type="float" office:value="1.06069888613164" calcext:value-type="float">
            <text:p>1.06069888613164</text:p>
          </table:table-cell>
          <table:table-cell office:value-type="float" office:value="0.768821587032649" calcext:value-type="float">
            <text:p>0.768821587032649</text:p>
          </table:table-cell>
          <table:table-cell office:value-type="float" office:value="1" calcext:value-type="float">
            <text:p>1</text:p>
          </table:table-cell>
          <table:table-cell office:value-type="float" office:value="0.190236949236816" calcext:value-type="float">
            <text:p>0.190236949236816</text:p>
          </table:table-cell>
          <table:table-cell office:value-type="float" office:value="0.875338300194666" calcext:value-type="float">
            <text:p>0.875338300194666</text:p>
          </table:table-cell>
          <table:table-cell office:value-type="float" office:value="0.572431983820657" calcext:value-type="float">
            <text:p>0.572431983820657</text:p>
          </table:table-cell>
          <table:table-cell office:value-type="float" office:value="1" calcext:value-type="float">
            <text:p>1</text:p>
          </table:table-cell>
          <table:table-cell office:value-type="float" office:value="7759986.75" calcext:value-type="float">
            <text:p>7759986.75</text:p>
          </table:table-cell>
          <table:table-cell office:value-type="float" office:value="23889495.2" calcext:value-type="float">
            <text:p>23889495.2</text:p>
          </table:table-cell>
          <table:table-cell office:value-type="float" office:value="17315715" calcext:value-type="float">
            <text:p>17315715</text:p>
          </table:table-cell>
          <table:table-cell office:value-type="float" office:value="22522410" calcext:value-type="float">
            <text:p>22522410</text:p>
          </table:table-cell>
          <table:table-cell office:value-type="float" office:value="2441106.30122593" calcext:value-type="float">
            <text:p>2441106.30122593</text:p>
          </table:table-cell>
          <table:table-cell office:value-type="float" office:value="2864274.98846135" calcext:value-type="float">
            <text:p>2864274.98846135</text:p>
          </table:table-cell>
          <table:table-cell office:value-type="float" office:value="4871889.37649738" calcext:value-type="float">
            <text:p>4871889.37649738</text:p>
          </table:table-cell>
          <table:table-cell office:value-type="float" office:value="13226386.2684634" calcext:value-type="float">
            <text:p>13226386.2684634</text:p>
          </table:table-cell>
          <table:table-cell office:value-type="float" office:value="0.31457609141226" calcext:value-type="float">
            <text:p>0.31457609141226</text:p>
          </table:table-cell>
          <table:table-cell office:value-type="float" office:value="0.119896840200347" calcext:value-type="float">
            <text:p>0.119896840200347</text:p>
          </table:table-cell>
          <table:table-cell office:value-type="float" office:value="0.28135652362593" calcext:value-type="float">
            <text:p>0.28135652362593</text:p>
          </table:table-cell>
          <table:table-cell office:value-type="float" office:value="0.587254484243176" calcext:value-type="float">
            <text:p>0.587254484243176</text:p>
          </table:table-cell>
          <table:table-cell office:value-type="float" office:value="1.20471865818211" calcext:value-type="float">
            <text:p>1.20471865818211</text:p>
          </table:table-cell>
          <table:table-cell office:value-type="float" office:value="0.0102048051501185" calcext:value-type="float">
            <text:p>0.010204805150119</text:p>
          </table:table-cell>
          <table:table-cell office:value-type="float" office:value="0.136454009499374" calcext:value-type="float">
            <text:p>0.136454009499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465</text:p>
          </table:table-cell>
          <table:table-cell table:number-columns-repeated="990"/>
        </table:table-row>
        <table:table-row table:style-name="ro2">
          <table:table-cell office:value-type="float" office:value="117.057644758546" calcext:value-type="float">
            <text:p>117.057644758546</text:p>
          </table:table-cell>
          <table:table-cell office:value-type="float" office:value="8.17924168904622" calcext:value-type="float">
            <text:p>8.17924168904622</text:p>
          </table:table-cell>
          <table:table-cell office:value-type="string" calcext:value-type="string">
            <text:p>C8H7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o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ryptophan metabolism__Phenylalanine, tyrosine and tryptophan biosynthesis__Benzoxazinone biosynthesis</text:p>
          </table:table-cell>
          <table:table-cell office:value-type="float" office:value="409949" calcext:value-type="float">
            <text:p>409949</text:p>
          </table:table-cell>
          <table:table-cell office:value-type="float" office:value="0.861425158681142" calcext:value-type="float">
            <text:p>0.861425158681142</text:p>
          </table:table-cell>
          <table:table-cell office:value-type="float" office:value="0.666333978633064" calcext:value-type="float">
            <text:p>0.666333978633064</text:p>
          </table:table-cell>
          <table:table-cell office:value-type="float" office:value="0.729822503492126" calcext:value-type="float">
            <text:p>0.729822503492126</text:p>
          </table:table-cell>
          <table:table-cell office:value-type="float" office:value="1" calcext:value-type="float">
            <text:p>1</text:p>
          </table:table-cell>
          <table:table-cell office:value-type="float" office:value="0.52054619011962" calcext:value-type="float">
            <text:p>0.52054619011962</text:p>
          </table:table-cell>
          <table:table-cell office:value-type="float" office:value="0.15705817008121" calcext:value-type="float">
            <text:p>0.15705817008121</text:p>
          </table:table-cell>
          <table:table-cell office:value-type="float" office:value="0.249388167711546" calcext:value-type="float">
            <text:p>0.249388167711546</text:p>
          </table:table-cell>
          <table:table-cell office:value-type="float" office:value="1" calcext:value-type="float">
            <text:p>1</text:p>
          </table:table-cell>
          <table:table-cell office:value-type="float" office:value="269587.14453125" calcext:value-type="float">
            <text:p>269587.14453125</text:p>
          </table:table-cell>
          <table:table-cell office:value-type="float" office:value="208532.421875" calcext:value-type="float">
            <text:p>208532.421875</text:p>
          </table:table-cell>
          <table:table-cell office:value-type="float" office:value="228401.4609375" calcext:value-type="float">
            <text:p>228401.4609375</text:p>
          </table:table-cell>
          <table:table-cell office:value-type="float" office:value="312954.807291667" calcext:value-type="float">
            <text:p>312954.807291667</text:p>
          </table:table-cell>
          <table:table-cell office:value-type="float" office:value="71957.4879949012" calcext:value-type="float">
            <text:p>71957.4879949012</text:p>
          </table:table-cell>
          <table:table-cell office:value-type="float" office:value="60088.1083943285" calcext:value-type="float">
            <text:p>60088.1083943285</text:p>
          </table:table-cell>
          <table:table-cell office:value-type="float" office:value="77302.0059658353" calcext:value-type="float">
            <text:p>77302.0059658353</text:p>
          </table:table-cell>
          <table:table-cell office:value-type="float" office:value="86438.3273818782" calcext:value-type="float">
            <text:p>86438.3273818782</text:p>
          </table:table-cell>
          <table:table-cell office:value-type="float" office:value="0.266917356612159" calcext:value-type="float">
            <text:p>0.266917356612159</text:p>
          </table:table-cell>
          <table:table-cell office:value-type="float" office:value="0.288147559281438" calcext:value-type="float">
            <text:p>0.288147559281438</text:p>
          </table:table-cell>
          <table:table-cell office:value-type="float" office:value="0.338447948837719" calcext:value-type="float">
            <text:p>0.338447948837719</text:p>
          </table:table-cell>
          <table:table-cell office:value-type="float" office:value="0.276200669770571" calcext:value-type="float">
            <text:p>0.276200669770571</text:p>
          </table:table-cell>
          <table:table-cell office:value-type="float" office:value="0.148682513039145" calcext:value-type="float">
            <text:p>0.148682513039145</text:p>
          </table:table-cell>
          <table:table-cell office:value-type="float" office:value="0.983926368946218" calcext:value-type="float">
            <text:p>0.983926368946218</text:p>
          </table:table-cell>
          <table:table-cell office:value-type="float" office:value="0.531655406684569" calcext:value-type="float">
            <text:p>0.531655406684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10</text:p>
          </table:table-cell>
          <table:table-cell table:number-columns-repeated="990"/>
        </table:table-row>
        <table:table-row table:style-name="ro2">
          <table:table-cell office:value-type="float" office:value="148.037265332647" calcext:value-type="float">
            <text:p>148.037265332647</text:p>
          </table:table-cell>
          <table:table-cell office:value-type="float" office:value="15.4632840050591" calcext:value-type="float">
            <text:p>15.4632840050591</text:p>
          </table:table-cell>
          <table:table-cell office:value-type="string" calcext:value-type="string">
            <text:p>C5H8O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R)-2-Hydroxyglutar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utamate degradation V (via hydroxyglutarate)</text:p>
          </table:table-cell>
          <table:table-cell office:value-type="float" office:value="30614430" calcext:value-type="float">
            <text:p>30614430</text:p>
          </table:table-cell>
          <table:table-cell office:value-type="float" office:value="0.670505106093911" calcext:value-type="float">
            <text:p>0.670505106093911</text:p>
          </table:table-cell>
          <table:table-cell office:value-type="float" office:value="0.955771648748906" calcext:value-type="float">
            <text:p>0.955771648748906</text:p>
          </table:table-cell>
          <table:table-cell office:value-type="float" office:value="0.723834951931382" calcext:value-type="float">
            <text:p>0.723834951931382</text:p>
          </table:table-cell>
          <table:table-cell office:value-type="float" office:value="1" calcext:value-type="float">
            <text:p>1</text:p>
          </table:table-cell>
          <table:table-cell office:value-type="float" office:value="0.38366403136209" calcext:value-type="float">
            <text:p>0.38366403136209</text:p>
          </table:table-cell>
          <table:table-cell office:value-type="float" office:value="0.902213201146767" calcext:value-type="float">
            <text:p>0.902213201146767</text:p>
          </table:table-cell>
          <table:table-cell office:value-type="float" office:value="0.458052293975999" calcext:value-type="float">
            <text:p>0.458052293975999</text:p>
          </table:table-cell>
          <table:table-cell office:value-type="float" office:value="1" calcext:value-type="float">
            <text:p>1</text:p>
          </table:table-cell>
          <table:table-cell office:value-type="float" office:value="12606472.25" calcext:value-type="float">
            <text:p>12606472.25</text:p>
          </table:table-cell>
          <table:table-cell office:value-type="float" office:value="17969898.6" calcext:value-type="float">
            <text:p>17969898.6</text:p>
          </table:table-cell>
          <table:table-cell office:value-type="float" office:value="13609151" calcext:value-type="float">
            <text:p>13609151</text:p>
          </table:table-cell>
          <table:table-cell office:value-type="float" office:value="18801456" calcext:value-type="float">
            <text:p>18801456</text:p>
          </table:table-cell>
          <table:table-cell office:value-type="float" office:value="1798564.48232609" calcext:value-type="float">
            <text:p>1798564.48232609</text:p>
          </table:table-cell>
          <table:table-cell office:value-type="float" office:value="6081147.57510215" calcext:value-type="float">
            <text:p>6081147.57510215</text:p>
          </table:table-cell>
          <table:table-cell office:value-type="float" office:value="4097286.33266402" calcext:value-type="float">
            <text:p>4097286.33266402</text:p>
          </table:table-cell>
          <table:table-cell office:value-type="float" office:value="9692862.38475653" calcext:value-type="float">
            <text:p>9692862.38475653</text:p>
          </table:table-cell>
          <table:table-cell office:value-type="float" office:value="0.142669927530764" calcext:value-type="float">
            <text:p>0.142669927530764</text:p>
          </table:table-cell>
          <table:table-cell office:value-type="float" office:value="0.338407450729975" calcext:value-type="float">
            <text:p>0.338407450729975</text:p>
          </table:table-cell>
          <table:table-cell office:value-type="float" office:value="0.301068474636222" calcext:value-type="float">
            <text:p>0.301068474636222</text:p>
          </table:table-cell>
          <table:table-cell office:value-type="float" office:value="0.515537859661322" calcext:value-type="float">
            <text:p>0.515537859661322</text:p>
          </table:table-cell>
          <table:table-cell office:value-type="float" office:value="0.394888766110765" calcext:value-type="float">
            <text:p>0.394888766110765</text:p>
          </table:table-cell>
          <table:table-cell office:value-type="float" office:value="0.00528127609754611" calcext:value-type="float">
            <text:p>0.005281276097546</text:p>
          </table:table-cell>
          <table:table-cell office:value-type="float" office:value="0.243454873983465" calcext:value-type="float">
            <text:p>0.243454873983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524</text:p>
          </table:table-cell>
          <table:table-cell table:number-columns-repeated="990"/>
        </table:table-row>
        <table:table-row table:style-name="ro2">
          <table:table-cell office:value-type="float" office:value="145.110236636406" calcext:value-type="float">
            <text:p>145.110236636406</text:p>
          </table:table-cell>
          <table:table-cell office:value-type="float" office:value="12.6371584574382" calcext:value-type="float">
            <text:p>12.6371584574382</text:p>
          </table:table-cell>
          <table:table-cell office:value-type="string" calcext:value-type="string">
            <text:p>C7H15NO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-Trimethylammoniobutano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office:value-type="float" office:value="37129448" calcext:value-type="float">
            <text:p>37129448</text:p>
          </table:table-cell>
          <table:table-cell office:value-type="float" office:value="0.742604012928716" calcext:value-type="float">
            <text:p>0.742604012928716</text:p>
          </table:table-cell>
          <table:table-cell office:value-type="float" office:value="0.667170600603222" calcext:value-type="float">
            <text:p>0.667170600603222</text:p>
          </table:table-cell>
          <table:table-cell office:value-type="float" office:value="0.703602507649512" calcext:value-type="float">
            <text:p>0.703602507649512</text:p>
          </table:table-cell>
          <table:table-cell office:value-type="float" office:value="1" calcext:value-type="float">
            <text:p>1</text:p>
          </table:table-cell>
          <table:table-cell office:value-type="float" office:value="0.301780253666912" calcext:value-type="float">
            <text:p>0.301780253666912</text:p>
          </table:table-cell>
          <table:table-cell office:value-type="float" office:value="0.214110095906331" calcext:value-type="float">
            <text:p>0.214110095906331</text:p>
          </table:table-cell>
          <table:table-cell office:value-type="float" office:value="0.248487393519529" calcext:value-type="float">
            <text:p>0.248487393519529</text:p>
          </table:table-cell>
          <table:table-cell office:value-type="float" office:value="1" calcext:value-type="float">
            <text:p>1</text:p>
          </table:table-cell>
          <table:table-cell office:value-type="float" office:value="20075696" calcext:value-type="float">
            <text:p>20075696</text:p>
          </table:table-cell>
          <table:table-cell office:value-type="float" office:value="18036415" calcext:value-type="float">
            <text:p>18036415</text:p>
          </table:table-cell>
          <table:table-cell office:value-type="float" office:value="19021322" calcext:value-type="float">
            <text:p>19021322</text:p>
          </table:table-cell>
          <table:table-cell office:value-type="float" office:value="27034187.3333333" calcext:value-type="float">
            <text:p>27034187.3333333</text:p>
          </table:table-cell>
          <table:table-cell office:value-type="float" office:value="646552.041852781" calcext:value-type="float">
            <text:p>646552.041852781</text:p>
          </table:table-cell>
          <table:table-cell office:value-type="float" office:value="1867226.30439403" calcext:value-type="float">
            <text:p>1867226.30439403</text:p>
          </table:table-cell>
          <table:table-cell office:value-type="float" office:value="3437463.40663887" calcext:value-type="float">
            <text:p>3437463.40663887</text:p>
          </table:table-cell>
          <table:table-cell office:value-type="float" office:value="8742753.63235917" calcext:value-type="float">
            <text:p>8742753.63235917</text:p>
          </table:table-cell>
          <table:table-cell office:value-type="float" office:value="0.0322057099217273" calcext:value-type="float">
            <text:p>0.032205709921727</text:p>
          </table:table-cell>
          <table:table-cell office:value-type="float" office:value="0.103525357139655" calcext:value-type="float">
            <text:p>0.103525357139655</text:p>
          </table:table-cell>
          <table:table-cell office:value-type="float" office:value="0.180716324903121" calcext:value-type="float">
            <text:p>0.180716324903121</text:p>
          </table:table-cell>
          <table:table-cell office:value-type="float" office:value="0.323396206609077" calcext:value-type="float">
            <text:p>0.323396206609077</text:p>
          </table:table-cell>
          <table:table-cell office:value-type="float" office:value="0.630035471859253" calcext:value-type="float">
            <text:p>0.630035471859253</text:p>
          </table:table-cell>
          <table:table-cell office:value-type="float" office:value="1.01298301146492" calcext:value-type="float">
            <text:p>1.01298301146492</text:p>
          </table:table-cell>
          <table:table-cell office:value-type="float" office:value="0.727531236647793" calcext:value-type="float">
            <text:p>0.727531236647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3</text:p>
          </table:table-cell>
          <table:table-cell table:number-columns-repeated="990"/>
        </table:table-row>
        <table:table-row table:style-name="ro2">
          <table:table-cell office:value-type="float" office:value="307.083722127278" calcext:value-type="float">
            <text:p>307.083722127278</text:p>
          </table:table-cell>
          <table:table-cell office:value-type="float" office:value="14.096441340792" calcext:value-type="float">
            <text:p>14.096441340792</text:p>
          </table:table-cell>
          <table:table-cell office:value-type="string" calcext:value-type="string">
            <text:p>C10H17N3O6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utathi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utamate metabolism__Cysteine metabolism__Glutathione metabolism</text:p>
          </table:table-cell>
          <table:table-cell office:value-type="float" office:value="60848972" calcext:value-type="float">
            <text:p>60848972</text:p>
          </table:table-cell>
          <table:table-cell office:value-type="float" office:value="0.631593074155316" calcext:value-type="float">
            <text:p>0.631593074155316</text:p>
          </table:table-cell>
          <table:table-cell office:value-type="float" office:value="0.714812100466581" calcext:value-type="float">
            <text:p>0.714812100466581</text:p>
          </table:table-cell>
          <table:table-cell office:value-type="float" office:value="0.694580539043964" calcext:value-type="float">
            <text:p>0.694580539043964</text:p>
          </table:table-cell>
          <table:table-cell office:value-type="float" office:value="1" calcext:value-type="float">
            <text:p>1</text:p>
          </table:table-cell>
          <table:table-cell office:value-type="float" office:value="0.137761738884844" calcext:value-type="float">
            <text:p>0.137761738884844</text:p>
          </table:table-cell>
          <table:table-cell office:value-type="float" office:value="0.277208149380088" calcext:value-type="float">
            <text:p>0.277208149380088</text:p>
          </table:table-cell>
          <table:table-cell office:value-type="float" office:value="0.191872633233334" calcext:value-type="float">
            <text:p>0.191872633233334</text:p>
          </table:table-cell>
          <table:table-cell office:value-type="float" office:value="1" calcext:value-type="float">
            <text:p>1</text:p>
          </table:table-cell>
          <table:table-cell office:value-type="float" office:value="14439797.5" calcext:value-type="float">
            <text:p>14439797.5</text:p>
          </table:table-cell>
          <table:table-cell office:value-type="float" office:value="16342392.6" calcext:value-type="float">
            <text:p>16342392.6</text:p>
          </table:table-cell>
          <table:table-cell office:value-type="float" office:value="15879848.5" calcext:value-type="float">
            <text:p>15879848.5</text:p>
          </table:table-cell>
          <table:table-cell office:value-type="float" office:value="22862501.3333333" calcext:value-type="float">
            <text:p>22862501.3333333</text:p>
          </table:table-cell>
          <table:table-cell office:value-type="float" office:value="4964517.32634909" calcext:value-type="float">
            <text:p>4964517.32634909</text:p>
          </table:table-cell>
          <table:table-cell office:value-type="float" office:value="8818918.48483794" calcext:value-type="float">
            <text:p>8818918.48483794</text:p>
          </table:table-cell>
          <table:table-cell office:value-type="float" office:value="2531212.27028691" calcext:value-type="float">
            <text:p>2531212.27028691</text:p>
          </table:table-cell>
          <table:table-cell office:value-type="float" office:value="6418874.88850479" calcext:value-type="float">
            <text:p>6418874.88850479</text:p>
          </table:table-cell>
          <table:table-cell office:value-type="float" office:value="0.343807960350489" calcext:value-type="float">
            <text:p>0.343807960350489</text:p>
          </table:table-cell>
          <table:table-cell office:value-type="float" office:value="0.539634477073935" calcext:value-type="float">
            <text:p>0.539634477073935</text:p>
          </table:table-cell>
          <table:table-cell office:value-type="float" office:value="0.15939775938586" calcext:value-type="float">
            <text:p>0.15939775938586</text:p>
          </table:table-cell>
          <table:table-cell office:value-type="float" office:value="0.280759956879527" calcext:value-type="float">
            <text:p>0.280759956879527</text:p>
          </table:table-cell>
          <table:table-cell office:value-type="float" office:value="1.07735273359134" calcext:value-type="float">
            <text:p>1.07735273359134</text:p>
          </table:table-cell>
          <table:table-cell office:value-type="float" office:value="0.357316398682062" calcext:value-type="float">
            <text:p>0.357316398682062</text:p>
          </table:table-cell>
          <table:table-cell office:value-type="float" office:value="1.02412254891114" calcext:value-type="float">
            <text:p>1.02412254891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03</text:p>
          </table:table-cell>
          <table:table-cell table:number-columns-repeated="990"/>
        </table:table-row>
        <table:table-row table:style-name="ro2">
          <table:table-cell office:value-type="float" office:value="188.152492029419" calcext:value-type="float">
            <text:p>188.152492029419</text:p>
          </table:table-cell>
          <table:table-cell office:value-type="float" office:value="21.2542751057942" calcext:value-type="float">
            <text:p>21.2542751057942</text:p>
          </table:table-cell>
          <table:table-cell office:value-type="string" calcext:value-type="string">
            <text:p>C9H20N2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6,N6,N6-Trimethyl-L-lys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office:value-type="float" office:value="18734120" calcext:value-type="float">
            <text:p>18734120</text:p>
          </table:table-cell>
          <table:table-cell office:value-type="float" office:value="0.703604167358923" calcext:value-type="float">
            <text:p>0.703604167358923</text:p>
          </table:table-cell>
          <table:table-cell office:value-type="float" office:value="0.819858312536869" calcext:value-type="float">
            <text:p>0.819858312536869</text:p>
          </table:table-cell>
          <table:table-cell office:value-type="float" office:value="0.685714898630994" calcext:value-type="float">
            <text:p>0.685714898630994</text:p>
          </table:table-cell>
          <table:table-cell office:value-type="float" office:value="1" calcext:value-type="float">
            <text:p>1</text:p>
          </table:table-cell>
          <table:table-cell office:value-type="float" office:value="0.370057950026956" calcext:value-type="float">
            <text:p>0.370057950026956</text:p>
          </table:table-cell>
          <table:table-cell office:value-type="float" office:value="0.557571836818082" calcext:value-type="float">
            <text:p>0.557571836818082</text:p>
          </table:table-cell>
          <table:table-cell office:value-type="float" office:value="0.346799320891795" calcext:value-type="float">
            <text:p>0.346799320891795</text:p>
          </table:table-cell>
          <table:table-cell office:value-type="float" office:value="1" calcext:value-type="float">
            <text:p>1</text:p>
          </table:table-cell>
          <table:table-cell office:value-type="float" office:value="8695800.75" calcext:value-type="float">
            <text:p>8695800.75</text:p>
          </table:table-cell>
          <table:table-cell office:value-type="float" office:value="10132578.6" calcext:value-type="float">
            <text:p>10132578.6</text:p>
          </table:table-cell>
          <table:table-cell office:value-type="float" office:value="8474708.375" calcext:value-type="float">
            <text:p>8474708.375</text:p>
          </table:table-cell>
          <table:table-cell office:value-type="float" office:value="12358938.6666667" calcext:value-type="float">
            <text:p>12358938.6666667</text:p>
          </table:table-cell>
          <table:table-cell office:value-type="float" office:value="1785542.64583466" calcext:value-type="float">
            <text:p>1785542.64583466</text:p>
          </table:table-cell>
          <table:table-cell office:value-type="float" office:value="598753.718253006" calcext:value-type="float">
            <text:p>598753.718253006</text:p>
          </table:table-cell>
          <table:table-cell office:value-type="float" office:value="1408940.41811612" calcext:value-type="float">
            <text:p>1408940.41811612</text:p>
          </table:table-cell>
          <table:table-cell office:value-type="float" office:value="5521262.60263949" calcext:value-type="float">
            <text:p>5521262.60263949</text:p>
          </table:table-cell>
          <table:table-cell office:value-type="float" office:value="0.205333895884708" calcext:value-type="float">
            <text:p>0.205333895884708</text:p>
          </table:table-cell>
          <table:table-cell office:value-type="float" office:value="0.0590919391686738" calcext:value-type="float">
            <text:p>0.059091939168674</text:p>
          </table:table-cell>
          <table:table-cell office:value-type="float" office:value="0.166252377754075" calcext:value-type="float">
            <text:p>0.166252377754075</text:p>
          </table:table-cell>
          <table:table-cell office:value-type="float" office:value="0.44674245512124" calcext:value-type="float">
            <text:p>0.44674245512124</text:p>
          </table:table-cell>
          <table:table-cell office:value-type="float" office:value="0.398502579091361" calcext:value-type="float">
            <text:p>0.398502579091361</text:p>
          </table:table-cell>
          <table:table-cell office:value-type="float" office:value="0.160707576309084" calcext:value-type="float">
            <text:p>0.160707576309084</text:p>
          </table:table-cell>
          <table:table-cell office:value-type="float" office:value="0.464659647128905" calcext:value-type="float">
            <text:p>0.46465964712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96</text:p>
          </table:table-cell>
          <table:table-cell table:number-columns-repeated="990"/>
        </table:table-row>
        <table:table-row table:style-name="ro2">
          <table:table-cell office:value-type="float" office:value="211.035874560798" calcext:value-type="float">
            <text:p>211.035874560798</text:p>
          </table:table-cell>
          <table:table-cell office:value-type="float" office:value="15.050656636556" calcext:value-type="float">
            <text:p>15.050656636556</text:p>
          </table:table-cell>
          <table:table-cell office:value-type="string" calcext:value-type="string">
            <text:p>C4H10N3O5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creat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office:value-type="float" office:value="457174" calcext:value-type="float">
            <text:p>457174</text:p>
          </table:table-cell>
          <table:table-cell office:value-type="float" office:value="0.938656338040617" calcext:value-type="float">
            <text:p>0.938656338040617</text:p>
          </table:table-cell>
          <table:table-cell office:value-type="float" office:value="0.476475893164482" calcext:value-type="float">
            <text:p>0.476475893164482</text:p>
          </table:table-cell>
          <table:table-cell office:value-type="float" office:value="0.678806818213548" calcext:value-type="float">
            <text:p>0.678806818213548</text:p>
          </table:table-cell>
          <table:table-cell office:value-type="float" office:value="1" calcext:value-type="float">
            <text:p>1</text:p>
          </table:table-cell>
          <table:table-cell office:value-type="float" office:value="0.92745168962729" calcext:value-type="float">
            <text:p>0.92745168962729</text:p>
          </table:table-cell>
          <table:table-cell office:value-type="float" office:value="0.453619132013696" calcext:value-type="float">
            <text:p>0.453619132013696</text:p>
          </table:table-cell>
          <table:table-cell office:value-type="float" office:value="0.630137918135201" calcext:value-type="float">
            <text:p>0.630137918135201</text:p>
          </table:table-cell>
          <table:table-cell office:value-type="float" office:value="1" calcext:value-type="float">
            <text:p>1</text:p>
          </table:table-cell>
          <table:table-cell office:value-type="float" office:value="201351.029296875" calcext:value-type="float">
            <text:p>201351.029296875</text:p>
          </table:table-cell>
          <table:table-cell office:value-type="float" office:value="102208.771875" calcext:value-type="float">
            <text:p>102208.771875</text:p>
          </table:table-cell>
          <table:table-cell office:value-type="float" office:value="145610.748046875" calcext:value-type="float">
            <text:p>145610.748046875</text:p>
          </table:table-cell>
          <table:table-cell office:value-type="float" office:value="214509.848958333" calcext:value-type="float">
            <text:p>214509.848958333</text:p>
          </table:table-cell>
          <table:table-cell office:value-type="float" office:value="103314.456342747" calcext:value-type="float">
            <text:p>103314.456342747</text:p>
          </table:table-cell>
          <table:table-cell office:value-type="float" office:value="44909.6572286824" calcext:value-type="float">
            <text:p>44909.6572286824</text:p>
          </table:table-cell>
          <table:table-cell office:value-type="float" office:value="47170.1652606468" calcext:value-type="float">
            <text:p>47170.1652606468</text:p>
          </table:table-cell>
          <table:table-cell office:value-type="float" office:value="210383.543210802" calcext:value-type="float">
            <text:p>210383.543210802</text:p>
          </table:table-cell>
          <table:table-cell office:value-type="float" office:value="0.513106174344004" calcext:value-type="float">
            <text:p>0.513106174344004</text:p>
          </table:table-cell>
          <table:table-cell office:value-type="float" office:value="0.439391418220017" calcext:value-type="float">
            <text:p>0.439391418220017</text:p>
          </table:table-cell>
          <table:table-cell office:value-type="float" office:value="0.323947001806912" calcext:value-type="float">
            <text:p>0.323947001806912</text:p>
          </table:table-cell>
          <table:table-cell office:value-type="float" office:value="0.980764026604984" calcext:value-type="float">
            <text:p>0.980764026604984</text:p>
          </table:table-cell>
          <table:table-cell office:value-type="float" office:value="0.00315198291451581" calcext:value-type="float">
            <text:p>0.003151982914516</text:p>
          </table:table-cell>
          <table:table-cell office:value-type="float" office:value="0.272516125112082" calcext:value-type="float">
            <text:p>0.272516125112082</text:p>
          </table:table-cell>
          <table:table-cell office:value-type="float" office:value="0.102118048052981" calcext:value-type="float">
            <text:p>0.102118048052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89</text:p>
          </table:table-cell>
          <table:table-cell table:number-columns-repeated="990"/>
        </table:table-row>
        <table:table-row table:style-name="ro2">
          <table:table-cell office:value-type="float" office:value="146.057700848853" calcext:value-type="float">
            <text:p>146.057700848853</text:p>
          </table:table-cell>
          <table:table-cell office:value-type="float" office:value="7.404386138916" calcext:value-type="float">
            <text:p>7.404386138916</text:p>
          </table:table-cell>
          <table:table-cell office:value-type="string" calcext:value-type="string">
            <text:p>C6H10O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S)-2-Aceto-2-hydroxybutano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, leucine and isoleucine biosynthesis</text:p>
          </table:table-cell>
          <table:table-cell office:value-type="float" office:value="142845" calcext:value-type="float">
            <text:p>142845</text:p>
          </table:table-cell>
          <table:table-cell office:value-type="float" office:value="0.499165266972444" calcext:value-type="float">
            <text:p>0.499165266972444</text:p>
          </table:table-cell>
          <table:table-cell office:value-type="float" office:value="0.828942343867353" calcext:value-type="float">
            <text:p>0.828942343867353</text:p>
          </table:table-cell>
          <table:table-cell office:value-type="float" office:value="0.657096231434084" calcext:value-type="float">
            <text:p>0.657096231434084</text:p>
          </table:table-cell>
          <table:table-cell office:value-type="float" office:value="1" calcext:value-type="float">
            <text:p>1</text:p>
          </table:table-cell>
          <table:table-cell office:value-type="float" office:value="0.035885971924512" calcext:value-type="float">
            <text:p>0.035885971924512</text:p>
          </table:table-cell>
          <table:table-cell office:value-type="float" office:value="0.367674001430147" calcext:value-type="float">
            <text:p>0.367674001430147</text:p>
          </table:table-cell>
          <table:table-cell office:value-type="float" office:value="0.176455792298501" calcext:value-type="float">
            <text:p>0.176455792298501</text:p>
          </table:table-cell>
          <table:table-cell office:value-type="float" office:value="1" calcext:value-type="float">
            <text:p>1</text:p>
          </table:table-cell>
          <table:table-cell office:value-type="float" office:value="59404.9135742188" calcext:value-type="float">
            <text:p>59404.9135742188</text:p>
          </table:table-cell>
          <table:table-cell office:value-type="float" office:value="98651.19140625" calcext:value-type="float">
            <text:p>98651.19140625</text:p>
          </table:table-cell>
          <table:table-cell office:value-type="float" office:value="78200.0419921875" calcext:value-type="float">
            <text:p>78200.0419921875</text:p>
          </table:table-cell>
          <table:table-cell office:value-type="float" office:value="119008.5078125" calcext:value-type="float">
            <text:p>119008.5078125</text:p>
          </table:table-cell>
          <table:table-cell office:value-type="float" office:value="33673.499081154" calcext:value-type="float">
            <text:p>33673.499081154</text:p>
          </table:table-cell>
          <table:table-cell office:value-type="float" office:value="37807.4621238228" calcext:value-type="float">
            <text:p>37807.4621238228</text:p>
          </table:table-cell>
          <table:table-cell office:value-type="float" office:value="44577.4040893643" calcext:value-type="float">
            <text:p>44577.4040893643</text:p>
          </table:table-cell>
          <table:table-cell office:value-type="float" office:value="21277.8996678499" calcext:value-type="float">
            <text:p>21277.8996678499</text:p>
          </table:table-cell>
          <table:table-cell office:value-type="float" office:value="0.566847034279131" calcext:value-type="float">
            <text:p>0.566847034279131</text:p>
          </table:table-cell>
          <table:table-cell office:value-type="float" office:value="0.383243847184064" calcext:value-type="float">
            <text:p>0.383243847184064</text:p>
          </table:table-cell>
          <table:table-cell office:value-type="float" office:value="0.570043224450157" calcext:value-type="float">
            <text:p>0.570043224450157</text:p>
          </table:table-cell>
          <table:table-cell office:value-type="float" office:value="0.178793096888279" calcext:value-type="float">
            <text:p>0.178793096888279</text:p>
          </table:table-cell>
          <table:table-cell office:value-type="float" office:value="2.23904483478736" calcext:value-type="float">
            <text:p>2.23904483478736</text:p>
          </table:table-cell>
          <table:table-cell office:value-type="float" office:value="0.22018416451366" calcext:value-type="float">
            <text:p>0.22018416451366</text:p>
          </table:table-cell>
          <table:table-cell office:value-type="float" office:value="0.682542316732689" calcext:value-type="float">
            <text:p>0.682542316732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53</text:p>
          </table:table-cell>
          <table:table-cell table:number-columns-repeated="990"/>
        </table:table-row>
        <table:table-row table:style-name="ro2">
          <table:table-cell office:value-type="float" office:value="117.078939937618" calcext:value-type="float">
            <text:p>117.078939937618</text:p>
          </table:table-cell>
          <table:table-cell office:value-type="float" office:value="10.7115354749892" calcext:value-type="float">
            <text:p>10.7115354749892</text:p>
          </table:table-cell>
          <table:table-cell office:value-type="string" calcext:value-type="string">
            <text:p>C5H11NO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ta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</text:p>
          </table:table-cell>
          <table:table-cell office:value-type="float" office:value="227391376" calcext:value-type="float">
            <text:p>227391376</text:p>
          </table:table-cell>
          <table:table-cell office:value-type="float" office:value="0.612197939891783" calcext:value-type="float">
            <text:p>0.612197939891783</text:p>
          </table:table-cell>
          <table:table-cell office:value-type="float" office:value="0.550624653736334" calcext:value-type="float">
            <text:p>0.550624653736334</text:p>
          </table:table-cell>
          <table:table-cell office:value-type="float" office:value="0.644152976667295" calcext:value-type="float">
            <text:p>0.644152976667295</text:p>
          </table:table-cell>
          <table:table-cell office:value-type="float" office:value="1" calcext:value-type="float">
            <text:p>1</text:p>
          </table:table-cell>
          <table:table-cell office:value-type="float" office:value="0.0403429950094439" calcext:value-type="float">
            <text:p>0.040342995009444</text:p>
          </table:table-cell>
          <table:table-cell office:value-type="float" office:value="0.025091379595759" calcext:value-type="float">
            <text:p>0.025091379595759</text:p>
          </table:table-cell>
          <table:table-cell office:value-type="float" office:value="0.0606278035641676" calcext:value-type="float">
            <text:p>0.060627803564168</text:p>
          </table:table-cell>
          <table:table-cell office:value-type="float" office:value="1" calcext:value-type="float">
            <text:p>1</text:p>
          </table:table-cell>
          <table:table-cell office:value-type="float" office:value="115887222" calcext:value-type="float">
            <text:p>115887222</text:p>
          </table:table-cell>
          <table:table-cell office:value-type="float" office:value="104231584.8" calcext:value-type="float">
            <text:p>104231584.8</text:p>
          </table:table-cell>
          <table:table-cell office:value-type="float" office:value="121936214" calcext:value-type="float">
            <text:p>121936214</text:p>
          </table:table-cell>
          <table:table-cell office:value-type="float" office:value="189296981.333333" calcext:value-type="float">
            <text:p>189296981.333333</text:p>
          </table:table-cell>
          <table:table-cell office:value-type="float" office:value="29309340.2890211" calcext:value-type="float">
            <text:p>29309340.2890211</text:p>
          </table:table-cell>
          <table:table-cell office:value-type="float" office:value="29332117.3736261" calcext:value-type="float">
            <text:p>29332117.3736261</text:p>
          </table:table-cell>
          <table:table-cell office:value-type="float" office:value="38320097.8865686" calcext:value-type="float">
            <text:p>38320097.8865686</text:p>
          </table:table-cell>
          <table:table-cell office:value-type="float" office:value="34150547.5324412" calcext:value-type="float">
            <text:p>34150547.5324412</text:p>
          </table:table-cell>
          <table:table-cell office:value-type="float" office:value="0.252912614377978" calcext:value-type="float">
            <text:p>0.252912614377978</text:p>
          </table:table-cell>
          <table:table-cell office:value-type="float" office:value="0.281412946276397" calcext:value-type="float">
            <text:p>0.281412946276397</text:p>
          </table:table-cell>
          <table:table-cell office:value-type="float" office:value="0.314263471281539" calcext:value-type="float">
            <text:p>0.314263471281539</text:p>
          </table:table-cell>
          <table:table-cell office:value-type="float" office:value="0.180407248398248" calcext:value-type="float">
            <text:p>0.180407248398248</text:p>
          </table:table-cell>
          <table:table-cell office:value-type="float" office:value="2.66084031169554" calcext:value-type="float">
            <text:p>2.66084031169554</text:p>
          </table:table-cell>
          <table:table-cell office:value-type="float" office:value="3.57051408151993" calcext:value-type="float">
            <text:p>3.57051408151993</text:p>
          </table:table-cell>
          <table:table-cell office:value-type="float" office:value="1.72220387303247" calcext:value-type="float">
            <text:p>1.72220387303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5</text:p>
          </table:table-cell>
          <table:table-cell table:number-columns-repeated="990"/>
        </table:table-row>
        <table:table-row table:style-name="ro2">
          <table:table-cell office:value-type="float" office:value="158.057905081213" calcext:value-type="float">
            <text:p>158.057905081213</text:p>
          </table:table-cell>
          <table:table-cell office:value-type="float" office:value="7.378702100118" calcext:value-type="float">
            <text:p>7.378702100118</text:p>
          </table:table-cell>
          <table:table-cell office:value-type="string" calcext:value-type="string">
            <text:p>C7H10O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Isopropylmale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Valine, leucine and isoleucine biosynthesis</text:p>
          </table:table-cell>
          <table:table-cell office:value-type="float" office:value="459290" calcext:value-type="float">
            <text:p>459290</text:p>
          </table:table-cell>
          <table:table-cell office:value-type="float" office:value="0.615783046293092" calcext:value-type="float">
            <text:p>0.615783046293092</text:p>
          </table:table-cell>
          <table:table-cell office:value-type="float" office:value="0.653183187682658" calcext:value-type="float">
            <text:p>0.653183187682658</text:p>
          </table:table-cell>
          <table:table-cell office:value-type="float" office:value="0.635093478837347" calcext:value-type="float">
            <text:p>0.635093478837347</text:p>
          </table:table-cell>
          <table:table-cell office:value-type="float" office:value="1" calcext:value-type="float">
            <text:p>1</text:p>
          </table:table-cell>
          <table:table-cell office:value-type="float" office:value="0.233296205012411" calcext:value-type="float">
            <text:p>0.233296205012411</text:p>
          </table:table-cell>
          <table:table-cell office:value-type="float" office:value="0.266747331516853" calcext:value-type="float">
            <text:p>0.266747331516853</text:p>
          </table:table-cell>
          <table:table-cell office:value-type="float" office:value="0.250558050655922" calcext:value-type="float">
            <text:p>0.250558050655922</text:p>
          </table:table-cell>
          <table:table-cell office:value-type="float" office:value="1" calcext:value-type="float">
            <text:p>1</text:p>
          </table:table-cell>
          <table:table-cell office:value-type="float" office:value="194188.4921875" calcext:value-type="float">
            <text:p>194188.4921875</text:p>
          </table:table-cell>
          <table:table-cell office:value-type="float" office:value="205982.70625" calcext:value-type="float">
            <text:p>205982.70625</text:p>
          </table:table-cell>
          <table:table-cell office:value-type="float" office:value="200278.078125" calcext:value-type="float">
            <text:p>200278.078125</text:p>
          </table:table-cell>
          <table:table-cell office:value-type="float" office:value="315352.125" calcext:value-type="float">
            <text:p>315352.125</text:p>
          </table:table-cell>
          <table:table-cell office:value-type="float" office:value="16044.8566567248" calcext:value-type="float">
            <text:p>16044.8566567248</text:p>
          </table:table-cell>
          <table:table-cell office:value-type="float" office:value="81645.5211083738" calcext:value-type="float">
            <text:p>81645.5211083738</text:p>
          </table:table-cell>
          <table:table-cell office:value-type="float" office:value="10913.5173183523" calcext:value-type="float">
            <text:p>10913.5173183523</text:p>
          </table:table-cell>
          <table:table-cell office:value-type="float" office:value="124674.478299896" calcext:value-type="float">
            <text:p>124674.478299896</text:p>
          </table:table-cell>
          <table:table-cell office:value-type="float" office:value="0.0826251673102884" calcext:value-type="float">
            <text:p>0.082625167310289</text:p>
          </table:table-cell>
          <table:table-cell office:value-type="float" office:value="0.396370756529828" calcext:value-type="float">
            <text:p>0.396370756529828</text:p>
          </table:table-cell>
          <table:table-cell office:value-type="float" office:value="0.0544918216737671" calcext:value-type="float">
            <text:p>0.054491821673767</text:p>
          </table:table-cell>
          <table:table-cell office:value-type="float" office:value="0.39535004972583" calcext:value-type="float">
            <text:p>0.39535004972583</text:p>
          </table:table-cell>
          <table:table-cell office:value-type="float" office:value="0.929085153372426" calcext:value-type="float">
            <text:p>0.929085153372426</text:p>
          </table:table-cell>
          <table:table-cell office:value-type="float" office:value="0.53857822424137" calcext:value-type="float">
            <text:p>0.53857822424137</text:p>
          </table:table-cell>
          <table:table-cell office:value-type="float" office:value="0.845443379411171" calcext:value-type="float">
            <text:p>0.845443379411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82</text:p>
          </table:table-cell>
          <table:table-cell table:number-columns-repeated="990"/>
        </table:table-row>
        <table:table-row table:style-name="ro2">
          <table:table-cell office:value-type="float" office:value="204.14751629987" calcext:value-type="float">
            <text:p>204.14751629987</text:p>
          </table:table-cell>
          <table:table-cell office:value-type="float" office:value="20.0622581990558" calcext:value-type="float">
            <text:p>20.0622581990558</text:p>
          </table:table-cell>
          <table:table-cell office:value-type="string" calcext:value-type="string">
            <text:p>C9H20N2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Hydroxy-N6,N6,N6-trimethyl-L-lys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office:value-type="float" office:value="622954" calcext:value-type="float">
            <text:p>622954</text:p>
          </table:table-cell>
          <table:table-cell office:value-type="float" office:value="0.689119445604256" calcext:value-type="float">
            <text:p>0.689119445604256</text:p>
          </table:table-cell>
          <table:table-cell office:value-type="float" office:value="0.619002351108987" calcext:value-type="float">
            <text:p>0.619002351108987</text:p>
          </table:table-cell>
          <table:table-cell office:value-type="float" office:value="0.593819046915407" calcext:value-type="float">
            <text:p>0.593819046915407</text:p>
          </table:table-cell>
          <table:table-cell office:value-type="float" office:value="1" calcext:value-type="float">
            <text:p>1</text:p>
          </table:table-cell>
          <table:table-cell office:value-type="float" office:value="0.420023426868861" calcext:value-type="float">
            <text:p>0.420023426868861</text:p>
          </table:table-cell>
          <table:table-cell office:value-type="float" office:value="0.340625842930622" calcext:value-type="float">
            <text:p>0.340625842930622</text:p>
          </table:table-cell>
          <table:table-cell office:value-type="float" office:value="0.316757858705443" calcext:value-type="float">
            <text:p>0.316757858705443</text:p>
          </table:table-cell>
          <table:table-cell office:value-type="float" office:value="1" calcext:value-type="float">
            <text:p>1</text:p>
          </table:table-cell>
          <table:table-cell office:value-type="float" office:value="265827.0078125" calcext:value-type="float">
            <text:p>265827.0078125</text:p>
          </table:table-cell>
          <table:table-cell office:value-type="float" office:value="238779.421875" calcext:value-type="float">
            <text:p>238779.421875</text:p>
          </table:table-cell>
          <table:table-cell office:value-type="float" office:value="229064.9921875" calcext:value-type="float">
            <text:p>229064.9921875</text:p>
          </table:table-cell>
          <table:table-cell office:value-type="float" office:value="385748.8125" calcext:value-type="float">
            <text:p>385748.8125</text:p>
          </table:table-cell>
          <table:table-cell office:value-type="float" office:value="57633.1612205141" calcext:value-type="float">
            <text:p>57633.1612205141</text:p>
          </table:table-cell>
          <table:table-cell office:value-type="float" office:value="43255.279896493" calcext:value-type="float">
            <text:p>43255.279896493</text:p>
          </table:table-cell>
          <table:table-cell office:value-type="float" office:value="36517.0395773253" calcext:value-type="float">
            <text:p>36517.0395773253</text:p>
          </table:table-cell>
          <table:table-cell office:value-type="float" office:value="205517.77328978" calcext:value-type="float">
            <text:p>205517.77328978</text:p>
          </table:table-cell>
          <table:table-cell office:value-type="float" office:value="0.216807019327267" calcext:value-type="float">
            <text:p>0.216807019327267</text:p>
          </table:table-cell>
          <table:table-cell office:value-type="float" office:value="0.181151623355286" calcext:value-type="float">
            <text:p>0.181151623355286</text:p>
          </table:table-cell>
          <table:table-cell office:value-type="float" office:value="0.15941781076453" calcext:value-type="float">
            <text:p>0.15941781076453</text:p>
          </table:table-cell>
          <table:table-cell office:value-type="float" office:value="0.532776165810698" calcext:value-type="float">
            <text:p>0.532776165810698</text:p>
          </table:table-cell>
          <table:table-cell office:value-type="float" office:value="0.315660927152002" calcext:value-type="float">
            <text:p>0.315660927152002</text:p>
          </table:table-cell>
          <table:table-cell office:value-type="float" office:value="0.489700746075109" calcext:value-type="float">
            <text:p>0.489700746075109</text:p>
          </table:table-cell>
          <table:table-cell office:value-type="float" office:value="0.563443385740773" calcext:value-type="float">
            <text:p>0.563443385740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34</text:p>
          </table:table-cell>
          <table:table-cell table:number-columns-repeated="990"/>
        </table:table-row>
        <table:table-row table:style-name="ro2">
          <table:table-cell office:value-type="float" office:value="114.031740638544" calcext:value-type="float">
            <text:p>114.031740638544</text:p>
          </table:table-cell>
          <table:table-cell office:value-type="float" office:value="14.6332466125488" calcext:value-type="float">
            <text:p>14.6332466125488</text:p>
          </table:table-cell>
          <table:table-cell office:value-type="string" calcext:value-type="string">
            <text:p>C5H6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Hydroxy-2,4-pentadieno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Phenylalanine metabolism__Benzoate degradation via hydroxylation__Biphenyl degradation__Toluene and xylene degradation__1,4-Dichlorobenzene degradation__Fluorene degradation__Carbazole degradation__Ethylbenzene degradation__Styrene degradation</text:p>
          </table:table-cell>
          <table:table-cell office:value-type="float" office:value="1762391" calcext:value-type="float">
            <text:p>1762391</text:p>
          </table:table-cell>
          <table:table-cell office:value-type="float" office:value="0.833329871302535" calcext:value-type="float">
            <text:p>0.833329871302535</text:p>
          </table:table-cell>
          <table:table-cell office:value-type="float" office:value="0.31924472032954" calcext:value-type="float">
            <text:p>0.31924472032954</text:p>
          </table:table-cell>
          <table:table-cell office:value-type="float" office:value="0.583597076955165" calcext:value-type="float">
            <text:p>0.583597076955165</text:p>
          </table:table-cell>
          <table:table-cell office:value-type="float" office:value="1" calcext:value-type="float">
            <text:p>1</text:p>
          </table:table-cell>
          <table:table-cell office:value-type="float" office:value="0.607768698367569" calcext:value-type="float">
            <text:p>0.607768698367569</text:p>
          </table:table-cell>
          <table:table-cell office:value-type="float" office:value="0.108732663153775" calcext:value-type="float">
            <text:p>0.108732663153775</text:p>
          </table:table-cell>
          <table:table-cell office:value-type="float" office:value="0.261349990393225" calcext:value-type="float">
            <text:p>0.261349990393225</text:p>
          </table:table-cell>
          <table:table-cell office:value-type="float" office:value="1" calcext:value-type="float">
            <text:p>1</text:p>
          </table:table-cell>
          <table:table-cell office:value-type="float" office:value="1102397.78125" calcext:value-type="float">
            <text:p>1102397.78125</text:p>
          </table:table-cell>
          <table:table-cell office:value-type="float" office:value="422323.36015625" calcext:value-type="float">
            <text:p>422323.36015625</text:p>
          </table:table-cell>
          <table:table-cell office:value-type="float" office:value="772030.5546875" calcext:value-type="float">
            <text:p>772030.5546875</text:p>
          </table:table-cell>
          <table:table-cell office:value-type="float" office:value="1322882.83333333" calcext:value-type="float">
            <text:p>1322882.83333333</text:p>
          </table:table-cell>
          <table:table-cell office:value-type="float" office:value="205658.248498606" calcext:value-type="float">
            <text:p>205658.248498606</text:p>
          </table:table-cell>
          <table:table-cell office:value-type="float" office:value="471062.350348082" calcext:value-type="float">
            <text:p>471062.350348082</text:p>
          </table:table-cell>
          <table:table-cell office:value-type="float" office:value="273305.693861813" calcext:value-type="float">
            <text:p>273305.693861813</text:p>
          </table:table-cell>
          <table:table-cell office:value-type="float" office:value="623013.742132652" calcext:value-type="float">
            <text:p>623013.742132652</text:p>
          </table:table-cell>
          <table:table-cell office:value-type="float" office:value="0.186555390437571" calcext:value-type="float">
            <text:p>0.186555390437571</text:p>
          </table:table-cell>
          <table:table-cell office:value-type="float" office:value="1.11540680622971" calcext:value-type="float">
            <text:p>1.11540680622971</text:p>
          </table:table-cell>
          <table:table-cell office:value-type="float" office:value="0.354008908329335" calcext:value-type="float">
            <text:p>0.354008908329335</text:p>
          </table:table-cell>
          <table:table-cell office:value-type="float" office:value="0.470951566105679" calcext:value-type="float">
            <text:p>0.470951566105679</text:p>
          </table:table-cell>
          <table:table-cell office:value-type="float" office:value="0.112939075780218" calcext:value-type="float">
            <text:p>0.112939075780218</text:p>
          </table:table-cell>
          <table:table-cell office:value-type="float" office:value="1.32942032204486" calcext:value-type="float">
            <text:p>1.32942032204486</text:p>
          </table:table-cell>
          <table:table-cell office:value-type="float" office:value="0.655597700336932" calcext:value-type="float">
            <text:p>0.655597700336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51</text:p>
          </table:table-cell>
          <table:table-cell table:number-columns-repeated="990"/>
        </table:table-row>
        <table:table-row table:style-name="ro2">
          <table:table-cell office:value-type="float" office:value="192.063335751071" calcext:value-type="float">
            <text:p>192.063335751071</text:p>
          </table:table-cell>
          <table:table-cell office:value-type="float" office:value="12.6425900777181" calcext:value-type="float">
            <text:p>12.6425900777181</text:p>
          </table:table-cell>
          <table:table-cell office:value-type="string" calcext:value-type="string">
            <text:p>C7H12O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in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Phenylalanine, tyrosine and tryptophan biosynthesis</text:p>
          </table:table-cell>
          <table:table-cell office:value-type="float" office:value="6975767" calcext:value-type="float">
            <text:p>6975767</text:p>
          </table:table-cell>
          <table:table-cell office:value-type="float" office:value="0.712292319368008" calcext:value-type="float">
            <text:p>0.712292319368008</text:p>
          </table:table-cell>
          <table:table-cell office:value-type="float" office:value="0.636824080500301" calcext:value-type="float">
            <text:p>0.636824080500301</text:p>
          </table:table-cell>
          <table:table-cell office:value-type="float" office:value="0.579206147975184" calcext:value-type="float">
            <text:p>0.579206147975184</text:p>
          </table:table-cell>
          <table:table-cell office:value-type="float" office:value="1" calcext:value-type="float">
            <text:p>1</text:p>
          </table:table-cell>
          <table:table-cell office:value-type="float" office:value="0.0852554781980457" calcext:value-type="float">
            <text:p>0.085255478198046</text:p>
          </table:table-cell>
          <table:table-cell office:value-type="float" office:value="0.220819379729845" calcext:value-type="float">
            <text:p>0.220819379729845</text:p>
          </table:table-cell>
          <table:table-cell office:value-type="float" office:value="0.00828980989140078" calcext:value-type="float">
            <text:p>0.008289809891401</text:p>
          </table:table-cell>
          <table:table-cell office:value-type="float" office:value="1" calcext:value-type="float">
            <text:p>1</text:p>
          </table:table-cell>
          <table:table-cell office:value-type="float" office:value="3112968.28125" calcext:value-type="float">
            <text:p>3112968.28125</text:p>
          </table:table-cell>
          <table:table-cell office:value-type="float" office:value="2783145.5" calcext:value-type="float">
            <text:p>2783145.5</text:p>
          </table:table-cell>
          <table:table-cell office:value-type="float" office:value="2531334.84375" calcext:value-type="float">
            <text:p>2531334.84375</text:p>
          </table:table-cell>
          <table:table-cell office:value-type="float" office:value="4370352.16666667" calcext:value-type="float">
            <text:p>4370352.16666667</text:p>
          </table:table-cell>
          <table:table-cell office:value-type="float" office:value="1017007.03928368" calcext:value-type="float">
            <text:p>1017007.03928368</text:p>
          </table:table-cell>
          <table:table-cell office:value-type="float" office:value="2438161.18227166" calcext:value-type="float">
            <text:p>2438161.18227166</text:p>
          </table:table-cell>
          <table:table-cell office:value-type="float" office:value="711301.61427257" calcext:value-type="float">
            <text:p>711301.61427257</text:p>
          </table:table-cell>
          <table:table-cell office:value-type="float" office:value="313473.176655648" calcext:value-type="float">
            <text:p>313473.176655648</text:p>
          </table:table-cell>
          <table:table-cell office:value-type="float" office:value="0.326700096949044" calcext:value-type="float">
            <text:p>0.326700096949044</text:p>
          </table:table-cell>
          <table:table-cell office:value-type="float" office:value="0.876045173445536" calcext:value-type="float">
            <text:p>0.876045173445536</text:p>
          </table:table-cell>
          <table:table-cell office:value-type="float" office:value="0.280998626487054" calcext:value-type="float">
            <text:p>0.280998626487054</text:p>
          </table:table-cell>
          <table:table-cell office:value-type="float" office:value="0.0717272120646376" calcext:value-type="float">
            <text:p>0.071727212064638</text:p>
          </table:table-cell>
          <table:table-cell office:value-type="float" office:value="1.39595431597251" calcext:value-type="float">
            <text:p>1.39595431597251</text:p>
          </table:table-cell>
          <table:table-cell office:value-type="float" office:value="0.416890388290848" calcext:value-type="float">
            <text:p>0.416890388290848</text:p>
          </table:table-cell>
          <table:table-cell office:value-type="float" office:value="5.59731613580537" calcext:value-type="float">
            <text:p>5.59731613580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06</text:p>
          </table:table-cell>
          <table:table-cell table:number-columns-repeated="990"/>
        </table:table-row>
        <table:table-row table:style-name="ro2">
          <table:table-cell office:value-type="float" office:value="175.095722119444" calcext:value-type="float">
            <text:p>175.095722119444</text:p>
          </table:table-cell>
          <table:table-cell office:value-type="float" office:value="15.5704770829942" calcext:value-type="float">
            <text:p>15.5704770829942</text:p>
          </table:table-cell>
          <table:table-cell office:value-type="string" calcext:value-type="string">
            <text:p>C6H13N3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-Citrul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office:value-type="float" office:value="18452978" calcext:value-type="float">
            <text:p>18452978</text:p>
          </table:table-cell>
          <table:table-cell office:value-type="float" office:value="0.691728496497512" calcext:value-type="float">
            <text:p>0.691728496497512</text:p>
          </table:table-cell>
          <table:table-cell office:value-type="float" office:value="0.544679882899899" calcext:value-type="float">
            <text:p>0.544679882899899</text:p>
          </table:table-cell>
          <table:table-cell office:value-type="float" office:value="0.563085864019333" calcext:value-type="float">
            <text:p>0.563085864019333</text:p>
          </table:table-cell>
          <table:table-cell office:value-type="float" office:value="1" calcext:value-type="float">
            <text:p>1</text:p>
          </table:table-cell>
          <table:table-cell office:value-type="float" office:value="0.0935539301114626" calcext:value-type="float">
            <text:p>0.093553930111463</text:p>
          </table:table-cell>
          <table:table-cell office:value-type="float" office:value="0.0256726857200809" calcext:value-type="float">
            <text:p>0.025672685720081</text:p>
          </table:table-cell>
          <table:table-cell office:value-type="float" office:value="0.0357380374297428" calcext:value-type="float">
            <text:p>0.035738037429743</text:p>
          </table:table-cell>
          <table:table-cell office:value-type="float" office:value="1" calcext:value-type="float">
            <text:p>1</text:p>
          </table:table-cell>
          <table:table-cell office:value-type="float" office:value="10561048.75" calcext:value-type="float">
            <text:p>10561048.75</text:p>
          </table:table-cell>
          <table:table-cell office:value-type="float" office:value="8315966.2" calcext:value-type="float">
            <text:p>8315966.2</text:p>
          </table:table-cell>
          <table:table-cell office:value-type="float" office:value="8596981.75" calcext:value-type="float">
            <text:p>8596981.75</text:p>
          </table:table-cell>
          <table:table-cell office:value-type="float" office:value="15267621.3333333" calcext:value-type="float">
            <text:p>15267621.3333333</text:p>
          </table:table-cell>
          <table:table-cell office:value-type="float" office:value="726663.232495115" calcext:value-type="float">
            <text:p>726663.232495115</text:p>
          </table:table-cell>
          <table:table-cell office:value-type="float" office:value="3516728.65878793" calcext:value-type="float">
            <text:p>3516728.65878793</text:p>
          </table:table-cell>
          <table:table-cell office:value-type="float" office:value="1503759.08242502" calcext:value-type="float">
            <text:p>1503759.08242502</text:p>
          </table:table-cell>
          <table:table-cell office:value-type="float" office:value="2794866.22334045" calcext:value-type="float">
            <text:p>2794866.22334045</text:p>
          </table:table-cell>
          <table:table-cell office:value-type="float" office:value="0.0688059727491662" calcext:value-type="float">
            <text:p>0.068805972749166</text:p>
          </table:table-cell>
          <table:table-cell office:value-type="float" office:value="0.422888762918244" calcext:value-type="float">
            <text:p>0.422888762918244</text:p>
          </table:table-cell>
          <table:table-cell office:value-type="float" office:value="0.174917096040715" calcext:value-type="float">
            <text:p>0.174917096040715</text:p>
          </table:table-cell>
          <table:table-cell office:value-type="float" office:value="0.183058392811885" calcext:value-type="float">
            <text:p>0.183058392811885</text:p>
          </table:table-cell>
          <table:table-cell office:value-type="float" office:value="2.65631182814897" calcext:value-type="float">
            <text:p>2.65631182814897</text:p>
          </table:table-cell>
          <table:table-cell office:value-type="float" office:value="2.39488225098551" calcext:value-type="float">
            <text:p>2.39488225098551</text:p>
          </table:table-cell>
          <table:table-cell office:value-type="float" office:value="4.41768473236232" calcext:value-type="float">
            <text:p>4.41768473236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03</text:p>
          </table:table-cell>
          <table:table-cell table:number-columns-repeated="990"/>
        </table:table-row>
        <table:table-row table:style-name="ro2">
          <table:table-cell office:value-type="float" office:value="174.100404262736" calcext:value-type="float">
            <text:p>174.100404262736</text:p>
          </table:table-cell>
          <table:table-cell office:value-type="float" office:value="12.9162766520182" calcext:value-type="float">
            <text:p>12.9162766520182</text:p>
          </table:table-cell>
          <table:table-cell office:value-type="string" calcext:value-type="string">
            <text:p>C7H14N2O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-Acetylornith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office:value-type="float" office:value="731824" calcext:value-type="float">
            <text:p>731824</text:p>
          </table:table-cell>
          <table:table-cell office:value-type="float" office:value="0.780662489573934" calcext:value-type="float">
            <text:p>0.780662489573934</text:p>
          </table:table-cell>
          <table:table-cell office:value-type="float" office:value="0.746345324250892" calcext:value-type="float">
            <text:p>0.746345324250892</text:p>
          </table:table-cell>
          <table:table-cell office:value-type="float" office:value="0.504482401657562" calcext:value-type="float">
            <text:p>0.504482401657562</text:p>
          </table:table-cell>
          <table:table-cell office:value-type="float" office:value="1" calcext:value-type="float">
            <text:p>1</text:p>
          </table:table-cell>
          <table:table-cell office:value-type="float" office:value="0.344755161578554" calcext:value-type="float">
            <text:p>0.344755161578554</text:p>
          </table:table-cell>
          <table:table-cell office:value-type="float" office:value="0.59120611853359" calcext:value-type="float">
            <text:p>0.59120611853359</text:p>
          </table:table-cell>
          <table:table-cell office:value-type="float" office:value="0.0504083542492697" calcext:value-type="float">
            <text:p>0.05040835424927</text:p>
          </table:table-cell>
          <table:table-cell office:value-type="float" office:value="1" calcext:value-type="float">
            <text:p>1</text:p>
          </table:table-cell>
          <table:table-cell office:value-type="float" office:value="236244.615234375" calcext:value-type="float">
            <text:p>236244.615234375</text:p>
          </table:table-cell>
          <table:table-cell office:value-type="float" office:value="225859.53125" calcext:value-type="float">
            <text:p>225859.53125</text:p>
          </table:table-cell>
          <table:table-cell office:value-type="float" office:value="152666.80859375" calcext:value-type="float">
            <text:p>152666.80859375</text:p>
          </table:table-cell>
          <table:table-cell office:value-type="float" office:value="302620.682291667" calcext:value-type="float">
            <text:p>302620.682291667</text:p>
          </table:table-cell>
          <table:table-cell office:value-type="float" office:value="102543.826296408" calcext:value-type="float">
            <text:p>102543.826296408</text:p>
          </table:table-cell>
          <table:table-cell office:value-type="float" office:value="285769.4077414" calcext:value-type="float">
            <text:p>285769.4077414</text:p>
          </table:table-cell>
          <table:table-cell office:value-type="float" office:value="18281.2953627525" calcext:value-type="float">
            <text:p>18281.2953627525</text:p>
          </table:table-cell>
          <table:table-cell office:value-type="float" office:value="65104.1212419656" calcext:value-type="float">
            <text:p>65104.1212419656</text:p>
          </table:table-cell>
          <table:table-cell office:value-type="float" office:value="0.434057835327489" calcext:value-type="float">
            <text:p>0.434057835327489</text:p>
          </table:table-cell>
          <table:table-cell office:value-type="float" office:value="1.26525281514503" calcext:value-type="float">
            <text:p>1.26525281514503</text:p>
          </table:table-cell>
          <table:table-cell office:value-type="float" office:value="0.119746364852622" calcext:value-type="float">
            <text:p>0.119746364852622</text:p>
          </table:table-cell>
          <table:table-cell office:value-type="float" office:value="0.215134407697945" calcext:value-type="float">
            <text:p>0.215134407697945</text:p>
          </table:table-cell>
          <table:table-cell office:value-type="float" office:value="0.298620516759448" calcext:value-type="float">
            <text:p>0.298620516759448</text:p>
          </table:table-cell>
          <table:table-cell office:value-type="float" office:value="0.0685924218959943" calcext:value-type="float">
            <text:p>0.068592421895994</text:p>
          </table:table-cell>
          <table:table-cell office:value-type="float" office:value="4.91742444218007" calcext:value-type="float">
            <text:p>4.91742444218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13</text:p>
          </table:table-cell>
          <table:table-cell table:number-columns-repeated="990"/>
        </table:table-row>
        <table:table-row table:style-name="ro2">
          <table:table-cell office:value-type="float" office:value="175.048043545202" calcext:value-type="float">
            <text:p>175.048043545202</text:p>
          </table:table-cell>
          <table:table-cell office:value-type="float" office:value="14.7920992533366" calcext:value-type="float">
            <text:p>14.7920992533366</text:p>
          </table:table-cell>
          <table:table-cell office:value-type="string" calcext:value-type="string">
            <text:p>C6H9NO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-Acetyl-L-aspart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nd aspartate metabolism</text:p>
          </table:table-cell>
          <table:table-cell office:value-type="float" office:value="609330" calcext:value-type="float">
            <text:p>609330</text:p>
          </table:table-cell>
          <table:table-cell office:value-type="float" office:value="0.633045509071051" calcext:value-type="float">
            <text:p>0.633045509071051</text:p>
          </table:table-cell>
          <table:table-cell office:value-type="float" office:value="1.20449373189252" calcext:value-type="float">
            <text:p>1.20449373189252</text:p>
          </table:table-cell>
          <table:table-cell office:value-type="float" office:value="0.504227532455861" calcext:value-type="float">
            <text:p>0.504227532455861</text:p>
          </table:table-cell>
          <table:table-cell office:value-type="float" office:value="1" calcext:value-type="float">
            <text:p>1</text:p>
          </table:table-cell>
          <table:table-cell office:value-type="float" office:value="0.280284929733839" calcext:value-type="float">
            <text:p>0.280284929733839</text:p>
          </table:table-cell>
          <table:table-cell office:value-type="float" office:value="0.807333513214795" calcext:value-type="float">
            <text:p>0.807333513214795</text:p>
          </table:table-cell>
          <table:table-cell office:value-type="float" office:value="0.181540612358634" calcext:value-type="float">
            <text:p>0.181540612358634</text:p>
          </table:table-cell>
          <table:table-cell office:value-type="float" office:value="1" calcext:value-type="float">
            <text:p>1</text:p>
          </table:table-cell>
          <table:table-cell office:value-type="float" office:value="81664.8505859375" calcext:value-type="float">
            <text:p>81664.8505859375</text:p>
          </table:table-cell>
          <table:table-cell office:value-type="float" office:value="155383.45859375" calcext:value-type="float">
            <text:p>155383.45859375</text:p>
          </table:table-cell>
          <table:table-cell office:value-type="float" office:value="65046.9287109375" calcext:value-type="float">
            <text:p>65046.9287109375</text:p>
          </table:table-cell>
          <table:table-cell office:value-type="float" office:value="129003.127604167" calcext:value-type="float">
            <text:p>129003.127604167</text:p>
          </table:table-cell>
          <table:table-cell office:value-type="float" office:value="22367.6521476895" calcext:value-type="float">
            <text:p>22367.6521476895</text:p>
          </table:table-cell>
          <table:table-cell office:value-type="float" office:value="217109.784908784" calcext:value-type="float">
            <text:p>217109.784908784</text:p>
          </table:table-cell>
          <table:table-cell office:value-type="float" office:value="18074.7029624272" calcext:value-type="float">
            <text:p>18074.7029624272</text:p>
          </table:table-cell>
          <table:table-cell office:value-type="float" office:value="56396.1752121138" calcext:value-type="float">
            <text:p>56396.1752121138</text:p>
          </table:table-cell>
          <table:table-cell office:value-type="float" office:value="0.273895708951939" calcext:value-type="float">
            <text:p>0.273895708951939</text:p>
          </table:table-cell>
          <table:table-cell office:value-type="float" office:value="1.39725159211714" calcext:value-type="float">
            <text:p>1.39725159211714</text:p>
          </table:table-cell>
          <table:table-cell office:value-type="float" office:value="0.27787173538584" calcext:value-type="float">
            <text:p>0.27787173538584</text:p>
          </table:table-cell>
          <table:table-cell office:value-type="float" office:value="0.437169053646202" calcext:value-type="float">
            <text:p>0.437169053646202</text:p>
          </table:table-cell>
          <table:table-cell office:value-type="float" office:value="0.608804567021966" calcext:value-type="float">
            <text:p>0.608804567021966</text:p>
          </table:table-cell>
          <table:table-cell office:value-type="float" office:value="0.0138306988271015" calcext:value-type="float">
            <text:p>0.013830698827102</text:p>
          </table:table-cell>
          <table:table-cell office:value-type="float" office:value="1.16627737491845" calcext:value-type="float">
            <text:p>1.16627737491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543</text:p>
          </table:table-cell>
          <table:table-cell table:number-columns-repeated="990"/>
        </table:table-row>
        <table:table-row table:style-name="ro2">
          <table:table-cell office:value-type="float" office:value="240.122167915545" calcext:value-type="float">
            <text:p>240.122167915545</text:p>
          </table:table-cell>
          <table:table-cell office:value-type="float" office:value="13.6410958353678" calcext:value-type="float">
            <text:p>13.6410958353678</text:p>
          </table:table-cell>
          <table:table-cell office:value-type="string" calcext:value-type="string">
            <text:p>C10H16N4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ocarnos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office:value-type="float" office:value="370338" calcext:value-type="float">
            <text:p>370338</text:p>
          </table:table-cell>
          <table:table-cell office:value-type="float" office:value="0.677780439494857" calcext:value-type="float">
            <text:p>0.677780439494857</text:p>
          </table:table-cell>
          <table:table-cell office:value-type="float" office:value="0.558815813568931" calcext:value-type="float">
            <text:p>0.558815813568931</text:p>
          </table:table-cell>
          <table:table-cell office:value-type="float" office:value="0.502846330780694" calcext:value-type="float">
            <text:p>0.502846330780694</text:p>
          </table:table-cell>
          <table:table-cell office:value-type="float" office:value="1" calcext:value-type="float">
            <text:p>1</text:p>
          </table:table-cell>
          <table:table-cell office:value-type="float" office:value="0.157199094324448" calcext:value-type="float">
            <text:p>0.157199094324448</text:p>
          </table:table-cell>
          <table:table-cell office:value-type="float" office:value="0.0696195043669696" calcext:value-type="float">
            <text:p>0.06961950436697</text:p>
          </table:table-cell>
          <table:table-cell office:value-type="float" office:value="0.0425397212995839" calcext:value-type="float">
            <text:p>0.042539721299584</text:p>
          </table:table-cell>
          <table:table-cell office:value-type="float" office:value="1" calcext:value-type="float">
            <text:p>1</text:p>
          </table:table-cell>
          <table:table-cell office:value-type="float" office:value="201619.7109375" calcext:value-type="float">
            <text:p>201619.7109375</text:p>
          </table:table-cell>
          <table:table-cell office:value-type="float" office:value="166231.23984375" calcext:value-type="float">
            <text:p>166231.23984375</text:p>
          </table:table-cell>
          <table:table-cell office:value-type="float" office:value="149581.967773438" calcext:value-type="float">
            <text:p>149581.967773438</text:p>
          </table:table-cell>
          <table:table-cell office:value-type="float" office:value="297470.536458333" calcext:value-type="float">
            <text:p>297470.536458333</text:p>
          </table:table-cell>
          <table:table-cell office:value-type="float" office:value="84348.5192165825" calcext:value-type="float">
            <text:p>84348.5192165825</text:p>
          </table:table-cell>
          <table:table-cell office:value-type="float" office:value="98517.4481318622" calcext:value-type="float">
            <text:p>98517.4481318622</text:p>
          </table:table-cell>
          <table:table-cell office:value-type="float" office:value="72618.7573055384" calcext:value-type="float">
            <text:p>72618.7573055384</text:p>
          </table:table-cell>
          <table:table-cell office:value-type="float" office:value="67642.3697258277" calcext:value-type="float">
            <text:p>67642.3697258277</text:p>
          </table:table-cell>
          <table:table-cell office:value-type="float" office:value="0.418354529050633" calcext:value-type="float">
            <text:p>0.418354529050633</text:p>
          </table:table-cell>
          <table:table-cell office:value-type="float" office:value="0.592653030949322" calcext:value-type="float">
            <text:p>0.592653030949322</text:p>
          </table:table-cell>
          <table:table-cell office:value-type="float" office:value="0.485478018416829" calcext:value-type="float">
            <text:p>0.485478018416829</text:p>
          </table:table-cell>
          <table:table-cell office:value-type="float" office:value="0.227391830233588" calcext:value-type="float">
            <text:p>0.227391830233588</text:p>
          </table:table-cell>
          <table:table-cell office:value-type="float" office:value="0.785906992944007" calcext:value-type="float">
            <text:p>0.785906992944007</text:p>
          </table:table-cell>
          <table:table-cell office:value-type="float" office:value="1.20604569560314" calcext:value-type="float">
            <text:p>1.20604569560314</text:p>
          </table:table-cell>
          <table:table-cell office:value-type="float" office:value="2.22064029586373" calcext:value-type="float">
            <text:p>2.22064029586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38</text:p>
          </table:table-cell>
          <table:table-cell table:number-columns-repeated="990"/>
        </table:table-row>
        <table:table-row table:style-name="ro2">
          <table:table-cell office:value-type="float" office:value="430.065596312332" calcext:value-type="float">
            <text:p>430.065596312332</text:p>
          </table:table-cell>
          <table:table-cell office:value-type="float" office:value="14.8810850524902" calcext:value-type="float">
            <text:p>14.8810850524902</text:p>
          </table:table-cell>
          <table:table-cell office:value-type="string" calcext:value-type="string">
            <text:p>C11H20N4O10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P-2-aminoethylphosphon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minophosphonate metabolism</text:p>
          </table:table-cell>
          <table:table-cell office:value-type="float" office:value="2669801" calcext:value-type="float">
            <text:p>2669801</text:p>
          </table:table-cell>
          <table:table-cell office:value-type="float" office:value="0.570227745530547" calcext:value-type="float">
            <text:p>0.570227745530547</text:p>
          </table:table-cell>
          <table:table-cell office:value-type="float" office:value="0.713833331407981" calcext:value-type="float">
            <text:p>0.713833331407981</text:p>
          </table:table-cell>
          <table:table-cell office:value-type="float" office:value="0.441966784631624" calcext:value-type="float">
            <text:p>0.441966784631624</text:p>
          </table:table-cell>
          <table:table-cell office:value-type="float" office:value="1" calcext:value-type="float">
            <text:p>1</text:p>
          </table:table-cell>
          <table:table-cell office:value-type="float" office:value="0.415214968572457" calcext:value-type="float">
            <text:p>0.415214968572457</text:p>
          </table:table-cell>
          <table:table-cell office:value-type="float" office:value="0.562682081052723" calcext:value-type="float">
            <text:p>0.562682081052723</text:p>
          </table:table-cell>
          <table:table-cell office:value-type="float" office:value="0.307618533135713" calcext:value-type="float">
            <text:p>0.307618533135713</text:p>
          </table:table-cell>
          <table:table-cell office:value-type="float" office:value="1" calcext:value-type="float">
            <text:p>1</text:p>
          </table:table-cell>
          <table:table-cell office:value-type="float" office:value="834001.046875" calcext:value-type="float">
            <text:p>834001.046875</text:p>
          </table:table-cell>
          <table:table-cell office:value-type="float" office:value="1044035.0375" calcext:value-type="float">
            <text:p>1044035.0375</text:p>
          </table:table-cell>
          <table:table-cell office:value-type="float" office:value="646409.7265625" calcext:value-type="float">
            <text:p>646409.7265625</text:p>
          </table:table-cell>
          <table:table-cell office:value-type="float" office:value="1462575.35416667" calcext:value-type="float">
            <text:p>1462575.35416667</text:p>
          </table:table-cell>
          <table:table-cell office:value-type="float" office:value="518574.412625065" calcext:value-type="float">
            <text:p>518574.412625065</text:p>
          </table:table-cell>
          <table:table-cell office:value-type="float" office:value="297806.640293329" calcext:value-type="float">
            <text:p>297806.640293329</text:p>
          </table:table-cell>
          <table:table-cell office:value-type="float" office:value="253316.663291952" calcext:value-type="float">
            <text:p>253316.663291952</text:p>
          </table:table-cell>
          <table:table-cell office:value-type="float" office:value="1045633.64571374" calcext:value-type="float">
            <text:p>1045633.64571374</text:p>
          </table:table-cell>
          <table:table-cell office:value-type="float" office:value="0.621791081160104" calcext:value-type="float">
            <text:p>0.621791081160104</text:p>
          </table:table-cell>
          <table:table-cell office:value-type="float" office:value="0.285245829494806" calcext:value-type="float">
            <text:p>0.285245829494806</text:p>
          </table:table-cell>
          <table:table-cell office:value-type="float" office:value="0.391882505603757" calcext:value-type="float">
            <text:p>0.391882505603757</text:p>
          </table:table-cell>
          <table:table-cell office:value-type="float" office:value="0.714926340536833" calcext:value-type="float">
            <text:p>0.714926340536833</text:p>
          </table:table-cell>
          <table:table-cell office:value-type="float" office:value="0.29003494791674" calcext:value-type="float">
            <text:p>0.29003494791674</text:p>
          </table:table-cell>
          <table:table-cell office:value-type="float" office:value="0.148198213760926" calcext:value-type="float">
            <text:p>0.148198213760926</text:p>
          </table:table-cell>
          <table:table-cell office:value-type="float" office:value="0.575477638994245" calcext:value-type="float">
            <text:p>0.575477638994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56</text:p>
          </table:table-cell>
          <table:table-cell table:number-columns-repeated="990"/>
        </table:table-row>
        <table:table-row table:style-name="ro2">
          <table:table-cell office:value-type="float" office:value="203.079486247692" calcext:value-type="float">
            <text:p>203.079486247692</text:p>
          </table:table-cell>
          <table:table-cell office:value-type="float" office:value="11.7062486012777" calcext:value-type="float">
            <text:p>11.7062486012777</text:p>
          </table:table-cell>
          <table:table-cell office:value-type="string" calcext:value-type="string">
            <text:p>C8H13N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2-Acetyl-L-aminoadip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biosynthesis</text:p>
          </table:table-cell>
          <table:table-cell office:value-type="float" office:value="5340590" calcext:value-type="float">
            <text:p>5340590</text:p>
          </table:table-cell>
          <table:table-cell office:value-type="float" office:value="0.731749480604678" calcext:value-type="float">
            <text:p>0.731749480604678</text:p>
          </table:table-cell>
          <table:table-cell office:value-type="float" office:value="0.595612518644996" calcext:value-type="float">
            <text:p>0.595612518644996</text:p>
          </table:table-cell>
          <table:table-cell office:value-type="float" office:value="0.436216024933211" calcext:value-type="float">
            <text:p>0.436216024933211</text:p>
          </table:table-cell>
          <table:table-cell office:value-type="float" office:value="1" calcext:value-type="float">
            <text:p>1</text:p>
          </table:table-cell>
          <table:table-cell office:value-type="float" office:value="0.628348475821665" calcext:value-type="float">
            <text:p>0.628348475821665</text:p>
          </table:table-cell>
          <table:table-cell office:value-type="float" office:value="0.472279112753756" calcext:value-type="float">
            <text:p>0.472279112753756</text:p>
          </table:table-cell>
          <table:table-cell office:value-type="float" office:value="0.343472442166186" calcext:value-type="float">
            <text:p>0.343472442166186</text:p>
          </table:table-cell>
          <table:table-cell office:value-type="float" office:value="1" calcext:value-type="float">
            <text:p>1</text:p>
          </table:table-cell>
          <table:table-cell office:value-type="float" office:value="1909767.9375" calcext:value-type="float">
            <text:p>1909767.9375</text:p>
          </table:table-cell>
          <table:table-cell office:value-type="float" office:value="1554468.7375" calcext:value-type="float">
            <text:p>1554468.7375</text:p>
          </table:table-cell>
          <table:table-cell office:value-type="float" office:value="1138465.28125" calcext:value-type="float">
            <text:p>1138465.28125</text:p>
          </table:table-cell>
          <table:table-cell office:value-type="float" office:value="2609865.79166667" calcext:value-type="float">
            <text:p>2609865.79166667</text:p>
          </table:table-cell>
          <table:table-cell office:value-type="float" office:value="926610.50208637" calcext:value-type="float">
            <text:p>926610.50208637</text:p>
          </table:table-cell>
          <table:table-cell office:value-type="float" office:value="558473.696118741" calcext:value-type="float">
            <text:p>558473.696118741</text:p>
          </table:table-cell>
          <table:table-cell office:value-type="float" office:value="196313.536652266" calcext:value-type="float">
            <text:p>196313.536652266</text:p>
          </table:table-cell>
          <table:table-cell office:value-type="float" office:value="2071347.26560288" calcext:value-type="float">
            <text:p>2071347.26560288</text:p>
          </table:table-cell>
          <table:table-cell office:value-type="float" office:value="0.485195339125527" calcext:value-type="float">
            <text:p>0.485195339125527</text:p>
          </table:table-cell>
          <table:table-cell office:value-type="float" office:value="0.359269815240489" calcext:value-type="float">
            <text:p>0.359269815240489</text:p>
          </table:table-cell>
          <table:table-cell office:value-type="float" office:value="0.172436999077143" calcext:value-type="float">
            <text:p>0.172436999077143</text:p>
          </table:table-cell>
          <table:table-cell office:value-type="float" office:value="0.793660452662631" calcext:value-type="float">
            <text:p>0.793660452662631</text:p>
          </table:table-cell>
          <table:table-cell office:value-type="float" office:value="0.0951891182566572" calcext:value-type="float">
            <text:p>0.095189118256657</text:p>
          </table:table-cell>
          <table:table-cell office:value-type="float" office:value="0.242019300885327" calcext:value-type="float">
            <text:p>0.242019300885327</text:p>
          </table:table-cell>
          <table:table-cell office:value-type="float" office:value="0.500117858668834" calcext:value-type="float">
            <text:p>0.500117858668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959</text:p>
          </table:table-cell>
          <table:table-cell table:number-columns-repeated="990"/>
        </table:table-row>
        <table:table-row table:style-name="ro2">
          <table:table-cell office:value-type="float" office:value="145.073882758495" calcext:value-type="float">
            <text:p>145.073882758495</text:p>
          </table:table-cell>
          <table:table-cell office:value-type="float" office:value="11.9541798909505" calcext:value-type="float">
            <text:p>11.9541798909505</text:p>
          </table:table-cell>
          <table:table-cell office:value-type="string" calcext:value-type="string">
            <text:p>C6H11NO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FA oxo,amino(6:0)] 3-oxo-5S-amino-hexanoic ac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office:value-type="float" office:value="3915410" calcext:value-type="float">
            <text:p>3915410</text:p>
          </table:table-cell>
          <table:table-cell office:value-type="float" office:value="0.63167758786744" calcext:value-type="float">
            <text:p>0.63167758786744</text:p>
          </table:table-cell>
          <table:table-cell office:value-type="float" office:value="0.295364558535259" calcext:value-type="float">
            <text:p>0.295364558535259</text:p>
          </table:table-cell>
          <table:table-cell office:value-type="float" office:value="0.300247172910712" calcext:value-type="float">
            <text:p>0.300247172910712</text:p>
          </table:table-cell>
          <table:table-cell office:value-type="float" office:value="1" calcext:value-type="float">
            <text:p>1</text:p>
          </table:table-cell>
          <table:table-cell office:value-type="float" office:value="0.656607323971474" calcext:value-type="float">
            <text:p>0.656607323971474</text:p>
          </table:table-cell>
          <table:table-cell office:value-type="float" office:value="0.417363638576353" calcext:value-type="float">
            <text:p>0.417363638576353</text:p>
          </table:table-cell>
          <table:table-cell office:value-type="float" office:value="0.420419899678612" calcext:value-type="float">
            <text:p>0.420419899678612</text:p>
          </table:table-cell>
          <table:table-cell office:value-type="float" office:value="1" calcext:value-type="float">
            <text:p>1</text:p>
          </table:table-cell>
          <table:table-cell office:value-type="float" office:value="1035193.796875" calcext:value-type="float">
            <text:p>1035193.796875</text:p>
          </table:table-cell>
          <table:table-cell office:value-type="float" office:value="484043.703125" calcext:value-type="float">
            <text:p>484043.703125</text:p>
          </table:table-cell>
          <table:table-cell office:value-type="float" office:value="492045.3359375" calcext:value-type="float">
            <text:p>492045.3359375</text:p>
          </table:table-cell>
          <table:table-cell office:value-type="float" office:value="1638800.89583333" calcext:value-type="float">
            <text:p>1638800.89583333</text:p>
          </table:table-cell>
          <table:table-cell office:value-type="float" office:value="758988.378514919" calcext:value-type="float">
            <text:p>758988.378514919</text:p>
          </table:table-cell>
          <table:table-cell office:value-type="float" office:value="325686.346395172" calcext:value-type="float">
            <text:p>325686.346395172</text:p>
          </table:table-cell>
          <table:table-cell office:value-type="float" office:value="406761.472354068" calcext:value-type="float">
            <text:p>406761.472354068</text:p>
          </table:table-cell>
          <table:table-cell office:value-type="float" office:value="1971642.30124304" calcext:value-type="float">
            <text:p>1971642.30124304</text:p>
          </table:table-cell>
          <table:table-cell office:value-type="float" office:value="0.733184820857816" calcext:value-type="float">
            <text:p>0.733184820857816</text:p>
          </table:table-cell>
          <table:table-cell office:value-type="float" office:value="0.672844919358587" calcext:value-type="float">
            <text:p>0.672844919358587</text:p>
          </table:table-cell>
          <table:table-cell office:value-type="float" office:value="0.82667478511723" calcext:value-type="float">
            <text:p>0.82667478511723</text:p>
          </table:table-cell>
          <table:table-cell office:value-type="float" office:value="1.20310057570505" calcext:value-type="float">
            <text:p>1.20310057570505</text:p>
          </table:table-cell>
          <table:table-cell office:value-type="float" office:value="0.0816280262368433" calcext:value-type="float">
            <text:p>0.081628026236843</text:p>
          </table:table-cell>
          <table:table-cell office:value-type="float" office:value="0.333913247177546" calcext:value-type="float">
            <text:p>0.333913247177546</text:p>
          </table:table-cell>
          <table:table-cell office:value-type="float" office:value="0.324476693797252" calcext:value-type="float">
            <text:p>0.324476693797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72</text:p>
          </table:table-cell>
          <table:table-cell table:number-columns-repeated="990"/>
        </table:table-row>
        <table:table-row table:style-name="ro2">
          <table:table-cell office:value-type="float" office:value="160.121164114334" calcext:value-type="float">
            <text:p>160.121164114334</text:p>
          </table:table-cell>
          <table:table-cell office:value-type="float" office:value="22.0162752278645" calcext:value-type="float">
            <text:p>22.0162752278645</text:p>
          </table:table-cell>
          <table:table-cell office:value-type="string" calcext:value-type="string">
            <text:p>C7H16N2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6-Methyl-L-lys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ino Acid Metabolism</text:p>
          </table:table-cell>
          <table:table-cell office:value-type="float" office:value="0" calcext:value-type="float">
            <text:p>0</text:p>
          </table:table-cell>
          <table:table-cell office:value-type="float" office:value="561962" calcext:value-type="float">
            <text:p>561962</text:p>
          </table:table-cell>
          <table:table-cell office:value-type="float" office:value="0.347382595159883" calcext:value-type="float">
            <text:p>0.347382595159883</text:p>
          </table:table-cell>
          <table:table-cell office:value-type="float" office:value="0.451539486282786" calcext:value-type="float">
            <text:p>0.451539486282786</text:p>
          </table:table-cell>
          <table:table-cell office:value-type="float" office:value="0.297926591581219" calcext:value-type="float">
            <text:p>0.297926591581219</text:p>
          </table:table-cell>
          <table:table-cell office:value-type="float" office:value="1" calcext:value-type="float">
            <text:p>1</text:p>
          </table:table-cell>
          <table:table-cell office:value-type="float" office:value="0.172930534942811" calcext:value-type="float">
            <text:p>0.172930534942811</text:p>
          </table:table-cell>
          <table:table-cell office:value-type="float" office:value="0.223588480777433" calcext:value-type="float">
            <text:p>0.223588480777433</text:p>
          </table:table-cell>
          <table:table-cell office:value-type="float" office:value="0.155878143038287" calcext:value-type="float">
            <text:p>0.155878143038287</text:p>
          </table:table-cell>
          <table:table-cell office:value-type="float" office:value="1" calcext:value-type="float">
            <text:p>1</text:p>
          </table:table-cell>
          <table:table-cell office:value-type="float" office:value="120723.296875" calcext:value-type="float">
            <text:p>120723.296875</text:p>
          </table:table-cell>
          <table:table-cell office:value-type="float" office:value="156920.16875" calcext:value-type="float">
            <text:p>156920.16875</text:p>
          </table:table-cell>
          <table:table-cell office:value-type="float" office:value="103536.21875" calcext:value-type="float">
            <text:p>103536.21875</text:p>
          </table:table-cell>
          <table:table-cell office:value-type="float" office:value="347522.583333333" calcext:value-type="float">
            <text:p>347522.583333333</text:p>
          </table:table-cell>
          <table:table-cell office:value-type="float" office:value="36661.3127147014" calcext:value-type="float">
            <text:p>36661.3127147014</text:p>
          </table:table-cell>
          <table:table-cell office:value-type="float" office:value="42461.0739404308" calcext:value-type="float">
            <text:p>42461.0739404308</text:p>
          </table:table-cell>
          <table:table-cell office:value-type="float" office:value="24547.4691876369" calcext:value-type="float">
            <text:p>24547.4691876369</text:p>
          </table:table-cell>
          <table:table-cell office:value-type="float" office:value="191029.025246097" calcext:value-type="float">
            <text:p>191029.025246097</text:p>
          </table:table-cell>
          <table:table-cell office:value-type="float" office:value="0.303680512905985" calcext:value-type="float">
            <text:p>0.303680512905985</text:p>
          </table:table-cell>
          <table:table-cell office:value-type="float" office:value="0.270590289818502" calcext:value-type="float">
            <text:p>0.270590289818502</text:p>
          </table:table-cell>
          <table:table-cell office:value-type="float" office:value="0.23709064792978" calcext:value-type="float">
            <text:p>0.23709064792978</text:p>
          </table:table-cell>
          <table:table-cell office:value-type="float" office:value="0.549688090522933" calcext:value-type="float">
            <text:p>0.549688090522933</text:p>
          </table:table-cell>
          <table:table-cell office:value-type="float" office:value="1.35949163631975" calcext:value-type="float">
            <text:p>1.35949163631975</text:p>
          </table:table-cell>
          <table:table-cell office:value-type="float" office:value="0.948668253410275" calcext:value-type="float">
            <text:p>0.948668253410275</text:p>
          </table:table-cell>
          <table:table-cell office:value-type="float" office:value="1.60479528056955" calcext:value-type="float">
            <text:p>1.60479528056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48</text:p>
          </table:table-cell>
          <table:table-cell table:number-columns-repeated="990"/>
        </table:table-row>
        <table:table-row table:style-name="ro2">
          <table:table-cell office:value-type="float" office:value="226.106673982577" calcext:value-type="float">
            <text:p>226.106673982577</text:p>
          </table:table-cell>
          <table:table-cell office:value-type="float" office:value="15.2698658243815" calcext:value-type="float">
            <text:p>15.2698658243815</text:p>
          </table:table-cell>
          <table:table-cell office:value-type="string" calcext:value-type="string">
            <text:p>C9H14N4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nos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lanine and aspartate metabolism__Histidine metabolism__beta-Alanine metabolism</text:p>
          </table:table-cell>
          <table:table-cell office:value-type="float" office:value="359862" calcext:value-type="float">
            <text:p>359862</text:p>
          </table:table-cell>
          <table:table-cell office:value-type="float" office:value="0.465730980556575" calcext:value-type="float">
            <text:p>0.465730980556575</text:p>
          </table:table-cell>
          <table:table-cell office:value-type="float" office:value="0.349945202050809" calcext:value-type="float">
            <text:p>0.349945202050809</text:p>
          </table:table-cell>
          <table:table-cell office:value-type="float" office:value="0.297056565785194" calcext:value-type="float">
            <text:p>0.297056565785194</text:p>
          </table:table-cell>
          <table:table-cell office:value-type="float" office:value="1" calcext:value-type="float">
            <text:p>1</text:p>
          </table:table-cell>
          <table:table-cell office:value-type="float" office:value="0.284288719372934" calcext:value-type="float">
            <text:p>0.284288719372934</text:p>
          </table:table-cell>
          <table:table-cell office:value-type="float" office:value="0.219345649922285" calcext:value-type="float">
            <text:p>0.219345649922285</text:p>
          </table:table-cell>
          <table:table-cell office:value-type="float" office:value="0.195730872084723" calcext:value-type="float">
            <text:p>0.195730872084723</text:p>
          </table:table-cell>
          <table:table-cell office:value-type="float" office:value="1" calcext:value-type="float">
            <text:p>1</text:p>
          </table:table-cell>
          <table:table-cell office:value-type="float" office:value="97185.849609375" calcext:value-type="float">
            <text:p>97185.849609375</text:p>
          </table:table-cell>
          <table:table-cell office:value-type="float" office:value="73024.3921875" calcext:value-type="float">
            <text:p>73024.3921875</text:p>
          </table:table-cell>
          <table:table-cell office:value-type="float" office:value="61987.919921875" calcext:value-type="float">
            <text:p>61987.919921875</text:p>
          </table:table-cell>
          <table:table-cell office:value-type="float" office:value="208673.791666667" calcext:value-type="float">
            <text:p>208673.791666667</text:p>
          </table:table-cell>
          <table:table-cell office:value-type="float" office:value="30166.3739461118" calcext:value-type="float">
            <text:p>30166.3739461118</text:p>
          </table:table-cell>
          <table:table-cell office:value-type="float" office:value="26332.4117510252" calcext:value-type="float">
            <text:p>26332.4117510252</text:p>
          </table:table-cell>
          <table:table-cell office:value-type="float" office:value="24181.9174474963" calcext:value-type="float">
            <text:p>24181.9174474963</text:p>
          </table:table-cell>
          <table:table-cell office:value-type="float" office:value="133908.26480961" calcext:value-type="float">
            <text:p>133908.26480961</text:p>
          </table:table-cell>
          <table:table-cell office:value-type="float" office:value="0.310398829329181" calcext:value-type="float">
            <text:p>0.310398829329181</text:p>
          </table:table-cell>
          <table:table-cell office:value-type="float" office:value="0.360597479310929" calcext:value-type="float">
            <text:p>0.360597479310929</text:p>
          </table:table-cell>
          <table:table-cell office:value-type="float" office:value="0.390106934995938" calcext:value-type="float">
            <text:p>0.390106934995938</text:p>
          </table:table-cell>
          <table:table-cell office:value-type="float" office:value="0.641710986991187" calcext:value-type="float">
            <text:p>0.641710986991187</text:p>
          </table:table-cell>
          <table:table-cell office:value-type="float" office:value="0.659692969925108" calcext:value-type="float">
            <text:p>0.659692969925108</text:p>
          </table:table-cell>
          <table:table-cell office:value-type="float" office:value="0.987969831526232" calcext:value-type="float">
            <text:p>0.987969831526232</text:p>
          </table:table-cell>
          <table:table-cell office:value-type="float" office:value="1.16205043771388" calcext:value-type="float">
            <text:p>1.16205043771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39</text:p>
          </table:table-cell>
          <table:table-cell table:number-columns-repeated="990"/>
        </table:table-row>
        <table:table-row table:style-name="ro2">
          <table:table-cell office:value-type="float" office:value="398.1372238594" calcext:value-type="float">
            <text:p>398.1372238594</text:p>
          </table:table-cell>
          <table:table-cell office:value-type="float" office:value="15.9240274556478" calcext:value-type="float">
            <text:p>15.9240274556478</text:p>
          </table:table-cell>
          <table:table-cell office:value-type="string" calcext:value-type="string">
            <text:p>C15H22N6O5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-Adenosyl-L-methion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__Methionine metabolism__Zeatin biosynthesis</text:p>
          </table:table-cell>
          <table:table-cell office:value-type="float" office:value="1782818" calcext:value-type="float">
            <text:p>1782818</text:p>
          </table:table-cell>
          <table:table-cell office:value-type="float" office:value="0.244313863765296" calcext:value-type="float">
            <text:p>0.244313863765296</text:p>
          </table:table-cell>
          <table:table-cell office:value-type="float" office:value="0.555702908747377" calcext:value-type="float">
            <text:p>0.555702908747377</text:p>
          </table:table-cell>
          <table:table-cell office:value-type="float" office:value="0.295474344410735" calcext:value-type="float">
            <text:p>0.295474344410735</text:p>
          </table:table-cell>
          <table:table-cell office:value-type="float" office:value="1" calcext:value-type="float">
            <text:p>1</text:p>
          </table:table-cell>
          <table:table-cell office:value-type="float" office:value="0.294146415904324" calcext:value-type="float">
            <text:p>0.294146415904324</text:p>
          </table:table-cell>
          <table:table-cell office:value-type="float" office:value="0.50012119564413" calcext:value-type="float">
            <text:p>0.50012119564413</text:p>
          </table:table-cell>
          <table:table-cell office:value-type="float" office:value="0.319759184032473" calcext:value-type="float">
            <text:p>0.319759184032473</text:p>
          </table:table-cell>
          <table:table-cell office:value-type="float" office:value="1" calcext:value-type="float">
            <text:p>1</text:p>
          </table:table-cell>
          <table:table-cell office:value-type="float" office:value="218047.2578125" calcext:value-type="float">
            <text:p>218047.2578125</text:p>
          </table:table-cell>
          <table:table-cell office:value-type="float" office:value="495958.328125" calcext:value-type="float">
            <text:p>495958.328125</text:p>
          </table:table-cell>
          <table:table-cell office:value-type="float" office:value="263707.38671875" calcext:value-type="float">
            <text:p>263707.38671875</text:p>
          </table:table-cell>
          <table:table-cell office:value-type="float" office:value="892488.270833333" calcext:value-type="float">
            <text:p>892488.270833333</text:p>
          </table:table-cell>
          <table:table-cell office:value-type="float" office:value="89768.6712385841" calcext:value-type="float">
            <text:p>89768.6712385841</text:p>
          </table:table-cell>
          <table:table-cell office:value-type="float" office:value="332762.562205174" calcext:value-type="float">
            <text:p>332762.562205174</text:p>
          </table:table-cell>
          <table:table-cell office:value-type="float" office:value="42805.3930552314" calcext:value-type="float">
            <text:p>42805.3930552314</text:p>
          </table:table-cell>
          <table:table-cell office:value-type="float" office:value="829984.335294377" calcext:value-type="float">
            <text:p>829984.335294377</text:p>
          </table:table-cell>
          <table:table-cell office:value-type="float" office:value="0.411693649070224" calcext:value-type="float">
            <text:p>0.411693649070224</text:p>
          </table:table-cell>
          <table:table-cell office:value-type="float" office:value="0.670948632848254" calcext:value-type="float">
            <text:p>0.670948632848254</text:p>
          </table:table-cell>
          <table:table-cell office:value-type="float" office:value="0.162321554916793" calcext:value-type="float">
            <text:p>0.162321554916793</text:p>
          </table:table-cell>
          <table:table-cell office:value-type="float" office:value="0.929966658855252" calcext:value-type="float">
            <text:p>0.929966658855252</text:p>
          </table:table-cell>
          <table:table-cell office:value-type="float" office:value="0.652675457123518" calcext:value-type="float">
            <text:p>0.652675457123518</text:p>
          </table:table-cell>
          <table:table-cell office:value-type="float" office:value="0.196642106123088" calcext:value-type="float">
            <text:p>0.196642106123088</text:p>
          </table:table-cell>
          <table:table-cell office:value-type="float" office:value="0.572407405407437" calcext:value-type="float">
            <text:p>0.572407405407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37</text:p>
          </table:table-cell>
          <table:table-cell table:number-columns-repeated="990"/>
        </table:table-row>
        <table:table-row table:style-name="ro2">
          <table:table-cell office:value-type="float" office:value="161.105091121929" calcext:value-type="float">
            <text:p>161.105091121929</text:p>
          </table:table-cell>
          <table:table-cell office:value-type="float" office:value="12.6983994377984" calcext:value-type="float">
            <text:p>12.6983994377984</text:p>
          </table:table-cell>
          <table:table-cell office:value-type="string" calcext:value-type="string">
            <text:p>C7H15N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Carnit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degradation</text:p>
          </table:table-cell>
          <table:table-cell office:value-type="float" office:value="330791584" calcext:value-type="float">
            <text:p>330791584</text:p>
          </table:table-cell>
          <table:table-cell office:value-type="float" office:value="0.587409706476353" calcext:value-type="float">
            <text:p>0.587409706476353</text:p>
          </table:table-cell>
          <table:table-cell office:value-type="float" office:value="0.255231980674855" calcext:value-type="float">
            <text:p>0.255231980674855</text:p>
          </table:table-cell>
          <table:table-cell office:value-type="float" office:value="0.275210433958327" calcext:value-type="float">
            <text:p>0.275210433958327</text:p>
          </table:table-cell>
          <table:table-cell office:value-type="float" office:value="1" calcext:value-type="float">
            <text:p>1</text:p>
          </table:table-cell>
          <table:table-cell office:value-type="float" office:value="0.516030436213904" calcext:value-type="float">
            <text:p>0.516030436213904</text:p>
          </table:table-cell>
          <table:table-cell office:value-type="float" office:value="0.288908275309877" calcext:value-type="float">
            <text:p>0.288908275309877</text:p>
          </table:table-cell>
          <table:table-cell office:value-type="float" office:value="0.298362752011347" calcext:value-type="float">
            <text:p>0.298362752011347</text:p>
          </table:table-cell>
          <table:table-cell office:value-type="float" office:value="1" calcext:value-type="float">
            <text:p>1</text:p>
          </table:table-cell>
          <table:table-cell office:value-type="float" office:value="95197774" calcext:value-type="float">
            <text:p>95197774</text:p>
          </table:table-cell>
          <table:table-cell office:value-type="float" office:value="41363832" calcext:value-type="float">
            <text:p>41363832</text:p>
          </table:table-cell>
          <table:table-cell office:value-type="float" office:value="44601613.5" calcext:value-type="float">
            <text:p>44601613.5</text:p>
          </table:table-cell>
          <table:table-cell office:value-type="float" office:value="162063672" calcext:value-type="float">
            <text:p>162063672</text:p>
          </table:table-cell>
          <table:table-cell office:value-type="float" office:value="48284039.1532051" calcext:value-type="float">
            <text:p>48284039.1532051</text:p>
          </table:table-cell>
          <table:table-cell office:value-type="float" office:value="12786367.4578744" calcext:value-type="float">
            <text:p>12786367.4578744</text:p>
          </table:table-cell>
          <table:table-cell office:value-type="float" office:value="15921000.3396738" calcext:value-type="float">
            <text:p>15921000.3396738</text:p>
          </table:table-cell>
          <table:table-cell office:value-type="float" office:value="146270076.657559" calcext:value-type="float">
            <text:p>146270076.657559</text:p>
          </table:table-cell>
          <table:table-cell office:value-type="float" office:value="0.50719714468539" calcext:value-type="float">
            <text:p>0.50719714468539</text:p>
          </table:table-cell>
          <table:table-cell office:value-type="float" office:value="0.30911950947568" calcext:value-type="float">
            <text:p>0.30911950947568</text:p>
          </table:table-cell>
          <table:table-cell office:value-type="float" office:value="0.356960187991265" calcext:value-type="float">
            <text:p>0.356960187991265</text:p>
          </table:table-cell>
          <table:table-cell office:value-type="float" office:value="0.902546973374508" calcext:value-type="float">
            <text:p>0.902546973374508</text:p>
          </table:table-cell>
          <table:table-cell office:value-type="float" office:value="0.188442840864951" calcext:value-type="float">
            <text:p>0.188442840864951</text:p>
          </table:table-cell>
          <table:table-cell office:value-type="float" office:value="0.675765987083654" calcext:value-type="float">
            <text:p>0.675765987083654</text:p>
          </table:table-cell>
          <table:table-cell office:value-type="float" office:value="0.637337010300531" calcext:value-type="float">
            <text:p>0.637337010300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2</text:p>
          </table:table-cell>
          <table:table-cell table:number-columns-repeated="990"/>
        </table:table-row>
        <table:table-row table:style-name="ro2">
          <table:table-cell office:value-type="float" office:value="182.057920478971" calcext:value-type="float">
            <text:p>182.057920478971</text:p>
          </table:table-cell>
          <table:table-cell office:value-type="float" office:value="9.07983835856118" calcext:value-type="float">
            <text:p>9.07983835856118</text:p>
          </table:table-cell>
          <table:table-cell office:value-type="string" calcext:value-type="string">
            <text:p>C9H10O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-(4-Hydroxyphenyl)lact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yrosine metabolism</text:p>
          </table:table-cell>
          <table:table-cell office:value-type="float" office:value="1207064" calcext:value-type="float">
            <text:p>1207064</text:p>
          </table:table-cell>
          <table:table-cell office:value-type="float" office:value="0.128123882455125" calcext:value-type="float">
            <text:p>0.128123882455125</text:p>
          </table:table-cell>
          <table:table-cell office:value-type="float" office:value="0.346810151763751" calcext:value-type="float">
            <text:p>0.346810151763751</text:p>
          </table:table-cell>
          <table:table-cell office:value-type="float" office:value="0.260000479518806" calcext:value-type="float">
            <text:p>0.260000479518806</text:p>
          </table:table-cell>
          <table:table-cell office:value-type="float" office:value="1" calcext:value-type="float">
            <text:p>1</text:p>
          </table:table-cell>
          <table:table-cell office:value-type="float" office:value="0.0551972301478138" calcext:value-type="float">
            <text:p>0.055197230147814</text:p>
          </table:table-cell>
          <table:table-cell office:value-type="float" office:value="0.0852525960934956" calcext:value-type="float">
            <text:p>0.085252596093496</text:p>
          </table:table-cell>
          <table:table-cell office:value-type="float" office:value="0.0756308441034003" calcext:value-type="float">
            <text:p>0.0756308441034</text:p>
          </table:table-cell>
          <table:table-cell office:value-type="float" office:value="1" calcext:value-type="float">
            <text:p>1</text:p>
          </table:table-cell>
          <table:table-cell office:value-type="float" office:value="108101.677734375" calcext:value-type="float">
            <text:p>108101.677734375</text:p>
          </table:table-cell>
          <table:table-cell office:value-type="float" office:value="292613.35625" calcext:value-type="float">
            <text:p>292613.35625</text:p>
          </table:table-cell>
          <table:table-cell office:value-type="float" office:value="219369.625" calcext:value-type="float">
            <text:p>219369.625</text:p>
          </table:table-cell>
          <table:table-cell office:value-type="float" office:value="843727.770833333" calcext:value-type="float">
            <text:p>843727.770833333</text:p>
          </table:table-cell>
          <table:table-cell office:value-type="float" office:value="36347.1552548355" calcext:value-type="float">
            <text:p>36347.1552548355</text:p>
          </table:table-cell>
          <table:table-cell office:value-type="float" office:value="111497.647156323" calcext:value-type="float">
            <text:p>111497.647156323</text:p>
          </table:table-cell>
          <table:table-cell office:value-type="float" office:value="18626.6119340169" calcext:value-type="float">
            <text:p>18626.6119340169</text:p>
          </table:table-cell>
          <table:table-cell office:value-type="float" office:value="316472.856795983" calcext:value-type="float">
            <text:p>316472.856795983</text:p>
          </table:table-cell>
          <table:table-cell office:value-type="float" office:value="0.336231185459923" calcext:value-type="float">
            <text:p>0.336231185459923</text:p>
          </table:table-cell>
          <table:table-cell office:value-type="float" office:value="0.381040867666554" calcext:value-type="float">
            <text:p>0.381040867666554</text:p>
          </table:table-cell>
          <table:table-cell office:value-type="float" office:value="0.0849097131565819" calcext:value-type="float">
            <text:p>0.084909713156582</text:p>
          </table:table-cell>
          <table:table-cell office:value-type="float" office:value="0.375088823357573" calcext:value-type="float">
            <text:p>0.375088823357573</text:p>
          </table:table-cell>
          <table:table-cell office:value-type="float" office:value="5.33273644452981" calcext:value-type="float">
            <text:p>5.33273644452981</text:p>
          </table:table-cell>
          <table:table-cell office:value-type="float" office:value="2.69771512328035" calcext:value-type="float">
            <text:p>2.69771512328035</text:p>
          </table:table-cell>
          <table:table-cell office:value-type="float" office:value="3.87875880700136" calcext:value-type="float">
            <text:p>3.87875880700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94</text:p>
          </table:table-cell>
          <table:table-cell table:number-columns-repeated="990"/>
        </table:table-row>
        <table:table-row table:style-name="ro2">
          <table:table-cell office:value-type="float" office:value="205.073906850312" calcext:value-type="float">
            <text:p>205.073906850312</text:p>
          </table:table-cell>
          <table:table-cell office:value-type="float" office:value="7.93494168599447" calcext:value-type="float">
            <text:p>7.93494168599447</text:p>
          </table:table-cell>
          <table:table-cell office:value-type="string" calcext:value-type="string">
            <text:p>C11H11NO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olelact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Tryptophan metabolism</text:p>
          </table:table-cell>
          <table:table-cell office:value-type="float" office:value="116579" calcext:value-type="float">
            <text:p>116579</text:p>
          </table:table-cell>
          <table:table-cell office:value-type="float" office:value="0.0572780703811584" calcext:value-type="float">
            <text:p>0.057278070381158</text:p>
          </table:table-cell>
          <table:table-cell office:value-type="float" office:value="0.279700661830838" calcext:value-type="float">
            <text:p>0.279700661830838</text:p>
          </table:table-cell>
          <table:table-cell office:value-type="float" office:value="0.242357165864131" calcext:value-type="float">
            <text:p>0.242357165864131</text:p>
          </table:table-cell>
          <table:table-cell office:value-type="float" office:value="1" calcext:value-type="float">
            <text:p>1</text:p>
          </table:table-cell>
          <table:table-cell office:value-type="float" office:value="0.0381527645495868" calcext:value-type="float">
            <text:p>0.038152764549587</text:p>
          </table:table-cell>
          <table:table-cell office:value-type="float" office:value="0.0411362917866889" calcext:value-type="float">
            <text:p>0.041136291786689</text:p>
          </table:table-cell>
          <table:table-cell office:value-type="float" office:value="0.0568402173707274" calcext:value-type="float">
            <text:p>0.056840217370728</text:p>
          </table:table-cell>
          <table:table-cell office:value-type="float" office:value="1" calcext:value-type="float">
            <text:p>1</text:p>
          </table:table-cell>
          <table:table-cell office:value-type="float" office:value="5295.25073242188" calcext:value-type="float">
            <text:p>5295.25073242188</text:p>
          </table:table-cell>
          <table:table-cell office:value-type="float" office:value="25857.804296875" calcext:value-type="float">
            <text:p>25857.804296875</text:p>
          </table:table-cell>
          <table:table-cell office:value-type="float" office:value="22405.4677734375" calcext:value-type="float">
            <text:p>22405.4677734375</text:p>
          </table:table-cell>
          <table:table-cell office:value-type="float" office:value="92448.1341145833" calcext:value-type="float">
            <text:p>92448.1341145833</text:p>
          </table:table-cell>
          <table:table-cell office:value-type="float" office:value="685.104313542974" calcext:value-type="float">
            <text:p>685.104313542974</text:p>
          </table:table-cell>
          <table:table-cell office:value-type="float" office:value="20363.4697961875" calcext:value-type="float">
            <text:p>20363.4697961875</text:p>
          </table:table-cell>
          <table:table-cell office:value-type="float" office:value="2185.29181644575" calcext:value-type="float">
            <text:p>2185.29181644575</text:p>
          </table:table-cell>
          <table:table-cell office:value-type="float" office:value="30380.1126806043" calcext:value-type="float">
            <text:p>30380.1126806043</text:p>
          </table:table-cell>
          <table:table-cell office:value-type="float" office:value="0.129380901521471" calcext:value-type="float">
            <text:p>0.129380901521471</text:p>
          </table:table-cell>
          <table:table-cell office:value-type="float" office:value="0.787517360808878" calcext:value-type="float">
            <text:p>0.787517360808878</text:p>
          </table:table-cell>
          <table:table-cell office:value-type="float" office:value="0.0975338626509949" calcext:value-type="float">
            <text:p>0.097533862650995</text:p>
          </table:table-cell>
          <table:table-cell office:value-type="float" office:value="0.328617910697366" calcext:value-type="float">
            <text:p>0.328617910697366</text:p>
          </table:table-cell>
          <table:table-cell office:value-type="float" office:value="8.22553120790495" calcext:value-type="float">
            <text:p>8.22553120790495</text:p>
          </table:table-cell>
          <table:table-cell office:value-type="float" office:value="3.31504082059687" calcext:value-type="float">
            <text:p>3.31504082059687</text:p>
          </table:table-cell>
          <table:table-cell office:value-type="float" office:value="5.28816822954645" calcext:value-type="float">
            <text:p>5.28816822954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12</text:p>
          </table:table-cell>
          <table:table-cell table:number-columns-repeated="990"/>
        </table:table-row>
        <table:table-row table:style-name="ro2">
          <table:table-cell office:value-type="float" office:value="156.053457157539" calcext:value-type="float">
            <text:p>156.053457157539</text:p>
          </table:table-cell>
          <table:table-cell office:value-type="float" office:value="11.0009408569336" calcext:value-type="float">
            <text:p>11.0009408569336</text:p>
          </table:table-cell>
          <table:table-cell office:value-type="string" calcext:value-type="string">
            <text:p>C6H8N2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Imidazolone-5-propano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</text:p>
          </table:table-cell>
          <table:table-cell office:value-type="float" office:value="499985" calcext:value-type="float">
            <text:p>499985</text:p>
          </table:table-cell>
          <table:table-cell office:value-type="float" office:value="0.364215559155871" calcext:value-type="float">
            <text:p>0.364215559155871</text:p>
          </table:table-cell>
          <table:table-cell office:value-type="float" office:value="0.277523116254622" calcext:value-type="float">
            <text:p>0.277523116254622</text:p>
          </table:table-cell>
          <table:table-cell office:value-type="float" office:value="0.18468528598712" calcext:value-type="float">
            <text:p>0.18468528598712</text:p>
          </table:table-cell>
          <table:table-cell office:value-type="float" office:value="1" calcext:value-type="float">
            <text:p>1</text:p>
          </table:table-cell>
          <table:table-cell office:value-type="float" office:value="0.0225710999418895" calcext:value-type="float">
            <text:p>0.02257109994189</text:p>
          </table:table-cell>
          <table:table-cell office:value-type="float" office:value="0.00382066986691783" calcext:value-type="float">
            <text:p>0.003820669866918</text:p>
          </table:table-cell>
          <table:table-cell office:value-type="float" office:value="0.0155552937614543" calcext:value-type="float">
            <text:p>0.015555293761454</text:p>
          </table:table-cell>
          <table:table-cell office:value-type="float" office:value="1" calcext:value-type="float">
            <text:p>1</text:p>
          </table:table-cell>
          <table:table-cell office:value-type="float" office:value="151260.80078125" calcext:value-type="float">
            <text:p>151260.80078125</text:p>
          </table:table-cell>
          <table:table-cell office:value-type="float" office:value="115256.934375" calcext:value-type="float">
            <text:p>115256.934375</text:p>
          </table:table-cell>
          <table:table-cell office:value-type="float" office:value="76700.853515625" calcext:value-type="float">
            <text:p>76700.853515625</text:p>
          </table:table-cell>
          <table:table-cell office:value-type="float" office:value="415305.708333333" calcext:value-type="float">
            <text:p>415305.708333333</text:p>
          </table:table-cell>
          <table:table-cell office:value-type="float" office:value="17122.4246413305" calcext:value-type="float">
            <text:p>17122.4246413305</text:p>
          </table:table-cell>
          <table:table-cell office:value-type="float" office:value="87297.1906509146" calcext:value-type="float">
            <text:p>87297.1906509146</text:p>
          </table:table-cell>
          <table:table-cell office:value-type="float" office:value="7334.62725400654" calcext:value-type="float">
            <text:p>7334.62725400654</text:p>
          </table:table-cell>
          <table:table-cell office:value-type="float" office:value="75292.8593294882" calcext:value-type="float">
            <text:p>75292.8593294882</text:p>
          </table:table-cell>
          <table:table-cell office:value-type="float" office:value="0.113198029845767" calcext:value-type="float">
            <text:p>0.113198029845767</text:p>
          </table:table-cell>
          <table:table-cell office:value-type="float" office:value="0.757413782730716" calcext:value-type="float">
            <text:p>0.757413782730716</text:p>
          </table:table-cell>
          <table:table-cell office:value-type="float" office:value="0.0956264098483907" calcext:value-type="float">
            <text:p>0.095626409848391</text:p>
          </table:table-cell>
          <table:table-cell office:value-type="float" office:value="0.181295026335291" calcext:value-type="float">
            <text:p>0.181295026335291</text:p>
          </table:table-cell>
          <table:table-cell office:value-type="float" office:value="11.6936375301157" calcext:value-type="float">
            <text:p>11.6936375301157</text:p>
          </table:table-cell>
          <table:table-cell office:value-type="float" office:value="6.77430592027057" calcext:value-type="float">
            <text:p>6.77430592027057</text:p>
          </table:table-cell>
          <table:table-cell office:value-type="float" office:value="20.0344270031377" calcext:value-type="float">
            <text:p>20.0344270031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27</text:p>
          </table:table-cell>
          <table:table-cell table:number-columns-repeated="990"/>
        </table:table-row>
        <table:table-row table:style-name="ro2">
          <table:table-cell office:value-type="float" office:value="174.064058909868" calcext:value-type="float">
            <text:p>174.064058909868</text:p>
          </table:table-cell>
          <table:table-cell office:value-type="float" office:value="11.2973891703288" calcext:value-type="float">
            <text:p>11.2973891703288</text:p>
          </table:table-cell>
          <table:table-cell office:value-type="string" calcext:value-type="string">
            <text:p>C6H10N2O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-Formimino-L-glutam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</text:p>
          </table:table-cell>
          <table:table-cell office:value-type="float" office:value="206212" calcext:value-type="float">
            <text:p>206212</text:p>
          </table:table-cell>
          <table:table-cell office:value-type="float" office:value="0.351724765107742" calcext:value-type="float">
            <text:p>0.351724765107742</text:p>
          </table:table-cell>
          <table:table-cell office:value-type="float" office:value="0.221300961545125" calcext:value-type="float">
            <text:p>0.221300961545125</text:p>
          </table:table-cell>
          <table:table-cell office:value-type="float" office:value="0.17591904242314" calcext:value-type="float">
            <text:p>0.17591904242314</text:p>
          </table:table-cell>
          <table:table-cell office:value-type="float" office:value="1" calcext:value-type="float">
            <text:p>1</text:p>
          </table:table-cell>
          <table:table-cell office:value-type="float" office:value="0.139642743298347" calcext:value-type="float">
            <text:p>0.139642743298347</text:p>
          </table:table-cell>
          <table:table-cell office:value-type="float" office:value="0.0934307393377964" calcext:value-type="float">
            <text:p>0.093430739337796</text:p>
          </table:table-cell>
          <table:table-cell office:value-type="float" office:value="0.0929410841373384" calcext:value-type="float">
            <text:p>0.092941084137338</text:p>
          </table:table-cell>
          <table:table-cell office:value-type="float" office:value="1" calcext:value-type="float">
            <text:p>1</text:p>
          </table:table-cell>
          <table:table-cell office:value-type="float" office:value="46789.26953125" calcext:value-type="float">
            <text:p>46789.26953125</text:p>
          </table:table-cell>
          <table:table-cell office:value-type="float" office:value="29439.2416015625" calcext:value-type="float">
            <text:p>29439.2416015625</text:p>
          </table:table-cell>
          <table:table-cell office:value-type="float" office:value="23402.1721191406" calcext:value-type="float">
            <text:p>23402.1721191406</text:p>
          </table:table-cell>
          <table:table-cell office:value-type="float" office:value="133028.078125" calcext:value-type="float">
            <text:p>133028.078125</text:p>
          </table:table-cell>
          <table:table-cell office:value-type="float" office:value="10978.1686375877" calcext:value-type="float">
            <text:p>10978.1686375877</text:p>
          </table:table-cell>
          <table:table-cell office:value-type="float" office:value="26260.1719097947" calcext:value-type="float">
            <text:p>26260.1719097947</text:p>
          </table:table-cell>
          <table:table-cell office:value-type="float" office:value="10256.3465753426" calcext:value-type="float">
            <text:p>10256.3465753426</text:p>
          </table:table-cell>
          <table:table-cell office:value-type="float" office:value="63387.0271145266" calcext:value-type="float">
            <text:p>63387.0271145266</text:p>
          </table:table-cell>
          <table:table-cell office:value-type="float" office:value="0.234630049743682" calcext:value-type="float">
            <text:p>0.234630049743682</text:p>
          </table:table-cell>
          <table:table-cell office:value-type="float" office:value="0.89201251395012" calcext:value-type="float">
            <text:p>0.89201251395012</text:p>
          </table:table-cell>
          <table:table-cell office:value-type="float" office:value="0.438264727014548" calcext:value-type="float">
            <text:p>0.438264727014548</text:p>
          </table:table-cell>
          <table:table-cell office:value-type="float" office:value="0.476493594494877" calcext:value-type="float">
            <text:p>0.476493594494877</text:p>
          </table:table-cell>
          <table:table-cell office:value-type="float" office:value="1.79708788499" calcext:value-type="float">
            <text:p>1.79708788499</text:p>
          </table:table-cell>
          <table:table-cell office:value-type="float" office:value="2.27947319689282" calcext:value-type="float">
            <text:p>2.27947319689282</text:p>
          </table:table-cell>
          <table:table-cell office:value-type="float" office:value="2.91475258481508" calcext:value-type="float">
            <text:p>2.91475258481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71</text:p>
          </table:table-cell>
          <table:table-cell table:number-columns-repeated="990"/>
        </table:table-row>
        <table:table-row table:style-name="ro2">
          <table:table-cell office:value-type="float" office:value="161.068779832145" calcext:value-type="float">
            <text:p>161.068779832145</text:p>
          </table:table-cell>
          <table:table-cell office:value-type="float" office:value="10.550270207723" calcext:value-type="float">
            <text:p>10.550270207723</text:p>
          </table:table-cell>
          <table:table-cell office:value-type="string" calcext:value-type="string">
            <text:p>C6H11NO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-Acetyl-L-homoser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Methionine metabolism__Sulfur metabolism</text:p>
          </table:table-cell>
          <table:table-cell office:value-type="float" office:value="7701688" calcext:value-type="float">
            <text:p>7701688</text:p>
          </table:table-cell>
          <table:table-cell office:value-type="float" office:value="1.12142135586699" calcext:value-type="float">
            <text:p>1.12142135586699</text:p>
          </table:table-cell>
          <table:table-cell office:value-type="float" office:value="0.249770260348951" calcext:value-type="float">
            <text:p>0.249770260348951</text:p>
          </table:table-cell>
          <table:table-cell office:value-type="float" office:value="0.175598931446484" calcext:value-type="float">
            <text:p>0.175598931446484</text:p>
          </table:table-cell>
          <table:table-cell office:value-type="float" office:value="1" calcext:value-type="float">
            <text:p>1</text:p>
          </table:table-cell>
          <table:table-cell office:value-type="float" office:value="0.828831245519392" calcext:value-type="float">
            <text:p>0.828831245519392</text:p>
          </table:table-cell>
          <table:table-cell office:value-type="float" office:value="0.262902669399077" calcext:value-type="float">
            <text:p>0.262902669399077</text:p>
          </table:table-cell>
          <table:table-cell office:value-type="float" office:value="0.233224952535897" calcext:value-type="float">
            <text:p>0.233224952535897</text:p>
          </table:table-cell>
          <table:table-cell office:value-type="float" office:value="1" calcext:value-type="float">
            <text:p>1</text:p>
          </table:table-cell>
          <table:table-cell office:value-type="float" office:value="4455196.5" calcext:value-type="float">
            <text:p>4455196.5</text:p>
          </table:table-cell>
          <table:table-cell office:value-type="float" office:value="992290.35" calcext:value-type="float">
            <text:p>992290.35</text:p>
          </table:table-cell>
          <table:table-cell office:value-type="float" office:value="697621.5859375" calcext:value-type="float">
            <text:p>697621.5859375</text:p>
          </table:table-cell>
          <table:table-cell office:value-type="float" office:value="3972812.25" calcext:value-type="float">
            <text:p>3972812.25</text:p>
          </table:table-cell>
          <table:table-cell office:value-type="float" office:value="771168.785655363" calcext:value-type="float">
            <text:p>771168.785655363</text:p>
          </table:table-cell>
          <table:table-cell office:value-type="float" office:value="767470.398017309" calcext:value-type="float">
            <text:p>767470.398017309</text:p>
          </table:table-cell>
          <table:table-cell office:value-type="float" office:value="353323.927604086" calcext:value-type="float">
            <text:p>353323.927604086</text:p>
          </table:table-cell>
          <table:table-cell office:value-type="float" office:value="3365723.29806088" calcext:value-type="float">
            <text:p>3365723.29806088</text:p>
          </table:table-cell>
          <table:table-cell office:value-type="float" office:value="0.173094225059515" calcext:value-type="float">
            <text:p>0.173094225059515</text:p>
          </table:table-cell>
          <table:table-cell office:value-type="float" office:value="0.773433298043571" calcext:value-type="float">
            <text:p>0.773433298043571</text:p>
          </table:table-cell>
          <table:table-cell office:value-type="float" office:value="0.506469316211412" calcext:value-type="float">
            <text:p>0.506469316211412</text:p>
          </table:table-cell>
          <table:table-cell office:value-type="float" office:value="0.847189115987266" calcext:value-type="float">
            <text:p>0.847189115987266</text:p>
          </table:table-cell>
          <table:table-cell office:value-type="float" office:value="0.0195167804328164" calcext:value-type="float">
            <text:p>0.019516780432817</text:p>
          </table:table-cell>
          <table:table-cell office:value-type="float" office:value="0.745442072064609" calcext:value-type="float">
            <text:p>0.745442072064609</text:p>
          </table:table-cell>
          <table:table-cell office:value-type="float" office:value="0.936605116755472" calcext:value-type="float">
            <text:p>0.936605116755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63</text:p>
          </table:table-cell>
          <table:table-cell table:number-columns-repeated="990"/>
        </table:table-row>
        <table:table-row table:style-name="ro2">
          <table:table-cell office:value-type="float" office:value="229.08849283324" calcext:value-type="float">
            <text:p>229.08849283324</text:p>
          </table:table-cell>
          <table:table-cell office:value-type="float" office:value="14.5308100382487" calcext:value-type="float">
            <text:p>14.5308100382487</text:p>
          </table:table-cell>
          <table:table-cell office:value-type="string" calcext:value-type="string">
            <text:p>C9H15N3O2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gothione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Histidine metabolism</text:p>
          </table:table-cell>
          <table:table-cell office:value-type="float" office:value="22060644" calcext:value-type="float">
            <text:p>22060644</text:p>
          </table:table-cell>
          <table:table-cell office:value-type="float" office:value="0.147352465384207" calcext:value-type="float">
            <text:p>0.147352465384207</text:p>
          </table:table-cell>
          <table:table-cell office:value-type="float" office:value="0.183190046140139" calcext:value-type="float">
            <text:p>0.183190046140139</text:p>
          </table:table-cell>
          <table:table-cell office:value-type="float" office:value="0.172610903539349" calcext:value-type="float">
            <text:p>0.172610903539349</text:p>
          </table:table-cell>
          <table:table-cell office:value-type="float" office:value="1" calcext:value-type="float">
            <text:p>1</text:p>
          </table:table-cell>
          <table:table-cell office:value-type="float" office:value="0.207457703438444" calcext:value-type="float">
            <text:p>0.207457703438444</text:p>
          </table:table-cell>
          <table:table-cell office:value-type="float" office:value="0.22158036866795" calcext:value-type="float">
            <text:p>0.22158036866795</text:p>
          </table:table-cell>
          <table:table-cell office:value-type="float" office:value="0.216034511203587" calcext:value-type="float">
            <text:p>0.216034511203587</text:p>
          </table:table-cell>
          <table:table-cell office:value-type="float" office:value="1" calcext:value-type="float">
            <text:p>1</text:p>
          </table:table-cell>
          <table:table-cell office:value-type="float" office:value="1930080.4765625" calcext:value-type="float">
            <text:p>1930080.4765625</text:p>
          </table:table-cell>
          <table:table-cell office:value-type="float" office:value="2399495.1875" calcext:value-type="float">
            <text:p>2399495.1875</text:p>
          </table:table-cell>
          <table:table-cell office:value-type="float" office:value="2260925.421875" calcext:value-type="float">
            <text:p>2260925.421875</text:p>
          </table:table-cell>
          <table:table-cell office:value-type="float" office:value="13098392.8333333" calcext:value-type="float">
            <text:p>13098392.8333333</text:p>
          </table:table-cell>
          <table:table-cell office:value-type="float" office:value="1939215.73429621" calcext:value-type="float">
            <text:p>1939215.73429621</text:p>
          </table:table-cell>
          <table:table-cell office:value-type="float" office:value="1592096.2573981" calcext:value-type="float">
            <text:p>1592096.2573981</text:p>
          </table:table-cell>
          <table:table-cell office:value-type="float" office:value="2213641.81777898" calcext:value-type="float">
            <text:p>2213641.81777898</text:p>
          </table:table-cell>
          <table:table-cell office:value-type="float" office:value="10609823.2303482" calcext:value-type="float">
            <text:p>10609823.2303482</text:p>
          </table:table-cell>
          <table:table-cell office:value-type="float" office:value="1.00473309680329" calcext:value-type="float">
            <text:p>1.00473309680329</text:p>
          </table:table-cell>
          <table:table-cell office:value-type="float" office:value="0.663513002939957" calcext:value-type="float">
            <text:p>0.663513002939957</text:p>
          </table:table-cell>
          <table:table-cell office:value-type="float" office:value="0.979086614870821" calcext:value-type="float">
            <text:p>0.979086614870821</text:p>
          </table:table-cell>
          <table:table-cell office:value-type="float" office:value="0.810009545854196" calcext:value-type="float">
            <text:p>0.810009545854196</text:p>
          </table:table-cell>
          <table:table-cell office:value-type="float" office:value="1.07222877354792" calcext:value-type="float">
            <text:p>1.07222877354792</text:p>
          </table:table-cell>
          <table:table-cell office:value-type="float" office:value="0.994468363334031" calcext:value-type="float">
            <text:p>0.994468363334031</text:p>
          </table:table-cell>
          <table:table-cell office:value-type="float" office:value="0.999847966278169" calcext:value-type="float">
            <text:p>0.999847966278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51</text:p>
          </table:table-cell>
          <table:table-cell table:number-columns-repeated="990"/>
        </table:table-row>
        <table:table-row table:style-name="ro2">
          <table:table-cell office:value-type="float" office:value="264.11101313229" calcext:value-type="float">
            <text:p>264.11101313229</text:p>
          </table:table-cell>
          <table:table-cell office:value-type="float" office:value="7.40135831479672" calcext:value-type="float">
            <text:p>7.40135831479672</text:p>
          </table:table-cell>
          <table:table-cell office:value-type="string" calcext:value-type="string">
            <text:p>C13H16N2O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-N-Phenylacetyl-L-glutam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Phenylalanine metabolism</text:p>
          </table:table-cell>
          <table:table-cell office:value-type="float" office:value="2968851" calcext:value-type="float">
            <text:p>2968851</text:p>
          </table:table-cell>
          <table:table-cell office:value-type="float" office:value="0.541813036783144" calcext:value-type="float">
            <text:p>0.541813036783144</text:p>
          </table:table-cell>
          <table:table-cell office:value-type="float" office:value="0.141921256105588" calcext:value-type="float">
            <text:p>0.141921256105588</text:p>
          </table:table-cell>
          <table:table-cell office:value-type="float" office:value="0.153423782656691" calcext:value-type="float">
            <text:p>0.153423782656691</text:p>
          </table:table-cell>
          <table:table-cell office:value-type="float" office:value="1" calcext:value-type="float">
            <text:p>1</text:p>
          </table:table-cell>
          <table:table-cell office:value-type="float" office:value="0.220156241831858" calcext:value-type="float">
            <text:p>0.220156241831858</text:p>
          </table:table-cell>
          <table:table-cell office:value-type="float" office:value="0.0653506358385187" calcext:value-type="float">
            <text:p>0.065350635838519</text:p>
          </table:table-cell>
          <table:table-cell office:value-type="float" office:value="0.0825530525371109" calcext:value-type="float">
            <text:p>0.082553052537111</text:p>
          </table:table-cell>
          <table:table-cell office:value-type="float" office:value="1" calcext:value-type="float">
            <text:p>1</text:p>
          </table:table-cell>
          <table:table-cell office:value-type="float" office:value="1219132.859375" calcext:value-type="float">
            <text:p>1219132.859375</text:p>
          </table:table-cell>
          <table:table-cell office:value-type="float" office:value="319336.846875" calcext:value-type="float">
            <text:p>319336.846875</text:p>
          </table:table-cell>
          <table:table-cell office:value-type="float" office:value="345218.66796875" calcext:value-type="float">
            <text:p>345218.66796875</text:p>
          </table:table-cell>
          <table:table-cell office:value-type="float" office:value="2250098.79166667" calcext:value-type="float">
            <text:p>2250098.79166667</text:p>
          </table:table-cell>
          <table:table-cell office:value-type="float" office:value="611749.523363913" calcext:value-type="float">
            <text:p>611749.523363913</text:p>
          </table:table-cell>
          <table:table-cell office:value-type="float" office:value="572720.367729034" calcext:value-type="float">
            <text:p>572720.367729034</text:p>
          </table:table-cell>
          <table:table-cell office:value-type="float" office:value="176577.742919144" calcext:value-type="float">
            <text:p>176577.742919144</text:p>
          </table:table-cell>
          <table:table-cell office:value-type="float" office:value="1032958.90781475" calcext:value-type="float">
            <text:p>1032958.90781475</text:p>
          </table:table-cell>
          <table:table-cell office:value-type="float" office:value="0.501790693819484" calcext:value-type="float">
            <text:p>0.501790693819484</text:p>
          </table:table-cell>
          <table:table-cell office:value-type="float" office:value="1.79346784855434" calcext:value-type="float">
            <text:p>1.79346784855434</text:p>
          </table:table-cell>
          <table:table-cell office:value-type="float" office:value="0.511495348609386" calcext:value-type="float">
            <text:p>0.511495348609386</text:p>
          </table:table-cell>
          <table:table-cell office:value-type="float" office:value="0.459072691225985" calcext:value-type="float">
            <text:p>0.459072691225985</text:p>
          </table:table-cell>
          <table:table-cell office:value-type="float" office:value="0.737482712770373" calcext:value-type="float">
            <text:p>0.737482712770373</text:p>
          </table:table-cell>
          <table:table-cell office:value-type="float" office:value="2.67226357226848" calcext:value-type="float">
            <text:p>2.67226357226848</text:p>
          </table:table-cell>
          <table:table-cell office:value-type="float" office:value="3.30415388635062" calcext:value-type="float">
            <text:p>3.30415388635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398</text:p>
          </table:table-cell>
          <table:table-cell table:number-columns-repeated="990"/>
        </table:table-row>
        <table:table-row table:style-name="ro2">
          <table:table-cell office:value-type="float" office:value="117.053823675522" calcext:value-type="float">
            <text:p>117.053823675522</text:p>
          </table:table-cell>
          <table:table-cell office:value-type="float" office:value="15.5154490152995" calcext:value-type="float">
            <text:p>15.5154490152995</text:p>
          </table:table-cell>
          <table:table-cell office:value-type="string" calcext:value-type="string">
            <text:p>C3H7N3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nidinoacet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ycine, serine and threonine metabolism__Arginine and proline metabolism</text:p>
          </table:table-cell>
          <table:table-cell office:value-type="float" office:value="349418" calcext:value-type="float">
            <text:p>349418</text:p>
          </table:table-cell>
          <table:table-cell office:value-type="float" office:value="0.481506967636379" calcext:value-type="float">
            <text:p>0.481506967636379</text:p>
          </table:table-cell>
          <table:table-cell office:value-type="float" office:value="0.136717642963244" calcext:value-type="float">
            <text:p>0.136717642963244</text:p>
          </table:table-cell>
          <table:table-cell office:value-type="float" office:value="0.089040106490688" calcext:value-type="float">
            <text:p>0.089040106490688</text:p>
          </table:table-cell>
          <table:table-cell office:value-type="float" office:value="1" calcext:value-type="float">
            <text:p>1</text:p>
          </table:table-cell>
          <table:table-cell office:value-type="float" office:value="0.0190272898036924" calcext:value-type="float">
            <text:p>0.019027289803693</text:p>
          </table:table-cell>
          <table:table-cell office:value-type="float" office:value="0.00145142464847022" calcext:value-type="float">
            <text:p>0.00145142464847</text:p>
          </table:table-cell>
          <table:table-cell office:value-type="float" office:value="0.00266176203920592" calcext:value-type="float">
            <text:p>0.002661762039206</text:p>
          </table:table-cell>
          <table:table-cell office:value-type="float" office:value="1" calcext:value-type="float">
            <text:p>1</text:p>
          </table:table-cell>
          <table:table-cell office:value-type="float" office:value="148261.442382812" calcext:value-type="float">
            <text:p>148261.442382812</text:p>
          </table:table-cell>
          <table:table-cell office:value-type="float" office:value="42096.9088867188" calcext:value-type="float">
            <text:p>42096.9088867188</text:p>
          </table:table-cell>
          <table:table-cell office:value-type="float" office:value="27416.4560546875" calcext:value-type="float">
            <text:p>27416.4560546875</text:p>
          </table:table-cell>
          <table:table-cell office:value-type="float" office:value="307911.3125" calcext:value-type="float">
            <text:p>307911.3125</text:p>
          </table:table-cell>
          <table:table-cell office:value-type="float" office:value="77983.4497164012" calcext:value-type="float">
            <text:p>77983.4497164012</text:p>
          </table:table-cell>
          <table:table-cell office:value-type="float" office:value="91160.6864089499" calcext:value-type="float">
            <text:p>91160.6864089499</text:p>
          </table:table-cell>
          <table:table-cell office:value-type="float" office:value="15172.5774365948" calcext:value-type="float">
            <text:p>15172.5774365948</text:p>
          </table:table-cell>
          <table:table-cell office:value-type="float" office:value="37271.8805652612" calcext:value-type="float">
            <text:p>37271.8805652612</text:p>
          </table:table-cell>
          <table:table-cell office:value-type="float" office:value="0.525986045077365" calcext:value-type="float">
            <text:p>0.525986045077365</text:p>
          </table:table-cell>
          <table:table-cell office:value-type="float" office:value="2.16549596680032" calcext:value-type="float">
            <text:p>2.16549596680032</text:p>
          </table:table-cell>
          <table:table-cell office:value-type="float" office:value="0.553411331002449" calcext:value-type="float">
            <text:p>0.553411331002449</text:p>
          </table:table-cell>
          <table:table-cell office:value-type="float" office:value="0.121047454420049" calcext:value-type="float">
            <text:p>0.121047454420049</text:p>
          </table:table-cell>
          <table:table-cell office:value-type="float" office:value="3.41177974419756" calcext:value-type="float">
            <text:p>3.41177974419756</text:p>
          </table:table-cell>
          <table:table-cell office:value-type="float" office:value="7.2846601034301" calcext:value-type="float">
            <text:p>7.2846601034301</text:p>
          </table:table-cell>
          <table:table-cell office:value-type="float" office:value="48.5842629430081" calcext:value-type="float">
            <text:p>48.5842629430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11</text:p>
          </table:table-cell>
          <table:table-cell table:number-columns-repeated="990"/>
        </table:table-row>
        <table:table-row table:style-name="ro2">
          <table:table-cell office:value-type="float" office:value="113.058911268393" calcext:value-type="float">
            <text:p>113.058911268393</text:p>
          </table:table-cell>
          <table:table-cell office:value-type="float" office:value="9.27641936408148" calcext:value-type="float">
            <text:p>9.27641936408148</text:p>
          </table:table-cell>
          <table:table-cell office:value-type="string" calcext:value-type="string">
            <text:p>C4H7N3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in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Arginine and proline metabolism</text:p>
          </table:table-cell>
          <table:table-cell office:value-type="float" office:value="16908232" calcext:value-type="float">
            <text:p>16908232</text:p>
          </table:table-cell>
          <table:table-cell office:value-type="float" office:value="0.0764935964071504" calcext:value-type="float">
            <text:p>0.076493596407151</text:p>
          </table:table-cell>
          <table:table-cell office:value-type="float" office:value="0.185720891906968" calcext:value-type="float">
            <text:p>0.185720891906968</text:p>
          </table:table-cell>
          <table:table-cell office:value-type="float" office:value="0.0832815561547585" calcext:value-type="float">
            <text:p>0.083281556154759</text:p>
          </table:table-cell>
          <table:table-cell office:value-type="float" office:value="1" calcext:value-type="float">
            <text:p>1</text:p>
          </table:table-cell>
          <table:table-cell office:value-type="float" office:value="0.0228817629305378" calcext:value-type="float">
            <text:p>0.022881762930538</text:p>
          </table:table-cell>
          <table:table-cell office:value-type="float" office:value="0.00845864646467007" calcext:value-type="float">
            <text:p>0.00845864646467</text:p>
          </table:table-cell>
          <table:table-cell office:value-type="float" office:value="0.02164152872178" calcext:value-type="float">
            <text:p>0.02164152872178</text:p>
          </table:table-cell>
          <table:table-cell office:value-type="float" office:value="1" calcext:value-type="float">
            <text:p>1</text:p>
          </table:table-cell>
          <table:table-cell office:value-type="float" office:value="1067521.734375" calcext:value-type="float">
            <text:p>1067521.734375</text:p>
          </table:table-cell>
          <table:table-cell office:value-type="float" office:value="2591865.175" calcext:value-type="float">
            <text:p>2591865.175</text:p>
          </table:table-cell>
          <table:table-cell office:value-type="float" office:value="1162252.46875" calcext:value-type="float">
            <text:p>1162252.46875</text:p>
          </table:table-cell>
          <table:table-cell office:value-type="float" office:value="13955700.6666667" calcext:value-type="float">
            <text:p>13955700.6666667</text:p>
          </table:table-cell>
          <table:table-cell office:value-type="float" office:value="88989.0989378283" calcext:value-type="float">
            <text:p>88989.0989378283</text:p>
          </table:table-cell>
          <table:table-cell office:value-type="float" office:value="4294832.51487044" calcext:value-type="float">
            <text:p>4294832.51487044</text:p>
          </table:table-cell>
          <table:table-cell office:value-type="float" office:value="534870.665160709" calcext:value-type="float">
            <text:p>534870.665160709</text:p>
          </table:table-cell>
          <table:table-cell office:value-type="float" office:value="3439601.68050783" calcext:value-type="float">
            <text:p>3439601.68050783</text:p>
          </table:table-cell>
          <table:table-cell office:value-type="float" office:value="0.0833604563469882" calcext:value-type="float">
            <text:p>0.083360456346988</text:p>
          </table:table-cell>
          <table:table-cell office:value-type="float" office:value="1.65704318121811" calcext:value-type="float">
            <text:p>1.65704318121811</text:p>
          </table:table-cell>
          <table:table-cell office:value-type="float" office:value="0.460201788804081" calcext:value-type="float">
            <text:p>0.460201788804081</text:p>
          </table:table-cell>
          <table:table-cell office:value-type="float" office:value="0.246465710512361" calcext:value-type="float">
            <text:p>0.246465710512361</text:p>
          </table:table-cell>
          <table:table-cell office:value-type="float" office:value="14.0305988711793" calcext:value-type="float">
            <text:p>14.0305988711793</text:p>
          </table:table-cell>
          <table:table-cell office:value-type="float" office:value="4.26525480773675" calcext:value-type="float">
            <text:p>4.26525480773675</text:p>
          </table:table-cell>
          <table:table-cell office:value-type="float" office:value="13.507719856023" calcext:value-type="float">
            <text:p>13.507719856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82</text:p>
          </table:table-cell>
          <table:table-cell table:number-columns-repeated="990"/>
        </table:table-row>
        <table:table-row table:style-name="ro2">
          <table:table-cell office:value-type="float" office:value="169.037553818531" calcext:value-type="float">
            <text:p>169.037553818531</text:p>
          </table:table-cell>
          <table:table-cell office:value-type="float" office:value="7.48911844889322" calcext:value-type="float">
            <text:p>7.48911844889322</text:p>
          </table:table-cell>
          <table:table-cell office:value-type="string" calcext:value-type="string">
            <text:p>C7H7NO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-2,3-Dihydrodipicolin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Lysine biosynthesis</text:p>
          </table:table-cell>
          <table:table-cell office:value-type="float" office:value="187026" calcext:value-type="float">
            <text:p>187026</text:p>
          </table:table-cell>
          <table:table-cell office:value-type="float" office:value="0" calcext:value-type="float">
            <text:p>0</text:p>
          </table:table-cell>
          <table:table-cell office:value-type="float" office:value="0.120180624836602" calcext:value-type="float">
            <text:p>0.120180624836602</text:p>
          </table:table-cell>
          <table:table-cell office:value-type="float" office:value="0.0323256510864947" calcext:value-type="float">
            <text:p>0.0323256510864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00.3796875" calcext:value-type="float">
            <text:p>15300.3796875</text:p>
          </table:table-cell>
          <table:table-cell office:value-type="float" office:value="4115.42822265625" calcext:value-type="float">
            <text:p>4115.42822265625</text:p>
          </table:table-cell>
          <table:table-cell office:value-type="float" office:value="127311.533854167" calcext:value-type="float">
            <text:p>127311.53385416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4369.2874192213" calcext:value-type="float">
            <text:p>54369.287419221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427057044819682" calcext:value-type="float">
            <text:p>0.427057044819682</text:p>
          </table:table-cell>
          <table:table-cell table:number-columns-repeated="3"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62</text:p>
          </table:table-cell>
          <table:table-cell table:number-columns-repeated="990"/>
        </table:table-row>
        <table:table-row table:style-name="ro2">
          <table:table-cell office:value-type="float" office:value="113.0477540512" calcext:value-type="float">
            <text:p>113.0477540512</text:p>
          </table:table-cell>
          <table:table-cell office:value-type="float" office:value="15.5338062286377" calcext:value-type="float">
            <text:p>15.5338062286377</text:p>
          </table:table-cell>
          <table:table-cell office:value-type="string" calcext:value-type="string">
            <text:p>C5H7NO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S)-1-Pyrroline-5-carboxyl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ino Acid Metabolism</text:p>
          </table:table-cell>
          <table:table-cell office:value-type="string" calcext:value-type="string">
            <text:p>Glutamate metabolism__Arginine and proline metabolism</text:p>
          </table:table-cell>
          <table:table-cell office:value-type="float" office:value="2441478" calcext:value-type="float">
            <text:p>2441478</text:p>
          </table:table-cell>
          <table:table-cell office:value-type="float" office:value="0.191102868124975" calcext:value-type="float">
            <text:p>0.191102868124975</text:p>
          </table:table-cell>
          <table:table-cell office:value-type="float" office:value="0.0661055512260243" calcext:value-type="float">
            <text:p>0.066105551226024</text:p>
          </table:table-cell>
          <table:table-cell office:value-type="float" office:value="0.0164812280075017" calcext:value-type="float">
            <text:p>0.016481228007502</text:p>
          </table:table-cell>
          <table:table-cell office:value-type="float" office:value="1" calcext:value-type="float">
            <text:p>1</text:p>
          </table:table-cell>
          <table:table-cell office:value-type="float" office:value="0.320112918635699" calcext:value-type="float">
            <text:p>0.320112918635699</text:p>
          </table:table-cell>
          <table:table-cell office:value-type="float" office:value="0.269748853992293" calcext:value-type="float">
            <text:p>0.269748853992293</text:p>
          </table:table-cell>
          <table:table-cell office:value-type="float" office:value="0.252879991144304" calcext:value-type="float">
            <text:p>0.252879991144304</text:p>
          </table:table-cell>
          <table:table-cell office:value-type="float" office:value="1" calcext:value-type="float">
            <text:p>1</text:p>
          </table:table-cell>
          <table:table-cell office:value-type="float" office:value="210511.4296875" calcext:value-type="float">
            <text:p>210511.4296875</text:p>
          </table:table-cell>
          <table:table-cell office:value-type="float" office:value="72819.284375" calcext:value-type="float">
            <text:p>72819.284375</text:p>
          </table:table-cell>
          <table:table-cell office:value-type="float" office:value="18155.0748291016" calcext:value-type="float">
            <text:p>18155.0748291016</text:p>
          </table:table-cell>
          <table:table-cell office:value-type="float" office:value="1101560.80729167" calcext:value-type="float">
            <text:p>1101560.80729167</text:p>
          </table:table-cell>
          <table:table-cell office:value-type="float" office:value="287566.453376839" calcext:value-type="float">
            <text:p>287566.453376839</text:p>
          </table:table-cell>
          <table:table-cell office:value-type="float" office:value="136703.768029008" calcext:value-type="float">
            <text:p>136703.768029008</text:p>
          </table:table-cell>
          <table:table-cell office:value-type="float" office:value="17850.7872106092" calcext:value-type="float">
            <text:p>17850.7872106092</text:p>
          </table:table-cell>
          <table:table-cell office:value-type="float" office:value="1180545.34376309" calcext:value-type="float">
            <text:p>1180545.34376309</text:p>
          </table:table-cell>
          <table:table-cell office:value-type="float" office:value="1.36603724464617" calcext:value-type="float">
            <text:p>1.36603724464617</text:p>
          </table:table-cell>
          <table:table-cell office:value-type="float" office:value="1.87730172305758" calcext:value-type="float">
            <text:p>1.87730172305758</text:p>
          </table:table-cell>
          <table:table-cell office:value-type="float" office:value="0.983239528266519" calcext:value-type="float">
            <text:p>0.983239528266519</text:p>
          </table:table-cell>
          <table:table-cell office:value-type="float" office:value="1.07170238442453" calcext:value-type="float">
            <text:p>1.07170238442453</text:p>
          </table:table-cell>
          <table:table-cell office:value-type="float" office:value="0.537780272978729" calcext:value-type="float">
            <text:p>0.537780272978729</text:p>
          </table:table-cell>
          <table:table-cell office:value-type="float" office:value="0.749311584724261" calcext:value-type="float">
            <text:p>0.749311584724261</text:p>
          </table:table-cell>
          <table:table-cell office:value-type="float" office:value="0.842010734111202" calcext:value-type="float">
            <text:p>0.842010734111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93</text:p>
          </table:table-cell>
          <table:table-cell table:number-columns-repeated="990"/>
        </table:table-row>
        <table:table-row table:style-name="ro2">
          <table:table-cell office:value-type="float" office:value="404.158201053565" calcext:value-type="float">
            <text:p>404.158201053565</text:p>
          </table:table-cell>
          <table:table-cell office:value-type="float" office:value="4.22266997019448" calcext:value-type="float">
            <text:p>4.22266997019448</text:p>
          </table:table-cell>
          <table:table-cell office:value-type="string" calcext:value-type="string">
            <text:p>C20H24N2O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xochelin 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synthesis of Polyketides and Nonribosomal Peptides</text:p>
          </table:table-cell>
          <table:table-cell office:value-type="string" calcext:value-type="string">
            <text:p>Biosynthesis of siderophore group nonribosomal peptides</text:p>
          </table:table-cell>
          <table:table-cell office:value-type="float" office:value="239896" calcext:value-type="float">
            <text:p>239896</text:p>
          </table:table-cell>
          <table:table-cell office:value-type="float" office:value="0.91208975720022" calcext:value-type="float">
            <text:p>0.91208975720022</text:p>
          </table:table-cell>
          <table:table-cell office:value-type="float" office:value="0.818763457609776" calcext:value-type="float">
            <text:p>0.818763457609776</text:p>
          </table:table-cell>
          <table:table-cell office:value-type="float" office:value="1.19792885697129" calcext:value-type="float">
            <text:p>1.19792885697129</text:p>
          </table:table-cell>
          <table:table-cell office:value-type="float" office:value="1" calcext:value-type="float">
            <text:p>1</text:p>
          </table:table-cell>
          <table:table-cell office:value-type="float" office:value="0.457416197303923" calcext:value-type="float">
            <text:p>0.457416197303923</text:p>
          </table:table-cell>
          <table:table-cell office:value-type="float" office:value="0.171901304890472" calcext:value-type="float">
            <text:p>0.171901304890472</text:p>
          </table:table-cell>
          <table:table-cell office:value-type="float" office:value="0.245613067044111" calcext:value-type="float">
            <text:p>0.245613067044111</text:p>
          </table:table-cell>
          <table:table-cell office:value-type="float" office:value="1" calcext:value-type="float">
            <text:p>1</text:p>
          </table:table-cell>
          <table:table-cell office:value-type="float" office:value="144019.708984375" calcext:value-type="float">
            <text:p>144019.708984375</text:p>
          </table:table-cell>
          <table:table-cell office:value-type="float" office:value="129283.4109375" calcext:value-type="float">
            <text:p>129283.4109375</text:p>
          </table:table-cell>
          <table:table-cell office:value-type="float" office:value="189153.93359375" calcext:value-type="float">
            <text:p>189153.93359375</text:p>
          </table:table-cell>
          <table:table-cell office:value-type="float" office:value="157900.807291667" calcext:value-type="float">
            <text:p>157900.807291667</text:p>
          </table:table-cell>
          <table:table-cell office:value-type="float" office:value="19849.881265334" calcext:value-type="float">
            <text:p>19849.881265334</text:p>
          </table:table-cell>
          <table:table-cell office:value-type="float" office:value="25216.3131969346" calcext:value-type="float">
            <text:p>25216.3131969346</text:p>
          </table:table-cell>
          <table:table-cell office:value-type="float" office:value="38779.3934680948" calcext:value-type="float">
            <text:p>38779.3934680948</text:p>
          </table:table-cell>
          <table:table-cell office:value-type="float" office:value="23623.5857678061" calcext:value-type="float">
            <text:p>23623.5857678061</text:p>
          </table:table-cell>
          <table:table-cell office:value-type="float" office:value="0.137827533504373" calcext:value-type="float">
            <text:p>0.137827533504373</text:p>
          </table:table-cell>
          <table:table-cell office:value-type="float" office:value="0.195046781439925" calcext:value-type="float">
            <text:p>0.195046781439925</text:p>
          </table:table-cell>
          <table:table-cell office:value-type="float" office:value="0.2050149987966" calcext:value-type="float">
            <text:p>0.2050149987966</text:p>
          </table:table-cell>
          <table:table-cell office:value-type="float" office:value="0.149610291251835" calcext:value-type="float">
            <text:p>0.149610291251835</text:p>
          </table:table-cell>
          <table:table-cell office:value-type="float" office:value="0.202380623968641" calcext:value-type="float">
            <text:p>0.202380623968641</text:p>
          </table:table-cell>
          <table:table-cell office:value-type="float" office:value="0.685928892878807" calcext:value-type="float">
            <text:p>0.685928892878807</text:p>
          </table:table-cell>
          <table:table-cell office:value-type="float" office:value="0.473713914869737" calcext:value-type="float">
            <text:p>0.473713914869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12</text:p>
          </table:table-cell>
          <table:table-cell table:number-columns-repeated="990"/>
        </table:table-row>
        <table:table-row table:style-name="ro2">
          <table:table-cell office:value-type="float" office:value="228.122309233412" calcext:value-type="float">
            <text:p>228.122309233412</text:p>
          </table:table-cell>
          <table:table-cell office:value-type="float" office:value="14.5610404566715" calcext:value-type="float">
            <text:p>14.5610404566715</text:p>
          </table:table-cell>
          <table:table-cell office:value-type="string" calcext:value-type="string">
            <text:p>C9H16N4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oxyguanidinoproclavamin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Clavulanic acid biosynthesis</text:p>
          </table:table-cell>
          <table:table-cell office:value-type="float" office:value="685225" calcext:value-type="float">
            <text:p>685225</text:p>
          </table:table-cell>
          <table:table-cell office:value-type="float" office:value="1.85219520972268" calcext:value-type="float">
            <text:p>1.85219520972268</text:p>
          </table:table-cell>
          <table:table-cell office:value-type="float" office:value="6.80876361069205" calcext:value-type="float">
            <text:p>6.80876361069205</text:p>
          </table:table-cell>
          <table:table-cell office:value-type="float" office:value="2.38577779387184" calcext:value-type="float">
            <text:p>2.38577779387184</text:p>
          </table:table-cell>
          <table:table-cell office:value-type="float" office:value="1" calcext:value-type="float">
            <text:p>1</text:p>
          </table:table-cell>
          <table:table-cell office:value-type="float" office:value="0.320169217548343" calcext:value-type="float">
            <text:p>0.320169217548343</text:p>
          </table:table-cell>
          <table:table-cell office:value-type="float" office:value="0.0616178957559877" calcext:value-type="float">
            <text:p>0.061617895755988</text:p>
          </table:table-cell>
          <table:table-cell office:value-type="float" office:value="0.129854977026876" calcext:value-type="float">
            <text:p>0.129854977026876</text:p>
          </table:table-cell>
          <table:table-cell office:value-type="float" office:value="1" calcext:value-type="float">
            <text:p>1</text:p>
          </table:table-cell>
          <table:table-cell office:value-type="float" office:value="91509.0717773438" calcext:value-type="float">
            <text:p>91509.0717773438</text:p>
          </table:table-cell>
          <table:table-cell office:value-type="float" office:value="336391.99296875" calcext:value-type="float">
            <text:p>336391.99296875</text:p>
          </table:table-cell>
          <table:table-cell office:value-type="float" office:value="117871.11328125" calcext:value-type="float">
            <text:p>117871.11328125</text:p>
          </table:table-cell>
          <table:table-cell office:value-type="float" office:value="49405.73828125" calcext:value-type="float">
            <text:p>49405.73828125</text:p>
          </table:table-cell>
          <table:table-cell office:value-type="float" office:value="52935.6863782692" calcext:value-type="float">
            <text:p>52935.6863782692</text:p>
          </table:table-cell>
          <table:table-cell office:value-type="float" office:value="251099.412658516" calcext:value-type="float">
            <text:p>251099.412658516</text:p>
          </table:table-cell>
          <table:table-cell office:value-type="float" office:value="50992.0222416642" calcext:value-type="float">
            <text:p>50992.0222416642</text:p>
          </table:table-cell>
          <table:table-cell office:value-type="float" office:value="47085.1066647389" calcext:value-type="float">
            <text:p>47085.1066647389</text:p>
          </table:table-cell>
          <table:table-cell office:value-type="float" office:value="0.578474738625589" calcext:value-type="float">
            <text:p>0.578474738625589</text:p>
          </table:table-cell>
          <table:table-cell office:value-type="float" office:value="0.746448839172706" calcext:value-type="float">
            <text:p>0.746448839172706</text:p>
          </table:table-cell>
          <table:table-cell office:value-type="float" office:value="0.432608302595676" calcext:value-type="float">
            <text:p>0.432608302595676</text:p>
          </table:table-cell>
          <table:table-cell office:value-type="float" office:value="0.953029107604858" calcext:value-type="float">
            <text:p>0.953029107604858</text:p>
          </table:table-cell>
          <table:table-cell office:value-type="float" office:value="0.353182330525368" calcext:value-type="float">
            <text:p>0.353182330525368</text:p>
          </table:table-cell>
          <table:table-cell office:value-type="float" office:value="1.2618926337513" calcext:value-type="float">
            <text:p>1.2618926337513</text:p>
          </table:table-cell>
          <table:table-cell office:value-type="float" office:value="0.973078510279973" calcext:value-type="float">
            <text:p>0.973078510279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139</text:p>
          </table:table-cell>
          <table:table-cell table:number-columns-repeated="990"/>
        </table:table-row>
        <table:table-row table:style-name="ro2">
          <table:table-cell office:value-type="float" office:value="199.048196425707" calcext:value-type="float">
            <text:p>199.048196425707</text:p>
          </table:table-cell>
          <table:table-cell office:value-type="float" office:value="7.39109664916992" calcext:value-type="float">
            <text:p>7.39109664916992</text:p>
          </table:table-cell>
          <table:table-cell office:value-type="string" calcext:value-type="string">
            <text:p>C8H9N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vulan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Clavulanic acid biosynthesis</text:p>
          </table:table-cell>
          <table:table-cell office:value-type="float" office:value="124057" calcext:value-type="float">
            <text:p>124057</text:p>
          </table:table-cell>
          <table:table-cell office:value-type="float" office:value="1.25422132257662" calcext:value-type="float">
            <text:p>1.25422132257662</text:p>
          </table:table-cell>
          <table:table-cell office:value-type="float" office:value="1.25007834758337" calcext:value-type="float">
            <text:p>1.25007834758337</text:p>
          </table:table-cell>
          <table:table-cell office:value-type="float" office:value="1.29918002027289" calcext:value-type="float">
            <text:p>1.29918002027289</text:p>
          </table:table-cell>
          <table:table-cell office:value-type="float" office:value="1" calcext:value-type="float">
            <text:p>1</text:p>
          </table:table-cell>
          <table:table-cell office:value-type="float" office:value="0.109991172861772" calcext:value-type="float">
            <text:p>0.109991172861772</text:p>
          </table:table-cell>
          <table:table-cell office:value-type="float" office:value="0.184106847436594" calcext:value-type="float">
            <text:p>0.184106847436594</text:p>
          </table:table-cell>
          <table:table-cell office:value-type="float" office:value="0.119112882617257" calcext:value-type="float">
            <text:p>0.119112882617257</text:p>
          </table:table-cell>
          <table:table-cell office:value-type="float" office:value="1" calcext:value-type="float">
            <text:p>1</text:p>
          </table:table-cell>
          <table:table-cell office:value-type="float" office:value="92607.064453125" calcext:value-type="float">
            <text:p>92607.064453125</text:p>
          </table:table-cell>
          <table:table-cell office:value-type="float" office:value="92301.1625" calcext:value-type="float">
            <text:p>92301.1625</text:p>
          </table:table-cell>
          <table:table-cell office:value-type="float" office:value="95926.6484375" calcext:value-type="float">
            <text:p>95926.6484375</text:p>
          </table:table-cell>
          <table:table-cell office:value-type="float" office:value="73836.3020833333" calcext:value-type="float">
            <text:p>73836.3020833333</text:p>
          </table:table-cell>
          <table:table-cell office:value-type="float" office:value="13116.0755159398" calcext:value-type="float">
            <text:p>13116.0755159398</text:p>
          </table:table-cell>
          <table:table-cell office:value-type="float" office:value="22739.4587737901" calcext:value-type="float">
            <text:p>22739.4587737901</text:p>
          </table:table-cell>
          <table:table-cell office:value-type="float" office:value="18946.2436339061" calcext:value-type="float">
            <text:p>18946.2436339061</text:p>
          </table:table-cell>
          <table:table-cell office:value-type="float" office:value="11991.0741303233" calcext:value-type="float">
            <text:p>11991.0741303233</text:p>
          </table:table-cell>
          <table:table-cell office:value-type="float" office:value="0.14163147912521" calcext:value-type="float">
            <text:p>0.14163147912521</text:p>
          </table:table-cell>
          <table:table-cell office:value-type="float" office:value="0.246361564230463" calcext:value-type="float">
            <text:p>0.246361564230463</text:p>
          </table:table-cell>
          <table:table-cell office:value-type="float" office:value="0.197507615897269" calcext:value-type="float">
            <text:p>0.197507615897269</text:p>
          </table:table-cell>
          <table:table-cell office:value-type="float" office:value="0.162400794622541" calcext:value-type="float">
            <text:p>0.162400794622541</text:p>
          </table:table-cell>
          <table:table-cell office:value-type="float" office:value="1.11564985419499" calcext:value-type="float">
            <text:p>1.11564985419499</text:p>
          </table:table-cell>
          <table:table-cell office:value-type="float" office:value="0.515913366530422" calcext:value-type="float">
            <text:p>0.515913366530422</text:p>
          </table:table-cell>
          <table:table-cell office:value-type="float" office:value="0.970636057984779" calcext:value-type="float">
            <text:p>0.970636057984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83</text:p>
          </table:table-cell>
          <table:table-cell table:number-columns-repeated="990"/>
        </table:table-row>
        <table:table-row table:style-name="ro2">
          <table:table-cell office:value-type="float" office:value="194.057839551161" calcext:value-type="float">
            <text:p>194.057839551161</text:p>
          </table:table-cell>
          <table:table-cell office:value-type="float" office:value="7.19796458350287" calcext:value-type="float">
            <text:p>7.19796458350287</text:p>
          </table:table-cell>
          <table:table-cell office:value-type="string" calcext:value-type="string">
            <text:p>C10H10O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rul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Phenylpropanoid biosynthesis</text:p>
          </table:table-cell>
          <table:table-cell office:value-type="float" office:value="881000" calcext:value-type="float">
            <text:p>881000</text:p>
          </table:table-cell>
          <table:table-cell office:value-type="float" office:value="1.09279155622918" calcext:value-type="float">
            <text:p>1.09279155622918</text:p>
          </table:table-cell>
          <table:table-cell office:value-type="float" office:value="1.08604911699435" calcext:value-type="float">
            <text:p>1.08604911699435</text:p>
          </table:table-cell>
          <table:table-cell office:value-type="float" office:value="1.11383460848999" calcext:value-type="float">
            <text:p>1.11383460848999</text:p>
          </table:table-cell>
          <table:table-cell office:value-type="float" office:value="1" calcext:value-type="float">
            <text:p>1</text:p>
          </table:table-cell>
          <table:table-cell office:value-type="float" office:value="0.131576484220659" calcext:value-type="float">
            <text:p>0.131576484220659</text:p>
          </table:table-cell>
          <table:table-cell office:value-type="float" office:value="0.140769743038839" calcext:value-type="float">
            <text:p>0.140769743038839</text:p>
          </table:table-cell>
          <table:table-cell office:value-type="float" office:value="0.0699852313424755" calcext:value-type="float">
            <text:p>0.069985231342476</text:p>
          </table:table-cell>
          <table:table-cell office:value-type="float" office:value="1" calcext:value-type="float">
            <text:p>1</text:p>
          </table:table-cell>
          <table:table-cell office:value-type="float" office:value="560074.6484375" calcext:value-type="float">
            <text:p>560074.6484375</text:p>
          </table:table-cell>
          <table:table-cell office:value-type="float" office:value="556619.03125" calcext:value-type="float">
            <text:p>556619.03125</text:p>
          </table:table-cell>
          <table:table-cell office:value-type="float" office:value="570859.578125" calcext:value-type="float">
            <text:p>570859.578125</text:p>
          </table:table-cell>
          <table:table-cell office:value-type="float" office:value="512517.364583333" calcext:value-type="float">
            <text:p>512517.364583333</text:p>
          </table:table-cell>
          <table:table-cell office:value-type="float" office:value="37109.4882705936" calcext:value-type="float">
            <text:p>37109.4882705936</text:p>
          </table:table-cell>
          <table:table-cell office:value-type="float" office:value="38543.9867263967" calcext:value-type="float">
            <text:p>38543.9867263967</text:p>
          </table:table-cell>
          <table:table-cell office:value-type="float" office:value="32641.1375296595" calcext:value-type="float">
            <text:p>32641.1375296595</text:p>
          </table:table-cell>
          <table:table-cell office:value-type="float" office:value="32040.4305200552" calcext:value-type="float">
            <text:p>32040.4305200552</text:p>
          </table:table-cell>
          <table:table-cell office:value-type="float" office:value="0.0662581110823742" calcext:value-type="float">
            <text:p>0.066258111082374</text:p>
          </table:table-cell>
          <table:table-cell office:value-type="float" office:value="0.0692466203317527" calcext:value-type="float">
            <text:p>0.069246620331753</text:p>
          </table:table-cell>
          <table:table-cell office:value-type="float" office:value="0.0571789259223257" calcext:value-type="float">
            <text:p>0.057178925922326</text:p>
          </table:table-cell>
          <table:table-cell office:value-type="float" office:value="0.0625157950425805" calcext:value-type="float">
            <text:p>0.062515795042581</text:p>
          </table:table-cell>
          <table:table-cell office:value-type="float" office:value="0.940921136323236" calcext:value-type="float">
            <text:p>0.940921136323236</text:p>
          </table:table-cell>
          <table:table-cell office:value-type="float" office:value="0.774196022349681" calcext:value-type="float">
            <text:p>0.774196022349681</text:p>
          </table:table-cell>
          <table:table-cell office:value-type="float" office:value="1.62703638242892" calcext:value-type="float">
            <text:p>1.62703638242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30</text:p>
          </table:table-cell>
          <table:table-cell table:number-columns-repeated="990"/>
        </table:table-row>
        <table:table-row table:style-name="ro2">
          <table:table-cell office:value-type="float" office:value="331.083917944193" calcext:value-type="float">
            <text:p>331.083917944193</text:p>
          </table:table-cell>
          <table:table-cell office:value-type="float" office:value="13.7323699951172" calcext:value-type="float">
            <text:p>13.7323699951172</text:p>
          </table:table-cell>
          <table:table-cell office:value-type="string" calcext:value-type="string">
            <text:p>C20H13N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guinar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Alkaloid biosynthesis I</text:p>
          </table:table-cell>
          <table:table-cell office:value-type="float" office:value="547819" calcext:value-type="float">
            <text:p>547819</text:p>
          </table:table-cell>
          <table:table-cell office:value-type="float" office:value="1.04503395061164" calcext:value-type="float">
            <text:p>1.04503395061164</text:p>
          </table:table-cell>
          <table:table-cell office:value-type="float" office:value="1.89247701357516" calcext:value-type="float">
            <text:p>1.89247701357516</text:p>
          </table:table-cell>
          <table:table-cell office:value-type="float" office:value="0.851136714682275" calcext:value-type="float">
            <text:p>0.851136714682275</text:p>
          </table:table-cell>
          <table:table-cell office:value-type="float" office:value="1" calcext:value-type="float">
            <text:p>1</text:p>
          </table:table-cell>
          <table:table-cell office:value-type="float" office:value="0.844123660629" calcext:value-type="float">
            <text:p>0.844123660629</text:p>
          </table:table-cell>
          <table:table-cell office:value-type="float" office:value="0.482471493782586" calcext:value-type="float">
            <text:p>0.482471493782586</text:p>
          </table:table-cell>
          <table:table-cell office:value-type="float" office:value="0.536517349407903" calcext:value-type="float">
            <text:p>0.536517349407903</text:p>
          </table:table-cell>
          <table:table-cell office:value-type="float" office:value="1" calcext:value-type="float">
            <text:p>1</text:p>
          </table:table-cell>
          <table:table-cell office:value-type="float" office:value="88619.435546875" calcext:value-type="float">
            <text:p>88619.435546875</text:p>
          </table:table-cell>
          <table:table-cell office:value-type="float" office:value="160483.05859375" calcext:value-type="float">
            <text:p>160483.05859375</text:p>
          </table:table-cell>
          <table:table-cell office:value-type="float" office:value="72176.8466796875" calcext:value-type="float">
            <text:p>72176.8466796875</text:p>
          </table:table-cell>
          <table:table-cell office:value-type="float" office:value="84800.5325520833" calcext:value-type="float">
            <text:p>84800.5325520833</text:p>
          </table:table-cell>
          <table:table-cell office:value-type="float" office:value="19013.6824919081" calcext:value-type="float">
            <text:p>19013.6824919081</text:p>
          </table:table-cell>
          <table:table-cell office:value-type="float" office:value="217151.563237514" calcext:value-type="float">
            <text:p>217151.563237514</text:p>
          </table:table-cell>
          <table:table-cell office:value-type="float" office:value="21026.7704849999" calcext:value-type="float">
            <text:p>21026.7704849999</text:p>
          </table:table-cell>
          <table:table-cell office:value-type="float" office:value="26555.2711704856" calcext:value-type="float">
            <text:p>26555.2711704856</text:p>
          </table:table-cell>
          <table:table-cell office:value-type="float" office:value="0.214554317284619" calcext:value-type="float">
            <text:p>0.214554317284619</text:p>
          </table:table-cell>
          <table:table-cell office:value-type="float" office:value="1.35311206765579" calcext:value-type="float">
            <text:p>1.35311206765579</text:p>
          </table:table-cell>
          <table:table-cell office:value-type="float" office:value="0.291322930444915" calcext:value-type="float">
            <text:p>0.291322930444915</text:p>
          </table:table-cell>
          <table:table-cell office:value-type="float" office:value="0.313149816060126" calcext:value-type="float">
            <text:p>0.313149816060126</text:p>
          </table:table-cell>
          <table:table-cell office:value-type="float" office:value="0.0136720589066494" calcext:value-type="float">
            <text:p>0.013672058906649</text:p>
          </table:table-cell>
          <table:table-cell office:value-type="float" office:value="0.119679203544766" calcext:value-type="float">
            <text:p>0.119679203544766</text:p>
          </table:table-cell>
          <table:table-cell office:value-type="float" office:value="0.138896890723662" calcext:value-type="float">
            <text:p>0.138896890723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46</text:p>
          </table:table-cell>
          <table:table-cell table:number-columns-repeated="990"/>
        </table:table-row>
        <table:table-row table:style-name="ro2">
          <table:table-cell office:value-type="float" office:value="199.121064609431" calcext:value-type="float">
            <text:p>199.121064609431</text:p>
          </table:table-cell>
          <table:table-cell office:value-type="float" office:value="9.38535622490777" calcext:value-type="float">
            <text:p>9.38535622490777</text:p>
          </table:table-cell>
          <table:table-cell office:value-type="string" calcext:value-type="string">
            <text:p>C10H17N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gonine methyl 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Alkaloid biosynthesis II</text:p>
          </table:table-cell>
          <table:table-cell office:value-type="float" office:value="501323" calcext:value-type="float">
            <text:p>501323</text:p>
          </table:table-cell>
          <table:table-cell office:value-type="float" office:value="0.770805299258126" calcext:value-type="float">
            <text:p>0.770805299258126</text:p>
          </table:table-cell>
          <table:table-cell office:value-type="float" office:value="0.682412318401855" calcext:value-type="float">
            <text:p>0.682412318401855</text:p>
          </table:table-cell>
          <table:table-cell office:value-type="float" office:value="0.697306964737597" calcext:value-type="float">
            <text:p>0.697306964737597</text:p>
          </table:table-cell>
          <table:table-cell office:value-type="float" office:value="1" calcext:value-type="float">
            <text:p>1</text:p>
          </table:table-cell>
          <table:table-cell office:value-type="float" office:value="0.300505901979248" calcext:value-type="float">
            <text:p>0.300505901979248</text:p>
          </table:table-cell>
          <table:table-cell office:value-type="float" office:value="0.189006873942182" calcext:value-type="float">
            <text:p>0.189006873942182</text:p>
          </table:table-cell>
          <table:table-cell office:value-type="float" office:value="0.204264484836589" calcext:value-type="float">
            <text:p>0.204264484836589</text:p>
          </table:table-cell>
          <table:table-cell office:value-type="float" office:value="1" calcext:value-type="float">
            <text:p>1</text:p>
          </table:table-cell>
          <table:table-cell office:value-type="float" office:value="291188.828125" calcext:value-type="float">
            <text:p>291188.828125</text:p>
          </table:table-cell>
          <table:table-cell office:value-type="float" office:value="257796.415625" calcext:value-type="float">
            <text:p>257796.415625</text:p>
          </table:table-cell>
          <table:table-cell office:value-type="float" office:value="263423.19921875" calcext:value-type="float">
            <text:p>263423.19921875</text:p>
          </table:table-cell>
          <table:table-cell office:value-type="float" office:value="377772.21875" calcext:value-type="float">
            <text:p>377772.21875</text:p>
          </table:table-cell>
          <table:table-cell office:value-type="float" office:value="25529.2027039917" calcext:value-type="float">
            <text:p>25529.2027039917</text:p>
          </table:table-cell>
          <table:table-cell office:value-type="float" office:value="41311.6056061004" calcext:value-type="float">
            <text:p>41311.6056061004</text:p>
          </table:table-cell>
          <table:table-cell office:value-type="float" office:value="34933.8954170446" calcext:value-type="float">
            <text:p>34933.8954170446</text:p>
          </table:table-cell>
          <table:table-cell office:value-type="float" office:value="108787.137176908" calcext:value-type="float">
            <text:p>108787.137176908</text:p>
          </table:table-cell>
          <table:table-cell office:value-type="float" office:value="0.0876723288746252" calcext:value-type="float">
            <text:p>0.087672328874625</text:p>
          </table:table-cell>
          <table:table-cell office:value-type="float" office:value="0.160248952670443" calcext:value-type="float">
            <text:p>0.160248952670443</text:p>
          </table:table-cell>
          <table:table-cell office:value-type="float" office:value="0.132615105733474" calcext:value-type="float">
            <text:p>0.132615105733474</text:p>
          </table:table-cell>
          <table:table-cell office:value-type="float" office:value="0.287970188853143" calcext:value-type="float">
            <text:p>0.287970188853143</text:p>
          </table:table-cell>
          <table:table-cell office:value-type="float" office:value="0.600388798680272" calcext:value-type="float">
            <text:p>0.600388798680272</text:p>
          </table:table-cell>
          <table:table-cell office:value-type="float" office:value="1.06298538501828" calcext:value-type="float">
            <text:p>1.06298538501828</text:p>
          </table:table-cell>
          <table:table-cell office:value-type="float" office:value="1.00158406546688" calcext:value-type="float">
            <text:p>1.00158406546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90</text:p>
          </table:table-cell>
          <table:table-cell table:number-columns-repeated="990"/>
        </table:table-row>
        <table:table-row table:style-name="ro2">
          <table:table-cell office:value-type="float" office:value="240.147206638928" calcext:value-type="float">
            <text:p>240.147206638928</text:p>
          </table:table-cell>
          <table:table-cell office:value-type="float" office:value="10.1932986365424" calcext:value-type="float">
            <text:p>10.1932986365424</text:p>
          </table:table-cell>
          <table:table-cell office:value-type="string" calcext:value-type="string">
            <text:p>C12H20N2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fram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Alkaloid biosynthesis II</text:p>
          </table:table-cell>
          <table:table-cell office:value-type="float" office:value="3444342" calcext:value-type="float">
            <text:p>3444342</text:p>
          </table:table-cell>
          <table:table-cell office:value-type="float" office:value="0.666382767226846" calcext:value-type="float">
            <text:p>0.666382767226846</text:p>
          </table:table-cell>
          <table:table-cell office:value-type="float" office:value="0.716809656866324" calcext:value-type="float">
            <text:p>0.716809656866324</text:p>
          </table:table-cell>
          <table:table-cell office:value-type="float" office:value="0.697064329273059" calcext:value-type="float">
            <text:p>0.697064329273059</text:p>
          </table:table-cell>
          <table:table-cell office:value-type="float" office:value="1" calcext:value-type="float">
            <text:p>1</text:p>
          </table:table-cell>
          <table:table-cell office:value-type="float" office:value="0.11861146317676" calcext:value-type="float">
            <text:p>0.11861146317676</text:p>
          </table:table-cell>
          <table:table-cell office:value-type="float" office:value="0.14976552049894" calcext:value-type="float">
            <text:p>0.14976552049894</text:p>
          </table:table-cell>
          <table:table-cell office:value-type="float" office:value="0.123646277801126" calcext:value-type="float">
            <text:p>0.123646277801126</text:p>
          </table:table-cell>
          <table:table-cell office:value-type="float" office:value="1" calcext:value-type="float">
            <text:p>1</text:p>
          </table:table-cell>
          <table:table-cell office:value-type="float" office:value="1829305.9375" calcext:value-type="float">
            <text:p>1829305.9375</text:p>
          </table:table-cell>
          <table:table-cell office:value-type="float" office:value="1967734.2" calcext:value-type="float">
            <text:p>1967734.2</text:p>
          </table:table-cell>
          <table:table-cell office:value-type="float" office:value="1913530.75" calcext:value-type="float">
            <text:p>1913530.75</text:p>
          </table:table-cell>
          <table:table-cell office:value-type="float" office:value="2745127.91666667" calcext:value-type="float">
            <text:p>2745127.91666667</text:p>
          </table:table-cell>
          <table:table-cell office:value-type="float" office:value="85286.3382753761" calcext:value-type="float">
            <text:p>85286.3382753761</text:p>
          </table:table-cell>
          <table:table-cell office:value-type="float" office:value="200075.58776483" calcext:value-type="float">
            <text:p>200075.58776483</text:p>
          </table:table-cell>
          <table:table-cell office:value-type="float" office:value="390903.061321754" calcext:value-type="float">
            <text:p>390903.061321754</text:p>
          </table:table-cell>
          <table:table-cell office:value-type="float" office:value="607447.941626757" calcext:value-type="float">
            <text:p>607447.941626757</text:p>
          </table:table-cell>
          <table:table-cell office:value-type="float" office:value="0.0466222388103827" calcext:value-type="float">
            <text:p>0.046622238810383</text:p>
          </table:table-cell>
          <table:table-cell office:value-type="float" office:value="0.101678157428391" calcext:value-type="float">
            <text:p>0.101678157428391</text:p>
          </table:table-cell>
          <table:table-cell office:value-type="float" office:value="0.204283658008503" calcext:value-type="float">
            <text:p>0.204283658008503</text:p>
          </table:table-cell>
          <table:table-cell office:value-type="float" office:value="0.221282198887243" calcext:value-type="float">
            <text:p>0.221282198887243</text:p>
          </table:table-cell>
          <table:table-cell office:value-type="float" office:value="2.22908315011622" calcext:value-type="float">
            <text:p>2.22908315011622</text:p>
          </table:table-cell>
          <table:table-cell office:value-type="float" office:value="1.47752236978601" calcext:value-type="float">
            <text:p>1.47752236978601</text:p>
          </table:table-cell>
          <table:table-cell office:value-type="float" office:value="1.32532814563066" calcext:value-type="float">
            <text:p>1.32532814563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332</text:p>
          </table:table-cell>
          <table:table-cell table:number-columns-repeated="990"/>
        </table:table-row>
        <table:table-row table:style-name="ro2">
          <table:table-cell office:value-type="float" office:value="185.105350586375" calcext:value-type="float">
            <text:p>185.105350586375</text:p>
          </table:table-cell>
          <table:table-cell office:value-type="float" office:value="11.227902815077" calcext:value-type="float">
            <text:p>11.227902815077</text:p>
          </table:table-cell>
          <table:table-cell office:value-type="string" calcext:value-type="string">
            <text:p>C9H15NO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gon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Alkaloid biosynthesis II</text:p>
          </table:table-cell>
          <table:table-cell office:value-type="float" office:value="1349636" calcext:value-type="float">
            <text:p>1349636</text:p>
          </table:table-cell>
          <table:table-cell office:value-type="float" office:value="0.681851183173845" calcext:value-type="float">
            <text:p>0.681851183173845</text:p>
          </table:table-cell>
          <table:table-cell office:value-type="float" office:value="0.618323446350436" calcext:value-type="float">
            <text:p>0.618323446350436</text:p>
          </table:table-cell>
          <table:table-cell office:value-type="float" office:value="0.645432955213112" calcext:value-type="float">
            <text:p>0.645432955213112</text:p>
          </table:table-cell>
          <table:table-cell office:value-type="float" office:value="1" calcext:value-type="float">
            <text:p>1</text:p>
          </table:table-cell>
          <table:table-cell office:value-type="float" office:value="0.230939891651774" calcext:value-type="float">
            <text:p>0.230939891651774</text:p>
          </table:table-cell>
          <table:table-cell office:value-type="float" office:value="0.178649904592933" calcext:value-type="float">
            <text:p>0.178649904592933</text:p>
          </table:table-cell>
          <table:table-cell office:value-type="float" office:value="0.191846941813621" calcext:value-type="float">
            <text:p>0.191846941813621</text:p>
          </table:table-cell>
          <table:table-cell office:value-type="float" office:value="1" calcext:value-type="float">
            <text:p>1</text:p>
          </table:table-cell>
          <table:table-cell office:value-type="float" office:value="670201.1875" calcext:value-type="float">
            <text:p>670201.1875</text:p>
          </table:table-cell>
          <table:table-cell office:value-type="float" office:value="607758.875" calcext:value-type="float">
            <text:p>607758.875</text:p>
          </table:table-cell>
          <table:table-cell office:value-type="float" office:value="634405.1953125" calcext:value-type="float">
            <text:p>634405.1953125</text:p>
          </table:table-cell>
          <table:table-cell office:value-type="float" office:value="982914.166666667" calcext:value-type="float">
            <text:p>982914.166666667</text:p>
          </table:table-cell>
          <table:table-cell office:value-type="float" office:value="52193.8270795094" calcext:value-type="float">
            <text:p>52193.8270795094</text:p>
          </table:table-cell>
          <table:table-cell office:value-type="float" office:value="32936.4205485178" calcext:value-type="float">
            <text:p>32936.4205485178</text:p>
          </table:table-cell>
          <table:table-cell office:value-type="float" office:value="121734.389468869" calcext:value-type="float">
            <text:p>121734.389468869</text:p>
          </table:table-cell>
          <table:table-cell office:value-type="float" office:value="320000.671121326" calcext:value-type="float">
            <text:p>320000.671121326</text:p>
          </table:table-cell>
          <table:table-cell office:value-type="float" office:value="0.0778778492980653" calcext:value-type="float">
            <text:p>0.077877849298065</text:p>
          </table:table-cell>
          <table:table-cell office:value-type="float" office:value="0.0541932366656395" calcext:value-type="float">
            <text:p>0.05419323666564</text:p>
          </table:table-cell>
          <table:table-cell office:value-type="float" office:value="0.191887440973595" calcext:value-type="float">
            <text:p>0.191887440973595</text:p>
          </table:table-cell>
          <table:table-cell office:value-type="float" office:value="0.32556318951688" calcext:value-type="float">
            <text:p>0.32556318951688</text:p>
          </table:table-cell>
          <table:table-cell office:value-type="float" office:value="0.930223601208525" calcext:value-type="float">
            <text:p>0.930223601208525</text:p>
          </table:table-cell>
          <table:table-cell office:value-type="float" office:value="1.360015172356" calcext:value-type="float">
            <text:p>1.360015172356</text:p>
          </table:table-cell>
          <table:table-cell office:value-type="float" office:value="1.03616126247388" calcext:value-type="float">
            <text:p>1.03616126247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70</text:p>
          </table:table-cell>
          <table:table-cell table:number-columns-repeated="990"/>
        </table:table-row>
        <table:table-row table:style-name="ro2">
          <table:table-cell office:value-type="float" office:value="168.115021919493" calcext:value-type="float">
            <text:p>168.115021919493</text:p>
          </table:table-cell>
          <table:table-cell office:value-type="float" office:value="4.0084909862942" calcext:value-type="float">
            <text:p>4.0084909862942</text:p>
          </table:table-cell>
          <table:table-cell office:value-type="string" calcext:value-type="string">
            <text:p>C10H16O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ido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Terpenoid biosynthesis</text:p>
          </table:table-cell>
          <table:table-cell office:value-type="float" office:value="222716" calcext:value-type="float">
            <text:p>222716</text:p>
          </table:table-cell>
          <table:table-cell office:value-type="float" office:value="0.55861552557923" calcext:value-type="float">
            <text:p>0.55861552557923</text:p>
          </table:table-cell>
          <table:table-cell office:value-type="float" office:value="0.489036035750226" calcext:value-type="float">
            <text:p>0.489036035750226</text:p>
          </table:table-cell>
          <table:table-cell office:value-type="float" office:value="0.557616693157799" calcext:value-type="float">
            <text:p>0.557616693157799</text:p>
          </table:table-cell>
          <table:table-cell office:value-type="float" office:value="1" calcext:value-type="float">
            <text:p>1</text:p>
          </table:table-cell>
          <table:table-cell office:value-type="float" office:value="0.249940088120283" calcext:value-type="float">
            <text:p>0.249940088120283</text:p>
          </table:table-cell>
          <table:table-cell office:value-type="float" office:value="0.195818188154883" calcext:value-type="float">
            <text:p>0.195818188154883</text:p>
          </table:table-cell>
          <table:table-cell office:value-type="float" office:value="0.262652523302611" calcext:value-type="float">
            <text:p>0.262652523302611</text:p>
          </table:table-cell>
          <table:table-cell office:value-type="float" office:value="1" calcext:value-type="float">
            <text:p>1</text:p>
          </table:table-cell>
          <table:table-cell office:value-type="float" office:value="90837.4409179688" calcext:value-type="float">
            <text:p>90837.4409179688</text:p>
          </table:table-cell>
          <table:table-cell office:value-type="float" office:value="79522.99921875" calcext:value-type="float">
            <text:p>79522.99921875</text:p>
          </table:table-cell>
          <table:table-cell office:value-type="float" office:value="90675.0190429688" calcext:value-type="float">
            <text:p>90675.0190429688</text:p>
          </table:table-cell>
          <table:table-cell office:value-type="float" office:value="162611.736979167" calcext:value-type="float">
            <text:p>162611.736979167</text:p>
          </table:table-cell>
          <table:table-cell office:value-type="float" office:value="48817.0418493103" calcext:value-type="float">
            <text:p>48817.0418493103</text:p>
          </table:table-cell>
          <table:table-cell office:value-type="float" office:value="53175.7830890757" calcext:value-type="float">
            <text:p>53175.7830890757</text:p>
          </table:table-cell>
          <table:table-cell office:value-type="float" office:value="63127.7251201232" calcext:value-type="float">
            <text:p>63127.7251201232</text:p>
          </table:table-cell>
          <table:table-cell office:value-type="float" office:value="77721.0885023155" calcext:value-type="float">
            <text:p>77721.0885023155</text:p>
          </table:table-cell>
          <table:table-cell office:value-type="float" office:value="0.537411020785964" calcext:value-type="float">
            <text:p>0.537411020785964</text:p>
          </table:table-cell>
          <table:table-cell office:value-type="float" office:value="0.668684325433967" calcext:value-type="float">
            <text:p>0.668684325433967</text:p>
          </table:table-cell>
          <table:table-cell office:value-type="float" office:value="0.696197539150319" calcext:value-type="float">
            <text:p>0.696197539150319</text:p>
          </table:table-cell>
          <table:table-cell office:value-type="float" office:value="0.477954973891417" calcext:value-type="float">
            <text:p>0.477954973891417</text:p>
          </table:table-cell>
          <table:table-cell office:value-type="float" office:value="0.611556347504684" calcext:value-type="float">
            <text:p>0.611556347504684</text:p>
          </table:table-cell>
          <table:table-cell office:value-type="float" office:value="0.778479715897419" calcext:value-type="float">
            <text:p>0.778479715897419</text:p>
          </table:table-cell>
          <table:table-cell office:value-type="float" office:value="0.516163770740294" calcext:value-type="float">
            <text:p>0.516163770740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154</text:p>
          </table:table-cell>
          <table:table-cell table:number-columns-repeated="990"/>
        </table:table-row>
        <table:table-row table:style-name="ro2">
          <table:table-cell office:value-type="float" office:value="155.058272782019" calcext:value-type="float">
            <text:p>155.058272782019</text:p>
          </table:table-cell>
          <table:table-cell office:value-type="float" office:value="11.1313859558105" calcext:value-type="float">
            <text:p>11.1313859558105</text:p>
          </table:table-cell>
          <table:table-cell office:value-type="string" calcext:value-type="string">
            <text:p>C7H9NO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3S,5S)-carbapen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(5R)-carbapenem biosynthesis</text:p>
          </table:table-cell>
          <table:table-cell office:value-type="float" office:value="100528" calcext:value-type="float">
            <text:p>100528</text:p>
          </table:table-cell>
          <table:table-cell office:value-type="float" office:value="0.920507913925946" calcext:value-type="float">
            <text:p>0.920507913925946</text:p>
          </table:table-cell>
          <table:table-cell office:value-type="float" office:value="0.36463770720075" calcext:value-type="float">
            <text:p>0.36463770720075</text:p>
          </table:table-cell>
          <table:table-cell office:value-type="float" office:value="0.556052163683561" calcext:value-type="float">
            <text:p>0.556052163683561</text:p>
          </table:table-cell>
          <table:table-cell office:value-type="float" office:value="1" calcext:value-type="float">
            <text:p>1</text:p>
          </table:table-cell>
          <table:table-cell office:value-type="float" office:value="0.340788776507081" calcext:value-type="float">
            <text:p>0.340788776507081</text:p>
          </table:table-cell>
          <table:table-cell office:value-type="float" office:value="0.000164650499181842" calcext:value-type="float">
            <text:p>0.000164650499182</text:p>
          </table:table-cell>
          <table:table-cell office:value-type="float" office:value="0.00239935198887126" calcext:value-type="float">
            <text:p>0.002399351988871</text:p>
          </table:table-cell>
          <table:table-cell office:value-type="float" office:value="1" calcext:value-type="float">
            <text:p>1</text:p>
          </table:table-cell>
          <table:table-cell office:value-type="float" office:value="87369.33984375" calcext:value-type="float">
            <text:p>87369.33984375</text:p>
          </table:table-cell>
          <table:table-cell office:value-type="float" office:value="34609.323046875" calcext:value-type="float">
            <text:p>34609.323046875</text:p>
          </table:table-cell>
          <table:table-cell office:value-type="float" office:value="52777.287109375" calcext:value-type="float">
            <text:p>52777.287109375</text:p>
          </table:table-cell>
          <table:table-cell office:value-type="float" office:value="94914.2734375" calcext:value-type="float">
            <text:p>94914.2734375</text:p>
          </table:table-cell>
          <table:table-cell office:value-type="float" office:value="11304.6823654181" calcext:value-type="float">
            <text:p>11304.6823654181</text:p>
          </table:table-cell>
          <table:table-cell office:value-type="float" office:value="8994.01718445376" calcext:value-type="float">
            <text:p>8994.01718445376</text:p>
          </table:table-cell>
          <table:table-cell office:value-type="float" office:value="5226.18568324169" calcext:value-type="float">
            <text:p>5226.18568324169</text:p>
          </table:table-cell>
          <table:table-cell office:value-type="float" office:value="7634.16326899202" calcext:value-type="float">
            <text:p>7634.16326899202</text:p>
          </table:table-cell>
          <table:table-cell office:value-type="float" office:value="0.129389582039137" calcext:value-type="float">
            <text:p>0.129389582039137</text:p>
          </table:table-cell>
          <table:table-cell office:value-type="float" office:value="0.259872669924004" calcext:value-type="float">
            <text:p>0.259872669924004</text:p>
          </table:table-cell>
          <table:table-cell office:value-type="float" office:value="0.0990233861852544" calcext:value-type="float">
            <text:p>0.099023386185255</text:p>
          </table:table-cell>
          <table:table-cell office:value-type="float" office:value="0.0804321941527481" calcext:value-type="float">
            <text:p>0.080432194152748</text:p>
          </table:table-cell>
          <table:table-cell office:value-type="float" office:value="0.305928403134351" calcext:value-type="float">
            <text:p>0.305928403134351</text:p>
          </table:table-cell>
          <table:table-cell office:value-type="float" office:value="26.1307324432666" calcext:value-type="float">
            <text:p>26.1307324432666</text:p>
          </table:table-cell>
          <table:table-cell office:value-type="float" office:value="20.743705189333" calcext:value-type="float">
            <text:p>20.743705189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65</text:p>
          </table:table-cell>
          <table:table-cell table:number-columns-repeated="990"/>
        </table:table-row>
        <table:table-row table:style-name="ro2">
          <table:table-cell office:value-type="float" office:value="210.052877549128" calcext:value-type="float">
            <text:p>210.052877549128</text:p>
          </table:table-cell>
          <table:table-cell office:value-type="float" office:value="7.37205700344508" calcext:value-type="float">
            <text:p>7.37205700344508</text:p>
          </table:table-cell>
          <table:table-cell office:value-type="string" calcext:value-type="string">
            <text:p>C10H10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Hydroxyferul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Phenylpropanoid biosynthesis</text:p>
          </table:table-cell>
          <table:table-cell office:value-type="float" office:value="1372765" calcext:value-type="float">
            <text:p>1372765</text:p>
          </table:table-cell>
          <table:table-cell office:value-type="float" office:value="0.0268339737206203" calcext:value-type="float">
            <text:p>0.02683397372062</text:p>
          </table:table-cell>
          <table:table-cell office:value-type="float" office:value="0.178599587623168" calcext:value-type="float">
            <text:p>0.178599587623168</text:p>
          </table:table-cell>
          <table:table-cell office:value-type="float" office:value="0.0740230142360693" calcext:value-type="float">
            <text:p>0.074023014236069</text:p>
          </table:table-cell>
          <table:table-cell office:value-type="float" office:value="1" calcext:value-type="float">
            <text:p>1</text:p>
          </table:table-cell>
          <table:table-cell office:value-type="float" office:value="0.311174024504111" calcext:value-type="float">
            <text:p>0.311174024504111</text:p>
          </table:table-cell>
          <table:table-cell office:value-type="string" calcext:value-type="string">
            <text:p>NA</text:p>
          </table:table-cell>
          <table:table-cell office:value-type="float" office:value="0.329195242415703" calcext:value-type="float">
            <text:p>0.329195242415703</text:p>
          </table:table-cell>
          <table:table-cell office:value-type="float" office:value="1" calcext:value-type="float">
            <text:p>1</text:p>
          </table:table-cell>
          <table:table-cell office:value-type="float" office:value="15050.8994140625" calcext:value-type="float">
            <text:p>15050.8994140625</text:p>
          </table:table-cell>
          <table:table-cell office:value-type="float" office:value="100174.66875" calcext:value-type="float">
            <text:p>100174.66875</text:p>
          </table:table-cell>
          <table:table-cell office:value-type="float" office:value="41518.74609375" calcext:value-type="float">
            <text:p>41518.74609375</text:p>
          </table:table-cell>
          <table:table-cell office:value-type="float" office:value="560889.697916667" calcext:value-type="float">
            <text:p>560889.697916667</text:p>
          </table:table-cell>
          <table:table-cell office:value-type="float" office:value="17657.6141709435" calcext:value-type="float">
            <text:p>17657.6141709435</text:p>
          </table:table-cell>
          <table:table-cell office:value-type="string" calcext:value-type="string">
            <text:p>NA</text:p>
          </table:table-cell>
          <table:table-cell office:value-type="float" office:value="59886.3089257801" calcext:value-type="float">
            <text:p>59886.3089257801</text:p>
          </table:table-cell>
          <table:table-cell office:value-type="float" office:value="703589.441400599" calcext:value-type="float">
            <text:p>703589.441400599</text:p>
          </table:table-cell>
          <table:table-cell office:value-type="float" office:value="1.17319328800015" calcext:value-type="float">
            <text:p>1.17319328800015</text:p>
          </table:table-cell>
          <table:table-cell office:value-type="string" calcext:value-type="string">
            <text:p>NA</text:p>
          </table:table-cell>
          <table:table-cell office:value-type="float" office:value="1.4423920411892" calcext:value-type="float">
            <text:p>1.4423920411892</text:p>
          </table:table-cell>
          <table:table-cell office:value-type="float" office:value="1.25441676681523" calcext:value-type="float">
            <text:p>1.25441676681523</text:p>
          </table:table-cell>
          <table:table-cell office:value-type="float" office:value="0.601473822700561" calcext:value-type="float">
            <text:p>0.601473822700561</text:p>
          </table:table-cell>
          <table:table-cell office:value-type="string" calcext:value-type="string">
            <text:p>low</text:p>
          </table:table-cell>
          <table:table-cell office:value-type="float" office:value="0.540980639177151" calcext:value-type="float">
            <text:p>0.540980639177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09</text:p>
          </table:table-cell>
          <table:table-cell table:number-columns-repeated="990"/>
        </table:table-row>
        <table:table-row table:style-name="ro2">
          <table:table-cell office:value-type="float" office:value="198.075267622954" calcext:value-type="float">
            <text:p>198.075267622954</text:p>
          </table:table-cell>
          <table:table-cell office:value-type="float" office:value="7.88800260103665" calcext:value-type="float">
            <text:p>7.88800260103665</text:p>
          </table:table-cell>
          <table:table-cell office:value-type="string" calcext:value-type="string">
            <text:p>C7H10N4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Acetylamino-6-amino-3-methyluraci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synthesis of Secondary Metabolites</text:p>
          </table:table-cell>
          <table:table-cell office:value-type="string" calcext:value-type="string">
            <text:p>Caffeine metabolism</text:p>
          </table:table-cell>
          <table:table-cell office:value-type="float" office:value="160920" calcext:value-type="float">
            <text:p>160920</text:p>
          </table:table-cell>
          <table:table-cell office:value-type="float" office:value="0.142849985199427" calcext:value-type="float">
            <text:p>0.142849985199427</text:p>
          </table:table-cell>
          <table:table-cell office:value-type="float" office:value="0.141913571077327" calcext:value-type="float">
            <text:p>0.141913571077327</text:p>
          </table:table-cell>
          <table:table-cell office:value-type="float" office:value="0.0381453113575011" calcext:value-type="float">
            <text:p>0.038145311357501</text:p>
          </table:table-cell>
          <table:table-cell office:value-type="float" office:value="1" calcext:value-type="float">
            <text:p>1</text:p>
          </table:table-cell>
          <table:table-cell office:value-type="float" office:value="0.0782581972910491" calcext:value-type="float">
            <text:p>0.0782581972910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5283.6676025391" calcext:value-type="float">
            <text:p>15283.6676025391</text:p>
          </table:table-cell>
          <table:table-cell office:value-type="float" office:value="15183.4796875" calcext:value-type="float">
            <text:p>15183.4796875</text:p>
          </table:table-cell>
          <table:table-cell office:value-type="float" office:value="4081.20629882813" calcext:value-type="float">
            <text:p>4081.20629882813</text:p>
          </table:table-cell>
          <table:table-cell office:value-type="float" office:value="106991.033854167" calcext:value-type="float">
            <text:p>106991.033854167</text:p>
          </table:table-cell>
          <table:table-cell office:value-type="float" office:value="9814.78041748855" calcext:value-type="float">
            <text:p>9814.780417488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8665.4852691912" calcext:value-type="float">
            <text:p>48665.4852691912</text:p>
          </table:table-cell>
          <table:table-cell office:value-type="float" office:value="0.642174422574987" calcext:value-type="float">
            <text:p>0.6421744225749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454855734318114" calcext:value-type="float">
            <text:p>0.454855734318114</text:p>
          </table:table-cell>
          <table:table-cell office:value-type="float" office:value="3.41233402202608" calcext:value-type="float">
            <text:p>3.41233402202608</text:p>
          </table:table-cell>
          <table:table-cell table:number-columns-repeated="2"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11</text:p>
          </table:table-cell>
          <table:table-cell table:number-columns-repeated="990"/>
        </table:table-row>
        <table:table-row table:style-name="ro2">
          <table:table-cell office:value-type="float" office:value="92.0472998622142" calcext:value-type="float">
            <text:p>92.0472998622142</text:p>
          </table:table-cell>
          <table:table-cell office:value-type="float" office:value="10.0911283874512" calcext:value-type="float">
            <text:p>10.0911283874512</text:p>
          </table:table-cell>
          <table:table-cell office:value-type="string" calcext:value-type="string">
            <text:p>C3H8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ycer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__Glycerolipid metabolism</text:p>
          </table:table-cell>
          <table:table-cell office:value-type="float" office:value="170351" calcext:value-type="float">
            <text:p>170351</text:p>
          </table:table-cell>
          <table:table-cell office:value-type="float" office:value="2.64968326704625" calcext:value-type="float">
            <text:p>2.64968326704625</text:p>
          </table:table-cell>
          <table:table-cell office:value-type="float" office:value="7.98949668450002" calcext:value-type="float">
            <text:p>7.98949668450002</text:p>
          </table:table-cell>
          <table:table-cell office:value-type="float" office:value="5.95993886269799" calcext:value-type="float">
            <text:p>5.95993886269799</text:p>
          </table:table-cell>
          <table:table-cell office:value-type="float" office:value="1" calcext:value-type="float">
            <text:p>1</text:p>
          </table:table-cell>
          <table:table-cell office:value-type="float" office:value="0.241105048806704" calcext:value-type="float">
            <text:p>0.241105048806704</text:p>
          </table:table-cell>
          <table:table-cell office:value-type="float" office:value="0.0467531430740749" calcext:value-type="float">
            <text:p>0.046753143074075</text:p>
          </table:table-cell>
          <table:table-cell office:value-type="float" office:value="0.139850798825746" calcext:value-type="float">
            <text:p>0.139850798825746</text:p>
          </table:table-cell>
          <table:table-cell office:value-type="string" calcext:value-type="string">
            <text:p>NA</text:p>
          </table:table-cell>
          <table:table-cell office:value-type="float" office:value="34129.5903320312" calcext:value-type="float">
            <text:p>34129.5903320312</text:p>
          </table:table-cell>
          <table:table-cell office:value-type="float" office:value="102909.75234375" calcext:value-type="float">
            <text:p>102909.75234375</text:p>
          </table:table-cell>
          <table:table-cell office:value-type="float" office:value="76767.7685546875" calcext:value-type="float">
            <text:p>76767.7685546875</text:p>
          </table:table-cell>
          <table:table-cell office:value-type="float" office:value="12880.6302083333" calcext:value-type="float">
            <text:p>12880.6302083333</text:p>
          </table:table-cell>
          <table:table-cell office:value-type="float" office:value="15206.5830704317" calcext:value-type="float">
            <text:p>15206.5830704317</text:p>
          </table:table-cell>
          <table:table-cell office:value-type="float" office:value="71682.3299378047" calcext:value-type="float">
            <text:p>71682.3299378047</text:p>
          </table:table-cell>
          <table:table-cell office:value-type="float" office:value="64069.9843725415" calcext:value-type="float">
            <text:p>64069.9843725415</text:p>
          </table:table-cell>
          <table:table-cell office:value-type="string" calcext:value-type="string">
            <text:p>NA</text:p>
          </table:table-cell>
          <table:table-cell office:value-type="float" office:value="0.445554222083938" calcext:value-type="float">
            <text:p>0.445554222083938</text:p>
          </table:table-cell>
          <table:table-cell office:value-type="float" office:value="0.69655526619444" calcext:value-type="float">
            <text:p>0.69655526619444</text:p>
          </table:table-cell>
          <table:table-cell office:value-type="float" office:value="0.834594851182884" calcext:value-type="float">
            <text:p>0.83459485118288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801</text:p>
          </table:table-cell>
          <table:table-cell table:number-columns-repeated="990"/>
        </table:table-row>
        <table:table-row table:style-name="ro2">
          <table:table-cell office:value-type="float" office:value="262.045484486339" calcext:value-type="float">
            <text:p>262.045484486339</text:p>
          </table:table-cell>
          <table:table-cell office:value-type="float" office:value="15.1743807983398" calcext:value-type="float">
            <text:p>15.1743807983398</text:p>
          </table:table-cell>
          <table:table-cell office:value-type="string" calcext:value-type="string">
            <text:p>C6H15O9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-Mannitol 1-phosph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office:value-type="float" office:value="3329329" calcext:value-type="float">
            <text:p>3329329</text:p>
          </table:table-cell>
          <table:table-cell office:value-type="float" office:value="1.86677940738266" calcext:value-type="float">
            <text:p>1.86677940738266</text:p>
          </table:table-cell>
          <table:table-cell office:value-type="float" office:value="2.54667794710146" calcext:value-type="float">
            <text:p>2.54667794710146</text:p>
          </table:table-cell>
          <table:table-cell office:value-type="float" office:value="3.17781565597571" calcext:value-type="float">
            <text:p>3.17781565597571</text:p>
          </table:table-cell>
          <table:table-cell office:value-type="float" office:value="1" calcext:value-type="float">
            <text:p>1</text:p>
          </table:table-cell>
          <table:table-cell office:value-type="float" office:value="0.0307990319258898" calcext:value-type="float">
            <text:p>0.03079903192589</text:p>
          </table:table-cell>
          <table:table-cell office:value-type="float" office:value="0.0440485769571567" calcext:value-type="float">
            <text:p>0.044048576957157</text:p>
          </table:table-cell>
          <table:table-cell office:value-type="float" office:value="0.0198544193449908" calcext:value-type="float">
            <text:p>0.019854419344991</text:p>
          </table:table-cell>
          <table:table-cell office:value-type="float" office:value="1" calcext:value-type="float">
            <text:p>1</text:p>
          </table:table-cell>
          <table:table-cell office:value-type="float" office:value="1283499.28125" calcext:value-type="float">
            <text:p>1283499.28125</text:p>
          </table:table-cell>
          <table:table-cell office:value-type="float" office:value="1750961.7375" calcext:value-type="float">
            <text:p>1750961.7375</text:p>
          </table:table-cell>
          <table:table-cell office:value-type="float" office:value="2184898.8125" calcext:value-type="float">
            <text:p>2184898.8125</text:p>
          </table:table-cell>
          <table:table-cell office:value-type="float" office:value="687547.375" calcext:value-type="float">
            <text:p>687547.375</text:p>
          </table:table-cell>
          <table:table-cell office:value-type="float" office:value="323584.776856393" calcext:value-type="float">
            <text:p>323584.776856393</text:p>
          </table:table-cell>
          <table:table-cell office:value-type="float" office:value="822784.251465689" calcext:value-type="float">
            <text:p>822784.251465689</text:p>
          </table:table-cell>
          <table:table-cell office:value-type="float" office:value="668713.699169015" calcext:value-type="float">
            <text:p>668713.699169015</text:p>
          </table:table-cell>
          <table:table-cell office:value-type="float" office:value="72914.3005874716" calcext:value-type="float">
            <text:p>72914.3005874716</text:p>
          </table:table-cell>
          <table:table-cell office:value-type="float" office:value="0.252111381426917" calcext:value-type="float">
            <text:p>0.252111381426917</text:p>
          </table:table-cell>
          <table:table-cell office:value-type="float" office:value="0.469904186850165" calcext:value-type="float">
            <text:p>0.469904186850165</text:p>
          </table:table-cell>
          <table:table-cell office:value-type="float" office:value="0.306061633309169" calcext:value-type="float">
            <text:p>0.306061633309169</text:p>
          </table:table-cell>
          <table:table-cell office:value-type="float" office:value="0.106049856691652" calcext:value-type="float">
            <text:p>0.106049856691652</text:p>
          </table:table-cell>
          <table:table-cell office:value-type="float" office:value="3.22802257641967" calcext:value-type="float">
            <text:p>3.22802257641967</text:p>
          </table:table-cell>
          <table:table-cell office:value-type="float" office:value="1.65743219270893" calcext:value-type="float">
            <text:p>1.65743219270893</text:p>
          </table:table-cell>
          <table:table-cell office:value-type="float" office:value="4.95489181471287" calcext:value-type="float">
            <text:p>4.95489181471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85</text:p>
          </table:table-cell>
          <table:table-cell table:number-columns-repeated="990"/>
        </table:table-row>
        <table:table-row table:style-name="ro2">
          <table:table-cell office:value-type="float" office:value="167.982362123646" calcext:value-type="float">
            <text:p>167.982362123646</text:p>
          </table:table-cell>
          <table:table-cell office:value-type="float" office:value="18.0386832682292" calcext:value-type="float">
            <text:p>18.0386832682292</text:p>
          </table:table-cell>
          <table:table-cell office:value-type="string" calcext:value-type="string">
            <text:p>C3H5O6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sphoenolpyruv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/ Gluconeogenesis__Citrate cycle (TCA cycle)__Phenylalanine, tyrosine and tryptophan biosynthesis__Aminophosphonate metabolism__Pyruvate metabolism__Carbon fixation__Reductive carboxylate cycle (CO2 fixation)</text:p>
          </table:table-cell>
          <table:table-cell office:value-type="float" office:value="392707" calcext:value-type="float">
            <text:p>392707</text:p>
          </table:table-cell>
          <table:table-cell office:value-type="float" office:value="2.14489158939061" calcext:value-type="float">
            <text:p>2.14489158939061</text:p>
          </table:table-cell>
          <table:table-cell office:value-type="float" office:value="3.11312537151151" calcext:value-type="float">
            <text:p>3.11312537151151</text:p>
          </table:table-cell>
          <table:table-cell office:value-type="float" office:value="2.85611372855387" calcext:value-type="float">
            <text:p>2.85611372855387</text:p>
          </table:table-cell>
          <table:table-cell office:value-type="float" office:value="1" calcext:value-type="float">
            <text:p>1</text:p>
          </table:table-cell>
          <table:table-cell office:value-type="float" office:value="0.188062585658732" calcext:value-type="float">
            <text:p>0.188062585658732</text:p>
          </table:table-cell>
          <table:table-cell office:value-type="float" office:value="0.36910984438238" calcext:value-type="float">
            <text:p>0.36910984438238</text:p>
          </table:table-cell>
          <table:table-cell office:value-type="float" office:value="0.214325337683754" calcext:value-type="float">
            <text:p>0.214325337683754</text:p>
          </table:table-cell>
          <table:table-cell office:value-type="float" office:value="1" calcext:value-type="float">
            <text:p>1</text:p>
          </table:table-cell>
          <table:table-cell office:value-type="float" office:value="74776.5336914063" calcext:value-type="float">
            <text:p>74776.5336914063</text:p>
          </table:table-cell>
          <table:table-cell office:value-type="float" office:value="108531.697070313" calcext:value-type="float">
            <text:p>108531.697070313</text:p>
          </table:table-cell>
          <table:table-cell office:value-type="float" office:value="99571.5986328125" calcext:value-type="float">
            <text:p>99571.5986328125</text:p>
          </table:table-cell>
          <table:table-cell office:value-type="float" office:value="34862.6168619792" calcext:value-type="float">
            <text:p>34862.6168619792</text:p>
          </table:table-cell>
          <table:table-cell office:value-type="float" office:value="39826.2467985519" calcext:value-type="float">
            <text:p>39826.2467985519</text:p>
          </table:table-cell>
          <table:table-cell office:value-type="float" office:value="160435.741679541" calcext:value-type="float">
            <text:p>160435.741679541</text:p>
          </table:table-cell>
          <table:table-cell office:value-type="float" office:value="80774.7195458745" calcext:value-type="float">
            <text:p>80774.7195458745</text:p>
          </table:table-cell>
          <table:table-cell office:value-type="float" office:value="29452.6292707903" calcext:value-type="float">
            <text:p>29452.6292707903</text:p>
          </table:table-cell>
          <table:table-cell office:value-type="float" office:value="0.532603543284181" calcext:value-type="float">
            <text:p>0.532603543284181</text:p>
          </table:table-cell>
          <table:table-cell office:value-type="float" office:value="1.47823857923831" calcext:value-type="float">
            <text:p>1.47823857923831</text:p>
          </table:table-cell>
          <table:table-cell office:value-type="float" office:value="0.811222483669718" calcext:value-type="float">
            <text:p>0.811222483669718</text:p>
          </table:table-cell>
          <table:table-cell office:value-type="float" office:value="0.844819807629275" calcext:value-type="float">
            <text:p>0.844819807629275</text:p>
          </table:table-cell>
          <table:table-cell office:value-type="float" office:value="0.649302657136253" calcext:value-type="float">
            <text:p>0.649302657136253</text:p>
          </table:table-cell>
          <table:table-cell office:value-type="float" office:value="0.203973244892038" calcext:value-type="float">
            <text:p>0.203973244892038</text:p>
          </table:table-cell>
          <table:table-cell office:value-type="float" office:value="0.566456322272263" calcext:value-type="float">
            <text:p>0.566456322272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488</text:p>
          </table:table-cell>
          <table:table-cell table:number-columns-repeated="990"/>
        </table:table-row>
        <table:table-row table:style-name="ro2">
          <table:table-cell office:value-type="float" office:value="309.105522402986" calcext:value-type="float">
            <text:p>309.105522402986</text:p>
          </table:table-cell>
          <table:table-cell office:value-type="float" office:value="14.9833781941732" calcext:value-type="float">
            <text:p>14.9833781941732</text:p>
          </table:table-cell>
          <table:table-cell office:value-type="string" calcext:value-type="string">
            <text:p>C11H19NO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-Acetylneuramin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sugars metabolism</text:p>
          </table:table-cell>
          <table:table-cell office:value-type="float" office:value="169748" calcext:value-type="float">
            <text:p>169748</text:p>
          </table:table-cell>
          <table:table-cell office:value-type="float" office:value="1.12263974781036" calcext:value-type="float">
            <text:p>1.12263974781036</text:p>
          </table:table-cell>
          <table:table-cell office:value-type="float" office:value="3.53517522931888" calcext:value-type="float">
            <text:p>3.53517522931888</text:p>
          </table:table-cell>
          <table:table-cell office:value-type="float" office:value="2.12510908487308" calcext:value-type="float">
            <text:p>2.12510908487308</text:p>
          </table:table-cell>
          <table:table-cell office:value-type="float" office:value="1" calcext:value-type="float">
            <text:p>1</text:p>
          </table:table-cell>
          <table:table-cell office:value-type="float" office:value="0.676231505555009" calcext:value-type="float">
            <text:p>0.676231505555009</text:p>
          </table:table-cell>
          <table:table-cell office:value-type="float" office:value="0.0125993708380443" calcext:value-type="float">
            <text:p>0.012599370838044</text:p>
          </table:table-cell>
          <table:table-cell office:value-type="float" office:value="0.100273925105896" calcext:value-type="float">
            <text:p>0.100273925105896</text:p>
          </table:table-cell>
          <table:table-cell office:value-type="float" office:value="1" calcext:value-type="float">
            <text:p>1</text:p>
          </table:table-cell>
          <table:table-cell office:value-type="float" office:value="32612.1533203125" calcext:value-type="float">
            <text:p>32612.1533203125</text:p>
          </table:table-cell>
          <table:table-cell office:value-type="float" office:value="102695.1671875" calcext:value-type="float">
            <text:p>102695.1671875</text:p>
          </table:table-cell>
          <table:table-cell office:value-type="float" office:value="61733.4130859375" calcext:value-type="float">
            <text:p>61733.4130859375</text:p>
          </table:table-cell>
          <table:table-cell office:value-type="float" office:value="29049.5266927083" calcext:value-type="float">
            <text:p>29049.5266927083</text:p>
          </table:table-cell>
          <table:table-cell office:value-type="float" office:value="12101.3906731709" calcext:value-type="float">
            <text:p>12101.3906731709</text:p>
          </table:table-cell>
          <table:table-cell office:value-type="float" office:value="40076.9295054152" calcext:value-type="float">
            <text:p>40076.9295054152</text:p>
          </table:table-cell>
          <table:table-cell office:value-type="float" office:value="28289.1575851557" calcext:value-type="float">
            <text:p>28289.1575851557</text:p>
          </table:table-cell>
          <table:table-cell office:value-type="float" office:value="9166.60806509063" calcext:value-type="float">
            <text:p>9166.60806509063</text:p>
          </table:table-cell>
          <table:table-cell office:value-type="float" office:value="0.371069967515255" calcext:value-type="float">
            <text:p>0.371069967515255</text:p>
          </table:table-cell>
          <table:table-cell office:value-type="float" office:value="0.390251368228878" calcext:value-type="float">
            <text:p>0.390251368228878</text:p>
          </table:table-cell>
          <table:table-cell office:value-type="float" office:value="0.458247101059763" calcext:value-type="float">
            <text:p>0.458247101059763</text:p>
          </table:table-cell>
          <table:table-cell office:value-type="float" office:value="0.315551029868983" calcext:value-type="float">
            <text:p>0.315551029868983</text:p>
          </table:table-cell>
          <table:table-cell office:value-type="float" office:value="0.0550713267742395" calcext:value-type="float">
            <text:p>0.05507132677424</text:p>
          </table:table-cell>
          <table:table-cell office:value-type="float" office:value="3.20892328579352" calcext:value-type="float">
            <text:p>3.20892328579352</text:p>
          </table:table-cell>
          <table:table-cell office:value-type="float" office:value="1.20799800553352" calcext:value-type="float">
            <text:p>1.20799800553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02</text:p>
          </table:table-cell>
          <table:table-cell table:number-columns-repeated="990"/>
        </table:table-row>
        <table:table-row table:style-name="ro2">
          <table:table-cell office:value-type="float" office:value="90.0317106699487" calcext:value-type="float">
            <text:p>90.0317106699487</text:p>
          </table:table-cell>
          <table:table-cell office:value-type="float" office:value="9.55258814493815" calcext:value-type="float">
            <text:p>9.55258814493815</text:p>
          </table:table-cell>
          <table:table-cell office:value-type="string" calcext:value-type="string">
            <text:p>C3H6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S)-Lact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/ Gluconeogenesis__Pyruvate metabolism__Propanoate metabolism__Styrene degradation</text:p>
          </table:table-cell>
          <table:table-cell office:value-type="float" office:value="57435904" calcext:value-type="float">
            <text:p>57435904</text:p>
          </table:table-cell>
          <table:table-cell office:value-type="float" office:value="0.347856807308492" calcext:value-type="float">
            <text:p>0.347856807308492</text:p>
          </table:table-cell>
          <table:table-cell office:value-type="float" office:value="5.20844849223742" calcext:value-type="float">
            <text:p>5.20844849223742</text:p>
          </table:table-cell>
          <table:table-cell office:value-type="float" office:value="2.0373146434267" calcext:value-type="float">
            <text:p>2.0373146434267</text:p>
          </table:table-cell>
          <table:table-cell office:value-type="float" office:value="1" calcext:value-type="float">
            <text:p>1</text:p>
          </table:table-cell>
          <table:table-cell office:value-type="float" office:value="0.20046460472681" calcext:value-type="float">
            <text:p>0.20046460472681</text:p>
          </table:table-cell>
          <table:table-cell office:value-type="float" office:value="0.0221397107181674" calcext:value-type="float">
            <text:p>0.022139710718168</text:p>
          </table:table-cell>
          <table:table-cell office:value-type="float" office:value="0.232347644814348" calcext:value-type="float">
            <text:p>0.232347644814348</text:p>
          </table:table-cell>
          <table:table-cell office:value-type="float" office:value="1" calcext:value-type="float">
            <text:p>1</text:p>
          </table:table-cell>
          <table:table-cell office:value-type="float" office:value="2477543.4375" calcext:value-type="float">
            <text:p>2477543.4375</text:p>
          </table:table-cell>
          <table:table-cell office:value-type="float" office:value="37096176.1" calcext:value-type="float">
            <text:p>37096176.1</text:p>
          </table:table-cell>
          <table:table-cell office:value-type="float" office:value="14510383.0625" calcext:value-type="float">
            <text:p>14510383.0625</text:p>
          </table:table-cell>
          <table:table-cell office:value-type="float" office:value="7122308.33333333" calcext:value-type="float">
            <text:p>7122308.33333333</text:p>
          </table:table-cell>
          <table:table-cell office:value-type="float" office:value="814874.603913883" calcext:value-type="float">
            <text:p>814874.603913883</text:p>
          </table:table-cell>
          <table:table-cell office:value-type="float" office:value="19054802.7174412" calcext:value-type="float">
            <text:p>19054802.7174412</text:p>
          </table:table-cell>
          <table:table-cell office:value-type="float" office:value="9438075.03320895" calcext:value-type="float">
            <text:p>9438075.03320895</text:p>
          </table:table-cell>
          <table:table-cell office:value-type="float" office:value="4312399.68620168" calcext:value-type="float">
            <text:p>4312399.68620168</text:p>
          </table:table-cell>
          <table:table-cell office:value-type="float" office:value="0.328904265241115" calcext:value-type="float">
            <text:p>0.328904265241115</text:p>
          </table:table-cell>
          <table:table-cell office:value-type="float" office:value="0.513659485173763" calcext:value-type="float">
            <text:p>0.513659485173763</text:p>
          </table:table-cell>
          <table:table-cell office:value-type="float" office:value="0.650435966614851" calcext:value-type="float">
            <text:p>0.650435966614851</text:p>
          </table:table-cell>
          <table:table-cell office:value-type="float" office:value="0.605477814828527" calcext:value-type="float">
            <text:p>0.605477814828527</text:p>
          </table:table-cell>
          <table:table-cell office:value-type="float" office:value="1.12008991641163" calcext:value-type="float">
            <text:p>1.12008991641163</text:p>
          </table:table-cell>
          <table:table-cell office:value-type="float" office:value="2.3538758659111" calcext:value-type="float">
            <text:p>2.3538758659111</text:p>
          </table:table-cell>
          <table:table-cell office:value-type="float" office:value="0.506934098802106" calcext:value-type="float">
            <text:p>0.506934098802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7</text:p>
          </table:table-cell>
          <table:table-cell table:number-columns-repeated="990"/>
        </table:table-row>
        <table:table-row table:style-name="ro2">
          <table:table-cell office:value-type="float" office:value="185.992995834327" calcext:value-type="float">
            <text:p>185.992995834327</text:p>
          </table:table-cell>
          <table:table-cell office:value-type="float" office:value="17.3091583251952" calcext:value-type="float">
            <text:p>17.3091583251952</text:p>
          </table:table-cell>
          <table:table-cell office:value-type="string" calcext:value-type="string">
            <text:p>C3H7O7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Phospho-D-glycer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/ Gluconeogenesis__Glycine, serine and threonine metabolism__Glycerolipid metabolism__Glyoxylate and dicarboxylate metabolism__Carbon fixation</text:p>
          </table:table-cell>
          <table:table-cell office:value-type="float" office:value="1678363" calcext:value-type="float">
            <text:p>1678363</text:p>
          </table:table-cell>
          <table:table-cell office:value-type="float" office:value="1.60136631072946" calcext:value-type="float">
            <text:p>1.60136631072946</text:p>
          </table:table-cell>
          <table:table-cell office:value-type="float" office:value="2.11333016209401" calcext:value-type="float">
            <text:p>2.11333016209401</text:p>
          </table:table-cell>
          <table:table-cell office:value-type="float" office:value="1.91982076501847" calcext:value-type="float">
            <text:p>1.91982076501847</text:p>
          </table:table-cell>
          <table:table-cell office:value-type="float" office:value="1" calcext:value-type="float">
            <text:p>1</text:p>
          </table:table-cell>
          <table:table-cell office:value-type="float" office:value="0.451277472039086" calcext:value-type="float">
            <text:p>0.451277472039086</text:p>
          </table:table-cell>
          <table:table-cell office:value-type="float" office:value="0.477863247064902" calcext:value-type="float">
            <text:p>0.477863247064902</text:p>
          </table:table-cell>
          <table:table-cell office:value-type="float" office:value="0.417755426113861" calcext:value-type="float">
            <text:p>0.417755426113861</text:p>
          </table:table-cell>
          <table:table-cell office:value-type="float" office:value="1" calcext:value-type="float">
            <text:p>1</text:p>
          </table:table-cell>
          <table:table-cell office:value-type="float" office:value="358183.5703125" calcext:value-type="float">
            <text:p>358183.5703125</text:p>
          </table:table-cell>
          <table:table-cell office:value-type="float" office:value="472696.4328125" calcext:value-type="float">
            <text:p>472696.4328125</text:p>
          </table:table-cell>
          <table:table-cell office:value-type="float" office:value="429413.46484375" calcext:value-type="float">
            <text:p>429413.46484375</text:p>
          </table:table-cell>
          <table:table-cell office:value-type="float" office:value="223673.7265625" calcext:value-type="float">
            <text:p>223673.7265625</text:p>
          </table:table-cell>
          <table:table-cell office:value-type="float" office:value="252806.978418596" calcext:value-type="float">
            <text:p>252806.978418596</text:p>
          </table:table-cell>
          <table:table-cell office:value-type="float" office:value="685159.932272108" calcext:value-type="float">
            <text:p>685159.932272108</text:p>
          </table:table-cell>
          <table:table-cell office:value-type="float" office:value="408632.485472573" calcext:value-type="float">
            <text:p>408632.485472573</text:p>
          </table:table-cell>
          <table:table-cell office:value-type="float" office:value="182894.298308955" calcext:value-type="float">
            <text:p>182894.298308955</text:p>
          </table:table-cell>
          <table:table-cell office:value-type="float" office:value="0.705802832324308" calcext:value-type="float">
            <text:p>0.705802832324308</text:p>
          </table:table-cell>
          <table:table-cell office:value-type="float" office:value="1.44947134082538" calcext:value-type="float">
            <text:p>1.44947134082538</text:p>
          </table:table-cell>
          <table:table-cell office:value-type="float" office:value="0.951606130052911" calcext:value-type="float">
            <text:p>0.951606130052911</text:p>
          </table:table-cell>
          <table:table-cell office:value-type="float" office:value="0.817683422723543" calcext:value-type="float">
            <text:p>0.817683422723543</text:p>
          </table:table-cell>
          <table:table-cell office:value-type="float" office:value="0.185831794472384" calcext:value-type="float">
            <text:p>0.185831794472384</text:p>
          </table:table-cell>
          <table:table-cell office:value-type="float" office:value="0.12331078091439" calcext:value-type="float">
            <text:p>0.12331078091439</text:p>
          </table:table-cell>
          <table:table-cell office:value-type="float" office:value="0.211189263508822" calcext:value-type="float">
            <text:p>0.211189263508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768</text:p>
          </table:table-cell>
          <table:table-cell table:number-columns-repeated="990"/>
        </table:table-row>
        <table:table-row table:style-name="ro2">
          <table:table-cell office:value-type="float" office:value="260.029827671199" calcext:value-type="float">
            <text:p>260.029827671199</text:p>
          </table:table-cell>
          <table:table-cell office:value-type="float" office:value="16.8225749715168" calcext:value-type="float">
            <text:p>16.8225749715168</text:p>
          </table:table-cell>
          <table:table-cell office:value-type="string" calcext:value-type="string">
            <text:p>C6H13O9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-Glucose 6-phosph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__Streptomycin biosynthesis__Inositol phosphate metabolism</text:p>
          </table:table-cell>
          <table:table-cell office:value-type="float" office:value="2401594" calcext:value-type="float">
            <text:p>2401594</text:p>
          </table:table-cell>
          <table:table-cell office:value-type="float" office:value="0.746700032733753" calcext:value-type="float">
            <text:p>0.746700032733753</text:p>
          </table:table-cell>
          <table:table-cell office:value-type="float" office:value="1.76487029827408" calcext:value-type="float">
            <text:p>1.76487029827408</text:p>
          </table:table-cell>
          <table:table-cell office:value-type="float" office:value="1.7190399022424" calcext:value-type="float">
            <text:p>1.7190399022424</text:p>
          </table:table-cell>
          <table:table-cell office:value-type="float" office:value="1" calcext:value-type="float">
            <text:p>1</text:p>
          </table:table-cell>
          <table:table-cell office:value-type="float" office:value="0.266845124492997" calcext:value-type="float">
            <text:p>0.266845124492997</text:p>
          </table:table-cell>
          <table:table-cell office:value-type="float" office:value="0.118444176337563" calcext:value-type="float">
            <text:p>0.118444176337563</text:p>
          </table:table-cell>
          <table:table-cell office:value-type="float" office:value="0.0777298156905235" calcext:value-type="float">
            <text:p>0.077729815690524</text:p>
          </table:table-cell>
          <table:table-cell office:value-type="float" office:value="1" calcext:value-type="float">
            <text:p>1</text:p>
          </table:table-cell>
          <table:table-cell office:value-type="float" office:value="552604.1640625" calcext:value-type="float">
            <text:p>552604.1640625</text:p>
          </table:table-cell>
          <table:table-cell office:value-type="float" office:value="1306113.075" calcext:value-type="float">
            <text:p>1306113.075</text:p>
          </table:table-cell>
          <table:table-cell office:value-type="float" office:value="1272195.75" calcext:value-type="float">
            <text:p>1272195.75</text:p>
          </table:table-cell>
          <table:table-cell office:value-type="float" office:value="740061.791666667" calcext:value-type="float">
            <text:p>740061.791666667</text:p>
          </table:table-cell>
          <table:table-cell office:value-type="float" office:value="124493.034439712" calcext:value-type="float">
            <text:p>124493.034439712</text:p>
          </table:table-cell>
          <table:table-cell office:value-type="float" office:value="622065.228045691" calcext:value-type="float">
            <text:p>622065.228045691</text:p>
          </table:table-cell>
          <table:table-cell office:value-type="float" office:value="403281.571620394" calcext:value-type="float">
            <text:p>403281.571620394</text:p>
          </table:table-cell>
          <table:table-cell office:value-type="float" office:value="213302.317102928" calcext:value-type="float">
            <text:p>213302.317102928</text:p>
          </table:table-cell>
          <table:table-cell office:value-type="float" office:value="0.225284285815899" calcext:value-type="float">
            <text:p>0.225284285815899</text:p>
          </table:table-cell>
          <table:table-cell office:value-type="float" office:value="0.476272108405079" calcext:value-type="float">
            <text:p>0.476272108405079</text:p>
          </table:table-cell>
          <table:table-cell office:value-type="float" office:value="0.316996477641427" calcext:value-type="float">
            <text:p>0.316996477641427</text:p>
          </table:table-cell>
          <table:table-cell office:value-type="float" office:value="0.288222307251611" calcext:value-type="float">
            <text:p>0.288222307251611</text:p>
          </table:table-cell>
          <table:table-cell office:value-type="float" office:value="0.576105565948894" calcext:value-type="float">
            <text:p>0.576105565948894</text:p>
          </table:table-cell>
          <table:table-cell office:value-type="float" office:value="0.740905085024349" calcext:value-type="float">
            <text:p>0.740905085024349</text:p>
          </table:table-cell>
          <table:table-cell office:value-type="float" office:value="1.36050178996657" calcext:value-type="float">
            <text:p>1.36050178996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622</text:p>
          </table:table-cell>
          <table:table-cell table:number-columns-repeated="990"/>
        </table:table-row>
        <table:table-row table:style-name="ro2">
          <table:table-cell office:value-type="float" office:value="230.019201966983" calcext:value-type="float">
            <text:p>230.019201966983</text:p>
          </table:table-cell>
          <table:table-cell office:value-type="float" office:value="15.5958632405599" calcext:value-type="float">
            <text:p>15.5958632405599</text:p>
          </table:table-cell>
          <table:table-cell office:value-type="string" calcext:value-type="string">
            <text:p>C5H11O8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-Ribose 5-phosph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__Purine metabolism__Carbon fixation</text:p>
          </table:table-cell>
          <table:table-cell office:value-type="float" office:value="851161" calcext:value-type="float">
            <text:p>851161</text:p>
          </table:table-cell>
          <table:table-cell office:value-type="float" office:value="2.89709000262364" calcext:value-type="float">
            <text:p>2.89709000262364</text:p>
          </table:table-cell>
          <table:table-cell office:value-type="float" office:value="2.37279331124222" calcext:value-type="float">
            <text:p>2.37279331124222</text:p>
          </table:table-cell>
          <table:table-cell office:value-type="float" office:value="1.5913768713337" calcext:value-type="float">
            <text:p>1.5913768713337</text:p>
          </table:table-cell>
          <table:table-cell office:value-type="float" office:value="1" calcext:value-type="float">
            <text:p>1</text:p>
          </table:table-cell>
          <table:table-cell office:value-type="float" office:value="0.0409205941968846" calcext:value-type="float">
            <text:p>0.040920594196885</text:p>
          </table:table-cell>
          <table:table-cell office:value-type="float" office:value="0.209770084521747" calcext:value-type="float">
            <text:p>0.209770084521747</text:p>
          </table:table-cell>
          <table:table-cell office:value-type="float" office:value="0.350571642761174" calcext:value-type="float">
            <text:p>0.350571642761174</text:p>
          </table:table-cell>
          <table:table-cell office:value-type="float" office:value="1" calcext:value-type="float">
            <text:p>1</text:p>
          </table:table-cell>
          <table:table-cell office:value-type="float" office:value="433710.2734375" calcext:value-type="float">
            <text:p>433710.2734375</text:p>
          </table:table-cell>
          <table:table-cell office:value-type="float" office:value="355220.18125" calcext:value-type="float">
            <text:p>355220.18125</text:p>
          </table:table-cell>
          <table:table-cell office:value-type="float" office:value="238237.8515625" calcext:value-type="float">
            <text:p>238237.8515625</text:p>
          </table:table-cell>
          <table:table-cell office:value-type="float" office:value="149705.48828125" calcext:value-type="float">
            <text:p>149705.48828125</text:p>
          </table:table-cell>
          <table:table-cell office:value-type="float" office:value="142561.864657203" calcext:value-type="float">
            <text:p>142561.864657203</text:p>
          </table:table-cell>
          <table:table-cell office:value-type="float" office:value="282231.867007392" calcext:value-type="float">
            <text:p>282231.867007392</text:p>
          </table:table-cell>
          <table:table-cell office:value-type="float" office:value="53967.8665452407" calcext:value-type="float">
            <text:p>53967.8665452407</text:p>
          </table:table-cell>
          <table:table-cell office:value-type="float" office:value="126376.81159423" calcext:value-type="float">
            <text:p>126376.81159423</text:p>
          </table:table-cell>
          <table:table-cell office:value-type="float" office:value="0.328702992270131" calcext:value-type="float">
            <text:p>0.328702992270131</text:p>
          </table:table-cell>
          <table:table-cell office:value-type="float" office:value="0.794526555372597" calcext:value-type="float">
            <text:p>0.794526555372597</text:p>
          </table:table-cell>
          <table:table-cell office:value-type="float" office:value="0.226529353716416" calcext:value-type="float">
            <text:p>0.226529353716416</text:p>
          </table:table-cell>
          <table:table-cell office:value-type="float" office:value="0.844169529421712" calcext:value-type="float">
            <text:p>0.844169529421712</text:p>
          </table:table-cell>
          <table:table-cell office:value-type="float" office:value="2.22231034783628" calcext:value-type="float">
            <text:p>2.22231034783628</text:p>
          </table:table-cell>
          <table:table-cell office:value-type="float" office:value="0.441682408926115" calcext:value-type="float">
            <text:p>0.441682408926115</text:p>
          </table:table-cell>
          <table:table-cell office:value-type="float" office:value="0.415067426656425" calcext:value-type="float">
            <text:p>0.415067426656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43</text:p>
          </table:table-cell>
          <table:table-cell table:number-columns-repeated="990"/>
        </table:table-row>
        <table:table-row table:style-name="ro2">
          <table:table-cell office:value-type="float" office:value="88.0160314720967" calcext:value-type="float">
            <text:p>88.0160314720967</text:p>
          </table:table-cell>
          <table:table-cell office:value-type="float" office:value="8.33086664411757" calcext:value-type="float">
            <text:p>8.33086664411757</text:p>
          </table:table-cell>
          <table:table-cell office:value-type="string" calcext:value-type="string">
            <text:p>C3H4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uv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/ Gluconeogenesis__Citrate cycle (TCA cycle)__Pentose phosphate pathway__Ascorbate and aldarate metabolism__Biosynthesis of steroids__Alanine and aspartate metabolism__Glycine, serine and threonine metabolism</text:p>
          </table:table-cell>
          <table:table-cell office:value-type="float" office:value="1609739" calcext:value-type="float">
            <text:p>1609739</text:p>
          </table:table-cell>
          <table:table-cell office:value-type="float" office:value="0.448772016025931" calcext:value-type="float">
            <text:p>0.448772016025931</text:p>
          </table:table-cell>
          <table:table-cell office:value-type="float" office:value="9.91597040105628" calcext:value-type="float">
            <text:p>9.91597040105628</text:p>
          </table:table-cell>
          <table:table-cell office:value-type="float" office:value="1.56135503392648" calcext:value-type="float">
            <text:p>1.56135503392648</text:p>
          </table:table-cell>
          <table:table-cell office:value-type="float" office:value="1" calcext:value-type="float">
            <text:p>1</text:p>
          </table:table-cell>
          <table:table-cell office:value-type="float" office:value="0.214241066247348" calcext:value-type="float">
            <text:p>0.214241066247348</text:p>
          </table:table-cell>
          <table:table-cell office:value-type="float" office:value="0.0508745283455956" calcext:value-type="float">
            <text:p>0.050874528345596</text:p>
          </table:table-cell>
          <table:table-cell office:value-type="float" office:value="0.464550343773114" calcext:value-type="float">
            <text:p>0.464550343773114</text:p>
          </table:table-cell>
          <table:table-cell office:value-type="float" office:value="1" calcext:value-type="float">
            <text:p>1</text:p>
          </table:table-cell>
          <table:table-cell office:value-type="float" office:value="38610.9956054687" calcext:value-type="float">
            <text:p>38610.9956054687</text:p>
          </table:table-cell>
          <table:table-cell office:value-type="float" office:value="853140.29375" calcext:value-type="float">
            <text:p>853140.29375</text:p>
          </table:table-cell>
          <table:table-cell office:value-type="float" office:value="134334.294921875" calcext:value-type="float">
            <text:p>134334.294921875</text:p>
          </table:table-cell>
          <table:table-cell office:value-type="float" office:value="86036.9947916667" calcext:value-type="float">
            <text:p>86036.9947916667</text:p>
          </table:table-cell>
          <table:table-cell office:value-type="float" office:value="15677.229770898" calcext:value-type="float">
            <text:p>15677.229770898</text:p>
          </table:table-cell>
          <table:table-cell office:value-type="float" office:value="623134.857291394" calcext:value-type="float">
            <text:p>623134.857291394</text:p>
          </table:table-cell>
          <table:table-cell office:value-type="float" office:value="107699.204871259" calcext:value-type="float">
            <text:p>107699.204871259</text:p>
          </table:table-cell>
          <table:table-cell office:value-type="float" office:value="46623.2986134628" calcext:value-type="float">
            <text:p>46623.2986134628</text:p>
          </table:table-cell>
          <table:table-cell office:value-type="float" office:value="0.406030187128289" calcext:value-type="float">
            <text:p>0.406030187128289</text:p>
          </table:table-cell>
          <table:table-cell office:value-type="float" office:value="0.730401391021386" calcext:value-type="float">
            <text:p>0.730401391021386</text:p>
          </table:table-cell>
          <table:table-cell office:value-type="float" office:value="0.801725314700122" calcext:value-type="float">
            <text:p>0.801725314700122</text:p>
          </table:table-cell>
          <table:table-cell office:value-type="float" office:value="0.54189826976591" calcext:value-type="float">
            <text:p>0.54189826976591</text:p>
          </table:table-cell>
          <table:table-cell office:value-type="float" office:value="0.929621169764707" calcext:value-type="float">
            <text:p>0.929621169764707</text:p>
          </table:table-cell>
          <table:table-cell office:value-type="float" office:value="1.50702049392414" calcext:value-type="float">
            <text:p>1.50702049392414</text:p>
          </table:table-cell>
          <table:table-cell office:value-type="float" office:value="0.169364298654191" calcext:value-type="float">
            <text:p>0.169364298654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64</text:p>
          </table:table-cell>
          <table:table-cell table:number-columns-repeated="990"/>
        </table:table-row>
        <table:table-row table:style-name="ro2">
          <table:table-cell office:value-type="float" office:value="342.116421111944" calcext:value-type="float">
            <text:p>342.116421111944</text:p>
          </table:table-cell>
          <table:table-cell office:value-type="float" office:value="15.6386451297336" calcext:value-type="float">
            <text:p>15.6386451297336</text:p>
          </table:table-cell>
          <table:table-cell office:value-type="string" calcext:value-type="string">
            <text:p>C12H22O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ct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office:value-type="float" office:value="369219" calcext:value-type="float">
            <text:p>369219</text:p>
          </table:table-cell>
          <table:table-cell office:value-type="float" office:value="0.511906762190675" calcext:value-type="float">
            <text:p>0.511906762190675</text:p>
          </table:table-cell>
          <table:table-cell office:value-type="float" office:value="1.53909603019106" calcext:value-type="float">
            <text:p>1.53909603019106</text:p>
          </table:table-cell>
          <table:table-cell office:value-type="float" office:value="1.45538321731244" calcext:value-type="float">
            <text:p>1.45538321731244</text:p>
          </table:table-cell>
          <table:table-cell office:value-type="float" office:value="1" calcext:value-type="float">
            <text:p>1</text:p>
          </table:table-cell>
          <table:table-cell office:value-type="float" office:value="0.267227187578493" calcext:value-type="float">
            <text:p>0.267227187578493</text:p>
          </table:table-cell>
          <table:table-cell office:value-type="float" office:value="0.452504979121968" calcext:value-type="float">
            <text:p>0.452504979121968</text:p>
          </table:table-cell>
          <table:table-cell office:value-type="float" office:value="0.502011683612705" calcext:value-type="float">
            <text:p>0.502011683612705</text:p>
          </table:table-cell>
          <table:table-cell office:value-type="float" office:value="1" calcext:value-type="float">
            <text:p>1</text:p>
          </table:table-cell>
          <table:table-cell office:value-type="float" office:value="55638.6567382813" calcext:value-type="float">
            <text:p>55638.6567382813</text:p>
          </table:table-cell>
          <table:table-cell office:value-type="float" office:value="167282.8765625" calcext:value-type="float">
            <text:p>167282.8765625</text:p>
          </table:table-cell>
          <table:table-cell office:value-type="float" office:value="158184.2109375" calcext:value-type="float">
            <text:p>158184.2109375</text:p>
          </table:table-cell>
          <table:table-cell office:value-type="float" office:value="108689.044270833" calcext:value-type="float">
            <text:p>108689.044270833</text:p>
          </table:table-cell>
          <table:table-cell office:value-type="float" office:value="23821.7579218655" calcext:value-type="float">
            <text:p>23821.7579218655</text:p>
          </table:table-cell>
          <table:table-cell office:value-type="float" office:value="142301.928163295" calcext:value-type="float">
            <text:p>142301.928163295</text:p>
          </table:table-cell>
          <table:table-cell office:value-type="float" office:value="116504.830190233" calcext:value-type="float">
            <text:p>116504.830190233</text:p>
          </table:table-cell>
          <table:table-cell office:value-type="float" office:value="60994.0048255218" calcext:value-type="float">
            <text:p>60994.0048255218</text:p>
          </table:table-cell>
          <table:table-cell office:value-type="float" office:value="0.428151204906342" calcext:value-type="float">
            <text:p>0.428151204906342</text:p>
          </table:table-cell>
          <table:table-cell office:value-type="float" office:value="0.850666434529706" calcext:value-type="float">
            <text:p>0.850666434529706</text:p>
          </table:table-cell>
          <table:table-cell office:value-type="float" office:value="0.736513647599539" calcext:value-type="float">
            <text:p>0.736513647599539</text:p>
          </table:table-cell>
          <table:table-cell office:value-type="float" office:value="0.561178959983638" calcext:value-type="float">
            <text:p>0.561178959983638</text:p>
          </table:table-cell>
          <table:table-cell office:value-type="float" office:value="0.656369202212977" calcext:value-type="float">
            <text:p>0.656369202212977</text:p>
          </table:table-cell>
          <table:table-cell office:value-type="float" office:value="0.143229945851897" calcext:value-type="float">
            <text:p>0.143229945851897</text:p>
          </table:table-cell>
          <table:table-cell office:value-type="float" office:value="0.141657334434616" calcext:value-type="float">
            <text:p>0.141657334434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27</text:p>
          </table:table-cell>
          <table:table-cell table:number-columns-repeated="990"/>
        </table:table-row>
        <table:table-row table:style-name="ro2">
          <table:table-cell office:value-type="float" office:value="566.055593181792" calcext:value-type="float">
            <text:p>566.055593181792</text:p>
          </table:table-cell>
          <table:table-cell office:value-type="float" office:value="16.4987334187826" calcext:value-type="float">
            <text:p>16.4987334187826</text:p>
          </table:table-cell>
          <table:table-cell office:value-type="string" calcext:value-type="string">
            <text:p>C15H24N2O17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P-gluc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__Galactose metabolism__Ascorbate and aldarate metabolism__Pyrimidine metabolism__Starch and sucrose metabolism__Nucleotide sugars metabolism__Glycerolipid metabolism__Zeatin biosynthesis__Biosynthesis of ansamycins</text:p>
          </table:table-cell>
          <table:table-cell office:value-type="float" office:value="2674444" calcext:value-type="float">
            <text:p>2674444</text:p>
          </table:table-cell>
          <table:table-cell office:value-type="float" office:value="1.47526877155245" calcext:value-type="float">
            <text:p>1.47526877155245</text:p>
          </table:table-cell>
          <table:table-cell office:value-type="float" office:value="1.48694760029469" calcext:value-type="float">
            <text:p>1.48694760029469</text:p>
          </table:table-cell>
          <table:table-cell office:value-type="float" office:value="1.37910624781889" calcext:value-type="float">
            <text:p>1.37910624781889</text:p>
          </table:table-cell>
          <table:table-cell office:value-type="float" office:value="1" calcext:value-type="float">
            <text:p>1</text:p>
          </table:table-cell>
          <table:table-cell office:value-type="float" office:value="0.537002349636839" calcext:value-type="float">
            <text:p>0.537002349636839</text:p>
          </table:table-cell>
          <table:table-cell office:value-type="float" office:value="0.405523049944908" calcext:value-type="float">
            <text:p>0.405523049944908</text:p>
          </table:table-cell>
          <table:table-cell office:value-type="float" office:value="0.426125754252448" calcext:value-type="float">
            <text:p>0.426125754252448</text:p>
          </table:table-cell>
          <table:table-cell office:value-type="float" office:value="1" calcext:value-type="float">
            <text:p>1</text:p>
          </table:table-cell>
          <table:table-cell office:value-type="float" office:value="1123518.625" calcext:value-type="float">
            <text:p>1123518.625</text:p>
          </table:table-cell>
          <table:table-cell office:value-type="float" office:value="1132412.85625" calcext:value-type="float">
            <text:p>1132412.85625</text:p>
          </table:table-cell>
          <table:table-cell office:value-type="float" office:value="1050284.25" calcext:value-type="float">
            <text:p>1050284.25</text:p>
          </table:table-cell>
          <table:table-cell office:value-type="float" office:value="761568.770833333" calcext:value-type="float">
            <text:p>761568.770833333</text:p>
          </table:table-cell>
          <table:table-cell office:value-type="float" office:value="1038492.06520089" calcext:value-type="float">
            <text:p>1038492.06520089</text:p>
          </table:table-cell>
          <table:table-cell office:value-type="float" office:value="888111.526029698" calcext:value-type="float">
            <text:p>888111.526029698</text:p>
          </table:table-cell>
          <table:table-cell office:value-type="float" office:value="624679.075018408" calcext:value-type="float">
            <text:p>624679.075018408</text:p>
          </table:table-cell>
          <table:table-cell office:value-type="float" office:value="93961.4420730267" calcext:value-type="float">
            <text:p>93961.4420730267</text:p>
          </table:table-cell>
          <table:table-cell office:value-type="float" office:value="0.924321183550378" calcext:value-type="float">
            <text:p>0.924321183550378</text:p>
          </table:table-cell>
          <table:table-cell office:value-type="float" office:value="0.784264785698999" calcext:value-type="float">
            <text:p>0.784264785698999</text:p>
          </table:table-cell>
          <table:table-cell office:value-type="float" office:value="0.594771439273138" calcext:value-type="float">
            <text:p>0.594771439273138</text:p>
          </table:table-cell>
          <table:table-cell office:value-type="float" office:value="0.123378801326387" calcext:value-type="float">
            <text:p>0.123378801326387</text:p>
          </table:table-cell>
          <table:table-cell office:value-type="float" office:value="0.120489613688528" calcext:value-type="float">
            <text:p>0.120489613688528</text:p>
          </table:table-cell>
          <table:table-cell office:value-type="float" office:value="0.172430246453449" calcext:value-type="float">
            <text:p>0.172430246453449</text:p>
          </table:table-cell>
          <table:table-cell office:value-type="float" office:value="0.208886265006214" calcext:value-type="float">
            <text:p>0.208886265006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51</text:p>
          </table:table-cell>
          <table:table-cell table:number-columns-repeated="990"/>
        </table:table-row>
        <table:table-row table:style-name="ro2">
          <table:table-cell office:value-type="float" office:value="290.040503239205" calcext:value-type="float">
            <text:p>290.040503239205</text:p>
          </table:table-cell>
          <table:table-cell office:value-type="float" office:value="16.1670592244466" calcext:value-type="float">
            <text:p>16.1670592244466</text:p>
          </table:table-cell>
          <table:table-cell office:value-type="string" calcext:value-type="string">
            <text:p>C7H15O10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-Sedoheptulose 7-phosph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__Carbon fixation</text:p>
          </table:table-cell>
          <table:table-cell office:value-type="float" office:value="1542879" calcext:value-type="float">
            <text:p>1542879</text:p>
          </table:table-cell>
          <table:table-cell office:value-type="float" office:value="0.536959513845063" calcext:value-type="float">
            <text:p>0.536959513845063</text:p>
          </table:table-cell>
          <table:table-cell office:value-type="float" office:value="1.65336754679068" calcext:value-type="float">
            <text:p>1.65336754679068</text:p>
          </table:table-cell>
          <table:table-cell office:value-type="float" office:value="1.3299032003002" calcext:value-type="float">
            <text:p>1.3299032003002</text:p>
          </table:table-cell>
          <table:table-cell office:value-type="float" office:value="1" calcext:value-type="float">
            <text:p>1</text:p>
          </table:table-cell>
          <table:table-cell office:value-type="float" office:value="0.526407342792655" calcext:value-type="float">
            <text:p>0.526407342792655</text:p>
          </table:table-cell>
          <table:table-cell office:value-type="float" office:value="0.431981703740412" calcext:value-type="float">
            <text:p>0.431981703740412</text:p>
          </table:table-cell>
          <table:table-cell office:value-type="float" office:value="0.655959415975503" calcext:value-type="float">
            <text:p>0.655959415975503</text:p>
          </table:table-cell>
          <table:table-cell office:value-type="float" office:value="1" calcext:value-type="float">
            <text:p>1</text:p>
          </table:table-cell>
          <table:table-cell office:value-type="float" office:value="300068.11328125" calcext:value-type="float">
            <text:p>300068.11328125</text:p>
          </table:table-cell>
          <table:table-cell office:value-type="float" office:value="923948.39375" calcext:value-type="float">
            <text:p>923948.39375</text:p>
          </table:table-cell>
          <table:table-cell office:value-type="float" office:value="743187.3984375" calcext:value-type="float">
            <text:p>743187.3984375</text:p>
          </table:table-cell>
          <table:table-cell office:value-type="float" office:value="558828.190104167" calcext:value-type="float">
            <text:p>558828.190104167</text:p>
          </table:table-cell>
          <table:table-cell office:value-type="float" office:value="164835.957303875" calcext:value-type="float">
            <text:p>164835.957303875</text:p>
          </table:table-cell>
          <table:table-cell office:value-type="float" office:value="560764.194893448" calcext:value-type="float">
            <text:p>560764.194893448</text:p>
          </table:table-cell>
          <table:table-cell office:value-type="float" office:value="316844.383275267" calcext:value-type="float">
            <text:p>316844.383275267</text:p>
          </table:table-cell>
          <table:table-cell office:value-type="float" office:value="584145.725168866" calcext:value-type="float">
            <text:p>584145.725168866</text:p>
          </table:table-cell>
          <table:table-cell office:value-type="float" office:value="0.549328469131196" calcext:value-type="float">
            <text:p>0.549328469131196</text:p>
          </table:table-cell>
          <table:table-cell office:value-type="float" office:value="0.606921553938194" calcext:value-type="float">
            <text:p>0.606921553938194</text:p>
          </table:table-cell>
          <table:table-cell office:value-type="float" office:value="0.426331748817876" calcext:value-type="float">
            <text:p>0.426331748817876</text:p>
          </table:table-cell>
          <table:table-cell office:value-type="float" office:value="1.04530468489784" calcext:value-type="float">
            <text:p>1.04530468489784</text:p>
          </table:table-cell>
          <table:table-cell office:value-type="float" office:value="0.181751630322068" calcext:value-type="float">
            <text:p>0.181751630322068</text:p>
          </table:table-cell>
          <table:table-cell office:value-type="float" office:value="0.203319015392641" calcext:value-type="float">
            <text:p>0.203319015392641</text:p>
          </table:table-cell>
          <table:table-cell office:value-type="float" office:value="0.0769634075250506" calcext:value-type="float">
            <text:p>0.076963407525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95</text:p>
          </table:table-cell>
          <table:table-cell table:number-columns-repeated="990"/>
        </table:table-row>
        <table:table-row table:style-name="ro2">
          <table:table-cell office:value-type="float" office:value="146.021587498749" calcext:value-type="float">
            <text:p>146.021587498749</text:p>
          </table:table-cell>
          <table:table-cell office:value-type="float" office:value="16.0306757185194" calcext:value-type="float">
            <text:p>16.0306757185194</text:p>
          </table:table-cell>
          <table:table-cell office:value-type="string" calcext:value-type="string">
            <text:p>C5H6O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-Oxoglutar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__Ascorbate and aldarate metabolism__Glutamate metabolism__Alanine and aspartate metabolism__Lysine biosynthesis__Histidine metabolism__D-Glutamine and D-glutamate metabolism__Glyoxylate and dicarboxylate metabolism</text:p>
          </table:table-cell>
          <table:table-cell office:value-type="float" office:value="16010702" calcext:value-type="float">
            <text:p>16010702</text:p>
          </table:table-cell>
          <table:table-cell office:value-type="float" office:value="0.111077716129857" calcext:value-type="float">
            <text:p>0.111077716129857</text:p>
          </table:table-cell>
          <table:table-cell office:value-type="float" office:value="1.49530550320811" calcext:value-type="float">
            <text:p>1.49530550320811</text:p>
          </table:table-cell>
          <table:table-cell office:value-type="float" office:value="1.32706453304759" calcext:value-type="float">
            <text:p>1.32706453304759</text:p>
          </table:table-cell>
          <table:table-cell office:value-type="float" office:value="1" calcext:value-type="float">
            <text:p>1</text:p>
          </table:table-cell>
          <table:table-cell office:value-type="float" office:value="0.000000135011308844294" calcext:value-type="float">
            <text:p>1.35011308844294E-07</text:p>
          </table:table-cell>
          <table:table-cell office:value-type="float" office:value="0.122138427882702" calcext:value-type="float">
            <text:p>0.122138427882702</text:p>
          </table:table-cell>
          <table:table-cell office:value-type="float" office:value="0.274097992030808" calcext:value-type="float">
            <text:p>0.274097992030808</text:p>
          </table:table-cell>
          <table:table-cell office:value-type="float" office:value="1" calcext:value-type="float">
            <text:p>1</text:p>
          </table:table-cell>
          <table:table-cell office:value-type="float" office:value="803524.609375" calcext:value-type="float">
            <text:p>803524.609375</text:p>
          </table:table-cell>
          <table:table-cell office:value-type="float" office:value="10816884" calcext:value-type="float">
            <text:p>10816884</text:p>
          </table:table-cell>
          <table:table-cell office:value-type="float" office:value="9599846.375" calcext:value-type="float">
            <text:p>9599846.375</text:p>
          </table:table-cell>
          <table:table-cell office:value-type="float" office:value="7233895.66666667" calcext:value-type="float">
            <text:p>7233895.66666667</text:p>
          </table:table-cell>
          <table:table-cell office:value-type="float" office:value="213554.377382812" calcext:value-type="float">
            <text:p>213554.377382812</text:p>
          </table:table-cell>
          <table:table-cell office:value-type="float" office:value="4096555.49552701" calcext:value-type="float">
            <text:p>4096555.49552701</text:p>
          </table:table-cell>
          <table:table-cell office:value-type="float" office:value="3543300.69488515" calcext:value-type="float">
            <text:p>3543300.69488515</text:p>
          </table:table-cell>
          <table:table-cell office:value-type="float" office:value="170793.836008749" calcext:value-type="float">
            <text:p>170793.836008749</text:p>
          </table:table-cell>
          <table:table-cell office:value-type="float" office:value="0.265772043433641" calcext:value-type="float">
            <text:p>0.265772043433641</text:p>
          </table:table-cell>
          <table:table-cell office:value-type="float" office:value="0.378718630571152" calcext:value-type="float">
            <text:p>0.378718630571152</text:p>
          </table:table-cell>
          <table:table-cell office:value-type="float" office:value="0.36909972894073" calcext:value-type="float">
            <text:p>0.36909972894073</text:p>
          </table:table-cell>
          <table:table-cell office:value-type="float" office:value="0.0236102155572627" calcext:value-type="float">
            <text:p>0.023610215557263</text:p>
          </table:table-cell>
          <table:table-cell office:value-type="float" office:value="552.980479434026" calcext:value-type="float">
            <text:p>552.980479434026</text:p>
          </table:table-cell>
          <table:table-cell office:value-type="float" office:value="0.763657911734766" calcext:value-type="float">
            <text:p>0.763657911734766</text:p>
          </table:table-cell>
          <table:table-cell office:value-type="float" office:value="0.444823257757746" calcext:value-type="float">
            <text:p>0.444823257757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82</text:p>
          </table:table-cell>
          <table:table-cell table:number-columns-repeated="990"/>
        </table:table-row>
        <table:table-row table:style-name="ro2">
          <table:table-cell office:value-type="float" office:value="118.026703805093" calcext:value-type="float">
            <text:p>118.026703805093</text:p>
          </table:table-cell>
          <table:table-cell office:value-type="float" office:value="15.4131472269694" calcext:value-type="float">
            <text:p>15.4131472269694</text:p>
          </table:table-cell>
          <table:table-cell office:value-type="string" calcext:value-type="string">
            <text:p>C4H6O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ccin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__Oxidative phosphorylation__Glutamate metabolism__Alanine and aspartate metabolism__Tyrosine metabolism__Phenylalanine metabolism__gamma-Hexachlorocyclohexane degradation__Glyoxylate and dicarboxylate metabolism</text:p>
          </table:table-cell>
          <table:table-cell office:value-type="float" office:value="699873" calcext:value-type="float">
            <text:p>699873</text:p>
          </table:table-cell>
          <table:table-cell office:value-type="float" office:value="0.48398559621203" calcext:value-type="float">
            <text:p>0.48398559621203</text:p>
          </table:table-cell>
          <table:table-cell office:value-type="float" office:value="1.62984217331274" calcext:value-type="float">
            <text:p>1.62984217331274</text:p>
          </table:table-cell>
          <table:table-cell office:value-type="float" office:value="1.19021800466386" calcext:value-type="float">
            <text:p>1.19021800466386</text:p>
          </table:table-cell>
          <table:table-cell office:value-type="float" office:value="1" calcext:value-type="float">
            <text:p>1</text:p>
          </table:table-cell>
          <table:table-cell office:value-type="float" office:value="0.00148673099249341" calcext:value-type="float">
            <text:p>0.001486730992493</text:p>
          </table:table-cell>
          <table:table-cell office:value-type="float" office:value="0.0877532287605769" calcext:value-type="float">
            <text:p>0.087753228760577</text:p>
          </table:table-cell>
          <table:table-cell office:value-type="float" office:value="0.599015493952992" calcext:value-type="float">
            <text:p>0.599015493952992</text:p>
          </table:table-cell>
          <table:table-cell office:value-type="float" office:value="1" calcext:value-type="float">
            <text:p>1</text:p>
          </table:table-cell>
          <table:table-cell office:value-type="float" office:value="148889.3359375" calcext:value-type="float">
            <text:p>148889.3359375</text:p>
          </table:table-cell>
          <table:table-cell office:value-type="float" office:value="501391.2" calcext:value-type="float">
            <text:p>501391.2</text:p>
          </table:table-cell>
          <table:table-cell office:value-type="float" office:value="366148.84765625" calcext:value-type="float">
            <text:p>366148.84765625</text:p>
          </table:table-cell>
          <table:table-cell office:value-type="float" office:value="307631.75" calcext:value-type="float">
            <text:p>307631.75</text:p>
          </table:table-cell>
          <table:table-cell office:value-type="float" office:value="20964.0207451321" calcext:value-type="float">
            <text:p>20964.0207451321</text:p>
          </table:table-cell>
          <table:table-cell office:value-type="float" office:value="193096.449073787" calcext:value-type="float">
            <text:p>193096.449073787</text:p>
          </table:table-cell>
          <table:table-cell office:value-type="float" office:value="198287.587957031" calcext:value-type="float">
            <text:p>198287.587957031</text:p>
          </table:table-cell>
          <table:table-cell office:value-type="float" office:value="27010.508288894" calcext:value-type="float">
            <text:p>27010.508288894</text:p>
          </table:table-cell>
          <table:table-cell office:value-type="float" office:value="0.140802701638298" calcext:value-type="float">
            <text:p>0.140802701638298</text:p>
          </table:table-cell>
          <table:table-cell office:value-type="float" office:value="0.385121336540783" calcext:value-type="float">
            <text:p>0.385121336540783</text:p>
          </table:table-cell>
          <table:table-cell office:value-type="float" office:value="0.541549124696927" calcext:value-type="float">
            <text:p>0.541549124696927</text:p>
          </table:table-cell>
          <table:table-cell office:value-type="float" office:value="0.0878014323583117" calcext:value-type="float">
            <text:p>0.087801432358312</text:p>
          </table:table-cell>
          <table:table-cell office:value-type="float" office:value="21.5550981861737" calcext:value-type="float">
            <text:p>21.5550981861737</text:p>
          </table:table-cell>
          <table:table-cell office:value-type="float" office:value="0.987555656820688" calcext:value-type="float">
            <text:p>0.987555656820688</text:p>
          </table:table-cell>
          <table:table-cell office:value-type="float" office:value="0.0855046561521503" calcext:value-type="float">
            <text:p>0.08550465615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70</text:p>
          </table:table-cell>
          <table:table-cell table:number-columns-repeated="990"/>
        </table:table-row>
        <table:table-row table:style-name="ro2">
          <table:table-cell office:value-type="float" office:value="180.063512142976" calcext:value-type="float">
            <text:p>180.063512142976</text:p>
          </table:table-cell>
          <table:table-cell office:value-type="float" office:value="16.9366090562608" calcext:value-type="float">
            <text:p>16.9366090562608</text:p>
          </table:table-cell>
          <table:table-cell office:value-type="string" calcext:value-type="string">
            <text:p>C6H12O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-Fruct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__Galactose metabolism__Starch and sucrose metabolism</text:p>
          </table:table-cell>
          <table:table-cell office:value-type="float" office:value="4831209" calcext:value-type="float">
            <text:p>4831209</text:p>
          </table:table-cell>
          <table:table-cell office:value-type="float" office:value="1.05815128883433" calcext:value-type="float">
            <text:p>1.05815128883433</text:p>
          </table:table-cell>
          <table:table-cell office:value-type="float" office:value="1.56458844790484" calcext:value-type="float">
            <text:p>1.56458844790484</text:p>
          </table:table-cell>
          <table:table-cell office:value-type="float" office:value="1.18422662933822" calcext:value-type="float">
            <text:p>1.18422662933822</text:p>
          </table:table-cell>
          <table:table-cell office:value-type="float" office:value="1" calcext:value-type="float">
            <text:p>1</text:p>
          </table:table-cell>
          <table:table-cell office:value-type="float" office:value="0.899487120023679" calcext:value-type="float">
            <text:p>0.899487120023679</text:p>
          </table:table-cell>
          <table:table-cell office:value-type="float" office:value="0.29080684550985" calcext:value-type="float">
            <text:p>0.29080684550985</text:p>
          </table:table-cell>
          <table:table-cell office:value-type="float" office:value="0.70728712784712" calcext:value-type="float">
            <text:p>0.70728712784712</text:p>
          </table:table-cell>
          <table:table-cell office:value-type="float" office:value="1" calcext:value-type="float">
            <text:p>1</text:p>
          </table:table-cell>
          <table:table-cell office:value-type="float" office:value="2383333.25" calcext:value-type="float">
            <text:p>2383333.25</text:p>
          </table:table-cell>
          <table:table-cell office:value-type="float" office:value="3524009.95" calcext:value-type="float">
            <text:p>3524009.95</text:p>
          </table:table-cell>
          <table:table-cell office:value-type="float" office:value="2667299.78125" calcext:value-type="float">
            <text:p>2667299.78125</text:p>
          </table:table-cell>
          <table:table-cell office:value-type="float" office:value="2252355.85416667" calcext:value-type="float">
            <text:p>2252355.85416667</text:p>
          </table:table-cell>
          <table:table-cell office:value-type="float" office:value="877385.410737398" calcext:value-type="float">
            <text:p>877385.410737398</text:p>
          </table:table-cell>
          <table:table-cell office:value-type="float" office:value="1379758.68498418" calcext:value-type="float">
            <text:p>1379758.68498418</text:p>
          </table:table-cell>
          <table:table-cell office:value-type="float" office:value="1141376.60785746" calcext:value-type="float">
            <text:p>1141376.60785746</text:p>
          </table:table-cell>
          <table:table-cell office:value-type="float" office:value="1470360.89788703" calcext:value-type="float">
            <text:p>1470360.89788703</text:p>
          </table:table-cell>
          <table:table-cell office:value-type="float" office:value="0.368133751642746" calcext:value-type="float">
            <text:p>0.368133751642746</text:p>
          </table:table-cell>
          <table:table-cell office:value-type="float" office:value="0.39153087095687" calcext:value-type="float">
            <text:p>0.39153087095687</text:p>
          </table:table-cell>
          <table:table-cell office:value-type="float" office:value="0.427914633323507" calcext:value-type="float">
            <text:p>0.427914633323507</text:p>
          </table:table-cell>
          <table:table-cell office:value-type="float" office:value="0.652810209881793" calcext:value-type="float">
            <text:p>0.652810209881793</text:p>
          </table:table-cell>
          <table:table-cell office:value-type="float" office:value="0.00585144799895249" calcext:value-type="float">
            <text:p>0.005851447998953</text:p>
          </table:table-cell>
          <table:table-cell office:value-type="float" office:value="0.397743574067549" calcext:value-type="float">
            <text:p>0.397743574067549</text:p>
          </table:table-cell>
          <table:table-cell office:value-type="float" office:value="0.0496950317780099" calcext:value-type="float">
            <text:p>0.04969503177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78</text:p>
          </table:table-cell>
          <table:table-cell table:number-columns-repeated="990"/>
        </table:table-row>
        <table:table-row table:style-name="ro2">
          <table:table-cell office:value-type="float" office:value="254.100167438602" calcext:value-type="float">
            <text:p>254.100167438602</text:p>
          </table:table-cell>
          <table:table-cell office:value-type="float" office:value="13.3076557413737" calcext:value-type="float">
            <text:p>13.3076557413737</text:p>
          </table:table-cell>
          <table:table-cell office:value-type="string" calcext:value-type="string">
            <text:p>C9H18O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beta-D-Galactosyl-sn-glycer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__Glycerolipid metabolism</text:p>
          </table:table-cell>
          <table:table-cell office:value-type="float" office:value="430572" calcext:value-type="float">
            <text:p>430572</text:p>
          </table:table-cell>
          <table:table-cell office:value-type="float" office:value="0.868202628224497" calcext:value-type="float">
            <text:p>0.868202628224497</text:p>
          </table:table-cell>
          <table:table-cell office:value-type="float" office:value="1.05536543931579" calcext:value-type="float">
            <text:p>1.05536543931579</text:p>
          </table:table-cell>
          <table:table-cell office:value-type="float" office:value="0.992639542246361" calcext:value-type="float">
            <text:p>0.992639542246361</text:p>
          </table:table-cell>
          <table:table-cell office:value-type="float" office:value="1" calcext:value-type="float">
            <text:p>1</text:p>
          </table:table-cell>
          <table:table-cell office:value-type="float" office:value="0.644161860127832" calcext:value-type="float">
            <text:p>0.644161860127832</text:p>
          </table:table-cell>
          <table:table-cell office:value-type="float" office:value="0.861995284558403" calcext:value-type="float">
            <text:p>0.861995284558403</text:p>
          </table:table-cell>
          <table:table-cell office:value-type="float" office:value="0.977430265144672" calcext:value-type="float">
            <text:p>0.977430265144672</text:p>
          </table:table-cell>
          <table:table-cell office:value-type="float" office:value="1" calcext:value-type="float">
            <text:p>1</text:p>
          </table:table-cell>
          <table:table-cell office:value-type="float" office:value="213665.765625" calcext:value-type="float">
            <text:p>213665.765625</text:p>
          </table:table-cell>
          <table:table-cell office:value-type="float" office:value="259726.7703125" calcext:value-type="float">
            <text:p>259726.7703125</text:p>
          </table:table-cell>
          <table:table-cell office:value-type="float" office:value="244289.84765625" calcext:value-type="float">
            <text:p>244289.84765625</text:p>
          </table:table-cell>
          <table:table-cell office:value-type="float" office:value="246101.265625" calcext:value-type="float">
            <text:p>246101.265625</text:p>
          </table:table-cell>
          <table:table-cell office:value-type="float" office:value="100752.578432423" calcext:value-type="float">
            <text:p>100752.578432423</text:p>
          </table:table-cell>
          <table:table-cell office:value-type="float" office:value="138116.334490041" calcext:value-type="float">
            <text:p>138116.334490041</text:p>
          </table:table-cell>
          <table:table-cell office:value-type="float" office:value="86590.3551989098" calcext:value-type="float">
            <text:p>86590.3551989098</text:p>
          </table:table-cell>
          <table:table-cell office:value-type="float" office:value="73971.9581323678" calcext:value-type="float">
            <text:p>73971.9581323678</text:p>
          </table:table-cell>
          <table:table-cell office:value-type="float" office:value="0.471542917217968" calcext:value-type="float">
            <text:p>0.471542917217968</text:p>
          </table:table-cell>
          <table:table-cell office:value-type="float" office:value="0.531775505173614" calcext:value-type="float">
            <text:p>0.531775505173614</text:p>
          </table:table-cell>
          <table:table-cell office:value-type="float" office:value="0.354457444833134" calcext:value-type="float">
            <text:p>0.354457444833134</text:p>
          </table:table-cell>
          <table:table-cell office:value-type="float" office:value="0.300575285318051" calcext:value-type="float">
            <text:p>0.300575285318051</text:p>
          </table:table-cell>
          <table:table-cell office:value-type="float" office:value="0.0673408561485174" calcext:value-type="float">
            <text:p>0.067340856148518</text:p>
          </table:table-cell>
          <table:table-cell office:value-type="float" office:value="0.0075629210689769" calcext:value-type="float">
            <text:p>0.007562921068977</text:p>
          </table:table-cell>
          <table:table-cell office:value-type="float" office:value="0.000252991579326133" calcext:value-type="float">
            <text:p>0.000252991579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417</text:p>
          </table:table-cell>
          <table:table-cell table:number-columns-repeated="990"/>
        </table:table-row>
        <table:table-row table:style-name="ro2">
          <table:table-cell office:value-type="float" office:value="607.082263289222" calcext:value-type="float">
            <text:p>607.082263289222</text:p>
          </table:table-cell>
          <table:table-cell office:value-type="float" office:value="15.1016032409668" calcext:value-type="float">
            <text:p>15.1016032409668</text:p>
          </table:table-cell>
          <table:table-cell office:value-type="string" calcext:value-type="string">
            <text:p>C17H27N3O17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P-N-acetyl-D-galactosam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sugars metabolism</text:p>
          </table:table-cell>
          <table:table-cell office:value-type="float" office:value="1371361" calcext:value-type="float">
            <text:p>1371361</text:p>
          </table:table-cell>
          <table:table-cell office:value-type="float" office:value="0.872457035543046" calcext:value-type="float">
            <text:p>0.872457035543046</text:p>
          </table:table-cell>
          <table:table-cell office:value-type="float" office:value="1.02933589552571" calcext:value-type="float">
            <text:p>1.02933589552571</text:p>
          </table:table-cell>
          <table:table-cell office:value-type="float" office:value="0.937508081624716" calcext:value-type="float">
            <text:p>0.937508081624716</text:p>
          </table:table-cell>
          <table:table-cell office:value-type="float" office:value="1" calcext:value-type="float">
            <text:p>1</text:p>
          </table:table-cell>
          <table:table-cell office:value-type="float" office:value="0.584870959593242" calcext:value-type="float">
            <text:p>0.584870959593242</text:p>
          </table:table-cell>
          <table:table-cell office:value-type="float" office:value="0.928220010143778" calcext:value-type="float">
            <text:p>0.928220010143778</text:p>
          </table:table-cell>
          <table:table-cell office:value-type="float" office:value="0.802989779356981" calcext:value-type="float">
            <text:p>0.802989779356981</text:p>
          </table:table-cell>
          <table:table-cell office:value-type="float" office:value="1" calcext:value-type="float">
            <text:p>1</text:p>
          </table:table-cell>
          <table:table-cell office:value-type="float" office:value="616317.109375" calcext:value-type="float">
            <text:p>616317.109375</text:p>
          </table:table-cell>
          <table:table-cell office:value-type="float" office:value="727138.75625" calcext:value-type="float">
            <text:p>727138.75625</text:p>
          </table:table-cell>
          <table:table-cell office:value-type="float" office:value="662270.171875" calcext:value-type="float">
            <text:p>662270.171875</text:p>
          </table:table-cell>
          <table:table-cell office:value-type="float" office:value="706415.427083333" calcext:value-type="float">
            <text:p>706415.427083333</text:p>
          </table:table-cell>
          <table:table-cell office:value-type="float" office:value="94351.519196933" calcext:value-type="float">
            <text:p>94351.519196933</text:p>
          </table:table-cell>
          <table:table-cell office:value-type="float" office:value="387558.442029645" calcext:value-type="float">
            <text:p>387558.442029645</text:p>
          </table:table-cell>
          <table:table-cell office:value-type="float" office:value="185430.745320442" calcext:value-type="float">
            <text:p>185430.745320442</text:p>
          </table:table-cell>
          <table:table-cell office:value-type="float" office:value="236142.476012204" calcext:value-type="float">
            <text:p>236142.476012204</text:p>
          </table:table-cell>
          <table:table-cell office:value-type="float" office:value="0.153089242147786" calcext:value-type="float">
            <text:p>0.153089242147786</text:p>
          </table:table-cell>
          <table:table-cell office:value-type="float" office:value="0.532991040153548" calcext:value-type="float">
            <text:p>0.532991040153548</text:p>
          </table:table-cell>
          <table:table-cell office:value-type="float" office:value="0.279992596972103" calcext:value-type="float">
            <text:p>0.279992596972103</text:p>
          </table:table-cell>
          <table:table-cell office:value-type="float" office:value="0.334282727922853" calcext:value-type="float">
            <text:p>0.334282727922853</text:p>
          </table:table-cell>
          <table:table-cell office:value-type="float" office:value="0.125533856485183" calcext:value-type="float">
            <text:p>0.125533856485183</text:p>
          </table:table-cell>
          <table:table-cell office:value-type="float" office:value="0.00208509580542531" calcext:value-type="float">
            <text:p>0.002085095805425</text:p>
          </table:table-cell>
          <table:table-cell office:value-type="float" office:value="0.0216178642480772" calcext:value-type="float">
            <text:p>0.021617864248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86</text:p>
          </table:table-cell>
          <table:table-cell table:number-columns-repeated="990"/>
        </table:table-row>
        <table:table-row table:style-name="ro2">
          <table:table-cell office:value-type="float" office:value="88.0523927928005" calcext:value-type="float">
            <text:p>88.0523927928005</text:p>
          </table:table-cell>
          <table:table-cell office:value-type="float" office:value="7.39168612162272" calcext:value-type="float">
            <text:p>7.39168612162272</text:p>
          </table:table-cell>
          <table:table-cell office:value-type="string" calcext:value-type="string">
            <text:p>C4H8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tanoic ac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office:value-type="float" office:value="172957" calcext:value-type="float">
            <text:p>172957</text:p>
          </table:table-cell>
          <table:table-cell office:value-type="float" office:value="0.782009269811521" calcext:value-type="float">
            <text:p>0.782009269811521</text:p>
          </table:table-cell>
          <table:table-cell office:value-type="float" office:value="0.893013806364904" calcext:value-type="float">
            <text:p>0.893013806364904</text:p>
          </table:table-cell>
          <table:table-cell office:value-type="float" office:value="0.862864498796726" calcext:value-type="float">
            <text:p>0.862864498796726</text:p>
          </table:table-cell>
          <table:table-cell office:value-type="float" office:value="1" calcext:value-type="float">
            <text:p>1</text:p>
          </table:table-cell>
          <table:table-cell office:value-type="float" office:value="0.466689589427635" calcext:value-type="float">
            <text:p>0.466689589427635</text:p>
          </table:table-cell>
          <table:table-cell office:value-type="float" office:value="0.70958686545886" calcext:value-type="float">
            <text:p>0.70958686545886</text:p>
          </table:table-cell>
          <table:table-cell office:value-type="float" office:value="0.630338389058778" calcext:value-type="float">
            <text:p>0.630338389058778</text:p>
          </table:table-cell>
          <table:table-cell office:value-type="float" office:value="1" calcext:value-type="float">
            <text:p>1</text:p>
          </table:table-cell>
          <table:table-cell office:value-type="float" office:value="91727.49609375" calcext:value-type="float">
            <text:p>91727.49609375</text:p>
          </table:table-cell>
          <table:table-cell office:value-type="float" office:value="104748.0171875" calcext:value-type="float">
            <text:p>104748.0171875</text:p>
          </table:table-cell>
          <table:table-cell office:value-type="float" office:value="101211.587890625" calcext:value-type="float">
            <text:p>101211.587890625</text:p>
          </table:table-cell>
          <table:table-cell office:value-type="float" office:value="117297.197916667" calcext:value-type="float">
            <text:p>117297.197916667</text:p>
          </table:table-cell>
          <table:table-cell office:value-type="float" office:value="25971.1147958778" calcext:value-type="float">
            <text:p>25971.1147958778</text:p>
          </table:table-cell>
          <table:table-cell office:value-type="float" office:value="28743.70244909" calcext:value-type="float">
            <text:p>28743.70244909</text:p>
          </table:table-cell>
          <table:table-cell office:value-type="float" office:value="21019.0547103702" calcext:value-type="float">
            <text:p>21019.0547103702</text:p>
          </table:table-cell>
          <table:table-cell office:value-type="float" office:value="47955.1001845551" calcext:value-type="float">
            <text:p>47955.1001845551</text:p>
          </table:table-cell>
          <table:table-cell office:value-type="float" office:value="0.283133366786051" calcext:value-type="float">
            <text:p>0.283133366786051</text:p>
          </table:table-cell>
          <table:table-cell office:value-type="float" office:value="0.27440808161207" calcext:value-type="float">
            <text:p>0.27440808161207</text:p>
          </table:table-cell>
          <table:table-cell office:value-type="float" office:value="0.207674389350403" calcext:value-type="float">
            <text:p>0.207674389350403</text:p>
          </table:table-cell>
          <table:table-cell office:value-type="float" office:value="0.408834149803174" calcext:value-type="float">
            <text:p>0.408834149803174</text:p>
          </table:table-cell>
          <table:table-cell office:value-type="float" office:value="0.219827769963892" calcext:value-type="float">
            <text:p>0.219827769963892</text:p>
          </table:table-cell>
          <table:table-cell office:value-type="float" office:value="0.0503798383755033" calcext:value-type="float">
            <text:p>0.050379838375503</text:p>
          </table:table-cell>
          <table:table-cell office:value-type="float" office:value="0.094381753476706" calcext:value-type="float">
            <text:p>0.094381753476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97</text:p>
          </table:table-cell>
          <table:table-cell table:number-columns-repeated="990"/>
        </table:table-row>
        <table:table-row table:style-name="ro2">
          <table:table-cell office:value-type="float" office:value="536.159393426205" calcext:value-type="float">
            <text:p>536.159393426205</text:p>
          </table:table-cell>
          <table:table-cell office:value-type="float" office:value="3.56598680284287" calcext:value-type="float">
            <text:p>3.56598680284287</text:p>
          </table:table-cell>
          <table:table-cell office:value-type="string" calcext:value-type="string">
            <text:p>C18H32O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4-beta-D-Glu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Starch and sucrose metabolism</text:p>
          </table:table-cell>
          <table:table-cell office:value-type="float" office:value="21499446" calcext:value-type="float">
            <text:p>21499446</text:p>
          </table:table-cell>
          <table:table-cell office:value-type="float" office:value="0.804295372537106" calcext:value-type="float">
            <text:p>0.804295372537106</text:p>
          </table:table-cell>
          <table:table-cell office:value-type="float" office:value="0.797223727151915" calcext:value-type="float">
            <text:p>0.797223727151915</text:p>
          </table:table-cell>
          <table:table-cell office:value-type="float" office:value="0.846184514354034" calcext:value-type="float">
            <text:p>0.846184514354034</text:p>
          </table:table-cell>
          <table:table-cell office:value-type="float" office:value="1" calcext:value-type="float">
            <text:p>1</text:p>
          </table:table-cell>
          <table:table-cell office:value-type="float" office:value="0.77497224174713" calcext:value-type="float">
            <text:p>0.77497224174713</text:p>
          </table:table-cell>
          <table:table-cell office:value-type="float" office:value="0.771076187033181" calcext:value-type="float">
            <text:p>0.771076187033181</text:p>
          </table:table-cell>
          <table:table-cell office:value-type="float" office:value="0.830207652172008" calcext:value-type="float">
            <text:p>0.830207652172008</text:p>
          </table:table-cell>
          <table:table-cell office:value-type="float" office:value="1" calcext:value-type="float">
            <text:p>1</text:p>
          </table:table-cell>
          <table:table-cell office:value-type="float" office:value="8185553.125" calcext:value-type="float">
            <text:p>8185553.125</text:p>
          </table:table-cell>
          <table:table-cell office:value-type="float" office:value="8113582.8875" calcext:value-type="float">
            <text:p>8113582.8875</text:p>
          </table:table-cell>
          <table:table-cell office:value-type="float" office:value="8611871.375" calcext:value-type="float">
            <text:p>8611871.375</text:p>
          </table:table-cell>
          <table:table-cell office:value-type="float" office:value="10177297.3020833" calcext:value-type="float">
            <text:p>10177297.3020833</text:p>
          </table:table-cell>
          <table:table-cell office:value-type="float" office:value="3196546.79487413" calcext:value-type="float">
            <text:p>3196546.79487413</text:p>
          </table:table-cell>
          <table:table-cell office:value-type="float" office:value="4951903.35247883" calcext:value-type="float">
            <text:p>4951903.35247883</text:p>
          </table:table-cell>
          <table:table-cell office:value-type="float" office:value="5996299.09360709" calcext:value-type="float">
            <text:p>5996299.09360709</text:p>
          </table:table-cell>
          <table:table-cell office:value-type="float" office:value="10372045.8214217" calcext:value-type="float">
            <text:p>10372045.8214217</text:p>
          </table:table-cell>
          <table:table-cell office:value-type="float" office:value="0.390510787244341" calcext:value-type="float">
            <text:p>0.390510787244341</text:p>
          </table:table-cell>
          <table:table-cell office:value-type="float" office:value="0.610322643046867" calcext:value-type="float">
            <text:p>0.610322643046867</text:p>
          </table:table-cell>
          <table:table-cell office:value-type="float" office:value="0.696282936948427" calcext:value-type="float">
            <text:p>0.696282936948427</text:p>
          </table:table-cell>
          <table:table-cell office:value-type="float" office:value="1.01913558320621" calcext:value-type="float">
            <text:p>1.01913558320621</text:p>
          </table:table-cell>
          <table:table-cell office:value-type="float" office:value="0.0336768897736812" calcext:value-type="float">
            <text:p>0.033676889773681</text:p>
          </table:table-cell>
          <table:table-cell office:value-type="float" office:value="0.032239933526097" calcext:value-type="float">
            <text:p>0.032239933526097</text:p>
          </table:table-cell>
          <table:table-cell office:value-type="float" office:value="0.0170729048869233" calcext:value-type="float">
            <text:p>0.017072904886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66</text:p>
          </table:table-cell>
          <table:table-cell table:number-columns-repeated="990"/>
        </table:table-row>
        <table:table-row table:style-name="ro2">
          <table:table-cell office:value-type="float" office:value="106.026574124032" calcext:value-type="float">
            <text:p>106.026574124032</text:p>
          </table:table-cell>
          <table:table-cell office:value-type="float" office:value="11.8876998901367" calcext:value-type="float">
            <text:p>11.8876998901367</text:p>
          </table:table-cell>
          <table:table-cell office:value-type="string" calcext:value-type="string">
            <text:p>C3H6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-Glycer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ine, serine and threonine metabolism__Glycerolipid metabolism__Glyoxylate and dicarboxylate metabolism</text:p>
          </table:table-cell>
          <table:table-cell office:value-type="float" office:value="248050" calcext:value-type="float">
            <text:p>248050</text:p>
          </table:table-cell>
          <table:table-cell office:value-type="float" office:value="0.510064587929608" calcext:value-type="float">
            <text:p>0.510064587929608</text:p>
          </table:table-cell>
          <table:table-cell office:value-type="float" office:value="0.910596340432004" calcext:value-type="float">
            <text:p>0.910596340432004</text:p>
          </table:table-cell>
          <table:table-cell office:value-type="float" office:value="0.833383910819764" calcext:value-type="float">
            <text:p>0.833383910819764</text:p>
          </table:table-cell>
          <table:table-cell office:value-type="float" office:value="1" calcext:value-type="float">
            <text:p>1</text:p>
          </table:table-cell>
          <table:table-cell office:value-type="float" office:value="0.140348510257348" calcext:value-type="float">
            <text:p>0.140348510257348</text:p>
          </table:table-cell>
          <table:table-cell office:value-type="float" office:value="0.739020455794196" calcext:value-type="float">
            <text:p>0.739020455794196</text:p>
          </table:table-cell>
          <table:table-cell office:value-type="float" office:value="0.522639728158779" calcext:value-type="float">
            <text:p>0.522639728158779</text:p>
          </table:table-cell>
          <table:table-cell office:value-type="float" office:value="1" calcext:value-type="float">
            <text:p>1</text:p>
          </table:table-cell>
          <table:table-cell office:value-type="float" office:value="88887.7509765625" calcext:value-type="float">
            <text:p>88887.7509765625</text:p>
          </table:table-cell>
          <table:table-cell office:value-type="float" office:value="158687.4734375" calcext:value-type="float">
            <text:p>158687.4734375</text:p>
          </table:table-cell>
          <table:table-cell office:value-type="float" office:value="145231.845703125" calcext:value-type="float">
            <text:p>145231.845703125</text:p>
          </table:table-cell>
          <table:table-cell office:value-type="float" office:value="174267.638020833" calcext:value-type="float">
            <text:p>174267.638020833</text:p>
          </table:table-cell>
          <table:table-cell office:value-type="float" office:value="22968.9823359065" calcext:value-type="float">
            <text:p>22968.9823359065</text:p>
          </table:table-cell>
          <table:table-cell office:value-type="float" office:value="47356.9811167483" calcext:value-type="float">
            <text:p>47356.9811167483</text:p>
          </table:table-cell>
          <table:table-cell office:value-type="float" office:value="19105.6562972359" calcext:value-type="float">
            <text:p>19105.6562972359</text:p>
          </table:table-cell>
          <table:table-cell office:value-type="float" office:value="64829.7961014423" calcext:value-type="float">
            <text:p>64829.7961014423</text:p>
          </table:table-cell>
          <table:table-cell office:value-type="float" office:value="0.258404359245886" calcext:value-type="float">
            <text:p>0.258404359245886</text:p>
          </table:table-cell>
          <table:table-cell office:value-type="float" office:value="0.298429233832374" calcext:value-type="float">
            <text:p>0.298429233832374</text:p>
          </table:table-cell>
          <table:table-cell office:value-type="float" office:value="0.131552802381171" calcext:value-type="float">
            <text:p>0.131552802381171</text:p>
          </table:table-cell>
          <table:table-cell office:value-type="float" office:value="0.372012823710229" calcext:value-type="float">
            <text:p>0.372012823710229</text:p>
          </table:table-cell>
          <table:table-cell office:value-type="float" office:value="1.54101282163481" calcext:value-type="float">
            <text:p>1.54101282163481</text:p>
          </table:table-cell>
          <table:table-cell office:value-type="float" office:value="0.0376601171421502" calcext:value-type="float">
            <text:p>0.03766011714215</text:p>
          </table:table-cell>
          <table:table-cell office:value-type="float" office:value="0.184564452683847" calcext:value-type="float">
            <text:p>0.184564452683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70</text:p>
          </table:table-cell>
          <table:table-cell table:number-columns-repeated="990"/>
        </table:table-row>
        <table:table-row table:style-name="ro2">
          <table:table-cell office:value-type="float" office:value="166.047680462788" calcext:value-type="float">
            <text:p>166.047680462788</text:p>
          </table:table-cell>
          <table:table-cell office:value-type="float" office:value="13.058851369222" calcext:value-type="float">
            <text:p>13.058851369222</text:p>
          </table:table-cell>
          <table:table-cell office:value-type="string" calcext:value-type="string">
            <text:p>C5H10O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-Xylon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</text:p>
          </table:table-cell>
          <table:table-cell office:value-type="float" office:value="1753554" calcext:value-type="float">
            <text:p>1753554</text:p>
          </table:table-cell>
          <table:table-cell office:value-type="float" office:value="0.762465787528944" calcext:value-type="float">
            <text:p>0.762465787528944</text:p>
          </table:table-cell>
          <table:table-cell office:value-type="float" office:value="0.938254777396417" calcext:value-type="float">
            <text:p>0.938254777396417</text:p>
          </table:table-cell>
          <table:table-cell office:value-type="float" office:value="0.756975934836517" calcext:value-type="float">
            <text:p>0.756975934836517</text:p>
          </table:table-cell>
          <table:table-cell office:value-type="float" office:value="1" calcext:value-type="float">
            <text:p>1</text:p>
          </table:table-cell>
          <table:table-cell office:value-type="float" office:value="0.164369706834545" calcext:value-type="float">
            <text:p>0.164369706834545</text:p>
          </table:table-cell>
          <table:table-cell office:value-type="float" office:value="0.842324002092504" calcext:value-type="float">
            <text:p>0.842324002092504</text:p>
          </table:table-cell>
          <table:table-cell office:value-type="float" office:value="0.134242566890001" calcext:value-type="float">
            <text:p>0.134242566890001</text:p>
          </table:table-cell>
          <table:table-cell office:value-type="float" office:value="1" calcext:value-type="float">
            <text:p>1</text:p>
          </table:table-cell>
          <table:table-cell office:value-type="float" office:value="604542.046875" calcext:value-type="float">
            <text:p>604542.046875</text:p>
          </table:table-cell>
          <table:table-cell office:value-type="float" office:value="743921.2" calcext:value-type="float">
            <text:p>743921.2</text:p>
          </table:table-cell>
          <table:table-cell office:value-type="float" office:value="600189.265625" calcext:value-type="float">
            <text:p>600189.265625</text:p>
          </table:table-cell>
          <table:table-cell office:value-type="float" office:value="792877.604166667" calcext:value-type="float">
            <text:p>792877.604166667</text:p>
          </table:table-cell>
          <table:table-cell office:value-type="float" office:value="170686.378540533" calcext:value-type="float">
            <text:p>170686.378540533</text:p>
          </table:table-cell>
          <table:table-cell office:value-type="float" office:value="492237.3769129" calcext:value-type="float">
            <text:p>492237.3769129</text:p>
          </table:table-cell>
          <table:table-cell office:value-type="float" office:value="145355.15298362" calcext:value-type="float">
            <text:p>145355.15298362</text:p>
          </table:table-cell>
          <table:table-cell office:value-type="float" office:value="134605.727419389" calcext:value-type="float">
            <text:p>134605.727419389</text:p>
          </table:table-cell>
          <table:table-cell office:value-type="float" office:value="0.282339961997425" calcext:value-type="float">
            <text:p>0.282339961997425</text:p>
          </table:table-cell>
          <table:table-cell office:value-type="float" office:value="0.661679458675058" calcext:value-type="float">
            <text:p>0.661679458675058</text:p>
          </table:table-cell>
          <table:table-cell office:value-type="float" office:value="0.242182193698943" calcext:value-type="float">
            <text:p>0.242182193698943</text:p>
          </table:table-cell>
          <table:table-cell office:value-type="float" office:value="0.169768608309807" calcext:value-type="float">
            <text:p>0.169768608309807</text:p>
          </table:table-cell>
          <table:table-cell office:value-type="float" office:value="0.750653422741515" calcext:value-type="float">
            <text:p>0.750653422741515</text:p>
          </table:table-cell>
          <table:table-cell office:value-type="float" office:value="0.00920345296215089" calcext:value-type="float">
            <text:p>0.009203452962151</text:p>
          </table:table-cell>
          <table:table-cell office:value-type="float" office:value="0.946033171195452" calcext:value-type="float">
            <text:p>0.946033171195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40</text:p>
          </table:table-cell>
          <table:table-cell table:number-columns-repeated="990"/>
        </table:table-row>
        <table:table-row table:style-name="ro2">
          <table:table-cell office:value-type="float" office:value="196.058233764843" calcext:value-type="float">
            <text:p>196.058233764843</text:p>
          </table:table-cell>
          <table:table-cell office:value-type="float" office:value="13.5205008443197" calcext:value-type="float">
            <text:p>13.5205008443197</text:p>
          </table:table-cell>
          <table:table-cell office:value-type="string" calcext:value-type="string">
            <text:p>C6H12O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-Gluconic ac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office:value-type="float" office:value="36471128" calcext:value-type="float">
            <text:p>36471128</text:p>
          </table:table-cell>
          <table:table-cell office:value-type="float" office:value="0.786975482163611" calcext:value-type="float">
            <text:p>0.786975482163611</text:p>
          </table:table-cell>
          <table:table-cell office:value-type="float" office:value="1.41736307589642" calcext:value-type="float">
            <text:p>1.41736307589642</text:p>
          </table:table-cell>
          <table:table-cell office:value-type="float" office:value="0.741444490217791" calcext:value-type="float">
            <text:p>0.741444490217791</text:p>
          </table:table-cell>
          <table:table-cell office:value-type="float" office:value="1" calcext:value-type="float">
            <text:p>1</text:p>
          </table:table-cell>
          <table:table-cell office:value-type="float" office:value="0.138478574421867" calcext:value-type="float">
            <text:p>0.138478574421867</text:p>
          </table:table-cell>
          <table:table-cell office:value-type="float" office:value="0.634457546545223" calcext:value-type="float">
            <text:p>0.634457546545223</text:p>
          </table:table-cell>
          <table:table-cell office:value-type="float" office:value="0.0809225662563677" calcext:value-type="float">
            <text:p>0.080922566256368</text:p>
          </table:table-cell>
          <table:table-cell office:value-type="float" office:value="1" calcext:value-type="float">
            <text:p>1</text:p>
          </table:table-cell>
          <table:table-cell office:value-type="float" office:value="5407478" calcext:value-type="float">
            <text:p>5407478</text:p>
          </table:table-cell>
          <table:table-cell office:value-type="float" office:value="9739006.9" calcext:value-type="float">
            <text:p>9739006.9</text:p>
          </table:table-cell>
          <table:table-cell office:value-type="float" office:value="5094624.75" calcext:value-type="float">
            <text:p>5094624.75</text:p>
          </table:table-cell>
          <table:table-cell office:value-type="float" office:value="6871215.33333333" calcext:value-type="float">
            <text:p>6871215.33333333</text:p>
          </table:table-cell>
          <table:table-cell office:value-type="float" office:value="197177.803506125" calcext:value-type="float">
            <text:p>197177.803506125</text:p>
          </table:table-cell>
          <table:table-cell office:value-type="float" office:value="12426759.7509938" calcext:value-type="float">
            <text:p>12426759.7509938</text:p>
          </table:table-cell>
          <table:table-cell office:value-type="float" office:value="711880.080860826" calcext:value-type="float">
            <text:p>711880.080860826</text:p>
          </table:table-cell>
          <table:table-cell office:value-type="float" office:value="1072037.63104593" calcext:value-type="float">
            <text:p>1072037.63104593</text:p>
          </table:table-cell>
          <table:table-cell office:value-type="float" office:value="0.0364639122907435" calcext:value-type="float">
            <text:p>0.036463912290744</text:p>
          </table:table-cell>
          <table:table-cell office:value-type="float" office:value="1.27597812370313" calcext:value-type="float">
            <text:p>1.27597812370313</text:p>
          </table:table-cell>
          <table:table-cell office:value-type="float" office:value="0.13973160257992" calcext:value-type="float">
            <text:p>0.13973160257992</text:p>
          </table:table-cell>
          <table:table-cell office:value-type="float" office:value="0.156018634119253" calcext:value-type="float">
            <text:p>0.156018634119253</text:p>
          </table:table-cell>
          <table:table-cell office:value-type="float" office:value="1.80325566456076" calcext:value-type="float">
            <text:p>1.80325566456076</text:p>
          </table:table-cell>
          <table:table-cell office:value-type="float" office:value="0.0528639002734417" calcext:value-type="float">
            <text:p>0.052863900273442</text:p>
          </table:table-cell>
          <table:table-cell office:value-type="float" office:value="1.90591896476544" calcext:value-type="float">
            <text:p>1.90591896476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499</text:p>
          </table:table-cell>
          <table:table-cell table:number-columns-repeated="990"/>
        </table:table-row>
        <table:table-row table:style-name="ro2">
          <table:table-cell office:value-type="float" office:value="132.042280751896" calcext:value-type="float">
            <text:p>132.042280751896</text:p>
          </table:table-cell>
          <table:table-cell office:value-type="float" office:value="14.2630409664578" calcext:value-type="float">
            <text:p>14.2630409664578</text:p>
          </table:table-cell>
          <table:table-cell office:value-type="string" calcext:value-type="string">
            <text:p>C5H8O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-Acetolact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__Pantothenate and CoA biosynthesis</text:p>
          </table:table-cell>
          <table:table-cell office:value-type="float" office:value="262949" calcext:value-type="float">
            <text:p>262949</text:p>
          </table:table-cell>
          <table:table-cell office:value-type="float" office:value="0.94605387947301" calcext:value-type="float">
            <text:p>0.94605387947301</text:p>
          </table:table-cell>
          <table:table-cell office:value-type="float" office:value="0.534188660464802" calcext:value-type="float">
            <text:p>0.534188660464802</text:p>
          </table:table-cell>
          <table:table-cell office:value-type="float" office:value="0.736702654998435" calcext:value-type="float">
            <text:p>0.736702654998435</text:p>
          </table:table-cell>
          <table:table-cell office:value-type="float" office:value="1" calcext:value-type="float">
            <text:p>1</text:p>
          </table:table-cell>
          <table:table-cell office:value-type="float" office:value="0.834455048958684" calcext:value-type="float">
            <text:p>0.834455048958684</text:p>
          </table:table-cell>
          <table:table-cell office:value-type="float" office:value="0.168475173176977" calcext:value-type="float">
            <text:p>0.168475173176977</text:p>
          </table:table-cell>
          <table:table-cell office:value-type="float" office:value="0.355021342085137" calcext:value-type="float">
            <text:p>0.355021342085137</text:p>
          </table:table-cell>
          <table:table-cell office:value-type="float" office:value="1" calcext:value-type="float">
            <text:p>1</text:p>
          </table:table-cell>
          <table:table-cell office:value-type="float" office:value="191834.26953125" calcext:value-type="float">
            <text:p>191834.26953125</text:p>
          </table:table-cell>
          <table:table-cell office:value-type="float" office:value="108319.0859375" calcext:value-type="float">
            <text:p>108319.0859375</text:p>
          </table:table-cell>
          <table:table-cell office:value-type="float" office:value="149383.474609375" calcext:value-type="float">
            <text:p>149383.474609375</text:p>
          </table:table-cell>
          <table:table-cell office:value-type="float" office:value="202773.091145833" calcext:value-type="float">
            <text:p>202773.091145833</text:p>
          </table:table-cell>
          <table:table-cell office:value-type="float" office:value="35676.6295065183" calcext:value-type="float">
            <text:p>35676.6295065183</text:p>
          </table:table-cell>
          <table:table-cell office:value-type="float" office:value="85212.7993112497" calcext:value-type="float">
            <text:p>85212.7993112497</text:p>
          </table:table-cell>
          <table:table-cell office:value-type="float" office:value="40631.397887229" calcext:value-type="float">
            <text:p>40631.397887229</text:p>
          </table:table-cell>
          <table:table-cell office:value-type="float" office:value="76278.5899624139" calcext:value-type="float">
            <text:p>76278.5899624139</text:p>
          </table:table-cell>
          <table:table-cell office:value-type="float" office:value="0.185976309622336" calcext:value-type="float">
            <text:p>0.185976309622336</text:p>
          </table:table-cell>
          <table:table-cell office:value-type="float" office:value="0.786683146130105" calcext:value-type="float">
            <text:p>0.786683146130105</text:p>
          </table:table-cell>
          <table:table-cell office:value-type="float" office:value="0.27199392699545" calcext:value-type="float">
            <text:p>0.27199392699545</text:p>
          </table:table-cell>
          <table:table-cell office:value-type="float" office:value="0.376177083119746" calcext:value-type="float">
            <text:p>0.376177083119746</text:p>
          </table:table-cell>
          <table:table-cell office:value-type="float" office:value="0.0168740207516608" calcext:value-type="float">
            <text:p>0.016874020751661</text:p>
          </table:table-cell>
          <table:table-cell office:value-type="float" office:value="0.682094924818253" calcext:value-type="float">
            <text:p>0.682094924818253</text:p>
          </table:table-cell>
          <table:table-cell office:value-type="float" office:value="0.381620535045536" calcext:value-type="float">
            <text:p>0.381620535045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79</text:p>
          </table:table-cell>
          <table:table-cell table:number-columns-repeated="990"/>
        </table:table-row>
        <table:table-row table:style-name="ro2">
          <table:table-cell office:value-type="float" office:value="89.9953981477749" calcext:value-type="float">
            <text:p>89.9953981477749</text:p>
          </table:table-cell>
          <table:table-cell office:value-type="float" office:value="18.5472432454427" calcext:value-type="float">
            <text:p>18.5472432454427</text:p>
          </table:table-cell>
          <table:table-cell office:value-type="string" calcext:value-type="string">
            <text:p>C2H2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al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oxylate and dicarboxylate metabolism</text:p>
          </table:table-cell>
          <table:table-cell office:value-type="float" office:value="271463" calcext:value-type="float">
            <text:p>271463</text:p>
          </table:table-cell>
          <table:table-cell office:value-type="float" office:value="0.869475790338665" calcext:value-type="float">
            <text:p>0.869475790338665</text:p>
          </table:table-cell>
          <table:table-cell office:value-type="float" office:value="1.09146483427458" calcext:value-type="float">
            <text:p>1.09146483427458</text:p>
          </table:table-cell>
          <table:table-cell office:value-type="float" office:value="0.693015412759447" calcext:value-type="float">
            <text:p>0.693015412759447</text:p>
          </table:table-cell>
          <table:table-cell office:value-type="float" office:value="1" calcext:value-type="float">
            <text:p>1</text:p>
          </table:table-cell>
          <table:table-cell office:value-type="float" office:value="0.738660729225934" calcext:value-type="float">
            <text:p>0.738660729225934</text:p>
          </table:table-cell>
          <table:table-cell office:value-type="float" office:value="0.826771727627352" calcext:value-type="float">
            <text:p>0.826771727627352</text:p>
          </table:table-cell>
          <table:table-cell office:value-type="float" office:value="0.479285599729316" calcext:value-type="float">
            <text:p>0.479285599729316</text:p>
          </table:table-cell>
          <table:table-cell office:value-type="float" office:value="1" calcext:value-type="float">
            <text:p>1</text:p>
          </table:table-cell>
          <table:table-cell office:value-type="float" office:value="112762.209960938" calcext:value-type="float">
            <text:p>112762.209960938</text:p>
          </table:table-cell>
          <table:table-cell office:value-type="float" office:value="141551.9421875" calcext:value-type="float">
            <text:p>141551.9421875</text:p>
          </table:table-cell>
          <table:table-cell office:value-type="float" office:value="89877.0849609375" calcext:value-type="float">
            <text:p>89877.0849609375</text:p>
          </table:table-cell>
          <table:table-cell office:value-type="float" office:value="129689.87890625" calcext:value-type="float">
            <text:p>129689.87890625</text:p>
          </table:table-cell>
          <table:table-cell office:value-type="float" office:value="45800.6270578799" calcext:value-type="float">
            <text:p>45800.6270578799</text:p>
          </table:table-cell>
          <table:table-cell office:value-type="float" office:value="69069.7639425703" calcext:value-type="float">
            <text:p>69069.7639425703</text:p>
          </table:table-cell>
          <table:table-cell office:value-type="float" office:value="62539.0004372108" calcext:value-type="float">
            <text:p>62539.0004372108</text:p>
          </table:table-cell>
          <table:table-cell office:value-type="float" office:value="70270.5227068172" calcext:value-type="float">
            <text:p>70270.5227068172</text:p>
          </table:table-cell>
          <table:table-cell office:value-type="float" office:value="0.406170002111044" calcext:value-type="float">
            <text:p>0.406170002111044</text:p>
          </table:table-cell>
          <table:table-cell office:value-type="float" office:value="0.487946423589726" calcext:value-type="float">
            <text:p>0.487946423589726</text:p>
          </table:table-cell>
          <table:table-cell office:value-type="float" office:value="0.695828090824169" calcext:value-type="float">
            <text:p>0.695828090824169</text:p>
          </table:table-cell>
          <table:table-cell office:value-type="float" office:value="0.541835055283028" calcext:value-type="float">
            <text:p>0.541835055283028</text:p>
          </table:table-cell>
          <table:table-cell office:value-type="float" office:value="0.0407277548511545" calcext:value-type="float">
            <text:p>0.040727754851155</text:p>
          </table:table-cell>
          <table:table-cell office:value-type="float" office:value="0.014493217835868" calcext:value-type="float">
            <text:p>0.014493217835868</text:p>
          </table:table-cell>
          <table:table-cell office:value-type="float" office:value="0.17912142582452" calcext:value-type="float">
            <text:p>0.17912142582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94</text:p>
          </table:table-cell>
          <table:table-cell table:number-columns-repeated="990"/>
        </table:table-row>
        <table:table-row table:style-name="ro2">
          <table:table-cell office:value-type="float" office:value="179.079467351538" calcext:value-type="float">
            <text:p>179.079467351538</text:p>
          </table:table-cell>
          <table:table-cell office:value-type="float" office:value="16.1052631378174" calcext:value-type="float">
            <text:p>16.1052631378174</text:p>
          </table:table-cell>
          <table:table-cell office:value-type="string" calcext:value-type="string">
            <text:p>C6H13NO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-Galactosam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alactose metabolism</text:p>
          </table:table-cell>
          <table:table-cell office:value-type="float" office:value="478664" calcext:value-type="float">
            <text:p>478664</text:p>
          </table:table-cell>
          <table:table-cell office:value-type="float" office:value="0.662930399884427" calcext:value-type="float">
            <text:p>0.662930399884427</text:p>
          </table:table-cell>
          <table:table-cell office:value-type="float" office:value="0.867949002658515" calcext:value-type="float">
            <text:p>0.867949002658515</text:p>
          </table:table-cell>
          <table:table-cell office:value-type="float" office:value="0.59682050905123" calcext:value-type="float">
            <text:p>0.59682050905123</text:p>
          </table:table-cell>
          <table:table-cell office:value-type="float" office:value="1" calcext:value-type="float">
            <text:p>1</text:p>
          </table:table-cell>
          <table:table-cell office:value-type="float" office:value="0.237184445398902" calcext:value-type="float">
            <text:p>0.237184445398902</text:p>
          </table:table-cell>
          <table:table-cell office:value-type="float" office:value="0.643172308676463" calcext:value-type="float">
            <text:p>0.643172308676463</text:p>
          </table:table-cell>
          <table:table-cell office:value-type="float" office:value="0.227845006340767" calcext:value-type="float">
            <text:p>0.227845006340767</text:p>
          </table:table-cell>
          <table:table-cell office:value-type="float" office:value="1" calcext:value-type="float">
            <text:p>1</text:p>
          </table:table-cell>
          <table:table-cell office:value-type="float" office:value="239623.10546875" calcext:value-type="float">
            <text:p>239623.10546875</text:p>
          </table:table-cell>
          <table:table-cell office:value-type="float" office:value="313729.2171875" calcext:value-type="float">
            <text:p>313729.2171875</text:p>
          </table:table-cell>
          <table:table-cell office:value-type="float" office:value="215726.99609375" calcext:value-type="float">
            <text:p>215726.99609375</text:p>
          </table:table-cell>
          <table:table-cell office:value-type="float" office:value="361460.427083333" calcext:value-type="float">
            <text:p>361460.427083333</text:p>
          </table:table-cell>
          <table:table-cell office:value-type="float" office:value="73733.8499573154" calcext:value-type="float">
            <text:p>73733.8499573154</text:p>
          </table:table-cell>
          <table:table-cell office:value-type="float" office:value="138271.930270934" calcext:value-type="float">
            <text:p>138271.930270934</text:p>
          </table:table-cell>
          <table:table-cell office:value-type="float" office:value="150554.631056307" calcext:value-type="float">
            <text:p>150554.631056307</text:p>
          </table:table-cell>
          <table:table-cell office:value-type="float" office:value="128167.215780823" calcext:value-type="float">
            <text:p>128167.215780823</text:p>
          </table:table-cell>
          <table:table-cell office:value-type="float" office:value="0.30770759694929" calcext:value-type="float">
            <text:p>0.30770759694929</text:p>
          </table:table-cell>
          <table:table-cell office:value-type="float" office:value="0.440736541883174" calcext:value-type="float">
            <text:p>0.440736541883174</text:p>
          </table:table-cell>
          <table:table-cell office:value-type="float" office:value="0.697894254230843" calcext:value-type="float">
            <text:p>0.697894254230843</text:p>
          </table:table-cell>
          <table:table-cell office:value-type="float" office:value="0.354581597811466" calcext:value-type="float">
            <text:p>0.354581597811466</text:p>
          </table:table-cell>
          <table:table-cell office:value-type="float" office:value="0.678954521920158" calcext:value-type="float">
            <text:p>0.678954521920158</text:p>
          </table:table-cell>
          <table:table-cell office:value-type="float" office:value="0.06409359252706" calcext:value-type="float">
            <text:p>0.06409359252706</text:p>
          </table:table-cell>
          <table:table-cell office:value-type="float" office:value="0.543267178710396" calcext:value-type="float">
            <text:p>0.543267178710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23</text:p>
          </table:table-cell>
          <table:table-cell table:number-columns-repeated="990"/>
        </table:table-row>
        <table:table-row table:style-name="ro2">
          <table:table-cell office:value-type="float" office:value="194.042609733107" calcext:value-type="float">
            <text:p>194.042609733107</text:p>
          </table:table-cell>
          <table:table-cell office:value-type="float" office:value="14.6879574584961" calcext:value-type="float">
            <text:p>14.6879574584961</text:p>
          </table:table-cell>
          <table:table-cell office:value-type="string" calcext:value-type="string">
            <text:p>C6H10O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-Galacturon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__Ascorbate and aldarate metabolism__Starch and sucrose metabolism__Nucleotide sugars metabolism</text:p>
          </table:table-cell>
          <table:table-cell office:value-type="float" office:value="922667" calcext:value-type="float">
            <text:p>922667</text:p>
          </table:table-cell>
          <table:table-cell office:value-type="float" office:value="0.691129906779836" calcext:value-type="float">
            <text:p>0.691129906779836</text:p>
          </table:table-cell>
          <table:table-cell office:value-type="float" office:value="0.875658976544903" calcext:value-type="float">
            <text:p>0.875658976544903</text:p>
          </table:table-cell>
          <table:table-cell office:value-type="float" office:value="0.583821548481408" calcext:value-type="float">
            <text:p>0.583821548481408</text:p>
          </table:table-cell>
          <table:table-cell office:value-type="float" office:value="1" calcext:value-type="float">
            <text:p>1</text:p>
          </table:table-cell>
          <table:table-cell office:value-type="float" office:value="0.115681330287012" calcext:value-type="float">
            <text:p>0.115681330287012</text:p>
          </table:table-cell>
          <table:table-cell office:value-type="float" office:value="0.785614971852591" calcext:value-type="float">
            <text:p>0.785614971852591</text:p>
          </table:table-cell>
          <table:table-cell office:value-type="float" office:value="0.059268334725089" calcext:value-type="float">
            <text:p>0.059268334725089</text:p>
          </table:table-cell>
          <table:table-cell office:value-type="float" office:value="1" calcext:value-type="float">
            <text:p>1</text:p>
          </table:table-cell>
          <table:table-cell office:value-type="float" office:value="229115.0859375" calcext:value-type="float">
            <text:p>229115.0859375</text:p>
          </table:table-cell>
          <table:table-cell office:value-type="float" office:value="290287.946875" calcext:value-type="float">
            <text:p>290287.946875</text:p>
          </table:table-cell>
          <table:table-cell office:value-type="float" office:value="193541.5078125" calcext:value-type="float">
            <text:p>193541.5078125</text:p>
          </table:table-cell>
          <table:table-cell office:value-type="float" office:value="331507.989583333" calcext:value-type="float">
            <text:p>331507.989583333</text:p>
          </table:table-cell>
          <table:table-cell office:value-type="float" office:value="44332.730980386" calcext:value-type="float">
            <text:p>44332.730980386</text:p>
          </table:table-cell>
          <table:table-cell office:value-type="float" office:value="306087.892157568" calcext:value-type="float">
            <text:p>306087.892157568</text:p>
          </table:table-cell>
          <table:table-cell office:value-type="float" office:value="43277.6109732692" calcext:value-type="float">
            <text:p>43277.6109732692</text:p>
          </table:table-cell>
          <table:table-cell office:value-type="float" office:value="72398.2333381735" calcext:value-type="float">
            <text:p>72398.2333381735</text:p>
          </table:table-cell>
          <table:table-cell office:value-type="float" office:value="0.193495468877503" calcext:value-type="float">
            <text:p>0.193495468877503</text:p>
          </table:table-cell>
          <table:table-cell office:value-type="float" office:value="1.05442852675303" calcext:value-type="float">
            <text:p>1.05442852675303</text:p>
          </table:table-cell>
          <table:table-cell office:value-type="float" office:value="0.223608937754044" calcext:value-type="float">
            <text:p>0.223608937754044</text:p>
          </table:table-cell>
          <table:table-cell office:value-type="float" office:value="0.218390613840618" calcext:value-type="float">
            <text:p>0.218390613840618</text:p>
          </table:table-cell>
          <table:table-cell office:value-type="float" office:value="1.45476052964243" calcext:value-type="float">
            <text:p>1.45476052964243</text:p>
          </table:table-cell>
          <table:table-cell office:value-type="float" office:value="0.0171744623589438" calcext:value-type="float">
            <text:p>0.017174462358944</text:p>
          </table:table-cell>
          <table:table-cell office:value-type="float" office:value="2.67550331632641" calcext:value-type="float">
            <text:p>2.67550331632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06</text:p>
          </table:table-cell>
          <table:table-cell table:number-columns-repeated="990"/>
        </table:table-row>
        <table:table-row table:style-name="ro2">
          <table:table-cell office:value-type="float" office:value="605.077928595482" calcext:value-type="float">
            <text:p>605.077928595482</text:p>
          </table:table-cell>
          <table:table-cell office:value-type="float" office:value="18.4483335367838" calcext:value-type="float">
            <text:p>18.4483335367838</text:p>
          </table:table-cell>
          <table:table-cell office:value-type="string" calcext:value-type="string">
            <text:p>C16H25N5O16P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DP-mann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__Ascorbate and aldarate metabolism__N-Glycan biosynthesis</text:p>
          </table:table-cell>
          <table:table-cell office:value-type="float" office:value="210766" calcext:value-type="float">
            <text:p>210766</text:p>
          </table:table-cell>
          <table:table-cell office:value-type="float" office:value="0.580055176227346" calcext:value-type="float">
            <text:p>0.580055176227346</text:p>
          </table:table-cell>
          <table:table-cell office:value-type="float" office:value="0.837138151809458" calcext:value-type="float">
            <text:p>0.837138151809458</text:p>
          </table:table-cell>
          <table:table-cell office:value-type="float" office:value="0.565214737594426" calcext:value-type="float">
            <text:p>0.565214737594426</text:p>
          </table:table-cell>
          <table:table-cell office:value-type="float" office:value="1" calcext:value-type="float">
            <text:p>1</text:p>
          </table:table-cell>
          <table:table-cell office:value-type="float" office:value="0.275421802653428" calcext:value-type="float">
            <text:p>0.275421802653428</text:p>
          </table:table-cell>
          <table:table-cell office:value-type="float" office:value="0.690899533269782" calcext:value-type="float">
            <text:p>0.690899533269782</text:p>
          </table:table-cell>
          <table:table-cell office:value-type="float" office:value="0.261101297060249" calcext:value-type="float">
            <text:p>0.261101297060249</text:p>
          </table:table-cell>
          <table:table-cell office:value-type="float" office:value="1" calcext:value-type="float">
            <text:p>1</text:p>
          </table:table-cell>
          <table:table-cell office:value-type="float" office:value="67561.54296875" calcext:value-type="float">
            <text:p>67561.54296875</text:p>
          </table:table-cell>
          <table:table-cell office:value-type="float" office:value="97505.1125" calcext:value-type="float">
            <text:p>97505.1125</text:p>
          </table:table-cell>
          <table:table-cell office:value-type="float" office:value="65833.0126953125" calcext:value-type="float">
            <text:p>65833.0126953125</text:p>
          </table:table-cell>
          <table:table-cell office:value-type="float" office:value="116474.338541667" calcext:value-type="float">
            <text:p>116474.338541667</text:p>
          </table:table-cell>
          <table:table-cell office:value-type="float" office:value="11513.5989928068" calcext:value-type="float">
            <text:p>11513.5989928068</text:p>
          </table:table-cell>
          <table:table-cell office:value-type="float" office:value="68368.2934774578" calcext:value-type="float">
            <text:p>68368.2934774578</text:p>
          </table:table-cell>
          <table:table-cell office:value-type="float" office:value="23316.3792398887" calcext:value-type="float">
            <text:p>23316.3792398887</text:p>
          </table:table-cell>
          <table:table-cell office:value-type="float" office:value="57249.5580590124" calcext:value-type="float">
            <text:p>57249.5580590124</text:p>
          </table:table-cell>
          <table:table-cell office:value-type="float" office:value="0.170416460117441" calcext:value-type="float">
            <text:p>0.170416460117441</text:p>
          </table:table-cell>
          <table:table-cell office:value-type="float" office:value="0.701176499616446" calcext:value-type="float">
            <text:p>0.701176499616446</text:p>
          </table:table-cell>
          <table:table-cell office:value-type="float" office:value="0.35417457420339" calcext:value-type="float">
            <text:p>0.35417457420339</text:p>
          </table:table-cell>
          <table:table-cell office:value-type="float" office:value="0.4915207828249" calcext:value-type="float">
            <text:p>0.4915207828249</text:p>
          </table:table-cell>
          <table:table-cell office:value-type="float" office:value="0.701586231732992" calcext:value-type="float">
            <text:p>0.701586231732992</text:p>
          </table:table-cell>
          <table:table-cell office:value-type="float" office:value="0.0452519501986021" calcext:value-type="float">
            <text:p>0.045251950198602</text:p>
          </table:table-cell>
          <table:table-cell office:value-type="float" office:value="0.671141808577363" calcext:value-type="float">
            <text:p>0.671141808577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20</text:p>
          </table:table-cell>
          <table:table-cell table:number-columns-repeated="990"/>
        </table:table-row>
        <table:table-row table:style-name="ro2">
          <table:table-cell office:value-type="float" office:value="134.021607984074" calcext:value-type="float">
            <text:p>134.021607984074</text:p>
          </table:table-cell>
          <table:table-cell office:value-type="float" office:value="16.4176972707113" calcext:value-type="float">
            <text:p>16.4176972707113</text:p>
          </table:table-cell>
          <table:table-cell office:value-type="string" calcext:value-type="string">
            <text:p>C4H6O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S)-Mal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__Glutamate metabolism__Alanine and aspartate metabolism__Pyruvate metabolism__Glyoxylate and dicarboxylate metabolism__Carbon fixation__Reductive carboxylate cycle (CO2 fixation)</text:p>
          </table:table-cell>
          <table:table-cell office:value-type="float" office:value="47244808" calcext:value-type="float">
            <text:p>47244808</text:p>
          </table:table-cell>
          <table:table-cell office:value-type="float" office:value="0.645891849032836" calcext:value-type="float">
            <text:p>0.645891849032836</text:p>
          </table:table-cell>
          <table:table-cell office:value-type="float" office:value="0.694451631900252" calcext:value-type="float">
            <text:p>0.694451631900252</text:p>
          </table:table-cell>
          <table:table-cell office:value-type="float" office:value="0.559092940273461" calcext:value-type="float">
            <text:p>0.559092940273461</text:p>
          </table:table-cell>
          <table:table-cell office:value-type="float" office:value="1" calcext:value-type="float">
            <text:p>1</text:p>
          </table:table-cell>
          <table:table-cell office:value-type="float" office:value="0.250898427994324" calcext:value-type="float">
            <text:p>0.250898427994324</text:p>
          </table:table-cell>
          <table:table-cell office:value-type="float" office:value="0.339212467953187" calcext:value-type="float">
            <text:p>0.339212467953187</text:p>
          </table:table-cell>
          <table:table-cell office:value-type="float" office:value="0.17660482593812" calcext:value-type="float">
            <text:p>0.17660482593812</text:p>
          </table:table-cell>
          <table:table-cell office:value-type="float" office:value="1" calcext:value-type="float">
            <text:p>1</text:p>
          </table:table-cell>
          <table:table-cell office:value-type="float" office:value="21075383" calcext:value-type="float">
            <text:p>21075383</text:p>
          </table:table-cell>
          <table:table-cell office:value-type="float" office:value="22659883.6" calcext:value-type="float">
            <text:p>22659883.6</text:p>
          </table:table-cell>
          <table:table-cell office:value-type="float" office:value="18243143.75" calcext:value-type="float">
            <text:p>18243143.75</text:p>
          </table:table-cell>
          <table:table-cell office:value-type="float" office:value="32629894.6666667" calcext:value-type="float">
            <text:p>32629894.6666667</text:p>
          </table:table-cell>
          <table:table-cell office:value-type="float" office:value="3973969.23836895" calcext:value-type="float">
            <text:p>3973969.23836895</text:p>
          </table:table-cell>
          <table:table-cell office:value-type="float" office:value="12876000.4613371" calcext:value-type="float">
            <text:p>12876000.4613371</text:p>
          </table:table-cell>
          <table:table-cell office:value-type="float" office:value="6647100.64334019" calcext:value-type="float">
            <text:p>6647100.64334019</text:p>
          </table:table-cell>
          <table:table-cell office:value-type="float" office:value="12663627.9021407" calcext:value-type="float">
            <text:p>12663627.9021407</text:p>
          </table:table-cell>
          <table:table-cell office:value-type="float" office:value="0.188559763700092" calcext:value-type="float">
            <text:p>0.188559763700092</text:p>
          </table:table-cell>
          <table:table-cell office:value-type="float" office:value="0.568228888048528" calcext:value-type="float">
            <text:p>0.568228888048528</text:p>
          </table:table-cell>
          <table:table-cell office:value-type="float" office:value="0.364361577940216" calcext:value-type="float">
            <text:p>0.364361577940216</text:p>
          </table:table-cell>
          <table:table-cell office:value-type="float" office:value="0.38809895132997" calcext:value-type="float">
            <text:p>0.38809895132997</text:p>
          </table:table-cell>
          <table:table-cell office:value-type="float" office:value="0.75787246397615" calcext:value-type="float">
            <text:p>0.75787246397615</text:p>
          </table:table-cell>
          <table:table-cell office:value-type="float" office:value="0.30476290239196" calcext:value-type="float">
            <text:p>0.30476290239196</text:p>
          </table:table-cell>
          <table:table-cell office:value-type="float" office:value="1.01186588364027" calcext:value-type="float">
            <text:p>1.01186588364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0</text:p>
          </table:table-cell>
          <table:table-cell table:number-columns-repeated="990"/>
        </table:table-row>
        <table:table-row table:style-name="ro2">
          <table:table-cell office:value-type="float" office:value="178.047697388534" calcext:value-type="float">
            <text:p>178.047697388534</text:p>
          </table:table-cell>
          <table:table-cell office:value-type="float" office:value="12.0215392049154" calcext:value-type="float">
            <text:p>12.0215392049154</text:p>
          </table:table-cell>
          <table:table-cell office:value-type="string" calcext:value-type="string">
            <text:p>C6H10O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-Glucono-1,5-lact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office:value-type="float" office:value="10188997" calcext:value-type="float">
            <text:p>10188997</text:p>
          </table:table-cell>
          <table:table-cell office:value-type="float" office:value="0.673574842568683" calcext:value-type="float">
            <text:p>0.673574842568683</text:p>
          </table:table-cell>
          <table:table-cell office:value-type="float" office:value="0.740047867335316" calcext:value-type="float">
            <text:p>0.740047867335316</text:p>
          </table:table-cell>
          <table:table-cell office:value-type="float" office:value="0.500224847207977" calcext:value-type="float">
            <text:p>0.500224847207977</text:p>
          </table:table-cell>
          <table:table-cell office:value-type="float" office:value="1" calcext:value-type="float">
            <text:p>1</text:p>
          </table:table-cell>
          <table:table-cell office:value-type="float" office:value="0.193093066605178" calcext:value-type="float">
            <text:p>0.193093066605178</text:p>
          </table:table-cell>
          <table:table-cell office:value-type="float" office:value="0.492772109349122" calcext:value-type="float">
            <text:p>0.492772109349122</text:p>
          </table:table-cell>
          <table:table-cell office:value-type="float" office:value="0.0976962606955483" calcext:value-type="float">
            <text:p>0.097696260695548</text:p>
          </table:table-cell>
          <table:table-cell office:value-type="float" office:value="1" calcext:value-type="float">
            <text:p>1</text:p>
          </table:table-cell>
          <table:table-cell office:value-type="float" office:value="2823322.6875" calcext:value-type="float">
            <text:p>2823322.6875</text:p>
          </table:table-cell>
          <table:table-cell office:value-type="float" office:value="3101947.7" calcext:value-type="float">
            <text:p>3101947.7</text:p>
          </table:table-cell>
          <table:table-cell office:value-type="float" office:value="2096717.5" calcext:value-type="float">
            <text:p>2096717.5</text:p>
          </table:table-cell>
          <table:table-cell office:value-type="float" office:value="4191550.08333333" calcext:value-type="float">
            <text:p>4191550.08333333</text:p>
          </table:table-cell>
          <table:table-cell office:value-type="float" office:value="491294.255640666" calcext:value-type="float">
            <text:p>491294.255640666</text:p>
          </table:table-cell>
          <table:table-cell office:value-type="float" office:value="2901948.38583893" calcext:value-type="float">
            <text:p>2901948.38583893</text:p>
          </table:table-cell>
          <table:table-cell office:value-type="float" office:value="281245.686754278" calcext:value-type="float">
            <text:p>281245.686754278</text:p>
          </table:table-cell>
          <table:table-cell office:value-type="float" office:value="1262284.38288907" calcext:value-type="float">
            <text:p>1262284.38288907</text:p>
          </table:table-cell>
          <table:table-cell office:value-type="float" office:value="0.174012789191907" calcext:value-type="float">
            <text:p>0.174012789191907</text:p>
          </table:table-cell>
          <table:table-cell office:value-type="float" office:value="0.935524601475044" calcext:value-type="float">
            <text:p>0.935524601475044</text:p>
          </table:table-cell>
          <table:table-cell office:value-type="float" office:value="0.134136185134277" calcext:value-type="float">
            <text:p>0.134136185134277</text:p>
          </table:table-cell>
          <table:table-cell office:value-type="float" office:value="0.301149779387877" calcext:value-type="float">
            <text:p>0.301149779387877</text:p>
          </table:table-cell>
          <table:table-cell office:value-type="float" office:value="1.02033773850908" calcext:value-type="float">
            <text:p>1.02033773850908</text:p>
          </table:table-cell>
          <table:table-cell office:value-type="float" office:value="0.118549467202796" calcext:value-type="float">
            <text:p>0.118549467202796</text:p>
          </table:table-cell>
          <table:table-cell office:value-type="float" office:value="2.6238719786203" calcext:value-type="float">
            <text:p>2.6238719786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28</text:p>
          </table:table-cell>
          <table:table-cell table:number-columns-repeated="990"/>
        </table:table-row>
        <table:table-row table:style-name="ro2">
          <table:table-cell office:value-type="float" office:value="182.079036423478" calcext:value-type="float">
            <text:p>182.079036423478</text:p>
          </table:table-cell>
          <table:table-cell office:value-type="float" office:value="13.6802509192264" calcext:value-type="float">
            <text:p>13.6802509192264</text:p>
          </table:table-cell>
          <table:table-cell office:value-type="string" calcext:value-type="string">
            <text:p>C6H14O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nit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office:value-type="float" office:value="68422496" calcext:value-type="float">
            <text:p>68422496</text:p>
          </table:table-cell>
          <table:table-cell office:value-type="float" office:value="1.32580454263572" calcext:value-type="float">
            <text:p>1.32580454263572</text:p>
          </table:table-cell>
          <table:table-cell office:value-type="float" office:value="0.375363300117866" calcext:value-type="float">
            <text:p>0.375363300117866</text:p>
          </table:table-cell>
          <table:table-cell office:value-type="float" office:value="0.496106603018666" calcext:value-type="float">
            <text:p>0.496106603018666</text:p>
          </table:table-cell>
          <table:table-cell office:value-type="float" office:value="1" calcext:value-type="float">
            <text:p>1</text:p>
          </table:table-cell>
          <table:table-cell office:value-type="float" office:value="0.46691058763416" calcext:value-type="float">
            <text:p>0.46691058763416</text:p>
          </table:table-cell>
          <table:table-cell office:value-type="float" office:value="0.194133620007239" calcext:value-type="float">
            <text:p>0.194133620007239</text:p>
          </table:table-cell>
          <table:table-cell office:value-type="float" office:value="0.262487687820503" calcext:value-type="float">
            <text:p>0.262487687820503</text:p>
          </table:table-cell>
          <table:table-cell office:value-type="float" office:value="1" calcext:value-type="float">
            <text:p>1</text:p>
          </table:table-cell>
          <table:table-cell office:value-type="float" office:value="45893696.5" calcext:value-type="float">
            <text:p>45893696.5</text:p>
          </table:table-cell>
          <table:table-cell office:value-type="float" office:value="12993475.9" calcext:value-type="float">
            <text:p>12993475.9</text:p>
          </table:table-cell>
          <table:table-cell office:value-type="float" office:value="17173093.875" calcext:value-type="float">
            <text:p>17173093.875</text:p>
          </table:table-cell>
          <table:table-cell office:value-type="float" office:value="34615733.3333333" calcext:value-type="float">
            <text:p>34615733.3333333</text:p>
          </table:table-cell>
          <table:table-cell office:value-type="float" office:value="16311089.4021482" calcext:value-type="float">
            <text:p>16311089.4021482</text:p>
          </table:table-cell>
          <table:table-cell office:value-type="float" office:value="5013220.81944251" calcext:value-type="float">
            <text:p>5013220.81944251</text:p>
          </table:table-cell>
          <table:table-cell office:value-type="float" office:value="10377349.8724189" calcext:value-type="float">
            <text:p>10377349.8724189</text:p>
          </table:table-cell>
          <table:table-cell office:value-type="float" office:value="19718521.7761403" calcext:value-type="float">
            <text:p>19718521.7761403</text:p>
          </table:table-cell>
          <table:table-cell office:value-type="float" office:value="0.355410233781194" calcext:value-type="float">
            <text:p>0.355410233781194</text:p>
          </table:table-cell>
          <table:table-cell office:value-type="float" office:value="0.385825998987885" calcext:value-type="float">
            <text:p>0.385825998987885</text:p>
          </table:table-cell>
          <table:table-cell office:value-type="float" office:value="0.6042795752445" calcext:value-type="float">
            <text:p>0.6042795752445</text:p>
          </table:table-cell>
          <table:table-cell office:value-type="float" office:value="0.569640446044003" calcext:value-type="float">
            <text:p>0.569640446044003</text:p>
          </table:table-cell>
          <table:table-cell office:value-type="float" office:value="0.194224984385417" calcext:value-type="float">
            <text:p>0.194224984385417</text:p>
          </table:table-cell>
          <table:table-cell office:value-type="float" office:value="1.12940985876549" calcext:value-type="float">
            <text:p>1.12940985876549</text:p>
          </table:table-cell>
          <table:table-cell office:value-type="float" office:value="0.612769094119364" calcext:value-type="float">
            <text:p>0.612769094119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79</text:p>
          </table:table-cell>
          <table:table-cell table:number-columns-repeated="990"/>
        </table:table-row>
        <table:table-row table:style-name="ro2">
          <table:table-cell office:value-type="float" office:value="221.090018057754" calcext:value-type="float">
            <text:p>221.090018057754</text:p>
          </table:table-cell>
          <table:table-cell office:value-type="float" office:value="11.7858208126492" calcext:value-type="float">
            <text:p>11.7858208126492</text:p>
          </table:table-cell>
          <table:table-cell office:value-type="string" calcext:value-type="string">
            <text:p>C8H15NO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-Acetyl-D-mannosam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minosugars metabolism</text:p>
          </table:table-cell>
          <table:table-cell office:value-type="float" office:value="2263181" calcext:value-type="float">
            <text:p>2263181</text:p>
          </table:table-cell>
          <table:table-cell office:value-type="float" office:value="0.76841895922841" calcext:value-type="float">
            <text:p>0.76841895922841</text:p>
          </table:table-cell>
          <table:table-cell office:value-type="float" office:value="0.673547897870832" calcext:value-type="float">
            <text:p>0.673547897870832</text:p>
          </table:table-cell>
          <table:table-cell office:value-type="float" office:value="0.44449011895023" calcext:value-type="float">
            <text:p>0.44449011895023</text:p>
          </table:table-cell>
          <table:table-cell office:value-type="float" office:value="1" calcext:value-type="float">
            <text:p>1</text:p>
          </table:table-cell>
          <table:table-cell office:value-type="float" office:value="0.658472193585618" calcext:value-type="float">
            <text:p>0.658472193585618</text:p>
          </table:table-cell>
          <table:table-cell office:value-type="float" office:value="0.537893721202615" calcext:value-type="float">
            <text:p>0.537893721202615</text:p>
          </table:table-cell>
          <table:table-cell office:value-type="float" office:value="0.328634648000965" calcext:value-type="float">
            <text:p>0.328634648000965</text:p>
          </table:table-cell>
          <table:table-cell office:value-type="float" office:value="1" calcext:value-type="float">
            <text:p>1</text:p>
          </table:table-cell>
          <table:table-cell office:value-type="float" office:value="659623.6015625" calcext:value-type="float">
            <text:p>659623.6015625</text:p>
          </table:table-cell>
          <table:table-cell office:value-type="float" office:value="578184.70625" calcext:value-type="float">
            <text:p>578184.70625</text:p>
          </table:table-cell>
          <table:table-cell office:value-type="float" office:value="381557.703125" calcext:value-type="float">
            <text:p>381557.703125</text:p>
          </table:table-cell>
          <table:table-cell office:value-type="float" office:value="858416.614583333" calcext:value-type="float">
            <text:p>858416.614583333</text:p>
          </table:table-cell>
          <table:table-cell office:value-type="float" office:value="298244.955187827" calcext:value-type="float">
            <text:p>298244.955187827</text:p>
          </table:table-cell>
          <table:table-cell office:value-type="float" office:value="288256.342875791" calcext:value-type="float">
            <text:p>288256.342875791</text:p>
          </table:table-cell>
          <table:table-cell office:value-type="float" office:value="73364.3835479326" calcext:value-type="float">
            <text:p>73364.3835479326</text:p>
          </table:table-cell>
          <table:table-cell office:value-type="float" office:value="645235.022487451" calcext:value-type="float">
            <text:p>645235.022487451</text:p>
          </table:table-cell>
          <table:table-cell office:value-type="float" office:value="0.45214415384979" calcext:value-type="float">
            <text:p>0.45214415384979</text:p>
          </table:table-cell>
          <table:table-cell office:value-type="float" office:value="0.498554077546203" calcext:value-type="float">
            <text:p>0.498554077546203</text:p>
          </table:table-cell>
          <table:table-cell office:value-type="float" office:value="0.192275985904806" calcext:value-type="float">
            <text:p>0.192275985904806</text:p>
          </table:table-cell>
          <table:table-cell office:value-type="float" office:value="0.751657192470164" calcext:value-type="float">
            <text:p>0.751657192470164</text:p>
          </table:table-cell>
          <table:table-cell office:value-type="float" office:value="0.078211676615576" calcext:value-type="float">
            <text:p>0.078211676615576</text:p>
          </table:table-cell>
          <table:table-cell office:value-type="float" office:value="0.157242260556996" calcext:value-type="float">
            <text:p>0.157242260556996</text:p>
          </table:table-cell>
          <table:table-cell office:value-type="float" office:value="0.539219168837322" calcext:value-type="float">
            <text:p>0.539219168837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962</text:p>
          </table:table-cell>
          <table:table-cell table:number-columns-repeated="990"/>
        </table:table-row>
        <table:table-row table:style-name="ro2">
          <table:table-cell office:value-type="float" office:value="150.052792395899" calcext:value-type="float">
            <text:p>150.052792395899</text:p>
          </table:table-cell>
          <table:table-cell office:value-type="float" office:value="11.8206732686361" calcext:value-type="float">
            <text:p>11.8206732686361</text:p>
          </table:table-cell>
          <table:table-cell office:value-type="string" calcext:value-type="string">
            <text:p>C5H10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-Rib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</text:p>
          </table:table-cell>
          <table:table-cell office:value-type="float" office:value="1501553" calcext:value-type="float">
            <text:p>1501553</text:p>
          </table:table-cell>
          <table:table-cell office:value-type="float" office:value="0.557161736767731" calcext:value-type="float">
            <text:p>0.557161736767731</text:p>
          </table:table-cell>
          <table:table-cell office:value-type="float" office:value="0.531576602072408" calcext:value-type="float">
            <text:p>0.531576602072408</text:p>
          </table:table-cell>
          <table:table-cell office:value-type="float" office:value="0.442424737650126" calcext:value-type="float">
            <text:p>0.442424737650126</text:p>
          </table:table-cell>
          <table:table-cell office:value-type="float" office:value="1" calcext:value-type="float">
            <text:p>1</text:p>
          </table:table-cell>
          <table:table-cell office:value-type="float" office:value="0.0199939337876102" calcext:value-type="float">
            <text:p>0.01999393378761</text:p>
          </table:table-cell>
          <table:table-cell office:value-type="float" office:value="0.110121192356648" calcext:value-type="float">
            <text:p>0.110121192356648</text:p>
          </table:table-cell>
          <table:table-cell office:value-type="float" office:value="0.0109998804054123" calcext:value-type="float">
            <text:p>0.010999880405412</text:p>
          </table:table-cell>
          <table:table-cell office:value-type="float" office:value="1" calcext:value-type="float">
            <text:p>1</text:p>
          </table:table-cell>
          <table:table-cell office:value-type="float" office:value="543639.78125" calcext:value-type="float">
            <text:p>543639.78125</text:p>
          </table:table-cell>
          <table:table-cell office:value-type="float" office:value="518675.58125" calcext:value-type="float">
            <text:p>518675.58125</text:p>
          </table:table-cell>
          <table:table-cell office:value-type="float" office:value="431687.375" calcext:value-type="float">
            <text:p>431687.375</text:p>
          </table:table-cell>
          <table:table-cell office:value-type="float" office:value="975730.645833333" calcext:value-type="float">
            <text:p>975730.645833333</text:p>
          </table:table-cell>
          <table:table-cell office:value-type="float" office:value="99572.6208721567" calcext:value-type="float">
            <text:p>99572.6208721567</text:p>
          </table:table-cell>
          <table:table-cell office:value-type="float" office:value="491541.973586465" calcext:value-type="float">
            <text:p>491541.973586465</text:p>
          </table:table-cell>
          <table:table-cell office:value-type="float" office:value="93253.9557558914" calcext:value-type="float">
            <text:p>93253.9557558914</text:p>
          </table:table-cell>
          <table:table-cell office:value-type="float" office:value="152755.261447518" calcext:value-type="float">
            <text:p>152755.261447518</text:p>
          </table:table-cell>
          <table:table-cell office:value-type="float" office:value="0.183159187952007" calcext:value-type="float">
            <text:p>0.183159187952007</text:p>
          </table:table-cell>
          <table:table-cell office:value-type="float" office:value="0.947686745541126" calcext:value-type="float">
            <text:p>0.947686745541126</text:p>
          </table:table-cell>
          <table:table-cell office:value-type="float" office:value="0.216021966720457" calcext:value-type="float">
            <text:p>0.216021966720457</text:p>
          </table:table-cell>
          <table:table-cell office:value-type="float" office:value="0.156554743975532" calcext:value-type="float">
            <text:p>0.156554743975532</text:p>
          </table:table-cell>
          <table:table-cell office:value-type="float" office:value="5.61530294054584" calcext:value-type="float">
            <text:p>5.61530294054584</text:p>
          </table:table-cell>
          <table:table-cell office:value-type="float" office:value="0.788455029019797" calcext:value-type="float">
            <text:p>0.788455029019797</text:p>
          </table:table-cell>
          <table:table-cell office:value-type="float" office:value="9.24067236676089" calcext:value-type="float">
            <text:p>9.24067236676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09</text:p>
          </table:table-cell>
          <table:table-cell table:number-columns-repeated="990"/>
        </table:table-row>
        <table:table-row table:style-name="ro2">
          <table:table-cell office:value-type="float" office:value="164.068650704397" calcext:value-type="float">
            <text:p>164.068650704397</text:p>
          </table:table-cell>
          <table:table-cell office:value-type="float" office:value="10.1560514662001" calcext:value-type="float">
            <text:p>10.1560514662001</text:p>
          </table:table-cell>
          <table:table-cell office:value-type="string" calcext:value-type="string">
            <text:p>C6H12O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-Rhamnul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office:value-type="float" office:value="133556" calcext:value-type="float">
            <text:p>133556</text:p>
          </table:table-cell>
          <table:table-cell office:value-type="float" office:value="0.837906217129816" calcext:value-type="float">
            <text:p>0.837906217129816</text:p>
          </table:table-cell>
          <table:table-cell office:value-type="float" office:value="0.342944914453785" calcext:value-type="float">
            <text:p>0.342944914453785</text:p>
          </table:table-cell>
          <table:table-cell office:value-type="float" office:value="0.379264849266645" calcext:value-type="float">
            <text:p>0.379264849266645</text:p>
          </table:table-cell>
          <table:table-cell office:value-type="float" office:value="1" calcext:value-type="float">
            <text:p>1</text:p>
          </table:table-cell>
          <table:table-cell office:value-type="float" office:value="0.165631349189121" calcext:value-type="float">
            <text:p>0.165631349189121</text:p>
          </table:table-cell>
          <table:table-cell office:value-type="float" office:value="0.00523954484834327" calcext:value-type="float">
            <text:p>0.005239544848343</text:p>
          </table:table-cell>
          <table:table-cell office:value-type="float" office:value="0.0132130194262689" calcext:value-type="float">
            <text:p>0.013213019426269</text:p>
          </table:table-cell>
          <table:table-cell office:value-type="float" office:value="1" calcext:value-type="float">
            <text:p>1</text:p>
          </table:table-cell>
          <table:table-cell office:value-type="float" office:value="103091.955078125" calcext:value-type="float">
            <text:p>103091.955078125</text:p>
          </table:table-cell>
          <table:table-cell office:value-type="float" office:value="42194.29453125" calcext:value-type="float">
            <text:p>42194.29453125</text:p>
          </table:table-cell>
          <table:table-cell office:value-type="float" office:value="46662.9248046875" calcext:value-type="float">
            <text:p>46662.9248046875</text:p>
          </table:table-cell>
          <table:table-cell office:value-type="float" office:value="123035.1953125" calcext:value-type="float">
            <text:p>123035.1953125</text:p>
          </table:table-cell>
          <table:table-cell office:value-type="float" office:value="13106.8806100702" calcext:value-type="float">
            <text:p>13106.8806100702</text:p>
          </table:table-cell>
          <table:table-cell office:value-type="float" office:value="35922.3401568365" calcext:value-type="float">
            <text:p>35922.3401568365</text:p>
          </table:table-cell>
          <table:table-cell office:value-type="float" office:value="3452.71513803939" calcext:value-type="float">
            <text:p>3452.71513803939</text:p>
          </table:table-cell>
          <table:table-cell office:value-type="float" office:value="16605.3497739669" calcext:value-type="float">
            <text:p>16605.3497739669</text:p>
          </table:table-cell>
          <table:table-cell office:value-type="float" office:value="0.127137763563971" calcext:value-type="float">
            <text:p>0.127137763563971</text:p>
          </table:table-cell>
          <table:table-cell office:value-type="float" office:value="0.851355391905692" calcext:value-type="float">
            <text:p>0.851355391905692</text:p>
          </table:table-cell>
          <table:table-cell office:value-type="float" office:value="0.0739926858955174" calcext:value-type="float">
            <text:p>0.073992685895517</text:p>
          </table:table-cell>
          <table:table-cell office:value-type="float" office:value="0.13496422492597" calcext:value-type="float">
            <text:p>0.13496422492597</text:p>
          </table:table-cell>
          <table:table-cell office:value-type="float" office:value="0.888732919956112" calcext:value-type="float">
            <text:p>0.888732919956112</text:p>
          </table:table-cell>
          <table:table-cell office:value-type="float" office:value="4.17280733737206" calcext:value-type="float">
            <text:p>4.17280733737206</text:p>
          </table:table-cell>
          <table:table-cell office:value-type="float" office:value="20.2765290711722" calcext:value-type="float">
            <text:p>20.2765290711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73</text:p>
          </table:table-cell>
          <table:table-cell table:number-columns-repeated="990"/>
        </table:table-row>
        <table:table-row table:style-name="ro2">
          <table:table-cell office:value-type="float" office:value="120.042260681754" calcext:value-type="float">
            <text:p>120.042260681754</text:p>
          </table:table-cell>
          <table:table-cell office:value-type="float" office:value="10.6441992865668" calcext:value-type="float">
            <text:p>10.6441992865668</text:p>
          </table:table-cell>
          <table:table-cell office:value-type="string" calcext:value-type="string">
            <text:p>C4H8O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-Eryth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bohydrate Metabolism</text:p>
          </table:table-cell>
          <table:table-cell office:value-type="float" office:value="0" calcext:value-type="float">
            <text:p>0</text:p>
          </table:table-cell>
          <table:table-cell office:value-type="float" office:value="471758" calcext:value-type="float">
            <text:p>471758</text:p>
          </table:table-cell>
          <table:table-cell office:value-type="float" office:value="0.367638464854193" calcext:value-type="float">
            <text:p>0.367638464854193</text:p>
          </table:table-cell>
          <table:table-cell office:value-type="float" office:value="0.314775665598534" calcext:value-type="float">
            <text:p>0.314775665598534</text:p>
          </table:table-cell>
          <table:table-cell office:value-type="float" office:value="0.378546873345511" calcext:value-type="float">
            <text:p>0.378546873345511</text:p>
          </table:table-cell>
          <table:table-cell office:value-type="float" office:value="1" calcext:value-type="float">
            <text:p>1</text:p>
          </table:table-cell>
          <table:table-cell office:value-type="float" office:value="0.0435253727296258" calcext:value-type="float">
            <text:p>0.043525372729626</text:p>
          </table:table-cell>
          <table:table-cell office:value-type="float" office:value="0.0212857412929556" calcext:value-type="float">
            <text:p>0.021285741292956</text:p>
          </table:table-cell>
          <table:table-cell office:value-type="float" office:value="0.0426655852932638" calcext:value-type="float">
            <text:p>0.042665585293264</text:p>
          </table:table-cell>
          <table:table-cell office:value-type="float" office:value="1" calcext:value-type="float">
            <text:p>1</text:p>
          </table:table-cell>
          <table:table-cell office:value-type="float" office:value="133852.044921875" calcext:value-type="float">
            <text:p>133852.044921875</text:p>
          </table:table-cell>
          <table:table-cell office:value-type="float" office:value="114605.4359375" calcext:value-type="float">
            <text:p>114605.4359375</text:p>
          </table:table-cell>
          <table:table-cell office:value-type="float" office:value="137823.64453125" calcext:value-type="float">
            <text:p>137823.64453125</text:p>
          </table:table-cell>
          <table:table-cell office:value-type="float" office:value="364086.072916667" calcext:value-type="float">
            <text:p>364086.072916667</text:p>
          </table:table-cell>
          <table:table-cell office:value-type="float" office:value="35608.8210321496" calcext:value-type="float">
            <text:p>35608.8210321496</text:p>
          </table:table-cell>
          <table:table-cell office:value-type="float" office:value="97699.1557347408" calcext:value-type="float">
            <text:p>97699.1557347408</text:p>
          </table:table-cell>
          <table:table-cell office:value-type="float" office:value="40925.3544229822" calcext:value-type="float">
            <text:p>40925.3544229822</text:p>
          </table:table-cell>
          <table:table-cell office:value-type="float" office:value="96954.0609375722" calcext:value-type="float">
            <text:p>96954.0609375722</text:p>
          </table:table-cell>
          <table:table-cell office:value-type="float" office:value="0.266031206717337" calcext:value-type="float">
            <text:p>0.266031206717337</text:p>
          </table:table-cell>
          <table:table-cell office:value-type="float" office:value="0.852482737276275" calcext:value-type="float">
            <text:p>0.852482737276275</text:p>
          </table:table-cell>
          <table:table-cell office:value-type="float" office:value="0.296940010273076" calcext:value-type="float">
            <text:p>0.296940010273076</text:p>
          </table:table-cell>
          <table:table-cell office:value-type="float" office:value="0.266294341227832" calcext:value-type="float">
            <text:p>0.266294341227832</text:p>
          </table:table-cell>
          <table:table-cell office:value-type="float" office:value="4.96881512404423" calcext:value-type="float">
            <text:p>4.96881512404423</text:p>
          </table:table-cell>
          <table:table-cell office:value-type="float" office:value="3.28529332325982" calcext:value-type="float">
            <text:p>3.28529332325982</text:p>
          </table:table-cell>
          <table:table-cell office:value-type="float" office:value="4.62255567175017" calcext:value-type="float">
            <text:p>4.62255567175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71</text:p>
          </table:table-cell>
          <table:table-cell table:number-columns-repeated="990"/>
        </table:table-row>
        <table:table-row table:style-name="ro2">
          <table:table-cell office:value-type="float" office:value="84.0211697994487" calcext:value-type="float">
            <text:p>84.0211697994487</text:p>
          </table:table-cell>
          <table:table-cell office:value-type="float" office:value="10.2571167500814" calcext:value-type="float">
            <text:p>10.2571167500814</text:p>
          </table:table-cell>
          <table:table-cell office:value-type="string" calcext:value-type="string">
            <text:p>C4H4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Butyno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Butanoate metabolism</text:p>
          </table:table-cell>
          <table:table-cell office:value-type="float" office:value="1751303" calcext:value-type="float">
            <text:p>1751303</text:p>
          </table:table-cell>
          <table:table-cell office:value-type="float" office:value="0.650424072448973" calcext:value-type="float">
            <text:p>0.650424072448973</text:p>
          </table:table-cell>
          <table:table-cell office:value-type="float" office:value="0.340986797959866" calcext:value-type="float">
            <text:p>0.340986797959866</text:p>
          </table:table-cell>
          <table:table-cell office:value-type="float" office:value="0.372976888266802" calcext:value-type="float">
            <text:p>0.372976888266802</text:p>
          </table:table-cell>
          <table:table-cell office:value-type="float" office:value="1" calcext:value-type="float">
            <text:p>1</text:p>
          </table:table-cell>
          <table:table-cell office:value-type="float" office:value="0.546978625248536" calcext:value-type="float">
            <text:p>0.546978625248536</text:p>
          </table:table-cell>
          <table:table-cell office:value-type="float" office:value="0.296543006643038" calcext:value-type="float">
            <text:p>0.296543006643038</text:p>
          </table:table-cell>
          <table:table-cell office:value-type="float" office:value="0.315543350599156" calcext:value-type="float">
            <text:p>0.315543350599156</text:p>
          </table:table-cell>
          <table:table-cell office:value-type="float" office:value="1" calcext:value-type="float">
            <text:p>1</text:p>
          </table:table-cell>
          <table:table-cell office:value-type="float" office:value="586186.734375" calcext:value-type="float">
            <text:p>586186.734375</text:p>
          </table:table-cell>
          <table:table-cell office:value-type="float" office:value="307310.178125" calcext:value-type="float">
            <text:p>307310.178125</text:p>
          </table:table-cell>
          <table:table-cell office:value-type="float" office:value="336140.85546875" calcext:value-type="float">
            <text:p>336140.85546875</text:p>
          </table:table-cell>
          <table:table-cell office:value-type="float" office:value="901237.760416667" calcext:value-type="float">
            <text:p>901237.760416667</text:p>
          </table:table-cell>
          <table:table-cell office:value-type="float" office:value="333077.491726085" calcext:value-type="float">
            <text:p>333077.491726085</text:p>
          </table:table-cell>
          <table:table-cell office:value-type="float" office:value="175492.690214343" calcext:value-type="float">
            <text:p>175492.690214343</text:p>
          </table:table-cell>
          <table:table-cell office:value-type="float" office:value="76185.7603062837" calcext:value-type="float">
            <text:p>76185.7603062837</text:p>
          </table:table-cell>
          <table:table-cell office:value-type="float" office:value="737817.123999935" calcext:value-type="float">
            <text:p>737817.123999935</text:p>
          </table:table-cell>
          <table:table-cell office:value-type="float" office:value="0.568210558502687" calcext:value-type="float">
            <text:p>0.568210558502687</text:p>
          </table:table-cell>
          <table:table-cell office:value-type="float" office:value="0.571060455221762" calcext:value-type="float">
            <text:p>0.571060455221762</text:p>
          </table:table-cell>
          <table:table-cell office:value-type="float" office:value="0.226648320389505" calcext:value-type="float">
            <text:p>0.226648320389505</text:p>
          </table:table-cell>
          <table:table-cell office:value-type="float" office:value="0.818670895079698" calcext:value-type="float">
            <text:p>0.818670895079698</text:p>
          </table:table-cell>
          <table:table-cell office:value-type="float" office:value="0.151464854031955" calcext:value-type="float">
            <text:p>0.151464854031955</text:p>
          </table:table-cell>
          <table:table-cell office:value-type="float" office:value="0.6132949797452" calcext:value-type="float">
            <text:p>0.6132949797452</text:p>
          </table:table-cell>
          <table:table-cell office:value-type="float" office:value="0.580419959120455" calcext:value-type="float">
            <text:p>0.580419959120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4</text:p>
          </table:table-cell>
          <table:table-cell table:number-columns-repeated="990"/>
        </table:table-row>
        <table:table-row table:style-name="ro2">
          <table:table-cell office:value-type="float" office:value="152.068420856805" calcext:value-type="float">
            <text:p>152.068420856805</text:p>
          </table:table-cell>
          <table:table-cell office:value-type="float" office:value="12.6731267293294" calcext:value-type="float">
            <text:p>12.6731267293294</text:p>
          </table:table-cell>
          <table:table-cell office:value-type="string" calcext:value-type="string">
            <text:p>C5H12O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bit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and glucuronate interconversions__Riboflavin metabolism</text:p>
          </table:table-cell>
          <table:table-cell office:value-type="float" office:value="600903" calcext:value-type="float">
            <text:p>600903</text:p>
          </table:table-cell>
          <table:table-cell office:value-type="float" office:value="1.61025315866638" calcext:value-type="float">
            <text:p>1.61025315866638</text:p>
          </table:table-cell>
          <table:table-cell office:value-type="float" office:value="0.400620215629725" calcext:value-type="float">
            <text:p>0.400620215629725</text:p>
          </table:table-cell>
          <table:table-cell office:value-type="float" office:value="0.359306030375254" calcext:value-type="float">
            <text:p>0.359306030375254</text:p>
          </table:table-cell>
          <table:table-cell office:value-type="float" office:value="1" calcext:value-type="float">
            <text:p>1</text:p>
          </table:table-cell>
          <table:table-cell office:value-type="float" office:value="0.0176077747063294" calcext:value-type="float">
            <text:p>0.017607774706329</text:p>
          </table:table-cell>
          <table:table-cell office:value-type="float" office:value="0.00865008344882746" calcext:value-type="float">
            <text:p>0.008650083448827</text:p>
          </table:table-cell>
          <table:table-cell office:value-type="float" office:value="0.0139419446579343" calcext:value-type="float">
            <text:p>0.013941944657934</text:p>
          </table:table-cell>
          <table:table-cell office:value-type="float" office:value="1" calcext:value-type="float">
            <text:p>1</text:p>
          </table:table-cell>
          <table:table-cell office:value-type="float" office:value="508586.1484375" calcext:value-type="float">
            <text:p>508586.1484375</text:p>
          </table:table-cell>
          <table:table-cell office:value-type="float" office:value="126532.83203125" calcext:value-type="float">
            <text:p>126532.83203125</text:p>
          </table:table-cell>
          <table:table-cell office:value-type="float" office:value="113484.0625" calcext:value-type="float">
            <text:p>113484.0625</text:p>
          </table:table-cell>
          <table:table-cell office:value-type="float" office:value="315842.354166667" calcext:value-type="float">
            <text:p>315842.354166667</text:p>
          </table:table-cell>
          <table:table-cell office:value-type="float" office:value="91331.4804978293" calcext:value-type="float">
            <text:p>91331.4804978293</text:p>
          </table:table-cell>
          <table:table-cell office:value-type="float" office:value="89589.5846900479" calcext:value-type="float">
            <text:p>89589.5846900479</text:p>
          </table:table-cell>
          <table:table-cell office:value-type="float" office:value="17005.0553702846" calcext:value-type="float">
            <text:p>17005.0553702846</text:p>
          </table:table-cell>
          <table:table-cell office:value-type="float" office:value="50078.4547452613" calcext:value-type="float">
            <text:p>50078.4547452613</text:p>
          </table:table-cell>
          <table:table-cell office:value-type="float" office:value="0.179579174105354" calcext:value-type="float">
            <text:p>0.179579174105354</text:p>
          </table:table-cell>
          <table:table-cell office:value-type="float" office:value="0.708034296331263" calcext:value-type="float">
            <text:p>0.708034296331263</text:p>
          </table:table-cell>
          <table:table-cell office:value-type="float" office:value="0.14984531744521" calcext:value-type="float">
            <text:p>0.14984531744521</text:p>
          </table:table-cell>
          <table:table-cell office:value-type="float" office:value="0.158555222517229" calcext:value-type="float">
            <text:p>0.158555222517229</text:p>
          </table:table-cell>
          <table:table-cell office:value-type="float" office:value="3.424202592433" calcext:value-type="float">
            <text:p>3.424202592433</text:p>
          </table:table-cell>
          <table:table-cell office:value-type="float" office:value="3.40208855116519" calcext:value-type="float">
            <text:p>3.40208855116519</text:p>
          </table:table-cell>
          <table:table-cell office:value-type="float" office:value="14.6401621768878" calcext:value-type="float">
            <text:p>14.640162176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92</text:p>
          </table:table-cell>
          <table:table-cell table:number-columns-repeated="990"/>
        </table:table-row>
        <table:table-row table:style-name="ro2">
          <table:table-cell office:value-type="float" office:value="169.99811211417" calcext:value-type="float">
            <text:p>169.99811211417</text:p>
          </table:table-cell>
          <table:table-cell office:value-type="float" office:value="15.3443933614095" calcext:value-type="float">
            <text:p>15.3443933614095</text:p>
          </table:table-cell>
          <table:table-cell office:value-type="string" calcext:value-type="string">
            <text:p>C3H7O6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ycerone phosph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Glycolysis / Gluconeogenesis__Inositol metabolism__Pentose and glucuronate interconversions__Fructose and mannose metabolism__Galactose metabolism__Glycerolipid metabolism__Glycerophospholipid metabolism__Pyruvate metabolism__Carbon fixation</text:p>
          </table:table-cell>
          <table:table-cell office:value-type="float" office:value="4773337" calcext:value-type="float">
            <text:p>4773337</text:p>
          </table:table-cell>
          <table:table-cell office:value-type="float" office:value="2.22440355085855" calcext:value-type="float">
            <text:p>2.22440355085855</text:p>
          </table:table-cell>
          <table:table-cell office:value-type="float" office:value="0.770090111525449" calcext:value-type="float">
            <text:p>0.770090111525449</text:p>
          </table:table-cell>
          <table:table-cell office:value-type="float" office:value="0.285605898823572" calcext:value-type="float">
            <text:p>0.285605898823572</text:p>
          </table:table-cell>
          <table:table-cell office:value-type="float" office:value="1" calcext:value-type="float">
            <text:p>1</text:p>
          </table:table-cell>
          <table:table-cell office:value-type="float" office:value="0.228659895510089" calcext:value-type="float">
            <text:p>0.228659895510089</text:p>
          </table:table-cell>
          <table:table-cell office:value-type="float" office:value="0.818213593553757" calcext:value-type="float">
            <text:p>0.818213593553757</text:p>
          </table:table-cell>
          <table:table-cell office:value-type="float" office:value="0.389742196078492" calcext:value-type="float">
            <text:p>0.389742196078492</text:p>
          </table:table-cell>
          <table:table-cell office:value-type="float" office:value="1" calcext:value-type="float">
            <text:p>1</text:p>
          </table:table-cell>
          <table:table-cell office:value-type="float" office:value="2979567.65625" calcext:value-type="float">
            <text:p>2979567.65625</text:p>
          </table:table-cell>
          <table:table-cell office:value-type="float" office:value="1031528.46875" calcext:value-type="float">
            <text:p>1031528.46875</text:p>
          </table:table-cell>
          <table:table-cell office:value-type="float" office:value="382566.41796875" calcext:value-type="float">
            <text:p>382566.41796875</text:p>
          </table:table-cell>
          <table:table-cell office:value-type="float" office:value="1339490.60416667" calcext:value-type="float">
            <text:p>1339490.60416667</text:p>
          </table:table-cell>
          <table:table-cell office:value-type="float" office:value="1575548.96569467" calcext:value-type="float">
            <text:p>1575548.96569467</text:p>
          </table:table-cell>
          <table:table-cell office:value-type="float" office:value="2074522.2568646" calcext:value-type="float">
            <text:p>2074522.2568646</text:p>
          </table:table-cell>
          <table:table-cell office:value-type="float" office:value="233984.721735051" calcext:value-type="float">
            <text:p>233984.721735051</text:p>
          </table:table-cell>
          <table:table-cell office:value-type="float" office:value="1521225.94329917" calcext:value-type="float">
            <text:p>1521225.94329917</text:p>
          </table:table-cell>
          <table:table-cell office:value-type="float" office:value="0.528784423602453" calcext:value-type="float">
            <text:p>0.528784423602453</text:p>
          </table:table-cell>
          <table:table-cell office:value-type="float" office:value="2.01111488408894" calcext:value-type="float">
            <text:p>2.01111488408894</text:p>
          </table:table-cell>
          <table:table-cell office:value-type="float" office:value="0.611618560189891" calcext:value-type="float">
            <text:p>0.611618560189891</text:p>
          </table:table-cell>
          <table:table-cell office:value-type="float" office:value="1.13567496372666" calcext:value-type="float">
            <text:p>1.13567496372666</text:p>
          </table:table-cell>
          <table:table-cell office:value-type="float" office:value="0.56079689745026" calcext:value-type="float">
            <text:p>0.56079689745026</text:p>
          </table:table-cell>
          <table:table-cell office:value-type="float" office:value="0.014331211725965" calcext:value-type="float">
            <text:p>0.014331211725965</text:p>
          </table:table-cell>
          <table:table-cell office:value-type="float" office:value="0.386556082425191" calcext:value-type="float">
            <text:p>0.386556082425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80</text:p>
          </table:table-cell>
          <table:table-cell table:number-columns-repeated="990"/>
        </table:table-row>
        <table:table-row table:style-name="ro2">
          <table:table-cell office:value-type="float" office:value="136.037197977435" calcext:value-type="float">
            <text:p>136.037197977435</text:p>
          </table:table-cell>
          <table:table-cell office:value-type="float" office:value="12.484143371582" calcext:value-type="float">
            <text:p>12.484143371582</text:p>
          </table:table-cell>
          <table:table-cell office:value-type="string" calcext:value-type="string">
            <text:p>C4H8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FA trihydroxy(4:0)] 2,3,4-trihydroxy-butano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scorbate and aldarate metabolism</text:p>
          </table:table-cell>
          <table:table-cell office:value-type="float" office:value="7806559" calcext:value-type="float">
            <text:p>7806559</text:p>
          </table:table-cell>
          <table:table-cell office:value-type="float" office:value="0.308875538384376" calcext:value-type="float">
            <text:p>0.308875538384376</text:p>
          </table:table-cell>
          <table:table-cell office:value-type="float" office:value="0.431397479398598" calcext:value-type="float">
            <text:p>0.431397479398598</text:p>
          </table:table-cell>
          <table:table-cell office:value-type="float" office:value="0.233147449078223" calcext:value-type="float">
            <text:p>0.233147449078223</text:p>
          </table:table-cell>
          <table:table-cell office:value-type="float" office:value="1" calcext:value-type="float">
            <text:p>1</text:p>
          </table:table-cell>
          <table:table-cell office:value-type="float" office:value="0.086049320679619" calcext:value-type="float">
            <text:p>0.086049320679619</text:p>
          </table:table-cell>
          <table:table-cell office:value-type="float" office:value="0.149761743508598" calcext:value-type="float">
            <text:p>0.149761743508598</text:p>
          </table:table-cell>
          <table:table-cell office:value-type="float" office:value="0.0721735563349517" calcext:value-type="float">
            <text:p>0.072173556334952</text:p>
          </table:table-cell>
          <table:table-cell office:value-type="float" office:value="1" calcext:value-type="float">
            <text:p>1</text:p>
          </table:table-cell>
          <table:table-cell office:value-type="float" office:value="1521480.15625" calcext:value-type="float">
            <text:p>1521480.15625</text:p>
          </table:table-cell>
          <table:table-cell office:value-type="float" office:value="2125007.075" calcext:value-type="float">
            <text:p>2125007.075</text:p>
          </table:table-cell>
          <table:table-cell office:value-type="float" office:value="1148453.578125" calcext:value-type="float">
            <text:p>1148453.578125</text:p>
          </table:table-cell>
          <table:table-cell office:value-type="float" office:value="4925868.08333333" calcext:value-type="float">
            <text:p>4925868.08333333</text:p>
          </table:table-cell>
          <table:table-cell office:value-type="float" office:value="268402.442371785" calcext:value-type="float">
            <text:p>268402.442371785</text:p>
          </table:table-cell>
          <table:table-cell office:value-type="float" office:value="2896407.71279258" calcext:value-type="float">
            <text:p>2896407.71279258</text:p>
          </table:table-cell>
          <table:table-cell office:value-type="float" office:value="205060.205083555" calcext:value-type="float">
            <text:p>205060.205083555</text:p>
          </table:table-cell>
          <table:table-cell office:value-type="float" office:value="1878115.21824768" calcext:value-type="float">
            <text:p>1878115.21824768</text:p>
          </table:table-cell>
          <table:table-cell office:value-type="float" office:value="0.176408769624257" calcext:value-type="float">
            <text:p>0.176408769624257</text:p>
          </table:table-cell>
          <table:table-cell office:value-type="float" office:value="1.36301085623095" calcext:value-type="float">
            <text:p>1.36301085623095</text:p>
          </table:table-cell>
          <table:table-cell office:value-type="float" office:value="0.178553325088109" calcext:value-type="float">
            <text:p>0.178553325088109</text:p>
          </table:table-cell>
          <table:table-cell office:value-type="float" office:value="0.381275987597451" calcext:value-type="float">
            <text:p>0.381275987597451</text:p>
          </table:table-cell>
          <table:table-cell office:value-type="float" office:value="3.21998020871814" calcext:value-type="float">
            <text:p>3.21998020871814</text:p>
          </table:table-cell>
          <table:table-cell office:value-type="float" office:value="0.658316289753366" calcext:value-type="float">
            <text:p>0.658316289753366</text:p>
          </table:table-cell>
          <table:table-cell office:value-type="float" office:value="3.99758906830495" calcext:value-type="float">
            <text:p>3.99758906830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88</text:p>
          </table:table-cell>
          <table:table-cell table:number-columns-repeated="990"/>
        </table:table-row>
        <table:table-row table:style-name="ro2">
          <table:table-cell office:value-type="float" office:value="162.052876527212" calcext:value-type="float">
            <text:p>162.052876527212</text:p>
          </table:table-cell>
          <table:table-cell office:value-type="float" office:value="10.3150993771023" calcext:value-type="float">
            <text:p>10.3150993771023</text:p>
          </table:table-cell>
          <table:table-cell office:value-type="string" calcext:value-type="string">
            <text:p>C6H10O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-Rhamnono-1,4-lact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Fructose and mannose metabolism</text:p>
          </table:table-cell>
          <table:table-cell office:value-type="float" office:value="383968" calcext:value-type="float">
            <text:p>383968</text:p>
          </table:table-cell>
          <table:table-cell office:value-type="float" office:value="0.561668523319275" calcext:value-type="float">
            <text:p>0.561668523319275</text:p>
          </table:table-cell>
          <table:table-cell office:value-type="float" office:value="0.217500752973256" calcext:value-type="float">
            <text:p>0.217500752973256</text:p>
          </table:table-cell>
          <table:table-cell office:value-type="float" office:value="0.164192658326767" calcext:value-type="float">
            <text:p>0.164192658326767</text:p>
          </table:table-cell>
          <table:table-cell office:value-type="float" office:value="1" calcext:value-type="float">
            <text:p>1</text:p>
          </table:table-cell>
          <table:table-cell office:value-type="float" office:value="0.11916962424494" calcext:value-type="float">
            <text:p>0.11916962424494</text:p>
          </table:table-cell>
          <table:table-cell office:value-type="float" office:value="0.0243026292332605" calcext:value-type="float">
            <text:p>0.024302629233261</text:p>
          </table:table-cell>
          <table:table-cell office:value-type="float" office:value="0.0362828824491056" calcext:value-type="float">
            <text:p>0.036282882449106</text:p>
          </table:table-cell>
          <table:table-cell office:value-type="float" office:value="1" calcext:value-type="float">
            <text:p>1</text:p>
          </table:table-cell>
          <table:table-cell office:value-type="float" office:value="160987.7578125" calcext:value-type="float">
            <text:p>160987.7578125</text:p>
          </table:table-cell>
          <table:table-cell office:value-type="float" office:value="62340.96640625" calcext:value-type="float">
            <text:p>62340.96640625</text:p>
          </table:table-cell>
          <table:table-cell office:value-type="float" office:value="47061.5795898438" calcext:value-type="float">
            <text:p>47061.5795898438</text:p>
          </table:table-cell>
          <table:table-cell office:value-type="float" office:value="286624.140625" calcext:value-type="float">
            <text:p>286624.140625</text:p>
          </table:table-cell>
          <table:table-cell office:value-type="float" office:value="28014.2667157732" calcext:value-type="float">
            <text:p>28014.2667157732</text:p>
          </table:table-cell>
          <table:table-cell office:value-type="float" office:value="64888.0233545819" calcext:value-type="float">
            <text:p>64888.0233545819</text:p>
          </table:table-cell>
          <table:table-cell office:value-type="float" office:value="20269.4378864142" calcext:value-type="float">
            <text:p>20269.4378864142</text:p>
          </table:table-cell>
          <table:table-cell office:value-type="float" office:value="86510.444857365" calcext:value-type="float">
            <text:p>86510.444857365</text:p>
          </table:table-cell>
          <table:table-cell office:value-type="float" office:value="0.174014888438915" calcext:value-type="float">
            <text:p>0.174014888438915</text:p>
          </table:table-cell>
          <table:table-cell office:value-type="float" office:value="1.04085687301884" calcext:value-type="float">
            <text:p>1.04085687301884</text:p>
          </table:table-cell>
          <table:table-cell office:value-type="float" office:value="0.430700330568346" calcext:value-type="float">
            <text:p>0.430700330568346</text:p>
          </table:table-cell>
          <table:table-cell office:value-type="float" office:value="0.301825396384004" calcext:value-type="float">
            <text:p>0.301825396384004</text:p>
          </table:table-cell>
          <table:table-cell office:value-type="float" office:value="1.90890980410922" calcext:value-type="float">
            <text:p>1.90890980410922</text:p>
          </table:table-cell>
          <table:table-cell office:value-type="float" office:value="4.30141415617052" calcext:value-type="float">
            <text:p>4.30141415617052</text:p>
          </table:table-cell>
          <table:table-cell office:value-type="float" office:value="7.26927110468268" calcext:value-type="float">
            <text:p>7.26927110468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01</text:p>
          </table:table-cell>
          <table:table-cell table:number-columns-repeated="990"/>
        </table:table-row>
        <table:table-row table:style-name="ro2">
          <table:table-cell office:value-type="float" office:value="176.032127297369" calcext:value-type="float">
            <text:p>176.032127297369</text:p>
          </table:table-cell>
          <table:table-cell office:value-type="float" office:value="15.7326534016927" calcext:value-type="float">
            <text:p>15.7326534016927</text:p>
          </table:table-cell>
          <table:table-cell office:value-type="string" calcext:value-type="string">
            <text:p>C6H8O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corb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Ascorbate and aldarate metabolism__Glutathione metabolism</text:p>
          </table:table-cell>
          <table:table-cell office:value-type="float" office:value="439928" calcext:value-type="float">
            <text:p>439928</text:p>
          </table:table-cell>
          <table:table-cell office:value-type="float" office:value="0.205806098940886" calcext:value-type="float">
            <text:p>0.205806098940886</text:p>
          </table:table-cell>
          <table:table-cell office:value-type="float" office:value="0.34127215219024" calcext:value-type="float">
            <text:p>0.34127215219024</text:p>
          </table:table-cell>
          <table:table-cell office:value-type="float" office:value="0.128624221570872" calcext:value-type="float">
            <text:p>0.128624221570872</text:p>
          </table:table-cell>
          <table:table-cell office:value-type="float" office:value="1" calcext:value-type="float">
            <text:p>1</text:p>
          </table:table-cell>
          <table:table-cell office:value-type="float" office:value="0.0138698475752375" calcext:value-type="float">
            <text:p>0.013869847575238</text:p>
          </table:table-cell>
          <table:table-cell office:value-type="float" office:value="0.014811115608836" calcext:value-type="float">
            <text:p>0.014811115608836</text:p>
          </table:table-cell>
          <table:table-cell office:value-type="float" office:value="0.0131236331562249" calcext:value-type="float">
            <text:p>0.013123633156225</text:p>
          </table:table-cell>
          <table:table-cell office:value-type="float" office:value="1" calcext:value-type="float">
            <text:p>1</text:p>
          </table:table-cell>
          <table:table-cell office:value-type="float" office:value="76195.962890625" calcext:value-type="float">
            <text:p>76195.962890625</text:p>
          </table:table-cell>
          <table:table-cell office:value-type="float" office:value="126349.80390625" calcext:value-type="float">
            <text:p>126349.80390625</text:p>
          </table:table-cell>
          <table:table-cell office:value-type="float" office:value="47620.77734375" calcext:value-type="float">
            <text:p>47620.77734375</text:p>
          </table:table-cell>
          <table:table-cell office:value-type="float" office:value="370231.802083333" calcext:value-type="float">
            <text:p>370231.802083333</text:p>
          </table:table-cell>
          <table:table-cell office:value-type="float" office:value="25681.8301776619" calcext:value-type="float">
            <text:p>25681.8301776619</text:p>
          </table:table-cell>
          <table:table-cell office:value-type="float" office:value="130504.4440774" calcext:value-type="float">
            <text:p>130504.4440774</text:p>
          </table:table-cell>
          <table:table-cell office:value-type="float" office:value="19786.5611851977" calcext:value-type="float">
            <text:p>19786.5611851977</text:p>
          </table:table-cell>
          <table:table-cell office:value-type="float" office:value="73280.3248050761" calcext:value-type="float">
            <text:p>73280.3248050761</text:p>
          </table:table-cell>
          <table:table-cell office:value-type="float" office:value="0.337049749138635" calcext:value-type="float">
            <text:p>0.337049749138635</text:p>
          </table:table-cell>
          <table:table-cell office:value-type="float" office:value="1.03288204684696" calcext:value-type="float">
            <text:p>1.03288204684696</text:p>
          </table:table-cell>
          <table:table-cell office:value-type="float" office:value="0.415502692078474" calcext:value-type="float">
            <text:p>0.415502692078474</text:p>
          </table:table-cell>
          <table:table-cell office:value-type="float" office:value="0.197930929738396" calcext:value-type="float">
            <text:p>0.197930929738396</text:p>
          </table:table-cell>
          <table:table-cell office:value-type="float" office:value="14.3388639050764" calcext:value-type="float">
            <text:p>14.3388639050764</text:p>
          </table:table-cell>
          <table:table-cell office:value-type="float" office:value="2.65511917761686" calcext:value-type="float">
            <text:p>2.65511917761686</text:p>
          </table:table-cell>
          <table:table-cell office:value-type="float" office:value="18.0643270424674" calcext:value-type="float">
            <text:p>18.0643270424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408</text:p>
          </table:table-cell>
          <table:table-cell table:number-columns-repeated="990"/>
        </table:table-row>
        <table:table-row table:style-name="ro2">
          <table:table-cell office:value-type="float" office:value="192.027196168409" calcext:value-type="float">
            <text:p>192.027196168409</text:p>
          </table:table-cell>
          <table:table-cell office:value-type="float" office:value="18.7193333095973" calcext:value-type="float">
            <text:p>18.7193333095973</text:p>
          </table:table-cell>
          <table:table-cell office:value-type="string" calcext:value-type="string">
            <text:p>C6H8O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itr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Citrate cycle (TCA cycle)__Glutamate metabolism__Alanine and aspartate metabolism__Glyoxylate and dicarboxylate metabolism__Reductive carboxylate cycle (CO2 fixation)</text:p>
          </table:table-cell>
          <table:table-cell office:value-type="float" office:value="9876401" calcext:value-type="float">
            <text:p>9876401</text:p>
          </table:table-cell>
          <table:table-cell office:value-type="float" office:value="0.195013125769486" calcext:value-type="float">
            <text:p>0.195013125769486</text:p>
          </table:table-cell>
          <table:table-cell office:value-type="float" office:value="0.456124718576664" calcext:value-type="float">
            <text:p>0.456124718576664</text:p>
          </table:table-cell>
          <table:table-cell office:value-type="float" office:value="0.0213786719162113" calcext:value-type="float">
            <text:p>0.021378671916211</text:p>
          </table:table-cell>
          <table:table-cell office:value-type="float" office:value="1" calcext:value-type="float">
            <text:p>1</text:p>
          </table:table-cell>
          <table:table-cell office:value-type="float" office:value="0.0850115296010188" calcext:value-type="float">
            <text:p>0.085011529601019</text:p>
          </table:table-cell>
          <table:table-cell office:value-type="float" office:value="0.333677668963055" calcext:value-type="float">
            <text:p>0.333677668963055</text:p>
          </table:table-cell>
          <table:table-cell office:value-type="float" office:value="0.074017437316384" calcext:value-type="float">
            <text:p>0.074017437316384</text:p>
          </table:table-cell>
          <table:table-cell office:value-type="float" office:value="1" calcext:value-type="float">
            <text:p>1</text:p>
          </table:table-cell>
          <table:table-cell office:value-type="float" office:value="879768.7109375" calcext:value-type="float">
            <text:p>879768.7109375</text:p>
          </table:table-cell>
          <table:table-cell office:value-type="float" office:value="2057729.46875" calcext:value-type="float">
            <text:p>2057729.46875</text:p>
          </table:table-cell>
          <table:table-cell office:value-type="float" office:value="96446.2600097656" calcext:value-type="float">
            <text:p>96446.2600097656</text:p>
          </table:table-cell>
          <table:table-cell office:value-type="float" office:value="4511330.75" calcext:value-type="float">
            <text:p>4511330.75</text:p>
          </table:table-cell>
          <table:table-cell office:value-type="float" office:value="1194438.69311105" calcext:value-type="float">
            <text:p>1194438.69311105</text:p>
          </table:table-cell>
          <table:table-cell office:value-type="float" office:value="4371086.00258218" calcext:value-type="float">
            <text:p>4371086.00258218</text:p>
          </table:table-cell>
          <table:table-cell office:value-type="float" office:value="57697.0446892227" calcext:value-type="float">
            <text:p>57697.0446892227</text:p>
          </table:table-cell>
          <table:table-cell office:value-type="float" office:value="2205968.59469555" calcext:value-type="float">
            <text:p>2205968.59469555</text:p>
          </table:table-cell>
          <table:table-cell office:value-type="float" office:value="1.35767353198801" calcext:value-type="float">
            <text:p>1.35767353198801</text:p>
          </table:table-cell>
          <table:table-cell office:value-type="float" office:value="2.12422773205336" calcext:value-type="float">
            <text:p>2.12422773205336</text:p>
          </table:table-cell>
          <table:table-cell office:value-type="float" office:value="0.598229985106531" calcext:value-type="float">
            <text:p>0.598229985106531</text:p>
          </table:table-cell>
          <table:table-cell office:value-type="float" office:value="0.488984008697556" calcext:value-type="float">
            <text:p>0.488984008697556</text:p>
          </table:table-cell>
          <table:table-cell office:value-type="float" office:value="2.09570668599687" calcext:value-type="float">
            <text:p>2.09570668599687</text:p>
          </table:table-cell>
          <table:table-cell office:value-type="float" office:value="0.251125725829897" calcext:value-type="float">
            <text:p>0.251125725829897</text:p>
          </table:table-cell>
          <table:table-cell office:value-type="float" office:value="4.00260790047206" calcext:value-type="float">
            <text:p>4.00260790047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42</text:p>
          </table:table-cell>
          <table:table-cell table:number-columns-repeated="990"/>
        </table:table-row>
        <table:table-row table:style-name="ro2">
          <table:table-cell office:value-type="float" office:value="200.008264280243" calcext:value-type="float">
            <text:p>200.008264280243</text:p>
          </table:table-cell>
          <table:table-cell office:value-type="float" office:value="15.5370998128255" calcext:value-type="float">
            <text:p>15.5370998128255</text:p>
          </table:table-cell>
          <table:table-cell office:value-type="string" calcext:value-type="string">
            <text:p>C4H9O7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Erythrose 4-phosph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hydrate Metabolism</text:p>
          </table:table-cell>
          <table:table-cell office:value-type="string" calcext:value-type="string">
            <text:p>Pentose phosphate pathway__Phenylalanine, tyrosine and tryptophan biosynthesis__Carbon fixation__Vitamin B6 metabolism</text:p>
          </table:table-cell>
          <table:table-cell office:value-type="float" office:value="3027434" calcext:value-type="float">
            <text:p>3027434</text:p>
          </table:table-cell>
          <table:table-cell office:value-type="float" office:value="0" calcext:value-type="float">
            <text:p>0</text:p>
          </table:table-cell>
          <table:table-cell office:value-type="float" office:value="605.4867" calcext:value-type="float">
            <text:p>605.4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605486.7" calcext:value-type="float">
            <text:p>605486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n1503</text:p>
          </table:table-cell>
          <table:table-cell table:number-columns-repeated="990"/>
        </table:table-row>
        <table:table-row table:style-name="ro2">
          <table:table-cell office:value-type="float" office:value="331.55468311781" calcext:value-type="float">
            <text:p>331.55468311781</text:p>
          </table:table-cell>
          <table:table-cell office:value-type="float" office:value="13.4929883321126" calcext:value-type="float">
            <text:p>13.4929883321126</text:p>
          </table:table-cell>
          <table:table-cell office:value-type="string" calcext:value-type="string">
            <text:p>C21H27N7O14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__Glutamate metabolism__Nicotinate and nicotinamide metabolism</text:p>
          </table:table-cell>
          <table:table-cell office:value-type="float" office:value="15312636" calcext:value-type="float">
            <text:p>15312636</text:p>
          </table:table-cell>
          <table:table-cell office:value-type="float" office:value="0.947935708367279" calcext:value-type="float">
            <text:p>0.947935708367279</text:p>
          </table:table-cell>
          <table:table-cell office:value-type="float" office:value="3.17889853534125" calcext:value-type="float">
            <text:p>3.17889853534125</text:p>
          </table:table-cell>
          <table:table-cell office:value-type="float" office:value="1.33200629735318" calcext:value-type="float">
            <text:p>1.33200629735318</text:p>
          </table:table-cell>
          <table:table-cell office:value-type="float" office:value="1" calcext:value-type="float">
            <text:p>1</text:p>
          </table:table-cell>
          <table:table-cell office:value-type="float" office:value="0.806793019972427" calcext:value-type="float">
            <text:p>0.806793019972427</text:p>
          </table:table-cell>
          <table:table-cell office:value-type="float" office:value="0.0397857968616306" calcext:value-type="float">
            <text:p>0.039785796861631</text:p>
          </table:table-cell>
          <table:table-cell office:value-type="float" office:value="0.253187747528926" calcext:value-type="float">
            <text:p>0.253187747528926</text:p>
          </table:table-cell>
          <table:table-cell office:value-type="float" office:value="1" calcext:value-type="float">
            <text:p>1</text:p>
          </table:table-cell>
          <table:table-cell office:value-type="float" office:value="2410650.3125" calcext:value-type="float">
            <text:p>2410650.3125</text:p>
          </table:table-cell>
          <table:table-cell office:value-type="float" office:value="8084106" calcext:value-type="float">
            <text:p>8084106</text:p>
          </table:table-cell>
          <table:table-cell office:value-type="float" office:value="3387362" calcext:value-type="float">
            <text:p>3387362</text:p>
          </table:table-cell>
          <table:table-cell office:value-type="float" office:value="2543052.54166667" calcext:value-type="float">
            <text:p>2543052.54166667</text:p>
          </table:table-cell>
          <table:table-cell office:value-type="float" office:value="230069.791442852" calcext:value-type="float">
            <text:p>230069.791442852</text:p>
          </table:table-cell>
          <table:table-cell office:value-type="float" office:value="4188728.99678885" calcext:value-type="float">
            <text:p>4188728.99678885</text:p>
          </table:table-cell>
          <table:table-cell office:value-type="float" office:value="899188.045262224" calcext:value-type="float">
            <text:p>899188.045262224</text:p>
          </table:table-cell>
          <table:table-cell office:value-type="float" office:value="810624.852604636" calcext:value-type="float">
            <text:p>810624.852604636</text:p>
          </table:table-cell>
          <table:table-cell office:value-type="float" office:value="0.0954388905972242" calcext:value-type="float">
            <text:p>0.095438890597224</text:p>
          </table:table-cell>
          <table:table-cell office:value-type="float" office:value="0.518143749820803" calcext:value-type="float">
            <text:p>0.518143749820803</text:p>
          </table:table-cell>
          <table:table-cell office:value-type="float" office:value="0.265453779449089" calcext:value-type="float">
            <text:p>0.265453779449089</text:p>
          </table:table-cell>
          <table:table-cell office:value-type="float" office:value="0.318760560123295" calcext:value-type="float">
            <text:p>0.318760560123295</text:p>
          </table:table-cell>
          <table:table-cell office:value-type="float" office:value="0.0246890777330943" calcext:value-type="float">
            <text:p>0.024689077733094</text:p>
          </table:table-cell>
          <table:table-cell office:value-type="float" office:value="1.68675548543433" calcext:value-type="float">
            <text:p>1.68675548543433</text:p>
          </table:table-cell>
          <table:table-cell office:value-type="float" office:value="0.486376412955814" calcext:value-type="float">
            <text:p>0.486376412955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813</text:p>
          </table:table-cell>
          <table:table-cell table:number-columns-repeated="990"/>
        </table:table-row>
        <table:table-row table:style-name="ro2">
          <table:table-cell office:value-type="float" office:value="743.076773386945" calcext:value-type="float">
            <text:p>743.076773386945</text:p>
          </table:table-cell>
          <table:table-cell office:value-type="float" office:value="16.6718775431315" calcext:value-type="float">
            <text:p>16.6718775431315</text:p>
          </table:table-cell>
          <table:table-cell office:value-type="string" calcext:value-type="string">
            <text:p>C21H28N7O17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P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Photosynthesis__Glutathione metabolism__Nicotinate and nicotinamide metabolism</text:p>
          </table:table-cell>
          <table:table-cell office:value-type="float" office:value="245367" calcext:value-type="float">
            <text:p>245367</text:p>
          </table:table-cell>
          <table:table-cell office:value-type="float" office:value="1.03488109099179" calcext:value-type="float">
            <text:p>1.03488109099179</text:p>
          </table:table-cell>
          <table:table-cell office:value-type="float" office:value="0.956604575717117" calcext:value-type="float">
            <text:p>0.956604575717117</text:p>
          </table:table-cell>
          <table:table-cell office:value-type="float" office:value="1.0247206729146" calcext:value-type="float">
            <text:p>1.0247206729146</text:p>
          </table:table-cell>
          <table:table-cell office:value-type="float" office:value="1" calcext:value-type="float">
            <text:p>1</text:p>
          </table:table-cell>
          <table:table-cell office:value-type="float" office:value="0.901497269131814" calcext:value-type="float">
            <text:p>0.901497269131814</text:p>
          </table:table-cell>
          <table:table-cell office:value-type="float" office:value="0.903491477499787" calcext:value-type="float">
            <text:p>0.903491477499787</text:p>
          </table:table-cell>
          <table:table-cell office:value-type="float" office:value="0.932868858191587" calcext:value-type="float">
            <text:p>0.932868858191587</text:p>
          </table:table-cell>
          <table:table-cell office:value-type="float" office:value="1" calcext:value-type="float">
            <text:p>1</text:p>
          </table:table-cell>
          <table:table-cell office:value-type="float" office:value="127228.607421875" calcext:value-type="float">
            <text:p>127228.607421875</text:p>
          </table:table-cell>
          <table:table-cell office:value-type="float" office:value="117605.26796875" calcext:value-type="float">
            <text:p>117605.26796875</text:p>
          </table:table-cell>
          <table:table-cell office:value-type="float" office:value="125979.482421875" calcext:value-type="float">
            <text:p>125979.482421875</text:p>
          </table:table-cell>
          <table:table-cell office:value-type="float" office:value="122940.315104167" calcext:value-type="float">
            <text:p>122940.315104167</text:p>
          </table:table-cell>
          <table:table-cell office:value-type="float" office:value="45391.0754097554" calcext:value-type="float">
            <text:p>45391.0754097554</text:p>
          </table:table-cell>
          <table:table-cell office:value-type="float" office:value="77976.31431064" calcext:value-type="float">
            <text:p>77976.31431064</text:p>
          </table:table-cell>
          <table:table-cell office:value-type="float" office:value="49451.1575121546" calcext:value-type="float">
            <text:p>49451.1575121546</text:p>
          </table:table-cell>
          <table:table-cell office:value-type="float" office:value="41106.9769590196" calcext:value-type="float">
            <text:p>41106.9769590196</text:p>
          </table:table-cell>
          <table:table-cell office:value-type="float" office:value="0.356767839635656" calcext:value-type="float">
            <text:p>0.356767839635656</text:p>
          </table:table-cell>
          <table:table-cell office:value-type="float" office:value="0.663034196149783" calcext:value-type="float">
            <text:p>0.663034196149783</text:p>
          </table:table-cell>
          <table:table-cell office:value-type="float" office:value="0.392533423391553" calcext:value-type="float">
            <text:p>0.392533423391553</text:p>
          </table:table-cell>
          <table:table-cell office:value-type="float" office:value="0.334365313153703" calcext:value-type="float">
            <text:p>0.334365313153703</text:p>
          </table:table-cell>
          <table:table-cell office:value-type="float" office:value="0.00490367931521877" calcext:value-type="float">
            <text:p>0.004903679315219</text:p>
          </table:table-cell>
          <table:table-cell office:value-type="float" office:value="0.00366311472034789" calcext:value-type="float">
            <text:p>0.003663114720348</text:p>
          </table:table-cell>
          <table:table-cell office:value-type="float" office:value="0.00223363725872056" calcext:value-type="float">
            <text:p>0.002233637258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77</text:p>
          </table:table-cell>
          <table:table-cell table:number-columns-repeated="990"/>
        </table:table-row>
        <table:table-row table:style-name="ro2">
          <table:table-cell office:value-type="float" office:value="97.9769335100759" calcext:value-type="float">
            <text:p>97.9769335100759</text:p>
          </table:table-cell>
          <table:table-cell office:value-type="float" office:value="22.6051180521647" calcext:value-type="float">
            <text:p>22.6051180521647</text:p>
          </table:table-cell>
          <table:table-cell office:value-type="string" calcext:value-type="string">
            <text:p>H3O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thophosph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__Photosynthesis__Peptidoglycan biosynthesis</text:p>
          </table:table-cell>
          <table:table-cell office:value-type="float" office:value="341443" calcext:value-type="float">
            <text:p>341443</text:p>
          </table:table-cell>
          <table:table-cell office:value-type="float" office:value="0.946161630058333" calcext:value-type="float">
            <text:p>0.946161630058333</text:p>
          </table:table-cell>
          <table:table-cell office:value-type="float" office:value="0.991256881150238" calcext:value-type="float">
            <text:p>0.991256881150238</text:p>
          </table:table-cell>
          <table:table-cell office:value-type="float" office:value="0.991651631805274" calcext:value-type="float">
            <text:p>0.991651631805274</text:p>
          </table:table-cell>
          <table:table-cell office:value-type="float" office:value="1" calcext:value-type="float">
            <text:p>1</text:p>
          </table:table-cell>
          <table:table-cell office:value-type="float" office:value="0.447639802135126" calcext:value-type="float">
            <text:p>0.447639802135126</text:p>
          </table:table-cell>
          <table:table-cell office:value-type="float" office:value="0.895591008178478" calcext:value-type="float">
            <text:p>0.895591008178478</text:p>
          </table:table-cell>
          <table:table-cell office:value-type="float" office:value="0.90708930884063" calcext:value-type="float">
            <text:p>0.90708930884063</text:p>
          </table:table-cell>
          <table:table-cell office:value-type="float" office:value="1" calcext:value-type="float">
            <text:p>1</text:p>
          </table:table-cell>
          <table:table-cell office:value-type="float" office:value="292356.8671875" calcext:value-type="float">
            <text:p>292356.8671875</text:p>
          </table:table-cell>
          <table:table-cell office:value-type="float" office:value="306290.9625" calcext:value-type="float">
            <text:p>306290.9625</text:p>
          </table:table-cell>
          <table:table-cell office:value-type="float" office:value="306412.9375" calcext:value-type="float">
            <text:p>306412.9375</text:p>
          </table:table-cell>
          <table:table-cell office:value-type="float" office:value="308992.520833333" calcext:value-type="float">
            <text:p>308992.520833333</text:p>
          </table:table-cell>
          <table:table-cell office:value-type="float" office:value="15241.1769259081" calcext:value-type="float">
            <text:p>15241.1769259081</text:p>
          </table:table-cell>
          <table:table-cell office:value-type="float" office:value="16618.9878250982" calcext:value-type="float">
            <text:p>16618.9878250982</text:p>
          </table:table-cell>
          <table:table-cell office:value-type="float" office:value="22546.7537919617" calcext:value-type="float">
            <text:p>22546.7537919617</text:p>
          </table:table-cell>
          <table:table-cell office:value-type="float" office:value="29916.2759590518" calcext:value-type="float">
            <text:p>29916.2759590518</text:p>
          </table:table-cell>
          <table:table-cell office:value-type="float" office:value="0.0521320982555655" calcext:value-type="float">
            <text:p>0.052132098255566</text:p>
          </table:table-cell>
          <table:table-cell office:value-type="float" office:value="0.0542588252994836" calcext:value-type="float">
            <text:p>0.054258825299484</text:p>
          </table:table-cell>
          <table:table-cell office:value-type="float" office:value="0.0735829040898826" calcext:value-type="float">
            <text:p>0.073582904089883</text:p>
          </table:table-cell>
          <table:table-cell office:value-type="float" office:value="0.0968187704944102" calcext:value-type="float">
            <text:p>0.09681877049441</text:p>
          </table:table-cell>
          <table:table-cell office:value-type="float" office:value="0.245498632611145" calcext:value-type="float">
            <text:p>0.245498632611145</text:p>
          </table:table-cell>
          <table:table-cell office:value-type="float" office:value="0.00623170887664064" calcext:value-type="float">
            <text:p>0.006231708876641</text:p>
          </table:table-cell>
          <table:table-cell office:value-type="float" office:value="0.00474172454308839" calcext:value-type="float">
            <text:p>0.004741724543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50</text:p>
          </table:table-cell>
          <table:table-cell table:number-columns-repeated="990"/>
        </table:table-row>
        <table:table-row table:style-name="ro2">
          <table:table-cell office:value-type="float" office:value="427.029798742998" calcext:value-type="float">
            <text:p>427.029798742998</text:p>
          </table:table-cell>
          <table:table-cell office:value-type="float" office:value="15.0026458740234" calcext:value-type="float">
            <text:p>15.0026458740234</text:p>
          </table:table-cell>
          <table:table-cell office:value-type="string" calcext:value-type="string">
            <text:p>C10H15N5O10P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__Photosynthesis__Purine metabolism__Zeatin biosynthesis</text:p>
          </table:table-cell>
          <table:table-cell office:value-type="float" office:value="3457089" calcext:value-type="float">
            <text:p>3457089</text:p>
          </table:table-cell>
          <table:table-cell office:value-type="float" office:value="0.624201065010029" calcext:value-type="float">
            <text:p>0.624201065010029</text:p>
          </table:table-cell>
          <table:table-cell office:value-type="float" office:value="0.683626078788458" calcext:value-type="float">
            <text:p>0.683626078788458</text:p>
          </table:table-cell>
          <table:table-cell office:value-type="float" office:value="0.345535606055065" calcext:value-type="float">
            <text:p>0.345535606055065</text:p>
          </table:table-cell>
          <table:table-cell office:value-type="float" office:value="1" calcext:value-type="float">
            <text:p>1</text:p>
          </table:table-cell>
          <table:table-cell office:value-type="float" office:value="0.407212161255852" calcext:value-type="float">
            <text:p>0.407212161255852</text:p>
          </table:table-cell>
          <table:table-cell office:value-type="float" office:value="0.573311649198208" calcext:value-type="float">
            <text:p>0.573311649198208</text:p>
          </table:table-cell>
          <table:table-cell office:value-type="float" office:value="0.206209678294756" calcext:value-type="float">
            <text:p>0.206209678294756</text:p>
          </table:table-cell>
          <table:table-cell office:value-type="float" office:value="1" calcext:value-type="float">
            <text:p>1</text:p>
          </table:table-cell>
          <table:table-cell office:value-type="float" office:value="963580.5625" calcext:value-type="float">
            <text:p>963580.5625</text:p>
          </table:table-cell>
          <table:table-cell office:value-type="float" office:value="1055315.0875" calcext:value-type="float">
            <text:p>1055315.0875</text:p>
          </table:table-cell>
          <table:table-cell office:value-type="float" office:value="533404.078125" calcext:value-type="float">
            <text:p>533404.078125</text:p>
          </table:table-cell>
          <table:table-cell office:value-type="float" office:value="1543702.20833333" calcext:value-type="float">
            <text:p>1543702.20833333</text:p>
          </table:table-cell>
          <table:table-cell office:value-type="float" office:value="347550.687225997" calcext:value-type="float">
            <text:p>347550.687225997</text:p>
          </table:table-cell>
          <table:table-cell office:value-type="float" office:value="1343893.73806838" calcext:value-type="float">
            <text:p>1343893.73806838</text:p>
          </table:table-cell>
          <table:table-cell office:value-type="float" office:value="207120.993032304" calcext:value-type="float">
            <text:p>207120.993032304</text:p>
          </table:table-cell>
          <table:table-cell office:value-type="float" office:value="958442.590899035" calcext:value-type="float">
            <text:p>958442.590899035</text:p>
          </table:table-cell>
          <table:table-cell office:value-type="float" office:value="0.360686693725204" calcext:value-type="float">
            <text:p>0.360686693725204</text:p>
          </table:table-cell>
          <table:table-cell office:value-type="float" office:value="1.27345259627815" calcext:value-type="float">
            <text:p>1.27345259627815</text:p>
          </table:table-cell>
          <table:table-cell office:value-type="float" office:value="0.388300355258564" calcext:value-type="float">
            <text:p>0.388300355258564</text:p>
          </table:table-cell>
          <table:table-cell office:value-type="float" office:value="0.620872721257439" calcext:value-type="float">
            <text:p>0.620872721257439</text:p>
          </table:table-cell>
          <table:table-cell office:value-type="float" office:value="0.323782886632169" calcext:value-type="float">
            <text:p>0.323782886632169</text:p>
          </table:table-cell>
          <table:table-cell office:value-type="float" office:value="0.0875418415515862" calcext:value-type="float">
            <text:p>0.087541841551586</text:p>
          </table:table-cell>
          <table:table-cell office:value-type="float" office:value="1.06156038492862" calcext:value-type="float">
            <text:p>1.06156038492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58</text:p>
          </table:table-cell>
          <table:table-cell table:number-columns-repeated="990"/>
        </table:table-row>
        <table:table-row table:style-name="ro2">
          <table:table-cell office:value-type="float" office:value="506.996174789821" calcext:value-type="float">
            <text:p>506.996174789821</text:p>
          </table:table-cell>
          <table:table-cell office:value-type="float" office:value="16.7097541300455" calcext:value-type="float">
            <text:p>16.7097541300455</text:p>
          </table:table-cell>
          <table:table-cell office:value-type="string" calcext:value-type="string">
            <text:p>C10H16N5O13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Oxidative phosphorylation__Photosynthesis__Purine metabolism__Puromycin biosynthesis__Zeatin biosynthesis</text:p>
          </table:table-cell>
          <table:table-cell office:value-type="float" office:value="1147518" calcext:value-type="float">
            <text:p>1147518</text:p>
          </table:table-cell>
          <table:table-cell office:value-type="float" office:value="0.379391773580878" calcext:value-type="float">
            <text:p>0.379391773580878</text:p>
          </table:table-cell>
          <table:table-cell office:value-type="float" office:value="0.401123132049134" calcext:value-type="float">
            <text:p>0.401123132049134</text:p>
          </table:table-cell>
          <table:table-cell office:value-type="float" office:value="0.319787229169179" calcext:value-type="float">
            <text:p>0.319787229169179</text:p>
          </table:table-cell>
          <table:table-cell office:value-type="float" office:value="1" calcext:value-type="float">
            <text:p>1</text:p>
          </table:table-cell>
          <table:table-cell office:value-type="float" office:value="0.332666218537211" calcext:value-type="float">
            <text:p>0.332666218537211</text:p>
          </table:table-cell>
          <table:table-cell office:value-type="float" office:value="0.346328910804598" calcext:value-type="float">
            <text:p>0.346328910804598</text:p>
          </table:table-cell>
          <table:table-cell office:value-type="float" office:value="0.298461007580573" calcext:value-type="float">
            <text:p>0.298461007580573</text:p>
          </table:table-cell>
          <table:table-cell office:value-type="float" office:value="1" calcext:value-type="float">
            <text:p>1</text:p>
          </table:table-cell>
          <table:table-cell office:value-type="float" office:value="219729.337890625" calcext:value-type="float">
            <text:p>219729.337890625</text:p>
          </table:table-cell>
          <table:table-cell office:value-type="float" office:value="232315.3171875" calcext:value-type="float">
            <text:p>232315.3171875</text:p>
          </table:table-cell>
          <table:table-cell office:value-type="float" office:value="185208.64453125" calcext:value-type="float">
            <text:p>185208.64453125</text:p>
          </table:table-cell>
          <table:table-cell office:value-type="float" office:value="579162.104166667" calcext:value-type="float">
            <text:p>579162.104166667</text:p>
          </table:table-cell>
          <table:table-cell office:value-type="float" office:value="103481.092193335" calcext:value-type="float">
            <text:p>103481.092193335</text:p>
          </table:table-cell>
          <table:table-cell office:value-type="float" office:value="172942.778402824" calcext:value-type="float">
            <text:p>172942.778402824</text:p>
          </table:table-cell>
          <table:table-cell office:value-type="float" office:value="115207.111008765" calcext:value-type="float">
            <text:p>115207.111008765</text:p>
          </table:table-cell>
          <table:table-cell office:value-type="float" office:value="492213.714126739" calcext:value-type="float">
            <text:p>492213.714126739</text:p>
          </table:table-cell>
          <table:table-cell office:value-type="float" office:value="0.470947999874485" calcext:value-type="float">
            <text:p>0.470947999874485</text:p>
          </table:table-cell>
          <table:table-cell office:value-type="float" office:value="0.744431234653558" calcext:value-type="float">
            <text:p>0.744431234653558</text:p>
          </table:table-cell>
          <table:table-cell office:value-type="float" office:value="0.622039599179326" calcext:value-type="float">
            <text:p>0.622039599179326</text:p>
          </table:table-cell>
          <table:table-cell office:value-type="float" office:value="0.849872100722069" calcext:value-type="float">
            <text:p>0.849872100722069</text:p>
          </table:table-cell>
          <table:table-cell office:value-type="float" office:value="0.510674940667301" calcext:value-type="float">
            <text:p>0.510674940667301</text:p>
          </table:table-cell>
          <table:table-cell office:value-type="float" office:value="0.441991060291037" calcext:value-type="float">
            <text:p>0.441991060291037</text:p>
          </table:table-cell>
          <table:table-cell office:value-type="float" office:value="0.607322007067956" calcext:value-type="float">
            <text:p>0.607322007067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014</text:p>
          </table:table-cell>
          <table:table-cell table:number-columns-repeated="990"/>
        </table:table-row>
        <table:table-row table:style-name="ro2">
          <table:table-cell office:value-type="float" office:value="340.255418346529" calcext:value-type="float">
            <text:p>340.255418346529</text:p>
          </table:table-cell>
          <table:table-cell office:value-type="float" office:value="10.5306466420492" calcext:value-type="float">
            <text:p>10.5306466420492</text:p>
          </table:table-cell>
          <table:table-cell office:value-type="string" calcext:value-type="string">
            <text:p>C20H28D4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S,12R-dihydroxy-6Z,8E,10E,14Z-eicosatetraenoic acid-d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tty Acyls [FA]</text:p>
          </table:table-cell>
          <table:table-cell office:value-type="string" calcext:value-type="string">
            <text:p>Leukotrienes [FA0302]</text:p>
          </table:table-cell>
          <table:table-cell office:value-type="float" office:value="537110" calcext:value-type="float">
            <text:p>537110</text:p>
          </table:table-cell>
          <table:table-cell office:value-type="float" office:value="1.02577542770392" calcext:value-type="float">
            <text:p>1.02577542770392</text:p>
          </table:table-cell>
          <table:table-cell office:value-type="float" office:value="1.15890019994166" calcext:value-type="float">
            <text:p>1.15890019994166</text:p>
          </table:table-cell>
          <table:table-cell office:value-type="float" office:value="1.17501080510699" calcext:value-type="float">
            <text:p>1.17501080510699</text:p>
          </table:table-cell>
          <table:table-cell office:value-type="float" office:value="1" calcext:value-type="float">
            <text:p>1</text:p>
          </table:table-cell>
          <table:table-cell office:value-type="float" office:value="0.842836835301138" calcext:value-type="float">
            <text:p>0.842836835301138</text:p>
          </table:table-cell>
          <table:table-cell office:value-type="float" office:value="0.280439134885479" calcext:value-type="float">
            <text:p>0.280439134885479</text:p>
          </table:table-cell>
          <table:table-cell office:value-type="float" office:value="0.263743445952387" calcext:value-type="float">
            <text:p>0.263743445952387</text:p>
          </table:table-cell>
          <table:table-cell office:value-type="float" office:value="1" calcext:value-type="float">
            <text:p>1</text:p>
          </table:table-cell>
          <table:table-cell office:value-type="float" office:value="416153.46875" calcext:value-type="float">
            <text:p>416153.46875</text:p>
          </table:table-cell>
          <table:table-cell office:value-type="float" office:value="470161.71875" calcext:value-type="float">
            <text:p>470161.71875</text:p>
          </table:table-cell>
          <table:table-cell office:value-type="float" office:value="476697.734375" calcext:value-type="float">
            <text:p>476697.734375</text:p>
          </table:table-cell>
          <table:table-cell office:value-type="float" office:value="405696.46875" calcext:value-type="float">
            <text:p>405696.46875</text:p>
          </table:table-cell>
          <table:table-cell office:value-type="float" office:value="40445.6453015169" calcext:value-type="float">
            <text:p>40445.6453015169</text:p>
          </table:table-cell>
          <table:table-cell office:value-type="float" office:value="52755.7883520333" calcext:value-type="float">
            <text:p>52755.7883520333</text:p>
          </table:table-cell>
          <table:table-cell office:value-type="float" office:value="65747.0168663434" calcext:value-type="float">
            <text:p>65747.0168663434</text:p>
          </table:table-cell>
          <table:table-cell office:value-type="float" office:value="75802.2610325927" calcext:value-type="float">
            <text:p>75802.2610325927</text:p>
          </table:table-cell>
          <table:table-cell office:value-type="float" office:value="0.0971892542984287" calcext:value-type="float">
            <text:p>0.097189254298429</text:p>
          </table:table-cell>
          <table:table-cell office:value-type="float" office:value="0.112207749478824" calcext:value-type="float">
            <text:p>0.112207749478824</text:p>
          </table:table-cell>
          <table:table-cell office:value-type="float" office:value="0.137921815283105" calcext:value-type="float">
            <text:p>0.137921815283105</text:p>
          </table:table-cell>
          <table:table-cell office:value-type="float" office:value="0.186844764180839" calcext:value-type="float">
            <text:p>0.186844764180839</text:p>
          </table:table-cell>
          <table:table-cell office:value-type="float" office:value="0.0148132379827125" calcext:value-type="float">
            <text:p>0.014813237982713</text:p>
          </table:table-cell>
          <table:table-cell office:value-type="float" office:value="0.487242637628828" calcext:value-type="float">
            <text:p>0.487242637628828</text:p>
          </table:table-cell>
          <table:table-cell office:value-type="float" office:value="0.500680648951799" calcext:value-type="float">
            <text:p>0.50068064895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62</text:p>
          </table:table-cell>
          <table:table-cell table:number-columns-repeated="990"/>
        </table:table-row>
        <table:table-row table:style-name="ro2">
          <table:table-cell office:value-type="float" office:value="183.066093629538" calcext:value-type="float">
            <text:p>183.066093629538</text:p>
          </table:table-cell>
          <table:table-cell office:value-type="float" office:value="14.3819266764323" calcext:value-type="float">
            <text:p>14.3819266764323</text:p>
          </table:table-cell>
          <table:table-cell office:value-type="string" calcext:value-type="string">
            <text:p>C5H14NO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line phosph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__Glycine, serine and threonine metabolism</text:p>
          </table:table-cell>
          <table:table-cell office:value-type="float" office:value="72207344" calcext:value-type="float">
            <text:p>72207344</text:p>
          </table:table-cell>
          <table:table-cell office:value-type="float" office:value="1.64229057947076" calcext:value-type="float">
            <text:p>1.64229057947076</text:p>
          </table:table-cell>
          <table:table-cell office:value-type="float" office:value="14.5597463291071" calcext:value-type="float">
            <text:p>14.5597463291071</text:p>
          </table:table-cell>
          <table:table-cell office:value-type="float" office:value="7.54040938478159" calcext:value-type="float">
            <text:p>7.54040938478159</text:p>
          </table:table-cell>
          <table:table-cell office:value-type="float" office:value="1" calcext:value-type="float">
            <text:p>1</text:p>
          </table:table-cell>
          <table:table-cell office:value-type="float" office:value="0.344768935177545" calcext:value-type="float">
            <text:p>0.344768935177545</text:p>
          </table:table-cell>
          <table:table-cell office:value-type="float" office:value="0.027897131553128" calcext:value-type="float">
            <text:p>0.027897131553128</text:p>
          </table:table-cell>
          <table:table-cell office:value-type="float" office:value="0.015409113729253" calcext:value-type="float">
            <text:p>0.015409113729253</text:p>
          </table:table-cell>
          <table:table-cell office:value-type="float" office:value="1" calcext:value-type="float">
            <text:p>1</text:p>
          </table:table-cell>
          <table:table-cell office:value-type="float" office:value="4525783.9375" calcext:value-type="float">
            <text:p>4525783.9375</text:p>
          </table:table-cell>
          <table:table-cell office:value-type="float" office:value="40123390.4" calcext:value-type="float">
            <text:p>40123390.4</text:p>
          </table:table-cell>
          <table:table-cell office:value-type="float" office:value="20779674.5" calcext:value-type="float">
            <text:p>20779674.5</text:p>
          </table:table-cell>
          <table:table-cell office:value-type="float" office:value="2755775.375" calcext:value-type="float">
            <text:p>2755775.375</text:p>
          </table:table-cell>
          <table:table-cell office:value-type="float" office:value="1314920.62893352" calcext:value-type="float">
            <text:p>1314920.62893352</text:p>
          </table:table-cell>
          <table:table-cell office:value-type="float" office:value="24933736.6362002" calcext:value-type="float">
            <text:p>24933736.6362002</text:p>
          </table:table-cell>
          <table:table-cell office:value-type="float" office:value="7998967.74381901" calcext:value-type="float">
            <text:p>7998967.74381901</text:p>
          </table:table-cell>
          <table:table-cell office:value-type="float" office:value="2465705.26590812" calcext:value-type="float">
            <text:p>2465705.26590812</text:p>
          </table:table-cell>
          <table:table-cell office:value-type="float" office:value="0.290539859412704" calcext:value-type="float">
            <text:p>0.290539859412704</text:p>
          </table:table-cell>
          <table:table-cell office:value-type="float" office:value="0.621426464404667" calcext:value-type="float">
            <text:p>0.621426464404667</text:p>
          </table:table-cell>
          <table:table-cell office:value-type="float" office:value="0.38494191734423" calcext:value-type="float">
            <text:p>0.38494191734423</text:p>
          </table:table-cell>
          <table:table-cell office:value-type="float" office:value="0.894741018544778" calcext:value-type="float">
            <text:p>0.894741018544778</text:p>
          </table:table-cell>
          <table:table-cell office:value-type="float" office:value="0.401209266740765" calcext:value-type="float">
            <text:p>0.401209266740765</text:p>
          </table:table-cell>
          <table:table-cell office:value-type="float" office:value="2.22428054059744" calcext:value-type="float">
            <text:p>2.22428054059744</text:p>
          </table:table-cell>
          <table:table-cell office:value-type="float" office:value="4.63668513534303" calcext:value-type="float">
            <text:p>4.63668513534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91</text:p>
          </table:table-cell>
          <table:table-cell table:number-columns-repeated="990"/>
        </table:table-row>
        <table:table-row table:style-name="ro2">
          <table:table-cell office:value-type="float" office:value="172.146311711895" calcext:value-type="float">
            <text:p>172.146311711895</text:p>
          </table:table-cell>
          <table:table-cell office:value-type="float" office:value="3.84964513778685" calcext:value-type="float">
            <text:p>3.84964513778685</text:p>
          </table:table-cell>
          <table:table-cell office:value-type="string" calcext:value-type="string">
            <text:p>C10H20O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canoic ac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office:value-type="float" office:value="1285475" calcext:value-type="float">
            <text:p>1285475</text:p>
          </table:table-cell>
          <table:table-cell office:value-type="float" office:value="3.35192289859479" calcext:value-type="float">
            <text:p>3.35192289859479</text:p>
          </table:table-cell>
          <table:table-cell office:value-type="float" office:value="2.47875508571996" calcext:value-type="float">
            <text:p>2.47875508571996</text:p>
          </table:table-cell>
          <table:table-cell office:value-type="float" office:value="3.12380620464909" calcext:value-type="float">
            <text:p>3.12380620464909</text:p>
          </table:table-cell>
          <table:table-cell office:value-type="float" office:value="1" calcext:value-type="float">
            <text:p>1</text:p>
          </table:table-cell>
          <table:table-cell office:value-type="float" office:value="0.0974123030458662" calcext:value-type="float">
            <text:p>0.097412303045866</text:p>
          </table:table-cell>
          <table:table-cell office:value-type="float" office:value="0.113803546692542" calcext:value-type="float">
            <text:p>0.113803546692542</text:p>
          </table:table-cell>
          <table:table-cell office:value-type="float" office:value="0.149772330142581" calcext:value-type="float">
            <text:p>0.149772330142581</text:p>
          </table:table-cell>
          <table:table-cell office:value-type="float" office:value="1" calcext:value-type="float">
            <text:p>1</text:p>
          </table:table-cell>
          <table:table-cell office:value-type="float" office:value="814433.67578125" calcext:value-type="float">
            <text:p>814433.67578125</text:p>
          </table:table-cell>
          <table:table-cell office:value-type="float" office:value="602275.671875" calcext:value-type="float">
            <text:p>602275.671875</text:p>
          </table:table-cell>
          <table:table-cell office:value-type="float" office:value="759007.0078125" calcext:value-type="float">
            <text:p>759007.0078125</text:p>
          </table:table-cell>
          <table:table-cell office:value-type="float" office:value="242975.0625" calcext:value-type="float">
            <text:p>242975.0625</text:p>
          </table:table-cell>
          <table:table-cell office:value-type="float" office:value="483277.476270323" calcext:value-type="float">
            <text:p>483277.476270323</text:p>
          </table:table-cell>
          <table:table-cell office:value-type="float" office:value="397920.980931776" calcext:value-type="float">
            <text:p>397920.980931776</text:p>
          </table:table-cell>
          <table:table-cell office:value-type="float" office:value="537274.773387411" calcext:value-type="float">
            <text:p>537274.773387411</text:p>
          </table:table-cell>
          <table:table-cell office:value-type="float" office:value="67499.4738973059" calcext:value-type="float">
            <text:p>67499.4738973059</text:p>
          </table:table-cell>
          <table:table-cell office:value-type="float" office:value="0.593390831741745" calcext:value-type="float">
            <text:p>0.593390831741745</text:p>
          </table:table-cell>
          <table:table-cell office:value-type="float" office:value="0.660695756966194" calcext:value-type="float">
            <text:p>0.660695756966194</text:p>
          </table:table-cell>
          <table:table-cell office:value-type="float" office:value="0.707865366007445" calcext:value-type="float">
            <text:p>0.707865366007445</text:p>
          </table:table-cell>
          <table:table-cell office:value-type="float" office:value="0.277804121965422" calcext:value-type="float">
            <text:p>0.277804121965422</text:p>
          </table:table-cell>
          <table:table-cell office:value-type="float" office:value="1.37146874774455" calcext:value-type="float">
            <text:p>1.37146874774455</text:p>
          </table:table-cell>
          <table:table-cell office:value-type="float" office:value="0.792505087309226" calcext:value-type="float">
            <text:p>0.792505087309226</text:p>
          </table:table-cell>
          <table:table-cell office:value-type="float" office:value="0.908153061365384" calcext:value-type="float">
            <text:p>0.908153061365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72</text:p>
          </table:table-cell>
          <table:table-cell table:number-columns-repeated="990"/>
        </table:table-row>
        <table:table-row table:style-name="ro2">
          <table:table-cell office:value-type="float" office:value="446.060588400948" calcext:value-type="float">
            <text:p>446.060588400948</text:p>
          </table:table-cell>
          <table:table-cell office:value-type="float" office:value="16.0508916727702" calcext:value-type="float">
            <text:p>16.0508916727702</text:p>
          </table:table-cell>
          <table:table-cell office:value-type="string" calcext:value-type="string">
            <text:p>C11H20N4O11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-ethanolam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office:value-type="float" office:value="1248247" calcext:value-type="float">
            <text:p>1248247</text:p>
          </table:table-cell>
          <table:table-cell office:value-type="float" office:value="0.687174901243581" calcext:value-type="float">
            <text:p>0.687174901243581</text:p>
          </table:table-cell>
          <table:table-cell office:value-type="float" office:value="5.87862841771354" calcext:value-type="float">
            <text:p>5.87862841771354</text:p>
          </table:table-cell>
          <table:table-cell office:value-type="float" office:value="2.69560935302792" calcext:value-type="float">
            <text:p>2.69560935302792</text:p>
          </table:table-cell>
          <table:table-cell office:value-type="float" office:value="1" calcext:value-type="float">
            <text:p>1</text:p>
          </table:table-cell>
          <table:table-cell office:value-type="float" office:value="0.34928467176238" calcext:value-type="float">
            <text:p>0.34928467176238</text:p>
          </table:table-cell>
          <table:table-cell office:value-type="float" office:value="0.00399178330805188" calcext:value-type="float">
            <text:p>0.003991783308052</text:p>
          </table:table-cell>
          <table:table-cell office:value-type="float" office:value="0.059129776438299" calcext:value-type="float">
            <text:p>0.059129776438299</text:p>
          </table:table-cell>
          <table:table-cell office:value-type="float" office:value="1" calcext:value-type="float">
            <text:p>1</text:p>
          </table:table-cell>
          <table:table-cell office:value-type="float" office:value="92681.9453125" calcext:value-type="float">
            <text:p>92681.9453125</text:p>
          </table:table-cell>
          <table:table-cell office:value-type="float" office:value="792873.425" calcext:value-type="float">
            <text:p>792873.425</text:p>
          </table:table-cell>
          <table:table-cell office:value-type="float" office:value="363567.29296875" calcext:value-type="float">
            <text:p>363567.29296875</text:p>
          </table:table-cell>
          <table:table-cell office:value-type="float" office:value="134873.880208333" calcext:value-type="float">
            <text:p>134873.880208333</text:p>
          </table:table-cell>
          <table:table-cell office:value-type="float" office:value="19532.9902767657" calcext:value-type="float">
            <text:p>19532.9902767657</text:p>
          </table:table-cell>
          <table:table-cell office:value-type="float" office:value="266798.218039611" calcext:value-type="float">
            <text:p>266798.218039611</text:p>
          </table:table-cell>
          <table:table-cell office:value-type="float" office:value="160800.608774967" calcext:value-type="float">
            <text:p>160800.608774967</text:p>
          </table:table-cell>
          <table:table-cell office:value-type="float" office:value="60306.2881134109" calcext:value-type="float">
            <text:p>60306.2881134109</text:p>
          </table:table-cell>
          <table:table-cell office:value-type="float" office:value="0.210752916448887" calcext:value-type="float">
            <text:p>0.210752916448887</text:p>
          </table:table-cell>
          <table:table-cell office:value-type="float" office:value="0.336495346706331" calcext:value-type="float">
            <text:p>0.336495346706331</text:p>
          </table:table-cell>
          <table:table-cell office:value-type="float" office:value="0.442285683791661" calcext:value-type="float">
            <text:p>0.442285683791661</text:p>
          </table:table-cell>
          <table:table-cell office:value-type="float" office:value="0.44713096427758" calcext:value-type="float">
            <text:p>0.44713096427758</text:p>
          </table:table-cell>
          <table:table-cell office:value-type="float" office:value="0.44300356613168" calcext:value-type="float">
            <text:p>0.44300356613168</text:p>
          </table:table-cell>
          <table:table-cell office:value-type="float" office:value="5.78687755683238" calcext:value-type="float">
            <text:p>5.78687755683238</text:p>
          </table:table-cell>
          <table:table-cell office:value-type="float" office:value="1.77328395941836" calcext:value-type="float">
            <text:p>1.77328395941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84</text:p>
          </table:table-cell>
          <table:table-cell table:number-columns-repeated="990"/>
        </table:table-row>
        <table:table-row table:style-name="ro2">
          <table:table-cell office:value-type="float" office:value="215.056038302837" calcext:value-type="float">
            <text:p>215.056038302837</text:p>
          </table:table-cell>
          <table:table-cell office:value-type="float" office:value="15.2919485304091" calcext:value-type="float">
            <text:p>15.2919485304091</text:p>
          </table:table-cell>
          <table:table-cell office:value-type="string" calcext:value-type="string">
            <text:p>C5H14NO6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-glycero-3-Phosphoethanolam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__Ether lipid metabolism</text:p>
          </table:table-cell>
          <table:table-cell office:value-type="float" office:value="873732" calcext:value-type="float">
            <text:p>873732</text:p>
          </table:table-cell>
          <table:table-cell office:value-type="float" office:value="1.80016052826115" calcext:value-type="float">
            <text:p>1.80016052826115</text:p>
          </table:table-cell>
          <table:table-cell office:value-type="float" office:value="2.69576656543558" calcext:value-type="float">
            <text:p>2.69576656543558</text:p>
          </table:table-cell>
          <table:table-cell office:value-type="float" office:value="1.90819041892217" calcext:value-type="float">
            <text:p>1.90819041892217</text:p>
          </table:table-cell>
          <table:table-cell office:value-type="float" office:value="1" calcext:value-type="float">
            <text:p>1</text:p>
          </table:table-cell>
          <table:table-cell office:value-type="float" office:value="0.268976067647038" calcext:value-type="float">
            <text:p>0.268976067647038</text:p>
          </table:table-cell>
          <table:table-cell office:value-type="float" office:value="0.0258024253923414" calcext:value-type="float">
            <text:p>0.025802425392341</text:p>
          </table:table-cell>
          <table:table-cell office:value-type="float" office:value="0.0867935247457103" calcext:value-type="float">
            <text:p>0.08679352474571</text:p>
          </table:table-cell>
          <table:table-cell office:value-type="float" office:value="1" calcext:value-type="float">
            <text:p>1</text:p>
          </table:table-cell>
          <table:table-cell office:value-type="float" office:value="340782.3046875" calcext:value-type="float">
            <text:p>340782.3046875</text:p>
          </table:table-cell>
          <table:table-cell office:value-type="float" office:value="510326.45625" calcext:value-type="float">
            <text:p>510326.45625</text:p>
          </table:table-cell>
          <table:table-cell office:value-type="float" office:value="361233.078125" calcext:value-type="float">
            <text:p>361233.078125</text:p>
          </table:table-cell>
          <table:table-cell office:value-type="float" office:value="189306.619791667" calcext:value-type="float">
            <text:p>189306.619791667</text:p>
          </table:table-cell>
          <table:table-cell office:value-type="float" office:value="223039.819337083" calcext:value-type="float">
            <text:p>223039.819337083</text:p>
          </table:table-cell>
          <table:table-cell office:value-type="float" office:value="212027.928760018" calcext:value-type="float">
            <text:p>212027.928760018</text:p>
          </table:table-cell>
          <table:table-cell office:value-type="float" office:value="139933.731647333" calcext:value-type="float">
            <text:p>139933.731647333</text:p>
          </table:table-cell>
          <table:table-cell office:value-type="float" office:value="39305.4596713132" calcext:value-type="float">
            <text:p>39305.4596713132</text:p>
          </table:table-cell>
          <table:table-cell office:value-type="float" office:value="0.654493546962811" calcext:value-type="float">
            <text:p>0.654493546962811</text:p>
          </table:table-cell>
          <table:table-cell office:value-type="float" office:value="0.415475086904273" calcext:value-type="float">
            <text:p>0.415475086904273</text:p>
          </table:table-cell>
          <table:table-cell office:value-type="float" office:value="0.387377956563852" calcext:value-type="float">
            <text:p>0.387377956563852</text:p>
          </table:table-cell>
          <table:table-cell office:value-type="float" office:value="0.207628553690141" calcext:value-type="float">
            <text:p>0.207628553690141</text:p>
          </table:table-cell>
          <table:table-cell office:value-type="float" office:value="0.44734122646523" calcext:value-type="float">
            <text:p>0.44734122646523</text:p>
          </table:table-cell>
          <table:table-cell office:value-type="float" office:value="2.21617305945895" calcext:value-type="float">
            <text:p>2.21617305945895</text:p>
          </table:table-cell>
          <table:table-cell office:value-type="float" office:value="1.3991381054041" calcext:value-type="float">
            <text:p>1.3991381054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08</text:p>
          </table:table-cell>
          <table:table-cell table:number-columns-repeated="990"/>
        </table:table-row>
        <table:table-row table:style-name="ro2">
          <table:table-cell office:value-type="float" office:value="257.10263431911" calcext:value-type="float">
            <text:p>257.10263431911</text:p>
          </table:table-cell>
          <table:table-cell office:value-type="float" office:value="13.7800333174448" calcext:value-type="float">
            <text:p>13.7800333174448</text:p>
          </table:table-cell>
          <table:table-cell office:value-type="string" calcext:value-type="string">
            <text:p>C8H20NO6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-glycero-3-Phosphocho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__Ether lipid metabolism</text:p>
          </table:table-cell>
          <table:table-cell office:value-type="float" office:value="16586353" calcext:value-type="float">
            <text:p>16586353</text:p>
          </table:table-cell>
          <table:table-cell office:value-type="float" office:value="1.62756246770211" calcext:value-type="float">
            <text:p>1.62756246770211</text:p>
          </table:table-cell>
          <table:table-cell office:value-type="float" office:value="1.92125327021875" calcext:value-type="float">
            <text:p>1.92125327021875</text:p>
          </table:table-cell>
          <table:table-cell office:value-type="float" office:value="1.756021971386" calcext:value-type="float">
            <text:p>1.756021971386</text:p>
          </table:table-cell>
          <table:table-cell office:value-type="float" office:value="1" calcext:value-type="float">
            <text:p>1</text:p>
          </table:table-cell>
          <table:table-cell office:value-type="float" office:value="0.336918756145926" calcext:value-type="float">
            <text:p>0.336918756145926</text:p>
          </table:table-cell>
          <table:table-cell office:value-type="float" office:value="0.135352214954223" calcext:value-type="float">
            <text:p>0.135352214954223</text:p>
          </table:table-cell>
          <table:table-cell office:value-type="float" office:value="0.196528196107066" calcext:value-type="float">
            <text:p>0.196528196107066</text:p>
          </table:table-cell>
          <table:table-cell office:value-type="float" office:value="1" calcext:value-type="float">
            <text:p>1</text:p>
          </table:table-cell>
          <table:table-cell office:value-type="float" office:value="8856433.25" calcext:value-type="float">
            <text:p>8856433.25</text:p>
          </table:table-cell>
          <table:table-cell office:value-type="float" office:value="10454561.15" calcext:value-type="float">
            <text:p>10454561.15</text:p>
          </table:table-cell>
          <table:table-cell office:value-type="float" office:value="9555449.75" calcext:value-type="float">
            <text:p>9555449.75</text:p>
          </table:table-cell>
          <table:table-cell office:value-type="float" office:value="5441532" calcext:value-type="float">
            <text:p>5441532</text:p>
          </table:table-cell>
          <table:table-cell office:value-type="float" office:value="5642054.12370674" calcext:value-type="float">
            <text:p>5642054.12370674</text:p>
          </table:table-cell>
          <table:table-cell office:value-type="float" office:value="5617957.76477596" calcext:value-type="float">
            <text:p>5617957.76477596</text:p>
          </table:table-cell>
          <table:table-cell office:value-type="float" office:value="4660293.59150504" calcext:value-type="float">
            <text:p>4660293.59150504</text:p>
          </table:table-cell>
          <table:table-cell office:value-type="float" office:value="2477026.5414119" calcext:value-type="float">
            <text:p>2477026.5414119</text:p>
          </table:table-cell>
          <table:table-cell office:value-type="float" office:value="0.637057149807654" calcext:value-type="float">
            <text:p>0.637057149807654</text:p>
          </table:table-cell>
          <table:table-cell office:value-type="float" office:value="0.537369066397967" calcext:value-type="float">
            <text:p>0.537369066397967</text:p>
          </table:table-cell>
          <table:table-cell office:value-type="float" office:value="0.487710543557098" calcext:value-type="float">
            <text:p>0.487710543557098</text:p>
          </table:table-cell>
          <table:table-cell office:value-type="float" office:value="0.455207566805065" calcext:value-type="float">
            <text:p>0.455207566805065</text:p>
          </table:table-cell>
          <table:table-cell office:value-type="float" office:value="0.307138033979028" calcext:value-type="float">
            <text:p>0.307138033979028</text:p>
          </table:table-cell>
          <table:table-cell office:value-type="float" office:value="0.666641588784156" calcext:value-type="float">
            <text:p>0.666641588784156</text:p>
          </table:table-cell>
          <table:table-cell office:value-type="float" office:value="0.607608284994376" calcext:value-type="float">
            <text:p>0.607608284994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89</text:p>
          </table:table-cell>
          <table:table-cell table:number-columns-repeated="990"/>
        </table:table-row>
        <table:table-row table:style-name="ro2">
          <table:table-cell office:value-type="float" office:value="254.224710785692" calcext:value-type="float">
            <text:p>254.224710785692</text:p>
          </table:table-cell>
          <table:table-cell office:value-type="float" office:value="3.64407150480482" calcext:value-type="float">
            <text:p>3.64407150480482</text:p>
          </table:table-cell>
          <table:table-cell office:value-type="string" calcext:value-type="string">
            <text:p>C16H30O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(16: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office:value-type="float" office:value="1598654" calcext:value-type="float">
            <text:p>1598654</text:p>
          </table:table-cell>
          <table:table-cell office:value-type="float" office:value="1.19905642624743" calcext:value-type="float">
            <text:p>1.19905642624743</text:p>
          </table:table-cell>
          <table:table-cell office:value-type="float" office:value="1.13496705361712" calcext:value-type="float">
            <text:p>1.13496705361712</text:p>
          </table:table-cell>
          <table:table-cell office:value-type="float" office:value="1.47868197440783" calcext:value-type="float">
            <text:p>1.47868197440783</text:p>
          </table:table-cell>
          <table:table-cell office:value-type="float" office:value="1" calcext:value-type="float">
            <text:p>1</text:p>
          </table:table-cell>
          <table:table-cell office:value-type="float" office:value="0.532571400820608" calcext:value-type="float">
            <text:p>0.532571400820608</text:p>
          </table:table-cell>
          <table:table-cell office:value-type="float" office:value="0.509091666319533" calcext:value-type="float">
            <text:p>0.509091666319533</text:p>
          </table:table-cell>
          <table:table-cell office:value-type="float" office:value="0.205267750611071" calcext:value-type="float">
            <text:p>0.205267750611071</text:p>
          </table:table-cell>
          <table:table-cell office:value-type="float" office:value="1" calcext:value-type="float">
            <text:p>1</text:p>
          </table:table-cell>
          <table:table-cell office:value-type="float" office:value="858220.140625" calcext:value-type="float">
            <text:p>858220.140625</text:p>
          </table:table-cell>
          <table:table-cell office:value-type="float" office:value="812348.4125" calcext:value-type="float">
            <text:p>812348.4125</text:p>
          </table:table-cell>
          <table:table-cell office:value-type="float" office:value="1058361.078125" calcext:value-type="float">
            <text:p>1058361.078125</text:p>
          </table:table-cell>
          <table:table-cell office:value-type="float" office:value="715746.25" calcext:value-type="float">
            <text:p>715746.25</text:p>
          </table:table-cell>
          <table:table-cell office:value-type="float" office:value="380551.594417534" calcext:value-type="float">
            <text:p>380551.594417534</text:p>
          </table:table-cell>
          <table:table-cell office:value-type="float" office:value="237050.513134804" calcext:value-type="float">
            <text:p>237050.513134804</text:p>
          </table:table-cell>
          <table:table-cell office:value-type="float" office:value="417450.355353869" calcext:value-type="float">
            <text:p>417450.355353869</text:p>
          </table:table-cell>
          <table:table-cell office:value-type="float" office:value="151528.880705376" calcext:value-type="float">
            <text:p>151528.880705376</text:p>
          </table:table-cell>
          <table:table-cell office:value-type="float" office:value="0.443419556828854" calcext:value-type="float">
            <text:p>0.443419556828854</text:p>
          </table:table-cell>
          <table:table-cell office:value-type="float" office:value="0.29180892027016" calcext:value-type="float">
            <text:p>0.29180892027016</text:p>
          </table:table-cell>
          <table:table-cell office:value-type="float" office:value="0.394430940424819" calcext:value-type="float">
            <text:p>0.394430940424819</text:p>
          </table:table-cell>
          <table:table-cell office:value-type="float" office:value="0.21170754398696" calcext:value-type="float">
            <text:p>0.21170754398696</text:p>
          </table:table-cell>
          <table:table-cell office:value-type="float" office:value="0.120984306091676" calcext:value-type="float">
            <text:p>0.120984306091676</text:p>
          </table:table-cell>
          <table:table-cell office:value-type="float" office:value="0.117896555996372" calcext:value-type="float">
            <text:p>0.117896555996372</text:p>
          </table:table-cell>
          <table:table-cell office:value-type="float" office:value="0.59518034624067" calcext:value-type="float">
            <text:p>0.59518034624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58</text:p>
          </table:table-cell>
          <table:table-cell table:number-columns-repeated="990"/>
        </table:table-row>
        <table:table-row table:style-name="ro2">
          <table:table-cell office:value-type="float" office:value="488.107519285399" calcext:value-type="float">
            <text:p>488.107519285399</text:p>
          </table:table-cell>
          <table:table-cell office:value-type="float" office:value="14.8577274068197" calcext:value-type="float">
            <text:p>14.8577274068197</text:p>
          </table:table-cell>
          <table:table-cell office:value-type="string" calcext:value-type="string">
            <text:p>C14H26N4O11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-chol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phospholipid metabolism</text:p>
          </table:table-cell>
          <table:table-cell office:value-type="float" office:value="1219639" calcext:value-type="float">
            <text:p>1219639</text:p>
          </table:table-cell>
          <table:table-cell office:value-type="float" office:value="0.697245918644218" calcext:value-type="float">
            <text:p>0.697245918644218</text:p>
          </table:table-cell>
          <table:table-cell office:value-type="float" office:value="3.14352980517986" calcext:value-type="float">
            <text:p>3.14352980517986</text:p>
          </table:table-cell>
          <table:table-cell office:value-type="float" office:value="1.4302589470946" calcext:value-type="float">
            <text:p>1.4302589470946</text:p>
          </table:table-cell>
          <table:table-cell office:value-type="float" office:value="1" calcext:value-type="float">
            <text:p>1</text:p>
          </table:table-cell>
          <table:table-cell office:value-type="float" office:value="0.597976941791997" calcext:value-type="float">
            <text:p>0.597976941791997</text:p>
          </table:table-cell>
          <table:table-cell office:value-type="float" office:value="0.0231541735433008" calcext:value-type="float">
            <text:p>0.023154173543301</text:p>
          </table:table-cell>
          <table:table-cell office:value-type="float" office:value="0.497037164807859" calcext:value-type="float">
            <text:p>0.497037164807859</text:p>
          </table:table-cell>
          <table:table-cell office:value-type="float" office:value="1" calcext:value-type="float">
            <text:p>1</text:p>
          </table:table-cell>
          <table:table-cell office:value-type="float" office:value="221796.93359375" calcext:value-type="float">
            <text:p>221796.93359375</text:p>
          </table:table-cell>
          <table:table-cell office:value-type="float" office:value="999970.3875" calcext:value-type="float">
            <text:p>999970.3875</text:p>
          </table:table-cell>
          <table:table-cell office:value-type="float" office:value="454971.5390625" calcext:value-type="float">
            <text:p>454971.5390625</text:p>
          </table:table-cell>
          <table:table-cell office:value-type="float" office:value="318104.3125" calcext:value-type="float">
            <text:p>318104.3125</text:p>
          </table:table-cell>
          <table:table-cell office:value-type="float" office:value="97973.5794139108" calcext:value-type="float">
            <text:p>97973.5794139108</text:p>
          </table:table-cell>
          <table:table-cell office:value-type="float" office:value="211454.596724033" calcext:value-type="float">
            <text:p>211454.596724033</text:p>
          </table:table-cell>
          <table:table-cell office:value-type="float" office:value="199493.965253226" calcext:value-type="float">
            <text:p>199493.965253226</text:p>
          </table:table-cell>
          <table:table-cell office:value-type="float" office:value="263079.937699671" calcext:value-type="float">
            <text:p>263079.937699671</text:p>
          </table:table-cell>
          <table:table-cell office:value-type="float" office:value="0.441726482988093" calcext:value-type="float">
            <text:p>0.441726482988093</text:p>
          </table:table-cell>
          <table:table-cell office:value-type="float" office:value="0.211460858608708" calcext:value-type="float">
            <text:p>0.211460858608708</text:p>
          </table:table-cell>
          <table:table-cell office:value-type="float" office:value="0.438475702599545" calcext:value-type="float">
            <text:p>0.438475702599545</text:p>
          </table:table-cell>
          <table:table-cell office:value-type="float" office:value="0.8270241155554" calcext:value-type="float">
            <text:p>0.8270241155554</text:p>
          </table:table-cell>
          <table:table-cell office:value-type="float" office:value="0.11768970738558" calcext:value-type="float">
            <text:p>0.11768970738558</text:p>
          </table:table-cell>
          <table:table-cell office:value-type="float" office:value="4.08115002747433" calcext:value-type="float">
            <text:p>4.08115002747433</text:p>
          </table:table-cell>
          <table:table-cell office:value-type="float" office:value="0.171845036780901" calcext:value-type="float">
            <text:p>0.171845036780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84</text:p>
          </table:table-cell>
          <table:table-cell table:number-columns-repeated="990"/>
        </table:table-row>
        <table:table-row table:style-name="ro2">
          <table:table-cell office:value-type="float" office:value="228.208920429786" calcext:value-type="float">
            <text:p>228.208920429786</text:p>
          </table:table-cell>
          <table:table-cell office:value-type="float" office:value="3.67384445402357" calcext:value-type="float">
            <text:p>3.67384445402357</text:p>
          </table:table-cell>
          <table:table-cell office:value-type="string" calcext:value-type="string">
            <text:p>C14H28O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tradecanoic ac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office:value-type="float" office:value="3685258" calcext:value-type="float">
            <text:p>3685258</text:p>
          </table:table-cell>
          <table:table-cell office:value-type="float" office:value="1.19192057854259" calcext:value-type="float">
            <text:p>1.19192057854259</text:p>
          </table:table-cell>
          <table:table-cell office:value-type="float" office:value="0.854040731617414" calcext:value-type="float">
            <text:p>0.854040731617414</text:p>
          </table:table-cell>
          <table:table-cell office:value-type="float" office:value="1.38998037600703" calcext:value-type="float">
            <text:p>1.38998037600703</text:p>
          </table:table-cell>
          <table:table-cell office:value-type="float" office:value="1" calcext:value-type="float">
            <text:p>1</text:p>
          </table:table-cell>
          <table:table-cell office:value-type="float" office:value="0.457039289006763" calcext:value-type="float">
            <text:p>0.457039289006763</text:p>
          </table:table-cell>
          <table:table-cell office:value-type="float" office:value="0.507513214477318" calcext:value-type="float">
            <text:p>0.507513214477318</text:p>
          </table:table-cell>
          <table:table-cell office:value-type="float" office:value="0.34122360786708" calcext:value-type="float">
            <text:p>0.34122360786708</text:p>
          </table:table-cell>
          <table:table-cell office:value-type="float" office:value="1" calcext:value-type="float">
            <text:p>1</text:p>
          </table:table-cell>
          <table:table-cell office:value-type="float" office:value="1927644.53125" calcext:value-type="float">
            <text:p>1927644.53125</text:p>
          </table:table-cell>
          <table:table-cell office:value-type="float" office:value="1381205.2375" calcext:value-type="float">
            <text:p>1381205.2375</text:p>
          </table:table-cell>
          <table:table-cell office:value-type="float" office:value="2247958.5625" calcext:value-type="float">
            <text:p>2247958.5625</text:p>
          </table:table-cell>
          <table:table-cell office:value-type="float" office:value="1617259.20833333" calcext:value-type="float">
            <text:p>1617259.20833333</text:p>
          </table:table-cell>
          <table:table-cell office:value-type="float" office:value="605990.577279761" calcext:value-type="float">
            <text:p>605990.577279761</text:p>
          </table:table-cell>
          <table:table-cell office:value-type="float" office:value="517911.716098769" calcext:value-type="float">
            <text:p>517911.716098769</text:p>
          </table:table-cell>
          <table:table-cell office:value-type="float" office:value="1070283.21511374" calcext:value-type="float">
            <text:p>1070283.21511374</text:p>
          </table:table-cell>
          <table:table-cell office:value-type="float" office:value="412028.327352288" calcext:value-type="float">
            <text:p>412028.327352288</text:p>
          </table:table-cell>
          <table:table-cell office:value-type="float" office:value="0.314368426053532" calcext:value-type="float">
            <text:p>0.314368426053532</text:p>
          </table:table-cell>
          <table:table-cell office:value-type="float" office:value="0.37497086025839" calcext:value-type="float">
            <text:p>0.37497086025839</text:p>
          </table:table-cell>
          <table:table-cell office:value-type="float" office:value="0.476113409280757" calcext:value-type="float">
            <text:p>0.476113409280757</text:p>
          </table:table-cell>
          <table:table-cell office:value-type="float" office:value="0.254769504621899" calcext:value-type="float">
            <text:p>0.254769504621899</text:p>
          </table:table-cell>
          <table:table-cell office:value-type="float" office:value="0.179405023954146" calcext:value-type="float">
            <text:p>0.179405023954146</text:p>
          </table:table-cell>
          <table:table-cell office:value-type="float" office:value="0.127218016820759" calcext:value-type="float">
            <text:p>0.127218016820759</text:p>
          </table:table-cell>
          <table:table-cell office:value-type="float" office:value="0.302432668498408" calcext:value-type="float">
            <text:p>0.302432668498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48</text:p>
          </table:table-cell>
          <table:table-cell table:number-columns-repeated="990"/>
        </table:table-row>
        <table:table-row table:style-name="ro2">
          <table:table-cell office:value-type="float" office:value="256.240194891823" calcext:value-type="float">
            <text:p>256.240194891823</text:p>
          </table:table-cell>
          <table:table-cell office:value-type="float" office:value="3.62805485195583" calcext:value-type="float">
            <text:p>3.62805485195583</text:p>
          </table:table-cell>
          <table:table-cell office:value-type="string" calcext:value-type="string">
            <text:p>C16H32O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xadecanoic ac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__Fatty acid elongation in mitochondria__Fatty acid metabolism__Biosynthesis of unsaturated fatty acids</text:p>
          </table:table-cell>
          <table:table-cell office:value-type="float" office:value="108059000" calcext:value-type="float">
            <text:p>108059000</text:p>
          </table:table-cell>
          <table:table-cell office:value-type="float" office:value="1.03746670955564" calcext:value-type="float">
            <text:p>1.03746670955564</text:p>
          </table:table-cell>
          <table:table-cell office:value-type="float" office:value="0.593373547491804" calcext:value-type="float">
            <text:p>0.593373547491804</text:p>
          </table:table-cell>
          <table:table-cell office:value-type="float" office:value="1.17549895273445" calcext:value-type="float">
            <text:p>1.17549895273445</text:p>
          </table:table-cell>
          <table:table-cell office:value-type="float" office:value="1" calcext:value-type="float">
            <text:p>1</text:p>
          </table:table-cell>
          <table:table-cell office:value-type="float" office:value="0.928914118294253" calcext:value-type="float">
            <text:p>0.928914118294253</text:p>
          </table:table-cell>
          <table:table-cell office:value-type="float" office:value="0.321030414112565" calcext:value-type="float">
            <text:p>0.321030414112565</text:p>
          </table:table-cell>
          <table:table-cell office:value-type="float" office:value="0.75898780206128" calcext:value-type="float">
            <text:p>0.75898780206128</text:p>
          </table:table-cell>
          <table:table-cell office:value-type="float" office:value="1" calcext:value-type="float">
            <text:p>1</text:p>
          </table:table-cell>
          <table:table-cell office:value-type="float" office:value="45643069.5" calcext:value-type="float">
            <text:p>45643069.5</text:p>
          </table:table-cell>
          <table:table-cell office:value-type="float" office:value="26105310" calcext:value-type="float">
            <text:p>26105310</text:p>
          </table:table-cell>
          <table:table-cell office:value-type="float" office:value="51715761" calcext:value-type="float">
            <text:p>51715761</text:p>
          </table:table-cell>
          <table:table-cell office:value-type="float" office:value="43994731.6666667" calcext:value-type="float">
            <text:p>43994731.6666667</text:p>
          </table:table-cell>
          <table:table-cell office:value-type="float" office:value="21591239.8441424" calcext:value-type="float">
            <text:p>21591239.8441424</text:p>
          </table:table-cell>
          <table:table-cell office:value-type="float" office:value="12490565.6905911" calcext:value-type="float">
            <text:p>12490565.6905911</text:p>
          </table:table-cell>
          <table:table-cell office:value-type="float" office:value="38978139.9335761" calcext:value-type="float">
            <text:p>38978139.9335761</text:p>
          </table:table-cell>
          <table:table-cell office:value-type="float" office:value="23650791.7535878" calcext:value-type="float">
            <text:p>23650791.7535878</text:p>
          </table:table-cell>
          <table:table-cell office:value-type="float" office:value="0.473045307440211" calcext:value-type="float">
            <text:p>0.473045307440211</text:p>
          </table:table-cell>
          <table:table-cell office:value-type="float" office:value="0.478468391702342" calcext:value-type="float">
            <text:p>0.478468391702342</text:p>
          </table:table-cell>
          <table:table-cell office:value-type="float" office:value="0.753699436687708" calcext:value-type="float">
            <text:p>0.753699436687708</text:p>
          </table:table-cell>
          <table:table-cell office:value-type="float" office:value="0.537582361742354" calcext:value-type="float">
            <text:p>0.537582361742354</text:p>
          </table:table-cell>
          <table:table-cell office:value-type="float" office:value="0.00264934902987516" calcext:value-type="float">
            <text:p>0.002649349029875</text:p>
          </table:table-cell>
          <table:table-cell office:value-type="float" office:value="0.447362255573044" calcext:value-type="float">
            <text:p>0.447362255573044</text:p>
          </table:table-cell>
          <table:table-cell office:value-type="float" office:value="0.0286792585214727" calcext:value-type="float">
            <text:p>0.028679258521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44</text:p>
          </table:table-cell>
          <table:table-cell table:number-columns-repeated="990"/>
        </table:table-row>
        <table:table-row table:style-name="ro2">
          <table:table-cell office:value-type="float" office:value="284.271509089362" calcext:value-type="float">
            <text:p>284.271509089362</text:p>
          </table:table-cell>
          <table:table-cell office:value-type="float" office:value="3.5916256904602" calcext:value-type="float">
            <text:p>3.5916256904602</text:p>
          </table:table-cell>
          <table:table-cell office:value-type="string" calcext:value-type="string">
            <text:p>C18H36O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ctadecanoic ac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__Biosynthesis of unsaturated fatty acids</text:p>
          </table:table-cell>
          <table:table-cell office:value-type="float" office:value="96488880" calcext:value-type="float">
            <text:p>96488880</text:p>
          </table:table-cell>
          <table:table-cell office:value-type="float" office:value="1.00917134461822" calcext:value-type="float">
            <text:p>1.00917134461822</text:p>
          </table:table-cell>
          <table:table-cell office:value-type="float" office:value="0.56962504579993" calcext:value-type="float">
            <text:p>0.56962504579993</text:p>
          </table:table-cell>
          <table:table-cell office:value-type="float" office:value="1.10779928322353" calcext:value-type="float">
            <text:p>1.10779928322353</text:p>
          </table:table-cell>
          <table:table-cell office:value-type="float" office:value="1" calcext:value-type="float">
            <text:p>1</text:p>
          </table:table-cell>
          <table:table-cell office:value-type="float" office:value="0.979423595968926" calcext:value-type="float">
            <text:p>0.979423595968926</text:p>
          </table:table-cell>
          <table:table-cell office:value-type="float" office:value="0.231629669169925" calcext:value-type="float">
            <text:p>0.231629669169925</text:p>
          </table:table-cell>
          <table:table-cell office:value-type="float" office:value="0.800783840259124" calcext:value-type="float">
            <text:p>0.800783840259124</text:p>
          </table:table-cell>
          <table:table-cell office:value-type="float" office:value="1" calcext:value-type="float">
            <text:p>1</text:p>
          </table:table-cell>
          <table:table-cell office:value-type="float" office:value="49472607.5" calcext:value-type="float">
            <text:p>49472607.5</text:p>
          </table:table-cell>
          <table:table-cell office:value-type="float" office:value="27924729" calcext:value-type="float">
            <text:p>27924729</text:p>
          </table:table-cell>
          <table:table-cell office:value-type="float" office:value="54307645" calcext:value-type="float">
            <text:p>54307645</text:p>
          </table:table-cell>
          <table:table-cell office:value-type="float" office:value="49023000.6666667" calcext:value-type="float">
            <text:p>49023000.6666667</text:p>
          </table:table-cell>
          <table:table-cell office:value-type="float" office:value="20980248.1636868" calcext:value-type="float">
            <text:p>20980248.1636868</text:p>
          </table:table-cell>
          <table:table-cell office:value-type="float" office:value="10806127.0839709" calcext:value-type="float">
            <text:p>10806127.0839709</text:p>
          </table:table-cell>
          <table:table-cell office:value-type="float" office:value="30560644.1277023" calcext:value-type="float">
            <text:p>30560644.1277023</text:p>
          </table:table-cell>
          <table:table-cell office:value-type="float" office:value="21970027.6865475" calcext:value-type="float">
            <text:p>21970027.6865475</text:p>
          </table:table-cell>
          <table:table-cell office:value-type="float" office:value="0.424078075199227" calcext:value-type="float">
            <text:p>0.424078075199227</text:p>
          </table:table-cell>
          <table:table-cell office:value-type="float" office:value="0.386973391361145" calcext:value-type="float">
            <text:p>0.386973391361145</text:p>
          </table:table-cell>
          <table:table-cell office:value-type="float" office:value="0.562731897649076" calcext:value-type="float">
            <text:p>0.562731897649076</text:p>
          </table:table-cell>
          <table:table-cell office:value-type="float" office:value="0.44815754620843" calcext:value-type="float">
            <text:p>0.44815754620843</text:p>
          </table:table-cell>
          <table:table-cell office:value-type="float" office:value="0.000219044983339812" calcext:value-type="float">
            <text:p>0.00021904498334</text:p>
          </table:table-cell>
          <table:table-cell office:value-type="float" office:value="0.742570233415305" calcext:value-type="float">
            <text:p>0.742570233415305</text:p>
          </table:table-cell>
          <table:table-cell office:value-type="float" office:value="0.0197139446882873" calcext:value-type="float">
            <text:p>0.019713944688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45</text:p>
          </table:table-cell>
          <table:table-cell table:number-columns-repeated="990"/>
        </table:table-row>
        <table:table-row table:style-name="ro2">
          <table:table-cell office:value-type="float" office:value="449.314782148551" calcext:value-type="float">
            <text:p>449.314782148551</text:p>
          </table:table-cell>
          <table:table-cell office:value-type="float" office:value="4.18186248779297" calcext:value-type="float">
            <text:p>4.18186248779297</text:p>
          </table:table-cell>
          <table:table-cell office:value-type="string" calcext:value-type="string">
            <text:p>C26H43N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nodeoxyglycochol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Bile acid biosynthesis</text:p>
          </table:table-cell>
          <table:table-cell office:value-type="float" office:value="261818" calcext:value-type="float">
            <text:p>261818</text:p>
          </table:table-cell>
          <table:table-cell office:value-type="float" office:value="0.843055647288653" calcext:value-type="float">
            <text:p>0.843055647288653</text:p>
          </table:table-cell>
          <table:table-cell office:value-type="float" office:value="2.05242290990147" calcext:value-type="float">
            <text:p>2.05242290990147</text:p>
          </table:table-cell>
          <table:table-cell office:value-type="float" office:value="0.907664199387448" calcext:value-type="float">
            <text:p>0.907664199387448</text:p>
          </table:table-cell>
          <table:table-cell office:value-type="float" office:value="1" calcext:value-type="float">
            <text:p>1</text:p>
          </table:table-cell>
          <table:table-cell office:value-type="float" office:value="0.230292943626447" calcext:value-type="float">
            <text:p>0.230292943626447</text:p>
          </table:table-cell>
          <table:table-cell office:value-type="float" office:value="0.0194941922096622" calcext:value-type="float">
            <text:p>0.019494192209662</text:p>
          </table:table-cell>
          <table:table-cell office:value-type="float" office:value="0.426751252773238" calcext:value-type="float">
            <text:p>0.426751252773238</text:p>
          </table:table-cell>
          <table:table-cell office:value-type="float" office:value="1" calcext:value-type="float">
            <text:p>1</text:p>
          </table:table-cell>
          <table:table-cell office:value-type="float" office:value="79378.115234375" calcext:value-type="float">
            <text:p>79378.115234375</text:p>
          </table:table-cell>
          <table:table-cell office:value-type="float" office:value="193246.3921875" calcext:value-type="float">
            <text:p>193246.3921875</text:p>
          </table:table-cell>
          <table:table-cell office:value-type="float" office:value="85461.349609375" calcext:value-type="float">
            <text:p>85461.349609375</text:p>
          </table:table-cell>
          <table:table-cell office:value-type="float" office:value="94155.25" calcext:value-type="float">
            <text:p>94155.25</text:p>
          </table:table-cell>
          <table:table-cell office:value-type="float" office:value="11409.7428076331" calcext:value-type="float">
            <text:p>11409.7428076331</text:p>
          </table:table-cell>
          <table:table-cell office:value-type="float" office:value="60930.4079980832" calcext:value-type="float">
            <text:p>60930.4079980832</text:p>
          </table:table-cell>
          <table:table-cell office:value-type="float" office:value="7623.42473863158" calcext:value-type="float">
            <text:p>7623.42473863158</text:p>
          </table:table-cell>
          <table:table-cell office:value-type="float" office:value="14840.9299855665" calcext:value-type="float">
            <text:p>14840.9299855665</text:p>
          </table:table-cell>
          <table:table-cell office:value-type="float" office:value="0.143739149940059" calcext:value-type="float">
            <text:p>0.143739149940059</text:p>
          </table:table-cell>
          <table:table-cell office:value-type="float" office:value="0.315299071348068" calcext:value-type="float">
            <text:p>0.315299071348068</text:p>
          </table:table-cell>
          <table:table-cell office:value-type="float" office:value="0.0892031868613891" calcext:value-type="float">
            <text:p>0.089203186861389</text:p>
          </table:table-cell>
          <table:table-cell office:value-type="float" office:value="0.157621906219425" calcext:value-type="float">
            <text:p>0.157621906219425</text:p>
          </table:table-cell>
          <table:table-cell office:value-type="float" office:value="0.623121096889427" calcext:value-type="float">
            <text:p>0.623121096889427</text:p>
          </table:table-cell>
          <table:table-cell office:value-type="float" office:value="2.49672874304217" calcext:value-type="float">
            <text:p>2.49672874304217</text:p>
          </table:table-cell>
          <table:table-cell office:value-type="float" office:value="0.271523354700838" calcext:value-type="float">
            <text:p>0.271523354700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45</text:p>
          </table:table-cell>
          <table:table-cell table:number-columns-repeated="990"/>
        </table:table-row>
        <table:table-row table:style-name="ro2">
          <table:table-cell office:value-type="float" office:value="434.243141138813" calcext:value-type="float">
            <text:p>434.243141138813</text:p>
          </table:table-cell>
          <table:table-cell office:value-type="float" office:value="7.29974500020345" calcext:value-type="float">
            <text:p>7.29974500020345</text:p>
          </table:table-cell>
          <table:table-cell office:value-type="string" calcext:value-type="string">
            <text:p>C21H39O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(18:2(9Z,12Z)/0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__Glycerophospholipid metabolism</text:p>
          </table:table-cell>
          <table:table-cell office:value-type="float" office:value="119552" calcext:value-type="float">
            <text:p>119552</text:p>
          </table:table-cell>
          <table:table-cell office:value-type="float" office:value="1.02919633588865" calcext:value-type="float">
            <text:p>1.02919633588865</text:p>
          </table:table-cell>
          <table:table-cell office:value-type="float" office:value="0.529293684613821" calcext:value-type="float">
            <text:p>0.529293684613821</text:p>
          </table:table-cell>
          <table:table-cell office:value-type="float" office:value="0.842480033607885" calcext:value-type="float">
            <text:p>0.842480033607885</text:p>
          </table:table-cell>
          <table:table-cell office:value-type="float" office:value="1" calcext:value-type="float">
            <text:p>1</text:p>
          </table:table-cell>
          <table:table-cell office:value-type="float" office:value="0.92765974625152" calcext:value-type="float">
            <text:p>0.92765974625152</text:p>
          </table:table-cell>
          <table:table-cell office:value-type="float" office:value="0.223209942195454" calcext:value-type="float">
            <text:p>0.223209942195454</text:p>
          </table:table-cell>
          <table:table-cell office:value-type="float" office:value="0.651118782903076" calcext:value-type="float">
            <text:p>0.651118782903076</text:p>
          </table:table-cell>
          <table:table-cell office:value-type="float" office:value="1" calcext:value-type="float">
            <text:p>1</text:p>
          </table:table-cell>
          <table:table-cell office:value-type="float" office:value="79532.189453125" calcext:value-type="float">
            <text:p>79532.189453125</text:p>
          </table:table-cell>
          <table:table-cell office:value-type="float" office:value="40901.7056640625" calcext:value-type="float">
            <text:p>40901.7056640625</text:p>
          </table:table-cell>
          <table:table-cell office:value-type="float" office:value="65103.498046875" calcext:value-type="float">
            <text:p>65103.498046875</text:p>
          </table:table-cell>
          <table:table-cell office:value-type="float" office:value="77276.0130208333" calcext:value-type="float">
            <text:p>77276.0130208333</text:p>
          </table:table-cell>
          <table:table-cell office:value-type="float" office:value="15253.1706169413" calcext:value-type="float">
            <text:p>15253.1706169413</text:p>
          </table:table-cell>
          <table:table-cell office:value-type="float" office:value="26130.0772957017" calcext:value-type="float">
            <text:p>26130.0772957017</text:p>
          </table:table-cell>
          <table:table-cell office:value-type="float" office:value="24845.7639716317" calcext:value-type="float">
            <text:p>24845.7639716317</text:p>
          </table:table-cell>
          <table:table-cell office:value-type="float" office:value="36728.5415830917" calcext:value-type="float">
            <text:p>36728.5415830917</text:p>
          </table:table-cell>
          <table:table-cell office:value-type="float" office:value="0.191786127375901" calcext:value-type="float">
            <text:p>0.191786127375901</text:p>
          </table:table-cell>
          <table:table-cell office:value-type="float" office:value="0.638850553331825" calcext:value-type="float">
            <text:p>0.638850553331825</text:p>
          </table:table-cell>
          <table:table-cell office:value-type="float" office:value="0.381634853994213" calcext:value-type="float">
            <text:p>0.381634853994213</text:p>
          </table:table-cell>
          <table:table-cell office:value-type="float" office:value="0.47529032810207" calcext:value-type="float">
            <text:p>0.47529032810207</text:p>
          </table:table-cell>
          <table:table-cell office:value-type="float" office:value="0.00321837843243832" calcext:value-type="float">
            <text:p>0.003218378432438</text:p>
          </table:table-cell>
          <table:table-cell office:value-type="float" office:value="0.651201848904257" calcext:value-type="float">
            <text:p>0.651201848904257</text:p>
          </table:table-cell>
          <table:table-cell office:value-type="float" office:value="0.0753548746511792" calcext:value-type="float">
            <text:p>0.075354874651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72</text:p>
          </table:table-cell>
          <table:table-cell table:number-columns-repeated="990"/>
        </table:table-row>
        <table:table-row table:style-name="ro2">
          <table:table-cell office:value-type="float" office:value="200.177611931456" calcext:value-type="float">
            <text:p>200.177611931456</text:p>
          </table:table-cell>
          <table:table-cell office:value-type="float" office:value="3.7323319223192" calcext:value-type="float">
            <text:p>3.7323319223192</text:p>
          </table:table-cell>
          <table:table-cell office:value-type="string" calcext:value-type="string">
            <text:p>C12H24O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decanoic ac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Fatty acid biosynthesis</text:p>
          </table:table-cell>
          <table:table-cell office:value-type="float" office:value="7565500" calcext:value-type="float">
            <text:p>7565500</text:p>
          </table:table-cell>
          <table:table-cell office:value-type="float" office:value="1.30035877327367" calcext:value-type="float">
            <text:p>1.30035877327367</text:p>
          </table:table-cell>
          <table:table-cell office:value-type="float" office:value="0.643309879514832" calcext:value-type="float">
            <text:p>0.643309879514832</text:p>
          </table:table-cell>
          <table:table-cell office:value-type="float" office:value="0.796026586618616" calcext:value-type="float">
            <text:p>0.796026586618616</text:p>
          </table:table-cell>
          <table:table-cell office:value-type="float" office:value="1" calcext:value-type="float">
            <text:p>1</text:p>
          </table:table-cell>
          <table:table-cell office:value-type="float" office:value="0.732471882181668" calcext:value-type="float">
            <text:p>0.732471882181668</text:p>
          </table:table-cell>
          <table:table-cell office:value-type="float" office:value="0.673430530253932" calcext:value-type="float">
            <text:p>0.673430530253932</text:p>
          </table:table-cell>
          <table:table-cell office:value-type="float" office:value="0.809607151548502" calcext:value-type="float">
            <text:p>0.809607151548502</text:p>
          </table:table-cell>
          <table:table-cell office:value-type="float" office:value="1" calcext:value-type="float">
            <text:p>1</text:p>
          </table:table-cell>
          <table:table-cell office:value-type="float" office:value="4012871.875" calcext:value-type="float">
            <text:p>4012871.875</text:p>
          </table:table-cell>
          <table:table-cell office:value-type="float" office:value="1985236.825" calcext:value-type="float">
            <text:p>1985236.825</text:p>
          </table:table-cell>
          <table:table-cell office:value-type="float" office:value="2456516.4375" calcext:value-type="float">
            <text:p>2456516.4375</text:p>
          </table:table-cell>
          <table:table-cell office:value-type="float" office:value="3085972.85416667" calcext:value-type="float">
            <text:p>3085972.85416667</text:p>
          </table:table-cell>
          <table:table-cell office:value-type="float" office:value="1995167.31524201" calcext:value-type="float">
            <text:p>1995167.31524201</text:p>
          </table:table-cell>
          <table:table-cell office:value-type="float" office:value="744177.220839921" calcext:value-type="float">
            <text:p>744177.220839921</text:p>
          </table:table-cell>
          <table:table-cell office:value-type="float" office:value="1330707.57090137" calcext:value-type="float">
            <text:p>1330707.57090137</text:p>
          </table:table-cell>
          <table:table-cell office:value-type="float" office:value="3883485.09196218" calcext:value-type="float">
            <text:p>3883485.09196218</text:p>
          </table:table-cell>
          <table:table-cell office:value-type="float" office:value="0.497191880875093" calcext:value-type="float">
            <text:p>0.497191880875093</text:p>
          </table:table-cell>
          <table:table-cell office:value-type="float" office:value="0.37485564012743" calcext:value-type="float">
            <text:p>0.37485564012743</text:p>
          </table:table-cell>
          <table:table-cell office:value-type="float" office:value="0.541705136015956" calcext:value-type="float">
            <text:p>0.541705136015956</text:p>
          </table:table-cell>
          <table:table-cell office:value-type="float" office:value="1.2584313846827" calcext:value-type="float">
            <text:p>1.2584313846827</text:p>
          </table:table-cell>
          <table:table-cell office:value-type="float" office:value="0.0450705632102585" calcext:value-type="float">
            <text:p>0.045070563210259</text:p>
          </table:table-cell>
          <table:table-cell office:value-type="float" office:value="0.0774928015732534" calcext:value-type="float">
            <text:p>0.077492801573253</text:p>
          </table:table-cell>
          <table:table-cell office:value-type="float" office:value="0.02351114164481" calcext:value-type="float">
            <text:p>0.02351114164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02</text:p>
          </table:table-cell>
          <table:table-cell table:number-columns-repeated="990"/>
        </table:table-row>
        <table:table-row table:style-name="ro2">
          <table:table-cell office:value-type="float" office:value="172.013682618273" calcext:value-type="float">
            <text:p>172.013682618273</text:p>
          </table:table-cell>
          <table:table-cell office:value-type="float" office:value="14.8362708536784" calcext:value-type="float">
            <text:p>14.8362708536784</text:p>
          </table:table-cell>
          <table:table-cell office:value-type="string" calcext:value-type="string">
            <text:p>C3H9O6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-Glycerol 3-phosph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__Glycerophospholipid metabolism</text:p>
          </table:table-cell>
          <table:table-cell office:value-type="float" office:value="6622591" calcext:value-type="float">
            <text:p>6622591</text:p>
          </table:table-cell>
          <table:table-cell office:value-type="float" office:value="1.40139143148766" calcext:value-type="float">
            <text:p>1.40139143148766</text:p>
          </table:table-cell>
          <table:table-cell office:value-type="float" office:value="0.997632754224078" calcext:value-type="float">
            <text:p>0.997632754224078</text:p>
          </table:table-cell>
          <table:table-cell office:value-type="float" office:value="0.628389383132176" calcext:value-type="float">
            <text:p>0.628389383132176</text:p>
          </table:table-cell>
          <table:table-cell office:value-type="float" office:value="1" calcext:value-type="float">
            <text:p>1</text:p>
          </table:table-cell>
          <table:table-cell office:value-type="float" office:value="0.697340576896373" calcext:value-type="float">
            <text:p>0.697340576896373</text:p>
          </table:table-cell>
          <table:table-cell office:value-type="float" office:value="0.998216604019372" calcext:value-type="float">
            <text:p>0.998216604019372</text:p>
          </table:table-cell>
          <table:table-cell office:value-type="float" office:value="0.707258652957369" calcext:value-type="float">
            <text:p>0.707258652957369</text:p>
          </table:table-cell>
          <table:table-cell office:value-type="float" office:value="1" calcext:value-type="float">
            <text:p>1</text:p>
          </table:table-cell>
          <table:table-cell office:value-type="float" office:value="3154215.5" calcext:value-type="float">
            <text:p>3154215.5</text:p>
          </table:table-cell>
          <table:table-cell office:value-type="float" office:value="2245445.9375" calcext:value-type="float">
            <text:p>2245445.9375</text:p>
          </table:table-cell>
          <table:table-cell office:value-type="float" office:value="1414362.53125" calcext:value-type="float">
            <text:p>1414362.53125</text:p>
          </table:table-cell>
          <table:table-cell office:value-type="float" office:value="2250774.07291667" calcext:value-type="float">
            <text:p>2250774.07291667</text:p>
          </table:table-cell>
          <table:table-cell office:value-type="float" office:value="1636699.11555883" calcext:value-type="float">
            <text:p>1636699.11555883</text:p>
          </table:table-cell>
          <table:table-cell office:value-type="float" office:value="2454601.07496466" calcext:value-type="float">
            <text:p>2454601.07496466</text:p>
          </table:table-cell>
          <table:table-cell office:value-type="float" office:value="553022.260046616" calcext:value-type="float">
            <text:p>553022.260046616</text:p>
          </table:table-cell>
          <table:table-cell office:value-type="float" office:value="3330368.81207272" calcext:value-type="float">
            <text:p>3330368.81207272</text:p>
          </table:table-cell>
          <table:table-cell office:value-type="float" office:value="0.518892610716936" calcext:value-type="float">
            <text:p>0.518892610716936</text:p>
          </table:table-cell>
          <table:table-cell office:value-type="float" office:value="1.09314636971288" calcext:value-type="float">
            <text:p>1.09314636971288</text:p>
          </table:table-cell>
          <table:table-cell office:value-type="float" office:value="0.391004603012114" calcext:value-type="float">
            <text:p>0.391004603012114</text:p>
          </table:table-cell>
          <table:table-cell office:value-type="float" office:value="1.47965486725065" calcext:value-type="float">
            <text:p>1.47965486725065</text:p>
          </table:table-cell>
          <table:table-cell office:value-type="float" office:value="0.0592736448080461" calcext:value-type="float">
            <text:p>0.059273644808046</text:p>
          </table:table-cell>
          <table:table-cell office:value-type="float" office:value="0.00000165858411233531" calcext:value-type="float">
            <text:p>1.65858411233531E-06</text:p>
          </table:table-cell>
          <table:table-cell office:value-type="float" office:value="0.0613821708947236" calcext:value-type="float">
            <text:p>0.061382170894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42</text:p>
          </table:table-cell>
          <table:table-cell table:number-columns-repeated="990"/>
        </table:table-row>
        <table:table-row table:style-name="ro2">
          <table:table-cell office:value-type="float" office:value="436.258700591692" calcext:value-type="float">
            <text:p>436.258700591692</text:p>
          </table:table-cell>
          <table:table-cell office:value-type="float" office:value="7.30783752441405" calcext:value-type="float">
            <text:p>7.30783752441405</text:p>
          </table:table-cell>
          <table:table-cell office:value-type="string" calcext:value-type="string">
            <text:p>C21H41O7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(18:1(9Z)/0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Glycerolipid metabolism__Glycerophospholipid metabolism</text:p>
          </table:table-cell>
          <table:table-cell office:value-type="float" office:value="314439" calcext:value-type="float">
            <text:p>314439</text:p>
          </table:table-cell>
          <table:table-cell office:value-type="float" office:value="0.807866909586615" calcext:value-type="float">
            <text:p>0.807866909586615</text:p>
          </table:table-cell>
          <table:table-cell office:value-type="float" office:value="0.352552113224256" calcext:value-type="float">
            <text:p>0.352552113224256</text:p>
          </table:table-cell>
          <table:table-cell office:value-type="float" office:value="0.485983370890963" calcext:value-type="float">
            <text:p>0.485983370890963</text:p>
          </table:table-cell>
          <table:table-cell office:value-type="float" office:value="1" calcext:value-type="float">
            <text:p>1</text:p>
          </table:table-cell>
          <table:table-cell office:value-type="float" office:value="0.195969196820384" calcext:value-type="float">
            <text:p>0.195969196820384</text:p>
          </table:table-cell>
          <table:table-cell office:value-type="float" office:value="0.00579474206938929" calcext:value-type="float">
            <text:p>0.005794742069389</text:p>
          </table:table-cell>
          <table:table-cell office:value-type="float" office:value="0.015516089549959" calcext:value-type="float">
            <text:p>0.015516089549959</text:p>
          </table:table-cell>
          <table:table-cell office:value-type="float" office:value="1" calcext:value-type="float">
            <text:p>1</text:p>
          </table:table-cell>
          <table:table-cell office:value-type="float" office:value="220834.7578125" calcext:value-type="float">
            <text:p>220834.7578125</text:p>
          </table:table-cell>
          <table:table-cell office:value-type="float" office:value="96372.01328125" calcext:value-type="float">
            <text:p>96372.01328125</text:p>
          </table:table-cell>
          <table:table-cell office:value-type="float" office:value="132846.1640625" calcext:value-type="float">
            <text:p>132846.1640625</text:p>
          </table:table-cell>
          <table:table-cell office:value-type="float" office:value="273355.369791667" calcext:value-type="float">
            <text:p>273355.369791667</text:p>
          </table:table-cell>
          <table:table-cell office:value-type="float" office:value="34770.8596825122" calcext:value-type="float">
            <text:p>34770.8596825122</text:p>
          </table:table-cell>
          <table:table-cell office:value-type="float" office:value="65375.3070964139" calcext:value-type="float">
            <text:p>65375.3070964139</text:p>
          </table:table-cell>
          <table:table-cell office:value-type="float" office:value="46602.0952635659" calcext:value-type="float">
            <text:p>46602.0952635659</text:p>
          </table:table-cell>
          <table:table-cell office:value-type="float" office:value="48427.1406037891" calcext:value-type="float">
            <text:p>48427.1406037891</text:p>
          </table:table-cell>
          <table:table-cell office:value-type="float" office:value="0.157451933866473" calcext:value-type="float">
            <text:p>0.157451933866473</text:p>
          </table:table-cell>
          <table:table-cell office:value-type="float" office:value="0.678364027797406" calcext:value-type="float">
            <text:p>0.678364027797406</text:p>
          </table:table-cell>
          <table:table-cell office:value-type="float" office:value="0.350797447502067" calcext:value-type="float">
            <text:p>0.350797447502067</text:p>
          </table:table-cell>
          <table:table-cell office:value-type="float" office:value="0.177158182920266" calcext:value-type="float">
            <text:p>0.177158182920266</text:p>
          </table:table-cell>
          <table:table-cell office:value-type="float" office:value="0.776099880037714" calcext:value-type="float">
            <text:p>0.776099880037714</text:p>
          </table:table-cell>
          <table:table-cell office:value-type="float" office:value="4.73221735143418" calcext:value-type="float">
            <text:p>4.73221735143418</text:p>
          </table:table-cell>
          <table:table-cell office:value-type="float" office:value="4.37084016541464" calcext:value-type="float">
            <text:p>4.37084016541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65</text:p>
          </table:table-cell>
          <table:table-cell table:number-columns-repeated="990"/>
        </table:table-row>
        <table:table-row table:style-name="ro2">
          <table:table-cell office:value-type="float" office:value="472.112587475675" calcext:value-type="float">
            <text:p>472.112587475675</text:p>
          </table:table-cell>
          <table:table-cell office:value-type="float" office:value="13.7779966227214" calcext:value-type="float">
            <text:p>13.7779966227214</text:p>
          </table:table-cell>
          <table:table-cell office:value-type="string" calcext:value-type="string">
            <text:p>C14H26N4O10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P-N-trimethyl-2-aminoethylphosphon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Aminophosphonate metabolism</text:p>
          </table:table-cell>
          <table:table-cell office:value-type="float" office:value="4339091" calcext:value-type="float">
            <text:p>4339091</text:p>
          </table:table-cell>
          <table:table-cell office:value-type="float" office:value="0.576441127887683" calcext:value-type="float">
            <text:p>0.576441127887683</text:p>
          </table:table-cell>
          <table:table-cell office:value-type="float" office:value="0.598709758524277" calcext:value-type="float">
            <text:p>0.598709758524277</text:p>
          </table:table-cell>
          <table:table-cell office:value-type="float" office:value="0.484800899445374" calcext:value-type="float">
            <text:p>0.484800899445374</text:p>
          </table:table-cell>
          <table:table-cell office:value-type="float" office:value="1" calcext:value-type="float">
            <text:p>1</text:p>
          </table:table-cell>
          <table:table-cell office:value-type="float" office:value="0.262139278810119" calcext:value-type="float">
            <text:p>0.262139278810119</text:p>
          </table:table-cell>
          <table:table-cell office:value-type="float" office:value="0.270101378481101" calcext:value-type="float">
            <text:p>0.270101378481101</text:p>
          </table:table-cell>
          <table:table-cell office:value-type="float" office:value="0.184229059961371" calcext:value-type="float">
            <text:p>0.184229059961371</text:p>
          </table:table-cell>
          <table:table-cell office:value-type="float" office:value="1" calcext:value-type="float">
            <text:p>1</text:p>
          </table:table-cell>
          <table:table-cell office:value-type="float" office:value="1676054.69921875" calcext:value-type="float">
            <text:p>1676054.69921875</text:p>
          </table:table-cell>
          <table:table-cell office:value-type="float" office:value="1740802.75625" calcext:value-type="float">
            <text:p>1740802.75625</text:p>
          </table:table-cell>
          <table:table-cell office:value-type="float" office:value="1409602.44921875" calcext:value-type="float">
            <text:p>1409602.44921875</text:p>
          </table:table-cell>
          <table:table-cell office:value-type="float" office:value="2907590.41666667" calcext:value-type="float">
            <text:p>2907590.41666667</text:p>
          </table:table-cell>
          <table:table-cell office:value-type="float" office:value="1025705.20876214" calcext:value-type="float">
            <text:p>1025705.20876214</text:p>
          </table:table-cell>
          <table:table-cell office:value-type="float" office:value="848274.72889202" calcext:value-type="float">
            <text:p>848274.72889202</text:p>
          </table:table-cell>
          <table:table-cell office:value-type="float" office:value="879314.073078297" calcext:value-type="float">
            <text:p>879314.073078297</text:p>
          </table:table-cell>
          <table:table-cell office:value-type="float" office:value="1344337.29357634" calcext:value-type="float">
            <text:p>1344337.29357634</text:p>
          </table:table-cell>
          <table:table-cell office:value-type="float" office:value="0.611975975032464" calcext:value-type="float">
            <text:p>0.611975975032464</text:p>
          </table:table-cell>
          <table:table-cell office:value-type="float" office:value="0.487289399012301" calcext:value-type="float">
            <text:p>0.487289399012301</text:p>
          </table:table-cell>
          <table:table-cell office:value-type="float" office:value="0.623802883973168" calcext:value-type="float">
            <text:p>0.623802883973168</text:p>
          </table:table-cell>
          <table:table-cell office:value-type="float" office:value="0.462354424430081" calcext:value-type="float">
            <text:p>0.462354424430081</text:p>
          </table:table-cell>
          <table:table-cell office:value-type="float" office:value="0.530435012825511" calcext:value-type="float">
            <text:p>0.530435012825511</text:p>
          </table:table-cell>
          <table:table-cell office:value-type="float" office:value="0.538778914764872" calcext:value-type="float">
            <text:p>0.538778914764872</text:p>
          </table:table-cell>
          <table:table-cell office:value-type="float" office:value="0.869608063267623" calcext:value-type="float">
            <text:p>0.869608063267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38</text:p>
          </table:table-cell>
          <table:table-cell table:number-columns-repeated="990"/>
        </table:table-row>
        <table:table-row table:style-name="ro2">
          <table:table-cell office:value-type="float" office:value="125.014695349551" calcext:value-type="float">
            <text:p>125.014695349551</text:p>
          </table:table-cell>
          <table:table-cell office:value-type="float" office:value="15.1364674377441" calcext:value-type="float">
            <text:p>15.1364674377441</text:p>
          </table:table-cell>
          <table:table-cell office:value-type="string" calcext:value-type="string">
            <text:p>C2H7NO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r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Bile acid biosynthesis__Taurine and hypotaurine metabolism</text:p>
          </table:table-cell>
          <table:table-cell office:value-type="float" office:value="2326203" calcext:value-type="float">
            <text:p>2326203</text:p>
          </table:table-cell>
          <table:table-cell office:value-type="float" office:value="0.653744115113907" calcext:value-type="float">
            <text:p>0.653744115113907</text:p>
          </table:table-cell>
          <table:table-cell office:value-type="float" office:value="0.358724079762372" calcext:value-type="float">
            <text:p>0.358724079762372</text:p>
          </table:table-cell>
          <table:table-cell office:value-type="float" office:value="0.409572655005414" calcext:value-type="float">
            <text:p>0.409572655005414</text:p>
          </table:table-cell>
          <table:table-cell office:value-type="float" office:value="1" calcext:value-type="float">
            <text:p>1</text:p>
          </table:table-cell>
          <table:table-cell office:value-type="float" office:value="0.00316757450523233" calcext:value-type="float">
            <text:p>0.003167574505232</text:p>
          </table:table-cell>
          <table:table-cell office:value-type="float" office:value="0.001788817218874" calcext:value-type="float">
            <text:p>0.001788817218874</text:p>
          </table:table-cell>
          <table:table-cell office:value-type="float" office:value="0.0012397284215511" calcext:value-type="float">
            <text:p>0.001239728421551</text:p>
          </table:table-cell>
          <table:table-cell office:value-type="float" office:value="1" calcext:value-type="float">
            <text:p>1</text:p>
          </table:table-cell>
          <table:table-cell office:value-type="float" office:value="1451674.21875" calcext:value-type="float">
            <text:p>1451674.21875</text:p>
          </table:table-cell>
          <table:table-cell office:value-type="float" office:value="796566.25" calcext:value-type="float">
            <text:p>796566.25</text:p>
          </table:table-cell>
          <table:table-cell office:value-type="float" office:value="909478.265625" calcext:value-type="float">
            <text:p>909478.265625</text:p>
          </table:table-cell>
          <table:table-cell office:value-type="float" office:value="2220554.16666667" calcext:value-type="float">
            <text:p>2220554.16666667</text:p>
          </table:table-cell>
          <table:table-cell office:value-type="float" office:value="159136.053930649" calcext:value-type="float">
            <text:p>159136.053930649</text:p>
          </table:table-cell>
          <table:table-cell office:value-type="float" office:value="504086.952077744" calcext:value-type="float">
            <text:p>504086.952077744</text:p>
          </table:table-cell>
          <table:table-cell office:value-type="float" office:value="101614.672703331" calcext:value-type="float">
            <text:p>101614.672703331</text:p>
          </table:table-cell>
          <table:table-cell office:value-type="float" office:value="172161.999751203" calcext:value-type="float">
            <text:p>172161.999751203</text:p>
          </table:table-cell>
          <table:table-cell office:value-type="float" office:value="0.109622428968724" calcext:value-type="float">
            <text:p>0.109622428968724</text:p>
          </table:table-cell>
          <table:table-cell office:value-type="float" office:value="0.632824893193433" calcext:value-type="float">
            <text:p>0.632824893193433</text:p>
          </table:table-cell>
          <table:table-cell office:value-type="float" office:value="0.111728533318497" calcext:value-type="float">
            <text:p>0.111728533318497</text:p>
          </table:table-cell>
          <table:table-cell office:value-type="float" office:value="0.0775310966674775" calcext:value-type="float">
            <text:p>0.077531096667478</text:p>
          </table:table-cell>
          <table:table-cell office:value-type="float" office:value="10.7556940459075" calcext:value-type="float">
            <text:p>10.7556940459075</text:p>
          </table:table-cell>
          <table:table-cell office:value-type="float" office:value="7.14639184397274" calcext:value-type="float">
            <text:p>7.14639184397274</text:p>
          </table:table-cell>
          <table:table-cell office:value-type="float" office:value="43.0103163508469" calcext:value-type="float">
            <text:p>43.0103163508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92</text:p>
          </table:table-cell>
          <table:table-cell table:number-columns-repeated="990"/>
        </table:table-row>
        <table:table-row table:style-name="ro2">
          <table:table-cell office:value-type="float" office:value="216.040112505601" calcext:value-type="float">
            <text:p>216.040112505601</text:p>
          </table:table-cell>
          <table:table-cell office:value-type="float" office:value="14.5440358479818" calcext:value-type="float">
            <text:p>14.5440358479818</text:p>
          </table:table-cell>
          <table:table-cell office:value-type="string" calcext:value-type="string">
            <text:p>C5H13O7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C-Methyl-D-erythritol 4-phosph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Biosynthesis of steroids</text:p>
          </table:table-cell>
          <table:table-cell office:value-type="float" office:value="18753354" calcext:value-type="float">
            <text:p>18753354</text:p>
          </table:table-cell>
          <table:table-cell office:value-type="float" office:value="0.499576287255476" calcext:value-type="float">
            <text:p>0.499576287255476</text:p>
          </table:table-cell>
          <table:table-cell office:value-type="float" office:value="0.454952336936562" calcext:value-type="float">
            <text:p>0.454952336936562</text:p>
          </table:table-cell>
          <table:table-cell office:value-type="float" office:value="0.313475549362024" calcext:value-type="float">
            <text:p>0.313475549362024</text:p>
          </table:table-cell>
          <table:table-cell office:value-type="float" office:value="1" calcext:value-type="float">
            <text:p>1</text:p>
          </table:table-cell>
          <table:table-cell office:value-type="float" office:value="0.102705019129862" calcext:value-type="float">
            <text:p>0.102705019129862</text:p>
          </table:table-cell>
          <table:table-cell office:value-type="float" office:value="0.184824537874244" calcext:value-type="float">
            <text:p>0.184824537874244</text:p>
          </table:table-cell>
          <table:table-cell office:value-type="float" office:value="0.0545226349624127" calcext:value-type="float">
            <text:p>0.054522634962413</text:p>
          </table:table-cell>
          <table:table-cell office:value-type="float" office:value="1" calcext:value-type="float">
            <text:p>1</text:p>
          </table:table-cell>
          <table:table-cell office:value-type="float" office:value="5592135.5625" calcext:value-type="float">
            <text:p>5592135.5625</text:p>
          </table:table-cell>
          <table:table-cell office:value-type="float" office:value="5092625.90625" calcext:value-type="float">
            <text:p>5092625.90625</text:p>
          </table:table-cell>
          <table:table-cell office:value-type="float" office:value="3508969.125" calcext:value-type="float">
            <text:p>3508969.125</text:p>
          </table:table-cell>
          <table:table-cell office:value-type="float" office:value="11193757" calcext:value-type="float">
            <text:p>11193757</text:p>
          </table:table-cell>
          <table:table-cell office:value-type="float" office:value="1509872.45371809" calcext:value-type="float">
            <text:p>1509872.45371809</text:p>
          </table:table-cell>
          <table:table-cell office:value-type="float" office:value="7779166.43583855" calcext:value-type="float">
            <text:p>7779166.43583855</text:p>
          </table:table-cell>
          <table:table-cell office:value-type="float" office:value="1424900.58254646" calcext:value-type="float">
            <text:p>1424900.58254646</text:p>
          </table:table-cell>
          <table:table-cell office:value-type="float" office:value="3634681.21595774" calcext:value-type="float">
            <text:p>3634681.21595774</text:p>
          </table:table-cell>
          <table:table-cell office:value-type="float" office:value="0.26999925821596" calcext:value-type="float">
            <text:p>0.26999925821596</text:p>
          </table:table-cell>
          <table:table-cell office:value-type="float" office:value="1.52753541670741" calcext:value-type="float">
            <text:p>1.52753541670741</text:p>
          </table:table-cell>
          <table:table-cell office:value-type="float" office:value="0.406073844421887" calcext:value-type="float">
            <text:p>0.406073844421887</text:p>
          </table:table-cell>
          <table:table-cell office:value-type="float" office:value="0.324706103228588" calcext:value-type="float">
            <text:p>0.324706103228588</text:p>
          </table:table-cell>
          <table:table-cell office:value-type="float" office:value="2.02562311464068" calcext:value-type="float">
            <text:p>2.02562311464068</text:p>
          </table:table-cell>
          <table:table-cell office:value-type="float" office:value="0.504891489852291" calcext:value-type="float">
            <text:p>0.504891489852291</text:p>
          </table:table-cell>
          <table:table-cell office:value-type="float" office:value="3.87474568935683" calcext:value-type="float">
            <text:p>3.87474568935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49</text:p>
          </table:table-cell>
          <table:table-cell table:number-columns-repeated="990"/>
        </table:table-row>
        <table:table-row table:style-name="ro2">
          <table:table-cell office:value-type="float" office:value="329.256816571419" calcext:value-type="float">
            <text:p>329.256816571419</text:p>
          </table:table-cell>
          <table:table-cell office:value-type="float" office:value="3.76230583190917" calcext:value-type="float">
            <text:p>3.76230583190917</text:p>
          </table:table-cell>
          <table:table-cell office:value-type="string" calcext:value-type="string">
            <text:p>C18H35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8dimethylnonanoylcarnit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OxidationofBranchedFattyAcids</text:p>
          </table:table-cell>
          <table:table-cell office:value-type="float" office:value="245668" calcext:value-type="float">
            <text:p>245668</text:p>
          </table:table-cell>
          <table:table-cell office:value-type="float" office:value="0.458145310156365" calcext:value-type="float">
            <text:p>0.458145310156365</text:p>
          </table:table-cell>
          <table:table-cell office:value-type="float" office:value="0.230664905509523" calcext:value-type="float">
            <text:p>0.230664905509523</text:p>
          </table:table-cell>
          <table:table-cell office:value-type="float" office:value="0.312774672721929" calcext:value-type="float">
            <text:p>0.312774672721929</text:p>
          </table:table-cell>
          <table:table-cell office:value-type="float" office:value="1" calcext:value-type="float">
            <text:p>1</text:p>
          </table:table-cell>
          <table:table-cell office:value-type="float" office:value="0.0561623155833661" calcext:value-type="float">
            <text:p>0.056162315583366</text:p>
          </table:table-cell>
          <table:table-cell office:value-type="float" office:value="0.0135730737769788" calcext:value-type="float">
            <text:p>0.013573073776979</text:p>
          </table:table-cell>
          <table:table-cell office:value-type="float" office:value="0.0208195943772179" calcext:value-type="float">
            <text:p>0.020819594377218</text:p>
          </table:table-cell>
          <table:table-cell office:value-type="float" office:value="1" calcext:value-type="float">
            <text:p>1</text:p>
          </table:table-cell>
          <table:table-cell office:value-type="float" office:value="60417.6884765625" calcext:value-type="float">
            <text:p>60417.6884765625</text:p>
          </table:table-cell>
          <table:table-cell office:value-type="float" office:value="30418.821484375" calcext:value-type="float">
            <text:p>30418.821484375</text:p>
          </table:table-cell>
          <table:table-cell office:value-type="float" office:value="41247.0068359375" calcext:value-type="float">
            <text:p>41247.0068359375</text:p>
          </table:table-cell>
          <table:table-cell office:value-type="float" office:value="131874.510416667" calcext:value-type="float">
            <text:p>131874.510416667</text:p>
          </table:table-cell>
          <table:table-cell office:value-type="float" office:value="41819.283029092" calcext:value-type="float">
            <text:p>41819.283029092</text:p>
          </table:table-cell>
          <table:table-cell office:value-type="float" office:value="31027.5156858279" calcext:value-type="float">
            <text:p>31027.5156858279</text:p>
          </table:table-cell>
          <table:table-cell office:value-type="float" office:value="32164.8596284696" calcext:value-type="float">
            <text:p>32164.8596284696</text:p>
          </table:table-cell>
          <table:table-cell office:value-type="float" office:value="34056.0786202305" calcext:value-type="float">
            <text:p>34056.0786202305</text:p>
          </table:table-cell>
          <table:table-cell office:value-type="float" office:value="0.692169529877244" calcext:value-type="float">
            <text:p>0.692169529877244</text:p>
          </table:table-cell>
          <table:table-cell office:value-type="float" office:value="1.02001044655085" calcext:value-type="float">
            <text:p>1.02001044655085</text:p>
          </table:table-cell>
          <table:table-cell office:value-type="float" office:value="0.779810757090988" calcext:value-type="float">
            <text:p>0.779810757090988</text:p>
          </table:table-cell>
          <table:table-cell office:value-type="float" office:value="0.258246104668961" calcext:value-type="float">
            <text:p>0.258246104668961</text:p>
          </table:table-cell>
          <table:table-cell office:value-type="float" office:value="1.75546875051767" calcext:value-type="float">
            <text:p>1.75546875051767</text:p>
          </table:table-cell>
          <table:table-cell office:value-type="float" office:value="4.84953790692163" calcext:value-type="float">
            <text:p>4.84953790692163</text:p>
          </table:table-cell>
          <table:table-cell office:value-type="float" office:value="3.74287472441734" calcext:value-type="float">
            <text:p>3.74287472441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13</text:p>
          </table:table-cell>
          <table:table-cell table:number-columns-repeated="990"/>
        </table:table-row>
        <table:table-row table:style-name="ro2">
          <table:table-cell office:value-type="float" office:value="102.031625203283" calcext:value-type="float">
            <text:p>102.031625203283</text:p>
          </table:table-cell>
          <table:table-cell office:value-type="float" office:value="12.6844038067442" calcext:value-type="float">
            <text:p>12.6844038067442</text:p>
          </table:table-cell>
          <table:table-cell office:value-type="string" calcext:value-type="string">
            <text:p>C4H6O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etoacet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 Metabolism</text:p>
          </table:table-cell>
          <table:table-cell office:value-type="string" calcext:value-type="string">
            <text:p>Synthesis and degradation of ketone bodies__Valine, leucine and isoleucine degradation__Tyrosine metabolism__Propanoate metabolism__Styrene degradation__Butanoate metabolism</text:p>
          </table:table-cell>
          <table:table-cell office:value-type="float" office:value="754947" calcext:value-type="float">
            <text:p>754947</text:p>
          </table:table-cell>
          <table:table-cell office:value-type="float" office:value="0.50279625891153" calcext:value-type="float">
            <text:p>0.50279625891153</text:p>
          </table:table-cell>
          <table:table-cell office:value-type="float" office:value="0.26356491591463" calcext:value-type="float">
            <text:p>0.26356491591463</text:p>
          </table:table-cell>
          <table:table-cell office:value-type="float" office:value="0.251043368293882" calcext:value-type="float">
            <text:p>0.251043368293882</text:p>
          </table:table-cell>
          <table:table-cell office:value-type="float" office:value="1" calcext:value-type="float">
            <text:p>1</text:p>
          </table:table-cell>
          <table:table-cell office:value-type="float" office:value="0.258064319257067" calcext:value-type="float">
            <text:p>0.258064319257067</text:p>
          </table:table-cell>
          <table:table-cell office:value-type="float" office:value="0.145575148385082" calcext:value-type="float">
            <text:p>0.145575148385082</text:p>
          </table:table-cell>
          <table:table-cell office:value-type="float" office:value="0.144756068841287" calcext:value-type="float">
            <text:p>0.144756068841287</text:p>
          </table:table-cell>
          <table:table-cell office:value-type="float" office:value="1" calcext:value-type="float">
            <text:p>1</text:p>
          </table:table-cell>
          <table:table-cell office:value-type="float" office:value="236954.4375" calcext:value-type="float">
            <text:p>236954.4375</text:p>
          </table:table-cell>
          <table:table-cell office:value-type="float" office:value="124211.1" calcext:value-type="float">
            <text:p>124211.1</text:p>
          </table:table-cell>
          <table:table-cell office:value-type="float" office:value="118310.029296875" calcext:value-type="float">
            <text:p>118310.029296875</text:p>
          </table:table-cell>
          <table:table-cell office:value-type="float" office:value="471273.270833333" calcext:value-type="float">
            <text:p>471273.270833333</text:p>
          </table:table-cell>
          <table:table-cell office:value-type="float" office:value="116741.009656921" calcext:value-type="float">
            <text:p>116741.009656921</text:p>
          </table:table-cell>
          <table:table-cell office:value-type="float" office:value="58227.599001198" calcext:value-type="float">
            <text:p>58227.599001198</text:p>
          </table:table-cell>
          <table:table-cell office:value-type="float" office:value="19988.5409105182" calcext:value-type="float">
            <text:p>19988.5409105182</text:p>
          </table:table-cell>
          <table:table-cell office:value-type="float" office:value="262610.566918863" calcext:value-type="float">
            <text:p>262610.566918863</text:p>
          </table:table-cell>
          <table:table-cell office:value-type="float" office:value="0.492672814607749" calcext:value-type="float">
            <text:p>0.492672814607749</text:p>
          </table:table-cell>
          <table:table-cell office:value-type="float" office:value="0.468779352257552" calcext:value-type="float">
            <text:p>0.468779352257552</text:p>
          </table:table-cell>
          <table:table-cell office:value-type="float" office:value="0.168950519489443" calcext:value-type="float">
            <text:p>0.168950519489443</text:p>
          </table:table-cell>
          <table:table-cell office:value-type="float" office:value="0.557236285551479" calcext:value-type="float">
            <text:p>0.557236285551479</text:p>
          </table:table-cell>
          <table:table-cell office:value-type="float" office:value="0.664771426505859" calcext:value-type="float">
            <text:p>0.664771426505859</text:p>
          </table:table-cell>
          <table:table-cell office:value-type="float" office:value="1.66474389786432" calcext:value-type="float">
            <text:p>1.66474389786432</text:p>
          </table:table-cell>
          <table:table-cell office:value-type="float" office:value="1.79608033517421" calcext:value-type="float">
            <text:p>1.79608033517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629</text:p>
          </table:table-cell>
          <table:table-cell table:number-columns-repeated="990"/>
        </table:table-row>
        <table:table-row table:style-name="ro2">
          <table:table-cell office:value-type="float" office:value="312.265971767979" calcext:value-type="float">
            <text:p>312.265971767979</text:p>
          </table:table-cell>
          <table:table-cell office:value-type="float" office:value="3.52989789644877" calcext:value-type="float">
            <text:p>3.52989789644877</text:p>
          </table:table-cell>
          <table:table-cell office:value-type="string" calcext:value-type="string">
            <text:p>C19H36O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 oxo(19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76888" calcext:value-type="float">
            <text:p>276888</text:p>
          </table:table-cell>
          <table:table-cell office:value-type="float" office:value="26.5293837890625" calcext:value-type="float">
            <text:p>26.5293837890625</text:p>
          </table:table-cell>
          <table:table-cell office:value-type="float" office:value="247.475803125" calcext:value-type="float">
            <text:p>247.475803125</text:p>
          </table:table-cell>
          <table:table-cell office:value-type="float" office:value="91.4688623046875" calcext:value-type="float">
            <text:p>91.4688623046875</text:p>
          </table:table-cell>
          <table:table-cell office:value-type="float" office:value="0" calcext:value-type="float">
            <text:p>0</text:p>
          </table:table-cell>
          <table:table-cell office:value-type="float" office:value="0.194412476158279" calcext:value-type="float">
            <text:p>0.194412476158279</text:p>
          </table:table-cell>
          <table:table-cell office:value-type="float" office:value="0.0000104027645599359" calcext:value-type="float">
            <text:p>1.04027645599359E-05</text:p>
          </table:table-cell>
          <table:table-cell office:value-type="float" office:value="0.0205919613443792" calcext:value-type="float">
            <text:p>0.020591961344379</text:p>
          </table:table-cell>
          <table:table-cell office:value-type="string" calcext:value-type="string">
            <text:p>NA</text:p>
          </table:table-cell>
          <table:table-cell office:value-type="float" office:value="26529.3837890625" calcext:value-type="float">
            <text:p>26529.3837890625</text:p>
          </table:table-cell>
          <table:table-cell office:value-type="float" office:value="247475.803125" calcext:value-type="float">
            <text:p>247475.803125</text:p>
          </table:table-cell>
          <table:table-cell office:value-type="float" office:value="91468.8623046875" calcext:value-type="float">
            <text:p>91468.8623046875</text:p>
          </table:table-cell>
          <table:table-cell office:value-type="float" office:value="0" calcext:value-type="float">
            <text:p>0</text:p>
          </table:table-cell>
          <table:table-cell office:value-type="float" office:value="31858.5014941175" calcext:value-type="float">
            <text:p>31858.5014941175</text:p>
          </table:table-cell>
          <table:table-cell office:value-type="float" office:value="20124.35601417" calcext:value-type="float">
            <text:p>20124.35601417</text:p>
          </table:table-cell>
          <table:table-cell office:value-type="float" office:value="40727.6816817121" calcext:value-type="float">
            <text:p>40727.6816817121</text:p>
          </table:table-cell>
          <table:table-cell office:value-type="string" calcext:value-type="string">
            <text:p>NA</text:p>
          </table:table-cell>
          <table:table-cell office:value-type="float" office:value="1.20087604549835" calcext:value-type="float">
            <text:p>1.20087604549835</text:p>
          </table:table-cell>
          <table:table-cell office:value-type="float" office:value="0.0813184794636474" calcext:value-type="float">
            <text:p>0.081318479463647</text:p>
          </table:table-cell>
          <table:table-cell office:value-type="float" office:value="0.445262799334336" calcext:value-type="float">
            <text:p>0.445262799334336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1361</text:p>
          </table:table-cell>
          <table:table-cell table:number-columns-repeated="990"/>
        </table:table-row>
        <table:table-row table:style-name="ro2">
          <table:table-cell office:value-type="float" office:value="313.297634806507" calcext:value-type="float">
            <text:p>313.297634806507</text:p>
          </table:table-cell>
          <table:table-cell office:value-type="float" office:value="3.58874168395995" calcext:value-type="float">
            <text:p>3.58874168395995</text:p>
          </table:table-cell>
          <table:table-cell office:value-type="string" calcext:value-type="string">
            <text:p>C19H39N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aroyl-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mides</text:p>
          </table:table-cell>
          <table:table-cell office:value-type="float" office:value="3038710" calcext:value-type="float">
            <text:p>3038710</text:p>
          </table:table-cell>
          <table:table-cell office:value-type="float" office:value="4.02412001841684" calcext:value-type="float">
            <text:p>4.02412001841684</text:p>
          </table:table-cell>
          <table:table-cell office:value-type="float" office:value="9.13999749658757" calcext:value-type="float">
            <text:p>9.13999749658757</text:p>
          </table:table-cell>
          <table:table-cell office:value-type="float" office:value="8.19046268795371" calcext:value-type="float">
            <text:p>8.19046268795371</text:p>
          </table:table-cell>
          <table:table-cell office:value-type="float" office:value="1" calcext:value-type="float">
            <text:p>1</text:p>
          </table:table-cell>
          <table:table-cell office:value-type="float" office:value="0.351328370825922" calcext:value-type="float">
            <text:p>0.351328370825922</text:p>
          </table:table-cell>
          <table:table-cell office:value-type="string" calcext:value-type="string">
            <text:p>NA</text:p>
          </table:table-cell>
          <table:table-cell office:value-type="float" office:value="0.226419749329372" calcext:value-type="float">
            <text:p>0.226419749329372</text:p>
          </table:table-cell>
          <table:table-cell office:value-type="string" calcext:value-type="string">
            <text:p>NA</text:p>
          </table:table-cell>
          <table:table-cell office:value-type="float" office:value="267574.09375" calcext:value-type="float">
            <text:p>267574.09375</text:p>
          </table:table-cell>
          <table:table-cell office:value-type="float" office:value="607741.95" calcext:value-type="float">
            <text:p>607741.95</text:p>
          </table:table-cell>
          <table:table-cell office:value-type="float" office:value="544604.9375" calcext:value-type="float">
            <text:p>544604.9375</text:p>
          </table:table-cell>
          <table:table-cell office:value-type="float" office:value="66492.5729166667" calcext:value-type="float">
            <text:p>66492.5729166667</text:p>
          </table:table-cell>
          <table:table-cell office:value-type="float" office:value="354723.324725461" calcext:value-type="float">
            <text:p>354723.324725461</text:p>
          </table:table-cell>
          <table:table-cell office:value-type="string" calcext:value-type="string">
            <text:p>NA</text:p>
          </table:table-cell>
          <table:table-cell office:value-type="float" office:value="628905.987456604" calcext:value-type="float">
            <text:p>628905.987456604</text:p>
          </table:table-cell>
          <table:table-cell office:value-type="string" calcext:value-type="string">
            <text:p>NA</text:p>
          </table:table-cell>
          <table:table-cell office:value-type="float" office:value="1.32570130297026" calcext:value-type="float">
            <text:p>1.32570130297026</text:p>
          </table:table-cell>
          <table:table-cell office:value-type="string" calcext:value-type="string">
            <text:p>NA</text:p>
          </table:table-cell>
          <table:table-cell office:value-type="float" office:value="1.15479303280574" calcext:value-type="float">
            <text:p>1.154793032805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1502</text:p>
          </table:table-cell>
          <table:table-cell table:number-columns-repeated="990"/>
        </table:table-row>
        <table:table-row table:style-name="ro2">
          <table:table-cell office:value-type="float" office:value="158.130636875931" calcext:value-type="float">
            <text:p>158.130636875931</text:p>
          </table:table-cell>
          <table:table-cell office:value-type="float" office:value="3.93746875127155" calcext:value-type="float">
            <text:p>3.93746875127155</text:p>
          </table:table-cell>
          <table:table-cell office:value-type="string" calcext:value-type="string">
            <text:p>C9H18O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 methyl(8:0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1417591" calcext:value-type="float">
            <text:p>11417591</text:p>
          </table:table-cell>
          <table:table-cell office:value-type="float" office:value="4.56812432875891" calcext:value-type="float">
            <text:p>4.56812432875891</text:p>
          </table:table-cell>
          <table:table-cell office:value-type="float" office:value="3.79675246339496" calcext:value-type="float">
            <text:p>3.79675246339496</text:p>
          </table:table-cell>
          <table:table-cell office:value-type="float" office:value="4.37851496836246" calcext:value-type="float">
            <text:p>4.37851496836246</text:p>
          </table:table-cell>
          <table:table-cell office:value-type="float" office:value="1" calcext:value-type="float">
            <text:p>1</text:p>
          </table:table-cell>
          <table:table-cell office:value-type="float" office:value="0.1094566375609" calcext:value-type="float">
            <text:p>0.1094566375609</text:p>
          </table:table-cell>
          <table:table-cell office:value-type="float" office:value="0.125102753139766" calcext:value-type="float">
            <text:p>0.125102753139766</text:p>
          </table:table-cell>
          <table:table-cell office:value-type="float" office:value="0.143707085670341" calcext:value-type="float">
            <text:p>0.143707085670341</text:p>
          </table:table-cell>
          <table:table-cell office:value-type="float" office:value="1" calcext:value-type="float">
            <text:p>1</text:p>
          </table:table-cell>
          <table:table-cell office:value-type="float" office:value="6688431.703125" calcext:value-type="float">
            <text:p>6688431.703125</text:p>
          </table:table-cell>
          <table:table-cell office:value-type="float" office:value="5559025.48125" calcext:value-type="float">
            <text:p>5559025.48125</text:p>
          </table:table-cell>
          <table:table-cell office:value-type="float" office:value="6410814.640625" calcext:value-type="float">
            <text:p>6410814.640625</text:p>
          </table:table-cell>
          <table:table-cell office:value-type="float" office:value="1464152.72916667" calcext:value-type="float">
            <text:p>1464152.72916667</text:p>
          </table:table-cell>
          <table:table-cell office:value-type="float" office:value="4678984.52966028" calcext:value-type="float">
            <text:p>4678984.52966028</text:p>
          </table:table-cell>
          <table:table-cell office:value-type="float" office:value="4719297.59614236" calcext:value-type="float">
            <text:p>4719297.59614236</text:p>
          </table:table-cell>
          <table:table-cell office:value-type="float" office:value="5049927.62054757" calcext:value-type="float">
            <text:p>5049927.62054757</text:p>
          </table:table-cell>
          <table:table-cell office:value-type="float" office:value="879935.182939791" calcext:value-type="float">
            <text:p>879935.182939791</text:p>
          </table:table-cell>
          <table:table-cell office:value-type="float" office:value="0.699563774789559" calcext:value-type="float">
            <text:p>0.699563774789559</text:p>
          </table:table-cell>
          <table:table-cell office:value-type="float" office:value="0.848943328657162" calcext:value-type="float">
            <text:p>0.848943328657162</text:p>
          </table:table-cell>
          <table:table-cell office:value-type="float" office:value="0.787720111036503" calcext:value-type="float">
            <text:p>0.787720111036503</text:p>
          </table:table-cell>
          <table:table-cell office:value-type="float" office:value="0.600985925450969" calcext:value-type="float">
            <text:p>0.600985925450969</text:p>
          </table:table-cell>
          <table:table-cell office:value-type="float" office:value="1.20407956362376" calcext:value-type="float">
            <text:p>1.20407956362376</text:p>
          </table:table-cell>
          <table:table-cell office:value-type="float" office:value="0.727585798380887" calcext:value-type="float">
            <text:p>0.727585798380887</text:p>
          </table:table-cell>
          <table:table-cell office:value-type="float" office:value="0.931245735342696" calcext:value-type="float">
            <text:p>0.931245735342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798</text:p>
          </table:table-cell>
          <table:table-cell table:number-columns-repeated="990"/>
        </table:table-row>
        <table:table-row table:style-name="ro2">
          <table:table-cell office:value-type="float" office:value="214.193355603281" calcext:value-type="float">
            <text:p>214.193355603281</text:p>
          </table:table-cell>
          <table:table-cell office:value-type="float" office:value="3.70263470543755" calcext:value-type="float">
            <text:p>3.70263470543755</text:p>
          </table:table-cell>
          <table:table-cell office:value-type="string" calcext:value-type="string">
            <text:p>C13H26O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 methyl(12:0) dodecano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683569" calcext:value-type="float">
            <text:p>683569</text:p>
          </table:table-cell>
          <table:table-cell office:value-type="float" office:value="2.90016174767808" calcext:value-type="float">
            <text:p>2.90016174767808</text:p>
          </table:table-cell>
          <table:table-cell office:value-type="float" office:value="2.14580714293711" calcext:value-type="float">
            <text:p>2.14580714293711</text:p>
          </table:table-cell>
          <table:table-cell office:value-type="float" office:value="2.92846278166509" calcext:value-type="float">
            <text:p>2.92846278166509</text:p>
          </table:table-cell>
          <table:table-cell office:value-type="float" office:value="1" calcext:value-type="float">
            <text:p>1</text:p>
          </table:table-cell>
          <table:table-cell office:value-type="float" office:value="0.139923181974725" calcext:value-type="float">
            <text:p>0.139923181974725</text:p>
          </table:table-cell>
          <table:table-cell office:value-type="float" office:value="0.125335163549342" calcext:value-type="float">
            <text:p>0.125335163549342</text:p>
          </table:table-cell>
          <table:table-cell office:value-type="float" office:value="0.157116054395942" calcext:value-type="float">
            <text:p>0.157116054395942</text:p>
          </table:table-cell>
          <table:table-cell office:value-type="float" office:value="1" calcext:value-type="float">
            <text:p>1</text:p>
          </table:table-cell>
          <table:table-cell office:value-type="float" office:value="200013.502929687" calcext:value-type="float">
            <text:p>200013.502929687</text:p>
          </table:table-cell>
          <table:table-cell office:value-type="float" office:value="147988.43671875" calcext:value-type="float">
            <text:p>147988.43671875</text:p>
          </table:table-cell>
          <table:table-cell office:value-type="float" office:value="201965.321289062" calcext:value-type="float">
            <text:p>201965.321289062</text:p>
          </table:table-cell>
          <table:table-cell office:value-type="float" office:value="68966.3268229167" calcext:value-type="float">
            <text:p>68966.3268229167</text:p>
          </table:table-cell>
          <table:table-cell office:value-type="float" office:value="131490.916965366" calcext:value-type="float">
            <text:p>131490.916965366</text:p>
          </table:table-cell>
          <table:table-cell office:value-type="float" office:value="91380.7152861238" calcext:value-type="float">
            <text:p>91380.7152861238</text:p>
          </table:table-cell>
          <table:table-cell office:value-type="float" office:value="141798.197741144" calcext:value-type="float">
            <text:p>141798.197741144</text:p>
          </table:table-cell>
          <table:table-cell office:value-type="float" office:value="9557.03319113776" calcext:value-type="float">
            <text:p>9557.03319113776</text:p>
          </table:table-cell>
          <table:table-cell office:value-type="float" office:value="0.657410200008298" calcext:value-type="float">
            <text:p>0.657410200008298</text:p>
          </table:table-cell>
          <table:table-cell office:value-type="float" office:value="0.617485509761763" calcext:value-type="float">
            <text:p>0.617485509761763</text:p>
          </table:table-cell>
          <table:table-cell office:value-type="float" office:value="0.702091808812047" calcext:value-type="float">
            <text:p>0.702091808812047</text:p>
          </table:table-cell>
          <table:table-cell office:value-type="float" office:value="0.138575354544793" calcext:value-type="float">
            <text:p>0.138575354544793</text:p>
          </table:table-cell>
          <table:table-cell office:value-type="float" office:value="0.988042495073008" calcext:value-type="float">
            <text:p>0.988042495073008</text:p>
          </table:table-cell>
          <table:table-cell office:value-type="float" office:value="0.739713634207726" calcext:value-type="float">
            <text:p>0.739713634207726</text:p>
          </table:table-cell>
          <table:table-cell office:value-type="float" office:value="0.875763686181045" calcext:value-type="float">
            <text:p>0.87576368618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47</text:p>
          </table:table-cell>
          <table:table-cell table:number-columns-repeated="990"/>
        </table:table-row>
        <table:table-row table:style-name="ro2">
          <table:table-cell office:value-type="float" office:value="186.161984265504" calcext:value-type="float">
            <text:p>186.161984265504</text:p>
          </table:table-cell>
          <table:table-cell office:value-type="float" office:value="3.8036124865214" calcext:value-type="float">
            <text:p>3.8036124865214</text:p>
          </table:table-cell>
          <table:table-cell office:value-type="string" calcext:value-type="string">
            <text:p>C11H22O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FA (11:0)] undecano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409242" calcext:value-type="float">
            <text:p>409242</text:p>
          </table:table-cell>
          <table:table-cell office:value-type="float" office:value="2.81358096899927" calcext:value-type="float">
            <text:p>2.81358096899927</text:p>
          </table:table-cell>
          <table:table-cell office:value-type="float" office:value="2.33488896159265" calcext:value-type="float">
            <text:p>2.33488896159265</text:p>
          </table:table-cell>
          <table:table-cell office:value-type="float" office:value="2.89759016335173" calcext:value-type="float">
            <text:p>2.89759016335173</text:p>
          </table:table-cell>
          <table:table-cell office:value-type="float" office:value="1" calcext:value-type="float">
            <text:p>1</text:p>
          </table:table-cell>
          <table:table-cell office:value-type="float" office:value="0.128841150662325" calcext:value-type="float">
            <text:p>0.128841150662325</text:p>
          </table:table-cell>
          <table:table-cell office:value-type="float" office:value="0.114745184901032" calcext:value-type="float">
            <text:p>0.114745184901032</text:p>
          </table:table-cell>
          <table:table-cell office:value-type="float" office:value="0.135420278528086" calcext:value-type="float">
            <text:p>0.135420278528086</text:p>
          </table:table-cell>
          <table:table-cell office:value-type="float" office:value="1" calcext:value-type="float">
            <text:p>1</text:p>
          </table:table-cell>
          <table:table-cell office:value-type="float" office:value="186553.680175781" calcext:value-type="float">
            <text:p>186553.680175781</text:p>
          </table:table-cell>
          <table:table-cell office:value-type="float" office:value="154814.14375" calcext:value-type="float">
            <text:p>154814.14375</text:p>
          </table:table-cell>
          <table:table-cell office:value-type="float" office:value="192123.885742188" calcext:value-type="float">
            <text:p>192123.885742188</text:p>
          </table:table-cell>
          <table:table-cell office:value-type="float" office:value="66304.7135416667" calcext:value-type="float">
            <text:p>66304.7135416667</text:p>
          </table:table-cell>
          <table:table-cell office:value-type="float" office:value="115627.491357682" calcext:value-type="float">
            <text:p>115627.491357682</text:p>
          </table:table-cell>
          <table:table-cell office:value-type="float" office:value="98459.7508951183" calcext:value-type="float">
            <text:p>98459.7508951183</text:p>
          </table:table-cell>
          <table:table-cell office:value-type="float" office:value="124059.860638092" calcext:value-type="float">
            <text:p>124059.860638092</text:p>
          </table:table-cell>
          <table:table-cell office:value-type="float" office:value="5686.84003718056" calcext:value-type="float">
            <text:p>5686.84003718056</text:p>
          </table:table-cell>
          <table:table-cell office:value-type="float" office:value="0.619808149851193" calcext:value-type="float">
            <text:p>0.619808149851193</text:p>
          </table:table-cell>
          <table:table-cell office:value-type="float" office:value="0.635986793649261" calcext:value-type="float">
            <text:p>0.635986793649261</text:p>
          </table:table-cell>
          <table:table-cell office:value-type="float" office:value="0.645728458795432" calcext:value-type="float">
            <text:p>0.645728458795432</text:p>
          </table:table-cell>
          <table:table-cell office:value-type="float" office:value="0.0857682619140928" calcext:value-type="float">
            <text:p>0.085768261914093</text:p>
          </table:table-cell>
          <table:table-cell office:value-type="float" office:value="1.07892497969611" calcext:value-type="float">
            <text:p>1.07892497969611</text:p>
          </table:table-cell>
          <table:table-cell office:value-type="float" office:value="0.805406692994094" calcext:value-type="float">
            <text:p>0.805406692994094</text:p>
          </table:table-cell>
          <table:table-cell office:value-type="float" office:value="1.0264066606169" calcext:value-type="float">
            <text:p>1.0264066606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464</text:p>
          </table:table-cell>
          <table:table-cell table:number-columns-repeated="990"/>
        </table:table-row>
        <table:table-row table:style-name="ro2">
          <table:table-cell office:value-type="float" office:value="174.125548147757" calcext:value-type="float">
            <text:p>174.125548147757</text:p>
          </table:table-cell>
          <table:table-cell office:value-type="float" office:value="4.44791740841335" calcext:value-type="float">
            <text:p>4.44791740841335</text:p>
          </table:table-cell>
          <table:table-cell office:value-type="string" calcext:value-type="string">
            <text:p>C9H18O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FA hydroxy(9:0)] 3-hydroxy-nonano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29677" calcext:value-type="float">
            <text:p>229677</text:p>
          </table:table-cell>
          <table:table-cell office:value-type="float" office:value="2.336591188614" calcext:value-type="float">
            <text:p>2.336591188614</text:p>
          </table:table-cell>
          <table:table-cell office:value-type="float" office:value="1.7894323752577" calcext:value-type="float">
            <text:p>1.7894323752577</text:p>
          </table:table-cell>
          <table:table-cell office:value-type="float" office:value="2.15227417520431" calcext:value-type="float">
            <text:p>2.15227417520431</text:p>
          </table:table-cell>
          <table:table-cell office:value-type="float" office:value="1" calcext:value-type="float">
            <text:p>1</text:p>
          </table:table-cell>
          <table:table-cell office:value-type="float" office:value="0.0601999978379073" calcext:value-type="float">
            <text:p>0.060199997837907</text:p>
          </table:table-cell>
          <table:table-cell office:value-type="float" office:value="0.143847550348308" calcext:value-type="float">
            <text:p>0.143847550348308</text:p>
          </table:table-cell>
          <table:table-cell office:value-type="float" office:value="0.122654216726333" calcext:value-type="float">
            <text:p>0.122654216726333</text:p>
          </table:table-cell>
          <table:table-cell office:value-type="float" office:value="1" calcext:value-type="float">
            <text:p>1</text:p>
          </table:table-cell>
          <table:table-cell office:value-type="float" office:value="63695.9047851563" calcext:value-type="float">
            <text:p>63695.9047851563</text:p>
          </table:table-cell>
          <table:table-cell office:value-type="float" office:value="48780.255078125" calcext:value-type="float">
            <text:p>48780.255078125</text:p>
          </table:table-cell>
          <table:table-cell office:value-type="float" office:value="58671.3891601563" calcext:value-type="float">
            <text:p>58671.3891601563</text:p>
          </table:table-cell>
          <table:table-cell office:value-type="float" office:value="27260.18359375" calcext:value-type="float">
            <text:p>27260.18359375</text:p>
          </table:table-cell>
          <table:table-cell office:value-type="float" office:value="25194.9463185678" calcext:value-type="float">
            <text:p>25194.9463185678</text:p>
          </table:table-cell>
          <table:table-cell office:value-type="float" office:value="22778.0278868677" calcext:value-type="float">
            <text:p>22778.0278868677</text:p>
          </table:table-cell>
          <table:table-cell office:value-type="float" office:value="29090.5302141924" calcext:value-type="float">
            <text:p>29090.5302141924</text:p>
          </table:table-cell>
          <table:table-cell office:value-type="float" office:value="13413.1315613525" calcext:value-type="float">
            <text:p>13413.1315613525</text:p>
          </table:table-cell>
          <table:table-cell office:value-type="float" office:value="0.395550489525965" calcext:value-type="float">
            <text:p>0.395550489525965</text:p>
          </table:table-cell>
          <table:table-cell office:value-type="float" office:value="0.466951799460399" calcext:value-type="float">
            <text:p>0.466951799460399</text:p>
          </table:table-cell>
          <table:table-cell office:value-type="float" office:value="0.495821398310231" calcext:value-type="float">
            <text:p>0.495821398310231</text:p>
          </table:table-cell>
          <table:table-cell office:value-type="float" office:value="0.492041130802499" calcext:value-type="float">
            <text:p>0.492041130802499</text:p>
          </table:table-cell>
          <table:table-cell office:value-type="float" office:value="1.6295151413938" calcext:value-type="float">
            <text:p>1.6295151413938</text:p>
          </table:table-cell>
          <table:table-cell office:value-type="float" office:value="0.662773587266159" calcext:value-type="float">
            <text:p>0.662773587266159</text:p>
          </table:table-cell>
          <table:table-cell office:value-type="float" office:value="0.961500364459125" calcext:value-type="float">
            <text:p>0.961500364459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485</text:p>
          </table:table-cell>
          <table:table-cell table:number-columns-repeated="990"/>
        </table:table-row>
        <table:table-row table:style-name="ro2">
          <table:table-cell office:value-type="float" office:value="144.115005744791" calcext:value-type="float">
            <text:p>144.115005744791</text:p>
          </table:table-cell>
          <table:table-cell office:value-type="float" office:value="4.11725553936428" calcext:value-type="float">
            <text:p>4.11725553936428</text:p>
          </table:table-cell>
          <table:table-cell office:value-type="string" calcext:value-type="string">
            <text:p>C8H16O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 (8:0) octanoic ac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 biosynthesis</text:p>
          </table:table-cell>
          <table:table-cell office:value-type="float" office:value="5897188" calcext:value-type="float">
            <text:p>5897188</text:p>
          </table:table-cell>
          <table:table-cell office:value-type="float" office:value="3.10593791822728" calcext:value-type="float">
            <text:p>3.10593791822728</text:p>
          </table:table-cell>
          <table:table-cell office:value-type="float" office:value="2.10819756331621" calcext:value-type="float">
            <text:p>2.10819756331621</text:p>
          </table:table-cell>
          <table:table-cell office:value-type="float" office:value="2.1453546634266" calcext:value-type="float">
            <text:p>2.1453546634266</text:p>
          </table:table-cell>
          <table:table-cell office:value-type="float" office:value="1" calcext:value-type="float">
            <text:p>1</text:p>
          </table:table-cell>
          <table:table-cell office:value-type="float" office:value="0.229141882888009" calcext:value-type="float">
            <text:p>0.229141882888009</text:p>
          </table:table-cell>
          <table:table-cell office:value-type="float" office:value="0.117652610824904" calcext:value-type="float">
            <text:p>0.117652610824904</text:p>
          </table:table-cell>
          <table:table-cell office:value-type="float" office:value="0.199278874046582" calcext:value-type="float">
            <text:p>0.199278874046582</text:p>
          </table:table-cell>
          <table:table-cell office:value-type="float" office:value="1" calcext:value-type="float">
            <text:p>1</text:p>
          </table:table-cell>
          <table:table-cell office:value-type="float" office:value="2610276.0390625" calcext:value-type="float">
            <text:p>2610276.0390625</text:p>
          </table:table-cell>
          <table:table-cell office:value-type="float" office:value="1771760.328125" calcext:value-type="float">
            <text:p>1771760.328125</text:p>
          </table:table-cell>
          <table:table-cell office:value-type="float" office:value="1802987.703125" calcext:value-type="float">
            <text:p>1802987.703125</text:p>
          </table:table-cell>
          <table:table-cell office:value-type="float" office:value="840414.75" calcext:value-type="float">
            <text:p>840414.75</text:p>
          </table:table-cell>
          <table:table-cell office:value-type="float" office:value="2349974.59572793" calcext:value-type="float">
            <text:p>2349974.59572793</text:p>
          </table:table-cell>
          <table:table-cell office:value-type="float" office:value="1045086.93450695" calcext:value-type="float">
            <text:p>1045086.93450695</text:p>
          </table:table-cell>
          <table:table-cell office:value-type="float" office:value="1173099.96959618" calcext:value-type="float">
            <text:p>1173099.96959618</text:p>
          </table:table-cell>
          <table:table-cell office:value-type="float" office:value="199568.769361601" calcext:value-type="float">
            <text:p>199568.769361601</text:p>
          </table:table-cell>
          <table:table-cell office:value-type="float" office:value="0.900278193018979" calcext:value-type="float">
            <text:p>0.900278193018979</text:p>
          </table:table-cell>
          <table:table-cell office:value-type="float" office:value="0.589857960987836" calcext:value-type="float">
            <text:p>0.589857960987836</text:p>
          </table:table-cell>
          <table:table-cell office:value-type="float" office:value="0.650642246512788" calcext:value-type="float">
            <text:p>0.650642246512788</text:p>
          </table:table-cell>
          <table:table-cell office:value-type="float" office:value="0.23746462013143" calcext:value-type="float">
            <text:p>0.23746462013143</text:p>
          </table:table-cell>
          <table:table-cell office:value-type="float" office:value="0.563159237626581" calcext:value-type="float">
            <text:p>0.563159237626581</text:p>
          </table:table-cell>
          <table:table-cell office:value-type="float" office:value="0.766235187020795" calcext:value-type="float">
            <text:p>0.766235187020795</text:p>
          </table:table-cell>
          <table:table-cell office:value-type="float" office:value="0.654344934421867" calcext:value-type="float">
            <text:p>0.654344934421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107</text:p>
          </table:table-cell>
          <table:table-cell table:number-columns-repeated="990"/>
        </table:table-row>
        <table:table-row table:style-name="ro2">
          <table:table-cell office:value-type="float" office:value="172.10995688221" calcext:value-type="float">
            <text:p>172.10995688221</text:p>
          </table:table-cell>
          <table:table-cell office:value-type="float" office:value="4.36614371405707" calcext:value-type="float">
            <text:p>4.36614371405707</text:p>
          </table:table-cell>
          <table:table-cell office:value-type="string" calcext:value-type="string">
            <text:p>C9H16O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-Oxononanoic ac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alpha-Linolenic acid metabolism</text:p>
          </table:table-cell>
          <table:table-cell office:value-type="float" office:value="791359" calcext:value-type="float">
            <text:p>791359</text:p>
          </table:table-cell>
          <table:table-cell office:value-type="float" office:value="1.50930630585093" calcext:value-type="float">
            <text:p>1.50930630585093</text:p>
          </table:table-cell>
          <table:table-cell office:value-type="float" office:value="1.07028446747919" calcext:value-type="float">
            <text:p>1.07028446747919</text:p>
          </table:table-cell>
          <table:table-cell office:value-type="float" office:value="1.81511682543857" calcext:value-type="float">
            <text:p>1.81511682543857</text:p>
          </table:table-cell>
          <table:table-cell office:value-type="float" office:value="1" calcext:value-type="float">
            <text:p>1</text:p>
          </table:table-cell>
          <table:table-cell office:value-type="float" office:value="0.108446495752046" calcext:value-type="float">
            <text:p>0.108446495752046</text:p>
          </table:table-cell>
          <table:table-cell office:value-type="float" office:value="0.768926300682928" calcext:value-type="float">
            <text:p>0.768926300682928</text:p>
          </table:table-cell>
          <table:table-cell office:value-type="float" office:value="0.177752195933008" calcext:value-type="float">
            <text:p>0.177752195933008</text:p>
          </table:table-cell>
          <table:table-cell office:value-type="float" office:value="1" calcext:value-type="float">
            <text:p>1</text:p>
          </table:table-cell>
          <table:table-cell office:value-type="float" office:value="250228.23046875" calcext:value-type="float">
            <text:p>250228.23046875</text:p>
          </table:table-cell>
          <table:table-cell office:value-type="float" office:value="177442.7015625" calcext:value-type="float">
            <text:p>177442.7015625</text:p>
          </table:table-cell>
          <table:table-cell office:value-type="float" office:value="300928.625" calcext:value-type="float">
            <text:p>300928.625</text:p>
          </table:table-cell>
          <table:table-cell office:value-type="float" office:value="165790.223958333" calcext:value-type="float">
            <text:p>165790.223958333</text:p>
          </table:table-cell>
          <table:table-cell office:value-type="float" office:value="74094.2503623703" calcext:value-type="float">
            <text:p>74094.2503623703</text:p>
          </table:table-cell>
          <table:table-cell office:value-type="float" office:value="71904.0567951981" calcext:value-type="float">
            <text:p>71904.0567951981</text:p>
          </table:table-cell>
          <table:table-cell office:value-type="float" office:value="154258.833664857" calcext:value-type="float">
            <text:p>154258.833664857</text:p>
          </table:table-cell>
          <table:table-cell office:value-type="float" office:value="34690.1896743576" calcext:value-type="float">
            <text:p>34690.1896743576</text:p>
          </table:table-cell>
          <table:table-cell office:value-type="float" office:value="0.29610667918472" calcext:value-type="float">
            <text:p>0.29610667918472</text:p>
          </table:table-cell>
          <table:table-cell office:value-type="float" office:value="0.405224087336562" calcext:value-type="float">
            <text:p>0.405224087336562</text:p>
          </table:table-cell>
          <table:table-cell office:value-type="float" office:value="0.512609372620691" calcext:value-type="float">
            <text:p>0.512609372620691</text:p>
          </table:table-cell>
          <table:table-cell office:value-type="float" office:value="0.209241466994314" calcext:value-type="float">
            <text:p>0.209241466994314</text:p>
          </table:table-cell>
          <table:table-cell office:value-type="float" office:value="1.06520032955656" calcext:value-type="float">
            <text:p>1.06520032955656</text:p>
          </table:table-cell>
          <table:table-cell office:value-type="float" office:value="0.0213035298740195" calcext:value-type="float">
            <text:p>0.02130352987402</text:p>
          </table:table-cell>
          <table:table-cell office:value-type="float" office:value="0.730518961032557" calcext:value-type="float">
            <text:p>0.730518961032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58</text:p>
          </table:table-cell>
          <table:table-cell table:number-columns-repeated="990"/>
        </table:table-row>
        <table:table-row table:style-name="ro2">
          <table:table-cell office:value-type="float" office:value="130.099401945603" calcext:value-type="float">
            <text:p>130.099401945603</text:p>
          </table:table-cell>
          <table:table-cell office:value-type="float" office:value="4.30210001203748" calcext:value-type="float">
            <text:p>4.30210001203748</text:p>
          </table:table-cell>
          <table:table-cell office:value-type="string" calcext:value-type="string">
            <text:p>C7H14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 methyl(6:0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807887" calcext:value-type="float">
            <text:p>807887</text:p>
          </table:table-cell>
          <table:table-cell office:value-type="float" office:value="1.65047076384712" calcext:value-type="float">
            <text:p>1.65047076384712</text:p>
          </table:table-cell>
          <table:table-cell office:value-type="float" office:value="1.66138851054076" calcext:value-type="float">
            <text:p>1.66138851054076</text:p>
          </table:table-cell>
          <table:table-cell office:value-type="float" office:value="1.66654063290866" calcext:value-type="float">
            <text:p>1.66654063290866</text:p>
          </table:table-cell>
          <table:table-cell office:value-type="float" office:value="1" calcext:value-type="float">
            <text:p>1</text:p>
          </table:table-cell>
          <table:table-cell office:value-type="float" office:value="0.298000047161966" calcext:value-type="float">
            <text:p>0.298000047161966</text:p>
          </table:table-cell>
          <table:table-cell office:value-type="float" office:value="0.259996001045251" calcext:value-type="float">
            <text:p>0.259996001045251</text:p>
          </table:table-cell>
          <table:table-cell office:value-type="float" office:value="0.265379056293138" calcext:value-type="float">
            <text:p>0.265379056293138</text:p>
          </table:table-cell>
          <table:table-cell office:value-type="float" office:value="1" calcext:value-type="float">
            <text:p>1</text:p>
          </table:table-cell>
          <table:table-cell office:value-type="float" office:value="509762.603515625" calcext:value-type="float">
            <text:p>509762.603515625</text:p>
          </table:table-cell>
          <table:table-cell office:value-type="float" office:value="513134.646875" calcext:value-type="float">
            <text:p>513134.646875</text:p>
          </table:table-cell>
          <table:table-cell office:value-type="float" office:value="514725.92578125" calcext:value-type="float">
            <text:p>514725.92578125</text:p>
          </table:table-cell>
          <table:table-cell office:value-type="float" office:value="308858.911458333" calcext:value-type="float">
            <text:p>308858.911458333</text:p>
          </table:table-cell>
          <table:table-cell office:value-type="float" office:value="298863.363839363" calcext:value-type="float">
            <text:p>298863.363839363</text:p>
          </table:table-cell>
          <table:table-cell office:value-type="float" office:value="316188.032399992" calcext:value-type="float">
            <text:p>316188.032399992</text:p>
          </table:table-cell>
          <table:table-cell office:value-type="float" office:value="279865.958744546" calcext:value-type="float">
            <text:p>279865.958744546</text:p>
          </table:table-cell>
          <table:table-cell office:value-type="float" office:value="143107.664849708" calcext:value-type="float">
            <text:p>143107.664849708</text:p>
          </table:table-cell>
          <table:table-cell office:value-type="float" office:value="0.586279499080993" calcext:value-type="float">
            <text:p>0.586279499080993</text:p>
          </table:table-cell>
          <table:table-cell office:value-type="float" office:value="0.616189209451326" calcext:value-type="float">
            <text:p>0.616189209451326</text:p>
          </table:table-cell>
          <table:table-cell office:value-type="float" office:value="0.543718403769475" calcext:value-type="float">
            <text:p>0.543718403769475</text:p>
          </table:table-cell>
          <table:table-cell office:value-type="float" office:value="0.463343162656371" calcext:value-type="float">
            <text:p>0.463343162656371</text:p>
          </table:table-cell>
          <table:table-cell office:value-type="float" office:value="0.367601267603034" calcext:value-type="float">
            <text:p>0.367601267603034</text:p>
          </table:table-cell>
          <table:table-cell office:value-type="float" office:value="0.346425540411474" calcext:value-type="float">
            <text:p>0.346425540411474</text:p>
          </table:table-cell>
          <table:table-cell office:value-type="float" office:value="0.428939133960461" calcext:value-type="float">
            <text:p>0.428939133960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46</text:p>
          </table:table-cell>
          <table:table-cell table:number-columns-repeated="990"/>
        </table:table-row>
        <table:table-row table:style-name="ro2">
          <table:table-cell office:value-type="float" office:value="226.192967985754" calcext:value-type="float">
            <text:p>226.192967985754</text:p>
          </table:table-cell>
          <table:table-cell office:value-type="float" office:value="3.68951108720567" calcext:value-type="float">
            <text:p>3.68951108720567</text:p>
          </table:table-cell>
          <table:table-cell office:value-type="string" calcext:value-type="string">
            <text:p>C14H26O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 (14:1) tetradeceno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450029" calcext:value-type="float">
            <text:p>450029</text:p>
          </table:table-cell>
          <table:table-cell office:value-type="float" office:value="1.14545285334716" calcext:value-type="float">
            <text:p>1.14545285334716</text:p>
          </table:table-cell>
          <table:table-cell office:value-type="float" office:value="1.0752701892561" calcext:value-type="float">
            <text:p>1.0752701892561</text:p>
          </table:table-cell>
          <table:table-cell office:value-type="float" office:value="1.61878334065022" calcext:value-type="float">
            <text:p>1.61878334065022</text:p>
          </table:table-cell>
          <table:table-cell office:value-type="float" office:value="1" calcext:value-type="float">
            <text:p>1</text:p>
          </table:table-cell>
          <table:table-cell office:value-type="float" office:value="0.736534496584487" calcext:value-type="float">
            <text:p>0.736534496584487</text:p>
          </table:table-cell>
          <table:table-cell office:value-type="float" office:value="0.784777417418432" calcext:value-type="float">
            <text:p>0.784777417418432</text:p>
          </table:table-cell>
          <table:table-cell office:value-type="float" office:value="0.32953215074108" calcext:value-type="float">
            <text:p>0.32953215074108</text:p>
          </table:table-cell>
          <table:table-cell office:value-type="float" office:value="1" calcext:value-type="float">
            <text:p>1</text:p>
          </table:table-cell>
          <table:table-cell office:value-type="float" office:value="170845.271484375" calcext:value-type="float">
            <text:p>170845.271484375</text:p>
          </table:table-cell>
          <table:table-cell office:value-type="float" office:value="160377.4671875" calcext:value-type="float">
            <text:p>160377.4671875</text:p>
          </table:table-cell>
          <table:table-cell office:value-type="float" office:value="241442.91796875" calcext:value-type="float">
            <text:p>241442.91796875</text:p>
          </table:table-cell>
          <table:table-cell office:value-type="float" office:value="149150.854166667" calcext:value-type="float">
            <text:p>149150.854166667</text:p>
          </table:table-cell>
          <table:table-cell office:value-type="float" office:value="106245.63488378" calcext:value-type="float">
            <text:p>106245.63488378</text:p>
          </table:table-cell>
          <table:table-cell office:value-type="float" office:value="57705.2332404743" calcext:value-type="float">
            <text:p>57705.2332404743</text:p>
          </table:table-cell>
          <table:table-cell office:value-type="float" office:value="154603.655860012" calcext:value-type="float">
            <text:p>154603.655860012</text:p>
          </table:table-cell>
          <table:table-cell office:value-type="float" office:value="50424.0154875313" calcext:value-type="float">
            <text:p>50424.0154875313</text:p>
          </table:table-cell>
          <table:table-cell office:value-type="float" office:value="0.621882209327034" calcext:value-type="float">
            <text:p>0.621882209327034</text:p>
          </table:table-cell>
          <table:table-cell office:value-type="float" office:value="0.359808857518682" calcext:value-type="float">
            <text:p>0.359808857518682</text:p>
          </table:table-cell>
          <table:table-cell office:value-type="float" office:value="0.640332121400317" calcext:value-type="float">
            <text:p>0.640332121400317</text:p>
          </table:table-cell>
          <table:table-cell office:value-type="float" office:value="0.338073930379143" calcext:value-type="float">
            <text:p>0.338073930379143</text:p>
          </table:table-cell>
          <table:table-cell office:value-type="float" office:value="0.0340291662106077" calcext:value-type="float">
            <text:p>0.034029166210608</text:p>
          </table:table-cell>
          <table:table-cell office:value-type="float" office:value="0.02146230233144" calcext:value-type="float">
            <text:p>0.02146230233144</text:p>
          </table:table-cell>
          <table:table-cell office:value-type="float" office:value="0.322097423030551" calcext:value-type="float">
            <text:p>0.322097423030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59</text:p>
          </table:table-cell>
          <table:table-cell table:number-columns-repeated="990"/>
        </table:table-row>
        <table:table-row table:style-name="ro2">
          <table:table-cell office:value-type="float" office:value="279.25632834874" calcext:value-type="float">
            <text:p>279.25632834874</text:p>
          </table:table-cell>
          <table:table-cell office:value-type="float" office:value="4.49541528489853" calcext:value-type="float">
            <text:p>4.49541528489853</text:p>
          </table:table-cell>
          <table:table-cell office:value-type="string" calcext:value-type="string">
            <text:p>C18H33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oleami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mides</text:p>
          </table:table-cell>
          <table:table-cell office:value-type="float" office:value="240760" calcext:value-type="float">
            <text:p>240760</text:p>
          </table:table-cell>
          <table:table-cell office:value-type="float" office:value="1.10336180300476" calcext:value-type="float">
            <text:p>1.10336180300476</text:p>
          </table:table-cell>
          <table:table-cell office:value-type="float" office:value="0.992849288581263" calcext:value-type="float">
            <text:p>0.992849288581263</text:p>
          </table:table-cell>
          <table:table-cell office:value-type="float" office:value="1.53091393554484" calcext:value-type="float">
            <text:p>1.53091393554484</text:p>
          </table:table-cell>
          <table:table-cell office:value-type="float" office:value="1" calcext:value-type="float">
            <text:p>1</text:p>
          </table:table-cell>
          <table:table-cell office:value-type="float" office:value="0.785331365589834" calcext:value-type="float">
            <text:p>0.785331365589834</text:p>
          </table:table-cell>
          <table:table-cell office:value-type="float" office:value="0.975518772784346" calcext:value-type="float">
            <text:p>0.975518772784346</text:p>
          </table:table-cell>
          <table:table-cell office:value-type="float" office:value="0.255107648635308" calcext:value-type="float">
            <text:p>0.255107648635308</text:p>
          </table:table-cell>
          <table:table-cell office:value-type="float" office:value="1" calcext:value-type="float">
            <text:p>1</text:p>
          </table:table-cell>
          <table:table-cell office:value-type="float" office:value="110420.877685547" calcext:value-type="float">
            <text:p>110420.877685547</text:p>
          </table:table-cell>
          <table:table-cell office:value-type="float" office:value="99361.14296875" calcext:value-type="float">
            <text:p>99361.14296875</text:p>
          </table:table-cell>
          <table:table-cell office:value-type="float" office:value="153208.911132813" calcext:value-type="float">
            <text:p>153208.911132813</text:p>
          </table:table-cell>
          <table:table-cell office:value-type="float" office:value="100076.763020833" calcext:value-type="float">
            <text:p>100076.763020833</text:p>
          </table:table-cell>
          <table:table-cell office:value-type="float" office:value="69442.3014590902" calcext:value-type="float">
            <text:p>69442.3014590902</text:p>
          </table:table-cell>
          <table:table-cell office:value-type="float" office:value="48924.086457756" calcext:value-type="float">
            <text:p>48924.086457756</text:p>
          </table:table-cell>
          <table:table-cell office:value-type="float" office:value="75716.1932998941" calcext:value-type="float">
            <text:p>75716.1932998941</text:p>
          </table:table-cell>
          <table:table-cell office:value-type="float" office:value="2604.1978982984" calcext:value-type="float">
            <text:p>2604.1978982984</text:p>
          </table:table-cell>
          <table:table-cell office:value-type="float" office:value="0.628887425228097" calcext:value-type="float">
            <text:p>0.628887425228097</text:p>
          </table:table-cell>
          <table:table-cell office:value-type="float" office:value="0.492386510420306" calcext:value-type="float">
            <text:p>0.492386510420306</text:p>
          </table:table-cell>
          <table:table-cell office:value-type="float" office:value="0.494202280664065" calcext:value-type="float">
            <text:p>0.494202280664065</text:p>
          </table:table-cell>
          <table:table-cell office:value-type="float" office:value="0.0260220037068572" calcext:value-type="float">
            <text:p>0.026022003706857</text:p>
          </table:table-cell>
          <table:table-cell office:value-type="float" office:value="0.0221578741119044" calcext:value-type="float">
            <text:p>0.022157874111904</text:p>
          </table:table-cell>
          <table:table-cell office:value-type="float" office:value="0.000213349081616339" calcext:value-type="float">
            <text:p>0.000213349081616</text:p>
          </table:table-cell>
          <table:table-cell office:value-type="float" office:value="0.491839899251801" calcext:value-type="float">
            <text:p>0.491839899251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26</text:p>
          </table:table-cell>
          <table:table-cell table:number-columns-repeated="990"/>
        </table:table-row>
        <table:table-row table:style-name="ro2">
          <table:table-cell office:value-type="float" office:value="298.251041349877" calcext:value-type="float">
            <text:p>298.251041349877</text:p>
          </table:table-cell>
          <table:table-cell office:value-type="float" office:value="3.63954860899183" calcext:value-type="float">
            <text:p>3.63954860899183</text:p>
          </table:table-cell>
          <table:table-cell office:value-type="string" calcext:value-type="string">
            <text:p>C18H34O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A oxo(18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606970" calcext:value-type="float">
            <text:p>606970</text:p>
          </table:table-cell>
          <table:table-cell office:value-type="float" office:value="1.15297309896408" calcext:value-type="float">
            <text:p>1.15297309896408</text:p>
          </table:table-cell>
          <table:table-cell office:value-type="float" office:value="0.976486864886806" calcext:value-type="float">
            <text:p>0.976486864886806</text:p>
          </table:table-cell>
          <table:table-cell office:value-type="float" office:value="1.46719585078545" calcext:value-type="float">
            <text:p>1.46719585078545</text:p>
          </table:table-cell>
          <table:table-cell office:value-type="float" office:value="1" calcext:value-type="float">
            <text:p>1</text:p>
          </table:table-cell>
          <table:table-cell office:value-type="float" office:value="0.563647877643561" calcext:value-type="float">
            <text:p>0.563647877643561</text:p>
          </table:table-cell>
          <table:table-cell office:value-type="float" office:value="0.923991908415755" calcext:value-type="float">
            <text:p>0.923991908415755</text:p>
          </table:table-cell>
          <table:table-cell office:value-type="float" office:value="0.344215258451521" calcext:value-type="float">
            <text:p>0.344215258451521</text:p>
          </table:table-cell>
          <table:table-cell office:value-type="float" office:value="1" calcext:value-type="float">
            <text:p>1</text:p>
          </table:table-cell>
          <table:table-cell office:value-type="float" office:value="266073.43359375" calcext:value-type="float">
            <text:p>266073.43359375</text:p>
          </table:table-cell>
          <table:table-cell office:value-type="float" office:value="225345.425" calcext:value-type="float">
            <text:p>225345.425</text:p>
          </table:table-cell>
          <table:table-cell office:value-type="float" office:value="338587.1171875" calcext:value-type="float">
            <text:p>338587.1171875</text:p>
          </table:table-cell>
          <table:table-cell office:value-type="float" office:value="230771.588541667" calcext:value-type="float">
            <text:p>230771.588541667</text:p>
          </table:table-cell>
          <table:table-cell office:value-type="float" office:value="74376.289494492" calcext:value-type="float">
            <text:p>74376.289494492</text:p>
          </table:table-cell>
          <table:table-cell office:value-type="float" office:value="72399.9504469908" calcext:value-type="float">
            <text:p>72399.9504469908</text:p>
          </table:table-cell>
          <table:table-cell office:value-type="float" office:value="183216.323187731" calcext:value-type="float">
            <text:p>183216.323187731</text:p>
          </table:table-cell>
          <table:table-cell office:value-type="float" office:value="74036.1709892278" calcext:value-type="float">
            <text:p>74036.1709892278</text:p>
          </table:table-cell>
          <table:table-cell office:value-type="float" office:value="0.279532941300905" calcext:value-type="float">
            <text:p>0.279532941300905</text:p>
          </table:table-cell>
          <table:table-cell office:value-type="float" office:value="0.321284314722568" calcext:value-type="float">
            <text:p>0.321284314722568</text:p>
          </table:table-cell>
          <table:table-cell office:value-type="float" office:value="0.541120184103967" calcext:value-type="float">
            <text:p>0.541120184103967</text:p>
          </table:table-cell>
          <table:table-cell office:value-type="float" office:value="0.320820129796265" calcext:value-type="float">
            <text:p>0.320820129796265</text:p>
          </table:table-cell>
          <table:table-cell office:value-type="float" office:value="0.113157095943536" calcext:value-type="float">
            <text:p>0.113157095943536</text:p>
          </table:table-cell>
          <table:table-cell office:value-type="float" office:value="0.0027457759746516" calcext:value-type="float">
            <text:p>0.002745775974652</text:p>
          </table:table-cell>
          <table:table-cell office:value-type="float" office:value="0.297677708647183" calcext:value-type="float">
            <text:p>0.297677708647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52</text:p>
          </table:table-cell>
          <table:table-cell table:number-columns-repeated="990"/>
        </table:table-row>
        <table:table-row table:style-name="ro2">
          <table:table-cell office:value-type="float" office:value="268.240342682092" calcext:value-type="float">
            <text:p>268.240342682092</text:p>
          </table:table-cell>
          <table:table-cell office:value-type="float" office:value="3.63943540785047" calcext:value-type="float">
            <text:p>3.63943540785047</text:p>
          </table:table-cell>
          <table:table-cell office:value-type="string" calcext:value-type="string">
            <text:p>C17H32O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 methyl(16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646538" calcext:value-type="float">
            <text:p>646538</text:p>
          </table:table-cell>
          <table:table-cell office:value-type="float" office:value="1.16784839219463" calcext:value-type="float">
            <text:p>1.16784839219463</text:p>
          </table:table-cell>
          <table:table-cell office:value-type="float" office:value="1.19623283304169" calcext:value-type="float">
            <text:p>1.19623283304169</text:p>
          </table:table-cell>
          <table:table-cell office:value-type="float" office:value="1.40528667667465" calcext:value-type="float">
            <text:p>1.40528667667465</text:p>
          </table:table-cell>
          <table:table-cell office:value-type="float" office:value="1" calcext:value-type="float">
            <text:p>1</text:p>
          </table:table-cell>
          <table:table-cell office:value-type="float" office:value="0.490056078684201" calcext:value-type="float">
            <text:p>0.490056078684201</text:p>
          </table:table-cell>
          <table:table-cell office:value-type="float" office:value="0.354371137346088" calcext:value-type="float">
            <text:p>0.354371137346088</text:p>
          </table:table-cell>
          <table:table-cell office:value-type="float" office:value="0.210200713509064" calcext:value-type="float">
            <text:p>0.210200713509064</text:p>
          </table:table-cell>
          <table:table-cell office:value-type="float" office:value="1" calcext:value-type="float">
            <text:p>1</text:p>
          </table:table-cell>
          <table:table-cell office:value-type="float" office:value="372007.515625" calcext:value-type="float">
            <text:p>372007.515625</text:p>
          </table:table-cell>
          <table:table-cell office:value-type="float" office:value="381049.121875" calcext:value-type="float">
            <text:p>381049.121875</text:p>
          </table:table-cell>
          <table:table-cell office:value-type="float" office:value="447641.328125" calcext:value-type="float">
            <text:p>447641.328125</text:p>
          </table:table-cell>
          <table:table-cell office:value-type="float" office:value="318540.932291667" calcext:value-type="float">
            <text:p>318540.932291667</text:p>
          </table:table-cell>
          <table:table-cell office:value-type="float" office:value="119763.925808756" calcext:value-type="float">
            <text:p>119763.925808756</text:p>
          </table:table-cell>
          <table:table-cell office:value-type="float" office:value="107933.346448736" calcext:value-type="float">
            <text:p>107933.346448736</text:p>
          </table:table-cell>
          <table:table-cell office:value-type="float" office:value="156805.968300726" calcext:value-type="float">
            <text:p>156805.968300726</text:p>
          </table:table-cell>
          <table:table-cell office:value-type="float" office:value="67935.1053941959" calcext:value-type="float">
            <text:p>67935.1053941959</text:p>
          </table:table-cell>
          <table:table-cell office:value-type="float" office:value="0.321939532881598" calcext:value-type="float">
            <text:p>0.321939532881598</text:p>
          </table:table-cell>
          <table:table-cell office:value-type="float" office:value="0.283253103740632" calcext:value-type="float">
            <text:p>0.283253103740632</text:p>
          </table:table-cell>
          <table:table-cell office:value-type="float" office:value="0.350293769696213" calcext:value-type="float">
            <text:p>0.350293769696213</text:p>
          </table:table-cell>
          <table:table-cell office:value-type="float" office:value="0.213269625681864" calcext:value-type="float">
            <text:p>0.213269625681864</text:p>
          </table:table-cell>
          <table:table-cell office:value-type="float" office:value="0.150785347088529" calcext:value-type="float">
            <text:p>0.150785347088529</text:p>
          </table:table-cell>
          <table:table-cell office:value-type="float" office:value="0.24022903271501" calcext:value-type="float">
            <text:p>0.24022903271501</text:p>
          </table:table-cell>
          <table:table-cell office:value-type="float" office:value="0.570720356081488" calcext:value-type="float">
            <text:p>0.570720356081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74</text:p>
          </table:table-cell>
          <table:table-cell table:number-columns-repeated="990"/>
        </table:table-row>
        <table:table-row table:style-name="ro2">
          <table:table-cell office:value-type="float" office:value="242.224700982476" calcext:value-type="float">
            <text:p>242.224700982476</text:p>
          </table:table-cell>
          <table:table-cell office:value-type="float" office:value="3.6506076282925" calcext:value-type="float">
            <text:p>3.6506076282925</text:p>
          </table:table-cell>
          <table:table-cell office:value-type="string" calcext:value-type="string">
            <text:p>C15H30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 methyl(14:0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619655" calcext:value-type="float">
            <text:p>1619655</text:p>
          </table:table-cell>
          <table:table-cell office:value-type="float" office:value="1.12611659859583" calcext:value-type="float">
            <text:p>1.12611659859583</text:p>
          </table:table-cell>
          <table:table-cell office:value-type="float" office:value="0.885863059311298" calcext:value-type="float">
            <text:p>0.885863059311298</text:p>
          </table:table-cell>
          <table:table-cell office:value-type="float" office:value="1.39060320945132" calcext:value-type="float">
            <text:p>1.39060320945132</text:p>
          </table:table-cell>
          <table:table-cell office:value-type="float" office:value="1" calcext:value-type="float">
            <text:p>1</text:p>
          </table:table-cell>
          <table:table-cell office:value-type="float" office:value="0.593591386689643" calcext:value-type="float">
            <text:p>0.593591386689643</text:p>
          </table:table-cell>
          <table:table-cell office:value-type="float" office:value="0.582571535909986" calcext:value-type="float">
            <text:p>0.582571535909986</text:p>
          </table:table-cell>
          <table:table-cell office:value-type="float" office:value="0.232531143574024" calcext:value-type="float">
            <text:p>0.232531143574024</text:p>
          </table:table-cell>
          <table:table-cell office:value-type="float" office:value="1" calcext:value-type="float">
            <text:p>1</text:p>
          </table:table-cell>
          <table:table-cell office:value-type="float" office:value="937155.265625" calcext:value-type="float">
            <text:p>937155.265625</text:p>
          </table:table-cell>
          <table:table-cell office:value-type="float" office:value="737216.05" calcext:value-type="float">
            <text:p>737216.05</text:p>
          </table:table-cell>
          <table:table-cell office:value-type="float" office:value="1157261.265625" calcext:value-type="float">
            <text:p>1157261.265625</text:p>
          </table:table-cell>
          <table:table-cell office:value-type="float" office:value="832200.916666667" calcext:value-type="float">
            <text:p>832200.916666667</text:p>
          </table:table-cell>
          <table:table-cell office:value-type="float" office:value="281749.974791482" calcext:value-type="float">
            <text:p>281749.974791482</text:p>
          </table:table-cell>
          <table:table-cell office:value-type="float" office:value="245900.483404997" calcext:value-type="float">
            <text:p>245900.483404997</text:p>
          </table:table-cell>
          <table:table-cell office:value-type="float" office:value="408834.529212444" calcext:value-type="float">
            <text:p>408834.529212444</text:p>
          </table:table-cell>
          <table:table-cell office:value-type="float" office:value="205689.157582298" calcext:value-type="float">
            <text:p>205689.157582298</text:p>
          </table:table-cell>
          <table:table-cell office:value-type="float" office:value="0.30064385820164" calcext:value-type="float">
            <text:p>0.30064385820164</text:p>
          </table:table-cell>
          <table:table-cell office:value-type="float" office:value="0.333552807762388" calcext:value-type="float">
            <text:p>0.333552807762388</text:p>
          </table:table-cell>
          <table:table-cell office:value-type="float" office:value="0.353277640370729" calcext:value-type="float">
            <text:p>0.353277640370729</text:p>
          </table:table-cell>
          <table:table-cell office:value-type="float" office:value="0.247162858707455" calcext:value-type="float">
            <text:p>0.247162858707455</text:p>
          </table:table-cell>
          <table:table-cell office:value-type="float" office:value="0.0905194987226365" calcext:value-type="float">
            <text:p>0.090519498722637</text:p>
          </table:table-cell>
          <table:table-cell office:value-type="float" office:value="0.0877851433825914" calcext:value-type="float">
            <text:p>0.087785143382591</text:p>
          </table:table-cell>
          <table:table-cell office:value-type="float" office:value="0.504475354434492" calcext:value-type="float">
            <text:p>0.504475354434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57</text:p>
          </table:table-cell>
          <table:table-cell table:number-columns-repeated="990"/>
        </table:table-row>
        <table:table-row table:style-name="ro2">
          <table:table-cell office:value-type="float" office:value="361.298177419343" calcext:value-type="float">
            <text:p>361.298177419343</text:p>
          </table:table-cell>
          <table:table-cell office:value-type="float" office:value="4.39728669484455" calcext:value-type="float">
            <text:p>4.39728669484455</text:p>
          </table:table-cell>
          <table:table-cell office:value-type="string" calcext:value-type="string">
            <text:p>C23H39NO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FA hydroxy(3:2/20:4)] N-(3-hydroxy-propyl)-5Z,8Z,11Z,14Z-eicosatetraenoyl am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mides</text:p>
          </table:table-cell>
          <table:table-cell office:value-type="float" office:value="176846" calcext:value-type="float">
            <text:p>176846</text:p>
          </table:table-cell>
          <table:table-cell office:value-type="float" office:value="1.52137182958944" calcext:value-type="float">
            <text:p>1.52137182958944</text:p>
          </table:table-cell>
          <table:table-cell office:value-type="float" office:value="0.925480690963982" calcext:value-type="float">
            <text:p>0.925480690963982</text:p>
          </table:table-cell>
          <table:table-cell office:value-type="float" office:value="1.33580256008339" calcext:value-type="float">
            <text:p>1.33580256008339</text:p>
          </table:table-cell>
          <table:table-cell office:value-type="float" office:value="1" calcext:value-type="float">
            <text:p>1</text:p>
          </table:table-cell>
          <table:table-cell office:value-type="float" office:value="0.218335589262859" calcext:value-type="float">
            <text:p>0.218335589262859</text:p>
          </table:table-cell>
          <table:table-cell office:value-type="float" office:value="0.853702299613223" calcext:value-type="float">
            <text:p>0.853702299613223</text:p>
          </table:table-cell>
          <table:table-cell office:value-type="float" office:value="0.404024613705259" calcext:value-type="float">
            <text:p>0.404024613705259</text:p>
          </table:table-cell>
          <table:table-cell office:value-type="float" office:value="1" calcext:value-type="float">
            <text:p>1</text:p>
          </table:table-cell>
          <table:table-cell office:value-type="float" office:value="154915.83984375" calcext:value-type="float">
            <text:p>154915.83984375</text:p>
          </table:table-cell>
          <table:table-cell office:value-type="float" office:value="94238.38125" calcext:value-type="float">
            <text:p>94238.38125</text:p>
          </table:table-cell>
          <table:table-cell office:value-type="float" office:value="136019.986328125" calcext:value-type="float">
            <text:p>136019.986328125</text:p>
          </table:table-cell>
          <table:table-cell office:value-type="float" office:value="101826.415364583" calcext:value-type="float">
            <text:p>101826.415364583</text:p>
          </table:table-cell>
          <table:table-cell office:value-type="float" office:value="13136.076894707" calcext:value-type="float">
            <text:p>13136.076894707</text:p>
          </table:table-cell>
          <table:table-cell office:value-type="float" office:value="54288.2910048617" calcext:value-type="float">
            <text:p>54288.2910048617</text:p>
          </table:table-cell>
          <table:table-cell office:value-type="float" office:value="39786.2554514055" calcext:value-type="float">
            <text:p>39786.2554514055</text:p>
          </table:table-cell>
          <table:table-cell office:value-type="float" office:value="52526.3168977893" calcext:value-type="float">
            <text:p>52526.3168977893</text:p>
          </table:table-cell>
          <table:table-cell office:value-type="float" office:value="0.0847949241856494" calcext:value-type="float">
            <text:p>0.08479492418565</text:p>
          </table:table-cell>
          <table:table-cell office:value-type="float" office:value="0.576074103616479" calcext:value-type="float">
            <text:p>0.576074103616479</text:p>
          </table:table-cell>
          <table:table-cell office:value-type="float" office:value="0.292503010222542" calcext:value-type="float">
            <text:p>0.292503010222542</text:p>
          </table:table-cell>
          <table:table-cell office:value-type="float" office:value="0.515841755891357" calcext:value-type="float">
            <text:p>0.515841755891357</text:p>
          </table:table-cell>
          <table:table-cell office:value-type="float" office:value="0.961425627609472" calcext:value-type="float">
            <text:p>0.961425627609472</text:p>
          </table:table-cell>
          <table:table-cell office:value-type="float" office:value="0.0100904163390968" calcext:value-type="float">
            <text:p>0.010090416339097</text:p>
          </table:table-cell>
          <table:table-cell office:value-type="float" office:value="0.26927937408145" calcext:value-type="float">
            <text:p>0.26927937408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36</text:p>
          </table:table-cell>
          <table:table-cell table:number-columns-repeated="990"/>
        </table:table-row>
        <table:table-row table:style-name="ro2">
          <table:table-cell office:value-type="float" office:value="142.099409563116" calcext:value-type="float">
            <text:p>142.099409563116</text:p>
          </table:table-cell>
          <table:table-cell office:value-type="float" office:value="4.20076182683308" calcext:value-type="float">
            <text:p>4.20076182683308</text:p>
          </table:table-cell>
          <table:table-cell office:value-type="string" calcext:value-type="string">
            <text:p>C8H14O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 (8: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80921" calcext:value-type="float">
            <text:p>180921</text:p>
          </table:table-cell>
          <table:table-cell office:value-type="float" office:value="1.23874998585119" calcext:value-type="float">
            <text:p>1.23874998585119</text:p>
          </table:table-cell>
          <table:table-cell office:value-type="float" office:value="1.74630673295471" calcext:value-type="float">
            <text:p>1.74630673295471</text:p>
          </table:table-cell>
          <table:table-cell office:value-type="float" office:value="1.32720364763991" calcext:value-type="float">
            <text:p>1.32720364763991</text:p>
          </table:table-cell>
          <table:table-cell office:value-type="float" office:value="1" calcext:value-type="float">
            <text:p>1</text:p>
          </table:table-cell>
          <table:table-cell office:value-type="float" office:value="0.693332450069351" calcext:value-type="float">
            <text:p>0.693332450069351</text:p>
          </table:table-cell>
          <table:table-cell office:value-type="float" office:value="0.219297362734699" calcext:value-type="float">
            <text:p>0.219297362734699</text:p>
          </table:table-cell>
          <table:table-cell office:value-type="float" office:value="0.531280800004934" calcext:value-type="float">
            <text:p>0.531280800004934</text:p>
          </table:table-cell>
          <table:table-cell office:value-type="float" office:value="1" calcext:value-type="float">
            <text:p>1</text:p>
          </table:table-cell>
          <table:table-cell office:value-type="float" office:value="72389.5942382813" calcext:value-type="float">
            <text:p>72389.5942382813</text:p>
          </table:table-cell>
          <table:table-cell office:value-type="float" office:value="102049.999804688" calcext:value-type="float">
            <text:p>102049.999804688</text:p>
          </table:table-cell>
          <table:table-cell office:value-type="float" office:value="77558.615234375" calcext:value-type="float">
            <text:p>77558.615234375</text:p>
          </table:table-cell>
          <table:table-cell office:value-type="float" office:value="58437.6145833333" calcext:value-type="float">
            <text:p>58437.6145833333</text:p>
          </table:table-cell>
          <table:table-cell office:value-type="float" office:value="61272.086604715" calcext:value-type="float">
            <text:p>61272.086604715</text:p>
          </table:table-cell>
          <table:table-cell office:value-type="float" office:value="64654.9376378117" calcext:value-type="float">
            <text:p>64654.9376378117</text:p>
          </table:table-cell>
          <table:table-cell office:value-type="float" office:value="50924.0289678923" calcext:value-type="float">
            <text:p>50924.0289678923</text:p>
          </table:table-cell>
          <table:table-cell office:value-type="float" office:value="20217.3026835007" calcext:value-type="float">
            <text:p>20217.3026835007</text:p>
          </table:table-cell>
          <table:table-cell office:value-type="float" office:value="0.846421191463358" calcext:value-type="float">
            <text:p>0.846421191463358</text:p>
          </table:table-cell>
          <table:table-cell office:value-type="float" office:value="0.633561369539972" calcext:value-type="float">
            <text:p>0.633561369539972</text:p>
          </table:table-cell>
          <table:table-cell office:value-type="float" office:value="0.656587650694955" calcext:value-type="float">
            <text:p>0.656587650694955</text:p>
          </table:table-cell>
          <table:table-cell office:value-type="float" office:value="0.345963859538968" calcext:value-type="float">
            <text:p>0.345963859538968</text:p>
          </table:table-cell>
          <table:table-cell office:value-type="float" office:value="0.0467589156238474" calcext:value-type="float">
            <text:p>0.046758915623848</text:p>
          </table:table-cell>
          <table:table-cell office:value-type="float" office:value="0.414478105255407" calcext:value-type="float">
            <text:p>0.414478105255407</text:p>
          </table:table-cell>
          <table:table-cell office:value-type="float" office:value="0.121789855584747" calcext:value-type="float">
            <text:p>0.121789855584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88</text:p>
          </table:table-cell>
          <table:table-cell table:number-columns-repeated="990"/>
        </table:table-row>
        <table:table-row table:style-name="ro2">
          <table:table-cell office:value-type="float" office:value="272.235102814512" calcext:value-type="float">
            <text:p>272.235102814512</text:p>
          </table:table-cell>
          <table:table-cell office:value-type="float" office:value="3.69488054911295" calcext:value-type="float">
            <text:p>3.69488054911295</text:p>
          </table:table-cell>
          <table:table-cell office:value-type="string" calcext:value-type="string">
            <text:p>C16H32O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 hydroxy(16:0)] hexadecano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34947" calcext:value-type="float">
            <text:p>234947</text:p>
          </table:table-cell>
          <table:table-cell office:value-type="float" office:value="1.16910294684346" calcext:value-type="float">
            <text:p>1.16910294684346</text:p>
          </table:table-cell>
          <table:table-cell office:value-type="float" office:value="0.795554097436413" calcext:value-type="float">
            <text:p>0.795554097436413</text:p>
          </table:table-cell>
          <table:table-cell office:value-type="float" office:value="1.32538018973875" calcext:value-type="float">
            <text:p>1.32538018973875</text:p>
          </table:table-cell>
          <table:table-cell office:value-type="float" office:value="1" calcext:value-type="float">
            <text:p>1</text:p>
          </table:table-cell>
          <table:table-cell office:value-type="float" office:value="0.207671801662242" calcext:value-type="float">
            <text:p>0.207671801662242</text:p>
          </table:table-cell>
          <table:table-cell office:value-type="float" office:value="0.331663750775145" calcext:value-type="float">
            <text:p>0.331663750775145</text:p>
          </table:table-cell>
          <table:table-cell office:value-type="float" office:value="0.16633112932277" calcext:value-type="float">
            <text:p>0.16633112932277</text:p>
          </table:table-cell>
          <table:table-cell office:value-type="float" office:value="1" calcext:value-type="float">
            <text:p>1</text:p>
          </table:table-cell>
          <table:table-cell office:value-type="float" office:value="152284.107421875" calcext:value-type="float">
            <text:p>152284.107421875</text:p>
          </table:table-cell>
          <table:table-cell office:value-type="float" office:value="103626.6703125" calcext:value-type="float">
            <text:p>103626.6703125</text:p>
          </table:table-cell>
          <table:table-cell office:value-type="float" office:value="172640.34765625" calcext:value-type="float">
            <text:p>172640.34765625</text:p>
          </table:table-cell>
          <table:table-cell office:value-type="float" office:value="130257.2265625" calcext:value-type="float">
            <text:p>130257.2265625</text:p>
          </table:table-cell>
          <table:table-cell office:value-type="float" office:value="25924.9317774112" calcext:value-type="float">
            <text:p>25924.9317774112</text:p>
          </table:table-cell>
          <table:table-cell office:value-type="float" office:value="52449.2938433783" calcext:value-type="float">
            <text:p>52449.2938433783</text:p>
          </table:table-cell>
          <table:table-cell office:value-type="float" office:value="46577.0566028042" calcext:value-type="float">
            <text:p>46577.0566028042</text:p>
          </table:table-cell>
          <table:table-cell office:value-type="float" office:value="13201.4849000028" calcext:value-type="float">
            <text:p>13201.4849000028</text:p>
          </table:table-cell>
          <table:table-cell office:value-type="float" office:value="0.17024056033366" calcext:value-type="float">
            <text:p>0.17024056033366</text:p>
          </table:table-cell>
          <table:table-cell office:value-type="float" office:value="0.506137017480254" calcext:value-type="float">
            <text:p>0.506137017480254</text:p>
          </table:table-cell>
          <table:table-cell office:value-type="float" office:value="0.269792416634525" calcext:value-type="float">
            <text:p>0.269792416634525</text:p>
          </table:table-cell>
          <table:table-cell office:value-type="float" office:value="0.101349347352091" calcext:value-type="float">
            <text:p>0.101349347352091</text:p>
          </table:table-cell>
          <table:table-cell office:value-type="float" office:value="0.573244571236813" calcext:value-type="float">
            <text:p>0.573244571236813</text:p>
          </table:table-cell>
          <table:table-cell office:value-type="float" office:value="0.242439722684763" calcext:value-type="float">
            <text:p>0.242439722684763</text:p>
          </table:table-cell>
          <table:table-cell office:value-type="float" office:value="0.76644957823986" calcext:value-type="float">
            <text:p>0.76644957823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03</text:p>
          </table:table-cell>
          <table:table-cell table:number-columns-repeated="990"/>
        </table:table-row>
        <table:table-row table:style-name="ro2">
          <table:table-cell office:value-type="float" office:value="200.14137174996" calcext:value-type="float">
            <text:p>200.14137174996</text:p>
          </table:table-cell>
          <table:table-cell office:value-type="float" office:value="4.05657845603095" calcext:value-type="float">
            <text:p>4.05657845603095</text:p>
          </table:table-cell>
          <table:table-cell office:value-type="string" calcext:value-type="string">
            <text:p>C11H20O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FA hydroxy(11:1)] undeceno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88077" calcext:value-type="float">
            <text:p>188077</text:p>
          </table:table-cell>
          <table:table-cell office:value-type="float" office:value="1.20037630756107" calcext:value-type="float">
            <text:p>1.20037630756107</text:p>
          </table:table-cell>
          <table:table-cell office:value-type="float" office:value="1.24074754120439" calcext:value-type="float">
            <text:p>1.24074754120439</text:p>
          </table:table-cell>
          <table:table-cell office:value-type="float" office:value="1.31511928725865" calcext:value-type="float">
            <text:p>1.31511928725865</text:p>
          </table:table-cell>
          <table:table-cell office:value-type="float" office:value="1" calcext:value-type="float">
            <text:p>1</text:p>
          </table:table-cell>
          <table:table-cell office:value-type="float" office:value="0.4320562398765" calcext:value-type="float">
            <text:p>0.4320562398765</text:p>
          </table:table-cell>
          <table:table-cell office:value-type="float" office:value="0.310223263738229" calcext:value-type="float">
            <text:p>0.310223263738229</text:p>
          </table:table-cell>
          <table:table-cell office:value-type="float" office:value="0.515208316356822" calcext:value-type="float">
            <text:p>0.515208316356822</text:p>
          </table:table-cell>
          <table:table-cell office:value-type="float" office:value="1" calcext:value-type="float">
            <text:p>1</text:p>
          </table:table-cell>
          <table:table-cell office:value-type="float" office:value="32541.76953125" calcext:value-type="float">
            <text:p>32541.76953125</text:p>
          </table:table-cell>
          <table:table-cell office:value-type="float" office:value="33636.219140625" calcext:value-type="float">
            <text:p>33636.219140625</text:p>
          </table:table-cell>
          <table:table-cell office:value-type="float" office:value="35652.4104003906" calcext:value-type="float">
            <text:p>35652.4104003906</text:p>
          </table:table-cell>
          <table:table-cell office:value-type="float" office:value="27109.6399739583" calcext:value-type="float">
            <text:p>27109.6399739583</text:p>
          </table:table-cell>
          <table:table-cell office:value-type="float" office:value="11928.9706362352" calcext:value-type="float">
            <text:p>11928.9706362352</text:p>
          </table:table-cell>
          <table:table-cell office:value-type="float" office:value="12478.5428401135" calcext:value-type="float">
            <text:p>12478.5428401135</text:p>
          </table:table-cell>
          <table:table-cell office:value-type="float" office:value="23180.1634754363" calcext:value-type="float">
            <text:p>23180.1634754363</text:p>
          </table:table-cell>
          <table:table-cell office:value-type="float" office:value="1725.95540742781" calcext:value-type="float">
            <text:p>1725.95540742781</text:p>
          </table:table-cell>
          <table:table-cell office:value-type="float" office:value="0.36657412329037" calcext:value-type="float">
            <text:p>0.36657412329037</text:p>
          </table:table-cell>
          <table:table-cell office:value-type="float" office:value="0.370985299743222" calcext:value-type="float">
            <text:p>0.370985299743222</text:p>
          </table:table-cell>
          <table:table-cell office:value-type="float" office:value="0.650171004291546" calcext:value-type="float">
            <text:p>0.650171004291546</text:p>
          </table:table-cell>
          <table:table-cell office:value-type="float" office:value="0.0636657443287988" calcext:value-type="float">
            <text:p>0.063665744328799</text:p>
          </table:table-cell>
          <table:table-cell office:value-type="float" office:value="0.203112481559139" calcext:value-type="float">
            <text:p>0.203112481559139</text:p>
          </table:table-cell>
          <table:table-cell office:value-type="float" office:value="0.268419199998529" calcext:value-type="float">
            <text:p>0.268419199998529</text:p>
          </table:table-cell>
          <table:table-cell office:value-type="float" office:value="0.135071395570963" calcext:value-type="float">
            <text:p>0.135071395570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42</text:p>
          </table:table-cell>
          <table:table-cell table:number-columns-repeated="990"/>
        </table:table-row>
        <table:table-row table:style-name="ro2">
          <table:table-cell office:value-type="float" office:value="270.219512952564" calcext:value-type="float">
            <text:p>270.219512952564</text:p>
          </table:table-cell>
          <table:table-cell office:value-type="float" office:value="3.70436600579155" calcext:value-type="float">
            <text:p>3.70436600579155</text:p>
          </table:table-cell>
          <table:table-cell office:value-type="string" calcext:value-type="string">
            <text:p>C16H30O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 oxo(16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86103" calcext:value-type="float">
            <text:p>286103</text:p>
          </table:table-cell>
          <table:table-cell office:value-type="float" office:value="1.04815889423269" calcext:value-type="float">
            <text:p>1.04815889423269</text:p>
          </table:table-cell>
          <table:table-cell office:value-type="float" office:value="0.892206430958496" calcext:value-type="float">
            <text:p>0.892206430958496</text:p>
          </table:table-cell>
          <table:table-cell office:value-type="float" office:value="1.23346562127408" calcext:value-type="float">
            <text:p>1.23346562127408</text:p>
          </table:table-cell>
          <table:table-cell office:value-type="float" office:value="1" calcext:value-type="float">
            <text:p>1</text:p>
          </table:table-cell>
          <table:table-cell office:value-type="float" office:value="0.845274800361617" calcext:value-type="float">
            <text:p>0.845274800361617</text:p>
          </table:table-cell>
          <table:table-cell office:value-type="float" office:value="0.597822298288931" calcext:value-type="float">
            <text:p>0.597822298288931</text:p>
          </table:table-cell>
          <table:table-cell office:value-type="float" office:value="0.327855433444093" calcext:value-type="float">
            <text:p>0.327855433444093</text:p>
          </table:table-cell>
          <table:table-cell office:value-type="float" office:value="1" calcext:value-type="float">
            <text:p>1</text:p>
          </table:table-cell>
          <table:table-cell office:value-type="float" office:value="151655.806640625" calcext:value-type="float">
            <text:p>151655.806640625</text:p>
          </table:table-cell>
          <table:table-cell office:value-type="float" office:value="129091.3875" calcext:value-type="float">
            <text:p>129091.3875</text:p>
          </table:table-cell>
          <table:table-cell office:value-type="float" office:value="178467.4296875" calcext:value-type="float">
            <text:p>178467.4296875</text:p>
          </table:table-cell>
          <table:table-cell office:value-type="float" office:value="144687.802083333" calcext:value-type="float">
            <text:p>144687.802083333</text:p>
          </table:table-cell>
          <table:table-cell office:value-type="float" office:value="54657.364756327" calcext:value-type="float">
            <text:p>54657.364756327</text:p>
          </table:table-cell>
          <table:table-cell office:value-type="float" office:value="43004.4358202423" calcext:value-type="float">
            <text:p>43004.4358202423</text:p>
          </table:table-cell>
          <table:table-cell office:value-type="float" office:value="47728.9483214519" calcext:value-type="float">
            <text:p>47728.9483214519</text:p>
          </table:table-cell>
          <table:table-cell office:value-type="float" office:value="34703.6091351632" calcext:value-type="float">
            <text:p>34703.6091351632</text:p>
          </table:table-cell>
          <table:table-cell office:value-type="float" office:value="0.36040403573763" calcext:value-type="float">
            <text:p>0.36040403573763</text:p>
          </table:table-cell>
          <table:table-cell office:value-type="float" office:value="0.333131718955629" calcext:value-type="float">
            <text:p>0.333131718955629</text:p>
          </table:table-cell>
          <table:table-cell office:value-type="float" office:value="0.267437864741069" calcext:value-type="float">
            <text:p>0.267437864741069</text:p>
          </table:table-cell>
          <table:table-cell office:value-type="float" office:value="0.239851657399396" calcext:value-type="float">
            <text:p>0.239851657399396</text:p>
          </table:table-cell>
          <table:table-cell office:value-type="float" office:value="0.0115829615104866" calcext:value-type="float">
            <text:p>0.011582961510487</text:p>
          </table:table-cell>
          <table:table-cell office:value-type="float" office:value="0.0796562846496636" calcext:value-type="float">
            <text:p>0.079656284649664</text:p>
          </table:table-cell>
          <table:table-cell office:value-type="float" office:value="0.327666418682349" calcext:value-type="float">
            <text:p>0.327666418682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61</text:p>
          </table:table-cell>
          <table:table-cell table:number-columns-repeated="990"/>
        </table:table-row>
        <table:table-row table:style-name="ro2">
          <table:table-cell office:value-type="float" office:value="186.125796207281" calcext:value-type="float">
            <text:p>186.125796207281</text:p>
          </table:table-cell>
          <table:table-cell office:value-type="float" office:value="4.23132154676648" calcext:value-type="float">
            <text:p>4.23132154676648</text:p>
          </table:table-cell>
          <table:table-cell office:value-type="string" calcext:value-type="string">
            <text:p>C10H18O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 oxo(10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07831" calcext:value-type="float">
            <text:p>207831</text:p>
          </table:table-cell>
          <table:table-cell office:value-type="float" office:value="1.3002925939955" calcext:value-type="float">
            <text:p>1.3002925939955</text:p>
          </table:table-cell>
          <table:table-cell office:value-type="float" office:value="1.21572692922353" calcext:value-type="float">
            <text:p>1.21572692922353</text:p>
          </table:table-cell>
          <table:table-cell office:value-type="float" office:value="1.22714944711491" calcext:value-type="float">
            <text:p>1.22714944711491</text:p>
          </table:table-cell>
          <table:table-cell office:value-type="float" office:value="1" calcext:value-type="float">
            <text:p>1</text:p>
          </table:table-cell>
          <table:table-cell office:value-type="float" office:value="0.446205569032284" calcext:value-type="float">
            <text:p>0.446205569032284</text:p>
          </table:table-cell>
          <table:table-cell office:value-type="float" office:value="0.526159591063633" calcext:value-type="float">
            <text:p>0.526159591063633</text:p>
          </table:table-cell>
          <table:table-cell office:value-type="float" office:value="0.567990550607576" calcext:value-type="float">
            <text:p>0.567990550607576</text:p>
          </table:table-cell>
          <table:table-cell office:value-type="float" office:value="1" calcext:value-type="float">
            <text:p>1</text:p>
          </table:table-cell>
          <table:table-cell office:value-type="float" office:value="37684.8852539062" calcext:value-type="float">
            <text:p>37684.8852539062</text:p>
          </table:table-cell>
          <table:table-cell office:value-type="float" office:value="35234.0158203125" calcext:value-type="float">
            <text:p>35234.0158203125</text:p>
          </table:table-cell>
          <table:table-cell office:value-type="float" office:value="35565.0615234375" calcext:value-type="float">
            <text:p>35565.0615234375</text:p>
          </table:table-cell>
          <table:table-cell office:value-type="float" office:value="28981.8502604167" calcext:value-type="float">
            <text:p>28981.8502604167</text:p>
          </table:table-cell>
          <table:table-cell office:value-type="float" office:value="16446.9829552749" calcext:value-type="float">
            <text:p>16446.9829552749</text:p>
          </table:table-cell>
          <table:table-cell office:value-type="float" office:value="14430.4166431279" calcext:value-type="float">
            <text:p>14430.4166431279</text:p>
          </table:table-cell>
          <table:table-cell office:value-type="float" office:value="17066.790736" calcext:value-type="float">
            <text:p>17066.790736</text:p>
          </table:table-cell>
          <table:table-cell office:value-type="float" office:value="11393.9432477225" calcext:value-type="float">
            <text:p>11393.9432477225</text:p>
          </table:table-cell>
          <table:table-cell office:value-type="float" office:value="0.436434470861766" calcext:value-type="float">
            <text:p>0.436434470861766</text:p>
          </table:table-cell>
          <table:table-cell office:value-type="float" office:value="0.409559237207606" calcext:value-type="float">
            <text:p>0.409559237207606</text:p>
          </table:table-cell>
          <table:table-cell office:value-type="float" office:value="0.479875192251612" calcext:value-type="float">
            <text:p>0.479875192251612</text:p>
          </table:table-cell>
          <table:table-cell office:value-type="float" office:value="0.393140643034937" calcext:value-type="float">
            <text:p>0.393140643034937</text:p>
          </table:table-cell>
          <table:table-cell office:value-type="float" office:value="0.18920322724808" calcext:value-type="float">
            <text:p>0.18920322724808</text:p>
          </table:table-cell>
          <table:table-cell office:value-type="float" office:value="0.115629489352066" calcext:value-type="float">
            <text:p>0.115629489352066</text:p>
          </table:table-cell>
          <table:table-cell office:value-type="float" office:value="0.102918426906318" calcext:value-type="float">
            <text:p>0.102918426906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44</text:p>
          </table:table-cell>
          <table:table-cell table:number-columns-repeated="990"/>
        </table:table-row>
        <table:table-row table:style-name="ro2">
          <table:table-cell office:value-type="float" office:value="174.08925587127" calcext:value-type="float">
            <text:p>174.08925587127</text:p>
          </table:table-cell>
          <table:table-cell office:value-type="float" office:value="7.36170970069037" calcext:value-type="float">
            <text:p>7.36170970069037</text:p>
          </table:table-cell>
          <table:table-cell office:value-type="string" calcext:value-type="string">
            <text:p>C8H14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er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00212" calcext:value-type="float">
            <text:p>200212</text:p>
          </table:table-cell>
          <table:table-cell office:value-type="float" office:value="0.984096040593074" calcext:value-type="float">
            <text:p>0.984096040593074</text:p>
          </table:table-cell>
          <table:table-cell office:value-type="float" office:value="1.02007653721189" calcext:value-type="float">
            <text:p>1.02007653721189</text:p>
          </table:table-cell>
          <table:table-cell office:value-type="float" office:value="1.21321651228584" calcext:value-type="float">
            <text:p>1.21321651228584</text:p>
          </table:table-cell>
          <table:table-cell office:value-type="float" office:value="1" calcext:value-type="float">
            <text:p>1</text:p>
          </table:table-cell>
          <table:table-cell office:value-type="float" office:value="0.951868904070725" calcext:value-type="float">
            <text:p>0.951868904070725</text:p>
          </table:table-cell>
          <table:table-cell office:value-type="float" office:value="0.94020232590972" calcext:value-type="float">
            <text:p>0.94020232590972</text:p>
          </table:table-cell>
          <table:table-cell office:value-type="float" office:value="0.505696310389049" calcext:value-type="float">
            <text:p>0.505696310389049</text:p>
          </table:table-cell>
          <table:table-cell office:value-type="float" office:value="1" calcext:value-type="float">
            <text:p>1</text:p>
          </table:table-cell>
          <table:table-cell office:value-type="float" office:value="102884.068359375" calcext:value-type="float">
            <text:p>102884.068359375</text:p>
          </table:table-cell>
          <table:table-cell office:value-type="float" office:value="106645.71328125" calcext:value-type="float">
            <text:p>106645.71328125</text:p>
          </table:table-cell>
          <table:table-cell office:value-type="float" office:value="126837.875" calcext:value-type="float">
            <text:p>126837.875</text:p>
          </table:table-cell>
          <table:table-cell office:value-type="float" office:value="104546.776041667" calcext:value-type="float">
            <text:p>104546.776041667</text:p>
          </table:table-cell>
          <table:table-cell office:value-type="float" office:value="43718.4753313413" calcext:value-type="float">
            <text:p>43718.4753313413</text:p>
          </table:table-cell>
          <table:table-cell office:value-type="float" office:value="50665.47930895" calcext:value-type="float">
            <text:p>50665.47930895</text:p>
          </table:table-cell>
          <table:table-cell office:value-type="float" office:value="54457.6303650794" calcext:value-type="float">
            <text:p>54457.6303650794</text:p>
          </table:table-cell>
          <table:table-cell office:value-type="float" office:value="24872.2063193383" calcext:value-type="float">
            <text:p>24872.2063193383</text:p>
          </table:table-cell>
          <table:table-cell office:value-type="float" office:value="0.42492949616487" calcext:value-type="float">
            <text:p>0.42492949616487</text:p>
          </table:table-cell>
          <table:table-cell office:value-type="float" office:value="0.47508219271161" calcext:value-type="float">
            <text:p>0.47508219271161</text:p>
          </table:table-cell>
          <table:table-cell office:value-type="float" office:value="0.429348334360532" calcext:value-type="float">
            <text:p>0.429348334360532</text:p>
          </table:table-cell>
          <table:table-cell office:value-type="float" office:value="0.237905053231155" calcext:value-type="float">
            <text:p>0.237905053231155</text:p>
          </table:table-cell>
          <table:table-cell office:value-type="float" office:value="0.00109275550847851" calcext:value-type="float">
            <text:p>0.001092755508479</text:p>
          </table:table-cell>
          <table:table-cell office:value-type="float" office:value="0.00138294620040974" calcext:value-type="float">
            <text:p>0.00138294620041</text:p>
          </table:table-cell>
          <table:table-cell office:value-type="float" office:value="0.13863198308002" calcext:value-type="float">
            <text:p>0.13863198308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55</text:p>
          </table:table-cell>
          <table:table-cell table:number-columns-repeated="990"/>
        </table:table-row>
        <table:table-row table:style-name="ro2">
          <table:table-cell office:value-type="float" office:value="304.240557321135" calcext:value-type="float">
            <text:p>304.240557321135</text:p>
          </table:table-cell>
          <table:table-cell office:value-type="float" office:value="3.6228298611111" calcext:value-type="float">
            <text:p>3.6228298611111</text:p>
          </table:table-cell>
          <table:table-cell office:value-type="string" calcext:value-type="string">
            <text:p>C20H32O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 (20: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103830" calcext:value-type="float">
            <text:p>1103830</text:p>
          </table:table-cell>
          <table:table-cell office:value-type="float" office:value="1.17274124581796" calcext:value-type="float">
            <text:p>1.17274124581796</text:p>
          </table:table-cell>
          <table:table-cell office:value-type="float" office:value="1.46890450159634" calcext:value-type="float">
            <text:p>1.46890450159634</text:p>
          </table:table-cell>
          <table:table-cell office:value-type="float" office:value="1.15985646075015" calcext:value-type="float">
            <text:p>1.15985646075015</text:p>
          </table:table-cell>
          <table:table-cell office:value-type="float" office:value="1" calcext:value-type="float">
            <text:p>1</text:p>
          </table:table-cell>
          <table:table-cell office:value-type="float" office:value="0.346122186181227" calcext:value-type="float">
            <text:p>0.346122186181227</text:p>
          </table:table-cell>
          <table:table-cell office:value-type="float" office:value="0.186877054644092" calcext:value-type="float">
            <text:p>0.186877054644092</text:p>
          </table:table-cell>
          <table:table-cell office:value-type="float" office:value="0.440102846452943" calcext:value-type="float">
            <text:p>0.440102846452943</text:p>
          </table:table-cell>
          <table:table-cell office:value-type="float" office:value="1" calcext:value-type="float">
            <text:p>1</text:p>
          </table:table-cell>
          <table:table-cell office:value-type="float" office:value="535104.1171875" calcext:value-type="float">
            <text:p>535104.1171875</text:p>
          </table:table-cell>
          <table:table-cell office:value-type="float" office:value="670238.9375" calcext:value-type="float">
            <text:p>670238.9375</text:p>
          </table:table-cell>
          <table:table-cell office:value-type="float" office:value="529224.984375" calcext:value-type="float">
            <text:p>529224.984375</text:p>
          </table:table-cell>
          <table:table-cell office:value-type="float" office:value="456284.895833333" calcext:value-type="float">
            <text:p>456284.895833333</text:p>
          </table:table-cell>
          <table:table-cell office:value-type="float" office:value="67164.6823759556" calcext:value-type="float">
            <text:p>67164.6823759556</text:p>
          </table:table-cell>
          <table:table-cell office:value-type="float" office:value="284888.812650007" calcext:value-type="float">
            <text:p>284888.812650007</text:p>
          </table:table-cell>
          <table:table-cell office:value-type="float" office:value="118967.530809863" calcext:value-type="float">
            <text:p>118967.530809863</text:p>
          </table:table-cell>
          <table:table-cell office:value-type="float" office:value="108814.151621504" calcext:value-type="float">
            <text:p>108814.151621504</text:p>
          </table:table-cell>
          <table:table-cell office:value-type="float" office:value="0.125517035318234" calcext:value-type="float">
            <text:p>0.125517035318234</text:p>
          </table:table-cell>
          <table:table-cell office:value-type="float" office:value="0.425055598399947" calcext:value-type="float">
            <text:p>0.425055598399947</text:p>
          </table:table-cell>
          <table:table-cell office:value-type="float" office:value="0.224795756667385" calcext:value-type="float">
            <text:p>0.224795756667385</text:p>
          </table:table-cell>
          <table:table-cell office:value-type="float" office:value="0.238478530880958" calcext:value-type="float">
            <text:p>0.238478530880958</text:p>
          </table:table-cell>
          <table:table-cell office:value-type="float" office:value="0.379930054440795" calcext:value-type="float">
            <text:p>0.379930054440795</text:p>
          </table:table-cell>
          <table:table-cell office:value-type="float" office:value="0.492207216743288" calcext:value-type="float">
            <text:p>0.492207216743288</text:p>
          </table:table-cell>
          <table:table-cell office:value-type="float" office:value="0.204674112798331" calcext:value-type="float">
            <text:p>0.204674112798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70</text:p>
          </table:table-cell>
          <table:table-cell table:number-columns-repeated="990"/>
        </table:table-row>
        <table:table-row table:style-name="ro2">
          <table:table-cell office:value-type="float" office:value="312.302990058139" calcext:value-type="float">
            <text:p>312.302990058139</text:p>
          </table:table-cell>
          <table:table-cell office:value-type="float" office:value="3.56653331120808" calcext:value-type="float">
            <text:p>3.56653331120808</text:p>
          </table:table-cell>
          <table:table-cell office:value-type="string" calcext:value-type="string">
            <text:p>C20H40O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 (20:0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786423" calcext:value-type="float">
            <text:p>1786423</text:p>
          </table:table-cell>
          <table:table-cell office:value-type="float" office:value="0.951923284812826" calcext:value-type="float">
            <text:p>0.951923284812826</text:p>
          </table:table-cell>
          <table:table-cell office:value-type="float" office:value="1.12566360369896" calcext:value-type="float">
            <text:p>1.12566360369896</text:p>
          </table:table-cell>
          <table:table-cell office:value-type="float" office:value="1.13034955575265" calcext:value-type="float">
            <text:p>1.13034955575265</text:p>
          </table:table-cell>
          <table:table-cell office:value-type="float" office:value="1" calcext:value-type="float">
            <text:p>1</text:p>
          </table:table-cell>
          <table:table-cell office:value-type="float" office:value="0.794498901257705" calcext:value-type="float">
            <text:p>0.794498901257705</text:p>
          </table:table-cell>
          <table:table-cell office:value-type="float" office:value="0.497861269481828" calcext:value-type="float">
            <text:p>0.497861269481828</text:p>
          </table:table-cell>
          <table:table-cell office:value-type="float" office:value="0.539130140310509" calcext:value-type="float">
            <text:p>0.539130140310509</text:p>
          </table:table-cell>
          <table:table-cell office:value-type="float" office:value="1" calcext:value-type="float">
            <text:p>1</text:p>
          </table:table-cell>
          <table:table-cell office:value-type="float" office:value="1125482.796875" calcext:value-type="float">
            <text:p>1125482.796875</text:p>
          </table:table-cell>
          <table:table-cell office:value-type="float" office:value="1330900.3375" calcext:value-type="float">
            <text:p>1330900.3375</text:p>
          </table:table-cell>
          <table:table-cell office:value-type="float" office:value="1336440.65625" calcext:value-type="float">
            <text:p>1336440.65625</text:p>
          </table:table-cell>
          <table:table-cell office:value-type="float" office:value="1182325.10416667" calcext:value-type="float">
            <text:p>1182325.10416667</text:p>
          </table:table-cell>
          <table:table-cell office:value-type="float" office:value="284282.604021075" calcext:value-type="float">
            <text:p>284282.604021075</text:p>
          </table:table-cell>
          <table:table-cell office:value-type="float" office:value="309175.293706637" calcext:value-type="float">
            <text:p>309175.293706637</text:p>
          </table:table-cell>
          <table:table-cell office:value-type="float" office:value="360071.78398442" calcext:value-type="float">
            <text:p>360071.78398442</text:p>
          </table:table-cell>
          <table:table-cell office:value-type="float" office:value="258679.355967271" calcext:value-type="float">
            <text:p>258679.355967271</text:p>
          </table:table-cell>
          <table:table-cell office:value-type="float" office:value="0.25258724949898" calcext:value-type="float">
            <text:p>0.25258724949898</text:p>
          </table:table-cell>
          <table:table-cell office:value-type="float" office:value="0.232305368775697" calcext:value-type="float">
            <text:p>0.232305368775697</text:p>
          </table:table-cell>
          <table:table-cell office:value-type="float" office:value="0.269425942933199" calcext:value-type="float">
            <text:p>0.269425942933199</text:p>
          </table:table-cell>
          <table:table-cell office:value-type="float" office:value="0.21878868600155" calcext:value-type="float">
            <text:p>0.21878868600155</text:p>
          </table:table-cell>
          <table:table-cell office:value-type="float" office:value="0.0218710669886011" calcext:value-type="float">
            <text:p>0.021871066988601</text:p>
          </table:table-cell>
          <table:table-cell office:value-type="float" office:value="0.135840037804166" calcext:value-type="float">
            <text:p>0.135840037804166</text:p>
          </table:table-cell>
          <table:table-cell office:value-type="float" office:value="0.120832285101619" calcext:value-type="float">
            <text:p>0.120832285101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64</text:p>
          </table:table-cell>
          <table:table-cell table:number-columns-repeated="990"/>
        </table:table-row>
        <table:table-row table:style-name="ro2">
          <table:table-cell office:value-type="float" office:value="282.255911788346" calcext:value-type="float">
            <text:p>282.255911788346</text:p>
          </table:table-cell>
          <table:table-cell office:value-type="float" office:value="3.60663890838622" calcext:value-type="float">
            <text:p>3.60663890838622</text:p>
          </table:table-cell>
          <table:table-cell office:value-type="string" calcext:value-type="string">
            <text:p>C18H34O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FA (18:1)] 9Z-octadecenoic ac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 biosynthesis__Biosynthesis of unsaturated fatty acids</text:p>
          </table:table-cell>
          <table:table-cell office:value-type="float" office:value="16639446" calcext:value-type="float">
            <text:p>16639446</text:p>
          </table:table-cell>
          <table:table-cell office:value-type="float" office:value="1.05219617593343" calcext:value-type="float">
            <text:p>1.05219617593343</text:p>
          </table:table-cell>
          <table:table-cell office:value-type="float" office:value="1.28106452028838" calcext:value-type="float">
            <text:p>1.28106452028838</text:p>
          </table:table-cell>
          <table:table-cell office:value-type="float" office:value="1.10086937914529" calcext:value-type="float">
            <text:p>1.10086937914529</text:p>
          </table:table-cell>
          <table:table-cell office:value-type="float" office:value="1" calcext:value-type="float">
            <text:p>1</text:p>
          </table:table-cell>
          <table:table-cell office:value-type="float" office:value="0.811902791663457" calcext:value-type="float">
            <text:p>0.811902791663457</text:p>
          </table:table-cell>
          <table:table-cell office:value-type="float" office:value="0.25206506772653" calcext:value-type="float">
            <text:p>0.25206506772653</text:p>
          </table:table-cell>
          <table:table-cell office:value-type="float" office:value="0.687902043488702" calcext:value-type="float">
            <text:p>0.687902043488702</text:p>
          </table:table-cell>
          <table:table-cell office:value-type="float" office:value="1" calcext:value-type="float">
            <text:p>1</text:p>
          </table:table-cell>
          <table:table-cell office:value-type="float" office:value="10075336.75" calcext:value-type="float">
            <text:p>10075336.75</text:p>
          </table:table-cell>
          <table:table-cell office:value-type="float" office:value="12266872.6" calcext:value-type="float">
            <text:p>12266872.6</text:p>
          </table:table-cell>
          <table:table-cell office:value-type="float" office:value="10541408.5" calcext:value-type="float">
            <text:p>10541408.5</text:p>
          </table:table-cell>
          <table:table-cell office:value-type="float" office:value="9575530.66666667" calcext:value-type="float">
            <text:p>9575530.66666667</text:p>
          </table:table-cell>
          <table:table-cell office:value-type="float" office:value="3095326.72590583" calcext:value-type="float">
            <text:p>3095326.72590583</text:p>
          </table:table-cell>
          <table:table-cell office:value-type="float" office:value="3831415.825509" calcext:value-type="float">
            <text:p>3831415.825509</text:p>
          </table:table-cell>
          <table:table-cell office:value-type="float" office:value="3767143.5812322" calcext:value-type="float">
            <text:p>3767143.5812322</text:p>
          </table:table-cell>
          <table:table-cell office:value-type="float" office:value="2173123.48250745" calcext:value-type="float">
            <text:p>2173123.48250745</text:p>
          </table:table-cell>
          <table:table-cell office:value-type="float" office:value="0.307218190588601" calcext:value-type="float">
            <text:p>0.307218190588601</text:p>
          </table:table-cell>
          <table:table-cell office:value-type="float" office:value="0.312338437876089" calcext:value-type="float">
            <text:p>0.312338437876089</text:p>
          </table:table-cell>
          <table:table-cell office:value-type="float" office:value="0.357366245813565" calcext:value-type="float">
            <text:p>0.357366245813565</text:p>
          </table:table-cell>
          <table:table-cell office:value-type="float" office:value="0.226945488261272" calcext:value-type="float">
            <text:p>0.226945488261272</text:p>
          </table:table-cell>
          <table:table-cell office:value-type="float" office:value="0.0174646688029454" calcext:value-type="float">
            <text:p>0.017464668802946</text:p>
          </table:table-cell>
          <table:table-cell office:value-type="float" office:value="0.373324498608897" calcext:value-type="float">
            <text:p>0.373324498608897</text:p>
          </table:table-cell>
          <table:table-cell office:value-type="float" office:value="0.0493247360093472" calcext:value-type="float">
            <text:p>0.049324736009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61</text:p>
          </table:table-cell>
          <table:table-cell table:number-columns-repeated="990"/>
        </table:table-row>
        <table:table-row table:style-name="ro2">
          <table:table-cell office:value-type="float" office:value="310.287491126152" calcext:value-type="float">
            <text:p>310.287491126152</text:p>
          </table:table-cell>
          <table:table-cell office:value-type="float" office:value="3.5923666636149" calcext:value-type="float">
            <text:p>3.5923666636149</text:p>
          </table:table-cell>
          <table:table-cell office:value-type="string" calcext:value-type="string">
            <text:p>C20H38O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FA (20:1)] 11Z-eicosenoic ac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Biosynthesis of unsaturated fatty acids</text:p>
          </table:table-cell>
          <table:table-cell office:value-type="float" office:value="209197" calcext:value-type="float">
            <text:p>209197</text:p>
          </table:table-cell>
          <table:table-cell office:value-type="float" office:value="1.17620073038688" calcext:value-type="float">
            <text:p>1.17620073038688</text:p>
          </table:table-cell>
          <table:table-cell office:value-type="float" office:value="0.95972158580492" calcext:value-type="float">
            <text:p>0.95972158580492</text:p>
          </table:table-cell>
          <table:table-cell office:value-type="float" office:value="1.07106056051658" calcext:value-type="float">
            <text:p>1.07106056051658</text:p>
          </table:table-cell>
          <table:table-cell office:value-type="float" office:value="1" calcext:value-type="float">
            <text:p>1</text:p>
          </table:table-cell>
          <table:table-cell office:value-type="float" office:value="0.632680351943153" calcext:value-type="float">
            <text:p>0.632680351943153</text:p>
          </table:table-cell>
          <table:table-cell office:value-type="float" office:value="0.898488918335966" calcext:value-type="float">
            <text:p>0.898488918335966</text:p>
          </table:table-cell>
          <table:table-cell office:value-type="float" office:value="0.820300374481728" calcext:value-type="float">
            <text:p>0.820300374481728</text:p>
          </table:table-cell>
          <table:table-cell office:value-type="float" office:value="1" calcext:value-type="float">
            <text:p>1</text:p>
          </table:table-cell>
          <table:table-cell office:value-type="float" office:value="156814.147460938" calcext:value-type="float">
            <text:p>156814.147460938</text:p>
          </table:table-cell>
          <table:table-cell office:value-type="float" office:value="127952.58359375" calcext:value-type="float">
            <text:p>127952.58359375</text:p>
          </table:table-cell>
          <table:table-cell office:value-type="float" office:value="142796.5859375" calcext:value-type="float">
            <text:p>142796.5859375</text:p>
          </table:table-cell>
          <table:table-cell office:value-type="float" office:value="133322.606770833" calcext:value-type="float">
            <text:p>133322.606770833</text:p>
          </table:table-cell>
          <table:table-cell office:value-type="float" office:value="64546.6305870806" calcext:value-type="float">
            <text:p>64546.6305870806</text:p>
          </table:table-cell>
          <table:table-cell office:value-type="float" office:value="48559.2633976977" calcext:value-type="float">
            <text:p>48559.2633976977</text:p>
          </table:table-cell>
          <table:table-cell office:value-type="float" office:value="40969.4514198563" calcext:value-type="float">
            <text:p>40969.4514198563</text:p>
          </table:table-cell>
          <table:table-cell office:value-type="float" office:value="56889.5367031493" calcext:value-type="float">
            <text:p>56889.5367031493</text:p>
          </table:table-cell>
          <table:table-cell office:value-type="float" office:value="0.411612291570562" calcext:value-type="float">
            <text:p>0.411612291570562</text:p>
          </table:table-cell>
          <table:table-cell office:value-type="float" office:value="0.379509831172097" calcext:value-type="float">
            <text:p>0.379509831172097</text:p>
          </table:table-cell>
          <table:table-cell office:value-type="float" office:value="0.286907779698515" calcext:value-type="float">
            <text:p>0.286907779698515</text:p>
          </table:table-cell>
          <table:table-cell office:value-type="float" office:value="0.426705853426164" calcext:value-type="float">
            <text:p>0.426705853426164</text:p>
          </table:table-cell>
          <table:table-cell office:value-type="float" office:value="0.0745475921066489" calcext:value-type="float">
            <text:p>0.074547592106649</text:p>
          </table:table-cell>
          <table:table-cell office:value-type="float" office:value="0.00515462576252417" calcext:value-type="float">
            <text:p>0.005154625762524</text:p>
          </table:table-cell>
          <table:table-cell office:value-type="float" office:value="0.0182620198142669" calcext:value-type="float">
            <text:p>0.018262019814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39</text:p>
          </table:table-cell>
          <table:table-cell table:number-columns-repeated="990"/>
        </table:table-row>
        <table:table-row table:style-name="ro2">
          <table:table-cell office:value-type="float" office:value="144.078641080501" calcext:value-type="float">
            <text:p>144.078641080501</text:p>
          </table:table-cell>
          <table:table-cell office:value-type="float" office:value="7.38262087504068" calcext:value-type="float">
            <text:p>7.38262087504068</text:p>
          </table:table-cell>
          <table:table-cell office:value-type="string" calcext:value-type="string">
            <text:p>C7H12O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 oxo(7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436659" calcext:value-type="float">
            <text:p>436659</text:p>
          </table:table-cell>
          <table:table-cell office:value-type="float" office:value="1.02785556642647" calcext:value-type="float">
            <text:p>1.02785556642647</text:p>
          </table:table-cell>
          <table:table-cell office:value-type="float" office:value="1.06431153455665" calcext:value-type="float">
            <text:p>1.06431153455665</text:p>
          </table:table-cell>
          <table:table-cell office:value-type="float" office:value="1.06251250850647" calcext:value-type="float">
            <text:p>1.06251250850647</text:p>
          </table:table-cell>
          <table:table-cell office:value-type="float" office:value="1" calcext:value-type="float">
            <text:p>1</text:p>
          </table:table-cell>
          <table:table-cell office:value-type="float" office:value="0.794787043023095" calcext:value-type="float">
            <text:p>0.794787043023095</text:p>
          </table:table-cell>
          <table:table-cell office:value-type="float" office:value="0.43962183839974" calcext:value-type="float">
            <text:p>0.43962183839974</text:p>
          </table:table-cell>
          <table:table-cell office:value-type="float" office:value="0.587668990886896" calcext:value-type="float">
            <text:p>0.587668990886896</text:p>
          </table:table-cell>
          <table:table-cell office:value-type="float" office:value="1" calcext:value-type="float">
            <text:p>1</text:p>
          </table:table-cell>
          <table:table-cell office:value-type="float" office:value="233357.1328125" calcext:value-type="float">
            <text:p>233357.1328125</text:p>
          </table:table-cell>
          <table:table-cell office:value-type="float" office:value="241633.840625" calcext:value-type="float">
            <text:p>241633.840625</text:p>
          </table:table-cell>
          <table:table-cell office:value-type="float" office:value="241225.40234375" calcext:value-type="float">
            <text:p>241225.40234375</text:p>
          </table:table-cell>
          <table:table-cell office:value-type="float" office:value="227033" calcext:value-type="float">
            <text:p>227033</text:p>
          </table:table-cell>
          <table:table-cell office:value-type="float" office:value="35161.3509016078" calcext:value-type="float">
            <text:p>35161.3509016078</text:p>
          </table:table-cell>
          <table:table-cell office:value-type="float" office:value="14295.3925997413" calcext:value-type="float">
            <text:p>14295.3925997413</text:p>
          </table:table-cell>
          <table:table-cell office:value-type="float" office:value="38898.0451778108" calcext:value-type="float">
            <text:p>38898.0451778108</text:p>
          </table:table-cell>
          <table:table-cell office:value-type="float" office:value="25818.1136893239" calcext:value-type="float">
            <text:p>25818.1136893239</text:p>
          </table:table-cell>
          <table:table-cell office:value-type="float" office:value="0.15067613523457" calcext:value-type="float">
            <text:p>0.15067613523457</text:p>
          </table:table-cell>
          <table:table-cell office:value-type="float" office:value="0.0591613846916698" calcext:value-type="float">
            <text:p>0.05916138469167</text:p>
          </table:table-cell>
          <table:table-cell office:value-type="float" office:value="0.161251861536458" calcext:value-type="float">
            <text:p>0.161251861536458</text:p>
          </table:table-cell>
          <table:table-cell office:value-type="float" office:value="0.113719651721661" calcext:value-type="float">
            <text:p>0.113719651721661</text:p>
          </table:table-cell>
          <table:table-cell office:value-type="float" office:value="0.0210177878411033" calcext:value-type="float">
            <text:p>0.021017787841103</text:p>
          </table:table-cell>
          <table:table-cell office:value-type="float" office:value="0.244777138100659" calcext:value-type="float">
            <text:p>0.244777138100659</text:p>
          </table:table-cell>
          <table:table-cell office:value-type="float" office:value="0.0924120218012507" calcext:value-type="float">
            <text:p>0.092412021801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11</text:p>
          </table:table-cell>
          <table:table-cell table:number-columns-repeated="990"/>
        </table:table-row>
        <table:table-row table:style-name="ro2">
          <table:table-cell office:value-type="float" office:value="278.224654261446" calcext:value-type="float">
            <text:p>278.224654261446</text:p>
          </table:table-cell>
          <table:table-cell office:value-type="float" office:value="3.6317930539449" calcext:value-type="float">
            <text:p>3.6317930539449</text:p>
          </table:table-cell>
          <table:table-cell office:value-type="string" calcext:value-type="string">
            <text:p>C18H30O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FA (18:3)] 9Z,12Z,15Z-octadecatrienoic ac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alpha-Linolenic acid metabolism__Biosynthesis of unsaturated fatty acids</text:p>
          </table:table-cell>
          <table:table-cell office:value-type="float" office:value="905613" calcext:value-type="float">
            <text:p>905613</text:p>
          </table:table-cell>
          <table:table-cell office:value-type="float" office:value="1.06785407865207" calcext:value-type="float">
            <text:p>1.06785407865207</text:p>
          </table:table-cell>
          <table:table-cell office:value-type="float" office:value="1.23453817657711" calcext:value-type="float">
            <text:p>1.23453817657711</text:p>
          </table:table-cell>
          <table:table-cell office:value-type="float" office:value="1.05337440523321" calcext:value-type="float">
            <text:p>1.05337440523321</text:p>
          </table:table-cell>
          <table:table-cell office:value-type="float" office:value="1" calcext:value-type="float">
            <text:p>1</text:p>
          </table:table-cell>
          <table:table-cell office:value-type="float" office:value="0.83255229085529" calcext:value-type="float">
            <text:p>0.83255229085529</text:p>
          </table:table-cell>
          <table:table-cell office:value-type="float" office:value="0.49339231987959" calcext:value-type="float">
            <text:p>0.49339231987959</text:p>
          </table:table-cell>
          <table:table-cell office:value-type="float" office:value="0.892328402571647" calcext:value-type="float">
            <text:p>0.892328402571647</text:p>
          </table:table-cell>
          <table:table-cell office:value-type="float" office:value="1" calcext:value-type="float">
            <text:p>1</text:p>
          </table:table-cell>
          <table:table-cell office:value-type="float" office:value="553219.703125" calcext:value-type="float">
            <text:p>553219.703125</text:p>
          </table:table-cell>
          <table:table-cell office:value-type="float" office:value="639573.19375" calcext:value-type="float">
            <text:p>639573.19375</text:p>
          </table:table-cell>
          <table:table-cell office:value-type="float" office:value="545718.265625" calcext:value-type="float">
            <text:p>545718.265625</text:p>
          </table:table-cell>
          <table:table-cell office:value-type="float" office:value="518066.760416667" calcext:value-type="float">
            <text:p>518066.760416667</text:p>
          </table:table-cell>
          <table:table-cell office:value-type="float" office:value="100061.220677973" calcext:value-type="float">
            <text:p>100061.220677973</text:p>
          </table:table-cell>
          <table:table-cell office:value-type="float" office:value="141420.509365849" calcext:value-type="float">
            <text:p>141420.509365849</text:p>
          </table:table-cell>
          <table:table-cell office:value-type="float" office:value="263959.613816774" calcext:value-type="float">
            <text:p>263959.613816774</text:p>
          </table:table-cell>
          <table:table-cell office:value-type="float" office:value="244990.980780835" calcext:value-type="float">
            <text:p>244990.980780835</text:p>
          </table:table-cell>
          <table:table-cell office:value-type="float" office:value="0.180870674187402" calcext:value-type="float">
            <text:p>0.180870674187402</text:p>
          </table:table-cell>
          <table:table-cell office:value-type="float" office:value="0.221117005446492" calcext:value-type="float">
            <text:p>0.221117005446492</text:p>
          </table:table-cell>
          <table:table-cell office:value-type="float" office:value="0.483692099831891" calcext:value-type="float">
            <text:p>0.483692099831891</text:p>
          </table:table-cell>
          <table:table-cell office:value-type="float" office:value="0.472894614168636" calcext:value-type="float">
            <text:p>0.472894614168636</text:p>
          </table:table-cell>
          <table:table-cell office:value-type="float" office:value="0.0176450017325353" calcext:value-type="float">
            <text:p>0.017645001732535</text:p>
          </table:table-cell>
          <table:table-cell office:value-type="float" office:value="0.184500754836858" calcext:value-type="float">
            <text:p>0.184500754836858</text:p>
          </table:table-cell>
          <table:table-cell office:value-type="float" office:value="0.00589540242084849" calcext:value-type="float">
            <text:p>0.005895402420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72</text:p>
          </table:table-cell>
          <table:table-cell table:number-columns-repeated="990"/>
        </table:table-row>
        <table:table-row table:style-name="ro2">
          <table:table-cell office:value-type="float" office:value="102.068060466311" calcext:value-type="float">
            <text:p>102.068060466311</text:p>
          </table:table-cell>
          <table:table-cell office:value-type="float" office:value="7.38065073225232" calcext:value-type="float">
            <text:p>7.38065073225232</text:p>
          </table:table-cell>
          <table:table-cell office:value-type="string" calcext:value-type="string">
            <text:p>C5H10O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Methylbutano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827417" calcext:value-type="float">
            <text:p>827417</text:p>
          </table:table-cell>
          <table:table-cell office:value-type="float" office:value="1.04954624097893" calcext:value-type="float">
            <text:p>1.04954624097893</text:p>
          </table:table-cell>
          <table:table-cell office:value-type="float" office:value="0.963078585948506" calcext:value-type="float">
            <text:p>0.963078585948506</text:p>
          </table:table-cell>
          <table:table-cell office:value-type="float" office:value="1.05142634205183" calcext:value-type="float">
            <text:p>1.05142634205183</text:p>
          </table:table-cell>
          <table:table-cell office:value-type="float" office:value="1" calcext:value-type="float">
            <text:p>1</text:p>
          </table:table-cell>
          <table:table-cell office:value-type="float" office:value="0.63791415679942" calcext:value-type="float">
            <text:p>0.63791415679942</text:p>
          </table:table-cell>
          <table:table-cell office:value-type="float" office:value="0.704532038164892" calcext:value-type="float">
            <text:p>0.704532038164892</text:p>
          </table:table-cell>
          <table:table-cell office:value-type="float" office:value="0.642872117704854" calcext:value-type="float">
            <text:p>0.642872117704854</text:p>
          </table:table-cell>
          <table:table-cell office:value-type="float" office:value="1" calcext:value-type="float">
            <text:p>1</text:p>
          </table:table-cell>
          <table:table-cell office:value-type="float" office:value="649816.671875" calcext:value-type="float">
            <text:p>649816.671875</text:p>
          </table:table-cell>
          <table:table-cell office:value-type="float" office:value="596281.0375" calcext:value-type="float">
            <text:p>596281.0375</text:p>
          </table:table-cell>
          <table:table-cell office:value-type="float" office:value="650980.71875" calcext:value-type="float">
            <text:p>650980.71875</text:p>
          </table:table-cell>
          <table:table-cell office:value-type="float" office:value="619140.583333333" calcext:value-type="float">
            <text:p>619140.583333333</text:p>
          </table:table-cell>
          <table:table-cell office:value-type="float" office:value="68699.6543966352" calcext:value-type="float">
            <text:p>68699.6543966352</text:p>
          </table:table-cell>
          <table:table-cell office:value-type="float" office:value="52793.7795588144" calcext:value-type="float">
            <text:p>52793.7795588144</text:p>
          </table:table-cell>
          <table:table-cell office:value-type="float" office:value="81412.5789095864" calcext:value-type="float">
            <text:p>81412.5789095864</text:p>
          </table:table-cell>
          <table:table-cell office:value-type="float" office:value="85430.4420621762" calcext:value-type="float">
            <text:p>85430.4420621762</text:p>
          </table:table-cell>
          <table:table-cell office:value-type="float" office:value="0.10572159405884" calcext:value-type="float">
            <text:p>0.10572159405884</text:p>
          </table:table-cell>
          <table:table-cell office:value-type="float" office:value="0.0885384176900215" calcext:value-type="float">
            <text:p>0.088538417690022</text:p>
          </table:table-cell>
          <table:table-cell office:value-type="float" office:value="0.125061428955858" calcext:value-type="float">
            <text:p>0.125061428955858</text:p>
          </table:table-cell>
          <table:table-cell office:value-type="float" office:value="0.137982300566109" calcext:value-type="float">
            <text:p>0.137982300566109</text:p>
          </table:table-cell>
          <table:table-cell office:value-type="float" office:value="0.0783010632058019" calcext:value-type="float">
            <text:p>0.078301063205802</text:p>
          </table:table-cell>
          <table:table-cell office:value-type="float" office:value="0.0518126594753235" calcext:value-type="float">
            <text:p>0.051812659475324</text:p>
          </table:table-cell>
          <table:table-cell office:value-type="float" office:value="0.0727967400859922" calcext:value-type="float">
            <text:p>0.072796740085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36</text:p>
          </table:table-cell>
          <table:table-cell table:number-columns-repeated="990"/>
        </table:table-row>
        <table:table-row table:style-name="ro2">
          <table:table-cell office:value-type="float" office:value="300.266487082389" calcext:value-type="float">
            <text:p>300.266487082389</text:p>
          </table:table-cell>
          <table:table-cell office:value-type="float" office:value="3.640351401435" calcext:value-type="float">
            <text:p>3.640351401435</text:p>
          </table:table-cell>
          <table:table-cell office:value-type="string" calcext:value-type="string">
            <text:p>C18H36O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 hydroxy(18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77482" calcext:value-type="float">
            <text:p>277482</text:p>
          </table:table-cell>
          <table:table-cell office:value-type="float" office:value="0.936052177045582" calcext:value-type="float">
            <text:p>0.936052177045582</text:p>
          </table:table-cell>
          <table:table-cell office:value-type="float" office:value="0.863213816288306" calcext:value-type="float">
            <text:p>0.863213816288306</text:p>
          </table:table-cell>
          <table:table-cell office:value-type="float" office:value="1.02355549754382" calcext:value-type="float">
            <text:p>1.02355549754382</text:p>
          </table:table-cell>
          <table:table-cell office:value-type="float" office:value="1" calcext:value-type="float">
            <text:p>1</text:p>
          </table:table-cell>
          <table:table-cell office:value-type="float" office:value="0.744541247543209" calcext:value-type="float">
            <text:p>0.744541247543209</text:p>
          </table:table-cell>
          <table:table-cell office:value-type="float" office:value="0.521715451543695" calcext:value-type="float">
            <text:p>0.521715451543695</text:p>
          </table:table-cell>
          <table:table-cell office:value-type="float" office:value="0.906284261197223" calcext:value-type="float">
            <text:p>0.906284261197223</text:p>
          </table:table-cell>
          <table:table-cell office:value-type="float" office:value="1" calcext:value-type="float">
            <text:p>1</text:p>
          </table:table-cell>
          <table:table-cell office:value-type="float" office:value="161019.498046875" calcext:value-type="float">
            <text:p>161019.498046875</text:p>
          </table:table-cell>
          <table:table-cell office:value-type="float" office:value="148489.85859375" calcext:value-type="float">
            <text:p>148489.85859375</text:p>
          </table:table-cell>
          <table:table-cell office:value-type="float" office:value="176071.80078125" calcext:value-type="float">
            <text:p>176071.80078125</text:p>
          </table:table-cell>
          <table:table-cell office:value-type="float" office:value="172019.7890625" calcext:value-type="float">
            <text:p>172019.7890625</text:p>
          </table:table-cell>
          <table:table-cell office:value-type="float" office:value="34751.0142305472" calcext:value-type="float">
            <text:p>34751.0142305472</text:p>
          </table:table-cell>
          <table:table-cell office:value-type="float" office:value="48767.7310663187" calcext:value-type="float">
            <text:p>48767.7310663187</text:p>
          </table:table-cell>
          <table:table-cell office:value-type="float" office:value="38189.6996365871" calcext:value-type="float">
            <text:p>38189.6996365871</text:p>
          </table:table-cell>
          <table:table-cell office:value-type="float" office:value="45130.1068203846" calcext:value-type="float">
            <text:p>45130.1068203846</text:p>
          </table:table-cell>
          <table:table-cell office:value-type="float" office:value="0.215818671974935" calcext:value-type="float">
            <text:p>0.215818671974935</text:p>
          </table:table-cell>
          <table:table-cell office:value-type="float" office:value="0.328424658277446" calcext:value-type="float">
            <text:p>0.328424658277446</text:p>
          </table:table-cell>
          <table:table-cell office:value-type="float" office:value="0.216898444084375" calcext:value-type="float">
            <text:p>0.216898444084375</text:p>
          </table:table-cell>
          <table:table-cell office:value-type="float" office:value="0.26235415742771" calcext:value-type="float">
            <text:p>0.26235415742771</text:p>
          </table:table-cell>
          <table:table-cell office:value-type="float" office:value="0.0372974700390605" calcext:value-type="float">
            <text:p>0.037297470039061</text:p>
          </table:table-cell>
          <table:table-cell office:value-type="float" office:value="0.125403251116477" calcext:value-type="float">
            <text:p>0.125403251116477</text:p>
          </table:table-cell>
          <table:table-cell office:value-type="float" office:value="0.00469755502674512" calcext:value-type="float">
            <text:p>0.004697555026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62</text:p>
          </table:table-cell>
          <table:table-cell table:number-columns-repeated="990"/>
        </table:table-row>
        <table:table-row table:style-name="ro2">
          <table:table-cell office:value-type="float" office:value="351.314288988796" calcext:value-type="float">
            <text:p>351.314288988796</text:p>
          </table:table-cell>
          <table:table-cell office:value-type="float" office:value="3.84500651705092" calcext:value-type="float">
            <text:p>3.84500651705092</text:p>
          </table:table-cell>
          <table:table-cell office:value-type="string" calcext:value-type="string">
            <text:p>C22H41N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(11Z,14Z-eicosadienoyl)-ethanolam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mides</text:p>
          </table:table-cell>
          <table:table-cell office:value-type="float" office:value="318811" calcext:value-type="float">
            <text:p>318811</text:p>
          </table:table-cell>
          <table:table-cell office:value-type="float" office:value="0.602162859205427" calcext:value-type="float">
            <text:p>0.602162859205427</text:p>
          </table:table-cell>
          <table:table-cell office:value-type="float" office:value="0.65280306163333" calcext:value-type="float">
            <text:p>0.65280306163333</text:p>
          </table:table-cell>
          <table:table-cell office:value-type="float" office:value="0.986949909761072" calcext:value-type="float">
            <text:p>0.986949909761072</text:p>
          </table:table-cell>
          <table:table-cell office:value-type="float" office:value="1" calcext:value-type="float">
            <text:p>1</text:p>
          </table:table-cell>
          <table:table-cell office:value-type="float" office:value="0.255545203919315" calcext:value-type="float">
            <text:p>0.255545203919315</text:p>
          </table:table-cell>
          <table:table-cell office:value-type="float" office:value="0.11108836976487" calcext:value-type="float">
            <text:p>0.11108836976487</text:p>
          </table:table-cell>
          <table:table-cell office:value-type="float" office:value="0.980709774731076" calcext:value-type="float">
            <text:p>0.980709774731076</text:p>
          </table:table-cell>
          <table:table-cell office:value-type="float" office:value="1" calcext:value-type="float">
            <text:p>1</text:p>
          </table:table-cell>
          <table:table-cell office:value-type="float" office:value="79032.27734375" calcext:value-type="float">
            <text:p>79032.27734375</text:p>
          </table:table-cell>
          <table:table-cell office:value-type="float" office:value="85678.66953125" calcext:value-type="float">
            <text:p>85678.66953125</text:p>
          </table:table-cell>
          <table:table-cell office:value-type="float" office:value="129534.556640625" calcext:value-type="float">
            <text:p>129534.556640625</text:p>
          </table:table-cell>
          <table:table-cell office:value-type="float" office:value="131247.346354167" calcext:value-type="float">
            <text:p>131247.346354167</text:p>
          </table:table-cell>
          <table:table-cell office:value-type="float" office:value="73970.9718601556" calcext:value-type="float">
            <text:p>73970.9718601556</text:p>
          </table:table-cell>
          <table:table-cell office:value-type="float" office:value="48649.395493853" calcext:value-type="float">
            <text:p>48649.395493853</text:p>
          </table:table-cell>
          <table:table-cell office:value-type="float" office:value="129467.304271543" calcext:value-type="float">
            <text:p>129467.304271543</text:p>
          </table:table-cell>
          <table:table-cell office:value-type="float" office:value="17233.4469931551" calcext:value-type="float">
            <text:p>17233.4469931551</text:p>
          </table:table-cell>
          <table:table-cell office:value-type="float" office:value="0.935959007462479" calcext:value-type="float">
            <text:p>0.935959007462479</text:p>
          </table:table-cell>
          <table:table-cell office:value-type="float" office:value="0.567812219307501" calcext:value-type="float">
            <text:p>0.567812219307501</text:p>
          </table:table-cell>
          <table:table-cell office:value-type="float" office:value="0.999480815229337" calcext:value-type="float">
            <text:p>0.999480815229337</text:p>
          </table:table-cell>
          <table:table-cell office:value-type="float" office:value="0.131305108041204" calcext:value-type="float">
            <text:p>0.131305108041204</text:p>
          </table:table-cell>
          <table:table-cell office:value-type="float" office:value="0.472622106517512" calcext:value-type="float">
            <text:p>0.472622106517512</text:p>
          </table:table-cell>
          <table:table-cell office:value-type="float" office:value="0.779540165428861" calcext:value-type="float">
            <text:p>0.779540165428861</text:p>
          </table:table-cell>
          <table:table-cell office:value-type="float" office:value="0.00017197299786522" calcext:value-type="float">
            <text:p>0.000171972997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99</text:p>
          </table:table-cell>
          <table:table-cell table:number-columns-repeated="990"/>
        </table:table-row>
        <table:table-row table:style-name="ro2">
          <table:table-cell office:value-type="float" office:value="270.255890145182" calcext:value-type="float">
            <text:p>270.255890145182</text:p>
          </table:table-cell>
          <table:table-cell office:value-type="float" office:value="3.61185346179538" calcext:value-type="float">
            <text:p>3.61185346179538</text:p>
          </table:table-cell>
          <table:table-cell office:value-type="string" calcext:value-type="string">
            <text:p>C17H34O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 (17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981947" calcext:value-type="float">
            <text:p>2981947</text:p>
          </table:table-cell>
          <table:table-cell office:value-type="float" office:value="0.829078025359886" calcext:value-type="float">
            <text:p>0.829078025359886</text:p>
          </table:table-cell>
          <table:table-cell office:value-type="float" office:value="0.656330664651963" calcext:value-type="float">
            <text:p>0.656330664651963</text:p>
          </table:table-cell>
          <table:table-cell office:value-type="float" office:value="0.935232246214051" calcext:value-type="float">
            <text:p>0.935232246214051</text:p>
          </table:table-cell>
          <table:table-cell office:value-type="float" office:value="1" calcext:value-type="float">
            <text:p>1</text:p>
          </table:table-cell>
          <table:table-cell office:value-type="float" office:value="0.33077659011556" calcext:value-type="float">
            <text:p>0.33077659011556</text:p>
          </table:table-cell>
          <table:table-cell office:value-type="float" office:value="0.0888101142414329" calcext:value-type="float">
            <text:p>0.088810114241433</text:p>
          </table:table-cell>
          <table:table-cell office:value-type="float" office:value="0.723009571401454" calcext:value-type="float">
            <text:p>0.723009571401454</text:p>
          </table:table-cell>
          <table:table-cell office:value-type="float" office:value="1" calcext:value-type="float">
            <text:p>1</text:p>
          </table:table-cell>
          <table:table-cell office:value-type="float" office:value="1966486.4375" calcext:value-type="float">
            <text:p>1966486.4375</text:p>
          </table:table-cell>
          <table:table-cell office:value-type="float" office:value="1556747.75" calcext:value-type="float">
            <text:p>1556747.75</text:p>
          </table:table-cell>
          <table:table-cell office:value-type="float" office:value="2218273.15625" calcext:value-type="float">
            <text:p>2218273.15625</text:p>
          </table:table-cell>
          <table:table-cell office:value-type="float" office:value="2371895.5" calcext:value-type="float">
            <text:p>2371895.5</text:p>
          </table:table-cell>
          <table:table-cell office:value-type="float" office:value="493292.84901684" calcext:value-type="float">
            <text:p>493292.84901684</text:p>
          </table:table-cell>
          <table:table-cell office:value-type="float" office:value="614634.504919292" calcext:value-type="float">
            <text:p>614634.504919292</text:p>
          </table:table-cell>
          <table:table-cell office:value-type="float" office:value="599174.562210044" calcext:value-type="float">
            <text:p>599174.562210044</text:p>
          </table:table-cell>
          <table:table-cell office:value-type="float" office:value="482820.408981888" calcext:value-type="float">
            <text:p>482820.408981888</text:p>
          </table:table-cell>
          <table:table-cell office:value-type="float" office:value="0.250849860751628" calcext:value-type="float">
            <text:p>0.250849860751628</text:p>
          </table:table-cell>
          <table:table-cell office:value-type="float" office:value="0.394819587771552" calcext:value-type="float">
            <text:p>0.394819587771552</text:p>
          </table:table-cell>
          <table:table-cell office:value-type="float" office:value="0.27010855742534" calcext:value-type="float">
            <text:p>0.27010855742534</text:p>
          </table:table-cell>
          <table:table-cell office:value-type="float" office:value="0.203558887388541" calcext:value-type="float">
            <text:p>0.203558887388541</text:p>
          </table:table-cell>
          <table:table-cell office:value-type="float" office:value="0.344958214361117" calcext:value-type="float">
            <text:p>0.344958214361117</text:p>
          </table:table-cell>
          <table:table-cell office:value-type="float" office:value="1.08769931406231" calcext:value-type="float">
            <text:p>1.08769931406231</text:p>
          </table:table-cell>
          <table:table-cell office:value-type="float" office:value="0.0398561054967903" calcext:value-type="float">
            <text:p>0.03985610549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63</text:p>
          </table:table-cell>
          <table:table-cell table:number-columns-repeated="990"/>
        </table:table-row>
        <table:table-row table:style-name="ro2">
          <table:table-cell office:value-type="float" office:value="146.094273885891" calcext:value-type="float">
            <text:p>146.094273885891</text:p>
          </table:table-cell>
          <table:table-cell office:value-type="float" office:value="7.38839728037515" calcext:value-type="float">
            <text:p>7.38839728037515</text:p>
          </table:table-cell>
          <table:table-cell office:value-type="string" calcext:value-type="string">
            <text:p>C7H14O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 hydroxy(7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16342" calcext:value-type="float">
            <text:p>216342</text:p>
          </table:table-cell>
          <table:table-cell office:value-type="float" office:value="1.05073326048504" calcext:value-type="float">
            <text:p>1.05073326048504</text:p>
          </table:table-cell>
          <table:table-cell office:value-type="float" office:value="0.939188555023766" calcext:value-type="float">
            <text:p>0.939188555023766</text:p>
          </table:table-cell>
          <table:table-cell office:value-type="float" office:value="0.923813181912019" calcext:value-type="float">
            <text:p>0.923813181912019</text:p>
          </table:table-cell>
          <table:table-cell office:value-type="float" office:value="1" calcext:value-type="float">
            <text:p>1</text:p>
          </table:table-cell>
          <table:table-cell office:value-type="float" office:value="0.752345708451589" calcext:value-type="float">
            <text:p>0.752345708451589</text:p>
          </table:table-cell>
          <table:table-cell office:value-type="float" office:value="0.664522826521774" calcext:value-type="float">
            <text:p>0.664522826521774</text:p>
          </table:table-cell>
          <table:table-cell office:value-type="float" office:value="0.571798680908746" calcext:value-type="float">
            <text:p>0.571798680908746</text:p>
          </table:table-cell>
          <table:table-cell office:value-type="float" office:value="1" calcext:value-type="float">
            <text:p>1</text:p>
          </table:table-cell>
          <table:table-cell office:value-type="float" office:value="91694.9140625" calcext:value-type="float">
            <text:p>91694.9140625</text:p>
          </table:table-cell>
          <table:table-cell office:value-type="float" office:value="81960.68125" calcext:value-type="float">
            <text:p>81960.68125</text:p>
          </table:table-cell>
          <table:table-cell office:value-type="float" office:value="80618.91015625" calcext:value-type="float">
            <text:p>80618.91015625</text:p>
          </table:table-cell>
          <table:table-cell office:value-type="float" office:value="87267.546875" calcext:value-type="float">
            <text:p>87267.546875</text:p>
          </table:table-cell>
          <table:table-cell office:value-type="float" office:value="19672.0912555141" calcext:value-type="float">
            <text:p>19672.0912555141</text:p>
          </table:table-cell>
          <table:table-cell office:value-type="float" office:value="16077.688431039" calcext:value-type="float">
            <text:p>16077.688431039</text:p>
          </table:table-cell>
          <table:table-cell office:value-type="float" office:value="11995.2109774041" calcext:value-type="float">
            <text:p>11995.2109774041</text:p>
          </table:table-cell>
          <table:table-cell office:value-type="float" office:value="15430.7039729248" calcext:value-type="float">
            <text:p>15430.7039729248</text:p>
          </table:table-cell>
          <table:table-cell office:value-type="float" office:value="0.214538521101677" calcext:value-type="float">
            <text:p>0.214538521101677</text:p>
          </table:table-cell>
          <table:table-cell office:value-type="float" office:value="0.196163430877278" calcext:value-type="float">
            <text:p>0.196163430877278</text:p>
          </table:table-cell>
          <table:table-cell office:value-type="float" office:value="0.148789049047622" calcext:value-type="float">
            <text:p>0.148789049047622</text:p>
          </table:table-cell>
          <table:table-cell office:value-type="float" office:value="0.176820645537652" calcext:value-type="float">
            <text:p>0.176820645537652</text:p>
          </table:table-cell>
          <table:table-cell office:value-type="float" office:value="0.0313576215269326" calcext:value-type="float">
            <text:p>0.031357621526933</text:p>
          </table:table-cell>
          <table:table-cell office:value-type="float" office:value="0.0567114318000691" calcext:value-type="float">
            <text:p>0.056711431800069</text:p>
          </table:table-cell>
          <table:table-cell office:value-type="float" office:value="0.115720757513823" calcext:value-type="float">
            <text:p>0.115720757513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25</text:p>
          </table:table-cell>
          <table:table-cell table:number-columns-repeated="990"/>
        </table:table-row>
        <table:table-row table:style-name="ro2">
          <table:table-cell office:value-type="float" office:value="281.271930900086" calcext:value-type="float">
            <text:p>281.271930900086</text:p>
          </table:table-cell>
          <table:table-cell office:value-type="float" office:value="5.27096663581" calcext:value-type="float">
            <text:p>5.27096663581</text:p>
          </table:table-cell>
          <table:table-cell office:value-type="string" calcext:value-type="string">
            <text:p>C18H35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FA (18:1)] 9Z-octadecenami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mides</text:p>
          </table:table-cell>
          <table:table-cell office:value-type="float" office:value="402074" calcext:value-type="float">
            <text:p>402074</text:p>
          </table:table-cell>
          <table:table-cell office:value-type="float" office:value="0.777769087776876" calcext:value-type="float">
            <text:p>0.777769087776876</text:p>
          </table:table-cell>
          <table:table-cell office:value-type="float" office:value="0.868067483155236" calcext:value-type="float">
            <text:p>0.868067483155236</text:p>
          </table:table-cell>
          <table:table-cell office:value-type="float" office:value="0.898522283912956" calcext:value-type="float">
            <text:p>0.898522283912956</text:p>
          </table:table-cell>
          <table:table-cell office:value-type="float" office:value="1" calcext:value-type="float">
            <text:p>1</text:p>
          </table:table-cell>
          <table:table-cell office:value-type="float" office:value="0.51860817911008" calcext:value-type="float">
            <text:p>0.51860817911008</text:p>
          </table:table-cell>
          <table:table-cell office:value-type="float" office:value="0.657731078677934" calcext:value-type="float">
            <text:p>0.657731078677934</text:p>
          </table:table-cell>
          <table:table-cell office:value-type="float" office:value="0.740317222291246" calcext:value-type="float">
            <text:p>0.740317222291246</text:p>
          </table:table-cell>
          <table:table-cell office:value-type="float" office:value="1" calcext:value-type="float">
            <text:p>1</text:p>
          </table:table-cell>
          <table:table-cell office:value-type="float" office:value="119698.046875" calcext:value-type="float">
            <text:p>119698.046875</text:p>
          </table:table-cell>
          <table:table-cell office:value-type="float" office:value="133594.8984375" calcext:value-type="float">
            <text:p>133594.8984375</text:p>
          </table:table-cell>
          <table:table-cell office:value-type="float" office:value="138281.868164063" calcext:value-type="float">
            <text:p>138281.868164063</text:p>
          </table:table-cell>
          <table:table-cell office:value-type="float" office:value="153899.208333333" calcext:value-type="float">
            <text:p>153899.208333333</text:p>
          </table:table-cell>
          <table:table-cell office:value-type="float" office:value="85049.351356643" calcext:value-type="float">
            <text:p>85049.351356643</text:p>
          </table:table-cell>
          <table:table-cell office:value-type="float" office:value="81069.5307322048" calcext:value-type="float">
            <text:p>81069.5307322048</text:p>
          </table:table-cell>
          <table:table-cell office:value-type="float" office:value="74621.9469067493" calcext:value-type="float">
            <text:p>74621.9469067493</text:p>
          </table:table-cell>
          <table:table-cell office:value-type="float" office:value="41871.4195006522" calcext:value-type="float">
            <text:p>41871.4195006522</text:p>
          </table:table-cell>
          <table:table-cell office:value-type="float" office:value="0.710532490521416" calcext:value-type="float">
            <text:p>0.710532490521416</text:p>
          </table:table-cell>
          <table:table-cell office:value-type="float" office:value="0.606831036816362" calcext:value-type="float">
            <text:p>0.606831036816362</text:p>
          </table:table-cell>
          <table:table-cell office:value-type="float" office:value="0.539636525724509" calcext:value-type="float">
            <text:p>0.539636525724509</text:p>
          </table:table-cell>
          <table:table-cell office:value-type="float" office:value="0.272070402142434" calcext:value-type="float">
            <text:p>0.272070402142434</text:p>
          </table:table-cell>
          <table:table-cell office:value-type="float" office:value="0.130162509956494" calcext:value-type="float">
            <text:p>0.130162509956494</text:p>
          </table:table-cell>
          <table:table-cell office:value-type="float" office:value="0.0495184389784859" calcext:value-type="float">
            <text:p>0.049518438978486</text:p>
          </table:table-cell>
          <table:table-cell office:value-type="float" office:value="0.0333123393779126" calcext:value-type="float">
            <text:p>0.033312339377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98</text:p>
          </table:table-cell>
          <table:table-cell table:number-columns-repeated="990"/>
        </table:table-row>
        <table:table-row table:style-name="ro2">
          <table:table-cell office:value-type="float" office:value="215.115859121466" calcext:value-type="float">
            <text:p>215.115859121466</text:p>
          </table:table-cell>
          <table:table-cell office:value-type="float" office:value="12.1318138122559" calcext:value-type="float">
            <text:p>12.1318138122559</text:p>
          </table:table-cell>
          <table:table-cell office:value-type="string" calcext:value-type="string">
            <text:p>C10H17N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Amino-9,10-epoxy-8-oxodecano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483141" calcext:value-type="float">
            <text:p>483141</text:p>
          </table:table-cell>
          <table:table-cell office:value-type="float" office:value="0.823936412965176" calcext:value-type="float">
            <text:p>0.823936412965176</text:p>
          </table:table-cell>
          <table:table-cell office:value-type="float" office:value="0.763379752517231" calcext:value-type="float">
            <text:p>0.763379752517231</text:p>
          </table:table-cell>
          <table:table-cell office:value-type="float" office:value="0.888730544956459" calcext:value-type="float">
            <text:p>0.888730544956459</text:p>
          </table:table-cell>
          <table:table-cell office:value-type="float" office:value="1" calcext:value-type="float">
            <text:p>1</text:p>
          </table:table-cell>
          <table:table-cell office:value-type="float" office:value="0.102584503637915" calcext:value-type="float">
            <text:p>0.102584503637915</text:p>
          </table:table-cell>
          <table:table-cell office:value-type="float" office:value="0.0573411213752025" calcext:value-type="float">
            <text:p>0.057341121375203</text:p>
          </table:table-cell>
          <table:table-cell office:value-type="float" office:value="0.347337331832478" calcext:value-type="float">
            <text:p>0.347337331832478</text:p>
          </table:table-cell>
          <table:table-cell office:value-type="float" office:value="1" calcext:value-type="float">
            <text:p>1</text:p>
          </table:table-cell>
          <table:table-cell office:value-type="float" office:value="363260.5703125" calcext:value-type="float">
            <text:p>363260.5703125</text:p>
          </table:table-cell>
          <table:table-cell office:value-type="float" office:value="336562.09375" calcext:value-type="float">
            <text:p>336562.09375</text:p>
          </table:table-cell>
          <table:table-cell office:value-type="float" office:value="391827.28125" calcext:value-type="float">
            <text:p>391827.28125</text:p>
          </table:table-cell>
          <table:table-cell office:value-type="float" office:value="440884.229166667" calcext:value-type="float">
            <text:p>440884.229166667</text:p>
          </table:table-cell>
          <table:table-cell office:value-type="float" office:value="34793.5843204955" calcext:value-type="float">
            <text:p>34793.5843204955</text:p>
          </table:table-cell>
          <table:table-cell office:value-type="float" office:value="70549.7413162587" calcext:value-type="float">
            <text:p>70549.7413162587</text:p>
          </table:table-cell>
          <table:table-cell office:value-type="float" office:value="73161.7433824432" calcext:value-type="float">
            <text:p>73161.7433824432</text:p>
          </table:table-cell>
          <table:table-cell office:value-type="float" office:value="51976.7484990127" calcext:value-type="float">
            <text:p>51976.7484990127</text:p>
          </table:table-cell>
          <table:table-cell office:value-type="float" office:value="0.0957813403490609" calcext:value-type="float">
            <text:p>0.095781340349061</text:p>
          </table:table-cell>
          <table:table-cell office:value-type="float" office:value="0.209618797322622" calcext:value-type="float">
            <text:p>0.209618797322622</text:p>
          </table:table-cell>
          <table:table-cell office:value-type="float" office:value="0.186719370711105" calcext:value-type="float">
            <text:p>0.186719370711105</text:p>
          </table:table-cell>
          <table:table-cell office:value-type="float" office:value="0.11789205660011" calcext:value-type="float">
            <text:p>0.11789205660011</text:p>
          </table:table-cell>
          <table:table-cell office:value-type="float" office:value="1.54017420907316" calcext:value-type="float">
            <text:p>1.54017420907316</text:p>
          </table:table-cell>
          <table:table-cell office:value-type="float" office:value="1.41728386773666" calcext:value-type="float">
            <text:p>1.41728386773666</text:p>
          </table:table-cell>
          <table:table-cell office:value-type="float" office:value="0.29879780026049" calcext:value-type="float">
            <text:p>0.29879780026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801</text:p>
          </table:table-cell>
          <table:table-cell table:number-columns-repeated="990"/>
        </table:table-row>
        <table:table-row table:style-name="ro2">
          <table:table-cell office:value-type="float" office:value="258.183208318369" calcext:value-type="float">
            <text:p>258.183208318369</text:p>
          </table:table-cell>
          <table:table-cell office:value-type="float" office:value="3.8375090859153" calcext:value-type="float">
            <text:p>3.8375090859153</text:p>
          </table:table-cell>
          <table:table-cell office:value-type="string" calcext:value-type="string">
            <text:p>C14H26O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 methyl(15:0) tridecanedio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838161" calcext:value-type="float">
            <text:p>2838161</text:p>
          </table:table-cell>
          <table:table-cell office:value-type="float" office:value="0.491645536038306" calcext:value-type="float">
            <text:p>0.491645536038306</text:p>
          </table:table-cell>
          <table:table-cell office:value-type="float" office:value="0.838813927209622" calcext:value-type="float">
            <text:p>0.838813927209622</text:p>
          </table:table-cell>
          <table:table-cell office:value-type="float" office:value="0.872043039233054" calcext:value-type="float">
            <text:p>0.872043039233054</text:p>
          </table:table-cell>
          <table:table-cell office:value-type="float" office:value="1" calcext:value-type="float">
            <text:p>1</text:p>
          </table:table-cell>
          <table:table-cell office:value-type="float" office:value="0.358906127150598" calcext:value-type="float">
            <text:p>0.358906127150598</text:p>
          </table:table-cell>
          <table:table-cell office:value-type="float" office:value="0.751369845689584" calcext:value-type="float">
            <text:p>0.751369845689584</text:p>
          </table:table-cell>
          <table:table-cell office:value-type="float" office:value="0.812305074468768" calcext:value-type="float">
            <text:p>0.812305074468768</text:p>
          </table:table-cell>
          <table:table-cell office:value-type="float" office:value="1" calcext:value-type="float">
            <text:p>1</text:p>
          </table:table-cell>
          <table:table-cell office:value-type="float" office:value="893293.8203125" calcext:value-type="float">
            <text:p>893293.8203125</text:p>
          </table:table-cell>
          <table:table-cell office:value-type="float" office:value="1524080.34375" calcext:value-type="float">
            <text:p>1524080.34375</text:p>
          </table:table-cell>
          <table:table-cell office:value-type="float" office:value="1584455.875" calcext:value-type="float">
            <text:p>1584455.875</text:p>
          </table:table-cell>
          <table:table-cell office:value-type="float" office:value="1816946.875" calcext:value-type="float">
            <text:p>1816946.875</text:p>
          </table:table-cell>
          <table:table-cell office:value-type="float" office:value="998650.785426471" calcext:value-type="float">
            <text:p>998650.785426471</text:p>
          </table:table-cell>
          <table:table-cell office:value-type="float" office:value="992830.294892844" calcext:value-type="float">
            <text:p>992830.294892844</text:p>
          </table:table-cell>
          <table:table-cell office:value-type="float" office:value="1111980.87553396" calcext:value-type="float">
            <text:p>1111980.87553396</text:p>
          </table:table-cell>
          <table:table-cell office:value-type="float" office:value="1264975.202321" calcext:value-type="float">
            <text:p>1264975.202321</text:p>
          </table:table-cell>
          <table:table-cell office:value-type="float" office:value="1.11794211794403" calcext:value-type="float">
            <text:p>1.11794211794403</text:p>
          </table:table-cell>
          <table:table-cell office:value-type="float" office:value="0.651429105403974" calcext:value-type="float">
            <text:p>0.651429105403974</text:p>
          </table:table-cell>
          <table:table-cell office:value-type="float" office:value="0.701806148772656" calcext:value-type="float">
            <text:p>0.701806148772656</text:p>
          </table:table-cell>
          <table:table-cell office:value-type="float" office:value="0.696209239646039" calcext:value-type="float">
            <text:p>0.696209239646039</text:p>
          </table:table-cell>
          <table:table-cell office:value-type="float" office:value="0.328448988040221" calcext:value-type="float">
            <text:p>0.328448988040221</text:p>
          </table:table-cell>
          <table:table-cell office:value-type="float" office:value="0.0331689775309375" calcext:value-type="float">
            <text:p>0.033168977530938</text:p>
          </table:table-cell>
          <table:table-cell office:value-type="float" office:value="0.0190548017759693" calcext:value-type="float">
            <text:p>0.019054801775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68</text:p>
          </table:table-cell>
          <table:table-cell table:number-columns-repeated="990"/>
        </table:table-row>
        <table:table-row table:style-name="ro2">
          <table:table-cell office:value-type="float" office:value="314.245955283849" calcext:value-type="float">
            <text:p>314.245955283849</text:p>
          </table:table-cell>
          <table:table-cell office:value-type="float" office:value="3.79441385269165" calcext:value-type="float">
            <text:p>3.79441385269165</text:p>
          </table:table-cell>
          <table:table-cell office:value-type="string" calcext:value-type="string">
            <text:p>C18H34O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 hydroxy(18:1)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61870" calcext:value-type="float">
            <text:p>261870</text:p>
          </table:table-cell>
          <table:table-cell office:value-type="float" office:value="0.715923886309061" calcext:value-type="float">
            <text:p>0.715923886309061</text:p>
          </table:table-cell>
          <table:table-cell office:value-type="float" office:value="0.822944218217701" calcext:value-type="float">
            <text:p>0.822944218217701</text:p>
          </table:table-cell>
          <table:table-cell office:value-type="float" office:value="0.855527836999462" calcext:value-type="float">
            <text:p>0.855527836999462</text:p>
          </table:table-cell>
          <table:table-cell office:value-type="float" office:value="1" calcext:value-type="float">
            <text:p>1</text:p>
          </table:table-cell>
          <table:table-cell office:value-type="float" office:value="0.502323044099084" calcext:value-type="float">
            <text:p>0.502323044099084</text:p>
          </table:table-cell>
          <table:table-cell office:value-type="float" office:value="0.64614895236705" calcext:value-type="float">
            <text:p>0.64614895236705</text:p>
          </table:table-cell>
          <table:table-cell office:value-type="float" office:value="0.726937852136272" calcext:value-type="float">
            <text:p>0.726937852136272</text:p>
          </table:table-cell>
          <table:table-cell office:value-type="float" office:value="1" calcext:value-type="float">
            <text:p>1</text:p>
          </table:table-cell>
          <table:table-cell office:value-type="float" office:value="136010.403320313" calcext:value-type="float">
            <text:p>136010.403320313</text:p>
          </table:table-cell>
          <table:table-cell office:value-type="float" office:value="156342.00390625" calcext:value-type="float">
            <text:p>156342.00390625</text:p>
          </table:table-cell>
          <table:table-cell office:value-type="float" office:value="162532.202636719" calcext:value-type="float">
            <text:p>162532.202636719</text:p>
          </table:table-cell>
          <table:table-cell office:value-type="float" office:value="189978.859375" calcext:value-type="float">
            <text:p>189978.859375</text:p>
          </table:table-cell>
          <table:table-cell office:value-type="float" office:value="90351.7349109955" calcext:value-type="float">
            <text:p>90351.7349109955</text:p>
          </table:table-cell>
          <table:table-cell office:value-type="float" office:value="74312.8908178698" calcext:value-type="float">
            <text:p>74312.8908178698</text:p>
          </table:table-cell>
          <table:table-cell office:value-type="float" office:value="90017.6738935765" calcext:value-type="float">
            <text:p>90017.6738935765</text:p>
          </table:table-cell>
          <table:table-cell office:value-type="float" office:value="100482.364918096" calcext:value-type="float">
            <text:p>100482.364918096</text:p>
          </table:table-cell>
          <table:table-cell office:value-type="float" office:value="0.664300176349097" calcext:value-type="float">
            <text:p>0.664300176349097</text:p>
          </table:table-cell>
          <table:table-cell office:value-type="float" office:value="0.475322619393002" calcext:value-type="float">
            <text:p>0.475322619393002</text:p>
          </table:table-cell>
          <table:table-cell office:value-type="float" office:value="0.55384516073272" calcext:value-type="float">
            <text:p>0.55384516073272</text:p>
          </table:table-cell>
          <table:table-cell office:value-type="float" office:value="0.52891340251577" calcext:value-type="float">
            <text:p>0.52891340251577</text:p>
          </table:table-cell>
          <table:table-cell office:value-type="float" office:value="0.159505566988771" calcext:value-type="float">
            <text:p>0.159505566988771</text:p>
          </table:table-cell>
          <table:table-cell office:value-type="float" office:value="0.0724393351682991" calcext:value-type="float">
            <text:p>0.072439335168299</text:p>
          </table:table-cell>
          <table:table-cell office:value-type="float" office:value="0.0413914083543372" calcext:value-type="float">
            <text:p>0.041391408354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75</text:p>
          </table:table-cell>
          <table:table-cell table:number-columns-repeated="990"/>
        </table:table-row>
        <table:table-row table:style-name="ro2">
          <table:table-cell office:value-type="float" office:value="294.219447779727" calcext:value-type="float">
            <text:p>294.219447779727</text:p>
          </table:table-cell>
          <table:table-cell office:value-type="float" office:value="3.68034536573622" calcext:value-type="float">
            <text:p>3.68034536573622</text:p>
          </table:table-cell>
          <table:table-cell office:value-type="string" calcext:value-type="string">
            <text:p>C18H30O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FA oxo(5:1/5:0/8:0)] (1S,2S)-3-oxo-2-(2'Z-pentenyl)-cyclopentaneoctanoic ac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Octadecanoids</text:p>
          </table:table-cell>
          <table:table-cell office:value-type="float" office:value="423624" calcext:value-type="float">
            <text:p>423624</text:p>
          </table:table-cell>
          <table:table-cell office:value-type="float" office:value="1.13450643837376" calcext:value-type="float">
            <text:p>1.13450643837376</text:p>
          </table:table-cell>
          <table:table-cell office:value-type="float" office:value="0.213934225118702" calcext:value-type="float">
            <text:p>0.213934225118702</text:p>
          </table:table-cell>
          <table:table-cell office:value-type="float" office:value="0.852789856438926" calcext:value-type="float">
            <text:p>0.852789856438926</text:p>
          </table:table-cell>
          <table:table-cell office:value-type="float" office:value="1" calcext:value-type="float">
            <text:p>1</text:p>
          </table:table-cell>
          <table:table-cell office:value-type="float" office:value="0.799034354367966" calcext:value-type="float">
            <text:p>0.799034354367966</text:p>
          </table:table-cell>
          <table:table-cell office:value-type="string" calcext:value-type="string">
            <text:p>NA</text:p>
          </table:table-cell>
          <table:table-cell office:value-type="float" office:value="0.719725077574066" calcext:value-type="float">
            <text:p>0.719725077574066</text:p>
          </table:table-cell>
          <table:table-cell office:value-type="float" office:value="1" calcext:value-type="float">
            <text:p>1</text:p>
          </table:table-cell>
          <table:table-cell office:value-type="float" office:value="59262.23046875" calcext:value-type="float">
            <text:p>59262.23046875</text:p>
          </table:table-cell>
          <table:table-cell office:value-type="float" office:value="11175.096875" calcext:value-type="float">
            <text:p>11175.096875</text:p>
          </table:table-cell>
          <table:table-cell office:value-type="float" office:value="44546.4453125" calcext:value-type="float">
            <text:p>44546.4453125</text:p>
          </table:table-cell>
          <table:table-cell office:value-type="float" office:value="52236.1341145833" calcext:value-type="float">
            <text:p>52236.1341145833</text:p>
          </table:table-cell>
          <table:table-cell office:value-type="float" office:value="48720.4841657681" calcext:value-type="float">
            <text:p>48720.4841657681</text:p>
          </table:table-cell>
          <table:table-cell office:value-type="string" calcext:value-type="string">
            <text:p>NA</text:p>
          </table:table-cell>
          <table:table-cell office:value-type="float" office:value="36591.4306520139" calcext:value-type="float">
            <text:p>36591.4306520139</text:p>
          </table:table-cell>
          <table:table-cell office:value-type="float" office:value="13905.1511689806" calcext:value-type="float">
            <text:p>13905.1511689806</text:p>
          </table:table-cell>
          <table:table-cell office:value-type="float" office:value="0.822116950043912" calcext:value-type="float">
            <text:p>0.822116950043912</text:p>
          </table:table-cell>
          <table:table-cell office:value-type="string" calcext:value-type="string">
            <text:p>NA</text:p>
          </table:table-cell>
          <table:table-cell office:value-type="float" office:value="0.821422010113703" calcext:value-type="float">
            <text:p>0.821422010113703</text:p>
          </table:table-cell>
          <table:table-cell office:value-type="float" office:value="0.266197937590073" calcext:value-type="float">
            <text:p>0.266197937590073</text:p>
          </table:table-cell>
          <table:table-cell office:value-type="float" office:value="0.0192307299193764" calcext:value-type="float">
            <text:p>0.019230729919376</text:p>
          </table:table-cell>
          <table:table-cell office:value-type="string" calcext:value-type="string">
            <text:p>low</text:p>
          </table:table-cell>
          <table:table-cell office:value-type="float" office:value="0.038590258517064" calcext:value-type="float">
            <text:p>0.038590258517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60</text:p>
          </table:table-cell>
          <table:table-cell table:number-columns-repeated="990"/>
        </table:table-row>
        <table:table-row table:style-name="ro2">
          <table:table-cell office:value-type="float" office:value="330.256258526038" calcext:value-type="float">
            <text:p>330.256258526038</text:p>
          </table:table-cell>
          <table:table-cell office:value-type="float" office:value="3.5936133066813" calcext:value-type="float">
            <text:p>3.5936133066813</text:p>
          </table:table-cell>
          <table:table-cell office:value-type="string" calcext:value-type="string">
            <text:p>C22H34O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FA (22:5)] 7Z,10Z,13Z,16Z,19Z-docosapentaenoic ac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Biosynthesis of unsaturated fatty acids</text:p>
          </table:table-cell>
          <table:table-cell office:value-type="float" office:value="677733" calcext:value-type="float">
            <text:p>677733</text:p>
          </table:table-cell>
          <table:table-cell office:value-type="float" office:value="1.06759557127875" calcext:value-type="float">
            <text:p>1.06759557127875</text:p>
          </table:table-cell>
          <table:table-cell office:value-type="float" office:value="0.941947585510429" calcext:value-type="float">
            <text:p>0.941947585510429</text:p>
          </table:table-cell>
          <table:table-cell office:value-type="float" office:value="0.851108915266225" calcext:value-type="float">
            <text:p>0.851108915266225</text:p>
          </table:table-cell>
          <table:table-cell office:value-type="float" office:value="1" calcext:value-type="float">
            <text:p>1</text:p>
          </table:table-cell>
          <table:table-cell office:value-type="float" office:value="0.65344115595962" calcext:value-type="float">
            <text:p>0.65344115595962</text:p>
          </table:table-cell>
          <table:table-cell office:value-type="float" office:value="0.819209483287803" calcext:value-type="float">
            <text:p>0.819209483287803</text:p>
          </table:table-cell>
          <table:table-cell office:value-type="float" office:value="0.20526161585819" calcext:value-type="float">
            <text:p>0.20526161585819</text:p>
          </table:table-cell>
          <table:table-cell office:value-type="float" office:value="1" calcext:value-type="float">
            <text:p>1</text:p>
          </table:table-cell>
          <table:table-cell office:value-type="float" office:value="413435.0703125" calcext:value-type="float">
            <text:p>413435.0703125</text:p>
          </table:table-cell>
          <table:table-cell office:value-type="float" office:value="364776.865625" calcext:value-type="float">
            <text:p>364776.865625</text:p>
          </table:table-cell>
          <table:table-cell office:value-type="float" office:value="329598.8515625" calcext:value-type="float">
            <text:p>329598.8515625</text:p>
          </table:table-cell>
          <table:table-cell office:value-type="float" office:value="387258.135416667" calcext:value-type="float">
            <text:p>387258.135416667</text:p>
          </table:table-cell>
          <table:table-cell office:value-type="float" office:value="93918.6059535215" calcext:value-type="float">
            <text:p>93918.6059535215</text:p>
          </table:table-cell>
          <table:table-cell office:value-type="float" office:value="198535.688255794" calcext:value-type="float">
            <text:p>198535.688255794</text:p>
          </table:table-cell>
          <table:table-cell office:value-type="float" office:value="55623.5920105651" calcext:value-type="float">
            <text:p>55623.5920105651</text:p>
          </table:table-cell>
          <table:table-cell office:value-type="float" office:value="48249.1018358898" calcext:value-type="float">
            <text:p>48249.1018358898</text:p>
          </table:table-cell>
          <table:table-cell office:value-type="float" office:value="0.227166519479182" calcext:value-type="float">
            <text:p>0.227166519479182</text:p>
          </table:table-cell>
          <table:table-cell office:value-type="float" office:value="0.544266117084009" calcext:value-type="float">
            <text:p>0.544266117084009</text:p>
          </table:table-cell>
          <table:table-cell office:value-type="float" office:value="0.16876148611221" calcext:value-type="float">
            <text:p>0.16876148611221</text:p>
          </table:table-cell>
          <table:table-cell office:value-type="float" office:value="0.124591577098765" calcext:value-type="float">
            <text:p>0.124591577098765</text:p>
          </table:table-cell>
          <table:table-cell office:value-type="float" office:value="0.0614630519184998" calcext:value-type="float">
            <text:p>0.0614630519185</text:p>
          </table:table-cell>
          <table:table-cell office:value-type="float" office:value="0.0121071939679395" calcext:value-type="float">
            <text:p>0.01210719396794</text:p>
          </table:table-cell>
          <table:table-cell office:value-type="float" office:value="0.613171828512306" calcext:value-type="float">
            <text:p>0.613171828512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73</text:p>
          </table:table-cell>
          <table:table-cell table:number-columns-repeated="990"/>
        </table:table-row>
        <table:table-row table:style-name="ro2">
          <table:table-cell office:value-type="float" office:value="312.230138314421" calcext:value-type="float">
            <text:p>312.230138314421</text:p>
          </table:table-cell>
          <table:table-cell office:value-type="float" office:value="3.71589918772378" calcext:value-type="float">
            <text:p>3.71589918772378</text:p>
          </table:table-cell>
          <table:table-cell office:value-type="string" calcext:value-type="string">
            <text:p>C18H32O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FA (18:2)] octadecadienoic ac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Linoleic acid metabolism</text:p>
          </table:table-cell>
          <table:table-cell office:value-type="float" office:value="185929" calcext:value-type="float">
            <text:p>185929</text:p>
          </table:table-cell>
          <table:table-cell office:value-type="float" office:value="1.02221346414558" calcext:value-type="float">
            <text:p>1.02221346414558</text:p>
          </table:table-cell>
          <table:table-cell office:value-type="float" office:value="0.461087576179118" calcext:value-type="float">
            <text:p>0.461087576179118</text:p>
          </table:table-cell>
          <table:table-cell office:value-type="float" office:value="0.809003701843802" calcext:value-type="float">
            <text:p>0.809003701843802</text:p>
          </table:table-cell>
          <table:table-cell office:value-type="float" office:value="1" calcext:value-type="float">
            <text:p>1</text:p>
          </table:table-cell>
          <table:table-cell office:value-type="float" office:value="0.966082645743114" calcext:value-type="float">
            <text:p>0.966082645743114</text:p>
          </table:table-cell>
          <table:table-cell office:value-type="float" office:value="0.164633572634685" calcext:value-type="float">
            <text:p>0.164633572634685</text:p>
          </table:table-cell>
          <table:table-cell office:value-type="float" office:value="0.712293112773776" calcext:value-type="float">
            <text:p>0.712293112773776</text:p>
          </table:table-cell>
          <table:table-cell office:value-type="float" office:value="1" calcext:value-type="float">
            <text:p>1</text:p>
          </table:table-cell>
          <table:table-cell office:value-type="float" office:value="47390.814453125" calcext:value-type="float">
            <text:p>47390.814453125</text:p>
          </table:table-cell>
          <table:table-cell office:value-type="float" office:value="21376.4703125" calcext:value-type="float">
            <text:p>21376.4703125</text:p>
          </table:table-cell>
          <table:table-cell office:value-type="float" office:value="37506.2016601562" calcext:value-type="float">
            <text:p>37506.2016601562</text:p>
          </table:table-cell>
          <table:table-cell office:value-type="float" office:value="46360.9765625" calcext:value-type="float">
            <text:p>46360.9765625</text:p>
          </table:table-cell>
          <table:table-cell office:value-type="float" office:value="39217.313429384" calcext:value-type="float">
            <text:p>39217.313429384</text:p>
          </table:table-cell>
          <table:table-cell office:value-type="float" office:value="19515.3678572817" calcext:value-type="float">
            <text:p>19515.3678572817</text:p>
          </table:table-cell>
          <table:table-cell office:value-type="float" office:value="38363.9492347285" calcext:value-type="float">
            <text:p>38363.9492347285</text:p>
          </table:table-cell>
          <table:table-cell office:value-type="float" office:value="20702.6738718965" calcext:value-type="float">
            <text:p>20702.6738718965</text:p>
          </table:table-cell>
          <table:table-cell office:value-type="float" office:value="0.82752984691104" calcext:value-type="float">
            <text:p>0.82752984691104</text:p>
          </table:table-cell>
          <table:table-cell office:value-type="float" office:value="0.912936868060485" calcext:value-type="float">
            <text:p>0.912936868060485</text:p>
          </table:table-cell>
          <table:table-cell office:value-type="float" office:value="1.02286948655436" calcext:value-type="float">
            <text:p>1.02286948655436</text:p>
          </table:table-cell>
          <table:table-cell office:value-type="float" office:value="0.446553878000971" calcext:value-type="float">
            <text:p>0.446553878000971</text:p>
          </table:table-cell>
          <table:table-cell office:value-type="float" office:value="0.000539289614390236" calcext:value-type="float">
            <text:p>0.00053928961439</text:p>
          </table:table-cell>
          <table:table-cell office:value-type="float" office:value="0.771172191511852" calcext:value-type="float">
            <text:p>0.771172191511852</text:p>
          </table:table-cell>
          <table:table-cell office:value-type="float" office:value="0.0412583217957952" calcext:value-type="float">
            <text:p>0.041258321795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80</text:p>
          </table:table-cell>
          <table:table-cell table:number-columns-repeated="990"/>
        </table:table-row>
        <table:table-row table:style-name="ro2">
          <table:table-cell office:value-type="float" office:value="280.240258537484" calcext:value-type="float">
            <text:p>280.240258537484</text:p>
          </table:table-cell>
          <table:table-cell office:value-type="float" office:value="3.61899860170152" calcext:value-type="float">
            <text:p>3.61899860170152</text:p>
          </table:table-cell>
          <table:table-cell office:value-type="string" calcext:value-type="string">
            <text:p>C18H32O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inole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Linoleic acid metabolism__Biosynthesis of unsaturated fatty acids</text:p>
          </table:table-cell>
          <table:table-cell office:value-type="float" office:value="6093974" calcext:value-type="float">
            <text:p>6093974</text:p>
          </table:table-cell>
          <table:table-cell office:value-type="float" office:value="1.00702355105437" calcext:value-type="float">
            <text:p>1.00702355105437</text:p>
          </table:table-cell>
          <table:table-cell office:value-type="float" office:value="0.856718835483958" calcext:value-type="float">
            <text:p>0.856718835483958</text:p>
          </table:table-cell>
          <table:table-cell office:value-type="float" office:value="0.762998781899197" calcext:value-type="float">
            <text:p>0.762998781899197</text:p>
          </table:table-cell>
          <table:table-cell office:value-type="float" office:value="1" calcext:value-type="float">
            <text:p>1</text:p>
          </table:table-cell>
          <table:table-cell office:value-type="float" office:value="0.990019659867341" calcext:value-type="float">
            <text:p>0.990019659867341</text:p>
          </table:table-cell>
          <table:table-cell office:value-type="float" office:value="0.791431836138041" calcext:value-type="float">
            <text:p>0.791431836138041</text:p>
          </table:table-cell>
          <table:table-cell office:value-type="float" office:value="0.674328460167777" calcext:value-type="float">
            <text:p>0.674328460167777</text:p>
          </table:table-cell>
          <table:table-cell office:value-type="float" office:value="1" calcext:value-type="float">
            <text:p>1</text:p>
          </table:table-cell>
          <table:table-cell office:value-type="float" office:value="3162878.03125" calcext:value-type="float">
            <text:p>3162878.03125</text:p>
          </table:table-cell>
          <table:table-cell office:value-type="float" office:value="2690798.225" calcext:value-type="float">
            <text:p>2690798.225</text:p>
          </table:table-cell>
          <table:table-cell office:value-type="float" office:value="2396440.5625" calcext:value-type="float">
            <text:p>2396440.5625</text:p>
          </table:table-cell>
          <table:table-cell office:value-type="float" office:value="3140818.33333333" calcext:value-type="float">
            <text:p>3140818.33333333</text:p>
          </table:table-cell>
          <table:table-cell office:value-type="float" office:value="1283704.78767949" calcext:value-type="float">
            <text:p>1283704.78767949</text:p>
          </table:table-cell>
          <table:table-cell office:value-type="float" office:value="587644.18054317" calcext:value-type="float">
            <text:p>587644.18054317</text:p>
          </table:table-cell>
          <table:table-cell office:value-type="float" office:value="1085010.84312154" calcext:value-type="float">
            <text:p>1085010.84312154</text:p>
          </table:table-cell>
          <table:table-cell office:value-type="float" office:value="2563999.31408931" calcext:value-type="float">
            <text:p>2563999.31408931</text:p>
          </table:table-cell>
          <table:table-cell office:value-type="float" office:value="0.405866041939073" calcext:value-type="float">
            <text:p>0.405866041939073</text:p>
          </table:table-cell>
          <table:table-cell office:value-type="float" office:value="0.21839028102643" calcext:value-type="float">
            <text:p>0.21839028102643</text:p>
          </table:table-cell>
          <table:table-cell office:value-type="float" office:value="0.452759338203506" calcext:value-type="float">
            <text:p>0.452759338203506</text:p>
          </table:table-cell>
          <table:table-cell office:value-type="float" office:value="0.816347538116971" calcext:value-type="float">
            <text:p>0.816347538116971</text:p>
          </table:table-cell>
          <table:table-cell office:value-type="float" office:value="0.0000591864311047364" calcext:value-type="float">
            <text:p>5.91864311047364E-05</text:p>
          </table:table-cell>
          <table:table-cell office:value-type="float" office:value="0.0292680819482552" calcext:value-type="float">
            <text:p>0.029268081948255</text:p>
          </table:table-cell>
          <table:table-cell office:value-type="float" office:value="0.0714841812311651" calcext:value-type="float">
            <text:p>0.071484181231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79</text:p>
          </table:table-cell>
          <table:table-cell table:number-columns-repeated="990"/>
        </table:table-row>
        <table:table-row table:style-name="ro2">
          <table:table-cell office:value-type="float" office:value="214.156970459758" calcext:value-type="float">
            <text:p>214.156970459758</text:p>
          </table:table-cell>
          <table:table-cell office:value-type="float" office:value="3.86216042836507" calcext:value-type="float">
            <text:p>3.86216042836507</text:p>
          </table:table-cell>
          <table:table-cell office:value-type="string" calcext:value-type="string">
            <text:p>C12H22O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-Oxododecano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3439688" calcext:value-type="float">
            <text:p>3439688</text:p>
          </table:table-cell>
          <table:table-cell office:value-type="float" office:value="0.511531670500315" calcext:value-type="float">
            <text:p>0.511531670500315</text:p>
          </table:table-cell>
          <table:table-cell office:value-type="float" office:value="0.69190325863956" calcext:value-type="float">
            <text:p>0.69190325863956</text:p>
          </table:table-cell>
          <table:table-cell office:value-type="float" office:value="0.71630575467561" calcext:value-type="float">
            <text:p>0.71630575467561</text:p>
          </table:table-cell>
          <table:table-cell office:value-type="float" office:value="1" calcext:value-type="float">
            <text:p>1</text:p>
          </table:table-cell>
          <table:table-cell office:value-type="float" office:value="0.400552351187425" calcext:value-type="float">
            <text:p>0.400552351187425</text:p>
          </table:table-cell>
          <table:table-cell office:value-type="float" office:value="0.572750739713" calcext:value-type="float">
            <text:p>0.572750739713</text:p>
          </table:table-cell>
          <table:table-cell office:value-type="float" office:value="0.620362981487162" calcext:value-type="float">
            <text:p>0.620362981487162</text:p>
          </table:table-cell>
          <table:table-cell office:value-type="float" office:value="1" calcext:value-type="float">
            <text:p>1</text:p>
          </table:table-cell>
          <table:table-cell office:value-type="float" office:value="970048.923339844" calcext:value-type="float">
            <text:p>970048.923339844</text:p>
          </table:table-cell>
          <table:table-cell office:value-type="float" office:value="1312098.64375" calcext:value-type="float">
            <text:p>1312098.64375</text:p>
          </table:table-cell>
          <table:table-cell office:value-type="float" office:value="1358374.59570313" calcext:value-type="float">
            <text:p>1358374.59570313</text:p>
          </table:table-cell>
          <table:table-cell office:value-type="float" office:value="1896361.41666667" calcext:value-type="float">
            <text:p>1896361.41666667</text:p>
          </table:table-cell>
          <table:table-cell office:value-type="float" office:value="719592.019251372" calcext:value-type="float">
            <text:p>719592.019251372</text:p>
          </table:table-cell>
          <table:table-cell office:value-type="float" office:value="584133.63156069" calcext:value-type="float">
            <text:p>584133.63156069</text:p>
          </table:table-cell>
          <table:table-cell office:value-type="float" office:value="962252.976504327" calcext:value-type="float">
            <text:p>962252.976504327</text:p>
          </table:table-cell>
          <table:table-cell office:value-type="float" office:value="1488788.43931589" calcext:value-type="float">
            <text:p>1488788.43931589</text:p>
          </table:table-cell>
          <table:table-cell office:value-type="float" office:value="0.741810028275525" calcext:value-type="float">
            <text:p>0.741810028275525</text:p>
          </table:table-cell>
          <table:table-cell office:value-type="float" office:value="0.445190332558554" calcext:value-type="float">
            <text:p>0.445190332558554</text:p>
          </table:table-cell>
          <table:table-cell office:value-type="float" office:value="0.708385580493166" calcext:value-type="float">
            <text:p>0.708385580493166</text:p>
          </table:table-cell>
          <table:table-cell office:value-type="float" office:value="0.785076318380708" calcext:value-type="float">
            <text:p>0.785076318380708</text:p>
          </table:table-cell>
          <table:table-cell office:value-type="float" office:value="0.313811094960471" calcext:value-type="float">
            <text:p>0.313811094960471</text:p>
          </table:table-cell>
          <table:table-cell office:value-type="float" office:value="0.133464664294294" calcext:value-type="float">
            <text:p>0.133464664294294</text:p>
          </table:table-cell>
          <table:table-cell office:value-type="float" office:value="0.0921040640722042" calcext:value-type="float">
            <text:p>0.092104064072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67</text:p>
          </table:table-cell>
          <table:table-cell table:number-columns-repeated="990"/>
        </table:table-row>
        <table:table-row table:style-name="ro2">
          <table:table-cell office:value-type="float" office:value="118.063000465099" calcext:value-type="float">
            <text:p>118.063000465099</text:p>
          </table:table-cell>
          <table:table-cell office:value-type="float" office:value="7.39038683573403" calcext:value-type="float">
            <text:p>7.39038683573403</text:p>
          </table:table-cell>
          <table:table-cell office:value-type="string" calcext:value-type="string">
            <text:p>C5H10O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-Hydroxypentano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44773" calcext:value-type="float">
            <text:p>244773</text:p>
          </table:table-cell>
          <table:table-cell office:value-type="float" office:value="0.592601461488095" calcext:value-type="float">
            <text:p>0.592601461488095</text:p>
          </table:table-cell>
          <table:table-cell office:value-type="float" office:value="0.662981279276726" calcext:value-type="float">
            <text:p>0.662981279276726</text:p>
          </table:table-cell>
          <table:table-cell office:value-type="float" office:value="0.715303785889777" calcext:value-type="float">
            <text:p>0.715303785889777</text:p>
          </table:table-cell>
          <table:table-cell office:value-type="float" office:value="1" calcext:value-type="float">
            <text:p>1</text:p>
          </table:table-cell>
          <table:table-cell office:value-type="float" office:value="0.1583878845949" calcext:value-type="float">
            <text:p>0.1583878845949</text:p>
          </table:table-cell>
          <table:table-cell office:value-type="float" office:value="0.200146538414357" calcext:value-type="float">
            <text:p>0.200146538414357</text:p>
          </table:table-cell>
          <table:table-cell office:value-type="float" office:value="0.315514568627493" calcext:value-type="float">
            <text:p>0.315514568627493</text:p>
          </table:table-cell>
          <table:table-cell office:value-type="float" office:value="1" calcext:value-type="float">
            <text:p>1</text:p>
          </table:table-cell>
          <table:table-cell office:value-type="float" office:value="107961.297851563" calcext:value-type="float">
            <text:p>107961.297851563</text:p>
          </table:table-cell>
          <table:table-cell office:value-type="float" office:value="120783.23125" calcext:value-type="float">
            <text:p>120783.23125</text:p>
          </table:table-cell>
          <table:table-cell office:value-type="float" office:value="130315.448242188" calcext:value-type="float">
            <text:p>130315.448242188</text:p>
          </table:table-cell>
          <table:table-cell office:value-type="float" office:value="182181.963541667" calcext:value-type="float">
            <text:p>182181.963541667</text:p>
          </table:table-cell>
          <table:table-cell office:value-type="float" office:value="55216.8932991525" calcext:value-type="float">
            <text:p>55216.8932991525</text:p>
          </table:table-cell>
          <table:table-cell office:value-type="float" office:value="36228.6981574549" calcext:value-type="float">
            <text:p>36228.6981574549</text:p>
          </table:table-cell>
          <table:table-cell office:value-type="float" office:value="63131.1426116031" calcext:value-type="float">
            <text:p>63131.1426116031</text:p>
          </table:table-cell>
          <table:table-cell office:value-type="float" office:value="58293.2162065426" calcext:value-type="float">
            <text:p>58293.2162065426</text:p>
          </table:table-cell>
          <table:table-cell office:value-type="float" office:value="0.511450810595765" calcext:value-type="float">
            <text:p>0.511450810595765</text:p>
          </table:table-cell>
          <table:table-cell office:value-type="float" office:value="0.299948078740069" calcext:value-type="float">
            <text:p>0.299948078740069</text:p>
          </table:table-cell>
          <table:table-cell office:value-type="float" office:value="0.484448647210849" calcext:value-type="float">
            <text:p>0.484448647210849</text:p>
          </table:table-cell>
          <table:table-cell office:value-type="float" office:value="0.31997248834795" calcext:value-type="float">
            <text:p>0.31997248834795</text:p>
          </table:table-cell>
          <table:table-cell office:value-type="float" office:value="0.854459979667292" calcext:value-type="float">
            <text:p>0.854459979667292</text:p>
          </table:table-cell>
          <table:table-cell office:value-type="float" office:value="0.800278143211453" calcext:value-type="float">
            <text:p>0.800278143211453</text:p>
          </table:table-cell>
          <table:table-cell office:value-type="float" office:value="0.364337281883935" calcext:value-type="float">
            <text:p>0.364337281883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78</text:p>
          </table:table-cell>
          <table:table-cell table:number-columns-repeated="990"/>
        </table:table-row>
        <table:table-row table:style-name="ro2">
          <table:table-cell office:value-type="float" office:value="190.172156362116" calcext:value-type="float">
            <text:p>190.172156362116</text:p>
          </table:table-cell>
          <table:table-cell office:value-type="float" office:value="3.88859395113858" calcext:value-type="float">
            <text:p>3.88859395113858</text:p>
          </table:table-cell>
          <table:table-cell office:value-type="string" calcext:value-type="string">
            <text:p>C14H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,7-Trimethyl-2E,4E,6E,8E-undecatetrae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Hydrocarbons</text:p>
          </table:table-cell>
          <table:table-cell office:value-type="float" office:value="33333390" calcext:value-type="float">
            <text:p>33333390</text:p>
          </table:table-cell>
          <table:table-cell office:value-type="float" office:value="0.500148059943051" calcext:value-type="float">
            <text:p>0.500148059943051</text:p>
          </table:table-cell>
          <table:table-cell office:value-type="float" office:value="0.624889309029055" calcext:value-type="float">
            <text:p>0.624889309029055</text:p>
          </table:table-cell>
          <table:table-cell office:value-type="float" office:value="0.703784065031553" calcext:value-type="float">
            <text:p>0.703784065031553</text:p>
          </table:table-cell>
          <table:table-cell office:value-type="float" office:value="1" calcext:value-type="float">
            <text:p>1</text:p>
          </table:table-cell>
          <table:table-cell office:value-type="float" office:value="0.358415043121042" calcext:value-type="float">
            <text:p>0.358415043121042</text:p>
          </table:table-cell>
          <table:table-cell office:value-type="float" office:value="0.466049382474469" calcext:value-type="float">
            <text:p>0.466049382474469</text:p>
          </table:table-cell>
          <table:table-cell office:value-type="float" office:value="0.58183623598799" calcext:value-type="float">
            <text:p>0.58183623598799</text:p>
          </table:table-cell>
          <table:table-cell office:value-type="float" office:value="1" calcext:value-type="float">
            <text:p>1</text:p>
          </table:table-cell>
          <table:table-cell office:value-type="float" office:value="9701928" calcext:value-type="float">
            <text:p>9701928</text:p>
          </table:table-cell>
          <table:table-cell office:value-type="float" office:value="12121672.7" calcext:value-type="float">
            <text:p>12121672.7</text:p>
          </table:table-cell>
          <table:table-cell office:value-type="float" office:value="13652082" calcext:value-type="float">
            <text:p>13652082</text:p>
          </table:table-cell>
          <table:table-cell office:value-type="float" office:value="19398111.8333333" calcext:value-type="float">
            <text:p>19398111.8333333</text:p>
          </table:table-cell>
          <table:table-cell office:value-type="float" office:value="7347166.08974826" calcext:value-type="float">
            <text:p>7347166.08974826</text:p>
          </table:table-cell>
          <table:table-cell office:value-type="float" office:value="5182700.06242499" calcext:value-type="float">
            <text:p>5182700.06242499</text:p>
          </table:table-cell>
          <table:table-cell office:value-type="float" office:value="9946455.8294791" calcext:value-type="float">
            <text:p>9946455.8294791</text:p>
          </table:table-cell>
          <table:table-cell office:value-type="float" office:value="13981509.3062664" calcext:value-type="float">
            <text:p>13981509.3062664</text:p>
          </table:table-cell>
          <table:table-cell office:value-type="float" office:value="0.757289282063138" calcext:value-type="float">
            <text:p>0.757289282063138</text:p>
          </table:table-cell>
          <table:table-cell office:value-type="float" office:value="0.427556508964723" calcext:value-type="float">
            <text:p>0.427556508964723</text:p>
          </table:table-cell>
          <table:table-cell office:value-type="float" office:value="0.728566956269314" calcext:value-type="float">
            <text:p>0.728566956269314</text:p>
          </table:table-cell>
          <table:table-cell office:value-type="float" office:value="0.720766506884494" calcext:value-type="float">
            <text:p>0.720766506884494</text:p>
          </table:table-cell>
          <table:table-cell office:value-type="float" office:value="0.376872764984828" calcext:value-type="float">
            <text:p>0.376872764984828</text:p>
          </table:table-cell>
          <table:table-cell office:value-type="float" office:value="0.238130144181933" calcext:value-type="float">
            <text:p>0.238130144181933</text:p>
          </table:table-cell>
          <table:table-cell office:value-type="float" office:value="0.11214410022492" calcext:value-type="float">
            <text:p>0.11214410022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2</text:p>
          </table:table-cell>
          <table:table-cell table:number-columns-repeated="990"/>
        </table:table-row>
        <table:table-row table:style-name="ro2">
          <table:table-cell office:value-type="float" office:value="228.172903108813" calcext:value-type="float">
            <text:p>228.172903108813</text:p>
          </table:table-cell>
          <table:table-cell office:value-type="float" office:value="3.832935418023" calcext:value-type="float">
            <text:p>3.832935418023</text:p>
          </table:table-cell>
          <table:table-cell office:value-type="string" calcext:value-type="string">
            <text:p>C13H24O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 oxo(13:0) tridecano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13600" calcext:value-type="float">
            <text:p>113600</text:p>
          </table:table-cell>
          <table:table-cell office:value-type="float" office:value="0.622528182422413" calcext:value-type="float">
            <text:p>0.622528182422413</text:p>
          </table:table-cell>
          <table:table-cell office:value-type="float" office:value="0.589785381491082" calcext:value-type="float">
            <text:p>0.589785381491082</text:p>
          </table:table-cell>
          <table:table-cell office:value-type="float" office:value="0.697776175074077" calcext:value-type="float">
            <text:p>0.697776175074077</text:p>
          </table:table-cell>
          <table:table-cell office:value-type="float" office:value="1" calcext:value-type="float">
            <text:p>1</text:p>
          </table:table-cell>
          <table:table-cell office:value-type="float" office:value="0.370290161347598" calcext:value-type="float">
            <text:p>0.370290161347598</text:p>
          </table:table-cell>
          <table:table-cell office:value-type="float" office:value="0.340603642388096" calcext:value-type="float">
            <text:p>0.340603642388096</text:p>
          </table:table-cell>
          <table:table-cell office:value-type="float" office:value="0.474715213232547" calcext:value-type="float">
            <text:p>0.474715213232547</text:p>
          </table:table-cell>
          <table:table-cell office:value-type="float" office:value="1" calcext:value-type="float">
            <text:p>1</text:p>
          </table:table-cell>
          <table:table-cell office:value-type="float" office:value="43583.3139648438" calcext:value-type="float">
            <text:p>43583.3139648438</text:p>
          </table:table-cell>
          <table:table-cell office:value-type="float" office:value="41290.984375" calcext:value-type="float">
            <text:p>41290.984375</text:p>
          </table:table-cell>
          <table:table-cell office:value-type="float" office:value="48851.4399414063" calcext:value-type="float">
            <text:p>48851.4399414063</text:p>
          </table:table-cell>
          <table:table-cell office:value-type="float" office:value="70010.1861979167" calcext:value-type="float">
            <text:p>70010.1861979167</text:p>
          </table:table-cell>
          <table:table-cell office:value-type="float" office:value="9530.76195324045" calcext:value-type="float">
            <text:p>9530.76195324045</text:p>
          </table:table-cell>
          <table:table-cell office:value-type="float" office:value="20437.6553329881" calcext:value-type="float">
            <text:p>20437.6553329881</text:p>
          </table:table-cell>
          <table:table-cell office:value-type="float" office:value="24450.9363157185" calcext:value-type="float">
            <text:p>24450.9363157185</text:p>
          </table:table-cell>
          <table:table-cell office:value-type="float" office:value="39927.0799751839" calcext:value-type="float">
            <text:p>39927.0799751839</text:p>
          </table:table-cell>
          <table:table-cell office:value-type="float" office:value="0.218679147733658" calcext:value-type="float">
            <text:p>0.218679147733658</text:p>
          </table:table-cell>
          <table:table-cell office:value-type="float" office:value="0.494966531855371" calcext:value-type="float">
            <text:p>0.494966531855371</text:p>
          </table:table-cell>
          <table:table-cell office:value-type="float" office:value="0.500516184273086" calcext:value-type="float">
            <text:p>0.500516184273086</text:p>
          </table:table-cell>
          <table:table-cell office:value-type="float" office:value="0.57030386781591" calcext:value-type="float">
            <text:p>0.57030386781591</text:p>
          </table:table-cell>
          <table:table-cell office:value-type="float" office:value="0.414466835161042" calcext:value-type="float">
            <text:p>0.414466835161042</text:p>
          </table:table-cell>
          <table:table-cell office:value-type="float" office:value="0.409963253229846" calcext:value-type="float">
            <text:p>0.409963253229846</text:p>
          </table:table-cell>
          <table:table-cell office:value-type="float" office:value="0.204237435208919" calcext:value-type="float">
            <text:p>0.20423743520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916</text:p>
          </table:table-cell>
          <table:table-cell table:number-columns-repeated="990"/>
        </table:table-row>
        <table:table-row table:style-name="ro2">
          <table:table-cell office:value-type="float" office:value="216.172707192727" calcext:value-type="float">
            <text:p>216.172707192727</text:p>
          </table:table-cell>
          <table:table-cell office:value-type="float" office:value="4.06410097608378" calcext:value-type="float">
            <text:p>4.06410097608378</text:p>
          </table:table-cell>
          <table:table-cell office:value-type="string" calcext:value-type="string">
            <text:p>C12H24O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 hydroxy(12:0) dodecano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75394" calcext:value-type="float">
            <text:p>175394</text:p>
          </table:table-cell>
          <table:table-cell office:value-type="float" office:value="0.853163639634638" calcext:value-type="float">
            <text:p>0.853163639634638</text:p>
          </table:table-cell>
          <table:table-cell office:value-type="float" office:value="0.544587032409609" calcext:value-type="float">
            <text:p>0.544587032409609</text:p>
          </table:table-cell>
          <table:table-cell office:value-type="float" office:value="0.686364309232972" calcext:value-type="float">
            <text:p>0.686364309232972</text:p>
          </table:table-cell>
          <table:table-cell office:value-type="float" office:value="1" calcext:value-type="float">
            <text:p>1</text:p>
          </table:table-cell>
          <table:table-cell office:value-type="float" office:value="0.857533994447216" calcext:value-type="float">
            <text:p>0.857533994447216</text:p>
          </table:table-cell>
          <table:table-cell office:value-type="float" office:value="0.522335536554836" calcext:value-type="float">
            <text:p>0.522335536554836</text:p>
          </table:table-cell>
          <table:table-cell office:value-type="float" office:value="0.679210983613532" calcext:value-type="float">
            <text:p>0.679210983613532</text:p>
          </table:table-cell>
          <table:table-cell office:value-type="float" office:value="1" calcext:value-type="float">
            <text:p>1</text:p>
          </table:table-cell>
          <table:table-cell office:value-type="float" office:value="14794.9833984375" calcext:value-type="float">
            <text:p>14794.9833984375</text:p>
          </table:table-cell>
          <table:table-cell office:value-type="float" office:value="9443.8578125" calcext:value-type="float">
            <text:p>9443.8578125</text:p>
          </table:table-cell>
          <table:table-cell office:value-type="float" office:value="11902.462890625" calcext:value-type="float">
            <text:p>11902.462890625</text:p>
          </table:table-cell>
          <table:table-cell office:value-type="float" office:value="17341.3196614583" calcext:value-type="float">
            <text:p>17341.3196614583</text:p>
          </table:table-cell>
          <table:table-cell office:value-type="float" office:value="17868.6029365026" calcext:value-type="float">
            <text:p>17868.6029365026</text:p>
          </table:table-cell>
          <table:table-cell office:value-type="float" office:value="8905.34709616156" calcext:value-type="float">
            <text:p>8905.34709616156</text:p>
          </table:table-cell>
          <table:table-cell office:value-type="float" office:value="13898.3073993329" calcext:value-type="float">
            <text:p>13898.3073993329</text:p>
          </table:table-cell>
          <table:table-cell office:value-type="float" office:value="17308.0923316742" calcext:value-type="float">
            <text:p>17308.0923316742</text:p>
          </table:table-cell>
          <table:table-cell office:value-type="float" office:value="1.20774741378822" calcext:value-type="float">
            <text:p>1.20774741378822</text:p>
          </table:table-cell>
          <table:table-cell office:value-type="float" office:value="0.942977676387116" calcext:value-type="float">
            <text:p>0.942977676387116</text:p>
          </table:table-cell>
          <table:table-cell office:value-type="float" office:value="1.16768332126286" calcext:value-type="float">
            <text:p>1.16768332126286</text:p>
          </table:table-cell>
          <table:table-cell office:value-type="float" office:value="0.998083921498894" calcext:value-type="float">
            <text:p>0.998083921498894</text:p>
          </table:table-cell>
          <table:table-cell office:value-type="float" office:value="0.0104771022044069" calcext:value-type="float">
            <text:p>0.010477102204407</text:p>
          </table:table-cell>
          <table:table-cell office:value-type="float" office:value="0.164618567316174" calcext:value-type="float">
            <text:p>0.164618567316174</text:p>
          </table:table-cell>
          <table:table-cell office:value-type="float" office:value="0.0600348717249473" calcext:value-type="float">
            <text:p>0.060034871724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43</text:p>
          </table:table-cell>
          <table:table-cell table:number-columns-repeated="990"/>
        </table:table-row>
        <table:table-row table:style-name="ro2">
          <table:table-cell office:value-type="float" office:value="100.088782516308" calcext:value-type="float">
            <text:p>100.088782516308</text:p>
          </table:table-cell>
          <table:table-cell office:value-type="float" office:value="3.87524168650308" calcext:value-type="float">
            <text:p>3.87524168650308</text:p>
          </table:table-cell>
          <table:table-cell office:value-type="string" calcext:value-type="string">
            <text:p>C6H12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FA (6:0)] hexa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superpathway of lipoxygenase __ 13-LOX and 13-HPL pathway</text:p>
          </table:table-cell>
          <table:table-cell office:value-type="float" office:value="737497" calcext:value-type="float">
            <text:p>737497</text:p>
          </table:table-cell>
          <table:table-cell office:value-type="float" office:value="0.448055647547582" calcext:value-type="float">
            <text:p>0.448055647547582</text:p>
          </table:table-cell>
          <table:table-cell office:value-type="float" office:value="0.689149147872208" calcext:value-type="float">
            <text:p>0.689149147872208</text:p>
          </table:table-cell>
          <table:table-cell office:value-type="float" office:value="0.673470133910372" calcext:value-type="float">
            <text:p>0.673470133910372</text:p>
          </table:table-cell>
          <table:table-cell office:value-type="float" office:value="1" calcext:value-type="float">
            <text:p>1</text:p>
          </table:table-cell>
          <table:table-cell office:value-type="float" office:value="0.33737275857322" calcext:value-type="float">
            <text:p>0.33737275857322</text:p>
          </table:table-cell>
          <table:table-cell office:value-type="float" office:value="0.557367936607523" calcext:value-type="float">
            <text:p>0.557367936607523</text:p>
          </table:table-cell>
          <table:table-cell office:value-type="float" office:value="0.558610985680012" calcext:value-type="float">
            <text:p>0.558610985680012</text:p>
          </table:table-cell>
          <table:table-cell office:value-type="float" office:value="1" calcext:value-type="float">
            <text:p>1</text:p>
          </table:table-cell>
          <table:table-cell office:value-type="float" office:value="188513.48046875" calcext:value-type="float">
            <text:p>188513.48046875</text:p>
          </table:table-cell>
          <table:table-cell office:value-type="float" office:value="289950.378125" calcext:value-type="float">
            <text:p>289950.378125</text:p>
          </table:table-cell>
          <table:table-cell office:value-type="float" office:value="283353.640625" calcext:value-type="float">
            <text:p>283353.640625</text:p>
          </table:table-cell>
          <table:table-cell office:value-type="float" office:value="420736.7578125" calcext:value-type="float">
            <text:p>420736.7578125</text:p>
          </table:table-cell>
          <table:table-cell office:value-type="float" office:value="141856.317823519" calcext:value-type="float">
            <text:p>141856.317823519</text:p>
          </table:table-cell>
          <table:table-cell office:value-type="float" office:value="113885.638767871" calcext:value-type="float">
            <text:p>113885.638767871</text:p>
          </table:table-cell>
          <table:table-cell office:value-type="float" office:value="202574.675574959" calcext:value-type="float">
            <text:p>202574.675574959</text:p>
          </table:table-cell>
          <table:table-cell office:value-type="float" office:value="320314.907920578" calcext:value-type="float">
            <text:p>320314.907920578</text:p>
          </table:table-cell>
          <table:table-cell office:value-type="float" office:value="0.752499595629896" calcext:value-type="float">
            <text:p>0.752499595629896</text:p>
          </table:table-cell>
          <table:table-cell office:value-type="float" office:value="0.392776307119606" calcext:value-type="float">
            <text:p>0.392776307119606</text:p>
          </table:table-cell>
          <table:table-cell office:value-type="float" office:value="0.714918203020561" calcext:value-type="float">
            <text:p>0.714918203020561</text:p>
          </table:table-cell>
          <table:table-cell office:value-type="float" office:value="0.761319048009886" calcext:value-type="float">
            <text:p>0.761319048009886</text:p>
          </table:table-cell>
          <table:table-cell office:value-type="float" office:value="0.439419141930167" calcext:value-type="float">
            <text:p>0.439419141930167</text:p>
          </table:table-cell>
          <table:table-cell office:value-type="float" office:value="0.148004182919491" calcext:value-type="float">
            <text:p>0.148004182919491</text:p>
          </table:table-cell>
          <table:table-cell office:value-type="float" office:value="0.131400482937924" calcext:value-type="float">
            <text:p>0.131400482937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70</text:p>
          </table:table-cell>
          <table:table-cell table:number-columns-repeated="990"/>
        </table:table-row>
        <table:table-row table:style-name="ro2">
          <table:table-cell office:value-type="float" office:value="188.141211472009" calcext:value-type="float">
            <text:p>188.141211472009</text:p>
          </table:table-cell>
          <table:table-cell office:value-type="float" office:value="3.84642346700032" calcext:value-type="float">
            <text:p>3.84642346700032</text:p>
          </table:table-cell>
          <table:table-cell office:value-type="string" calcext:value-type="string">
            <text:p>C10H20O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FA hydroxy(10:0)] 3R-hydroxy-decano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04653" calcext:value-type="float">
            <text:p>104653</text:p>
          </table:table-cell>
          <table:table-cell office:value-type="float" office:value="0.628254836064192" calcext:value-type="float">
            <text:p>0.628254836064192</text:p>
          </table:table-cell>
          <table:table-cell office:value-type="float" office:value="1.0837607095723" calcext:value-type="float">
            <text:p>1.0837607095723</text:p>
          </table:table-cell>
          <table:table-cell office:value-type="float" office:value="0.639086065312972" calcext:value-type="float">
            <text:p>0.639086065312972</text:p>
          </table:table-cell>
          <table:table-cell office:value-type="float" office:value="1" calcext:value-type="float">
            <text:p>1</text:p>
          </table:table-cell>
          <table:table-cell office:value-type="float" office:value="0.294734248872145" calcext:value-type="float">
            <text:p>0.294734248872145</text:p>
          </table:table-cell>
          <table:table-cell office:value-type="float" office:value="0.821835916181166" calcext:value-type="float">
            <text:p>0.821835916181166</text:p>
          </table:table-cell>
          <table:table-cell office:value-type="float" office:value="0.246872755476784" calcext:value-type="float">
            <text:p>0.246872755476784</text:p>
          </table:table-cell>
          <table:table-cell office:value-type="float" office:value="1" calcext:value-type="float">
            <text:p>1</text:p>
          </table:table-cell>
          <table:table-cell office:value-type="float" office:value="43232.1123046875" calcext:value-type="float">
            <text:p>43232.1123046875</text:p>
          </table:table-cell>
          <table:table-cell office:value-type="float" office:value="74576.846875" calcext:value-type="float">
            <text:p>74576.846875</text:p>
          </table:table-cell>
          <table:table-cell office:value-type="float" office:value="43977.4418945312" calcext:value-type="float">
            <text:p>43977.4418945312</text:p>
          </table:table-cell>
          <table:table-cell office:value-type="float" office:value="68813.01953125" calcext:value-type="float">
            <text:p>68813.01953125</text:p>
          </table:table-cell>
          <table:table-cell office:value-type="float" office:value="30598.3955505856" calcext:value-type="float">
            <text:p>30598.3955505856</text:p>
          </table:table-cell>
          <table:table-cell office:value-type="float" office:value="42447.932089465" calcext:value-type="float">
            <text:p>42447.932089465</text:p>
          </table:table-cell>
          <table:table-cell office:value-type="float" office:value="15953.1070757464" calcext:value-type="float">
            <text:p>15953.1070757464</text:p>
          </table:table-cell>
          <table:table-cell office:value-type="float" office:value="26771.7205851095" calcext:value-type="float">
            <text:p>26771.7205851095</text:p>
          </table:table-cell>
          <table:table-cell office:value-type="float" office:value="0.707770079216506" calcext:value-type="float">
            <text:p>0.707770079216506</text:p>
          </table:table-cell>
          <table:table-cell office:value-type="float" office:value="0.569183786498951" calcext:value-type="float">
            <text:p>0.569183786498951</text:p>
          </table:table-cell>
          <table:table-cell office:value-type="float" office:value="0.362756594938057" calcext:value-type="float">
            <text:p>0.362756594938057</text:p>
          </table:table-cell>
          <table:table-cell office:value-type="float" office:value="0.389050222871729" calcext:value-type="float">
            <text:p>0.389050222871729</text:p>
          </table:table-cell>
          <table:table-cell office:value-type="float" office:value="0.395879024157092" calcext:value-type="float">
            <text:p>0.395879024157092</text:p>
          </table:table-cell>
          <table:table-cell office:value-type="float" office:value="0.0131907962007492" calcext:value-type="float">
            <text:p>0.013190796200749</text:p>
          </table:table-cell>
          <table:table-cell office:value-type="float" office:value="0.635079275809777" calcext:value-type="float">
            <text:p>0.635079275809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939</text:p>
          </table:table-cell>
          <table:table-cell table:number-columns-repeated="990"/>
        </table:table-row>
        <table:table-row table:style-name="ro2">
          <table:table-cell office:value-type="float" office:value="296.235175887815" calcext:value-type="float">
            <text:p>296.235175887815</text:p>
          </table:table-cell>
          <table:table-cell office:value-type="float" office:value="4.20859773809258" calcext:value-type="float">
            <text:p>4.20859773809258</text:p>
          </table:table-cell>
          <table:table-cell office:value-type="string" calcext:value-type="string">
            <text:p>C18H32O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FA (18:1)] 9R,10S-epoxy-12Z-octadecenoic ac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3650842" calcext:value-type="float">
            <text:p>3650842</text:p>
          </table:table-cell>
          <table:table-cell office:value-type="float" office:value="0.400266494360989" calcext:value-type="float">
            <text:p>0.400266494360989</text:p>
          </table:table-cell>
          <table:table-cell office:value-type="float" office:value="0.357573199361258" calcext:value-type="float">
            <text:p>0.357573199361258</text:p>
          </table:table-cell>
          <table:table-cell office:value-type="float" office:value="0.637370439144006" calcext:value-type="float">
            <text:p>0.637370439144006</text:p>
          </table:table-cell>
          <table:table-cell office:value-type="float" office:value="1" calcext:value-type="float">
            <text:p>1</text:p>
          </table:table-cell>
          <table:table-cell office:value-type="float" office:value="0.304244229085976" calcext:value-type="float">
            <text:p>0.304244229085976</text:p>
          </table:table-cell>
          <table:table-cell office:value-type="float" office:value="0.279766367386041" calcext:value-type="float">
            <text:p>0.279766367386041</text:p>
          </table:table-cell>
          <table:table-cell office:value-type="float" office:value="0.516044708795378" calcext:value-type="float">
            <text:p>0.516044708795378</text:p>
          </table:table-cell>
          <table:table-cell office:value-type="float" office:value="1" calcext:value-type="float">
            <text:p>1</text:p>
          </table:table-cell>
          <table:table-cell office:value-type="float" office:value="839300.75" calcext:value-type="float">
            <text:p>839300.75</text:p>
          </table:table-cell>
          <table:table-cell office:value-type="float" office:value="749779.10625" calcext:value-type="float">
            <text:p>749779.10625</text:p>
          </table:table-cell>
          <table:table-cell office:value-type="float" office:value="1336473.3125" calcext:value-type="float">
            <text:p>1336473.3125</text:p>
          </table:table-cell>
          <table:table-cell office:value-type="float" office:value="2096854.875" calcext:value-type="float">
            <text:p>2096854.875</text:p>
          </table:table-cell>
          <table:table-cell office:value-type="float" office:value="606928.0386438" calcext:value-type="float">
            <text:p>606928.0386438</text:p>
          </table:table-cell>
          <table:table-cell office:value-type="float" office:value="387744.802435836" calcext:value-type="float">
            <text:p>387744.802435836</text:p>
          </table:table-cell>
          <table:table-cell office:value-type="float" office:value="956716.252353234" calcext:value-type="float">
            <text:p>956716.252353234</text:p>
          </table:table-cell>
          <table:table-cell office:value-type="float" office:value="1597231.94644893" calcext:value-type="float">
            <text:p>1597231.94644893</text:p>
          </table:table-cell>
          <table:table-cell office:value-type="float" office:value="0.723135346470023" calcext:value-type="float">
            <text:p>0.723135346470023</text:p>
          </table:table-cell>
          <table:table-cell office:value-type="float" office:value="0.517145382158129" calcext:value-type="float">
            <text:p>0.517145382158129</text:p>
          </table:table-cell>
          <table:table-cell office:value-type="float" office:value="0.715851370472641" calcext:value-type="float">
            <text:p>0.715851370472641</text:p>
          </table:table-cell>
          <table:table-cell office:value-type="float" office:value="0.761727464066359" calcext:value-type="float">
            <text:p>0.761727464066359</text:p>
          </table:table-cell>
          <table:table-cell office:value-type="float" office:value="0.541680468950871" calcext:value-type="float">
            <text:p>0.541680468950871</text:p>
          </table:table-cell>
          <table:table-cell office:value-type="float" office:value="0.671706779784834" calcext:value-type="float">
            <text:p>0.671706779784834</text:p>
          </table:table-cell>
          <table:table-cell office:value-type="float" office:value="0.166792868824238" calcext:value-type="float">
            <text:p>0.166792868824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18</text:p>
          </table:table-cell>
          <table:table-cell table:number-columns-repeated="990"/>
        </table:table-row>
        <table:table-row table:style-name="ro2">
          <table:table-cell office:value-type="float" office:value="126.104448796247" calcext:value-type="float">
            <text:p>126.104448796247</text:p>
          </table:table-cell>
          <table:table-cell office:value-type="float" office:value="3.89198943629408" calcext:value-type="float">
            <text:p>3.89198943629408</text:p>
          </table:table-cell>
          <table:table-cell office:value-type="string" calcext:value-type="string">
            <text:p>C8H14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 (8:1) octen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ldehydes</text:p>
          </table:table-cell>
          <table:table-cell office:value-type="float" office:value="4246655" calcext:value-type="float">
            <text:p>4246655</text:p>
          </table:table-cell>
          <table:table-cell office:value-type="float" office:value="0.456625417168479" calcext:value-type="float">
            <text:p>0.456625417168479</text:p>
          </table:table-cell>
          <table:table-cell office:value-type="float" office:value="0.66760844105828" calcext:value-type="float">
            <text:p>0.66760844105828</text:p>
          </table:table-cell>
          <table:table-cell office:value-type="float" office:value="0.629071238523259" calcext:value-type="float">
            <text:p>0.629071238523259</text:p>
          </table:table-cell>
          <table:table-cell office:value-type="float" office:value="1" calcext:value-type="float">
            <text:p>1</text:p>
          </table:table-cell>
          <table:table-cell office:value-type="float" office:value="0.278444060443679" calcext:value-type="float">
            <text:p>0.278444060443679</text:p>
          </table:table-cell>
          <table:table-cell office:value-type="float" office:value="0.470367153418919" calcext:value-type="float">
            <text:p>0.470367153418919</text:p>
          </table:table-cell>
          <table:table-cell office:value-type="float" office:value="0.446552856961676" calcext:value-type="float">
            <text:p>0.446552856961676</text:p>
          </table:table-cell>
          <table:table-cell office:value-type="float" office:value="1" calcext:value-type="float">
            <text:p>1</text:p>
          </table:table-cell>
          <table:table-cell office:value-type="float" office:value="1281856.15625" calcext:value-type="float">
            <text:p>1281856.15625</text:p>
          </table:table-cell>
          <table:table-cell office:value-type="float" office:value="1874135.6875" calcext:value-type="float">
            <text:p>1874135.6875</text:p>
          </table:table-cell>
          <table:table-cell office:value-type="float" office:value="1765952.59375" calcext:value-type="float">
            <text:p>1765952.59375</text:p>
          </table:table-cell>
          <table:table-cell office:value-type="float" office:value="2807237.85416667" calcext:value-type="float">
            <text:p>2807237.85416667</text:p>
          </table:table-cell>
          <table:table-cell office:value-type="float" office:value="912989.527624116" calcext:value-type="float">
            <text:p>912989.527624116</text:p>
          </table:table-cell>
          <table:table-cell office:value-type="float" office:value="816625.383933234" calcext:value-type="float">
            <text:p>816625.383933234</text:p>
          </table:table-cell>
          <table:table-cell office:value-type="float" office:value="1244599.76604132" calcext:value-type="float">
            <text:p>1244599.76604132</text:p>
          </table:table-cell>
          <table:table-cell office:value-type="float" office:value="1801065.63748779" calcext:value-type="float">
            <text:p>1801065.63748779</text:p>
          </table:table-cell>
          <table:table-cell office:value-type="float" office:value="0.712240233174849" calcext:value-type="float">
            <text:p>0.712240233174849</text:p>
          </table:table-cell>
          <table:table-cell office:value-type="float" office:value="0.435734397130322" calcext:value-type="float">
            <text:p>0.435734397130322</text:p>
          </table:table-cell>
          <table:table-cell office:value-type="float" office:value="0.704775298298585" calcext:value-type="float">
            <text:p>0.704775298298585</text:p>
          </table:table-cell>
          <table:table-cell office:value-type="float" office:value="0.641579278654475" calcext:value-type="float">
            <text:p>0.641579278654475</text:p>
          </table:table-cell>
          <table:table-cell office:value-type="float" office:value="0.570656930167556" calcext:value-type="float">
            <text:p>0.570656930167556</text:p>
          </table:table-cell>
          <table:table-cell office:value-type="float" office:value="0.22263953683286" calcext:value-type="float">
            <text:p>0.22263953683286</text:p>
          </table:table-cell>
          <table:table-cell office:value-type="float" office:value="0.226226852933688" calcext:value-type="float">
            <text:p>0.226226852933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66</text:p>
          </table:table-cell>
          <table:table-cell table:number-columns-repeated="990"/>
        </table:table-row>
        <table:table-row table:style-name="ro2">
          <table:table-cell office:value-type="float" office:value="86.0367502431379" calcext:value-type="float">
            <text:p>86.0367502431379</text:p>
          </table:table-cell>
          <table:table-cell office:value-type="float" office:value="14.6675999717107" calcext:value-type="float">
            <text:p>14.6675999717107</text:p>
          </table:table-cell>
          <table:table-cell office:value-type="string" calcext:value-type="string">
            <text:p>C4H6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-Buteno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61957" calcext:value-type="float">
            <text:p>161957</text:p>
          </table:table-cell>
          <table:table-cell office:value-type="float" office:value="0.818428779591774" calcext:value-type="float">
            <text:p>0.818428779591774</text:p>
          </table:table-cell>
          <table:table-cell office:value-type="float" office:value="0.374026571984976" calcext:value-type="float">
            <text:p>0.374026571984976</text:p>
          </table:table-cell>
          <table:table-cell office:value-type="float" office:value="0.610221116349596" calcext:value-type="float">
            <text:p>0.610221116349596</text:p>
          </table:table-cell>
          <table:table-cell office:value-type="float" office:value="1" calcext:value-type="float">
            <text:p>1</text:p>
          </table:table-cell>
          <table:table-cell office:value-type="float" office:value="0.538077921348425" calcext:value-type="float">
            <text:p>0.538077921348425</text:p>
          </table:table-cell>
          <table:table-cell office:value-type="float" office:value="0.0989451742901976" calcext:value-type="float">
            <text:p>0.098945174290198</text:p>
          </table:table-cell>
          <table:table-cell office:value-type="float" office:value="0.240595928653688" calcext:value-type="float">
            <text:p>0.240595928653688</text:p>
          </table:table-cell>
          <table:table-cell office:value-type="float" office:value="1" calcext:value-type="float">
            <text:p>1</text:p>
          </table:table-cell>
          <table:table-cell office:value-type="float" office:value="100403.091796875" calcext:value-type="float">
            <text:p>100403.091796875</text:p>
          </table:table-cell>
          <table:table-cell office:value-type="float" office:value="45884.7796875" calcext:value-type="float">
            <text:p>45884.7796875</text:p>
          </table:table-cell>
          <table:table-cell office:value-type="float" office:value="74860.62109375" calcext:value-type="float">
            <text:p>74860.62109375</text:p>
          </table:table-cell>
          <table:table-cell office:value-type="float" office:value="122677.860677083" calcext:value-type="float">
            <text:p>122677.860677083</text:p>
          </table:table-cell>
          <table:table-cell office:value-type="float" office:value="23196.0610539504" calcext:value-type="float">
            <text:p>23196.0610539504</text:p>
          </table:table-cell>
          <table:table-cell office:value-type="float" office:value="43612.1023816013" calcext:value-type="float">
            <text:p>43612.1023816013</text:p>
          </table:table-cell>
          <table:table-cell office:value-type="float" office:value="27469.6682546693" calcext:value-type="float">
            <text:p>27469.6682546693</text:p>
          </table:table-cell>
          <table:table-cell office:value-type="float" office:value="50899.9921090681" calcext:value-type="float">
            <text:p>50899.9921090681</text:p>
          </table:table-cell>
          <table:table-cell office:value-type="float" office:value="0.231029350180553" calcext:value-type="float">
            <text:p>0.231029350180553</text:p>
          </table:table-cell>
          <table:table-cell office:value-type="float" office:value="0.950469909164285" calcext:value-type="float">
            <text:p>0.950469909164285</text:p>
          </table:table-cell>
          <table:table-cell office:value-type="float" office:value="0.366944167084431" calcext:value-type="float">
            <text:p>0.366944167084431</text:p>
          </table:table-cell>
          <table:table-cell office:value-type="float" office:value="0.41490772522557" calcext:value-type="float">
            <text:p>0.41490772522557</text:p>
          </table:table-cell>
          <table:table-cell office:value-type="float" office:value="0.158576704173573" calcext:value-type="float">
            <text:p>0.158576704173573</text:p>
          </table:table-cell>
          <table:table-cell office:value-type="float" office:value="1.31257676849465" calcext:value-type="float">
            <text:p>1.31257676849465</text:p>
          </table:table-cell>
          <table:table-cell office:value-type="float" office:value="0.683474011334443" calcext:value-type="float">
            <text:p>0.683474011334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69</text:p>
          </table:table-cell>
          <table:table-cell table:number-columns-repeated="990"/>
        </table:table-row>
        <table:table-row table:style-name="ro2">
          <table:table-cell office:value-type="float" office:value="228.136257035433" calcext:value-type="float">
            <text:p>228.136257035433</text:p>
          </table:table-cell>
          <table:table-cell office:value-type="float" office:value="4.2785194714864" calcext:value-type="float">
            <text:p>4.2785194714864</text:p>
          </table:table-cell>
          <table:table-cell office:value-type="string" calcext:value-type="string">
            <text:p>C12H20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umatic ac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alpha-Linolenic acid metabolism</text:p>
          </table:table-cell>
          <table:table-cell office:value-type="float" office:value="300320" calcext:value-type="float">
            <text:p>300320</text:p>
          </table:table-cell>
          <table:table-cell office:value-type="float" office:value="0.935609781536494" calcext:value-type="float">
            <text:p>0.935609781536494</text:p>
          </table:table-cell>
          <table:table-cell office:value-type="float" office:value="1.41039612988982" calcext:value-type="float">
            <text:p>1.41039612988982</text:p>
          </table:table-cell>
          <table:table-cell office:value-type="float" office:value="0.606061966042279" calcext:value-type="float">
            <text:p>0.606061966042279</text:p>
          </table:table-cell>
          <table:table-cell office:value-type="float" office:value="1" calcext:value-type="float">
            <text:p>1</text:p>
          </table:table-cell>
          <table:table-cell office:value-type="float" office:value="0.761812192384072" calcext:value-type="float">
            <text:p>0.761812192384072</text:p>
          </table:table-cell>
          <table:table-cell office:value-type="float" office:value="0.406226824306315" calcext:value-type="float">
            <text:p>0.406226824306315</text:p>
          </table:table-cell>
          <table:table-cell office:value-type="float" office:value="0.0582624902276145" calcext:value-type="float">
            <text:p>0.058262490227615</text:p>
          </table:table-cell>
          <table:table-cell office:value-type="float" office:value="1" calcext:value-type="float">
            <text:p>1</text:p>
          </table:table-cell>
          <table:table-cell office:value-type="float" office:value="93289.8681640625" calcext:value-type="float">
            <text:p>93289.8681640625</text:p>
          </table:table-cell>
          <table:table-cell office:value-type="float" office:value="140630.925" calcext:value-type="float">
            <text:p>140630.925</text:p>
          </table:table-cell>
          <table:table-cell office:value-type="float" office:value="60430.5791015625" calcext:value-type="float">
            <text:p>60430.5791015625</text:p>
          </table:table-cell>
          <table:table-cell office:value-type="float" office:value="99710.2317708333" calcext:value-type="float">
            <text:p>99710.2317708333</text:p>
          </table:table-cell>
          <table:table-cell office:value-type="float" office:value="36891.1592901288" calcext:value-type="float">
            <text:p>36891.1592901288</text:p>
          </table:table-cell>
          <table:table-cell office:value-type="float" office:value="97976.3265207001" calcext:value-type="float">
            <text:p>97976.3265207001</text:p>
          </table:table-cell>
          <table:table-cell office:value-type="float" office:value="27369.892883858" calcext:value-type="float">
            <text:p>27369.892883858</text:p>
          </table:table-cell>
          <table:table-cell office:value-type="float" office:value="12049.8190345094" calcext:value-type="float">
            <text:p>12049.8190345094</text:p>
          </table:table-cell>
          <table:table-cell office:value-type="float" office:value="0.395446579742731" calcext:value-type="float">
            <text:p>0.395446579742731</text:p>
          </table:table-cell>
          <table:table-cell office:value-type="float" office:value="0.696691190225053" calcext:value-type="float">
            <text:p>0.696691190225053</text:p>
          </table:table-cell>
          <table:table-cell office:value-type="float" office:value="0.452914621881396" calcext:value-type="float">
            <text:p>0.452914621881396</text:p>
          </table:table-cell>
          <table:table-cell office:value-type="float" office:value="0.120848370528351" calcext:value-type="float">
            <text:p>0.120848370528351</text:p>
          </table:table-cell>
          <table:table-cell office:value-type="float" office:value="0.0273683968118341" calcext:value-type="float">
            <text:p>0.027368396811834</text:p>
          </table:table-cell>
          <table:table-cell office:value-type="float" office:value="0.171839811979092" calcext:value-type="float">
            <text:p>0.171839811979092</text:p>
          </table:table-cell>
          <table:table-cell office:value-type="float" office:value="1.72523234306241" calcext:value-type="float">
            <text:p>1.72523234306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14</text:p>
          </table:table-cell>
          <table:table-cell table:number-columns-repeated="990"/>
        </table:table-row>
        <table:table-row table:style-name="ro2">
          <table:table-cell office:value-type="float" office:value="243.219648803563" calcext:value-type="float">
            <text:p>243.219648803563</text:p>
          </table:table-cell>
          <table:table-cell office:value-type="float" office:value="4.01642630058422" calcext:value-type="float">
            <text:p>4.01642630058422</text:p>
          </table:table-cell>
          <table:table-cell office:value-type="string" calcext:value-type="string">
            <text:p>C14H29N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FA amino(14:0)] 2-amino-tetradecano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Amino Fatty Acids</text:p>
          </table:table-cell>
          <table:table-cell office:value-type="float" office:value="280553" calcext:value-type="float">
            <text:p>280553</text:p>
          </table:table-cell>
          <table:table-cell office:value-type="float" office:value="0.8029988412351" calcext:value-type="float">
            <text:p>0.8029988412351</text:p>
          </table:table-cell>
          <table:table-cell office:value-type="float" office:value="0.729491020956993" calcext:value-type="float">
            <text:p>0.729491020956993</text:p>
          </table:table-cell>
          <table:table-cell office:value-type="float" office:value="0.596792502663315" calcext:value-type="float">
            <text:p>0.596792502663315</text:p>
          </table:table-cell>
          <table:table-cell office:value-type="float" office:value="1" calcext:value-type="float">
            <text:p>1</text:p>
          </table:table-cell>
          <table:table-cell office:value-type="float" office:value="0.655667632279917" calcext:value-type="float">
            <text:p>0.655667632279917</text:p>
          </table:table-cell>
          <table:table-cell office:value-type="float" office:value="0.517244130711082" calcext:value-type="float">
            <text:p>0.517244130711082</text:p>
          </table:table-cell>
          <table:table-cell office:value-type="float" office:value="0.35420461249908" calcext:value-type="float">
            <text:p>0.35420461249908</text:p>
          </table:table-cell>
          <table:table-cell office:value-type="float" office:value="1" calcext:value-type="float">
            <text:p>1</text:p>
          </table:table-cell>
          <table:table-cell office:value-type="float" office:value="42465.6694335938" calcext:value-type="float">
            <text:p>42465.6694335938</text:p>
          </table:table-cell>
          <table:table-cell office:value-type="float" office:value="38578.29296875" calcext:value-type="float">
            <text:p>38578.29296875</text:p>
          </table:table-cell>
          <table:table-cell office:value-type="float" office:value="31560.6845703125" calcext:value-type="float">
            <text:p>31560.6845703125</text:p>
          </table:table-cell>
          <table:table-cell office:value-type="float" office:value="52883.8489583333" calcext:value-type="float">
            <text:p>52883.8489583333</text:p>
          </table:table-cell>
          <table:table-cell office:value-type="float" office:value="39068.1700370696" calcext:value-type="float">
            <text:p>39068.1700370696</text:p>
          </table:table-cell>
          <table:table-cell office:value-type="float" office:value="41069.6769166022" calcext:value-type="float">
            <text:p>41069.6769166022</text:p>
          </table:table-cell>
          <table:table-cell office:value-type="float" office:value="36462.041409393" calcext:value-type="float">
            <text:p>36462.041409393</text:p>
          </table:table-cell>
          <table:table-cell office:value-type="float" office:value="16595.6993993103" calcext:value-type="float">
            <text:p>16595.6993993103</text:p>
          </table:table-cell>
          <table:table-cell office:value-type="float" office:value="0.919994210809816" calcext:value-type="float">
            <text:p>0.919994210809816</text:p>
          </table:table-cell>
          <table:table-cell office:value-type="float" office:value="1.06457994266025" calcext:value-type="float">
            <text:p>1.06457994266025</text:p>
          </table:table-cell>
          <table:table-cell office:value-type="float" office:value="1.15529944631464" calcext:value-type="float">
            <text:p>1.15529944631464</text:p>
          </table:table-cell>
          <table:table-cell office:value-type="float" office:value="0.313814136569103" calcext:value-type="float">
            <text:p>0.313814136569103</text:p>
          </table:table-cell>
          <table:table-cell office:value-type="float" office:value="0.0602409425882665" calcext:value-type="float">
            <text:p>0.060240942588267</text:p>
          </table:table-cell>
          <table:table-cell office:value-type="float" office:value="0.104299077041336" calcext:value-type="float">
            <text:p>0.104299077041336</text:p>
          </table:table-cell>
          <table:table-cell office:value-type="float" office:value="0.283306119056102" calcext:value-type="float">
            <text:p>0.283306119056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01</text:p>
          </table:table-cell>
          <table:table-cell table:number-columns-repeated="990"/>
        </table:table-row>
        <table:table-row table:style-name="ro2">
          <table:table-cell office:value-type="float" office:value="150.140808350335" calcext:value-type="float">
            <text:p>150.140808350335</text:p>
          </table:table-cell>
          <table:table-cell office:value-type="float" office:value="3.90043410098913" calcext:value-type="float">
            <text:p>3.90043410098913</text:p>
          </table:table-cell>
          <table:table-cell office:value-type="string" calcext:value-type="string">
            <text:p>C11H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8-Dimethyl-1,3E,7-nonatrie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Hydrocarbons</text:p>
          </table:table-cell>
          <table:table-cell office:value-type="float" office:value="324411" calcext:value-type="float">
            <text:p>324411</text:p>
          </table:table-cell>
          <table:table-cell office:value-type="float" office:value="0.539599621403142" calcext:value-type="float">
            <text:p>0.539599621403142</text:p>
          </table:table-cell>
          <table:table-cell office:value-type="float" office:value="0.76565964806258" calcext:value-type="float">
            <text:p>0.76565964806258</text:p>
          </table:table-cell>
          <table:table-cell office:value-type="float" office:value="0.588305152787557" calcext:value-type="float">
            <text:p>0.588305152787557</text:p>
          </table:table-cell>
          <table:table-cell office:value-type="float" office:value="1" calcext:value-type="float">
            <text:p>1</text:p>
          </table:table-cell>
          <table:table-cell office:value-type="float" office:value="0.216292542630032" calcext:value-type="float">
            <text:p>0.216292542630032</text:p>
          </table:table-cell>
          <table:table-cell office:value-type="float" office:value="0.463619258340835" calcext:value-type="float">
            <text:p>0.463619258340835</text:p>
          </table:table-cell>
          <table:table-cell office:value-type="float" office:value="0.29317211703763" calcext:value-type="float">
            <text:p>0.29317211703763</text:p>
          </table:table-cell>
          <table:table-cell office:value-type="float" office:value="1" calcext:value-type="float">
            <text:p>1</text:p>
          </table:table-cell>
          <table:table-cell office:value-type="float" office:value="125246.361328125" calcext:value-type="float">
            <text:p>125246.361328125</text:p>
          </table:table-cell>
          <table:table-cell office:value-type="float" office:value="177717.109375" calcext:value-type="float">
            <text:p>177717.109375</text:p>
          </table:table-cell>
          <table:table-cell office:value-type="float" office:value="136551.392578125" calcext:value-type="float">
            <text:p>136551.392578125</text:p>
          </table:table-cell>
          <table:table-cell office:value-type="float" office:value="232109.802083333" calcext:value-type="float">
            <text:p>232109.802083333</text:p>
          </table:table-cell>
          <table:table-cell office:value-type="float" office:value="93794.2422943994" calcext:value-type="float">
            <text:p>93794.2422943994</text:p>
          </table:table-cell>
          <table:table-cell office:value-type="float" office:value="74287.0897855305" calcext:value-type="float">
            <text:p>74287.0897855305</text:p>
          </table:table-cell>
          <table:table-cell office:value-type="float" office:value="115182.651064571" calcext:value-type="float">
            <text:p>115182.651064571</text:p>
          </table:table-cell>
          <table:table-cell office:value-type="float" office:value="98715.8789767516" calcext:value-type="float">
            <text:p>98715.8789767516</text:p>
          </table:table-cell>
          <table:table-cell office:value-type="float" office:value="0.748877981761672" calcext:value-type="float">
            <text:p>0.748877981761672</text:p>
          </table:table-cell>
          <table:table-cell office:value-type="float" office:value="0.418007529195052" calcext:value-type="float">
            <text:p>0.418007529195052</text:p>
          </table:table-cell>
          <table:table-cell office:value-type="float" office:value="0.843511361472726" calcext:value-type="float">
            <text:p>0.843511361472726</text:p>
          </table:table-cell>
          <table:table-cell office:value-type="float" office:value="0.42529819116088" calcext:value-type="float">
            <text:p>0.42529819116088</text:p>
          </table:table-cell>
          <table:table-cell office:value-type="float" office:value="0.615881849186863" calcext:value-type="float">
            <text:p>0.615881849186863</text:p>
          </table:table-cell>
          <table:table-cell office:value-type="float" office:value="0.193833988764746" calcext:value-type="float">
            <text:p>0.193833988764746</text:p>
          </table:table-cell>
          <table:table-cell office:value-type="float" office:value="0.396813056609728" calcext:value-type="float">
            <text:p>0.396813056609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41</text:p>
          </table:table-cell>
          <table:table-cell table:number-columns-repeated="990"/>
        </table:table-row>
        <table:table-row table:style-name="ro2">
          <table:table-cell office:value-type="float" office:value="98.036744857048" calcext:value-type="float">
            <text:p>98.036744857048</text:p>
          </table:table-cell>
          <table:table-cell office:value-type="float" office:value="13.7615574645996" calcext:value-type="float">
            <text:p>13.7615574645996</text:p>
          </table:table-cell>
          <table:table-cell office:value-type="string" calcext:value-type="string">
            <text:p>C5H6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FA (5:2)] 2,4-pentadienoic 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69037" calcext:value-type="float">
            <text:p>269037</text:p>
          </table:table-cell>
          <table:table-cell office:value-type="float" office:value="0.899716954815027" calcext:value-type="float">
            <text:p>0.899716954815027</text:p>
          </table:table-cell>
          <table:table-cell office:value-type="float" office:value="0.495383325719608" calcext:value-type="float">
            <text:p>0.495383325719608</text:p>
          </table:table-cell>
          <table:table-cell office:value-type="float" office:value="0.520283981571792" calcext:value-type="float">
            <text:p>0.520283981571792</text:p>
          </table:table-cell>
          <table:table-cell office:value-type="float" office:value="1" calcext:value-type="float">
            <text:p>1</text:p>
          </table:table-cell>
          <table:table-cell office:value-type="float" office:value="0.814287941930797" calcext:value-type="float">
            <text:p>0.814287941930797</text:p>
          </table:table-cell>
          <table:table-cell office:value-type="float" office:value="0.299355398930305" calcext:value-type="float">
            <text:p>0.299355398930305</text:p>
          </table:table-cell>
          <table:table-cell office:value-type="float" office:value="0.321860078572604" calcext:value-type="float">
            <text:p>0.321860078572604</text:p>
          </table:table-cell>
          <table:table-cell office:value-type="float" office:value="1" calcext:value-type="float">
            <text:p>1</text:p>
          </table:table-cell>
          <table:table-cell office:value-type="float" office:value="145589.625" calcext:value-type="float">
            <text:p>145589.625</text:p>
          </table:table-cell>
          <table:table-cell office:value-type="float" office:value="80161.51328125" calcext:value-type="float">
            <text:p>80161.51328125</text:p>
          </table:table-cell>
          <table:table-cell office:value-type="float" office:value="84190.8662109375" calcext:value-type="float">
            <text:p>84190.8662109375</text:p>
          </table:table-cell>
          <table:table-cell office:value-type="float" office:value="161817.140625" calcext:value-type="float">
            <text:p>161817.140625</text:p>
          </table:table-cell>
          <table:table-cell office:value-type="float" office:value="37626.6674976534" calcext:value-type="float">
            <text:p>37626.6674976534</text:p>
          </table:table-cell>
          <table:table-cell office:value-type="float" office:value="48281.695668935" calcext:value-type="float">
            <text:p>48281.695668935</text:p>
          </table:table-cell>
          <table:table-cell office:value-type="float" office:value="52835.1224068759" calcext:value-type="float">
            <text:p>52835.1224068759</text:p>
          </table:table-cell>
          <table:table-cell office:value-type="float" office:value="102348.416151599" calcext:value-type="float">
            <text:p>102348.416151599</text:p>
          </table:table-cell>
          <table:table-cell office:value-type="float" office:value="0.25844332999452" calcext:value-type="float">
            <text:p>0.25844332999452</text:p>
          </table:table-cell>
          <table:table-cell office:value-type="float" office:value="0.602305192262735" calcext:value-type="float">
            <text:p>0.602305192262735</text:p>
          </table:table-cell>
          <table:table-cell office:value-type="float" office:value="0.627563591928122" calcext:value-type="float">
            <text:p>0.627563591928122</text:p>
          </table:table-cell>
          <table:table-cell office:value-type="float" office:value="0.632494281855992" calcext:value-type="float">
            <text:p>0.632494281855992</text:p>
          </table:table-cell>
          <table:table-cell office:value-type="float" office:value="0.0221455766408992" calcext:value-type="float">
            <text:p>0.022145576640899</text:p>
          </table:table-cell>
          <table:table-cell office:value-type="float" office:value="0.52065240095604" calcext:value-type="float">
            <text:p>0.52065240095604</text:p>
          </table:table-cell>
          <table:table-cell office:value-type="float" office:value="0.454206130673485" calcext:value-type="float">
            <text:p>0.454206130673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72</text:p>
          </table:table-cell>
          <table:table-cell table:number-columns-repeated="990"/>
        </table:table-row>
        <table:table-row table:style-name="ro2">
          <table:table-cell office:value-type="float" office:value="208.182785291168" calcext:value-type="float">
            <text:p>208.182785291168</text:p>
          </table:table-cell>
          <table:table-cell office:value-type="float" office:value="4.28688183408795" calcext:value-type="float">
            <text:p>4.28688183408795</text:p>
          </table:table-cell>
          <table:table-cell office:value-type="string" calcext:value-type="string">
            <text:p>C14H24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FA (14:2)] 5,8-tetradecadien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ldehydes</text:p>
          </table:table-cell>
          <table:table-cell office:value-type="float" office:value="3300475" calcext:value-type="float">
            <text:p>3300475</text:p>
          </table:table-cell>
          <table:table-cell office:value-type="float" office:value="1.24583333545592" calcext:value-type="float">
            <text:p>1.24583333545592</text:p>
          </table:table-cell>
          <table:table-cell office:value-type="float" office:value="0.482839222322165" calcext:value-type="float">
            <text:p>0.482839222322165</text:p>
          </table:table-cell>
          <table:table-cell office:value-type="float" office:value="0.513100847818007" calcext:value-type="float">
            <text:p>0.513100847818007</text:p>
          </table:table-cell>
          <table:table-cell office:value-type="float" office:value="1" calcext:value-type="float">
            <text:p>1</text:p>
          </table:table-cell>
          <table:table-cell office:value-type="float" office:value="0.716353625452504" calcext:value-type="float">
            <text:p>0.716353625452504</text:p>
          </table:table-cell>
          <table:table-cell office:value-type="float" office:value="0.361222024052623" calcext:value-type="float">
            <text:p>0.361222024052623</text:p>
          </table:table-cell>
          <table:table-cell office:value-type="float" office:value="0.389757550901673" calcext:value-type="float">
            <text:p>0.389757550901673</text:p>
          </table:table-cell>
          <table:table-cell office:value-type="float" office:value="1" calcext:value-type="float">
            <text:p>1</text:p>
          </table:table-cell>
          <table:table-cell office:value-type="float" office:value="1961563.25" calcext:value-type="float">
            <text:p>1961563.25</text:p>
          </table:table-cell>
          <table:table-cell office:value-type="float" office:value="760229.8375" calcext:value-type="float">
            <text:p>760229.8375</text:p>
          </table:table-cell>
          <table:table-cell office:value-type="float" office:value="807876.734375" calcext:value-type="float">
            <text:p>807876.734375</text:p>
          </table:table-cell>
          <table:table-cell office:value-type="float" office:value="1574498.92708333" calcext:value-type="float">
            <text:p>1574498.92708333</text:p>
          </table:table-cell>
          <table:table-cell office:value-type="float" office:value="1453977.08509547" calcext:value-type="float">
            <text:p>1453977.08509547</text:p>
          </table:table-cell>
          <table:table-cell office:value-type="float" office:value="271959.170068715" calcext:value-type="float">
            <text:p>271959.170068715</text:p>
          </table:table-cell>
          <table:table-cell office:value-type="float" office:value="562286.891091746" calcext:value-type="float">
            <text:p>562286.891091746</text:p>
          </table:table-cell>
          <table:table-cell office:value-type="float" office:value="1201949.5832799" calcext:value-type="float">
            <text:p>1201949.5832799</text:p>
          </table:table-cell>
          <table:table-cell office:value-type="float" office:value="0.741233852691452" calcext:value-type="float">
            <text:p>0.741233852691452</text:p>
          </table:table-cell>
          <table:table-cell office:value-type="float" office:value="0.35773282848651" calcext:value-type="float">
            <text:p>0.35773282848651</text:p>
          </table:table-cell>
          <table:table-cell office:value-type="float" office:value="0.69600579787305" calcext:value-type="float">
            <text:p>0.69600579787305</text:p>
          </table:table-cell>
          <table:table-cell office:value-type="float" office:value="0.763385457179345" calcext:value-type="float">
            <text:p>0.763385457179345</text:p>
          </table:table-cell>
          <table:table-cell office:value-type="float" office:value="0.0420989226331194" calcext:value-type="float">
            <text:p>0.042098922633119</text:p>
          </table:table-cell>
          <table:table-cell office:value-type="float" office:value="0.436595997648349" calcext:value-type="float">
            <text:p>0.436595997648349</text:p>
          </table:table-cell>
          <table:table-cell office:value-type="float" office:value="0.333764831617616" calcext:value-type="float">
            <text:p>0.333764831617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369</text:p>
          </table:table-cell>
          <table:table-cell table:number-columns-repeated="990"/>
        </table:table-row>
        <table:table-row table:style-name="ro2">
          <table:table-cell office:value-type="float" office:value="399.334775820804" calcext:value-type="float">
            <text:p>399.334775820804</text:p>
          </table:table-cell>
          <table:table-cell office:value-type="float" office:value="7.1933858235677" calcext:value-type="float">
            <text:p>7.1933858235677</text:p>
          </table:table-cell>
          <table:table-cell office:value-type="string" calcext:value-type="string">
            <text:p>C23H45N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-Palmitoyl-R-carnit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yl carnitines</text:p>
          </table:table-cell>
          <table:table-cell office:value-type="float" office:value="8548092" calcext:value-type="float">
            <text:p>8548092</text:p>
          </table:table-cell>
          <table:table-cell office:value-type="float" office:value="0.767549978327112" calcext:value-type="float">
            <text:p>0.767549978327112</text:p>
          </table:table-cell>
          <table:table-cell office:value-type="float" office:value="0.25993038449123" calcext:value-type="float">
            <text:p>0.25993038449123</text:p>
          </table:table-cell>
          <table:table-cell office:value-type="float" office:value="0.403493251046415" calcext:value-type="float">
            <text:p>0.403493251046415</text:p>
          </table:table-cell>
          <table:table-cell office:value-type="float" office:value="1" calcext:value-type="float">
            <text:p>1</text:p>
          </table:table-cell>
          <table:table-cell office:value-type="float" office:value="0.795827536519681" calcext:value-type="float">
            <text:p>0.795827536519681</text:p>
          </table:table-cell>
          <table:table-cell office:value-type="float" office:value="0.416690708027078" calcext:value-type="float">
            <text:p>0.416690708027078</text:p>
          </table:table-cell>
          <table:table-cell office:value-type="float" office:value="0.499156079526033" calcext:value-type="float">
            <text:p>0.499156079526033</text:p>
          </table:table-cell>
          <table:table-cell office:value-type="float" office:value="1" calcext:value-type="float">
            <text:p>1</text:p>
          </table:table-cell>
          <table:table-cell office:value-type="float" office:value="2670528.484375" calcext:value-type="float">
            <text:p>2670528.484375</text:p>
          </table:table-cell>
          <table:table-cell office:value-type="float" office:value="904373.025" calcext:value-type="float">
            <text:p>904373.025</text:p>
          </table:table-cell>
          <table:table-cell office:value-type="float" office:value="1403869.78125" calcext:value-type="float">
            <text:p>1403869.78125</text:p>
          </table:table-cell>
          <table:table-cell office:value-type="float" office:value="3479289.375" calcext:value-type="float">
            <text:p>3479289.375</text:p>
          </table:table-cell>
          <table:table-cell office:value-type="float" office:value="2696857.1581591" calcext:value-type="float">
            <text:p>2696857.1581591</text:p>
          </table:table-cell>
          <table:table-cell office:value-type="float" office:value="387266.168293437" calcext:value-type="float">
            <text:p>387266.168293437</text:p>
          </table:table-cell>
          <table:table-cell office:value-type="float" office:value="328458.812424934" calcext:value-type="float">
            <text:p>328458.812424934</text:p>
          </table:table-cell>
          <table:table-cell office:value-type="float" office:value="4390780.93578596" calcext:value-type="float">
            <text:p>4390780.93578596</text:p>
          </table:table-cell>
          <table:table-cell office:value-type="float" office:value="1.00985897508233" calcext:value-type="float">
            <text:p>1.00985897508233</text:p>
          </table:table-cell>
          <table:table-cell office:value-type="float" office:value="0.428215081153529" calcext:value-type="float">
            <text:p>0.428215081153529</text:p>
          </table:table-cell>
          <table:table-cell office:value-type="float" office:value="0.233966723133306" calcext:value-type="float">
            <text:p>0.233966723133306</text:p>
          </table:table-cell>
          <table:table-cell office:value-type="float" office:value="1.26197635854476" calcext:value-type="float">
            <text:p>1.26197635854476</text:p>
          </table:table-cell>
          <table:table-cell office:value-type="float" office:value="0.0246344637961132" calcext:value-type="float">
            <text:p>0.024634463796113</text:p>
          </table:table-cell>
          <table:table-cell office:value-type="float" office:value="0.341253657345177" calcext:value-type="float">
            <text:p>0.341253657345177</text:p>
          </table:table-cell>
          <table:table-cell office:value-type="float" office:value="0.2221798886769" calcext:value-type="float">
            <text:p>0.2221798886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20</text:p>
          </table:table-cell>
          <table:table-cell table:number-columns-repeated="990"/>
        </table:table-row>
        <table:table-row table:style-name="ro2">
          <table:table-cell office:value-type="float" office:value="445.319098817683" calcext:value-type="float">
            <text:p>445.319098817683</text:p>
          </table:table-cell>
          <table:table-cell office:value-type="float" office:value="4.11983333587645" calcext:value-type="float">
            <text:p>4.11983333587645</text:p>
          </table:table-cell>
          <table:table-cell office:value-type="string" calcext:value-type="string">
            <text:p>C27H43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oleoyl tyros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mides</text:p>
          </table:table-cell>
          <table:table-cell office:value-type="float" office:value="579215" calcext:value-type="float">
            <text:p>579215</text:p>
          </table:table-cell>
          <table:table-cell office:value-type="float" office:value="0.838682163931675" calcext:value-type="float">
            <text:p>0.838682163931675</text:p>
          </table:table-cell>
          <table:table-cell office:value-type="float" office:value="0.225240040200942" calcext:value-type="float">
            <text:p>0.225240040200942</text:p>
          </table:table-cell>
          <table:table-cell office:value-type="float" office:value="0.392809231607478" calcext:value-type="float">
            <text:p>0.392809231607478</text:p>
          </table:table-cell>
          <table:table-cell office:value-type="float" office:value="1" calcext:value-type="float">
            <text:p>1</text:p>
          </table:table-cell>
          <table:table-cell office:value-type="float" office:value="0.750147656955941" calcext:value-type="float">
            <text:p>0.750147656955941</text:p>
          </table:table-cell>
          <table:table-cell office:value-type="float" office:value="0.211085397161331" calcext:value-type="float">
            <text:p>0.211085397161331</text:p>
          </table:table-cell>
          <table:table-cell office:value-type="float" office:value="0.291181958918567" calcext:value-type="float">
            <text:p>0.291181958918567</text:p>
          </table:table-cell>
          <table:table-cell office:value-type="float" office:value="1" calcext:value-type="float">
            <text:p>1</text:p>
          </table:table-cell>
          <table:table-cell office:value-type="float" office:value="262042.91796875" calcext:value-type="float">
            <text:p>262042.91796875</text:p>
          </table:table-cell>
          <table:table-cell office:value-type="float" office:value="70375.3578125" calcext:value-type="float">
            <text:p>70375.3578125</text:p>
          </table:table-cell>
          <table:table-cell office:value-type="float" office:value="122731.6875" calcext:value-type="float">
            <text:p>122731.6875</text:p>
          </table:table-cell>
          <table:table-cell office:value-type="float" office:value="312446.036458333" calcext:value-type="float">
            <text:p>312446.036458333</text:p>
          </table:table-cell>
          <table:table-cell office:value-type="float" office:value="96555.6471167229" calcext:value-type="float">
            <text:p>96555.6471167229</text:p>
          </table:table-cell>
          <table:table-cell office:value-type="float" office:value="21297.2602965899" calcext:value-type="float">
            <text:p>21297.2602965899</text:p>
          </table:table-cell>
          <table:table-cell office:value-type="float" office:value="14278.4342176887" calcext:value-type="float">
            <text:p>14278.4342176887</text:p>
          </table:table-cell>
          <table:table-cell office:value-type="float" office:value="231330.198065974" calcext:value-type="float">
            <text:p>231330.198065974</text:p>
          </table:table-cell>
          <table:table-cell office:value-type="float" office:value="0.36847264511166" calcext:value-type="float">
            <text:p>0.36847264511166</text:p>
          </table:table-cell>
          <table:table-cell office:value-type="float" office:value="0.302623829683849" calcext:value-type="float">
            <text:p>0.302623829683849</text:p>
          </table:table-cell>
          <table:table-cell office:value-type="float" office:value="0.116338612370898" calcext:value-type="float">
            <text:p>0.116338612370898</text:p>
          </table:table-cell>
          <table:table-cell office:value-type="float" office:value="0.740384485872086" calcext:value-type="float">
            <text:p>0.740384485872086</text:p>
          </table:table-cell>
          <table:table-cell office:value-type="float" office:value="0.0404298162117805" calcext:value-type="float">
            <text:p>0.040429816211781</text:p>
          </table:table-cell>
          <table:table-cell office:value-type="float" office:value="1.08581095041796" calcext:value-type="float">
            <text:p>1.08581095041796</text:p>
          </table:table-cell>
          <table:table-cell office:value-type="float" office:value="0.670014637169373" calcext:value-type="float">
            <text:p>0.670014637169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62</text:p>
          </table:table-cell>
          <table:table-cell table:number-columns-repeated="990"/>
        </table:table-row>
        <table:table-row table:style-name="ro2">
          <table:table-cell office:value-type="float" office:value="226.120652202596" calcext:value-type="float">
            <text:p>226.120652202596</text:p>
          </table:table-cell>
          <table:table-cell office:value-type="float" office:value="4.45439022911918" calcext:value-type="float">
            <text:p>4.45439022911918</text:p>
          </table:table-cell>
          <table:table-cell office:value-type="string" calcext:value-type="string">
            <text:p>C12H18O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7-Dimethyl-2E,6E-decadien-1,10-dioic aci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163809" calcext:value-type="float">
            <text:p>163809</text:p>
          </table:table-cell>
          <table:table-cell office:value-type="float" office:value="0.404740443785238" calcext:value-type="float">
            <text:p>0.404740443785238</text:p>
          </table:table-cell>
          <table:table-cell office:value-type="float" office:value="0.435084401527199" calcext:value-type="float">
            <text:p>0.435084401527199</text:p>
          </table:table-cell>
          <table:table-cell office:value-type="float" office:value="0.330005656597052" calcext:value-type="float">
            <text:p>0.330005656597052</text:p>
          </table:table-cell>
          <table:table-cell office:value-type="float" office:value="1" calcext:value-type="float">
            <text:p>1</text:p>
          </table:table-cell>
          <table:table-cell office:value-type="float" office:value="0.024859337142594" calcext:value-type="float">
            <text:p>0.024859337142594</text:p>
          </table:table-cell>
          <table:table-cell office:value-type="float" office:value="0.0274403910418857" calcext:value-type="float">
            <text:p>0.027440391041886</text:p>
          </table:table-cell>
          <table:table-cell office:value-type="float" office:value="0.0176843543996697" calcext:value-type="float">
            <text:p>0.01768435439967</text:p>
          </table:table-cell>
          <table:table-cell office:value-type="float" office:value="1" calcext:value-type="float">
            <text:p>1</text:p>
          </table:table-cell>
          <table:table-cell office:value-type="float" office:value="53763.1708984375" calcext:value-type="float">
            <text:p>53763.1708984375</text:p>
          </table:table-cell>
          <table:table-cell office:value-type="float" office:value="57793.87109375" calcext:value-type="float">
            <text:p>57793.87109375</text:p>
          </table:table-cell>
          <table:table-cell office:value-type="float" office:value="43835.8725585938" calcext:value-type="float">
            <text:p>43835.8725585938</text:p>
          </table:table-cell>
          <table:table-cell office:value-type="float" office:value="132833.700520833" calcext:value-type="float">
            <text:p>132833.700520833</text:p>
          </table:table-cell>
          <table:table-cell office:value-type="float" office:value="23951.7406086091" calcext:value-type="float">
            <text:p>23951.7406086091</text:p>
          </table:table-cell>
          <table:table-cell office:value-type="float" office:value="36652.8391950275" calcext:value-type="float">
            <text:p>36652.8391950275</text:p>
          </table:table-cell>
          <table:table-cell office:value-type="float" office:value="23041.8749137865" calcext:value-type="float">
            <text:p>23041.8749137865</text:p>
          </table:table-cell>
          <table:table-cell office:value-type="float" office:value="31138.1357431288" calcext:value-type="float">
            <text:p>31138.1357431288</text:p>
          </table:table-cell>
          <table:table-cell office:value-type="float" office:value="0.445504612327566" calcext:value-type="float">
            <text:p>0.445504612327566</text:p>
          </table:table-cell>
          <table:table-cell office:value-type="float" office:value="0.634199414252271" calcext:value-type="float">
            <text:p>0.634199414252271</text:p>
          </table:table-cell>
          <table:table-cell office:value-type="float" office:value="0.525639700293118" calcext:value-type="float">
            <text:p>0.525639700293118</text:p>
          </table:table-cell>
          <table:table-cell office:value-type="float" office:value="0.234414426617928" calcext:value-type="float">
            <text:p>0.234414426617928</text:p>
          </table:table-cell>
          <table:table-cell office:value-type="float" office:value="4.05123613093784" calcext:value-type="float">
            <text:p>4.05123613093784</text:p>
          </table:table-cell>
          <table:table-cell office:value-type="float" office:value="2.43447541246303" calcext:value-type="float">
            <text:p>2.43447541246303</text:p>
          </table:table-cell>
          <table:table-cell office:value-type="float" office:value="5.27860892589216" calcext:value-type="float">
            <text:p>5.27860892589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92</text:p>
          </table:table-cell>
          <table:table-cell table:number-columns-repeated="990"/>
        </table:table-row>
        <table:table-row table:style-name="ro2">
          <table:table-cell office:value-type="float" office:value="371.303264091648" calcext:value-type="float">
            <text:p>371.303264091648</text:p>
          </table:table-cell>
          <table:table-cell office:value-type="float" office:value="7.31891916910807" calcext:value-type="float">
            <text:p>7.31891916910807</text:p>
          </table:table-cell>
          <table:table-cell office:value-type="string" calcext:value-type="string">
            <text:p>C21H41N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stearoyl ser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mides</text:p>
          </table:table-cell>
          <table:table-cell office:value-type="float" office:value="1573570" calcext:value-type="float">
            <text:p>1573570</text:p>
          </table:table-cell>
          <table:table-cell office:value-type="float" office:value="0.789646487235208" calcext:value-type="float">
            <text:p>0.789646487235208</text:p>
          </table:table-cell>
          <table:table-cell office:value-type="float" office:value="0.232410582028937" calcext:value-type="float">
            <text:p>0.232410582028937</text:p>
          </table:table-cell>
          <table:table-cell office:value-type="float" office:value="0.31670913544333" calcext:value-type="float">
            <text:p>0.31670913544333</text:p>
          </table:table-cell>
          <table:table-cell office:value-type="float" office:value="1" calcext:value-type="float">
            <text:p>1</text:p>
          </table:table-cell>
          <table:table-cell office:value-type="float" office:value="0.815793770847963" calcext:value-type="float">
            <text:p>0.815793770847963</text:p>
          </table:table-cell>
          <table:table-cell office:value-type="float" office:value="0.412605773533104" calcext:value-type="float">
            <text:p>0.412605773533104</text:p>
          </table:table-cell>
          <table:table-cell office:value-type="float" office:value="0.457457792062603" calcext:value-type="float">
            <text:p>0.457457792062603</text:p>
          </table:table-cell>
          <table:table-cell office:value-type="float" office:value="1" calcext:value-type="float">
            <text:p>1</text:p>
          </table:table-cell>
          <table:table-cell office:value-type="float" office:value="497935.03515625" calcext:value-type="float">
            <text:p>497935.03515625</text:p>
          </table:table-cell>
          <table:table-cell office:value-type="float" office:value="146553.3921875" calcext:value-type="float">
            <text:p>146553.3921875</text:p>
          </table:table-cell>
          <table:table-cell office:value-type="float" office:value="199710.34765625" calcext:value-type="float">
            <text:p>199710.34765625</text:p>
          </table:table-cell>
          <table:table-cell office:value-type="float" office:value="630579.6875" calcext:value-type="float">
            <text:p>630579.6875</text:p>
          </table:table-cell>
          <table:table-cell office:value-type="float" office:value="437586.175286438" calcext:value-type="float">
            <text:p>437586.175286438</text:p>
          </table:table-cell>
          <table:table-cell office:value-type="float" office:value="66194.156914905" calcext:value-type="float">
            <text:p>66194.156914905</text:p>
          </table:table-cell>
          <table:table-cell office:value-type="float" office:value="75372.9220701763" calcext:value-type="float">
            <text:p>75372.9220701763</text:p>
          </table:table-cell>
          <table:table-cell office:value-type="float" office:value="816685.029143768" calcext:value-type="float">
            <text:p>816685.029143768</text:p>
          </table:table-cell>
          <table:table-cell office:value-type="float" office:value="0.878801739968198" calcext:value-type="float">
            <text:p>0.878801739968198</text:p>
          </table:table-cell>
          <table:table-cell office:value-type="float" office:value="0.451672635664525" calcext:value-type="float">
            <text:p>0.451672635664525</text:p>
          </table:table-cell>
          <table:table-cell office:value-type="float" office:value="0.377411200544858" calcext:value-type="float">
            <text:p>0.377411200544858</text:p>
          </table:table-cell>
          <table:table-cell office:value-type="float" office:value="1.29513374016471" calcext:value-type="float">
            <text:p>1.29513374016471</text:p>
          </table:table-cell>
          <table:table-cell office:value-type="float" office:value="0.0204956361122972" calcext:value-type="float">
            <text:p>0.020495636112297</text:p>
          </table:table-cell>
          <table:table-cell office:value-type="float" office:value="0.348967490463339" calcext:value-type="float">
            <text:p>0.348967490463339</text:p>
          </table:table-cell>
          <table:table-cell office:value-type="float" office:value="0.275993259693578" calcext:value-type="float">
            <text:p>0.275993259693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08</text:p>
          </table:table-cell>
          <table:table-cell table:number-columns-repeated="990"/>
        </table:table-row>
        <table:table-row table:style-name="ro2">
          <table:table-cell office:value-type="float" office:value="447.334977125705" calcext:value-type="float">
            <text:p>447.334977125705</text:p>
          </table:table-cell>
          <table:table-cell office:value-type="float" office:value="4.11601168314615" calcext:value-type="float">
            <text:p>4.11601168314615</text:p>
          </table:table-cell>
          <table:table-cell office:value-type="string" calcext:value-type="string">
            <text:p>C27H45N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stearoyl tyros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mides</text:p>
          </table:table-cell>
          <table:table-cell office:value-type="float" office:value="2187270" calcext:value-type="float">
            <text:p>2187270</text:p>
          </table:table-cell>
          <table:table-cell office:value-type="float" office:value="0.638198629521918" calcext:value-type="float">
            <text:p>0.638198629521918</text:p>
          </table:table-cell>
          <table:table-cell office:value-type="float" office:value="0.22849940506364" calcext:value-type="float">
            <text:p>0.22849940506364</text:p>
          </table:table-cell>
          <table:table-cell office:value-type="float" office:value="0.30332310218447" calcext:value-type="float">
            <text:p>0.30332310218447</text:p>
          </table:table-cell>
          <table:table-cell office:value-type="float" office:value="1" calcext:value-type="float">
            <text:p>1</text:p>
          </table:table-cell>
          <table:table-cell office:value-type="float" office:value="0.249039241504717" calcext:value-type="float">
            <text:p>0.249039241504717</text:p>
          </table:table-cell>
          <table:table-cell office:value-type="float" office:value="0.0726957119906933" calcext:value-type="float">
            <text:p>0.072695711990693</text:p>
          </table:table-cell>
          <table:table-cell office:value-type="float" office:value="0.0910581290686731" calcext:value-type="float">
            <text:p>0.091058129068673</text:p>
          </table:table-cell>
          <table:table-cell office:value-type="float" office:value="1" calcext:value-type="float">
            <text:p>1</text:p>
          </table:table-cell>
          <table:table-cell office:value-type="float" office:value="967870.515625" calcext:value-type="float">
            <text:p>967870.515625</text:p>
          </table:table-cell>
          <table:table-cell office:value-type="float" office:value="346534.490625" calcext:value-type="float">
            <text:p>346534.490625</text:p>
          </table:table-cell>
          <table:table-cell office:value-type="float" office:value="460009.5859375" calcext:value-type="float">
            <text:p>460009.5859375</text:p>
          </table:table-cell>
          <table:table-cell office:value-type="float" office:value="1516566.27083333" calcext:value-type="float">
            <text:p>1516566.27083333</text:p>
          </table:table-cell>
          <table:table-cell office:value-type="float" office:value="274363.415567881" calcext:value-type="float">
            <text:p>274363.415567881</text:p>
          </table:table-cell>
          <table:table-cell office:value-type="float" office:value="146421.987380498" calcext:value-type="float">
            <text:p>146421.987380498</text:p>
          </table:table-cell>
          <table:table-cell office:value-type="float" office:value="73710.1171652699" calcext:value-type="float">
            <text:p>73710.1171652699</text:p>
          </table:table-cell>
          <table:table-cell office:value-type="float" office:value="599661.178353733" calcext:value-type="float">
            <text:p>599661.178353733</text:p>
          </table:table-cell>
          <table:table-cell office:value-type="float" office:value="0.283471199027808" calcext:value-type="float">
            <text:p>0.283471199027808</text:p>
          </table:table-cell>
          <table:table-cell office:value-type="float" office:value="0.422532219278998" calcext:value-type="float">
            <text:p>0.422532219278998</text:p>
          </table:table-cell>
          <table:table-cell office:value-type="float" office:value="0.1602360459838" calcext:value-type="float">
            <text:p>0.1602360459838</text:p>
          </table:table-cell>
          <table:table-cell office:value-type="float" office:value="0.395407170716138" calcext:value-type="float">
            <text:p>0.395407170716138</text:p>
          </table:table-cell>
          <table:table-cell office:value-type="float" office:value="0.692316908092722" calcext:value-type="float">
            <text:p>0.692316908092722</text:p>
          </table:table-cell>
          <table:table-cell office:value-type="float" office:value="3.59279807314937" calcext:value-type="float">
            <text:p>3.59279807314937</text:p>
          </table:table-cell>
          <table:table-cell office:value-type="float" office:value="3.05816532657375" calcext:value-type="float">
            <text:p>3.05816532657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50</text:p>
          </table:table-cell>
          <table:table-cell table:number-columns-repeated="990"/>
        </table:table-row>
        <table:table-row table:style-name="ro2">
          <table:table-cell office:value-type="float" office:value="210.125679475081" calcext:value-type="float">
            <text:p>210.125679475081</text:p>
          </table:table-cell>
          <table:table-cell office:value-type="float" office:value="4.32593955993652" calcext:value-type="float">
            <text:p>4.32593955993652</text:p>
          </table:table-cell>
          <table:table-cell office:value-type="string" calcext:value-type="string">
            <text:p>C12H18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-)-Jasmonic ac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alpha-Linolenic acid metabolism</text:p>
          </table:table-cell>
          <table:table-cell office:value-type="float" office:value="299101" calcext:value-type="float">
            <text:p>299101</text:p>
          </table:table-cell>
          <table:table-cell office:value-type="float" office:value="0.467947032889411" calcext:value-type="float">
            <text:p>0.467947032889411</text:p>
          </table:table-cell>
          <table:table-cell office:value-type="float" office:value="0.542841194443518" calcext:value-type="float">
            <text:p>0.542841194443518</text:p>
          </table:table-cell>
          <table:table-cell office:value-type="float" office:value="0.30165168447466" calcext:value-type="float">
            <text:p>0.30165168447466</text:p>
          </table:table-cell>
          <table:table-cell office:value-type="float" office:value="1" calcext:value-type="float">
            <text:p>1</text:p>
          </table:table-cell>
          <table:table-cell office:value-type="float" office:value="0.342246042382853" calcext:value-type="float">
            <text:p>0.342246042382853</text:p>
          </table:table-cell>
          <table:table-cell office:value-type="float" office:value="0.401990519277568" calcext:value-type="float">
            <text:p>0.401990519277568</text:p>
          </table:table-cell>
          <table:table-cell office:value-type="float" office:value="0.24532232596393" calcext:value-type="float">
            <text:p>0.24532232596393</text:p>
          </table:table-cell>
          <table:table-cell office:value-type="float" office:value="1" calcext:value-type="float">
            <text:p>1</text:p>
          </table:table-cell>
          <table:table-cell office:value-type="float" office:value="75750.3041992188" calcext:value-type="float">
            <text:p>75750.3041992188</text:p>
          </table:table-cell>
          <table:table-cell office:value-type="float" office:value="87874.0171875" calcext:value-type="float">
            <text:p>87874.0171875</text:p>
          </table:table-cell>
          <table:table-cell office:value-type="float" office:value="48830.7548828125" calcext:value-type="float">
            <text:p>48830.7548828125</text:p>
          </table:table-cell>
          <table:table-cell office:value-type="float" office:value="161877.9453125" calcext:value-type="float">
            <text:p>161877.9453125</text:p>
          </table:table-cell>
          <table:table-cell office:value-type="float" office:value="47743.4749103547" calcext:value-type="float">
            <text:p>47743.4749103547</text:p>
          </table:table-cell>
          <table:table-cell office:value-type="float" office:value="50861.5622156337" calcext:value-type="float">
            <text:p>50861.5622156337</text:p>
          </table:table-cell>
          <table:table-cell office:value-type="float" office:value="12409.7343097134" calcext:value-type="float">
            <text:p>12409.7343097134</text:p>
          </table:table-cell>
          <table:table-cell office:value-type="float" office:value="120602.792506198" calcext:value-type="float">
            <text:p>120602.792506198</text:p>
          </table:table-cell>
          <table:table-cell office:value-type="float" office:value="0.630274365430827" calcext:value-type="float">
            <text:p>0.630274365430827</text:p>
          </table:table-cell>
          <table:table-cell office:value-type="float" office:value="0.578800922542423" calcext:value-type="float">
            <text:p>0.578800922542423</text:p>
          </table:table-cell>
          <table:table-cell office:value-type="float" office:value="0.254137670807981" calcext:value-type="float">
            <text:p>0.254137670807981</text:p>
          </table:table-cell>
          <table:table-cell office:value-type="float" office:value="0.745023000343736" calcext:value-type="float">
            <text:p>0.745023000343736</text:p>
          </table:table-cell>
          <table:table-cell office:value-type="float" office:value="0.44090359221245" calcext:value-type="float">
            <text:p>0.44090359221245</text:p>
          </table:table-cell>
          <table:table-cell office:value-type="float" office:value="0.319670972026688" calcext:value-type="float">
            <text:p>0.319670972026688</text:p>
          </table:table-cell>
          <table:table-cell office:value-type="float" office:value="0.869422190417562" calcext:value-type="float">
            <text:p>0.869422190417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34</text:p>
          </table:table-cell>
          <table:table-cell table:number-columns-repeated="990"/>
        </table:table-row>
        <table:table-row table:style-name="ro2">
          <table:table-cell office:value-type="float" office:value="231.147096132115" calcext:value-type="float">
            <text:p>231.147096132115</text:p>
          </table:table-cell>
          <table:table-cell office:value-type="float" office:value="8.09494306776258" calcext:value-type="float">
            <text:p>8.09494306776258</text:p>
          </table:table-cell>
          <table:table-cell office:value-type="string" calcext:value-type="string">
            <text:p>C11H21N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-Butanoylcarnit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yl carnitines</text:p>
          </table:table-cell>
          <table:table-cell office:value-type="float" office:value="5369428" calcext:value-type="float">
            <text:p>5369428</text:p>
          </table:table-cell>
          <table:table-cell office:value-type="float" office:value="0.570602077160595" calcext:value-type="float">
            <text:p>0.570602077160595</text:p>
          </table:table-cell>
          <table:table-cell office:value-type="float" office:value="0.309370860465782" calcext:value-type="float">
            <text:p>0.309370860465782</text:p>
          </table:table-cell>
          <table:table-cell office:value-type="float" office:value="0.276500012397597" calcext:value-type="float">
            <text:p>0.276500012397597</text:p>
          </table:table-cell>
          <table:table-cell office:value-type="float" office:value="1" calcext:value-type="float">
            <text:p>1</text:p>
          </table:table-cell>
          <table:table-cell office:value-type="float" office:value="0.581701809014995" calcext:value-type="float">
            <text:p>0.581701809014995</text:p>
          </table:table-cell>
          <table:table-cell office:value-type="float" office:value="0.397819427174052" calcext:value-type="float">
            <text:p>0.397819427174052</text:p>
          </table:table-cell>
          <table:table-cell office:value-type="float" office:value="0.37991617615013" calcext:value-type="float">
            <text:p>0.37991617615013</text:p>
          </table:table-cell>
          <table:table-cell office:value-type="float" office:value="1" calcext:value-type="float">
            <text:p>1</text:p>
          </table:table-cell>
          <table:table-cell office:value-type="float" office:value="1335210.703125" calcext:value-type="float">
            <text:p>1335210.703125</text:p>
          </table:table-cell>
          <table:table-cell office:value-type="float" office:value="723928.8125" calcext:value-type="float">
            <text:p>723928.8125</text:p>
          </table:table-cell>
          <table:table-cell office:value-type="float" office:value="647010.921875" calcext:value-type="float">
            <text:p>647010.921875</text:p>
          </table:table-cell>
          <table:table-cell office:value-type="float" office:value="2340003.22916667" calcext:value-type="float">
            <text:p>2340003.22916667</text:p>
          </table:table-cell>
          <table:table-cell office:value-type="float" office:value="938484.919326601" calcext:value-type="float">
            <text:p>938484.919326601</text:p>
          </table:table-cell>
          <table:table-cell office:value-type="float" office:value="412467.664632353" calcext:value-type="float">
            <text:p>412467.664632353</text:p>
          </table:table-cell>
          <table:table-cell office:value-type="float" office:value="198931.454700583" calcext:value-type="float">
            <text:p>198931.454700583</text:p>
          </table:table-cell>
          <table:table-cell office:value-type="float" office:value="2623558.96494828" calcext:value-type="float">
            <text:p>2623558.96494828</text:p>
          </table:table-cell>
          <table:table-cell office:value-type="float" office:value="0.702874023650439" calcext:value-type="float">
            <text:p>0.702874023650439</text:p>
          </table:table-cell>
          <table:table-cell office:value-type="float" office:value="0.569762741184381" calcext:value-type="float">
            <text:p>0.569762741184381</text:p>
          </table:table-cell>
          <table:table-cell office:value-type="float" office:value="0.30746228228125" calcext:value-type="float">
            <text:p>0.30746228228125</text:p>
          </table:table-cell>
          <table:table-cell office:value-type="float" office:value="1.12117749764072" calcext:value-type="float">
            <text:p>1.12117749764072</text:p>
          </table:table-cell>
          <table:table-cell office:value-type="float" office:value="0.130040185673965" calcext:value-type="float">
            <text:p>0.130040185673965</text:p>
          </table:table-cell>
          <table:table-cell office:value-type="float" office:value="0.370285795447655" calcext:value-type="float">
            <text:p>0.370285795447655</text:p>
          </table:table-cell>
          <table:table-cell office:value-type="float" office:value="0.414036389455216" calcext:value-type="float">
            <text:p>0.414036389455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70</text:p>
          </table:table-cell>
          <table:table-cell table:number-columns-repeated="990"/>
        </table:table-row>
        <table:table-row table:style-name="ro2">
          <table:table-cell office:value-type="float" office:value="330.240310346753" calcext:value-type="float">
            <text:p>330.240310346753</text:p>
          </table:table-cell>
          <table:table-cell office:value-type="float" office:value="4.0517595321413" calcext:value-type="float">
            <text:p>4.0517595321413</text:p>
          </table:table-cell>
          <table:table-cell office:value-type="string" calcext:value-type="string">
            <text:p>C18H34O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 trihydroxy(18: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14965" calcext:value-type="float">
            <text:p>214965</text:p>
          </table:table-cell>
          <table:table-cell office:value-type="float" office:value="0.20339324381434" calcext:value-type="float">
            <text:p>0.20339324381434</text:p>
          </table:table-cell>
          <table:table-cell office:value-type="float" office:value="0.257309866980411" calcext:value-type="float">
            <text:p>0.257309866980411</text:p>
          </table:table-cell>
          <table:table-cell office:value-type="float" office:value="0.25667424587383" calcext:value-type="float">
            <text:p>0.25667424587383</text:p>
          </table:table-cell>
          <table:table-cell office:value-type="float" office:value="1" calcext:value-type="float">
            <text:p>1</text:p>
          </table:table-cell>
          <table:table-cell office:value-type="float" office:value="0.000408293169261361" calcext:value-type="float">
            <text:p>0.000408293169261</text:p>
          </table:table-cell>
          <table:table-cell office:value-type="float" office:value="0.000611007541282142" calcext:value-type="float">
            <text:p>0.000611007541282</text:p>
          </table:table-cell>
          <table:table-cell office:value-type="float" office:value="0.00103064329868368" calcext:value-type="float">
            <text:p>0.001030643298684</text:p>
          </table:table-cell>
          <table:table-cell office:value-type="float" office:value="1" calcext:value-type="float">
            <text:p>1</text:p>
          </table:table-cell>
          <table:table-cell office:value-type="float" office:value="29287.7065429687" calcext:value-type="float">
            <text:p>29287.7065429687</text:p>
          </table:table-cell>
          <table:table-cell office:value-type="float" office:value="37051.45625" calcext:value-type="float">
            <text:p>37051.45625</text:p>
          </table:table-cell>
          <table:table-cell office:value-type="float" office:value="36959.9296875" calcext:value-type="float">
            <text:p>36959.9296875</text:p>
          </table:table-cell>
          <table:table-cell office:value-type="float" office:value="143995.473958333" calcext:value-type="float">
            <text:p>143995.473958333</text:p>
          </table:table-cell>
          <table:table-cell office:value-type="float" office:value="22012.6431171747" calcext:value-type="float">
            <text:p>22012.6431171747</text:p>
          </table:table-cell>
          <table:table-cell office:value-type="float" office:value="30795.9468688837" calcext:value-type="float">
            <text:p>30795.9468688837</text:p>
          </table:table-cell>
          <table:table-cell office:value-type="float" office:value="24878.4031460333" calcext:value-type="float">
            <text:p>24878.4031460333</text:p>
          </table:table-cell>
          <table:table-cell office:value-type="float" office:value="12070.035251441" calcext:value-type="float">
            <text:p>12070.035251441</text:p>
          </table:table-cell>
          <table:table-cell office:value-type="float" office:value="0.751600098316999" calcext:value-type="float">
            <text:p>0.751600098316999</text:p>
          </table:table-cell>
          <table:table-cell office:value-type="float" office:value="0.831166976571499" calcext:value-type="float">
            <text:p>0.831166976571499</text:p>
          </table:table-cell>
          <table:table-cell office:value-type="float" office:value="0.673118248773272" calcext:value-type="float">
            <text:p>0.673118248773272</text:p>
          </table:table-cell>
          <table:table-cell office:value-type="float" office:value="0.0838223238525789" calcext:value-type="float">
            <text:p>0.083822323852579</text:p>
          </table:table-cell>
          <table:table-cell office:value-type="float" office:value="20.8774844637772" calcext:value-type="float">
            <text:p>20.8774844637772</text:p>
          </table:table-cell>
          <table:table-cell office:value-type="float" office:value="10.4535900024356" calcext:value-type="float">
            <text:p>10.4535900024356</text:p>
          </table:table-cell>
          <table:table-cell office:value-type="float" office:value="14.9833869606737" calcext:value-type="float">
            <text:p>14.9833869606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34</text:p>
          </table:table-cell>
          <table:table-cell table:number-columns-repeated="990"/>
        </table:table-row>
        <table:table-row table:style-name="ro2">
          <table:table-cell office:value-type="float" office:value="217.131434875983" calcext:value-type="float">
            <text:p>217.131434875983</text:p>
          </table:table-cell>
          <table:table-cell office:value-type="float" office:value="9.02040841844347" calcext:value-type="float">
            <text:p>9.02040841844347</text:p>
          </table:table-cell>
          <table:table-cell office:value-type="string" calcext:value-type="string">
            <text:p>C10H19N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-Propanoylcarnit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OxidationofBranchedFattyAcids</text:p>
          </table:table-cell>
          <table:table-cell office:value-type="float" office:value="60466552" calcext:value-type="float">
            <text:p>60466552</text:p>
          </table:table-cell>
          <table:table-cell office:value-type="float" office:value="0.577179241977164" calcext:value-type="float">
            <text:p>0.577179241977164</text:p>
          </table:table-cell>
          <table:table-cell office:value-type="float" office:value="0.248893174722132" calcext:value-type="float">
            <text:p>0.248893174722132</text:p>
          </table:table-cell>
          <table:table-cell office:value-type="float" office:value="0.238626429954823" calcext:value-type="float">
            <text:p>0.238626429954823</text:p>
          </table:table-cell>
          <table:table-cell office:value-type="float" office:value="1" calcext:value-type="float">
            <text:p>1</text:p>
          </table:table-cell>
          <table:table-cell office:value-type="float" office:value="0.60176241948065" calcext:value-type="float">
            <text:p>0.60176241948065</text:p>
          </table:table-cell>
          <table:table-cell office:value-type="float" office:value="0.381882707449791" calcext:value-type="float">
            <text:p>0.381882707449791</text:p>
          </table:table-cell>
          <table:table-cell office:value-type="float" office:value="0.376686008701999" calcext:value-type="float">
            <text:p>0.376686008701999</text:p>
          </table:table-cell>
          <table:table-cell office:value-type="float" office:value="1" calcext:value-type="float">
            <text:p>1</text:p>
          </table:table-cell>
          <table:table-cell office:value-type="float" office:value="14854955.75" calcext:value-type="float">
            <text:p>14854955.75</text:p>
          </table:table-cell>
          <table:table-cell office:value-type="float" office:value="6405804" calcext:value-type="float">
            <text:p>6405804</text:p>
          </table:table-cell>
          <table:table-cell office:value-type="float" office:value="6141567.125" calcext:value-type="float">
            <text:p>6141567.125</text:p>
          </table:table-cell>
          <table:table-cell office:value-type="float" office:value="25737162.1666667" calcext:value-type="float">
            <text:p>25737162.1666667</text:p>
          </table:table-cell>
          <table:table-cell office:value-type="float" office:value="10772760.956233" calcext:value-type="float">
            <text:p>10772760.956233</text:p>
          </table:table-cell>
          <table:table-cell office:value-type="float" office:value="3833038.29801352" calcext:value-type="float">
            <text:p>3833038.29801352</text:p>
          </table:table-cell>
          <table:table-cell office:value-type="float" office:value="3096820.91335368" calcext:value-type="float">
            <text:p>3096820.91335368</text:p>
          </table:table-cell>
          <table:table-cell office:value-type="float" office:value="30112339.175712" calcext:value-type="float">
            <text:p>30112339.175712</text:p>
          </table:table-cell>
          <table:table-cell office:value-type="float" office:value="0.725196435286118" calcext:value-type="float">
            <text:p>0.725196435286118</text:p>
          </table:table-cell>
          <table:table-cell office:value-type="float" office:value="0.598369587644817" calcext:value-type="float">
            <text:p>0.598369587644817</text:p>
          </table:table-cell>
          <table:table-cell office:value-type="float" office:value="0.504239528824442" calcext:value-type="float">
            <text:p>0.504239528824442</text:p>
          </table:table-cell>
          <table:table-cell office:value-type="float" office:value="1.16999453866409" calcext:value-type="float">
            <text:p>1.16999453866409</text:p>
          </table:table-cell>
          <table:table-cell office:value-type="float" office:value="0.115781968271285" calcext:value-type="float">
            <text:p>0.115781968271285</text:p>
          </table:table-cell>
          <table:table-cell office:value-type="float" office:value="0.405560121792539" calcext:value-type="float">
            <text:p>0.405560121792539</text:p>
          </table:table-cell>
          <table:table-cell office:value-type="float" office:value="0.41904312220062" calcext:value-type="float">
            <text:p>0.41904312220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16</text:p>
          </table:table-cell>
          <table:table-cell table:number-columns-repeated="990"/>
        </table:table-row>
        <table:table-row table:style-name="ro2">
          <table:table-cell office:value-type="float" office:value="246.146738553388" calcext:value-type="float">
            <text:p>246.146738553388</text:p>
          </table:table-cell>
          <table:table-cell office:value-type="float" office:value="4.49476390414767" calcext:value-type="float">
            <text:p>4.49476390414767</text:p>
          </table:table-cell>
          <table:table-cell office:value-type="string" calcext:value-type="string">
            <text:p>C12H22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Hydroxydodecanedioicac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float" office:value="0" calcext:value-type="float">
            <text:p>0</text:p>
          </table:table-cell>
          <table:table-cell office:value-type="float" office:value="254646" calcext:value-type="float">
            <text:p>254646</text:p>
          </table:table-cell>
          <table:table-cell office:value-type="float" office:value="0.320121707822786" calcext:value-type="float">
            <text:p>0.320121707822786</text:p>
          </table:table-cell>
          <table:table-cell office:value-type="float" office:value="0.245223392628305" calcext:value-type="float">
            <text:p>0.245223392628305</text:p>
          </table:table-cell>
          <table:table-cell office:value-type="float" office:value="0.200615880497251" calcext:value-type="float">
            <text:p>0.200615880497251</text:p>
          </table:table-cell>
          <table:table-cell office:value-type="float" office:value="1" calcext:value-type="float">
            <text:p>1</text:p>
          </table:table-cell>
          <table:table-cell office:value-type="float" office:value="0.0174896865541331" calcext:value-type="float">
            <text:p>0.017489686554133</text:p>
          </table:table-cell>
          <table:table-cell office:value-type="float" office:value="0.00479668126897051" calcext:value-type="float">
            <text:p>0.004796681268971</text:p>
          </table:table-cell>
          <table:table-cell office:value-type="float" office:value="0.0173054066616824" calcext:value-type="float">
            <text:p>0.017305406661683</text:p>
          </table:table-cell>
          <table:table-cell office:value-type="float" office:value="1" calcext:value-type="float">
            <text:p>1</text:p>
          </table:table-cell>
          <table:table-cell office:value-type="float" office:value="66318.9189453125" calcext:value-type="float">
            <text:p>66318.9189453125</text:p>
          </table:table-cell>
          <table:table-cell office:value-type="float" office:value="50802.39765625" calcext:value-type="float">
            <text:p>50802.39765625</text:p>
          </table:table-cell>
          <table:table-cell office:value-type="float" office:value="41561.15625" calcext:value-type="float">
            <text:p>41561.15625</text:p>
          </table:table-cell>
          <table:table-cell office:value-type="float" office:value="207167.828125" calcext:value-type="float">
            <text:p>207167.828125</text:p>
          </table:table-cell>
          <table:table-cell office:value-type="float" office:value="17407.367658507" calcext:value-type="float">
            <text:p>17407.367658507</text:p>
          </table:table-cell>
          <table:table-cell office:value-type="float" office:value="45012.0905324939" calcext:value-type="float">
            <text:p>45012.0905324939</text:p>
          </table:table-cell>
          <table:table-cell office:value-type="float" office:value="8740.27744069115" calcext:value-type="float">
            <text:p>8740.27744069115</text:p>
          </table:table-cell>
          <table:table-cell office:value-type="float" office:value="41140.7199340406" calcext:value-type="float">
            <text:p>41140.7199340406</text:p>
          </table:table-cell>
          <table:table-cell office:value-type="float" office:value="0.262479665461093" calcext:value-type="float">
            <text:p>0.262479665461093</text:p>
          </table:table-cell>
          <table:table-cell office:value-type="float" office:value="0.886022955787723" calcext:value-type="float">
            <text:p>0.886022955787723</text:p>
          </table:table-cell>
          <table:table-cell office:value-type="float" office:value="0.210299188697166" calcext:value-type="float">
            <text:p>0.210299188697166</text:p>
          </table:table-cell>
          <table:table-cell office:value-type="float" office:value="0.198586432586518" calcext:value-type="float">
            <text:p>0.198586432586518</text:p>
          </table:table-cell>
          <table:table-cell office:value-type="float" office:value="9.94120109692613" calcext:value-type="float">
            <text:p>9.94120109692613</text:p>
          </table:table-cell>
          <table:table-cell office:value-type="float" office:value="6.57501155277401" calcext:value-type="float">
            <text:p>6.57501155277401</text:p>
          </table:table-cell>
          <table:table-cell office:value-type="float" office:value="15.5038581219728" calcext:value-type="float">
            <text:p>15.5038581219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02</text:p>
          </table:table-cell>
          <table:table-cell table:number-columns-repeated="990"/>
        </table:table-row>
        <table:table-row table:style-name="ro2">
          <table:table-cell office:value-type="float" office:value="228.099837306392" calcext:value-type="float">
            <text:p>228.099837306392</text:p>
          </table:table-cell>
          <table:table-cell office:value-type="float" office:value="4.47777106391058" calcext:value-type="float">
            <text:p>4.47777106391058</text:p>
          </table:table-cell>
          <table:table-cell office:value-type="string" calcext:value-type="string">
            <text:p>C11H16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FA hydroxy(11:2/11:2)] 2R,9R-dihydroxy-3S,4S,7S,8S-diepoxy-5E,10-undecadien-1-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lcohols</text:p>
          </table:table-cell>
          <table:table-cell office:value-type="float" office:value="155330" calcext:value-type="float">
            <text:p>155330</text:p>
          </table:table-cell>
          <table:table-cell office:value-type="float" office:value="0.100433421833854" calcext:value-type="float">
            <text:p>0.100433421833854</text:p>
          </table:table-cell>
          <table:table-cell office:value-type="float" office:value="0.164267454014136" calcext:value-type="float">
            <text:p>0.164267454014136</text:p>
          </table:table-cell>
          <table:table-cell office:value-type="float" office:value="0.051194228562109" calcext:value-type="float">
            <text:p>0.051194228562109</text:p>
          </table:table-cell>
          <table:table-cell office:value-type="float" office:value="1" calcext:value-type="float">
            <text:p>1</text:p>
          </table:table-cell>
          <table:table-cell office:value-type="float" office:value="0.000208895932923117" calcext:value-type="float">
            <text:p>0.0002088959329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3913.34375" calcext:value-type="float">
            <text:p>13913.34375</text:p>
          </table:table-cell>
          <table:table-cell office:value-type="float" office:value="22756.4640625" calcext:value-type="float">
            <text:p>22756.4640625</text:p>
          </table:table-cell>
          <table:table-cell office:value-type="float" office:value="7092.09033203125" calcext:value-type="float">
            <text:p>7092.09033203125</text:p>
          </table:table-cell>
          <table:table-cell office:value-type="float" office:value="138533.005208333" calcext:value-type="float">
            <text:p>138533.005208333</text:p>
          </table:table-cell>
          <table:table-cell office:value-type="float" office:value="16294.2627707081" calcext:value-type="float">
            <text:p>16294.26277070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087.7761497464" calcext:value-type="float">
            <text:p>15087.7761497464</text:p>
          </table:table-cell>
          <table:table-cell office:value-type="float" office:value="1.17112486139129" calcext:value-type="float">
            <text:p>1.171124861391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108911057888744" calcext:value-type="float">
            <text:p>0.108911057888744</text:p>
          </table:table-cell>
          <table:table-cell office:value-type="float" office:value="31.4919382325347" calcext:value-type="float">
            <text:p>31.4919382325347</text:p>
          </table:table-cell>
          <table:table-cell table:number-columns-repeated="2"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93</text:p>
          </table:table-cell>
          <table:table-cell table:number-columns-repeated="990"/>
        </table:table-row>
        <table:table-row table:style-name="ro2">
          <table:table-cell office:value-type="float" office:value="244.167527988488" calcext:value-type="float">
            <text:p>244.167527988488</text:p>
          </table:table-cell>
          <table:table-cell office:value-type="float" office:value="3.75389887491862" calcext:value-type="float">
            <text:p>3.75389887491862</text:p>
          </table:table-cell>
          <table:table-cell office:value-type="string" calcext:value-type="string">
            <text:p>C13H24O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 methyl(14:0) dodecanedioic ac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89905" calcext:value-type="float">
            <text:p>289905</text:p>
          </table:table-cell>
          <table:table-cell office:value-type="float" office:value="0.175321259368909" calcext:value-type="float">
            <text:p>0.175321259368909</text:p>
          </table:table-cell>
          <table:table-cell office:value-type="float" office:value="0.269846141190711" calcext:value-type="float">
            <text:p>0.269846141190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4753042528425" calcext:value-type="float">
            <text:p>0.404753042528425</text:p>
          </table:table-cell>
          <table:table-cell office:value-type="float" office:value="0.453336695753964" calcext:value-type="float">
            <text:p>0.45333669575396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9747.794921875" calcext:value-type="float">
            <text:p>19747.794921875</text:p>
          </table:table-cell>
          <table:table-cell office:value-type="float" office:value="30394.86640625" calcext:value-type="float">
            <text:p>30394.86640625</text:p>
          </table:table-cell>
          <table:table-cell office:value-type="float" office:value="0" calcext:value-type="float">
            <text:p>0</text:p>
          </table:table-cell>
          <table:table-cell office:value-type="float" office:value="112637.765625" calcext:value-type="float">
            <text:p>112637.765625</text:p>
          </table:table-cell>
          <table:table-cell office:value-type="float" office:value="22816.7687920627" calcext:value-type="float">
            <text:p>22816.7687920627</text:p>
          </table:table-cell>
          <table:table-cell office:value-type="float" office:value="46528.2610800325" calcext:value-type="float">
            <text:p>46528.2610800325</text:p>
          </table:table-cell>
          <table:table-cell office:value-type="string" calcext:value-type="string">
            <text:p>NA</text:p>
          </table:table-cell>
          <table:table-cell office:value-type="float" office:value="153517.709304876" calcext:value-type="float">
            <text:p>153517.709304876</text:p>
          </table:table-cell>
          <table:table-cell office:value-type="float" office:value="1.15540843331263" calcext:value-type="float">
            <text:p>1.15540843331263</text:p>
          </table:table-cell>
          <table:table-cell office:value-type="float" office:value="1.5307934062992" calcext:value-type="float">
            <text:p>1.5307934062992</text:p>
          </table:table-cell>
          <table:table-cell office:value-type="string" calcext:value-type="string">
            <text:p>NA</text:p>
          </table:table-cell>
          <table:table-cell office:value-type="float" office:value="1.36293283565279" calcext:value-type="float">
            <text:p>1.36293283565279</text:p>
          </table:table-cell>
          <table:table-cell office:value-type="float" office:value="0.358205000763222" calcext:value-type="float">
            <text:p>0.358205000763222</text:p>
          </table:table-cell>
          <table:table-cell office:value-type="float" office:value="0.262853476511002" calcext:value-type="float">
            <text:p>0.262853476511002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20</text:p>
          </table:table-cell>
          <table:table-cell table:number-columns-repeated="990"/>
        </table:table-row>
        <table:table-row table:style-name="ro2">
          <table:table-cell office:value-type="float" office:value="308.23560640102" calcext:value-type="float">
            <text:p>308.23560640102</text:p>
          </table:table-cell>
          <table:table-cell office:value-type="float" office:value="3.59805836147732" calcext:value-type="float">
            <text:p>3.59805836147732</text:p>
          </table:table-cell>
          <table:table-cell office:value-type="string" calcext:value-type="string">
            <text:p>C19H32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 methyl(18:2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Fatty Acids and Conjugates</text:p>
          </table:table-cell>
          <table:table-cell office:value-type="float" office:value="218428" calcext:value-type="float">
            <text:p>218428</text:p>
          </table:table-cell>
          <table:table-cell office:value-type="float" office:value="0.391293176856973" calcext:value-type="float">
            <text:p>0.391293176856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8489.73828125" calcext:value-type="float">
            <text:p>28489.7382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09.1875" calcext:value-type="float">
            <text:p>72809.1875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n2726</text:p>
          </table:table-cell>
          <table:table-cell table:number-columns-repeated="990"/>
        </table:table-row>
        <table:table-row table:style-name="ro2">
          <table:table-cell office:value-type="float" office:value="381.288055200436" calcext:value-type="float">
            <text:p>381.288055200436</text:p>
          </table:table-cell>
          <table:table-cell office:value-type="float" office:value="3.70627918243407" calcext:value-type="float">
            <text:p>3.70627918243407</text:p>
          </table:table-cell>
          <table:table-cell office:value-type="string" calcext:value-type="string">
            <text:p>C22H39NO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,N-dimethyl-9S,11R,15S-trihydroxy-5Z,13E-prostadien-1-ami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Fatty Acyls</text:p>
          </table:table-cell>
          <table:table-cell office:value-type="string" calcext:value-type="string">
            <text:p>Eicosanoids</text:p>
          </table:table-cell>
          <table:table-cell office:value-type="float" office:value="141141" calcext:value-type="float">
            <text:p>141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n2781</text:p>
          </table:table-cell>
          <table:table-cell table:number-columns-repeated="990"/>
        </table:table-row>
        <table:table-row table:style-name="ro2">
          <table:table-cell office:value-type="float" office:value="1226.74988117855" calcext:value-type="float">
            <text:p>1226.74988117855</text:p>
          </table:table-cell>
          <table:table-cell office:value-type="float" office:value="7.38332916259765" calcext:value-type="float">
            <text:p>7.38332916259765</text:p>
          </table:table-cell>
          <table:table-cell office:value-type="string" calcext:value-type="string">
            <text:p>C60H110N2O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nglioside GA1 (d18:1/16:0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angliosides</text:p>
          </table:table-cell>
          <table:table-cell office:value-type="float" office:value="0" calcext:value-type="float">
            <text:p>0</text:p>
          </table:table-cell>
          <table:table-cell office:value-type="float" office:value="499742" calcext:value-type="float">
            <text:p>499742</text:p>
          </table:table-cell>
          <table:table-cell office:value-type="float" office:value="1.09763525072587" calcext:value-type="float">
            <text:p>1.09763525072587</text:p>
          </table:table-cell>
          <table:table-cell office:value-type="float" office:value="0.861887321058445" calcext:value-type="float">
            <text:p>0.861887321058445</text:p>
          </table:table-cell>
          <table:table-cell office:value-type="float" office:value="0.930195682770886" calcext:value-type="float">
            <text:p>0.930195682770886</text:p>
          </table:table-cell>
          <table:table-cell office:value-type="float" office:value="1" calcext:value-type="float">
            <text:p>1</text:p>
          </table:table-cell>
          <table:table-cell office:value-type="float" office:value="0.757488233916969" calcext:value-type="float">
            <text:p>0.757488233916969</text:p>
          </table:table-cell>
          <table:table-cell office:value-type="float" office:value="0.582868266034007" calcext:value-type="float">
            <text:p>0.582868266034007</text:p>
          </table:table-cell>
          <table:table-cell office:value-type="float" office:value="0.732927079024619" calcext:value-type="float">
            <text:p>0.732927079024619</text:p>
          </table:table-cell>
          <table:table-cell office:value-type="float" office:value="1" calcext:value-type="float">
            <text:p>1</text:p>
          </table:table-cell>
          <table:table-cell office:value-type="float" office:value="304916.6640625" calcext:value-type="float">
            <text:p>304916.6640625</text:p>
          </table:table-cell>
          <table:table-cell office:value-type="float" office:value="239427.265625" calcext:value-type="float">
            <text:p>239427.265625</text:p>
          </table:table-cell>
          <table:table-cell office:value-type="float" office:value="258402.9296875" calcext:value-type="float">
            <text:p>258402.9296875</text:p>
          </table:table-cell>
          <table:table-cell office:value-type="float" office:value="277794.161458333" calcext:value-type="float">
            <text:p>277794.161458333</text:p>
          </table:table-cell>
          <table:table-cell office:value-type="float" office:value="138245.667339725" calcext:value-type="float">
            <text:p>138245.667339725</text:p>
          </table:table-cell>
          <table:table-cell office:value-type="float" office:value="105168.348439996" calcext:value-type="float">
            <text:p>105168.348439996</text:p>
          </table:table-cell>
          <table:table-cell office:value-type="float" office:value="48630.6136301926" calcext:value-type="float">
            <text:p>48630.6136301926</text:p>
          </table:table-cell>
          <table:table-cell office:value-type="float" office:value="79523.822658572" calcext:value-type="float">
            <text:p>79523.822658572</text:p>
          </table:table-cell>
          <table:table-cell office:value-type="float" office:value="0.453388363554274" calcext:value-type="float">
            <text:p>0.453388363554274</text:p>
          </table:table-cell>
          <table:table-cell office:value-type="float" office:value="0.439249674281935" calcext:value-type="float">
            <text:p>0.439249674281935</text:p>
          </table:table-cell>
          <table:table-cell office:value-type="float" office:value="0.188196835419026" calcext:value-type="float">
            <text:p>0.188196835419026</text:p>
          </table:table-cell>
          <table:table-cell office:value-type="float" office:value="0.286268877074653" calcext:value-type="float">
            <text:p>0.286268877074653</text:p>
          </table:table-cell>
          <table:table-cell office:value-type="float" office:value="0.0289209370770555" calcext:value-type="float">
            <text:p>0.028920937077056</text:p>
          </table:table-cell>
          <table:table-cell office:value-type="float" office:value="0.0846745940170934" calcext:value-type="float">
            <text:p>0.084674594017093</text:p>
          </table:table-cell>
          <table:table-cell office:value-type="float" office:value="0.0432755154267605" calcext:value-type="float">
            <text:p>0.043275515426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47</text:p>
          </table:table-cell>
          <table:table-cell table:number-columns-repeated="990"/>
        </table:table-row>
        <table:table-row table:style-name="ro2">
          <table:table-cell office:value-type="float" office:value="602.526864078283" calcext:value-type="float">
            <text:p>602.526864078283</text:p>
          </table:table-cell>
          <table:table-cell office:value-type="float" office:value="3.41349416097005" calcext:value-type="float">
            <text:p>3.41349416097005</text:p>
          </table:table-cell>
          <table:table-cell office:value-type="string" calcext:value-type="string">
            <text:p>C39H70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(14-methyl-pentadecanoyl)-2-(8-[3]-ladderane-octanyl)-sn-glycer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lipids</text:p>
          </table:table-cell>
          <table:table-cell office:value-type="string" calcext:value-type="string">
            <text:p>Diradylglycerols</text:p>
          </table:table-cell>
          <table:table-cell office:value-type="float" office:value="940025" calcext:value-type="float">
            <text:p>940025</text:p>
          </table:table-cell>
          <table:table-cell office:value-type="float" office:value="4.09998822752342" calcext:value-type="float">
            <text:p>4.09998822752342</text:p>
          </table:table-cell>
          <table:table-cell office:value-type="float" office:value="24.0354374496272" calcext:value-type="float">
            <text:p>24.0354374496272</text:p>
          </table:table-cell>
          <table:table-cell office:value-type="float" office:value="7.88435410489371" calcext:value-type="float">
            <text:p>7.88435410489371</text:p>
          </table:table-cell>
          <table:table-cell office:value-type="float" office:value="1" calcext:value-type="float">
            <text:p>1</text:p>
          </table:table-cell>
          <table:table-cell office:value-type="float" office:value="0.00468811468703261" calcext:value-type="float">
            <text:p>0.004688114687033</text:p>
          </table:table-cell>
          <table:table-cell office:value-type="float" office:value="0.000489521203608556" calcext:value-type="float">
            <text:p>0.000489521203609</text:p>
          </table:table-cell>
          <table:table-cell office:value-type="float" office:value="0.0163421910361751" calcext:value-type="float">
            <text:p>0.016342191036175</text:p>
          </table:table-cell>
          <table:table-cell office:value-type="float" office:value="1" calcext:value-type="float">
            <text:p>1</text:p>
          </table:table-cell>
          <table:table-cell office:value-type="float" office:value="126768.99609375" calcext:value-type="float">
            <text:p>126768.99609375</text:p>
          </table:table-cell>
          <table:table-cell office:value-type="float" office:value="743160.25" calcext:value-type="float">
            <text:p>743160.25</text:p>
          </table:table-cell>
          <table:table-cell office:value-type="float" office:value="243779.15234375" calcext:value-type="float">
            <text:p>243779.15234375</text:p>
          </table:table-cell>
          <table:table-cell office:value-type="float" office:value="30919.3561197917" calcext:value-type="float">
            <text:p>30919.3561197917</text:p>
          </table:table-cell>
          <table:table-cell office:value-type="float" office:value="27815.2987781943" calcext:value-type="float">
            <text:p>27815.2987781943</text:p>
          </table:table-cell>
          <table:table-cell office:value-type="float" office:value="154532.160472185" calcext:value-type="float">
            <text:p>154532.160472185</text:p>
          </table:table-cell>
          <table:table-cell office:value-type="float" office:value="87686.1435049456" calcext:value-type="float">
            <text:p>87686.1435049456</text:p>
          </table:table-cell>
          <table:table-cell office:value-type="float" office:value="6062.27161355773" calcext:value-type="float">
            <text:p>6062.27161355773</text:p>
          </table:table-cell>
          <table:table-cell office:value-type="float" office:value="0.219417204800012" calcext:value-type="float">
            <text:p>0.219417204800012</text:p>
          </table:table-cell>
          <table:table-cell office:value-type="float" office:value="0.207939216975323" calcext:value-type="float">
            <text:p>0.207939216975323</text:p>
          </table:table-cell>
          <table:table-cell office:value-type="float" office:value="0.359695005343609" calcext:value-type="float">
            <text:p>0.359695005343609</text:p>
          </table:table-cell>
          <table:table-cell office:value-type="float" office:value="0.196067201078525" calcext:value-type="float">
            <text:p>0.196067201078525</text:p>
          </table:table-cell>
          <table:table-cell office:value-type="float" office:value="11.3359792226527" calcext:value-type="float">
            <text:p>11.3359792226527</text:p>
          </table:table-cell>
          <table:table-cell office:value-type="float" office:value="21.2103678841298" calcext:value-type="float">
            <text:p>21.2103678841298</text:p>
          </table:table-cell>
          <table:table-cell office:value-type="float" office:value="5.86481683269487" calcext:value-type="float">
            <text:p>5.86481683269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62</text:p>
          </table:table-cell>
          <table:table-cell table:number-columns-repeated="990"/>
        </table:table-row>
        <table:table-row table:style-name="ro2">
          <table:table-cell office:value-type="float" office:value="512.31160332256" calcext:value-type="float">
            <text:p>512.31160332256</text:p>
          </table:table-cell>
          <table:table-cell office:value-type="float" office:value="3.58187052408853" calcext:value-type="float">
            <text:p>3.58187052408853</text:p>
          </table:table-cell>
          <table:table-cell office:value-type="string" calcext:value-type="string">
            <text:p>C24H49O9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PG (18:0)] 1-octadecanoyl-sn-glycero-3-phospho-(1'-sn-glycero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glycerols</text:p>
          </table:table-cell>
          <table:table-cell office:value-type="float" office:value="610417" calcext:value-type="float">
            <text:p>610417</text:p>
          </table:table-cell>
          <table:table-cell office:value-type="float" office:value="0" calcext:value-type="float">
            <text:p>0</text:p>
          </table:table-cell>
          <table:table-cell office:value-type="float" office:value="394.67489375" calcext:value-type="float">
            <text:p>394.67489375</text:p>
          </table:table-cell>
          <table:table-cell office:value-type="float" office:value="213.825630859375" calcext:value-type="float">
            <text:p>213.82563085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0566285251658388" calcext:value-type="float">
            <text:p>0.005662852516584</text:p>
          </table:table-cell>
          <table:table-cell office:value-type="float" office:value="0.0883982517233095" calcext:value-type="float">
            <text:p>0.0883982517233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394674.89375" calcext:value-type="float">
            <text:p>394674.89375</text:p>
          </table:table-cell>
          <table:table-cell office:value-type="float" office:value="213825.630859375" calcext:value-type="float">
            <text:p>213825.63085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63194.819554938" calcext:value-type="float">
            <text:p>163194.819554938</text:p>
          </table:table-cell>
          <table:table-cell office:value-type="float" office:value="171671.750726004" calcext:value-type="float">
            <text:p>171671.7507260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413491767881012" calcext:value-type="float">
            <text:p>0.413491767881012</text:p>
          </table:table-cell>
          <table:table-cell office:value-type="float" office:value="0.802858619128341" calcext:value-type="float">
            <text:p>0.80285861912834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287</text:p>
          </table:table-cell>
          <table:table-cell table:number-columns-repeated="990"/>
        </table:table-row>
        <table:table-row table:style-name="ro2">
          <table:table-cell office:value-type="float" office:value="746.510405650013" calcext:value-type="float">
            <text:p>746.510405650013</text:p>
          </table:table-cell>
          <table:table-cell office:value-type="float" office:value="3.40288082122802" calcext:value-type="float">
            <text:p>3.40288082122802</text:p>
          </table:table-cell>
          <table:table-cell office:value-type="string" calcext:value-type="string">
            <text:p>C40H75O10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G(34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glycerols</text:p>
          </table:table-cell>
          <table:table-cell office:value-type="float" office:value="3310355" calcext:value-type="float">
            <text:p>3310355</text:p>
          </table:table-cell>
          <table:table-cell office:value-type="float" office:value="8.44776370746283" calcext:value-type="float">
            <text:p>8.44776370746283</text:p>
          </table:table-cell>
          <table:table-cell office:value-type="float" office:value="76.4005256642385" calcext:value-type="float">
            <text:p>76.4005256642385</text:p>
          </table:table-cell>
          <table:table-cell office:value-type="float" office:value="18.9845066720903" calcext:value-type="float">
            <text:p>18.9845066720903</text:p>
          </table:table-cell>
          <table:table-cell office:value-type="float" office:value="1" calcext:value-type="float">
            <text:p>1</text:p>
          </table:table-cell>
          <table:table-cell office:value-type="float" office:value="0.00779404995825421" calcext:value-type="float">
            <text:p>0.007794049958254</text:p>
          </table:table-cell>
          <table:table-cell office:value-type="float" office:value="0.00320946928922394" calcext:value-type="float">
            <text:p>0.003209469289224</text:p>
          </table:table-cell>
          <table:table-cell office:value-type="float" office:value="0.02518366493602" calcext:value-type="float">
            <text:p>0.02518366493602</text:p>
          </table:table-cell>
          <table:table-cell office:value-type="float" office:value="1" calcext:value-type="float">
            <text:p>1</text:p>
          </table:table-cell>
          <table:table-cell office:value-type="float" office:value="271334.4375" calcext:value-type="float">
            <text:p>271334.4375</text:p>
          </table:table-cell>
          <table:table-cell office:value-type="float" office:value="2453914.95" calcext:value-type="float">
            <text:p>2453914.95</text:p>
          </table:table-cell>
          <table:table-cell office:value-type="float" office:value="609764.9765625" calcext:value-type="float">
            <text:p>609764.9765625</text:p>
          </table:table-cell>
          <table:table-cell office:value-type="float" office:value="32119.0846354167" calcext:value-type="float">
            <text:p>32119.0846354167</text:p>
          </table:table-cell>
          <table:table-cell office:value-type="float" office:value="75426.9814881738" calcext:value-type="float">
            <text:p>75426.9814881738</text:p>
          </table:table-cell>
          <table:table-cell office:value-type="float" office:value="857089.803709011" calcext:value-type="float">
            <text:p>857089.803709011</text:p>
          </table:table-cell>
          <table:table-cell office:value-type="float" office:value="277455.414609099" calcext:value-type="float">
            <text:p>277455.414609099</text:p>
          </table:table-cell>
          <table:table-cell office:value-type="float" office:value="3961.48075774847" calcext:value-type="float">
            <text:p>3961.48075774847</text:p>
          </table:table-cell>
          <table:table-cell office:value-type="float" office:value="0.277985287024887" calcext:value-type="float">
            <text:p>0.277985287024887</text:p>
          </table:table-cell>
          <table:table-cell office:value-type="float" office:value="0.349274453749512" calcext:value-type="float">
            <text:p>0.349274453749512</text:p>
          </table:table-cell>
          <table:table-cell office:value-type="float" office:value="0.455020254153053" calcext:value-type="float">
            <text:p>0.455020254153053</text:p>
          </table:table-cell>
          <table:table-cell office:value-type="float" office:value="0.123337286934394" calcext:value-type="float">
            <text:p>0.123337286934394</text:p>
          </table:table-cell>
          <table:table-cell office:value-type="float" office:value="10.0306325586011" calcext:value-type="float">
            <text:p>10.0306325586011</text:p>
          </table:table-cell>
          <table:table-cell office:value-type="float" office:value="7.98386402724579" calcext:value-type="float">
            <text:p>7.98386402724579</text:p>
          </table:table-cell>
          <table:table-cell office:value-type="float" office:value="4.33359621668605" calcext:value-type="float">
            <text:p>4.33359621668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07</text:p>
          </table:table-cell>
          <table:table-cell table:number-columns-repeated="990"/>
        </table:table-row>
        <table:table-row table:style-name="ro2">
          <table:table-cell office:value-type="float" office:value="521.275690925377" calcext:value-type="float">
            <text:p>521.275690925377</text:p>
          </table:table-cell>
          <table:table-cell office:value-type="float" office:value="3.89104723047327" calcext:value-type="float">
            <text:p>3.89104723047327</text:p>
          </table:table-cell>
          <table:table-cell office:value-type="string" calcext:value-type="string">
            <text:p>C24H44NO9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(18:2(9Z,12Z)/0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185514" calcext:value-type="float">
            <text:p>185514</text:p>
          </table:table-cell>
          <table:table-cell office:value-type="float" office:value="5.45956492780841" calcext:value-type="float">
            <text:p>5.45956492780841</text:p>
          </table:table-cell>
          <table:table-cell office:value-type="float" office:value="9.22842415487909" calcext:value-type="float">
            <text:p>9.22842415487909</text:p>
          </table:table-cell>
          <table:table-cell office:value-type="float" office:value="16.9910498418412" calcext:value-type="float">
            <text:p>16.9910498418412</text:p>
          </table:table-cell>
          <table:table-cell office:value-type="float" office:value="1" calcext:value-type="float">
            <text:p>1</text:p>
          </table:table-cell>
          <table:table-cell office:value-type="float" office:value="0.023939383140567" calcext:value-type="float">
            <text:p>0.023939383140567</text:p>
          </table:table-cell>
          <table:table-cell office:value-type="float" office:value="0.00576924473791913" calcext:value-type="float">
            <text:p>0.005769244737919</text:p>
          </table:table-cell>
          <table:table-cell office:value-type="float" office:value="0.0179640416378835" calcext:value-type="float">
            <text:p>0.017964041637884</text:p>
          </table:table-cell>
          <table:table-cell office:value-type="string" calcext:value-type="string">
            <text:p>NA</text:p>
          </table:table-cell>
          <table:table-cell office:value-type="float" office:value="41262.7270507813" calcext:value-type="float">
            <text:p>41262.7270507813</text:p>
          </table:table-cell>
          <table:table-cell office:value-type="float" office:value="69747.30625" calcext:value-type="float">
            <text:p>69747.30625</text:p>
          </table:table-cell>
          <table:table-cell office:value-type="float" office:value="128416.286132813" calcext:value-type="float">
            <text:p>128416.286132813</text:p>
          </table:table-cell>
          <table:table-cell office:value-type="float" office:value="7557.87825520833" calcext:value-type="float">
            <text:p>7557.87825520833</text:p>
          </table:table-cell>
          <table:table-cell office:value-type="float" office:value="9968.77580377096" calcext:value-type="float">
            <text:p>9968.77580377096</text:p>
          </table:table-cell>
          <table:table-cell office:value-type="float" office:value="7759.93917349228" calcext:value-type="float">
            <text:p>7759.93917349228</text:p>
          </table:table-cell>
          <table:table-cell office:value-type="float" office:value="54765.4191828165" calcext:value-type="float">
            <text:p>54765.4191828165</text:p>
          </table:table-cell>
          <table:table-cell office:value-type="string" calcext:value-type="string">
            <text:p>NA</text:p>
          </table:table-cell>
          <table:table-cell office:value-type="float" office:value="0.241592752497977" calcext:value-type="float">
            <text:p>0.241592752497977</text:p>
          </table:table-cell>
          <table:table-cell office:value-type="float" office:value="0.111257905010379" calcext:value-type="float">
            <text:p>0.111257905010379</text:p>
          </table:table-cell>
          <table:table-cell office:value-type="float" office:value="0.426467863477817" calcext:value-type="float">
            <text:p>0.426467863477817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317</text:p>
          </table:table-cell>
          <table:table-cell table:number-columns-repeated="990"/>
        </table:table-row>
        <table:table-row table:style-name="ro2">
          <table:table-cell office:value-type="float" office:value="763.536187818611" calcext:value-type="float">
            <text:p>763.536187818611</text:p>
          </table:table-cell>
          <table:table-cell office:value-type="float" office:value="3.39919211404365" calcext:value-type="float">
            <text:p>3.39919211404365</text:p>
          </table:table-cell>
          <table:table-cell office:value-type="string" calcext:value-type="string">
            <text:p>C40H78NO10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S(34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652290" calcext:value-type="float">
            <text:p>652290</text:p>
          </table:table-cell>
          <table:table-cell office:value-type="float" office:value="7.72068077846898" calcext:value-type="float">
            <text:p>7.72068077846898</text:p>
          </table:table-cell>
          <table:table-cell office:value-type="float" office:value="42.153050799922" calcext:value-type="float">
            <text:p>42.153050799922</text:p>
          </table:table-cell>
          <table:table-cell office:value-type="float" office:value="16.2891261562865" calcext:value-type="float">
            <text:p>16.2891261562865</text:p>
          </table:table-cell>
          <table:table-cell office:value-type="float" office:value="1" calcext:value-type="float">
            <text:p>1</text:p>
          </table:table-cell>
          <table:table-cell office:value-type="float" office:value="0.00170606037654345" calcext:value-type="float">
            <text:p>0.001706060376543</text:p>
          </table:table-cell>
          <table:table-cell office:value-type="float" office:value="0.00159333468380942" calcext:value-type="float">
            <text:p>0.001593334683809</text:p>
          </table:table-cell>
          <table:table-cell office:value-type="float" office:value="0.00815350567523579" calcext:value-type="float">
            <text:p>0.008153505675236</text:p>
          </table:table-cell>
          <table:table-cell office:value-type="float" office:value="1" calcext:value-type="float">
            <text:p>1</text:p>
          </table:table-cell>
          <table:table-cell office:value-type="float" office:value="82263.30078125" calcext:value-type="float">
            <text:p>82263.30078125</text:p>
          </table:table-cell>
          <table:table-cell office:value-type="float" office:value="449137.7375" calcext:value-type="float">
            <text:p>449137.7375</text:p>
          </table:table-cell>
          <table:table-cell office:value-type="float" office:value="173559.47265625" calcext:value-type="float">
            <text:p>173559.47265625</text:p>
          </table:table-cell>
          <table:table-cell office:value-type="float" office:value="10654.9283854167" calcext:value-type="float">
            <text:p>10654.9283854167</text:p>
          </table:table-cell>
          <table:table-cell office:value-type="float" office:value="18829.7535403769" calcext:value-type="float">
            <text:p>18829.7535403769</text:p>
          </table:table-cell>
          <table:table-cell office:value-type="float" office:value="130438.914477212" calcext:value-type="float">
            <text:p>130438.914477212</text:p>
          </table:table-cell>
          <table:table-cell office:value-type="float" office:value="54804.905666576" calcext:value-type="float">
            <text:p>54804.905666576</text:p>
          </table:table-cell>
          <table:table-cell office:value-type="float" office:value="9338.66932357834" calcext:value-type="float">
            <text:p>9338.66932357834</text:p>
          </table:table-cell>
          <table:table-cell office:value-type="float" office:value="0.228896158573164" calcext:value-type="float">
            <text:p>0.228896158573164</text:p>
          </table:table-cell>
          <table:table-cell office:value-type="float" office:value="0.290420740869525" calcext:value-type="float">
            <text:p>0.290420740869525</text:p>
          </table:table-cell>
          <table:table-cell office:value-type="float" office:value="0.315770178531955" calcext:value-type="float">
            <text:p>0.315770178531955</text:p>
          </table:table-cell>
          <table:table-cell office:value-type="float" office:value="0.876464766892297" calcext:value-type="float">
            <text:p>0.876464766892297</text:p>
          </table:table-cell>
          <table:table-cell office:value-type="float" office:value="11.6072951587118" calcext:value-type="float">
            <text:p>11.6072951587118</text:p>
          </table:table-cell>
          <table:table-cell office:value-type="float" office:value="11.2426942696763" calcext:value-type="float">
            <text:p>11.2426942696763</text:p>
          </table:table-cell>
          <table:table-cell office:value-type="float" office:value="8.58612329712648" calcext:value-type="float">
            <text:p>8.58612329712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65</text:p>
          </table:table-cell>
          <table:table-cell table:number-columns-repeated="990"/>
        </table:table-row>
        <table:table-row table:style-name="ro2">
          <table:table-cell office:value-type="float" office:value="774.541368850419" calcext:value-type="float">
            <text:p>774.541368850419</text:p>
          </table:table-cell>
          <table:table-cell office:value-type="float" office:value="3.42586331685383" calcext:value-type="float">
            <text:p>3.42586331685383</text:p>
          </table:table-cell>
          <table:table-cell office:value-type="string" calcext:value-type="string">
            <text:p>C42H79O10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G(36:2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glycerols</text:p>
          </table:table-cell>
          <table:table-cell office:value-type="float" office:value="11094076" calcext:value-type="float">
            <text:p>11094076</text:p>
          </table:table-cell>
          <table:table-cell office:value-type="float" office:value="4.84604762675418" calcext:value-type="float">
            <text:p>4.84604762675418</text:p>
          </table:table-cell>
          <table:table-cell office:value-type="float" office:value="45.2189277381129" calcext:value-type="float">
            <text:p>45.2189277381129</text:p>
          </table:table-cell>
          <table:table-cell office:value-type="float" office:value="9.69555853147726" calcext:value-type="float">
            <text:p>9.69555853147726</text:p>
          </table:table-cell>
          <table:table-cell office:value-type="float" office:value="1" calcext:value-type="float">
            <text:p>1</text:p>
          </table:table-cell>
          <table:table-cell office:value-type="float" office:value="0.00417996735108518" calcext:value-type="float">
            <text:p>0.004179967351085</text:p>
          </table:table-cell>
          <table:table-cell office:value-type="float" office:value="0.00487215125771061" calcext:value-type="float">
            <text:p>0.004872151257711</text:p>
          </table:table-cell>
          <table:table-cell office:value-type="float" office:value="0.0245707537101376" calcext:value-type="float">
            <text:p>0.024570753710138</text:p>
          </table:table-cell>
          <table:table-cell office:value-type="float" office:value="1" calcext:value-type="float">
            <text:p>1</text:p>
          </table:table-cell>
          <table:table-cell office:value-type="float" office:value="791328.734375" calcext:value-type="float">
            <text:p>791328.734375</text:p>
          </table:table-cell>
          <table:table-cell office:value-type="float" office:value="7383963.1" calcext:value-type="float">
            <text:p>7383963.1</text:p>
          </table:table-cell>
          <table:table-cell office:value-type="float" office:value="1583223" calcext:value-type="float">
            <text:p>1583223</text:p>
          </table:table-cell>
          <table:table-cell office:value-type="float" office:value="163293.635416667" calcext:value-type="float">
            <text:p>163293.635416667</text:p>
          </table:table-cell>
          <table:table-cell office:value-type="float" office:value="159999.88647432" calcext:value-type="float">
            <text:p>159999.88647432</text:p>
          </table:table-cell>
          <table:table-cell office:value-type="float" office:value="2863969.49585761" calcext:value-type="float">
            <text:p>2863969.49585761</text:p>
          </table:table-cell>
          <table:table-cell office:value-type="float" office:value="675715.568651539" calcext:value-type="float">
            <text:p>675715.568651539</text:p>
          </table:table-cell>
          <table:table-cell office:value-type="float" office:value="9994.64268846326" calcext:value-type="float">
            <text:p>9994.64268846326</text:p>
          </table:table-cell>
          <table:table-cell office:value-type="float" office:value="0.202191427562263" calcext:value-type="float">
            <text:p>0.202191427562263</text:p>
          </table:table-cell>
          <table:table-cell office:value-type="float" office:value="0.387863462624511" calcext:value-type="float">
            <text:p>0.387863462624511</text:p>
          </table:table-cell>
          <table:table-cell office:value-type="float" office:value="0.426797468614048" calcext:value-type="float">
            <text:p>0.426797468614048</text:p>
          </table:table-cell>
          <table:table-cell office:value-type="float" office:value="0.0612065660915719" calcext:value-type="float">
            <text:p>0.061206566091572</text:p>
          </table:table-cell>
          <table:table-cell office:value-type="float" office:value="15.3474819865538" calcext:value-type="float">
            <text:p>15.3474819865538</text:p>
          </table:table-cell>
          <table:table-cell office:value-type="float" office:value="6.35642409247916" calcext:value-type="float">
            <text:p>6.35642409247916</text:p>
          </table:table-cell>
          <table:table-cell office:value-type="float" office:value="4.41479585695996" calcext:value-type="float">
            <text:p>4.41479585695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00</text:p>
          </table:table-cell>
          <table:table-cell table:number-columns-repeated="990"/>
        </table:table-row>
        <table:table-row table:style-name="ro2">
          <table:table-cell office:value-type="float" office:value="791.567318505291" calcext:value-type="float">
            <text:p>791.567318505291</text:p>
          </table:table-cell>
          <table:table-cell office:value-type="float" office:value="3.41349665323892" calcext:value-type="float">
            <text:p>3.41349665323892</text:p>
          </table:table-cell>
          <table:table-cell office:value-type="string" calcext:value-type="string">
            <text:p>C42H82NO10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(36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1468877" calcext:value-type="float">
            <text:p>1468877</text:p>
          </table:table-cell>
          <table:table-cell office:value-type="float" office:value="4.14282438846833" calcext:value-type="float">
            <text:p>4.14282438846833</text:p>
          </table:table-cell>
          <table:table-cell office:value-type="float" office:value="25.3822785454731" calcext:value-type="float">
            <text:p>25.3822785454731</text:p>
          </table:table-cell>
          <table:table-cell office:value-type="float" office:value="8.79556600448978" calcext:value-type="float">
            <text:p>8.79556600448978</text:p>
          </table:table-cell>
          <table:table-cell office:value-type="float" office:value="1" calcext:value-type="float">
            <text:p>1</text:p>
          </table:table-cell>
          <table:table-cell office:value-type="float" office:value="0.00199067298931341" calcext:value-type="float">
            <text:p>0.001990672989313</text:p>
          </table:table-cell>
          <table:table-cell office:value-type="float" office:value="0.00131878269992489" calcext:value-type="float">
            <text:p>0.001318782699925</text:p>
          </table:table-cell>
          <table:table-cell office:value-type="float" office:value="0.0161474340087004" calcext:value-type="float">
            <text:p>0.016147434008701</text:p>
          </table:table-cell>
          <table:table-cell office:value-type="float" office:value="1" calcext:value-type="float">
            <text:p>1</text:p>
          </table:table-cell>
          <table:table-cell office:value-type="float" office:value="174147.33984375" calcext:value-type="float">
            <text:p>174147.33984375</text:p>
          </table:table-cell>
          <table:table-cell office:value-type="float" office:value="1066966.85" calcext:value-type="float">
            <text:p>1066966.85</text:p>
          </table:table-cell>
          <table:table-cell office:value-type="float" office:value="369729.5078125" calcext:value-type="float">
            <text:p>369729.5078125</text:p>
          </table:table-cell>
          <table:table-cell office:value-type="float" office:value="42035.8971354167" calcext:value-type="float">
            <text:p>42035.8971354167</text:p>
          </table:table-cell>
          <table:table-cell office:value-type="float" office:value="32628.437687364" calcext:value-type="float">
            <text:p>32628.437687364</text:p>
          </table:table-cell>
          <table:table-cell office:value-type="float" office:value="287305.064641284" calcext:value-type="float">
            <text:p>287305.064641284</text:p>
          </table:table-cell>
          <table:table-cell office:value-type="float" office:value="134717.615277634" calcext:value-type="float">
            <text:p>134717.615277634</text:p>
          </table:table-cell>
          <table:table-cell office:value-type="float" office:value="10680.117632059" calcext:value-type="float">
            <text:p>10680.117632059</text:p>
          </table:table-cell>
          <table:table-cell office:value-type="float" office:value="0.187361103055833" calcext:value-type="float">
            <text:p>0.187361103055833</text:p>
          </table:table-cell>
          <table:table-cell office:value-type="float" office:value="0.269272718867774" calcext:value-type="float">
            <text:p>0.269272718867774</text:p>
          </table:table-cell>
          <table:table-cell office:value-type="float" office:value="0.364368037797928" calcext:value-type="float">
            <text:p>0.364368037797928</text:p>
          </table:table-cell>
          <table:table-cell office:value-type="float" office:value="0.254071361856595" calcext:value-type="float">
            <text:p>0.254071361856595</text:p>
          </table:table-cell>
          <table:table-cell office:value-type="float" office:value="14.8076113864427" calcext:value-type="float">
            <text:p>14.8076113864427</text:p>
          </table:table-cell>
          <table:table-cell office:value-type="float" office:value="12.7087528041917" calcext:value-type="float">
            <text:p>12.7087528041917</text:p>
          </table:table-cell>
          <table:table-cell office:value-type="float" office:value="5.87984919699416" calcext:value-type="float">
            <text:p>5.87984919699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59</text:p>
          </table:table-cell>
          <table:table-cell table:number-columns-repeated="990"/>
        </table:table-row>
        <table:table-row table:style-name="ro2">
          <table:table-cell office:value-type="float" office:value="748.525710755111" calcext:value-type="float">
            <text:p>748.525710755111</text:p>
          </table:table-cell>
          <table:table-cell office:value-type="float" office:value="3.44097663879393" calcext:value-type="float">
            <text:p>3.44097663879393</text:p>
          </table:table-cell>
          <table:table-cell office:value-type="string" calcext:value-type="string">
            <text:p>C40H77O10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G(34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glycerols</text:p>
          </table:table-cell>
          <table:table-cell office:value-type="float" office:value="10896925" calcext:value-type="float">
            <text:p>10896925</text:p>
          </table:table-cell>
          <table:table-cell office:value-type="float" office:value="3.72616604675076" calcext:value-type="float">
            <text:p>3.72616604675076</text:p>
          </table:table-cell>
          <table:table-cell office:value-type="float" office:value="35.7295931668515" calcext:value-type="float">
            <text:p>35.7295931668515</text:p>
          </table:table-cell>
          <table:table-cell office:value-type="float" office:value="7.60495784838914" calcext:value-type="float">
            <text:p>7.60495784838914</text:p>
          </table:table-cell>
          <table:table-cell office:value-type="float" office:value="1" calcext:value-type="float">
            <text:p>1</text:p>
          </table:table-cell>
          <table:table-cell office:value-type="float" office:value="0.000963984194320653" calcext:value-type="float">
            <text:p>0.000963984194321</text:p>
          </table:table-cell>
          <table:table-cell office:value-type="float" office:value="0.002070106214894" calcext:value-type="float">
            <text:p>0.002070106214894</text:p>
          </table:table-cell>
          <table:table-cell office:value-type="float" office:value="0.0374729763223744" calcext:value-type="float">
            <text:p>0.037472976322375</text:p>
          </table:table-cell>
          <table:table-cell office:value-type="float" office:value="1" calcext:value-type="float">
            <text:p>1</text:p>
          </table:table-cell>
          <table:table-cell office:value-type="float" office:value="888846.421875" calcext:value-type="float">
            <text:p>888846.421875</text:p>
          </table:table-cell>
          <table:table-cell office:value-type="float" office:value="8523002.1" calcext:value-type="float">
            <text:p>8523002.1</text:p>
          </table:table-cell>
          <table:table-cell office:value-type="float" office:value="1814100.46875" calcext:value-type="float">
            <text:p>1814100.46875</text:p>
          </table:table-cell>
          <table:table-cell office:value-type="float" office:value="238541.817708333" calcext:value-type="float">
            <text:p>238541.817708333</text:p>
          </table:table-cell>
          <table:table-cell office:value-type="float" office:value="131117.213440998" calcext:value-type="float">
            <text:p>131117.213440998</text:p>
          </table:table-cell>
          <table:table-cell office:value-type="float" office:value="2608016.00766829" calcext:value-type="float">
            <text:p>2608016.00766829</text:p>
          </table:table-cell>
          <table:table-cell office:value-type="float" office:value="884009.991515087" calcext:value-type="float">
            <text:p>884009.991515087</text:p>
          </table:table-cell>
          <table:table-cell office:value-type="float" office:value="42482.4387495062" calcext:value-type="float">
            <text:p>42482.4387495062</text:p>
          </table:table-cell>
          <table:table-cell office:value-type="float" office:value="0.147513912655923" calcext:value-type="float">
            <text:p>0.147513912655923</text:p>
          </table:table-cell>
          <table:table-cell office:value-type="float" office:value="0.305997344253651" calcext:value-type="float">
            <text:p>0.305997344253651</text:p>
          </table:table-cell>
          <table:table-cell office:value-type="float" office:value="0.487299356757353" calcext:value-type="float">
            <text:p>0.487299356757353</text:p>
          </table:table-cell>
          <table:table-cell office:value-type="float" office:value="0.178092206882777" calcext:value-type="float">
            <text:p>0.178092206882777</text:p>
          </table:table-cell>
          <table:table-cell office:value-type="float" office:value="22.2618111403671" calcext:value-type="float">
            <text:p>22.2618111403671</text:p>
          </table:table-cell>
          <table:table-cell office:value-type="float" office:value="10.0877129487715" calcext:value-type="float">
            <text:p>10.0877129487715</text:p>
          </table:table-cell>
          <table:table-cell office:value-type="float" office:value="3.16922436636694" calcext:value-type="float">
            <text:p>3.16922436636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01</text:p>
          </table:table-cell>
          <table:table-cell table:number-columns-repeated="990"/>
        </table:table-row>
        <table:table-row table:style-name="ro2">
          <table:table-cell office:value-type="float" office:value="600.327825281512" calcext:value-type="float">
            <text:p>600.327825281512</text:p>
          </table:table-cell>
          <table:table-cell office:value-type="float" office:value="7.33473251342773" calcext:value-type="float">
            <text:p>7.33473251342773</text:p>
          </table:table-cell>
          <table:table-cell office:value-type="string" calcext:value-type="string">
            <text:p>C27H53O1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PI(18:0)] 1-octadecanoyl-sn-glycero-3-phospho-(1'-myo-inosito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inositols</text:p>
          </table:table-cell>
          <table:table-cell office:value-type="float" office:value="860933" calcext:value-type="float">
            <text:p>860933</text:p>
          </table:table-cell>
          <table:table-cell office:value-type="float" office:value="2.63535429387716" calcext:value-type="float">
            <text:p>2.63535429387716</text:p>
          </table:table-cell>
          <table:table-cell office:value-type="float" office:value="8.62928517532381" calcext:value-type="float">
            <text:p>8.62928517532381</text:p>
          </table:table-cell>
          <table:table-cell office:value-type="float" office:value="5.08247893487302" calcext:value-type="float">
            <text:p>5.08247893487302</text:p>
          </table:table-cell>
          <table:table-cell office:value-type="float" office:value="1" calcext:value-type="float">
            <text:p>1</text:p>
          </table:table-cell>
          <table:table-cell office:value-type="float" office:value="0.0240270848139013" calcext:value-type="float">
            <text:p>0.024027084813901</text:p>
          </table:table-cell>
          <table:table-cell office:value-type="float" office:value="0.00099722023476217" calcext:value-type="float">
            <text:p>0.000997220234762</text:p>
          </table:table-cell>
          <table:table-cell office:value-type="float" office:value="0.0262108394783489" calcext:value-type="float">
            <text:p>0.026210839478349</text:p>
          </table:table-cell>
          <table:table-cell office:value-type="float" office:value="1" calcext:value-type="float">
            <text:p>1</text:p>
          </table:table-cell>
          <table:table-cell office:value-type="float" office:value="190198.40234375" calcext:value-type="float">
            <text:p>190198.40234375</text:p>
          </table:table-cell>
          <table:table-cell office:value-type="float" office:value="622791.5" calcext:value-type="float">
            <text:p>622791.5</text:p>
          </table:table-cell>
          <table:table-cell office:value-type="float" office:value="366811.921875" calcext:value-type="float">
            <text:p>366811.921875</text:p>
          </table:table-cell>
          <table:table-cell office:value-type="float" office:value="72171.8528645833" calcext:value-type="float">
            <text:p>72171.8528645833</text:p>
          </table:table-cell>
          <table:table-cell office:value-type="float" office:value="61754.5175991064" calcext:value-type="float">
            <text:p>61754.5175991064</text:p>
          </table:table-cell>
          <table:table-cell office:value-type="float" office:value="154813.3180962" calcext:value-type="float">
            <text:p>154813.3180962</text:p>
          </table:table-cell>
          <table:table-cell office:value-type="float" office:value="149002.86277318" calcext:value-type="float">
            <text:p>149002.86277318</text:p>
          </table:table-cell>
          <table:table-cell office:value-type="float" office:value="27388.364740773" calcext:value-type="float">
            <text:p>27388.364740773</text:p>
          </table:table-cell>
          <table:table-cell office:value-type="float" office:value="0.324684733615669" calcext:value-type="float">
            <text:p>0.324684733615669</text:p>
          </table:table-cell>
          <table:table-cell office:value-type="float" office:value="0.248579690147023" calcext:value-type="float">
            <text:p>0.248579690147023</text:p>
          </table:table-cell>
          <table:table-cell office:value-type="float" office:value="0.40621052339721" calcext:value-type="float">
            <text:p>0.40621052339721</text:p>
          </table:table-cell>
          <table:table-cell office:value-type="float" office:value="0.379488175149972" calcext:value-type="float">
            <text:p>0.379488175149972</text:p>
          </table:table-cell>
          <table:table-cell office:value-type="float" office:value="3.05237750733707" calcext:value-type="float">
            <text:p>3.05237750733707</text:p>
          </table:table-cell>
          <table:table-cell office:value-type="float" office:value="12.2659905306138" calcext:value-type="float">
            <text:p>12.2659905306138</text:p>
          </table:table-cell>
          <table:table-cell office:value-type="float" office:value="3.78236591204713" calcext:value-type="float">
            <text:p>3.78236591204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19</text:p>
          </table:table-cell>
          <table:table-cell table:number-columns-repeated="990"/>
        </table:table-row>
        <table:table-row table:style-name="ro2">
          <table:table-cell office:value-type="float" office:value="864.572027430814" calcext:value-type="float">
            <text:p>864.572027430814</text:p>
          </table:table-cell>
          <table:table-cell office:value-type="float" office:value="3.47809418996175" calcext:value-type="float">
            <text:p>3.47809418996175</text:p>
          </table:table-cell>
          <table:table-cell office:value-type="string" calcext:value-type="string">
            <text:p>C45H85O13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(36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inositols</text:p>
          </table:table-cell>
          <table:table-cell office:value-type="float" office:value="2653116" calcext:value-type="float">
            <text:p>2653116</text:p>
          </table:table-cell>
          <table:table-cell office:value-type="float" office:value="3.57203674454859" calcext:value-type="float">
            <text:p>3.57203674454859</text:p>
          </table:table-cell>
          <table:table-cell office:value-type="float" office:value="11.9273685072616" calcext:value-type="float">
            <text:p>11.9273685072616</text:p>
          </table:table-cell>
          <table:table-cell office:value-type="float" office:value="4.78118131802446" calcext:value-type="float">
            <text:p>4.78118131802446</text:p>
          </table:table-cell>
          <table:table-cell office:value-type="float" office:value="1" calcext:value-type="float">
            <text:p>1</text:p>
          </table:table-cell>
          <table:table-cell office:value-type="float" office:value="0.0302215476695993" calcext:value-type="float">
            <text:p>0.030221547669599</text:p>
          </table:table-cell>
          <table:table-cell office:value-type="float" office:value="0.000551399846696801" calcext:value-type="float">
            <text:p>0.000551399846697</text:p>
          </table:table-cell>
          <table:table-cell office:value-type="float" office:value="0.0224024299308524" calcext:value-type="float">
            <text:p>0.022402429930852</text:p>
          </table:table-cell>
          <table:table-cell office:value-type="float" office:value="1" calcext:value-type="float">
            <text:p>1</text:p>
          </table:table-cell>
          <table:table-cell office:value-type="float" office:value="614704.25" calcext:value-type="float">
            <text:p>614704.25</text:p>
          </table:table-cell>
          <table:table-cell office:value-type="float" office:value="2052555.625" calcext:value-type="float">
            <text:p>2052555.625</text:p>
          </table:table-cell>
          <table:table-cell office:value-type="float" office:value="822783.3828125" calcext:value-type="float">
            <text:p>822783.3828125</text:p>
          </table:table-cell>
          <table:table-cell office:value-type="float" office:value="172087.885416667" calcext:value-type="float">
            <text:p>172087.885416667</text:p>
          </table:table-cell>
          <table:table-cell office:value-type="float" office:value="229940.41267122" calcext:value-type="float">
            <text:p>229940.41267122</text:p>
          </table:table-cell>
          <table:table-cell office:value-type="float" office:value="421891.281110301" calcext:value-type="float">
            <text:p>421891.281110301</text:p>
          </table:table-cell>
          <table:table-cell office:value-type="float" office:value="300901.990352118" calcext:value-type="float">
            <text:p>300901.990352118</text:p>
          </table:table-cell>
          <table:table-cell office:value-type="float" office:value="20630.8618969653" calcext:value-type="float">
            <text:p>20630.8618969653</text:p>
          </table:table-cell>
          <table:table-cell office:value-type="float" office:value="0.374066736436619" calcext:value-type="float">
            <text:p>0.374066736436619</text:p>
          </table:table-cell>
          <table:table-cell office:value-type="float" office:value="0.205544383777809" calcext:value-type="float">
            <text:p>0.205544383777809</text:p>
          </table:table-cell>
          <table:table-cell office:value-type="float" office:value="0.365712284226685" calcext:value-type="float">
            <text:p>0.365712284226685</text:p>
          </table:table-cell>
          <table:table-cell office:value-type="float" office:value="0.119885614533603" calcext:value-type="float">
            <text:p>0.119885614533603</text:p>
          </table:table-cell>
          <table:table-cell office:value-type="float" office:value="3.67571796437741" calcext:value-type="float">
            <text:p>3.67571796437741</text:p>
          </table:table-cell>
          <table:table-cell office:value-type="float" office:value="19.8195315952824" calcext:value-type="float">
            <text:p>19.8195315952824</text:p>
          </table:table-cell>
          <table:table-cell office:value-type="float" office:value="4.65445326622554" calcext:value-type="float">
            <text:p>4.65445326622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08</text:p>
          </table:table-cell>
          <table:table-cell table:number-columns-repeated="990"/>
        </table:table-row>
        <table:table-row table:style-name="ro2">
          <table:table-cell office:value-type="float" office:value="713.499654461905" calcext:value-type="float">
            <text:p>713.499654461905</text:p>
          </table:table-cell>
          <table:table-cell office:value-type="float" office:value="3.7357799911499" calcext:value-type="float">
            <text:p>3.7357799911499</text:p>
          </table:table-cell>
          <table:table-cell office:value-type="string" calcext:value-type="string">
            <text:p>C39H72NO8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(34: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367298" calcext:value-type="float">
            <text:p>367298</text:p>
          </table:table-cell>
          <table:table-cell office:value-type="float" office:value="2.34741591020383" calcext:value-type="float">
            <text:p>2.34741591020383</text:p>
          </table:table-cell>
          <table:table-cell office:value-type="float" office:value="7.57809802642636" calcext:value-type="float">
            <text:p>7.57809802642636</text:p>
          </table:table-cell>
          <table:table-cell office:value-type="float" office:value="4.15905724500762" calcext:value-type="float">
            <text:p>4.15905724500762</text:p>
          </table:table-cell>
          <table:table-cell office:value-type="float" office:value="1" calcext:value-type="float">
            <text:p>1</text:p>
          </table:table-cell>
          <table:table-cell office:value-type="float" office:value="0.0693794403825462" calcext:value-type="float">
            <text:p>0.069379440382546</text:p>
          </table:table-cell>
          <table:table-cell office:value-type="float" office:value="0.00111830638956138" calcext:value-type="float">
            <text:p>0.001118306389561</text:p>
          </table:table-cell>
          <table:table-cell office:value-type="float" office:value="0.00432391193283" calcext:value-type="float">
            <text:p>0.00432391193283</text:p>
          </table:table-cell>
          <table:table-cell office:value-type="float" office:value="1" calcext:value-type="float">
            <text:p>1</text:p>
          </table:table-cell>
          <table:table-cell office:value-type="float" office:value="87444.890625" calcext:value-type="float">
            <text:p>87444.890625</text:p>
          </table:table-cell>
          <table:table-cell office:value-type="float" office:value="282295.928125" calcext:value-type="float">
            <text:p>282295.928125</text:p>
          </table:table-cell>
          <table:table-cell office:value-type="float" office:value="154931.345703125" calcext:value-type="float">
            <text:p>154931.345703125</text:p>
          </table:table-cell>
          <table:table-cell office:value-type="float" office:value="37251.5540364583" calcext:value-type="float">
            <text:p>37251.5540364583</text:p>
          </table:table-cell>
          <table:table-cell office:value-type="float" office:value="32901.62528084" calcext:value-type="float">
            <text:p>32901.62528084</text:p>
          </table:table-cell>
          <table:table-cell office:value-type="float" office:value="77724.1457146332" calcext:value-type="float">
            <text:p>77724.1457146332</text:p>
          </table:table-cell>
          <table:table-cell office:value-type="float" office:value="37945.9651870662" calcext:value-type="float">
            <text:p>37945.9651870662</text:p>
          </table:table-cell>
          <table:table-cell office:value-type="float" office:value="24672.6229152769" calcext:value-type="float">
            <text:p>24672.6229152769</text:p>
          </table:table-cell>
          <table:table-cell office:value-type="float" office:value="0.376255548445201" calcext:value-type="float">
            <text:p>0.376255548445201</text:p>
          </table:table-cell>
          <table:table-cell office:value-type="float" office:value="0.275328610762735" calcext:value-type="float">
            <text:p>0.275328610762735</text:p>
          </table:table-cell>
          <table:table-cell office:value-type="float" office:value="0.244921161788507" calcext:value-type="float">
            <text:p>0.244921161788507</text:p>
          </table:table-cell>
          <table:table-cell office:value-type="float" office:value="0.662324661439082" calcext:value-type="float">
            <text:p>0.662324661439082</text:p>
          </table:table-cell>
          <table:table-cell office:value-type="float" office:value="1.48964564137371" calcext:value-type="float">
            <text:p>1.48964564137371</text:p>
          </table:table-cell>
          <table:table-cell office:value-type="float" office:value="9.02988292858126" calcext:value-type="float">
            <text:p>9.02988292858126</text:p>
          </table:table-cell>
          <table:table-cell office:value-type="float" office:value="6.75988455781549" calcext:value-type="float">
            <text:p>6.75988455781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35</text:p>
          </table:table-cell>
          <table:table-cell table:number-columns-repeated="990"/>
        </table:table-row>
        <table:table-row table:style-name="ro2">
          <table:table-cell office:value-type="float" office:value="776.555263894351" calcext:value-type="float">
            <text:p>776.555263894351</text:p>
          </table:table-cell>
          <table:table-cell office:value-type="float" office:value="3.44713748931883" calcext:value-type="float">
            <text:p>3.44713748931883</text:p>
          </table:table-cell>
          <table:table-cell office:value-type="string" calcext:value-type="string">
            <text:p>C42H81O10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(36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glycerols</text:p>
          </table:table-cell>
          <table:table-cell office:value-type="float" office:value="4205194" calcext:value-type="float">
            <text:p>4205194</text:p>
          </table:table-cell>
          <table:table-cell office:value-type="float" office:value="1.26076339560619" calcext:value-type="float">
            <text:p>1.26076339560619</text:p>
          </table:table-cell>
          <table:table-cell office:value-type="float" office:value="9.65926192138702" calcext:value-type="float">
            <text:p>9.65926192138702</text:p>
          </table:table-cell>
          <table:table-cell office:value-type="float" office:value="3.8034331871467" calcext:value-type="float">
            <text:p>3.8034331871467</text:p>
          </table:table-cell>
          <table:table-cell office:value-type="float" office:value="1" calcext:value-type="float">
            <text:p>1</text:p>
          </table:table-cell>
          <table:table-cell office:value-type="float" office:value="0.207480234499243" calcext:value-type="float">
            <text:p>0.207480234499243</text:p>
          </table:table-cell>
          <table:table-cell office:value-type="float" office:value="0.00159302118614381" calcext:value-type="float">
            <text:p>0.001593021186144</text:p>
          </table:table-cell>
          <table:table-cell office:value-type="float" office:value="0.0320515801955077" calcext:value-type="float">
            <text:p>0.032051580195508</text:p>
          </table:table-cell>
          <table:table-cell office:value-type="float" office:value="1" calcext:value-type="float">
            <text:p>1</text:p>
          </table:table-cell>
          <table:table-cell office:value-type="float" office:value="405769.265625" calcext:value-type="float">
            <text:p>405769.265625</text:p>
          </table:table-cell>
          <table:table-cell office:value-type="float" office:value="3108776.5" calcext:value-type="float">
            <text:p>3108776.5</text:p>
          </table:table-cell>
          <table:table-cell office:value-type="float" office:value="1224112.546875" calcext:value-type="float">
            <text:p>1224112.546875</text:p>
          </table:table-cell>
          <table:table-cell office:value-type="float" office:value="321844.104166667" calcext:value-type="float">
            <text:p>321844.104166667</text:p>
          </table:table-cell>
          <table:table-cell office:value-type="float" office:value="103809.58625666" calcext:value-type="float">
            <text:p>103809.58625666</text:p>
          </table:table-cell>
          <table:table-cell office:value-type="float" office:value="821189.422542711" calcext:value-type="float">
            <text:p>821189.422542711</text:p>
          </table:table-cell>
          <table:table-cell office:value-type="float" office:value="477482.836494422" calcext:value-type="float">
            <text:p>477482.836494422</text:p>
          </table:table-cell>
          <table:table-cell office:value-type="float" office:value="31710.3368277418" calcext:value-type="float">
            <text:p>31710.3368277418</text:p>
          </table:table-cell>
          <table:table-cell office:value-type="float" office:value="0.25583402946195" calcext:value-type="float">
            <text:p>0.25583402946195</text:p>
          </table:table-cell>
          <table:table-cell office:value-type="float" office:value="0.264151965425212" calcext:value-type="float">
            <text:p>0.264151965425212</text:p>
          </table:table-cell>
          <table:table-cell office:value-type="float" office:value="0.390064490159319" calcext:value-type="float">
            <text:p>0.390064490159319</text:p>
          </table:table-cell>
          <table:table-cell office:value-type="float" office:value="0.0985270086268869" calcext:value-type="float">
            <text:p>0.098527008626887</text:p>
          </table:table-cell>
          <table:table-cell office:value-type="float" office:value="0.597814231565281" calcext:value-type="float">
            <text:p>0.597814231565281</text:p>
          </table:table-cell>
          <table:table-cell office:value-type="float" office:value="11.5005621134991" calcext:value-type="float">
            <text:p>11.5005621134991</text:p>
          </table:table-cell>
          <table:table-cell office:value-type="float" office:value="3.55504226863925" calcext:value-type="float">
            <text:p>3.55504226863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05</text:p>
          </table:table-cell>
          <table:table-cell table:number-columns-repeated="990"/>
        </table:table-row>
        <table:table-row table:style-name="ro2">
          <table:table-cell office:value-type="float" office:value="523.291258459394" calcext:value-type="float">
            <text:p>523.291258459394</text:p>
          </table:table-cell>
          <table:table-cell office:value-type="float" office:value="3.8677033106486" calcext:value-type="float">
            <text:p>3.8677033106486</text:p>
          </table:table-cell>
          <table:table-cell office:value-type="string" calcext:value-type="string">
            <text:p>C24H46NO9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PS(18:1)] 1-(9Z-octadecenoyl)-sn-glycero-3-phosphoser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558846" calcext:value-type="float">
            <text:p>558846</text:p>
          </table:table-cell>
          <table:table-cell office:value-type="float" office:value="1.79866625660191" calcext:value-type="float">
            <text:p>1.79866625660191</text:p>
          </table:table-cell>
          <table:table-cell office:value-type="float" office:value="2.72075254751346" calcext:value-type="float">
            <text:p>2.72075254751346</text:p>
          </table:table-cell>
          <table:table-cell office:value-type="float" office:value="3.333125181938" calcext:value-type="float">
            <text:p>3.333125181938</text:p>
          </table:table-cell>
          <table:table-cell office:value-type="float" office:value="1" calcext:value-type="float">
            <text:p>1</text:p>
          </table:table-cell>
          <table:table-cell office:value-type="float" office:value="0.0163992812738874" calcext:value-type="float">
            <text:p>0.016399281273888</text:p>
          </table:table-cell>
          <table:table-cell office:value-type="float" office:value="0.000299664459262503" calcext:value-type="float">
            <text:p>0.000299664459263</text:p>
          </table:table-cell>
          <table:table-cell office:value-type="float" office:value="0.0432935939266854" calcext:value-type="float">
            <text:p>0.043293593926685</text:p>
          </table:table-cell>
          <table:table-cell office:value-type="float" office:value="1" calcext:value-type="float">
            <text:p>1</text:p>
          </table:table-cell>
          <table:table-cell office:value-type="float" office:value="208745.14453125" calcext:value-type="float">
            <text:p>208745.14453125</text:p>
          </table:table-cell>
          <table:table-cell office:value-type="float" office:value="315758.346875" calcext:value-type="float">
            <text:p>315758.346875</text:p>
          </table:table-cell>
          <table:table-cell office:value-type="float" office:value="386827.5703125" calcext:value-type="float">
            <text:p>386827.5703125</text:p>
          </table:table-cell>
          <table:table-cell office:value-type="float" office:value="116055.518229167" calcext:value-type="float">
            <text:p>116055.518229167</text:p>
          </table:table-cell>
          <table:table-cell office:value-type="float" office:value="43177.0140202136" calcext:value-type="float">
            <text:p>43177.0140202136</text:p>
          </table:table-cell>
          <table:table-cell office:value-type="float" office:value="50452.0703520884" calcext:value-type="float">
            <text:p>50452.0703520884</text:p>
          </table:table-cell>
          <table:table-cell office:value-type="float" office:value="163250.942048102" calcext:value-type="float">
            <text:p>163250.942048102</text:p>
          </table:table-cell>
          <table:table-cell office:value-type="float" office:value="23118.2795845856" calcext:value-type="float">
            <text:p>23118.2795845856</text:p>
          </table:table-cell>
          <table:table-cell office:value-type="float" office:value="0.206840806367833" calcext:value-type="float">
            <text:p>0.206840806367833</text:p>
          </table:table-cell>
          <table:table-cell office:value-type="float" office:value="0.159780638742896" calcext:value-type="float">
            <text:p>0.159780638742896</text:p>
          </table:table-cell>
          <table:table-cell office:value-type="float" office:value="0.422025094840626" calcext:value-type="float">
            <text:p>0.422025094840626</text:p>
          </table:table-cell>
          <table:table-cell office:value-type="float" office:value="0.199200175375854" calcext:value-type="float">
            <text:p>0.199200175375854</text:p>
          </table:table-cell>
          <table:table-cell office:value-type="float" office:value="3.58166222948824" calcext:value-type="float">
            <text:p>3.58166222948824</text:p>
          </table:table-cell>
          <table:table-cell office:value-type="float" office:value="12.9490102761502" calcext:value-type="float">
            <text:p>12.9490102761502</text:p>
          </table:table-cell>
          <table:table-cell office:value-type="float" office:value="2.69695154929137" calcext:value-type="float">
            <text:p>2.69695154929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15</text:p>
          </table:table-cell>
          <table:table-cell table:number-columns-repeated="990"/>
        </table:table-row>
        <table:table-row table:style-name="ro2">
          <table:table-cell office:value-type="float" office:value="785.52051109961" calcext:value-type="float">
            <text:p>785.52051109961</text:p>
          </table:table-cell>
          <table:table-cell office:value-type="float" office:value="3.47267084757487" calcext:value-type="float">
            <text:p>3.47267084757487</text:p>
          </table:table-cell>
          <table:table-cell office:value-type="string" calcext:value-type="string">
            <text:p>C42H76NO10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(36: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1690268" calcext:value-type="float">
            <text:p>1690268</text:p>
          </table:table-cell>
          <table:table-cell office:value-type="float" office:value="1.70271387893056" calcext:value-type="float">
            <text:p>1.70271387893056</text:p>
          </table:table-cell>
          <table:table-cell office:value-type="float" office:value="3.93590973425265" calcext:value-type="float">
            <text:p>3.93590973425265</text:p>
          </table:table-cell>
          <table:table-cell office:value-type="float" office:value="3.02060843131922" calcext:value-type="float">
            <text:p>3.02060843131922</text:p>
          </table:table-cell>
          <table:table-cell office:value-type="float" office:value="1" calcext:value-type="float">
            <text:p>1</text:p>
          </table:table-cell>
          <table:table-cell office:value-type="float" office:value="0.0446298966521503" calcext:value-type="float">
            <text:p>0.04462989665215</text:p>
          </table:table-cell>
          <table:table-cell office:value-type="float" office:value="0.00000543266338499497" calcext:value-type="float">
            <text:p>5.43266338499497E-06</text:p>
          </table:table-cell>
          <table:table-cell office:value-type="float" office:value="0.0403952359678545" calcext:value-type="float">
            <text:p>0.040395235967855</text:p>
          </table:table-cell>
          <table:table-cell office:value-type="float" office:value="1" calcext:value-type="float">
            <text:p>1</text:p>
          </table:table-cell>
          <table:table-cell office:value-type="float" office:value="630186.609375" calcext:value-type="float">
            <text:p>630186.609375</text:p>
          </table:table-cell>
          <table:table-cell office:value-type="float" office:value="1456708.4" calcext:value-type="float">
            <text:p>1456708.4</text:p>
          </table:table-cell>
          <table:table-cell office:value-type="float" office:value="1117948.828125" calcext:value-type="float">
            <text:p>1117948.828125</text:p>
          </table:table-cell>
          <table:table-cell office:value-type="float" office:value="370107.166666667" calcext:value-type="float">
            <text:p>370107.166666667</text:p>
          </table:table-cell>
          <table:table-cell office:value-type="float" office:value="165481.965458667" calcext:value-type="float">
            <text:p>165481.965458667</text:p>
          </table:table-cell>
          <table:table-cell office:value-type="float" office:value="131728.880999432" calcext:value-type="float">
            <text:p>131728.880999432</text:p>
          </table:table-cell>
          <table:table-cell office:value-type="float" office:value="441238.978126323" calcext:value-type="float">
            <text:p>441238.978126323</text:p>
          </table:table-cell>
          <table:table-cell office:value-type="float" office:value="72357.2717997917" calcext:value-type="float">
            <text:p>72357.2717997917</text:p>
          </table:table-cell>
          <table:table-cell office:value-type="float" office:value="0.262592005283621" calcext:value-type="float">
            <text:p>0.262592005283621</text:p>
          </table:table-cell>
          <table:table-cell office:value-type="float" office:value="0.0904291353021867" calcext:value-type="float">
            <text:p>0.090429135302187</text:p>
          </table:table-cell>
          <table:table-cell office:value-type="float" office:value="0.394686203004801" calcext:value-type="float">
            <text:p>0.394686203004801</text:p>
          </table:table-cell>
          <table:table-cell office:value-type="float" office:value="0.195503568470371" calcext:value-type="float">
            <text:p>0.195503568470371</text:p>
          </table:table-cell>
          <table:table-cell office:value-type="float" office:value="2.0736240280983" calcext:value-type="float">
            <text:p>2.0736240280983</text:p>
          </table:table-cell>
          <table:table-cell office:value-type="float" office:value="52.2710479547941" calcext:value-type="float">
            <text:p>52.2710479547941</text:p>
          </table:table-cell>
          <table:table-cell office:value-type="float" office:value="2.7973510432291" calcext:value-type="float">
            <text:p>2.7973510432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12</text:p>
          </table:table-cell>
          <table:table-cell table:number-columns-repeated="990"/>
        </table:table-row>
        <table:table-row table:style-name="ro2">
          <table:table-cell office:value-type="float" office:value="689.500247498229" calcext:value-type="float">
            <text:p>689.500247498229</text:p>
          </table:table-cell>
          <table:table-cell office:value-type="float" office:value="3.71162165323892" calcext:value-type="float">
            <text:p>3.71162165323892</text:p>
          </table:table-cell>
          <table:table-cell office:value-type="string" calcext:value-type="string">
            <text:p>C37H72NO8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(32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310560" calcext:value-type="float">
            <text:p>310560</text:p>
          </table:table-cell>
          <table:table-cell office:value-type="float" office:value="1.720194132083" calcext:value-type="float">
            <text:p>1.720194132083</text:p>
          </table:table-cell>
          <table:table-cell office:value-type="float" office:value="4.62538125164096" calcext:value-type="float">
            <text:p>4.62538125164096</text:p>
          </table:table-cell>
          <table:table-cell office:value-type="float" office:value="2.62535327516309" calcext:value-type="float">
            <text:p>2.62535327516309</text:p>
          </table:table-cell>
          <table:table-cell office:value-type="float" office:value="1" calcext:value-type="float">
            <text:p>1</text:p>
          </table:table-cell>
          <table:table-cell office:value-type="float" office:value="0.183270882169292" calcext:value-type="float">
            <text:p>0.183270882169292</text:p>
          </table:table-cell>
          <table:table-cell office:value-type="float" office:value="0.0165977707337378" calcext:value-type="float">
            <text:p>0.016597770733738</text:p>
          </table:table-cell>
          <table:table-cell office:value-type="float" office:value="0.0907157203607121" calcext:value-type="float">
            <text:p>0.090715720360712</text:p>
          </table:table-cell>
          <table:table-cell office:value-type="float" office:value="1" calcext:value-type="float">
            <text:p>1</text:p>
          </table:table-cell>
          <table:table-cell office:value-type="float" office:value="67539.80078125" calcext:value-type="float">
            <text:p>67539.80078125</text:p>
          </table:table-cell>
          <table:table-cell office:value-type="float" office:value="181605.85625" calcext:value-type="float">
            <text:p>181605.85625</text:p>
          </table:table-cell>
          <table:table-cell office:value-type="float" office:value="103078.96875" calcext:value-type="float">
            <text:p>103078.96875</text:p>
          </table:table-cell>
          <table:table-cell office:value-type="float" office:value="39262.89453125" calcext:value-type="float">
            <text:p>39262.89453125</text:p>
          </table:table-cell>
          <table:table-cell office:value-type="float" office:value="32811.5766710378" calcext:value-type="float">
            <text:p>32811.5766710378</text:p>
          </table:table-cell>
          <table:table-cell office:value-type="float" office:value="81022.425969423" calcext:value-type="float">
            <text:p>81022.425969423</text:p>
          </table:table-cell>
          <table:table-cell office:value-type="float" office:value="52302.846557298" calcext:value-type="float">
            <text:p>52302.846557298</text:p>
          </table:table-cell>
          <table:table-cell office:value-type="float" office:value="7691.69531701215" calcext:value-type="float">
            <text:p>7691.69531701215</text:p>
          </table:table-cell>
          <table:table-cell office:value-type="float" office:value="0.485810977993687" calcext:value-type="float">
            <text:p>0.485810977993687</text:p>
          </table:table-cell>
          <table:table-cell office:value-type="float" office:value="0.446144346016501" calcext:value-type="float">
            <text:p>0.446144346016501</text:p>
          </table:table-cell>
          <table:table-cell office:value-type="float" office:value="0.507405605542576" calcext:value-type="float">
            <text:p>0.507405605542576</text:p>
          </table:table-cell>
          <table:table-cell office:value-type="float" office:value="0.195902401207079" calcext:value-type="float">
            <text:p>0.195902401207079</text:p>
          </table:table-cell>
          <table:table-cell office:value-type="float" office:value="0.704006305694829" calcext:value-type="float">
            <text:p>0.704006305694829</text:p>
          </table:table-cell>
          <table:table-cell office:value-type="float" office:value="3.05889850908002" calcext:value-type="float">
            <text:p>3.05889850908002</text:p>
          </table:table-cell>
          <table:table-cell office:value-type="float" office:value="1.45719346046515" calcext:value-type="float">
            <text:p>1.45719346046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38</text:p>
          </table:table-cell>
          <table:table-cell table:number-columns-repeated="990"/>
        </table:table-row>
        <table:table-row table:style-name="ro2">
          <table:table-cell office:value-type="float" office:value="700.503794407994" calcext:value-type="float">
            <text:p>700.503794407994</text:p>
          </table:table-cell>
          <table:table-cell office:value-type="float" office:value="3.47259002685547" calcext:value-type="float">
            <text:p>3.47259002685547</text:p>
          </table:table-cell>
          <table:table-cell office:value-type="string" calcext:value-type="string">
            <text:p>C39H73O8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(36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ates</text:p>
          </table:table-cell>
          <table:table-cell office:value-type="float" office:value="1298456" calcext:value-type="float">
            <text:p>1298456</text:p>
          </table:table-cell>
          <table:table-cell office:value-type="float" office:value="1.41112671425381" calcext:value-type="float">
            <text:p>1.41112671425381</text:p>
          </table:table-cell>
          <table:table-cell office:value-type="float" office:value="1.71727721165667" calcext:value-type="float">
            <text:p>1.71727721165667</text:p>
          </table:table-cell>
          <table:table-cell office:value-type="float" office:value="2.48501944369768" calcext:value-type="float">
            <text:p>2.48501944369768</text:p>
          </table:table-cell>
          <table:table-cell office:value-type="float" office:value="1" calcext:value-type="float">
            <text:p>1</text:p>
          </table:table-cell>
          <table:table-cell office:value-type="float" office:value="0.352098407580528" calcext:value-type="float">
            <text:p>0.352098407580528</text:p>
          </table:table-cell>
          <table:table-cell office:value-type="float" office:value="0.0823490039117616" calcext:value-type="float">
            <text:p>0.082349003911762</text:p>
          </table:table-cell>
          <table:table-cell office:value-type="float" office:value="0.00912857713820508" calcext:value-type="float">
            <text:p>0.009128577138205</text:p>
          </table:table-cell>
          <table:table-cell office:value-type="float" office:value="1" calcext:value-type="float">
            <text:p>1</text:p>
          </table:table-cell>
          <table:table-cell office:value-type="float" office:value="620697.84375" calcext:value-type="float">
            <text:p>620697.84375</text:p>
          </table:table-cell>
          <table:table-cell office:value-type="float" office:value="755361.125" calcext:value-type="float">
            <text:p>755361.125</text:p>
          </table:table-cell>
          <table:table-cell office:value-type="float" office:value="1093060.03125" calcext:value-type="float">
            <text:p>1093060.03125</text:p>
          </table:table-cell>
          <table:table-cell office:value-type="float" office:value="439859.75" calcext:value-type="float">
            <text:p>439859.75</text:p>
          </table:table-cell>
          <table:table-cell office:value-type="float" office:value="276183.031158035" calcext:value-type="float">
            <text:p>276183.031158035</text:p>
          </table:table-cell>
          <table:table-cell office:value-type="float" office:value="116412.203569121" calcext:value-type="float">
            <text:p>116412.203569121</text:p>
          </table:table-cell>
          <table:table-cell office:value-type="float" office:value="153031.799634423" calcext:value-type="float">
            <text:p>153031.799634423</text:p>
          </table:table-cell>
          <table:table-cell office:value-type="float" office:value="189847.81460014" calcext:value-type="float">
            <text:p>189847.81460014</text:p>
          </table:table-cell>
          <table:table-cell office:value-type="float" office:value="0.444955680028548" calcext:value-type="float">
            <text:p>0.444955680028548</text:p>
          </table:table-cell>
          <table:table-cell office:value-type="float" office:value="0.154114634333506" calcext:value-type="float">
            <text:p>0.154114634333506</text:p>
          </table:table-cell>
          <table:table-cell office:value-type="float" office:value="0.140003106196665" calcext:value-type="float">
            <text:p>0.140003106196665</text:p>
          </table:table-cell>
          <table:table-cell office:value-type="float" office:value="0.431609881559157" calcext:value-type="float">
            <text:p>0.431609881559157</text:p>
          </table:table-cell>
          <table:table-cell office:value-type="float" office:value="0.291155909711942" calcext:value-type="float">
            <text:p>0.291155909711942</text:p>
          </table:table-cell>
          <table:table-cell office:value-type="float" office:value="2.00712041727141" calcext:value-type="float">
            <text:p>2.00712041727141</text:p>
          </table:table-cell>
          <table:table-cell office:value-type="float" office:value="7.17564706022486" calcext:value-type="float">
            <text:p>7.17564706022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61</text:p>
          </table:table-cell>
          <table:table-cell table:number-columns-repeated="990"/>
        </table:table-row>
        <table:table-row table:style-name="ro2">
          <table:table-cell office:value-type="float" office:value="674.488415905611" calcext:value-type="float">
            <text:p>674.488415905611</text:p>
          </table:table-cell>
          <table:table-cell office:value-type="float" office:value="3.46012914021808" calcext:value-type="float">
            <text:p>3.46012914021808</text:p>
          </table:table-cell>
          <table:table-cell office:value-type="string" calcext:value-type="string">
            <text:p>C37H71O8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(34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ates</text:p>
          </table:table-cell>
          <table:table-cell office:value-type="float" office:value="2157978" calcext:value-type="float">
            <text:p>2157978</text:p>
          </table:table-cell>
          <table:table-cell office:value-type="float" office:value="1.86085659338306" calcext:value-type="float">
            <text:p>1.86085659338306</text:p>
          </table:table-cell>
          <table:table-cell office:value-type="float" office:value="1.50887788353005" calcext:value-type="float">
            <text:p>1.50887788353005</text:p>
          </table:table-cell>
          <table:table-cell office:value-type="float" office:value="2.42747187448622" calcext:value-type="float">
            <text:p>2.42747187448622</text:p>
          </table:table-cell>
          <table:table-cell office:value-type="float" office:value="1" calcext:value-type="float">
            <text:p>1</text:p>
          </table:table-cell>
          <table:table-cell office:value-type="float" office:value="0.0919476337798203" calcext:value-type="float">
            <text:p>0.09194763377982</text:p>
          </table:table-cell>
          <table:table-cell office:value-type="float" office:value="0.0925079180090465" calcext:value-type="float">
            <text:p>0.092507918009047</text:p>
          </table:table-cell>
          <table:table-cell office:value-type="float" office:value="0.00278310717085026" calcext:value-type="float">
            <text:p>0.00278310717085</text:p>
          </table:table-cell>
          <table:table-cell office:value-type="float" office:value="1" calcext:value-type="float">
            <text:p>1</text:p>
          </table:table-cell>
          <table:table-cell office:value-type="float" office:value="1403025.78125" calcext:value-type="float">
            <text:p>1403025.78125</text:p>
          </table:table-cell>
          <table:table-cell office:value-type="float" office:value="1137645.2" calcext:value-type="float">
            <text:p>1137645.2</text:p>
          </table:table-cell>
          <table:table-cell office:value-type="float" office:value="1830235.40625" calcext:value-type="float">
            <text:p>1830235.40625</text:p>
          </table:table-cell>
          <table:table-cell office:value-type="float" office:value="753967.708333333" calcext:value-type="float">
            <text:p>753967.708333333</text:p>
          </table:table-cell>
          <table:table-cell office:value-type="float" office:value="537645.975297004" calcext:value-type="float">
            <text:p>537645.975297004</text:p>
          </table:table-cell>
          <table:table-cell office:value-type="float" office:value="66764.2150006508" calcext:value-type="float">
            <text:p>66764.2150006508</text:p>
          </table:table-cell>
          <table:table-cell office:value-type="float" office:value="191243.220932315" calcext:value-type="float">
            <text:p>191243.220932315</text:p>
          </table:table-cell>
          <table:table-cell office:value-type="float" office:value="226715.151722241" calcext:value-type="float">
            <text:p>226715.151722241</text:p>
          </table:table-cell>
          <table:table-cell office:value-type="float" office:value="0.383204629937732" calcext:value-type="float">
            <text:p>0.383204629937732</text:p>
          </table:table-cell>
          <table:table-cell office:value-type="float" office:value="0.0586863241726426" calcext:value-type="float">
            <text:p>0.058686324172643</text:p>
          </table:table-cell>
          <table:table-cell office:value-type="float" office:value="0.104491050866597" calcext:value-type="float">
            <text:p>0.104491050866597</text:p>
          </table:table-cell>
          <table:table-cell office:value-type="float" office:value="0.300696103051152" calcext:value-type="float">
            <text:p>0.300696103051152</text:p>
          </table:table-cell>
          <table:table-cell office:value-type="float" office:value="1.23736334926234" calcext:value-type="float">
            <text:p>1.23736334926234</text:p>
          </table:table-cell>
          <table:table-cell office:value-type="float" office:value="2.63544115678009" calcext:value-type="float">
            <text:p>2.63544115678009</text:p>
          </table:table-cell>
          <table:table-cell office:value-type="float" office:value="13.16702341939" calcext:value-type="float">
            <text:p>13.16702341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1</text:p>
          </table:table-cell>
          <table:table-cell table:number-columns-repeated="990"/>
        </table:table-row>
        <table:table-row table:style-name="ro2">
          <table:table-cell office:value-type="float" office:value="862.557190126097" calcext:value-type="float">
            <text:p>862.557190126097</text:p>
          </table:table-cell>
          <table:table-cell office:value-type="float" office:value="3.47741667429605" calcext:value-type="float">
            <text:p>3.47741667429605</text:p>
          </table:table-cell>
          <table:table-cell office:value-type="string" calcext:value-type="string">
            <text:p>C45H83O13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(36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inositols</text:p>
          </table:table-cell>
          <table:table-cell office:value-type="float" office:value="3359909" calcext:value-type="float">
            <text:p>3359909</text:p>
          </table:table-cell>
          <table:table-cell office:value-type="float" office:value="1.95800498338257" calcext:value-type="float">
            <text:p>1.95800498338257</text:p>
          </table:table-cell>
          <table:table-cell office:value-type="float" office:value="6.3208795951001" calcext:value-type="float">
            <text:p>6.3208795951001</text:p>
          </table:table-cell>
          <table:table-cell office:value-type="float" office:value="2.40891462210365" calcext:value-type="float">
            <text:p>2.40891462210365</text:p>
          </table:table-cell>
          <table:table-cell office:value-type="float" office:value="1" calcext:value-type="float">
            <text:p>1</text:p>
          </table:table-cell>
          <table:table-cell office:value-type="float" office:value="0.018180918971675" calcext:value-type="float">
            <text:p>0.018180918971675</text:p>
          </table:table-cell>
          <table:table-cell office:value-type="float" office:value="0.0012670559413401" calcext:value-type="float">
            <text:p>0.00126705594134</text:p>
          </table:table-cell>
          <table:table-cell office:value-type="float" office:value="0.0211769027102281" calcext:value-type="float">
            <text:p>0.021176902710228</text:p>
          </table:table-cell>
          <table:table-cell office:value-type="float" office:value="1" calcext:value-type="float">
            <text:p>1</text:p>
          </table:table-cell>
          <table:table-cell office:value-type="float" office:value="756206.46875" calcext:value-type="float">
            <text:p>756206.46875</text:p>
          </table:table-cell>
          <table:table-cell office:value-type="float" office:value="2441204.225" calcext:value-type="float">
            <text:p>2441204.225</text:p>
          </table:table-cell>
          <table:table-cell office:value-type="float" office:value="930353.515625" calcext:value-type="float">
            <text:p>930353.515625</text:p>
          </table:table-cell>
          <table:table-cell office:value-type="float" office:value="386212.739583333" calcext:value-type="float">
            <text:p>386212.739583333</text:p>
          </table:table-cell>
          <table:table-cell office:value-type="float" office:value="178363.477188367" calcext:value-type="float">
            <text:p>178363.477188367</text:p>
          </table:table-cell>
          <table:table-cell office:value-type="float" office:value="598663.60941584" calcext:value-type="float">
            <text:p>598663.60941584</text:p>
          </table:table-cell>
          <table:table-cell office:value-type="float" office:value="268274.555131931" calcext:value-type="float">
            <text:p>268274.555131931</text:p>
          </table:table-cell>
          <table:table-cell office:value-type="float" office:value="86150.0070475863" calcext:value-type="float">
            <text:p>86150.0070475863</text:p>
          </table:table-cell>
          <table:table-cell office:value-type="float" office:value="0.235866108740381" calcext:value-type="float">
            <text:p>0.235866108740381</text:p>
          </table:table-cell>
          <table:table-cell office:value-type="float" office:value="0.245232907302477" calcext:value-type="float">
            <text:p>0.245232907302477</text:p>
          </table:table-cell>
          <table:table-cell office:value-type="float" office:value="0.28835765182411" calcext:value-type="float">
            <text:p>0.28835765182411</text:p>
          </table:table-cell>
          <table:table-cell office:value-type="float" office:value="0.223063607742534" calcext:value-type="float">
            <text:p>0.223063607742534</text:p>
          </table:table-cell>
          <table:table-cell office:value-type="float" office:value="3.48908182752459" calcext:value-type="float">
            <text:p>3.48908182752459</text:p>
          </table:table-cell>
          <table:table-cell office:value-type="float" office:value="11.5439032495946" calcext:value-type="float">
            <text:p>11.5439032495946</text:p>
          </table:table-cell>
          <table:table-cell office:value-type="float" office:value="3.72940886449981" calcext:value-type="float">
            <text:p>3.72940886449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06</text:p>
          </table:table-cell>
          <table:table-cell table:number-columns-repeated="990"/>
        </table:table-row>
        <table:table-row table:style-name="ro2">
          <table:table-cell office:value-type="float" office:value="672.473274935231" calcext:value-type="float">
            <text:p>672.473274935231</text:p>
          </table:table-cell>
          <table:table-cell office:value-type="float" office:value="3.46242584228515" calcext:value-type="float">
            <text:p>3.46242584228515</text:p>
          </table:table-cell>
          <table:table-cell office:value-type="string" calcext:value-type="string">
            <text:p>C37H69O8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(34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ates</text:p>
          </table:table-cell>
          <table:table-cell office:value-type="float" office:value="2395476" calcext:value-type="float">
            <text:p>2395476</text:p>
          </table:table-cell>
          <table:table-cell office:value-type="float" office:value="1.47464655400594" calcext:value-type="float">
            <text:p>1.47464655400594</text:p>
          </table:table-cell>
          <table:table-cell office:value-type="float" office:value="1.44438592819205" calcext:value-type="float">
            <text:p>1.44438592819205</text:p>
          </table:table-cell>
          <table:table-cell office:value-type="float" office:value="2.32864394318486" calcext:value-type="float">
            <text:p>2.32864394318486</text:p>
          </table:table-cell>
          <table:table-cell office:value-type="float" office:value="1" calcext:value-type="float">
            <text:p>1</text:p>
          </table:table-cell>
          <table:table-cell office:value-type="float" office:value="0.310080274071201" calcext:value-type="float">
            <text:p>0.310080274071201</text:p>
          </table:table-cell>
          <table:table-cell office:value-type="float" office:value="0.235468369122998" calcext:value-type="float">
            <text:p>0.235468369122998</text:p>
          </table:table-cell>
          <table:table-cell office:value-type="float" office:value="0.0149667085130112" calcext:value-type="float">
            <text:p>0.014966708513011</text:p>
          </table:table-cell>
          <table:table-cell office:value-type="float" office:value="1" calcext:value-type="float">
            <text:p>1</text:p>
          </table:table-cell>
          <table:table-cell office:value-type="float" office:value="1291369.0625" calcext:value-type="float">
            <text:p>1291369.0625</text:p>
          </table:table-cell>
          <table:table-cell office:value-type="float" office:value="1264869.4" calcext:value-type="float">
            <text:p>1264869.4</text:p>
          </table:table-cell>
          <table:table-cell office:value-type="float" office:value="2039226.78125" calcext:value-type="float">
            <text:p>2039226.78125</text:p>
          </table:table-cell>
          <table:table-cell office:value-type="float" office:value="875714.291666667" calcext:value-type="float">
            <text:p>875714.291666667</text:p>
          </table:table-cell>
          <table:table-cell office:value-type="float" office:value="581848.712144937" calcext:value-type="float">
            <text:p>581848.712144937</text:p>
          </table:table-cell>
          <table:table-cell office:value-type="float" office:value="376139.437425745" calcext:value-type="float">
            <text:p>376139.437425745</text:p>
          </table:table-cell>
          <table:table-cell office:value-type="float" office:value="305241.997362277" calcext:value-type="float">
            <text:p>305241.997362277</text:p>
          </table:table-cell>
          <table:table-cell office:value-type="float" office:value="390360.470283709" calcext:value-type="float">
            <text:p>390360.470283709</text:p>
          </table:table-cell>
          <table:table-cell office:value-type="float" office:value="0.450567331246513" calcext:value-type="float">
            <text:p>0.450567331246513</text:p>
          </table:table-cell>
          <table:table-cell office:value-type="float" office:value="0.29737413002935" calcext:value-type="float">
            <text:p>0.29737413002935</text:p>
          </table:table-cell>
          <table:table-cell office:value-type="float" office:value="0.149685165067894" calcext:value-type="float">
            <text:p>0.149685165067894</text:p>
          </table:table-cell>
          <table:table-cell office:value-type="float" office:value="0.445762361078716" calcext:value-type="float">
            <text:p>0.445762361078716</text:p>
          </table:table-cell>
          <table:table-cell office:value-type="float" office:value="0.351922194223218" calcext:value-type="float">
            <text:p>0.351922194223218</text:p>
          </table:table-cell>
          <table:table-cell office:value-type="float" office:value="0.515349412685836" calcext:value-type="float">
            <text:p>0.515349412685836</text:p>
          </table:table-cell>
          <table:table-cell office:value-type="float" office:value="5.51309063723027" calcext:value-type="float">
            <text:p>5.51309063723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0</text:p>
          </table:table-cell>
          <table:table-cell table:number-columns-repeated="990"/>
        </table:table-row>
        <table:table-row table:style-name="ro2">
          <table:table-cell office:value-type="float" office:value="761.521985141574" calcext:value-type="float">
            <text:p>761.521985141574</text:p>
          </table:table-cell>
          <table:table-cell office:value-type="float" office:value="3.47341918945312" calcext:value-type="float">
            <text:p>3.47341918945312</text:p>
          </table:table-cell>
          <table:table-cell office:value-type="string" calcext:value-type="string">
            <text:p>C40H76NO10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S(34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2389070" calcext:value-type="float">
            <text:p>2389070</text:p>
          </table:table-cell>
          <table:table-cell office:value-type="float" office:value="1.23877336678667" calcext:value-type="float">
            <text:p>1.23877336678667</text:p>
          </table:table-cell>
          <table:table-cell office:value-type="float" office:value="1.9610313426409" calcext:value-type="float">
            <text:p>1.9610313426409</text:p>
          </table:table-cell>
          <table:table-cell office:value-type="float" office:value="2.26835383338195" calcext:value-type="float">
            <text:p>2.26835383338195</text:p>
          </table:table-cell>
          <table:table-cell office:value-type="float" office:value="1" calcext:value-type="float">
            <text:p>1</text:p>
          </table:table-cell>
          <table:table-cell office:value-type="float" office:value="0.484014971469874" calcext:value-type="float">
            <text:p>0.484014971469874</text:p>
          </table:table-cell>
          <table:table-cell office:value-type="float" office:value="0.0327087061743234" calcext:value-type="float">
            <text:p>0.032708706174323</text:p>
          </table:table-cell>
          <table:table-cell office:value-type="float" office:value="0.0292319164068147" calcext:value-type="float">
            <text:p>0.029231916406815</text:p>
          </table:table-cell>
          <table:table-cell office:value-type="float" office:value="1" calcext:value-type="float">
            <text:p>1</text:p>
          </table:table-cell>
          <table:table-cell office:value-type="float" office:value="950989.203125" calcext:value-type="float">
            <text:p>950989.203125</text:p>
          </table:table-cell>
          <table:table-cell office:value-type="float" office:value="1505456.675" calcext:value-type="float">
            <text:p>1505456.675</text:p>
          </table:table-cell>
          <table:table-cell office:value-type="float" office:value="1741383.90625" calcext:value-type="float">
            <text:p>1741383.90625</text:p>
          </table:table-cell>
          <table:table-cell office:value-type="float" office:value="767686.1875" calcext:value-type="float">
            <text:p>767686.1875</text:p>
          </table:table-cell>
          <table:table-cell office:value-type="float" office:value="360805.002622815" calcext:value-type="float">
            <text:p>360805.002622815</text:p>
          </table:table-cell>
          <table:table-cell office:value-type="float" office:value="129943.334120336" calcext:value-type="float">
            <text:p>129943.334120336</text:p>
          </table:table-cell>
          <table:table-cell office:value-type="float" office:value="536137.232337733" calcext:value-type="float">
            <text:p>536137.232337733</text:p>
          </table:table-cell>
          <table:table-cell office:value-type="float" office:value="280591.640566836" calcext:value-type="float">
            <text:p>280591.640566836</text:p>
          </table:table-cell>
          <table:table-cell office:value-type="float" office:value="0.379399683442452" calcext:value-type="float">
            <text:p>0.379399683442452</text:p>
          </table:table-cell>
          <table:table-cell office:value-type="float" office:value="0.0863148945288222" calcext:value-type="float">
            <text:p>0.086314894528822</text:p>
          </table:table-cell>
          <table:table-cell office:value-type="float" office:value="0.307879974320127" calcext:value-type="float">
            <text:p>0.307879974320127</text:p>
          </table:table-cell>
          <table:table-cell office:value-type="float" office:value="0.365503046864231" calcext:value-type="float">
            <text:p>0.365503046864231</text:p>
          </table:table-cell>
          <table:table-cell office:value-type="float" office:value="0.160833310758631" calcext:value-type="float">
            <text:p>0.160833310758631</text:p>
          </table:table-cell>
          <table:table-cell office:value-type="float" office:value="5.69256136871824" calcext:value-type="float">
            <text:p>5.69256136871824</text:p>
          </table:table-cell>
          <table:table-cell office:value-type="float" office:value="2.58916573670195" calcext:value-type="float">
            <text:p>2.58916573670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11</text:p>
          </table:table-cell>
          <table:table-cell table:number-columns-repeated="990"/>
        </table:table-row>
        <table:table-row table:style-name="ro2">
          <table:table-cell office:value-type="float" office:value="698.488706164355" calcext:value-type="float">
            <text:p>698.488706164355</text:p>
          </table:table-cell>
          <table:table-cell office:value-type="float" office:value="3.45696833292642" calcext:value-type="float">
            <text:p>3.45696833292642</text:p>
          </table:table-cell>
          <table:table-cell office:value-type="string" calcext:value-type="string">
            <text:p>C39H71O8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(36: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ates</text:p>
          </table:table-cell>
          <table:table-cell office:value-type="float" office:value="1086547" calcext:value-type="float">
            <text:p>1086547</text:p>
          </table:table-cell>
          <table:table-cell office:value-type="float" office:value="1.25000386649447" calcext:value-type="float">
            <text:p>1.25000386649447</text:p>
          </table:table-cell>
          <table:table-cell office:value-type="float" office:value="1.54190177798488" calcext:value-type="float">
            <text:p>1.54190177798488</text:p>
          </table:table-cell>
          <table:table-cell office:value-type="float" office:value="2.23589811636441" calcext:value-type="float">
            <text:p>2.23589811636441</text:p>
          </table:table-cell>
          <table:table-cell office:value-type="float" office:value="1" calcext:value-type="float">
            <text:p>1</text:p>
          </table:table-cell>
          <table:table-cell office:value-type="float" office:value="0.560756823933377" calcext:value-type="float">
            <text:p>0.560756823933377</text:p>
          </table:table-cell>
          <table:table-cell office:value-type="float" office:value="0.177820422680531" calcext:value-type="float">
            <text:p>0.177820422680531</text:p>
          </table:table-cell>
          <table:table-cell office:value-type="float" office:value="0.0232076013349863" calcext:value-type="float">
            <text:p>0.023207601334986</text:p>
          </table:table-cell>
          <table:table-cell office:value-type="float" office:value="1" calcext:value-type="float">
            <text:p>1</text:p>
          </table:table-cell>
          <table:table-cell office:value-type="float" office:value="518613.0625" calcext:value-type="float">
            <text:p>518613.0625</text:p>
          </table:table-cell>
          <table:table-cell office:value-type="float" office:value="639718.34375" calcext:value-type="float">
            <text:p>639718.34375</text:p>
          </table:table-cell>
          <table:table-cell office:value-type="float" office:value="927649.90625" calcext:value-type="float">
            <text:p>927649.90625</text:p>
          </table:table-cell>
          <table:table-cell office:value-type="float" office:value="414889.166666667" calcext:value-type="float">
            <text:p>414889.166666667</text:p>
          </table:table-cell>
          <table:table-cell office:value-type="float" office:value="241656.815331062" calcext:value-type="float">
            <text:p>241656.815331062</text:p>
          </table:table-cell>
          <table:table-cell office:value-type="float" office:value="154876.708329902" calcext:value-type="float">
            <text:p>154876.708329902</text:p>
          </table:table-cell>
          <table:table-cell office:value-type="float" office:value="197142.526032422" calcext:value-type="float">
            <text:p>197142.526032422</text:p>
          </table:table-cell>
          <table:table-cell office:value-type="float" office:value="197941.471306085" calcext:value-type="float">
            <text:p>197941.471306085</text:p>
          </table:table-cell>
          <table:table-cell office:value-type="float" office:value="0.465967467472076" calcext:value-type="float">
            <text:p>0.465967467472076</text:p>
          </table:table-cell>
          <table:table-cell office:value-type="float" office:value="0.242101402661086" calcext:value-type="float">
            <text:p>0.242101402661086</text:p>
          </table:table-cell>
          <table:table-cell office:value-type="float" office:value="0.212518240668363" calcext:value-type="float">
            <text:p>0.212518240668363</text:p>
          </table:table-cell>
          <table:table-cell office:value-type="float" office:value="0.477094817626599" calcext:value-type="float">
            <text:p>0.477094817626599</text:p>
          </table:table-cell>
          <table:table-cell office:value-type="float" office:value="0.110255935567079" calcext:value-type="float">
            <text:p>0.110255935567079</text:p>
          </table:table-cell>
          <table:table-cell office:value-type="float" office:value="0.800222617078844" calcext:value-type="float">
            <text:p>0.800222617078844</text:p>
          </table:table-cell>
          <table:table-cell office:value-type="float" office:value="3.36882826225391" calcext:value-type="float">
            <text:p>3.36882826225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64</text:p>
          </table:table-cell>
          <table:table-cell table:number-columns-repeated="990"/>
        </table:table-row>
        <table:table-row table:style-name="ro2">
          <table:table-cell office:value-type="float" office:value="655.420192311576" calcext:value-type="float">
            <text:p>655.420192311576</text:p>
          </table:table-cell>
          <table:table-cell office:value-type="float" office:value="7.36626083374023" calcext:value-type="float">
            <text:p>7.36626083374023</text:p>
          </table:table-cell>
          <table:table-cell office:value-type="string" calcext:value-type="string">
            <text:p>C35H62NO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(30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320007" calcext:value-type="float">
            <text:p>320007</text:p>
          </table:table-cell>
          <table:table-cell office:value-type="float" office:value="2.10941790628228" calcext:value-type="float">
            <text:p>2.10941790628228</text:p>
          </table:table-cell>
          <table:table-cell office:value-type="float" office:value="1.62082438855806" calcext:value-type="float">
            <text:p>1.62082438855806</text:p>
          </table:table-cell>
          <table:table-cell office:value-type="float" office:value="2.17041447253952" calcext:value-type="float">
            <text:p>2.17041447253952</text:p>
          </table:table-cell>
          <table:table-cell office:value-type="float" office:value="1" calcext:value-type="float">
            <text:p>1</text:p>
          </table:table-cell>
          <table:table-cell office:value-type="float" office:value="0.0275346077595776" calcext:value-type="float">
            <text:p>0.027534607759578</text:p>
          </table:table-cell>
          <table:table-cell office:value-type="float" office:value="0.197927139319414" calcext:value-type="float">
            <text:p>0.197927139319414</text:p>
          </table:table-cell>
          <table:table-cell office:value-type="float" office:value="0.0564948288689355" calcext:value-type="float">
            <text:p>0.056494828868936</text:p>
          </table:table-cell>
          <table:table-cell office:value-type="float" office:value="1" calcext:value-type="float">
            <text:p>1</text:p>
          </table:table-cell>
          <table:table-cell office:value-type="float" office:value="224238.91015625" calcext:value-type="float">
            <text:p>224238.91015625</text:p>
          </table:table-cell>
          <table:table-cell office:value-type="float" office:value="172299.615625" calcext:value-type="float">
            <text:p>172299.615625</text:p>
          </table:table-cell>
          <table:table-cell office:value-type="float" office:value="230723.0703125" calcext:value-type="float">
            <text:p>230723.0703125</text:p>
          </table:table-cell>
          <table:table-cell office:value-type="float" office:value="106303.69140625" calcext:value-type="float">
            <text:p>106303.69140625</text:p>
          </table:table-cell>
          <table:table-cell office:value-type="float" office:value="52794.9671047953" calcext:value-type="float">
            <text:p>52794.9671047953</text:p>
          </table:table-cell>
          <table:table-cell office:value-type="float" office:value="82457.9521237296" calcext:value-type="float">
            <text:p>82457.9521237296</text:p>
          </table:table-cell>
          <table:table-cell office:value-type="float" office:value="83595.9505124588" calcext:value-type="float">
            <text:p>83595.9505124588</text:p>
          </table:table-cell>
          <table:table-cell office:value-type="float" office:value="46432.7911258016" calcext:value-type="float">
            <text:p>46432.7911258016</text:p>
          </table:table-cell>
          <table:table-cell office:value-type="float" office:value="0.235440705040921" calcext:value-type="float">
            <text:p>0.235440705040921</text:p>
          </table:table-cell>
          <table:table-cell office:value-type="float" office:value="0.478573047447735" calcext:value-type="float">
            <text:p>0.478573047447735</text:p>
          </table:table-cell>
          <table:table-cell office:value-type="float" office:value="0.362321593585042" calcext:value-type="float">
            <text:p>0.362321593585042</text:p>
          </table:table-cell>
          <table:table-cell office:value-type="float" office:value="0.436793779327513" calcext:value-type="float">
            <text:p>0.436793779327513</text:p>
          </table:table-cell>
          <table:table-cell office:value-type="float" office:value="2.81364275844072" calcext:value-type="float">
            <text:p>2.81364275844072</text:p>
          </table:table-cell>
          <table:table-cell office:value-type="float" office:value="0.486354815413336" calcext:value-type="float">
            <text:p>0.486354815413336</text:p>
          </table:table-cell>
          <table:table-cell office:value-type="float" office:value="1.69288013271831" calcext:value-type="float">
            <text:p>1.69288013271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00</text:p>
          </table:table-cell>
          <table:table-cell table:number-columns-repeated="990"/>
        </table:table-row>
        <table:table-row table:style-name="ro2">
          <table:table-cell office:value-type="float" office:value="787.536960320052" calcext:value-type="float">
            <text:p>787.536960320052</text:p>
          </table:table-cell>
          <table:table-cell office:value-type="float" office:value="3.47349582672118" calcext:value-type="float">
            <text:p>3.47349582672118</text:p>
          </table:table-cell>
          <table:table-cell office:value-type="string" calcext:value-type="string">
            <text:p>C42H78NO10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S(36:2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5615199" calcext:value-type="float">
            <text:p>5615199</text:p>
          </table:table-cell>
          <table:table-cell office:value-type="float" office:value="1.36508798394396" calcext:value-type="float">
            <text:p>1.36508798394396</text:p>
          </table:table-cell>
          <table:table-cell office:value-type="float" office:value="2.43447455411962" calcext:value-type="float">
            <text:p>2.43447455411962</text:p>
          </table:table-cell>
          <table:table-cell office:value-type="float" office:value="2.15401177145743" calcext:value-type="float">
            <text:p>2.15401177145743</text:p>
          </table:table-cell>
          <table:table-cell office:value-type="float" office:value="1" calcext:value-type="float">
            <text:p>1</text:p>
          </table:table-cell>
          <table:table-cell office:value-type="float" office:value="0.0398992613207181" calcext:value-type="float">
            <text:p>0.039899261320718</text:p>
          </table:table-cell>
          <table:table-cell office:value-type="float" office:value="0.0000792737028261846" calcext:value-type="float">
            <text:p>7.92737028261846E-05</text:p>
          </table:table-cell>
          <table:table-cell office:value-type="float" office:value="0.0148226513394137" calcext:value-type="float">
            <text:p>0.014822651339414</text:p>
          </table:table-cell>
          <table:table-cell office:value-type="float" office:value="1" calcext:value-type="float">
            <text:p>1</text:p>
          </table:table-cell>
          <table:table-cell office:value-type="float" office:value="2661360.0625" calcext:value-type="float">
            <text:p>2661360.0625</text:p>
          </table:table-cell>
          <table:table-cell office:value-type="float" office:value="4746224" calcext:value-type="float">
            <text:p>4746224</text:p>
          </table:table-cell>
          <table:table-cell office:value-type="float" office:value="4199436.9375" calcext:value-type="float">
            <text:p>4199436.9375</text:p>
          </table:table-cell>
          <table:table-cell office:value-type="float" office:value="1949588.66666667" calcext:value-type="float">
            <text:p>1949588.66666667</text:p>
          </table:table-cell>
          <table:table-cell office:value-type="float" office:value="435268.416080305" calcext:value-type="float">
            <text:p>435268.416080305</text:p>
          </table:table-cell>
          <table:table-cell office:value-type="float" office:value="540268.236571543" calcext:value-type="float">
            <text:p>540268.236571543</text:p>
          </table:table-cell>
          <table:table-cell office:value-type="float" office:value="946111.086188711" calcext:value-type="float">
            <text:p>946111.086188711</text:p>
          </table:table-cell>
          <table:table-cell office:value-type="float" office:value="204179.769341349" calcext:value-type="float">
            <text:p>204179.769341349</text:p>
          </table:table-cell>
          <table:table-cell office:value-type="float" office:value="0.163551118923543" calcext:value-type="float">
            <text:p>0.163551118923543</text:p>
          </table:table-cell>
          <table:table-cell office:value-type="float" office:value="0.113831171173451" calcext:value-type="float">
            <text:p>0.113831171173451</text:p>
          </table:table-cell>
          <table:table-cell office:value-type="float" office:value="0.225294747907787" calcext:value-type="float">
            <text:p>0.225294747907787</text:p>
          </table:table-cell>
          <table:table-cell office:value-type="float" office:value="0.104729665714793" calcext:value-type="float">
            <text:p>0.104729665714793</text:p>
          </table:table-cell>
          <table:table-cell office:value-type="float" office:value="2.191749791293" calcext:value-type="float">
            <text:p>2.191749791293</text:p>
          </table:table-cell>
          <table:table-cell office:value-type="float" office:value="23.446217455405" calcext:value-type="float">
            <text:p>23.446217455405</text:p>
          </table:table-cell>
          <table:table-cell office:value-type="float" office:value="5.40321641478643" calcext:value-type="float">
            <text:p>5.40321641478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08</text:p>
          </table:table-cell>
          <table:table-cell table:number-columns-repeated="990"/>
        </table:table-row>
        <table:table-row table:style-name="ro2">
          <table:table-cell office:value-type="float" office:value="691.514164033857" calcext:value-type="float">
            <text:p>691.514164033857</text:p>
          </table:table-cell>
          <table:table-cell office:value-type="float" office:value="3.4429100036621" calcext:value-type="float">
            <text:p>3.4429100036621</text:p>
          </table:table-cell>
          <table:table-cell office:value-type="string" calcext:value-type="string">
            <text:p>C37H74NO8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(32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233266" calcext:value-type="float">
            <text:p>233266</text:p>
          </table:table-cell>
          <table:table-cell office:value-type="float" office:value="1.70727522727479" calcext:value-type="float">
            <text:p>1.70727522727479</text:p>
          </table:table-cell>
          <table:table-cell office:value-type="float" office:value="1.31354158251069" calcext:value-type="float">
            <text:p>1.31354158251069</text:p>
          </table:table-cell>
          <table:table-cell office:value-type="float" office:value="2.13423182351783" calcext:value-type="float">
            <text:p>2.13423182351783</text:p>
          </table:table-cell>
          <table:table-cell office:value-type="float" office:value="1" calcext:value-type="float">
            <text:p>1</text:p>
          </table:table-cell>
          <table:table-cell office:value-type="float" office:value="0.0979794806640662" calcext:value-type="float">
            <text:p>0.097979480664066</text:p>
          </table:table-cell>
          <table:table-cell office:value-type="float" office:value="0.153196560067987" calcext:value-type="float">
            <text:p>0.153196560067987</text:p>
          </table:table-cell>
          <table:table-cell office:value-type="float" office:value="0.000571166829452712" calcext:value-type="float">
            <text:p>0.000571166829453</text:p>
          </table:table-cell>
          <table:table-cell office:value-type="float" office:value="1" calcext:value-type="float">
            <text:p>1</text:p>
          </table:table-cell>
          <table:table-cell office:value-type="float" office:value="163665.4765625" calcext:value-type="float">
            <text:p>163665.4765625</text:p>
          </table:table-cell>
          <table:table-cell office:value-type="float" office:value="125920.76875" calcext:value-type="float">
            <text:p>125920.76875</text:p>
          </table:table-cell>
          <table:table-cell office:value-type="float" office:value="204595.0546875" calcext:value-type="float">
            <text:p>204595.0546875</text:p>
          </table:table-cell>
          <table:table-cell office:value-type="float" office:value="95863.5572916667" calcext:value-type="float">
            <text:p>95863.5572916667</text:p>
          </table:table-cell>
          <table:table-cell office:value-type="float" office:value="58099.5763024329" calcext:value-type="float">
            <text:p>58099.5763024329</text:p>
          </table:table-cell>
          <table:table-cell office:value-type="float" office:value="35024.4759547165" calcext:value-type="float">
            <text:p>35024.4759547165</text:p>
          </table:table-cell>
          <table:table-cell office:value-type="float" office:value="18170.0866546239" calcext:value-type="float">
            <text:p>18170.0866546239</text:p>
          </table:table-cell>
          <table:table-cell office:value-type="float" office:value="16518.2473576889" calcext:value-type="float">
            <text:p>16518.2473576889</text:p>
          </table:table-cell>
          <table:table-cell office:value-type="float" office:value="0.354989809229841" calcext:value-type="float">
            <text:p>0.354989809229841</text:p>
          </table:table-cell>
          <table:table-cell office:value-type="float" office:value="0.278146935588149" calcext:value-type="float">
            <text:p>0.278146935588149</text:p>
          </table:table-cell>
          <table:table-cell office:value-type="float" office:value="0.0888099992562234" calcext:value-type="float">
            <text:p>0.088809999256223</text:p>
          </table:table-cell>
          <table:table-cell office:value-type="float" office:value="0.172309977058663" calcext:value-type="float">
            <text:p>0.172309977058663</text:p>
          </table:table-cell>
          <table:table-cell office:value-type="float" office:value="1.2600272848259" calcext:value-type="float">
            <text:p>1.2600272848259</text:p>
          </table:table-cell>
          <table:table-cell office:value-type="float" office:value="0.602464788233991" calcext:value-type="float">
            <text:p>0.602464788233991</text:p>
          </table:table-cell>
          <table:table-cell office:value-type="float" office:value="19.6060521065179" calcext:value-type="float">
            <text:p>19.6060521065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309</text:p>
          </table:table-cell>
          <table:table-cell table:number-columns-repeated="990"/>
        </table:table-row>
        <table:table-row table:style-name="ro2">
          <table:table-cell office:value-type="float" office:value="789.551760527587" calcext:value-type="float">
            <text:p>789.551760527587</text:p>
          </table:table-cell>
          <table:table-cell office:value-type="float" office:value="3.47235557919457" calcext:value-type="float">
            <text:p>3.47235557919457</text:p>
          </table:table-cell>
          <table:table-cell office:value-type="string" calcext:value-type="string">
            <text:p>C42H80NO10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S(36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5922831" calcext:value-type="float">
            <text:p>5922831</text:p>
          </table:table-cell>
          <table:table-cell office:value-type="float" office:value="1.4095138991424" calcext:value-type="float">
            <text:p>1.4095138991424</text:p>
          </table:table-cell>
          <table:table-cell office:value-type="float" office:value="1.53803404526811" calcext:value-type="float">
            <text:p>1.53803404526811</text:p>
          </table:table-cell>
          <table:table-cell office:value-type="float" office:value="2.00585837127349" calcext:value-type="float">
            <text:p>2.00585837127349</text:p>
          </table:table-cell>
          <table:table-cell office:value-type="float" office:value="1" calcext:value-type="float">
            <text:p>1</text:p>
          </table:table-cell>
          <table:table-cell office:value-type="float" office:value="0.155146006994761" calcext:value-type="float">
            <text:p>0.155146006994761</text:p>
          </table:table-cell>
          <table:table-cell office:value-type="float" office:value="0.0849575798526479" calcext:value-type="float">
            <text:p>0.084957579852648</text:p>
          </table:table-cell>
          <table:table-cell office:value-type="float" office:value="0.010719280649708" calcext:value-type="float">
            <text:p>0.010719280649708</text:p>
          </table:table-cell>
          <table:table-cell office:value-type="float" office:value="1" calcext:value-type="float">
            <text:p>1</text:p>
          </table:table-cell>
          <table:table-cell office:value-type="float" office:value="3530929.75" calcext:value-type="float">
            <text:p>3530929.75</text:p>
          </table:table-cell>
          <table:table-cell office:value-type="float" office:value="3852881.6" calcext:value-type="float">
            <text:p>3852881.6</text:p>
          </table:table-cell>
          <table:table-cell office:value-type="float" office:value="5024813.875" calcext:value-type="float">
            <text:p>5024813.875</text:p>
          </table:table-cell>
          <table:table-cell office:value-type="float" office:value="2505069.125" calcext:value-type="float">
            <text:p>2505069.125</text:p>
          </table:table-cell>
          <table:table-cell office:value-type="float" office:value="807824.474458483" calcext:value-type="float">
            <text:p>807824.474458483</text:p>
          </table:table-cell>
          <table:table-cell office:value-type="float" office:value="283207.115738012" calcext:value-type="float">
            <text:p>283207.115738012</text:p>
          </table:table-cell>
          <table:table-cell office:value-type="float" office:value="656405.543779069" calcext:value-type="float">
            <text:p>656405.543779069</text:p>
          </table:table-cell>
          <table:table-cell office:value-type="float" office:value="775305.040453242" calcext:value-type="float">
            <text:p>775305.040453242</text:p>
          </table:table-cell>
          <table:table-cell office:value-type="float" office:value="0.228785201534662" calcext:value-type="float">
            <text:p>0.228785201534662</text:p>
          </table:table-cell>
          <table:table-cell office:value-type="float" office:value="0.0735052734914076" calcext:value-type="float">
            <text:p>0.073505273491408</text:p>
          </table:table-cell>
          <table:table-cell office:value-type="float" office:value="0.130632807524452" calcext:value-type="float">
            <text:p>0.130632807524452</text:p>
          </table:table-cell>
          <table:table-cell office:value-type="float" office:value="0.309494469719769" calcext:value-type="float">
            <text:p>0.309494469719769</text:p>
          </table:table-cell>
          <table:table-cell office:value-type="float" office:value="0.839441850910061" calcext:value-type="float">
            <text:p>0.839441850910061</text:p>
          </table:table-cell>
          <table:table-cell office:value-type="float" office:value="2.66635451732123" calcext:value-type="float">
            <text:p>2.66635451732123</text:p>
          </table:table-cell>
          <table:table-cell office:value-type="float" office:value="6.15244370581637" calcext:value-type="float">
            <text:p>6.15244370581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0</text:p>
          </table:table-cell>
          <table:table-cell table:number-columns-repeated="990"/>
        </table:table-row>
        <table:table-row table:style-name="ro2">
          <table:table-cell office:value-type="float" office:value="696.47362630888" calcext:value-type="float">
            <text:p>696.47362630888</text:p>
          </table:table-cell>
          <table:table-cell office:value-type="float" office:value="3.45226501464843" calcext:value-type="float">
            <text:p>3.45226501464843</text:p>
          </table:table-cell>
          <table:table-cell office:value-type="string" calcext:value-type="string">
            <text:p>C39H69O8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(36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ates</text:p>
          </table:table-cell>
          <table:table-cell office:value-type="float" office:value="1106575" calcext:value-type="float">
            <text:p>1106575</text:p>
          </table:table-cell>
          <table:table-cell office:value-type="float" office:value="1.30417529745049" calcext:value-type="float">
            <text:p>1.30417529745049</text:p>
          </table:table-cell>
          <table:table-cell office:value-type="float" office:value="1.3831560865452" calcext:value-type="float">
            <text:p>1.3831560865452</text:p>
          </table:table-cell>
          <table:table-cell office:value-type="float" office:value="1.99040465705651" calcext:value-type="float">
            <text:p>1.99040465705651</text:p>
          </table:table-cell>
          <table:table-cell office:value-type="float" office:value="1" calcext:value-type="float">
            <text:p>1</text:p>
          </table:table-cell>
          <table:table-cell office:value-type="float" office:value="0.45756170315125" calcext:value-type="float">
            <text:p>0.45756170315125</text:p>
          </table:table-cell>
          <table:table-cell office:value-type="float" office:value="0.230688924103582" calcext:value-type="float">
            <text:p>0.230688924103582</text:p>
          </table:table-cell>
          <table:table-cell office:value-type="float" office:value="0.0193928833358178" calcext:value-type="float">
            <text:p>0.019392883335818</text:p>
          </table:table-cell>
          <table:table-cell office:value-type="float" office:value="1" calcext:value-type="float">
            <text:p>1</text:p>
          </table:table-cell>
          <table:table-cell office:value-type="float" office:value="610745.4140625" calcext:value-type="float">
            <text:p>610745.4140625</text:p>
          </table:table-cell>
          <table:table-cell office:value-type="float" office:value="647732.125" calcext:value-type="float">
            <text:p>647732.125</text:p>
          </table:table-cell>
          <table:table-cell office:value-type="float" office:value="932106.6875" calcext:value-type="float">
            <text:p>932106.6875</text:p>
          </table:table-cell>
          <table:table-cell office:value-type="float" office:value="468300.09375" calcext:value-type="float">
            <text:p>468300.09375</text:p>
          </table:table-cell>
          <table:table-cell office:value-type="float" office:value="293268.835144475" calcext:value-type="float">
            <text:p>293268.835144475</text:p>
          </table:table-cell>
          <table:table-cell office:value-type="float" office:value="193406.454334543" calcext:value-type="float">
            <text:p>193406.454334543</text:p>
          </table:table-cell>
          <table:table-cell office:value-type="float" office:value="142690.516112076" calcext:value-type="float">
            <text:p>142690.516112076</text:p>
          </table:table-cell>
          <table:table-cell office:value-type="float" office:value="170278.932474156" calcext:value-type="float">
            <text:p>170278.932474156</text:p>
          </table:table-cell>
          <table:table-cell office:value-type="float" office:value="0.480181804712599" calcext:value-type="float">
            <text:p>0.480181804712599</text:p>
          </table:table-cell>
          <table:table-cell office:value-type="float" office:value="0.298590183919847" calcext:value-type="float">
            <text:p>0.298590183919847</text:p>
          </table:table-cell>
          <table:table-cell office:value-type="float" office:value="0.153083888384908" calcext:value-type="float">
            <text:p>0.153083888384908</text:p>
          </table:table-cell>
          <table:table-cell office:value-type="float" office:value="0.363610716176919" calcext:value-type="float">
            <text:p>0.363610716176919</text:p>
          </table:table-cell>
          <table:table-cell office:value-type="float" office:value="0.176438263450112" calcext:value-type="float">
            <text:p>0.176438263450112</text:p>
          </table:table-cell>
          <table:table-cell office:value-type="float" office:value="0.484870223260724" calcext:value-type="float">
            <text:p>0.484870223260724</text:p>
          </table:table-cell>
          <table:table-cell office:value-type="float" office:value="4.35851250839402" calcext:value-type="float">
            <text:p>4.35851250839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63</text:p>
          </table:table-cell>
          <table:table-cell table:number-columns-repeated="990"/>
        </table:table-row>
        <table:table-row table:style-name="ro2">
          <table:table-cell office:value-type="float" office:value="499.270102485691" calcext:value-type="float">
            <text:p>499.270102485691</text:p>
          </table:table-cell>
          <table:table-cell office:value-type="float" office:value="4.17015416463215" calcext:value-type="float">
            <text:p>4.17015416463215</text:p>
          </table:table-cell>
          <table:table-cell office:value-type="string" calcext:value-type="string">
            <text:p>C25H42NO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soPE(20: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65316" calcext:value-type="float">
            <text:p>165316</text:p>
          </table:table-cell>
          <table:table-cell office:value-type="float" office:value="1.60334537577758" calcext:value-type="float">
            <text:p>1.60334537577758</text:p>
          </table:table-cell>
          <table:table-cell office:value-type="float" office:value="1.77355828936616" calcext:value-type="float">
            <text:p>1.77355828936616</text:p>
          </table:table-cell>
          <table:table-cell office:value-type="float" office:value="1.83159549541919" calcext:value-type="float">
            <text:p>1.83159549541919</text:p>
          </table:table-cell>
          <table:table-cell office:value-type="float" office:value="1" calcext:value-type="float">
            <text:p>1</text:p>
          </table:table-cell>
          <table:table-cell office:value-type="float" office:value="0.062292176957052" calcext:value-type="float">
            <text:p>0.062292176957052</text:p>
          </table:table-cell>
          <table:table-cell office:value-type="float" office:value="0.111033817335801" calcext:value-type="float">
            <text:p>0.111033817335801</text:p>
          </table:table-cell>
          <table:table-cell office:value-type="float" office:value="0.0965986781228434" calcext:value-type="float">
            <text:p>0.096598678122843</text:p>
          </table:table-cell>
          <table:table-cell office:value-type="float" office:value="1" calcext:value-type="float">
            <text:p>1</text:p>
          </table:table-cell>
          <table:table-cell office:value-type="float" office:value="100583.431640625" calcext:value-type="float">
            <text:p>100583.431640625</text:p>
          </table:table-cell>
          <table:table-cell office:value-type="float" office:value="111261.4796875" calcext:value-type="float">
            <text:p>111261.4796875</text:p>
          </table:table-cell>
          <table:table-cell office:value-type="float" office:value="114902.35546875" calcext:value-type="float">
            <text:p>114902.35546875</text:p>
          </table:table-cell>
          <table:table-cell office:value-type="float" office:value="62733.4778645833" calcext:value-type="float">
            <text:p>62733.4778645833</text:p>
          </table:table-cell>
          <table:table-cell office:value-type="float" office:value="26921.4208849884" calcext:value-type="float">
            <text:p>26921.4208849884</text:p>
          </table:table-cell>
          <table:table-cell office:value-type="float" office:value="53226.9209062203" calcext:value-type="float">
            <text:p>53226.9209062203</text:p>
          </table:table-cell>
          <table:table-cell office:value-type="float" office:value="44043.3258364841" calcext:value-type="float">
            <text:p>44043.3258364841</text:p>
          </table:table-cell>
          <table:table-cell office:value-type="float" office:value="7155.28134968719" calcext:value-type="float">
            <text:p>7155.28134968719</text:p>
          </table:table-cell>
          <table:table-cell office:value-type="float" office:value="0.267652638668922" calcext:value-type="float">
            <text:p>0.267652638668922</text:p>
          </table:table-cell>
          <table:table-cell office:value-type="float" office:value="0.478394868158492" calcext:value-type="float">
            <text:p>0.478394868158492</text:p>
          </table:table-cell>
          <table:table-cell office:value-type="float" office:value="0.383310904783519" calcext:value-type="float">
            <text:p>0.383310904783519</text:p>
          </table:table-cell>
          <table:table-cell office:value-type="float" office:value="0.114058419734557" calcext:value-type="float">
            <text:p>0.114058419734557</text:p>
          </table:table-cell>
          <table:table-cell office:value-type="float" office:value="1.84625140490826" calcext:value-type="float">
            <text:p>1.84625140490826</text:p>
          </table:table-cell>
          <table:table-cell office:value-type="float" office:value="0.816476920074886" calcext:value-type="float">
            <text:p>0.816476920074886</text:p>
          </table:table-cell>
          <table:table-cell office:value-type="float" office:value="1.36693850548095" calcext:value-type="float">
            <text:p>1.36693850548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52</text:p>
          </table:table-cell>
          <table:table-cell table:number-columns-repeated="990"/>
        </table:table-row>
        <table:table-row table:style-name="ro2">
          <table:table-cell office:value-type="float" office:value="860.540176910848" calcext:value-type="float">
            <text:p>860.540176910848</text:p>
          </table:table-cell>
          <table:table-cell office:value-type="float" office:value="3.48518503824868" calcext:value-type="float">
            <text:p>3.48518503824868</text:p>
          </table:table-cell>
          <table:table-cell office:value-type="string" calcext:value-type="string">
            <text:p>C45H81O13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I(36: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inositols</text:p>
          </table:table-cell>
          <table:table-cell office:value-type="float" office:value="1161687" calcext:value-type="float">
            <text:p>1161687</text:p>
          </table:table-cell>
          <table:table-cell office:value-type="float" office:value="1.44221149875076" calcext:value-type="float">
            <text:p>1.44221149875076</text:p>
          </table:table-cell>
          <table:table-cell office:value-type="float" office:value="2.74237018914768" calcext:value-type="float">
            <text:p>2.74237018914768</text:p>
          </table:table-cell>
          <table:table-cell office:value-type="float" office:value="1.66980777162336" calcext:value-type="float">
            <text:p>1.66980777162336</text:p>
          </table:table-cell>
          <table:table-cell office:value-type="float" office:value="1" calcext:value-type="float">
            <text:p>1</text:p>
          </table:table-cell>
          <table:table-cell office:value-type="float" office:value="0.208013234892342" calcext:value-type="float">
            <text:p>0.208013234892342</text:p>
          </table:table-cell>
          <table:table-cell office:value-type="float" office:value="0.000593174924998113" calcext:value-type="float">
            <text:p>0.000593174924998</text:p>
          </table:table-cell>
          <table:table-cell office:value-type="float" office:value="0.113627777413566" calcext:value-type="float">
            <text:p>0.113627777413566</text:p>
          </table:table-cell>
          <table:table-cell office:value-type="float" office:value="1" calcext:value-type="float">
            <text:p>1</text:p>
          </table:table-cell>
          <table:table-cell office:value-type="float" office:value="491113.5625" calcext:value-type="float">
            <text:p>491113.5625</text:p>
          </table:table-cell>
          <table:table-cell office:value-type="float" office:value="933854.15" calcext:value-type="float">
            <text:p>933854.15</text:p>
          </table:table-cell>
          <table:table-cell office:value-type="float" office:value="568616.4921875" calcext:value-type="float">
            <text:p>568616.4921875</text:p>
          </table:table-cell>
          <table:table-cell office:value-type="float" office:value="340528.114583333" calcext:value-type="float">
            <text:p>340528.114583333</text:p>
          </table:table-cell>
          <table:table-cell office:value-type="float" office:value="177410.922044638" calcext:value-type="float">
            <text:p>177410.922044638</text:p>
          </table:table-cell>
          <table:table-cell office:value-type="float" office:value="164667.491220854" calcext:value-type="float">
            <text:p>164667.491220854</text:p>
          </table:table-cell>
          <table:table-cell office:value-type="float" office:value="205448.373992382" calcext:value-type="float">
            <text:p>205448.373992382</text:p>
          </table:table-cell>
          <table:table-cell office:value-type="float" office:value="90295.2925093494" calcext:value-type="float">
            <text:p>90295.2925093494</text:p>
          </table:table-cell>
          <table:table-cell office:value-type="float" office:value="0.361242155768479" calcext:value-type="float">
            <text:p>0.361242155768479</text:p>
          </table:table-cell>
          <table:table-cell office:value-type="float" office:value="0.176331058999795" calcext:value-type="float">
            <text:p>0.176331058999795</text:p>
          </table:table-cell>
          <table:table-cell office:value-type="float" office:value="0.361312724507884" calcext:value-type="float">
            <text:p>0.361312724507884</text:p>
          </table:table-cell>
          <table:table-cell office:value-type="float" office:value="0.265162518577457" calcext:value-type="float">
            <text:p>0.265162518577457</text:p>
          </table:table-cell>
          <table:table-cell office:value-type="float" office:value="0.572222887582902" calcext:value-type="float">
            <text:p>0.572222887582902</text:p>
          </table:table-cell>
          <table:table-cell office:value-type="float" office:value="9.9815575207207" calcext:value-type="float">
            <text:p>9.9815575207207</text:p>
          </table:table-cell>
          <table:table-cell office:value-type="float" office:value="1.03300156313827" calcext:value-type="float">
            <text:p>1.03300156313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17</text:p>
          </table:table-cell>
          <table:table-cell table:number-columns-repeated="990"/>
        </table:table-row>
        <table:table-row table:style-name="ro2">
          <table:table-cell office:value-type="float" office:value="717.531280921861" calcext:value-type="float">
            <text:p>717.531280921861</text:p>
          </table:table-cell>
          <table:table-cell office:value-type="float" office:value="3.70523332868303" calcext:value-type="float">
            <text:p>3.70523332868303</text:p>
          </table:table-cell>
          <table:table-cell office:value-type="string" calcext:value-type="string">
            <text:p>C39H76NO8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(34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2315167" calcext:value-type="float">
            <text:p>2315167</text:p>
          </table:table-cell>
          <table:table-cell office:value-type="float" office:value="1.1958625373936" calcext:value-type="float">
            <text:p>1.1958625373936</text:p>
          </table:table-cell>
          <table:table-cell office:value-type="float" office:value="1.96602815763134" calcext:value-type="float">
            <text:p>1.96602815763134</text:p>
          </table:table-cell>
          <table:table-cell office:value-type="float" office:value="1.62990255544509" calcext:value-type="float">
            <text:p>1.62990255544509</text:p>
          </table:table-cell>
          <table:table-cell office:value-type="float" office:value="1" calcext:value-type="float">
            <text:p>1</text:p>
          </table:table-cell>
          <table:table-cell office:value-type="float" office:value="0.232788522370602" calcext:value-type="float">
            <text:p>0.232788522370602</text:p>
          </table:table-cell>
          <table:table-cell office:value-type="float" office:value="0.00385877127889349" calcext:value-type="float">
            <text:p>0.003858771278893</text:p>
          </table:table-cell>
          <table:table-cell office:value-type="float" office:value="0.0448136954184573" calcext:value-type="float">
            <text:p>0.044813695418457</text:p>
          </table:table-cell>
          <table:table-cell office:value-type="float" office:value="1" calcext:value-type="float">
            <text:p>1</text:p>
          </table:table-cell>
          <table:table-cell office:value-type="float" office:value="1060950.109375" calcext:value-type="float">
            <text:p>1060950.109375</text:p>
          </table:table-cell>
          <table:table-cell office:value-type="float" office:value="1744228.725" calcext:value-type="float">
            <text:p>1744228.725</text:p>
          </table:table-cell>
          <table:table-cell office:value-type="float" office:value="1446023.46875" calcext:value-type="float">
            <text:p>1446023.46875</text:p>
          </table:table-cell>
          <table:table-cell office:value-type="float" office:value="887184" calcext:value-type="float">
            <text:p>887184</text:p>
          </table:table-cell>
          <table:table-cell office:value-type="float" office:value="184564.495305534" calcext:value-type="float">
            <text:p>184564.495305534</text:p>
          </table:table-cell>
          <table:table-cell office:value-type="float" office:value="359694.054504304" calcext:value-type="float">
            <text:p>359694.054504304</text:p>
          </table:table-cell>
          <table:table-cell office:value-type="float" office:value="356254.992368782" calcext:value-type="float">
            <text:p>356254.992368782</text:p>
          </table:table-cell>
          <table:table-cell office:value-type="float" office:value="152656.849274144" calcext:value-type="float">
            <text:p>152656.849274144</text:p>
          </table:table-cell>
          <table:table-cell office:value-type="float" office:value="0.173961521540593" calcext:value-type="float">
            <text:p>0.173961521540593</text:p>
          </table:table-cell>
          <table:table-cell office:value-type="float" office:value="0.206219545263081" calcext:value-type="float">
            <text:p>0.206219545263081</text:p>
          </table:table-cell>
          <table:table-cell office:value-type="float" office:value="0.246368748549249" calcext:value-type="float">
            <text:p>0.246368748549249</text:p>
          </table:table-cell>
          <table:table-cell office:value-type="float" office:value="0.172068983744233" calcext:value-type="float">
            <text:p>0.172068983744233</text:p>
          </table:table-cell>
          <table:table-cell office:value-type="float" office:value="0.526331284039865" calcext:value-type="float">
            <text:p>0.526331284039865</text:p>
          </table:table-cell>
          <table:table-cell office:value-type="float" office:value="4.81075957111652" calcext:value-type="float">
            <text:p>4.81075957111652</text:p>
          </table:table-cell>
          <table:table-cell office:value-type="float" office:value="2.07893721595926" calcext:value-type="float">
            <text:p>2.07893721595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14</text:p>
          </table:table-cell>
          <table:table-cell table:number-columns-repeated="990"/>
        </table:table-row>
        <table:table-row table:style-name="ro2">
          <table:table-cell office:value-type="float" office:value="787.607686091861" calcext:value-type="float">
            <text:p>787.607686091861</text:p>
          </table:table-cell>
          <table:table-cell office:value-type="float" office:value="3.7117833328247" calcext:value-type="float">
            <text:p>3.7117833328247</text:p>
          </table:table-cell>
          <table:table-cell office:value-type="string" calcext:value-type="string">
            <text:p>C44H86NO8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C(36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3540202" calcext:value-type="float">
            <text:p>3540202</text:p>
          </table:table-cell>
          <table:table-cell office:value-type="float" office:value="1.15228312857565" calcext:value-type="float">
            <text:p>1.15228312857565</text:p>
          </table:table-cell>
          <table:table-cell office:value-type="float" office:value="1.78280703248896" calcext:value-type="float">
            <text:p>1.78280703248896</text:p>
          </table:table-cell>
          <table:table-cell office:value-type="float" office:value="1.53243299904116" calcext:value-type="float">
            <text:p>1.53243299904116</text:p>
          </table:table-cell>
          <table:table-cell office:value-type="float" office:value="1" calcext:value-type="float">
            <text:p>1</text:p>
          </table:table-cell>
          <table:table-cell office:value-type="float" office:value="0.252382560037319" calcext:value-type="float">
            <text:p>0.252382560037319</text:p>
          </table:table-cell>
          <table:table-cell office:value-type="float" office:value="0.00763499647876077" calcext:value-type="float">
            <text:p>0.007634996478761</text:p>
          </table:table-cell>
          <table:table-cell office:value-type="float" office:value="0.00355206970224859" calcext:value-type="float">
            <text:p>0.003552069702249</text:p>
          </table:table-cell>
          <table:table-cell office:value-type="float" office:value="1" calcext:value-type="float">
            <text:p>1</text:p>
          </table:table-cell>
          <table:table-cell office:value-type="float" office:value="1762953.625" calcext:value-type="float">
            <text:p>1762953.625</text:p>
          </table:table-cell>
          <table:table-cell office:value-type="float" office:value="2727633.55" calcext:value-type="float">
            <text:p>2727633.55</text:p>
          </table:table-cell>
          <table:table-cell office:value-type="float" office:value="2344569.875" calcext:value-type="float">
            <text:p>2344569.875</text:p>
          </table:table-cell>
          <table:table-cell office:value-type="float" office:value="1529965.66666667" calcext:value-type="float">
            <text:p>1529965.66666667</text:p>
          </table:table-cell>
          <table:table-cell office:value-type="float" office:value="329211.038092605" calcext:value-type="float">
            <text:p>329211.038092605</text:p>
          </table:table-cell>
          <table:table-cell office:value-type="float" office:value="543593.50999944" calcext:value-type="float">
            <text:p>543593.50999944</text:p>
          </table:table-cell>
          <table:table-cell office:value-type="float" office:value="213231.475201491" calcext:value-type="float">
            <text:p>213231.475201491</text:p>
          </table:table-cell>
          <table:table-cell office:value-type="float" office:value="42209.9125310656" calcext:value-type="float">
            <text:p>42209.9125310656</text:p>
          </table:table-cell>
          <table:table-cell office:value-type="float" office:value="0.186738342645062" calcext:value-type="float">
            <text:p>0.186738342645062</text:p>
          </table:table-cell>
          <table:table-cell office:value-type="float" office:value="0.199291253768103" calcext:value-type="float">
            <text:p>0.199291253768103</text:p>
          </table:table-cell>
          <table:table-cell office:value-type="float" office:value="0.0909469482974958" calcext:value-type="float">
            <text:p>0.090946948297496</text:p>
          </table:table-cell>
          <table:table-cell office:value-type="float" office:value="0.0275887972198933" calcext:value-type="float">
            <text:p>0.027588797219893</text:p>
          </table:table-cell>
          <table:table-cell office:value-type="float" office:value="0.492761510870167" calcext:value-type="float">
            <text:p>0.492761510870167</text:p>
          </table:table-cell>
          <table:table-cell office:value-type="float" office:value="4.82518057744999" calcext:value-type="float">
            <text:p>4.82518057744999</text:p>
          </table:table-cell>
          <table:table-cell office:value-type="float" office:value="14.0442180575568" calcext:value-type="float">
            <text:p>14.0442180575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76</text:p>
          </table:table-cell>
          <table:table-cell table:number-columns-repeated="990"/>
        </table:table-row>
        <table:table-row table:style-name="ro2">
          <table:table-cell office:value-type="float" office:value="745.561218523988" calcext:value-type="float">
            <text:p>745.561218523988</text:p>
          </table:table-cell>
          <table:table-cell office:value-type="float" office:value="3.89576414744058" calcext:value-type="float">
            <text:p>3.89576414744058</text:p>
          </table:table-cell>
          <table:table-cell office:value-type="string" calcext:value-type="string">
            <text:p>C41H80NO8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(36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713370" calcext:value-type="float">
            <text:p>713370</text:p>
          </table:table-cell>
          <table:table-cell office:value-type="float" office:value="1.18018547453975" calcext:value-type="float">
            <text:p>1.18018547453975</text:p>
          </table:table-cell>
          <table:table-cell office:value-type="float" office:value="2.91379644925987" calcext:value-type="float">
            <text:p>2.91379644925987</text:p>
          </table:table-cell>
          <table:table-cell office:value-type="float" office:value="1.51258262993333" calcext:value-type="float">
            <text:p>1.51258262993333</text:p>
          </table:table-cell>
          <table:table-cell office:value-type="float" office:value="1" calcext:value-type="float">
            <text:p>1</text:p>
          </table:table-cell>
          <table:table-cell office:value-type="float" office:value="0.54875074281809" calcext:value-type="float">
            <text:p>0.54875074281809</text:p>
          </table:table-cell>
          <table:table-cell office:value-type="float" office:value="0.0029156166432331" calcext:value-type="float">
            <text:p>0.002915616643233</text:p>
          </table:table-cell>
          <table:table-cell office:value-type="float" office:value="0.103336371108815" calcext:value-type="float">
            <text:p>0.103336371108815</text:p>
          </table:table-cell>
          <table:table-cell office:value-type="float" office:value="1" calcext:value-type="float">
            <text:p>1</text:p>
          </table:table-cell>
          <table:table-cell office:value-type="float" office:value="220617.8671875" calcext:value-type="float">
            <text:p>220617.8671875</text:p>
          </table:table-cell>
          <table:table-cell office:value-type="float" office:value="544690.28125" calcext:value-type="float">
            <text:p>544690.28125</text:p>
          </table:table-cell>
          <table:table-cell office:value-type="float" office:value="282754.5" calcext:value-type="float">
            <text:p>282754.5</text:p>
          </table:table-cell>
          <table:table-cell office:value-type="float" office:value="186934.911458333" calcext:value-type="float">
            <text:p>186934.911458333</text:p>
          </table:table-cell>
          <table:table-cell office:value-type="float" office:value="77101.2502037644" calcext:value-type="float">
            <text:p>77101.2502037644</text:p>
          </table:table-cell>
          <table:table-cell office:value-type="float" office:value="141334.38620412" calcext:value-type="float">
            <text:p>141334.38620412</text:p>
          </table:table-cell>
          <table:table-cell office:value-type="float" office:value="61450.0658109367" calcext:value-type="float">
            <text:p>61450.0658109367</text:p>
          </table:table-cell>
          <table:table-cell office:value-type="float" office:value="61370.6433431819" calcext:value-type="float">
            <text:p>61370.6433431819</text:p>
          </table:table-cell>
          <table:table-cell office:value-type="float" office:value="0.349478721676867" calcext:value-type="float">
            <text:p>0.349478721676867</text:p>
          </table:table-cell>
          <table:table-cell office:value-type="float" office:value="0.259476607292816" calcext:value-type="float">
            <text:p>0.259476607292816</text:p>
          </table:table-cell>
          <table:table-cell office:value-type="float" office:value="0.217326570614921" calcext:value-type="float">
            <text:p>0.217326570614921</text:p>
          </table:table-cell>
          <table:table-cell office:value-type="float" office:value="0.328299528774009" calcext:value-type="float">
            <text:p>0.328299528774009</text:p>
          </table:table-cell>
          <table:table-cell office:value-type="float" office:value="0.11683105117164" calcext:value-type="float">
            <text:p>0.11683105117164</text:p>
          </table:table-cell>
          <table:table-cell office:value-type="float" office:value="5.39087581885913" calcext:value-type="float">
            <text:p>5.39087581885913</text:p>
          </table:table-cell>
          <table:table-cell office:value-type="float" office:value="1.21729325626914" calcext:value-type="float">
            <text:p>1.21729325626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01</text:p>
          </table:table-cell>
          <table:table-cell table:number-columns-repeated="990"/>
        </table:table-row>
        <table:table-row table:style-name="ro2">
          <table:table-cell office:value-type="float" office:value="858.526172358632" calcext:value-type="float">
            <text:p>858.526172358632</text:p>
          </table:table-cell>
          <table:table-cell office:value-type="float" office:value="3.48211584726968" calcext:value-type="float">
            <text:p>3.48211584726968</text:p>
          </table:table-cell>
          <table:table-cell office:value-type="string" calcext:value-type="string">
            <text:p>C45H79O13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(36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inositols</text:p>
          </table:table-cell>
          <table:table-cell office:value-type="float" office:value="1502734" calcext:value-type="float">
            <text:p>1502734</text:p>
          </table:table-cell>
          <table:table-cell office:value-type="float" office:value="1.37584059071707" calcext:value-type="float">
            <text:p>1.37584059071707</text:p>
          </table:table-cell>
          <table:table-cell office:value-type="float" office:value="1.18871500534263" calcext:value-type="float">
            <text:p>1.18871500534263</text:p>
          </table:table-cell>
          <table:table-cell office:value-type="float" office:value="1.48945019078257" calcext:value-type="float">
            <text:p>1.48945019078257</text:p>
          </table:table-cell>
          <table:table-cell office:value-type="float" office:value="1" calcext:value-type="float">
            <text:p>1</text:p>
          </table:table-cell>
          <table:table-cell office:value-type="float" office:value="0.372705715767028" calcext:value-type="float">
            <text:p>0.372705715767028</text:p>
          </table:table-cell>
          <table:table-cell office:value-type="float" office:value="0.45303714834119" calcext:value-type="float">
            <text:p>0.45303714834119</text:p>
          </table:table-cell>
          <table:table-cell office:value-type="float" office:value="0.236666330410098" calcext:value-type="float">
            <text:p>0.236666330410098</text:p>
          </table:table-cell>
          <table:table-cell office:value-type="float" office:value="1" calcext:value-type="float">
            <text:p>1</text:p>
          </table:table-cell>
          <table:table-cell office:value-type="float" office:value="856981.609375" calcext:value-type="float">
            <text:p>856981.609375</text:p>
          </table:table-cell>
          <table:table-cell office:value-type="float" office:value="740425.09375" calcext:value-type="float">
            <text:p>740425.09375</text:p>
          </table:table-cell>
          <table:table-cell office:value-type="float" office:value="927746.59375" calcext:value-type="float">
            <text:p>927746.59375</text:p>
          </table:table-cell>
          <table:table-cell office:value-type="float" office:value="622878.5625" calcext:value-type="float">
            <text:p>622878.5625</text:p>
          </table:table-cell>
          <table:table-cell office:value-type="float" office:value="419611.306811579" calcext:value-type="float">
            <text:p>419611.306811579</text:p>
          </table:table-cell>
          <table:table-cell office:value-type="float" office:value="216088.827776553" calcext:value-type="float">
            <text:p>216088.827776553</text:p>
          </table:table-cell>
          <table:table-cell office:value-type="float" office:value="391426.800401886" calcext:value-type="float">
            <text:p>391426.800401886</text:p>
          </table:table-cell>
          <table:table-cell office:value-type="float" office:value="185808.092885015" calcext:value-type="float">
            <text:p>185808.092885015</text:p>
          </table:table-cell>
          <table:table-cell office:value-type="float" office:value="0.489638636606919" calcext:value-type="float">
            <text:p>0.489638636606919</text:p>
          </table:table-cell>
          <table:table-cell office:value-type="float" office:value="0.291844279185808" calcext:value-type="float">
            <text:p>0.291844279185808</text:p>
          </table:table-cell>
          <table:table-cell office:value-type="float" office:value="0.421911331217848" calcext:value-type="float">
            <text:p>0.421911331217848</text:p>
          </table:table-cell>
          <table:table-cell office:value-type="float" office:value="0.298305486930312" calcext:value-type="float">
            <text:p>0.298305486930312</text:p>
          </table:table-cell>
          <table:table-cell office:value-type="float" office:value="0.260231148821056" calcext:value-type="float">
            <text:p>0.260231148821056</text:p>
          </table:table-cell>
          <table:table-cell office:value-type="float" office:value="0.170122534101991" calcext:value-type="float">
            <text:p>0.170122534101991</text:p>
          </table:table-cell>
          <table:table-cell office:value-type="float" office:value="0.495071485659966" calcext:value-type="float">
            <text:p>0.495071485659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6</text:p>
          </table:table-cell>
          <table:table-cell table:number-columns-repeated="990"/>
        </table:table-row>
        <table:table-row table:style-name="ro2">
          <table:table-cell office:value-type="float" office:value="783.505556606431" calcext:value-type="float">
            <text:p>783.505556606431</text:p>
          </table:table-cell>
          <table:table-cell office:value-type="float" office:value="3.47115918477375" calcext:value-type="float">
            <text:p>3.47115918477375</text:p>
          </table:table-cell>
          <table:table-cell office:value-type="string" calcext:value-type="string">
            <text:p>C42H74NO10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(36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1441071" calcext:value-type="float">
            <text:p>1441071</text:p>
          </table:table-cell>
          <table:table-cell office:value-type="float" office:value="0.934944512788106" calcext:value-type="float">
            <text:p>0.934944512788106</text:p>
          </table:table-cell>
          <table:table-cell office:value-type="float" office:value="1.2104412651383" calcext:value-type="float">
            <text:p>1.2104412651383</text:p>
          </table:table-cell>
          <table:table-cell office:value-type="float" office:value="1.48916506126132" calcext:value-type="float">
            <text:p>1.48916506126132</text:p>
          </table:table-cell>
          <table:table-cell office:value-type="float" office:value="1" calcext:value-type="float">
            <text:p>1</text:p>
          </table:table-cell>
          <table:table-cell office:value-type="float" office:value="0.671440460707173" calcext:value-type="float">
            <text:p>0.671440460707173</text:p>
          </table:table-cell>
          <table:table-cell office:value-type="float" office:value="0.302960999534692" calcext:value-type="float">
            <text:p>0.302960999534692</text:p>
          </table:table-cell>
          <table:table-cell office:value-type="float" office:value="0.0899631809059174" calcext:value-type="float">
            <text:p>0.089963180905917</text:p>
          </table:table-cell>
          <table:table-cell office:value-type="float" office:value="1" calcext:value-type="float">
            <text:p>1</text:p>
          </table:table-cell>
          <table:table-cell office:value-type="float" office:value="731676.6875" calcext:value-type="float">
            <text:p>731676.6875</text:p>
          </table:table-cell>
          <table:table-cell office:value-type="float" office:value="947277.2375" calcext:value-type="float">
            <text:p>947277.2375</text:p>
          </table:table-cell>
          <table:table-cell office:value-type="float" office:value="1165403.234375" calcext:value-type="float">
            <text:p>1165403.234375</text:p>
          </table:table-cell>
          <table:table-cell office:value-type="float" office:value="782588.354166667" calcext:value-type="float">
            <text:p>782588.354166667</text:p>
          </table:table-cell>
          <table:table-cell office:value-type="float" office:value="136209.50088351" calcext:value-type="float">
            <text:p>136209.50088351</text:p>
          </table:table-cell>
          <table:table-cell office:value-type="float" office:value="260043.679215997" calcext:value-type="float">
            <text:p>260043.679215997</text:p>
          </table:table-cell>
          <table:table-cell office:value-type="float" office:value="309576.256124443" calcext:value-type="float">
            <text:p>309576.256124443</text:p>
          </table:table-cell>
          <table:table-cell office:value-type="float" office:value="153231.911245391" calcext:value-type="float">
            <text:p>153231.911245391</text:p>
          </table:table-cell>
          <table:table-cell office:value-type="float" office:value="0.186160777308502" calcext:value-type="float">
            <text:p>0.186160777308502</text:p>
          </table:table-cell>
          <table:table-cell office:value-type="float" office:value="0.274516972351504" calcext:value-type="float">
            <text:p>0.274516972351504</text:p>
          </table:table-cell>
          <table:table-cell office:value-type="float" office:value="0.265638748025672" calcext:value-type="float">
            <text:p>0.265638748025672</text:p>
          </table:table-cell>
          <table:table-cell office:value-type="float" office:value="0.195801420286351" calcext:value-type="float">
            <text:p>0.195801420286351</text:p>
          </table:table-cell>
          <table:table-cell office:value-type="float" office:value="0.0616657131208001" calcext:value-type="float">
            <text:p>0.0616657131208</text:p>
          </table:table-cell>
          <table:table-cell office:value-type="float" office:value="0.297712562344363" calcext:value-type="float">
            <text:p>0.297712562344363</text:p>
          </table:table-cell>
          <table:table-cell office:value-type="float" office:value="1.22821263253459" calcext:value-type="float">
            <text:p>1.22821263253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7</text:p>
          </table:table-cell>
          <table:table-cell table:number-columns-repeated="990"/>
        </table:table-row>
        <table:table-row table:style-name="ro2">
          <table:table-cell office:value-type="float" office:value="835.607873541475" calcext:value-type="float">
            <text:p>835.607873541475</text:p>
          </table:table-cell>
          <table:table-cell office:value-type="float" office:value="3.62363501230875" calcext:value-type="float">
            <text:p>3.62363501230875</text:p>
          </table:table-cell>
          <table:table-cell office:value-type="string" calcext:value-type="string">
            <text:p>C48H86NO8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(40: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297231" calcext:value-type="float">
            <text:p>297231</text:p>
          </table:table-cell>
          <table:table-cell office:value-type="float" office:value="1.12119864208671" calcext:value-type="float">
            <text:p>1.12119864208671</text:p>
          </table:table-cell>
          <table:table-cell office:value-type="float" office:value="1.61856571297346" calcext:value-type="float">
            <text:p>1.61856571297346</text:p>
          </table:table-cell>
          <table:table-cell office:value-type="float" office:value="1.48815966574672" calcext:value-type="float">
            <text:p>1.48815966574672</text:p>
          </table:table-cell>
          <table:table-cell office:value-type="float" office:value="1" calcext:value-type="float">
            <text:p>1</text:p>
          </table:table-cell>
          <table:table-cell office:value-type="float" office:value="0.717558641569335" calcext:value-type="float">
            <text:p>0.717558641569335</text:p>
          </table:table-cell>
          <table:table-cell office:value-type="float" office:value="0.164415192970917" calcext:value-type="float">
            <text:p>0.164415192970917</text:p>
          </table:table-cell>
          <table:table-cell office:value-type="float" office:value="0.251445505755236" calcext:value-type="float">
            <text:p>0.251445505755236</text:p>
          </table:table-cell>
          <table:table-cell office:value-type="float" office:value="1" calcext:value-type="float">
            <text:p>1</text:p>
          </table:table-cell>
          <table:table-cell office:value-type="float" office:value="171631.71875" calcext:value-type="float">
            <text:p>171631.71875</text:p>
          </table:table-cell>
          <table:table-cell office:value-type="float" office:value="247768.0625" calcext:value-type="float">
            <text:p>247768.0625</text:p>
          </table:table-cell>
          <table:table-cell office:value-type="float" office:value="227805.6640625" calcext:value-type="float">
            <text:p>227805.6640625</text:p>
          </table:table-cell>
          <table:table-cell office:value-type="float" office:value="153078.778645833" calcext:value-type="float">
            <text:p>153078.778645833</text:p>
          </table:table-cell>
          <table:table-cell office:value-type="float" office:value="8984.17019051882" calcext:value-type="float">
            <text:p>8984.17019051882</text:p>
          </table:table-cell>
          <table:table-cell office:value-type="float" office:value="14292.5765915088" calcext:value-type="float">
            <text:p>14292.5765915088</text:p>
          </table:table-cell>
          <table:table-cell office:value-type="float" office:value="68129.7240391397" calcext:value-type="float">
            <text:p>68129.7240391397</text:p>
          </table:table-cell>
          <table:table-cell office:value-type="float" office:value="76995.8872684842" calcext:value-type="float">
            <text:p>76995.8872684842</text:p>
          </table:table-cell>
          <table:table-cell office:value-type="float" office:value="0.0523456285117393" calcext:value-type="float">
            <text:p>0.052345628511739</text:p>
          </table:table-cell>
          <table:table-cell office:value-type="float" office:value="0.0576853063598897" calcext:value-type="float">
            <text:p>0.05768530635989</text:p>
          </table:table-cell>
          <table:table-cell office:value-type="float" office:value="0.299069491180201" calcext:value-type="float">
            <text:p>0.299069491180201</text:p>
          </table:table-cell>
          <table:table-cell office:value-type="float" office:value="0.502982111234528" calcext:value-type="float">
            <text:p>0.502982111234528</text:p>
          </table:table-cell>
          <table:table-cell office:value-type="float" office:value="0.0572818923442208" calcext:value-type="float">
            <text:p>0.057281892344221</text:p>
          </table:table-cell>
          <table:table-cell office:value-type="float" office:value="1.46202190918792" calcext:value-type="float">
            <text:p>1.46202190918792</text:p>
          </table:table-cell>
          <table:table-cell office:value-type="float" office:value="0.528296470455661" calcext:value-type="float">
            <text:p>0.528296470455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07</text:p>
          </table:table-cell>
          <table:table-cell table:number-columns-repeated="990"/>
        </table:table-row>
        <table:table-row table:style-name="ro2">
          <table:table-cell office:value-type="float" office:value="479.301250238345" calcext:value-type="float">
            <text:p>479.301250238345</text:p>
          </table:table-cell>
          <table:table-cell office:value-type="float" office:value="7.33231084187825" calcext:value-type="float">
            <text:p>7.33231084187825</text:p>
          </table:table-cell>
          <table:table-cell office:value-type="string" calcext:value-type="string">
            <text:p>C23H46NO7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ysoPE(18: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2246794" calcext:value-type="float">
            <text:p>2246794</text:p>
          </table:table-cell>
          <table:table-cell office:value-type="float" office:value="1.43451940124917" calcext:value-type="float">
            <text:p>1.43451940124917</text:p>
          </table:table-cell>
          <table:table-cell office:value-type="float" office:value="1.47622654264593" calcext:value-type="float">
            <text:p>1.47622654264593</text:p>
          </table:table-cell>
          <table:table-cell office:value-type="float" office:value="1.46280946878157" calcext:value-type="float">
            <text:p>1.46280946878157</text:p>
          </table:table-cell>
          <table:table-cell office:value-type="float" office:value="1" calcext:value-type="float">
            <text:p>1</text:p>
          </table:table-cell>
          <table:table-cell office:value-type="float" office:value="0.0551253863839713" calcext:value-type="float">
            <text:p>0.055125386383971</text:p>
          </table:table-cell>
          <table:table-cell office:value-type="float" office:value="0.223383474678534" calcext:value-type="float">
            <text:p>0.223383474678534</text:p>
          </table:table-cell>
          <table:table-cell office:value-type="float" office:value="0.119216311250373" calcext:value-type="float">
            <text:p>0.119216311250373</text:p>
          </table:table-cell>
          <table:table-cell office:value-type="float" office:value="1" calcext:value-type="float">
            <text:p>1</text:p>
          </table:table-cell>
          <table:table-cell office:value-type="float" office:value="1256221.96875" calcext:value-type="float">
            <text:p>1256221.96875</text:p>
          </table:table-cell>
          <table:table-cell office:value-type="float" office:value="1292745.3" calcext:value-type="float">
            <text:p>1292745.3</text:p>
          </table:table-cell>
          <table:table-cell office:value-type="float" office:value="1280995.84375" calcext:value-type="float">
            <text:p>1280995.84375</text:p>
          </table:table-cell>
          <table:table-cell office:value-type="float" office:value="875709.291666667" calcext:value-type="float">
            <text:p>875709.291666667</text:p>
          </table:table-cell>
          <table:table-cell office:value-type="float" office:value="259199.144822574" calcext:value-type="float">
            <text:p>259199.144822574</text:p>
          </table:table-cell>
          <table:table-cell office:value-type="float" office:value="641021.322593608" calcext:value-type="float">
            <text:p>641021.322593608</text:p>
          </table:table-cell>
          <table:table-cell office:value-type="float" office:value="378475.966577035" calcext:value-type="float">
            <text:p>378475.966577035</text:p>
          </table:table-cell>
          <table:table-cell office:value-type="float" office:value="120612.174789717" calcext:value-type="float">
            <text:p>120612.174789717</text:p>
          </table:table-cell>
          <table:table-cell office:value-type="float" office:value="0.20633228145221" calcext:value-type="float">
            <text:p>0.20633228145221</text:p>
          </table:table-cell>
          <table:table-cell office:value-type="float" office:value="0.495860493628256" calcext:value-type="float">
            <text:p>0.495860493628256</text:p>
          </table:table-cell>
          <table:table-cell office:value-type="float" office:value="0.295454484433829" calcext:value-type="float">
            <text:p>0.295454484433829</text:p>
          </table:table-cell>
          <table:table-cell office:value-type="float" office:value="0.137730838233045" calcext:value-type="float">
            <text:p>0.137730838233045</text:p>
          </table:table-cell>
          <table:table-cell office:value-type="float" office:value="1.77153128403513" calcext:value-type="float">
            <text:p>1.77153128403513</text:p>
          </table:table-cell>
          <table:table-cell office:value-type="float" office:value="0.408783005484689" calcext:value-type="float">
            <text:p>0.408783005484689</text:p>
          </table:table-cell>
          <table:table-cell office:value-type="float" office:value="1.04097712043417" calcext:value-type="float">
            <text:p>1.04097712043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540</text:p>
          </table:table-cell>
          <table:table-cell table:number-columns-repeated="990"/>
        </table:table-row>
        <table:table-row table:style-name="ro2">
          <table:table-cell office:value-type="float" office:value="807.505375475119" calcext:value-type="float">
            <text:p>807.505375475119</text:p>
          </table:table-cell>
          <table:table-cell office:value-type="float" office:value="3.46399832407633" calcext:value-type="float">
            <text:p>3.46399832407633</text:p>
          </table:table-cell>
          <table:table-cell office:value-type="string" calcext:value-type="string">
            <text:p>C44H74NO10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(38: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900715" calcext:value-type="float">
            <text:p>900715</text:p>
          </table:table-cell>
          <table:table-cell office:value-type="float" office:value="1.03775728962775" calcext:value-type="float">
            <text:p>1.03775728962775</text:p>
          </table:table-cell>
          <table:table-cell office:value-type="float" office:value="1.20299903216375" calcext:value-type="float">
            <text:p>1.20299903216375</text:p>
          </table:table-cell>
          <table:table-cell office:value-type="float" office:value="1.45674766961651" calcext:value-type="float">
            <text:p>1.45674766961651</text:p>
          </table:table-cell>
          <table:table-cell office:value-type="float" office:value="1" calcext:value-type="float">
            <text:p>1</text:p>
          </table:table-cell>
          <table:table-cell office:value-type="float" office:value="0.824733450745416" calcext:value-type="float">
            <text:p>0.824733450745416</text:p>
          </table:table-cell>
          <table:table-cell office:value-type="float" office:value="0.112766973884827" calcext:value-type="float">
            <text:p>0.112766973884827</text:p>
          </table:table-cell>
          <table:table-cell office:value-type="float" office:value="0.0349663139392916" calcext:value-type="float">
            <text:p>0.034966313939292</text:p>
          </table:table-cell>
          <table:table-cell office:value-type="float" office:value="1" calcext:value-type="float">
            <text:p>1</text:p>
          </table:table-cell>
          <table:table-cell office:value-type="float" office:value="566145.203125" calcext:value-type="float">
            <text:p>566145.203125</text:p>
          </table:table-cell>
          <table:table-cell office:value-type="float" office:value="656292.3125" calcext:value-type="float">
            <text:p>656292.3125</text:p>
          </table:table-cell>
          <table:table-cell office:value-type="float" office:value="794724.078125" calcext:value-type="float">
            <text:p>794724.078125</text:p>
          </table:table-cell>
          <table:table-cell office:value-type="float" office:value="545546.833333333" calcext:value-type="float">
            <text:p>545546.833333333</text:p>
          </table:table-cell>
          <table:table-cell office:value-type="float" office:value="155978.172905092" calcext:value-type="float">
            <text:p>155978.172905092</text:p>
          </table:table-cell>
          <table:table-cell office:value-type="float" office:value="97321.1892419266" calcext:value-type="float">
            <text:p>97321.1892419266</text:p>
          </table:table-cell>
          <table:table-cell office:value-type="float" office:value="146078.575470117" calcext:value-type="float">
            <text:p>146078.575470117</text:p>
          </table:table-cell>
          <table:table-cell office:value-type="float" office:value="68937.157096278" calcext:value-type="float">
            <text:p>68937.157096278</text:p>
          </table:table-cell>
          <table:table-cell office:value-type="float" office:value="0.275509130951082" calcext:value-type="float">
            <text:p>0.275509130951082</text:p>
          </table:table-cell>
          <table:table-cell office:value-type="float" office:value="0.14828939390011" calcext:value-type="float">
            <text:p>0.14828939390011</text:p>
          </table:table-cell>
          <table:table-cell office:value-type="float" office:value="0.183810431181048" calcext:value-type="float">
            <text:p>0.183810431181048</text:p>
          </table:table-cell>
          <table:table-cell office:value-type="float" office:value="0.126363408023224" calcext:value-type="float">
            <text:p>0.126363408023224</text:p>
          </table:table-cell>
          <table:table-cell office:value-type="float" office:value="0.0145897741296134" calcext:value-type="float">
            <text:p>0.014589774129614</text:p>
          </table:table-cell>
          <table:table-cell office:value-type="float" office:value="0.862259603310744" calcext:value-type="float">
            <text:p>0.862259603310744</text:p>
          </table:table-cell>
          <table:table-cell office:value-type="float" office:value="2.37969524467851" calcext:value-type="float">
            <text:p>2.37969524467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0</text:p>
          </table:table-cell>
          <table:table-cell table:number-columns-repeated="990"/>
        </table:table-row>
        <table:table-row table:style-name="ro2">
          <table:table-cell office:value-type="float" office:value="773.593479938962" calcext:value-type="float">
            <text:p>773.593479938962</text:p>
          </table:table-cell>
          <table:table-cell office:value-type="float" office:value="3.73894416809082" calcext:value-type="float">
            <text:p>3.73894416809082</text:p>
          </table:table-cell>
          <table:table-cell office:value-type="string" calcext:value-type="string">
            <text:p>C43H84NO8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(38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728511" calcext:value-type="float">
            <text:p>728511</text:p>
          </table:table-cell>
          <table:table-cell office:value-type="float" office:value="1.107079725253" calcext:value-type="float">
            <text:p>1.107079725253</text:p>
          </table:table-cell>
          <table:table-cell office:value-type="float" office:value="2.46941016828067" calcext:value-type="float">
            <text:p>2.46941016828067</text:p>
          </table:table-cell>
          <table:table-cell office:value-type="float" office:value="1.43214248563057" calcext:value-type="float">
            <text:p>1.43214248563057</text:p>
          </table:table-cell>
          <table:table-cell office:value-type="float" office:value="1" calcext:value-type="float">
            <text:p>1</text:p>
          </table:table-cell>
          <table:table-cell office:value-type="float" office:value="0.620197555075019" calcext:value-type="float">
            <text:p>0.620197555075019</text:p>
          </table:table-cell>
          <table:table-cell office:value-type="float" office:value="0.00555862505424149" calcext:value-type="float">
            <text:p>0.005558625054242</text:p>
          </table:table-cell>
          <table:table-cell office:value-type="float" office:value="0.121759513184111" calcext:value-type="float">
            <text:p>0.121759513184111</text:p>
          </table:table-cell>
          <table:table-cell office:value-type="float" office:value="1" calcext:value-type="float">
            <text:p>1</text:p>
          </table:table-cell>
          <table:table-cell office:value-type="float" office:value="245167.78125" calcext:value-type="float">
            <text:p>245167.78125</text:p>
          </table:table-cell>
          <table:table-cell office:value-type="float" office:value="546861.98125" calcext:value-type="float">
            <text:p>546861.98125</text:p>
          </table:table-cell>
          <table:table-cell office:value-type="float" office:value="317154.390625" calcext:value-type="float">
            <text:p>317154.390625</text:p>
          </table:table-cell>
          <table:table-cell office:value-type="float" office:value="221454.494791667" calcext:value-type="float">
            <text:p>221454.494791667</text:p>
          </table:table-cell>
          <table:table-cell office:value-type="float" office:value="25209.9305806176" calcext:value-type="float">
            <text:p>25209.9305806176</text:p>
          </table:table-cell>
          <table:table-cell office:value-type="float" office:value="145831.842235228" calcext:value-type="float">
            <text:p>145831.842235228</text:p>
          </table:table-cell>
          <table:table-cell office:value-type="float" office:value="48606.43415432" calcext:value-type="float">
            <text:p>48606.43415432</text:p>
          </table:table-cell>
          <table:table-cell office:value-type="float" office:value="69278.8310219235" calcext:value-type="float">
            <text:p>69278.8310219235</text:p>
          </table:table-cell>
          <table:table-cell office:value-type="float" office:value="0.102827257529858" calcext:value-type="float">
            <text:p>0.102827257529858</text:p>
          </table:table-cell>
          <table:table-cell office:value-type="float" office:value="0.266670288363968" calcext:value-type="float">
            <text:p>0.266670288363968</text:p>
          </table:table-cell>
          <table:table-cell office:value-type="float" office:value="0.153257957610279" calcext:value-type="float">
            <text:p>0.153257957610279</text:p>
          </table:table-cell>
          <table:table-cell office:value-type="float" office:value="0.312835515427662" calcext:value-type="float">
            <text:p>0.312835515427662</text:p>
          </table:table-cell>
          <table:table-cell office:value-type="float" office:value="0.103460886124926" calcext:value-type="float">
            <text:p>0.103460886124926</text:p>
          </table:table-cell>
          <table:table-cell office:value-type="float" office:value="4.0623061314324" calcext:value-type="float">
            <text:p>4.0623061314324</text:p>
          </table:table-cell>
          <table:table-cell office:value-type="float" office:value="1.27873340546346" calcext:value-type="float">
            <text:p>1.27873340546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96</text:p>
          </table:table-cell>
          <table:table-cell table:number-columns-repeated="990"/>
        </table:table-row>
        <table:table-row table:style-name="ro2">
          <table:table-cell office:value-type="float" office:value="886.558077044732" calcext:value-type="float">
            <text:p>886.558077044732</text:p>
          </table:table-cell>
          <table:table-cell office:value-type="float" office:value="3.46887751261392" calcext:value-type="float">
            <text:p>3.46887751261392</text:p>
          </table:table-cell>
          <table:table-cell office:value-type="string" calcext:value-type="string">
            <text:p>C47H83O13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(38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inositols</text:p>
          </table:table-cell>
          <table:table-cell office:value-type="float" office:value="6093809" calcext:value-type="float">
            <text:p>6093809</text:p>
          </table:table-cell>
          <table:table-cell office:value-type="float" office:value="1.37644263618917" calcext:value-type="float">
            <text:p>1.37644263618917</text:p>
          </table:table-cell>
          <table:table-cell office:value-type="float" office:value="0.906334639416796" calcext:value-type="float">
            <text:p>0.906334639416796</text:p>
          </table:table-cell>
          <table:table-cell office:value-type="float" office:value="1.40701623023368" calcext:value-type="float">
            <text:p>1.40701623023368</text:p>
          </table:table-cell>
          <table:table-cell office:value-type="float" office:value="1" calcext:value-type="float">
            <text:p>1</text:p>
          </table:table-cell>
          <table:table-cell office:value-type="float" office:value="0.227505736643879" calcext:value-type="float">
            <text:p>0.227505736643879</text:p>
          </table:table-cell>
          <table:table-cell office:value-type="float" office:value="0.715705153543875" calcext:value-type="float">
            <text:p>0.715705153543875</text:p>
          </table:table-cell>
          <table:table-cell office:value-type="float" office:value="0.210032001308725" calcext:value-type="float">
            <text:p>0.210032001308725</text:p>
          </table:table-cell>
          <table:table-cell office:value-type="float" office:value="1" calcext:value-type="float">
            <text:p>1</text:p>
          </table:table-cell>
          <table:table-cell office:value-type="float" office:value="4522933.4375" calcext:value-type="float">
            <text:p>4522933.4375</text:p>
          </table:table-cell>
          <table:table-cell office:value-type="float" office:value="2978178.05" calcext:value-type="float">
            <text:p>2978178.05</text:p>
          </table:table-cell>
          <table:table-cell office:value-type="float" office:value="4623397" calcext:value-type="float">
            <text:p>4623397</text:p>
          </table:table-cell>
          <table:table-cell office:value-type="float" office:value="3285958.54166667" calcext:value-type="float">
            <text:p>3285958.54166667</text:p>
          </table:table-cell>
          <table:table-cell office:value-type="float" office:value="994853.504937251" calcext:value-type="float">
            <text:p>994853.504937251</text:p>
          </table:table-cell>
          <table:table-cell office:value-type="float" office:value="635292.676576449" calcext:value-type="float">
            <text:p>635292.676576449</text:p>
          </table:table-cell>
          <table:table-cell office:value-type="float" office:value="1141367.72266771" calcext:value-type="float">
            <text:p>1141367.72266771</text:p>
          </table:table-cell>
          <table:table-cell office:value-type="float" office:value="1220691.56673674" calcext:value-type="float">
            <text:p>1220691.56673674</text:p>
          </table:table-cell>
          <table:table-cell office:value-type="float" office:value="0.219957582547831" calcext:value-type="float">
            <text:p>0.219957582547831</text:p>
          </table:table-cell>
          <table:table-cell office:value-type="float" office:value="0.213315881693658" calcext:value-type="float">
            <text:p>0.213315881693658</text:p>
          </table:table-cell>
          <table:table-cell office:value-type="float" office:value="0.246867773342351" calcext:value-type="float">
            <text:p>0.246867773342351</text:p>
          </table:table-cell>
          <table:table-cell office:value-type="float" office:value="0.371487208757538" calcext:value-type="float">
            <text:p>0.371487208757538</text:p>
          </table:table-cell>
          <table:table-cell office:value-type="float" office:value="0.617023022115009" calcext:value-type="float">
            <text:p>0.617023022115009</text:p>
          </table:table-cell>
          <table:table-cell office:value-type="float" office:value="0.0500235502511117" calcext:value-type="float">
            <text:p>0.050023550251112</text:p>
          </table:table-cell>
          <table:table-cell office:value-type="float" office:value="0.640481377486297" calcext:value-type="float">
            <text:p>0.640481377486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9</text:p>
          </table:table-cell>
          <table:table-cell table:number-columns-repeated="990"/>
        </table:table-row>
        <table:table-row table:style-name="ro2">
          <table:table-cell office:value-type="float" office:value="705.530005915339" calcext:value-type="float">
            <text:p>705.530005915339</text:p>
          </table:table-cell>
          <table:table-cell office:value-type="float" office:value="3.76905666351318" calcext:value-type="float">
            <text:p>3.76905666351318</text:p>
          </table:table-cell>
          <table:table-cell office:value-type="string" calcext:value-type="string">
            <text:p>C38H76NO8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(30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964028" calcext:value-type="float">
            <text:p>964028</text:p>
          </table:table-cell>
          <table:table-cell office:value-type="float" office:value="1.1027569942342" calcext:value-type="float">
            <text:p>1.1027569942342</text:p>
          </table:table-cell>
          <table:table-cell office:value-type="float" office:value="2.41669657857864" calcext:value-type="float">
            <text:p>2.41669657857864</text:p>
          </table:table-cell>
          <table:table-cell office:value-type="float" office:value="1.37081362316197" calcext:value-type="float">
            <text:p>1.37081362316197</text:p>
          </table:table-cell>
          <table:table-cell office:value-type="float" office:value="1" calcext:value-type="float">
            <text:p>1</text:p>
          </table:table-cell>
          <table:table-cell office:value-type="float" office:value="0.802284583070428" calcext:value-type="float">
            <text:p>0.802284583070428</text:p>
          </table:table-cell>
          <table:table-cell office:value-type="float" office:value="0.0328940596078487" calcext:value-type="float">
            <text:p>0.032894059607849</text:p>
          </table:table-cell>
          <table:table-cell office:value-type="float" office:value="0.434794812407781" calcext:value-type="float">
            <text:p>0.434794812407781</text:p>
          </table:table-cell>
          <table:table-cell office:value-type="float" office:value="1" calcext:value-type="float">
            <text:p>1</text:p>
          </table:table-cell>
          <table:table-cell office:value-type="float" office:value="301821.46484375" calcext:value-type="float">
            <text:p>301821.46484375</text:p>
          </table:table-cell>
          <table:table-cell office:value-type="float" office:value="661443.00625" calcext:value-type="float">
            <text:p>661443.00625</text:p>
          </table:table-cell>
          <table:table-cell office:value-type="float" office:value="375187.8046875" calcext:value-type="float">
            <text:p>375187.8046875</text:p>
          </table:table-cell>
          <table:table-cell office:value-type="float" office:value="273697.166666667" calcext:value-type="float">
            <text:p>273697.166666667</text:p>
          </table:table-cell>
          <table:table-cell office:value-type="float" office:value="104490.758669954" calcext:value-type="float">
            <text:p>104490.758669954</text:p>
          </table:table-cell>
          <table:table-cell office:value-type="float" office:value="238641.907754944" calcext:value-type="float">
            <text:p>238641.907754944</text:p>
          </table:table-cell>
          <table:table-cell office:value-type="float" office:value="154368.253662994" calcext:value-type="float">
            <text:p>154368.253662994</text:p>
          </table:table-cell>
          <table:table-cell office:value-type="float" office:value="155271.341089466" calcext:value-type="float">
            <text:p>155271.341089466</text:p>
          </table:table-cell>
          <table:table-cell office:value-type="float" office:value="0.346200555099843" calcext:value-type="float">
            <text:p>0.346200555099843</text:p>
          </table:table-cell>
          <table:table-cell office:value-type="float" office:value="0.360789826938992" calcext:value-type="float">
            <text:p>0.360789826938992</text:p>
          </table:table-cell>
          <table:table-cell office:value-type="float" office:value="0.411442620827108" calcext:value-type="float">
            <text:p>0.411442620827108</text:p>
          </table:table-cell>
          <table:table-cell office:value-type="float" office:value="0.567310736097497" calcext:value-type="float">
            <text:p>0.567310736097497</text:p>
          </table:table-cell>
          <table:table-cell office:value-type="float" office:value="0.0225815706815868" calcext:value-type="float">
            <text:p>0.022581570681587</text:p>
          </table:table-cell>
          <table:table-cell office:value-type="float" office:value="1.85477934373091" calcext:value-type="float">
            <text:p>1.85477934373091</text:p>
          </table:table-cell>
          <table:table-cell office:value-type="float" office:value="0.214864806203898" calcext:value-type="float">
            <text:p>0.214864806203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91</text:p>
          </table:table-cell>
          <table:table-cell table:number-columns-repeated="990"/>
        </table:table-row>
        <table:table-row table:style-name="ro2">
          <table:table-cell office:value-type="float" office:value="477.285680985561" calcext:value-type="float">
            <text:p>477.285680985561</text:p>
          </table:table-cell>
          <table:table-cell office:value-type="float" office:value="7.33392252604167" calcext:value-type="float">
            <text:p>7.33392252604167</text:p>
          </table:table-cell>
          <table:table-cell office:value-type="string" calcext:value-type="string">
            <text:p>C23H44NO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soPE(18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107368" calcext:value-type="float">
            <text:p>1107368</text:p>
          </table:table-cell>
          <table:table-cell office:value-type="float" office:value="1.20269949948272" calcext:value-type="float">
            <text:p>1.20269949948272</text:p>
          </table:table-cell>
          <table:table-cell office:value-type="float" office:value="1.36262597088902" calcext:value-type="float">
            <text:p>1.36262597088902</text:p>
          </table:table-cell>
          <table:table-cell office:value-type="float" office:value="1.36386516899078" calcext:value-type="float">
            <text:p>1.36386516899078</text:p>
          </table:table-cell>
          <table:table-cell office:value-type="float" office:value="1" calcext:value-type="float">
            <text:p>1</text:p>
          </table:table-cell>
          <table:table-cell office:value-type="float" office:value="0.309303887785548" calcext:value-type="float">
            <text:p>0.309303887785548</text:p>
          </table:table-cell>
          <table:table-cell office:value-type="float" office:value="0.312219648300561" calcext:value-type="float">
            <text:p>0.312219648300561</text:p>
          </table:table-cell>
          <table:table-cell office:value-type="float" office:value="0.229777074333228" calcext:value-type="float">
            <text:p>0.229777074333228</text:p>
          </table:table-cell>
          <table:table-cell office:value-type="float" office:value="1" calcext:value-type="float">
            <text:p>1</text:p>
          </table:table-cell>
          <table:table-cell office:value-type="float" office:value="591184.1953125" calcext:value-type="float">
            <text:p>591184.1953125</text:p>
          </table:table-cell>
          <table:table-cell office:value-type="float" office:value="669795.6875" calcext:value-type="float">
            <text:p>669795.6875</text:p>
          </table:table-cell>
          <table:table-cell office:value-type="float" office:value="670404.8125" calcext:value-type="float">
            <text:p>670404.8125</text:p>
          </table:table-cell>
          <table:table-cell office:value-type="float" office:value="491547.71875" calcext:value-type="float">
            <text:p>491547.71875</text:p>
          </table:table-cell>
          <table:table-cell office:value-type="float" office:value="106781.446848621" calcext:value-type="float">
            <text:p>106781.446848621</text:p>
          </table:table-cell>
          <table:table-cell office:value-type="float" office:value="324217.094942122" calcext:value-type="float">
            <text:p>324217.094942122</text:p>
          </table:table-cell>
          <table:table-cell office:value-type="float" office:value="221067.787127938" calcext:value-type="float">
            <text:p>221067.787127938</text:p>
          </table:table-cell>
          <table:table-cell office:value-type="float" office:value="117162.673299705" calcext:value-type="float">
            <text:p>117162.673299705</text:p>
          </table:table-cell>
          <table:table-cell office:value-type="float" office:value="0.180622972831972" calcext:value-type="float">
            <text:p>0.180622972831972</text:p>
          </table:table-cell>
          <table:table-cell office:value-type="float" office:value="0.484053721146304" calcext:value-type="float">
            <text:p>0.484053721146304</text:p>
          </table:table-cell>
          <table:table-cell office:value-type="float" office:value="0.329752685252297" calcext:value-type="float">
            <text:p>0.329752685252297</text:p>
          </table:table-cell>
          <table:table-cell office:value-type="float" office:value="0.23835462729366" calcext:value-type="float">
            <text:p>0.23835462729366</text:p>
          </table:table-cell>
          <table:table-cell office:value-type="float" office:value="0.395052788689997" calcext:value-type="float">
            <text:p>0.395052788689997</text:p>
          </table:table-cell>
          <table:table-cell office:value-type="float" office:value="0.267345321401186" calcext:value-type="float">
            <text:p>0.267345321401186</text:p>
          </table:table-cell>
          <table:table-cell office:value-type="float" office:value="0.511035976847159" calcext:value-type="float">
            <text:p>0.511035976847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28</text:p>
          </table:table-cell>
          <table:table-cell table:number-columns-repeated="990"/>
        </table:table-row>
        <table:table-row table:style-name="ro2">
          <table:table-cell office:value-type="float" office:value="884.54278602996" calcext:value-type="float">
            <text:p>884.54278602996</text:p>
          </table:table-cell>
          <table:table-cell office:value-type="float" office:value="3.46800666809082" calcext:value-type="float">
            <text:p>3.46800666809082</text:p>
          </table:table-cell>
          <table:table-cell office:value-type="string" calcext:value-type="string">
            <text:p>C47H81O13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I(38: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inositols</text:p>
          </table:table-cell>
          <table:table-cell office:value-type="float" office:value="1072407" calcext:value-type="float">
            <text:p>1072407</text:p>
          </table:table-cell>
          <table:table-cell office:value-type="float" office:value="1.36720191880994" calcext:value-type="float">
            <text:p>1.36720191880994</text:p>
          </table:table-cell>
          <table:table-cell office:value-type="float" office:value="1.65079015999468" calcext:value-type="float">
            <text:p>1.65079015999468</text:p>
          </table:table-cell>
          <table:table-cell office:value-type="float" office:value="1.36221411281314" calcext:value-type="float">
            <text:p>1.36221411281314</text:p>
          </table:table-cell>
          <table:table-cell office:value-type="float" office:value="1" calcext:value-type="float">
            <text:p>1</text:p>
          </table:table-cell>
          <table:table-cell office:value-type="float" office:value="0.227334289458865" calcext:value-type="float">
            <text:p>0.227334289458865</text:p>
          </table:table-cell>
          <table:table-cell office:value-type="float" office:value="0.0308464918373576" calcext:value-type="float">
            <text:p>0.030846491837358</text:p>
          </table:table-cell>
          <table:table-cell office:value-type="float" office:value="0.319281801670224" calcext:value-type="float">
            <text:p>0.319281801670224</text:p>
          </table:table-cell>
          <table:table-cell office:value-type="float" office:value="1" calcext:value-type="float">
            <text:p>1</text:p>
          </table:table-cell>
          <table:table-cell office:value-type="float" office:value="681361.8671875" calcext:value-type="float">
            <text:p>681361.8671875</text:p>
          </table:table-cell>
          <table:table-cell office:value-type="float" office:value="822691.55" calcext:value-type="float">
            <text:p>822691.55</text:p>
          </table:table-cell>
          <table:table-cell office:value-type="float" office:value="678876.1328125" calcext:value-type="float">
            <text:p>678876.1328125</text:p>
          </table:table-cell>
          <table:table-cell office:value-type="float" office:value="498362.28125" calcext:value-type="float">
            <text:p>498362.28125</text:p>
          </table:table-cell>
          <table:table-cell office:value-type="float" office:value="214269.662638375" calcext:value-type="float">
            <text:p>214269.662638375</text:p>
          </table:table-cell>
          <table:table-cell office:value-type="float" office:value="177343.152841623" calcext:value-type="float">
            <text:p>177343.152841623</text:p>
          </table:table-cell>
          <table:table-cell office:value-type="float" office:value="281849.3553653" calcext:value-type="float">
            <text:p>281849.3553653</text:p>
          </table:table-cell>
          <table:table-cell office:value-type="float" office:value="135986.517042344" calcext:value-type="float">
            <text:p>135986.517042344</text:p>
          </table:table-cell>
          <table:table-cell office:value-type="float" office:value="0.314472636284782" calcext:value-type="float">
            <text:p>0.314472636284782</text:p>
          </table:table-cell>
          <table:table-cell office:value-type="float" office:value="0.215564573188607" calcext:value-type="float">
            <text:p>0.215564573188607</text:p>
          </table:table-cell>
          <table:table-cell office:value-type="float" office:value="0.41517051748105" calcext:value-type="float">
            <text:p>0.41517051748105</text:p>
          </table:table-cell>
          <table:table-cell office:value-type="float" office:value="0.272866792208391" calcext:value-type="float">
            <text:p>0.272866792208391</text:p>
          </table:table-cell>
          <table:table-cell office:value-type="float" office:value="0.51998232182799" calcext:value-type="float">
            <text:p>0.51998232182799</text:p>
          </table:table-cell>
          <table:table-cell office:value-type="float" office:value="2.10619364075254" calcext:value-type="float">
            <text:p>2.10619364075254</text:p>
          </table:table-cell>
          <table:table-cell office:value-type="float" office:value="0.332735499428449" calcext:value-type="float">
            <text:p>0.332735499428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15</text:p>
          </table:table-cell>
          <table:table-cell table:number-columns-repeated="990"/>
        </table:table-row>
        <table:table-row table:style-name="ro2">
          <table:table-cell office:value-type="float" office:value="785.593278558569" calcext:value-type="float">
            <text:p>785.593278558569</text:p>
          </table:table-cell>
          <table:table-cell office:value-type="float" office:value="4.16647500356038" calcext:value-type="float">
            <text:p>4.16647500356038</text:p>
          </table:table-cell>
          <table:table-cell office:value-type="string" calcext:value-type="string">
            <text:p>C44H84NO8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(39:2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3614320" calcext:value-type="float">
            <text:p>3614320</text:p>
          </table:table-cell>
          <table:table-cell office:value-type="float" office:value="0.953983735079192" calcext:value-type="float">
            <text:p>0.953983735079192</text:p>
          </table:table-cell>
          <table:table-cell office:value-type="float" office:value="1.97378375776609" calcext:value-type="float">
            <text:p>1.97378375776609</text:p>
          </table:table-cell>
          <table:table-cell office:value-type="float" office:value="1.34700880739841" calcext:value-type="float">
            <text:p>1.34700880739841</text:p>
          </table:table-cell>
          <table:table-cell office:value-type="float" office:value="1" calcext:value-type="float">
            <text:p>1</text:p>
          </table:table-cell>
          <table:table-cell office:value-type="float" office:value="0.742615937620699" calcext:value-type="float">
            <text:p>0.742615937620699</text:p>
          </table:table-cell>
          <table:table-cell office:value-type="float" office:value="0.00130528654881735" calcext:value-type="float">
            <text:p>0.001305286548817</text:p>
          </table:table-cell>
          <table:table-cell office:value-type="float" office:value="0.16905961066293" calcext:value-type="float">
            <text:p>0.16905961066293</text:p>
          </table:table-cell>
          <table:table-cell office:value-type="float" office:value="1" calcext:value-type="float">
            <text:p>1</text:p>
          </table:table-cell>
          <table:table-cell office:value-type="float" office:value="1472450.125" calcext:value-type="float">
            <text:p>1472450.125</text:p>
          </table:table-cell>
          <table:table-cell office:value-type="float" office:value="3046486.05" calcext:value-type="float">
            <text:p>3046486.05</text:p>
          </table:table-cell>
          <table:table-cell office:value-type="float" office:value="2079074.53125" calcext:value-type="float">
            <text:p>2079074.53125</text:p>
          </table:table-cell>
          <table:table-cell office:value-type="float" office:value="1543475.08333333" calcext:value-type="float">
            <text:p>1543475.08333333</text:p>
          </table:table-cell>
          <table:table-cell office:value-type="float" office:value="197997.807860366" calcext:value-type="float">
            <text:p>197997.807860366</text:p>
          </table:table-cell>
          <table:table-cell office:value-type="float" office:value="401118.081058604" calcext:value-type="float">
            <text:p>401118.081058604</text:p>
          </table:table-cell>
          <table:table-cell office:value-type="float" office:value="561988.589702084" calcext:value-type="float">
            <text:p>561988.589702084</text:p>
          </table:table-cell>
          <table:table-cell office:value-type="float" office:value="298699.937140136" calcext:value-type="float">
            <text:p>298699.937140136</text:p>
          </table:table-cell>
          <table:table-cell office:value-type="float" office:value="0.134468261096698" calcext:value-type="float">
            <text:p>0.134468261096698</text:p>
          </table:table-cell>
          <table:table-cell office:value-type="float" office:value="0.131665819070008" calcext:value-type="float">
            <text:p>0.131665819070008</text:p>
          </table:table-cell>
          <table:table-cell office:value-type="float" office:value="0.270307091571268" calcext:value-type="float">
            <text:p>0.270307091571268</text:p>
          </table:table-cell>
          <table:table-cell office:value-type="float" office:value="0.193524301341525" calcext:value-type="float">
            <text:p>0.193524301341525</text:p>
          </table:table-cell>
          <table:table-cell office:value-type="float" office:value="0.039280149320035" calcext:value-type="float">
            <text:p>0.039280149320035</text:p>
          </table:table-cell>
          <table:table-cell office:value-type="float" office:value="9.03192764823319" calcext:value-type="float">
            <text:p>9.03192764823319</text:p>
          </table:table-cell>
          <table:table-cell office:value-type="float" office:value="0.708220630005196" calcext:value-type="float">
            <text:p>0.708220630005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96</text:p>
          </table:table-cell>
          <table:table-cell table:number-columns-repeated="990"/>
        </table:table-row>
        <table:table-row table:style-name="ro2">
          <table:table-cell office:value-type="float" office:value="731.546554351387" calcext:value-type="float">
            <text:p>731.546554351387</text:p>
          </table:table-cell>
          <table:table-cell office:value-type="float" office:value="3.72252084096272" calcext:value-type="float">
            <text:p>3.72252084096272</text:p>
          </table:table-cell>
          <table:table-cell office:value-type="string" calcext:value-type="string">
            <text:p>C40H78NO8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C(32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2812794" calcext:value-type="float">
            <text:p>2812794</text:p>
          </table:table-cell>
          <table:table-cell office:value-type="float" office:value="1.15229437114892" calcext:value-type="float">
            <text:p>1.15229437114892</text:p>
          </table:table-cell>
          <table:table-cell office:value-type="float" office:value="3.36127705072496" calcext:value-type="float">
            <text:p>3.36127705072496</text:p>
          </table:table-cell>
          <table:table-cell office:value-type="float" office:value="1.31237754843707" calcext:value-type="float">
            <text:p>1.31237754843707</text:p>
          </table:table-cell>
          <table:table-cell office:value-type="float" office:value="1" calcext:value-type="float">
            <text:p>1</text:p>
          </table:table-cell>
          <table:table-cell office:value-type="float" office:value="0.75433617570865" calcext:value-type="float">
            <text:p>0.75433617570865</text:p>
          </table:table-cell>
          <table:table-cell office:value-type="float" office:value="0.0103425545188113" calcext:value-type="float">
            <text:p>0.010342554518811</text:p>
          </table:table-cell>
          <table:table-cell office:value-type="float" office:value="0.537512248139937" calcext:value-type="float">
            <text:p>0.537512248139937</text:p>
          </table:table-cell>
          <table:table-cell office:value-type="float" office:value="1" calcext:value-type="float">
            <text:p>1</text:p>
          </table:table-cell>
          <table:table-cell office:value-type="float" office:value="654137.9375" calcext:value-type="float">
            <text:p>654137.9375</text:p>
          </table:table-cell>
          <table:table-cell office:value-type="float" office:value="1908139.875" calcext:value-type="float">
            <text:p>1908139.875</text:p>
          </table:table-cell>
          <table:table-cell office:value-type="float" office:value="745014.4375" calcext:value-type="float">
            <text:p>745014.4375</text:p>
          </table:table-cell>
          <table:table-cell office:value-type="float" office:value="567683.010416667" calcext:value-type="float">
            <text:p>567683.010416667</text:p>
          </table:table-cell>
          <table:table-cell office:value-type="float" office:value="263643.782332984" calcext:value-type="float">
            <text:p>263643.782332984</text:p>
          </table:table-cell>
          <table:table-cell office:value-type="float" office:value="651023.451970902" calcext:value-type="float">
            <text:p>651023.451970902</text:p>
          </table:table-cell>
          <table:table-cell office:value-type="float" office:value="285923.742850617" calcext:value-type="float">
            <text:p>285923.742850617</text:p>
          </table:table-cell>
          <table:table-cell office:value-type="float" office:value="378063.843206231" calcext:value-type="float">
            <text:p>378063.843206231</text:p>
          </table:table-cell>
          <table:table-cell office:value-type="float" office:value="0.403040042808989" calcext:value-type="float">
            <text:p>0.403040042808989</text:p>
          </table:table-cell>
          <table:table-cell office:value-type="float" office:value="0.341182247958055" calcext:value-type="float">
            <text:p>0.341182247958055</text:p>
          </table:table-cell>
          <table:table-cell office:value-type="float" office:value="0.383782821457896" calcext:value-type="float">
            <text:p>0.383782821457896</text:p>
          </table:table-cell>
          <table:table-cell office:value-type="float" office:value="0.665977026384391" calcext:value-type="float">
            <text:p>0.665977026384391</text:p>
          </table:table-cell>
          <table:table-cell office:value-type="float" office:value="0.0351837854771817" calcext:value-type="float">
            <text:p>0.035183785477182</text:p>
          </table:table-cell>
          <table:table-cell office:value-type="float" office:value="3.17032349519265" calcext:value-type="float">
            <text:p>3.17032349519265</text:p>
          </table:table-cell>
          <table:table-cell office:value-type="float" office:value="0.139958088612169" calcext:value-type="float">
            <text:p>0.139958088612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79</text:p>
          </table:table-cell>
          <table:table-cell table:number-columns-repeated="990"/>
        </table:table-row>
        <table:table-row table:style-name="ro2">
          <table:table-cell office:value-type="float" office:value="545.275810472134" calcext:value-type="float">
            <text:p>545.275810472134</text:p>
          </table:table-cell>
          <table:table-cell office:value-type="float" office:value="3.85048918406168" calcext:value-type="float">
            <text:p>3.85048918406168</text:p>
          </table:table-cell>
          <table:table-cell office:value-type="string" calcext:value-type="string">
            <text:p>C26H44NO9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PS(20:4)] 1-(5Z,8Z,11Z,14Z-eicosatetraenoyl)-sn-glycero-3-phosphoser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803022" calcext:value-type="float">
            <text:p>803022</text:p>
          </table:table-cell>
          <table:table-cell office:value-type="float" office:value="1.26441450652413" calcext:value-type="float">
            <text:p>1.26441450652413</text:p>
          </table:table-cell>
          <table:table-cell office:value-type="float" office:value="0.664896583546467" calcext:value-type="float">
            <text:p>0.664896583546467</text:p>
          </table:table-cell>
          <table:table-cell office:value-type="float" office:value="1.31237445468691" calcext:value-type="float">
            <text:p>1.31237445468691</text:p>
          </table:table-cell>
          <table:table-cell office:value-type="float" office:value="1" calcext:value-type="float">
            <text:p>1</text:p>
          </table:table-cell>
          <table:table-cell office:value-type="float" office:value="0.13721450895813" calcext:value-type="float">
            <text:p>0.13721450895813</text:p>
          </table:table-cell>
          <table:table-cell office:value-type="float" office:value="0.0987019552148119" calcext:value-type="float">
            <text:p>0.098701955214812</text:p>
          </table:table-cell>
          <table:table-cell office:value-type="float" office:value="0.254024962398643" calcext:value-type="float">
            <text:p>0.254024962398643</text:p>
          </table:table-cell>
          <table:table-cell office:value-type="float" office:value="1" calcext:value-type="float">
            <text:p>1</text:p>
          </table:table-cell>
          <table:table-cell office:value-type="float" office:value="581759.8671875" calcext:value-type="float">
            <text:p>581759.8671875</text:p>
          </table:table-cell>
          <table:table-cell office:value-type="float" office:value="305920.365625" calcext:value-type="float">
            <text:p>305920.365625</text:p>
          </table:table-cell>
          <table:table-cell office:value-type="float" office:value="603826.34375" calcext:value-type="float">
            <text:p>603826.34375</text:p>
          </table:table-cell>
          <table:table-cell office:value-type="float" office:value="460102.177083333" calcext:value-type="float">
            <text:p>460102.177083333</text:p>
          </table:table-cell>
          <table:table-cell office:value-type="float" office:value="106447.345657483" calcext:value-type="float">
            <text:p>106447.345657483</text:p>
          </table:table-cell>
          <table:table-cell office:value-type="float" office:value="147094.918849757" calcext:value-type="float">
            <text:p>147094.918849757</text:p>
          </table:table-cell>
          <table:table-cell office:value-type="float" office:value="198063.986310785" calcext:value-type="float">
            <text:p>198063.986310785</text:p>
          </table:table-cell>
          <table:table-cell office:value-type="float" office:value="75489.4374935726" calcext:value-type="float">
            <text:p>75489.4374935726</text:p>
          </table:table-cell>
          <table:table-cell office:value-type="float" office:value="0.182974714588168" calcext:value-type="float">
            <text:p>0.182974714588168</text:p>
          </table:table-cell>
          <table:table-cell office:value-type="float" office:value="0.480827481195112" calcext:value-type="float">
            <text:p>0.480827481195112</text:p>
          </table:table-cell>
          <table:table-cell office:value-type="float" office:value="0.328014814790507" calcext:value-type="float">
            <text:p>0.328014814790507</text:p>
          </table:table-cell>
          <table:table-cell office:value-type="float" office:value="0.164071028683483" calcext:value-type="float">
            <text:p>0.164071028683483</text:p>
          </table:table-cell>
          <table:table-cell office:value-type="float" office:value="0.869105152668231" calcext:value-type="float">
            <text:p>0.869105152668231</text:p>
          </table:table-cell>
          <table:table-cell office:value-type="float" office:value="0.869637278548239" calcext:value-type="float">
            <text:p>0.869637278548239</text:p>
          </table:table-cell>
          <table:table-cell office:value-type="float" office:value="0.459772014649793" calcext:value-type="float">
            <text:p>0.459772014649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54</text:p>
          </table:table-cell>
          <table:table-cell table:number-columns-repeated="990"/>
        </table:table-row>
        <table:table-row table:style-name="ro2">
          <table:table-cell office:value-type="float" office:value="743.546612223196" calcext:value-type="float">
            <text:p>743.546612223196</text:p>
          </table:table-cell>
          <table:table-cell office:value-type="float" office:value="3.67378498077392" calcext:value-type="float">
            <text:p>3.67378498077392</text:p>
          </table:table-cell>
          <table:table-cell office:value-type="string" calcext:value-type="string">
            <text:p>C41H78NO8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(36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327757" calcext:value-type="float">
            <text:p>1327757</text:p>
          </table:table-cell>
          <table:table-cell office:value-type="float" office:value="1.20714606619472" calcext:value-type="float">
            <text:p>1.20714606619472</text:p>
          </table:table-cell>
          <table:table-cell office:value-type="float" office:value="1.84153369507549" calcext:value-type="float">
            <text:p>1.84153369507549</text:p>
          </table:table-cell>
          <table:table-cell office:value-type="float" office:value="1.26942458123661" calcext:value-type="float">
            <text:p>1.26942458123661</text:p>
          </table:table-cell>
          <table:table-cell office:value-type="float" office:value="1" calcext:value-type="float">
            <text:p>1</text:p>
          </table:table-cell>
          <table:table-cell office:value-type="float" office:value="0.328767821033282" calcext:value-type="float">
            <text:p>0.328767821033282</text:p>
          </table:table-cell>
          <table:table-cell office:value-type="float" office:value="0.0301928182645089" calcext:value-type="float">
            <text:p>0.030192818264509</text:p>
          </table:table-cell>
          <table:table-cell office:value-type="float" office:value="0.23663829683577" calcext:value-type="float">
            <text:p>0.23663829683577</text:p>
          </table:table-cell>
          <table:table-cell office:value-type="float" office:value="1" calcext:value-type="float">
            <text:p>1</text:p>
          </table:table-cell>
          <table:table-cell office:value-type="float" office:value="610267.1484375" calcext:value-type="float">
            <text:p>610267.1484375</text:p>
          </table:table-cell>
          <table:table-cell office:value-type="float" office:value="930978.9" calcext:value-type="float">
            <text:p>930978.9</text:p>
          </table:table-cell>
          <table:table-cell office:value-type="float" office:value="641751.765625" calcext:value-type="float">
            <text:p>641751.765625</text:p>
          </table:table-cell>
          <table:table-cell office:value-type="float" office:value="505545.40625" calcext:value-type="float">
            <text:p>505545.40625</text:p>
          </table:table-cell>
          <table:table-cell office:value-type="float" office:value="149977.345299001" calcext:value-type="float">
            <text:p>149977.345299001</text:p>
          </table:table-cell>
          <table:table-cell office:value-type="float" office:value="295865.450792913" calcext:value-type="float">
            <text:p>295865.450792913</text:p>
          </table:table-cell>
          <table:table-cell office:value-type="float" office:value="161299.733467038" calcext:value-type="float">
            <text:p>161299.733467038</text:p>
          </table:table-cell>
          <table:table-cell office:value-type="float" office:value="106052.691786292" calcext:value-type="float">
            <text:p>106052.691786292</text:p>
          </table:table-cell>
          <table:table-cell office:value-type="float" office:value="0.245756871696266" calcext:value-type="float">
            <text:p>0.245756871696266</text:p>
          </table:table-cell>
          <table:table-cell office:value-type="float" office:value="0.31780038279376" calcext:value-type="float">
            <text:p>0.31780038279376</text:p>
          </table:table-cell>
          <table:table-cell office:value-type="float" office:value="0.2513428744679" calcext:value-type="float">
            <text:p>0.2513428744679</text:p>
          </table:table-cell>
          <table:table-cell office:value-type="float" office:value="0.209778766605678" calcext:value-type="float">
            <text:p>0.209778766605678</text:p>
          </table:table-cell>
          <table:table-cell office:value-type="float" office:value="0.32503024823645" calcext:value-type="float">
            <text:p>0.32503024823645</text:p>
          </table:table-cell>
          <table:table-cell office:value-type="float" office:value="1.83222488808572" calcext:value-type="float">
            <text:p>1.83222488808572</text:p>
          </table:table-cell>
          <table:table-cell office:value-type="float" office:value="0.497847393782501" calcext:value-type="float">
            <text:p>0.497847393782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67</text:p>
          </table:table-cell>
          <table:table-cell table:number-columns-repeated="990"/>
        </table:table-row>
        <table:table-row table:style-name="ro2">
          <table:table-cell office:value-type="float" office:value="759.577361860943" calcext:value-type="float">
            <text:p>759.577361860943</text:p>
          </table:table-cell>
          <table:table-cell office:value-type="float" office:value="3.68147415161132" calcext:value-type="float">
            <text:p>3.68147415161132</text:p>
          </table:table-cell>
          <table:table-cell office:value-type="string" calcext:value-type="string">
            <text:p>C42H82NO8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C(34: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23683498" calcext:value-type="float">
            <text:p>23683498</text:p>
          </table:table-cell>
          <table:table-cell office:value-type="float" office:value="1.03027983335895" calcext:value-type="float">
            <text:p>1.03027983335895</text:p>
          </table:table-cell>
          <table:table-cell office:value-type="float" office:value="1.75459585660634" calcext:value-type="float">
            <text:p>1.75459585660634</text:p>
          </table:table-cell>
          <table:table-cell office:value-type="float" office:value="1.25433813815585" calcext:value-type="float">
            <text:p>1.25433813815585</text:p>
          </table:table-cell>
          <table:table-cell office:value-type="float" office:value="1" calcext:value-type="float">
            <text:p>1</text:p>
          </table:table-cell>
          <table:table-cell office:value-type="float" office:value="0.90471583697343" calcext:value-type="float">
            <text:p>0.90471583697343</text:p>
          </table:table-cell>
          <table:table-cell office:value-type="float" office:value="0.0602054505132055" calcext:value-type="float">
            <text:p>0.060205450513206</text:p>
          </table:table-cell>
          <table:table-cell office:value-type="float" office:value="0.384218186452919" calcext:value-type="float">
            <text:p>0.384218186452919</text:p>
          </table:table-cell>
          <table:table-cell office:value-type="float" office:value="1" calcext:value-type="float">
            <text:p>1</text:p>
          </table:table-cell>
          <table:table-cell office:value-type="float" office:value="12108885.75" calcext:value-type="float">
            <text:p>12108885.75</text:p>
          </table:table-cell>
          <table:table-cell office:value-type="float" office:value="20621776.8" calcext:value-type="float">
            <text:p>20621776.8</text:p>
          </table:table-cell>
          <table:table-cell office:value-type="float" office:value="14742244.5" calcext:value-type="float">
            <text:p>14742244.5</text:p>
          </table:table-cell>
          <table:table-cell office:value-type="float" office:value="11753006.6666667" calcext:value-type="float">
            <text:p>11753006.6666667</text:p>
          </table:table-cell>
          <table:table-cell office:value-type="float" office:value="649318.538409501" calcext:value-type="float">
            <text:p>649318.538409501</text:p>
          </table:table-cell>
          <table:table-cell office:value-type="float" office:value="2385543.17198729" calcext:value-type="float">
            <text:p>2385543.17198729</text:p>
          </table:table-cell>
          <table:table-cell office:value-type="float" office:value="2738776.01691772" calcext:value-type="float">
            <text:p>2738776.01691772</text:p>
          </table:table-cell>
          <table:table-cell office:value-type="float" office:value="4534677.67391789" calcext:value-type="float">
            <text:p>4534677.67391789</text:p>
          </table:table-cell>
          <table:table-cell office:value-type="float" office:value="0.053623310337163" calcext:value-type="float">
            <text:p>0.053623310337163</text:p>
          </table:table-cell>
          <table:table-cell office:value-type="float" office:value="0.115680777419106" calcext:value-type="float">
            <text:p>0.115680777419106</text:p>
          </table:table-cell>
          <table:table-cell office:value-type="float" office:value="0.185777411093522" calcext:value-type="float">
            <text:p>0.185777411093522</text:p>
          </table:table-cell>
          <table:table-cell office:value-type="float" office:value="0.385831285774638" calcext:value-type="float">
            <text:p>0.385831285774638</text:p>
          </table:table-cell>
          <table:table-cell office:value-type="float" office:value="0.00603528367348448" calcext:value-type="float">
            <text:p>0.006035283673484</text:p>
          </table:table-cell>
          <table:table-cell office:value-type="float" office:value="2.99591417171144" calcext:value-type="float">
            <text:p>2.99591417171144</text:p>
          </table:table-cell>
          <table:table-cell office:value-type="float" office:value="0.318396540810161" calcext:value-type="float">
            <text:p>0.318396540810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69</text:p>
          </table:table-cell>
          <table:table-cell table:number-columns-repeated="990"/>
        </table:table-row>
        <table:table-row table:style-name="ro2">
          <table:table-cell office:value-type="float" office:value="733.562633092072" calcext:value-type="float">
            <text:p>733.562633092072</text:p>
          </table:table-cell>
          <table:table-cell office:value-type="float" office:value="3.77459917704263" calcext:value-type="float">
            <text:p>3.77459917704263</text:p>
          </table:table-cell>
          <table:table-cell office:value-type="string" calcext:value-type="string">
            <text:p>C40H80NO8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C(32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3457810" calcext:value-type="float">
            <text:p>3457810</text:p>
          </table:table-cell>
          <table:table-cell office:value-type="float" office:value="1.01696682179335" calcext:value-type="float">
            <text:p>1.01696682179335</text:p>
          </table:table-cell>
          <table:table-cell office:value-type="float" office:value="1.7001414352108" calcext:value-type="float">
            <text:p>1.7001414352108</text:p>
          </table:table-cell>
          <table:table-cell office:value-type="float" office:value="1.23948880292877" calcext:value-type="float">
            <text:p>1.23948880292877</text:p>
          </table:table-cell>
          <table:table-cell office:value-type="float" office:value="1" calcext:value-type="float">
            <text:p>1</text:p>
          </table:table-cell>
          <table:table-cell office:value-type="float" office:value="0.959633184257669" calcext:value-type="float">
            <text:p>0.959633184257669</text:p>
          </table:table-cell>
          <table:table-cell office:value-type="float" office:value="0.119408349668564" calcext:value-type="float">
            <text:p>0.119408349668564</text:p>
          </table:table-cell>
          <table:table-cell office:value-type="float" office:value="0.509174234143625" calcext:value-type="float">
            <text:p>0.509174234143625</text:p>
          </table:table-cell>
          <table:table-cell office:value-type="float" office:value="1" calcext:value-type="float">
            <text:p>1</text:p>
          </table:table-cell>
          <table:table-cell office:value-type="float" office:value="1629150.59375" calcext:value-type="float">
            <text:p>1629150.59375</text:p>
          </table:table-cell>
          <table:table-cell office:value-type="float" office:value="2723576" calcext:value-type="float">
            <text:p>2723576</text:p>
          </table:table-cell>
          <table:table-cell office:value-type="float" office:value="1985624.1875" calcext:value-type="float">
            <text:p>1985624.1875</text:p>
          </table:table-cell>
          <table:table-cell office:value-type="float" office:value="1601970.25" calcext:value-type="float">
            <text:p>1601970.25</text:p>
          </table:table-cell>
          <table:table-cell office:value-type="float" office:value="249654.91014351" calcext:value-type="float">
            <text:p>249654.91014351</text:p>
          </table:table-cell>
          <table:table-cell office:value-type="float" office:value="532253.979375977" calcext:value-type="float">
            <text:p>532253.979375977</text:p>
          </table:table-cell>
          <table:table-cell office:value-type="float" office:value="399619.257919876" calcext:value-type="float">
            <text:p>399619.257919876</text:p>
          </table:table-cell>
          <table:table-cell office:value-type="float" office:value="807630.402625212" calcext:value-type="float">
            <text:p>807630.402625212</text:p>
          </table:table-cell>
          <table:table-cell office:value-type="float" office:value="0.153242377408986" calcext:value-type="float">
            <text:p>0.153242377408986</text:p>
          </table:table-cell>
          <table:table-cell office:value-type="float" office:value="0.195424684082976" calcext:value-type="float">
            <text:p>0.195424684082976</text:p>
          </table:table-cell>
          <table:table-cell office:value-type="float" office:value="0.201256239944889" calcext:value-type="float">
            <text:p>0.201256239944889</text:p>
          </table:table-cell>
          <table:table-cell office:value-type="float" office:value="0.504148190408163" calcext:value-type="float">
            <text:p>0.504148190408163</text:p>
          </table:table-cell>
          <table:table-cell office:value-type="float" office:value="0.00103383267985874" calcext:value-type="float">
            <text:p>0.001033832679859</text:p>
          </table:table-cell>
          <table:table-cell office:value-type="float" office:value="1.34464693962485" calcext:value-type="float">
            <text:p>1.34464693962485</text:p>
          </table:table-cell>
          <table:table-cell office:value-type="float" office:value="0.181277286235751" calcext:value-type="float">
            <text:p>0.181277286235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77</text:p>
          </table:table-cell>
          <table:table-cell table:number-columns-repeated="990"/>
        </table:table-row>
        <table:table-row table:style-name="ro2">
          <table:table-cell office:value-type="float" office:value="809.521532456713" calcext:value-type="float">
            <text:p>809.521532456713</text:p>
          </table:table-cell>
          <table:table-cell office:value-type="float" office:value="3.46570667266845" calcext:value-type="float">
            <text:p>3.46570667266845</text:p>
          </table:table-cell>
          <table:table-cell office:value-type="string" calcext:value-type="string">
            <text:p>C44H76NO10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(38: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6384970" calcext:value-type="float">
            <text:p>6384970</text:p>
          </table:table-cell>
          <table:table-cell office:value-type="float" office:value="0.934162316116787" calcext:value-type="float">
            <text:p>0.934162316116787</text:p>
          </table:table-cell>
          <table:table-cell office:value-type="float" office:value="0.939051275518507" calcext:value-type="float">
            <text:p>0.939051275518507</text:p>
          </table:table-cell>
          <table:table-cell office:value-type="float" office:value="1.22751690517932" calcext:value-type="float">
            <text:p>1.22751690517932</text:p>
          </table:table-cell>
          <table:table-cell office:value-type="float" office:value="1" calcext:value-type="float">
            <text:p>1</text:p>
          </table:table-cell>
          <table:table-cell office:value-type="float" office:value="0.531475443513623" calcext:value-type="float">
            <text:p>0.531475443513623</text:p>
          </table:table-cell>
          <table:table-cell office:value-type="float" office:value="0.367083921071945" calcext:value-type="float">
            <text:p>0.367083921071945</text:p>
          </table:table-cell>
          <table:table-cell office:value-type="float" office:value="0.0781502724762562" calcext:value-type="float">
            <text:p>0.078150272476256</text:p>
          </table:table-cell>
          <table:table-cell office:value-type="float" office:value="1" calcext:value-type="float">
            <text:p>1</text:p>
          </table:table-cell>
          <table:table-cell office:value-type="float" office:value="4276443.4375" calcext:value-type="float">
            <text:p>4276443.4375</text:p>
          </table:table-cell>
          <table:table-cell office:value-type="float" office:value="4298824.3" calcext:value-type="float">
            <text:p>4298824.3</text:p>
          </table:table-cell>
          <table:table-cell office:value-type="float" office:value="5619373.125" calcext:value-type="float">
            <text:p>5619373.125</text:p>
          </table:table-cell>
          <table:table-cell office:value-type="float" office:value="4577837.66666667" calcext:value-type="float">
            <text:p>4577837.66666667</text:p>
          </table:table-cell>
          <table:table-cell office:value-type="float" office:value="847073.023236544" calcext:value-type="float">
            <text:p>847073.023236544</text:p>
          </table:table-cell>
          <table:table-cell office:value-type="float" office:value="599817.967709667" calcext:value-type="float">
            <text:p>599817.967709667</text:p>
          </table:table-cell>
          <table:table-cell office:value-type="float" office:value="801816.504943138" calcext:value-type="float">
            <text:p>801816.504943138</text:p>
          </table:table-cell>
          <table:table-cell office:value-type="float" office:value="134897.241295304" calcext:value-type="float">
            <text:p>134897.241295304</text:p>
          </table:table-cell>
          <table:table-cell office:value-type="float" office:value="0.198078855856852" calcext:value-type="float">
            <text:p>0.198078855856852</text:p>
          </table:table-cell>
          <table:table-cell office:value-type="float" office:value="0.139530700919707" calcext:value-type="float">
            <text:p>0.139530700919707</text:p>
          </table:table-cell>
          <table:table-cell office:value-type="float" office:value="0.142687891888855" calcext:value-type="float">
            <text:p>0.142687891888855</text:p>
          </table:table-cell>
          <table:table-cell office:value-type="float" office:value="0.0294674584635345" calcext:value-type="float">
            <text:p>0.029467458463535</text:p>
          </table:table-cell>
          <table:table-cell office:value-type="float" office:value="0.123467147978397" calcext:value-type="float">
            <text:p>0.123467147978397</text:p>
          </table:table-cell>
          <table:table-cell office:value-type="float" office:value="0.205959822088477" calcext:value-type="float">
            <text:p>0.205959822088477</text:p>
          </table:table-cell>
          <table:table-cell office:value-type="float" office:value="1.64087833703688" calcext:value-type="float">
            <text:p>1.64087833703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8</text:p>
          </table:table-cell>
          <table:table-cell table:number-columns-repeated="990"/>
        </table:table-row>
        <table:table-row table:style-name="ro2">
          <table:table-cell office:value-type="float" office:value="807.578109152137" calcext:value-type="float">
            <text:p>807.578109152137</text:p>
          </table:table-cell>
          <table:table-cell office:value-type="float" office:value="3.61521917978922" calcext:value-type="float">
            <text:p>3.61521917978922</text:p>
          </table:table-cell>
          <table:table-cell office:value-type="string" calcext:value-type="string">
            <text:p>C46H82NO8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(38: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1809539" calcext:value-type="float">
            <text:p>1809539</text:p>
          </table:table-cell>
          <table:table-cell office:value-type="float" office:value="1.09345189940351" calcext:value-type="float">
            <text:p>1.09345189940351</text:p>
          </table:table-cell>
          <table:table-cell office:value-type="float" office:value="1.38122245975115" calcext:value-type="float">
            <text:p>1.38122245975115</text:p>
          </table:table-cell>
          <table:table-cell office:value-type="float" office:value="1.22590690477566" calcext:value-type="float">
            <text:p>1.22590690477566</text:p>
          </table:table-cell>
          <table:table-cell office:value-type="float" office:value="1" calcext:value-type="float">
            <text:p>1</text:p>
          </table:table-cell>
          <table:table-cell office:value-type="float" office:value="0.680514818976514" calcext:value-type="float">
            <text:p>0.680514818976514</text:p>
          </table:table-cell>
          <table:table-cell office:value-type="float" office:value="0.178061849419663" calcext:value-type="float">
            <text:p>0.178061849419663</text:p>
          </table:table-cell>
          <table:table-cell office:value-type="float" office:value="0.395761227428081" calcext:value-type="float">
            <text:p>0.395761227428081</text:p>
          </table:table-cell>
          <table:table-cell office:value-type="float" office:value="1" calcext:value-type="float">
            <text:p>1</text:p>
          </table:table-cell>
          <table:table-cell office:value-type="float" office:value="1243420.96875" calcext:value-type="float">
            <text:p>1243420.96875</text:p>
          </table:table-cell>
          <table:table-cell office:value-type="float" office:value="1570659.825" calcext:value-type="float">
            <text:p>1570659.825</text:p>
          </table:table-cell>
          <table:table-cell office:value-type="float" office:value="1394042.4375" calcext:value-type="float">
            <text:p>1394042.4375</text:p>
          </table:table-cell>
          <table:table-cell office:value-type="float" office:value="1137151.95833333" calcext:value-type="float">
            <text:p>1137151.95833333</text:p>
          </table:table-cell>
          <table:table-cell office:value-type="float" office:value="93926.1902468377" calcext:value-type="float">
            <text:p>93926.1902468377</text:p>
          </table:table-cell>
          <table:table-cell office:value-type="float" office:value="184143.994371754" calcext:value-type="float">
            <text:p>184143.994371754</text:p>
          </table:table-cell>
          <table:table-cell office:value-type="float" office:value="306774.768352965" calcext:value-type="float">
            <text:p>306774.768352965</text:p>
          </table:table-cell>
          <table:table-cell office:value-type="float" office:value="382165.001881597" calcext:value-type="float">
            <text:p>382165.001881597</text:p>
          </table:table-cell>
          <table:table-cell office:value-type="float" office:value="0.0755385284689713" calcext:value-type="float">
            <text:p>0.075538528468971</text:p>
          </table:table-cell>
          <table:table-cell office:value-type="float" office:value="0.117239895896461" calcext:value-type="float">
            <text:p>0.117239895896461</text:p>
          </table:table-cell>
          <table:table-cell office:value-type="float" office:value="0.220061283717531" calcext:value-type="float">
            <text:p>0.220061283717531</text:p>
          </table:table-cell>
          <table:table-cell office:value-type="float" office:value="0.336072060625668" calcext:value-type="float">
            <text:p>0.336072060625668</text:p>
          </table:table-cell>
          <table:table-cell office:value-type="float" office:value="0.0729188406397982" calcext:value-type="float">
            <text:p>0.072918840639798</text:p>
          </table:table-cell>
          <table:table-cell office:value-type="float" office:value="1.04428768073064" calcext:value-type="float">
            <text:p>1.04428768073064</text:p>
          </table:table-cell>
          <table:table-cell office:value-type="float" office:value="0.274785499245806" calcext:value-type="float">
            <text:p>0.274785499245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84</text:p>
          </table:table-cell>
          <table:table-cell table:number-columns-repeated="990"/>
        </table:table-row>
        <table:table-row table:style-name="ro2">
          <table:table-cell office:value-type="float" office:value="809.593584575226" calcext:value-type="float">
            <text:p>809.593584575226</text:p>
          </table:table-cell>
          <table:table-cell office:value-type="float" office:value="3.6136175028483" calcext:value-type="float">
            <text:p>3.6136175028483</text:p>
          </table:table-cell>
          <table:table-cell office:value-type="string" calcext:value-type="string">
            <text:p>C46H84NO8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(38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1984289" calcext:value-type="float">
            <text:p>1984289</text:p>
          </table:table-cell>
          <table:table-cell office:value-type="float" office:value="1.03651936854284" calcext:value-type="float">
            <text:p>1.03651936854284</text:p>
          </table:table-cell>
          <table:table-cell office:value-type="float" office:value="0.97886836057275" calcext:value-type="float">
            <text:p>0.97886836057275</text:p>
          </table:table-cell>
          <table:table-cell office:value-type="float" office:value="1.22581834099436" calcext:value-type="float">
            <text:p>1.22581834099436</text:p>
          </table:table-cell>
          <table:table-cell office:value-type="float" office:value="1" calcext:value-type="float">
            <text:p>1</text:p>
          </table:table-cell>
          <table:table-cell office:value-type="float" office:value="0.821356921577706" calcext:value-type="float">
            <text:p>0.821356921577706</text:p>
          </table:table-cell>
          <table:table-cell office:value-type="float" office:value="0.887783633516308" calcext:value-type="float">
            <text:p>0.887783633516308</text:p>
          </table:table-cell>
          <table:table-cell office:value-type="float" office:value="0.226887780977534" calcext:value-type="float">
            <text:p>0.226887780977534</text:p>
          </table:table-cell>
          <table:table-cell office:value-type="float" office:value="1" calcext:value-type="float">
            <text:p>1</text:p>
          </table:table-cell>
          <table:table-cell office:value-type="float" office:value="1501457.34375" calcext:value-type="float">
            <text:p>1501457.34375</text:p>
          </table:table-cell>
          <table:table-cell office:value-type="float" office:value="1417946.575" calcext:value-type="float">
            <text:p>1417946.575</text:p>
          </table:table-cell>
          <table:table-cell office:value-type="float" office:value="1775667.6875" calcext:value-type="float">
            <text:p>1775667.6875</text:p>
          </table:table-cell>
          <table:table-cell office:value-type="float" office:value="1448556.95833333" calcext:value-type="float">
            <text:p>1448556.95833333</text:p>
          </table:table-cell>
          <table:table-cell office:value-type="float" office:value="216083.250672396" calcext:value-type="float">
            <text:p>216083.250672396</text:p>
          </table:table-cell>
          <table:table-cell office:value-type="float" office:value="117327.739686862" calcext:value-type="float">
            <text:p>117327.739686862</text:p>
          </table:table-cell>
          <table:table-cell office:value-type="float" office:value="252836.052390026" calcext:value-type="float">
            <text:p>252836.052390026</text:p>
          </table:table-cell>
          <table:table-cell office:value-type="float" office:value="324941.185975303" calcext:value-type="float">
            <text:p>324941.185975303</text:p>
          </table:table-cell>
          <table:table-cell office:value-type="float" office:value="0.143915677372967" calcext:value-type="float">
            <text:p>0.143915677372967</text:p>
          </table:table-cell>
          <table:table-cell office:value-type="float" office:value="0.0827448239274194" calcext:value-type="float">
            <text:p>0.082744823927419</text:p>
          </table:table-cell>
          <table:table-cell office:value-type="float" office:value="0.142389284982709" calcext:value-type="float">
            <text:p>0.142389284982709</text:p>
          </table:table-cell>
          <table:table-cell office:value-type="float" office:value="0.224320613770805" calcext:value-type="float">
            <text:p>0.224320613770805</text:p>
          </table:table-cell>
          <table:table-cell office:value-type="float" office:value="0.0183771593787678" calcext:value-type="float">
            <text:p>0.018377159378768</text:p>
          </table:table-cell>
          <table:table-cell office:value-type="float" office:value="0.00785065244505163" calcext:value-type="float">
            <text:p>0.007850652445052</text:p>
          </table:table-cell>
          <table:table-cell office:value-type="float" office:value="0.631229037167339" calcext:value-type="float">
            <text:p>0.631229037167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81</text:p>
          </table:table-cell>
          <table:table-cell table:number-columns-repeated="990"/>
        </table:table-row>
        <table:table-row table:style-name="ro2">
          <table:table-cell office:value-type="float" office:value="783.577751241694" calcext:value-type="float">
            <text:p>783.577751241694</text:p>
          </table:table-cell>
          <table:table-cell office:value-type="float" office:value="4.23076503753662" calcext:value-type="float">
            <text:p>4.23076503753662</text:p>
          </table:table-cell>
          <table:table-cell office:value-type="string" calcext:value-type="string">
            <text:p>C44H82NO8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(36: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1812016" calcext:value-type="float">
            <text:p>1812016</text:p>
          </table:table-cell>
          <table:table-cell office:value-type="float" office:value="1.10398655640011" calcext:value-type="float">
            <text:p>1.10398655640011</text:p>
          </table:table-cell>
          <table:table-cell office:value-type="float" office:value="0.948099377063389" calcext:value-type="float">
            <text:p>0.948099377063389</text:p>
          </table:table-cell>
          <table:table-cell office:value-type="float" office:value="1.20945726502043" calcext:value-type="float">
            <text:p>1.20945726502043</text:p>
          </table:table-cell>
          <table:table-cell office:value-type="float" office:value="1" calcext:value-type="float">
            <text:p>1</text:p>
          </table:table-cell>
          <table:table-cell office:value-type="float" office:value="0.609220545040421" calcext:value-type="float">
            <text:p>0.609220545040421</text:p>
          </table:table-cell>
          <table:table-cell office:value-type="float" office:value="0.756765307682812" calcext:value-type="float">
            <text:p>0.756765307682812</text:p>
          </table:table-cell>
          <table:table-cell office:value-type="float" office:value="0.347731387956337" calcext:value-type="float">
            <text:p>0.347731387956337</text:p>
          </table:table-cell>
          <table:table-cell office:value-type="float" office:value="1" calcext:value-type="float">
            <text:p>1</text:p>
          </table:table-cell>
          <table:table-cell office:value-type="float" office:value="1235472.78125" calcext:value-type="float">
            <text:p>1235472.78125</text:p>
          </table:table-cell>
          <table:table-cell office:value-type="float" office:value="1061019.2375" calcext:value-type="float">
            <text:p>1061019.2375</text:p>
          </table:table-cell>
          <table:table-cell office:value-type="float" office:value="1353505.1875" calcext:value-type="float">
            <text:p>1353505.1875</text:p>
          </table:table-cell>
          <table:table-cell office:value-type="float" office:value="1119101.29166667" calcext:value-type="float">
            <text:p>1119101.29166667</text:p>
          </table:table-cell>
          <table:table-cell office:value-type="float" office:value="309098.587258131" calcext:value-type="float">
            <text:p>309098.587258131</text:p>
          </table:table-cell>
          <table:table-cell office:value-type="float" office:value="208098.006988319" calcext:value-type="float">
            <text:p>208098.006988319</text:p>
          </table:table-cell>
          <table:table-cell office:value-type="float" office:value="344091.177105501" calcext:value-type="float">
            <text:p>344091.177105501</text:p>
          </table:table-cell>
          <table:table-cell office:value-type="float" office:value="254463.005419365" calcext:value-type="float">
            <text:p>254463.005419365</text:p>
          </table:table-cell>
          <table:table-cell office:value-type="float" office:value="0.250186480794339" calcext:value-type="float">
            <text:p>0.250186480794339</text:p>
          </table:table-cell>
          <table:table-cell office:value-type="float" office:value="0.196130286457996" calcext:value-type="float">
            <text:p>0.196130286457996</text:p>
          </table:table-cell>
          <table:table-cell office:value-type="float" office:value="0.254222281734329" calcext:value-type="float">
            <text:p>0.254222281734329</text:p>
          </table:table-cell>
          <table:table-cell office:value-type="float" office:value="0.227381567079059" calcext:value-type="float">
            <text:p>0.227381567079059</text:p>
          </table:table-cell>
          <table:table-cell office:value-type="float" office:value="0.0844846210477662" calcext:value-type="float">
            <text:p>0.084484621047766</text:p>
          </table:table-cell>
          <table:table-cell office:value-type="float" office:value="0.0312200962557649" calcext:value-type="float">
            <text:p>0.031220096255765</text:p>
          </table:table-cell>
          <table:table-cell office:value-type="float" office:value="0.300000756729741" calcext:value-type="float">
            <text:p>0.300000756729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75</text:p>
          </table:table-cell>
          <table:table-cell table:number-columns-repeated="990"/>
        </table:table-row>
        <table:table-row table:style-name="ro2">
          <table:table-cell office:value-type="float" office:value="811.537122637799" calcext:value-type="float">
            <text:p>811.537122637799</text:p>
          </table:table-cell>
          <table:table-cell office:value-type="float" office:value="5.30123001098632" calcext:value-type="float">
            <text:p>5.30123001098632</text:p>
          </table:table-cell>
          <table:table-cell office:value-type="string" calcext:value-type="string">
            <text:p>C44H78NO10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PS(18:0/20:4)] 1-octadecanoyl-2-(5Z,8Z,11Z,14Z-eicosatetraenoyl)-sn-glycero-3-phosphoser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866939" calcext:value-type="float">
            <text:p>866939</text:p>
          </table:table-cell>
          <table:table-cell office:value-type="float" office:value="0.994030403173461" calcext:value-type="float">
            <text:p>0.994030403173461</text:p>
          </table:table-cell>
          <table:table-cell office:value-type="float" office:value="0.897864207015469" calcext:value-type="float">
            <text:p>0.897864207015469</text:p>
          </table:table-cell>
          <table:table-cell office:value-type="float" office:value="1.17629897250923" calcext:value-type="float">
            <text:p>1.17629897250923</text:p>
          </table:table-cell>
          <table:table-cell office:value-type="float" office:value="1" calcext:value-type="float">
            <text:p>1</text:p>
          </table:table-cell>
          <table:table-cell office:value-type="float" office:value="0.977614915886401" calcext:value-type="float">
            <text:p>0.977614915886401</text:p>
          </table:table-cell>
          <table:table-cell office:value-type="float" office:value="0.624431012068353" calcext:value-type="float">
            <text:p>0.624431012068353</text:p>
          </table:table-cell>
          <table:table-cell office:value-type="float" office:value="0.426697229554138" calcext:value-type="float">
            <text:p>0.426697229554138</text:p>
          </table:table-cell>
          <table:table-cell office:value-type="float" office:value="1" calcext:value-type="float">
            <text:p>1</text:p>
          </table:table-cell>
          <table:table-cell office:value-type="float" office:value="658236.640625" calcext:value-type="float">
            <text:p>658236.640625</text:p>
          </table:table-cell>
          <table:table-cell office:value-type="float" office:value="594556.38125" calcext:value-type="float">
            <text:p>594556.38125</text:p>
          </table:table-cell>
          <table:table-cell office:value-type="float" office:value="778933" calcext:value-type="float">
            <text:p>778933</text:p>
          </table:table-cell>
          <table:table-cell office:value-type="float" office:value="662189.645833333" calcext:value-type="float">
            <text:p>662189.645833333</text:p>
          </table:table-cell>
          <table:table-cell office:value-type="float" office:value="121470.452152193" calcext:value-type="float">
            <text:p>121470.452152193</text:p>
          </table:table-cell>
          <table:table-cell office:value-type="float" office:value="88137.5541362664" calcext:value-type="float">
            <text:p>88137.5541362664</text:p>
          </table:table-cell>
          <table:table-cell office:value-type="float" office:value="101668.195139505" calcext:value-type="float">
            <text:p>101668.195139505</text:p>
          </table:table-cell>
          <table:table-cell office:value-type="float" office:value="199368.359278418" calcext:value-type="float">
            <text:p>199368.359278418</text:p>
          </table:table-cell>
          <table:table-cell office:value-type="float" office:value="0.184539183411085" calcext:value-type="float">
            <text:p>0.184539183411085</text:p>
          </table:table-cell>
          <table:table-cell office:value-type="float" office:value="0.148240868176312" calcext:value-type="float">
            <text:p>0.148240868176312</text:p>
          </table:table-cell>
          <table:table-cell office:value-type="float" office:value="0.130522387855573" calcext:value-type="float">
            <text:p>0.130522387855573</text:p>
          </table:table-cell>
          <table:table-cell office:value-type="float" office:value="0.301074413550401" calcext:value-type="float">
            <text:p>0.301074413550401</text:p>
          </table:table-cell>
          <table:table-cell office:value-type="float" office:value="0.000286705386280983" calcext:value-type="float">
            <text:p>0.000286705386281</text:p>
          </table:table-cell>
          <table:table-cell office:value-type="float" office:value="0.0962678099461972" calcext:value-type="float">
            <text:p>0.096267809946197</text:p>
          </table:table-cell>
          <table:table-cell office:value-type="float" office:value="0.272122153882506" calcext:value-type="float">
            <text:p>0.272122153882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113</text:p>
          </table:table-cell>
          <table:table-cell table:number-columns-repeated="990"/>
        </table:table-row>
        <table:table-row table:style-name="ro2">
          <table:table-cell office:value-type="float" office:value="569.275698144015" calcext:value-type="float">
            <text:p>569.275698144015</text:p>
          </table:table-cell>
          <table:table-cell office:value-type="float" office:value="7.31571332295735" calcext:value-type="float">
            <text:p>7.31571332295735</text:p>
          </table:table-cell>
          <table:table-cell office:value-type="string" calcext:value-type="string">
            <text:p>C28H44NO9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(22:6(4Z,7Z,10Z,13Z,16Z,19Z)/0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157903" calcext:value-type="float">
            <text:p>157903</text:p>
          </table:table-cell>
          <table:table-cell office:value-type="float" office:value="1.3261705646661" calcext:value-type="float">
            <text:p>1.3261705646661</text:p>
          </table:table-cell>
          <table:table-cell office:value-type="float" office:value="0.839732187359916" calcext:value-type="float">
            <text:p>0.839732187359916</text:p>
          </table:table-cell>
          <table:table-cell office:value-type="float" office:value="1.1649760936168" calcext:value-type="float">
            <text:p>1.1649760936168</text:p>
          </table:table-cell>
          <table:table-cell office:value-type="float" office:value="1" calcext:value-type="float">
            <text:p>1</text:p>
          </table:table-cell>
          <table:table-cell office:value-type="float" office:value="0.243157071703371" calcext:value-type="float">
            <text:p>0.243157071703371</text:p>
          </table:table-cell>
          <table:table-cell office:value-type="float" office:value="0.484425255536306" calcext:value-type="float">
            <text:p>0.484425255536306</text:p>
          </table:table-cell>
          <table:table-cell office:value-type="float" office:value="0.536101209179497" calcext:value-type="float">
            <text:p>0.536101209179497</text:p>
          </table:table-cell>
          <table:table-cell office:value-type="float" office:value="1" calcext:value-type="float">
            <text:p>1</text:p>
          </table:table-cell>
          <table:table-cell office:value-type="float" office:value="113183.259765625" calcext:value-type="float">
            <text:p>113183.259765625</text:p>
          </table:table-cell>
          <table:table-cell office:value-type="float" office:value="71667.72421875" calcext:value-type="float">
            <text:p>71667.72421875</text:p>
          </table:table-cell>
          <table:table-cell office:value-type="float" office:value="99425.9677734375" calcext:value-type="float">
            <text:p>99425.9677734375</text:p>
          </table:table-cell>
          <table:table-cell office:value-type="float" office:value="85345.9296875" calcext:value-type="float">
            <text:p>85345.9296875</text:p>
          </table:table-cell>
          <table:table-cell office:value-type="float" office:value="31418.0460219126" calcext:value-type="float">
            <text:p>31418.0460219126</text:p>
          </table:table-cell>
          <table:table-cell office:value-type="float" office:value="25266.4574890995" calcext:value-type="float">
            <text:p>25266.4574890995</text:p>
          </table:table-cell>
          <table:table-cell office:value-type="float" office:value="31885.2350453737" calcext:value-type="float">
            <text:p>31885.2350453737</text:p>
          </table:table-cell>
          <table:table-cell office:value-type="float" office:value="24199.9734146817" calcext:value-type="float">
            <text:p>24199.9734146817</text:p>
          </table:table-cell>
          <table:table-cell office:value-type="float" office:value="0.27758562606318" calcext:value-type="float">
            <text:p>0.27758562606318</text:p>
          </table:table-cell>
          <table:table-cell office:value-type="float" office:value="0.352550018359439" calcext:value-type="float">
            <text:p>0.352550018359439</text:p>
          </table:table-cell>
          <table:table-cell office:value-type="float" office:value="0.320693232959329" calcext:value-type="float">
            <text:p>0.320693232959329</text:p>
          </table:table-cell>
          <table:table-cell office:value-type="float" office:value="0.283551582404592" calcext:value-type="float">
            <text:p>0.283551582404592</text:p>
          </table:table-cell>
          <table:table-cell office:value-type="float" office:value="0.492720173380564" calcext:value-type="float">
            <text:p>0.492720173380564</text:p>
          </table:table-cell>
          <table:table-cell office:value-type="float" office:value="0.152849937806815" calcext:value-type="float">
            <text:p>0.152849937806815</text:p>
          </table:table-cell>
          <table:table-cell office:value-type="float" office:value="0.123726278118008" calcext:value-type="float">
            <text:p>0.123726278118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44</text:p>
          </table:table-cell>
          <table:table-cell table:number-columns-repeated="990"/>
        </table:table-row>
        <table:table-row table:style-name="ro2">
          <table:table-cell office:value-type="float" office:value="834.525325417856" calcext:value-type="float">
            <text:p>834.525325417856</text:p>
          </table:table-cell>
          <table:table-cell office:value-type="float" office:value="3.47357336680093" calcext:value-type="float">
            <text:p>3.47357336680093</text:p>
          </table:table-cell>
          <table:table-cell office:value-type="string" calcext:value-type="string">
            <text:p>C43H79O13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(34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inositols</text:p>
          </table:table-cell>
          <table:table-cell office:value-type="float" office:value="1310494" calcext:value-type="float">
            <text:p>1310494</text:p>
          </table:table-cell>
          <table:table-cell office:value-type="float" office:value="1.05905994903626" calcext:value-type="float">
            <text:p>1.05905994903626</text:p>
          </table:table-cell>
          <table:table-cell office:value-type="float" office:value="1.20448774064464" calcext:value-type="float">
            <text:p>1.20448774064464</text:p>
          </table:table-cell>
          <table:table-cell office:value-type="float" office:value="1.1476741850897" calcext:value-type="float">
            <text:p>1.1476741850897</text:p>
          </table:table-cell>
          <table:table-cell office:value-type="float" office:value="1" calcext:value-type="float">
            <text:p>1</text:p>
          </table:table-cell>
          <table:table-cell office:value-type="float" office:value="0.780657784504401" calcext:value-type="float">
            <text:p>0.780657784504401</text:p>
          </table:table-cell>
          <table:table-cell office:value-type="float" office:value="0.196515384733733" calcext:value-type="float">
            <text:p>0.196515384733733</text:p>
          </table:table-cell>
          <table:table-cell office:value-type="float" office:value="0.42608286570878" calcext:value-type="float">
            <text:p>0.42608286570878</text:p>
          </table:table-cell>
          <table:table-cell office:value-type="float" office:value="1" calcext:value-type="float">
            <text:p>1</text:p>
          </table:table-cell>
          <table:table-cell office:value-type="float" office:value="921232.453125" calcext:value-type="float">
            <text:p>921232.453125</text:p>
          </table:table-cell>
          <table:table-cell office:value-type="float" office:value="1047734.075" calcext:value-type="float">
            <text:p>1047734.075</text:p>
          </table:table-cell>
          <table:table-cell office:value-type="float" office:value="998314.3125" calcext:value-type="float">
            <text:p>998314.3125</text:p>
          </table:table-cell>
          <table:table-cell office:value-type="float" office:value="869858.645833333" calcext:value-type="float">
            <text:p>869858.645833333</text:p>
          </table:table-cell>
          <table:table-cell office:value-type="float" office:value="300028.563081949" calcext:value-type="float">
            <text:p>300028.563081949</text:p>
          </table:table-cell>
          <table:table-cell office:value-type="float" office:value="179884.847068936" calcext:value-type="float">
            <text:p>179884.847068936</text:p>
          </table:table-cell>
          <table:table-cell office:value-type="float" office:value="238261.250666979" calcext:value-type="float">
            <text:p>238261.250666979</text:p>
          </table:table-cell>
          <table:table-cell office:value-type="float" office:value="152740.282927813" calcext:value-type="float">
            <text:p>152740.282927813</text:p>
          </table:table-cell>
          <table:table-cell office:value-type="float" office:value="0.32568171264939" calcext:value-type="float">
            <text:p>0.32568171264939</text:p>
          </table:table-cell>
          <table:table-cell office:value-type="float" office:value="0.171689411808942" calcext:value-type="float">
            <text:p>0.171689411808942</text:p>
          </table:table-cell>
          <table:table-cell office:value-type="float" office:value="0.238663562851584" calcext:value-type="float">
            <text:p>0.238663562851584</text:p>
          </table:table-cell>
          <table:table-cell office:value-type="float" office:value="0.175592073102276" calcext:value-type="float">
            <text:p>0.175592073102276</text:p>
          </table:table-cell>
          <table:table-cell office:value-type="float" office:value="0.0232849065245586" calcext:value-type="float">
            <text:p>0.023284906524559</text:p>
          </table:table-cell>
          <table:table-cell office:value-type="float" office:value="0.568157983916281" calcext:value-type="float">
            <text:p>0.568157983916281</text:p>
          </table:table-cell>
          <table:table-cell office:value-type="float" office:value="0.206008323221421" calcext:value-type="float">
            <text:p>0.206008323221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60</text:p>
          </table:table-cell>
          <table:table-cell table:number-columns-repeated="990"/>
        </table:table-row>
        <table:table-row table:style-name="ro2">
          <table:table-cell office:value-type="float" office:value="741.530293020029" calcext:value-type="float">
            <text:p>741.530293020029</text:p>
          </table:table-cell>
          <table:table-cell office:value-type="float" office:value="3.64372833251952" calcext:value-type="float">
            <text:p>3.64372833251952</text:p>
          </table:table-cell>
          <table:table-cell office:value-type="string" calcext:value-type="string">
            <text:p>C41H76NO8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(36: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136507" calcext:value-type="float">
            <text:p>1136507</text:p>
          </table:table-cell>
          <table:table-cell office:value-type="float" office:value="0.911695927319797" calcext:value-type="float">
            <text:p>0.911695927319797</text:p>
          </table:table-cell>
          <table:table-cell office:value-type="float" office:value="1.1536254281764" calcext:value-type="float">
            <text:p>1.1536254281764</text:p>
          </table:table-cell>
          <table:table-cell office:value-type="float" office:value="1.13739493336409" calcext:value-type="float">
            <text:p>1.13739493336409</text:p>
          </table:table-cell>
          <table:table-cell office:value-type="float" office:value="1" calcext:value-type="float">
            <text:p>1</text:p>
          </table:table-cell>
          <table:table-cell office:value-type="float" office:value="0.422269184353585" calcext:value-type="float">
            <text:p>0.422269184353585</text:p>
          </table:table-cell>
          <table:table-cell office:value-type="float" office:value="0.254592680525848" calcext:value-type="float">
            <text:p>0.254592680525848</text:p>
          </table:table-cell>
          <table:table-cell office:value-type="float" office:value="0.253123237400734" calcext:value-type="float">
            <text:p>0.253123237400734</text:p>
          </table:table-cell>
          <table:table-cell office:value-type="float" office:value="1" calcext:value-type="float">
            <text:p>1</text:p>
          </table:table-cell>
          <table:table-cell office:value-type="float" office:value="724822.15625" calcext:value-type="float">
            <text:p>724822.15625</text:p>
          </table:table-cell>
          <table:table-cell office:value-type="float" office:value="917162.45" calcext:value-type="float">
            <text:p>917162.45</text:p>
          </table:table-cell>
          <table:table-cell office:value-type="float" office:value="904258.78125" calcext:value-type="float">
            <text:p>904258.78125</text:p>
          </table:table-cell>
          <table:table-cell office:value-type="float" office:value="795026.208333333" calcext:value-type="float">
            <text:p>795026.208333333</text:p>
          </table:table-cell>
          <table:table-cell office:value-type="float" office:value="104331.913873895" calcext:value-type="float">
            <text:p>104331.913873895</text:p>
          </table:table-cell>
          <table:table-cell office:value-type="float" office:value="169971.071006993" calcext:value-type="float">
            <text:p>169971.071006993</text:p>
          </table:table-cell>
          <table:table-cell office:value-type="float" office:value="117714.354061875" calcext:value-type="float">
            <text:p>117714.354061875</text:p>
          </table:table-cell>
          <table:table-cell office:value-type="float" office:value="103941.408273828" calcext:value-type="float">
            <text:p>103941.408273828</text:p>
          </table:table-cell>
          <table:table-cell office:value-type="float" office:value="0.143941397174826" calcext:value-type="float">
            <text:p>0.143941397174826</text:p>
          </table:table-cell>
          <table:table-cell office:value-type="float" office:value="0.185322753899261" calcext:value-type="float">
            <text:p>0.185322753899261</text:p>
          </table:table-cell>
          <table:table-cell office:value-type="float" office:value="0.130177728436491" calcext:value-type="float">
            <text:p>0.130177728436491</text:p>
          </table:table-cell>
          <table:table-cell office:value-type="float" office:value="0.130739599757004" calcext:value-type="float">
            <text:p>0.130739599757004</text:p>
          </table:table-cell>
          <table:table-cell office:value-type="float" office:value="0.227240397055839" calcext:value-type="float">
            <text:p>0.227240397055839</text:p>
          </table:table-cell>
          <table:table-cell office:value-type="float" office:value="0.375806634341752" calcext:value-type="float">
            <text:p>0.375806634341752</text:p>
          </table:table-cell>
          <table:table-cell office:value-type="float" office:value="0.483841041289262" calcext:value-type="float">
            <text:p>0.483841041289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69</text:p>
          </table:table-cell>
          <table:table-cell table:number-columns-repeated="990"/>
        </table:table-row>
        <table:table-row table:style-name="ro2">
          <table:table-cell office:value-type="float" office:value="833.594221026262" calcext:value-type="float">
            <text:p>833.594221026262</text:p>
          </table:table-cell>
          <table:table-cell office:value-type="float" office:value="3.61985832214355" calcext:value-type="float">
            <text:p>3.61985832214355</text:p>
          </table:table-cell>
          <table:table-cell office:value-type="string" calcext:value-type="string">
            <text:p>C48H84NO8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C(40: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412502" calcext:value-type="float">
            <text:p>412502</text:p>
          </table:table-cell>
          <table:table-cell office:value-type="float" office:value="0.936863914486299" calcext:value-type="float">
            <text:p>0.936863914486299</text:p>
          </table:table-cell>
          <table:table-cell office:value-type="float" office:value="0.833295593451584" calcext:value-type="float">
            <text:p>0.833295593451584</text:p>
          </table:table-cell>
          <table:table-cell office:value-type="float" office:value="1.10079413871518" calcext:value-type="float">
            <text:p>1.10079413871518</text:p>
          </table:table-cell>
          <table:table-cell office:value-type="float" office:value="1" calcext:value-type="float">
            <text:p>1</text:p>
          </table:table-cell>
          <table:table-cell office:value-type="float" office:value="0.800516875693037" calcext:value-type="float">
            <text:p>0.800516875693037</text:p>
          </table:table-cell>
          <table:table-cell office:value-type="float" office:value="0.553140507947494" calcext:value-type="float">
            <text:p>0.553140507947494</text:p>
          </table:table-cell>
          <table:table-cell office:value-type="float" office:value="0.703729149869545" calcext:value-type="float">
            <text:p>0.703729149869545</text:p>
          </table:table-cell>
          <table:table-cell office:value-type="float" office:value="1" calcext:value-type="float">
            <text:p>1</text:p>
          </table:table-cell>
          <table:table-cell office:value-type="float" office:value="271523.75390625" calcext:value-type="float">
            <text:p>271523.75390625</text:p>
          </table:table-cell>
          <table:table-cell office:value-type="float" office:value="241507.378125" calcext:value-type="float">
            <text:p>241507.378125</text:p>
          </table:table-cell>
          <table:table-cell office:value-type="float" office:value="319034.3359375" calcext:value-type="float">
            <text:p>319034.3359375</text:p>
          </table:table-cell>
          <table:table-cell office:value-type="float" office:value="289821.979166667" calcext:value-type="float">
            <text:p>289821.979166667</text:p>
          </table:table-cell>
          <table:table-cell office:value-type="float" office:value="21443.3578891287" calcext:value-type="float">
            <text:p>21443.3578891287</text:p>
          </table:table-cell>
          <table:table-cell office:value-type="float" office:value="85644.5529971084" calcext:value-type="float">
            <text:p>85644.5529971084</text:p>
          </table:table-cell>
          <table:table-cell office:value-type="float" office:value="58097.9226477782" calcext:value-type="float">
            <text:p>58097.9226477782</text:p>
          </table:table-cell>
          <table:table-cell office:value-type="float" office:value="109279.218243787" calcext:value-type="float">
            <text:p>109279.218243787</text:p>
          </table:table-cell>
          <table:table-cell office:value-type="float" office:value="0.0789741508086712" calcext:value-type="float">
            <text:p>0.078974150808671</text:p>
          </table:table-cell>
          <table:table-cell office:value-type="float" office:value="0.354624995981615" calcext:value-type="float">
            <text:p>0.354624995981615</text:p>
          </table:table-cell>
          <table:table-cell office:value-type="float" office:value="0.182105548222746" calcext:value-type="float">
            <text:p>0.182105548222746</text:p>
          </table:table-cell>
          <table:table-cell office:value-type="float" office:value="0.377056352171773" calcext:value-type="float">
            <text:p>0.377056352171773</text:p>
          </table:table-cell>
          <table:table-cell office:value-type="float" office:value="0.0269981767891724" calcext:value-type="float">
            <text:p>0.026998176789173</text:p>
          </table:table-cell>
          <table:table-cell office:value-type="float" office:value="0.121092924360952" calcext:value-type="float">
            <text:p>0.121092924360952</text:p>
          </table:table-cell>
          <table:table-cell office:value-type="float" office:value="0.0557122265687766" calcext:value-type="float">
            <text:p>0.055712226568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28</text:p>
          </table:table-cell>
          <table:table-cell table:number-columns-repeated="990"/>
        </table:table-row>
        <table:table-row table:style-name="ro2">
          <table:table-cell office:value-type="float" office:value="739.515543673618" calcext:value-type="float">
            <text:p>739.515543673618</text:p>
          </table:table-cell>
          <table:table-cell office:value-type="float" office:value="3.6452849960327" calcext:value-type="float">
            <text:p>3.6452849960327</text:p>
          </table:table-cell>
          <table:table-cell office:value-type="string" calcext:value-type="string">
            <text:p>C41H74NO8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(36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956332" calcext:value-type="float">
            <text:p>1956332</text:p>
          </table:table-cell>
          <table:table-cell office:value-type="float" office:value="0.934394508059662" calcext:value-type="float">
            <text:p>0.934394508059662</text:p>
          </table:table-cell>
          <table:table-cell office:value-type="float" office:value="0.901225514969049" calcext:value-type="float">
            <text:p>0.901225514969049</text:p>
          </table:table-cell>
          <table:table-cell office:value-type="float" office:value="1.09961581152058" calcext:value-type="float">
            <text:p>1.09961581152058</text:p>
          </table:table-cell>
          <table:table-cell office:value-type="float" office:value="1" calcext:value-type="float">
            <text:p>1</text:p>
          </table:table-cell>
          <table:table-cell office:value-type="float" office:value="0.483291994483436" calcext:value-type="float">
            <text:p>0.483291994483436</text:p>
          </table:table-cell>
          <table:table-cell office:value-type="float" office:value="0.300732564576233" calcext:value-type="float">
            <text:p>0.300732564576233</text:p>
          </table:table-cell>
          <table:table-cell office:value-type="float" office:value="0.365806961799255" calcext:value-type="float">
            <text:p>0.365806961799255</text:p>
          </table:table-cell>
          <table:table-cell office:value-type="float" office:value="1" calcext:value-type="float">
            <text:p>1</text:p>
          </table:table-cell>
          <table:table-cell office:value-type="float" office:value="1509194.53125" calcext:value-type="float">
            <text:p>1509194.53125</text:p>
          </table:table-cell>
          <table:table-cell office:value-type="float" office:value="1455621.375" calcext:value-type="float">
            <text:p>1455621.375</text:p>
          </table:table-cell>
          <table:table-cell office:value-type="float" office:value="1776053" calcext:value-type="float">
            <text:p>1776053</text:p>
          </table:table-cell>
          <table:table-cell office:value-type="float" office:value="1615157.75" calcext:value-type="float">
            <text:p>1615157.75</text:p>
          </table:table-cell>
          <table:table-cell office:value-type="float" office:value="140549.384993666" calcext:value-type="float">
            <text:p>140549.384993666</text:p>
          </table:table-cell>
          <table:table-cell office:value-type="float" office:value="112586.609668193" calcext:value-type="float">
            <text:p>112586.609668193</text:p>
          </table:table-cell>
          <table:table-cell office:value-type="float" office:value="224518.048830967" calcext:value-type="float">
            <text:p>224518.048830967</text:p>
          </table:table-cell>
          <table:table-cell office:value-type="float" office:value="199868.087732728" calcext:value-type="float">
            <text:p>199868.087732728</text:p>
          </table:table-cell>
          <table:table-cell office:value-type="float" office:value="0.0931287399227817" calcext:value-type="float">
            <text:p>0.093128739922782</text:p>
          </table:table-cell>
          <table:table-cell office:value-type="float" office:value="0.0773460816128736" calcext:value-type="float">
            <text:p>0.077346081612874</text:p>
          </table:table-cell>
          <table:table-cell office:value-type="float" office:value="0.126414047796416" calcext:value-type="float">
            <text:p>0.126414047796416</text:p>
          </table:table-cell>
          <table:table-cell office:value-type="float" office:value="0.123745242675354" calcext:value-type="float">
            <text:p>0.123745242675354</text:p>
          </table:table-cell>
          <table:table-cell office:value-type="float" office:value="0.18807276029284" calcext:value-type="float">
            <text:p>0.18807276029284</text:p>
          </table:table-cell>
          <table:table-cell office:value-type="float" office:value="0.483664107266037" calcext:value-type="float">
            <text:p>0.483664107266037</text:p>
          </table:table-cell>
          <table:table-cell office:value-type="float" office:value="0.28650442850412" calcext:value-type="float">
            <text:p>0.28650442850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15</text:p>
          </table:table-cell>
          <table:table-cell table:number-columns-repeated="990"/>
        </table:table-row>
        <table:table-row table:style-name="ro2">
          <table:table-cell office:value-type="float" office:value="453.286077487185" calcext:value-type="float">
            <text:p>453.286077487185</text:p>
          </table:table-cell>
          <table:table-cell office:value-type="float" office:value="4.24920166015625" calcext:value-type="float">
            <text:p>4.24920166015625</text:p>
          </table:table-cell>
          <table:table-cell office:value-type="string" calcext:value-type="string">
            <text:p>C21H44NO7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soPE(16:0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426597" calcext:value-type="float">
            <text:p>1426597</text:p>
          </table:table-cell>
          <table:table-cell office:value-type="float" office:value="1.09321363742649" calcext:value-type="float">
            <text:p>1.09321363742649</text:p>
          </table:table-cell>
          <table:table-cell office:value-type="float" office:value="0.975574468915534" calcext:value-type="float">
            <text:p>0.975574468915534</text:p>
          </table:table-cell>
          <table:table-cell office:value-type="float" office:value="1.08492676860482" calcext:value-type="float">
            <text:p>1.08492676860482</text:p>
          </table:table-cell>
          <table:table-cell office:value-type="float" office:value="1" calcext:value-type="float">
            <text:p>1</text:p>
          </table:table-cell>
          <table:table-cell office:value-type="float" office:value="0.636914980285898" calcext:value-type="float">
            <text:p>0.636914980285898</text:p>
          </table:table-cell>
          <table:table-cell office:value-type="float" office:value="0.928575917858026" calcext:value-type="float">
            <text:p>0.928575917858026</text:p>
          </table:table-cell>
          <table:table-cell office:value-type="float" office:value="0.72326991334506" calcext:value-type="float">
            <text:p>0.72326991334506</text:p>
          </table:table-cell>
          <table:table-cell office:value-type="float" office:value="1" calcext:value-type="float">
            <text:p>1</text:p>
          </table:table-cell>
          <table:table-cell office:value-type="float" office:value="966327.90625" calcext:value-type="float">
            <text:p>966327.90625</text:p>
          </table:table-cell>
          <table:table-cell office:value-type="float" office:value="862342.73125" calcext:value-type="float">
            <text:p>862342.73125</text:p>
          </table:table-cell>
          <table:table-cell office:value-type="float" office:value="959002.8671875" calcext:value-type="float">
            <text:p>959002.8671875</text:p>
          </table:table-cell>
          <table:table-cell office:value-type="float" office:value="883933.270833333" calcext:value-type="float">
            <text:p>883933.270833333</text:p>
          </table:table-cell>
          <table:table-cell office:value-type="float" office:value="203283.433300148" calcext:value-type="float">
            <text:p>203283.433300148</text:p>
          </table:table-cell>
          <table:table-cell office:value-type="float" office:value="432068.171182239" calcext:value-type="float">
            <text:p>432068.171182239</text:p>
          </table:table-cell>
          <table:table-cell office:value-type="float" office:value="310761.721605288" calcext:value-type="float">
            <text:p>310761.721605288</text:p>
          </table:table-cell>
          <table:table-cell office:value-type="float" office:value="219097.210334733" calcext:value-type="float">
            <text:p>219097.210334733</text:p>
          </table:table-cell>
          <table:table-cell office:value-type="float" office:value="0.210366928229387" calcext:value-type="float">
            <text:p>0.210366928229387</text:p>
          </table:table-cell>
          <table:table-cell office:value-type="float" office:value="0.50103996418679" calcext:value-type="float">
            <text:p>0.50103996418679</text:p>
          </table:table-cell>
          <table:table-cell office:value-type="float" office:value="0.324046707510551" calcext:value-type="float">
            <text:p>0.324046707510551</text:p>
          </table:table-cell>
          <table:table-cell office:value-type="float" office:value="0.247866233305346" calcext:value-type="float">
            <text:p>0.247866233305346</text:p>
          </table:table-cell>
          <table:table-cell office:value-type="float" office:value="0.0759996369135556" calcext:value-type="float">
            <text:p>0.075999636913556</text:p>
          </table:table-cell>
          <table:table-cell office:value-type="float" office:value="0.00198627281561119" calcext:value-type="float">
            <text:p>0.001986272815611</text:p>
          </table:table-cell>
          <table:table-cell office:value-type="float" office:value="0.0389789960536189" calcext:value-type="float">
            <text:p>0.038978996053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33</text:p>
          </table:table-cell>
          <table:table-cell table:number-columns-repeated="990"/>
        </table:table-row>
        <table:table-row table:style-name="ro2">
          <table:table-cell office:value-type="float" office:value="814.47961045451" calcext:value-type="float">
            <text:p>814.47961045451</text:p>
          </table:table-cell>
          <table:table-cell office:value-type="float" office:value="7.36540499369303" calcext:value-type="float">
            <text:p>7.36540499369303</text:p>
          </table:table-cell>
          <table:table-cell office:value-type="string" calcext:value-type="string">
            <text:p>C46H71O10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(18:4(6Z,9Z,12Z,15Z)/22:6(4Z,7Z,10Z,13Z,16Z,19Z)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glycerols</text:p>
          </table:table-cell>
          <table:table-cell office:value-type="float" office:value="321485" calcext:value-type="float">
            <text:p>321485</text:p>
          </table:table-cell>
          <table:table-cell office:value-type="float" office:value="0.950853909937612" calcext:value-type="float">
            <text:p>0.950853909937612</text:p>
          </table:table-cell>
          <table:table-cell office:value-type="float" office:value="1.04505569806169" calcext:value-type="float">
            <text:p>1.04505569806169</text:p>
          </table:table-cell>
          <table:table-cell office:value-type="float" office:value="1.08448143975945" calcext:value-type="float">
            <text:p>1.08448143975945</text:p>
          </table:table-cell>
          <table:table-cell office:value-type="float" office:value="1" calcext:value-type="float">
            <text:p>1</text:p>
          </table:table-cell>
          <table:table-cell office:value-type="float" office:value="0.851310324435469" calcext:value-type="float">
            <text:p>0.851310324435469</text:p>
          </table:table-cell>
          <table:table-cell office:value-type="float" office:value="0.78197625713873" calcext:value-type="float">
            <text:p>0.78197625713873</text:p>
          </table:table-cell>
          <table:table-cell office:value-type="float" office:value="0.710285022142027" calcext:value-type="float">
            <text:p>0.710285022142027</text:p>
          </table:table-cell>
          <table:table-cell office:value-type="float" office:value="1" calcext:value-type="float">
            <text:p>1</text:p>
          </table:table-cell>
          <table:table-cell office:value-type="float" office:value="195352.22265625" calcext:value-type="float">
            <text:p>195352.22265625</text:p>
          </table:table-cell>
          <table:table-cell office:value-type="float" office:value="214705.909375" calcext:value-type="float">
            <text:p>214705.909375</text:p>
          </table:table-cell>
          <table:table-cell office:value-type="float" office:value="222805.8984375" calcext:value-type="float">
            <text:p>222805.8984375</text:p>
          </table:table-cell>
          <table:table-cell office:value-type="float" office:value="205449.25" calcext:value-type="float">
            <text:p>205449.25</text:p>
          </table:table-cell>
          <table:table-cell office:value-type="float" office:value="84698.6045923889" calcext:value-type="float">
            <text:p>84698.6045923889</text:p>
          </table:table-cell>
          <table:table-cell office:value-type="float" office:value="20196.1853660419" calcext:value-type="float">
            <text:p>20196.1853660419</text:p>
          </table:table-cell>
          <table:table-cell office:value-type="float" office:value="67282.811273821" calcext:value-type="float">
            <text:p>67282.811273821</text:p>
          </table:table-cell>
          <table:table-cell office:value-type="float" office:value="49450.7921378988" calcext:value-type="float">
            <text:p>49450.7921378988</text:p>
          </table:table-cell>
          <table:table-cell office:value-type="float" office:value="0.433568676315642" calcext:value-type="float">
            <text:p>0.433568676315642</text:p>
          </table:table-cell>
          <table:table-cell office:value-type="float" office:value="0.0940644131539379" calcext:value-type="float">
            <text:p>0.094064413153938</text:p>
          </table:table-cell>
          <table:table-cell office:value-type="float" office:value="0.301979488629628" calcext:value-type="float">
            <text:p>0.301979488629628</text:p>
          </table:table-cell>
          <table:table-cell office:value-type="float" office:value="0.240695900023479" calcext:value-type="float">
            <text:p>0.240695900023479</text:p>
          </table:table-cell>
          <table:table-cell office:value-type="float" office:value="0.0105985524703622" calcext:value-type="float">
            <text:p>0.010598552470362</text:p>
          </table:table-cell>
          <table:table-cell office:value-type="float" office:value="0.0300307508552187" calcext:value-type="float">
            <text:p>0.030030750855219</text:p>
          </table:table-cell>
          <table:table-cell office:value-type="float" office:value="0.0432067981925249" calcext:value-type="float">
            <text:p>0.043206798192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77</text:p>
          </table:table-cell>
          <table:table-cell table:number-columns-repeated="990"/>
        </table:table-row>
        <table:table-row table:style-name="ro2">
          <table:table-cell office:value-type="float" office:value="525.307239402234" calcext:value-type="float">
            <text:p>525.307239402234</text:p>
          </table:table-cell>
          <table:table-cell office:value-type="float" office:value="3.85288416544595" calcext:value-type="float">
            <text:p>3.85288416544595</text:p>
          </table:table-cell>
          <table:table-cell office:value-type="string" calcext:value-type="string">
            <text:p>C24H48NO9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(18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1483965" calcext:value-type="float">
            <text:p>1483965</text:p>
          </table:table-cell>
          <table:table-cell office:value-type="float" office:value="1.16242230500836" calcext:value-type="float">
            <text:p>1.16242230500836</text:p>
          </table:table-cell>
          <table:table-cell office:value-type="float" office:value="1.24890946743281" calcext:value-type="float">
            <text:p>1.24890946743281</text:p>
          </table:table-cell>
          <table:table-cell office:value-type="float" office:value="1.06886657329973" calcext:value-type="float">
            <text:p>1.06886657329973</text:p>
          </table:table-cell>
          <table:table-cell office:value-type="float" office:value="1" calcext:value-type="float">
            <text:p>1</text:p>
          </table:table-cell>
          <table:table-cell office:value-type="float" office:value="0.478574788411187" calcext:value-type="float">
            <text:p>0.478574788411187</text:p>
          </table:table-cell>
          <table:table-cell office:value-type="float" office:value="0.476240217826812" calcext:value-type="float">
            <text:p>0.476240217826812</text:p>
          </table:table-cell>
          <table:table-cell office:value-type="float" office:value="0.760601974303698" calcext:value-type="float">
            <text:p>0.760601974303698</text:p>
          </table:table-cell>
          <table:table-cell office:value-type="float" office:value="1" calcext:value-type="float">
            <text:p>1</text:p>
          </table:table-cell>
          <table:table-cell office:value-type="float" office:value="736835.015625" calcext:value-type="float">
            <text:p>736835.015625</text:p>
          </table:table-cell>
          <table:table-cell office:value-type="float" office:value="791657.40625" calcext:value-type="float">
            <text:p>791657.40625</text:p>
          </table:table-cell>
          <table:table-cell office:value-type="float" office:value="677532.0078125" calcext:value-type="float">
            <text:p>677532.0078125</text:p>
          </table:table-cell>
          <table:table-cell office:value-type="float" office:value="633878.9375" calcext:value-type="float">
            <text:p>633878.9375</text:p>
          </table:table-cell>
          <table:table-cell office:value-type="float" office:value="196567.0120601" calcext:value-type="float">
            <text:p>196567.0120601</text:p>
          </table:table-cell>
          <table:table-cell office:value-type="float" office:value="414007.933602535" calcext:value-type="float">
            <text:p>414007.933602535</text:p>
          </table:table-cell>
          <table:table-cell office:value-type="float" office:value="199884.793520579" calcext:value-type="float">
            <text:p>199884.793520579</text:p>
          </table:table-cell>
          <table:table-cell office:value-type="float" office:value="158588.482375031" calcext:value-type="float">
            <text:p>158588.482375031</text:p>
          </table:table-cell>
          <table:table-cell office:value-type="float" office:value="0.266772083155368" calcext:value-type="float">
            <text:p>0.266772083155368</text:p>
          </table:table-cell>
          <table:table-cell office:value-type="float" office:value="0.522963507110542" calcext:value-type="float">
            <text:p>0.522963507110542</text:p>
          </table:table-cell>
          <table:table-cell office:value-type="float" office:value="0.295018967688232" calcext:value-type="float">
            <text:p>0.295018967688232</text:p>
          </table:table-cell>
          <table:table-cell office:value-type="float" office:value="0.250187335456356" calcext:value-type="float">
            <text:p>0.250187335456356</text:p>
          </table:table-cell>
          <table:table-cell office:value-type="float" office:value="0.166172398740367" calcext:value-type="float">
            <text:p>0.166172398740367</text:p>
          </table:table-cell>
          <table:table-cell office:value-type="float" office:value="0.126653172059905" calcext:value-type="float">
            <text:p>0.126653172059905</text:p>
          </table:table-cell>
          <table:table-cell office:value-type="float" office:value="0.0292698390019279" calcext:value-type="float">
            <text:p>0.029269839001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90</text:p>
          </table:table-cell>
          <table:table-cell table:number-columns-repeated="990"/>
        </table:table-row>
        <table:table-row table:style-name="ro2">
          <table:table-cell office:value-type="float" office:value="837.550814209124" calcext:value-type="float">
            <text:p>837.550814209124</text:p>
          </table:table-cell>
          <table:table-cell office:value-type="float" office:value="3.45787333170572" calcext:value-type="float">
            <text:p>3.45787333170572</text:p>
          </table:table-cell>
          <table:table-cell office:value-type="string" calcext:value-type="string">
            <text:p>C46H80NO10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(40: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11597586" calcext:value-type="float">
            <text:p>11597586</text:p>
          </table:table-cell>
          <table:table-cell office:value-type="float" office:value="0.986608053574371" calcext:value-type="float">
            <text:p>0.986608053574371</text:p>
          </table:table-cell>
          <table:table-cell office:value-type="float" office:value="0.824386859580363" calcext:value-type="float">
            <text:p>0.824386859580363</text:p>
          </table:table-cell>
          <table:table-cell office:value-type="float" office:value="1.05853584755127" calcext:value-type="float">
            <text:p>1.05853584755127</text:p>
          </table:table-cell>
          <table:table-cell office:value-type="float" office:value="1" calcext:value-type="float">
            <text:p>1</text:p>
          </table:table-cell>
          <table:table-cell office:value-type="float" office:value="0.901912307048356" calcext:value-type="float">
            <text:p>0.901912307048356</text:p>
          </table:table-cell>
          <table:table-cell office:value-type="float" office:value="0.0370737366169968" calcext:value-type="float">
            <text:p>0.037073736616997</text:p>
          </table:table-cell>
          <table:table-cell office:value-type="float" office:value="0.530924624621983" calcext:value-type="float">
            <text:p>0.530924624621983</text:p>
          </table:table-cell>
          <table:table-cell office:value-type="float" office:value="1" calcext:value-type="float">
            <text:p>1</text:p>
          </table:table-cell>
          <table:table-cell office:value-type="float" office:value="9662924.125" calcext:value-type="float">
            <text:p>9662924.125</text:p>
          </table:table-cell>
          <table:table-cell office:value-type="float" office:value="8074115.8" calcext:value-type="float">
            <text:p>8074115.8</text:p>
          </table:table-cell>
          <table:table-cell office:value-type="float" office:value="10367391.125" calcext:value-type="float">
            <text:p>10367391.125</text:p>
          </table:table-cell>
          <table:table-cell office:value-type="float" office:value="9794086" calcext:value-type="float">
            <text:p>9794086</text:p>
          </table:table-cell>
          <table:table-cell office:value-type="float" office:value="1860609.23012143" calcext:value-type="float">
            <text:p>1860609.23012143</text:p>
          </table:table-cell>
          <table:table-cell office:value-type="float" office:value="1198104.94165853" calcext:value-type="float">
            <text:p>1198104.94165853</text:p>
          </table:table-cell>
          <table:table-cell office:value-type="float" office:value="1520349.29897652" calcext:value-type="float">
            <text:p>1520349.29897652</text:p>
          </table:table-cell>
          <table:table-cell office:value-type="float" office:value="618473.475673775" calcext:value-type="float">
            <text:p>618473.475673775</text:p>
          </table:table-cell>
          <table:table-cell office:value-type="float" office:value="0.19255136499599" calcext:value-type="float">
            <text:p>0.19255136499599</text:p>
          </table:table-cell>
          <table:table-cell office:value-type="float" office:value="0.14838837729557" calcext:value-type="float">
            <text:p>0.14838837729557</text:p>
          </table:table-cell>
          <table:table-cell office:value-type="float" office:value="0.146647240433549" calcext:value-type="float">
            <text:p>0.146647240433549</text:p>
          </table:table-cell>
          <table:table-cell office:value-type="float" office:value="0.0631476460053317" calcext:value-type="float">
            <text:p>0.063147646005332</text:p>
          </table:table-cell>
          <table:table-cell office:value-type="float" office:value="0.00447496207297142" calcext:value-type="float">
            <text:p>0.004474962072971</text:p>
          </table:table-cell>
          <table:table-cell office:value-type="float" office:value="1.62725776662817" calcext:value-type="float">
            <text:p>1.62725776662817</text:p>
          </table:table-cell>
          <table:table-cell office:value-type="float" office:value="0.122005290244668" calcext:value-type="float">
            <text:p>0.122005290244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3</text:p>
          </table:table-cell>
          <table:table-cell table:number-columns-repeated="990"/>
        </table:table-row>
        <table:table-row table:style-name="ro2">
          <table:table-cell office:value-type="float" office:value="763.51478672444" calcext:value-type="float">
            <text:p>763.51478672444</text:p>
          </table:table-cell>
          <table:table-cell office:value-type="float" office:value="3.618189163208" calcext:value-type="float">
            <text:p>3.618189163208</text:p>
          </table:table-cell>
          <table:table-cell office:value-type="string" calcext:value-type="string">
            <text:p>C43H74NO8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(38: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913265" calcext:value-type="float">
            <text:p>913265</text:p>
          </table:table-cell>
          <table:table-cell office:value-type="float" office:value="0.951627004559468" calcext:value-type="float">
            <text:p>0.951627004559468</text:p>
          </table:table-cell>
          <table:table-cell office:value-type="float" office:value="0.871047611054004" calcext:value-type="float">
            <text:p>0.871047611054004</text:p>
          </table:table-cell>
          <table:table-cell office:value-type="float" office:value="1.05736110473033" calcext:value-type="float">
            <text:p>1.05736110473033</text:p>
          </table:table-cell>
          <table:table-cell office:value-type="float" office:value="1" calcext:value-type="float">
            <text:p>1</text:p>
          </table:table-cell>
          <table:table-cell office:value-type="float" office:value="0.741618198557037" calcext:value-type="float">
            <text:p>0.741618198557037</text:p>
          </table:table-cell>
          <table:table-cell office:value-type="float" office:value="0.337590457433258" calcext:value-type="float">
            <text:p>0.337590457433258</text:p>
          </table:table-cell>
          <table:table-cell office:value-type="float" office:value="0.668235421321175" calcext:value-type="float">
            <text:p>0.668235421321175</text:p>
          </table:table-cell>
          <table:table-cell office:value-type="float" office:value="1" calcext:value-type="float">
            <text:p>1</text:p>
          </table:table-cell>
          <table:table-cell office:value-type="float" office:value="698228.28125" calcext:value-type="float">
            <text:p>698228.28125</text:p>
          </table:table-cell>
          <table:table-cell office:value-type="float" office:value="639105.525" calcext:value-type="float">
            <text:p>639105.525</text:p>
          </table:table-cell>
          <table:table-cell office:value-type="float" office:value="775807.5625" calcext:value-type="float">
            <text:p>775807.5625</text:p>
          </table:table-cell>
          <table:table-cell office:value-type="float" office:value="733720.541666667" calcext:value-type="float">
            <text:p>733720.541666667</text:p>
          </table:table-cell>
          <table:table-cell office:value-type="float" office:value="135729.512521251" calcext:value-type="float">
            <text:p>135729.512521251</text:p>
          </table:table-cell>
          <table:table-cell office:value-type="float" office:value="71108.5932406572" calcext:value-type="float">
            <text:p>71108.5932406572</text:p>
          </table:table-cell>
          <table:table-cell office:value-type="float" office:value="101123.455062918" calcext:value-type="float">
            <text:p>101123.455062918</text:p>
          </table:table-cell>
          <table:table-cell office:value-type="float" office:value="130240.366027833" calcext:value-type="float">
            <text:p>130240.366027833</text:p>
          </table:table-cell>
          <table:table-cell office:value-type="float" office:value="0.194391313222464" calcext:value-type="float">
            <text:p>0.194391313222464</text:p>
          </table:table-cell>
          <table:table-cell office:value-type="float" office:value="0.111262679571824" calcext:value-type="float">
            <text:p>0.111262679571824</text:p>
          </table:table-cell>
          <table:table-cell office:value-type="float" office:value="0.130346054809072" calcext:value-type="float">
            <text:p>0.130346054809072</text:p>
          </table:table-cell>
          <table:table-cell office:value-type="float" office:value="0.177506773535314" calcext:value-type="float">
            <text:p>0.177506773535314</text:p>
          </table:table-cell>
          <table:table-cell office:value-type="float" office:value="0.0355997921282182" calcext:value-type="float">
            <text:p>0.035599792128218</text:p>
          </table:table-cell>
          <table:table-cell office:value-type="float" office:value="0.406558312687944" calcext:value-type="float">
            <text:p>0.406558312687944</text:p>
          </table:table-cell>
          <table:table-cell office:value-type="float" office:value="0.0651494905847079" calcext:value-type="float">
            <text:p>0.065149490584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13</text:p>
          </table:table-cell>
          <table:table-cell table:number-columns-repeated="990"/>
        </table:table-row>
        <table:table-row table:style-name="ro2">
          <table:table-cell office:value-type="float" office:value="467.336842589342" calcext:value-type="float">
            <text:p>467.336842589342</text:p>
          </table:table-cell>
          <table:table-cell office:value-type="float" office:value="7.3599124654134" calcext:value-type="float">
            <text:p>7.3599124654134</text:p>
          </table:table-cell>
          <table:table-cell office:value-type="string" calcext:value-type="string">
            <text:p>C23H50NO6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PE(O-18:2)] 1-octadecyl-sn-glycero-3-phosphoethanolam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377574" calcext:value-type="float">
            <text:p>377574</text:p>
          </table:table-cell>
          <table:table-cell office:value-type="float" office:value="0.965291816639003" calcext:value-type="float">
            <text:p>0.965291816639003</text:p>
          </table:table-cell>
          <table:table-cell office:value-type="float" office:value="0.934071593986991" calcext:value-type="float">
            <text:p>0.934071593986991</text:p>
          </table:table-cell>
          <table:table-cell office:value-type="float" office:value="1.029171612417" calcext:value-type="float">
            <text:p>1.029171612417</text:p>
          </table:table-cell>
          <table:table-cell office:value-type="float" office:value="1" calcext:value-type="float">
            <text:p>1</text:p>
          </table:table-cell>
          <table:table-cell office:value-type="float" office:value="0.800543195258914" calcext:value-type="float">
            <text:p>0.800543195258914</text:p>
          </table:table-cell>
          <table:table-cell office:value-type="float" office:value="0.627530426616296" calcext:value-type="float">
            <text:p>0.627530426616296</text:p>
          </table:table-cell>
          <table:table-cell office:value-type="float" office:value="0.847576040558355" calcext:value-type="float">
            <text:p>0.847576040558355</text:p>
          </table:table-cell>
          <table:table-cell office:value-type="float" office:value="1" calcext:value-type="float">
            <text:p>1</text:p>
          </table:table-cell>
          <table:table-cell office:value-type="float" office:value="274974.53515625" calcext:value-type="float">
            <text:p>274974.53515625</text:p>
          </table:table-cell>
          <table:table-cell office:value-type="float" office:value="266081.09375" calcext:value-type="float">
            <text:p>266081.09375</text:p>
          </table:table-cell>
          <table:table-cell office:value-type="float" office:value="293171.43359375" calcext:value-type="float">
            <text:p>293171.43359375</text:p>
          </table:table-cell>
          <table:table-cell office:value-type="float" office:value="284861.5625" calcext:value-type="float">
            <text:p>284861.5625</text:p>
          </table:table-cell>
          <table:table-cell office:value-type="float" office:value="71103.6329586587" calcext:value-type="float">
            <text:p>71103.6329586587</text:p>
          </table:table-cell>
          <table:table-cell office:value-type="float" office:value="79368.6860082021" calcext:value-type="float">
            <text:p>79368.6860082021</text:p>
          </table:table-cell>
          <table:table-cell office:value-type="float" office:value="78861.9823642978" calcext:value-type="float">
            <text:p>78861.9823642978</text:p>
          </table:table-cell>
          <table:table-cell office:value-type="float" office:value="9566.83339716039" calcext:value-type="float">
            <text:p>9566.83339716039</text:p>
          </table:table-cell>
          <table:table-cell office:value-type="float" office:value="0.258582609906969" calcext:value-type="float">
            <text:p>0.258582609906969</text:p>
          </table:table-cell>
          <table:table-cell office:value-type="float" office:value="0.298287581765482" calcext:value-type="float">
            <text:p>0.298287581765482</text:p>
          </table:table-cell>
          <table:table-cell office:value-type="float" office:value="0.268996134437769" calcext:value-type="float">
            <text:p>0.268996134437769</text:p>
          </table:table-cell>
          <table:table-cell office:value-type="float" office:value="0.0335841498347479" calcext:value-type="float">
            <text:p>0.033584149834748</text:p>
          </table:table-cell>
          <table:table-cell office:value-type="float" office:value="0.0189913628057335" calcext:value-type="float">
            <text:p>0.018991362805734</text:p>
          </table:table-cell>
          <table:table-cell office:value-type="float" office:value="0.0551886760852434" calcext:value-type="float">
            <text:p>0.055188676085243</text:p>
          </table:table-cell>
          <table:table-cell office:value-type="float" office:value="0.0109422976063066" calcext:value-type="float">
            <text:p>0.010942297606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82</text:p>
          </table:table-cell>
          <table:table-cell table:number-columns-repeated="990"/>
        </table:table-row>
        <table:table-row table:style-name="ro2">
          <table:table-cell office:value-type="float" office:value="451.306234789149" calcext:value-type="float">
            <text:p>451.306234789149</text:p>
          </table:table-cell>
          <table:table-cell office:value-type="float" office:value="4.28854000091552" calcext:value-type="float">
            <text:p>4.28854000091552</text:p>
          </table:table-cell>
          <table:table-cell office:value-type="string" calcext:value-type="string">
            <text:p>C22H46NO6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(14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326207" calcext:value-type="float">
            <text:p>326207</text:p>
          </table:table-cell>
          <table:table-cell office:value-type="float" office:value="0.862493167340267" calcext:value-type="float">
            <text:p>0.862493167340267</text:p>
          </table:table-cell>
          <table:table-cell office:value-type="float" office:value="1.07232990447641" calcext:value-type="float">
            <text:p>1.07232990447641</text:p>
          </table:table-cell>
          <table:table-cell office:value-type="float" office:value="1.02484576090632" calcext:value-type="float">
            <text:p>1.02484576090632</text:p>
          </table:table-cell>
          <table:table-cell office:value-type="float" office:value="1" calcext:value-type="float">
            <text:p>1</text:p>
          </table:table-cell>
          <table:table-cell office:value-type="float" office:value="0.0946842909291485" calcext:value-type="float">
            <text:p>0.094684290929149</text:p>
          </table:table-cell>
          <table:table-cell office:value-type="float" office:value="0.535761662053564" calcext:value-type="float">
            <text:p>0.535761662053564</text:p>
          </table:table-cell>
          <table:table-cell office:value-type="float" office:value="0.767550759364827" calcext:value-type="float">
            <text:p>0.767550759364827</text:p>
          </table:table-cell>
          <table:table-cell office:value-type="float" office:value="1" calcext:value-type="float">
            <text:p>1</text:p>
          </table:table-cell>
          <table:table-cell office:value-type="float" office:value="219819.375" calcext:value-type="float">
            <text:p>219819.375</text:p>
          </table:table-cell>
          <table:table-cell office:value-type="float" office:value="273299.428125" calcext:value-type="float">
            <text:p>273299.428125</text:p>
          </table:table-cell>
          <table:table-cell office:value-type="float" office:value="261197.37890625" calcext:value-type="float">
            <text:p>261197.37890625</text:p>
          </table:table-cell>
          <table:table-cell office:value-type="float" office:value="254865.0625" calcext:value-type="float">
            <text:p>254865.0625</text:p>
          </table:table-cell>
          <table:table-cell office:value-type="float" office:value="29131.1456406051" calcext:value-type="float">
            <text:p>29131.1456406051</text:p>
          </table:table-cell>
          <table:table-cell office:value-type="float" office:value="59173.6829299445" calcext:value-type="float">
            <text:p>59173.6829299445</text:p>
          </table:table-cell>
          <table:table-cell office:value-type="float" office:value="36840.6031792292" calcext:value-type="float">
            <text:p>36840.6031792292</text:p>
          </table:table-cell>
          <table:table-cell office:value-type="float" office:value="13541.8791621829" calcext:value-type="float">
            <text:p>13541.8791621829</text:p>
          </table:table-cell>
          <table:table-cell office:value-type="float" office:value="0.132523102845712" calcext:value-type="float">
            <text:p>0.132523102845712</text:p>
          </table:table-cell>
          <table:table-cell office:value-type="float" office:value="0.21651594127332" calcext:value-type="float">
            <text:p>0.21651594127332</text:p>
          </table:table-cell>
          <table:table-cell office:value-type="float" office:value="0.141045072249566" calcext:value-type="float">
            <text:p>0.141045072249566</text:p>
          </table:table-cell>
          <table:table-cell office:value-type="float" office:value="0.053133524969445" calcext:value-type="float">
            <text:p>0.053133524969445</text:p>
          </table:table-cell>
          <table:table-cell office:value-type="float" office:value="1.19010940693717" calcext:value-type="float">
            <text:p>1.19010940693717</text:p>
          </table:table-cell>
          <table:table-cell office:value-type="float" office:value="0.0922210014013251" calcext:value-type="float">
            <text:p>0.092221001401325</text:p>
          </table:table-cell>
          <table:table-cell office:value-type="float" office:value="0.0260274599795638" calcext:value-type="float">
            <text:p>0.026027459979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34</text:p>
          </table:table-cell>
          <table:table-cell table:number-columns-repeated="990"/>
        </table:table-row>
        <table:table-row table:style-name="ro2">
          <table:table-cell office:value-type="float" office:value="750.540935059782" calcext:value-type="float">
            <text:p>750.540935059782</text:p>
          </table:table-cell>
          <table:table-cell office:value-type="float" office:value="3.60110415140787" calcext:value-type="float">
            <text:p>3.60110415140787</text:p>
          </table:table-cell>
          <table:table-cell office:value-type="string" calcext:value-type="string">
            <text:p>C40H79O10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G(34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glycerols</text:p>
          </table:table-cell>
          <table:table-cell office:value-type="float" office:value="1224352" calcext:value-type="float">
            <text:p>1224352</text:p>
          </table:table-cell>
          <table:table-cell office:value-type="float" office:value="0.843318983195221" calcext:value-type="float">
            <text:p>0.843318983195221</text:p>
          </table:table-cell>
          <table:table-cell office:value-type="float" office:value="1.52784406679847" calcext:value-type="float">
            <text:p>1.52784406679847</text:p>
          </table:table-cell>
          <table:table-cell office:value-type="float" office:value="1.0100627550162" calcext:value-type="float">
            <text:p>1.0100627550162</text:p>
          </table:table-cell>
          <table:table-cell office:value-type="float" office:value="1" calcext:value-type="float">
            <text:p>1</text:p>
          </table:table-cell>
          <table:table-cell office:value-type="float" office:value="0.179645455851699" calcext:value-type="float">
            <text:p>0.179645455851699</text:p>
          </table:table-cell>
          <table:table-cell office:value-type="float" office:value="0.028965562281931" calcext:value-type="float">
            <text:p>0.028965562281931</text:p>
          </table:table-cell>
          <table:table-cell office:value-type="float" office:value="0.896037329245123" calcext:value-type="float">
            <text:p>0.896037329245123</text:p>
          </table:table-cell>
          <table:table-cell office:value-type="float" office:value="1" calcext:value-type="float">
            <text:p>1</text:p>
          </table:table-cell>
          <table:table-cell office:value-type="float" office:value="501205.5546875" calcext:value-type="float">
            <text:p>501205.5546875</text:p>
          </table:table-cell>
          <table:table-cell office:value-type="float" office:value="908035.925" calcext:value-type="float">
            <text:p>908035.925</text:p>
          </table:table-cell>
          <table:table-cell office:value-type="float" office:value="600305.546875" calcext:value-type="float">
            <text:p>600305.546875</text:p>
          </table:table-cell>
          <table:table-cell office:value-type="float" office:value="594325" calcext:value-type="float">
            <text:p>594325</text:p>
          </table:table-cell>
          <table:table-cell office:value-type="float" office:value="106779.787646796" calcext:value-type="float">
            <text:p>106779.787646796</text:p>
          </table:table-cell>
          <table:table-cell office:value-type="float" office:value="212693.835810247" calcext:value-type="float">
            <text:p>212693.835810247</text:p>
          </table:table-cell>
          <table:table-cell office:value-type="float" office:value="79791.8940651793" calcext:value-type="float">
            <text:p>79791.8940651793</text:p>
          </table:table-cell>
          <table:table-cell office:value-type="float" office:value="27206.6084965899" calcext:value-type="float">
            <text:p>27206.6084965899</text:p>
          </table:table-cell>
          <table:table-cell office:value-type="float" office:value="0.213045898330821" calcext:value-type="float">
            <text:p>0.213045898330821</text:p>
          </table:table-cell>
          <table:table-cell office:value-type="float" office:value="0.234235045061953" calcext:value-type="float">
            <text:p>0.234235045061953</text:p>
          </table:table-cell>
          <table:table-cell office:value-type="float" office:value="0.132918801901049" calcext:value-type="float">
            <text:p>0.132918801901049</text:p>
          </table:table-cell>
          <table:table-cell office:value-type="float" office:value="0.0457773246903461" calcext:value-type="float">
            <text:p>0.045777324690346</text:p>
          </table:table-cell>
          <table:table-cell office:value-type="float" office:value="0.714144584433722" calcext:value-type="float">
            <text:p>0.714144584433722</text:p>
          </table:table-cell>
          <table:table-cell office:value-type="float" office:value="2.14042994451832" calcext:value-type="float">
            <text:p>2.14042994451832</text:p>
          </table:table-cell>
          <table:table-cell office:value-type="float" office:value="0.00503267386655513" calcext:value-type="float">
            <text:p>0.005032673866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68</text:p>
          </table:table-cell>
          <table:table-cell table:number-columns-repeated="990"/>
        </table:table-row>
        <table:table-row table:style-name="ro2">
          <table:table-cell office:value-type="float" office:value="493.353058683547" calcext:value-type="float">
            <text:p>493.353058683547</text:p>
          </table:table-cell>
          <table:table-cell office:value-type="float" office:value="7.28932421366373" calcext:value-type="float">
            <text:p>7.28932421366373</text:p>
          </table:table-cell>
          <table:table-cell office:value-type="string" calcext:value-type="string">
            <text:p>C25H52NO6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(17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106961" calcext:value-type="float">
            <text:p>106961</text:p>
          </table:table-cell>
          <table:table-cell office:value-type="float" office:value="0.91121357374375" calcext:value-type="float">
            <text:p>0.91121357374375</text:p>
          </table:table-cell>
          <table:table-cell office:value-type="float" office:value="0.984531285455336" calcext:value-type="float">
            <text:p>0.984531285455336</text:p>
          </table:table-cell>
          <table:table-cell office:value-type="float" office:value="1.00747229249328" calcext:value-type="float">
            <text:p>1.00747229249328</text:p>
          </table:table-cell>
          <table:table-cell office:value-type="float" office:value="1" calcext:value-type="float">
            <text:p>1</text:p>
          </table:table-cell>
          <table:table-cell office:value-type="float" office:value="0.381108594106537" calcext:value-type="float">
            <text:p>0.381108594106537</text:p>
          </table:table-cell>
          <table:table-cell office:value-type="float" office:value="0.932316250825158" calcext:value-type="float">
            <text:p>0.932316250825158</text:p>
          </table:table-cell>
          <table:table-cell office:value-type="float" office:value="0.948297594547969" calcext:value-type="float">
            <text:p>0.948297594547969</text:p>
          </table:table-cell>
          <table:table-cell office:value-type="float" office:value="1" calcext:value-type="float">
            <text:p>1</text:p>
          </table:table-cell>
          <table:table-cell office:value-type="float" office:value="65903.08984375" calcext:value-type="float">
            <text:p>65903.08984375</text:p>
          </table:table-cell>
          <table:table-cell office:value-type="float" office:value="71205.75859375" calcext:value-type="float">
            <text:p>71205.75859375</text:p>
          </table:table-cell>
          <table:table-cell office:value-type="float" office:value="72864.9560546875" calcext:value-type="float">
            <text:p>72864.9560546875</text:p>
          </table:table-cell>
          <table:table-cell office:value-type="float" office:value="72324.5260416667" calcext:value-type="float">
            <text:p>72324.5260416667</text:p>
          </table:table-cell>
          <table:table-cell office:value-type="float" office:value="3638.18294047284" calcext:value-type="float">
            <text:p>3638.18294047284</text:p>
          </table:table-cell>
          <table:table-cell office:value-type="float" office:value="25076.3812588536" calcext:value-type="float">
            <text:p>25076.3812588536</text:p>
          </table:table-cell>
          <table:table-cell office:value-type="float" office:value="10872.3354911443" calcext:value-type="float">
            <text:p>10872.3354911443</text:p>
          </table:table-cell>
          <table:table-cell office:value-type="float" office:value="9934.08914650943" calcext:value-type="float">
            <text:p>9934.08914650943</text:p>
          </table:table-cell>
          <table:table-cell office:value-type="float" office:value="0.0552050434827657" calcext:value-type="float">
            <text:p>0.055205043482766</text:p>
          </table:table-cell>
          <table:table-cell office:value-type="float" office:value="0.352167882964661" calcext:value-type="float">
            <text:p>0.352167882964661</text:p>
          </table:table-cell>
          <table:table-cell office:value-type="float" office:value="0.149212132688096" calcext:value-type="float">
            <text:p>0.149212132688096</text:p>
          </table:table-cell>
          <table:table-cell office:value-type="float" office:value="0.137354362208835" calcext:value-type="float">
            <text:p>0.137354362208835</text:p>
          </table:table-cell>
          <table:table-cell office:value-type="float" office:value="0.368423167854766" calcext:value-type="float">
            <text:p>0.368423167854766</text:p>
          </table:table-cell>
          <table:table-cell office:value-type="float" office:value="0.00172044211134371" calcext:value-type="float">
            <text:p>0.001720442111344</text:p>
          </table:table-cell>
          <table:table-cell office:value-type="float" office:value="0.00134657878934826" calcext:value-type="float">
            <text:p>0.001346578789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81</text:p>
          </table:table-cell>
          <table:table-cell table:number-columns-repeated="990"/>
        </table:table-row>
        <table:table-row table:style-name="ro2">
          <table:table-cell office:value-type="float" office:value="839.566175182405" calcext:value-type="float">
            <text:p>839.566175182405</text:p>
          </table:table-cell>
          <table:table-cell office:value-type="float" office:value="3.45313332875568" calcext:value-type="float">
            <text:p>3.45313332875568</text:p>
          </table:table-cell>
          <table:table-cell office:value-type="string" calcext:value-type="string">
            <text:p>C46H82NO10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S(40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6848198" calcext:value-type="float">
            <text:p>6848198</text:p>
          </table:table-cell>
          <table:table-cell office:value-type="float" office:value="1.04827476653343" calcext:value-type="float">
            <text:p>1.04827476653343</text:p>
          </table:table-cell>
          <table:table-cell office:value-type="float" office:value="0.674895435776329" calcext:value-type="float">
            <text:p>0.674895435776329</text:p>
          </table:table-cell>
          <table:table-cell office:value-type="float" office:value="1.00156668937303" calcext:value-type="float">
            <text:p>1.00156668937303</text:p>
          </table:table-cell>
          <table:table-cell office:value-type="float" office:value="1" calcext:value-type="float">
            <text:p>1</text:p>
          </table:table-cell>
          <table:table-cell office:value-type="float" office:value="0.806378275634715" calcext:value-type="float">
            <text:p>0.806378275634715</text:p>
          </table:table-cell>
          <table:table-cell office:value-type="float" office:value="0.0284923292438352" calcext:value-type="float">
            <text:p>0.028492329243835</text:p>
          </table:table-cell>
          <table:table-cell office:value-type="float" office:value="0.987546110553293" calcext:value-type="float">
            <text:p>0.987546110553293</text:p>
          </table:table-cell>
          <table:table-cell office:value-type="float" office:value="1" calcext:value-type="float">
            <text:p>1</text:p>
          </table:table-cell>
          <table:table-cell office:value-type="float" office:value="4770417.4375" calcext:value-type="float">
            <text:p>4770417.4375</text:p>
          </table:table-cell>
          <table:table-cell office:value-type="float" office:value="3071268.2" calcext:value-type="float">
            <text:p>3071268.2</text:p>
          </table:table-cell>
          <table:table-cell office:value-type="float" office:value="4557861.5" calcext:value-type="float">
            <text:p>4557861.5</text:p>
          </table:table-cell>
          <table:table-cell office:value-type="float" office:value="4550731.91666667" calcext:value-type="float">
            <text:p>4550731.91666667</text:p>
          </table:table-cell>
          <table:table-cell office:value-type="float" office:value="1544461.45368338" calcext:value-type="float">
            <text:p>1544461.45368338</text:p>
          </table:table-cell>
          <table:table-cell office:value-type="float" office:value="879639.543638994" calcext:value-type="float">
            <text:p>879639.543638994</text:p>
          </table:table-cell>
          <table:table-cell office:value-type="float" office:value="563333.698682377" calcext:value-type="float">
            <text:p>563333.698682377</text:p>
          </table:table-cell>
          <table:table-cell office:value-type="float" office:value="567127.763502101" calcext:value-type="float">
            <text:p>567127.763502101</text:p>
          </table:table-cell>
          <table:table-cell office:value-type="float" office:value="0.323758135198493" calcext:value-type="float">
            <text:p>0.323758135198493</text:p>
          </table:table-cell>
          <table:table-cell office:value-type="float" office:value="0.286409224579929" calcext:value-type="float">
            <text:p>0.286409224579929</text:p>
          </table:table-cell>
          <table:table-cell office:value-type="float" office:value="0.123596054571289" calcext:value-type="float">
            <text:p>0.123596054571289</text:p>
          </table:table-cell>
          <table:table-cell office:value-type="float" office:value="0.124623417482591" calcext:value-type="float">
            <text:p>0.124623417482591</text:p>
          </table:table-cell>
          <table:table-cell office:value-type="float" office:value="0.0178285244712333" calcext:value-type="float">
            <text:p>0.017828524471233</text:p>
          </table:table-cell>
          <table:table-cell office:value-type="float" office:value="1.99818663001634" calcext:value-type="float">
            <text:p>1.99818663001634</text:p>
          </table:table-cell>
          <table:table-cell office:value-type="float" office:value="0.0000795503105748758" calcext:value-type="float">
            <text:p>7.95503105748758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7</text:p>
          </table:table-cell>
          <table:table-cell table:number-columns-repeated="990"/>
        </table:table-row>
        <table:table-row table:style-name="ro2">
          <table:table-cell office:value-type="float" office:value="779.583789387419" calcext:value-type="float">
            <text:p>779.583789387419</text:p>
          </table:table-cell>
          <table:table-cell office:value-type="float" office:value="3.75219443184988" calcext:value-type="float">
            <text:p>3.75219443184988</text:p>
          </table:table-cell>
          <table:table-cell office:value-type="string" calcext:value-type="string">
            <text:p>C45H82NO7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(P-40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412577" calcext:value-type="float">
            <text:p>412577</text:p>
          </table:table-cell>
          <table:table-cell office:value-type="float" office:value="0.906312480736337" calcext:value-type="float">
            <text:p>0.906312480736337</text:p>
          </table:table-cell>
          <table:table-cell office:value-type="float" office:value="0.67780162373129" calcext:value-type="float">
            <text:p>0.67780162373129</text:p>
          </table:table-cell>
          <table:table-cell office:value-type="float" office:value="0.975264252748113" calcext:value-type="float">
            <text:p>0.975264252748113</text:p>
          </table:table-cell>
          <table:table-cell office:value-type="float" office:value="1" calcext:value-type="float">
            <text:p>1</text:p>
          </table:table-cell>
          <table:table-cell office:value-type="float" office:value="0.56427616559408" calcext:value-type="float">
            <text:p>0.56427616559408</text:p>
          </table:table-cell>
          <table:table-cell office:value-type="float" office:value="0.0966343126413821" calcext:value-type="float">
            <text:p>0.096634312641382</text:p>
          </table:table-cell>
          <table:table-cell office:value-type="float" office:value="0.866074888640492" calcext:value-type="float">
            <text:p>0.866074888640492</text:p>
          </table:table-cell>
          <table:table-cell office:value-type="float" office:value="1" calcext:value-type="float">
            <text:p>1</text:p>
          </table:table-cell>
          <table:table-cell office:value-type="float" office:value="315673.4140625" calcext:value-type="float">
            <text:p>315673.4140625</text:p>
          </table:table-cell>
          <table:table-cell office:value-type="float" office:value="236081.878125" calcext:value-type="float">
            <text:p>236081.878125</text:p>
          </table:table-cell>
          <table:table-cell office:value-type="float" office:value="339689.6796875" calcext:value-type="float">
            <text:p>339689.6796875</text:p>
          </table:table-cell>
          <table:table-cell office:value-type="float" office:value="348305.270833333" calcext:value-type="float">
            <text:p>348305.270833333</text:p>
          </table:table-cell>
          <table:table-cell office:value-type="float" office:value="67033.250829775" calcext:value-type="float">
            <text:p>67033.250829775</text:p>
          </table:table-cell>
          <table:table-cell office:value-type="float" office:value="27890.9010814206" calcext:value-type="float">
            <text:p>27890.9010814206</text:p>
          </table:table-cell>
          <table:table-cell office:value-type="float" office:value="50685.6730249207" calcext:value-type="float">
            <text:p>50685.6730249207</text:p>
          </table:table-cell>
          <table:table-cell office:value-type="float" office:value="69647.017110589" calcext:value-type="float">
            <text:p>69647.017110589</text:p>
          </table:table-cell>
          <table:table-cell office:value-type="float" office:value="0.212350004287986" calcext:value-type="float">
            <text:p>0.212350004287986</text:p>
          </table:table-cell>
          <table:table-cell office:value-type="float" office:value="0.118140796332758" calcext:value-type="float">
            <text:p>0.118140796332758</text:p>
          </table:table-cell>
          <table:table-cell office:value-type="float" office:value="0.1492116954261" calcext:value-type="float">
            <text:p>0.1492116954261</text:p>
          </table:table-cell>
          <table:table-cell office:value-type="float" office:value="0.199959698984618" calcext:value-type="float">
            <text:p>0.199959698984618</text:p>
          </table:table-cell>
          <table:table-cell office:value-type="float" office:value="0.113957557835016" calcext:value-type="float">
            <text:p>0.113957557835016</text:p>
          </table:table-cell>
          <table:table-cell office:value-type="float" office:value="2.23751358025608" calcext:value-type="float">
            <text:p>2.23751358025608</text:p>
          </table:table-cell>
          <table:table-cell office:value-type="float" office:value="0.0100041735087351" calcext:value-type="float">
            <text:p>0.010004173508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20</text:p>
          </table:table-cell>
          <table:table-cell table:number-columns-repeated="990"/>
        </table:table-row>
        <table:table-row table:style-name="ro2">
          <table:table-cell office:value-type="float" office:value="749.53568763014" calcext:value-type="float">
            <text:p>749.53568763014</text:p>
          </table:table-cell>
          <table:table-cell office:value-type="float" office:value="3.60141663869222" calcext:value-type="float">
            <text:p>3.60141663869222</text:p>
          </table:table-cell>
          <table:table-cell office:value-type="string" calcext:value-type="string">
            <text:p>C43H76NO7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(P-38: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585206" calcext:value-type="float">
            <text:p>585206</text:p>
          </table:table-cell>
          <table:table-cell office:value-type="float" office:value="0.959379565562919" calcext:value-type="float">
            <text:p>0.959379565562919</text:p>
          </table:table-cell>
          <table:table-cell office:value-type="float" office:value="0.658532997717501" calcext:value-type="float">
            <text:p>0.658532997717501</text:p>
          </table:table-cell>
          <table:table-cell office:value-type="float" office:value="0.96019708089416" calcext:value-type="float">
            <text:p>0.96019708089416</text:p>
          </table:table-cell>
          <table:table-cell office:value-type="float" office:value="1" calcext:value-type="float">
            <text:p>1</text:p>
          </table:table-cell>
          <table:table-cell office:value-type="float" office:value="0.684474421011575" calcext:value-type="float">
            <text:p>0.684474421011575</text:p>
          </table:table-cell>
          <table:table-cell office:value-type="float" office:value="0.0140232955114375" calcext:value-type="float">
            <text:p>0.014023295511438</text:p>
          </table:table-cell>
          <table:table-cell office:value-type="float" office:value="0.826319977978943" calcext:value-type="float">
            <text:p>0.826319977978943</text:p>
          </table:table-cell>
          <table:table-cell office:value-type="float" office:value="1" calcext:value-type="float">
            <text:p>1</text:p>
          </table:table-cell>
          <table:table-cell office:value-type="float" office:value="430630.859375" calcext:value-type="float">
            <text:p>430630.859375</text:p>
          </table:table-cell>
          <table:table-cell office:value-type="float" office:value="295591.69375" calcext:value-type="float">
            <text:p>295591.69375</text:p>
          </table:table-cell>
          <table:table-cell office:value-type="float" office:value="430997.8125" calcext:value-type="float">
            <text:p>430997.8125</text:p>
          </table:table-cell>
          <table:table-cell office:value-type="float" office:value="448863.90625" calcext:value-type="float">
            <text:p>448863.90625</text:p>
          </table:table-cell>
          <table:table-cell office:value-type="float" office:value="58408.7041839171" calcext:value-type="float">
            <text:p>58408.7041839171</text:p>
          </table:table-cell>
          <table:table-cell office:value-type="float" office:value="51825.2002775513" calcext:value-type="float">
            <text:p>51825.2002775513</text:p>
          </table:table-cell>
          <table:table-cell office:value-type="float" office:value="139980.788692831" calcext:value-type="float">
            <text:p>139980.788692831</text:p>
          </table:table-cell>
          <table:table-cell office:value-type="float" office:value="52672.862229216" calcext:value-type="float">
            <text:p>52672.862229216</text:p>
          </table:table-cell>
          <table:table-cell office:value-type="float" office:value="0.135635203358833" calcext:value-type="float">
            <text:p>0.135635203358833</text:p>
          </table:table-cell>
          <table:table-cell office:value-type="float" office:value="0.175326984395519" calcext:value-type="float">
            <text:p>0.175326984395519</text:p>
          </table:table-cell>
          <table:table-cell office:value-type="float" office:value="0.324783060686256" calcext:value-type="float">
            <text:p>0.324783060686256</text:p>
          </table:table-cell>
          <table:table-cell office:value-type="float" office:value="0.117347065548815" calcext:value-type="float">
            <text:p>0.117347065548815</text:p>
          </table:table-cell>
          <table:table-cell office:value-type="float" office:value="0.0537412891433144" calcext:value-type="float">
            <text:p>0.053741289143314</text:p>
          </table:table-cell>
          <table:table-cell office:value-type="float" office:value="4.30241001993232" calcext:value-type="float">
            <text:p>4.30241001993232</text:p>
          </table:table-cell>
          <table:table-cell office:value-type="float" office:value="0.0142695949442942" calcext:value-type="float">
            <text:p>0.014269594944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24</text:p>
          </table:table-cell>
          <table:table-cell table:number-columns-repeated="990"/>
        </table:table-row>
        <table:table-row table:style-name="ro2">
          <table:table-cell office:value-type="float" office:value="765.529730747481" calcext:value-type="float">
            <text:p>765.529730747481</text:p>
          </table:table-cell>
          <table:table-cell office:value-type="float" office:value="3.61282332102457" calcext:value-type="float">
            <text:p>3.61282332102457</text:p>
          </table:table-cell>
          <table:table-cell office:value-type="string" calcext:value-type="string">
            <text:p>C43H76NO8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(38: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729583" calcext:value-type="float">
            <text:p>1729583</text:p>
          </table:table-cell>
          <table:table-cell office:value-type="float" office:value="0.904762786506846" calcext:value-type="float">
            <text:p>0.904762786506846</text:p>
          </table:table-cell>
          <table:table-cell office:value-type="float" office:value="0.845785946853696" calcext:value-type="float">
            <text:p>0.845785946853696</text:p>
          </table:table-cell>
          <table:table-cell office:value-type="float" office:value="0.952850144815308" calcext:value-type="float">
            <text:p>0.952850144815308</text:p>
          </table:table-cell>
          <table:table-cell office:value-type="float" office:value="1" calcext:value-type="float">
            <text:p>1</text:p>
          </table:table-cell>
          <table:table-cell office:value-type="float" office:value="0.26766947236801" calcext:value-type="float">
            <text:p>0.26766947236801</text:p>
          </table:table-cell>
          <table:table-cell office:value-type="float" office:value="0.109581089018383" calcext:value-type="float">
            <text:p>0.109581089018383</text:p>
          </table:table-cell>
          <table:table-cell office:value-type="float" office:value="0.596529406166596" calcext:value-type="float">
            <text:p>0.596529406166596</text:p>
          </table:table-cell>
          <table:table-cell office:value-type="float" office:value="1" calcext:value-type="float">
            <text:p>1</text:p>
          </table:table-cell>
          <table:table-cell office:value-type="float" office:value="1418019.9375" calcext:value-type="float">
            <text:p>1418019.9375</text:p>
          </table:table-cell>
          <table:table-cell office:value-type="float" office:value="1325586.5" calcext:value-type="float">
            <text:p>1325586.5</text:p>
          </table:table-cell>
          <table:table-cell office:value-type="float" office:value="1493386.46875" calcext:value-type="float">
            <text:p>1493386.46875</text:p>
          </table:table-cell>
          <table:table-cell office:value-type="float" office:value="1567283.66666667" calcext:value-type="float">
            <text:p>1567283.66666667</text:p>
          </table:table-cell>
          <table:table-cell office:value-type="float" office:value="117086.683371832" calcext:value-type="float">
            <text:p>117086.683371832</text:p>
          </table:table-cell>
          <table:table-cell office:value-type="float" office:value="115125.9301567" calcext:value-type="float">
            <text:p>115125.9301567</text:p>
          </table:table-cell>
          <table:table-cell office:value-type="float" office:value="173874.435390929" calcext:value-type="float">
            <text:p>173874.435390929</text:p>
          </table:table-cell>
          <table:table-cell office:value-type="float" office:value="167358.347134801" calcext:value-type="float">
            <text:p>167358.347134801</text:p>
          </table:table-cell>
          <table:table-cell office:value-type="float" office:value="0.0825705480405715" calcext:value-type="float">
            <text:p>0.082570548040572</text:p>
          </table:table-cell>
          <table:table-cell office:value-type="float" office:value="0.0868490514626543" calcext:value-type="float">
            <text:p>0.086849051462654</text:p>
          </table:table-cell>
          <table:table-cell office:value-type="float" office:value="0.116429630929003" calcext:value-type="float">
            <text:p>0.116429630929003</text:p>
          </table:table-cell>
          <table:table-cell office:value-type="float" office:value="0.106782422795704" calcext:value-type="float">
            <text:p>0.106782422795704</text:p>
          </table:table-cell>
          <table:table-cell office:value-type="float" office:value="0.534052526133769" calcext:value-type="float">
            <text:p>0.534052526133769</text:p>
          </table:table-cell>
          <table:table-cell office:value-type="float" office:value="1.41574313486022" calcext:value-type="float">
            <text:p>1.41574313486022</text:p>
          </table:table-cell>
          <table:table-cell office:value-type="float" office:value="0.0937618368889197" calcext:value-type="float">
            <text:p>0.0937618368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65</text:p>
          </table:table-cell>
          <table:table-cell table:number-columns-repeated="990"/>
        </table:table-row>
        <table:table-row table:style-name="ro2">
          <table:table-cell office:value-type="float" office:value="723.521634294634" calcext:value-type="float">
            <text:p>723.521634294634</text:p>
          </table:table-cell>
          <table:table-cell office:value-type="float" office:value="3.64379586537678" calcext:value-type="float">
            <text:p>3.64379586537678</text:p>
          </table:table-cell>
          <table:table-cell office:value-type="string" calcext:value-type="string">
            <text:p>C41H74NO7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(P-36: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164288" calcext:value-type="float">
            <text:p>1164288</text:p>
          </table:table-cell>
          <table:table-cell office:value-type="float" office:value="0.861120817214638" calcext:value-type="float">
            <text:p>0.861120817214638</text:p>
          </table:table-cell>
          <table:table-cell office:value-type="float" office:value="0.605973808552743" calcext:value-type="float">
            <text:p>0.605973808552743</text:p>
          </table:table-cell>
          <table:table-cell office:value-type="float" office:value="0.942274588879029" calcext:value-type="float">
            <text:p>0.942274588879029</text:p>
          </table:table-cell>
          <table:table-cell office:value-type="float" office:value="1" calcext:value-type="float">
            <text:p>1</text:p>
          </table:table-cell>
          <table:table-cell office:value-type="float" office:value="0.502089072179028" calcext:value-type="float">
            <text:p>0.502089072179028</text:p>
          </table:table-cell>
          <table:table-cell office:value-type="float" office:value="0.133842348127705" calcext:value-type="float">
            <text:p>0.133842348127705</text:p>
          </table:table-cell>
          <table:table-cell office:value-type="float" office:value="0.769984642082306" calcext:value-type="float">
            <text:p>0.769984642082306</text:p>
          </table:table-cell>
          <table:table-cell office:value-type="float" office:value="1" calcext:value-type="float">
            <text:p>1</text:p>
          </table:table-cell>
          <table:table-cell office:value-type="float" office:value="780505.84375" calcext:value-type="float">
            <text:p>780505.84375</text:p>
          </table:table-cell>
          <table:table-cell office:value-type="float" office:value="549244.7625" calcext:value-type="float">
            <text:p>549244.7625</text:p>
          </table:table-cell>
          <table:table-cell office:value-type="float" office:value="854062.296875" calcext:value-type="float">
            <text:p>854062.296875</text:p>
          </table:table-cell>
          <table:table-cell office:value-type="float" office:value="906383.666666667" calcext:value-type="float">
            <text:p>906383.666666667</text:p>
          </table:table-cell>
          <table:table-cell office:value-type="float" office:value="111952.169880858" calcext:value-type="float">
            <text:p>111952.169880858</text:p>
          </table:table-cell>
          <table:table-cell office:value-type="float" office:value="95834.898987336" calcext:value-type="float">
            <text:p>95834.898987336</text:p>
          </table:table-cell>
          <table:table-cell office:value-type="float" office:value="105105.035493201" calcext:value-type="float">
            <text:p>105105.035493201</text:p>
          </table:table-cell>
          <table:table-cell office:value-type="float" office:value="262783.396038399" calcext:value-type="float">
            <text:p>262783.396038399</text:p>
          </table:table-cell>
          <table:table-cell office:value-type="float" office:value="0.143435402537123" calcext:value-type="float">
            <text:p>0.143435402537123</text:p>
          </table:table-cell>
          <table:table-cell office:value-type="float" office:value="0.174484866366543" calcext:value-type="float">
            <text:p>0.174484866366543</text:p>
          </table:table-cell>
          <table:table-cell office:value-type="float" office:value="0.12306483482268" calcext:value-type="float">
            <text:p>0.12306483482268</text:p>
          </table:table-cell>
          <table:table-cell office:value-type="float" office:value="0.289925122994345" calcext:value-type="float">
            <text:p>0.289925122994345</text:p>
          </table:table-cell>
          <table:table-cell office:value-type="float" office:value="0.194209299317745" calcext:value-type="float">
            <text:p>0.194209299317745</text:p>
          </table:table-cell>
          <table:table-cell office:value-type="float" office:value="1.63022888558988" calcext:value-type="float">
            <text:p>1.63022888558988</text:p>
          </table:table-cell>
          <table:table-cell office:value-type="float" office:value="0.0341754204206635" calcext:value-type="float">
            <text:p>0.034175420420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12</text:p>
          </table:table-cell>
          <table:table-cell table:number-columns-repeated="990"/>
        </table:table-row>
        <table:table-row table:style-name="ro2">
          <table:table-cell office:value-type="float" office:value="757.56245599069" calcext:value-type="float">
            <text:p>757.56245599069</text:p>
          </table:table-cell>
          <table:table-cell office:value-type="float" office:value="4.24886918385823" calcext:value-type="float">
            <text:p>4.24886918385823</text:p>
          </table:table-cell>
          <table:table-cell office:value-type="string" calcext:value-type="string">
            <text:p>C42H80NO8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(37:2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6782794" calcext:value-type="float">
            <text:p>6782794</text:p>
          </table:table-cell>
          <table:table-cell office:value-type="float" office:value="0.877867576379433" calcext:value-type="float">
            <text:p>0.877867576379433</text:p>
          </table:table-cell>
          <table:table-cell office:value-type="float" office:value="0.726737876257261" calcext:value-type="float">
            <text:p>0.726737876257261</text:p>
          </table:table-cell>
          <table:table-cell office:value-type="float" office:value="0.934810782448784" calcext:value-type="float">
            <text:p>0.934810782448784</text:p>
          </table:table-cell>
          <table:table-cell office:value-type="float" office:value="1" calcext:value-type="float">
            <text:p>1</text:p>
          </table:table-cell>
          <table:table-cell office:value-type="float" office:value="0.268778061420984" calcext:value-type="float">
            <text:p>0.268778061420984</text:p>
          </table:table-cell>
          <table:table-cell office:value-type="float" office:value="0.0453366937717538" calcext:value-type="float">
            <text:p>0.045336693771754</text:p>
          </table:table-cell>
          <table:table-cell office:value-type="float" office:value="0.549251277526493" calcext:value-type="float">
            <text:p>0.549251277526493</text:p>
          </table:table-cell>
          <table:table-cell office:value-type="float" office:value="1" calcext:value-type="float">
            <text:p>1</text:p>
          </table:table-cell>
          <table:table-cell office:value-type="float" office:value="5183241.375" calcext:value-type="float">
            <text:p>5183241.375</text:p>
          </table:table-cell>
          <table:table-cell office:value-type="float" office:value="4290918.05" calcext:value-type="float">
            <text:p>4290918.05</text:p>
          </table:table-cell>
          <table:table-cell office:value-type="float" office:value="5519454.25" calcext:value-type="float">
            <text:p>5519454.25</text:p>
          </table:table-cell>
          <table:table-cell office:value-type="float" office:value="5904354.5" calcext:value-type="float">
            <text:p>5904354.5</text:p>
          </table:table-cell>
          <table:table-cell office:value-type="float" office:value="671453.281930244" calcext:value-type="float">
            <text:p>671453.281930244</text:p>
          </table:table-cell>
          <table:table-cell office:value-type="float" office:value="595063.648122655" calcext:value-type="float">
            <text:p>595063.648122655</text:p>
          </table:table-cell>
          <table:table-cell office:value-type="float" office:value="773934.723189936" calcext:value-type="float">
            <text:p>773934.723189936</text:p>
          </table:table-cell>
          <table:table-cell office:value-type="float" office:value="781189.934225826" calcext:value-type="float">
            <text:p>781189.934225826</text:p>
          </table:table-cell>
          <table:table-cell office:value-type="float" office:value="0.129543124340846" calcext:value-type="float">
            <text:p>0.129543124340846</text:p>
          </table:table-cell>
          <table:table-cell office:value-type="float" office:value="0.138679797933371" calcext:value-type="float">
            <text:p>0.138679797933371</text:p>
          </table:table-cell>
          <table:table-cell office:value-type="float" office:value="0.140219428975235" calcext:value-type="float">
            <text:p>0.140219428975235</text:p>
          </table:table-cell>
          <table:table-cell office:value-type="float" office:value="0.132307423991196" calcext:value-type="float">
            <text:p>0.132307423991196</text:p>
          </table:table-cell>
          <table:table-cell office:value-type="float" office:value="0.490058052289255" calcext:value-type="float">
            <text:p>0.490058052289255</text:p>
          </table:table-cell>
          <table:table-cell office:value-type="float" office:value="2.69938750972873" calcext:value-type="float">
            <text:p>2.69938750972873</text:p>
          </table:table-cell>
          <table:table-cell office:value-type="float" office:value="0.12251422429809" calcext:value-type="float">
            <text:p>0.12251422429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97</text:p>
          </table:table-cell>
          <table:table-cell table:number-columns-repeated="990"/>
        </table:table-row>
        <table:table-row table:style-name="ro2">
          <table:table-cell office:value-type="float" office:value="501.285895879825" calcext:value-type="float">
            <text:p>501.285895879825</text:p>
          </table:table-cell>
          <table:table-cell office:value-type="float" office:value="4.14736335754393" calcext:value-type="float">
            <text:p>4.14736335754393</text:p>
          </table:table-cell>
          <table:table-cell office:value-type="string" calcext:value-type="string">
            <text:p>C25H44NO7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soPE(0:0/20:4(5Z,8Z,11Z,14Z)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525090" calcext:value-type="float">
            <text:p>1525090</text:p>
          </table:table-cell>
          <table:table-cell office:value-type="float" office:value="1.01970877967131" calcext:value-type="float">
            <text:p>1.01970877967131</text:p>
          </table:table-cell>
          <table:table-cell office:value-type="float" office:value="0.721436236720547" calcext:value-type="float">
            <text:p>0.721436236720547</text:p>
          </table:table-cell>
          <table:table-cell office:value-type="float" office:value="0.905347099607122" calcext:value-type="float">
            <text:p>0.905347099607122</text:p>
          </table:table-cell>
          <table:table-cell office:value-type="float" office:value="1" calcext:value-type="float">
            <text:p>1</text:p>
          </table:table-cell>
          <table:table-cell office:value-type="float" office:value="0.912144191051793" calcext:value-type="float">
            <text:p>0.912144191051793</text:p>
          </table:table-cell>
          <table:table-cell office:value-type="float" office:value="0.26610923445496" calcext:value-type="float">
            <text:p>0.26610923445496</text:p>
          </table:table-cell>
          <table:table-cell office:value-type="float" office:value="0.651811824512608" calcext:value-type="float">
            <text:p>0.651811824512608</text:p>
          </table:table-cell>
          <table:table-cell office:value-type="float" office:value="1" calcext:value-type="float">
            <text:p>1</text:p>
          </table:table-cell>
          <table:table-cell office:value-type="float" office:value="1185643.84375" calcext:value-type="float">
            <text:p>1185643.84375</text:p>
          </table:table-cell>
          <table:table-cell office:value-type="float" office:value="838834.0375" calcext:value-type="float">
            <text:p>838834.0375</text:p>
          </table:table-cell>
          <table:table-cell office:value-type="float" office:value="1052672.328125" calcext:value-type="float">
            <text:p>1052672.328125</text:p>
          </table:table-cell>
          <table:table-cell office:value-type="float" office:value="1162727.89583333" calcext:value-type="float">
            <text:p>1162727.89583333</text:p>
          </table:table-cell>
          <table:table-cell office:value-type="float" office:value="262157.934016433" calcext:value-type="float">
            <text:p>262157.934016433</text:p>
          </table:table-cell>
          <table:table-cell office:value-type="float" office:value="491466.07445926" calcext:value-type="float">
            <text:p>491466.07445926</text:p>
          </table:table-cell>
          <table:table-cell office:value-type="float" office:value="353486.919328256" calcext:value-type="float">
            <text:p>353486.919328256</text:p>
          </table:table-cell>
          <table:table-cell office:value-type="float" office:value="253598.126296637" calcext:value-type="float">
            <text:p>253598.126296637</text:p>
          </table:table-cell>
          <table:table-cell office:value-type="float" office:value="0.221110188694836" calcext:value-type="float">
            <text:p>0.221110188694836</text:p>
          </table:table-cell>
          <table:table-cell office:value-type="float" office:value="0.585891907681751" calcext:value-type="float">
            <text:p>0.585891907681751</text:p>
          </table:table-cell>
          <table:table-cell office:value-type="float" office:value="0.335799573983178" calcext:value-type="float">
            <text:p>0.335799573983178</text:p>
          </table:table-cell>
          <table:table-cell office:value-type="float" office:value="0.218106168438388" calcext:value-type="float">
            <text:p>0.218106168438388</text:p>
          </table:table-cell>
          <table:table-cell office:value-type="float" office:value="0.00394727478287077" calcext:value-type="float">
            <text:p>0.003947274782871</text:p>
          </table:table-cell>
          <table:table-cell office:value-type="float" office:value="0.343001205319754" calcext:value-type="float">
            <text:p>0.343001205319754</text:p>
          </table:table-cell>
          <table:table-cell office:value-type="float" office:value="0.0639961283312766" calcext:value-type="float">
            <text:p>0.063996128331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39</text:p>
          </table:table-cell>
          <table:table-cell table:number-columns-repeated="990"/>
        </table:table-row>
        <table:table-row table:style-name="ro2">
          <table:table-cell office:value-type="float" office:value="541.317404355747" calcext:value-type="float">
            <text:p>541.317404355747</text:p>
          </table:table-cell>
          <table:table-cell office:value-type="float" office:value="4.1566600036621" calcext:value-type="float">
            <text:p>4.1566600036621</text:p>
          </table:table-cell>
          <table:table-cell office:value-type="string" calcext:value-type="string">
            <text:p>C28H48NO7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PC(20:5)] 1-(5Z,8Z,11Z,14Z,17Z-eicosapentaenoyl)-sn-glycero-3-phosphochol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249102" calcext:value-type="float">
            <text:p>249102</text:p>
          </table:table-cell>
          <table:table-cell office:value-type="float" office:value="1.13264940578694" calcext:value-type="float">
            <text:p>1.13264940578694</text:p>
          </table:table-cell>
          <table:table-cell office:value-type="float" office:value="0.840856962524193" calcext:value-type="float">
            <text:p>0.840856962524193</text:p>
          </table:table-cell>
          <table:table-cell office:value-type="float" office:value="0.891521949696481" calcext:value-type="float">
            <text:p>0.891521949696481</text:p>
          </table:table-cell>
          <table:table-cell office:value-type="float" office:value="1" calcext:value-type="float">
            <text:p>1</text:p>
          </table:table-cell>
          <table:table-cell office:value-type="float" office:value="0.286957326574295" calcext:value-type="float">
            <text:p>0.286957326574295</text:p>
          </table:table-cell>
          <table:table-cell office:value-type="float" office:value="0.527316235886302" calcext:value-type="float">
            <text:p>0.527316235886302</text:p>
          </table:table-cell>
          <table:table-cell office:value-type="float" office:value="0.3787341648932" calcext:value-type="float">
            <text:p>0.3787341648932</text:p>
          </table:table-cell>
          <table:table-cell office:value-type="float" office:value="1" calcext:value-type="float">
            <text:p>1</text:p>
          </table:table-cell>
          <table:table-cell office:value-type="float" office:value="183407.26953125" calcext:value-type="float">
            <text:p>183407.26953125</text:p>
          </table:table-cell>
          <table:table-cell office:value-type="float" office:value="136158.0015625" calcext:value-type="float">
            <text:p>136158.0015625</text:p>
          </table:table-cell>
          <table:table-cell office:value-type="float" office:value="144362.064453125" calcext:value-type="float">
            <text:p>144362.064453125</text:p>
          </table:table-cell>
          <table:table-cell office:value-type="float" office:value="161927.661458333" calcext:value-type="float">
            <text:p>161927.661458333</text:p>
          </table:table-cell>
          <table:table-cell office:value-type="float" office:value="25524.1832176013" calcext:value-type="float">
            <text:p>25524.1832176013</text:p>
          </table:table-cell>
          <table:table-cell office:value-type="float" office:value="79915.7186600619" calcext:value-type="float">
            <text:p>79915.7186600619</text:p>
          </table:table-cell>
          <table:table-cell office:value-type="float" office:value="26074.4676560126" calcext:value-type="float">
            <text:p>26074.4676560126</text:p>
          </table:table-cell>
          <table:table-cell office:value-type="float" office:value="21862.4125567011" calcext:value-type="float">
            <text:p>21862.4125567011</text:p>
          </table:table-cell>
          <table:table-cell office:value-type="float" office:value="0.139166693244143" calcext:value-type="float">
            <text:p>0.139166693244143</text:p>
          </table:table-cell>
          <table:table-cell office:value-type="float" office:value="0.586933692790567" calcext:value-type="float">
            <text:p>0.586933692790567</text:p>
          </table:table-cell>
          <table:table-cell office:value-type="float" office:value="0.180618556230741" calcext:value-type="float">
            <text:p>0.180618556230741</text:p>
          </table:table-cell>
          <table:table-cell office:value-type="float" office:value="0.135013452055112" calcext:value-type="float">
            <text:p>0.135013452055112</text:p>
          </table:table-cell>
          <table:table-cell office:value-type="float" office:value="0.408494370419981" calcext:value-type="float">
            <text:p>0.408494370419981</text:p>
          </table:table-cell>
          <table:table-cell office:value-type="float" office:value="0.0967407112186765" calcext:value-type="float">
            <text:p>0.096740711218677</text:p>
          </table:table-cell>
          <table:table-cell office:value-type="float" office:value="0.266487090605597" calcext:value-type="float">
            <text:p>0.266487090605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10</text:p>
          </table:table-cell>
          <table:table-cell table:number-columns-repeated="990"/>
        </table:table-row>
        <table:table-row table:style-name="ro2">
          <table:table-cell office:value-type="float" office:value="855.504543289903" calcext:value-type="float">
            <text:p>855.504543289903</text:p>
          </table:table-cell>
          <table:table-cell office:value-type="float" office:value="3.45695166269937" calcext:value-type="float">
            <text:p>3.45695166269937</text:p>
          </table:table-cell>
          <table:table-cell office:value-type="string" calcext:value-type="string">
            <text:p>C48H74NO10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(42:1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593165" calcext:value-type="float">
            <text:p>593165</text:p>
          </table:table-cell>
          <table:table-cell office:value-type="float" office:value="0.873702030565048" calcext:value-type="float">
            <text:p>0.873702030565048</text:p>
          </table:table-cell>
          <table:table-cell office:value-type="float" office:value="0.821814871759149" calcext:value-type="float">
            <text:p>0.821814871759149</text:p>
          </table:table-cell>
          <table:table-cell office:value-type="float" office:value="0.884266498451017" calcext:value-type="float">
            <text:p>0.884266498451017</text:p>
          </table:table-cell>
          <table:table-cell office:value-type="float" office:value="1" calcext:value-type="float">
            <text:p>1</text:p>
          </table:table-cell>
          <table:table-cell office:value-type="float" office:value="0.524942284666686" calcext:value-type="float">
            <text:p>0.524942284666686</text:p>
          </table:table-cell>
          <table:table-cell office:value-type="float" office:value="0.386253806959763" calcext:value-type="float">
            <text:p>0.386253806959763</text:p>
          </table:table-cell>
          <table:table-cell office:value-type="float" office:value="0.568323710675976" calcext:value-type="float">
            <text:p>0.568323710675976</text:p>
          </table:table-cell>
          <table:table-cell office:value-type="float" office:value="1" calcext:value-type="float">
            <text:p>1</text:p>
          </table:table-cell>
          <table:table-cell office:value-type="float" office:value="393000.9296875" calcext:value-type="float">
            <text:p>393000.9296875</text:p>
          </table:table-cell>
          <table:table-cell office:value-type="float" office:value="369661.50625" calcext:value-type="float">
            <text:p>369661.50625</text:p>
          </table:table-cell>
          <table:table-cell office:value-type="float" office:value="397752.9453125" calcext:value-type="float">
            <text:p>397752.9453125</text:p>
          </table:table-cell>
          <table:table-cell office:value-type="float" office:value="449811.166666667" calcext:value-type="float">
            <text:p>449811.166666667</text:p>
          </table:table-cell>
          <table:table-cell office:value-type="float" office:value="50939.7092913804" calcext:value-type="float">
            <text:p>50939.7092913804</text:p>
          </table:table-cell>
          <table:table-cell office:value-type="float" office:value="23927.9350787936" calcext:value-type="float">
            <text:p>23927.9350787936</text:p>
          </table:table-cell>
          <table:table-cell office:value-type="float" office:value="72751.7342052455" calcext:value-type="float">
            <text:p>72751.7342052455</text:p>
          </table:table-cell>
          <table:table-cell office:value-type="float" office:value="126261.566267563" calcext:value-type="float">
            <text:p>126261.566267563</text:p>
          </table:table-cell>
          <table:table-cell office:value-type="float" office:value="0.129617274269264" calcext:value-type="float">
            <text:p>0.129617274269264</text:p>
          </table:table-cell>
          <table:table-cell office:value-type="float" office:value="0.0647293122876886" calcext:value-type="float">
            <text:p>0.064729312287689</text:p>
          </table:table-cell>
          <table:table-cell office:value-type="float" office:value="0.182906839691877" calcext:value-type="float">
            <text:p>0.182906839691877</text:p>
          </table:table-cell>
          <table:table-cell office:value-type="float" office:value="0.280699048009916" calcext:value-type="float">
            <text:p>0.280699048009916</text:p>
          </table:table-cell>
          <table:table-cell office:value-type="float" office:value="0.174107535626896" calcext:value-type="float">
            <text:p>0.174107535626896</text:p>
          </table:table-cell>
          <table:table-cell office:value-type="float" office:value="0.388988870929839" calcext:value-type="float">
            <text:p>0.388988870929839</text:p>
          </table:table-cell>
          <table:table-cell office:value-type="float" office:value="0.127623461142622" calcext:value-type="float">
            <text:p>0.127623461142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85</text:p>
          </table:table-cell>
          <table:table-cell table:number-columns-repeated="990"/>
        </table:table-row>
        <table:table-row table:style-name="ro2">
          <table:table-cell office:value-type="float" office:value="751.552023547151" calcext:value-type="float">
            <text:p>751.552023547151</text:p>
          </table:table-cell>
          <table:table-cell office:value-type="float" office:value="3.67220398433623" calcext:value-type="float">
            <text:p>3.67220398433623</text:p>
          </table:table-cell>
          <table:table-cell office:value-type="string" calcext:value-type="string">
            <text:p>C43H78NO7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(O-38:5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2067582" calcext:value-type="float">
            <text:p>2067582</text:p>
          </table:table-cell>
          <table:table-cell office:value-type="float" office:value="0.88403682625782" calcext:value-type="float">
            <text:p>0.88403682625782</text:p>
          </table:table-cell>
          <table:table-cell office:value-type="float" office:value="0.538298586820947" calcext:value-type="float">
            <text:p>0.538298586820947</text:p>
          </table:table-cell>
          <table:table-cell office:value-type="float" office:value="0.874216023537123" calcext:value-type="float">
            <text:p>0.874216023537123</text:p>
          </table:table-cell>
          <table:table-cell office:value-type="float" office:value="1" calcext:value-type="float">
            <text:p>1</text:p>
          </table:table-cell>
          <table:table-cell office:value-type="float" office:value="0.500904414017275" calcext:value-type="float">
            <text:p>0.500904414017275</text:p>
          </table:table-cell>
          <table:table-cell office:value-type="float" office:value="0.0656782034401285" calcext:value-type="float">
            <text:p>0.065678203440129</text:p>
          </table:table-cell>
          <table:table-cell office:value-type="float" office:value="0.46120184808232" calcext:value-type="float">
            <text:p>0.46120184808232</text:p>
          </table:table-cell>
          <table:table-cell office:value-type="float" office:value="1" calcext:value-type="float">
            <text:p>1</text:p>
          </table:table-cell>
          <table:table-cell office:value-type="float" office:value="1583060.03125" calcext:value-type="float">
            <text:p>1583060.03125</text:p>
          </table:table-cell>
          <table:table-cell office:value-type="float" office:value="963940.5875" calcext:value-type="float">
            <text:p>963940.5875</text:p>
          </table:table-cell>
          <table:table-cell office:value-type="float" office:value="1565473.75" calcext:value-type="float">
            <text:p>1565473.75</text:p>
          </table:table-cell>
          <table:table-cell office:value-type="float" office:value="1790717.29166667" calcext:value-type="float">
            <text:p>1790717.29166667</text:p>
          </table:table-cell>
          <table:table-cell office:value-type="float" office:value="205091.913598853" calcext:value-type="float">
            <text:p>205091.913598853</text:p>
          </table:table-cell>
          <table:table-cell office:value-type="float" office:value="192174.348740794" calcext:value-type="float">
            <text:p>192174.348740794</text:p>
          </table:table-cell>
          <table:table-cell office:value-type="float" office:value="114618.337709557" calcext:value-type="float">
            <text:p>114618.337709557</text:p>
          </table:table-cell>
          <table:table-cell office:value-type="float" office:value="429060.450577231" calcext:value-type="float">
            <text:p>429060.450577231</text:p>
          </table:table-cell>
          <table:table-cell office:value-type="float" office:value="0.129554097475956" calcext:value-type="float">
            <text:p>0.129554097475956</text:p>
          </table:table-cell>
          <table:table-cell office:value-type="float" office:value="0.199363271173385" calcext:value-type="float">
            <text:p>0.199363271173385</text:p>
          </table:table-cell>
          <table:table-cell office:value-type="float" office:value="0.0732163906993376" calcext:value-type="float">
            <text:p>0.073216390699338</text:p>
          </table:table-cell>
          <table:table-cell office:value-type="float" office:value="0.239602561819176" calcext:value-type="float">
            <text:p>0.239602561819176</text:p>
          </table:table-cell>
          <table:table-cell office:value-type="float" office:value="0.190672018762892" calcext:value-type="float">
            <text:p>0.190672018762892</text:p>
          </table:table-cell>
          <table:table-cell office:value-type="float" office:value="3.0926966334629" calcext:value-type="float">
            <text:p>3.0926966334629</text:p>
          </table:table-cell>
          <table:table-cell office:value-type="float" office:value="0.257235679030371" calcext:value-type="float">
            <text:p>0.257235679030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11</text:p>
          </table:table-cell>
          <table:table-cell table:number-columns-repeated="990"/>
        </table:table-row>
        <table:table-row table:style-name="ro2">
          <table:table-cell office:value-type="float" office:value="593.369905285442" calcext:value-type="float">
            <text:p>593.369905285442</text:p>
          </table:table-cell>
          <table:table-cell office:value-type="float" office:value="4.01080418904622" calcext:value-type="float">
            <text:p>4.01080418904622</text:p>
          </table:table-cell>
          <table:table-cell office:value-type="string" calcext:value-type="string">
            <text:p>C29H56NO9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(21:0(CHO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Oxidized glycerophospholipids</text:p>
          </table:table-cell>
          <table:table-cell office:value-type="float" office:value="252842" calcext:value-type="float">
            <text:p>252842</text:p>
          </table:table-cell>
          <table:table-cell office:value-type="float" office:value="0.898647202009643" calcext:value-type="float">
            <text:p>0.898647202009643</text:p>
          </table:table-cell>
          <table:table-cell office:value-type="float" office:value="1.27524538417094" calcext:value-type="float">
            <text:p>1.27524538417094</text:p>
          </table:table-cell>
          <table:table-cell office:value-type="float" office:value="0.871771914515133" calcext:value-type="float">
            <text:p>0.871771914515133</text:p>
          </table:table-cell>
          <table:table-cell office:value-type="float" office:value="1" calcext:value-type="float">
            <text:p>1</text:p>
          </table:table-cell>
          <table:table-cell office:value-type="float" office:value="0.717001962949043" calcext:value-type="float">
            <text:p>0.717001962949043</text:p>
          </table:table-cell>
          <table:table-cell office:value-type="float" office:value="0.492251286742514" calcext:value-type="float">
            <text:p>0.492251286742514</text:p>
          </table:table-cell>
          <table:table-cell office:value-type="float" office:value="0.706757111368616" calcext:value-type="float">
            <text:p>0.706757111368616</text:p>
          </table:table-cell>
          <table:table-cell office:value-type="float" office:value="1" calcext:value-type="float">
            <text:p>1</text:p>
          </table:table-cell>
          <table:table-cell office:value-type="float" office:value="122584.453125" calcext:value-type="float">
            <text:p>122584.453125</text:p>
          </table:table-cell>
          <table:table-cell office:value-type="float" office:value="173956.20625" calcext:value-type="float">
            <text:p>173956.20625</text:p>
          </table:table-cell>
          <table:table-cell office:value-type="float" office:value="118918.395507813" calcext:value-type="float">
            <text:p>118918.395507813</text:p>
          </table:table-cell>
          <table:table-cell office:value-type="float" office:value="136409.986979167" calcext:value-type="float">
            <text:p>136409.986979167</text:p>
          </table:table-cell>
          <table:table-cell office:value-type="float" office:value="38718.9021019027" calcext:value-type="float">
            <text:p>38718.9021019027</text:p>
          </table:table-cell>
          <table:table-cell office:value-type="float" office:value="93995.1960255982" calcext:value-type="float">
            <text:p>93995.1960255982</text:p>
          </table:table-cell>
          <table:table-cell office:value-type="float" office:value="64951.4044522819" calcext:value-type="float">
            <text:p>64951.4044522819</text:p>
          </table:table-cell>
          <table:table-cell office:value-type="float" office:value="51092.355645309" calcext:value-type="float">
            <text:p>51092.355645309</text:p>
          </table:table-cell>
          <table:table-cell office:value-type="float" office:value="0.315854915650852" calcext:value-type="float">
            <text:p>0.315854915650852</text:p>
          </table:table-cell>
          <table:table-cell office:value-type="float" office:value="0.540338272786391" calcext:value-type="float">
            <text:p>0.540338272786391</text:p>
          </table:table-cell>
          <table:table-cell office:value-type="float" office:value="0.546184668695895" calcext:value-type="float">
            <text:p>0.546184668695895</text:p>
          </table:table-cell>
          <table:table-cell office:value-type="float" office:value="0.374549963508992" calcext:value-type="float">
            <text:p>0.374549963508992</text:p>
          </table:table-cell>
          <table:table-cell office:value-type="float" office:value="0.0465121216053264" calcext:value-type="float">
            <text:p>0.046512121605326</text:p>
          </table:table-cell>
          <table:table-cell office:value-type="float" office:value="0.123167657020727" calcext:value-type="float">
            <text:p>0.123167657020727</text:p>
          </table:table-cell>
          <table:table-cell office:value-type="float" office:value="0.0448016805098494" calcext:value-type="float">
            <text:p>0.04480168050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05</text:p>
          </table:table-cell>
          <table:table-cell table:number-columns-repeated="990"/>
        </table:table-row>
        <table:table-row table:style-name="ro2">
          <table:table-cell office:value-type="float" office:value="481.353599378014" calcext:value-type="float">
            <text:p>481.353599378014</text:p>
          </table:table-cell>
          <table:table-cell office:value-type="float" office:value="7.3675812403361" calcext:value-type="float">
            <text:p>7.3675812403361</text:p>
          </table:table-cell>
          <table:table-cell office:value-type="string" calcext:value-type="string">
            <text:p>C24H52NO6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C methyl(15:2)] 1-pentadecyl-2-methyl-sn-glycero-3-phosphochol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948705" calcext:value-type="float">
            <text:p>948705</text:p>
          </table:table-cell>
          <table:table-cell office:value-type="float" office:value="0.810393877761284" calcext:value-type="float">
            <text:p>0.810393877761284</text:p>
          </table:table-cell>
          <table:table-cell office:value-type="float" office:value="0.712414454504515" calcext:value-type="float">
            <text:p>0.712414454504515</text:p>
          </table:table-cell>
          <table:table-cell office:value-type="float" office:value="0.869641823871669" calcext:value-type="float">
            <text:p>0.869641823871669</text:p>
          </table:table-cell>
          <table:table-cell office:value-type="float" office:value="1" calcext:value-type="float">
            <text:p>1</text:p>
          </table:table-cell>
          <table:table-cell office:value-type="float" office:value="0.289671376673004" calcext:value-type="float">
            <text:p>0.289671376673004</text:p>
          </table:table-cell>
          <table:table-cell office:value-type="float" office:value="0.146811922523925" calcext:value-type="float">
            <text:p>0.146811922523925</text:p>
          </table:table-cell>
          <table:table-cell office:value-type="float" office:value="0.451864727822843" calcext:value-type="float">
            <text:p>0.451864727822843</text:p>
          </table:table-cell>
          <table:table-cell office:value-type="float" office:value="1" calcext:value-type="float">
            <text:p>1</text:p>
          </table:table-cell>
          <table:table-cell office:value-type="float" office:value="612704.65625" calcext:value-type="float">
            <text:p>612704.65625</text:p>
          </table:table-cell>
          <table:table-cell office:value-type="float" office:value="538626.54375" calcext:value-type="float">
            <text:p>538626.54375</text:p>
          </table:table-cell>
          <table:table-cell office:value-type="float" office:value="657499.53125" calcext:value-type="float">
            <text:p>657499.53125</text:p>
          </table:table-cell>
          <table:table-cell office:value-type="float" office:value="756057.854166667" calcext:value-type="float">
            <text:p>756057.854166667</text:p>
          </table:table-cell>
          <table:table-cell office:value-type="float" office:value="102708.720402379" calcext:value-type="float">
            <text:p>102708.720402379</text:p>
          </table:table-cell>
          <table:table-cell office:value-type="float" office:value="143494.873116347" calcext:value-type="float">
            <text:p>143494.873116347</text:p>
          </table:table-cell>
          <table:table-cell office:value-type="float" office:value="119091.567286747" calcext:value-type="float">
            <text:p>119091.567286747</text:p>
          </table:table-cell>
          <table:table-cell office:value-type="float" office:value="172748.03495656" calcext:value-type="float">
            <text:p>172748.03495656</text:p>
          </table:table-cell>
          <table:table-cell office:value-type="float" office:value="0.167631695556221" calcext:value-type="float">
            <text:p>0.167631695556221</text:p>
          </table:table-cell>
          <table:table-cell office:value-type="float" office:value="0.266408840747643" calcext:value-type="float">
            <text:p>0.266408840747643</text:p>
          </table:table-cell>
          <table:table-cell office:value-type="float" office:value="0.18112798812242" calcext:value-type="float">
            <text:p>0.18112798812242</text:p>
          </table:table-cell>
          <table:table-cell office:value-type="float" office:value="0.228485206528228" calcext:value-type="float">
            <text:p>0.228485206528228</text:p>
          </table:table-cell>
          <table:table-cell office:value-type="float" office:value="0.50878060082054" calcext:value-type="float">
            <text:p>0.50878060082054</text:p>
          </table:table-cell>
          <table:table-cell office:value-type="float" office:value="0.937415807428475" calcext:value-type="float">
            <text:p>0.937415807428475</text:p>
          </table:table-cell>
          <table:table-cell office:value-type="float" office:value="0.220643101035749" calcext:value-type="float">
            <text:p>0.220643101035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34</text:p>
          </table:table-cell>
          <table:table-cell table:number-columns-repeated="990"/>
        </table:table-row>
        <table:table-row table:style-name="ro2">
          <table:table-cell office:value-type="float" office:value="543.332052384918" calcext:value-type="float">
            <text:p>543.332052384918</text:p>
          </table:table-cell>
          <table:table-cell office:value-type="float" office:value="7.28128328959147" calcext:value-type="float">
            <text:p>7.28128328959147</text:p>
          </table:table-cell>
          <table:table-cell office:value-type="string" calcext:value-type="string">
            <text:p>C28H50NO7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(20:4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328712" calcext:value-type="float">
            <text:p>328712</text:p>
          </table:table-cell>
          <table:table-cell office:value-type="float" office:value="1.16978831817931" calcext:value-type="float">
            <text:p>1.16978831817931</text:p>
          </table:table-cell>
          <table:table-cell office:value-type="float" office:value="0.645830308371881" calcext:value-type="float">
            <text:p>0.645830308371881</text:p>
          </table:table-cell>
          <table:table-cell office:value-type="float" office:value="0.866160613118986" calcext:value-type="float">
            <text:p>0.866160613118986</text:p>
          </table:table-cell>
          <table:table-cell office:value-type="float" office:value="1" calcext:value-type="float">
            <text:p>1</text:p>
          </table:table-cell>
          <table:table-cell office:value-type="float" office:value="0.321682300069002" calcext:value-type="float">
            <text:p>0.321682300069002</text:p>
          </table:table-cell>
          <table:table-cell office:value-type="float" office:value="0.125818921277823" calcext:value-type="float">
            <text:p>0.125818921277823</text:p>
          </table:table-cell>
          <table:table-cell office:value-type="float" office:value="0.49684769040557" calcext:value-type="float">
            <text:p>0.49684769040557</text:p>
          </table:table-cell>
          <table:table-cell office:value-type="float" office:value="1" calcext:value-type="float">
            <text:p>1</text:p>
          </table:table-cell>
          <table:table-cell office:value-type="float" office:value="276497.265625" calcext:value-type="float">
            <text:p>276497.265625</text:p>
          </table:table-cell>
          <table:table-cell office:value-type="float" office:value="152651.81875" calcext:value-type="float">
            <text:p>152651.81875</text:p>
          </table:table-cell>
          <table:table-cell office:value-type="float" office:value="204730.23828125" calcext:value-type="float">
            <text:p>204730.23828125</text:p>
          </table:table-cell>
          <table:table-cell office:value-type="float" office:value="236365.213541667" calcext:value-type="float">
            <text:p>236365.213541667</text:p>
          </table:table-cell>
          <table:table-cell office:value-type="float" office:value="41871.3784000182" calcext:value-type="float">
            <text:p>41871.3784000182</text:p>
          </table:table-cell>
          <table:table-cell office:value-type="float" office:value="83498.2151252732" calcext:value-type="float">
            <text:p>83498.2151252732</text:p>
          </table:table-cell>
          <table:table-cell office:value-type="float" office:value="64647.6092485166" calcext:value-type="float">
            <text:p>64647.6092485166</text:p>
          </table:table-cell>
          <table:table-cell office:value-type="float" office:value="49581.7899445901" calcext:value-type="float">
            <text:p>49581.7899445901</text:p>
          </table:table-cell>
          <table:table-cell office:value-type="float" office:value="0.151435054178099" calcext:value-type="float">
            <text:p>0.151435054178099</text:p>
          </table:table-cell>
          <table:table-cell office:value-type="float" office:value="0.546984738269115" calcext:value-type="float">
            <text:p>0.546984738269115</text:p>
          </table:table-cell>
          <table:table-cell office:value-type="float" office:value="0.315769716243413" calcext:value-type="float">
            <text:p>0.315769716243413</text:p>
          </table:table-cell>
          <table:table-cell office:value-type="float" office:value="0.209767711592001" calcext:value-type="float">
            <text:p>0.209767711592001</text:p>
          </table:table-cell>
          <table:table-cell office:value-type="float" office:value="0.382418682042076" calcext:value-type="float">
            <text:p>0.382418682042076</text:p>
          </table:table-cell>
          <table:table-cell office:value-type="float" office:value="0.743128865481019" calcext:value-type="float">
            <text:p>0.743128865481019</text:p>
          </table:table-cell>
          <table:table-cell office:value-type="float" office:value="0.150771591609782" calcext:value-type="float">
            <text:p>0.150771591609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76</text:p>
          </table:table-cell>
          <table:table-cell table:number-columns-repeated="990"/>
        </table:table-row>
        <table:table-row table:style-name="ro2">
          <table:table-cell office:value-type="float" office:value="567.332147465036" calcext:value-type="float">
            <text:p>567.332147465036</text:p>
          </table:table-cell>
          <table:table-cell office:value-type="float" office:value="4.11905880308987" calcext:value-type="float">
            <text:p>4.11905880308987</text:p>
          </table:table-cell>
          <table:table-cell office:value-type="string" calcext:value-type="string">
            <text:p>C30H50NO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PC(22:6)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256060" calcext:value-type="float">
            <text:p>256060</text:p>
          </table:table-cell>
          <table:table-cell office:value-type="float" office:value="1.23923297873883" calcext:value-type="float">
            <text:p>1.23923297873883</text:p>
          </table:table-cell>
          <table:table-cell office:value-type="float" office:value="0.481934641791865" calcext:value-type="float">
            <text:p>0.481934641791865</text:p>
          </table:table-cell>
          <table:table-cell office:value-type="float" office:value="0.857260631339432" calcext:value-type="float">
            <text:p>0.857260631339432</text:p>
          </table:table-cell>
          <table:table-cell office:value-type="float" office:value="1" calcext:value-type="float">
            <text:p>1</text:p>
          </table:table-cell>
          <table:table-cell office:value-type="float" office:value="0.401783028681333" calcext:value-type="float">
            <text:p>0.401783028681333</text:p>
          </table:table-cell>
          <table:table-cell office:value-type="float" office:value="0.114915414195206" calcext:value-type="float">
            <text:p>0.114915414195206</text:p>
          </table:table-cell>
          <table:table-cell office:value-type="float" office:value="0.589992095554976" calcext:value-type="float">
            <text:p>0.589992095554976</text:p>
          </table:table-cell>
          <table:table-cell office:value-type="float" office:value="1" calcext:value-type="float">
            <text:p>1</text:p>
          </table:table-cell>
          <table:table-cell office:value-type="float" office:value="209032.9765625" calcext:value-type="float">
            <text:p>209032.9765625</text:p>
          </table:table-cell>
          <table:table-cell office:value-type="float" office:value="81292.4078125" calcext:value-type="float">
            <text:p>81292.4078125</text:p>
          </table:table-cell>
          <table:table-cell office:value-type="float" office:value="144602.140625" calcext:value-type="float">
            <text:p>144602.140625</text:p>
          </table:table-cell>
          <table:table-cell office:value-type="float" office:value="168679.3203125" calcext:value-type="float">
            <text:p>168679.3203125</text:p>
          </table:table-cell>
          <table:table-cell office:value-type="float" office:value="52420.2128786929" calcext:value-type="float">
            <text:p>52420.2128786929</text:p>
          </table:table-cell>
          <table:table-cell office:value-type="float" office:value="66578.3558641421" calcext:value-type="float">
            <text:p>66578.3558641421</text:p>
          </table:table-cell>
          <table:table-cell office:value-type="float" office:value="44044.7793114859" calcext:value-type="float">
            <text:p>44044.7793114859</text:p>
          </table:table-cell>
          <table:table-cell office:value-type="float" office:value="59417.2976900922" calcext:value-type="float">
            <text:p>59417.2976900922</text:p>
          </table:table-cell>
          <table:table-cell office:value-type="float" office:value="0.250774847781108" calcext:value-type="float">
            <text:p>0.250774847781108</text:p>
          </table:table-cell>
          <table:table-cell office:value-type="float" office:value="0.818998448387754" calcext:value-type="float">
            <text:p>0.818998448387754</text:p>
          </table:table-cell>
          <table:table-cell office:value-type="float" office:value="0.304592858177032" calcext:value-type="float">
            <text:p>0.304592858177032</text:p>
          </table:table-cell>
          <table:table-cell office:value-type="float" office:value="0.352250042151071" calcext:value-type="float">
            <text:p>0.352250042151071</text:p>
          </table:table-cell>
          <table:table-cell office:value-type="float" office:value="0.259372622107533" calcext:value-type="float">
            <text:p>0.259372622107533</text:p>
          </table:table-cell>
          <table:table-cell office:value-type="float" office:value="0.958983240685726" calcext:value-type="float">
            <text:p>0.958983240685726</text:p>
          </table:table-cell>
          <table:table-cell office:value-type="float" office:value="0.105973063858839" calcext:value-type="float">
            <text:p>0.105973063858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00</text:p>
          </table:table-cell>
          <table:table-cell table:number-columns-repeated="990"/>
        </table:table-row>
        <table:table-row table:style-name="ro2">
          <table:table-cell office:value-type="float" office:value="805.563244188763" calcext:value-type="float">
            <text:p>805.563244188763</text:p>
          </table:table-cell>
          <table:table-cell office:value-type="float" office:value="3.63214167277017" calcext:value-type="float">
            <text:p>3.63214167277017</text:p>
          </table:table-cell>
          <table:table-cell office:value-type="string" calcext:value-type="string">
            <text:p>C46H80NO8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C(38:6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1792457" calcext:value-type="float">
            <text:p>1792457</text:p>
          </table:table-cell>
          <table:table-cell office:value-type="float" office:value="0.849426080072169" calcext:value-type="float">
            <text:p>0.849426080072169</text:p>
          </table:table-cell>
          <table:table-cell office:value-type="float" office:value="0.655808421822925" calcext:value-type="float">
            <text:p>0.655808421822925</text:p>
          </table:table-cell>
          <table:table-cell office:value-type="float" office:value="0.833370003763155" calcext:value-type="float">
            <text:p>0.833370003763155</text:p>
          </table:table-cell>
          <table:table-cell office:value-type="float" office:value="1" calcext:value-type="float">
            <text:p>1</text:p>
          </table:table-cell>
          <table:table-cell office:value-type="float" office:value="0.408614628512517" calcext:value-type="float">
            <text:p>0.408614628512517</text:p>
          </table:table-cell>
          <table:table-cell office:value-type="float" office:value="0.117223450191204" calcext:value-type="float">
            <text:p>0.117223450191204</text:p>
          </table:table-cell>
          <table:table-cell office:value-type="float" office:value="0.392276379004376" calcext:value-type="float">
            <text:p>0.392276379004376</text:p>
          </table:table-cell>
          <table:table-cell office:value-type="float" office:value="1" calcext:value-type="float">
            <text:p>1</text:p>
          </table:table-cell>
          <table:table-cell office:value-type="float" office:value="1208458.0625" calcext:value-type="float">
            <text:p>1208458.0625</text:p>
          </table:table-cell>
          <table:table-cell office:value-type="float" office:value="933002.875" calcext:value-type="float">
            <text:p>933002.875</text:p>
          </table:table-cell>
          <table:table-cell office:value-type="float" office:value="1185615.46875" calcext:value-type="float">
            <text:p>1185615.46875</text:p>
          </table:table-cell>
          <table:table-cell office:value-type="float" office:value="1422675.95833333" calcext:value-type="float">
            <text:p>1422675.95833333</text:p>
          </table:table-cell>
          <table:table-cell office:value-type="float" office:value="215379.281937931" calcext:value-type="float">
            <text:p>215379.281937931</text:p>
          </table:table-cell>
          <table:table-cell office:value-type="float" office:value="172387.113671385" calcext:value-type="float">
            <text:p>172387.113671385</text:p>
          </table:table-cell>
          <table:table-cell office:value-type="float" office:value="297530.448135812" calcext:value-type="float">
            <text:p>297530.448135812</text:p>
          </table:table-cell>
          <table:table-cell office:value-type="float" office:value="343031.206840239" calcext:value-type="float">
            <text:p>343031.206840239</text:p>
          </table:table-cell>
          <table:table-cell office:value-type="float" office:value="0.178226525703644" calcext:value-type="float">
            <text:p>0.178226525703644</text:p>
          </table:table-cell>
          <table:table-cell office:value-type="float" office:value="0.18476589760925" calcext:value-type="float">
            <text:p>0.18476589760925</text:p>
          </table:table-cell>
          <table:table-cell office:value-type="float" office:value="0.250950207700562" calcext:value-type="float">
            <text:p>0.250950207700562</text:p>
          </table:table-cell>
          <table:table-cell office:value-type="float" office:value="0.241116893014837" calcext:value-type="float">
            <text:p>0.241116893014837</text:p>
          </table:table-cell>
          <table:table-cell office:value-type="float" office:value="0.279712825787004" calcext:value-type="float">
            <text:p>0.279712825787004</text:p>
          </table:table-cell>
          <table:table-cell office:value-type="float" office:value="1.62686361565743" calcext:value-type="float">
            <text:p>1.62686361565743</text:p>
          </table:table-cell>
          <table:table-cell office:value-type="float" office:value="0.272546553765061" calcext:value-type="float">
            <text:p>0.272546553765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19</text:p>
          </table:table-cell>
          <table:table-cell table:number-columns-repeated="990"/>
        </table:table-row>
        <table:table-row table:style-name="ro2">
          <table:table-cell office:value-type="float" office:value="437.290923349313" calcext:value-type="float">
            <text:p>437.290923349313</text:p>
          </table:table-cell>
          <table:table-cell office:value-type="float" office:value="4.21480416615803" calcext:value-type="float">
            <text:p>4.21480416615803</text:p>
          </table:table-cell>
          <table:table-cell office:value-type="string" calcext:value-type="string">
            <text:p>C21H44NO6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PE(16:1)] 1-(1Z-hexadecenyl)-sn-glycero-3-phosphoethanolam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307345" calcext:value-type="float">
            <text:p>307345</text:p>
          </table:table-cell>
          <table:table-cell office:value-type="float" office:value="1.02057082309315" calcext:value-type="float">
            <text:p>1.02057082309315</text:p>
          </table:table-cell>
          <table:table-cell office:value-type="float" office:value="0.541508043539967" calcext:value-type="float">
            <text:p>0.541508043539967</text:p>
          </table:table-cell>
          <table:table-cell office:value-type="float" office:value="0.831990964883164" calcext:value-type="float">
            <text:p>0.831990964883164</text:p>
          </table:table-cell>
          <table:table-cell office:value-type="float" office:value="1" calcext:value-type="float">
            <text:p>1</text:p>
          </table:table-cell>
          <table:table-cell office:value-type="float" office:value="0.898718246113014" calcext:value-type="float">
            <text:p>0.898718246113014</text:p>
          </table:table-cell>
          <table:table-cell office:value-type="float" office:value="0.0450804567440141" calcext:value-type="float">
            <text:p>0.045080456744014</text:p>
          </table:table-cell>
          <table:table-cell office:value-type="float" office:value="0.346286925026483" calcext:value-type="float">
            <text:p>0.346286925026483</text:p>
          </table:table-cell>
          <table:table-cell office:value-type="float" office:value="1" calcext:value-type="float">
            <text:p>1</text:p>
          </table:table-cell>
          <table:table-cell office:value-type="float" office:value="252056.6484375" calcext:value-type="float">
            <text:p>252056.6484375</text:p>
          </table:table-cell>
          <table:table-cell office:value-type="float" office:value="133739.56953125" calcext:value-type="float">
            <text:p>133739.56953125</text:p>
          </table:table-cell>
          <table:table-cell office:value-type="float" office:value="205481.921875" calcext:value-type="float">
            <text:p>205481.921875</text:p>
          </table:table-cell>
          <table:table-cell office:value-type="float" office:value="246976.145833333" calcext:value-type="float">
            <text:p>246976.145833333</text:p>
          </table:table-cell>
          <table:table-cell office:value-type="float" office:value="41590.7435479577" calcext:value-type="float">
            <text:p>41590.7435479577</text:p>
          </table:table-cell>
          <table:table-cell office:value-type="float" office:value="67523.545757236" calcext:value-type="float">
            <text:p>67523.545757236</text:p>
          </table:table-cell>
          <table:table-cell office:value-type="float" office:value="47540.1642064925" calcext:value-type="float">
            <text:p>47540.1642064925</text:p>
          </table:table-cell>
          <table:table-cell office:value-type="float" office:value="53625.7359971672" calcext:value-type="float">
            <text:p>53625.7359971672</text:p>
          </table:table-cell>
          <table:table-cell office:value-type="float" office:value="0.165005540642466" calcext:value-type="float">
            <text:p>0.165005540642466</text:p>
          </table:table-cell>
          <table:table-cell office:value-type="float" office:value="0.504888313861802" calcext:value-type="float">
            <text:p>0.504888313861802</text:p>
          </table:table-cell>
          <table:table-cell office:value-type="float" office:value="0.231359351580391" calcext:value-type="float">
            <text:p>0.231359351580391</text:p>
          </table:table-cell>
          <table:table-cell office:value-type="float" office:value="0.217129212281721" calcext:value-type="float">
            <text:p>0.217129212281721</text:p>
          </table:table-cell>
          <table:table-cell office:value-type="float" office:value="0.00560448451019016" calcext:value-type="float">
            <text:p>0.00560448451019</text:p>
          </table:table-cell>
          <table:table-cell office:value-type="float" office:value="1.72458178979798" calcext:value-type="float">
            <text:p>1.72458178979798</text:p>
          </table:table-cell>
          <table:table-cell office:value-type="float" office:value="0.335249631198618" calcext:value-type="float">
            <text:p>0.335249631198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99</text:p>
          </table:table-cell>
          <table:table-cell table:number-columns-repeated="990"/>
        </table:table-row>
        <table:table-row table:style-name="ro2">
          <table:table-cell office:value-type="float" office:value="831.506254095796" calcext:value-type="float">
            <text:p>831.506254095796</text:p>
          </table:table-cell>
          <table:table-cell office:value-type="float" office:value="3.4529750061035" calcext:value-type="float">
            <text:p>3.4529750061035</text:p>
          </table:table-cell>
          <table:table-cell office:value-type="string" calcext:value-type="string">
            <text:p>C46H74NO10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(40:8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serines</text:p>
          </table:table-cell>
          <table:table-cell office:value-type="float" office:value="516534" calcext:value-type="float">
            <text:p>516534</text:p>
          </table:table-cell>
          <table:table-cell office:value-type="float" office:value="0.859625676988838" calcext:value-type="float">
            <text:p>0.859625676988838</text:p>
          </table:table-cell>
          <table:table-cell office:value-type="float" office:value="0.765217712301553" calcext:value-type="float">
            <text:p>0.765217712301553</text:p>
          </table:table-cell>
          <table:table-cell office:value-type="float" office:value="0.8122385009105" calcext:value-type="float">
            <text:p>0.8122385009105</text:p>
          </table:table-cell>
          <table:table-cell office:value-type="float" office:value="1" calcext:value-type="float">
            <text:p>1</text:p>
          </table:table-cell>
          <table:table-cell office:value-type="float" office:value="0.447752941702146" calcext:value-type="float">
            <text:p>0.447752941702146</text:p>
          </table:table-cell>
          <table:table-cell office:value-type="float" office:value="0.133413480469304" calcext:value-type="float">
            <text:p>0.133413480469304</text:p>
          </table:table-cell>
          <table:table-cell office:value-type="float" office:value="0.370615012857673" calcext:value-type="float">
            <text:p>0.370615012857673</text:p>
          </table:table-cell>
          <table:table-cell office:value-type="float" office:value="1" calcext:value-type="float">
            <text:p>1</text:p>
          </table:table-cell>
          <table:table-cell office:value-type="float" office:value="361673.5078125" calcext:value-type="float">
            <text:p>361673.5078125</text:p>
          </table:table-cell>
          <table:table-cell office:value-type="float" office:value="321952.89375" calcext:value-type="float">
            <text:p>321952.89375</text:p>
          </table:table-cell>
          <table:table-cell office:value-type="float" office:value="341736.125" calcext:value-type="float">
            <text:p>341736.125</text:p>
          </table:table-cell>
          <table:table-cell office:value-type="float" office:value="420733.71875" calcext:value-type="float">
            <text:p>420733.71875</text:p>
          </table:table-cell>
          <table:table-cell office:value-type="float" office:value="114079.369183167" calcext:value-type="float">
            <text:p>114079.369183167</text:p>
          </table:table-cell>
          <table:table-cell office:value-type="float" office:value="53993.4555583376" calcext:value-type="float">
            <text:p>53993.4555583376</text:p>
          </table:table-cell>
          <table:table-cell office:value-type="float" office:value="134308.400646093" calcext:value-type="float">
            <text:p>134308.400646093</text:p>
          </table:table-cell>
          <table:table-cell office:value-type="float" office:value="75244.612701986" calcext:value-type="float">
            <text:p>75244.612701986</text:p>
          </table:table-cell>
          <table:table-cell office:value-type="float" office:value="0.315420860856386" calcext:value-type="float">
            <text:p>0.315420860856386</text:p>
          </table:table-cell>
          <table:table-cell office:value-type="float" office:value="0.167706073175612" calcext:value-type="float">
            <text:p>0.167706073175612</text:p>
          </table:table-cell>
          <table:table-cell office:value-type="float" office:value="0.393017860333298" calcext:value-type="float">
            <text:p>0.393017860333298</text:p>
          </table:table-cell>
          <table:table-cell office:value-type="float" office:value="0.178841412866879" calcext:value-type="float">
            <text:p>0.178841412866879</text:p>
          </table:table-cell>
          <table:table-cell office:value-type="float" office:value="0.186771029374691" calcext:value-type="float">
            <text:p>0.186771029374691</text:p>
          </table:table-cell>
          <table:table-cell office:value-type="float" office:value="1.13764722070459" calcext:value-type="float">
            <text:p>1.13764722070459</text:p>
          </table:table-cell>
          <table:table-cell office:value-type="float" office:value="0.263311756533638" calcext:value-type="float">
            <text:p>0.263311756533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36</text:p>
          </table:table-cell>
          <table:table-cell table:number-columns-repeated="990"/>
        </table:table-row>
        <table:table-row table:style-name="ro2">
          <table:table-cell office:value-type="float" office:value="781.560608051717" calcext:value-type="float">
            <text:p>781.560608051717</text:p>
          </table:table-cell>
          <table:table-cell office:value-type="float" office:value="5.26526830037433" calcext:value-type="float">
            <text:p>5.26526830037433</text:p>
          </table:table-cell>
          <table:table-cell office:value-type="string" calcext:value-type="string">
            <text:p>C44H80NO8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E(39:4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293782" calcext:value-type="float">
            <text:p>293782</text:p>
          </table:table-cell>
          <table:table-cell office:value-type="float" office:value="0.809342890855191" calcext:value-type="float">
            <text:p>0.809342890855191</text:p>
          </table:table-cell>
          <table:table-cell office:value-type="float" office:value="1.07916711074252" calcext:value-type="float">
            <text:p>1.07916711074252</text:p>
          </table:table-cell>
          <table:table-cell office:value-type="float" office:value="0.790724327613637" calcext:value-type="float">
            <text:p>0.790724327613637</text:p>
          </table:table-cell>
          <table:table-cell office:value-type="float" office:value="1" calcext:value-type="float">
            <text:p>1</text:p>
          </table:table-cell>
          <table:table-cell office:value-type="float" office:value="0.491438083173697" calcext:value-type="float">
            <text:p>0.491438083173697</text:p>
          </table:table-cell>
          <table:table-cell office:value-type="float" office:value="0.776068235443336" calcext:value-type="float">
            <text:p>0.776068235443336</text:p>
          </table:table-cell>
          <table:table-cell office:value-type="float" office:value="0.467533292923568" calcext:value-type="float">
            <text:p>0.467533292923568</text:p>
          </table:table-cell>
          <table:table-cell office:value-type="float" office:value="1" calcext:value-type="float">
            <text:p>1</text:p>
          </table:table-cell>
          <table:table-cell office:value-type="float" office:value="153103.845703125" calcext:value-type="float">
            <text:p>153103.845703125</text:p>
          </table:table-cell>
          <table:table-cell office:value-type="float" office:value="204146.64375" calcext:value-type="float">
            <text:p>204146.64375</text:p>
          </table:table-cell>
          <table:table-cell office:value-type="float" office:value="149581.76171875" calcext:value-type="float">
            <text:p>149581.76171875</text:p>
          </table:table-cell>
          <table:table-cell office:value-type="float" office:value="189170.557291667" calcext:value-type="float">
            <text:p>189170.557291667</text:p>
          </table:table-cell>
          <table:table-cell office:value-type="float" office:value="26172.2314893261" calcext:value-type="float">
            <text:p>26172.2314893261</text:p>
          </table:table-cell>
          <table:table-cell office:value-type="float" office:value="51234.3401183852" calcext:value-type="float">
            <text:p>51234.3401183852</text:p>
          </table:table-cell>
          <table:table-cell office:value-type="float" office:value="43102.5138672483" calcext:value-type="float">
            <text:p>43102.5138672483</text:p>
          </table:table-cell>
          <table:table-cell office:value-type="float" office:value="73819.2380902181" calcext:value-type="float">
            <text:p>73819.2380902181</text:p>
          </table:table-cell>
          <table:table-cell office:value-type="float" office:value="0.170944311484345" calcext:value-type="float">
            <text:p>0.170944311484345</text:p>
          </table:table-cell>
          <table:table-cell office:value-type="float" office:value="0.250968319523917" calcext:value-type="float">
            <text:p>0.250968319523917</text:p>
          </table:table-cell>
          <table:table-cell office:value-type="float" office:value="0.288153538051594" calcext:value-type="float">
            <text:p>0.288153538051594</text:p>
          </table:table-cell>
          <table:table-cell office:value-type="float" office:value="0.39022583190048" calcext:value-type="float">
            <text:p>0.39022583190048</text:p>
          </table:table-cell>
          <table:table-cell office:value-type="float" office:value="0.212055976510024" calcext:value-type="float">
            <text:p>0.212055976510024</text:p>
          </table:table-cell>
          <table:table-cell office:value-type="float" office:value="0.0277776279262783" calcext:value-type="float">
            <text:p>0.027777627926278</text:p>
          </table:table-cell>
          <table:table-cell office:value-type="float" office:value="0.214486091106643" calcext:value-type="float">
            <text:p>0.214486091106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44</text:p>
          </table:table-cell>
          <table:table-cell table:number-columns-repeated="990"/>
        </table:table-row>
        <table:table-row table:style-name="ro2">
          <table:table-cell office:value-type="float" office:value="479.337865751277" calcext:value-type="float">
            <text:p>479.337865751277</text:p>
          </table:table-cell>
          <table:table-cell office:value-type="float" office:value="4.201369972229" calcext:value-type="float">
            <text:p>4.201369972229</text:p>
          </table:table-cell>
          <table:table-cell office:value-type="string" calcext:value-type="string">
            <text:p>C24H50NO6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ysoPC(O-16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1208126" calcext:value-type="float">
            <text:p>1208126</text:p>
          </table:table-cell>
          <table:table-cell office:value-type="float" office:value="0.747790789043461" calcext:value-type="float">
            <text:p>0.747790789043461</text:p>
          </table:table-cell>
          <table:table-cell office:value-type="float" office:value="0.606660441674468" calcext:value-type="float">
            <text:p>0.606660441674468</text:p>
          </table:table-cell>
          <table:table-cell office:value-type="float" office:value="0.777624307623665" calcext:value-type="float">
            <text:p>0.777624307623665</text:p>
          </table:table-cell>
          <table:table-cell office:value-type="float" office:value="1" calcext:value-type="float">
            <text:p>1</text:p>
          </table:table-cell>
          <table:table-cell office:value-type="float" office:value="0.0295065244402056" calcext:value-type="float">
            <text:p>0.029506524440206</text:p>
          </table:table-cell>
          <table:table-cell office:value-type="float" office:value="0.0136301874586319" calcext:value-type="float">
            <text:p>0.013630187458632</text:p>
          </table:table-cell>
          <table:table-cell office:value-type="float" office:value="0.0337916667639083" calcext:value-type="float">
            <text:p>0.033791666763908</text:p>
          </table:table-cell>
          <table:table-cell office:value-type="float" office:value="1" calcext:value-type="float">
            <text:p>1</text:p>
          </table:table-cell>
          <table:table-cell office:value-type="float" office:value="863831.25" calcext:value-type="float">
            <text:p>863831.25</text:p>
          </table:table-cell>
          <table:table-cell office:value-type="float" office:value="700800.61875" calcext:value-type="float">
            <text:p>700800.61875</text:p>
          </table:table-cell>
          <table:table-cell office:value-type="float" office:value="898294.265625" calcext:value-type="float">
            <text:p>898294.265625</text:p>
          </table:table-cell>
          <table:table-cell office:value-type="float" office:value="1155177.70833333" calcext:value-type="float">
            <text:p>1155177.70833333</text:p>
          </table:table-cell>
          <table:table-cell office:value-type="float" office:value="160200.240813459" calcext:value-type="float">
            <text:p>160200.240813459</text:p>
          </table:table-cell>
          <table:table-cell office:value-type="float" office:value="251198.867838484" calcext:value-type="float">
            <text:p>251198.867838484</text:p>
          </table:table-cell>
          <table:table-cell office:value-type="float" office:value="148478.559304181" calcext:value-type="float">
            <text:p>148478.559304181</text:p>
          </table:table-cell>
          <table:table-cell office:value-type="float" office:value="52022.5296520251" calcext:value-type="float">
            <text:p>52022.5296520251</text:p>
          </table:table-cell>
          <table:table-cell office:value-type="float" office:value="0.18545316670757" calcext:value-type="float">
            <text:p>0.18545316670757</text:p>
          </table:table-cell>
          <table:table-cell office:value-type="float" office:value="0.358445556578619" calcext:value-type="float">
            <text:p>0.358445556578619</text:p>
          </table:table-cell>
          <table:table-cell office:value-type="float" office:value="0.165289443544288" calcext:value-type="float">
            <text:p>0.165289443544288</text:p>
          </table:table-cell>
          <table:table-cell office:value-type="float" office:value="0.0450342222471399" calcext:value-type="float">
            <text:p>0.04503422224714</text:p>
          </table:table-cell>
          <table:table-cell office:value-type="float" office:value="2.99194149637148" calcext:value-type="float">
            <text:p>2.99194149637148</text:p>
          </table:table-cell>
          <table:table-cell office:value-type="float" office:value="3.13732377494189" calcext:value-type="float">
            <text:p>3.13732377494189</text:p>
          </table:table-cell>
          <table:table-cell office:value-type="float" office:value="2.66598659446984" calcext:value-type="float">
            <text:p>2.66598659446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19</text:p>
          </table:table-cell>
          <table:table-cell table:number-columns-repeated="990"/>
        </table:table-row>
        <table:table-row table:style-name="ro2">
          <table:table-cell office:value-type="float" office:value="545.348294405827" calcext:value-type="float">
            <text:p>545.348294405827</text:p>
          </table:table-cell>
          <table:table-cell office:value-type="float" office:value="4.12472251892088" calcext:value-type="float">
            <text:p>4.12472251892088</text:p>
          </table:table-cell>
          <table:table-cell office:value-type="string" calcext:value-type="string">
            <text:p>C28H52NO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soPC(20: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608947" calcext:value-type="float">
            <text:p>608947</text:p>
          </table:table-cell>
          <table:table-cell office:value-type="float" office:value="0.975092951723721" calcext:value-type="float">
            <text:p>0.975092951723721</text:p>
          </table:table-cell>
          <table:table-cell office:value-type="float" office:value="0.534786333359087" calcext:value-type="float">
            <text:p>0.534786333359087</text:p>
          </table:table-cell>
          <table:table-cell office:value-type="float" office:value="0.708293691787886" calcext:value-type="float">
            <text:p>0.708293691787886</text:p>
          </table:table-cell>
          <table:table-cell office:value-type="float" office:value="1" calcext:value-type="float">
            <text:p>1</text:p>
          </table:table-cell>
          <table:table-cell office:value-type="float" office:value="0.884033928320574" calcext:value-type="float">
            <text:p>0.884033928320574</text:p>
          </table:table-cell>
          <table:table-cell office:value-type="float" office:value="0.0588328619319849" calcext:value-type="float">
            <text:p>0.058832861931985</text:p>
          </table:table-cell>
          <table:table-cell office:value-type="float" office:value="0.15860157601742" calcext:value-type="float">
            <text:p>0.15860157601742</text:p>
          </table:table-cell>
          <table:table-cell office:value-type="float" office:value="1" calcext:value-type="float">
            <text:p>1</text:p>
          </table:table-cell>
          <table:table-cell office:value-type="float" office:value="499044" calcext:value-type="float">
            <text:p>499044</text:p>
          </table:table-cell>
          <table:table-cell office:value-type="float" office:value="273698.94375" calcext:value-type="float">
            <text:p>273698.94375</text:p>
          </table:table-cell>
          <table:table-cell office:value-type="float" office:value="362498.484375" calcext:value-type="float">
            <text:p>362498.484375</text:p>
          </table:table-cell>
          <table:table-cell office:value-type="float" office:value="511791.208333333" calcext:value-type="float">
            <text:p>511791.208333333</text:p>
          </table:table-cell>
          <table:table-cell office:value-type="float" office:value="74195.3665312446" calcext:value-type="float">
            <text:p>74195.3665312446</text:p>
          </table:table-cell>
          <table:table-cell office:value-type="float" office:value="151139.605120329" calcext:value-type="float">
            <text:p>151139.605120329</text:p>
          </table:table-cell>
          <table:table-cell office:value-type="float" office:value="67404.0463662189" calcext:value-type="float">
            <text:p>67404.0463662189</text:p>
          </table:table-cell>
          <table:table-cell office:value-type="float" office:value="123770.995821484" calcext:value-type="float">
            <text:p>123770.995821484</text:p>
          </table:table-cell>
          <table:table-cell office:value-type="float" office:value="0.148674999661843" calcext:value-type="float">
            <text:p>0.148674999661843</text:p>
          </table:table-cell>
          <table:table-cell office:value-type="float" office:value="0.552211137717733" calcext:value-type="float">
            <text:p>0.552211137717733</text:p>
          </table:table-cell>
          <table:table-cell office:value-type="float" office:value="0.185942974306315" calcext:value-type="float">
            <text:p>0.185942974306315</text:p>
          </table:table-cell>
          <table:table-cell office:value-type="float" office:value="0.241838847182524" calcext:value-type="float">
            <text:p>0.241838847182524</text:p>
          </table:table-cell>
          <table:table-cell office:value-type="float" office:value="0.00780299978157285" calcext:value-type="float">
            <text:p>0.007802999781573</text:p>
          </table:table-cell>
          <table:table-cell office:value-type="float" office:value="1.48543769699628" calcext:value-type="float">
            <text:p>1.48543769699628</text:p>
          </table:table-cell>
          <table:table-cell office:value-type="float" office:value="1.12212685366698" calcext:value-type="float">
            <text:p>1.12212685366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25</text:p>
          </table:table-cell>
          <table:table-cell table:number-columns-repeated="990"/>
        </table:table-row>
        <table:table-row table:style-name="ro2">
          <table:table-cell office:value-type="float" office:value="529.316696644859" calcext:value-type="float">
            <text:p>529.316696644859</text:p>
          </table:table-cell>
          <table:table-cell office:value-type="float" office:value="4.06588497161865" calcext:value-type="float">
            <text:p>4.06588497161865</text:p>
          </table:table-cell>
          <table:table-cell office:value-type="string" calcext:value-type="string">
            <text:p>C27H48NO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soPE(22:4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368150" calcext:value-type="float">
            <text:p>368150</text:p>
          </table:table-cell>
          <table:table-cell office:value-type="float" office:value="0.882809727564337" calcext:value-type="float">
            <text:p>0.882809727564337</text:p>
          </table:table-cell>
          <table:table-cell office:value-type="float" office:value="0.659232004100449" calcext:value-type="float">
            <text:p>0.659232004100449</text:p>
          </table:table-cell>
          <table:table-cell office:value-type="float" office:value="0.688311877677246" calcext:value-type="float">
            <text:p>0.688311877677246</text:p>
          </table:table-cell>
          <table:table-cell office:value-type="float" office:value="1" calcext:value-type="float">
            <text:p>1</text:p>
          </table:table-cell>
          <table:table-cell office:value-type="float" office:value="0.785008000215156" calcext:value-type="float">
            <text:p>0.785008000215156</text:p>
          </table:table-cell>
          <table:table-cell office:value-type="float" office:value="0.453404066494586" calcext:value-type="float">
            <text:p>0.453404066494586</text:p>
          </table:table-cell>
          <table:table-cell office:value-type="float" office:value="0.486811993034741" calcext:value-type="float">
            <text:p>0.486811993034741</text:p>
          </table:table-cell>
          <table:table-cell office:value-type="float" office:value="1" calcext:value-type="float">
            <text:p>1</text:p>
          </table:table-cell>
          <table:table-cell office:value-type="float" office:value="189083.615234375" calcext:value-type="float">
            <text:p>189083.615234375</text:p>
          </table:table-cell>
          <table:table-cell office:value-type="float" office:value="141196.8703125" calcext:value-type="float">
            <text:p>141196.8703125</text:p>
          </table:table-cell>
          <table:table-cell office:value-type="float" office:value="147425.310546875" calcext:value-type="float">
            <text:p>147425.310546875</text:p>
          </table:table-cell>
          <table:table-cell office:value-type="float" office:value="214183.8828125" calcext:value-type="float">
            <text:p>214183.8828125</text:p>
          </table:table-cell>
          <table:table-cell office:value-type="float" office:value="54638.4540496006" calcext:value-type="float">
            <text:p>54638.4540496006</text:p>
          </table:table-cell>
          <table:table-cell office:value-type="float" office:value="58508.6613193409" calcext:value-type="float">
            <text:p>58508.6613193409</text:p>
          </table:table-cell>
          <table:table-cell office:value-type="float" office:value="45728.2001807396" calcext:value-type="float">
            <text:p>45728.2001807396</text:p>
          </table:table-cell>
          <table:table-cell office:value-type="float" office:value="135205.389982959" calcext:value-type="float">
            <text:p>135205.389982959</text:p>
          </table:table-cell>
          <table:table-cell office:value-type="float" office:value="0.288964509071156" calcext:value-type="float">
            <text:p>0.288964509071156</text:p>
          </table:table-cell>
          <table:table-cell office:value-type="float" office:value="0.414376474420773" calcext:value-type="float">
            <text:p>0.414376474420773</text:p>
          </table:table-cell>
          <table:table-cell office:value-type="float" office:value="0.310178761103576" calcext:value-type="float">
            <text:p>0.310178761103576</text:p>
          </table:table-cell>
          <table:table-cell office:value-type="float" office:value="0.631258469159977" calcext:value-type="float">
            <text:p>0.631258469159977</text:p>
          </table:table-cell>
          <table:table-cell office:value-type="float" office:value="0.0296260526288247" calcext:value-type="float">
            <text:p>0.029626052628825</text:p>
          </table:table-cell>
          <table:table-cell office:value-type="float" office:value="0.24544612387223" calcext:value-type="float">
            <text:p>0.24544612387223</text:p>
          </table:table-cell>
          <table:table-cell office:value-type="float" office:value="0.218770958539844" calcext:value-type="float">
            <text:p>0.218770958539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29</text:p>
          </table:table-cell>
          <table:table-cell table:number-columns-repeated="990"/>
        </table:table-row>
        <table:table-row table:style-name="ro2">
          <table:table-cell office:value-type="float" office:value="509.384863917201" calcext:value-type="float">
            <text:p>509.384863917201</text:p>
          </table:table-cell>
          <table:table-cell office:value-type="float" office:value="4.19517499287922" calcext:value-type="float">
            <text:p>4.19517499287922</text:p>
          </table:table-cell>
          <table:table-cell office:value-type="string" calcext:value-type="string">
            <text:p>C26H56NO6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ysoPC(O-18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456364" calcext:value-type="float">
            <text:p>456364</text:p>
          </table:table-cell>
          <table:table-cell office:value-type="float" office:value="0.641032939380548" calcext:value-type="float">
            <text:p>0.641032939380548</text:p>
          </table:table-cell>
          <table:table-cell office:value-type="float" office:value="0.607574929195658" calcext:value-type="float">
            <text:p>0.607574929195658</text:p>
          </table:table-cell>
          <table:table-cell office:value-type="float" office:value="0.6860419086398" calcext:value-type="float">
            <text:p>0.6860419086398</text:p>
          </table:table-cell>
          <table:table-cell office:value-type="float" office:value="1" calcext:value-type="float">
            <text:p>1</text:p>
          </table:table-cell>
          <table:table-cell office:value-type="float" office:value="0.0202442353463442" calcext:value-type="float">
            <text:p>0.020244235346344</text:p>
          </table:table-cell>
          <table:table-cell office:value-type="float" office:value="0.00973670071202879" calcext:value-type="float">
            <text:p>0.009736700712029</text:p>
          </table:table-cell>
          <table:table-cell office:value-type="float" office:value="0.0226813351280414" calcext:value-type="float">
            <text:p>0.022681335128041</text:p>
          </table:table-cell>
          <table:table-cell office:value-type="float" office:value="1" calcext:value-type="float">
            <text:p>1</text:p>
          </table:table-cell>
          <table:table-cell office:value-type="float" office:value="258911.234375" calcext:value-type="float">
            <text:p>258911.234375</text:p>
          </table:table-cell>
          <table:table-cell office:value-type="float" office:value="245397.646875" calcext:value-type="float">
            <text:p>245397.646875</text:p>
          </table:table-cell>
          <table:table-cell office:value-type="float" office:value="277090.21875" calcext:value-type="float">
            <text:p>277090.21875</text:p>
          </table:table-cell>
          <table:table-cell office:value-type="float" office:value="403896.927083333" calcext:value-type="float">
            <text:p>403896.927083333</text:p>
          </table:table-cell>
          <table:table-cell office:value-type="float" office:value="20451.9087653172" calcext:value-type="float">
            <text:p>20451.9087653172</text:p>
          </table:table-cell>
          <table:table-cell office:value-type="float" office:value="73613.9942345941" calcext:value-type="float">
            <text:p>73613.9942345941</text:p>
          </table:table-cell>
          <table:table-cell office:value-type="float" office:value="56603.4634398755" calcext:value-type="float">
            <text:p>56603.4634398755</text:p>
          </table:table-cell>
          <table:table-cell office:value-type="float" office:value="45787.0956168301" calcext:value-type="float">
            <text:p>45787.0956168301</text:p>
          </table:table-cell>
          <table:table-cell office:value-type="float" office:value="0.0789919711853645" calcext:value-type="float">
            <text:p>0.078991971185365</text:p>
          </table:table-cell>
          <table:table-cell office:value-type="float" office:value="0.299978403102176" calcext:value-type="float">
            <text:p>0.299978403102176</text:p>
          </table:table-cell>
          <table:table-cell office:value-type="float" office:value="0.204278100090372" calcext:value-type="float">
            <text:p>0.204278100090372</text:p>
          </table:table-cell>
          <table:table-cell office:value-type="float" office:value="0.113363317585685" calcext:value-type="float">
            <text:p>0.113363317585685</text:p>
          </table:table-cell>
          <table:table-cell office:value-type="float" office:value="8.35905977578298" calcext:value-type="float">
            <text:p>8.35905977578298</text:p>
          </table:table-cell>
          <table:table-cell office:value-type="float" office:value="3.34270433852516" calcext:value-type="float">
            <text:p>3.34270433852516</text:p>
          </table:table-cell>
          <table:table-cell office:value-type="float" office:value="3.03371638729892" calcext:value-type="float">
            <text:p>3.03371638729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24</text:p>
          </table:table-cell>
          <table:table-cell table:number-columns-repeated="990"/>
        </table:table-row>
        <table:table-row table:style-name="ro2">
          <table:table-cell office:value-type="float" office:value="551.395481600622" calcext:value-type="float">
            <text:p>551.395481600622</text:p>
          </table:table-cell>
          <table:table-cell office:value-type="float" office:value="4.07506404675935" calcext:value-type="float">
            <text:p>4.07506404675935</text:p>
          </table:table-cell>
          <table:table-cell office:value-type="string" calcext:value-type="string">
            <text:p>C28H58NO7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ysoPC(20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985071" calcext:value-type="float">
            <text:p>985071</text:p>
          </table:table-cell>
          <table:table-cell office:value-type="float" office:value="0.893876126461487" calcext:value-type="float">
            <text:p>0.893876126461487</text:p>
          </table:table-cell>
          <table:table-cell office:value-type="float" office:value="0.126619347850493" calcext:value-type="float">
            <text:p>0.126619347850493</text:p>
          </table:table-cell>
          <table:table-cell office:value-type="float" office:value="0.654976637233697" calcext:value-type="float">
            <text:p>0.654976637233697</text:p>
          </table:table-cell>
          <table:table-cell office:value-type="float" office:value="1" calcext:value-type="float">
            <text:p>1</text:p>
          </table:table-cell>
          <table:table-cell office:value-type="float" office:value="0.187429149198563" calcext:value-type="float">
            <text:p>0.187429149198563</text:p>
          </table:table-cell>
          <table:table-cell office:value-type="float" office:value="0.0000433431704578934" calcext:value-type="float">
            <text:p>4.33431704578934E-05</text:p>
          </table:table-cell>
          <table:table-cell office:value-type="float" office:value="0.0682502225119929" calcext:value-type="float">
            <text:p>0.068250222511993</text:p>
          </table:table-cell>
          <table:table-cell office:value-type="float" office:value="1" calcext:value-type="float">
            <text:p>1</text:p>
          </table:table-cell>
          <table:table-cell office:value-type="float" office:value="823561.875" calcext:value-type="float">
            <text:p>823561.875</text:p>
          </table:table-cell>
          <table:table-cell office:value-type="float" office:value="116659.19296875" calcext:value-type="float">
            <text:p>116659.19296875</text:p>
          </table:table-cell>
          <table:table-cell office:value-type="float" office:value="603454.7421875" calcext:value-type="float">
            <text:p>603454.7421875</text:p>
          </table:table-cell>
          <table:table-cell office:value-type="float" office:value="921337.8125" calcext:value-type="float">
            <text:p>921337.8125</text:p>
          </table:table-cell>
          <table:table-cell office:value-type="float" office:value="94368.6008530843" calcext:value-type="float">
            <text:p>94368.6008530843</text:p>
          </table:table-cell>
          <table:table-cell office:value-type="float" office:value="141019.11389586" calcext:value-type="float">
            <text:p>141019.11389586</text:p>
          </table:table-cell>
          <table:table-cell office:value-type="float" office:value="235435.713561903" calcext:value-type="float">
            <text:p>235435.713561903</text:p>
          </table:table-cell>
          <table:table-cell office:value-type="float" office:value="74708.2846317669" calcext:value-type="float">
            <text:p>74708.2846317669</text:p>
          </table:table-cell>
          <table:table-cell office:value-type="float" office:value="0.114585926956714" calcext:value-type="float">
            <text:p>0.114585926956714</text:p>
          </table:table-cell>
          <table:table-cell office:value-type="float" office:value="1.20881269882979" calcext:value-type="float">
            <text:p>1.20881269882979</text:p>
          </table:table-cell>
          <table:table-cell office:value-type="float" office:value="0.390146430382597" calcext:value-type="float">
            <text:p>0.390146430382597</text:p>
          </table:table-cell>
          <table:table-cell office:value-type="float" office:value="0.0810867454023731" calcext:value-type="float">
            <text:p>0.081086745402373</text:p>
          </table:table-cell>
          <table:table-cell office:value-type="float" office:value="0.659922132010391" calcext:value-type="float">
            <text:p>0.659922132010391</text:p>
          </table:table-cell>
          <table:table-cell office:value-type="float" office:value="25.4246443948529" calcext:value-type="float">
            <text:p>25.4246443948529</text:p>
          </table:table-cell>
          <table:table-cell office:value-type="float" office:value="1.65624468583684" calcext:value-type="float">
            <text:p>1.65624468583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24</text:p>
          </table:table-cell>
          <table:table-cell table:number-columns-repeated="990"/>
        </table:table-row>
        <table:table-row table:style-name="ro2">
          <table:table-cell office:value-type="float" office:value="517.316650506943" calcext:value-type="float">
            <text:p>517.316650506943</text:p>
          </table:table-cell>
          <table:table-cell office:value-type="float" office:value="4.2210099919637" calcext:value-type="float">
            <text:p>4.2210099919637</text:p>
          </table:table-cell>
          <table:table-cell office:value-type="string" calcext:value-type="string">
            <text:p>C26H48NO7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C(18:3)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537837" calcext:value-type="float">
            <text:p>537837</text:p>
          </table:table-cell>
          <table:table-cell office:value-type="float" office:value="0.853497192143883" calcext:value-type="float">
            <text:p>0.853497192143883</text:p>
          </table:table-cell>
          <table:table-cell office:value-type="float" office:value="0.405058002910161" calcext:value-type="float">
            <text:p>0.405058002910161</text:p>
          </table:table-cell>
          <table:table-cell office:value-type="float" office:value="0.555880596671184" calcext:value-type="float">
            <text:p>0.555880596671184</text:p>
          </table:table-cell>
          <table:table-cell office:value-type="float" office:value="1" calcext:value-type="float">
            <text:p>1</text:p>
          </table:table-cell>
          <table:table-cell office:value-type="float" office:value="0.423696604656446" calcext:value-type="float">
            <text:p>0.423696604656446</text:p>
          </table:table-cell>
          <table:table-cell office:value-type="float" office:value="0.037246182647385" calcext:value-type="float">
            <text:p>0.037246182647385</text:p>
          </table:table-cell>
          <table:table-cell office:value-type="float" office:value="0.069894977049964" calcext:value-type="float">
            <text:p>0.069894977049964</text:p>
          </table:table-cell>
          <table:table-cell office:value-type="float" office:value="1" calcext:value-type="float">
            <text:p>1</text:p>
          </table:table-cell>
          <table:table-cell office:value-type="float" office:value="360168.3203125" calcext:value-type="float">
            <text:p>360168.3203125</text:p>
          </table:table-cell>
          <table:table-cell office:value-type="float" office:value="170930.9203125" calcext:value-type="float">
            <text:p>170930.9203125</text:p>
          </table:table-cell>
          <table:table-cell office:value-type="float" office:value="234576.73046875" calcext:value-type="float">
            <text:p>234576.73046875</text:p>
          </table:table-cell>
          <table:table-cell office:value-type="float" office:value="421991.21875" calcext:value-type="float">
            <text:p>421991.21875</text:p>
          </table:table-cell>
          <table:table-cell office:value-type="float" office:value="47359.963162151" calcext:value-type="float">
            <text:p>47359.963162151</text:p>
          </table:table-cell>
          <table:table-cell office:value-type="float" office:value="59004.5341162443" calcext:value-type="float">
            <text:p>59004.5341162443</text:p>
          </table:table-cell>
          <table:table-cell office:value-type="float" office:value="64394.5169464591" calcext:value-type="float">
            <text:p>64394.5169464591</text:p>
          </table:table-cell>
          <table:table-cell office:value-type="float" office:value="105626.959465428" calcext:value-type="float">
            <text:p>105626.959465428</text:p>
          </table:table-cell>
          <table:table-cell office:value-type="float" office:value="0.131493972376746" calcext:value-type="float">
            <text:p>0.131493972376746</text:p>
          </table:table-cell>
          <table:table-cell office:value-type="float" office:value="0.345195205223085" calcext:value-type="float">
            <text:p>0.345195205223085</text:p>
          </table:table-cell>
          <table:table-cell office:value-type="float" office:value="0.274513660488748" calcext:value-type="float">
            <text:p>0.274513660488748</text:p>
          </table:table-cell>
          <table:table-cell office:value-type="float" office:value="0.250306060344835" calcext:value-type="float">
            <text:p>0.250306060344835</text:p>
          </table:table-cell>
          <table:table-cell office:value-type="float" office:value="0.285228721913752" calcext:value-type="float">
            <text:p>0.285228721913752</text:p>
          </table:table-cell>
          <table:table-cell office:value-type="float" office:value="4.30582966811605" calcext:value-type="float">
            <text:p>4.30582966811605</text:p>
          </table:table-cell>
          <table:table-cell office:value-type="float" office:value="2.2951424287892" calcext:value-type="float">
            <text:p>2.2951424287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22</text:p>
          </table:table-cell>
          <table:table-cell table:number-columns-repeated="990"/>
        </table:table-row>
        <table:table-row table:style-name="ro2">
          <table:table-cell office:value-type="float" office:value="467.301317243453" calcext:value-type="float">
            <text:p>467.301317243453</text:p>
          </table:table-cell>
          <table:table-cell office:value-type="float" office:value="4.33336669921875" calcext:value-type="float">
            <text:p>4.33336669921875</text:p>
          </table:table-cell>
          <table:table-cell office:value-type="string" calcext:value-type="string">
            <text:p>C22H46NO7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(17: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330721" calcext:value-type="float">
            <text:p>330721</text:p>
          </table:table-cell>
          <table:table-cell office:value-type="float" office:value="0.813696564986673" calcext:value-type="float">
            <text:p>0.813696564986673</text:p>
          </table:table-cell>
          <table:table-cell office:value-type="float" office:value="0.633548995917156" calcext:value-type="float">
            <text:p>0.633548995917156</text:p>
          </table:table-cell>
          <table:table-cell office:value-type="float" office:value="0.538361985332699" calcext:value-type="float">
            <text:p>0.538361985332699</text:p>
          </table:table-cell>
          <table:table-cell office:value-type="float" office:value="1" calcext:value-type="float">
            <text:p>1</text:p>
          </table:table-cell>
          <table:table-cell office:value-type="float" office:value="0.310939812949337" calcext:value-type="float">
            <text:p>0.310939812949337</text:p>
          </table:table-cell>
          <table:table-cell office:value-type="float" office:value="0.104294275394298" calcext:value-type="float">
            <text:p>0.104294275394298</text:p>
          </table:table-cell>
          <table:table-cell office:value-type="float" office:value="0.0676879394553642" calcext:value-type="float">
            <text:p>0.067687939455364</text:p>
          </table:table-cell>
          <table:table-cell office:value-type="float" office:value="1" calcext:value-type="float">
            <text:p>1</text:p>
          </table:table-cell>
          <table:table-cell office:value-type="float" office:value="215669.9609375" calcext:value-type="float">
            <text:p>215669.9609375</text:p>
          </table:table-cell>
          <table:table-cell office:value-type="float" office:value="167921.9171875" calcext:value-type="float">
            <text:p>167921.9171875</text:p>
          </table:table-cell>
          <table:table-cell office:value-type="float" office:value="142692.63671875" calcext:value-type="float">
            <text:p>142692.63671875</text:p>
          </table:table-cell>
          <table:table-cell office:value-type="float" office:value="265049.614583333" calcext:value-type="float">
            <text:p>265049.614583333</text:p>
          </table:table-cell>
          <table:table-cell office:value-type="float" office:value="36063.7226663998" calcext:value-type="float">
            <text:p>36063.7226663998</text:p>
          </table:table-cell>
          <table:table-cell office:value-type="float" office:value="72950.5374244623" calcext:value-type="float">
            <text:p>72950.5374244623</text:p>
          </table:table-cell>
          <table:table-cell office:value-type="float" office:value="21380.3803075064" calcext:value-type="float">
            <text:p>21380.3803075064</text:p>
          </table:table-cell>
          <table:table-cell office:value-type="float" office:value="62946.0267788715" calcext:value-type="float">
            <text:p>62946.0267788715</text:p>
          </table:table-cell>
          <table:table-cell office:value-type="float" office:value="0.167217179943065" calcext:value-type="float">
            <text:p>0.167217179943065</text:p>
          </table:table-cell>
          <table:table-cell office:value-type="float" office:value="0.434431303824422" calcext:value-type="float">
            <text:p>0.434431303824422</text:p>
          </table:table-cell>
          <table:table-cell office:value-type="float" office:value="0.149835203827984" calcext:value-type="float">
            <text:p>0.149835203827984</text:p>
          </table:table-cell>
          <table:table-cell office:value-type="float" office:value="0.237487712924332" calcext:value-type="float">
            <text:p>0.237487712924332</text:p>
          </table:table-cell>
          <table:table-cell office:value-type="float" office:value="0.463318537303868" calcext:value-type="float">
            <text:p>0.463318537303868</text:p>
          </table:table-cell>
          <table:table-cell office:value-type="float" office:value="1.0161360054689" calcext:value-type="float">
            <text:p>1.0161360054689</text:p>
          </table:table-cell>
          <table:table-cell office:value-type="float" office:value="3.38767503614777" calcext:value-type="float">
            <text:p>3.38767503614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33</text:p>
          </table:table-cell>
          <table:table-cell table:number-columns-repeated="990"/>
        </table:table-row>
        <table:table-row table:style-name="ro2">
          <table:table-cell office:value-type="float" office:value="493.31700194558" calcext:value-type="float">
            <text:p>493.31700194558</text:p>
          </table:table-cell>
          <table:table-cell office:value-type="float" office:value="4.26499497731527" calcext:value-type="float">
            <text:p>4.26499497731527</text:p>
          </table:table-cell>
          <table:table-cell office:value-type="string" calcext:value-type="string">
            <text:p>C24H48NO7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soPC(16:1(9Z)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502051" calcext:value-type="float">
            <text:p>502051</text:p>
          </table:table-cell>
          <table:table-cell office:value-type="float" office:value="0.857011956530459" calcext:value-type="float">
            <text:p>0.857011956530459</text:p>
          </table:table-cell>
          <table:table-cell office:value-type="float" office:value="0.407830471125858" calcext:value-type="float">
            <text:p>0.407830471125858</text:p>
          </table:table-cell>
          <table:table-cell office:value-type="float" office:value="0.531587439042505" calcext:value-type="float">
            <text:p>0.531587439042505</text:p>
          </table:table-cell>
          <table:table-cell office:value-type="float" office:value="1" calcext:value-type="float">
            <text:p>1</text:p>
          </table:table-cell>
          <table:table-cell office:value-type="float" office:value="0.39301624234499" calcext:value-type="float">
            <text:p>0.39301624234499</text:p>
          </table:table-cell>
          <table:table-cell office:value-type="float" office:value="0.0221885582314114" calcext:value-type="float">
            <text:p>0.022188558231411</text:p>
          </table:table-cell>
          <table:table-cell office:value-type="float" office:value="0.0457002761412929" calcext:value-type="float">
            <text:p>0.045700276141293</text:p>
          </table:table-cell>
          <table:table-cell office:value-type="float" office:value="1" calcext:value-type="float">
            <text:p>1</text:p>
          </table:table-cell>
          <table:table-cell office:value-type="float" office:value="367204.359375" calcext:value-type="float">
            <text:p>367204.359375</text:p>
          </table:table-cell>
          <table:table-cell office:value-type="float" office:value="174743.334375" calcext:value-type="float">
            <text:p>174743.334375</text:p>
          </table:table-cell>
          <table:table-cell office:value-type="float" office:value="227769.546875" calcext:value-type="float">
            <text:p>227769.546875</text:p>
          </table:table-cell>
          <table:table-cell office:value-type="float" office:value="428470.520833333" calcext:value-type="float">
            <text:p>428470.520833333</text:p>
          </table:table-cell>
          <table:table-cell office:value-type="float" office:value="37145.2293979943" calcext:value-type="float">
            <text:p>37145.2293979943</text:p>
          </table:table-cell>
          <table:table-cell office:value-type="float" office:value="82398.4409225878" calcext:value-type="float">
            <text:p>82398.4409225878</text:p>
          </table:table-cell>
          <table:table-cell office:value-type="float" office:value="77691.8360904026" calcext:value-type="float">
            <text:p>77691.8360904026</text:p>
          </table:table-cell>
          <table:table-cell office:value-type="float" office:value="97567.3788971782" calcext:value-type="float">
            <text:p>97567.3788971782</text:p>
          </table:table-cell>
          <table:table-cell office:value-type="float" office:value="0.10115683120216" calcext:value-type="float">
            <text:p>0.10115683120216</text:p>
          </table:table-cell>
          <table:table-cell office:value-type="float" office:value="0.471539822776647" calcext:value-type="float">
            <text:p>0.471539822776647</text:p>
          </table:table-cell>
          <table:table-cell office:value-type="float" office:value="0.341098435485934" calcext:value-type="float">
            <text:p>0.341098435485934</text:p>
          </table:table-cell>
          <table:table-cell office:value-type="float" office:value="0.22771083225847" calcext:value-type="float">
            <text:p>0.22771083225847</text:p>
          </table:table-cell>
          <table:table-cell office:value-type="float" office:value="0.344388193773418" calcext:value-type="float">
            <text:p>0.344388193773418</text:p>
          </table:table-cell>
          <table:table-cell office:value-type="float" office:value="3.94738449546548" calcext:value-type="float">
            <text:p>3.94738449546548</text:p>
          </table:table-cell>
          <table:table-cell office:value-type="float" office:value="2.58950863181918" calcext:value-type="float">
            <text:p>2.58950863181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23</text:p>
          </table:table-cell>
          <table:table-cell table:number-columns-repeated="990"/>
        </table:table-row>
        <table:table-row table:style-name="ro2">
          <table:table-cell office:value-type="float" office:value="507.333087996396" calcext:value-type="float">
            <text:p>507.333087996396</text:p>
          </table:table-cell>
          <table:table-cell office:value-type="float" office:value="4.23549471403422" calcext:value-type="float">
            <text:p>4.23549471403422</text:p>
          </table:table-cell>
          <table:table-cell office:value-type="string" calcext:value-type="string">
            <text:p>C25H50NO7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ysoPE(20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203720" calcext:value-type="float">
            <text:p>203720</text:p>
          </table:table-cell>
          <table:table-cell office:value-type="float" office:value="0.87472676020418" calcext:value-type="float">
            <text:p>0.87472676020418</text:p>
          </table:table-cell>
          <table:table-cell office:value-type="float" office:value="0.35640044869677" calcext:value-type="float">
            <text:p>0.35640044869677</text:p>
          </table:table-cell>
          <table:table-cell office:value-type="float" office:value="0.51095629218634" calcext:value-type="float">
            <text:p>0.51095629218634</text:p>
          </table:table-cell>
          <table:table-cell office:value-type="float" office:value="1" calcext:value-type="float">
            <text:p>1</text:p>
          </table:table-cell>
          <table:table-cell office:value-type="float" office:value="0.332273462328311" calcext:value-type="float">
            <text:p>0.332273462328311</text:p>
          </table:table-cell>
          <table:table-cell office:value-type="float" office:value="0.00616466656931813" calcext:value-type="float">
            <text:p>0.006164666569318</text:p>
          </table:table-cell>
          <table:table-cell office:value-type="float" office:value="0.0216758074069521" calcext:value-type="float">
            <text:p>0.021675807406952</text:p>
          </table:table-cell>
          <table:table-cell office:value-type="float" office:value="1" calcext:value-type="float">
            <text:p>1</text:p>
          </table:table-cell>
          <table:table-cell office:value-type="float" office:value="156701.88671875" calcext:value-type="float">
            <text:p>156701.88671875</text:p>
          </table:table-cell>
          <table:table-cell office:value-type="float" office:value="63846.93515625" calcext:value-type="float">
            <text:p>63846.93515625</text:p>
          </table:table-cell>
          <table:table-cell office:value-type="float" office:value="91534.658203125" calcext:value-type="float">
            <text:p>91534.658203125</text:p>
          </table:table-cell>
          <table:table-cell office:value-type="float" office:value="179143.8125" calcext:value-type="float">
            <text:p>179143.8125</text:p>
          </table:table-cell>
          <table:table-cell office:value-type="float" office:value="25021.8781697763" calcext:value-type="float">
            <text:p>25021.8781697763</text:p>
          </table:table-cell>
          <table:table-cell office:value-type="float" office:value="50930.5243072857" calcext:value-type="float">
            <text:p>50930.5243072857</text:p>
          </table:table-cell>
          <table:table-cell office:value-type="float" office:value="42179.1736056139" calcext:value-type="float">
            <text:p>42179.1736056139</text:p>
          </table:table-cell>
          <table:table-cell office:value-type="float" office:value="28010.4336679626" calcext:value-type="float">
            <text:p>28010.4336679626</text:p>
          </table:table-cell>
          <table:table-cell office:value-type="float" office:value="0.159678218901638" calcext:value-type="float">
            <text:p>0.159678218901638</text:p>
          </table:table-cell>
          <table:table-cell office:value-type="float" office:value="0.797697245492607" calcext:value-type="float">
            <text:p>0.797697245492607</text:p>
          </table:table-cell>
          <table:table-cell office:value-type="float" office:value="0.460800033928284" calcext:value-type="float">
            <text:p>0.460800033928284</text:p>
          </table:table-cell>
          <table:table-cell office:value-type="float" office:value="0.156357248833044" calcext:value-type="float">
            <text:p>0.156357248833044</text:p>
          </table:table-cell>
          <table:table-cell office:value-type="float" office:value="0.357019641471867" calcext:value-type="float">
            <text:p>0.357019641471867</text:p>
          </table:table-cell>
          <table:table-cell office:value-type="float" office:value="3.93469270375951" calcext:value-type="float">
            <text:p>3.93469270375951</text:p>
          </table:table-cell>
          <table:table-cell office:value-type="float" office:value="2.9939004075584" calcext:value-type="float">
            <text:p>2.9939004075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33</text:p>
          </table:table-cell>
          <table:table-cell table:number-columns-repeated="990"/>
        </table:table-row>
        <table:table-row table:style-name="ro2">
          <table:table-cell office:value-type="float" office:value="495.332809296094" calcext:value-type="float">
            <text:p>495.332809296094</text:p>
          </table:table-cell>
          <table:table-cell office:value-type="float" office:value="7.34339668273925" calcext:value-type="float">
            <text:p>7.34339668273925</text:p>
          </table:table-cell>
          <table:table-cell office:value-type="string" calcext:value-type="string">
            <text:p>C24H50NO7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(19:0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ethanolamines</text:p>
          </table:table-cell>
          <table:table-cell office:value-type="float" office:value="17585380" calcext:value-type="float">
            <text:p>17585380</text:p>
          </table:table-cell>
          <table:table-cell office:value-type="float" office:value="0.74131571068864" calcext:value-type="float">
            <text:p>0.74131571068864</text:p>
          </table:table-cell>
          <table:table-cell office:value-type="float" office:value="0.233626528571147" calcext:value-type="float">
            <text:p>0.233626528571147</text:p>
          </table:table-cell>
          <table:table-cell office:value-type="float" office:value="0.456887841532891" calcext:value-type="float">
            <text:p>0.456887841532891</text:p>
          </table:table-cell>
          <table:table-cell office:value-type="float" office:value="1" calcext:value-type="float">
            <text:p>1</text:p>
          </table:table-cell>
          <table:table-cell office:value-type="float" office:value="0.0932080638407159" calcext:value-type="float">
            <text:p>0.093208063840716</text:p>
          </table:table-cell>
          <table:table-cell office:value-type="float" office:value="0.00220137460849929" calcext:value-type="float">
            <text:p>0.002201374608499</text:p>
          </table:table-cell>
          <table:table-cell office:value-type="float" office:value="0.0104885082753238" calcext:value-type="float">
            <text:p>0.010488508275324</text:p>
          </table:table-cell>
          <table:table-cell office:value-type="float" office:value="1" calcext:value-type="float">
            <text:p>1</text:p>
          </table:table-cell>
          <table:table-cell office:value-type="float" office:value="11150074.5" calcext:value-type="float">
            <text:p>11150074.5</text:p>
          </table:table-cell>
          <table:table-cell office:value-type="float" office:value="3513959.25" calcext:value-type="float">
            <text:p>3513959.25</text:p>
          </table:table-cell>
          <table:table-cell office:value-type="float" office:value="6872016.0625" calcext:value-type="float">
            <text:p>6872016.0625</text:p>
          </table:table-cell>
          <table:table-cell office:value-type="float" office:value="15040925.6666667" calcext:value-type="float">
            <text:p>15040925.6666667</text:p>
          </table:table-cell>
          <table:table-cell office:value-type="float" office:value="1740807.97582512" calcext:value-type="float">
            <text:p>1740807.97582512</text:p>
          </table:table-cell>
          <table:table-cell office:value-type="float" office:value="2669345.36964632" calcext:value-type="float">
            <text:p>2669345.36964632</text:p>
          </table:table-cell>
          <table:table-cell office:value-type="float" office:value="2694623.02977527" calcext:value-type="float">
            <text:p>2694623.02977527</text:p>
          </table:table-cell>
          <table:table-cell office:value-type="float" office:value="2497463.26322217" calcext:value-type="float">
            <text:p>2497463.26322217</text:p>
          </table:table-cell>
          <table:table-cell office:value-type="float" office:value="0.15612523269016" calcext:value-type="float">
            <text:p>0.15612523269016</text:p>
          </table:table-cell>
          <table:table-cell office:value-type="float" office:value="0.75964038844398" calcext:value-type="float">
            <text:p>0.75964038844398</text:p>
          </table:table-cell>
          <table:table-cell office:value-type="float" office:value="0.392115356726187" calcext:value-type="float">
            <text:p>0.392115356726187</text:p>
          </table:table-cell>
          <table:table-cell office:value-type="float" office:value="0.166044518706517" calcext:value-type="float">
            <text:p>0.166044518706517</text:p>
          </table:table-cell>
          <table:table-cell office:value-type="float" office:value="1.63348677320335" calcext:value-type="float">
            <text:p>1.63348677320335</text:p>
          </table:table-cell>
          <table:table-cell office:value-type="float" office:value="9.94340079391497" calcext:value-type="float">
            <text:p>9.94340079391497</text:p>
          </table:table-cell>
          <table:table-cell office:value-type="float" office:value="4.9436599353346" calcext:value-type="float">
            <text:p>4.9436599353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28</text:p>
          </table:table-cell>
          <table:table-cell table:number-columns-repeated="990"/>
        </table:table-row>
        <table:table-row table:style-name="ro2">
          <table:table-cell office:value-type="float" office:value="523.364108774903" calcext:value-type="float">
            <text:p>523.364108774903</text:p>
          </table:table-cell>
          <table:table-cell office:value-type="float" office:value="5.31093335469563" calcext:value-type="float">
            <text:p>5.31093335469563</text:p>
          </table:table-cell>
          <table:table-cell office:value-type="string" calcext:value-type="string">
            <text:p>C26H54NO7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ysoPC(0:0/18:0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ocholines</text:p>
          </table:table-cell>
          <table:table-cell office:value-type="float" office:value="498770" calcext:value-type="float">
            <text:p>498770</text:p>
          </table:table-cell>
          <table:table-cell office:value-type="float" office:value="0.567373886140893" calcext:value-type="float">
            <text:p>0.567373886140893</text:p>
          </table:table-cell>
          <table:table-cell office:value-type="float" office:value="0.132700218551422" calcext:value-type="float">
            <text:p>0.132700218551422</text:p>
          </table:table-cell>
          <table:table-cell office:value-type="float" office:value="0.43221524457955" calcext:value-type="float">
            <text:p>0.43221524457955</text:p>
          </table:table-cell>
          <table:table-cell office:value-type="float" office:value="1" calcext:value-type="float">
            <text:p>1</text:p>
          </table:table-cell>
          <table:table-cell office:value-type="float" office:value="0.145687569278693" calcext:value-type="float">
            <text:p>0.145687569278693</text:p>
          </table:table-cell>
          <table:table-cell office:value-type="float" office:value="0.0305329089026426" calcext:value-type="float">
            <text:p>0.030532908902643</text:p>
          </table:table-cell>
          <table:table-cell office:value-type="float" office:value="0.0795748840298109" calcext:value-type="float">
            <text:p>0.079574884029811</text:p>
          </table:table-cell>
          <table:table-cell office:value-type="float" office:value="1" calcext:value-type="float">
            <text:p>1</text:p>
          </table:table-cell>
          <table:table-cell office:value-type="float" office:value="205049.9921875" calcext:value-type="float">
            <text:p>205049.9921875</text:p>
          </table:table-cell>
          <table:table-cell office:value-type="float" office:value="47958.1091796875" calcext:value-type="float">
            <text:p>47958.1091796875</text:p>
          </table:table-cell>
          <table:table-cell office:value-type="float" office:value="156203.404296875" calcext:value-type="float">
            <text:p>156203.404296875</text:p>
          </table:table-cell>
          <table:table-cell office:value-type="float" office:value="361401.885416667" calcext:value-type="float">
            <text:p>361401.885416667</text:p>
          </table:table-cell>
          <table:table-cell office:value-type="float" office:value="31739.1434234651" calcext:value-type="float">
            <text:p>31739.1434234651</text:p>
          </table:table-cell>
          <table:table-cell office:value-type="float" office:value="62897.6997844077" calcext:value-type="float">
            <text:p>62897.6997844077</text:p>
          </table:table-cell>
          <table:table-cell office:value-type="float" office:value="58590.210042033" calcext:value-type="float">
            <text:p>58590.210042033</text:p>
          </table:table-cell>
          <table:table-cell office:value-type="float" office:value="119578.712367074" calcext:value-type="float">
            <text:p>119578.712367074</text:p>
          </table:table-cell>
          <table:table-cell office:value-type="float" office:value="0.15478734275904" calcext:value-type="float">
            <text:p>0.15478734275904</text:p>
          </table:table-cell>
          <table:table-cell office:value-type="float" office:value="1.31151333654013" calcext:value-type="float">
            <text:p>1.31151333654013</text:p>
          </table:table-cell>
          <table:table-cell office:value-type="float" office:value="0.375089200557232" calcext:value-type="float">
            <text:p>0.375089200557232</text:p>
          </table:table-cell>
          <table:table-cell office:value-type="float" office:value="0.330874622386682" calcext:value-type="float">
            <text:p>0.330874622386682</text:p>
          </table:table-cell>
          <table:table-cell office:value-type="float" office:value="1.59709977229263" calcext:value-type="float">
            <text:p>1.59709977229263</text:p>
          </table:table-cell>
          <table:table-cell office:value-type="float" office:value="5.38186706145969" calcext:value-type="float">
            <text:p>5.38186706145969</text:p>
          </table:table-cell>
          <table:table-cell office:value-type="float" office:value="2.37461644729665" calcext:value-type="float">
            <text:p>2.37461644729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04</text:p>
          </table:table-cell>
          <table:table-cell table:number-columns-repeated="990"/>
        </table:table-row>
        <table:table-row table:style-name="ro2">
          <table:table-cell office:value-type="float" office:value="410.243151424982" calcext:value-type="float">
            <text:p>410.243151424982</text:p>
          </table:table-cell>
          <table:table-cell office:value-type="float" office:value="7.32605753580728" calcext:value-type="float">
            <text:p>7.32605753580728</text:p>
          </table:table-cell>
          <table:table-cell office:value-type="string" calcext:value-type="string">
            <text:p>C19H39O7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PA(16:0/0:0)] 1-hexadecanoyl-2-sn-glycero-3-phosph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Glycerophospholipids</text:p>
          </table:table-cell>
          <table:table-cell office:value-type="string" calcext:value-type="string">
            <text:p>Glycerophosphates</text:p>
          </table:table-cell>
          <table:table-cell office:value-type="float" office:value="820672" calcext:value-type="float">
            <text:p>820672</text:p>
          </table:table-cell>
          <table:table-cell office:value-type="float" office:value="0.646552705651001" calcext:value-type="float">
            <text:p>0.646552705651001</text:p>
          </table:table-cell>
          <table:table-cell office:value-type="float" office:value="0.208954268594545" calcext:value-type="float">
            <text:p>0.208954268594545</text:p>
          </table:table-cell>
          <table:table-cell office:value-type="float" office:value="0.41150436292097" calcext:value-type="float">
            <text:p>0.41150436292097</text:p>
          </table:table-cell>
          <table:table-cell office:value-type="float" office:value="1" calcext:value-type="float">
            <text:p>1</text:p>
          </table:table-cell>
          <table:table-cell office:value-type="float" office:value="0.0263242475812238" calcext:value-type="float">
            <text:p>0.026324247581224</text:p>
          </table:table-cell>
          <table:table-cell office:value-type="float" office:value="0.000622765501598185" calcext:value-type="float">
            <text:p>0.000622765501598</text:p>
          </table:table-cell>
          <table:table-cell office:value-type="float" office:value="0.00329614162200525" calcext:value-type="float">
            <text:p>0.003296141622005</text:p>
          </table:table-cell>
          <table:table-cell office:value-type="float" office:value="1" calcext:value-type="float">
            <text:p>1</text:p>
          </table:table-cell>
          <table:table-cell office:value-type="float" office:value="480915.9375" calcext:value-type="float">
            <text:p>480915.9375</text:p>
          </table:table-cell>
          <table:table-cell office:value-type="float" office:value="155423.428125" calcext:value-type="float">
            <text:p>155423.428125</text:p>
          </table:table-cell>
          <table:table-cell office:value-type="float" office:value="306083.33203125" calcext:value-type="float">
            <text:p>306083.33203125</text:p>
          </table:table-cell>
          <table:table-cell office:value-type="float" office:value="743815.520833333" calcext:value-type="float">
            <text:p>743815.520833333</text:p>
          </table:table-cell>
          <table:table-cell office:value-type="float" office:value="53066.2225131496" calcext:value-type="float">
            <text:p>53066.2225131496</text:p>
          </table:table-cell>
          <table:table-cell office:value-type="float" office:value="111998.335947193" calcext:value-type="float">
            <text:p>111998.335947193</text:p>
          </table:table-cell>
          <table:table-cell office:value-type="float" office:value="85850.7318550674" calcext:value-type="float">
            <text:p>85850.7318550674</text:p>
          </table:table-cell>
          <table:table-cell office:value-type="float" office:value="97787.8290194904" calcext:value-type="float">
            <text:p>97787.8290194904</text:p>
          </table:table-cell>
          <table:table-cell office:value-type="float" office:value="0.110344071333984" calcext:value-type="float">
            <text:p>0.110344071333984</text:p>
          </table:table-cell>
          <table:table-cell office:value-type="float" office:value="0.720601374569589" calcext:value-type="float">
            <text:p>0.720601374569589</text:p>
          </table:table-cell>
          <table:table-cell office:value-type="float" office:value="0.280481564563935" calcext:value-type="float">
            <text:p>0.280481564563935</text:p>
          </table:table-cell>
          <table:table-cell office:value-type="float" office:value="0.131467852284037" calcext:value-type="float">
            <text:p>0.131467852284037</text:p>
          </table:table-cell>
          <table:table-cell office:value-type="float" office:value="5.58357500334767" calcext:value-type="float">
            <text:p>5.58357500334767</text:p>
          </table:table-cell>
          <table:table-cell office:value-type="float" office:value="15.6610827837394" calcext:value-type="float">
            <text:p>15.6610827837394</text:p>
          </table:table-cell>
          <table:table-cell office:value-type="float" office:value="11.3158711131147" calcext:value-type="float">
            <text:p>11.3158711131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260</text:p>
          </table:table-cell>
          <table:table-cell table:number-columns-repeated="990"/>
        </table:table-row>
        <table:table-row table:style-name="ro2">
          <table:table-cell office:value-type="float" office:value="356.053456084248" calcext:value-type="float">
            <text:p>356.053456084248</text:p>
          </table:table-cell>
          <table:table-cell office:value-type="float" office:value="7.37479588826497" calcext:value-type="float">
            <text:p>7.37479588826497</text:p>
          </table:table-cell>
          <table:table-cell office:value-type="string" calcext:value-type="string">
            <text:p>C18H12O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Hydroxy-1,3-dimethoxy-8,9-methylenedioxycoumest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Polyketides</text:p>
          </table:table-cell>
          <table:table-cell office:value-type="string" calcext:value-type="string">
            <text:p>Flavonoids</text:p>
          </table:table-cell>
          <table:table-cell office:value-type="float" office:value="1199122" calcext:value-type="float">
            <text:p>1199122</text:p>
          </table:table-cell>
          <table:table-cell office:value-type="float" office:value="1.22040971088212" calcext:value-type="float">
            <text:p>1.22040971088212</text:p>
          </table:table-cell>
          <table:table-cell office:value-type="float" office:value="1.86701173455288" calcext:value-type="float">
            <text:p>1.86701173455288</text:p>
          </table:table-cell>
          <table:table-cell office:value-type="float" office:value="1.66272675910667" calcext:value-type="float">
            <text:p>1.66272675910667</text:p>
          </table:table-cell>
          <table:table-cell office:value-type="float" office:value="1" calcext:value-type="float">
            <text:p>1</text:p>
          </table:table-cell>
          <table:table-cell office:value-type="float" office:value="0.610969973614395" calcext:value-type="float">
            <text:p>0.610969973614395</text:p>
          </table:table-cell>
          <table:table-cell office:value-type="float" office:value="0.10037320127651" calcext:value-type="float">
            <text:p>0.10037320127651</text:p>
          </table:table-cell>
          <table:table-cell office:value-type="float" office:value="0.17126871070422" calcext:value-type="float">
            <text:p>0.17126871070422</text:p>
          </table:table-cell>
          <table:table-cell office:value-type="float" office:value="1" calcext:value-type="float">
            <text:p>1</text:p>
          </table:table-cell>
          <table:table-cell office:value-type="float" office:value="580106.1640625" calcext:value-type="float">
            <text:p>580106.1640625</text:p>
          </table:table-cell>
          <table:table-cell office:value-type="float" office:value="887460.175" calcext:value-type="float">
            <text:p>887460.175</text:p>
          </table:table-cell>
          <table:table-cell office:value-type="float" office:value="790355.921875" calcext:value-type="float">
            <text:p>790355.921875</text:p>
          </table:table-cell>
          <table:table-cell office:value-type="float" office:value="475337.223958333" calcext:value-type="float">
            <text:p>475337.223958333</text:p>
          </table:table-cell>
          <table:table-cell office:value-type="float" office:value="208571.825332949" calcext:value-type="float">
            <text:p>208571.825332949</text:p>
          </table:table-cell>
          <table:table-cell office:value-type="float" office:value="261244.641323954" calcext:value-type="float">
            <text:p>261244.641323954</text:p>
          </table:table-cell>
          <table:table-cell office:value-type="float" office:value="147901.373453814" calcext:value-type="float">
            <text:p>147901.373453814</text:p>
          </table:table-cell>
          <table:table-cell office:value-type="float" office:value="272551.725402346" calcext:value-type="float">
            <text:p>272551.725402346</text:p>
          </table:table-cell>
          <table:table-cell office:value-type="float" office:value="0.359540784521776" calcext:value-type="float">
            <text:p>0.359540784521776</text:p>
          </table:table-cell>
          <table:table-cell office:value-type="float" office:value="0.294373368724916" calcext:value-type="float">
            <text:p>0.294373368724916</text:p>
          </table:table-cell>
          <table:table-cell office:value-type="float" office:value="0.187132618811712" calcext:value-type="float">
            <text:p>0.187132618811712</text:p>
          </table:table-cell>
          <table:table-cell office:value-type="float" office:value="0.573386033462082" calcext:value-type="float">
            <text:p>0.573386033462082</text:p>
          </table:table-cell>
          <table:table-cell office:value-type="float" office:value="0.0931899402166673" calcext:value-type="float">
            <text:p>0.093189940216667</text:p>
          </table:table-cell>
          <table:table-cell office:value-type="float" office:value="1.19161935643225" calcext:value-type="float">
            <text:p>1.19161935643225</text:p>
          </table:table-cell>
          <table:table-cell office:value-type="float" office:value="1.03200441403705" calcext:value-type="float">
            <text:p>1.03200441403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475</text:p>
          </table:table-cell>
          <table:table-cell table:number-columns-repeated="990"/>
        </table:table-row>
        <table:table-row table:style-name="ro2">
          <table:table-cell office:value-type="float" office:value="300.208984696048" calcext:value-type="float">
            <text:p>300.208984696048</text:p>
          </table:table-cell>
          <table:table-cell office:value-type="float" office:value="3.74183969649057" calcext:value-type="float">
            <text:p>3.74183969649057</text:p>
          </table:table-cell>
          <table:table-cell office:value-type="string" calcext:value-type="string">
            <text:p>C20H28O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PR] Tretinoin/All-Trans Retinoic Ac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s: Prenols</text:p>
          </table:table-cell>
          <table:table-cell office:value-type="string" calcext:value-type="string">
            <text:p>Retinol metabolism</text:p>
          </table:table-cell>
          <table:table-cell office:value-type="float" office:value="157948" calcext:value-type="float">
            <text:p>157948</text:p>
          </table:table-cell>
          <table:table-cell office:value-type="float" office:value="5.19688315378011" calcext:value-type="float">
            <text:p>5.19688315378011</text:p>
          </table:table-cell>
          <table:table-cell office:value-type="float" office:value="3.04786875816881" calcext:value-type="float">
            <text:p>3.04786875816881</text:p>
          </table:table-cell>
          <table:table-cell office:value-type="float" office:value="4.88243957215682" calcext:value-type="float">
            <text:p>4.88243957215682</text:p>
          </table:table-cell>
          <table:table-cell office:value-type="float" office:value="1" calcext:value-type="float">
            <text:p>1</text:p>
          </table:table-cell>
          <table:table-cell office:value-type="float" office:value="0.0314249488314165" calcext:value-type="float">
            <text:p>0.031424948831417</text:p>
          </table:table-cell>
          <table:table-cell office:value-type="float" office:value="0.217353733268526" calcext:value-type="float">
            <text:p>0.217353733268526</text:p>
          </table:table-cell>
          <table:table-cell office:value-type="float" office:value="0.0679352008576415" calcext:value-type="float">
            <text:p>0.067935200857642</text:p>
          </table:table-cell>
          <table:table-cell office:value-type="string" calcext:value-type="string">
            <text:p>NA</text:p>
          </table:table-cell>
          <table:table-cell office:value-type="float" office:value="91436.1884765625" calcext:value-type="float">
            <text:p>91436.1884765625</text:p>
          </table:table-cell>
          <table:table-cell office:value-type="float" office:value="53625.50859375" calcext:value-type="float">
            <text:p>53625.50859375</text:p>
          </table:table-cell>
          <table:table-cell office:value-type="float" office:value="85903.7333984375" calcext:value-type="float">
            <text:p>85903.7333984375</text:p>
          </table:table-cell>
          <table:table-cell office:value-type="float" office:value="17594.4283854167" calcext:value-type="float">
            <text:p>17594.4283854167</text:p>
          </table:table-cell>
          <table:table-cell office:value-type="float" office:value="33769.2769988342" calcext:value-type="float">
            <text:p>33769.2769988342</text:p>
          </table:table-cell>
          <table:table-cell office:value-type="float" office:value="42570.4495800824" calcext:value-type="float">
            <text:p>42570.4495800824</text:p>
          </table:table-cell>
          <table:table-cell office:value-type="float" office:value="47035.9421160942" calcext:value-type="float">
            <text:p>47035.9421160942</text:p>
          </table:table-cell>
          <table:table-cell office:value-type="string" calcext:value-type="string">
            <text:p>NA</text:p>
          </table:table-cell>
          <table:table-cell office:value-type="float" office:value="0.369320698527259" calcext:value-type="float">
            <text:p>0.369320698527259</text:p>
          </table:table-cell>
          <table:table-cell office:value-type="float" office:value="0.793847008567932" calcext:value-type="float">
            <text:p>0.793847008567932</text:p>
          </table:table-cell>
          <table:table-cell office:value-type="float" office:value="0.54754246707687" calcext:value-type="float">
            <text:p>0.54754246707687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819</text:p>
          </table:table-cell>
          <table:table-cell table:number-columns-repeated="990"/>
        </table:table-row>
        <table:table-row table:style-name="ro2">
          <table:table-cell office:value-type="float" office:value="302.224881768076" calcext:value-type="float">
            <text:p>302.224881768076</text:p>
          </table:table-cell>
          <table:table-cell office:value-type="float" office:value="3.64934860865275" calcext:value-type="float">
            <text:p>3.64934860865275</text:p>
          </table:table-cell>
          <table:table-cell office:value-type="string" calcext:value-type="string">
            <text:p>C20H30O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PR] Abietic ac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s: Prenols</text:p>
          </table:table-cell>
          <table:table-cell office:value-type="string" calcext:value-type="string">
            <text:p>Diterpenoid biosynthesis</text:p>
          </table:table-cell>
          <table:table-cell office:value-type="float" office:value="390906" calcext:value-type="float">
            <text:p>390906</text:p>
          </table:table-cell>
          <table:table-cell office:value-type="float" office:value="0.863190832722156" calcext:value-type="float">
            <text:p>0.863190832722156</text:p>
          </table:table-cell>
          <table:table-cell office:value-type="float" office:value="1.24017265183224" calcext:value-type="float">
            <text:p>1.24017265183224</text:p>
          </table:table-cell>
          <table:table-cell office:value-type="float" office:value="0.972409276664283" calcext:value-type="float">
            <text:p>0.972409276664283</text:p>
          </table:table-cell>
          <table:table-cell office:value-type="float" office:value="1" calcext:value-type="float">
            <text:p>1</text:p>
          </table:table-cell>
          <table:table-cell office:value-type="float" office:value="0.455386142611185" calcext:value-type="float">
            <text:p>0.455386142611185</text:p>
          </table:table-cell>
          <table:table-cell office:value-type="float" office:value="0.37293742604322" calcext:value-type="float">
            <text:p>0.37293742604322</text:p>
          </table:table-cell>
          <table:table-cell office:value-type="float" office:value="0.864813188146223" calcext:value-type="float">
            <text:p>0.864813188146223</text:p>
          </table:table-cell>
          <table:table-cell office:value-type="float" office:value="1" calcext:value-type="float">
            <text:p>1</text:p>
          </table:table-cell>
          <table:table-cell office:value-type="float" office:value="177173.99609375" calcext:value-type="float">
            <text:p>177173.99609375</text:p>
          </table:table-cell>
          <table:table-cell office:value-type="float" office:value="254551.2953125" calcext:value-type="float">
            <text:p>254551.2953125</text:p>
          </table:table-cell>
          <table:table-cell office:value-type="float" office:value="199591.59765625" calcext:value-type="float">
            <text:p>199591.59765625</text:p>
          </table:table-cell>
          <table:table-cell office:value-type="float" office:value="205254.723958333" calcext:value-type="float">
            <text:p>205254.723958333</text:p>
          </table:table-cell>
          <table:table-cell office:value-type="float" office:value="35869.1603130989" calcext:value-type="float">
            <text:p>35869.1603130989</text:p>
          </table:table-cell>
          <table:table-cell office:value-type="float" office:value="95323.0993605757" calcext:value-type="float">
            <text:p>95323.0993605757</text:p>
          </table:table-cell>
          <table:table-cell office:value-type="float" office:value="19979.8992711422" calcext:value-type="float">
            <text:p>19979.8992711422</text:p>
          </table:table-cell>
          <table:table-cell office:value-type="float" office:value="49118.714591661" calcext:value-type="float">
            <text:p>49118.714591661</text:p>
          </table:table-cell>
          <table:table-cell office:value-type="float" office:value="0.20245160748149" calcext:value-type="float">
            <text:p>0.20245160748149</text:p>
          </table:table-cell>
          <table:table-cell office:value-type="float" office:value="0.37447501197569" calcext:value-type="float">
            <text:p>0.37447501197569</text:p>
          </table:table-cell>
          <table:table-cell office:value-type="float" office:value="0.100103909712437" calcext:value-type="float">
            <text:p>0.100103909712437</text:p>
          </table:table-cell>
          <table:table-cell office:value-type="float" office:value="0.239306134564932" calcext:value-type="float">
            <text:p>0.239306134564932</text:p>
          </table:table-cell>
          <table:table-cell office:value-type="float" office:value="0.21315898873881" calcext:value-type="float">
            <text:p>0.21315898873881</text:p>
          </table:table-cell>
          <table:table-cell office:value-type="float" office:value="0.211333339058361" calcext:value-type="float">
            <text:p>0.211333339058361</text:p>
          </table:table-cell>
          <table:table-cell office:value-type="float" office:value="0.01140568034111" calcext:value-type="float">
            <text:p>0.01140568034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680</text:p>
          </table:table-cell>
          <table:table-cell table:number-columns-repeated="990"/>
        </table:table-row>
        <table:table-row table:style-name="ro2">
          <table:table-cell office:value-type="float" office:value="152.120073501415" calcext:value-type="float">
            <text:p>152.120073501415</text:p>
          </table:table-cell>
          <table:table-cell office:value-type="float" office:value="4.33972108260445" calcext:value-type="float">
            <text:p>4.33972108260445</text:p>
          </table:table-cell>
          <table:table-cell office:value-type="string" calcext:value-type="string">
            <text:p>C10H16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PR] (+)-Camph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Prenols</text:p>
          </table:table-cell>
          <table:table-cell office:value-type="string" calcext:value-type="string">
            <text:p>Isoprenoids</text:p>
          </table:table-cell>
          <table:table-cell office:value-type="float" office:value="517449" calcext:value-type="float">
            <text:p>517449</text:p>
          </table:table-cell>
          <table:table-cell office:value-type="float" office:value="0.894690612533881" calcext:value-type="float">
            <text:p>0.894690612533881</text:p>
          </table:table-cell>
          <table:table-cell office:value-type="float" office:value="0.716298571234252" calcext:value-type="float">
            <text:p>0.716298571234252</text:p>
          </table:table-cell>
          <table:table-cell office:value-type="float" office:value="0.493996863675904" calcext:value-type="float">
            <text:p>0.493996863675904</text:p>
          </table:table-cell>
          <table:table-cell office:value-type="float" office:value="1" calcext:value-type="float">
            <text:p>1</text:p>
          </table:table-cell>
          <table:table-cell office:value-type="float" office:value="0.82702314400821" calcext:value-type="float">
            <text:p>0.82702314400821</text:p>
          </table:table-cell>
          <table:table-cell office:value-type="float" office:value="0.483150680685682" calcext:value-type="float">
            <text:p>0.483150680685682</text:p>
          </table:table-cell>
          <table:table-cell office:value-type="float" office:value="0.263463510036429" calcext:value-type="float">
            <text:p>0.263463510036429</text:p>
          </table:table-cell>
          <table:table-cell office:value-type="float" office:value="1" calcext:value-type="float">
            <text:p>1</text:p>
          </table:table-cell>
          <table:table-cell office:value-type="float" office:value="314314.015380859" calcext:value-type="float">
            <text:p>314314.015380859</text:p>
          </table:table-cell>
          <table:table-cell office:value-type="float" office:value="251643.05625" calcext:value-type="float">
            <text:p>251643.05625</text:p>
          </table:table-cell>
          <table:table-cell office:value-type="float" office:value="173546.1796875" calcext:value-type="float">
            <text:p>173546.1796875</text:p>
          </table:table-cell>
          <table:table-cell office:value-type="float" office:value="351310.286458333" calcext:value-type="float">
            <text:p>351310.286458333</text:p>
          </table:table-cell>
          <table:table-cell office:value-type="float" office:value="222390.253505959" calcext:value-type="float">
            <text:p>222390.253505959</text:p>
          </table:table-cell>
          <table:table-cell office:value-type="float" office:value="79028.192501409" calcext:value-type="float">
            <text:p>79028.192501409</text:p>
          </table:table-cell>
          <table:table-cell office:value-type="float" office:value="123083.713784642" calcext:value-type="float">
            <text:p>123083.713784642</text:p>
          </table:table-cell>
          <table:table-cell office:value-type="float" office:value="199738.723878141" calcext:value-type="float">
            <text:p>199738.723878141</text:p>
          </table:table-cell>
          <table:table-cell office:value-type="float" office:value="0.707541638690483" calcext:value-type="float">
            <text:p>0.707541638690483</text:p>
          </table:table-cell>
          <table:table-cell office:value-type="float" office:value="0.314048770822815" calcext:value-type="float">
            <text:p>0.314048770822815</text:p>
          </table:table-cell>
          <table:table-cell office:value-type="float" office:value="0.709227446010486" calcext:value-type="float">
            <text:p>0.709227446010486</text:p>
          </table:table-cell>
          <table:table-cell office:value-type="float" office:value="0.568553588031163" calcext:value-type="float">
            <text:p>0.568553588031163</text:p>
          </table:table-cell>
          <table:table-cell office:value-type="float" office:value="0.0153181688257564" calcext:value-type="float">
            <text:p>0.015318168825757</text:p>
          </table:table-cell>
          <table:table-cell office:value-type="float" office:value="0.215286924274811" calcext:value-type="float">
            <text:p>0.215286924274811</text:p>
          </table:table-cell>
          <table:table-cell office:value-type="float" office:value="0.574075514825676" calcext:value-type="float">
            <text:p>0.574075514825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78</text:p>
          </table:table-cell>
          <table:table-cell table:number-columns-repeated="990"/>
        </table:table-row>
        <table:table-row table:style-name="ro2">
          <table:table-cell office:value-type="float" office:value="182.094442198035" calcext:value-type="float">
            <text:p>182.094442198035</text:p>
          </table:table-cell>
          <table:table-cell office:value-type="float" office:value="4.50513405270047" calcext:value-type="float">
            <text:p>4.50513405270047</text:p>
          </table:table-cell>
          <table:table-cell office:value-type="string" calcext:value-type="string">
            <text:p>C10H14O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PR] Iridotr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Prenols</text:p>
          </table:table-cell>
          <table:table-cell office:value-type="string" calcext:value-type="string">
            <text:p>Isoprenoids</text:p>
          </table:table-cell>
          <table:table-cell office:value-type="float" office:value="241075" calcext:value-type="float">
            <text:p>241075</text:p>
          </table:table-cell>
          <table:table-cell office:value-type="float" office:value="0.748776213519011" calcext:value-type="float">
            <text:p>0.748776213519011</text:p>
          </table:table-cell>
          <table:table-cell office:value-type="float" office:value="0.493178498111615" calcext:value-type="float">
            <text:p>0.493178498111615</text:p>
          </table:table-cell>
          <table:table-cell office:value-type="float" office:value="0.455462560143426" calcext:value-type="float">
            <text:p>0.455462560143426</text:p>
          </table:table-cell>
          <table:table-cell office:value-type="float" office:value="1" calcext:value-type="float">
            <text:p>1</text:p>
          </table:table-cell>
          <table:table-cell office:value-type="float" office:value="0.239824137523966" calcext:value-type="float">
            <text:p>0.239824137523966</text:p>
          </table:table-cell>
          <table:table-cell office:value-type="float" office:value="0.00301943766184148" calcext:value-type="float">
            <text:p>0.003019437661841</text:p>
          </table:table-cell>
          <table:table-cell office:value-type="float" office:value="0.00373312699977489" calcext:value-type="float">
            <text:p>0.003733126999775</text:p>
          </table:table-cell>
          <table:table-cell office:value-type="float" office:value="1" calcext:value-type="float">
            <text:p>1</text:p>
          </table:table-cell>
          <table:table-cell office:value-type="float" office:value="144838.037109375" calcext:value-type="float">
            <text:p>144838.037109375</text:p>
          </table:table-cell>
          <table:table-cell office:value-type="float" office:value="95397.0015625" calcext:value-type="float">
            <text:p>95397.0015625</text:p>
          </table:table-cell>
          <table:table-cell office:value-type="float" office:value="88101.494140625" calcext:value-type="float">
            <text:p>88101.494140625</text:p>
          </table:table-cell>
          <table:table-cell office:value-type="float" office:value="193433.010416667" calcext:value-type="float">
            <text:p>193433.010416667</text:p>
          </table:table-cell>
          <table:table-cell office:value-type="float" office:value="64973.5897361022" calcext:value-type="float">
            <text:p>64973.5897361022</text:p>
          </table:table-cell>
          <table:table-cell office:value-type="float" office:value="32248.3639026795" calcext:value-type="float">
            <text:p>32248.3639026795</text:p>
          </table:table-cell>
          <table:table-cell office:value-type="float" office:value="17558.0465185366" calcext:value-type="float">
            <text:p>17558.0465185366</text:p>
          </table:table-cell>
          <table:table-cell office:value-type="float" office:value="23082.6535371583" calcext:value-type="float">
            <text:p>23082.6535371583</text:p>
          </table:table-cell>
          <table:table-cell office:value-type="float" office:value="0.448594796179385" calcext:value-type="float">
            <text:p>0.448594796179385</text:p>
          </table:table-cell>
          <table:table-cell office:value-type="float" office:value="0.33804378936954" calcext:value-type="float">
            <text:p>0.33804378936954</text:p>
          </table:table-cell>
          <table:table-cell office:value-type="float" office:value="0.199293402340157" calcext:value-type="float">
            <text:p>0.199293402340157</text:p>
          </table:table-cell>
          <table:table-cell office:value-type="float" office:value="0.119331511655828" calcext:value-type="float">
            <text:p>0.119331511655828</text:p>
          </table:table-cell>
          <table:table-cell office:value-type="float" office:value="0.496694267098721" calcext:value-type="float">
            <text:p>0.496694267098721</text:p>
          </table:table-cell>
          <table:table-cell office:value-type="float" office:value="6.11092803018411" calcext:value-type="float">
            <text:p>6.11092803018411</text:p>
          </table:table-cell>
          <table:table-cell office:value-type="float" office:value="13.1908321155773" calcext:value-type="float">
            <text:p>13.1908321155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625</text:p>
          </table:table-cell>
          <table:table-cell table:number-columns-repeated="990"/>
        </table:table-row>
        <table:table-row table:style-name="ro2">
          <table:table-cell office:value-type="float" office:value="330.16771784161" calcext:value-type="float">
            <text:p>330.16771784161</text:p>
          </table:table-cell>
          <table:table-cell office:value-type="float" office:value="4.41183340708413" calcext:value-type="float">
            <text:p>4.41183340708413</text:p>
          </table:table-cell>
          <table:table-cell office:value-type="string" calcext:value-type="string">
            <text:p>C16H26O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Epiiridodial glucosi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Prenols</text:p>
          </table:table-cell>
          <table:table-cell office:value-type="string" calcext:value-type="string">
            <text:p>Isoprenoids</text:p>
          </table:table-cell>
          <table:table-cell office:value-type="float" office:value="133532" calcext:value-type="float">
            <text:p>133532</text:p>
          </table:table-cell>
          <table:table-cell office:value-type="float" office:value="0.380846888650766" calcext:value-type="float">
            <text:p>0.380846888650766</text:p>
          </table:table-cell>
          <table:table-cell office:value-type="float" office:value="0.153008537514857" calcext:value-type="float">
            <text:p>0.153008537514857</text:p>
          </table:table-cell>
          <table:table-cell office:value-type="float" office:value="0.0808870532886121" calcext:value-type="float">
            <text:p>0.080887053288612</text:p>
          </table:table-cell>
          <table:table-cell office:value-type="float" office:value="1" calcext:value-type="float">
            <text:p>1</text:p>
          </table:table-cell>
          <table:table-cell office:value-type="float" office:value="0.00854640067944352" calcext:value-type="float">
            <text:p>0.008546400679444</text:p>
          </table:table-cell>
          <table:table-cell office:value-type="float" office:value="0.000594987081350637" calcext:value-type="float">
            <text:p>0.000594987081351</text:p>
          </table:table-cell>
          <table:table-cell office:value-type="float" office:value="0.00151625961965428" calcext:value-type="float">
            <text:p>0.001516259619654</text:p>
          </table:table-cell>
          <table:table-cell office:value-type="float" office:value="1" calcext:value-type="float">
            <text:p>1</text:p>
          </table:table-cell>
          <table:table-cell office:value-type="float" office:value="46061.552734375" calcext:value-type="float">
            <text:p>46061.552734375</text:p>
          </table:table-cell>
          <table:table-cell office:value-type="float" office:value="18505.6279296875" calcext:value-type="float">
            <text:p>18505.6279296875</text:p>
          </table:table-cell>
          <table:table-cell office:value-type="float" office:value="9782.89013671875" calcext:value-type="float">
            <text:p>9782.89013671875</text:p>
          </table:table-cell>
          <table:table-cell office:value-type="float" office:value="120945.067708333" calcext:value-type="float">
            <text:p>120945.067708333</text:p>
          </table:table-cell>
          <table:table-cell office:value-type="float" office:value="8029.3974756355" calcext:value-type="float">
            <text:p>8029.3974756355</text:p>
          </table:table-cell>
          <table:table-cell office:value-type="float" office:value="25790.6544415893" calcext:value-type="float">
            <text:p>25790.6544415893</text:p>
          </table:table-cell>
          <table:table-cell office:value-type="float" office:value="11300.5512968144" calcext:value-type="float">
            <text:p>11300.5512968144</text:p>
          </table:table-cell>
          <table:table-cell office:value-type="float" office:value="17069.1043500694" calcext:value-type="float">
            <text:p>17069.1043500694</text:p>
          </table:table-cell>
          <table:table-cell office:value-type="float" office:value="0.174318862456482" calcext:value-type="float">
            <text:p>0.174318862456482</text:p>
          </table:table-cell>
          <table:table-cell office:value-type="float" office:value="1.39366545893938" calcext:value-type="float">
            <text:p>1.39366545893938</text:p>
          </table:table-cell>
          <table:table-cell office:value-type="float" office:value="1.15513423322617" calcext:value-type="float">
            <text:p>1.15513423322617</text:p>
          </table:table-cell>
          <table:table-cell office:value-type="float" office:value="0.141131049603714" calcext:value-type="float">
            <text:p>0.141131049603714</text:p>
          </table:table-cell>
          <table:table-cell office:value-type="float" office:value="15.7592417407928" calcext:value-type="float">
            <text:p>15.7592417407928</text:p>
          </table:table-cell>
          <table:table-cell office:value-type="float" office:value="10.9709411373401" calcext:value-type="float">
            <text:p>10.9709411373401</text:p>
          </table:table-cell>
          <table:table-cell office:value-type="float" office:value="29.4877215354852" calcext:value-type="float">
            <text:p>29.4877215354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23</text:p>
          </table:table-cell>
          <table:table-cell table:number-columns-repeated="990"/>
        </table:table-row>
        <table:table-row table:style-name="ro2">
          <table:table-cell office:value-type="float" office:value="301.298224349831" calcext:value-type="float">
            <text:p>301.298224349831</text:p>
          </table:table-cell>
          <table:table-cell office:value-type="float" office:value="7.41757583618163" calcext:value-type="float">
            <text:p>7.41757583618163</text:p>
          </table:table-cell>
          <table:table-cell office:value-type="string" calcext:value-type="string">
            <text:p>C18H39N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SP amino(18:0/2:0)] 2S-aminooctadecane-1,3R-di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Sphingoid bases</text:p>
          </table:table-cell>
          <table:table-cell office:value-type="float" office:value="1932461" calcext:value-type="float">
            <text:p>1932461</text:p>
          </table:table-cell>
          <table:table-cell office:value-type="float" office:value="1.73228235049156" calcext:value-type="float">
            <text:p>1.73228235049156</text:p>
          </table:table-cell>
          <table:table-cell office:value-type="float" office:value="7.51498061488957" calcext:value-type="float">
            <text:p>7.51498061488957</text:p>
          </table:table-cell>
          <table:table-cell office:value-type="float" office:value="5.535844810101" calcext:value-type="float">
            <text:p>5.535844810101</text:p>
          </table:table-cell>
          <table:table-cell office:value-type="float" office:value="1" calcext:value-type="float">
            <text:p>1</text:p>
          </table:table-cell>
          <table:table-cell office:value-type="float" office:value="0.570503465564629" calcext:value-type="float">
            <text:p>0.570503465564629</text:p>
          </table:table-cell>
          <table:table-cell office:value-type="float" office:value="0.172989799273526" calcext:value-type="float">
            <text:p>0.172989799273526</text:p>
          </table:table-cell>
          <table:table-cell office:value-type="float" office:value="0.0939463648382364" calcext:value-type="float">
            <text:p>0.093946364838237</text:p>
          </table:table-cell>
          <table:table-cell office:value-type="float" office:value="1" calcext:value-type="float">
            <text:p>1</text:p>
          </table:table-cell>
          <table:table-cell office:value-type="float" office:value="146860.459960938" calcext:value-type="float">
            <text:p>146860.459960938</text:p>
          </table:table-cell>
          <table:table-cell office:value-type="float" office:value="637109.48125" calcext:value-type="float">
            <text:p>637109.48125</text:p>
          </table:table-cell>
          <table:table-cell office:value-type="float" office:value="469321.1328125" calcext:value-type="float">
            <text:p>469321.1328125</text:p>
          </table:table-cell>
          <table:table-cell office:value-type="float" office:value="84778.5927734375" calcext:value-type="float">
            <text:p>84778.5927734375</text:p>
          </table:table-cell>
          <table:table-cell office:value-type="float" office:value="153722.714963962" calcext:value-type="float">
            <text:p>153722.714963962</text:p>
          </table:table-cell>
          <table:table-cell office:value-type="float" office:value="742268.338862231" calcext:value-type="float">
            <text:p>742268.338862231</text:p>
          </table:table-cell>
          <table:table-cell office:value-type="float" office:value="323379.947078632" calcext:value-type="float">
            <text:p>323379.947078632</text:p>
          </table:table-cell>
          <table:table-cell office:value-type="float" office:value="116880.636962487" calcext:value-type="float">
            <text:p>116880.636962487</text:p>
          </table:table-cell>
          <table:table-cell office:value-type="float" office:value="1.04672636191423" calcext:value-type="float">
            <text:p>1.04672636191423</text:p>
          </table:table-cell>
          <table:table-cell office:value-type="float" office:value="1.1650561806205" calcext:value-type="float">
            <text:p>1.1650561806205</text:p>
          </table:table-cell>
          <table:table-cell office:value-type="float" office:value="0.689037685434519" calcext:value-type="float">
            <text:p>0.689037685434519</text:p>
          </table:table-cell>
          <table:table-cell office:value-type="float" office:value="1.37865743153863" calcext:value-type="float">
            <text:p>1.37865743153863</text:p>
          </table:table-cell>
          <table:table-cell office:value-type="float" office:value="0.103351480496269" calcext:value-type="float">
            <text:p>0.103351480496269</text:p>
          </table:table-cell>
          <table:table-cell office:value-type="float" office:value="0.540306027841652" calcext:value-type="float">
            <text:p>0.540306027841652</text:p>
          </table:table-cell>
          <table:table-cell office:value-type="float" office:value="1.25066285631676" calcext:value-type="float">
            <text:p>1.25066285631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629</text:p>
          </table:table-cell>
          <table:table-cell table:number-columns-repeated="990"/>
        </table:table-row>
        <table:table-row table:style-name="ro2">
          <table:table-cell office:value-type="float" office:value="299.282485824816" calcext:value-type="float">
            <text:p>299.282485824816</text:p>
          </table:table-cell>
          <table:table-cell office:value-type="float" office:value="4.7393235736423" calcext:value-type="float">
            <text:p>4.7393235736423</text:p>
          </table:table-cell>
          <table:table-cell office:value-type="string" calcext:value-type="string">
            <text:p>C18H37N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SP] Sphing-4-en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Sphingoid bases</text:p>
          </table:table-cell>
          <table:table-cell office:value-type="float" office:value="558112" calcext:value-type="float">
            <text:p>558112</text:p>
          </table:table-cell>
          <table:table-cell office:value-type="float" office:value="1.82015654192472" calcext:value-type="float">
            <text:p>1.82015654192472</text:p>
          </table:table-cell>
          <table:table-cell office:value-type="float" office:value="1.22322873501899" calcext:value-type="float">
            <text:p>1.22322873501899</text:p>
          </table:table-cell>
          <table:table-cell office:value-type="float" office:value="4.2909601876184" calcext:value-type="float">
            <text:p>4.2909601876184</text:p>
          </table:table-cell>
          <table:table-cell office:value-type="float" office:value="1" calcext:value-type="float">
            <text:p>1</text:p>
          </table:table-cell>
          <table:table-cell office:value-type="float" office:value="0.244742386191138" calcext:value-type="float">
            <text:p>0.244742386191138</text:p>
          </table:table-cell>
          <table:table-cell office:value-type="float" office:value="0.703742890474318" calcext:value-type="float">
            <text:p>0.703742890474318</text:p>
          </table:table-cell>
          <table:table-cell office:value-type="float" office:value="0.00471933937817107" calcext:value-type="float">
            <text:p>0.004719339378171</text:p>
          </table:table-cell>
          <table:table-cell office:value-type="float" office:value="1" calcext:value-type="float">
            <text:p>1</text:p>
          </table:table-cell>
          <table:table-cell office:value-type="float" office:value="206272.4609375" calcext:value-type="float">
            <text:p>206272.4609375</text:p>
          </table:table-cell>
          <table:table-cell office:value-type="float" office:value="138624.5609375" calcext:value-type="float">
            <text:p>138624.5609375</text:p>
          </table:table-cell>
          <table:table-cell office:value-type="float" office:value="486280.65625" calcext:value-type="float">
            <text:p>486280.65625</text:p>
          </table:table-cell>
          <table:table-cell office:value-type="float" office:value="113326.76953125" calcext:value-type="float">
            <text:p>113326.76953125</text:p>
          </table:table-cell>
          <table:table-cell office:value-type="float" office:value="90190.728209684" calcext:value-type="float">
            <text:p>90190.728209684</text:p>
          </table:table-cell>
          <table:table-cell office:value-type="float" office:value="69671.8245405472" calcext:value-type="float">
            <text:p>69671.8245405472</text:p>
          </table:table-cell>
          <table:table-cell office:value-type="float" office:value="108617.651014116" calcext:value-type="float">
            <text:p>108617.651014116</text:p>
          </table:table-cell>
          <table:table-cell office:value-type="float" office:value="91202.6583185248" calcext:value-type="float">
            <text:p>91202.6583185248</text:p>
          </table:table-cell>
          <table:table-cell office:value-type="float" office:value="0.437240763016889" calcext:value-type="float">
            <text:p>0.437240763016889</text:p>
          </table:table-cell>
          <table:table-cell office:value-type="float" office:value="0.502593653457696" calcext:value-type="float">
            <text:p>0.502593653457696</text:p>
          </table:table-cell>
          <table:table-cell office:value-type="float" office:value="0.223364120324528" calcext:value-type="float">
            <text:p>0.223364120324528</text:p>
          </table:table-cell>
          <table:table-cell office:value-type="float" office:value="0.804775947428516" calcext:value-type="float">
            <text:p>0.804775947428516</text:p>
          </table:table-cell>
          <table:table-cell office:value-type="float" office:value="0.525088016477746" calcext:value-type="float">
            <text:p>0.525088016477746</text:p>
          </table:table-cell>
          <table:table-cell office:value-type="float" office:value="0.0485859378636502" calcext:value-type="float">
            <text:p>0.04858593786365</text:p>
          </table:table-cell>
          <table:table-cell office:value-type="float" office:value="6.91472184737561" calcext:value-type="float">
            <text:p>6.91472184737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53</text:p>
          </table:table-cell>
          <table:table-cell table:number-columns-repeated="990"/>
        </table:table-row>
        <table:table-row table:style-name="ro2">
          <table:table-cell office:value-type="float" office:value="647.621673127851" calcext:value-type="float">
            <text:p>647.621673127851</text:p>
          </table:table-cell>
          <table:table-cell office:value-type="float" office:value="3.73574331919352" calcext:value-type="float">
            <text:p>3.73574331919352</text:p>
          </table:table-cell>
          <table:table-cell office:value-type="string" calcext:value-type="string">
            <text:p>C42H81N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SP (24:0)] N-(15Z-tetracosenoyl)-sphing-4-en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Ceramides</text:p>
          </table:table-cell>
          <table:table-cell office:value-type="float" office:value="2930783" calcext:value-type="float">
            <text:p>2930783</text:p>
          </table:table-cell>
          <table:table-cell office:value-type="float" office:value="2.128867290182" calcext:value-type="float">
            <text:p>2.128867290182</text:p>
          </table:table-cell>
          <table:table-cell office:value-type="float" office:value="2.04517868666033" calcext:value-type="float">
            <text:p>2.04517868666033</text:p>
          </table:table-cell>
          <table:table-cell office:value-type="float" office:value="2.57466965978662" calcext:value-type="float">
            <text:p>2.57466965978662</text:p>
          </table:table-cell>
          <table:table-cell office:value-type="float" office:value="1" calcext:value-type="float">
            <text:p>1</text:p>
          </table:table-cell>
          <table:table-cell office:value-type="float" office:value="0.153661820661167" calcext:value-type="float">
            <text:p>0.153661820661167</text:p>
          </table:table-cell>
          <table:table-cell office:value-type="float" office:value="0.217895381381335" calcext:value-type="float">
            <text:p>0.217895381381335</text:p>
          </table:table-cell>
          <table:table-cell office:value-type="float" office:value="0.0294084782944191" calcext:value-type="float">
            <text:p>0.029408478294419</text:p>
          </table:table-cell>
          <table:table-cell office:value-type="float" office:value="1" calcext:value-type="float">
            <text:p>1</text:p>
          </table:table-cell>
          <table:table-cell office:value-type="float" office:value="1327470.84375" calcext:value-type="float">
            <text:p>1327470.84375</text:p>
          </table:table-cell>
          <table:table-cell office:value-type="float" office:value="1275286.2" calcext:value-type="float">
            <text:p>1275286.2</text:p>
          </table:table-cell>
          <table:table-cell office:value-type="float" office:value="1605454.1875" calcext:value-type="float">
            <text:p>1605454.1875</text:p>
          </table:table-cell>
          <table:table-cell office:value-type="float" office:value="623557.348958333" calcext:value-type="float">
            <text:p>623557.348958333</text:p>
          </table:table-cell>
          <table:table-cell office:value-type="float" office:value="703379.298930735" calcext:value-type="float">
            <text:p>703379.298930735</text:p>
          </table:table-cell>
          <table:table-cell office:value-type="float" office:value="930210.20567801" calcext:value-type="float">
            <text:p>930210.20567801</text:p>
          </table:table-cell>
          <table:table-cell office:value-type="float" office:value="475438.413430266" calcext:value-type="float">
            <text:p>475438.413430266</text:p>
          </table:table-cell>
          <table:table-cell office:value-type="float" office:value="379641.968584615" calcext:value-type="float">
            <text:p>379641.968584615</text:p>
          </table:table-cell>
          <table:table-cell office:value-type="float" office:value="0.529864216786671" calcext:value-type="float">
            <text:p>0.529864216786671</text:p>
          </table:table-cell>
          <table:table-cell office:value-type="float" office:value="0.729412900161556" calcext:value-type="float">
            <text:p>0.729412900161556</text:p>
          </table:table-cell>
          <table:table-cell office:value-type="float" office:value="0.29613950814169" calcext:value-type="float">
            <text:p>0.29613950814169</text:p>
          </table:table-cell>
          <table:table-cell office:value-type="float" office:value="0.608832482238908" calcext:value-type="float">
            <text:p>0.608832482238908</text:p>
          </table:table-cell>
          <table:table-cell office:value-type="float" office:value="0.775578520613064" calcext:value-type="float">
            <text:p>0.775578520613064</text:p>
          </table:table-cell>
          <table:table-cell office:value-type="float" office:value="0.42078708028619" calcext:value-type="float">
            <text:p>0.42078708028619</text:p>
          </table:table-cell>
          <table:table-cell office:value-type="float" office:value="2.60453888413531" calcext:value-type="float">
            <text:p>2.60453888413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11</text:p>
          </table:table-cell>
          <table:table-cell table:number-columns-repeated="990"/>
        </table:table-row>
        <table:table-row table:style-name="ro2">
          <table:table-cell office:value-type="float" office:value="619.590606151826" calcext:value-type="float">
            <text:p>619.590606151826</text:p>
          </table:table-cell>
          <table:table-cell office:value-type="float" office:value="3.7788133239746" calcext:value-type="float">
            <text:p>3.7788133239746</text:p>
          </table:table-cell>
          <table:table-cell office:value-type="string" calcext:value-type="string">
            <text:p>C40H77N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r(d40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Ceramides</text:p>
          </table:table-cell>
          <table:table-cell office:value-type="float" office:value="473017" calcext:value-type="float">
            <text:p>473017</text:p>
          </table:table-cell>
          <table:table-cell office:value-type="float" office:value="1.28639058112769" calcext:value-type="float">
            <text:p>1.28639058112769</text:p>
          </table:table-cell>
          <table:table-cell office:value-type="float" office:value="0.976106147054379" calcext:value-type="float">
            <text:p>0.976106147054379</text:p>
          </table:table-cell>
          <table:table-cell office:value-type="float" office:value="1.43722329095733" calcext:value-type="float">
            <text:p>1.43722329095733</text:p>
          </table:table-cell>
          <table:table-cell office:value-type="float" office:value="1" calcext:value-type="float">
            <text:p>1</text:p>
          </table:table-cell>
          <table:table-cell office:value-type="float" office:value="0.541808906129558" calcext:value-type="float">
            <text:p>0.541808906129558</text:p>
          </table:table-cell>
          <table:table-cell office:value-type="float" office:value="0.941441207961917" calcext:value-type="float">
            <text:p>0.941441207961917</text:p>
          </table:table-cell>
          <table:table-cell office:value-type="float" office:value="0.211070890869171" calcext:value-type="float">
            <text:p>0.211070890869171</text:p>
          </table:table-cell>
          <table:table-cell office:value-type="float" office:value="1" calcext:value-type="float">
            <text:p>1</text:p>
          </table:table-cell>
          <table:table-cell office:value-type="float" office:value="296172.43359375" calcext:value-type="float">
            <text:p>296172.43359375</text:p>
          </table:table-cell>
          <table:table-cell office:value-type="float" office:value="224734.025" calcext:value-type="float">
            <text:p>224734.025</text:p>
          </table:table-cell>
          <table:table-cell office:value-type="float" office:value="330899.4375" calcext:value-type="float">
            <text:p>330899.4375</text:p>
          </table:table-cell>
          <table:table-cell office:value-type="float" office:value="230235.231770833" calcext:value-type="float">
            <text:p>230235.231770833</text:p>
          </table:table-cell>
          <table:table-cell office:value-type="float" office:value="166151.120601348" calcext:value-type="float">
            <text:p>166151.120601348</text:p>
          </table:table-cell>
          <table:table-cell office:value-type="float" office:value="93895.7824600979" calcext:value-type="float">
            <text:p>93895.7824600979</text:p>
          </table:table-cell>
          <table:table-cell office:value-type="float" office:value="59467.3386968856" calcext:value-type="float">
            <text:p>59467.3386968856</text:p>
          </table:table-cell>
          <table:table-cell office:value-type="float" office:value="98179.6257509418" calcext:value-type="float">
            <text:p>98179.6257509418</text:p>
          </table:table-cell>
          <table:table-cell office:value-type="float" office:value="0.560994548294971" calcext:value-type="float">
            <text:p>0.560994548294971</text:p>
          </table:table-cell>
          <table:table-cell office:value-type="float" office:value="0.417808484763702" calcext:value-type="float">
            <text:p>0.417808484763702</text:p>
          </table:table-cell>
          <table:table-cell office:value-type="float" office:value="0.179714233261232" calcext:value-type="float">
            <text:p>0.179714233261232</text:p>
          </table:table-cell>
          <table:table-cell office:value-type="float" office:value="0.426431806269623" calcext:value-type="float">
            <text:p>0.426431806269623</text:p>
          </table:table-cell>
          <table:table-cell office:value-type="float" office:value="0.116731479321389" calcext:value-type="float">
            <text:p>0.116731479321389</text:p>
          </table:table-cell>
          <table:table-cell office:value-type="float" office:value="0.00163978319157957" calcext:value-type="float">
            <text:p>0.00163978319158</text:p>
          </table:table-cell>
          <table:table-cell office:value-type="float" office:value="0.769094370591003" calcext:value-type="float">
            <text:p>0.769094370591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16</text:p>
          </table:table-cell>
          <table:table-cell table:number-columns-repeated="990"/>
        </table:table-row>
        <table:table-row table:style-name="ro2">
          <table:table-cell office:value-type="float" office:value="786.662838540042" calcext:value-type="float">
            <text:p>786.662838540042</text:p>
          </table:table-cell>
          <table:table-cell office:value-type="float" office:value="4.22751252492268" calcext:value-type="float">
            <text:p>4.22751252492268</text:p>
          </table:table-cell>
          <table:table-cell office:value-type="string" calcext:value-type="string">
            <text:p>C45H91N2O6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(d40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Ceramide phosphocholines (sphingomyelins)</text:p>
          </table:table-cell>
          <table:table-cell office:value-type="float" office:value="410212" calcext:value-type="float">
            <text:p>410212</text:p>
          </table:table-cell>
          <table:table-cell office:value-type="float" office:value="1.3194085300188" calcext:value-type="float">
            <text:p>1.3194085300188</text:p>
          </table:table-cell>
          <table:table-cell office:value-type="float" office:value="0.925116991170839" calcext:value-type="float">
            <text:p>0.925116991170839</text:p>
          </table:table-cell>
          <table:table-cell office:value-type="float" office:value="1.3374317410747" calcext:value-type="float">
            <text:p>1.3374317410747</text:p>
          </table:table-cell>
          <table:table-cell office:value-type="float" office:value="1" calcext:value-type="float">
            <text:p>1</text:p>
          </table:table-cell>
          <table:table-cell office:value-type="float" office:value="0.0321666401223174" calcext:value-type="float">
            <text:p>0.032166640122317</text:p>
          </table:table-cell>
          <table:table-cell office:value-type="float" office:value="0.472015833784323" calcext:value-type="float">
            <text:p>0.472015833784323</text:p>
          </table:table-cell>
          <table:table-cell office:value-type="float" office:value="0.0310635755368968" calcext:value-type="float">
            <text:p>0.031063575536897</text:p>
          </table:table-cell>
          <table:table-cell office:value-type="float" office:value="1" calcext:value-type="float">
            <text:p>1</text:p>
          </table:table-cell>
          <table:table-cell office:value-type="float" office:value="361074.6640625" calcext:value-type="float">
            <text:p>361074.6640625</text:p>
          </table:table-cell>
          <table:table-cell office:value-type="float" office:value="253171.25" calcext:value-type="float">
            <text:p>253171.25</text:p>
          </table:table-cell>
          <table:table-cell office:value-type="float" office:value="366006.96875" calcext:value-type="float">
            <text:p>366006.96875</text:p>
          </table:table-cell>
          <table:table-cell office:value-type="float" office:value="273664.036458333" calcext:value-type="float">
            <text:p>273664.036458333</text:p>
          </table:table-cell>
          <table:table-cell office:value-type="float" office:value="48662.2558826663" calcext:value-type="float">
            <text:p>48662.2558826663</text:p>
          </table:table-cell>
          <table:table-cell office:value-type="float" office:value="46950.4812165314" calcext:value-type="float">
            <text:p>46950.4812165314</text:p>
          </table:table-cell>
          <table:table-cell office:value-type="float" office:value="51374.985689608" calcext:value-type="float">
            <text:p>51374.985689608</text:p>
          </table:table-cell>
          <table:table-cell office:value-type="float" office:value="28538.9138563844" calcext:value-type="float">
            <text:p>28538.9138563844</text:p>
          </table:table-cell>
          <table:table-cell office:value-type="float" office:value="0.134770618727885" calcext:value-type="float">
            <text:p>0.134770618727885</text:p>
          </table:table-cell>
          <table:table-cell office:value-type="float" office:value="0.185449497984196" calcext:value-type="float">
            <text:p>0.185449497984196</text:p>
          </table:table-cell>
          <table:table-cell office:value-type="float" office:value="0.140366140746078" calcext:value-type="float">
            <text:p>0.140366140746078</text:p>
          </table:table-cell>
          <table:table-cell office:value-type="float" office:value="0.104284487745359" calcext:value-type="float">
            <text:p>0.104284487745359</text:p>
          </table:table-cell>
          <table:table-cell office:value-type="float" office:value="2.40083406969713" calcext:value-type="float">
            <text:p>2.40083406969713</text:p>
          </table:table-cell>
          <table:table-cell office:value-type="float" office:value="0.139112194083171" calcext:value-type="float">
            <text:p>0.139112194083171</text:p>
          </table:table-cell>
          <table:table-cell office:value-type="float" office:value="2.46889573081712" calcext:value-type="float">
            <text:p>2.46889573081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03</text:p>
          </table:table-cell>
          <table:table-cell table:number-columns-repeated="990"/>
        </table:table-row>
        <table:table-row table:style-name="ro2">
          <table:table-cell office:value-type="float" office:value="812.678120890644" calcext:value-type="float">
            <text:p>812.678120890644</text:p>
          </table:table-cell>
          <table:table-cell office:value-type="float" office:value="4.1566850153605" calcext:value-type="float">
            <text:p>4.1566850153605</text:p>
          </table:table-cell>
          <table:table-cell office:value-type="string" calcext:value-type="string">
            <text:p>C47H93N2O6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(d18:1/24:1(15Z)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Ceramide phosphocholines (sphingomyelins)</text:p>
          </table:table-cell>
          <table:table-cell office:value-type="float" office:value="1907054" calcext:value-type="float">
            <text:p>1907054</text:p>
          </table:table-cell>
          <table:table-cell office:value-type="float" office:value="1.00367841669785" calcext:value-type="float">
            <text:p>1.00367841669785</text:p>
          </table:table-cell>
          <table:table-cell office:value-type="float" office:value="0.857881724316405" calcext:value-type="float">
            <text:p>0.857881724316405</text:p>
          </table:table-cell>
          <table:table-cell office:value-type="float" office:value="1.18973493871914" calcext:value-type="float">
            <text:p>1.18973493871914</text:p>
          </table:table-cell>
          <table:table-cell office:value-type="float" office:value="1" calcext:value-type="float">
            <text:p>1</text:p>
          </table:table-cell>
          <table:table-cell office:value-type="float" office:value="0.979315152873034" calcext:value-type="float">
            <text:p>0.979315152873034</text:p>
          </table:table-cell>
          <table:table-cell office:value-type="float" office:value="0.323604208029141" calcext:value-type="float">
            <text:p>0.323604208029141</text:p>
          </table:table-cell>
          <table:table-cell office:value-type="float" office:value="0.226309764965598" calcext:value-type="float">
            <text:p>0.226309764965598</text:p>
          </table:table-cell>
          <table:table-cell office:value-type="float" office:value="1" calcext:value-type="float">
            <text:p>1</text:p>
          </table:table-cell>
          <table:table-cell office:value-type="float" office:value="1421591.625" calcext:value-type="float">
            <text:p>1421591.625</text:p>
          </table:table-cell>
          <table:table-cell office:value-type="float" office:value="1215087.875" calcext:value-type="float">
            <text:p>1215087.875</text:p>
          </table:table-cell>
          <table:table-cell office:value-type="float" office:value="1685118.65625" calcext:value-type="float">
            <text:p>1685118.65625</text:p>
          </table:table-cell>
          <table:table-cell office:value-type="float" office:value="1416381.58333333" calcext:value-type="float">
            <text:p>1416381.58333333</text:p>
          </table:table-cell>
          <table:table-cell office:value-type="float" office:value="212080.911824773" calcext:value-type="float">
            <text:p>212080.911824773</text:p>
          </table:table-cell>
          <table:table-cell office:value-type="float" office:value="107892.616455118" calcext:value-type="float">
            <text:p>107892.616455118</text:p>
          </table:table-cell>
          <table:table-cell office:value-type="float" office:value="195955.858095175" calcext:value-type="float">
            <text:p>195955.858095175</text:p>
          </table:table-cell>
          <table:table-cell office:value-type="float" office:value="269150.420563755" calcext:value-type="float">
            <text:p>269150.420563755</text:p>
          </table:table-cell>
          <table:table-cell office:value-type="float" office:value="0.149185538304485" calcext:value-type="float">
            <text:p>0.149185538304485</text:p>
          </table:table-cell>
          <table:table-cell office:value-type="float" office:value="0.0887940853291111" calcext:value-type="float">
            <text:p>0.088794085329111</text:p>
          </table:table-cell>
          <table:table-cell office:value-type="float" office:value="0.116286089034969" calcext:value-type="float">
            <text:p>0.116286089034969</text:p>
          </table:table-cell>
          <table:table-cell office:value-type="float" office:value="0.190026772256056" calcext:value-type="float">
            <text:p>0.190026772256056</text:p>
          </table:table-cell>
          <table:table-cell office:value-type="float" office:value="0.00023117419169809" calcext:value-type="float">
            <text:p>0.000231174191698</text:p>
          </table:table-cell>
          <table:table-cell office:value-type="float" office:value="0.481896102458207" calcext:value-type="float">
            <text:p>0.481896102458207</text:p>
          </table:table-cell>
          <table:table-cell office:value-type="float" office:value="0.651562546563238" calcext:value-type="float">
            <text:p>0.65156254656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639</text:p>
          </table:table-cell>
          <table:table-cell table:number-columns-repeated="990"/>
        </table:table-row>
        <table:table-row table:style-name="ro2">
          <table:table-cell office:value-type="float" office:value="810.66278411843" calcext:value-type="float">
            <text:p>810.66278411843</text:p>
          </table:table-cell>
          <table:table-cell office:value-type="float" office:value="4.13729836781818" calcext:value-type="float">
            <text:p>4.13729836781818</text:p>
          </table:table-cell>
          <table:table-cell office:value-type="string" calcext:value-type="string">
            <text:p>C47H91N2O6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(d42: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Phosphosphingolipids</text:p>
          </table:table-cell>
          <table:table-cell office:value-type="float" office:value="571582" calcext:value-type="float">
            <text:p>571582</text:p>
          </table:table-cell>
          <table:table-cell office:value-type="float" office:value="0.995599263417817" calcext:value-type="float">
            <text:p>0.995599263417817</text:p>
          </table:table-cell>
          <table:table-cell office:value-type="float" office:value="0.862238408123777" calcext:value-type="float">
            <text:p>0.862238408123777</text:p>
          </table:table-cell>
          <table:table-cell office:value-type="float" office:value="1.16885241379245" calcext:value-type="float">
            <text:p>1.16885241379245</text:p>
          </table:table-cell>
          <table:table-cell office:value-type="float" office:value="1" calcext:value-type="float">
            <text:p>1</text:p>
          </table:table-cell>
          <table:table-cell office:value-type="float" office:value="0.983155254252422" calcext:value-type="float">
            <text:p>0.983155254252422</text:p>
          </table:table-cell>
          <table:table-cell office:value-type="float" office:value="0.519742160786062" calcext:value-type="float">
            <text:p>0.519742160786062</text:p>
          </table:table-cell>
          <table:table-cell office:value-type="float" office:value="0.481689078587513" calcext:value-type="float">
            <text:p>0.481689078587513</text:p>
          </table:table-cell>
          <table:table-cell office:value-type="float" office:value="1" calcext:value-type="float">
            <text:p>1</text:p>
          </table:table-cell>
          <table:table-cell office:value-type="float" office:value="393042.1171875" calcext:value-type="float">
            <text:p>393042.1171875</text:p>
          </table:table-cell>
          <table:table-cell office:value-type="float" office:value="340393.99375" calcext:value-type="float">
            <text:p>340393.99375</text:p>
          </table:table-cell>
          <table:table-cell office:value-type="float" office:value="461438.8984375" calcext:value-type="float">
            <text:p>461438.8984375</text:p>
          </table:table-cell>
          <table:table-cell office:value-type="float" office:value="394779.4375" calcext:value-type="float">
            <text:p>394779.4375</text:p>
          </table:table-cell>
          <table:table-cell office:value-type="float" office:value="59026.626626657" calcext:value-type="float">
            <text:p>59026.626626657</text:p>
          </table:table-cell>
          <table:table-cell office:value-type="float" office:value="48064.4809760671" calcext:value-type="float">
            <text:p>48064.4809760671</text:p>
          </table:table-cell>
          <table:table-cell office:value-type="float" office:value="102125.868574149" calcext:value-type="float">
            <text:p>102125.868574149</text:p>
          </table:table-cell>
          <table:table-cell office:value-type="float" office:value="119847.485081296" calcext:value-type="float">
            <text:p>119847.485081296</text:p>
          </table:table-cell>
          <table:table-cell office:value-type="float" office:value="0.150178884260636" calcext:value-type="float">
            <text:p>0.150178884260636</text:p>
          </table:table-cell>
          <table:table-cell office:value-type="float" office:value="0.141202494340625" calcext:value-type="float">
            <text:p>0.141202494340625</text:p>
          </table:table-cell>
          <table:table-cell office:value-type="float" office:value="0.221320458504825" calcext:value-type="float">
            <text:p>0.221320458504825</text:p>
          </table:table-cell>
          <table:table-cell office:value-type="float" office:value="0.303580869966907" calcext:value-type="float">
            <text:p>0.303580869966907</text:p>
          </table:table-cell>
          <table:table-cell office:value-type="float" office:value="0.000169114516156804" calcext:value-type="float">
            <text:p>0.000169114516157</text:p>
          </table:table-cell>
          <table:table-cell office:value-type="float" office:value="0.177392645037204" calcext:value-type="float">
            <text:p>0.177392645037204</text:p>
          </table:table-cell>
          <table:table-cell office:value-type="float" office:value="0.179222503605496" calcext:value-type="float">
            <text:p>0.179222503605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50</text:p>
          </table:table-cell>
          <table:table-cell table:number-columns-repeated="990"/>
        </table:table-row>
        <table:table-row table:style-name="ro2">
          <table:table-cell office:value-type="float" office:value="730.59945328853" calcext:value-type="float">
            <text:p>730.59945328853</text:p>
          </table:table-cell>
          <table:table-cell office:value-type="float" office:value="4.11542583465575" calcext:value-type="float">
            <text:p>4.11542583465575</text:p>
          </table:table-cell>
          <table:table-cell office:value-type="string" calcext:value-type="string">
            <text:p>C41H83N2O6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(d36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Ceramide phosphocholines (sphingomyelins)</text:p>
          </table:table-cell>
          <table:table-cell office:value-type="float" office:value="628542" calcext:value-type="float">
            <text:p>628542</text:p>
          </table:table-cell>
          <table:table-cell office:value-type="float" office:value="0.837076942064639" calcext:value-type="float">
            <text:p>0.837076942064639</text:p>
          </table:table-cell>
          <table:table-cell office:value-type="float" office:value="0.770734924290572" calcext:value-type="float">
            <text:p>0.770734924290572</text:p>
          </table:table-cell>
          <table:table-cell office:value-type="float" office:value="1.05751277949481" calcext:value-type="float">
            <text:p>1.05751277949481</text:p>
          </table:table-cell>
          <table:table-cell office:value-type="float" office:value="1" calcext:value-type="float">
            <text:p>1</text:p>
          </table:table-cell>
          <table:table-cell office:value-type="float" office:value="0.290293041153698" calcext:value-type="float">
            <text:p>0.290293041153698</text:p>
          </table:table-cell>
          <table:table-cell office:value-type="float" office:value="0.0545656013466728" calcext:value-type="float">
            <text:p>0.054565601346673</text:p>
          </table:table-cell>
          <table:table-cell office:value-type="float" office:value="0.667497199178208" calcext:value-type="float">
            <text:p>0.667497199178208</text:p>
          </table:table-cell>
          <table:table-cell office:value-type="float" office:value="1" calcext:value-type="float">
            <text:p>1</text:p>
          </table:table-cell>
          <table:table-cell office:value-type="float" office:value="401217.5703125" calcext:value-type="float">
            <text:p>401217.5703125</text:p>
          </table:table-cell>
          <table:table-cell office:value-type="float" office:value="369419.31875" calcext:value-type="float">
            <text:p>369419.31875</text:p>
          </table:table-cell>
          <table:table-cell office:value-type="float" office:value="506874.203125" calcext:value-type="float">
            <text:p>506874.203125</text:p>
          </table:table-cell>
          <table:table-cell office:value-type="float" office:value="479307.875" calcext:value-type="float">
            <text:p>479307.875</text:p>
          </table:table-cell>
          <table:table-cell office:value-type="float" office:value="114412.330394566" calcext:value-type="float">
            <text:p>114412.330394566</text:p>
          </table:table-cell>
          <table:table-cell office:value-type="float" office:value="73256.2357796935" calcext:value-type="float">
            <text:p>73256.2357796935</text:p>
          </table:table-cell>
          <table:table-cell office:value-type="float" office:value="103063.147024698" calcext:value-type="float">
            <text:p>103063.147024698</text:p>
          </table:table-cell>
          <table:table-cell office:value-type="float" office:value="53845.1821895006" calcext:value-type="float">
            <text:p>53845.1821895006</text:p>
          </table:table-cell>
          <table:table-cell office:value-type="float" office:value="0.285162811552477" calcext:value-type="float">
            <text:p>0.285162811552477</text:p>
          </table:table-cell>
          <table:table-cell office:value-type="float" office:value="0.198301041828483" calcext:value-type="float">
            <text:p>0.198301041828483</text:p>
          </table:table-cell>
          <table:table-cell office:value-type="float" office:value="0.203330819341937" calcext:value-type="float">
            <text:p>0.203330819341937</text:p>
          </table:table-cell>
          <table:table-cell office:value-type="float" office:value="0.112339448187661" calcext:value-type="float">
            <text:p>0.112339448187661</text:p>
          </table:table-cell>
          <table:table-cell office:value-type="float" office:value="0.381381619826463" calcext:value-type="float">
            <text:p>0.381381619826463</text:p>
          </table:table-cell>
          <table:table-cell office:value-type="float" office:value="1.46090208008637" calcext:value-type="float">
            <text:p>1.46090208008637</text:p>
          </table:table-cell>
          <table:table-cell office:value-type="float" office:value="0.0562003321873836" calcext:value-type="float">
            <text:p>0.056200332187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49</text:p>
          </table:table-cell>
          <table:table-cell table:number-columns-repeated="990"/>
        </table:table-row>
        <table:table-row table:style-name="ro2">
          <table:table-cell office:value-type="float" office:value="537.512357019448" calcext:value-type="float">
            <text:p>537.512357019448</text:p>
          </table:table-cell>
          <table:table-cell office:value-type="float" office:value="3.64450084686278" calcext:value-type="float">
            <text:p>3.64450084686278</text:p>
          </table:table-cell>
          <table:table-cell office:value-type="string" calcext:value-type="string">
            <text:p>C34H67N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SP (16:0)] N-(hexadecanoyl)-sphing-4-en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Ceramides</text:p>
          </table:table-cell>
          <table:table-cell office:value-type="float" office:value="856106" calcext:value-type="float">
            <text:p>856106</text:p>
          </table:table-cell>
          <table:table-cell office:value-type="float" office:value="1.0376760760112" calcext:value-type="float">
            <text:p>1.0376760760112</text:p>
          </table:table-cell>
          <table:table-cell office:value-type="float" office:value="0.776100965533209" calcext:value-type="float">
            <text:p>0.776100965533209</text:p>
          </table:table-cell>
          <table:table-cell office:value-type="float" office:value="1.01873539867864" calcext:value-type="float">
            <text:p>1.01873539867864</text:p>
          </table:table-cell>
          <table:table-cell office:value-type="float" office:value="1" calcext:value-type="float">
            <text:p>1</text:p>
          </table:table-cell>
          <table:table-cell office:value-type="float" office:value="0.737830538276648" calcext:value-type="float">
            <text:p>0.737830538276648</text:p>
          </table:table-cell>
          <table:table-cell office:value-type="float" office:value="0.0906125469386924" calcext:value-type="float">
            <text:p>0.090612546938692</text:p>
          </table:table-cell>
          <table:table-cell office:value-type="float" office:value="0.849046546330858" calcext:value-type="float">
            <text:p>0.849046546330858</text:p>
          </table:table-cell>
          <table:table-cell office:value-type="float" office:value="1" calcext:value-type="float">
            <text:p>1</text:p>
          </table:table-cell>
          <table:table-cell office:value-type="float" office:value="741736.890625" calcext:value-type="float">
            <text:p>741736.890625</text:p>
          </table:table-cell>
          <table:table-cell office:value-type="float" office:value="554761.48125" calcext:value-type="float">
            <text:p>554761.48125</text:p>
          </table:table-cell>
          <table:table-cell office:value-type="float" office:value="728197.984375" calcext:value-type="float">
            <text:p>728197.984375</text:p>
          </table:table-cell>
          <table:table-cell office:value-type="float" office:value="714805.8125" calcext:value-type="float">
            <text:p>714805.8125</text:p>
          </table:table-cell>
          <table:table-cell office:value-type="float" office:value="93487.1238446684" calcext:value-type="float">
            <text:p>93487.1238446684</text:p>
          </table:table-cell>
          <table:table-cell office:value-type="float" office:value="88259.838317379" calcext:value-type="float">
            <text:p>88259.838317379</text:p>
          </table:table-cell>
          <table:table-cell office:value-type="float" office:value="49742.5008994335" calcext:value-type="float">
            <text:p>49742.5008994335</text:p>
          </table:table-cell>
          <table:table-cell office:value-type="float" office:value="102221.13606102" calcext:value-type="float">
            <text:p>102221.13606102</text:p>
          </table:table-cell>
          <table:table-cell office:value-type="float" office:value="0.126038120830008" calcext:value-type="float">
            <text:p>0.126038120830008</text:p>
          </table:table-cell>
          <table:table-cell office:value-type="float" office:value="0.159095108980007" calcext:value-type="float">
            <text:p>0.159095108980007</text:p>
          </table:table-cell>
          <table:table-cell office:value-type="float" office:value="0.068309034035746" calcext:value-type="float">
            <text:p>0.068309034035746</text:p>
          </table:table-cell>
          <table:table-cell office:value-type="float" office:value="0.143005462845225" calcext:value-type="float">
            <text:p>0.143005462845225</text:p>
          </table:table-cell>
          <table:table-cell office:value-type="float" office:value="0.0377968031815838" calcext:value-type="float">
            <text:p>0.037796803181584</text:p>
          </table:table-cell>
          <table:table-cell office:value-type="float" office:value="1.4043667162005" calcext:value-type="float">
            <text:p>1.4043667162005</text:p>
          </table:table-cell>
          <table:table-cell office:value-type="float" office:value="0.0138778648183733" calcext:value-type="float">
            <text:p>0.013877864818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15</text:p>
          </table:table-cell>
          <table:table-cell table:number-columns-repeated="990"/>
        </table:table-row>
        <table:table-row table:style-name="ro2">
          <table:table-cell office:value-type="float" office:value="728.584056286555" calcext:value-type="float">
            <text:p>728.584056286555</text:p>
          </table:table-cell>
          <table:table-cell office:value-type="float" office:value="3.91054248809813" calcext:value-type="float">
            <text:p>3.91054248809813</text:p>
          </table:table-cell>
          <table:table-cell office:value-type="string" calcext:value-type="string">
            <text:p>C41H81N2O6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(d36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Phosphosphingolipids</text:p>
          </table:table-cell>
          <table:table-cell office:value-type="float" office:value="438565" calcext:value-type="float">
            <text:p>438565</text:p>
          </table:table-cell>
          <table:table-cell office:value-type="float" office:value="0.898507555777082" calcext:value-type="float">
            <text:p>0.898507555777082</text:p>
          </table:table-cell>
          <table:table-cell office:value-type="float" office:value="0.696202525043074" calcext:value-type="float">
            <text:p>0.696202525043074</text:p>
          </table:table-cell>
          <table:table-cell office:value-type="float" office:value="0.893489680465152" calcext:value-type="float">
            <text:p>0.893489680465152</text:p>
          </table:table-cell>
          <table:table-cell office:value-type="float" office:value="1" calcext:value-type="float">
            <text:p>1</text:p>
          </table:table-cell>
          <table:table-cell office:value-type="float" office:value="0.575082791586816" calcext:value-type="float">
            <text:p>0.575082791586816</text:p>
          </table:table-cell>
          <table:table-cell office:value-type="float" office:value="0.0861677084381768" calcext:value-type="float">
            <text:p>0.086167708438177</text:p>
          </table:table-cell>
          <table:table-cell office:value-type="float" office:value="0.592003240297519" calcext:value-type="float">
            <text:p>0.592003240297519</text:p>
          </table:table-cell>
          <table:table-cell office:value-type="float" office:value="1" calcext:value-type="float">
            <text:p>1</text:p>
          </table:table-cell>
          <table:table-cell office:value-type="float" office:value="317605.8828125" calcext:value-type="float">
            <text:p>317605.8828125</text:p>
          </table:table-cell>
          <table:table-cell office:value-type="float" office:value="246094.778125" calcext:value-type="float">
            <text:p>246094.778125</text:p>
          </table:table-cell>
          <table:table-cell office:value-type="float" office:value="315832.15625" calcext:value-type="float">
            <text:p>315832.15625</text:p>
          </table:table-cell>
          <table:table-cell office:value-type="float" office:value="353481.59375" calcext:value-type="float">
            <text:p>353481.59375</text:p>
          </table:table-cell>
          <table:table-cell office:value-type="float" office:value="94201.4896687456" calcext:value-type="float">
            <text:p>94201.4896687456</text:p>
          </table:table-cell>
          <table:table-cell office:value-type="float" office:value="77201.814692534" calcext:value-type="float">
            <text:p>77201.814692534</text:p>
          </table:table-cell>
          <table:table-cell office:value-type="float" office:value="108623.075805203" calcext:value-type="float">
            <text:p>108623.075805203</text:p>
          </table:table-cell>
          <table:table-cell office:value-type="float" office:value="63972.0266307174" calcext:value-type="float">
            <text:p>63972.0266307174</text:p>
          </table:table-cell>
          <table:table-cell office:value-type="float" office:value="0.296598692803048" calcext:value-type="float">
            <text:p>0.296598692803048</text:p>
          </table:table-cell>
          <table:table-cell office:value-type="float" office:value="0.313707650689445" calcext:value-type="float">
            <text:p>0.313707650689445</text:p>
          </table:table-cell>
          <table:table-cell office:value-type="float" office:value="0.34392658776398" calcext:value-type="float">
            <text:p>0.34392658776398</text:p>
          </table:table-cell>
          <table:table-cell office:value-type="float" office:value="0.180976966727047" calcext:value-type="float">
            <text:p>0.180976966727047</text:p>
          </table:table-cell>
          <table:table-cell office:value-type="float" office:value="0.0992621318884797" calcext:value-type="float">
            <text:p>0.09926213188848</text:p>
          </table:table-cell>
          <table:table-cell office:value-type="float" office:value="1.14716556518479" calcext:value-type="float">
            <text:p>1.14716556518479</text:p>
          </table:table-cell>
          <table:table-cell office:value-type="float" office:value="0.0891979804993002" calcext:value-type="float">
            <text:p>0.0891979804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43</text:p>
          </table:table-cell>
          <table:table-cell table:number-columns-repeated="990"/>
        </table:table-row>
        <table:table-row table:style-name="ro2">
          <table:table-cell office:value-type="float" office:value="674.535872576649" calcext:value-type="float">
            <text:p>674.535872576649</text:p>
          </table:table-cell>
          <table:table-cell office:value-type="float" office:value="3.93794249216715" calcext:value-type="float">
            <text:p>3.93794249216715</text:p>
          </table:table-cell>
          <table:table-cell office:value-type="string" calcext:value-type="string">
            <text:p>C37H75N2O6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(d32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Phosphosphingolipids</text:p>
          </table:table-cell>
          <table:table-cell office:value-type="float" office:value="1510026" calcext:value-type="float">
            <text:p>1510026</text:p>
          </table:table-cell>
          <table:table-cell office:value-type="float" office:value="0.732579795148312" calcext:value-type="float">
            <text:p>0.732579795148312</text:p>
          </table:table-cell>
          <table:table-cell office:value-type="float" office:value="0.662958158755099" calcext:value-type="float">
            <text:p>0.662958158755099</text:p>
          </table:table-cell>
          <table:table-cell office:value-type="float" office:value="0.876299690322018" calcext:value-type="float">
            <text:p>0.876299690322018</text:p>
          </table:table-cell>
          <table:table-cell office:value-type="float" office:value="1" calcext:value-type="float">
            <text:p>1</text:p>
          </table:table-cell>
          <table:table-cell office:value-type="float" office:value="0.10096337848329" calcext:value-type="float">
            <text:p>0.10096337848329</text:p>
          </table:table-cell>
          <table:table-cell office:value-type="float" office:value="0.0684217666764101" calcext:value-type="float">
            <text:p>0.06842176667641</text:p>
          </table:table-cell>
          <table:table-cell office:value-type="float" office:value="0.339349406995026" calcext:value-type="float">
            <text:p>0.339349406995026</text:p>
          </table:table-cell>
          <table:table-cell office:value-type="float" office:value="1" calcext:value-type="float">
            <text:p>1</text:p>
          </table:table-cell>
          <table:table-cell office:value-type="float" office:value="923182.40625" calcext:value-type="float">
            <text:p>923182.40625</text:p>
          </table:table-cell>
          <table:table-cell office:value-type="float" office:value="835446.6125" calcext:value-type="float">
            <text:p>835446.6125</text:p>
          </table:table-cell>
          <table:table-cell office:value-type="float" office:value="1104295.34375" calcext:value-type="float">
            <text:p>1104295.34375</text:p>
          </table:table-cell>
          <table:table-cell office:value-type="float" office:value="1260180" calcext:value-type="float">
            <text:p>1260180</text:p>
          </table:table-cell>
          <table:table-cell office:value-type="float" office:value="92379.3773336104" calcext:value-type="float">
            <text:p>92379.3773336104</text:p>
          </table:table-cell>
          <table:table-cell office:value-type="float" office:value="74485.5242552596" calcext:value-type="float">
            <text:p>74485.5242552596</text:p>
          </table:table-cell>
          <table:table-cell office:value-type="float" office:value="66962.4298229655" calcext:value-type="float">
            <text:p>66962.4298229655</text:p>
          </table:table-cell>
          <table:table-cell office:value-type="float" office:value="217236.17297598" calcext:value-type="float">
            <text:p>217236.17297598</text:p>
          </table:table-cell>
          <table:table-cell office:value-type="float" office:value="0.100066223866699" calcext:value-type="float">
            <text:p>0.100066223866699</text:p>
          </table:table-cell>
          <table:table-cell office:value-type="float" office:value="0.0891565339314361" calcext:value-type="float">
            <text:p>0.089156533931436</text:p>
          </table:table-cell>
          <table:table-cell office:value-type="float" office:value="0.0606381528292715" calcext:value-type="float">
            <text:p>0.060638152829272</text:p>
          </table:table-cell>
          <table:table-cell office:value-type="float" office:value="0.172385034658525" calcext:value-type="float">
            <text:p>0.172385034658525</text:p>
          </table:table-cell>
          <table:table-cell office:value-type="float" office:value="2.0379784770342" calcext:value-type="float">
            <text:p>2.0379784770342</text:p>
          </table:table-cell>
          <table:table-cell office:value-type="float" office:value="3.42054709705399" calcext:value-type="float">
            <text:p>3.42054709705399</text:p>
          </table:table-cell>
          <table:table-cell office:value-type="float" office:value="0.47024248969181" calcext:value-type="float">
            <text:p>0.47024248969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36</text:p>
          </table:table-cell>
          <table:table-cell table:number-columns-repeated="990"/>
        </table:table-row>
        <table:table-row table:style-name="ro2">
          <table:table-cell office:value-type="float" office:value="688.552306631235" calcext:value-type="float">
            <text:p>688.552306631235</text:p>
          </table:table-cell>
          <table:table-cell office:value-type="float" office:value="3.97795499165852" calcext:value-type="float">
            <text:p>3.97795499165852</text:p>
          </table:table-cell>
          <table:table-cell office:value-type="string" calcext:value-type="string">
            <text:p>C38H77N2O6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(d33: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Phosphosphingolipids</text:p>
          </table:table-cell>
          <table:table-cell office:value-type="float" office:value="677586" calcext:value-type="float">
            <text:p>677586</text:p>
          </table:table-cell>
          <table:table-cell office:value-type="float" office:value="0.680511126778189" calcext:value-type="float">
            <text:p>0.680511126778189</text:p>
          </table:table-cell>
          <table:table-cell office:value-type="float" office:value="0.788245169985395" calcext:value-type="float">
            <text:p>0.788245169985395</text:p>
          </table:table-cell>
          <table:table-cell office:value-type="float" office:value="0.842530685194924" calcext:value-type="float">
            <text:p>0.842530685194924</text:p>
          </table:table-cell>
          <table:table-cell office:value-type="float" office:value="1" calcext:value-type="float">
            <text:p>1</text:p>
          </table:table-cell>
          <table:table-cell office:value-type="float" office:value="0.0622642135207389" calcext:value-type="float">
            <text:p>0.062264213520739</text:p>
          </table:table-cell>
          <table:table-cell office:value-type="float" office:value="0.156208182040291" calcext:value-type="float">
            <text:p>0.156208182040291</text:p>
          </table:table-cell>
          <table:table-cell office:value-type="float" office:value="0.252479429543053" calcext:value-type="float">
            <text:p>0.252479429543053</text:p>
          </table:table-cell>
          <table:table-cell office:value-type="float" office:value="1" calcext:value-type="float">
            <text:p>1</text:p>
          </table:table-cell>
          <table:table-cell office:value-type="float" office:value="404605.921875" calcext:value-type="float">
            <text:p>404605.921875</text:p>
          </table:table-cell>
          <table:table-cell office:value-type="float" office:value="468660.46875" calcext:value-type="float">
            <text:p>468660.46875</text:p>
          </table:table-cell>
          <table:table-cell office:value-type="float" office:value="500936.5625" calcext:value-type="float">
            <text:p>500936.5625</text:p>
          </table:table-cell>
          <table:table-cell office:value-type="float" office:value="594561.802083333" calcext:value-type="float">
            <text:p>594561.802083333</text:p>
          </table:table-cell>
          <table:table-cell office:value-type="float" office:value="74234.5644761206" calcext:value-type="float">
            <text:p>74234.5644761206</text:p>
          </table:table-cell>
          <table:table-cell office:value-type="float" office:value="55434.4070649236" calcext:value-type="float">
            <text:p>55434.4070649236</text:p>
          </table:table-cell>
          <table:table-cell office:value-type="float" office:value="43691.7321093906" calcext:value-type="float">
            <text:p>43691.7321093906</text:p>
          </table:table-cell>
          <table:table-cell office:value-type="float" office:value="103335.179100133" calcext:value-type="float">
            <text:p>103335.179100133</text:p>
          </table:table-cell>
          <table:table-cell office:value-type="float" office:value="0.183473746830267" calcext:value-type="float">
            <text:p>0.183473746830267</text:p>
          </table:table-cell>
          <table:table-cell office:value-type="float" office:value="0.118282660393305" calcext:value-type="float">
            <text:p>0.118282660393305</text:p>
          </table:table-cell>
          <table:table-cell office:value-type="float" office:value="0.0872200900875359" calcext:value-type="float">
            <text:p>0.087220090087536</text:p>
          </table:table-cell>
          <table:table-cell office:value-type="float" office:value="0.173800568314427" calcext:value-type="float">
            <text:p>0.173800568314427</text:p>
          </table:table-cell>
          <table:table-cell office:value-type="float" office:value="2.22888337065321" calcext:value-type="float">
            <text:p>2.22888337065321</text:p>
          </table:table-cell>
          <table:table-cell office:value-type="float" office:value="1.15271563809424" calcext:value-type="float">
            <text:p>1.15271563809424</text:p>
          </table:table-cell>
          <table:table-cell office:value-type="float" office:value="0.696400830775273" calcext:value-type="float">
            <text:p>0.696400830775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40</text:p>
          </table:table-cell>
          <table:table-cell table:number-columns-repeated="990"/>
        </table:table-row>
        <table:table-row table:style-name="ro2">
          <table:table-cell office:value-type="float" office:value="700.552244397622" calcext:value-type="float">
            <text:p>700.552244397622</text:p>
          </table:table-cell>
          <table:table-cell office:value-type="float" office:value="3.91681416829427" calcext:value-type="float">
            <text:p>3.91681416829427</text:p>
          </table:table-cell>
          <table:table-cell office:value-type="string" calcext:value-type="string">
            <text:p>C39H77N2O6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(d34: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Phosphosphingolipids</text:p>
          </table:table-cell>
          <table:table-cell office:value-type="float" office:value="1197752" calcext:value-type="float">
            <text:p>1197752</text:p>
          </table:table-cell>
          <table:table-cell office:value-type="float" office:value="0.738586466813172" calcext:value-type="float">
            <text:p>0.738586466813172</text:p>
          </table:table-cell>
          <table:table-cell office:value-type="float" office:value="0.653166314599232" calcext:value-type="float">
            <text:p>0.653166314599232</text:p>
          </table:table-cell>
          <table:table-cell office:value-type="float" office:value="0.806138926019775" calcext:value-type="float">
            <text:p>0.806138926019775</text:p>
          </table:table-cell>
          <table:table-cell office:value-type="float" office:value="1" calcext:value-type="float">
            <text:p>1</text:p>
          </table:table-cell>
          <table:table-cell office:value-type="float" office:value="0.0536775867696614" calcext:value-type="float">
            <text:p>0.053677586769662</text:p>
          </table:table-cell>
          <table:table-cell office:value-type="float" office:value="0.000439197791695603" calcext:value-type="float">
            <text:p>0.000439197791696</text:p>
          </table:table-cell>
          <table:table-cell office:value-type="float" office:value="0.0678302589455892" calcext:value-type="float">
            <text:p>0.067830258945589</text:p>
          </table:table-cell>
          <table:table-cell office:value-type="float" office:value="1" calcext:value-type="float">
            <text:p>1</text:p>
          </table:table-cell>
          <table:table-cell office:value-type="float" office:value="849806.140625" calcext:value-type="float">
            <text:p>849806.140625</text:p>
          </table:table-cell>
          <table:table-cell office:value-type="float" office:value="751523.0375" calcext:value-type="float">
            <text:p>751523.0375</text:p>
          </table:table-cell>
          <table:table-cell office:value-type="float" office:value="927530.953125" calcext:value-type="float">
            <text:p>927530.953125</text:p>
          </table:table-cell>
          <table:table-cell office:value-type="float" office:value="1150584.5" calcext:value-type="float">
            <text:p>1150584.5</text:p>
          </table:table-cell>
          <table:table-cell office:value-type="float" office:value="201103.562103237" calcext:value-type="float">
            <text:p>201103.562103237</text:p>
          </table:table-cell>
          <table:table-cell office:value-type="float" office:value="39405.7043577311" calcext:value-type="float">
            <text:p>39405.7043577311</text:p>
          </table:table-cell>
          <table:table-cell office:value-type="float" office:value="164486.656969711" calcext:value-type="float">
            <text:p>164486.656969711</text:p>
          </table:table-cell>
          <table:table-cell office:value-type="float" office:value="47962.3364761351" calcext:value-type="float">
            <text:p>47962.3364761351</text:p>
          </table:table-cell>
          <table:table-cell office:value-type="float" office:value="0.236646397912979" calcext:value-type="float">
            <text:p>0.236646397912979</text:p>
          </table:table-cell>
          <table:table-cell office:value-type="float" office:value="0.0524344596125985" calcext:value-type="float">
            <text:p>0.052434459612599</text:p>
          </table:table-cell>
          <table:table-cell office:value-type="float" office:value="0.177338186305836" calcext:value-type="float">
            <text:p>0.177338186305836</text:p>
          </table:table-cell>
          <table:table-cell office:value-type="float" office:value="0.0416851925922304" calcext:value-type="float">
            <text:p>0.04168519259223</text:p>
          </table:table-cell>
          <table:table-cell office:value-type="float" office:value="2.11654683422783" calcext:value-type="float">
            <text:p>2.11654683422783</text:p>
          </table:table-cell>
          <table:table-cell office:value-type="float" office:value="41.3293488299792" calcext:value-type="float">
            <text:p>41.3293488299792</text:p>
          </table:table-cell>
          <table:table-cell office:value-type="float" office:value="1.69479724020185" calcext:value-type="float">
            <text:p>1.69479724020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37</text:p>
          </table:table-cell>
          <table:table-cell table:number-columns-repeated="990"/>
        </table:table-row>
        <table:table-row table:style-name="ro2">
          <table:table-cell office:value-type="float" office:value="702.567794502651" calcext:value-type="float">
            <text:p>702.567794502651</text:p>
          </table:table-cell>
          <table:table-cell office:value-type="float" office:value="3.96451498667398" calcext:value-type="float">
            <text:p>3.96451498667398</text:p>
          </table:table-cell>
          <table:table-cell office:value-type="string" calcext:value-type="string">
            <text:p>C39H79N2O6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(d34: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Phosphosphingolipids</text:p>
          </table:table-cell>
          <table:table-cell office:value-type="float" office:value="8355382" calcext:value-type="float">
            <text:p>8355382</text:p>
          </table:table-cell>
          <table:table-cell office:value-type="float" office:value="0.654736395194187" calcext:value-type="float">
            <text:p>0.654736395194187</text:p>
          </table:table-cell>
          <table:table-cell office:value-type="float" office:value="0.655614523060763" calcext:value-type="float">
            <text:p>0.655614523060763</text:p>
          </table:table-cell>
          <table:table-cell office:value-type="float" office:value="0.768409260506341" calcext:value-type="float">
            <text:p>0.768409260506341</text:p>
          </table:table-cell>
          <table:table-cell office:value-type="float" office:value="1" calcext:value-type="float">
            <text:p>1</text:p>
          </table:table-cell>
          <table:table-cell office:value-type="float" office:value="0.126669593623885" calcext:value-type="float">
            <text:p>0.126669593623885</text:p>
          </table:table-cell>
          <table:table-cell office:value-type="float" office:value="0.136037822742628" calcext:value-type="float">
            <text:p>0.136037822742628</text:p>
          </table:table-cell>
          <table:table-cell office:value-type="float" office:value="0.248535461613149" calcext:value-type="float">
            <text:p>0.248535461613149</text:p>
          </table:table-cell>
          <table:table-cell office:value-type="float" office:value="1" calcext:value-type="float">
            <text:p>1</text:p>
          </table:table-cell>
          <table:table-cell office:value-type="float" office:value="4241764.625" calcext:value-type="float">
            <text:p>4241764.625</text:p>
          </table:table-cell>
          <table:table-cell office:value-type="float" office:value="4247453.65" calcext:value-type="float">
            <text:p>4247453.65</text:p>
          </table:table-cell>
          <table:table-cell office:value-type="float" office:value="4978203.8125" calcext:value-type="float">
            <text:p>4978203.8125</text:p>
          </table:table-cell>
          <table:table-cell office:value-type="float" office:value="6478583.83333333" calcext:value-type="float">
            <text:p>6478583.83333333</text:p>
          </table:table-cell>
          <table:table-cell office:value-type="float" office:value="735889.955955528" calcext:value-type="float">
            <text:p>735889.955955528</text:p>
          </table:table-cell>
          <table:table-cell office:value-type="float" office:value="427188.148676084" calcext:value-type="float">
            <text:p>427188.148676084</text:p>
          </table:table-cell>
          <table:table-cell office:value-type="float" office:value="911775.626995785" calcext:value-type="float">
            <text:p>911775.626995785</text:p>
          </table:table-cell>
          <table:table-cell office:value-type="float" office:value="1629896.60741996" calcext:value-type="float">
            <text:p>1629896.60741996</text:p>
          </table:table-cell>
          <table:table-cell office:value-type="float" office:value="0.173486749269009" calcext:value-type="float">
            <text:p>0.173486749269009</text:p>
          </table:table-cell>
          <table:table-cell office:value-type="float" office:value="0.100575117206066" calcext:value-type="float">
            <text:p>0.100575117206066</text:p>
          </table:table-cell>
          <table:table-cell office:value-type="float" office:value="0.183153535157875" calcext:value-type="float">
            <text:p>0.183153535157875</text:p>
          </table:table-cell>
          <table:table-cell office:value-type="float" office:value="0.251582236079725" calcext:value-type="float">
            <text:p>0.251582236079725</text:p>
          </table:table-cell>
          <table:table-cell office:value-type="float" office:value="1.56448044100743" calcext:value-type="float">
            <text:p>1.56448044100743</text:p>
          </table:table-cell>
          <table:table-cell office:value-type="float" office:value="1.75338131480048" calcext:value-type="float">
            <text:p>1.75338131480048</text:p>
          </table:table-cell>
          <table:table-cell office:value-type="float" office:value="0.64541462267108" calcext:value-type="float">
            <text:p>0.64541462267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33</text:p>
          </table:table-cell>
          <table:table-cell table:number-columns-repeated="990"/>
        </table:table-row>
        <table:table-row table:style-name="ro2">
          <table:table-cell office:value-type="float" office:value="315.277546448085" calcext:value-type="float">
            <text:p>315.277546448085</text:p>
          </table:table-cell>
          <table:table-cell office:value-type="float" office:value="3.8282224682794" calcext:value-type="float">
            <text:p>3.8282224682794</text:p>
          </table:table-cell>
          <table:table-cell office:value-type="string" calcext:value-type="string">
            <text:p>C18H37N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hydrophytosphingos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Sphingoid bases</text:p>
          </table:table-cell>
          <table:table-cell office:value-type="float" office:value="310938" calcext:value-type="float">
            <text:p>310938</text:p>
          </table:table-cell>
          <table:table-cell office:value-type="float" office:value="0.550127265648944" calcext:value-type="float">
            <text:p>0.550127265648944</text:p>
          </table:table-cell>
          <table:table-cell office:value-type="float" office:value="0.549686056907891" calcext:value-type="float">
            <text:p>0.549686056907891</text:p>
          </table:table-cell>
          <table:table-cell office:value-type="float" office:value="0.572269730432384" calcext:value-type="float">
            <text:p>0.572269730432384</text:p>
          </table:table-cell>
          <table:table-cell office:value-type="float" office:value="1" calcext:value-type="float">
            <text:p>1</text:p>
          </table:table-cell>
          <table:table-cell office:value-type="float" office:value="0.1984122432409" calcext:value-type="float">
            <text:p>0.1984122432409</text:p>
          </table:table-cell>
          <table:table-cell office:value-type="float" office:value="0.135410691498277" calcext:value-type="float">
            <text:p>0.135410691498277</text:p>
          </table:table-cell>
          <table:table-cell office:value-type="float" office:value="0.146485249764798" calcext:value-type="float">
            <text:p>0.146485249764798</text:p>
          </table:table-cell>
          <table:table-cell office:value-type="float" office:value="1" calcext:value-type="float">
            <text:p>1</text:p>
          </table:table-cell>
          <table:table-cell office:value-type="float" office:value="106644.125976563" calcext:value-type="float">
            <text:p>106644.125976563</text:p>
          </table:table-cell>
          <table:table-cell office:value-type="float" office:value="106558.59609375" calcext:value-type="float">
            <text:p>106558.59609375</text:p>
          </table:table-cell>
          <table:table-cell office:value-type="float" office:value="110936.521484375" calcext:value-type="float">
            <text:p>110936.521484375</text:p>
          </table:table-cell>
          <table:table-cell office:value-type="float" office:value="193853.5546875" calcext:value-type="float">
            <text:p>193853.5546875</text:p>
          </table:table-cell>
          <table:table-cell office:value-type="float" office:value="93057.8205156598" calcext:value-type="float">
            <text:p>93057.8205156598</text:p>
          </table:table-cell>
          <table:table-cell office:value-type="float" office:value="75085.3491207703" calcext:value-type="float">
            <text:p>75085.3491207703</text:p>
          </table:table-cell>
          <table:table-cell office:value-type="float" office:value="60558.3424688392" calcext:value-type="float">
            <text:p>60558.3424688392</text:p>
          </table:table-cell>
          <table:table-cell office:value-type="float" office:value="62318.6561219894" calcext:value-type="float">
            <text:p>62318.6561219894</text:p>
          </table:table-cell>
          <table:table-cell office:value-type="float" office:value="0.872601464576787" calcext:value-type="float">
            <text:p>0.872601464576787</text:p>
          </table:table-cell>
          <table:table-cell office:value-type="float" office:value="0.704639061260815" calcext:value-type="float">
            <text:p>0.704639061260815</text:p>
          </table:table-cell>
          <table:table-cell office:value-type="float" office:value="0.545882831537752" calcext:value-type="float">
            <text:p>0.545882831537752</text:p>
          </table:table-cell>
          <table:table-cell office:value-type="float" office:value="0.321472857294001" calcext:value-type="float">
            <text:p>0.321472857294001</text:p>
          </table:table-cell>
          <table:table-cell office:value-type="float" office:value="0.606334878265185" calcext:value-type="float">
            <text:p>0.606334878265185</text:p>
          </table:table-cell>
          <table:table-cell office:value-type="float" office:value="0.800343452086942" calcext:value-type="float">
            <text:p>0.800343452086942</text:p>
          </table:table-cell>
          <table:table-cell office:value-type="float" office:value="0.910515188176141" calcext:value-type="float">
            <text:p>0.910515188176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42</text:p>
          </table:table-cell>
          <table:table-cell table:number-columns-repeated="990"/>
        </table:table-row>
        <table:table-row table:style-name="ro2">
          <table:table-cell office:value-type="float" office:value="381.26456089576" calcext:value-type="float">
            <text:p>381.26456089576</text:p>
          </table:table-cell>
          <table:table-cell office:value-type="float" office:value="4.4771725209554" calcext:value-type="float">
            <text:p>4.4771725209554</text:p>
          </table:table-cell>
          <table:table-cell office:value-type="string" calcext:value-type="string">
            <text:p>C18H40NO5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SP] Sphinganine-1-phosph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Sphingoid bases</text:p>
          </table:table-cell>
          <table:table-cell office:value-type="float" office:value="643509" calcext:value-type="float">
            <text:p>643509</text:p>
          </table:table-cell>
          <table:table-cell office:value-type="float" office:value="0.376636949333966" calcext:value-type="float">
            <text:p>0.376636949333966</text:p>
          </table:table-cell>
          <table:table-cell office:value-type="float" office:value="0.812746625989095" calcext:value-type="float">
            <text:p>0.812746625989095</text:p>
          </table:table-cell>
          <table:table-cell office:value-type="float" office:value="0.425268318178236" calcext:value-type="float">
            <text:p>0.425268318178236</text:p>
          </table:table-cell>
          <table:table-cell office:value-type="float" office:value="1" calcext:value-type="float">
            <text:p>1</text:p>
          </table:table-cell>
          <table:table-cell office:value-type="float" office:value="0.256095709025596" calcext:value-type="float">
            <text:p>0.256095709025596</text:p>
          </table:table-cell>
          <table:table-cell office:value-type="float" office:value="0.720792709118199" calcext:value-type="float">
            <text:p>0.720792709118199</text:p>
          </table:table-cell>
          <table:table-cell office:value-type="float" office:value="0.283666896157525" calcext:value-type="float">
            <text:p>0.283666896157525</text:p>
          </table:table-cell>
          <table:table-cell office:value-type="float" office:value="1" calcext:value-type="float">
            <text:p>1</text:p>
          </table:table-cell>
          <table:table-cell office:value-type="float" office:value="125551.857421875" calcext:value-type="float">
            <text:p>125551.857421875</text:p>
          </table:table-cell>
          <table:table-cell office:value-type="float" office:value="270928.9375" calcext:value-type="float">
            <text:p>270928.9375</text:p>
          </table:table-cell>
          <table:table-cell office:value-type="float" office:value="141763.115234375" calcext:value-type="float">
            <text:p>141763.115234375</text:p>
          </table:table-cell>
          <table:table-cell office:value-type="float" office:value="333349.815104167" calcext:value-type="float">
            <text:p>333349.815104167</text:p>
          </table:table-cell>
          <table:table-cell office:value-type="float" office:value="128852.230853852" calcext:value-type="float">
            <text:p>128852.230853852</text:p>
          </table:table-cell>
          <table:table-cell office:value-type="float" office:value="209485.787886472" calcext:value-type="float">
            <text:p>209485.787886472</text:p>
          </table:table-cell>
          <table:table-cell office:value-type="float" office:value="82070.1747146187" calcext:value-type="float">
            <text:p>82070.1747146187</text:p>
          </table:table-cell>
          <table:table-cell office:value-type="float" office:value="230366.317822473" calcext:value-type="float">
            <text:p>230366.317822473</text:p>
          </table:table-cell>
          <table:table-cell office:value-type="float" office:value="1.02628693433732" calcext:value-type="float">
            <text:p>1.02628693433732</text:p>
          </table:table-cell>
          <table:table-cell office:value-type="float" office:value="0.773213041838589" calcext:value-type="float">
            <text:p>0.773213041838589</text:p>
          </table:table-cell>
          <table:table-cell office:value-type="float" office:value="0.578924740606421" calcext:value-type="float">
            <text:p>0.578924740606421</text:p>
          </table:table-cell>
          <table:table-cell office:value-type="float" office:value="0.691064783553239" calcext:value-type="float">
            <text:p>0.691064783553239</text:p>
          </table:table-cell>
          <table:table-cell office:value-type="float" office:value="0.619765152182503" calcext:value-type="float">
            <text:p>0.619765152182503</text:p>
          </table:table-cell>
          <table:table-cell office:value-type="float" office:value="0.0401882205237009" calcext:value-type="float">
            <text:p>0.040188220523701</text:p>
          </table:table-cell>
          <table:table-cell office:value-type="float" office:value="0.613761104096861" calcext:value-type="float">
            <text:p>0.613761104096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73</text:p>
          </table:table-cell>
          <table:table-cell table:number-columns-repeated="990"/>
        </table:table-row>
        <table:table-row table:style-name="ro2">
          <table:table-cell office:value-type="float" office:value="287.24609262042" calcext:value-type="float">
            <text:p>287.24609262042</text:p>
          </table:table-cell>
          <table:table-cell office:value-type="float" office:value="3.90804444419012" calcext:value-type="float">
            <text:p>3.90804444419012</text:p>
          </table:table-cell>
          <table:table-cell office:value-type="string" calcext:value-type="string">
            <text:p>C16H33N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SP hydroxy,hydroxy,methyl(10:2/2:0)] 6R-(8-hydroxydecyl)-2R-(hydroxymethyl)-piperidin-3R-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Sphingoid bases</text:p>
          </table:table-cell>
          <table:table-cell office:value-type="float" office:value="22377258" calcext:value-type="float">
            <text:p>22377258</text:p>
          </table:table-cell>
          <table:table-cell office:value-type="float" office:value="0.451158440589579" calcext:value-type="float">
            <text:p>0.451158440589579</text:p>
          </table:table-cell>
          <table:table-cell office:value-type="float" office:value="0.585540142948356" calcext:value-type="float">
            <text:p>0.585540142948356</text:p>
          </table:table-cell>
          <table:table-cell office:value-type="float" office:value="0.343882014957239" calcext:value-type="float">
            <text:p>0.343882014957239</text:p>
          </table:table-cell>
          <table:table-cell office:value-type="float" office:value="1" calcext:value-type="float">
            <text:p>1</text:p>
          </table:table-cell>
          <table:table-cell office:value-type="float" office:value="0.166493074362065" calcext:value-type="float">
            <text:p>0.166493074362065</text:p>
          </table:table-cell>
          <table:table-cell office:value-type="float" office:value="0.281069860989821" calcext:value-type="float">
            <text:p>0.281069860989821</text:p>
          </table:table-cell>
          <table:table-cell office:value-type="float" office:value="0.105156413920764" calcext:value-type="float">
            <text:p>0.105156413920764</text:p>
          </table:table-cell>
          <table:table-cell office:value-type="float" office:value="1" calcext:value-type="float">
            <text:p>1</text:p>
          </table:table-cell>
          <table:table-cell office:value-type="float" office:value="5375332.95507813" calcext:value-type="float">
            <text:p>5375332.95507813</text:p>
          </table:table-cell>
          <table:table-cell office:value-type="float" office:value="6976425.45" calcext:value-type="float">
            <text:p>6976425.45</text:p>
          </table:table-cell>
          <table:table-cell office:value-type="float" office:value="4097186.62304688" calcext:value-type="float">
            <text:p>4097186.62304688</text:p>
          </table:table-cell>
          <table:table-cell office:value-type="float" office:value="11914512.6666667" calcext:value-type="float">
            <text:p>11914512.6666667</text:p>
          </table:table-cell>
          <table:table-cell office:value-type="float" office:value="5313284.54117319" calcext:value-type="float">
            <text:p>5313284.54117319</text:p>
          </table:table-cell>
          <table:table-cell office:value-type="float" office:value="6375496.59282094" calcext:value-type="float">
            <text:p>6375496.59282094</text:p>
          </table:table-cell>
          <table:table-cell office:value-type="float" office:value="4823584.85398836" calcext:value-type="float">
            <text:p>4823584.85398836</text:p>
          </table:table-cell>
          <table:table-cell office:value-type="float" office:value="5119652.08527311" calcext:value-type="float">
            <text:p>5119652.08527311</text:p>
          </table:table-cell>
          <table:table-cell office:value-type="float" office:value="0.988456824084484" calcext:value-type="float">
            <text:p>0.988456824084484</text:p>
          </table:table-cell>
          <table:table-cell office:value-type="float" office:value="0.913862928589159" calcext:value-type="float">
            <text:p>0.913862928589159</text:p>
          </table:table-cell>
          <table:table-cell office:value-type="float" office:value="1.17729195610848" calcext:value-type="float">
            <text:p>1.17729195610848</text:p>
          </table:table-cell>
          <table:table-cell office:value-type="float" office:value="0.429698824325095" calcext:value-type="float">
            <text:p>0.429698824325095</text:p>
          </table:table-cell>
          <table:table-cell office:value-type="float" office:value="0.785441474505692" calcext:value-type="float">
            <text:p>0.785441474505692</text:p>
          </table:table-cell>
          <table:table-cell office:value-type="float" office:value="0.364724945270171" calcext:value-type="float">
            <text:p>0.364724945270171</text:p>
          </table:table-cell>
          <table:table-cell office:value-type="float" office:value="1.23511102350482" calcext:value-type="float">
            <text:p>1.23511102350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35</text:p>
          </table:table-cell>
          <table:table-cell table:number-columns-repeated="990"/>
        </table:table-row>
        <table:table-row table:style-name="ro2">
          <table:table-cell office:value-type="float" office:value="379.248875802471" calcext:value-type="float">
            <text:p>379.248875802471</text:p>
          </table:table-cell>
          <table:table-cell office:value-type="float" office:value="7.40511166890462" calcext:value-type="float">
            <text:p>7.40511166890462</text:p>
          </table:table-cell>
          <table:table-cell office:value-type="string" calcext:value-type="string">
            <text:p>C18H38NO5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SP] Sphing-4-enine-1-phosph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Sphingolipids</text:p>
          </table:table-cell>
          <table:table-cell office:value-type="string" calcext:value-type="string">
            <text:p>Sphingoid bases</text:p>
          </table:table-cell>
          <table:table-cell office:value-type="float" office:value="1806147" calcext:value-type="float">
            <text:p>1806147</text:p>
          </table:table-cell>
          <table:table-cell office:value-type="float" office:value="0.176318388833111" calcext:value-type="float">
            <text:p>0.176318388833111</text:p>
          </table:table-cell>
          <table:table-cell office:value-type="float" office:value="0.17990120605564" calcext:value-type="float">
            <text:p>0.17990120605564</text:p>
          </table:table-cell>
          <table:table-cell office:value-type="float" office:value="0.216825162021103" calcext:value-type="float">
            <text:p>0.216825162021103</text:p>
          </table:table-cell>
          <table:table-cell office:value-type="float" office:value="1" calcext:value-type="float">
            <text:p>1</text:p>
          </table:table-cell>
          <table:table-cell office:value-type="float" office:value="0.0537579879013911" calcext:value-type="float">
            <text:p>0.053757987901391</text:p>
          </table:table-cell>
          <table:table-cell office:value-type="float" office:value="0.0440378744900141" calcext:value-type="float">
            <text:p>0.044037874490014</text:p>
          </table:table-cell>
          <table:table-cell office:value-type="float" office:value="0.0605788143029601" calcext:value-type="float">
            <text:p>0.06057881430296</text:p>
          </table:table-cell>
          <table:table-cell office:value-type="float" office:value="1" calcext:value-type="float">
            <text:p>1</text:p>
          </table:table-cell>
          <table:table-cell office:value-type="float" office:value="235028.2578125" calcext:value-type="float">
            <text:p>235028.2578125</text:p>
          </table:table-cell>
          <table:table-cell office:value-type="float" office:value="239804.06875" calcext:value-type="float">
            <text:p>239804.06875</text:p>
          </table:table-cell>
          <table:table-cell office:value-type="float" office:value="289022.83203125" calcext:value-type="float">
            <text:p>289022.83203125</text:p>
          </table:table-cell>
          <table:table-cell office:value-type="float" office:value="1332976.4375" calcext:value-type="float">
            <text:p>1332976.4375</text:p>
          </table:table-cell>
          <table:table-cell office:value-type="float" office:value="67729.725389187" calcext:value-type="float">
            <text:p>67729.725389187</text:p>
          </table:table-cell>
          <table:table-cell office:value-type="float" office:value="205385.884477473" calcext:value-type="float">
            <text:p>205385.884477473</text:p>
          </table:table-cell>
          <table:table-cell office:value-type="float" office:value="36161.5962002765" calcext:value-type="float">
            <text:p>36161.5962002765</text:p>
          </table:table-cell>
          <table:table-cell office:value-type="float" office:value="469102.006729118" calcext:value-type="float">
            <text:p>469102.006729118</text:p>
          </table:table-cell>
          <table:table-cell office:value-type="float" office:value="0.288176945272769" calcext:value-type="float">
            <text:p>0.288176945272769</text:p>
          </table:table-cell>
          <table:table-cell office:value-type="float" office:value="0.856473726855699" calcext:value-type="float">
            <text:p>0.856473726855699</text:p>
          </table:table-cell>
          <table:table-cell office:value-type="float" office:value="0.125116745781408" calcext:value-type="float">
            <text:p>0.125116745781408</text:p>
          </table:table-cell>
          <table:table-cell office:value-type="float" office:value="0.351920704321615" calcext:value-type="float">
            <text:p>0.351920704321615</text:p>
          </table:table-cell>
          <table:table-cell office:value-type="float" office:value="5.36622460472171" calcext:value-type="float">
            <text:p>5.36622460472171</text:p>
          </table:table-cell>
          <table:table-cell office:value-type="float" office:value="4.55699199411475" calcext:value-type="float">
            <text:p>4.55699199411475</text:p>
          </table:table-cell>
          <table:table-cell office:value-type="float" office:value="4.92328196421081" calcext:value-type="float">
            <text:p>4.92328196421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08</text:p>
          </table:table-cell>
          <table:table-cell table:number-columns-repeated="990"/>
        </table:table-row>
        <table:table-row table:style-name="ro2">
          <table:table-cell office:value-type="float" office:value="368.34434742429" calcext:value-type="float">
            <text:p>368.34434742429</text:p>
          </table:table-cell>
          <table:table-cell office:value-type="float" office:value="3.4437412685818" calcext:value-type="float">
            <text:p>3.4437412685818</text:p>
          </table:table-cell>
          <table:table-cell office:value-type="string" calcext:value-type="string">
            <text:p>C27H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ST] (5Z,7E)-9,10-seco-5,7,10(19)-cholestatrie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pids: Sterol lipids</text:p>
          </table:table-cell>
          <table:table-cell office:value-type="string" calcext:value-type="string">
            <text:p>Secosteroids</text:p>
          </table:table-cell>
          <table:table-cell office:value-type="float" office:value="499937" calcext:value-type="float">
            <text:p>499937</text:p>
          </table:table-cell>
          <table:table-cell office:value-type="float" office:value="3.74836319045195" calcext:value-type="float">
            <text:p>3.74836319045195</text:p>
          </table:table-cell>
          <table:table-cell office:value-type="float" office:value="10.3961249573831" calcext:value-type="float">
            <text:p>10.3961249573831</text:p>
          </table:table-cell>
          <table:table-cell office:value-type="float" office:value="8.23697995721965" calcext:value-type="float">
            <text:p>8.23697995721965</text:p>
          </table:table-cell>
          <table:table-cell office:value-type="float" office:value="1" calcext:value-type="float">
            <text:p>1</text:p>
          </table:table-cell>
          <table:table-cell office:value-type="float" office:value="0.0245076562915776" calcext:value-type="float">
            <text:p>0.024507656291578</text:p>
          </table:table-cell>
          <table:table-cell office:value-type="float" office:value="0.0189169807516381" calcext:value-type="float">
            <text:p>0.018916980751638</text:p>
          </table:table-cell>
          <table:table-cell office:value-type="float" office:value="0.034208649250936" calcext:value-type="float">
            <text:p>0.034208649250936</text:p>
          </table:table-cell>
          <table:table-cell office:value-type="float" office:value="1" calcext:value-type="float">
            <text:p>1</text:p>
          </table:table-cell>
          <table:table-cell office:value-type="float" office:value="100323.53515625" calcext:value-type="float">
            <text:p>100323.53515625</text:p>
          </table:table-cell>
          <table:table-cell office:value-type="float" office:value="278248.3859375" calcext:value-type="float">
            <text:p>278248.3859375</text:p>
          </table:table-cell>
          <table:table-cell office:value-type="float" office:value="220459.6796875" calcext:value-type="float">
            <text:p>220459.6796875</text:p>
          </table:table-cell>
          <table:table-cell office:value-type="float" office:value="26764.625" calcext:value-type="float">
            <text:p>26764.625</text:p>
          </table:table-cell>
          <table:table-cell office:value-type="float" office:value="37016.1669180821" calcext:value-type="float">
            <text:p>37016.1669180821</text:p>
          </table:table-cell>
          <table:table-cell office:value-type="float" office:value="148068.194169677" calcext:value-type="float">
            <text:p>148068.194169677</text:p>
          </table:table-cell>
          <table:table-cell office:value-type="float" office:value="105388.20936674" calcext:value-type="float">
            <text:p>105388.20936674</text:p>
          </table:table-cell>
          <table:table-cell office:value-type="float" office:value="8794.02975778705" calcext:value-type="float">
            <text:p>8794.02975778705</text:p>
          </table:table-cell>
          <table:table-cell office:value-type="float" office:value="0.368967928217749" calcext:value-type="float">
            <text:p>0.368967928217749</text:p>
          </table:table-cell>
          <table:table-cell office:value-type="float" office:value="0.53214394639089" calcext:value-type="float">
            <text:p>0.53214394639089</text:p>
          </table:table-cell>
          <table:table-cell office:value-type="float" office:value="0.478038476315155" calcext:value-type="float">
            <text:p>0.478038476315155</text:p>
          </table:table-cell>
          <table:table-cell office:value-type="float" office:value="0.328569137725152" calcext:value-type="float">
            <text:p>0.328569137725152</text:p>
          </table:table-cell>
          <table:table-cell office:value-type="float" office:value="3.73802780227229" calcext:value-type="float">
            <text:p>3.73802780227229</text:p>
          </table:table-cell>
          <table:table-cell office:value-type="float" office:value="2.8745317323988" calcext:value-type="float">
            <text:p>2.8745317323988</text:p>
          </table:table-cell>
          <table:table-cell office:value-type="float" office:value="3.35459065593066" calcext:value-type="float">
            <text:p>3.35459065593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92</text:p>
          </table:table-cell>
          <table:table-cell table:number-columns-repeated="990"/>
        </table:table-row>
        <table:table-row table:style-name="ro2">
          <table:table-cell office:value-type="float" office:value="392.292826094048" calcext:value-type="float">
            <text:p>392.292826094048</text:p>
          </table:table-cell>
          <table:table-cell office:value-type="float" office:value="4.20468542310927" calcext:value-type="float">
            <text:p>4.20468542310927</text:p>
          </table:table-cell>
          <table:table-cell office:value-type="string" calcext:value-type="string">
            <text:p>C24H40O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ST hydrox] 3alpha,7alpha-Dihydroxy-5beta-cholan-24-oic Ac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pids: Sterol lipids</text:p>
          </table:table-cell>
          <table:table-cell office:value-type="string" calcext:value-type="string">
            <text:p>Bile acids and derivatives</text:p>
          </table:table-cell>
          <table:table-cell office:value-type="float" office:value="690776" calcext:value-type="float">
            <text:p>690776</text:p>
          </table:table-cell>
          <table:table-cell office:value-type="float" office:value="2.24768644039346" calcext:value-type="float">
            <text:p>2.24768644039346</text:p>
          </table:table-cell>
          <table:table-cell office:value-type="float" office:value="1.32650810928939" calcext:value-type="float">
            <text:p>1.32650810928939</text:p>
          </table:table-cell>
          <table:table-cell office:value-type="float" office:value="1.57449377944041" calcext:value-type="float">
            <text:p>1.57449377944041</text:p>
          </table:table-cell>
          <table:table-cell office:value-type="float" office:value="1" calcext:value-type="float">
            <text:p>1</text:p>
          </table:table-cell>
          <table:table-cell office:value-type="float" office:value="0.421262386315677" calcext:value-type="float">
            <text:p>0.421262386315677</text:p>
          </table:table-cell>
          <table:table-cell office:value-type="float" office:value="0.340726720629657" calcext:value-type="float">
            <text:p>0.340726720629657</text:p>
          </table:table-cell>
          <table:table-cell office:value-type="float" office:value="0.499755628332969" calcext:value-type="float">
            <text:p>0.499755628332969</text:p>
          </table:table-cell>
          <table:table-cell office:value-type="float" office:value="1" calcext:value-type="float">
            <text:p>1</text:p>
          </table:table-cell>
          <table:table-cell office:value-type="float" office:value="173133.954101562" calcext:value-type="float">
            <text:p>173133.954101562</text:p>
          </table:table-cell>
          <table:table-cell office:value-type="float" office:value="102177.77265625" calcext:value-type="float">
            <text:p>102177.77265625</text:p>
          </table:table-cell>
          <table:table-cell office:value-type="float" office:value="121279.520507813" calcext:value-type="float">
            <text:p>121279.520507813</text:p>
          </table:table-cell>
          <table:table-cell office:value-type="float" office:value="77027.6276041667" calcext:value-type="float">
            <text:p>77027.6276041667</text:p>
          </table:table-cell>
          <table:table-cell office:value-type="float" office:value="206108.059564091" calcext:value-type="float">
            <text:p>206108.059564091</text:p>
          </table:table-cell>
          <table:table-cell office:value-type="float" office:value="45309.7265144403" calcext:value-type="float">
            <text:p>45309.7265144403</text:p>
          </table:table-cell>
          <table:table-cell office:value-type="float" office:value="113994.688352774" calcext:value-type="float">
            <text:p>113994.688352774</text:p>
          </table:table-cell>
          <table:table-cell office:value-type="float" office:value="23232.8425512517" calcext:value-type="float">
            <text:p>23232.8425512517</text:p>
          </table:table-cell>
          <table:table-cell office:value-type="float" office:value="1.19045429669553" calcext:value-type="float">
            <text:p>1.19045429669553</text:p>
          </table:table-cell>
          <table:table-cell office:value-type="float" office:value="0.443440146878841" calcext:value-type="float">
            <text:p>0.443440146878841</text:p>
          </table:table-cell>
          <table:table-cell office:value-type="float" office:value="0.939933534330151" calcext:value-type="float">
            <text:p>0.939933534330151</text:p>
          </table:table-cell>
          <table:table-cell office:value-type="float" office:value="0.301617007739635" calcext:value-type="float">
            <text:p>0.301617007739635</text:p>
          </table:table-cell>
          <table:table-cell office:value-type="float" office:value="0.214699260490223" calcext:value-type="float">
            <text:p>0.214699260490223</text:p>
          </table:table-cell>
          <table:table-cell office:value-type="float" office:value="0.243962256641078" calcext:value-type="float">
            <text:p>0.243962256641078</text:p>
          </table:table-cell>
          <table:table-cell office:value-type="float" office:value="0.14468375045223" calcext:value-type="float">
            <text:p>0.14468375045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43</text:p>
          </table:table-cell>
          <table:table-cell table:number-columns-repeated="990"/>
        </table:table-row>
        <table:table-row table:style-name="ro2">
          <table:table-cell office:value-type="float" office:value="446.37584259121" calcext:value-type="float">
            <text:p>446.37584259121</text:p>
          </table:table-cell>
          <table:table-cell office:value-type="float" office:value="3.62757834116617" calcext:value-type="float">
            <text:p>3.62757834116617</text:p>
          </table:table-cell>
          <table:table-cell office:value-type="string" calcext:value-type="string">
            <text:p>C29H50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brosteroid 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terol Lipids</text:p>
          </table:table-cell>
          <table:table-cell office:value-type="string" calcext:value-type="string">
            <text:p>Sterols</text:p>
          </table:table-cell>
          <table:table-cell office:value-type="float" office:value="224668" calcext:value-type="float">
            <text:p>224668</text:p>
          </table:table-cell>
          <table:table-cell office:value-type="float" office:value="1.32434392466806" calcext:value-type="float">
            <text:p>1.32434392466806</text:p>
          </table:table-cell>
          <table:table-cell office:value-type="float" office:value="1.46147847674005" calcext:value-type="float">
            <text:p>1.46147847674005</text:p>
          </table:table-cell>
          <table:table-cell office:value-type="float" office:value="1.41195013456699" calcext:value-type="float">
            <text:p>1.41195013456699</text:p>
          </table:table-cell>
          <table:table-cell office:value-type="float" office:value="1" calcext:value-type="float">
            <text:p>1</text:p>
          </table:table-cell>
          <table:table-cell office:value-type="float" office:value="0.178902528198135" calcext:value-type="float">
            <text:p>0.178902528198135</text:p>
          </table:table-cell>
          <table:table-cell office:value-type="float" office:value="0.0675987589532821" calcext:value-type="float">
            <text:p>0.067598758953282</text:p>
          </table:table-cell>
          <table:table-cell office:value-type="float" office:value="0.0762559261974332" calcext:value-type="float">
            <text:p>0.076255926197433</text:p>
          </table:table-cell>
          <table:table-cell office:value-type="float" office:value="1" calcext:value-type="float">
            <text:p>1</text:p>
          </table:table-cell>
          <table:table-cell office:value-type="float" office:value="161846.8984375" calcext:value-type="float">
            <text:p>161846.8984375</text:p>
          </table:table-cell>
          <table:table-cell office:value-type="float" office:value="178605.990625" calcext:value-type="float">
            <text:p>178605.990625</text:p>
          </table:table-cell>
          <table:table-cell office:value-type="float" office:value="172553.17578125" calcext:value-type="float">
            <text:p>172553.17578125</text:p>
          </table:table-cell>
          <table:table-cell office:value-type="float" office:value="122209.114583333" calcext:value-type="float">
            <text:p>122209.114583333</text:p>
          </table:table-cell>
          <table:table-cell office:value-type="float" office:value="38247.4840068862" calcext:value-type="float">
            <text:p>38247.4840068862</text:p>
          </table:table-cell>
          <table:table-cell office:value-type="float" office:value="41857.3090692767" calcext:value-type="float">
            <text:p>41857.3090692767</text:p>
          </table:table-cell>
          <table:table-cell office:value-type="float" office:value="14361.1812367022" calcext:value-type="float">
            <text:p>14361.1812367022</text:p>
          </table:table-cell>
          <table:table-cell office:value-type="float" office:value="28822.0908792543" calcext:value-type="float">
            <text:p>28822.0908792543</text:p>
          </table:table-cell>
          <table:table-cell office:value-type="float" office:value="0.236318918534334" calcext:value-type="float">
            <text:p>0.236318918534334</text:p>
          </table:table-cell>
          <table:table-cell office:value-type="float" office:value="0.234355571852906" calcext:value-type="float">
            <text:p>0.234355571852906</text:p>
          </table:table-cell>
          <table:table-cell office:value-type="float" office:value="0.0832275683810551" calcext:value-type="float">
            <text:p>0.083227568381055</text:p>
          </table:table-cell>
          <table:table-cell office:value-type="float" office:value="0.23584239995128" calcext:value-type="float">
            <text:p>0.23584239995128</text:p>
          </table:table-cell>
          <table:table-cell office:value-type="float" office:value="0.685021618727958" calcext:value-type="float">
            <text:p>0.685021618727958</text:p>
          </table:table-cell>
          <table:table-cell office:value-type="float" office:value="1.23148234237924" calcext:value-type="float">
            <text:p>1.23148234237924</text:p>
          </table:table-cell>
          <table:table-cell office:value-type="float" office:value="2.44419570362815" calcext:value-type="float">
            <text:p>2.44419570362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09</text:p>
          </table:table-cell>
          <table:table-cell table:number-columns-repeated="990"/>
        </table:table-row>
        <table:table-row table:style-name="ro2">
          <table:table-cell office:value-type="float" office:value="382.323524890587" calcext:value-type="float">
            <text:p>382.323524890587</text:p>
          </table:table-cell>
          <table:table-cell office:value-type="float" office:value="4.67605412801107" calcext:value-type="float">
            <text:p>4.67605412801107</text:p>
          </table:table-cell>
          <table:table-cell office:value-type="string" calcext:value-type="string">
            <text:p>C27H42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ST (3:0)] cholest-5Z,7Z,24-trien-3beta-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pids: Sterol lipids</text:p>
          </table:table-cell>
          <table:table-cell office:value-type="string" calcext:value-type="string">
            <text:p>Sterols</text:p>
          </table:table-cell>
          <table:table-cell office:value-type="float" office:value="168069" calcext:value-type="float">
            <text:p>168069</text:p>
          </table:table-cell>
          <table:table-cell office:value-type="float" office:value="1.23484752984259" calcext:value-type="float">
            <text:p>1.23484752984259</text:p>
          </table:table-cell>
          <table:table-cell office:value-type="float" office:value="1.49098997286432" calcext:value-type="float">
            <text:p>1.49098997286432</text:p>
          </table:table-cell>
          <table:table-cell office:value-type="float" office:value="1.25783027845262" calcext:value-type="float">
            <text:p>1.25783027845262</text:p>
          </table:table-cell>
          <table:table-cell office:value-type="float" office:value="1" calcext:value-type="float">
            <text:p>1</text:p>
          </table:table-cell>
          <table:table-cell office:value-type="float" office:value="0.397256216547252" calcext:value-type="float">
            <text:p>0.397256216547252</text:p>
          </table:table-cell>
          <table:table-cell office:value-type="float" office:value="0.143163214766154" calcext:value-type="float">
            <text:p>0.143163214766154</text:p>
          </table:table-cell>
          <table:table-cell office:value-type="float" office:value="0.361451892252469" calcext:value-type="float">
            <text:p>0.361451892252469</text:p>
          </table:table-cell>
          <table:table-cell office:value-type="float" office:value="1" calcext:value-type="float">
            <text:p>1</text:p>
          </table:table-cell>
          <table:table-cell office:value-type="float" office:value="122777.275390625" calcext:value-type="float">
            <text:p>122777.275390625</text:p>
          </table:table-cell>
          <table:table-cell office:value-type="float" office:value="148244.76875" calcext:value-type="float">
            <text:p>148244.76875</text:p>
          </table:table-cell>
          <table:table-cell office:value-type="float" office:value="125062.3828125" calcext:value-type="float">
            <text:p>125062.3828125</text:p>
          </table:table-cell>
          <table:table-cell office:value-type="float" office:value="99427.0729166667" calcext:value-type="float">
            <text:p>99427.0729166667</text:p>
          </table:table-cell>
          <table:table-cell office:value-type="float" office:value="8844.45449322053" calcext:value-type="float">
            <text:p>8844.45449322053</text:p>
          </table:table-cell>
          <table:table-cell office:value-type="float" office:value="17075.7257101384" calcext:value-type="float">
            <text:p>17075.7257101384</text:p>
          </table:table-cell>
          <table:table-cell office:value-type="float" office:value="11846.2964773231" calcext:value-type="float">
            <text:p>11846.2964773231</text:p>
          </table:table-cell>
          <table:table-cell office:value-type="float" office:value="37811.6834143605" calcext:value-type="float">
            <text:p>37811.6834143605</text:p>
          </table:table-cell>
          <table:table-cell office:value-type="float" office:value="0.0720365757024762" calcext:value-type="float">
            <text:p>0.072036575702476</text:p>
          </table:table-cell>
          <table:table-cell office:value-type="float" office:value="0.115186025477465" calcext:value-type="float">
            <text:p>0.115186025477465</text:p>
          </table:table-cell>
          <table:table-cell office:value-type="float" office:value="0.0947230990719542" calcext:value-type="float">
            <text:p>0.094723099071954</text:p>
          </table:table-cell>
          <table:table-cell office:value-type="float" office:value="0.380295650924491" calcext:value-type="float">
            <text:p>0.380295650924491</text:p>
          </table:table-cell>
          <table:table-cell office:value-type="float" office:value="0.361572173494206" calcext:value-type="float">
            <text:p>0.361572173494206</text:p>
          </table:table-cell>
          <table:table-cell office:value-type="float" office:value="1.38451295525556" calcext:value-type="float">
            <text:p>1.38451295525556</text:p>
          </table:table-cell>
          <table:table-cell office:value-type="float" office:value="0.418563552213294" calcext:value-type="float">
            <text:p>0.418563552213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47</text:p>
          </table:table-cell>
          <table:table-cell table:number-columns-repeated="990"/>
        </table:table-row>
        <table:table-row table:style-name="ro2">
          <table:table-cell office:value-type="float" office:value="466.311850809827" calcext:value-type="float">
            <text:p>466.311850809827</text:p>
          </table:table-cell>
          <table:table-cell office:value-type="float" office:value="3.4583826276991" calcext:value-type="float">
            <text:p>3.4583826276991</text:p>
          </table:table-cell>
          <table:table-cell office:value-type="string" calcext:value-type="string">
            <text:p>C27H46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lesterolsulf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terol lipids</text:p>
          </table:table-cell>
          <table:table-cell office:value-type="float" office:value="0" calcext:value-type="float">
            <text:p>0</text:p>
          </table:table-cell>
          <table:table-cell office:value-type="float" office:value="2846775" calcext:value-type="float">
            <text:p>2846775</text:p>
          </table:table-cell>
          <table:table-cell office:value-type="float" office:value="1.03292350379694" calcext:value-type="float">
            <text:p>1.03292350379694</text:p>
          </table:table-cell>
          <table:table-cell office:value-type="float" office:value="0.921098299677887" calcext:value-type="float">
            <text:p>0.921098299677887</text:p>
          </table:table-cell>
          <table:table-cell office:value-type="float" office:value="1.11752541495113" calcext:value-type="float">
            <text:p>1.11752541495113</text:p>
          </table:table-cell>
          <table:table-cell office:value-type="float" office:value="1" calcext:value-type="float">
            <text:p>1</text:p>
          </table:table-cell>
          <table:table-cell office:value-type="float" office:value="0.801390960820792" calcext:value-type="float">
            <text:p>0.801390960820792</text:p>
          </table:table-cell>
          <table:table-cell office:value-type="float" office:value="0.477300754049518" calcext:value-type="float">
            <text:p>0.477300754049518</text:p>
          </table:table-cell>
          <table:table-cell office:value-type="float" office:value="0.457766938935821" calcext:value-type="float">
            <text:p>0.457766938935821</text:p>
          </table:table-cell>
          <table:table-cell office:value-type="float" office:value="1" calcext:value-type="float">
            <text:p>1</text:p>
          </table:table-cell>
          <table:table-cell office:value-type="float" office:value="2111687.9375" calcext:value-type="float">
            <text:p>2111687.9375</text:p>
          </table:table-cell>
          <table:table-cell office:value-type="float" office:value="1883074.75" calcext:value-type="float">
            <text:p>1883074.75</text:p>
          </table:table-cell>
          <table:table-cell office:value-type="float" office:value="2284646.375" calcext:value-type="float">
            <text:p>2284646.375</text:p>
          </table:table-cell>
          <table:table-cell office:value-type="float" office:value="2044379.79166667" calcext:value-type="float">
            <text:p>2044379.79166667</text:p>
          </table:table-cell>
          <table:table-cell office:value-type="float" office:value="432066.894490713" calcext:value-type="float">
            <text:p>432066.894490713</text:p>
          </table:table-cell>
          <table:table-cell office:value-type="float" office:value="374327.283942443" calcext:value-type="float">
            <text:p>374327.283942443</text:p>
          </table:table-cell>
          <table:table-cell office:value-type="float" office:value="527517.402134379" calcext:value-type="float">
            <text:p>527517.402134379</text:p>
          </table:table-cell>
          <table:table-cell office:value-type="float" office:value="227367.6009781" calcext:value-type="float">
            <text:p>227367.6009781</text:p>
          </table:table-cell>
          <table:table-cell office:value-type="float" office:value="0.204607360215464" calcext:value-type="float">
            <text:p>0.204607360215464</text:p>
          </table:table-cell>
          <table:table-cell office:value-type="float" office:value="0.198785143257029" calcext:value-type="float">
            <text:p>0.198785143257029</text:p>
          </table:table-cell>
          <table:table-cell office:value-type="float" office:value="0.23089674091658" calcext:value-type="float">
            <text:p>0.23089674091658</text:p>
          </table:table-cell>
          <table:table-cell office:value-type="float" office:value="0.111215930574593" calcext:value-type="float">
            <text:p>0.111215930574593</text:p>
          </table:table-cell>
          <table:table-cell office:value-type="float" office:value="0.019005066650018" calcext:value-type="float">
            <text:p>0.019005066650018</text:p>
          </table:table-cell>
          <table:table-cell office:value-type="float" office:value="0.135646602779524" calcext:value-type="float">
            <text:p>0.135646602779524</text:p>
          </table:table-cell>
          <table:table-cell office:value-type="float" office:value="0.174948995004058" calcext:value-type="float">
            <text:p>0.174948995004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8</text:p>
          </table:table-cell>
          <table:table-cell table:number-columns-repeated="990"/>
        </table:table-row>
        <table:table-row table:style-name="ro2">
          <table:table-cell office:value-type="float" office:value="462.37121660727" calcext:value-type="float">
            <text:p>462.37121660727</text:p>
          </table:table-cell>
          <table:table-cell office:value-type="float" office:value="3.6174591700236" calcext:value-type="float">
            <text:p>3.6174591700236</text:p>
          </table:table-cell>
          <table:table-cell office:value-type="string" calcext:value-type="string">
            <text:p>C29H50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ST hydroxy(3:2/3:0/3:0)] (5Z,7E)-(1R,2R,3R)-3-(hydroxy-propyl)-19-nor-9,10-seco-5,7-cholestadien-1,3,25-tri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terol lipids</text:p>
          </table:table-cell>
          <table:table-cell office:value-type="string" calcext:value-type="string">
            <text:p>Secosteroids</text:p>
          </table:table-cell>
          <table:table-cell office:value-type="float" office:value="182800" calcext:value-type="float">
            <text:p>182800</text:p>
          </table:table-cell>
          <table:table-cell office:value-type="float" office:value="0.756158115151344" calcext:value-type="float">
            <text:p>0.756158115151344</text:p>
          </table:table-cell>
          <table:table-cell office:value-type="float" office:value="0.883041787182568" calcext:value-type="float">
            <text:p>0.883041787182568</text:p>
          </table:table-cell>
          <table:table-cell office:value-type="float" office:value="0.820222793482407" calcext:value-type="float">
            <text:p>0.820222793482407</text:p>
          </table:table-cell>
          <table:table-cell office:value-type="float" office:value="1" calcext:value-type="float">
            <text:p>1</text:p>
          </table:table-cell>
          <table:table-cell office:value-type="float" office:value="0.193126537156964" calcext:value-type="float">
            <text:p>0.193126537156964</text:p>
          </table:table-cell>
          <table:table-cell office:value-type="float" office:value="0.516914519633559" calcext:value-type="float">
            <text:p>0.516914519633559</text:p>
          </table:table-cell>
          <table:table-cell office:value-type="float" office:value="0.222312628419484" calcext:value-type="float">
            <text:p>0.222312628419484</text:p>
          </table:table-cell>
          <table:table-cell office:value-type="float" office:value="1" calcext:value-type="float">
            <text:p>1</text:p>
          </table:table-cell>
          <table:table-cell office:value-type="float" office:value="114271.201171875" calcext:value-type="float">
            <text:p>114271.201171875</text:p>
          </table:table-cell>
          <table:table-cell office:value-type="float" office:value="133445.96015625" calcext:value-type="float">
            <text:p>133445.96015625</text:p>
          </table:table-cell>
          <table:table-cell office:value-type="float" office:value="123952.705078125" calcext:value-type="float">
            <text:p>123952.705078125</text:p>
          </table:table-cell>
          <table:table-cell office:value-type="float" office:value="151120.776041667" calcext:value-type="float">
            <text:p>151120.776041667</text:p>
          </table:table-cell>
          <table:table-cell office:value-type="float" office:value="37358.2735641782" calcext:value-type="float">
            <text:p>37358.2735641782</text:p>
          </table:table-cell>
          <table:table-cell office:value-type="float" office:value="45084.182970629" calcext:value-type="float">
            <text:p>45084.182970629</text:p>
          </table:table-cell>
          <table:table-cell office:value-type="float" office:value="11391.2561548218" calcext:value-type="float">
            <text:p>11391.2561548218</text:p>
          </table:table-cell>
          <table:table-cell office:value-type="float" office:value="27484.8811088205" calcext:value-type="float">
            <text:p>27484.8811088205</text:p>
          </table:table-cell>
          <table:table-cell office:value-type="float" office:value="0.326926409988355" calcext:value-type="float">
            <text:p>0.326926409988355</text:p>
          </table:table-cell>
          <table:table-cell office:value-type="float" office:value="0.337845993373202" calcext:value-type="float">
            <text:p>0.337845993373202</text:p>
          </table:table-cell>
          <table:table-cell office:value-type="float" office:value="0.0919000206380496" calcext:value-type="float">
            <text:p>0.09190002063805</text:p>
          </table:table-cell>
          <table:table-cell office:value-type="float" office:value="0.181873610159615" calcext:value-type="float">
            <text:p>0.181873610159615</text:p>
          </table:table-cell>
          <table:table-cell office:value-type="float" office:value="0.631266266038258" calcext:value-type="float">
            <text:p>0.631266266038258</text:p>
          </table:table-cell>
          <table:table-cell office:value-type="float" office:value="0.112051242889005" calcext:value-type="float">
            <text:p>0.112051242889005</text:p>
          </table:table-cell>
          <table:table-cell office:value-type="float" office:value="0.833846872831058" calcext:value-type="float">
            <text:p>0.833846872831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35</text:p>
          </table:table-cell>
          <table:table-cell table:number-columns-repeated="990"/>
        </table:table-row>
        <table:table-row table:style-name="ro2">
          <table:table-cell office:value-type="float" office:value="444.360399479703" calcext:value-type="float">
            <text:p>444.360399479703</text:p>
          </table:table-cell>
          <table:table-cell office:value-type="float" office:value="3.56820250193277" calcext:value-type="float">
            <text:p>3.56820250193277</text:p>
          </table:table-cell>
          <table:table-cell office:value-type="string" calcext:value-type="string">
            <text:p>C29H48O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ST ethyl(3:0)] (5Z,7E)-(1S,3R,11S)-11-ethyl-9,10-seco-5,7,10(19)-cholestatriene-1,3,25-tri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pids: Sterol lipids</text:p>
          </table:table-cell>
          <table:table-cell office:value-type="string" calcext:value-type="string">
            <text:p>Secosteroids</text:p>
          </table:table-cell>
          <table:table-cell office:value-type="float" office:value="264395" calcext:value-type="float">
            <text:p>264395</text:p>
          </table:table-cell>
          <table:table-cell office:value-type="float" office:value="0.658961121005588" calcext:value-type="float">
            <text:p>0.658961121005588</text:p>
          </table:table-cell>
          <table:table-cell office:value-type="float" office:value="0.420659987703424" calcext:value-type="float">
            <text:p>0.420659987703424</text:p>
          </table:table-cell>
          <table:table-cell office:value-type="float" office:value="0.585603851251942" calcext:value-type="float">
            <text:p>0.585603851251942</text:p>
          </table:table-cell>
          <table:table-cell office:value-type="float" office:value="1" calcext:value-type="float">
            <text:p>1</text:p>
          </table:table-cell>
          <table:table-cell office:value-type="float" office:value="0.0421528369166047" calcext:value-type="float">
            <text:p>0.042152836916605</text:p>
          </table:table-cell>
          <table:table-cell office:value-type="float" office:value="0.0128913967398924" calcext:value-type="float">
            <text:p>0.012891396739892</text:p>
          </table:table-cell>
          <table:table-cell office:value-type="float" office:value="0.0387230907757247" calcext:value-type="float">
            <text:p>0.038723090775725</text:p>
          </table:table-cell>
          <table:table-cell office:value-type="float" office:value="1" calcext:value-type="float">
            <text:p>1</text:p>
          </table:table-cell>
          <table:table-cell office:value-type="float" office:value="147922.3671875" calcext:value-type="float">
            <text:p>147922.3671875</text:p>
          </table:table-cell>
          <table:table-cell office:value-type="float" office:value="94428.971875" calcext:value-type="float">
            <text:p>94428.971875</text:p>
          </table:table-cell>
          <table:table-cell office:value-type="float" office:value="131455.263671875" calcext:value-type="float">
            <text:p>131455.263671875</text:p>
          </table:table-cell>
          <table:table-cell office:value-type="float" office:value="224478.140625" calcext:value-type="float">
            <text:p>224478.140625</text:p>
          </table:table-cell>
          <table:table-cell office:value-type="float" office:value="20162.4059009888" calcext:value-type="float">
            <text:p>20162.4059009888</text:p>
          </table:table-cell>
          <table:table-cell office:value-type="float" office:value="18036.7775152645" calcext:value-type="float">
            <text:p>18036.7775152645</text:p>
          </table:table-cell>
          <table:table-cell office:value-type="float" office:value="8384.79641004999" calcext:value-type="float">
            <text:p>8384.79641004999</text:p>
          </table:table-cell>
          <table:table-cell office:value-type="float" office:value="34803.0793305902" calcext:value-type="float">
            <text:p>34803.0793305902</text:p>
          </table:table-cell>
          <table:table-cell office:value-type="float" office:value="0.136303970010376" calcext:value-type="float">
            <text:p>0.136303970010376</text:p>
          </table:table-cell>
          <table:table-cell office:value-type="float" office:value="0.191008936739676" calcext:value-type="float">
            <text:p>0.191008936739676</text:p>
          </table:table-cell>
          <table:table-cell office:value-type="float" office:value="0.0637844098124458" calcext:value-type="float">
            <text:p>0.063784409812446</text:p>
          </table:table-cell>
          <table:table-cell office:value-type="float" office:value="0.15503994836063" calcext:value-type="float">
            <text:p>0.15503994836063</text:p>
          </table:table-cell>
          <table:table-cell office:value-type="float" office:value="3.62274074519026" calcext:value-type="float">
            <text:p>3.62274074519026</text:p>
          </table:table-cell>
          <table:table-cell office:value-type="float" office:value="11.0067747077814" calcext:value-type="float">
            <text:p>11.0067747077814</text:p>
          </table:table-cell>
          <table:table-cell office:value-type="float" office:value="6.75213133352509" calcext:value-type="float">
            <text:p>6.75213133352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731</text:p>
          </table:table-cell>
          <table:table-cell table:number-columns-repeated="990"/>
        </table:table-row>
        <table:table-row table:style-name="ro2">
          <table:table-cell office:value-type="float" office:value="238.098558021956" calcext:value-type="float">
            <text:p>238.098558021956</text:p>
          </table:table-cell>
          <table:table-cell office:value-type="float" office:value="10.3498118082682" calcext:value-type="float">
            <text:p>10.3498118082682</text:p>
          </table:table-cell>
          <table:table-cell office:value-type="string" calcext:value-type="string">
            <text:p>C8H18N2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P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 Component</text:p>
          </table:table-cell>
          <table:table-cell office:value-type="float" office:value="0" calcext:value-type="float">
            <text:p>0</text:p>
          </table:table-cell>
          <table:table-cell office:value-type="float" office:value="343501440" calcext:value-type="float">
            <text:p>343501440</text:p>
          </table:table-cell>
          <table:table-cell office:value-type="float" office:value="1.36650370918618" calcext:value-type="float">
            <text:p>1.36650370918618</text:p>
          </table:table-cell>
          <table:table-cell office:value-type="float" office:value="2.58913504885091" calcext:value-type="float">
            <text:p>2.58913504885091</text:p>
          </table:table-cell>
          <table:table-cell office:value-type="float" office:value="1.97881889222731" calcext:value-type="float">
            <text:p>1.97881889222731</text:p>
          </table:table-cell>
          <table:table-cell office:value-type="float" office:value="1" calcext:value-type="float">
            <text:p>1</text:p>
          </table:table-cell>
          <table:table-cell office:value-type="float" office:value="0.0820782364629237" calcext:value-type="float">
            <text:p>0.082078236462924</text:p>
          </table:table-cell>
          <table:table-cell office:value-type="float" office:value="0.00409295178715176" calcext:value-type="float">
            <text:p>0.004092951787152</text:p>
          </table:table-cell>
          <table:table-cell office:value-type="float" office:value="0.00578603457650535" calcext:value-type="float">
            <text:p>0.005786034576505</text:p>
          </table:table-cell>
          <table:table-cell office:value-type="float" office:value="1" calcext:value-type="float">
            <text:p>1</text:p>
          </table:table-cell>
          <table:table-cell office:value-type="float" office:value="148914534" calcext:value-type="float">
            <text:p>148914534</text:p>
          </table:table-cell>
          <table:table-cell office:value-type="float" office:value="282150598.4" calcext:value-type="float">
            <text:p>282150598.4</text:p>
          </table:table-cell>
          <table:table-cell office:value-type="float" office:value="215641488" calcext:value-type="float">
            <text:p>215641488</text:p>
          </table:table-cell>
          <table:table-cell office:value-type="float" office:value="108974848" calcext:value-type="float">
            <text:p>108974848</text:p>
          </table:table-cell>
          <table:table-cell office:value-type="float" office:value="25308936.7495436" calcext:value-type="float">
            <text:p>25308936.7495436</text:p>
          </table:table-cell>
          <table:table-cell office:value-type="float" office:value="72943645.3728152" calcext:value-type="float">
            <text:p>72943645.3728152</text:p>
          </table:table-cell>
          <table:table-cell office:value-type="float" office:value="37481059.7781269" calcext:value-type="float">
            <text:p>37481059.7781269</text:p>
          </table:table-cell>
          <table:table-cell office:value-type="float" office:value="22553683.7076157" calcext:value-type="float">
            <text:p>22553683.7076157</text:p>
          </table:table-cell>
          <table:table-cell office:value-type="float" office:value="0.169956122278458" calcext:value-type="float">
            <text:p>0.169956122278458</text:p>
          </table:table-cell>
          <table:table-cell office:value-type="float" office:value="0.25852734598636" calcext:value-type="float">
            <text:p>0.25852734598636</text:p>
          </table:table-cell>
          <table:table-cell office:value-type="float" office:value="0.173811914051191" calcext:value-type="float">
            <text:p>0.173811914051191</text:p>
          </table:table-cell>
          <table:table-cell office:value-type="float" office:value="0.206962286449949" calcext:value-type="float">
            <text:p>0.206962286449949</text:p>
          </table:table-cell>
          <table:table-cell office:value-type="float" office:value="1.38806417400766" calcext:value-type="float">
            <text:p>1.38806417400766</text:p>
          </table:table-cell>
          <table:table-cell office:value-type="float" office:value="5.14454556458918" calcext:value-type="float">
            <text:p>5.14454556458918</text:p>
          </table:table-cell>
          <table:table-cell office:value-type="float" office:value="5.94605751880612" calcext:value-type="float">
            <text:p>5.94605751880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</text:p>
          </table:table-cell>
          <table:table-cell table:number-columns-repeated="990"/>
        </table:table-row>
        <table:table-row table:style-name="ro2">
          <table:table-cell office:value-type="float" office:value="354.056198010231" calcext:value-type="float">
            <text:p>354.056198010231</text:p>
          </table:table-cell>
          <table:table-cell office:value-type="float" office:value="5.984534962972" calcext:value-type="float">
            <text:p>5.984534962972</text:p>
          </table:table-cell>
          <table:table-cell office:value-type="string" calcext:value-type="string">
            <text:p>C19H14O5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enolsulfonphthale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 Component</text:p>
          </table:table-cell>
          <table:table-cell office:value-type="float" office:value="0" calcext:value-type="float">
            <text:p>0</text:p>
          </table:table-cell>
          <table:table-cell office:value-type="float" office:value="992749" calcext:value-type="float">
            <text:p>992749</text:p>
          </table:table-cell>
          <table:table-cell office:value-type="float" office:value="0.634546998711447" calcext:value-type="float">
            <text:p>0.634546998711447</text:p>
          </table:table-cell>
          <table:table-cell office:value-type="float" office:value="1.0010618924416" calcext:value-type="float">
            <text:p>1.0010618924416</text:p>
          </table:table-cell>
          <table:table-cell office:value-type="float" office:value="1.67036167137218" calcext:value-type="float">
            <text:p>1.67036167137218</text:p>
          </table:table-cell>
          <table:table-cell office:value-type="float" office:value="1" calcext:value-type="float">
            <text:p>1</text:p>
          </table:table-cell>
          <table:table-cell office:value-type="float" office:value="0.375265450938035" calcext:value-type="float">
            <text:p>0.375265450938035</text:p>
          </table:table-cell>
          <table:table-cell office:value-type="float" office:value="0.997803334876653" calcext:value-type="float">
            <text:p>0.997803334876653</text:p>
          </table:table-cell>
          <table:table-cell office:value-type="float" office:value="0.160495255983775" calcext:value-type="float">
            <text:p>0.160495255983775</text:p>
          </table:table-cell>
          <table:table-cell office:value-type="float" office:value="1" calcext:value-type="float">
            <text:p>1</text:p>
          </table:table-cell>
          <table:table-cell office:value-type="float" office:value="325955.3515625" calcext:value-type="float">
            <text:p>325955.3515625</text:p>
          </table:table-cell>
          <table:table-cell office:value-type="float" office:value="514227.44375" calcext:value-type="float">
            <text:p>514227.44375</text:p>
          </table:table-cell>
          <table:table-cell office:value-type="float" office:value="858034.671875" calcext:value-type="float">
            <text:p>858034.671875</text:p>
          </table:table-cell>
          <table:table-cell office:value-type="float" office:value="513681.96875" calcext:value-type="float">
            <text:p>513681.96875</text:p>
          </table:table-cell>
          <table:table-cell office:value-type="float" office:value="64861.5321755889" calcext:value-type="float">
            <text:p>64861.5321755889</text:p>
          </table:table-cell>
          <table:table-cell office:value-type="float" office:value="165238.115207649" calcext:value-type="float">
            <text:p>165238.115207649</text:p>
          </table:table-cell>
          <table:table-cell office:value-type="float" office:value="155584.590091495" calcext:value-type="float">
            <text:p>155584.590091495</text:p>
          </table:table-cell>
          <table:table-cell office:value-type="float" office:value="287328.3604283" calcext:value-type="float">
            <text:p>287328.3604283</text:p>
          </table:table-cell>
          <table:table-cell office:value-type="float" office:value="0.198989008355496" calcext:value-type="float">
            <text:p>0.198989008355496</text:p>
          </table:table-cell>
          <table:table-cell office:value-type="float" office:value="0.321332743353118" calcext:value-type="float">
            <text:p>0.321332743353118</text:p>
          </table:table-cell>
          <table:table-cell office:value-type="float" office:value="0.181326693653891" calcext:value-type="float">
            <text:p>0.181326693653891</text:p>
          </table:table-cell>
          <table:table-cell office:value-type="float" office:value="0.559350683707058" calcext:value-type="float">
            <text:p>0.559350683707058</text:p>
          </table:table-cell>
          <table:table-cell office:value-type="float" office:value="0.406171188991686" calcext:value-type="float">
            <text:p>0.406171188991686</text:p>
          </table:table-cell>
          <table:table-cell office:value-type="float" office:value="0.00000270835306370023" calcext:value-type="float">
            <text:p>2.70835306370023E-06</text:p>
          </table:table-cell>
          <table:table-cell office:value-type="float" office:value="1.11066104695621" calcext:value-type="float">
            <text:p>1.11066104695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053</text:p>
          </table:table-cell>
          <table:table-cell table:number-columns-repeated="990"/>
        </table:table-row>
        <table:table-row table:style-name="ro2">
          <table:table-cell office:value-type="float" office:value="221.108437789767" calcext:value-type="float">
            <text:p>221.108437789767</text:p>
          </table:table-cell>
          <table:table-cell office:value-type="float" office:value="8.62563166300455" calcext:value-type="float">
            <text:p>8.62563166300455</text:p>
          </table:table-cell>
          <table:table-cell office:value-type="string" calcext:value-type="string">
            <text:p>C9H19NO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 Component</text:p>
          </table:table-cell>
          <table:table-cell office:value-type="float" office:value="0" calcext:value-type="float">
            <text:p>0</text:p>
          </table:table-cell>
          <table:table-cell office:value-type="float" office:value="31635912" calcext:value-type="float">
            <text:p>31635912</text:p>
          </table:table-cell>
          <table:table-cell office:value-type="float" office:value="0.811849196319264" calcext:value-type="float">
            <text:p>0.811849196319264</text:p>
          </table:table-cell>
          <table:table-cell office:value-type="float" office:value="0.997428250928186" calcext:value-type="float">
            <text:p>0.997428250928186</text:p>
          </table:table-cell>
          <table:table-cell office:value-type="float" office:value="1.14811491655546" calcext:value-type="float">
            <text:p>1.14811491655546</text:p>
          </table:table-cell>
          <table:table-cell office:value-type="float" office:value="1" calcext:value-type="float">
            <text:p>1</text:p>
          </table:table-cell>
          <table:table-cell office:value-type="float" office:value="0.736382676720677" calcext:value-type="float">
            <text:p>0.736382676720677</text:p>
          </table:table-cell>
          <table:table-cell office:value-type="float" office:value="0.996141361760133" calcext:value-type="float">
            <text:p>0.996141361760133</text:p>
          </table:table-cell>
          <table:table-cell office:value-type="float" office:value="0.815161518091892" calcext:value-type="float">
            <text:p>0.815161518091892</text:p>
          </table:table-cell>
          <table:table-cell office:value-type="float" office:value="1" calcext:value-type="float">
            <text:p>1</text:p>
          </table:table-cell>
          <table:table-cell office:value-type="float" office:value="12198771.875" calcext:value-type="float">
            <text:p>12198771.875</text:p>
          </table:table-cell>
          <table:table-cell office:value-type="float" office:value="14987265.8" calcext:value-type="float">
            <text:p>14987265.8</text:p>
          </table:table-cell>
          <table:table-cell office:value-type="float" office:value="17251469.875" calcext:value-type="float">
            <text:p>17251469.875</text:p>
          </table:table-cell>
          <table:table-cell office:value-type="float" office:value="15025908.6666667" calcext:value-type="float">
            <text:p>15025908.6666667</text:p>
          </table:table-cell>
          <table:table-cell office:value-type="float" office:value="11308410.4123907" calcext:value-type="float">
            <text:p>11308410.4123907</text:p>
          </table:table-cell>
          <table:table-cell office:value-type="float" office:value="11629063.9953562" calcext:value-type="float">
            <text:p>11629063.9953562</text:p>
          </table:table-cell>
          <table:table-cell office:value-type="float" office:value="14240728.805647" calcext:value-type="float">
            <text:p>14240728.805647</text:p>
          </table:table-cell>
          <table:table-cell office:value-type="float" office:value="9621836.32138639" calcext:value-type="float">
            <text:p>9621836.32138639</text:p>
          </table:table-cell>
          <table:table-cell office:value-type="float" office:value="0.927012204856951" calcext:value-type="float">
            <text:p>0.927012204856951</text:p>
          </table:table-cell>
          <table:table-cell office:value-type="float" office:value="0.775929655918706" calcext:value-type="float">
            <text:p>0.775929655918706</text:p>
          </table:table-cell>
          <table:table-cell office:value-type="float" office:value="0.825479156780954" calcext:value-type="float">
            <text:p>0.825479156780954</text:p>
          </table:table-cell>
          <table:table-cell office:value-type="float" office:value="0.640349714272614" calcext:value-type="float">
            <text:p>0.640349714272614</text:p>
          </table:table-cell>
          <table:table-cell office:value-type="float" office:value="0.036254680124607" calcext:value-type="float">
            <text:p>0.036254680124607</text:p>
          </table:table-cell>
          <table:table-cell office:value-type="float" office:value="0.00000655475731739662" calcext:value-type="float">
            <text:p>6.55475731739662E-06</text:p>
          </table:table-cell>
          <table:table-cell office:value-type="float" office:value="0.0167687544915707" calcext:value-type="float">
            <text:p>0.016768754491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26</text:p>
          </table:table-cell>
          <table:table-cell table:number-columns-repeated="990"/>
        </table:table-row>
        <table:table-row table:style-name="ro2">
          <table:table-cell office:value-type="float" office:value="302.060531391843" calcext:value-type="float">
            <text:p>302.060531391843</text:p>
          </table:table-cell>
          <table:table-cell office:value-type="float" office:value="14.7392366536458" calcext:value-type="float">
            <text:p>14.7392366536458</text:p>
          </table:table-cell>
          <table:table-cell office:value-type="string" calcext:value-type="string">
            <text:p>C8H18N2O6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P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 Component</text:p>
          </table:table-cell>
          <table:table-cell office:value-type="float" office:value="0" calcext:value-type="float">
            <text:p>0</text:p>
          </table:table-cell>
          <table:table-cell office:value-type="float" office:value="1510917" calcext:value-type="float">
            <text:p>1510917</text:p>
          </table:table-cell>
          <table:table-cell office:value-type="float" office:value="0.604082171600456" calcext:value-type="float">
            <text:p>0.604082171600456</text:p>
          </table:table-cell>
          <table:table-cell office:value-type="float" office:value="0.944097645643572" calcext:value-type="float">
            <text:p>0.944097645643572</text:p>
          </table:table-cell>
          <table:table-cell office:value-type="float" office:value="0.675778429220145" calcext:value-type="float">
            <text:p>0.675778429220145</text:p>
          </table:table-cell>
          <table:table-cell office:value-type="float" office:value="1" calcext:value-type="float">
            <text:p>1</text:p>
          </table:table-cell>
          <table:table-cell office:value-type="float" office:value="0.208485913838195" calcext:value-type="float">
            <text:p>0.208485913838195</text:p>
          </table:table-cell>
          <table:table-cell office:value-type="float" office:value="0.893243007088333" calcext:value-type="float">
            <text:p>0.893243007088333</text:p>
          </table:table-cell>
          <table:table-cell office:value-type="float" office:value="0.331281804522754" calcext:value-type="float">
            <text:p>0.331281804522754</text:p>
          </table:table-cell>
          <table:table-cell office:value-type="float" office:value="1" calcext:value-type="float">
            <text:p>1</text:p>
          </table:table-cell>
          <table:table-cell office:value-type="float" office:value="398402.310546875" calcext:value-type="float">
            <text:p>398402.310546875</text:p>
          </table:table-cell>
          <table:table-cell office:value-type="float" office:value="622648.2109375" calcext:value-type="float">
            <text:p>622648.2109375</text:p>
          </table:table-cell>
          <table:table-cell office:value-type="float" office:value="445687.193359375" calcext:value-type="float">
            <text:p>445687.193359375</text:p>
          </table:table-cell>
          <table:table-cell office:value-type="float" office:value="659516.75" calcext:value-type="float">
            <text:p>659516.75</text:p>
          </table:table-cell>
          <table:table-cell office:value-type="float" office:value="324537.363340007" calcext:value-type="float">
            <text:p>324537.363340007</text:p>
          </table:table-cell>
          <table:table-cell office:value-type="float" office:value="566930.13103443" calcext:value-type="float">
            <text:p>566930.13103443</text:p>
          </table:table-cell>
          <table:table-cell office:value-type="float" office:value="364200.190193896" calcext:value-type="float">
            <text:p>364200.190193896</text:p>
          </table:table-cell>
          <table:table-cell office:value-type="float" office:value="93485.3563147559" calcext:value-type="float">
            <text:p>93485.3563147559</text:p>
          </table:table-cell>
          <table:table-cell office:value-type="float" office:value="0.814597091303322" calcext:value-type="float">
            <text:p>0.814597091303322</text:p>
          </table:table-cell>
          <table:table-cell office:value-type="float" office:value="0.910514349958258" calcext:value-type="float">
            <text:p>0.910514349958258</text:p>
          </table:table-cell>
          <table:table-cell office:value-type="float" office:value="0.81716548202503" calcext:value-type="float">
            <text:p>0.81716548202503</text:p>
          </table:table-cell>
          <table:table-cell office:value-type="float" office:value="0.141748266916278" calcext:value-type="float">
            <text:p>0.141748266916278</text:p>
          </table:table-cell>
          <table:table-cell office:value-type="float" office:value="0.59774112155236" calcext:value-type="float">
            <text:p>0.59774112155236</text:p>
          </table:table-cell>
          <table:table-cell office:value-type="float" office:value="0.00411719556286645" calcext:value-type="float">
            <text:p>0.004117195562866</text:p>
          </table:table-cell>
          <table:table-cell office:value-type="float" office:value="0.323402616919134" calcext:value-type="float">
            <text:p>0.323402616919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905</text:p>
          </table:table-cell>
          <table:table-cell table:number-columns-repeated="990"/>
        </table:table-row>
        <table:table-row table:style-name="ro2">
          <table:table-cell office:value-type="float" office:value="191.025288508861" calcext:value-type="float">
            <text:p>191.025288508861</text:p>
          </table:table-cell>
          <table:table-cell office:value-type="float" office:value="15.5706650991288" calcext:value-type="float">
            <text:p>15.5706650991288</text:p>
          </table:table-cell>
          <table:table-cell office:value-type="string" calcext:value-type="string">
            <text:p>C6H9N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Cysteine addu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 Contaminant</text:p>
          </table:table-cell>
          <table:table-cell office:value-type="float" office:value="0" calcext:value-type="float">
            <text:p>0</text:p>
          </table:table-cell>
          <table:table-cell office:value-type="float" office:value="11136561" calcext:value-type="float">
            <text:p>11136561</text:p>
          </table:table-cell>
          <table:table-cell office:value-type="float" office:value="0.222834744487674" calcext:value-type="float">
            <text:p>0.222834744487674</text:p>
          </table:table-cell>
          <table:table-cell office:value-type="float" office:value="0.0504891137121725" calcext:value-type="float">
            <text:p>0.050489113712173</text:p>
          </table:table-cell>
          <table:table-cell office:value-type="float" office:value="0.0156106884994705" calcext:value-type="float">
            <text:p>0.015610688499471</text:p>
          </table:table-cell>
          <table:table-cell office:value-type="float" office:value="1" calcext:value-type="float">
            <text:p>1</text:p>
          </table:table-cell>
          <table:table-cell office:value-type="float" office:value="0.324859063089959" calcext:value-type="float">
            <text:p>0.324859063089959</text:p>
          </table:table-cell>
          <table:table-cell office:value-type="float" office:value="0.255149526296191" calcext:value-type="float">
            <text:p>0.255149526296191</text:p>
          </table:table-cell>
          <table:table-cell office:value-type="float" office:value="0.243675677275185" calcext:value-type="float">
            <text:p>0.243675677275185</text:p>
          </table:table-cell>
          <table:table-cell office:value-type="float" office:value="1" calcext:value-type="float">
            <text:p>1</text:p>
          </table:table-cell>
          <table:table-cell office:value-type="float" office:value="1133734.08203125" calcext:value-type="float">
            <text:p>1133734.08203125</text:p>
          </table:table-cell>
          <table:table-cell office:value-type="float" office:value="256877.486132813" calcext:value-type="float">
            <text:p>256877.486132813</text:p>
          </table:table-cell>
          <table:table-cell office:value-type="float" office:value="79423.7435302734" calcext:value-type="float">
            <text:p>79423.7435302734</text:p>
          </table:table-cell>
          <table:table-cell office:value-type="float" office:value="5087779.66666667" calcext:value-type="float">
            <text:p>5087779.66666667</text:p>
          </table:table-cell>
          <table:table-cell office:value-type="float" office:value="1630256.61581096" calcext:value-type="float">
            <text:p>1630256.61581096</text:p>
          </table:table-cell>
          <table:table-cell office:value-type="float" office:value="481958.471414239" calcext:value-type="float">
            <text:p>481958.471414239</text:p>
          </table:table-cell>
          <table:table-cell office:value-type="float" office:value="95221.3081621924" calcext:value-type="float">
            <text:p>95221.3081621924</text:p>
          </table:table-cell>
          <table:table-cell office:value-type="float" office:value="5306013.92229142" calcext:value-type="float">
            <text:p>5306013.92229142</text:p>
          </table:table-cell>
          <table:table-cell office:value-type="float" office:value="1.43795325698432" calcext:value-type="float">
            <text:p>1.43795325698432</text:p>
          </table:table-cell>
          <table:table-cell office:value-type="float" office:value="1.8762191995489" calcext:value-type="float">
            <text:p>1.8762191995489</text:p>
          </table:table-cell>
          <table:table-cell office:value-type="float" office:value="1.198902292057" calcext:value-type="float">
            <text:p>1.198902292057</text:p>
          </table:table-cell>
          <table:table-cell office:value-type="float" office:value="1.04289381025176" calcext:value-type="float">
            <text:p>1.04289381025176</text:p>
          </table:table-cell>
          <table:table-cell office:value-type="float" office:value="0.50742307728096" calcext:value-type="float">
            <text:p>0.50742307728096</text:p>
          </table:table-cell>
          <table:table-cell office:value-type="float" office:value="0.822150363160464" calcext:value-type="float">
            <text:p>0.822150363160464</text:p>
          </table:table-cell>
          <table:table-cell office:value-type="float" office:value="0.890663704266339" calcext:value-type="float">
            <text:p>0.890663704266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949</text:p>
          </table:table-cell>
          <table:table-cell table:number-columns-repeated="990"/>
        </table:table-row>
        <table:table-row table:style-name="ro2">
          <table:table-cell office:value-type="float" office:value="326.122582882898" calcext:value-type="float">
            <text:p>326.122582882898</text:p>
          </table:table-cell>
          <table:table-cell office:value-type="float" office:value="12.9291990392348" calcext:value-type="float">
            <text:p>12.9291990392348</text:p>
          </table:table-cell>
          <table:table-cell office:value-type="string" calcext:value-type="string">
            <text:p>C13H18N4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7-Dimethyl-8-(1-D-ribityl)lumaz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iboflavin metabolism</text:p>
          </table:table-cell>
          <table:table-cell office:value-type="float" office:value="1519756" calcext:value-type="float">
            <text:p>1519756</text:p>
          </table:table-cell>
          <table:table-cell office:value-type="float" office:value="53.8249697265625" calcext:value-type="float">
            <text:p>53.8249697265625</text:p>
          </table:table-cell>
          <table:table-cell office:value-type="float" office:value="936.8594" calcext:value-type="float">
            <text:p>936.8594</text:p>
          </table:table-cell>
          <table:table-cell office:value-type="float" office:value="339.31259375" calcext:value-type="float">
            <text:p>339.31259375</text:p>
          </table:table-cell>
          <table:table-cell office:value-type="float" office:value="0" calcext:value-type="float">
            <text:p>0</text:p>
          </table:table-cell>
          <table:table-cell office:value-type="float" office:value="0.00314258914353945" calcext:value-type="float">
            <text:p>0.003142589143539</text:p>
          </table:table-cell>
          <table:table-cell office:value-type="float" office:value="0.00991274126182944" calcext:value-type="float">
            <text:p>0.009912741261829</text:p>
          </table:table-cell>
          <table:table-cell office:value-type="float" office:value="0.0418376210632055" calcext:value-type="float">
            <text:p>0.041837621063206</text:p>
          </table:table-cell>
          <table:table-cell office:value-type="string" calcext:value-type="string">
            <text:p>NA</text:p>
          </table:table-cell>
          <table:table-cell office:value-type="float" office:value="53824.9697265625" calcext:value-type="float">
            <text:p>53824.9697265625</text:p>
          </table:table-cell>
          <table:table-cell office:value-type="float" office:value="936859.4" calcext:value-type="float">
            <text:p>936859.4</text:p>
          </table:table-cell>
          <table:table-cell office:value-type="float" office:value="339312.59375" calcext:value-type="float">
            <text:p>339312.59375</text:p>
          </table:table-cell>
          <table:table-cell office:value-type="float" office:value="0" calcext:value-type="float">
            <text:p>0</text:p>
          </table:table-cell>
          <table:table-cell office:value-type="float" office:value="12301.8163022182" calcext:value-type="float">
            <text:p>12301.8163022182</text:p>
          </table:table-cell>
          <table:table-cell office:value-type="float" office:value="453855.572649637" calcext:value-type="float">
            <text:p>453855.572649637</text:p>
          </table:table-cell>
          <table:table-cell office:value-type="float" office:value="198418.330838985" calcext:value-type="float">
            <text:p>198418.330838985</text:p>
          </table:table-cell>
          <table:table-cell office:value-type="string" calcext:value-type="string">
            <text:p>NA</text:p>
          </table:table-cell>
          <table:table-cell office:value-type="float" office:value="0.228552219624329" calcext:value-type="float">
            <text:p>0.228552219624329</text:p>
          </table:table-cell>
          <table:table-cell office:value-type="float" office:value="0.484443634391284" calcext:value-type="float">
            <text:p>0.484443634391284</text:p>
          </table:table-cell>
          <table:table-cell office:value-type="float" office:value="0.584765595187947" calcext:value-type="float">
            <text:p>0.584765595187947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1817</text:p>
          </table:table-cell>
          <table:table-cell table:number-columns-repeated="990"/>
        </table:table-row>
        <table:table-row table:style-name="ro2">
          <table:table-cell office:value-type="float" office:value="299.077133929779" calcext:value-type="float">
            <text:p>299.077133929779</text:p>
          </table:table-cell>
          <table:table-cell office:value-type="float" office:value="15.0967038622089" calcext:value-type="float">
            <text:p>15.0967038622089</text:p>
          </table:table-cell>
          <table:table-cell office:value-type="string" calcext:value-type="string">
            <text:p>C9H18NO8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-4'-Phosphopantothen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Pantothenate and CoA biosynthesis</text:p>
          </table:table-cell>
          <table:table-cell office:value-type="float" office:value="478375" calcext:value-type="float">
            <text:p>478375</text:p>
          </table:table-cell>
          <table:table-cell office:value-type="float" office:value="25.3675234375" calcext:value-type="float">
            <text:p>25.3675234375</text:p>
          </table:table-cell>
          <table:table-cell office:value-type="float" office:value="278.857884375" calcext:value-type="float">
            <text:p>278.857884375</text:p>
          </table:table-cell>
          <table:table-cell office:value-type="float" office:value="72.2780590820313" calcext:value-type="float">
            <text:p>72.2780590820313</text:p>
          </table:table-cell>
          <table:table-cell office:value-type="float" office:value="0" calcext:value-type="float">
            <text:p>0</text:p>
          </table:table-cell>
          <table:table-cell office:value-type="float" office:value="0.0302758945572226" calcext:value-type="float">
            <text:p>0.030275894557223</text:p>
          </table:table-cell>
          <table:table-cell office:value-type="float" office:value="0.00906092874590309" calcext:value-type="float">
            <text:p>0.009060928745903</text:p>
          </table:table-cell>
          <table:table-cell office:value-type="float" office:value="0.0566490762686739" calcext:value-type="float">
            <text:p>0.056649076268674</text:p>
          </table:table-cell>
          <table:table-cell office:value-type="string" calcext:value-type="string">
            <text:p>NA</text:p>
          </table:table-cell>
          <table:table-cell office:value-type="float" office:value="25367.5234375" calcext:value-type="float">
            <text:p>25367.5234375</text:p>
          </table:table-cell>
          <table:table-cell office:value-type="float" office:value="278857.884375" calcext:value-type="float">
            <text:p>278857.884375</text:p>
          </table:table-cell>
          <table:table-cell office:value-type="float" office:value="72278.0590820313" calcext:value-type="float">
            <text:p>72278.0590820313</text:p>
          </table:table-cell>
          <table:table-cell office:value-type="float" office:value="0" calcext:value-type="float">
            <text:p>0</text:p>
          </table:table-cell>
          <table:table-cell office:value-type="float" office:value="13068.1442625318" calcext:value-type="float">
            <text:p>13068.1442625318</text:p>
          </table:table-cell>
          <table:table-cell office:value-type="float" office:value="131648.435013762" calcext:value-type="float">
            <text:p>131648.435013762</text:p>
          </table:table-cell>
          <table:table-cell office:value-type="float" office:value="47827.5193471774" calcext:value-type="float">
            <text:p>47827.5193471774</text:p>
          </table:table-cell>
          <table:table-cell office:value-type="string" calcext:value-type="string">
            <text:p>NA</text:p>
          </table:table-cell>
          <table:table-cell office:value-type="float" office:value="0.515152545132314" calcext:value-type="float">
            <text:p>0.515152545132314</text:p>
          </table:table-cell>
          <table:table-cell office:value-type="float" office:value="0.472098665271108" calcext:value-type="float">
            <text:p>0.472098665271108</text:p>
          </table:table-cell>
          <table:table-cell office:value-type="float" office:value="0.661715601589357" calcext:value-type="float">
            <text:p>0.661715601589357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1705</text:p>
          </table:table-cell>
          <table:table-cell table:number-columns-repeated="990"/>
        </table:table-row>
        <table:table-row table:style-name="ro2">
          <table:table-cell office:value-type="float" office:value="255.074063921594" calcext:value-type="float">
            <text:p>255.074063921594</text:p>
          </table:table-cell>
          <table:table-cell office:value-type="float" office:value="12.5154964513946" calcext:value-type="float">
            <text:p>12.5154964513946</text:p>
          </table:table-cell>
          <table:table-cell office:value-type="string" calcext:value-type="string">
            <text:p>C11H13N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tinate D-ribonucleosi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office:value-type="float" office:value="1316155" calcext:value-type="float">
            <text:p>1316155</text:p>
          </table:table-cell>
          <table:table-cell office:value-type="float" office:value="11.1363466160933" calcext:value-type="float">
            <text:p>11.1363466160933</text:p>
          </table:table-cell>
          <table:table-cell office:value-type="float" office:value="44.7440739643967" calcext:value-type="float">
            <text:p>44.7440739643967</text:p>
          </table:table-cell>
          <table:table-cell office:value-type="float" office:value="14.7693046402398" calcext:value-type="float">
            <text:p>14.7693046402398</text:p>
          </table:table-cell>
          <table:table-cell office:value-type="float" office:value="1" calcext:value-type="float">
            <text:p>1</text:p>
          </table:table-cell>
          <table:table-cell office:value-type="float" office:value="0.0210332839764308" calcext:value-type="float">
            <text:p>0.021033283976431</text:p>
          </table:table-cell>
          <table:table-cell office:value-type="float" office:value="0.0312980164432551" calcext:value-type="float">
            <text:p>0.031298016443255</text:p>
          </table:table-cell>
          <table:table-cell office:value-type="float" office:value="0.027737067172664" calcext:value-type="float">
            <text:p>0.027737067172664</text:p>
          </table:table-cell>
          <table:table-cell office:value-type="float" office:value="1" calcext:value-type="float">
            <text:p>1</text:p>
          </table:table-cell>
          <table:table-cell office:value-type="float" office:value="173856.271484375" calcext:value-type="float">
            <text:p>173856.271484375</text:p>
          </table:table-cell>
          <table:table-cell office:value-type="float" office:value="698526.9171875" calcext:value-type="float">
            <text:p>698526.9171875</text:p>
          </table:table-cell>
          <table:table-cell office:value-type="float" office:value="230572.5859375" calcext:value-type="float">
            <text:p>230572.5859375</text:p>
          </table:table-cell>
          <table:table-cell office:value-type="float" office:value="15611.607421875" calcext:value-type="float">
            <text:p>15611.607421875</text:p>
          </table:table-cell>
          <table:table-cell office:value-type="float" office:value="74295.9935030557" calcext:value-type="float">
            <text:p>74295.9935030557</text:p>
          </table:table-cell>
          <table:table-cell office:value-type="float" office:value="469806.138844025" calcext:value-type="float">
            <text:p>469806.138844025</text:p>
          </table:table-cell>
          <table:table-cell office:value-type="float" office:value="109215.379883709" calcext:value-type="float">
            <text:p>109215.379883709</text:p>
          </table:table-cell>
          <table:table-cell office:value-type="float" office:value="14397.0774589447" calcext:value-type="float">
            <text:p>14397.0774589447</text:p>
          </table:table-cell>
          <table:table-cell office:value-type="float" office:value="0.427341463547566" calcext:value-type="float">
            <text:p>0.427341463547566</text:p>
          </table:table-cell>
          <table:table-cell office:value-type="float" office:value="0.67256697957413" calcext:value-type="float">
            <text:p>0.67256697957413</text:p>
          </table:table-cell>
          <table:table-cell office:value-type="float" office:value="0.473670273678213" calcext:value-type="float">
            <text:p>0.473670273678213</text:p>
          </table:table-cell>
          <table:table-cell office:value-type="float" office:value="0.922203400962508" calcext:value-type="float">
            <text:p>0.922203400962508</text:p>
          </table:table-cell>
          <table:table-cell office:value-type="float" office:value="4.37238139638597" calcext:value-type="float">
            <text:p>4.37238139638597</text:p>
          </table:table-cell>
          <table:table-cell office:value-type="float" office:value="2.11100211893425" calcext:value-type="float">
            <text:p>2.11100211893425</text:p>
          </table:table-cell>
          <table:table-cell office:value-type="float" office:value="3.80776060884972" calcext:value-type="float">
            <text:p>3.80776060884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76</text:p>
          </table:table-cell>
          <table:table-cell table:number-columns-repeated="990"/>
        </table:table-row>
        <table:table-row table:style-name="ro2">
          <table:table-cell office:value-type="float" office:value="167.058262028524" calcext:value-type="float">
            <text:p>167.058262028524</text:p>
          </table:table-cell>
          <table:table-cell office:value-type="float" office:value="7.767700018399" calcext:value-type="float">
            <text:p>7.767700018399</text:p>
          </table:table-cell>
          <table:table-cell office:value-type="string" calcext:value-type="string">
            <text:p>C8H9NO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yridox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Vitamin B6 metabolism</text:p>
          </table:table-cell>
          <table:table-cell office:value-type="float" office:value="1907451" calcext:value-type="float">
            <text:p>1907451</text:p>
          </table:table-cell>
          <table:table-cell office:value-type="float" office:value="3.42709053063735" calcext:value-type="float">
            <text:p>3.42709053063735</text:p>
          </table:table-cell>
          <table:table-cell office:value-type="float" office:value="11.2964657149901" calcext:value-type="float">
            <text:p>11.2964657149901</text:p>
          </table:table-cell>
          <table:table-cell office:value-type="float" office:value="12.8597267799784" calcext:value-type="float">
            <text:p>12.8597267799784</text:p>
          </table:table-cell>
          <table:table-cell office:value-type="float" office:value="1" calcext:value-type="float">
            <text:p>1</text:p>
          </table:table-cell>
          <table:table-cell office:value-type="float" office:value="0.0120693577073559" calcext:value-type="float">
            <text:p>0.012069357707356</text:p>
          </table:table-cell>
          <table:table-cell office:value-type="float" office:value="0.0160752212410536" calcext:value-type="float">
            <text:p>0.016075221241054</text:p>
          </table:table-cell>
          <table:table-cell office:value-type="float" office:value="0.00208993791677717" calcext:value-type="float">
            <text:p>0.002089937916777</text:p>
          </table:table-cell>
          <table:table-cell office:value-type="float" office:value="1" calcext:value-type="float">
            <text:p>1</text:p>
          </table:table-cell>
          <table:table-cell office:value-type="float" office:value="358181.4921875" calcext:value-type="float">
            <text:p>358181.4921875</text:p>
          </table:table-cell>
          <table:table-cell office:value-type="float" office:value="1180647.23125" calcext:value-type="float">
            <text:p>1180647.23125</text:p>
          </table:table-cell>
          <table:table-cell office:value-type="float" office:value="1344031.0625" calcext:value-type="float">
            <text:p>1344031.0625</text:p>
          </table:table-cell>
          <table:table-cell office:value-type="float" office:value="104514.744791667" calcext:value-type="float">
            <text:p>104514.744791667</text:p>
          </table:table-cell>
          <table:table-cell office:value-type="float" office:value="68830.7419939786" calcext:value-type="float">
            <text:p>68830.7419939786</text:p>
          </table:table-cell>
          <table:table-cell office:value-type="float" office:value="611594.242700073" calcext:value-type="float">
            <text:p>611594.242700073</text:p>
          </table:table-cell>
          <table:table-cell office:value-type="float" office:value="295382.636534668" calcext:value-type="float">
            <text:p>295382.636534668</text:p>
          </table:table-cell>
          <table:table-cell office:value-type="float" office:value="80871.7398972963" calcext:value-type="float">
            <text:p>80871.7398972963</text:p>
          </table:table-cell>
          <table:table-cell office:value-type="float" office:value="0.192167221074469" calcext:value-type="float">
            <text:p>0.192167221074469</text:p>
          </table:table-cell>
          <table:table-cell office:value-type="float" office:value="0.51801607331307" calcext:value-type="float">
            <text:p>0.51801607331307</text:p>
          </table:table-cell>
          <table:table-cell office:value-type="float" office:value="0.219773668017191" calcext:value-type="float">
            <text:p>0.219773668017191</text:p>
          </table:table-cell>
          <table:table-cell office:value-type="float" office:value="0.773783068202493" calcext:value-type="float">
            <text:p>0.773783068202493</text:p>
          </table:table-cell>
          <table:table-cell office:value-type="float" office:value="5.70556267964964" calcext:value-type="float">
            <text:p>5.70556267964964</text:p>
          </table:table-cell>
          <table:table-cell office:value-type="float" office:value="3.04282287094006" calcext:value-type="float">
            <text:p>3.04282287094006</text:p>
          </table:table-cell>
          <table:table-cell office:value-type="float" office:value="16.3810856470605" calcext:value-type="float">
            <text:p>16.3810856470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635</text:p>
          </table:table-cell>
          <table:table-cell table:number-columns-repeated="990"/>
        </table:table-row>
        <table:table-row table:style-name="ro2">
          <table:table-cell office:value-type="float" office:value="264.104545906923" calcext:value-type="float">
            <text:p>264.104545906923</text:p>
          </table:table-cell>
          <table:table-cell office:value-type="float" office:value="21.1961668904622" calcext:value-type="float">
            <text:p>21.1961668904622</text:p>
          </table:table-cell>
          <table:table-cell office:value-type="string" calcext:value-type="string">
            <text:p>C12H16N4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a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Thiamine metabolism</text:p>
          </table:table-cell>
          <table:table-cell office:value-type="float" office:value="1249391" calcext:value-type="float">
            <text:p>1249391</text:p>
          </table:table-cell>
          <table:table-cell office:value-type="float" office:value="2.65481566974719" calcext:value-type="float">
            <text:p>2.65481566974719</text:p>
          </table:table-cell>
          <table:table-cell office:value-type="float" office:value="12.743951235849" calcext:value-type="float">
            <text:p>12.743951235849</text:p>
          </table:table-cell>
          <table:table-cell office:value-type="float" office:value="8.41599450765396" calcext:value-type="float">
            <text:p>8.41599450765396</text:p>
          </table:table-cell>
          <table:table-cell office:value-type="float" office:value="1" calcext:value-type="float">
            <text:p>1</text:p>
          </table:table-cell>
          <table:table-cell office:value-type="float" office:value="0.0378578361617133" calcext:value-type="float">
            <text:p>0.037857836161713</text:p>
          </table:table-cell>
          <table:table-cell office:value-type="float" office:value="0.00241485916707158" calcext:value-type="float">
            <text:p>0.002414859167072</text:p>
          </table:table-cell>
          <table:table-cell office:value-type="float" office:value="0.0026271520621824" calcext:value-type="float">
            <text:p>0.002627152062182</text:p>
          </table:table-cell>
          <table:table-cell office:value-type="float" office:value="1" calcext:value-type="float">
            <text:p>1</text:p>
          </table:table-cell>
          <table:table-cell office:value-type="float" office:value="177254.49609375" calcext:value-type="float">
            <text:p>177254.49609375</text:p>
          </table:table-cell>
          <table:table-cell office:value-type="float" office:value="850877.4" calcext:value-type="float">
            <text:p>850877.4</text:p>
          </table:table-cell>
          <table:table-cell office:value-type="float" office:value="561912.03125" calcext:value-type="float">
            <text:p>561912.03125</text:p>
          </table:table-cell>
          <table:table-cell office:value-type="float" office:value="66767.1575520833" calcext:value-type="float">
            <text:p>66767.1575520833</text:p>
          </table:table-cell>
          <table:table-cell office:value-type="float" office:value="18603.4074496893" calcext:value-type="float">
            <text:p>18603.4074496893</text:p>
          </table:table-cell>
          <table:table-cell office:value-type="float" office:value="271747.050247016" calcext:value-type="float">
            <text:p>271747.050247016</text:p>
          </table:table-cell>
          <table:table-cell office:value-type="float" office:value="133059.759317218" calcext:value-type="float">
            <text:p>133059.759317218</text:p>
          </table:table-cell>
          <table:table-cell office:value-type="float" office:value="44750.4685097542" calcext:value-type="float">
            <text:p>44750.4685097542</text:p>
          </table:table-cell>
          <table:table-cell office:value-type="float" office:value="0.104953092077563" calcext:value-type="float">
            <text:p>0.104953092077563</text:p>
          </table:table-cell>
          <table:table-cell office:value-type="float" office:value="0.319372744236733" calcext:value-type="float">
            <text:p>0.319372744236733</text:p>
          </table:table-cell>
          <table:table-cell office:value-type="float" office:value="0.23679820313016" calcext:value-type="float">
            <text:p>0.23679820313016</text:p>
          </table:table-cell>
          <table:table-cell office:value-type="float" office:value="0.670246722347668" calcext:value-type="float">
            <text:p>0.670246722347668</text:p>
          </table:table-cell>
          <table:table-cell office:value-type="float" office:value="5.19755512133636" calcext:value-type="float">
            <text:p>5.19755512133636</text:p>
          </table:table-cell>
          <table:table-cell office:value-type="float" office:value="8.10595203046758" calcext:value-type="float">
            <text:p>8.10595203046758</text:p>
          </table:table-cell>
          <table:table-cell office:value-type="float" office:value="12.4403600872406" calcext:value-type="float">
            <text:p>12.4403600872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888</text:p>
          </table:table-cell>
          <table:table-cell table:number-columns-repeated="990"/>
        </table:table-row>
        <table:table-row table:style-name="ro2">
          <table:table-cell office:value-type="float" office:value="376.138179153668" calcext:value-type="float">
            <text:p>376.138179153668</text:p>
          </table:table-cell>
          <table:table-cell office:value-type="float" office:value="7.96373946875855" calcext:value-type="float">
            <text:p>7.96373946875855</text:p>
          </table:table-cell>
          <table:table-cell office:value-type="string" calcext:value-type="string">
            <text:p>C17H20N4O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boflav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iboflavin metabolism</text:p>
          </table:table-cell>
          <table:table-cell office:value-type="float" office:value="102423" calcext:value-type="float">
            <text:p>102423</text:p>
          </table:table-cell>
          <table:table-cell office:value-type="float" office:value="3.27963710416793" calcext:value-type="float">
            <text:p>3.27963710416793</text:p>
          </table:table-cell>
          <table:table-cell office:value-type="float" office:value="7.68434988727634" calcext:value-type="float">
            <text:p>7.68434988727634</text:p>
          </table:table-cell>
          <table:table-cell office:value-type="float" office:value="8.26807338070287" calcext:value-type="float">
            <text:p>8.26807338070287</text:p>
          </table:table-cell>
          <table:table-cell office:value-type="float" office:value="1" calcext:value-type="float">
            <text:p>1</text:p>
          </table:table-cell>
          <table:table-cell office:value-type="float" office:value="0.0237335225002456" calcext:value-type="float">
            <text:p>0.023733522500246</text:p>
          </table:table-cell>
          <table:table-cell office:value-type="float" office:value="0.00129980113202707" calcext:value-type="float">
            <text:p>0.001299801132027</text:p>
          </table:table-cell>
          <table:table-cell office:value-type="float" office:value="0.0247220377070987" calcext:value-type="float">
            <text:p>0.024722037707099</text:p>
          </table:table-cell>
          <table:table-cell office:value-type="float" office:value="1" calcext:value-type="float">
            <text:p>1</text:p>
          </table:table-cell>
          <table:table-cell office:value-type="float" office:value="26345.5693359375" calcext:value-type="float">
            <text:p>26345.5693359375</text:p>
          </table:table-cell>
          <table:table-cell office:value-type="float" office:value="61728.95546875" calcext:value-type="float">
            <text:p>61728.95546875</text:p>
          </table:table-cell>
          <table:table-cell office:value-type="float" office:value="66418.0498046875" calcext:value-type="float">
            <text:p>66418.0498046875</text:p>
          </table:table-cell>
          <table:table-cell office:value-type="float" office:value="8033.07454427083" calcext:value-type="float">
            <text:p>8033.07454427083</text:p>
          </table:table-cell>
          <table:table-cell office:value-type="float" office:value="7511.39049654629" calcext:value-type="float">
            <text:p>7511.39049654629</text:p>
          </table:table-cell>
          <table:table-cell office:value-type="float" office:value="17979.747034877" calcext:value-type="float">
            <text:p>17979.747034877</text:p>
          </table:table-cell>
          <table:table-cell office:value-type="float" office:value="29475.877842045" calcext:value-type="float">
            <text:p>29475.877842045</text:p>
          </table:table-cell>
          <table:table-cell office:value-type="float" office:value="7022.97671363" calcext:value-type="float">
            <text:p>7022.97671363</text:p>
          </table:table-cell>
          <table:table-cell office:value-type="float" office:value="0.285110198256378" calcext:value-type="float">
            <text:p>0.285110198256378</text:p>
          </table:table-cell>
          <table:table-cell office:value-type="float" office:value="0.291269257649745" calcext:value-type="float">
            <text:p>0.291269257649745</text:p>
          </table:table-cell>
          <table:table-cell office:value-type="float" office:value="0.443793184664761" calcext:value-type="float">
            <text:p>0.443793184664761</text:p>
          </table:table-cell>
          <table:table-cell office:value-type="float" office:value="0.874257630117321" calcext:value-type="float">
            <text:p>0.874257630117321</text:p>
          </table:table-cell>
          <table:table-cell office:value-type="float" office:value="3.17133867733343" calcext:value-type="float">
            <text:p>3.17133867733343</text:p>
          </table:table-cell>
          <table:table-cell office:value-type="float" office:value="7.73831960780626" calcext:value-type="float">
            <text:p>7.73831960780626</text:p>
          </table:table-cell>
          <table:table-cell office:value-type="float" office:value="3.71269063721683" calcext:value-type="float">
            <text:p>3.71269063721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75</text:p>
          </table:table-cell>
          <table:table-cell table:number-columns-repeated="990"/>
        </table:table-row>
        <table:table-row table:style-name="ro2">
          <table:table-cell office:value-type="float" office:value="214.131566014868" calcext:value-type="float">
            <text:p>214.131566014868</text:p>
          </table:table-cell>
          <table:table-cell office:value-type="float" office:value="8.54908682505288" calcext:value-type="float">
            <text:p>8.54908682505288</text:p>
          </table:table-cell>
          <table:table-cell office:value-type="string" calcext:value-type="string">
            <text:p>C10H18N2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hiobio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Biotin metabolism</text:p>
          </table:table-cell>
          <table:table-cell office:value-type="float" office:value="180245" calcext:value-type="float">
            <text:p>180245</text:p>
          </table:table-cell>
          <table:table-cell office:value-type="float" office:value="1.00712947086337" calcext:value-type="float">
            <text:p>1.00712947086337</text:p>
          </table:table-cell>
          <table:table-cell office:value-type="float" office:value="3.20569729504119" calcext:value-type="float">
            <text:p>3.20569729504119</text:p>
          </table:table-cell>
          <table:table-cell office:value-type="float" office:value="5.06254504197726" calcext:value-type="float">
            <text:p>5.06254504197726</text:p>
          </table:table-cell>
          <table:table-cell office:value-type="float" office:value="1" calcext:value-type="float">
            <text:p>1</text:p>
          </table:table-cell>
          <table:table-cell office:value-type="float" office:value="0.983492063718849" calcext:value-type="float">
            <text:p>0.983492063718849</text:p>
          </table:table-cell>
          <table:table-cell office:value-type="float" office:value="0.0558565369598325" calcext:value-type="float">
            <text:p>0.055856536959833</text:p>
          </table:table-cell>
          <table:table-cell office:value-type="float" office:value="0.0927761186432481" calcext:value-type="float">
            <text:p>0.092776118643248</text:p>
          </table:table-cell>
          <table:table-cell office:value-type="float" office:value="1" calcext:value-type="float">
            <text:p>1</text:p>
          </table:table-cell>
          <table:table-cell office:value-type="float" office:value="18318.8205566406" calcext:value-type="float">
            <text:p>18318.8205566406</text:p>
          </table:table-cell>
          <table:table-cell office:value-type="float" office:value="58308.88203125" calcext:value-type="float">
            <text:p>58308.88203125</text:p>
          </table:table-cell>
          <table:table-cell office:value-type="float" office:value="92083.3486328125" calcext:value-type="float">
            <text:p>92083.3486328125</text:p>
          </table:table-cell>
          <table:table-cell office:value-type="float" office:value="18189.1416015625" calcext:value-type="float">
            <text:p>18189.1416015625</text:p>
          </table:table-cell>
          <table:table-cell office:value-type="float" office:value="7125.60594670612" calcext:value-type="float">
            <text:p>7125.60594670612</text:p>
          </table:table-cell>
          <table:table-cell office:value-type="float" office:value="33964.04437101" calcext:value-type="float">
            <text:p>33964.04437101</text:p>
          </table:table-cell>
          <table:table-cell office:value-type="float" office:value="61092.2020584167" calcext:value-type="float">
            <text:p>61092.2020584167</text:p>
          </table:table-cell>
          <table:table-cell office:value-type="float" office:value="8138.55524001141" calcext:value-type="float">
            <text:p>8138.55524001141</text:p>
          </table:table-cell>
          <table:table-cell office:value-type="float" office:value="0.388977332065359" calcext:value-type="float">
            <text:p>0.388977332065359</text:p>
          </table:table-cell>
          <table:table-cell office:value-type="float" office:value="0.582484918040572" calcext:value-type="float">
            <text:p>0.582484918040572</text:p>
          </table:table-cell>
          <table:table-cell office:value-type="float" office:value="0.663444618006077" calcext:value-type="float">
            <text:p>0.663444618006077</text:p>
          </table:table-cell>
          <table:table-cell office:value-type="float" office:value="0.44744031457275" calcext:value-type="float">
            <text:p>0.44744031457275</text:p>
          </table:table-cell>
          <table:table-cell office:value-type="float" office:value="0.0001437191890411" calcext:value-type="float">
            <text:p>0.000143719189041</text:p>
          </table:table-cell>
          <table:table-cell office:value-type="float" office:value="1.31956354495511" calcext:value-type="float">
            <text:p>1.31956354495511</text:p>
          </table:table-cell>
          <table:table-cell office:value-type="float" office:value="1.43750521503479" calcext:value-type="float">
            <text:p>1.43750521503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33</text:p>
          </table:table-cell>
          <table:table-cell table:number-columns-repeated="990"/>
        </table:table-row>
        <table:table-row table:style-name="ro2">
          <table:table-cell office:value-type="float" office:value="334.056563542644" calcext:value-type="float">
            <text:p>334.056563542644</text:p>
          </table:table-cell>
          <table:table-cell office:value-type="float" office:value="14.567843038994" calcext:value-type="float">
            <text:p>14.567843038994</text:p>
          </table:table-cell>
          <table:table-cell office:value-type="string" calcext:value-type="string">
            <text:p>C11H15N2O8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tinamide D-ribonucleoti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office:value-type="float" office:value="494134" calcext:value-type="float">
            <text:p>494134</text:p>
          </table:table-cell>
          <table:table-cell office:value-type="float" office:value="2.27701654619244" calcext:value-type="float">
            <text:p>2.27701654619244</text:p>
          </table:table-cell>
          <table:table-cell office:value-type="float" office:value="3.21009713849975" calcext:value-type="float">
            <text:p>3.21009713849975</text:p>
          </table:table-cell>
          <table:table-cell office:value-type="float" office:value="3.56565159481356" calcext:value-type="float">
            <text:p>3.56565159481356</text:p>
          </table:table-cell>
          <table:table-cell office:value-type="float" office:value="1" calcext:value-type="float">
            <text:p>1</text:p>
          </table:table-cell>
          <table:table-cell office:value-type="float" office:value="0.145668597069707" calcext:value-type="float">
            <text:p>0.145668597069707</text:p>
          </table:table-cell>
          <table:table-cell office:value-type="float" office:value="0.034202964746635" calcext:value-type="float">
            <text:p>0.034202964746635</text:p>
          </table:table-cell>
          <table:table-cell office:value-type="float" office:value="0.0234134111025288" calcext:value-type="float">
            <text:p>0.023413411102529</text:p>
          </table:table-cell>
          <table:table-cell office:value-type="float" office:value="1" calcext:value-type="float">
            <text:p>1</text:p>
          </table:table-cell>
          <table:table-cell office:value-type="float" office:value="246942.84765625" calcext:value-type="float">
            <text:p>246942.84765625</text:p>
          </table:table-cell>
          <table:table-cell office:value-type="float" office:value="348135.603125" calcext:value-type="float">
            <text:p>348135.603125</text:p>
          </table:table-cell>
          <table:table-cell office:value-type="float" office:value="386695.546875" calcext:value-type="float">
            <text:p>386695.546875</text:p>
          </table:table-cell>
          <table:table-cell office:value-type="float" office:value="108450.177083333" calcext:value-type="float">
            <text:p>108450.177083333</text:p>
          </table:table-cell>
          <table:table-cell office:value-type="float" office:value="39074.8595057188" calcext:value-type="float">
            <text:p>39074.8595057188</text:p>
          </table:table-cell>
          <table:table-cell office:value-type="float" office:value="110209.580872778" calcext:value-type="float">
            <text:p>110209.580872778</text:p>
          </table:table-cell>
          <table:table-cell office:value-type="float" office:value="107942.097458682" calcext:value-type="float">
            <text:p>107942.097458682</text:p>
          </table:table-cell>
          <table:table-cell office:value-type="float" office:value="107577.807842893" calcext:value-type="float">
            <text:p>107577.807842893</text:p>
          </table:table-cell>
          <table:table-cell office:value-type="float" office:value="0.158234424995827" calcext:value-type="float">
            <text:p>0.158234424995827</text:p>
          </table:table-cell>
          <table:table-cell office:value-type="float" office:value="0.316570841601645" calcext:value-type="float">
            <text:p>0.316570841601645</text:p>
          </table:table-cell>
          <table:table-cell office:value-type="float" office:value="0.27913974787399" calcext:value-type="float">
            <text:p>0.27913974787399</text:p>
          </table:table-cell>
          <table:table-cell office:value-type="float" office:value="0.991956036735925" calcext:value-type="float">
            <text:p>0.991956036735925</text:p>
          </table:table-cell>
          <table:table-cell office:value-type="float" office:value="1.46415798540048" calcext:value-type="float">
            <text:p>1.46415798540048</text:p>
          </table:table-cell>
          <table:table-cell office:value-type="float" office:value="2.42205712515254" calcext:value-type="float">
            <text:p>2.42205712515254</text:p>
          </table:table-cell>
          <table:table-cell office:value-type="float" office:value="3.33357224776134" calcext:value-type="float">
            <text:p>3.33357224776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927</text:p>
          </table:table-cell>
          <table:table-cell table:number-columns-repeated="990"/>
        </table:table-row>
        <table:table-row table:style-name="ro2">
          <table:table-cell office:value-type="float" office:value="244.088084373866" calcext:value-type="float">
            <text:p>244.088084373866</text:p>
          </table:table-cell>
          <table:table-cell office:value-type="float" office:value="8.43823686566268" calcext:value-type="float">
            <text:p>8.43823686566268</text:p>
          </table:table-cell>
          <table:table-cell office:value-type="string" calcext:value-type="string">
            <text:p>C10H16N2O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Biotin metabolism</text:p>
          </table:table-cell>
          <table:table-cell office:value-type="float" office:value="110808" calcext:value-type="float">
            <text:p>110808</text:p>
          </table:table-cell>
          <table:table-cell office:value-type="float" office:value="1.55426353862939" calcext:value-type="float">
            <text:p>1.55426353862939</text:p>
          </table:table-cell>
          <table:table-cell office:value-type="float" office:value="2.01433744494361" calcext:value-type="float">
            <text:p>2.01433744494361</text:p>
          </table:table-cell>
          <table:table-cell office:value-type="float" office:value="1.63943932405274" calcext:value-type="float">
            <text:p>1.63943932405274</text:p>
          </table:table-cell>
          <table:table-cell office:value-type="float" office:value="1" calcext:value-type="float">
            <text:p>1</text:p>
          </table:table-cell>
          <table:table-cell office:value-type="float" office:value="0.459060025842553" calcext:value-type="float">
            <text:p>0.459060025842553</text:p>
          </table:table-cell>
          <table:table-cell office:value-type="float" office:value="0.232705375790322" calcext:value-type="float">
            <text:p>0.232705375790322</text:p>
          </table:table-cell>
          <table:table-cell office:value-type="float" office:value="0.421768708048029" calcext:value-type="float">
            <text:p>0.421768708048029</text:p>
          </table:table-cell>
          <table:table-cell office:value-type="float" office:value="1" calcext:value-type="float">
            <text:p>1</text:p>
          </table:table-cell>
          <table:table-cell office:value-type="float" office:value="60710.970703125" calcext:value-type="float">
            <text:p>60710.970703125</text:p>
          </table:table-cell>
          <table:table-cell office:value-type="float" office:value="78681.8828125" calcext:value-type="float">
            <text:p>78681.8828125</text:p>
          </table:table-cell>
          <table:table-cell office:value-type="float" office:value="64038.015625" calcext:value-type="float">
            <text:p>64038.015625</text:p>
          </table:table-cell>
          <table:table-cell office:value-type="float" office:value="39060.9244791667" calcext:value-type="float">
            <text:p>39060.9244791667</text:p>
          </table:table-cell>
          <table:table-cell office:value-type="float" office:value="3131.48285263526" calcext:value-type="float">
            <text:p>3131.48285263526</text:p>
          </table:table-cell>
          <table:table-cell office:value-type="float" office:value="27365.635848003" calcext:value-type="float">
            <text:p>27365.635848003</text:p>
          </table:table-cell>
          <table:table-cell office:value-type="float" office:value="26205.2447214579" calcext:value-type="float">
            <text:p>26205.2447214579</text:p>
          </table:table-cell>
          <table:table-cell office:value-type="float" office:value="41214.376690693" calcext:value-type="float">
            <text:p>41214.376690693</text:p>
          </table:table-cell>
          <table:table-cell office:value-type="float" office:value="0.0515801809189994" calcext:value-type="float">
            <text:p>0.051580180919</text:p>
          </table:table-cell>
          <table:table-cell office:value-type="float" office:value="0.34780097869818" calcext:value-type="float">
            <text:p>0.34780097869818</text:p>
          </table:table-cell>
          <table:table-cell office:value-type="float" office:value="0.409213878126911" calcext:value-type="float">
            <text:p>0.409213878126911</text:p>
          </table:table-cell>
          <table:table-cell office:value-type="float" office:value="1.05513060021595" calcext:value-type="float">
            <text:p>1.05513060021595</text:p>
          </table:table-cell>
          <table:table-cell office:value-type="float" office:value="0.274359627654353" calcext:value-type="float">
            <text:p>0.274359627654353</text:p>
          </table:table-cell>
          <table:table-cell office:value-type="float" office:value="0.641396730363958" calcext:value-type="float">
            <text:p>0.641396730363958</text:p>
          </table:table-cell>
          <table:table-cell office:value-type="float" office:value="0.261537207012658" calcext:value-type="float">
            <text:p>0.261537207012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625</text:p>
          </table:table-cell>
          <table:table-cell table:number-columns-repeated="990"/>
        </table:table-row>
        <table:table-row table:style-name="ro2">
          <table:table-cell office:value-type="float" office:value="239.102192911384" calcext:value-type="float">
            <text:p>239.102192911384</text:p>
          </table:table-cell>
          <table:table-cell office:value-type="float" office:value="9.80304366217718" calcext:value-type="float">
            <text:p>9.80304366217718</text:p>
          </table:table-cell>
          <table:table-cell office:value-type="string" calcext:value-type="string">
            <text:p>C9H13N5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hydrobiopter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office:value-type="float" office:value="16427760" calcext:value-type="float">
            <text:p>16427760</text:p>
          </table:table-cell>
          <table:table-cell office:value-type="float" office:value="1.22198074384884" calcext:value-type="float">
            <text:p>1.22198074384884</text:p>
          </table:table-cell>
          <table:table-cell office:value-type="float" office:value="2.16101895877594" calcext:value-type="float">
            <text:p>2.16101895877594</text:p>
          </table:table-cell>
          <table:table-cell office:value-type="float" office:value="1.46840616927269" calcext:value-type="float">
            <text:p>1.46840616927269</text:p>
          </table:table-cell>
          <table:table-cell office:value-type="float" office:value="1" calcext:value-type="float">
            <text:p>1</text:p>
          </table:table-cell>
          <table:table-cell office:value-type="float" office:value="0.485368547819696" calcext:value-type="float">
            <text:p>0.485368547819696</text:p>
          </table:table-cell>
          <table:table-cell office:value-type="float" office:value="0.00658477697021546" calcext:value-type="float">
            <text:p>0.006584776970215</text:p>
          </table:table-cell>
          <table:table-cell office:value-type="float" office:value="0.106698550278777" calcext:value-type="float">
            <text:p>0.106698550278777</text:p>
          </table:table-cell>
          <table:table-cell office:value-type="float" office:value="1" calcext:value-type="float">
            <text:p>1</text:p>
          </table:table-cell>
          <table:table-cell office:value-type="float" office:value="8150641.5" calcext:value-type="float">
            <text:p>8150641.5</text:p>
          </table:table-cell>
          <table:table-cell office:value-type="float" office:value="14414049.4" calcext:value-type="float">
            <text:p>14414049.4</text:p>
          </table:table-cell>
          <table:table-cell office:value-type="float" office:value="9794305.125" calcext:value-type="float">
            <text:p>9794305.125</text:p>
          </table:table-cell>
          <table:table-cell office:value-type="float" office:value="6670024.5" calcext:value-type="float">
            <text:p>6670024.5</text:p>
          </table:table-cell>
          <table:table-cell office:value-type="float" office:value="3080412.3920095" calcext:value-type="float">
            <text:p>3080412.3920095</text:p>
          </table:table-cell>
          <table:table-cell office:value-type="float" office:value="1944177.48951988" calcext:value-type="float">
            <text:p>1944177.48951988</text:p>
          </table:table-cell>
          <table:table-cell office:value-type="float" office:value="1657518.90766221" calcext:value-type="float">
            <text:p>1657518.90766221</text:p>
          </table:table-cell>
          <table:table-cell office:value-type="float" office:value="2116740.78802643" calcext:value-type="float">
            <text:p>2116740.78802643</text:p>
          </table:table-cell>
          <table:table-cell office:value-type="float" office:value="0.377934962789063" calcext:value-type="float">
            <text:p>0.377934962789063</text:p>
          </table:table-cell>
          <table:table-cell office:value-type="float" office:value="0.134880728903279" calcext:value-type="float">
            <text:p>0.134880728903279</text:p>
          </table:table-cell>
          <table:table-cell office:value-type="float" office:value="0.169232925307931" calcext:value-type="float">
            <text:p>0.169232925307931</text:p>
          </table:table-cell>
          <table:table-cell office:value-type="float" office:value="0.317351276299874" calcext:value-type="float">
            <text:p>0.317351276299874</text:p>
          </table:table-cell>
          <table:table-cell office:value-type="float" office:value="0.156929143362355" calcext:value-type="float">
            <text:p>0.156929143362355</text:p>
          </table:table-cell>
          <table:table-cell office:value-type="float" office:value="7.25991396746277" calcext:value-type="float">
            <text:p>7.25991396746277</text:p>
          </table:table-cell>
          <table:table-cell office:value-type="float" office:value="1.35046801006561" calcext:value-type="float">
            <text:p>1.35046801006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676</text:p>
          </table:table-cell>
          <table:table-cell table:number-columns-repeated="990"/>
        </table:table-row>
        <table:table-row table:style-name="ro2">
          <table:table-cell office:value-type="float" office:value="187.120871886711" calcext:value-type="float">
            <text:p>187.120871886711</text:p>
          </table:table-cell>
          <table:table-cell office:value-type="float" office:value="7.39103124406602" calcext:value-type="float">
            <text:p>7.39103124406602</text:p>
          </table:table-cell>
          <table:table-cell office:value-type="string" calcext:value-type="string">
            <text:p>C9H17N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Amino-7-oxononano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Biotin metabolism</text:p>
          </table:table-cell>
          <table:table-cell office:value-type="float" office:value="263085" calcext:value-type="float">
            <text:p>263085</text:p>
          </table:table-cell>
          <table:table-cell office:value-type="float" office:value="1.02269213875019" calcext:value-type="float">
            <text:p>1.02269213875019</text:p>
          </table:table-cell>
          <table:table-cell office:value-type="float" office:value="1.04098699393987" calcext:value-type="float">
            <text:p>1.04098699393987</text:p>
          </table:table-cell>
          <table:table-cell office:value-type="float" office:value="1.18924212459699" calcext:value-type="float">
            <text:p>1.18924212459699</text:p>
          </table:table-cell>
          <table:table-cell office:value-type="float" office:value="1" calcext:value-type="float">
            <text:p>1</text:p>
          </table:table-cell>
          <table:table-cell office:value-type="float" office:value="0.865332662819937" calcext:value-type="float">
            <text:p>0.865332662819937</text:p>
          </table:table-cell>
          <table:table-cell office:value-type="float" office:value="0.759000831805914" calcext:value-type="float">
            <text:p>0.759000831805914</text:p>
          </table:table-cell>
          <table:table-cell office:value-type="float" office:value="0.0345558616659665" calcext:value-type="float">
            <text:p>0.034555861665967</text:p>
          </table:table-cell>
          <table:table-cell office:value-type="float" office:value="1" calcext:value-type="float">
            <text:p>1</text:p>
          </table:table-cell>
          <table:table-cell office:value-type="float" office:value="177203.2890625" calcext:value-type="float">
            <text:p>177203.2890625</text:p>
          </table:table-cell>
          <table:table-cell office:value-type="float" office:value="180373.2640625" calcext:value-type="float">
            <text:p>180373.2640625</text:p>
          </table:table-cell>
          <table:table-cell office:value-type="float" office:value="206061.63671875" calcext:value-type="float">
            <text:p>206061.63671875</text:p>
          </table:table-cell>
          <table:table-cell office:value-type="float" office:value="173271.390625" calcext:value-type="float">
            <text:p>173271.390625</text:p>
          </table:table-cell>
          <table:table-cell office:value-type="float" office:value="40125.3138296408" calcext:value-type="float">
            <text:p>40125.3138296408</text:p>
          </table:table-cell>
          <table:table-cell office:value-type="float" office:value="45396.0582535463" calcext:value-type="float">
            <text:p>45396.0582535463</text:p>
          </table:table-cell>
          <table:table-cell office:value-type="float" office:value="12729.6971061997" calcext:value-type="float">
            <text:p>12729.6971061997</text:p>
          </table:table-cell>
          <table:table-cell office:value-type="float" office:value="14475.3225961614" calcext:value-type="float">
            <text:p>14475.3225961614</text:p>
          </table:table-cell>
          <table:table-cell office:value-type="float" office:value="0.226436620008156" calcext:value-type="float">
            <text:p>0.226436620008156</text:p>
          </table:table-cell>
          <table:table-cell office:value-type="float" office:value="0.251678420798641" calcext:value-type="float">
            <text:p>0.251678420798641</text:p>
          </table:table-cell>
          <table:table-cell office:value-type="float" office:value="0.0617761622634019" calcext:value-type="float">
            <text:p>0.061776162263402</text:p>
          </table:table-cell>
          <table:table-cell office:value-type="float" office:value="0.083541330994967" calcext:value-type="float">
            <text:p>0.083541330994967</text:p>
          </table:table-cell>
          <table:table-cell office:value-type="float" office:value="0.00849638995094674" calcext:value-type="float">
            <text:p>0.008496389950947</text:p>
          </table:table-cell>
          <table:table-cell office:value-type="float" office:value="0.0222154705598605" calcext:value-type="float">
            <text:p>0.022215470559861</text:p>
          </table:table-cell>
          <table:table-cell office:value-type="float" office:value="2.89358899052635" calcext:value-type="float">
            <text:p>2.89358899052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644</text:p>
          </table:table-cell>
          <table:table-cell table:number-columns-repeated="990"/>
        </table:table-row>
        <table:table-row table:style-name="ro2">
          <table:table-cell office:value-type="float" office:value="225.063718657975" calcext:value-type="float">
            <text:p>225.063718657975</text:p>
          </table:table-cell>
          <table:table-cell office:value-type="float" office:value="12.0463232930501" calcext:value-type="float">
            <text:p>12.0463232930501</text:p>
          </table:table-cell>
          <table:table-cell office:value-type="string" calcext:value-type="string">
            <text:p>C10H11N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Amino-4-deoxychorism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Folate biosynthesis</text:p>
          </table:table-cell>
          <table:table-cell office:value-type="float" office:value="192961" calcext:value-type="float">
            <text:p>192961</text:p>
          </table:table-cell>
          <table:table-cell office:value-type="float" office:value="0.952072299175804" calcext:value-type="float">
            <text:p>0.952072299175804</text:p>
          </table:table-cell>
          <table:table-cell office:value-type="float" office:value="1.10130753808613" calcext:value-type="float">
            <text:p>1.10130753808613</text:p>
          </table:table-cell>
          <table:table-cell office:value-type="float" office:value="1.07111795638106" calcext:value-type="float">
            <text:p>1.07111795638106</text:p>
          </table:table-cell>
          <table:table-cell office:value-type="float" office:value="1" calcext:value-type="float">
            <text:p>1</text:p>
          </table:table-cell>
          <table:table-cell office:value-type="float" office:value="0.589921997962549" calcext:value-type="float">
            <text:p>0.589921997962549</text:p>
          </table:table-cell>
          <table:table-cell office:value-type="float" office:value="0.780200783745424" calcext:value-type="float">
            <text:p>0.780200783745424</text:p>
          </table:table-cell>
          <table:table-cell office:value-type="float" office:value="0.553599316929268" calcext:value-type="float">
            <text:p>0.553599316929268</text:p>
          </table:table-cell>
          <table:table-cell office:value-type="float" office:value="1" calcext:value-type="float">
            <text:p>1</text:p>
          </table:table-cell>
          <table:table-cell office:value-type="float" office:value="79250.1064453125" calcext:value-type="float">
            <text:p>79250.1064453125</text:p>
          </table:table-cell>
          <table:table-cell office:value-type="float" office:value="91672.386328125" calcext:value-type="float">
            <text:p>91672.386328125</text:p>
          </table:table-cell>
          <table:table-cell office:value-type="float" office:value="89159.41796875" calcext:value-type="float">
            <text:p>89159.41796875</text:p>
          </table:table-cell>
          <table:table-cell office:value-type="float" office:value="83239.5885416667" calcext:value-type="float">
            <text:p>83239.5885416667</text:p>
          </table:table-cell>
          <table:table-cell office:value-type="float" office:value="12469.0168658986" calcext:value-type="float">
            <text:p>12469.0168658986</text:p>
          </table:table-cell>
          <table:table-cell office:value-type="float" office:value="62947.4479744459" calcext:value-type="float">
            <text:p>62947.4479744459</text:p>
          </table:table-cell>
          <table:table-cell office:value-type="float" office:value="17277.8311487399" calcext:value-type="float">
            <text:p>17277.8311487399</text:p>
          </table:table-cell>
          <table:table-cell office:value-type="float" office:value="4828.58736324184" calcext:value-type="float">
            <text:p>4828.58736324184</text:p>
          </table:table-cell>
          <table:table-cell office:value-type="float" office:value="0.157337540921829" calcext:value-type="float">
            <text:p>0.157337540921829</text:p>
          </table:table-cell>
          <table:table-cell office:value-type="float" office:value="0.686656587613382" calcext:value-type="float">
            <text:p>0.686656587613382</text:p>
          </table:table-cell>
          <table:table-cell office:value-type="float" office:value="0.193785822545361" calcext:value-type="float">
            <text:p>0.193785822545361</text:p>
          </table:table-cell>
          <table:table-cell office:value-type="float" office:value="0.058008304075468" calcext:value-type="float">
            <text:p>0.058008304075468</text:p>
          </table:table-cell>
          <table:table-cell office:value-type="float" office:value="0.0890196410599425" calcext:value-type="float">
            <text:p>0.089019641059943</text:p>
          </table:table-cell>
          <table:table-cell office:value-type="float" office:value="0.0178418199122265" calcext:value-type="float">
            <text:p>0.017841819912227</text:p>
          </table:table-cell>
          <table:table-cell office:value-type="float" office:value="0.108888023371006" calcext:value-type="float">
            <text:p>0.108888023371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33</text:p>
          </table:table-cell>
          <table:table-cell table:number-columns-repeated="990"/>
        </table:table-row>
        <table:table-row table:style-name="ro2">
          <table:table-cell office:value-type="float" office:value="278.126639647584" calcext:value-type="float">
            <text:p>278.126639647584</text:p>
          </table:table-cell>
          <table:table-cell office:value-type="float" office:value="10.5474218241374" calcext:value-type="float">
            <text:p>10.5474218241374</text:p>
          </table:table-cell>
          <table:table-cell office:value-type="string" calcext:value-type="string">
            <text:p>C14H18N2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pha-Ribazo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Riboflavin metabolism__Porphyrin and chlorophyll metabolism</text:p>
          </table:table-cell>
          <table:table-cell office:value-type="float" office:value="454382" calcext:value-type="float">
            <text:p>454382</text:p>
          </table:table-cell>
          <table:table-cell office:value-type="float" office:value="1.18832064389867" calcext:value-type="float">
            <text:p>1.18832064389867</text:p>
          </table:table-cell>
          <table:table-cell office:value-type="float" office:value="1.1396478603428" calcext:value-type="float">
            <text:p>1.1396478603428</text:p>
          </table:table-cell>
          <table:table-cell office:value-type="float" office:value="1.05931286929494" calcext:value-type="float">
            <text:p>1.05931286929494</text:p>
          </table:table-cell>
          <table:table-cell office:value-type="float" office:value="1" calcext:value-type="float">
            <text:p>1</text:p>
          </table:table-cell>
          <table:table-cell office:value-type="float" office:value="0.714015951375343" calcext:value-type="float">
            <text:p>0.714015951375343</text:p>
          </table:table-cell>
          <table:table-cell office:value-type="float" office:value="0.719262960401767" calcext:value-type="float">
            <text:p>0.719262960401767</text:p>
          </table:table-cell>
          <table:table-cell office:value-type="float" office:value="0.884225352278524" calcext:value-type="float">
            <text:p>0.884225352278524</text:p>
          </table:table-cell>
          <table:table-cell office:value-type="float" office:value="1" calcext:value-type="float">
            <text:p>1</text:p>
          </table:table-cell>
          <table:table-cell office:value-type="float" office:value="257383.8828125" calcext:value-type="float">
            <text:p>257383.8828125</text:p>
          </table:table-cell>
          <table:table-cell office:value-type="float" office:value="246841.61875" calcext:value-type="float">
            <text:p>246841.61875</text:p>
          </table:table-cell>
          <table:table-cell office:value-type="float" office:value="229441.490234375" calcext:value-type="float">
            <text:p>229441.490234375</text:p>
          </table:table-cell>
          <table:table-cell office:value-type="float" office:value="216594.640625" calcext:value-type="float">
            <text:p>216594.640625</text:p>
          </table:table-cell>
          <table:table-cell office:value-type="float" office:value="171527.406749958" calcext:value-type="float">
            <text:p>171527.406749958</text:p>
          </table:table-cell>
          <table:table-cell office:value-type="float" office:value="113894.730607819" calcext:value-type="float">
            <text:p>113894.730607819</text:p>
          </table:table-cell>
          <table:table-cell office:value-type="float" office:value="115048.715181244" calcext:value-type="float">
            <text:p>115048.715181244</text:p>
          </table:table-cell>
          <table:table-cell office:value-type="float" office:value="105005.586445837" calcext:value-type="float">
            <text:p>105005.586445837</text:p>
          </table:table-cell>
          <table:table-cell office:value-type="float" office:value="0.666426370119349" calcext:value-type="float">
            <text:p>0.666426370119349</text:p>
          </table:table-cell>
          <table:table-cell office:value-type="float" office:value="0.4614081336226" calcext:value-type="float">
            <text:p>0.4614081336226</text:p>
          </table:table-cell>
          <table:table-cell office:value-type="float" office:value="0.501429427884737" calcext:value-type="float">
            <text:p>0.501429427884737</text:p>
          </table:table-cell>
          <table:table-cell office:value-type="float" office:value="0.484802330024584" calcext:value-type="float">
            <text:p>0.484802330024584</text:p>
          </table:table-cell>
          <table:table-cell office:value-type="float" office:value="0.0411335418110769" calcext:value-type="float">
            <text:p>0.041133541811077</text:p>
          </table:table-cell>
          <table:table-cell office:value-type="float" office:value="0.0381228733692428" calcext:value-type="float">
            <text:p>0.038122873369243</text:p>
          </table:table-cell>
          <table:table-cell office:value-type="float" office:value="0.00680236417646967" calcext:value-type="float">
            <text:p>0.00680236417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45</text:p>
          </table:table-cell>
          <table:table-cell table:number-columns-repeated="990"/>
        </table:table-row>
        <table:table-row table:style-name="ro2">
          <table:table-cell office:value-type="float" office:value="111.032002034077" calcext:value-type="float">
            <text:p>111.032002034077</text:p>
          </table:table-cell>
          <table:table-cell office:value-type="float" office:value="7.27553128136528" calcext:value-type="float">
            <text:p>7.27553128136528</text:p>
          </table:table-cell>
          <table:table-cell office:value-type="string" calcext:value-type="string">
            <text:p>C5H5NO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5-Dihydroxypyrid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office:value-type="float" office:value="117065" calcext:value-type="float">
            <text:p>117065</text:p>
          </table:table-cell>
          <table:table-cell office:value-type="float" office:value="1.05279708363089" calcext:value-type="float">
            <text:p>1.05279708363089</text:p>
          </table:table-cell>
          <table:table-cell office:value-type="float" office:value="1.00912019488998" calcext:value-type="float">
            <text:p>1.00912019488998</text:p>
          </table:table-cell>
          <table:table-cell office:value-type="float" office:value="1.01179753394555" calcext:value-type="float">
            <text:p>1.01179753394555</text:p>
          </table:table-cell>
          <table:table-cell office:value-type="float" office:value="1" calcext:value-type="float">
            <text:p>1</text:p>
          </table:table-cell>
          <table:table-cell office:value-type="float" office:value="0.637018014984224" calcext:value-type="float">
            <text:p>0.637018014984224</text:p>
          </table:table-cell>
          <table:table-cell office:value-type="float" office:value="0.931733227691638" calcext:value-type="float">
            <text:p>0.931733227691638</text:p>
          </table:table-cell>
          <table:table-cell office:value-type="float" office:value="0.920761955157066" calcext:value-type="float">
            <text:p>0.920761955157066</text:p>
          </table:table-cell>
          <table:table-cell office:value-type="float" office:value="1" calcext:value-type="float">
            <text:p>1</text:p>
          </table:table-cell>
          <table:table-cell office:value-type="float" office:value="72110.044921875" calcext:value-type="float">
            <text:p>72110.044921875</text:p>
          </table:table-cell>
          <table:table-cell office:value-type="float" office:value="69118.45" calcext:value-type="float">
            <text:p>69118.45</text:p>
          </table:table-cell>
          <table:table-cell office:value-type="float" office:value="69301.8310546875" calcext:value-type="float">
            <text:p>69301.8310546875</text:p>
          </table:table-cell>
          <table:table-cell office:value-type="float" office:value="68493.7734375" calcext:value-type="float">
            <text:p>68493.7734375</text:p>
          </table:table-cell>
          <table:table-cell office:value-type="float" office:value="5060.91540252173" calcext:value-type="float">
            <text:p>5060.91540252173</text:p>
          </table:table-cell>
          <table:table-cell office:value-type="float" office:value="3772.42508926227" calcext:value-type="float">
            <text:p>3772.42508926227</text:p>
          </table:table-cell>
          <table:table-cell office:value-type="float" office:value="8369.38797111358" calcext:value-type="float">
            <text:p>8369.38797111358</text:p>
          </table:table-cell>
          <table:table-cell office:value-type="float" office:value="10962.9636066379" calcext:value-type="float">
            <text:p>10962.9636066379</text:p>
          </table:table-cell>
          <table:table-cell office:value-type="float" office:value="0.0701832235440263" calcext:value-type="float">
            <text:p>0.070183223544026</text:p>
          </table:table-cell>
          <table:table-cell office:value-type="float" office:value="0.0545791332019493" calcext:value-type="float">
            <text:p>0.054579133201949</text:p>
          </table:table-cell>
          <table:table-cell office:value-type="float" office:value="0.120767198265066" calcext:value-type="float">
            <text:p>0.120767198265066</text:p>
          </table:table-cell>
          <table:table-cell office:value-type="float" office:value="0.160057813381263" calcext:value-type="float">
            <text:p>0.160057813381263</text:p>
          </table:table-cell>
          <table:table-cell office:value-type="float" office:value="0.0896945820212411" calcext:value-type="float">
            <text:p>0.089694582021241</text:p>
          </table:table-cell>
          <table:table-cell office:value-type="float" office:value="0.00290304496709516" calcext:value-type="float">
            <text:p>0.002903044967095</text:p>
          </table:table-cell>
          <table:table-cell office:value-type="float" office:value="0.00343240308881697" calcext:value-type="float">
            <text:p>0.0034324030888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38</text:p>
          </table:table-cell>
          <table:table-cell table:number-columns-repeated="990"/>
        </table:table-row>
        <table:table-row table:style-name="ro2">
          <table:table-cell office:value-type="float" office:value="144.042258237783" calcext:value-type="float">
            <text:p>144.042258237783</text:p>
          </table:table-cell>
          <table:table-cell office:value-type="float" office:value="7.39554373423258" calcext:value-type="float">
            <text:p>7.39554373423258</text:p>
          </table:table-cell>
          <table:table-cell office:value-type="string" calcext:value-type="string">
            <text:p>C6H8O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hylitacon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office:value-type="float" office:value="171824" calcext:value-type="float">
            <text:p>171824</text:p>
          </table:table-cell>
          <table:table-cell office:value-type="float" office:value="0.725987810871195" calcext:value-type="float">
            <text:p>0.725987810871195</text:p>
          </table:table-cell>
          <table:table-cell office:value-type="float" office:value="0.846678706240367" calcext:value-type="float">
            <text:p>0.846678706240367</text:p>
          </table:table-cell>
          <table:table-cell office:value-type="float" office:value="0.78103034727805" calcext:value-type="float">
            <text:p>0.78103034727805</text:p>
          </table:table-cell>
          <table:table-cell office:value-type="float" office:value="1" calcext:value-type="float">
            <text:p>1</text:p>
          </table:table-cell>
          <table:table-cell office:value-type="float" office:value="0.0875287111981396" calcext:value-type="float">
            <text:p>0.08752871119814</text:p>
          </table:table-cell>
          <table:table-cell office:value-type="float" office:value="0.225363934797346" calcext:value-type="float">
            <text:p>0.225363934797346</text:p>
          </table:table-cell>
          <table:table-cell office:value-type="float" office:value="0.125299692336382" calcext:value-type="float">
            <text:p>0.125299692336382</text:p>
          </table:table-cell>
          <table:table-cell office:value-type="float" office:value="1" calcext:value-type="float">
            <text:p>1</text:p>
          </table:table-cell>
          <table:table-cell office:value-type="float" office:value="105640.376953125" calcext:value-type="float">
            <text:p>105640.376953125</text:p>
          </table:table-cell>
          <table:table-cell office:value-type="float" office:value="123202.4234375" calcext:value-type="float">
            <text:p>123202.4234375</text:p>
          </table:table-cell>
          <table:table-cell office:value-type="float" office:value="113649.759765625" calcext:value-type="float">
            <text:p>113649.759765625</text:p>
          </table:table-cell>
          <table:table-cell office:value-type="float" office:value="145512.604166667" calcext:value-type="float">
            <text:p>145512.604166667</text:p>
          </table:table-cell>
          <table:table-cell office:value-type="float" office:value="5828.41499890579" calcext:value-type="float">
            <text:p>5828.41499890579</text:p>
          </table:table-cell>
          <table:table-cell office:value-type="float" office:value="13487.4254414921" calcext:value-type="float">
            <text:p>13487.4254414921</text:p>
          </table:table-cell>
          <table:table-cell office:value-type="float" office:value="8686.15075783565" calcext:value-type="float">
            <text:p>8686.15075783565</text:p>
          </table:table-cell>
          <table:table-cell office:value-type="float" office:value="22811.1848119082" calcext:value-type="float">
            <text:p>22811.1848119082</text:p>
          </table:table-cell>
          <table:table-cell office:value-type="float" office:value="0.0551722283373903" calcext:value-type="float">
            <text:p>0.05517222833739</text:p>
          </table:table-cell>
          <table:table-cell office:value-type="float" office:value="0.109473702425457" calcext:value-type="float">
            <text:p>0.109473702425457</text:p>
          </table:table-cell>
          <table:table-cell office:value-type="float" office:value="0.0764291167508733" calcext:value-type="float">
            <text:p>0.076429116750873</text:p>
          </table:table-cell>
          <table:table-cell office:value-type="float" office:value="0.156764322530994" calcext:value-type="float">
            <text:p>0.156764322530994</text:p>
          </table:table-cell>
          <table:table-cell office:value-type="float" office:value="2.86800558694501" calcext:value-type="float">
            <text:p>2.86800558694501</text:p>
          </table:table-cell>
          <table:table-cell office:value-type="float" office:value="0.708773956762897" calcext:value-type="float">
            <text:p>0.708773956762897</text:p>
          </table:table-cell>
          <table:table-cell office:value-type="float" office:value="1.70399787023348" calcext:value-type="float">
            <text:p>1.70399787023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99</text:p>
          </table:table-cell>
          <table:table-cell table:number-columns-repeated="990"/>
        </table:table-row>
        <table:table-row table:style-name="ro2">
          <table:table-cell office:value-type="float" office:value="249.040217868376" calcext:value-type="float">
            <text:p>249.040217868376</text:p>
          </table:table-cell>
          <table:table-cell office:value-type="float" office:value="13.4115741984049" calcext:value-type="float">
            <text:p>13.4115741984049</text:p>
          </table:table-cell>
          <table:table-cell office:value-type="string" calcext:value-type="string">
            <text:p>C8H12NO6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ridoxine phosph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Vitamin B6 metabolism</text:p>
          </table:table-cell>
          <table:table-cell office:value-type="float" office:value="431084" calcext:value-type="float">
            <text:p>431084</text:p>
          </table:table-cell>
          <table:table-cell office:value-type="float" office:value="0.518663837597931" calcext:value-type="float">
            <text:p>0.518663837597931</text:p>
          </table:table-cell>
          <table:table-cell office:value-type="float" office:value="0.820074258964489" calcext:value-type="float">
            <text:p>0.820074258964489</text:p>
          </table:table-cell>
          <table:table-cell office:value-type="float" office:value="0.331705522225749" calcext:value-type="float">
            <text:p>0.331705522225749</text:p>
          </table:table-cell>
          <table:table-cell office:value-type="float" office:value="1" calcext:value-type="float">
            <text:p>1</text:p>
          </table:table-cell>
          <table:table-cell office:value-type="float" office:value="0.0581946750564198" calcext:value-type="float">
            <text:p>0.05819467505642</text:p>
          </table:table-cell>
          <table:table-cell office:value-type="float" office:value="0.676523637649846" calcext:value-type="float">
            <text:p>0.676523637649846</text:p>
          </table:table-cell>
          <table:table-cell office:value-type="float" office:value="0.0244280919124212" calcext:value-type="float">
            <text:p>0.024428091912421</text:p>
          </table:table-cell>
          <table:table-cell office:value-type="float" office:value="1" calcext:value-type="float">
            <text:p>1</text:p>
          </table:table-cell>
          <table:table-cell office:value-type="float" office:value="99076.625" calcext:value-type="float">
            <text:p>99076.625</text:p>
          </table:table-cell>
          <table:table-cell office:value-type="float" office:value="156652.89140625" calcext:value-type="float">
            <text:p>156652.89140625</text:p>
          </table:table-cell>
          <table:table-cell office:value-type="float" office:value="63363.3217773438" calcext:value-type="float">
            <text:p>63363.3217773438</text:p>
          </table:table-cell>
          <table:table-cell office:value-type="float" office:value="191022.8125" calcext:value-type="float">
            <text:p>191022.8125</text:p>
          </table:table-cell>
          <table:table-cell office:value-type="float" office:value="40126.9533658874" calcext:value-type="float">
            <text:p>40126.9533658874</text:p>
          </table:table-cell>
          <table:table-cell office:value-type="float" office:value="161967.432032631" calcext:value-type="float">
            <text:p>161967.432032631</text:p>
          </table:table-cell>
          <table:table-cell office:value-type="float" office:value="54681.4026629375" calcext:value-type="float">
            <text:p>54681.4026629375</text:p>
          </table:table-cell>
          <table:table-cell office:value-type="float" office:value="48752.2872844153" calcext:value-type="float">
            <text:p>48752.2872844153</text:p>
          </table:table-cell>
          <table:table-cell office:value-type="float" office:value="0.405009288173546" calcext:value-type="float">
            <text:p>0.405009288173546</text:p>
          </table:table-cell>
          <table:table-cell office:value-type="float" office:value="1.03392558272415" calcext:value-type="float">
            <text:p>1.03392558272415</text:p>
          </table:table-cell>
          <table:table-cell office:value-type="float" office:value="0.862981944903169" calcext:value-type="float">
            <text:p>0.862981944903169</text:p>
          </table:table-cell>
          <table:table-cell office:value-type="float" office:value="0.255217094997045" calcext:value-type="float">
            <text:p>0.255217094997045</text:p>
          </table:table-cell>
          <table:table-cell office:value-type="float" office:value="2.1204390926167" calcext:value-type="float">
            <text:p>2.1204390926167</text:p>
          </table:table-cell>
          <table:table-cell office:value-type="float" office:value="0.0412891223849212" calcext:value-type="float">
            <text:p>0.041289122384921</text:p>
          </table:table-cell>
          <table:table-cell office:value-type="float" office:value="3.03659911336667" calcext:value-type="float">
            <text:p>3.0365991133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873</text:p>
          </table:table-cell>
          <table:table-cell table:number-columns-repeated="990"/>
        </table:table-row>
        <table:table-row table:style-name="ro2">
          <table:table-cell office:value-type="float" office:value="152.058651284973" calcext:value-type="float">
            <text:p>152.058651284973</text:p>
          </table:table-cell>
          <table:table-cell office:value-type="float" office:value="7.60629446847097" calcext:value-type="float">
            <text:p>7.60629446847097</text:p>
          </table:table-cell>
          <table:table-cell office:value-type="string" calcext:value-type="string">
            <text:p>C7H8N2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1-Methyl-2-pyridone-5-carboxami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Nicotinate and nicotinamide metabolism</text:p>
          </table:table-cell>
          <table:table-cell office:value-type="float" office:value="105488" calcext:value-type="float">
            <text:p>105488</text:p>
          </table:table-cell>
          <table:table-cell office:value-type="float" office:value="0.249400111604887" calcext:value-type="float">
            <text:p>0.249400111604887</text:p>
          </table:table-cell>
          <table:table-cell office:value-type="float" office:value="0.427165592382104" calcext:value-type="float">
            <text:p>0.427165592382104</text:p>
          </table:table-cell>
          <table:table-cell office:value-type="float" office:value="0.289946400658513" calcext:value-type="float">
            <text:p>0.289946400658513</text:p>
          </table:table-cell>
          <table:table-cell office:value-type="float" office:value="1" calcext:value-type="float">
            <text:p>1</text:p>
          </table:table-cell>
          <table:table-cell office:value-type="float" office:value="0.000655857556915825" calcext:value-type="float">
            <text:p>0.000655857556916</text:p>
          </table:table-cell>
          <table:table-cell office:value-type="float" office:value="0.00169595073745362" calcext:value-type="float">
            <text:p>0.001695950737454</text:p>
          </table:table-cell>
          <table:table-cell office:value-type="float" office:value="0.00279616433112526" calcext:value-type="float">
            <text:p>0.002796164331125</text:p>
          </table:table-cell>
          <table:table-cell office:value-type="float" office:value="1" calcext:value-type="float">
            <text:p>1</text:p>
          </table:table-cell>
          <table:table-cell office:value-type="float" office:value="24101.5578613281" calcext:value-type="float">
            <text:p>24101.5578613281</text:p>
          </table:table-cell>
          <table:table-cell office:value-type="float" office:value="41280.4796875" calcext:value-type="float">
            <text:p>41280.4796875</text:p>
          </table:table-cell>
          <table:table-cell office:value-type="float" office:value="28019.875" calcext:value-type="float">
            <text:p>28019.875</text:p>
          </table:table-cell>
          <table:table-cell office:value-type="float" office:value="96638.1197916667" calcext:value-type="float">
            <text:p>96638.1197916667</text:p>
          </table:table-cell>
          <table:table-cell office:value-type="float" office:value="11330.1842320547" calcext:value-type="float">
            <text:p>11330.1842320547</text:p>
          </table:table-cell>
          <table:table-cell office:value-type="float" office:value="11922.6850833529" calcext:value-type="float">
            <text:p>11922.6850833529</text:p>
          </table:table-cell>
          <table:table-cell office:value-type="float" office:value="6140.6224009295" calcext:value-type="float">
            <text:p>6140.6224009295</text:p>
          </table:table-cell>
          <table:table-cell office:value-type="float" office:value="11240.712589581" calcext:value-type="float">
            <text:p>11240.712589581</text:p>
          </table:table-cell>
          <table:table-cell office:value-type="float" office:value="0.470101737706942" calcext:value-type="float">
            <text:p>0.470101737706942</text:p>
          </table:table-cell>
          <table:table-cell office:value-type="float" office:value="0.288821379344657" calcext:value-type="float">
            <text:p>0.288821379344657</text:p>
          </table:table-cell>
          <table:table-cell office:value-type="float" office:value="0.219152383832173" calcext:value-type="float">
            <text:p>0.219152383832173</text:p>
          </table:table-cell>
          <table:table-cell office:value-type="float" office:value="0.116317583721764" calcext:value-type="float">
            <text:p>0.116317583721764</text:p>
          </table:table-cell>
          <table:table-cell office:value-type="float" office:value="20.6556789506718" calcext:value-type="float">
            <text:p>20.6556789506718</text:p>
          </table:table-cell>
          <table:table-cell office:value-type="float" office:value="11.4131181339565" calcext:value-type="float">
            <text:p>11.4131181339565</text:p>
          </table:table-cell>
          <table:table-cell office:value-type="float" office:value="28.699492568854" calcext:value-type="float">
            <text:p>28.699492568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71</text:p>
          </table:table-cell>
          <table:table-cell table:number-columns-repeated="990"/>
        </table:table-row>
        <table:table-row table:style-name="ro2">
          <table:table-cell office:value-type="float" office:value="169.073883533628" calcext:value-type="float">
            <text:p>169.073883533628</text:p>
          </table:table-cell>
          <table:table-cell office:value-type="float" office:value="7.77243398030598" calcext:value-type="float">
            <text:p>7.77243398030598</text:p>
          </table:table-cell>
          <table:table-cell office:value-type="string" calcext:value-type="string">
            <text:p>C8H11NO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ridox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abolism of Cofactors and Vitamins</text:p>
          </table:table-cell>
          <table:table-cell office:value-type="string" calcext:value-type="string">
            <text:p>Vitamin B6 metabolism</text:p>
          </table:table-cell>
          <table:table-cell office:value-type="float" office:value="13745920" calcext:value-type="float">
            <text:p>13745920</text:p>
          </table:table-cell>
          <table:table-cell office:value-type="float" office:value="0.674656119380711" calcext:value-type="float">
            <text:p>0.674656119380711</text:p>
          </table:table-cell>
          <table:table-cell office:value-type="float" office:value="0.404747567877741" calcext:value-type="float">
            <text:p>0.404747567877741</text:p>
          </table:table-cell>
          <table:table-cell office:value-type="float" office:value="0.288989368325682" calcext:value-type="float">
            <text:p>0.288989368325682</text:p>
          </table:table-cell>
          <table:table-cell office:value-type="float" office:value="1" calcext:value-type="float">
            <text:p>1</text:p>
          </table:table-cell>
          <table:table-cell office:value-type="float" office:value="0.0662790049740821" calcext:value-type="float">
            <text:p>0.066279004974082</text:p>
          </table:table-cell>
          <table:table-cell office:value-type="float" office:value="0.00724743173982192" calcext:value-type="float">
            <text:p>0.007247431739822</text:p>
          </table:table-cell>
          <table:table-cell office:value-type="float" office:value="0.00639186179646227" calcext:value-type="float">
            <text:p>0.006391861796462</text:p>
          </table:table-cell>
          <table:table-cell office:value-type="float" office:value="1" calcext:value-type="float">
            <text:p>1</text:p>
          </table:table-cell>
          <table:table-cell office:value-type="float" office:value="7902053.5" calcext:value-type="float">
            <text:p>7902053.5</text:p>
          </table:table-cell>
          <table:table-cell office:value-type="float" office:value="4740692.1" calcext:value-type="float">
            <text:p>4740692.1</text:p>
          </table:table-cell>
          <table:table-cell office:value-type="float" office:value="3384849.53125" calcext:value-type="float">
            <text:p>3384849.53125</text:p>
          </table:table-cell>
          <table:table-cell office:value-type="float" office:value="11712713" calcext:value-type="float">
            <text:p>11712713</text:p>
          </table:table-cell>
          <table:table-cell office:value-type="float" office:value="946277.987262288" calcext:value-type="float">
            <text:p>946277.987262288</text:p>
          </table:table-cell>
          <table:table-cell office:value-type="float" office:value="2595682.41450029" calcext:value-type="float">
            <text:p>2595682.41450029</text:p>
          </table:table-cell>
          <table:table-cell office:value-type="float" office:value="2865451.54004493" calcext:value-type="float">
            <text:p>2865451.54004493</text:p>
          </table:table-cell>
          <table:table-cell office:value-type="float" office:value="2027437.83724113" calcext:value-type="float">
            <text:p>2027437.83724113</text:p>
          </table:table-cell>
          <table:table-cell office:value-type="float" office:value="0.119750896050285" calcext:value-type="float">
            <text:p>0.119750896050285</text:p>
          </table:table-cell>
          <table:table-cell office:value-type="float" office:value="0.547532377076396" calcext:value-type="float">
            <text:p>0.547532377076396</text:p>
          </table:table-cell>
          <table:table-cell office:value-type="float" office:value="0.846552118075021" calcext:value-type="float">
            <text:p>0.846552118075021</text:p>
          </table:table-cell>
          <table:table-cell office:value-type="float" office:value="0.173097201070421" calcext:value-type="float">
            <text:p>0.173097201070421</text:p>
          </table:table-cell>
          <table:table-cell office:value-type="float" office:value="2.90077543923126" calcext:value-type="float">
            <text:p>2.90077543923126</text:p>
          </table:table-cell>
          <table:table-cell office:value-type="float" office:value="4.48089561025259" calcext:value-type="float">
            <text:p>4.48089561025259</text:p>
          </table:table-cell>
          <table:table-cell office:value-type="float" office:value="5.6287255310418" calcext:value-type="float">
            <text:p>5.6287255310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894</text:p>
          </table:table-cell>
          <table:table-cell table:number-columns-repeated="990"/>
        </table:table-row>
        <table:table-row table:style-name="ro2">
          <table:table-cell office:value-type="float" office:value="323.052096095945" calcext:value-type="float">
            <text:p>323.052096095945</text:p>
          </table:table-cell>
          <table:table-cell office:value-type="float" office:value="15.6721760431925" calcext:value-type="float">
            <text:p>15.6721760431925</text:p>
          </table:table-cell>
          <table:table-cell office:value-type="string" calcext:value-type="string">
            <text:p>C9H14N3O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office:value-type="float" office:value="543025" calcext:value-type="float">
            <text:p>543025</text:p>
          </table:table-cell>
          <table:table-cell office:value-type="float" office:value="19.8961530761719" calcext:value-type="float">
            <text:p>19.8961530761719</text:p>
          </table:table-cell>
          <table:table-cell office:value-type="float" office:value="239.2407703125" calcext:value-type="float">
            <text:p>239.2407703125</text:p>
          </table:table-cell>
          <table:table-cell office:value-type="float" office:value="15.983287109375" calcext:value-type="float">
            <text:p>15.983287109375</text:p>
          </table:table-cell>
          <table:table-cell office:value-type="float" office:value="0" calcext:value-type="float">
            <text:p>0</text:p>
          </table:table-cell>
          <table:table-cell office:value-type="float" office:value="0.0172195039154675" calcext:value-type="float">
            <text:p>0.017219503915468</text:p>
          </table:table-cell>
          <table:table-cell office:value-type="float" office:value="0.0448905109328081" calcext:value-type="float">
            <text:p>0.044890510932808</text:p>
          </table:table-cell>
          <table:table-cell office:value-type="float" office:value="0.0652904626819316" calcext:value-type="float">
            <text:p>0.065290462681932</text:p>
          </table:table-cell>
          <table:table-cell office:value-type="string" calcext:value-type="string">
            <text:p>NA</text:p>
          </table:table-cell>
          <table:table-cell office:value-type="float" office:value="19896.1530761719" calcext:value-type="float">
            <text:p>19896.1530761719</text:p>
          </table:table-cell>
          <table:table-cell office:value-type="float" office:value="239240.7703125" calcext:value-type="float">
            <text:p>239240.7703125</text:p>
          </table:table-cell>
          <table:table-cell office:value-type="float" office:value="15983.287109375" calcext:value-type="float">
            <text:p>15983.287109375</text:p>
          </table:table-cell>
          <table:table-cell office:value-type="float" office:value="0" calcext:value-type="float">
            <text:p>0</text:p>
          </table:table-cell>
          <table:table-cell office:value-type="float" office:value="8292.08027256094" calcext:value-type="float">
            <text:p>8292.08027256094</text:p>
          </table:table-cell>
          <table:table-cell office:value-type="float" office:value="185574.797604058" calcext:value-type="float">
            <text:p>185574.797604058</text:p>
          </table:table-cell>
          <table:table-cell office:value-type="float" office:value="11229.6860099718" calcext:value-type="float">
            <text:p>11229.6860099718</text:p>
          </table:table-cell>
          <table:table-cell office:value-type="string" calcext:value-type="string">
            <text:p>NA</text:p>
          </table:table-cell>
          <table:table-cell office:value-type="float" office:value="0.416768017456186" calcext:value-type="float">
            <text:p>0.416768017456186</text:p>
          </table:table-cell>
          <table:table-cell office:value-type="float" office:value="0.775682160535002" calcext:value-type="float">
            <text:p>0.775682160535002</text:p>
          </table:table-cell>
          <table:table-cell office:value-type="float" office:value="0.702589269223913" calcext:value-type="float">
            <text:p>0.70258926922391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325</text:p>
          </table:table-cell>
          <table:table-cell table:number-columns-repeated="990"/>
        </table:table-row>
        <table:table-row table:style-name="ro2">
          <table:table-cell office:value-type="float" office:value="176.043331081317" calcext:value-type="float">
            <text:p>176.043331081317</text:p>
          </table:table-cell>
          <table:table-cell office:value-type="float" office:value="17.1356916300455" calcext:value-type="float">
            <text:p>17.1356916300455</text:p>
          </table:table-cell>
          <table:table-cell office:value-type="string" calcext:value-type="string">
            <text:p>C5H8N2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-Carbamoyl-L-aspart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__Alanine and aspartate metabolism</text:p>
          </table:table-cell>
          <table:table-cell office:value-type="float" office:value="1202861" calcext:value-type="float">
            <text:p>1202861</text:p>
          </table:table-cell>
          <table:table-cell office:value-type="float" office:value="2.13530692238265" calcext:value-type="float">
            <text:p>2.13530692238265</text:p>
          </table:table-cell>
          <table:table-cell office:value-type="float" office:value="4.26665536883244" calcext:value-type="float">
            <text:p>4.26665536883244</text:p>
          </table:table-cell>
          <table:table-cell office:value-type="float" office:value="6.22829965235883" calcext:value-type="float">
            <text:p>6.22829965235883</text:p>
          </table:table-cell>
          <table:table-cell office:value-type="float" office:value="1" calcext:value-type="float">
            <text:p>1</text:p>
          </table:table-cell>
          <table:table-cell office:value-type="float" office:value="0.226967854167977" calcext:value-type="float">
            <text:p>0.226967854167977</text:p>
          </table:table-cell>
          <table:table-cell office:value-type="float" office:value="0.231760424113182" calcext:value-type="float">
            <text:p>0.231760424113182</text:p>
          </table:table-cell>
          <table:table-cell office:value-type="float" office:value="0.0761790514297784" calcext:value-type="float">
            <text:p>0.076179051429779</text:p>
          </table:table-cell>
          <table:table-cell office:value-type="float" office:value="1" calcext:value-type="float">
            <text:p>1</text:p>
          </table:table-cell>
          <table:table-cell office:value-type="float" office:value="118552.46484375" calcext:value-type="float">
            <text:p>118552.46484375</text:p>
          </table:table-cell>
          <table:table-cell office:value-type="float" office:value="236885.1546875" calcext:value-type="float">
            <text:p>236885.1546875</text:p>
          </table:table-cell>
          <table:table-cell office:value-type="float" office:value="345795.8515625" calcext:value-type="float">
            <text:p>345795.8515625</text:p>
          </table:table-cell>
          <table:table-cell office:value-type="float" office:value="55520.1051432292" calcext:value-type="float">
            <text:p>55520.1051432292</text:p>
          </table:table-cell>
          <table:table-cell office:value-type="float" office:value="66225.4635894662" calcext:value-type="float">
            <text:p>66225.4635894662</text:p>
          </table:table-cell>
          <table:table-cell office:value-type="float" office:value="284698.289520807" calcext:value-type="float">
            <text:p>284698.289520807</text:p>
          </table:table-cell>
          <table:table-cell office:value-type="float" office:value="223157.495019451" calcext:value-type="float">
            <text:p>223157.495019451</text:p>
          </table:table-cell>
          <table:table-cell office:value-type="float" office:value="54384.3503773439" calcext:value-type="float">
            <text:p>54384.3503773439</text:p>
          </table:table-cell>
          <table:table-cell office:value-type="float" office:value="0.558617348671326" calcext:value-type="float">
            <text:p>0.558617348671326</text:p>
          </table:table-cell>
          <table:table-cell office:value-type="float" office:value="1.2018409929334" calcext:value-type="float">
            <text:p>1.2018409929334</text:p>
          </table:table-cell>
          <table:table-cell office:value-type="float" office:value="0.645344627505218" calcext:value-type="float">
            <text:p>0.645344627505218</text:p>
          </table:table-cell>
          <table:table-cell office:value-type="float" office:value="0.97954336068069" calcext:value-type="float">
            <text:p>0.97954336068069</text:p>
          </table:table-cell>
          <table:table-cell office:value-type="float" office:value="0.541035585260071" calcext:value-type="float">
            <text:p>0.541035585260071</text:p>
          </table:table-cell>
          <table:table-cell office:value-type="float" office:value="0.39153646345624" calcext:value-type="float">
            <text:p>0.39153646345624</text:p>
          </table:table-cell>
          <table:table-cell office:value-type="float" office:value="1.59713646541714" calcext:value-type="float">
            <text:p>1.59713646541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001</text:p>
          </table:table-cell>
          <table:table-cell table:number-columns-repeated="990"/>
        </table:table-row>
        <table:table-row table:style-name="ro2">
          <table:table-cell office:value-type="float" office:value="324.035963558203" calcext:value-type="float">
            <text:p>324.035963558203</text:p>
          </table:table-cell>
          <table:table-cell office:value-type="float" office:value="15.0331890869141" calcext:value-type="float">
            <text:p>15.0331890869141</text:p>
          </table:table-cell>
          <table:table-cell office:value-type="string" calcext:value-type="string">
            <text:p>C9H13N2O9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__Peptidoglycan biosynthesis</text:p>
          </table:table-cell>
          <table:table-cell office:value-type="float" office:value="2125946" calcext:value-type="float">
            <text:p>2125946</text:p>
          </table:table-cell>
          <table:table-cell office:value-type="float" office:value="3.29680501531426" calcext:value-type="float">
            <text:p>3.29680501531426</text:p>
          </table:table-cell>
          <table:table-cell office:value-type="float" office:value="52.6658865816718" calcext:value-type="float">
            <text:p>52.6658865816718</text:p>
          </table:table-cell>
          <table:table-cell office:value-type="float" office:value="3.69129408650236" calcext:value-type="float">
            <text:p>3.69129408650236</text:p>
          </table:table-cell>
          <table:table-cell office:value-type="float" office:value="1" calcext:value-type="float">
            <text:p>1</text:p>
          </table:table-cell>
          <table:table-cell office:value-type="float" office:value="0.12062810847783" calcext:value-type="float">
            <text:p>0.12062810847783</text:p>
          </table:table-cell>
          <table:table-cell office:value-type="float" office:value="0.0842307789311149" calcext:value-type="float">
            <text:p>0.084230778931115</text:p>
          </table:table-cell>
          <table:table-cell office:value-type="float" office:value="0.02941842447" calcext:value-type="float">
            <text:p>0.02941842447</text:p>
          </table:table-cell>
          <table:table-cell office:value-type="float" office:value="1" calcext:value-type="float">
            <text:p>1</text:p>
          </table:table-cell>
          <table:table-cell office:value-type="float" office:value="50875.96875" calcext:value-type="float">
            <text:p>50875.96875</text:p>
          </table:table-cell>
          <table:table-cell office:value-type="float" office:value="812734.75" calcext:value-type="float">
            <text:p>812734.75</text:p>
          </table:table-cell>
          <table:table-cell office:value-type="float" office:value="56963.6850585938" calcext:value-type="float">
            <text:p>56963.6850585938</text:p>
          </table:table-cell>
          <table:table-cell office:value-type="float" office:value="15431.9010416667" calcext:value-type="float">
            <text:p>15431.9010416667</text:p>
          </table:table-cell>
          <table:table-cell office:value-type="float" office:value="32990.3340194108" calcext:value-type="float">
            <text:p>32990.3340194108</text:p>
          </table:table-cell>
          <table:table-cell office:value-type="float" office:value="779900.671578307" calcext:value-type="float">
            <text:p>779900.671578307</text:p>
          </table:table-cell>
          <table:table-cell office:value-type="float" office:value="21333.1139893238" calcext:value-type="float">
            <text:p>21333.1139893238</text:p>
          </table:table-cell>
          <table:table-cell office:value-type="float" office:value="1791.50252443385" calcext:value-type="float">
            <text:p>1791.50252443385</text:p>
          </table:table-cell>
          <table:table-cell office:value-type="float" office:value="0.64844630637939" calcext:value-type="float">
            <text:p>0.64844630637939</text:p>
          </table:table-cell>
          <table:table-cell office:value-type="float" office:value="0.959600498906079" calcext:value-type="float">
            <text:p>0.959600498906079</text:p>
          </table:table-cell>
          <table:table-cell office:value-type="float" office:value="0.374503755636249" calcext:value-type="float">
            <text:p>0.374503755636249</text:p>
          </table:table-cell>
          <table:table-cell office:value-type="float" office:value="0.116090850997342" calcext:value-type="float">
            <text:p>0.116090850997342</text:p>
          </table:table-cell>
          <table:table-cell office:value-type="float" office:value="1.15089281608885" calcext:value-type="float">
            <text:p>1.15089281608885</text:p>
          </table:table-cell>
          <table:table-cell office:value-type="float" office:value="1.04511902036714" calcext:value-type="float">
            <text:p>1.04511902036714</text:p>
          </table:table-cell>
          <table:table-cell office:value-type="float" office:value="3.76357583342524" calcext:value-type="float">
            <text:p>3.76357583342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704</text:p>
          </table:table-cell>
          <table:table-cell table:number-columns-repeated="990"/>
        </table:table-row>
        <table:table-row table:style-name="ro2">
          <table:table-cell office:value-type="float" office:value="268.081126848201" calcext:value-type="float">
            <text:p>268.081126848201</text:p>
          </table:table-cell>
          <table:table-cell office:value-type="float" office:value="10.4801509094238" calcext:value-type="float">
            <text:p>10.4801509094238</text:p>
          </table:table-cell>
          <table:table-cell office:value-type="string" calcext:value-type="string">
            <text:p>C10H12N4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os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office:value-type="float" office:value="558760" calcext:value-type="float">
            <text:p>558760</text:p>
          </table:table-cell>
          <table:table-cell office:value-type="float" office:value="2.12128608338049" calcext:value-type="float">
            <text:p>2.12128608338049</text:p>
          </table:table-cell>
          <table:table-cell office:value-type="float" office:value="2.41522435542619" calcext:value-type="float">
            <text:p>2.41522435542619</text:p>
          </table:table-cell>
          <table:table-cell office:value-type="float" office:value="2.0803577368249" calcext:value-type="float">
            <text:p>2.0803577368249</text:p>
          </table:table-cell>
          <table:table-cell office:value-type="float" office:value="1" calcext:value-type="float">
            <text:p>1</text:p>
          </table:table-cell>
          <table:table-cell office:value-type="float" office:value="0.0742760306239385" calcext:value-type="float">
            <text:p>0.074276030623939</text:p>
          </table:table-cell>
          <table:table-cell office:value-type="float" office:value="0.0271443950274529" calcext:value-type="float">
            <text:p>0.027144395027453</text:p>
          </table:table-cell>
          <table:table-cell office:value-type="float" office:value="0.166421458985702" calcext:value-type="float">
            <text:p>0.166421458985702</text:p>
          </table:table-cell>
          <table:table-cell office:value-type="float" office:value="1" calcext:value-type="float">
            <text:p>1</text:p>
          </table:table-cell>
          <table:table-cell office:value-type="float" office:value="322610.2421875" calcext:value-type="float">
            <text:p>322610.2421875</text:p>
          </table:table-cell>
          <table:table-cell office:value-type="float" office:value="367313.075" calcext:value-type="float">
            <text:p>367313.075</text:p>
          </table:table-cell>
          <table:table-cell office:value-type="float" office:value="316385.76171875" calcext:value-type="float">
            <text:p>316385.76171875</text:p>
          </table:table-cell>
          <table:table-cell office:value-type="float" office:value="152082.3828125" calcext:value-type="float">
            <text:p>152082.3828125</text:p>
          </table:table-cell>
          <table:table-cell office:value-type="float" office:value="123357.964591664" calcext:value-type="float">
            <text:p>123357.964591664</text:p>
          </table:table-cell>
          <table:table-cell office:value-type="float" office:value="134248.384159344" calcext:value-type="float">
            <text:p>134248.384159344</text:p>
          </table:table-cell>
          <table:table-cell office:value-type="float" office:value="176853.631610342" calcext:value-type="float">
            <text:p>176853.631610342</text:p>
          </table:table-cell>
          <table:table-cell office:value-type="float" office:value="75140.4918066753" calcext:value-type="float">
            <text:p>75140.4918066753</text:p>
          </table:table-cell>
          <table:table-cell office:value-type="float" office:value="0.382374607065229" calcext:value-type="float">
            <text:p>0.382374607065229</text:p>
          </table:table-cell>
          <table:table-cell office:value-type="float" office:value="0.365487627031366" calcext:value-type="float">
            <text:p>0.365487627031366</text:p>
          </table:table-cell>
          <table:table-cell office:value-type="float" office:value="0.558981006760839" calcext:value-type="float">
            <text:p>0.558981006760839</text:p>
          </table:table-cell>
          <table:table-cell office:value-type="float" office:value="0.494077554658746" calcext:value-type="float">
            <text:p>0.494077554658746</text:p>
          </table:table-cell>
          <table:table-cell office:value-type="float" office:value="1.39382443780657" calcext:value-type="float">
            <text:p>1.39382443780657</text:p>
          </table:table-cell>
          <table:table-cell office:value-type="float" office:value="1.95719272673873" calcext:value-type="float">
            <text:p>1.95719272673873</text:p>
          </table:table-cell>
          <table:table-cell office:value-type="float" office:value="0.731126414427736" calcext:value-type="float">
            <text:p>0.731126414427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18</text:p>
          </table:table-cell>
          <table:table-cell table:number-columns-repeated="990"/>
        </table:table-row>
        <table:table-row table:style-name="ro2">
          <table:table-cell office:value-type="float" office:value="112.027105307618" calcext:value-type="float">
            <text:p>112.027105307618</text:p>
          </table:table-cell>
          <table:table-cell office:value-type="float" office:value="12.3936442057292" calcext:value-type="float">
            <text:p>12.3936442057292</text:p>
          </table:table-cell>
          <table:table-cell office:value-type="string" calcext:value-type="string">
            <text:p>C4H4N2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otate(Fragment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office:value-type="float" office:value="1005457" calcext:value-type="float">
            <text:p>1005457</text:p>
          </table:table-cell>
          <table:table-cell office:value-type="float" office:value="1.80549046152737" calcext:value-type="float">
            <text:p>1.80549046152737</text:p>
          </table:table-cell>
          <table:table-cell office:value-type="float" office:value="1.28726953375217" calcext:value-type="float">
            <text:p>1.28726953375217</text:p>
          </table:table-cell>
          <table:table-cell office:value-type="float" office:value="1.56054432978876" calcext:value-type="float">
            <text:p>1.56054432978876</text:p>
          </table:table-cell>
          <table:table-cell office:value-type="float" office:value="1" calcext:value-type="float">
            <text:p>1</text:p>
          </table:table-cell>
          <table:table-cell office:value-type="float" office:value="0.513664596017917" calcext:value-type="float">
            <text:p>0.513664596017917</text:p>
          </table:table-cell>
          <table:table-cell office:value-type="float" office:value="0.655023077438146" calcext:value-type="float">
            <text:p>0.655023077438146</text:p>
          </table:table-cell>
          <table:table-cell office:value-type="float" office:value="0.593860846955726" calcext:value-type="float">
            <text:p>0.593860846955726</text:p>
          </table:table-cell>
          <table:table-cell office:value-type="float" office:value="1" calcext:value-type="float">
            <text:p>1</text:p>
          </table:table-cell>
          <table:table-cell office:value-type="float" office:value="361445.263671875" calcext:value-type="float">
            <text:p>361445.263671875</text:p>
          </table:table-cell>
          <table:table-cell office:value-type="float" office:value="257701.43125" calcext:value-type="float">
            <text:p>257701.43125</text:p>
          </table:table-cell>
          <table:table-cell office:value-type="float" office:value="312408.9375" calcext:value-type="float">
            <text:p>312408.9375</text:p>
          </table:table-cell>
          <table:table-cell office:value-type="float" office:value="200192.286458333" calcext:value-type="float">
            <text:p>200192.286458333</text:p>
          </table:table-cell>
          <table:table-cell office:value-type="float" office:value="430290.062362037" calcext:value-type="float">
            <text:p>430290.062362037</text:p>
          </table:table-cell>
          <table:table-cell office:value-type="float" office:value="247395.443096645" calcext:value-type="float">
            <text:p>247395.443096645</text:p>
          </table:table-cell>
          <table:table-cell office:value-type="float" office:value="369047.157207195" calcext:value-type="float">
            <text:p>369047.157207195</text:p>
          </table:table-cell>
          <table:table-cell office:value-type="float" office:value="87696.7132601162" calcext:value-type="float">
            <text:p>87696.7132601162</text:p>
          </table:table-cell>
          <table:table-cell office:value-type="float" office:value="1.19047088344934" calcext:value-type="float">
            <text:p>1.19047088344934</text:p>
          </table:table-cell>
          <table:table-cell office:value-type="float" office:value="0.960008029045996" calcext:value-type="float">
            <text:p>0.960008029045996</text:p>
          </table:table-cell>
          <table:table-cell office:value-type="float" office:value="1.18129513246462" calcext:value-type="float">
            <text:p>1.18129513246462</text:p>
          </table:table-cell>
          <table:table-cell office:value-type="float" office:value="0.438062398964452" calcext:value-type="float">
            <text:p>0.438062398964452</text:p>
          </table:table-cell>
          <table:table-cell office:value-type="float" office:value="0.134839705336807" calcext:value-type="float">
            <text:p>0.134839705336807</text:p>
          </table:table-cell>
          <table:table-cell office:value-type="float" office:value="0.0480048077814012" calcext:value-type="float">
            <text:p>0.048004807781401</text:p>
          </table:table-cell>
          <table:table-cell office:value-type="float" office:value="0.0875174197492862" calcext:value-type="float">
            <text:p>0.087517419749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26</text:p>
          </table:table-cell>
          <table:table-cell table:number-columns-repeated="990"/>
        </table:table-row>
        <table:table-row table:style-name="ro2">
          <table:table-cell office:value-type="float" office:value="404.00213150385" calcext:value-type="float">
            <text:p>404.00213150385</text:p>
          </table:table-cell>
          <table:table-cell office:value-type="float" office:value="16.5173932902018" calcext:value-type="float">
            <text:p>16.5173932902018</text:p>
          </table:table-cell>
          <table:table-cell office:value-type="string" calcext:value-type="string">
            <text:p>C9H14N2O12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D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__Peptidoglycan biosynthesis__Zeatin biosynthesis</text:p>
          </table:table-cell>
          <table:table-cell office:value-type="float" office:value="322876" calcext:value-type="float">
            <text:p>322876</text:p>
          </table:table-cell>
          <table:table-cell office:value-type="float" office:value="1.52573170349355" calcext:value-type="float">
            <text:p>1.52573170349355</text:p>
          </table:table-cell>
          <table:table-cell office:value-type="float" office:value="1.43145612272647" calcext:value-type="float">
            <text:p>1.43145612272647</text:p>
          </table:table-cell>
          <table:table-cell office:value-type="float" office:value="1.51363710370714" calcext:value-type="float">
            <text:p>1.51363710370714</text:p>
          </table:table-cell>
          <table:table-cell office:value-type="float" office:value="1" calcext:value-type="float">
            <text:p>1</text:p>
          </table:table-cell>
          <table:table-cell office:value-type="float" office:value="0.455056934220235" calcext:value-type="float">
            <text:p>0.455056934220235</text:p>
          </table:table-cell>
          <table:table-cell office:value-type="float" office:value="0.323476804678515" calcext:value-type="float">
            <text:p>0.323476804678515</text:p>
          </table:table-cell>
          <table:table-cell office:value-type="float" office:value="0.333767042145641" calcext:value-type="float">
            <text:p>0.333767042145641</text:p>
          </table:table-cell>
          <table:table-cell office:value-type="float" office:value="1" calcext:value-type="float">
            <text:p>1</text:p>
          </table:table-cell>
          <table:table-cell office:value-type="float" office:value="146750.072265625" calcext:value-type="float">
            <text:p>146750.072265625</text:p>
          </table:table-cell>
          <table:table-cell office:value-type="float" office:value="137682.32578125" calcext:value-type="float">
            <text:p>137682.32578125</text:p>
          </table:table-cell>
          <table:table-cell office:value-type="float" office:value="145586.772460938" calcext:value-type="float">
            <text:p>145586.772460938</text:p>
          </table:table-cell>
          <table:table-cell office:value-type="float" office:value="96183.40625" calcext:value-type="float">
            <text:p>96183.40625</text:p>
          </table:table-cell>
          <table:table-cell office:value-type="float" office:value="117784.360115077" calcext:value-type="float">
            <text:p>117784.360115077</text:p>
          </table:table-cell>
          <table:table-cell office:value-type="float" office:value="81692.3459661249" calcext:value-type="float">
            <text:p>81692.3459661249</text:p>
          </table:table-cell>
          <table:table-cell office:value-type="float" office:value="85609.7866506506" calcext:value-type="float">
            <text:p>85609.7866506506</text:p>
          </table:table-cell>
          <table:table-cell office:value-type="float" office:value="12561.4423137443" calcext:value-type="float">
            <text:p>12561.4423137443</text:p>
          </table:table-cell>
          <table:table-cell office:value-type="float" office:value="0.802618753753537" calcext:value-type="float">
            <text:p>0.802618753753537</text:p>
          </table:table-cell>
          <table:table-cell office:value-type="float" office:value="0.593339381090336" calcext:value-type="float">
            <text:p>0.593339381090336</text:p>
          </table:table-cell>
          <table:table-cell office:value-type="float" office:value="0.588032725800145" calcext:value-type="float">
            <text:p>0.588032725800145</text:p>
          </table:table-cell>
          <table:table-cell office:value-type="float" office:value="0.130598850711261" calcext:value-type="float">
            <text:p>0.130598850711261</text:p>
          </table:table-cell>
          <table:table-cell office:value-type="float" office:value="0.18223916161656" calcext:value-type="float">
            <text:p>0.18223916161656</text:p>
          </table:table-cell>
          <table:table-cell office:value-type="float" office:value="0.252093707800048" calcext:value-type="float">
            <text:p>0.252093707800048</text:p>
          </table:table-cell>
          <table:table-cell office:value-type="float" office:value="0.325998331932907" calcext:value-type="float">
            <text:p>0.325998331932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39</text:p>
          </table:table-cell>
          <table:table-cell table:number-columns-repeated="990"/>
        </table:table-row>
        <table:table-row table:style-name="ro2">
          <table:table-cell office:value-type="float" office:value="136.038447355946" calcext:value-type="float">
            <text:p>136.038447355946</text:p>
          </table:table-cell>
          <table:table-cell office:value-type="float" office:value="9.81128548516167" calcext:value-type="float">
            <text:p>9.81128548516167</text:p>
          </table:table-cell>
          <table:table-cell office:value-type="string" calcext:value-type="string">
            <text:p>C5H4N4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poxant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office:value-type="float" office:value="186750400" calcext:value-type="float">
            <text:p>186750400</text:p>
          </table:table-cell>
          <table:table-cell office:value-type="float" office:value="0.852939535581099" calcext:value-type="float">
            <text:p>0.852939535581099</text:p>
          </table:table-cell>
          <table:table-cell office:value-type="float" office:value="0.794807942089728" calcext:value-type="float">
            <text:p>0.794807942089728</text:p>
          </table:table-cell>
          <table:table-cell office:value-type="float" office:value="0.878444764172901" calcext:value-type="float">
            <text:p>0.878444764172901</text:p>
          </table:table-cell>
          <table:table-cell office:value-type="float" office:value="1" calcext:value-type="float">
            <text:p>1</text:p>
          </table:table-cell>
          <table:table-cell office:value-type="float" office:value="0.00790069722875154" calcext:value-type="float">
            <text:p>0.007900697228752</text:p>
          </table:table-cell>
          <table:table-cell office:value-type="float" office:value="0.00827799684998482" calcext:value-type="float">
            <text:p>0.008277996849985</text:p>
          </table:table-cell>
          <table:table-cell office:value-type="float" office:value="0.0673198009710827" calcext:value-type="float">
            <text:p>0.067319800971083</text:p>
          </table:table-cell>
          <table:table-cell office:value-type="float" office:value="1" calcext:value-type="float">
            <text:p>1</text:p>
          </table:table-cell>
          <table:table-cell office:value-type="float" office:value="156552480" calcext:value-type="float">
            <text:p>156552480</text:p>
          </table:table-cell>
          <table:table-cell office:value-type="float" office:value="145882737.6" calcext:value-type="float">
            <text:p>145882737.6</text:p>
          </table:table-cell>
          <table:table-cell office:value-type="float" office:value="161233828" calcext:value-type="float">
            <text:p>161233828</text:p>
          </table:table-cell>
          <table:table-cell office:value-type="float" office:value="183544640" calcext:value-type="float">
            <text:p>183544640</text:p>
          </table:table-cell>
          <table:table-cell office:value-type="float" office:value="10087171.1731166" calcext:value-type="float">
            <text:p>10087171.1731166</text:p>
          </table:table-cell>
          <table:table-cell office:value-type="float" office:value="18221804.2762017" calcext:value-type="float">
            <text:p>18221804.2762017</text:p>
          </table:table-cell>
          <table:table-cell office:value-type="float" office:value="16286218.6002951" calcext:value-type="float">
            <text:p>16286218.6002951</text:p>
          </table:table-cell>
          <table:table-cell office:value-type="float" office:value="3769768.1785574" calcext:value-type="float">
            <text:p>3769768.1785574</text:p>
          </table:table-cell>
          <table:table-cell office:value-type="float" office:value="0.0644331611553941" calcext:value-type="float">
            <text:p>0.064433161155394</text:p>
          </table:table-cell>
          <table:table-cell office:value-type="float" office:value="0.124907199960592" calcext:value-type="float">
            <text:p>0.124907199960592</text:p>
          </table:table-cell>
          <table:table-cell office:value-type="float" office:value="0.101009935708374" calcext:value-type="float">
            <text:p>0.101009935708374</text:p>
          </table:table-cell>
          <table:table-cell office:value-type="float" office:value="0.0205386993515986" calcext:value-type="float">
            <text:p>0.020538699351599</text:p>
          </table:table-cell>
          <table:table-cell office:value-type="float" office:value="6.28288237316694" calcext:value-type="float">
            <text:p>6.28288237316694</text:p>
          </table:table-cell>
          <table:table-cell office:value-type="float" office:value="4.0965722257515" calcext:value-type="float">
            <text:p>4.0965722257515</text:p>
          </table:table-cell>
          <table:table-cell office:value-type="float" office:value="1.78124404274285" calcext:value-type="float">
            <text:p>1.78124404274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15</text:p>
          </table:table-cell>
          <table:table-cell table:number-columns-repeated="990"/>
        </table:table-row>
        <table:table-row table:style-name="ro2">
          <table:table-cell office:value-type="float" office:value="267.096787559952" calcext:value-type="float">
            <text:p>267.096787559952</text:p>
          </table:table-cell>
          <table:table-cell office:value-type="float" office:value="8.46445628272162" calcext:value-type="float">
            <text:p>8.46445628272162</text:p>
          </table:table-cell>
          <table:table-cell office:value-type="string" calcext:value-type="string">
            <text:p>C10H13N5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nos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office:value-type="float" office:value="578706" calcext:value-type="float">
            <text:p>578706</text:p>
          </table:table-cell>
          <table:table-cell office:value-type="float" office:value="0.690417127591659" calcext:value-type="float">
            <text:p>0.690417127591659</text:p>
          </table:table-cell>
          <table:table-cell office:value-type="float" office:value="0.807784710520517" calcext:value-type="float">
            <text:p>0.807784710520517</text:p>
          </table:table-cell>
          <table:table-cell office:value-type="float" office:value="0.686573368113197" calcext:value-type="float">
            <text:p>0.686573368113197</text:p>
          </table:table-cell>
          <table:table-cell office:value-type="float" office:value="1" calcext:value-type="float">
            <text:p>1</text:p>
          </table:table-cell>
          <table:table-cell office:value-type="float" office:value="0.119038674201937" calcext:value-type="float">
            <text:p>0.119038674201937</text:p>
          </table:table-cell>
          <table:table-cell office:value-type="float" office:value="0.26844614906209" calcext:value-type="float">
            <text:p>0.26844614906209</text:p>
          </table:table-cell>
          <table:table-cell office:value-type="float" office:value="0.129256199116743" calcext:value-type="float">
            <text:p>0.129256199116743</text:p>
          </table:table-cell>
          <table:table-cell office:value-type="float" office:value="1" calcext:value-type="float">
            <text:p>1</text:p>
          </table:table-cell>
          <table:table-cell office:value-type="float" office:value="335322.984375" calcext:value-type="float">
            <text:p>335322.984375</text:p>
          </table:table-cell>
          <table:table-cell office:value-type="float" office:value="392326.275" calcext:value-type="float">
            <text:p>392326.275</text:p>
          </table:table-cell>
          <table:table-cell office:value-type="float" office:value="333456.140625" calcext:value-type="float">
            <text:p>333456.140625</text:p>
          </table:table-cell>
          <table:table-cell office:value-type="float" office:value="485681.729166667" calcext:value-type="float">
            <text:p>485681.729166667</text:p>
          </table:table-cell>
          <table:table-cell office:value-type="float" office:value="62650.364399361" calcext:value-type="float">
            <text:p>62650.364399361</text:p>
          </table:table-cell>
          <table:table-cell office:value-type="float" office:value="57769.8338611292" calcext:value-type="float">
            <text:p>57769.8338611292</text:p>
          </table:table-cell>
          <table:table-cell office:value-type="float" office:value="106203.531164169" calcext:value-type="float">
            <text:p>106203.531164169</text:p>
          </table:table-cell>
          <table:table-cell office:value-type="float" office:value="107633.77881804" calcext:value-type="float">
            <text:p>107633.77881804</text:p>
          </table:table-cell>
          <table:table-cell office:value-type="float" office:value="0.186835878596671" calcext:value-type="float">
            <text:p>0.186835878596671</text:p>
          </table:table-cell>
          <table:table-cell office:value-type="float" office:value="0.1472494643932" calcext:value-type="float">
            <text:p>0.1472494643932</text:p>
          </table:table-cell>
          <table:table-cell office:value-type="float" office:value="0.318493253610837" calcext:value-type="float">
            <text:p>0.318493253610837</text:p>
          </table:table-cell>
          <table:table-cell office:value-type="float" office:value="0.22161381076187" calcext:value-type="float">
            <text:p>0.22161381076187</text:p>
          </table:table-cell>
          <table:table-cell office:value-type="float" office:value="1.45761499402316" calcext:value-type="float">
            <text:p>1.45761499402316</text:p>
          </table:table-cell>
          <table:table-cell office:value-type="float" office:value="0.584038099757975" calcext:value-type="float">
            <text:p>0.584038099757975</text:p>
          </table:table-cell>
          <table:table-cell office:value-type="float" office:value="1.01348873599963" calcext:value-type="float">
            <text:p>1.01348873599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34</text:p>
          </table:table-cell>
          <table:table-cell table:number-columns-repeated="990"/>
        </table:table-row>
        <table:table-row table:style-name="ro2">
          <table:table-cell office:value-type="float" office:value="128.058525411449" calcext:value-type="float">
            <text:p>128.058525411449</text:p>
          </table:table-cell>
          <table:table-cell office:value-type="float" office:value="14.3848673078749" calcext:value-type="float">
            <text:p>14.3848673078749</text:p>
          </table:table-cell>
          <table:table-cell office:value-type="string" calcext:value-type="string">
            <text:p>C5H8N2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6-Dihydrothym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office:value-type="float" office:value="9790946" calcext:value-type="float">
            <text:p>9790946</text:p>
          </table:table-cell>
          <table:table-cell office:value-type="float" office:value="1.12403944473244" calcext:value-type="float">
            <text:p>1.12403944473244</text:p>
          </table:table-cell>
          <table:table-cell office:value-type="float" office:value="0.652678928893854" calcext:value-type="float">
            <text:p>0.652678928893854</text:p>
          </table:table-cell>
          <table:table-cell office:value-type="float" office:value="0.64929244130945" calcext:value-type="float">
            <text:p>0.64929244130945</text:p>
          </table:table-cell>
          <table:table-cell office:value-type="float" office:value="1" calcext:value-type="float">
            <text:p>1</text:p>
          </table:table-cell>
          <table:table-cell office:value-type="float" office:value="0.869657925663978" calcext:value-type="float">
            <text:p>0.869657925663978</text:p>
          </table:table-cell>
          <table:table-cell office:value-type="float" office:value="0.616877421430985" calcext:value-type="float">
            <text:p>0.616877421430985</text:p>
          </table:table-cell>
          <table:table-cell office:value-type="float" office:value="0.62757424730303" calcext:value-type="float">
            <text:p>0.62757424730303</text:p>
          </table:table-cell>
          <table:table-cell office:value-type="float" office:value="1" calcext:value-type="float">
            <text:p>1</text:p>
          </table:table-cell>
          <table:table-cell office:value-type="float" office:value="5075841.6875" calcext:value-type="float">
            <text:p>5075841.6875</text:p>
          </table:table-cell>
          <table:table-cell office:value-type="float" office:value="2947311.975" calcext:value-type="float">
            <text:p>2947311.975</text:p>
          </table:table-cell>
          <table:table-cell office:value-type="float" office:value="2932019.5625" calcext:value-type="float">
            <text:p>2932019.5625</text:p>
          </table:table-cell>
          <table:table-cell office:value-type="float" office:value="4515714.91666667" calcext:value-type="float">
            <text:p>4515714.91666667</text:p>
          </table:table-cell>
          <table:table-cell office:value-type="float" office:value="3583260.73045571" calcext:value-type="float">
            <text:p>3583260.73045571</text:p>
          </table:table-cell>
          <table:table-cell office:value-type="float" office:value="1537853.15002716" calcext:value-type="float">
            <text:p>1537853.15002716</text:p>
          </table:table-cell>
          <table:table-cell office:value-type="float" office:value="2578604.70463138" calcext:value-type="float">
            <text:p>2578604.70463138</text:p>
          </table:table-cell>
          <table:table-cell office:value-type="float" office:value="4568833.44510003" calcext:value-type="float">
            <text:p>4568833.44510003</text:p>
          </table:table-cell>
          <table:table-cell office:value-type="float" office:value="0.705944147013097" calcext:value-type="float">
            <text:p>0.705944147013097</text:p>
          </table:table-cell>
          <table:table-cell office:value-type="float" office:value="0.521781597289903" calcext:value-type="float">
            <text:p>0.521781597289903</text:p>
          </table:table-cell>
          <table:table-cell office:value-type="float" office:value="0.879463676713236" calcext:value-type="float">
            <text:p>0.879463676713236</text:p>
          </table:table-cell>
          <table:table-cell office:value-type="float" office:value="1.01176303850301" calcext:value-type="float">
            <text:p>1.01176303850301</text:p>
          </table:table-cell>
          <table:table-cell office:value-type="float" office:value="0.00930598658919733" calcext:value-type="float">
            <text:p>0.009305986589197</text:p>
          </table:table-cell>
          <table:table-cell office:value-type="float" office:value="0.105850651827096" calcext:value-type="float">
            <text:p>0.105850651827096</text:p>
          </table:table-cell>
          <table:table-cell office:value-type="float" office:value="0.0911256317856502" calcext:value-type="float">
            <text:p>0.09112563178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993</text:p>
          </table:table-cell>
          <table:table-cell table:number-columns-repeated="990"/>
        </table:table-row>
        <table:table-row table:style-name="ro2">
          <table:table-cell office:value-type="float" office:value="227.090516259579" calcext:value-type="float">
            <text:p>227.090516259579</text:p>
          </table:table-cell>
          <table:table-cell office:value-type="float" office:value="9.58097747802733" calcext:value-type="float">
            <text:p>9.58097747802733</text:p>
          </table:table-cell>
          <table:table-cell office:value-type="string" calcext:value-type="string">
            <text:p>C9H13N3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oxycytid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yrimidine metabolism</text:p>
          </table:table-cell>
          <table:table-cell office:value-type="float" office:value="347962" calcext:value-type="float">
            <text:p>347962</text:p>
          </table:table-cell>
          <table:table-cell office:value-type="float" office:value="0.189869381462438" calcext:value-type="float">
            <text:p>0.189869381462438</text:p>
          </table:table-cell>
          <table:table-cell office:value-type="float" office:value="1.53746819285137" calcext:value-type="float">
            <text:p>1.53746819285137</text:p>
          </table:table-cell>
          <table:table-cell office:value-type="float" office:value="0.640801466215931" calcext:value-type="float">
            <text:p>0.640801466215931</text:p>
          </table:table-cell>
          <table:table-cell office:value-type="float" office:value="1" calcext:value-type="float">
            <text:p>1</text:p>
          </table:table-cell>
          <table:table-cell office:value-type="float" office:value="0.0212919735461107" calcext:value-type="float">
            <text:p>0.021291973546111</text:p>
          </table:table-cell>
          <table:table-cell office:value-type="float" office:value="0.108770039362917" calcext:value-type="float">
            <text:p>0.108770039362917</text:p>
          </table:table-cell>
          <table:table-cell office:value-type="float" office:value="0.21168591190257" calcext:value-type="float">
            <text:p>0.21168591190257</text:p>
          </table:table-cell>
          <table:table-cell office:value-type="float" office:value="1" calcext:value-type="float">
            <text:p>1</text:p>
          </table:table-cell>
          <table:table-cell office:value-type="float" office:value="30163.5078125" calcext:value-type="float">
            <text:p>30163.5078125</text:p>
          </table:table-cell>
          <table:table-cell office:value-type="float" office:value="244249.14375" calcext:value-type="float">
            <text:p>244249.14375</text:p>
          </table:table-cell>
          <table:table-cell office:value-type="float" office:value="101800.616210938" calcext:value-type="float">
            <text:p>101800.616210938</text:p>
          </table:table-cell>
          <table:table-cell office:value-type="float" office:value="158864.518229167" calcext:value-type="float">
            <text:p>158864.518229167</text:p>
          </table:table-cell>
          <table:table-cell office:value-type="float" office:value="5543.45856838686" calcext:value-type="float">
            <text:p>5543.45856838686</text:p>
          </table:table-cell>
          <table:table-cell office:value-type="float" office:value="89560.5850252709" calcext:value-type="float">
            <text:p>89560.5850252709</text:p>
          </table:table-cell>
          <table:table-cell office:value-type="float" office:value="67944.0568044611" calcext:value-type="float">
            <text:p>67944.0568044611</text:p>
          </table:table-cell>
          <table:table-cell office:value-type="float" office:value="34410.9677089323" calcext:value-type="float">
            <text:p>34410.9677089323</text:p>
          </table:table-cell>
          <table:table-cell office:value-type="float" office:value="0.183780301775432" calcext:value-type="float">
            <text:p>0.183780301775432</text:p>
          </table:table-cell>
          <table:table-cell office:value-type="float" office:value="0.36667717090112" calcext:value-type="float">
            <text:p>0.36667717090112</text:p>
          </table:table-cell>
          <table:table-cell office:value-type="float" office:value="0.667422844117924" calcext:value-type="float">
            <text:p>0.667422844117924</text:p>
          </table:table-cell>
          <table:table-cell office:value-type="float" office:value="0.216605747416132" calcext:value-type="float">
            <text:p>0.216605747416132</text:p>
          </table:table-cell>
          <table:table-cell office:value-type="float" office:value="13.634624257209" calcext:value-type="float">
            <text:p>13.634624257209</text:p>
          </table:table-cell>
          <table:table-cell office:value-type="float" office:value="0.792000598471279" calcext:value-type="float">
            <text:p>0.792000598471279</text:p>
          </table:table-cell>
          <table:table-cell office:value-type="float" office:value="0.56137980351427" calcext:value-type="float">
            <text:p>0.56137980351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58</text:p>
          </table:table-cell>
          <table:table-cell table:number-columns-repeated="990"/>
        </table:table-row>
        <table:table-row table:style-name="ro2">
          <table:table-cell office:value-type="float" office:value="363.058316792818" calcext:value-type="float">
            <text:p>363.058316792818</text:p>
          </table:table-cell>
          <table:table-cell office:value-type="float" office:value="16.6615617879232" calcext:value-type="float">
            <text:p>16.6615617879232</text:p>
          </table:table-cell>
          <table:table-cell office:value-type="string" calcext:value-type="string">
            <text:p>C10H14N5O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__Glutamate metabolism</text:p>
          </table:table-cell>
          <table:table-cell office:value-type="float" office:value="217503" calcext:value-type="float">
            <text:p>217503</text:p>
          </table:table-cell>
          <table:table-cell office:value-type="float" office:value="0.933686149187591" calcext:value-type="float">
            <text:p>0.933686149187591</text:p>
          </table:table-cell>
          <table:table-cell office:value-type="float" office:value="3.46458926758413" calcext:value-type="float">
            <text:p>3.46458926758413</text:p>
          </table:table-cell>
          <table:table-cell office:value-type="float" office:value="0.639575407288784" calcext:value-type="float">
            <text:p>0.639575407288784</text:p>
          </table:table-cell>
          <table:table-cell office:value-type="float" office:value="1" calcext:value-type="float">
            <text:p>1</text:p>
          </table:table-cell>
          <table:table-cell office:value-type="float" office:value="0.882722996012308" calcext:value-type="float">
            <text:p>0.882722996012308</text:p>
          </table:table-cell>
          <table:table-cell office:value-type="float" office:value="0.0666452279908944" calcext:value-type="float">
            <text:p>0.066645227990894</text:p>
          </table:table-cell>
          <table:table-cell office:value-type="float" office:value="0.447466034145127" calcext:value-type="float">
            <text:p>0.447466034145127</text:p>
          </table:table-cell>
          <table:table-cell office:value-type="float" office:value="1" calcext:value-type="float">
            <text:p>1</text:p>
          </table:table-cell>
          <table:table-cell office:value-type="float" office:value="28172.5297851562" calcext:value-type="float">
            <text:p>28172.5297851562</text:p>
          </table:table-cell>
          <table:table-cell office:value-type="float" office:value="104538.6015625" calcext:value-type="float">
            <text:p>104538.6015625</text:p>
          </table:table-cell>
          <table:table-cell office:value-type="float" office:value="19298.1948242188" calcext:value-type="float">
            <text:p>19298.1948242188</text:p>
          </table:table-cell>
          <table:table-cell office:value-type="float" office:value="30173.447265625" calcext:value-type="float">
            <text:p>30173.447265625</text:p>
          </table:table-cell>
          <table:table-cell office:value-type="float" office:value="8365.6690152795" calcext:value-type="float">
            <text:p>8365.6690152795</text:p>
          </table:table-cell>
          <table:table-cell office:value-type="float" office:value="66569.7901650602" calcext:value-type="float">
            <text:p>66569.7901650602</text:p>
          </table:table-cell>
          <table:table-cell office:value-type="float" office:value="5205.15371846549" calcext:value-type="float">
            <text:p>5205.15371846549</text:p>
          </table:table-cell>
          <table:table-cell office:value-type="float" office:value="20005.2255182194" calcext:value-type="float">
            <text:p>20005.2255182194</text:p>
          </table:table-cell>
          <table:table-cell office:value-type="float" office:value="0.296944189218224" calcext:value-type="float">
            <text:p>0.296944189218224</text:p>
          </table:table-cell>
          <table:table-cell office:value-type="float" office:value="0.63679625678999" calcext:value-type="float">
            <text:p>0.63679625678999</text:p>
          </table:table-cell>
          <table:table-cell office:value-type="float" office:value="0.269722311639903" calcext:value-type="float">
            <text:p>0.269722311639903</text:p>
          </table:table-cell>
          <table:table-cell office:value-type="float" office:value="0.663007621970006" calcext:value-type="float">
            <text:p>0.663007621970006</text:p>
          </table:table-cell>
          <table:table-cell office:value-type="float" office:value="0.00851494342697989" calcext:value-type="float">
            <text:p>0.00851494342698</text:p>
          </table:table-cell>
          <table:table-cell office:value-type="float" office:value="1.14455026431499" calcext:value-type="float">
            <text:p>1.14455026431499</text:p>
          </table:table-cell>
          <table:table-cell office:value-type="float" office:value="0.276785339908756" calcext:value-type="float">
            <text:p>0.276785339908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335</text:p>
          </table:table-cell>
          <table:table-cell table:number-columns-repeated="990"/>
        </table:table-row>
        <table:table-row table:style-name="ro2">
          <table:table-cell office:value-type="float" office:value="135.054471907011" calcext:value-type="float">
            <text:p>135.054471907011</text:p>
          </table:table-cell>
          <table:table-cell office:value-type="float" office:value="9.02352782355413" calcext:value-type="float">
            <text:p>9.02352782355413</text:p>
          </table:table-cell>
          <table:table-cell office:value-type="string" calcext:value-type="string">
            <text:p>C5H5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n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__Zeatin biosynthesis</text:p>
          </table:table-cell>
          <table:table-cell office:value-type="float" office:value="2259780" calcext:value-type="float">
            <text:p>2259780</text:p>
          </table:table-cell>
          <table:table-cell office:value-type="float" office:value="0.636070714144024" calcext:value-type="float">
            <text:p>0.636070714144024</text:p>
          </table:table-cell>
          <table:table-cell office:value-type="float" office:value="0.576419074750787" calcext:value-type="float">
            <text:p>0.576419074750787</text:p>
          </table:table-cell>
          <table:table-cell office:value-type="float" office:value="0.516699707867192" calcext:value-type="float">
            <text:p>0.516699707867192</text:p>
          </table:table-cell>
          <table:table-cell office:value-type="float" office:value="1" calcext:value-type="float">
            <text:p>1</text:p>
          </table:table-cell>
          <table:table-cell office:value-type="float" office:value="0.539097426786754" calcext:value-type="float">
            <text:p>0.539097426786754</text:p>
          </table:table-cell>
          <table:table-cell office:value-type="float" office:value="0.479636616873268" calcext:value-type="float">
            <text:p>0.479636616873268</text:p>
          </table:table-cell>
          <table:table-cell office:value-type="float" office:value="0.428424357323853" calcext:value-type="float">
            <text:p>0.428424357323853</text:p>
          </table:table-cell>
          <table:table-cell office:value-type="float" office:value="1" calcext:value-type="float">
            <text:p>1</text:p>
          </table:table-cell>
          <table:table-cell office:value-type="float" office:value="748526.625" calcext:value-type="float">
            <text:p>748526.625</text:p>
          </table:table-cell>
          <table:table-cell office:value-type="float" office:value="678328.70625" calcext:value-type="float">
            <text:p>678328.70625</text:p>
          </table:table-cell>
          <table:table-cell office:value-type="float" office:value="608051.0859375" calcext:value-type="float">
            <text:p>608051.0859375</text:p>
          </table:table-cell>
          <table:table-cell office:value-type="float" office:value="1176797.8125" calcext:value-type="float">
            <text:p>1176797.8125</text:p>
          </table:table-cell>
          <table:table-cell office:value-type="float" office:value="291760.684218658" calcext:value-type="float">
            <text:p>291760.684218658</text:p>
          </table:table-cell>
          <table:table-cell office:value-type="float" office:value="188388.793172438" calcext:value-type="float">
            <text:p>188388.793172438</text:p>
          </table:table-cell>
          <table:table-cell office:value-type="float" office:value="82867.9106489902" calcext:value-type="float">
            <text:p>82867.9106489902</text:p>
          </table:table-cell>
          <table:table-cell office:value-type="float" office:value="999775.356606593" calcext:value-type="float">
            <text:p>999775.356606593</text:p>
          </table:table-cell>
          <table:table-cell office:value-type="float" office:value="0.389779968372746" calcext:value-type="float">
            <text:p>0.389779968372746</text:p>
          </table:table-cell>
          <table:table-cell office:value-type="float" office:value="0.277724931049884" calcext:value-type="float">
            <text:p>0.277724931049884</text:p>
          </table:table-cell>
          <table:table-cell office:value-type="float" office:value="0.136284454654371" calcext:value-type="float">
            <text:p>0.136284454654371</text:p>
          </table:table-cell>
          <table:table-cell office:value-type="float" office:value="0.849572752419263" calcext:value-type="float">
            <text:p>0.849572752419263</text:p>
          </table:table-cell>
          <table:table-cell office:value-type="float" office:value="0.169097840188593" calcext:value-type="float">
            <text:p>0.169097840188593</text:p>
          </table:table-cell>
          <table:table-cell office:value-type="float" office:value="0.240059500660038" calcext:value-type="float">
            <text:p>0.240059500660038</text:p>
          </table:table-cell>
          <table:table-cell office:value-type="float" office:value="0.321410075939821" calcext:value-type="float">
            <text:p>0.321410075939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18</text:p>
          </table:table-cell>
          <table:table-cell table:number-columns-repeated="990"/>
        </table:table-row>
        <table:table-row table:style-name="ro2">
          <table:table-cell office:value-type="float" office:value="348.04724318968" calcext:value-type="float">
            <text:p>348.04724318968</text:p>
          </table:table-cell>
          <table:table-cell office:value-type="float" office:value="15.2621691385905" calcext:value-type="float">
            <text:p>15.2621691385905</text:p>
          </table:table-cell>
          <table:table-cell office:value-type="string" calcext:value-type="string">
            <text:p>C10H13N4O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office:value-type="float" office:value="13234892" calcext:value-type="float">
            <text:p>13234892</text:p>
          </table:table-cell>
          <table:table-cell office:value-type="float" office:value="0.300226042896039" calcext:value-type="float">
            <text:p>0.300226042896039</text:p>
          </table:table-cell>
          <table:table-cell office:value-type="float" office:value="0.801578163491932" calcext:value-type="float">
            <text:p>0.801578163491932</text:p>
          </table:table-cell>
          <table:table-cell office:value-type="float" office:value="0.280441878610385" calcext:value-type="float">
            <text:p>0.280441878610385</text:p>
          </table:table-cell>
          <table:table-cell office:value-type="float" office:value="1" calcext:value-type="float">
            <text:p>1</text:p>
          </table:table-cell>
          <table:table-cell office:value-type="float" office:value="0.0883403594603922" calcext:value-type="float">
            <text:p>0.088340359460392</text:p>
          </table:table-cell>
          <table:table-cell office:value-type="float" office:value="0.535446575897224" calcext:value-type="float">
            <text:p>0.535446575897224</text:p>
          </table:table-cell>
          <table:table-cell office:value-type="float" office:value="0.0843476978845538" calcext:value-type="float">
            <text:p>0.084347697884554</text:p>
          </table:table-cell>
          <table:table-cell office:value-type="float" office:value="1" calcext:value-type="float">
            <text:p>1</text:p>
          </table:table-cell>
          <table:table-cell office:value-type="float" office:value="3117163.640625" calcext:value-type="float">
            <text:p>3117163.640625</text:p>
          </table:table-cell>
          <table:table-cell office:value-type="float" office:value="8322563.5" calcext:value-type="float">
            <text:p>8322563.5</text:p>
          </table:table-cell>
          <table:table-cell office:value-type="float" office:value="2911750.15625" calcext:value-type="float">
            <text:p>2911750.15625</text:p>
          </table:table-cell>
          <table:table-cell office:value-type="float" office:value="10382722.3333333" calcext:value-type="float">
            <text:p>10382722.3333333</text:p>
          </table:table-cell>
          <table:table-cell office:value-type="float" office:value="2381749.59071517" calcext:value-type="float">
            <text:p>2381749.59071517</text:p>
          </table:table-cell>
          <table:table-cell office:value-type="float" office:value="3353524.45460791" calcext:value-type="float">
            <text:p>3353524.45460791</text:p>
          </table:table-cell>
          <table:table-cell office:value-type="float" office:value="2241237.09218193" calcext:value-type="float">
            <text:p>2241237.09218193</text:p>
          </table:table-cell>
          <table:table-cell office:value-type="float" office:value="4484254.03201941" calcext:value-type="float">
            <text:p>4484254.03201941</text:p>
          </table:table-cell>
          <table:table-cell office:value-type="float" office:value="0.764075892479493" calcext:value-type="float">
            <text:p>0.764075892479493</text:p>
          </table:table-cell>
          <table:table-cell office:value-type="float" office:value="0.40294369092022" calcext:value-type="float">
            <text:p>0.40294369092022</text:p>
          </table:table-cell>
          <table:table-cell office:value-type="float" office:value="0.769721635412697" calcext:value-type="float">
            <text:p>0.769721635412697</text:p>
          </table:table-cell>
          <table:table-cell office:value-type="float" office:value="0.431895786871126" calcext:value-type="float">
            <text:p>0.431895786871126</text:p>
          </table:table-cell>
          <table:table-cell office:value-type="float" office:value="2.04754663621351" calcext:value-type="float">
            <text:p>2.04754663621351</text:p>
          </table:table-cell>
          <table:table-cell office:value-type="float" office:value="0.135362793028303" calcext:value-type="float">
            <text:p>0.135362793028303</text:p>
          </table:table-cell>
          <table:table-cell office:value-type="float" office:value="2.22091916953414" calcext:value-type="float">
            <text:p>2.22091916953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748</text:p>
          </table:table-cell>
          <table:table-cell table:number-columns-repeated="990"/>
        </table:table-row>
        <table:table-row table:style-name="ro2">
          <table:table-cell office:value-type="float" office:value="347.063056257061" calcext:value-type="float">
            <text:p>347.063056257061</text:p>
          </table:table-cell>
          <table:table-cell office:value-type="float" office:value="13.3190349324544" calcext:value-type="float">
            <text:p>13.3190349324544</text:p>
          </table:table-cell>
          <table:table-cell office:value-type="string" calcext:value-type="string">
            <text:p>C10H14N5O7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__Zeatin biosynthesis</text:p>
          </table:table-cell>
          <table:table-cell office:value-type="float" office:value="14461492" calcext:value-type="float">
            <text:p>14461492</text:p>
          </table:table-cell>
          <table:table-cell office:value-type="float" office:value="0.460474270216911" calcext:value-type="float">
            <text:p>0.460474270216911</text:p>
          </table:table-cell>
          <table:table-cell office:value-type="float" office:value="0.670358684273655" calcext:value-type="float">
            <text:p>0.670358684273655</text:p>
          </table:table-cell>
          <table:table-cell office:value-type="float" office:value="0.142329184869723" calcext:value-type="float">
            <text:p>0.142329184869723</text:p>
          </table:table-cell>
          <table:table-cell office:value-type="float" office:value="1" calcext:value-type="float">
            <text:p>1</text:p>
          </table:table-cell>
          <table:table-cell office:value-type="float" office:value="0.0604817958383094" calcext:value-type="float">
            <text:p>0.060481795838309</text:p>
          </table:table-cell>
          <table:table-cell office:value-type="float" office:value="0.499771347250076" calcext:value-type="float">
            <text:p>0.499771347250076</text:p>
          </table:table-cell>
          <table:table-cell office:value-type="float" office:value="0.0309973381897898" calcext:value-type="float">
            <text:p>0.03099733818979</text:p>
          </table:table-cell>
          <table:table-cell office:value-type="float" office:value="1" calcext:value-type="float">
            <text:p>1</text:p>
          </table:table-cell>
          <table:table-cell office:value-type="float" office:value="2836110.53125" calcext:value-type="float">
            <text:p>2836110.53125</text:p>
          </table:table-cell>
          <table:table-cell office:value-type="float" office:value="4128811.2" calcext:value-type="float">
            <text:p>4128811.2</text:p>
          </table:table-cell>
          <table:table-cell office:value-type="float" office:value="876620.75" calcext:value-type="float">
            <text:p>876620.75</text:p>
          </table:table-cell>
          <table:table-cell office:value-type="float" office:value="6159107.5" calcext:value-type="float">
            <text:p>6159107.5</text:p>
          </table:table-cell>
          <table:table-cell office:value-type="float" office:value="748575.516944547" calcext:value-type="float">
            <text:p>748575.516944547</text:p>
          </table:table-cell>
          <table:table-cell office:value-type="float" office:value="5852553.37580427" calcext:value-type="float">
            <text:p>5852553.37580427</text:p>
          </table:table-cell>
          <table:table-cell office:value-type="float" office:value="206690.664374458" calcext:value-type="float">
            <text:p>206690.664374458</text:p>
          </table:table-cell>
          <table:table-cell office:value-type="float" office:value="1682929.80529284" calcext:value-type="float">
            <text:p>1682929.80529284</text:p>
          </table:table-cell>
          <table:table-cell office:value-type="float" office:value="0.263944408617465" calcext:value-type="float">
            <text:p>0.263944408617465</text:p>
          </table:table-cell>
          <table:table-cell office:value-type="float" office:value="1.41749115963555" calcext:value-type="float">
            <text:p>1.41749115963555</text:p>
          </table:table-cell>
          <table:table-cell office:value-type="float" office:value="0.235781168052955" calcext:value-type="float">
            <text:p>0.235781168052955</text:p>
          </table:table-cell>
          <table:table-cell office:value-type="float" office:value="0.273242479578874" calcext:value-type="float">
            <text:p>0.273242479578874</text:p>
          </table:table-cell>
          <table:table-cell office:value-type="float" office:value="3.25480462088407" calcext:value-type="float">
            <text:p>3.25480462088407</text:p>
          </table:table-cell>
          <table:table-cell office:value-type="float" office:value="0.111153937612184" calcext:value-type="float">
            <text:p>0.111153937612184</text:p>
          </table:table-cell>
          <table:table-cell office:value-type="float" office:value="9.70605946023767" calcext:value-type="float">
            <text:p>9.70605946023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868</text:p>
          </table:table-cell>
          <table:table-cell table:number-columns-repeated="990"/>
        </table:table-row>
        <table:table-row table:style-name="ro2">
          <table:table-cell office:value-type="float" office:value="184.023308597137" calcext:value-type="float">
            <text:p>184.023308597137</text:p>
          </table:table-cell>
          <table:table-cell office:value-type="float" office:value="15.6654221146195" calcext:value-type="float">
            <text:p>15.6654221146195</text:p>
          </table:table-cell>
          <table:table-cell office:value-type="string" calcext:value-type="string">
            <text:p>C5H4N4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Hydroxyisour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office:value-type="float" office:value="128078" calcext:value-type="float">
            <text:p>128078</text:p>
          </table:table-cell>
          <table:table-cell office:value-type="float" office:value="0" calcext:value-type="float">
            <text:p>0</text:p>
          </table:table-cell>
          <table:table-cell office:value-type="float" office:value="0.199297081046567" calcext:value-type="float">
            <text:p>0.199297081046567</text:p>
          </table:table-cell>
          <table:table-cell office:value-type="float" office:value="0.0360737869777924" calcext:value-type="float">
            <text:p>0.0360737869777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36.2296875" calcext:value-type="float">
            <text:p>17136.2296875</text:p>
          </table:table-cell>
          <table:table-cell office:value-type="float" office:value="3101.74487304687" calcext:value-type="float">
            <text:p>3101.74487304687</text:p>
          </table:table-cell>
          <table:table-cell office:value-type="float" office:value="85983.3450520833" calcext:value-type="float">
            <text:p>85983.34505208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9144.454744569" calcext:value-type="float">
            <text:p>39144.45474456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455256244344271" calcext:value-type="float">
            <text:p>0.455256244344271</text:p>
          </table:table-cell>
          <table:table-cell table:number-columns-repeated="3"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96</text:p>
          </table:table-cell>
          <table:table-cell table:number-columns-repeated="990"/>
        </table:table-row>
        <table:table-row table:style-name="ro2">
          <table:table-cell office:value-type="float" office:value="168.028278301987" calcext:value-type="float">
            <text:p>168.028278301987</text:p>
          </table:table-cell>
          <table:table-cell office:value-type="float" office:value="12.6493131284361" calcext:value-type="float">
            <text:p>12.6493131284361</text:p>
          </table:table-cell>
          <table:table-cell office:value-type="string" calcext:value-type="string">
            <text:p>C5H4N4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otide Metabolism</text:p>
          </table:table-cell>
          <table:table-cell office:value-type="string" calcext:value-type="string">
            <text:p>Purine metabolism</text:p>
          </table:table-cell>
          <table:table-cell office:value-type="float" office:value="2863446" calcext:value-type="float">
            <text:p>2863446</text:p>
          </table:table-cell>
          <table:table-cell office:value-type="float" office:value="0" calcext:value-type="float">
            <text:p>0</text:p>
          </table:table-cell>
          <table:table-cell office:value-type="float" office:value="0.112438425465475" calcext:value-type="float">
            <text:p>0.112438425465475</text:p>
          </table:table-cell>
          <table:table-cell office:value-type="float" office:value="0.0311838739323293" calcext:value-type="float">
            <text:p>0.0311838739323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728.475" calcext:value-type="float">
            <text:p>154728.475</text:p>
          </table:table-cell>
          <table:table-cell office:value-type="float" office:value="42912.671875" calcext:value-type="float">
            <text:p>42912.671875</text:p>
          </table:table-cell>
          <table:table-cell office:value-type="float" office:value="1376117.41145833" calcext:value-type="float">
            <text:p>1376117.411458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392075.06005257" calcext:value-type="float">
            <text:p>1392075.0600525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0115961388624" calcext:value-type="float">
            <text:p>1.0115961388624</text:p>
          </table:table-cell>
          <table:table-cell table:number-columns-repeated="3"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527</text:p>
          </table:table-cell>
          <table:table-cell table:number-columns-repeated="990"/>
        </table:table-row>
        <table:table-row table:style-name="ro2">
          <table:table-cell office:value-type="float" office:value="204.074703981932" calcext:value-type="float">
            <text:p>204.074703981932</text:p>
          </table:table-cell>
          <table:table-cell office:value-type="float" office:value="16.2915034779331" calcext:value-type="float">
            <text:p>16.2915034779331</text:p>
          </table:table-cell>
          <table:table-cell office:value-type="string" calcext:value-type="string">
            <text:p>C7H12N2O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beta-aspartyl-L-alan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</text:p>
          </table:table-cell>
          <table:table-cell office:value-type="float" office:value="0" calcext:value-type="float">
            <text:p>0</text:p>
          </table:table-cell>
          <table:table-cell office:value-type="float" office:value="165660" calcext:value-type="float">
            <text:p>165660</text:p>
          </table:table-cell>
          <table:table-cell office:value-type="float" office:value="1.52034447623858" calcext:value-type="float">
            <text:p>1.52034447623858</text:p>
          </table:table-cell>
          <table:table-cell office:value-type="float" office:value="3.37536422077282" calcext:value-type="float">
            <text:p>3.37536422077282</text:p>
          </table:table-cell>
          <table:table-cell office:value-type="float" office:value="1.82873328190597" calcext:value-type="float">
            <text:p>1.82873328190597</text:p>
          </table:table-cell>
          <table:table-cell office:value-type="float" office:value="1" calcext:value-type="float">
            <text:p>1</text:p>
          </table:table-cell>
          <table:table-cell office:value-type="float" office:value="0.43525496089995" calcext:value-type="float">
            <text:p>0.43525496089995</text:p>
          </table:table-cell>
          <table:table-cell office:value-type="float" office:value="0.0288316771708231" calcext:value-type="float">
            <text:p>0.028831677170823</text:p>
          </table:table-cell>
          <table:table-cell office:value-type="float" office:value="0.314444165851989" calcext:value-type="float">
            <text:p>0.314444165851989</text:p>
          </table:table-cell>
          <table:table-cell office:value-type="float" office:value="1" calcext:value-type="float">
            <text:p>1</text:p>
          </table:table-cell>
          <table:table-cell office:value-type="float" office:value="48878.9501953125" calcext:value-type="float">
            <text:p>48878.9501953125</text:p>
          </table:table-cell>
          <table:table-cell office:value-type="float" office:value="108517.6828125" calcext:value-type="float">
            <text:p>108517.6828125</text:p>
          </table:table-cell>
          <table:table-cell office:value-type="float" office:value="58793.625" calcext:value-type="float">
            <text:p>58793.625</text:p>
          </table:table-cell>
          <table:table-cell office:value-type="float" office:value="32149.91796875" calcext:value-type="float">
            <text:p>32149.91796875</text:p>
          </table:table-cell>
          <table:table-cell office:value-type="float" office:value="11571.0553534111" calcext:value-type="float">
            <text:p>11571.0553534111</text:p>
          </table:table-cell>
          <table:table-cell office:value-type="float" office:value="45191.9055757269" calcext:value-type="float">
            <text:p>45191.9055757269</text:p>
          </table:table-cell>
          <table:table-cell office:value-type="float" office:value="32788.8519895267" calcext:value-type="float">
            <text:p>32788.8519895267</text:p>
          </table:table-cell>
          <table:table-cell office:value-type="float" office:value="29585.8922589788" calcext:value-type="float">
            <text:p>29585.8922589788</text:p>
          </table:table-cell>
          <table:table-cell office:value-type="float" office:value="0.236728802627204" calcext:value-type="float">
            <text:p>0.236728802627204</text:p>
          </table:table-cell>
          <table:table-cell office:value-type="float" office:value="0.41644738815342" calcext:value-type="float">
            <text:p>0.41644738815342</text:p>
          </table:table-cell>
          <table:table-cell office:value-type="float" office:value="0.557694001509971" calcext:value-type="float">
            <text:p>0.557694001509971</text:p>
          </table:table-cell>
          <table:table-cell office:value-type="float" office:value="0.920247830421731" calcext:value-type="float">
            <text:p>0.920247830421731</text:p>
          </table:table-cell>
          <table:table-cell office:value-type="float" office:value="0.277305332853605" calcext:value-type="float">
            <text:p>0.277305332853605</text:p>
          </table:table-cell>
          <table:table-cell office:value-type="float" office:value="1.99889252930976" calcext:value-type="float">
            <text:p>1.99889252930976</text:p>
          </table:table-cell>
          <table:table-cell office:value-type="float" office:value="0.363963704601413" calcext:value-type="float">
            <text:p>0.363963704601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07</text:p>
          </table:table-cell>
          <table:table-cell table:number-columns-repeated="990"/>
        </table:table-row>
        <table:table-row table:style-name="ro2">
          <table:table-cell office:value-type="float" office:value="261.132605092873" calcext:value-type="float">
            <text:p>261.132605092873</text:p>
          </table:table-cell>
          <table:table-cell office:value-type="float" office:value="16.2355074564616" calcext:value-type="float">
            <text:p>16.2355074564616</text:p>
          </table:table-cell>
          <table:table-cell office:value-type="string" calcext:value-type="string">
            <text:p>C10H19N3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maglutamylornith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</text:p>
          </table:table-cell>
          <table:table-cell office:value-type="float" office:value="0" calcext:value-type="float">
            <text:p>0</text:p>
          </table:table-cell>
          <table:table-cell office:value-type="float" office:value="107178" calcext:value-type="float">
            <text:p>107178</text:p>
          </table:table-cell>
          <table:table-cell office:value-type="float" office:value="0.960025489205155" calcext:value-type="float">
            <text:p>0.960025489205155</text:p>
          </table:table-cell>
          <table:table-cell office:value-type="float" office:value="1.5446012036711" calcext:value-type="float">
            <text:p>1.5446012036711</text:p>
          </table:table-cell>
          <table:table-cell office:value-type="float" office:value="1.32238864847364" calcext:value-type="float">
            <text:p>1.32238864847364</text:p>
          </table:table-cell>
          <table:table-cell office:value-type="float" office:value="1" calcext:value-type="float">
            <text:p>1</text:p>
          </table:table-cell>
          <table:table-cell office:value-type="float" office:value="0.782475813845575" calcext:value-type="float">
            <text:p>0.782475813845575</text:p>
          </table:table-cell>
          <table:table-cell office:value-type="float" office:value="0.113396827105037" calcext:value-type="float">
            <text:p>0.113396827105037</text:p>
          </table:table-cell>
          <table:table-cell office:value-type="float" office:value="0.201029273093689" calcext:value-type="float">
            <text:p>0.201029273093689</text:p>
          </table:table-cell>
          <table:table-cell office:value-type="float" office:value="1" calcext:value-type="float">
            <text:p>1</text:p>
          </table:table-cell>
          <table:table-cell office:value-type="float" office:value="43308.4536132813" calcext:value-type="float">
            <text:p>43308.4536132813</text:p>
          </table:table-cell>
          <table:table-cell office:value-type="float" office:value="69679.7015625" calcext:value-type="float">
            <text:p>69679.7015625</text:p>
          </table:table-cell>
          <table:table-cell office:value-type="float" office:value="59655.298828125" calcext:value-type="float">
            <text:p>59655.298828125</text:p>
          </table:table-cell>
          <table:table-cell office:value-type="float" office:value="45111.7747395833" calcext:value-type="float">
            <text:p>45111.7747395833</text:p>
          </table:table-cell>
          <table:table-cell office:value-type="float" office:value="10583.4864022563" calcext:value-type="float">
            <text:p>10583.4864022563</text:p>
          </table:table-cell>
          <table:table-cell office:value-type="float" office:value="27125.4649899742" calcext:value-type="float">
            <text:p>27125.4649899742</text:p>
          </table:table-cell>
          <table:table-cell office:value-type="float" office:value="17659.4865926818" calcext:value-type="float">
            <text:p>17659.4865926818</text:p>
          </table:table-cell>
          <table:table-cell office:value-type="float" office:value="5473.15618255759" calcext:value-type="float">
            <text:p>5473.15618255759</text:p>
          </table:table-cell>
          <table:table-cell office:value-type="float" office:value="0.244374608633236" calcext:value-type="float">
            <text:p>0.244374608633236</text:p>
          </table:table-cell>
          <table:table-cell office:value-type="float" office:value="0.389287904249183" calcext:value-type="float">
            <text:p>0.389287904249183</text:p>
          </table:table-cell>
          <table:table-cell office:value-type="float" office:value="0.296025448528238" calcext:value-type="float">
            <text:p>0.296025448528238</text:p>
          </table:table-cell>
          <table:table-cell office:value-type="float" office:value="0.121324337474029" calcext:value-type="float">
            <text:p>0.121324337474029</text:p>
          </table:table-cell>
          <table:table-cell office:value-type="float" office:value="0.0229067221716438" calcext:value-type="float">
            <text:p>0.022906722171644</text:p>
          </table:table-cell>
          <table:table-cell office:value-type="float" office:value="0.788228472845443" calcext:value-type="float">
            <text:p>0.788228472845443</text:p>
          </table:table-cell>
          <table:table-cell office:value-type="float" office:value="0.618800781435065" calcext:value-type="float">
            <text:p>0.618800781435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08</text:p>
          </table:table-cell>
          <table:table-cell table:number-columns-repeated="990"/>
        </table:table-row>
        <table:table-row table:style-name="ro2">
          <table:table-cell office:value-type="float" office:value="260.137015074615" calcext:value-type="float">
            <text:p>260.137015074615</text:p>
          </table:table-cell>
          <table:table-cell office:value-type="float" office:value="13.8074066162109" calcext:value-type="float">
            <text:p>13.8074066162109</text:p>
          </table:table-cell>
          <table:table-cell office:value-type="string" calcext:value-type="string">
            <text:p>C11H20N2O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gamma-glutamyl-L-isoleuc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</text:p>
          </table:table-cell>
          <table:table-cell office:value-type="float" office:value="0" calcext:value-type="float">
            <text:p>0</text:p>
          </table:table-cell>
          <table:table-cell office:value-type="float" office:value="111899" calcext:value-type="float">
            <text:p>111899</text:p>
          </table:table-cell>
          <table:table-cell office:value-type="float" office:value="0.819340118633541" calcext:value-type="float">
            <text:p>0.819340118633541</text:p>
          </table:table-cell>
          <table:table-cell office:value-type="float" office:value="0.798313784333424" calcext:value-type="float">
            <text:p>0.798313784333424</text:p>
          </table:table-cell>
          <table:table-cell office:value-type="float" office:value="0.791774309806631" calcext:value-type="float">
            <text:p>0.791774309806631</text:p>
          </table:table-cell>
          <table:table-cell office:value-type="float" office:value="1" calcext:value-type="float">
            <text:p>1</text:p>
          </table:table-cell>
          <table:table-cell office:value-type="float" office:value="0.495385813200394" calcext:value-type="float">
            <text:p>0.495385813200394</text:p>
          </table:table-cell>
          <table:table-cell office:value-type="float" office:value="0.455699670070181" calcext:value-type="float">
            <text:p>0.455699670070181</text:p>
          </table:table-cell>
          <table:table-cell office:value-type="float" office:value="0.443918282427781" calcext:value-type="float">
            <text:p>0.443918282427781</text:p>
          </table:table-cell>
          <table:table-cell office:value-type="float" office:value="1" calcext:value-type="float">
            <text:p>1</text:p>
          </table:table-cell>
          <table:table-cell office:value-type="float" office:value="64391.23046875" calcext:value-type="float">
            <text:p>64391.23046875</text:p>
          </table:table-cell>
          <table:table-cell office:value-type="float" office:value="62738.7890625" calcext:value-type="float">
            <text:p>62738.7890625</text:p>
          </table:table-cell>
          <table:table-cell office:value-type="float" office:value="62224.857421875" calcext:value-type="float">
            <text:p>62224.857421875</text:p>
          </table:table-cell>
          <table:table-cell office:value-type="float" office:value="78589.1341145833" calcext:value-type="float">
            <text:p>78589.1341145833</text:p>
          </table:table-cell>
          <table:table-cell office:value-type="float" office:value="8591.56801184218" calcext:value-type="float">
            <text:p>8591.56801184218</text:p>
          </table:table-cell>
          <table:table-cell office:value-type="float" office:value="13079.8530665556" calcext:value-type="float">
            <text:p>13079.8530665556</text:p>
          </table:table-cell>
          <table:table-cell office:value-type="float" office:value="12258.6967035606" calcext:value-type="float">
            <text:p>12258.6967035606</text:p>
          </table:table-cell>
          <table:table-cell office:value-type="float" office:value="29506.8707880018" calcext:value-type="float">
            <text:p>29506.8707880018</text:p>
          </table:table-cell>
          <table:table-cell office:value-type="float" office:value="0.133427610395049" calcext:value-type="float">
            <text:p>0.133427610395049</text:p>
          </table:table-cell>
          <table:table-cell office:value-type="float" office:value="0.208481120882418" calcext:value-type="float">
            <text:p>0.208481120882418</text:p>
          </table:table-cell>
          <table:table-cell office:value-type="float" office:value="0.197006424947647" calcext:value-type="float">
            <text:p>0.197006424947647</text:p>
          </table:table-cell>
          <table:table-cell office:value-type="float" office:value="0.375457385049957" calcext:value-type="float">
            <text:p>0.375457385049957</text:p>
          </table:table-cell>
          <table:table-cell office:value-type="float" office:value="0.213432262300892" calcext:value-type="float">
            <text:p>0.213432262300892</text:p>
          </table:table-cell>
          <table:table-cell office:value-type="float" office:value="0.241167590226446" calcext:value-type="float">
            <text:p>0.241167590226446</text:p>
          </table:table-cell>
          <table:table-cell office:value-type="float" office:value="0.262299346076986" calcext:value-type="float">
            <text:p>0.262299346076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60</text:p>
          </table:table-cell>
          <table:table-cell table:number-columns-repeated="990"/>
        </table:table-row>
        <table:table-row table:style-name="ro2">
          <table:table-cell office:value-type="float" office:value="243.15830437385" calcext:value-type="float">
            <text:p>243.15830437385</text:p>
          </table:table-cell>
          <table:table-cell office:value-type="float" office:value="15.0788431205002" calcext:value-type="float">
            <text:p>15.0788431205002</text:p>
          </table:table-cell>
          <table:table-cell office:value-type="string" calcext:value-type="string">
            <text:p>C11H21N3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s-P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Basic peptide</text:p>
          </table:table-cell>
          <table:table-cell office:value-type="float" office:value="948203" calcext:value-type="float">
            <text:p>948203</text:p>
          </table:table-cell>
          <table:table-cell office:value-type="float" office:value="40.3974345703125" calcext:value-type="float">
            <text:p>40.3974345703125</text:p>
          </table:table-cell>
          <table:table-cell office:value-type="float" office:value="605.803328125" calcext:value-type="float">
            <text:p>605.803328125</text:p>
          </table:table-cell>
          <table:table-cell office:value-type="float" office:value="420.76889453125" calcext:value-type="float">
            <text:p>420.76889453125</text:p>
          </table:table-cell>
          <table:table-cell office:value-type="float" office:value="0" calcext:value-type="float">
            <text:p>0</text:p>
          </table:table-cell>
          <table:table-cell office:value-type="float" office:value="0.00889196743855648" calcext:value-type="float">
            <text:p>0.008891967438556</text:p>
          </table:table-cell>
          <table:table-cell office:value-type="float" office:value="0.0117101223338815" calcext:value-type="float">
            <text:p>0.011710122333882</text:p>
          </table:table-cell>
          <table:table-cell office:value-type="float" office:value="0.0158521734091432" calcext:value-type="float">
            <text:p>0.015852173409143</text:p>
          </table:table-cell>
          <table:table-cell office:value-type="string" calcext:value-type="string">
            <text:p>NA</text:p>
          </table:table-cell>
          <table:table-cell office:value-type="float" office:value="40397.4345703125" calcext:value-type="float">
            <text:p>40397.4345703125</text:p>
          </table:table-cell>
          <table:table-cell office:value-type="float" office:value="605803.328125" calcext:value-type="float">
            <text:p>605803.328125</text:p>
          </table:table-cell>
          <table:table-cell office:value-type="float" office:value="420768.89453125" calcext:value-type="float">
            <text:p>420768.89453125</text:p>
          </table:table-cell>
          <table:table-cell office:value-type="float" office:value="0" calcext:value-type="float">
            <text:p>0</text:p>
          </table:table-cell>
          <table:table-cell office:value-type="float" office:value="13266.8776256577" calcext:value-type="float">
            <text:p>13266.8776256577</text:p>
          </table:table-cell>
          <table:table-cell office:value-type="float" office:value="308013.119168128" calcext:value-type="float">
            <text:p>308013.119168128</text:p>
          </table:table-cell>
          <table:table-cell office:value-type="float" office:value="170125.974331298" calcext:value-type="float">
            <text:p>170125.974331298</text:p>
          </table:table-cell>
          <table:table-cell office:value-type="string" calcext:value-type="string">
            <text:p>NA</text:p>
          </table:table-cell>
          <table:table-cell office:value-type="float" office:value="0.328408914248415" calcext:value-type="float">
            <text:p>0.328408914248415</text:p>
          </table:table-cell>
          <table:table-cell office:value-type="float" office:value="0.508437482708206" calcext:value-type="float">
            <text:p>0.508437482708206</text:p>
          </table:table-cell>
          <table:table-cell office:value-type="float" office:value="0.404321651487151" calcext:value-type="float">
            <text:p>0.40432165148715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1461</text:p>
          </table:table-cell>
          <table:table-cell table:number-columns-repeated="990"/>
        </table:table-row>
        <table:table-row table:style-name="ro2">
          <table:table-cell office:value-type="float" office:value="283.1645998851" calcext:value-type="float">
            <text:p>283.1645998851</text:p>
          </table:table-cell>
          <table:table-cell office:value-type="float" office:value="15.6721499294705" calcext:value-type="float">
            <text:p>15.6721499294705</text:p>
          </table:table-cell>
          <table:table-cell office:value-type="string" calcext:value-type="string">
            <text:p>C12H21N5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s-H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Basic peptide</text:p>
          </table:table-cell>
          <table:table-cell office:value-type="float" office:value="300906" calcext:value-type="float">
            <text:p>300906</text:p>
          </table:table-cell>
          <table:table-cell office:value-type="float" office:value="4.63309521484375" calcext:value-type="float">
            <text:p>4.63309521484375</text:p>
          </table:table-cell>
          <table:table-cell office:value-type="float" office:value="126.4680734375" calcext:value-type="float">
            <text:p>126.4680734375</text:p>
          </table:table-cell>
          <table:table-cell office:value-type="float" office:value="159.016110351563" calcext:value-type="float">
            <text:p>159.016110351563</text:p>
          </table:table-cell>
          <table:table-cell office:value-type="float" office:value="0" calcext:value-type="float">
            <text:p>0</text:p>
          </table:table-cell>
          <table:table-cell office:value-type="float" office:value="0.1823168655764" calcext:value-type="float">
            <text:p>0.1823168655764</text:p>
          </table:table-cell>
          <table:table-cell office:value-type="float" office:value="0.0247925366079971" calcext:value-type="float">
            <text:p>0.024792536607997</text:p>
          </table:table-cell>
          <table:table-cell office:value-type="float" office:value="0.0552842351432126" calcext:value-type="float">
            <text:p>0.055284235143213</text:p>
          </table:table-cell>
          <table:table-cell office:value-type="string" calcext:value-type="string">
            <text:p>NA</text:p>
          </table:table-cell>
          <table:table-cell office:value-type="float" office:value="4633.09521484375" calcext:value-type="float">
            <text:p>4633.09521484375</text:p>
          </table:table-cell>
          <table:table-cell office:value-type="float" office:value="126468.0734375" calcext:value-type="float">
            <text:p>126468.0734375</text:p>
          </table:table-cell>
          <table:table-cell office:value-type="float" office:value="159016.110351563" calcext:value-type="float">
            <text:p>159016.110351563</text:p>
          </table:table-cell>
          <table:table-cell office:value-type="float" office:value="0" calcext:value-type="float">
            <text:p>0</text:p>
          </table:table-cell>
          <table:table-cell office:value-type="float" office:value="5360.37137583091" calcext:value-type="float">
            <text:p>5360.37137583091</text:p>
          </table:table-cell>
          <table:table-cell office:value-type="float" office:value="80691.2626056197" calcext:value-type="float">
            <text:p>80691.2626056197</text:p>
          </table:table-cell>
          <table:table-cell office:value-type="float" office:value="104160.347350248" calcext:value-type="float">
            <text:p>104160.347350248</text:p>
          </table:table-cell>
          <table:table-cell office:value-type="string" calcext:value-type="string">
            <text:p>NA</text:p>
          </table:table-cell>
          <table:table-cell office:value-type="float" office:value="1.15697414520148" calcext:value-type="float">
            <text:p>1.15697414520148</text:p>
          </table:table-cell>
          <table:table-cell office:value-type="float" office:value="0.638036623887507" calcext:value-type="float">
            <text:p>0.638036623887507</text:p>
          </table:table-cell>
          <table:table-cell office:value-type="float" office:value="0.655030154617443" calcext:value-type="float">
            <text:p>0.65503015461744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533</text:p>
          </table:table-cell>
          <table:table-cell table:number-columns-repeated="990"/>
        </table:table-row>
        <table:table-row table:style-name="ro2">
          <table:table-cell office:value-type="float" office:value="275.148302167457" calcext:value-type="float">
            <text:p>275.148302167457</text:p>
          </table:table-cell>
          <table:table-cell office:value-type="float" office:value="14.5806910536024" calcext:value-type="float">
            <text:p>14.5806910536024</text:p>
          </table:table-cell>
          <table:table-cell office:value-type="string" calcext:value-type="string">
            <text:p>C11H21N3O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-a-glutamyl-L-Lys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Basic peptide</text:p>
          </table:table-cell>
          <table:table-cell office:value-type="float" office:value="555146" calcext:value-type="float">
            <text:p>555146</text:p>
          </table:table-cell>
          <table:table-cell office:value-type="float" office:value="10.9213095703125" calcext:value-type="float">
            <text:p>10.9213095703125</text:p>
          </table:table-cell>
          <table:table-cell office:value-type="float" office:value="250.7613484375" calcext:value-type="float">
            <text:p>250.7613484375</text:p>
          </table:table-cell>
          <table:table-cell office:value-type="float" office:value="99.6773583984375" calcext:value-type="float">
            <text:p>99.6773583984375</text:p>
          </table:table-cell>
          <table:table-cell office:value-type="float" office:value="0" calcext:value-type="float">
            <text:p>0</text:p>
          </table:table-cell>
          <table:table-cell office:value-type="float" office:value="0.185652647792965" calcext:value-type="float">
            <text:p>0.185652647792965</text:p>
          </table:table-cell>
          <table:table-cell office:value-type="float" office:value="0.0356928373477671" calcext:value-type="float">
            <text:p>0.035692837347767</text:p>
          </table:table-cell>
          <table:table-cell office:value-type="float" office:value="0.0254492260259248" calcext:value-type="float">
            <text:p>0.025449226025925</text:p>
          </table:table-cell>
          <table:table-cell office:value-type="string" calcext:value-type="string">
            <text:p>NA</text:p>
          </table:table-cell>
          <table:table-cell office:value-type="float" office:value="10921.3095703125" calcext:value-type="float">
            <text:p>10921.3095703125</text:p>
          </table:table-cell>
          <table:table-cell office:value-type="float" office:value="250761.3484375" calcext:value-type="float">
            <text:p>250761.3484375</text:p>
          </table:table-cell>
          <table:table-cell office:value-type="float" office:value="99677.3583984375" calcext:value-type="float">
            <text:p>99677.3583984375</text:p>
          </table:table-cell>
          <table:table-cell office:value-type="float" office:value="0" calcext:value-type="float">
            <text:p>0</text:p>
          </table:table-cell>
          <table:table-cell office:value-type="float" office:value="12767.8382569162" calcext:value-type="float">
            <text:p>12767.8382569162</text:p>
          </table:table-cell>
          <table:table-cell office:value-type="float" office:value="179996.307408813" calcext:value-type="float">
            <text:p>179996.307408813</text:p>
          </table:table-cell>
          <table:table-cell office:value-type="float" office:value="48054.8652096894" calcext:value-type="float">
            <text:p>48054.8652096894</text:p>
          </table:table-cell>
          <table:table-cell office:value-type="string" calcext:value-type="string">
            <text:p>NA</text:p>
          </table:table-cell>
          <table:table-cell office:value-type="float" office:value="1.16907575732704" calcext:value-type="float">
            <text:p>1.16907575732704</text:p>
          </table:table-cell>
          <table:table-cell office:value-type="float" office:value="0.717799248290754" calcext:value-type="float">
            <text:p>0.717799248290754</text:p>
          </table:table-cell>
          <table:table-cell office:value-type="float" office:value="0.482104120552644" calcext:value-type="float">
            <text:p>0.48210412055264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140</text:p>
          </table:table-cell>
          <table:table-cell table:number-columns-repeated="990"/>
        </table:table-row>
        <table:table-row table:style-name="ro2">
          <table:table-cell office:value-type="float" office:value="216.110708670887" calcext:value-type="float">
            <text:p>216.110708670887</text:p>
          </table:table-cell>
          <table:table-cell office:value-type="float" office:value="11.3008076985677" calcext:value-type="float">
            <text:p>11.3008076985677</text:p>
          </table:table-cell>
          <table:table-cell office:value-type="string" calcext:value-type="string">
            <text:p>C9H16N2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-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Polar peptide</text:p>
          </table:table-cell>
          <table:table-cell office:value-type="float" office:value="2435421" calcext:value-type="float">
            <text:p>2435421</text:p>
          </table:table-cell>
          <table:table-cell office:value-type="float" office:value="8.27249582389807" calcext:value-type="float">
            <text:p>8.27249582389807</text:p>
          </table:table-cell>
          <table:table-cell office:value-type="float" office:value="99.6837747819285" calcext:value-type="float">
            <text:p>99.6837747819285</text:p>
          </table:table-cell>
          <table:table-cell office:value-type="float" office:value="87.4369931092909" calcext:value-type="float">
            <text:p>87.4369931092909</text:p>
          </table:table-cell>
          <table:table-cell office:value-type="float" office:value="1" calcext:value-type="float">
            <text:p>1</text:p>
          </table:table-cell>
          <table:table-cell office:value-type="float" office:value="0.0302017316449648" calcext:value-type="float">
            <text:p>0.030201731644965</text:p>
          </table:table-cell>
          <table:table-cell office:value-type="float" office:value="0.0140942196708146" calcext:value-type="float">
            <text:p>0.014094219670815</text:p>
          </table:table-cell>
          <table:table-cell office:value-type="float" office:value="0.0217551542970553" calcext:value-type="float">
            <text:p>0.021755154297055</text:p>
          </table:table-cell>
          <table:table-cell office:value-type="float" office:value="1" calcext:value-type="float">
            <text:p>1</text:p>
          </table:table-cell>
          <table:table-cell office:value-type="float" office:value="113445.4921875" calcext:value-type="float">
            <text:p>113445.4921875</text:p>
          </table:table-cell>
          <table:table-cell office:value-type="float" office:value="1367020.925" calcext:value-type="float">
            <text:p>1367020.925</text:p>
          </table:table-cell>
          <table:table-cell office:value-type="float" office:value="1199073.765625" calcext:value-type="float">
            <text:p>1199073.765625</text:p>
          </table:table-cell>
          <table:table-cell office:value-type="float" office:value="13713.5750325521" calcext:value-type="float">
            <text:p>13713.5750325521</text:p>
          </table:table-cell>
          <table:table-cell office:value-type="float" office:value="51850.150333424" calcext:value-type="float">
            <text:p>51850.150333424</text:p>
          </table:table-cell>
          <table:table-cell office:value-type="float" office:value="726686.699243923" calcext:value-type="float">
            <text:p>726686.699243923</text:p>
          </table:table-cell>
          <table:table-cell office:value-type="float" office:value="538788.440577146" calcext:value-type="float">
            <text:p>538788.440577146</text:p>
          </table:table-cell>
          <table:table-cell office:value-type="float" office:value="4913.21415672443" calcext:value-type="float">
            <text:p>4913.21415672443</text:p>
          </table:table-cell>
          <table:table-cell office:value-type="float" office:value="0.457049013879964" calcext:value-type="float">
            <text:p>0.457049013879964</text:p>
          </table:table-cell>
          <table:table-cell office:value-type="float" office:value="0.531584181305727" calcext:value-type="float">
            <text:p>0.531584181305727</text:p>
          </table:table-cell>
          <table:table-cell office:value-type="float" office:value="0.449337193443066" calcext:value-type="float">
            <text:p>0.449337193443066</text:p>
          </table:table-cell>
          <table:table-cell office:value-type="float" office:value="0.358273764868889" calcext:value-type="float">
            <text:p>0.358273764868889</text:p>
          </table:table-cell>
          <table:table-cell office:value-type="float" office:value="3.6667908420033" calcext:value-type="float">
            <text:p>3.6667908420033</text:p>
          </table:table-cell>
          <table:table-cell office:value-type="float" office:value="3.46799614648784" calcext:value-type="float">
            <text:p>3.46799614648784</text:p>
          </table:table-cell>
          <table:table-cell office:value-type="float" office:value="4.83980677790261" calcext:value-type="float">
            <text:p>4.83980677790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517</text:p>
          </table:table-cell>
          <table:table-cell table:number-columns-repeated="990"/>
        </table:table-row>
        <table:table-row table:style-name="ro2">
          <table:table-cell office:value-type="float" office:value="230.090331178323" calcext:value-type="float">
            <text:p>230.090331178323</text:p>
          </table:table-cell>
          <table:table-cell office:value-type="float" office:value="15.3645524088542" calcext:value-type="float">
            <text:p>15.3645524088542</text:p>
          </table:table-cell>
          <table:table-cell office:value-type="string" calcext:value-type="string">
            <text:p>C9H14N2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artyl-L-prol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Acidic peptide</text:p>
          </table:table-cell>
          <table:table-cell office:value-type="float" office:value="14037625" calcext:value-type="float">
            <text:p>14037625</text:p>
          </table:table-cell>
          <table:table-cell office:value-type="float" office:value="4.39931560913658" calcext:value-type="float">
            <text:p>4.39931560913658</text:p>
          </table:table-cell>
          <table:table-cell office:value-type="float" office:value="75.6294092980339" calcext:value-type="float">
            <text:p>75.6294092980339</text:p>
          </table:table-cell>
          <table:table-cell office:value-type="float" office:value="76.2990333058797" calcext:value-type="float">
            <text:p>76.2990333058797</text:p>
          </table:table-cell>
          <table:table-cell office:value-type="float" office:value="1" calcext:value-type="float">
            <text:p>1</text:p>
          </table:table-cell>
          <table:table-cell office:value-type="float" office:value="0.0335946407499948" calcext:value-type="float">
            <text:p>0.033594640749995</text:p>
          </table:table-cell>
          <table:table-cell office:value-type="float" office:value="0.0208748408849789" calcext:value-type="float">
            <text:p>0.020874840884979</text:p>
          </table:table-cell>
          <table:table-cell office:value-type="float" office:value="0.0422346111379298" calcext:value-type="float">
            <text:p>0.04223461113793</text:p>
          </table:table-cell>
          <table:table-cell office:value-type="float" office:value="1" calcext:value-type="float">
            <text:p>1</text:p>
          </table:table-cell>
          <table:table-cell office:value-type="float" office:value="463333.6171875" calcext:value-type="float">
            <text:p>463333.6171875</text:p>
          </table:table-cell>
          <table:table-cell office:value-type="float" office:value="7965249.8" calcext:value-type="float">
            <text:p>7965249.8</text:p>
          </table:table-cell>
          <table:table-cell office:value-type="float" office:value="8035774.25" calcext:value-type="float">
            <text:p>8035774.25</text:p>
          </table:table-cell>
          <table:table-cell office:value-type="float" office:value="105319.4765625" calcext:value-type="float">
            <text:p>105319.4765625</text:p>
          </table:table-cell>
          <table:table-cell office:value-type="float" office:value="200091.310902068" calcext:value-type="float">
            <text:p>200091.310902068</text:p>
          </table:table-cell>
          <table:table-cell office:value-type="float" office:value="4753256.36109759" calcext:value-type="float">
            <text:p>4753256.36109759</text:p>
          </table:table-cell>
          <table:table-cell office:value-type="float" office:value="4655380.86685945" calcext:value-type="float">
            <text:p>4655380.86685945</text:p>
          </table:table-cell>
          <table:table-cell office:value-type="float" office:value="43540.2225261485" calcext:value-type="float">
            <text:p>43540.2225261485</text:p>
          </table:table-cell>
          <table:table-cell office:value-type="float" office:value="0.43185148558106" calcext:value-type="float">
            <text:p>0.43185148558106</text:p>
          </table:table-cell>
          <table:table-cell office:value-type="float" office:value="0.596749189347155" calcext:value-type="float">
            <text:p>0.596749189347155</text:p>
          </table:table-cell>
          <table:table-cell office:value-type="float" office:value="0.579331962549776" calcext:value-type="float">
            <text:p>0.579331962549776</text:p>
          </table:table-cell>
          <table:table-cell office:value-type="float" office:value="0.413410927847807" calcext:value-type="float">
            <text:p>0.413410927847807</text:p>
          </table:table-cell>
          <table:table-cell office:value-type="float" office:value="3.05669316456539" calcext:value-type="float">
            <text:p>3.05669316456539</text:p>
          </table:table-cell>
          <table:table-cell office:value-type="float" office:value="2.73412570061255" calcext:value-type="float">
            <text:p>2.73412570061255</text:p>
          </table:table-cell>
          <table:table-cell office:value-type="float" office:value="2.90166828974761" calcext:value-type="float">
            <text:p>2.90166828974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888</text:p>
          </table:table-cell>
          <table:table-cell table:number-columns-repeated="990"/>
        </table:table-row>
        <table:table-row table:style-name="ro2">
          <table:table-cell office:value-type="float" office:value="186.100574902438" calcext:value-type="float">
            <text:p>186.100574902438</text:p>
          </table:table-cell>
          <table:table-cell office:value-type="float" office:value="11.1803952111138" calcext:value-type="float">
            <text:p>11.1803952111138</text:p>
          </table:table-cell>
          <table:table-cell office:value-type="string" calcext:value-type="string">
            <text:p>C8H14N2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-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Nonpolar peptide</text:p>
          </table:table-cell>
          <table:table-cell office:value-type="float" office:value="2834038" calcext:value-type="float">
            <text:p>2834038</text:p>
          </table:table-cell>
          <table:table-cell office:value-type="float" office:value="5.51425276632577" calcext:value-type="float">
            <text:p>5.51425276632577</text:p>
          </table:table-cell>
          <table:table-cell office:value-type="float" office:value="65.86690630603" calcext:value-type="float">
            <text:p>65.86690630603</text:p>
          </table:table-cell>
          <table:table-cell office:value-type="float" office:value="65.5880979342833" calcext:value-type="float">
            <text:p>65.5880979342833</text:p>
          </table:table-cell>
          <table:table-cell office:value-type="float" office:value="1" calcext:value-type="float">
            <text:p>1</text:p>
          </table:table-cell>
          <table:table-cell office:value-type="float" office:value="0.00991892839449865" calcext:value-type="float">
            <text:p>0.009918928394499</text:p>
          </table:table-cell>
          <table:table-cell office:value-type="float" office:value="0.020314337081029" calcext:value-type="float">
            <text:p>0.020314337081029</text:p>
          </table:table-cell>
          <table:table-cell office:value-type="float" office:value="0.0288917736517947" calcext:value-type="float">
            <text:p>0.028891773651795</text:p>
          </table:table-cell>
          <table:table-cell office:value-type="float" office:value="1" calcext:value-type="float">
            <text:p>1</text:p>
          </table:table-cell>
          <table:table-cell office:value-type="float" office:value="140804.283203125" calcext:value-type="float">
            <text:p>140804.283203125</text:p>
          </table:table-cell>
          <table:table-cell office:value-type="float" office:value="1681885.6375" calcext:value-type="float">
            <text:p>1681885.6375</text:p>
          </table:table-cell>
          <table:table-cell office:value-type="float" office:value="1674766.375" calcext:value-type="float">
            <text:p>1674766.375</text:p>
          </table:table-cell>
          <table:table-cell office:value-type="float" office:value="25534.6080729167" calcext:value-type="float">
            <text:p>25534.6080729167</text:p>
          </table:table-cell>
          <table:table-cell office:value-type="float" office:value="43041.8647616113" calcext:value-type="float">
            <text:p>43041.8647616113</text:p>
          </table:table-cell>
          <table:table-cell office:value-type="float" office:value="993322.925761363" calcext:value-type="float">
            <text:p>993322.925761363</text:p>
          </table:table-cell>
          <table:table-cell office:value-type="float" office:value="834626.023424532" calcext:value-type="float">
            <text:p>834626.023424532</text:p>
          </table:table-cell>
          <table:table-cell office:value-type="float" office:value="10333.9535234006" calcext:value-type="float">
            <text:p>10333.9535234006</text:p>
          </table:table-cell>
          <table:table-cell office:value-type="float" office:value="0.305685763120706" calcext:value-type="float">
            <text:p>0.305685763120706</text:p>
          </table:table-cell>
          <table:table-cell office:value-type="float" office:value="0.590600754066647" calcext:value-type="float">
            <text:p>0.590600754066647</text:p>
          </table:table-cell>
          <table:table-cell office:value-type="float" office:value="0.498353702273568" calcext:value-type="float">
            <text:p>0.498353702273568</text:p>
          </table:table-cell>
          <table:table-cell office:value-type="float" office:value="0.404703823684738" calcext:value-type="float">
            <text:p>0.404703823684738</text:p>
          </table:table-cell>
          <table:table-cell office:value-type="float" office:value="6.78123271838533" calcext:value-type="float">
            <text:p>6.78123271838533</text:p>
          </table:table-cell>
          <table:table-cell office:value-type="float" office:value="2.78020515457462" calcext:value-type="float">
            <text:p>2.78020515457462</text:p>
          </table:table-cell>
          <table:table-cell office:value-type="float" office:value="3.90402837941614" calcext:value-type="float">
            <text:p>3.90402837941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25</text:p>
          </table:table-cell>
          <table:table-cell table:number-columns-repeated="990"/>
        </table:table-row>
        <table:table-row table:style-name="ro2">
          <table:table-cell office:value-type="float" office:value="303.154193589066" calcext:value-type="float">
            <text:p>303.154193589066</text:p>
          </table:table-cell>
          <table:table-cell office:value-type="float" office:value="17.8151667668268" calcext:value-type="float">
            <text:p>17.8151667668268</text:p>
          </table:table-cell>
          <table:table-cell office:value-type="string" calcext:value-type="string">
            <text:p>C11H21N5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-A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Basic peptide</text:p>
          </table:table-cell>
          <table:table-cell office:value-type="float" office:value="246930" calcext:value-type="float">
            <text:p>246930</text:p>
          </table:table-cell>
          <table:table-cell office:value-type="float" office:value="0" calcext:value-type="float">
            <text:p>0</text:p>
          </table:table-cell>
          <table:table-cell office:value-type="float" office:value="146.44223046875" calcext:value-type="float">
            <text:p>146.44223046875</text:p>
          </table:table-cell>
          <table:table-cell office:value-type="float" office:value="34.4742836914063" calcext:value-type="float">
            <text:p>34.4742836914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137307195249543" calcext:value-type="float">
            <text:p>0.013730719524954</text:p>
          </table:table-cell>
          <table:table-cell office:value-type="float" office:value="0.0838515422059555" calcext:value-type="float">
            <text:p>0.083851542205956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46442.23046875" calcext:value-type="float">
            <text:p>146442.23046875</text:p>
          </table:table-cell>
          <table:table-cell office:value-type="float" office:value="34474.2836914063" calcext:value-type="float">
            <text:p>34474.2836914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8024.1982912317" calcext:value-type="float">
            <text:p>78024.1982912317</text:p>
          </table:table-cell>
          <table:table-cell office:value-type="float" office:value="27025.4309062926" calcext:value-type="float">
            <text:p>27025.43090629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3279848334379" calcext:value-type="float">
            <text:p>0.53279848334379</text:p>
          </table:table-cell>
          <table:table-cell office:value-type="float" office:value="0.783930165111146" calcext:value-type="float">
            <text:p>0.78393016511114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612</text:p>
          </table:table-cell>
          <table:table-cell table:number-columns-repeated="990"/>
        </table:table-row>
        <table:table-row table:style-name="ro2">
          <table:table-cell office:value-type="float" office:value="271.164599407361" calcext:value-type="float">
            <text:p>271.164599407361</text:p>
          </table:table-cell>
          <table:table-cell office:value-type="float" office:value="15.211532156808" calcext:value-type="float">
            <text:p>15.211532156808</text:p>
          </table:table-cell>
          <table:table-cell office:value-type="string" calcext:value-type="string">
            <text:p>C11H21N5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-A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Basic peptide</text:p>
          </table:table-cell>
          <table:table-cell office:value-type="float" office:value="138117" calcext:value-type="float">
            <text:p>138117</text:p>
          </table:table-cell>
          <table:table-cell office:value-type="float" office:value="2.38991088867188" calcext:value-type="float">
            <text:p>2.38991088867188</text:p>
          </table:table-cell>
          <table:table-cell office:value-type="float" office:value="77.92446796875" calcext:value-type="float">
            <text:p>77.92446796875</text:p>
          </table:table-cell>
          <table:table-cell office:value-type="float" office:value="26.815322265625" calcext:value-type="float">
            <text:p>26.815322265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108334954976875" calcext:value-type="float">
            <text:p>0.010833495497688</text:p>
          </table:table-cell>
          <table:table-cell office:value-type="float" office:value="0.0213120266779506" calcext:value-type="float">
            <text:p>0.021312026677951</text:p>
          </table:table-cell>
          <table:table-cell office:value-type="string" calcext:value-type="string">
            <text:p>NA</text:p>
          </table:table-cell>
          <table:table-cell office:value-type="float" office:value="2389.91088867188" calcext:value-type="float">
            <text:p>2389.91088867188</text:p>
          </table:table-cell>
          <table:table-cell office:value-type="float" office:value="77924.46796875" calcext:value-type="float">
            <text:p>77924.46796875</text:p>
          </table:table-cell>
          <table:table-cell office:value-type="float" office:value="26815.322265625" calcext:value-type="float">
            <text:p>26815.322265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8732.3394994041" calcext:value-type="float">
            <text:p>38732.3394994041</text:p>
          </table:table-cell>
          <table:table-cell office:value-type="float" office:value="12093.787833719" calcext:value-type="float">
            <text:p>12093.7878337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497049777932868" calcext:value-type="float">
            <text:p>0.497049777932868</text:p>
          </table:table-cell>
          <table:table-cell office:value-type="float" office:value="0.451002889837436" calcext:value-type="float">
            <text:p>0.45100288983743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315</text:p>
          </table:table-cell>
          <table:table-cell table:number-columns-repeated="990"/>
        </table:table-row>
        <table:table-row table:style-name="ro2">
          <table:table-cell office:value-type="float" office:value="246.121621604145" calcext:value-type="float">
            <text:p>246.121621604145</text:p>
          </table:table-cell>
          <table:table-cell office:value-type="float" office:value="11.8269034937808" calcext:value-type="float">
            <text:p>11.8269034937808</text:p>
          </table:table-cell>
          <table:table-cell office:value-type="string" calcext:value-type="string">
            <text:p>C10H18N2O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u-V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Hydrophobic peptide</text:p>
          </table:table-cell>
          <table:table-cell office:value-type="float" office:value="120144" calcext:value-type="float">
            <text:p>120144</text:p>
          </table:table-cell>
          <table:table-cell office:value-type="float" office:value="10.9158647219887" calcext:value-type="float">
            <text:p>10.9158647219887</text:p>
          </table:table-cell>
          <table:table-cell office:value-type="float" office:value="11.6130267975176" calcext:value-type="float">
            <text:p>11.6130267975176</text:p>
          </table:table-cell>
          <table:table-cell office:value-type="float" office:value="15.5247946072046" calcext:value-type="float">
            <text:p>15.5247946072046</text:p>
          </table:table-cell>
          <table:table-cell office:value-type="float" office:value="1" calcext:value-type="float">
            <text:p>1</text:p>
          </table:table-cell>
          <table:table-cell office:value-type="float" office:value="0.0179975749108071" calcext:value-type="float">
            <text:p>0.017997574910807</text:p>
          </table:table-cell>
          <table:table-cell office:value-type="float" office:value="0.0232734255585435" calcext:value-type="float">
            <text:p>0.023273425558544</text:p>
          </table:table-cell>
          <table:table-cell office:value-type="float" office:value="0.0180065320985571" calcext:value-type="float">
            <text:p>0.018006532098557</text:p>
          </table:table-cell>
          <table:table-cell office:value-type="float" office:value="1" calcext:value-type="float">
            <text:p>1</text:p>
          </table:table-cell>
          <table:table-cell office:value-type="float" office:value="58575.0986328125" calcext:value-type="float">
            <text:p>58575.0986328125</text:p>
          </table:table-cell>
          <table:table-cell office:value-type="float" office:value="62316.106640625" calcext:value-type="float">
            <text:p>62316.106640625</text:p>
          </table:table-cell>
          <table:table-cell office:value-type="float" office:value="83306.8564453125" calcext:value-type="float">
            <text:p>83306.8564453125</text:p>
          </table:table-cell>
          <table:table-cell office:value-type="float" office:value="5366.05208333333" calcext:value-type="float">
            <text:p>5366.05208333333</text:p>
          </table:table-cell>
          <table:table-cell office:value-type="float" office:value="23690.9020584193" calcext:value-type="float">
            <text:p>23690.9020584193</text:p>
          </table:table-cell>
          <table:table-cell office:value-type="float" office:value="36098.4125457256" calcext:value-type="float">
            <text:p>36098.4125457256</text:p>
          </table:table-cell>
          <table:table-cell office:value-type="float" office:value="33911.2331052947" calcext:value-type="float">
            <text:p>33911.2331052947</text:p>
          </table:table-cell>
          <table:table-cell office:value-type="float" office:value="4648.24199130171" calcext:value-type="float">
            <text:p>4648.24199130171</text:p>
          </table:table-cell>
          <table:table-cell office:value-type="float" office:value="0.404453472744956" calcext:value-type="float">
            <text:p>0.404453472744956</text:p>
          </table:table-cell>
          <table:table-cell office:value-type="float" office:value="0.579279009741479" calcext:value-type="float">
            <text:p>0.579279009741479</text:p>
          </table:table-cell>
          <table:table-cell office:value-type="float" office:value="0.407064130760425" calcext:value-type="float">
            <text:p>0.407064130760425</text:p>
          </table:table-cell>
          <table:table-cell office:value-type="float" office:value="0.866231247687458" calcext:value-type="float">
            <text:p>0.866231247687458</text:p>
          </table:table-cell>
          <table:table-cell office:value-type="float" office:value="4.85739007160397" calcext:value-type="float">
            <text:p>4.85739007160397</text:p>
          </table:table-cell>
          <table:table-cell office:value-type="float" office:value="2.44833165163416" calcext:value-type="float">
            <text:p>2.44833165163416</text:p>
          </table:table-cell>
          <table:table-cell office:value-type="float" office:value="5.18511749482146" calcext:value-type="float">
            <text:p>5.18511749482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900</text:p>
          </table:table-cell>
          <table:table-cell table:number-columns-repeated="990"/>
        </table:table-row>
        <table:table-row table:style-name="ro2">
          <table:table-cell office:value-type="float" office:value="248.100886131144" calcext:value-type="float">
            <text:p>248.100886131144</text:p>
          </table:table-cell>
          <table:table-cell office:value-type="float" office:value="14.4605212741428" calcext:value-type="float">
            <text:p>14.4605212741428</text:p>
          </table:table-cell>
          <table:table-cell office:value-type="string" calcext:value-type="string">
            <text:p>C9H16N2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-Th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Acidic peptide</text:p>
          </table:table-cell>
          <table:table-cell office:value-type="float" office:value="499632" calcext:value-type="float">
            <text:p>499632</text:p>
          </table:table-cell>
          <table:table-cell office:value-type="float" office:value="5.13361748682472" calcext:value-type="float">
            <text:p>5.13361748682472</text:p>
          </table:table-cell>
          <table:table-cell office:value-type="float" office:value="9.99327624664092" calcext:value-type="float">
            <text:p>9.99327624664092</text:p>
          </table:table-cell>
          <table:table-cell office:value-type="float" office:value="14.3707977383592" calcext:value-type="float">
            <text:p>14.3707977383592</text:p>
          </table:table-cell>
          <table:table-cell office:value-type="float" office:value="1" calcext:value-type="float">
            <text:p>1</text:p>
          </table:table-cell>
          <table:table-cell office:value-type="float" office:value="0.033178272370546" calcext:value-type="float">
            <text:p>0.033178272370546</text:p>
          </table:table-cell>
          <table:table-cell office:value-type="float" office:value="0.0396510947677885" calcext:value-type="float">
            <text:p>0.039651094767789</text:p>
          </table:table-cell>
          <table:table-cell office:value-type="float" office:value="0.0108538852099882" calcext:value-type="float">
            <text:p>0.010853885209988</text:p>
          </table:table-cell>
          <table:table-cell office:value-type="string" calcext:value-type="string">
            <text:p>NA</text:p>
          </table:table-cell>
          <table:table-cell office:value-type="float" office:value="119068.5625" calcext:value-type="float">
            <text:p>119068.5625</text:p>
          </table:table-cell>
          <table:table-cell office:value-type="float" office:value="231782.95625" calcext:value-type="float">
            <text:p>231782.95625</text:p>
          </table:table-cell>
          <table:table-cell office:value-type="float" office:value="333314.7109375" calcext:value-type="float">
            <text:p>333314.7109375</text:p>
          </table:table-cell>
          <table:table-cell office:value-type="float" office:value="23193.890625" calcext:value-type="float">
            <text:p>23193.890625</text:p>
          </table:table-cell>
          <table:table-cell office:value-type="float" office:value="44690.0487494952" calcext:value-type="float">
            <text:p>44690.0487494952</text:p>
          </table:table-cell>
          <table:table-cell office:value-type="float" office:value="158108.607918007" calcext:value-type="float">
            <text:p>158108.607918007</text:p>
          </table:table-cell>
          <table:table-cell office:value-type="float" office:value="124359.606858142" calcext:value-type="float">
            <text:p>124359.606858142</text:p>
          </table:table-cell>
          <table:table-cell office:value-type="string" calcext:value-type="string">
            <text:p>NA</text:p>
          </table:table-cell>
          <table:table-cell office:value-type="float" office:value="0.375330379498747" calcext:value-type="float">
            <text:p>0.375330379498747</text:p>
          </table:table-cell>
          <table:table-cell office:value-type="float" office:value="0.682140785828412" calcext:value-type="float">
            <text:p>0.682140785828412</text:p>
          </table:table-cell>
          <table:table-cell office:value-type="float" office:value="0.373099664603345" calcext:value-type="float">
            <text:p>0.373099664603345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348</text:p>
          </table:table-cell>
          <table:table-cell table:number-columns-repeated="990"/>
        </table:table-row>
        <table:table-row table:style-name="ro2">
          <table:table-cell office:value-type="float" office:value="244.105946304875" calcext:value-type="float">
            <text:p>244.105946304875</text:p>
          </table:table-cell>
          <table:table-cell office:value-type="float" office:value="15.0339715321859" calcext:value-type="float">
            <text:p>15.0339715321859</text:p>
          </table:table-cell>
          <table:table-cell office:value-type="string" calcext:value-type="string">
            <text:p>C10H16N2O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-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Acidic peptide</text:p>
          </table:table-cell>
          <table:table-cell office:value-type="float" office:value="2655935" calcext:value-type="float">
            <text:p>2655935</text:p>
          </table:table-cell>
          <table:table-cell office:value-type="float" office:value="2.07628587536823" calcext:value-type="float">
            <text:p>2.07628587536823</text:p>
          </table:table-cell>
          <table:table-cell office:value-type="float" office:value="12.2081662995916" calcext:value-type="float">
            <text:p>12.2081662995916</text:p>
          </table:table-cell>
          <table:table-cell office:value-type="float" office:value="12.1894879121692" calcext:value-type="float">
            <text:p>12.1894879121692</text:p>
          </table:table-cell>
          <table:table-cell office:value-type="float" office:value="1" calcext:value-type="float">
            <text:p>1</text:p>
          </table:table-cell>
          <table:table-cell office:value-type="float" office:value="0.0821543955915387" calcext:value-type="float">
            <text:p>0.082154395591539</text:p>
          </table:table-cell>
          <table:table-cell office:value-type="float" office:value="0.0485517293981548" calcext:value-type="float">
            <text:p>0.048551729398155</text:p>
          </table:table-cell>
          <table:table-cell office:value-type="float" office:value="0.0235211290437706" calcext:value-type="float">
            <text:p>0.023521129043771</text:p>
          </table:table-cell>
          <table:table-cell office:value-type="float" office:value="1" calcext:value-type="float">
            <text:p>1</text:p>
          </table:table-cell>
          <table:table-cell office:value-type="float" office:value="223491.30078125" calcext:value-type="float">
            <text:p>223491.30078125</text:p>
          </table:table-cell>
          <table:table-cell office:value-type="float" office:value="1314086.36875" calcext:value-type="float">
            <text:p>1314086.36875</text:p>
          </table:table-cell>
          <table:table-cell office:value-type="float" office:value="1312075.828125" calcext:value-type="float">
            <text:p>1312075.828125</text:p>
          </table:table-cell>
          <table:table-cell office:value-type="float" office:value="107639.946614583" calcext:value-type="float">
            <text:p>107639.946614583</text:p>
          </table:table-cell>
          <table:table-cell office:value-type="float" office:value="79749.1213081913" calcext:value-type="float">
            <text:p>79749.1213081913</text:p>
          </table:table-cell>
          <table:table-cell office:value-type="float" office:value="963515.79078968" calcext:value-type="float">
            <text:p>963515.79078968</text:p>
          </table:table-cell>
          <table:table-cell office:value-type="float" office:value="571982.864426738" calcext:value-type="float">
            <text:p>571982.864426738</text:p>
          </table:table-cell>
          <table:table-cell office:value-type="float" office:value="61265.856698426" calcext:value-type="float">
            <text:p>61265.856698426</text:p>
          </table:table-cell>
          <table:table-cell office:value-type="float" office:value="0.356833223617274" calcext:value-type="float">
            <text:p>0.356833223617274</text:p>
          </table:table-cell>
          <table:table-cell office:value-type="float" office:value="0.733221052818778" calcext:value-type="float">
            <text:p>0.733221052818778</text:p>
          </table:table-cell>
          <table:table-cell office:value-type="float" office:value="0.435937353745874" calcext:value-type="float">
            <text:p>0.435937353745874</text:p>
          </table:table-cell>
          <table:table-cell office:value-type="float" office:value="0.569173978855593" calcext:value-type="float">
            <text:p>0.569173978855593</text:p>
          </table:table-cell>
          <table:table-cell office:value-type="float" office:value="1.32710064917611" calcext:value-type="float">
            <text:p>1.32710064917611</text:p>
          </table:table-cell>
          <table:table-cell office:value-type="float" office:value="1.56151453434901" calcext:value-type="float">
            <text:p>1.56151453434901</text:p>
          </table:table-cell>
          <table:table-cell office:value-type="float" office:value="4.38376341132197" calcext:value-type="float">
            <text:p>4.38376341132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460</text:p>
          </table:table-cell>
          <table:table-cell table:number-columns-repeated="990"/>
        </table:table-row>
        <table:table-row table:style-name="ro2">
          <table:table-cell office:value-type="float" office:value="268.153776272419" calcext:value-type="float">
            <text:p>268.153776272419</text:p>
          </table:table-cell>
          <table:table-cell office:value-type="float" office:value="7.64919667561848" calcext:value-type="float">
            <text:p>7.64919667561848</text:p>
          </table:table-cell>
          <table:table-cell office:value-type="string" calcext:value-type="string">
            <text:p>C12H20N4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s-Le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Basic peptide</text:p>
          </table:table-cell>
          <table:table-cell office:value-type="float" office:value="260057" calcext:value-type="float">
            <text:p>260057</text:p>
          </table:table-cell>
          <table:table-cell office:value-type="float" office:value="0.82632033802572" calcext:value-type="float">
            <text:p>0.82632033802572</text:p>
          </table:table-cell>
          <table:table-cell office:value-type="float" office:value="5.40705150550498" calcext:value-type="float">
            <text:p>5.40705150550498</text:p>
          </table:table-cell>
          <table:table-cell office:value-type="float" office:value="8.22612503744059" calcext:value-type="float">
            <text:p>8.22612503744059</text:p>
          </table:table-cell>
          <table:table-cell office:value-type="float" office:value="1" calcext:value-type="float">
            <text:p>1</text:p>
          </table:table-cell>
          <table:table-cell office:value-type="float" office:value="0.643214165066143" calcext:value-type="float">
            <text:p>0.643214165066143</text:p>
          </table:table-cell>
          <table:table-cell office:value-type="float" office:value="0.0417994121787097" calcext:value-type="float">
            <text:p>0.04179941217871</text:p>
          </table:table-cell>
          <table:table-cell office:value-type="float" office:value="0.0884757923410388" calcext:value-type="float">
            <text:p>0.088475792341039</text:p>
          </table:table-cell>
          <table:table-cell office:value-type="float" office:value="1" calcext:value-type="float">
            <text:p>1</text:p>
          </table:table-cell>
          <table:table-cell office:value-type="float" office:value="13459.3414306641" calcext:value-type="float">
            <text:p>13459.3414306641</text:p>
          </table:table-cell>
          <table:table-cell office:value-type="float" office:value="88071.59765625" calcext:value-type="float">
            <text:p>88071.59765625</text:p>
          </table:table-cell>
          <table:table-cell office:value-type="float" office:value="133989.471679688" calcext:value-type="float">
            <text:p>133989.471679688</text:p>
          </table:table-cell>
          <table:table-cell office:value-type="float" office:value="16288.2853190104" calcext:value-type="float">
            <text:p>16288.2853190104</text:p>
          </table:table-cell>
          <table:table-cell office:value-type="float" office:value="6156.18123046036" calcext:value-type="float">
            <text:p>6156.18123046036</text:p>
          </table:table-cell>
          <table:table-cell office:value-type="float" office:value="54889.5581363269" calcext:value-type="float">
            <text:p>54889.5581363269</text:p>
          </table:table-cell>
          <table:table-cell office:value-type="float" office:value="94859.7293346906" calcext:value-type="float">
            <text:p>94859.7293346906</text:p>
          </table:table-cell>
          <table:table-cell office:value-type="float" office:value="8129.82838749819" calcext:value-type="float">
            <text:p>8129.82838749819</text:p>
          </table:table-cell>
          <table:table-cell office:value-type="float" office:value="0.457390969846035" calcext:value-type="float">
            <text:p>0.457390969846035</text:p>
          </table:table-cell>
          <table:table-cell office:value-type="float" office:value="0.623237906397077" calcext:value-type="float">
            <text:p>0.623237906397077</text:p>
          </table:table-cell>
          <table:table-cell office:value-type="float" office:value="0.707964052291066" calcext:value-type="float">
            <text:p>0.707964052291066</text:p>
          </table:table-cell>
          <table:table-cell office:value-type="float" office:value="0.499121192211048" calcext:value-type="float">
            <text:p>0.499121192211048</text:p>
          </table:table-cell>
          <table:table-cell office:value-type="float" office:value="0.076956606541362" calcext:value-type="float">
            <text:p>0.076956606541362</text:p>
          </table:table-cell>
          <table:table-cell office:value-type="float" office:value="1.67356762541411" calcext:value-type="float">
            <text:p>1.67356762541411</text:p>
          </table:table-cell>
          <table:table-cell office:value-type="float" office:value="1.52833877200258" calcext:value-type="float">
            <text:p>1.52833877200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91</text:p>
          </table:table-cell>
          <table:table-cell table:number-columns-repeated="990"/>
        </table:table-row>
        <table:table-row table:style-name="ro2">
          <table:table-cell office:value-type="float" office:value="190.095419475464" calcext:value-type="float">
            <text:p>190.095419475464</text:p>
          </table:table-cell>
          <table:table-cell office:value-type="float" office:value="11.5498366800944" calcext:value-type="float">
            <text:p>11.5498366800944</text:p>
          </table:table-cell>
          <table:table-cell office:value-type="string" calcext:value-type="string">
            <text:p>C7H14N2O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-A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Polar peptide</text:p>
          </table:table-cell>
          <table:table-cell office:value-type="float" office:value="420751" calcext:value-type="float">
            <text:p>420751</text:p>
          </table:table-cell>
          <table:table-cell office:value-type="float" office:value="2.15301637869702" calcext:value-type="float">
            <text:p>2.15301637869702</text:p>
          </table:table-cell>
          <table:table-cell office:value-type="float" office:value="4.4458115547153" calcext:value-type="float">
            <text:p>4.4458115547153</text:p>
          </table:table-cell>
          <table:table-cell office:value-type="float" office:value="6.40123147213478" calcext:value-type="float">
            <text:p>6.40123147213478</text:p>
          </table:table-cell>
          <table:table-cell office:value-type="float" office:value="1" calcext:value-type="float">
            <text:p>1</text:p>
          </table:table-cell>
          <table:table-cell office:value-type="float" office:value="0.0868937139672509" calcext:value-type="float">
            <text:p>0.086893713967251</text:p>
          </table:table-cell>
          <table:table-cell office:value-type="float" office:value="0.0162275215016426" calcext:value-type="float">
            <text:p>0.016227521501643</text:p>
          </table:table-cell>
          <table:table-cell office:value-type="float" office:value="0.0161903232466049" calcext:value-type="float">
            <text:p>0.016190323246605</text:p>
          </table:table-cell>
          <table:table-cell office:value-type="float" office:value="1" calcext:value-type="float">
            <text:p>1</text:p>
          </table:table-cell>
          <table:table-cell office:value-type="float" office:value="94379.6259765625" calcext:value-type="float">
            <text:p>94379.6259765625</text:p>
          </table:table-cell>
          <table:table-cell office:value-type="float" office:value="194886.5953125" calcext:value-type="float">
            <text:p>194886.5953125</text:p>
          </table:table-cell>
          <table:table-cell office:value-type="float" office:value="280604.3828125" calcext:value-type="float">
            <text:p>280604.3828125</text:p>
          </table:table-cell>
          <table:table-cell office:value-type="float" office:value="43836" calcext:value-type="float">
            <text:p>43836</text:p>
          </table:table-cell>
          <table:table-cell office:value-type="float" office:value="41206.5181179679" calcext:value-type="float">
            <text:p>41206.5181179679</text:p>
          </table:table-cell>
          <table:table-cell office:value-type="float" office:value="86683.2107901618" calcext:value-type="float">
            <text:p>86683.2107901618</text:p>
          </table:table-cell>
          <table:table-cell office:value-type="float" office:value="99351.5628541728" calcext:value-type="float">
            <text:p>99351.5628541728</text:p>
          </table:table-cell>
          <table:table-cell office:value-type="float" office:value="14006.1705857096" calcext:value-type="float">
            <text:p>14006.1705857096</text:p>
          </table:table-cell>
          <table:table-cell office:value-type="float" office:value="0.436603956538256" calcext:value-type="float">
            <text:p>0.436603956538256</text:p>
          </table:table-cell>
          <table:table-cell office:value-type="float" office:value="0.444787958100276" calcext:value-type="float">
            <text:p>0.444787958100276</text:p>
          </table:table-cell>
          <table:table-cell office:value-type="float" office:value="0.354062762164907" calcext:value-type="float">
            <text:p>0.354062762164907</text:p>
          </table:table-cell>
          <table:table-cell office:value-type="float" office:value="0.319512970748007" calcext:value-type="float">
            <text:p>0.319512970748007</text:p>
          </table:table-cell>
          <table:table-cell office:value-type="float" office:value="1.34870955016905" calcext:value-type="float">
            <text:p>1.34870955016905</text:p>
          </table:table-cell>
          <table:table-cell office:value-type="float" office:value="2.95925200903151" calcext:value-type="float">
            <text:p>2.95925200903151</text:p>
          </table:table-cell>
          <table:table-cell office:value-type="float" office:value="5.56866905296398" calcext:value-type="float">
            <text:p>5.56866905296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68</text:p>
          </table:table-cell>
          <table:table-cell table:number-columns-repeated="990"/>
        </table:table-row>
        <table:table-row table:style-name="ro2">
          <table:table-cell office:value-type="float" office:value="204.110687027216" calcext:value-type="float">
            <text:p>204.110687027216</text:p>
          </table:table-cell>
          <table:table-cell office:value-type="float" office:value="11.3672483825684" calcext:value-type="float">
            <text:p>11.3672483825684</text:p>
          </table:table-cell>
          <table:table-cell office:value-type="string" calcext:value-type="string">
            <text:p>C8H16N2O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-S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Hydrophobic peptide</text:p>
          </table:table-cell>
          <table:table-cell office:value-type="float" office:value="784631" calcext:value-type="float">
            <text:p>784631</text:p>
          </table:table-cell>
          <table:table-cell office:value-type="float" office:value="1.07996133052683" calcext:value-type="float">
            <text:p>1.07996133052683</text:p>
          </table:table-cell>
          <table:table-cell office:value-type="float" office:value="2.19197950273055" calcext:value-type="float">
            <text:p>2.19197950273055</text:p>
          </table:table-cell>
          <table:table-cell office:value-type="float" office:value="3.00836378455557" calcext:value-type="float">
            <text:p>3.00836378455557</text:p>
          </table:table-cell>
          <table:table-cell office:value-type="float" office:value="1" calcext:value-type="float">
            <text:p>1</text:p>
          </table:table-cell>
          <table:table-cell office:value-type="float" office:value="0.836424354254969" calcext:value-type="float">
            <text:p>0.836424354254969</text:p>
          </table:table-cell>
          <table:table-cell office:value-type="float" office:value="0.0567344186847496" calcext:value-type="float">
            <text:p>0.05673441868475</text:p>
          </table:table-cell>
          <table:table-cell office:value-type="float" office:value="0.0186416579883682" calcext:value-type="float">
            <text:p>0.018641657988368</text:p>
          </table:table-cell>
          <table:table-cell office:value-type="float" office:value="1" calcext:value-type="float">
            <text:p>1</text:p>
          </table:table-cell>
          <table:table-cell office:value-type="float" office:value="217074.80078125" calcext:value-type="float">
            <text:p>217074.80078125</text:p>
          </table:table-cell>
          <table:table-cell office:value-type="float" office:value="440593.103125" calcext:value-type="float">
            <text:p>440593.103125</text:p>
          </table:table-cell>
          <table:table-cell office:value-type="float" office:value="604688.2890625" calcext:value-type="float">
            <text:p>604688.2890625</text:p>
          </table:table-cell>
          <table:table-cell office:value-type="float" office:value="201002.3828125" calcext:value-type="float">
            <text:p>201002.3828125</text:p>
          </table:table-cell>
          <table:table-cell office:value-type="float" office:value="54435.2578972824" calcext:value-type="float">
            <text:p>54435.2578972824</text:p>
          </table:table-cell>
          <table:table-cell office:value-type="float" office:value="172284.365214298" calcext:value-type="float">
            <text:p>172284.365214298</text:p>
          </table:table-cell>
          <table:table-cell office:value-type="float" office:value="192257.621468665" calcext:value-type="float">
            <text:p>192257.621468665</text:p>
          </table:table-cell>
          <table:table-cell office:value-type="float" office:value="113146.307347857" calcext:value-type="float">
            <text:p>113146.307347857</text:p>
          </table:table-cell>
          <table:table-cell office:value-type="float" office:value="0.250767282528283" calcext:value-type="float">
            <text:p>0.250767282528283</text:p>
          </table:table-cell>
          <table:table-cell office:value-type="float" office:value="0.391028284356552" calcext:value-type="float">
            <text:p>0.391028284356552</text:p>
          </table:table-cell>
          <table:table-cell office:value-type="float" office:value="0.317945005627178" calcext:value-type="float">
            <text:p>0.317945005627178</text:p>
          </table:table-cell>
          <table:table-cell office:value-type="float" office:value="0.562910278797054" calcext:value-type="float">
            <text:p>0.562910278797054</text:p>
          </table:table-cell>
          <table:table-cell office:value-type="float" office:value="0.0163855352429002" calcext:value-type="float">
            <text:p>0.0163855352429</text:p>
          </table:table-cell>
          <table:table-cell office:value-type="float" office:value="1.35118462553905" calcext:value-type="float">
            <text:p>1.35118462553905</text:p>
          </table:table-cell>
          <table:table-cell office:value-type="float" office:value="3.27463175584796" calcext:value-type="float">
            <text:p>3.27463175584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080</text:p>
          </table:table-cell>
          <table:table-cell table:number-columns-repeated="990"/>
        </table:table-row>
        <table:table-row table:style-name="ro2">
          <table:table-cell office:value-type="float" office:value="236.082797286787" calcext:value-type="float">
            <text:p>236.082797286787</text:p>
          </table:table-cell>
          <table:table-cell office:value-type="float" office:value="10.3783616129557" calcext:value-type="float">
            <text:p>10.3783616129557</text:p>
          </table:table-cell>
          <table:table-cell office:value-type="string" calcext:value-type="string">
            <text:p>C8H16N2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-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Hydrophobic peptide</text:p>
          </table:table-cell>
          <table:table-cell office:value-type="float" office:value="310953" calcext:value-type="float">
            <text:p>310953</text:p>
          </table:table-cell>
          <table:table-cell office:value-type="float" office:value="0.903295799497998" calcext:value-type="float">
            <text:p>0.903295799497998</text:p>
          </table:table-cell>
          <table:table-cell office:value-type="float" office:value="1.37180998321806" calcext:value-type="float">
            <text:p>1.37180998321806</text:p>
          </table:table-cell>
          <table:table-cell office:value-type="float" office:value="1.53653722396665" calcext:value-type="float">
            <text:p>1.53653722396665</text:p>
          </table:table-cell>
          <table:table-cell office:value-type="float" office:value="1" calcext:value-type="float">
            <text:p>1</text:p>
          </table:table-cell>
          <table:table-cell office:value-type="float" office:value="0.545521702152822" calcext:value-type="float">
            <text:p>0.545521702152822</text:p>
          </table:table-cell>
          <table:table-cell office:value-type="float" office:value="0.22017547512251" calcext:value-type="float">
            <text:p>0.22017547512251</text:p>
          </table:table-cell>
          <table:table-cell office:value-type="float" office:value="0.0419242137040415" calcext:value-type="float">
            <text:p>0.041924213704042</text:p>
          </table:table-cell>
          <table:table-cell office:value-type="float" office:value="1" calcext:value-type="float">
            <text:p>1</text:p>
          </table:table-cell>
          <table:table-cell office:value-type="float" office:value="142919.228515625" calcext:value-type="float">
            <text:p>142919.228515625</text:p>
          </table:table-cell>
          <table:table-cell office:value-type="float" office:value="217047.421875" calcext:value-type="float">
            <text:p>217047.421875</text:p>
          </table:table-cell>
          <table:table-cell office:value-type="float" office:value="243110.5234375" calcext:value-type="float">
            <text:p>243110.5234375</text:p>
          </table:table-cell>
          <table:table-cell office:value-type="float" office:value="158219.7421875" calcext:value-type="float">
            <text:p>158219.7421875</text:p>
          </table:table-cell>
          <table:table-cell office:value-type="float" office:value="12291.1351736985" calcext:value-type="float">
            <text:p>12291.1351736985</text:p>
          </table:table-cell>
          <table:table-cell office:value-type="float" office:value="83484.992449117" calcext:value-type="float">
            <text:p>83484.992449117</text:p>
          </table:table-cell>
          <table:table-cell office:value-type="float" office:value="46169.7643657226" calcext:value-type="float">
            <text:p>46169.7643657226</text:p>
          </table:table-cell>
          <table:table-cell office:value-type="float" office:value="36193.3831222207" calcext:value-type="float">
            <text:p>36193.3831222207</text:p>
          </table:table-cell>
          <table:table-cell office:value-type="float" office:value="0.0860005704015871" calcext:value-type="float">
            <text:p>0.086000570401587</text:p>
          </table:table-cell>
          <table:table-cell office:value-type="float" office:value="0.384639410723786" calcext:value-type="float">
            <text:p>0.384639410723786</text:p>
          </table:table-cell>
          <table:table-cell office:value-type="float" office:value="0.189912652537199" calcext:value-type="float">
            <text:p>0.189912652537199</text:p>
          </table:table-cell>
          <table:table-cell office:value-type="float" office:value="0.228753900251773" calcext:value-type="float">
            <text:p>0.228753900251773</text:p>
          </table:table-cell>
          <table:table-cell office:value-type="float" office:value="0.160233013844432" calcext:value-type="float">
            <text:p>0.160233013844432</text:p>
          </table:table-cell>
          <table:table-cell office:value-type="float" office:value="0.417973336001726" calcext:value-type="float">
            <text:p>0.417973336001726</text:p>
          </table:table-cell>
          <table:table-cell office:value-type="float" office:value="2.09391786711554" calcext:value-type="float">
            <text:p>2.09391786711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2</text:p>
          </table:table-cell>
          <table:table-cell table:number-columns-repeated="990"/>
        </table:table-row>
        <table:table-row table:style-name="ro2">
          <table:table-cell office:value-type="float" office:value="280.142170384366" calcext:value-type="float">
            <text:p>280.142170384366</text:p>
          </table:table-cell>
          <table:table-cell office:value-type="float" office:value="7.69910331726073" calcext:value-type="float">
            <text:p>7.69910331726073</text:p>
          </table:table-cell>
          <table:table-cell office:value-type="string" calcext:value-type="string">
            <text:p>C14H20N2O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-Ty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Hydrophobic peptide</text:p>
          </table:table-cell>
          <table:table-cell office:value-type="float" office:value="113648" calcext:value-type="float">
            <text:p>113648</text:p>
          </table:table-cell>
          <table:table-cell office:value-type="float" office:value="1.29273730975231" calcext:value-type="float">
            <text:p>1.29273730975231</text:p>
          </table:table-cell>
          <table:table-cell office:value-type="float" office:value="0.982375110575143" calcext:value-type="float">
            <text:p>0.982375110575143</text:p>
          </table:table-cell>
          <table:table-cell office:value-type="float" office:value="1.18318632910642" calcext:value-type="float">
            <text:p>1.18318632910642</text:p>
          </table:table-cell>
          <table:table-cell office:value-type="float" office:value="1" calcext:value-type="float">
            <text:p>1</text:p>
          </table:table-cell>
          <table:table-cell office:value-type="float" office:value="0.379750253755851" calcext:value-type="float">
            <text:p>0.379750253755851</text:p>
          </table:table-cell>
          <table:table-cell office:value-type="float" office:value="0.951605768231484" calcext:value-type="float">
            <text:p>0.951605768231484</text:p>
          </table:table-cell>
          <table:table-cell office:value-type="float" office:value="0.647012041110775" calcext:value-type="float">
            <text:p>0.647012041110775</text:p>
          </table:table-cell>
          <table:table-cell office:value-type="float" office:value="1" calcext:value-type="float">
            <text:p>1</text:p>
          </table:table-cell>
          <table:table-cell office:value-type="float" office:value="74301.9755859375" calcext:value-type="float">
            <text:p>74301.9755859375</text:p>
          </table:table-cell>
          <table:table-cell office:value-type="float" office:value="56463.45234375" calcext:value-type="float">
            <text:p>56463.45234375</text:p>
          </table:table-cell>
          <table:table-cell office:value-type="float" office:value="68005.3720703125" calcext:value-type="float">
            <text:p>68005.3720703125</text:p>
          </table:table-cell>
          <table:table-cell office:value-type="float" office:value="57476.46875" calcext:value-type="float">
            <text:p>57476.46875</text:p>
          </table:table-cell>
          <table:table-cell office:value-type="float" office:value="19853.5852454203" calcext:value-type="float">
            <text:p>19853.5852454203</text:p>
          </table:table-cell>
          <table:table-cell office:value-type="float" office:value="15067.3321220385" calcext:value-type="float">
            <text:p>15067.3321220385</text:p>
          </table:table-cell>
          <table:table-cell office:value-type="float" office:value="33297.2972939269" calcext:value-type="float">
            <text:p>33297.2972939269</text:p>
          </table:table-cell>
          <table:table-cell office:value-type="float" office:value="23917.53950583" calcext:value-type="float">
            <text:p>23917.53950583</text:p>
          </table:table-cell>
          <table:table-cell office:value-type="float" office:value="0.267201310447765" calcext:value-type="float">
            <text:p>0.267201310447765</text:p>
          </table:table-cell>
          <table:table-cell office:value-type="float" office:value="0.266851060227569" calcext:value-type="float">
            <text:p>0.266851060227569</text:p>
          </table:table-cell>
          <table:table-cell office:value-type="float" office:value="0.489627455600125" calcext:value-type="float">
            <text:p>0.489627455600125</text:p>
          </table:table-cell>
          <table:table-cell office:value-type="float" office:value="0.416127504455117" calcext:value-type="float">
            <text:p>0.416127504455117</text:p>
          </table:table-cell>
          <table:table-cell office:value-type="float" office:value="0.292997011173044" calcext:value-type="float">
            <text:p>0.292997011173044</text:p>
          </table:table-cell>
          <table:table-cell office:value-type="float" office:value="0.00128424060267635" calcext:value-type="float">
            <text:p>0.001284240602676</text:p>
          </table:table-cell>
          <table:table-cell office:value-type="float" office:value="0.0659570019923005" calcext:value-type="float">
            <text:p>0.065957001992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33</text:p>
          </table:table-cell>
          <table:table-cell table:number-columns-repeated="990"/>
        </table:table-row>
        <table:table-row table:style-name="ro2">
          <table:table-cell office:value-type="float" office:value="229.106141226415" calcext:value-type="float">
            <text:p>229.106141226415</text:p>
          </table:table-cell>
          <table:table-cell office:value-type="float" office:value="13.6614743041992" calcext:value-type="float">
            <text:p>13.6614743041992</text:p>
          </table:table-cell>
          <table:table-cell office:value-type="string" calcext:value-type="string">
            <text:p>C9H15N3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n-P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Polar peptide</text:p>
          </table:table-cell>
          <table:table-cell office:value-type="float" office:value="1264234" calcext:value-type="float">
            <text:p>1264234</text:p>
          </table:table-cell>
          <table:table-cell office:value-type="float" office:value="1.07981005917318" calcext:value-type="float">
            <text:p>1.07981005917318</text:p>
          </table:table-cell>
          <table:table-cell office:value-type="float" office:value="1.18754884149701" calcext:value-type="float">
            <text:p>1.18754884149701</text:p>
          </table:table-cell>
          <table:table-cell office:value-type="float" office:value="0.913118164566904" calcext:value-type="float">
            <text:p>0.913118164566904</text:p>
          </table:table-cell>
          <table:table-cell office:value-type="float" office:value="1" calcext:value-type="float">
            <text:p>1</text:p>
          </table:table-cell>
          <table:table-cell office:value-type="float" office:value="0.875452419225231" calcext:value-type="float">
            <text:p>0.875452419225231</text:p>
          </table:table-cell>
          <table:table-cell office:value-type="float" office:value="0.774801841834328" calcext:value-type="float">
            <text:p>0.774801841834328</text:p>
          </table:table-cell>
          <table:table-cell office:value-type="float" office:value="0.830572324474483" calcext:value-type="float">
            <text:p>0.830572324474483</text:p>
          </table:table-cell>
          <table:table-cell office:value-type="float" office:value="1" calcext:value-type="float">
            <text:p>1</text:p>
          </table:table-cell>
          <table:table-cell office:value-type="float" office:value="423312.150390625" calcext:value-type="float">
            <text:p>423312.150390625</text:p>
          </table:table-cell>
          <table:table-cell office:value-type="float" office:value="465548.4078125" calcext:value-type="float">
            <text:p>465548.4078125</text:p>
          </table:table-cell>
          <table:table-cell office:value-type="float" office:value="357964.8203125" calcext:value-type="float">
            <text:p>357964.8203125</text:p>
          </table:table-cell>
          <table:table-cell office:value-type="float" office:value="392024.640625" calcext:value-type="float">
            <text:p>392024.640625</text:p>
          </table:table-cell>
          <table:table-cell office:value-type="float" office:value="264167.974848555" calcext:value-type="float">
            <text:p>264167.974848555</text:p>
          </table:table-cell>
          <table:table-cell office:value-type="float" office:value="458125.565166235" calcext:value-type="float">
            <text:p>458125.565166235</text:p>
          </table:table-cell>
          <table:table-cell office:value-type="float" office:value="95418.6094229282" calcext:value-type="float">
            <text:p>95418.6094229282</text:p>
          </table:table-cell>
          <table:table-cell office:value-type="float" office:value="234595.946413099" calcext:value-type="float">
            <text:p>234595.946413099</text:p>
          </table:table-cell>
          <table:table-cell office:value-type="float" office:value="0.624050064721236" calcext:value-type="float">
            <text:p>0.624050064721236</text:p>
          </table:table-cell>
          <table:table-cell office:value-type="float" office:value="0.984055701788042" calcext:value-type="float">
            <text:p>0.984055701788042</text:p>
          </table:table-cell>
          <table:table-cell office:value-type="float" office:value="0.266558622547402" calcext:value-type="float">
            <text:p>0.266558622547402</text:p>
          </table:table-cell>
          <table:table-cell office:value-type="float" office:value="0.598421430956702" calcext:value-type="float">
            <text:p>0.598421430956702</text:p>
          </table:table-cell>
          <table:table-cell office:value-type="float" office:value="0.00784256086878743" calcext:value-type="float">
            <text:p>0.007842560868787</text:p>
          </table:table-cell>
          <table:table-cell office:value-type="float" office:value="0.0204056350081127" calcext:value-type="float">
            <text:p>0.020405635008113</text:p>
          </table:table-cell>
          <table:table-cell office:value-type="float" office:value="0.0180865593800552" calcext:value-type="float">
            <text:p>0.018086559380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68</text:p>
          </table:table-cell>
          <table:table-cell table:number-columns-repeated="990"/>
        </table:table-row>
        <table:table-row table:style-name="ro2">
          <table:table-cell office:value-type="float" office:value="294.158134298069" calcext:value-type="float">
            <text:p>294.158134298069</text:p>
          </table:table-cell>
          <table:table-cell office:value-type="float" office:value="7.65364793141682" calcext:value-type="float">
            <text:p>7.65364793141682</text:p>
          </table:table-cell>
          <table:table-cell office:value-type="string" calcext:value-type="string">
            <text:p>C15H22N2O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-Ty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Hydrophobic peptide</text:p>
          </table:table-cell>
          <table:table-cell office:value-type="float" office:value="372618" calcext:value-type="float">
            <text:p>372618</text:p>
          </table:table-cell>
          <table:table-cell office:value-type="float" office:value="0.956852375447591" calcext:value-type="float">
            <text:p>0.956852375447591</text:p>
          </table:table-cell>
          <table:table-cell office:value-type="float" office:value="0.883502156795675" calcext:value-type="float">
            <text:p>0.883502156795675</text:p>
          </table:table-cell>
          <table:table-cell office:value-type="float" office:value="0.904005575769509" calcext:value-type="float">
            <text:p>0.904005575769509</text:p>
          </table:table-cell>
          <table:table-cell office:value-type="float" office:value="1" calcext:value-type="float">
            <text:p>1</text:p>
          </table:table-cell>
          <table:table-cell office:value-type="float" office:value="0.861082503130731" calcext:value-type="float">
            <text:p>0.861082503130731</text:p>
          </table:table-cell>
          <table:table-cell office:value-type="float" office:value="0.625906206740183" calcext:value-type="float">
            <text:p>0.625906206740183</text:p>
          </table:table-cell>
          <table:table-cell office:value-type="float" office:value="0.737457389233722" calcext:value-type="float">
            <text:p>0.737457389233722</text:p>
          </table:table-cell>
          <table:table-cell office:value-type="float" office:value="1" calcext:value-type="float">
            <text:p>1</text:p>
          </table:table-cell>
          <table:table-cell office:value-type="float" office:value="251498.390625" calcext:value-type="float">
            <text:p>251498.390625</text:p>
          </table:table-cell>
          <table:table-cell office:value-type="float" office:value="232219.071875" calcext:value-type="float">
            <text:p>232219.071875</text:p>
          </table:table-cell>
          <table:table-cell office:value-type="float" office:value="237608.17578125" calcext:value-type="float">
            <text:p>237608.17578125</text:p>
          </table:table-cell>
          <table:table-cell office:value-type="float" office:value="262839.28125" calcext:value-type="float">
            <text:p>262839.28125</text:p>
          </table:table-cell>
          <table:table-cell office:value-type="float" office:value="60023.0221604396" calcext:value-type="float">
            <text:p>60023.0221604396</text:p>
          </table:table-cell>
          <table:table-cell office:value-type="float" office:value="44814.1194011294" calcext:value-type="float">
            <text:p>44814.1194011294</text:p>
          </table:table-cell>
          <table:table-cell office:value-type="float" office:value="96405.6053142557" calcext:value-type="float">
            <text:p>96405.6053142557</text:p>
          </table:table-cell>
          <table:table-cell office:value-type="float" office:value="89988.8633196641" calcext:value-type="float">
            <text:p>89988.8633196641</text:p>
          </table:table-cell>
          <table:table-cell office:value-type="float" office:value="0.23866165509559" calcext:value-type="float">
            <text:p>0.23866165509559</text:p>
          </table:table-cell>
          <table:table-cell office:value-type="float" office:value="0.192982079547937" calcext:value-type="float">
            <text:p>0.192982079547937</text:p>
          </table:table-cell>
          <table:table-cell office:value-type="float" office:value="0.405733535882241" calcext:value-type="float">
            <text:p>0.405733535882241</text:p>
          </table:table-cell>
          <table:table-cell office:value-type="float" office:value="0.342372201338015" calcext:value-type="float">
            <text:p>0.342372201338015</text:p>
          </table:table-cell>
          <table:table-cell office:value-type="float" office:value="0.0109920906281986" calcext:value-type="float">
            <text:p>0.010992090628199</text:p>
          </table:table-cell>
          <table:table-cell office:value-type="float" office:value="0.0927735319714273" calcext:value-type="float">
            <text:p>0.092773531971427</text:p>
          </table:table-cell>
          <table:table-cell office:value-type="float" office:value="0.036603458832946" calcext:value-type="float">
            <text:p>0.036603458832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31</text:p>
          </table:table-cell>
          <table:table-cell table:number-columns-repeated="990"/>
        </table:table-row>
        <table:table-row table:style-name="ro2">
          <table:table-cell office:value-type="float" office:value="202.131918822832" calcext:value-type="float">
            <text:p>202.131918822832</text:p>
          </table:table-cell>
          <table:table-cell office:value-type="float" office:value="12.0006528218587" calcext:value-type="float">
            <text:p>12.0006528218587</text:p>
          </table:table-cell>
          <table:table-cell office:value-type="string" calcext:value-type="string">
            <text:p>C9H18N2O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e-A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Hydrophobic peptide</text:p>
          </table:table-cell>
          <table:table-cell office:value-type="float" office:value="7828907" calcext:value-type="float">
            <text:p>7828907</text:p>
          </table:table-cell>
          <table:table-cell office:value-type="float" office:value="0.743015984524072" calcext:value-type="float">
            <text:p>0.743015984524072</text:p>
          </table:table-cell>
          <table:table-cell office:value-type="float" office:value="0.654948576512913" calcext:value-type="float">
            <text:p>0.654948576512913</text:p>
          </table:table-cell>
          <table:table-cell office:value-type="float" office:value="0.748182979620087" calcext:value-type="float">
            <text:p>0.748182979620087</text:p>
          </table:table-cell>
          <table:table-cell office:value-type="float" office:value="1" calcext:value-type="float">
            <text:p>1</text:p>
          </table:table-cell>
          <table:table-cell office:value-type="float" office:value="0.0282614819270128" calcext:value-type="float">
            <text:p>0.028261481927013</text:p>
          </table:table-cell>
          <table:table-cell office:value-type="float" office:value="0.00859686902543699" calcext:value-type="float">
            <text:p>0.008596869025437</text:p>
          </table:table-cell>
          <table:table-cell office:value-type="float" office:value="0.0467663359772769" calcext:value-type="float">
            <text:p>0.046766335977277</text:p>
          </table:table-cell>
          <table:table-cell office:value-type="float" office:value="1" calcext:value-type="float">
            <text:p>1</text:p>
          </table:table-cell>
          <table:table-cell office:value-type="float" office:value="5346705.75" calcext:value-type="float">
            <text:p>5346705.75</text:p>
          </table:table-cell>
          <table:table-cell office:value-type="float" office:value="4712977.1" calcext:value-type="float">
            <text:p>4712977.1</text:p>
          </table:table-cell>
          <table:table-cell office:value-type="float" office:value="5383887.1875" calcext:value-type="float">
            <text:p>5383887.1875</text:p>
          </table:table-cell>
          <table:table-cell office:value-type="float" office:value="7195949.83333333" calcext:value-type="float">
            <text:p>7195949.83333333</text:p>
          </table:table-cell>
          <table:table-cell office:value-type="float" office:value="756257.400895191" calcext:value-type="float">
            <text:p>756257.400895191</text:p>
          </table:table-cell>
          <table:table-cell office:value-type="float" office:value="834205.811050352" calcext:value-type="float">
            <text:p>834205.811050352</text:p>
          </table:table-cell>
          <table:table-cell office:value-type="float" office:value="1068233.50750853" calcext:value-type="float">
            <text:p>1068233.50750853</text:p>
          </table:table-cell>
          <table:table-cell office:value-type="float" office:value="756839.241956034" calcext:value-type="float">
            <text:p>756839.241956034</text:p>
          </table:table-cell>
          <table:table-cell office:value-type="float" office:value="0.14144361710857" calcext:value-type="float">
            <text:p>0.14144361710857</text:p>
          </table:table-cell>
          <table:table-cell office:value-type="float" office:value="0.177001880838834" calcext:value-type="float">
            <text:p>0.177001880838834</text:p>
          </table:table-cell>
          <table:table-cell office:value-type="float" office:value="0.198413055531455" calcext:value-type="float">
            <text:p>0.198413055531455</text:p>
          </table:table-cell>
          <table:table-cell office:value-type="float" office:value="0.10517572516281" calcext:value-type="float">
            <text:p>0.10517572516281</text:p>
          </table:table-cell>
          <table:table-cell office:value-type="float" office:value="2.9873428732942" calcext:value-type="float">
            <text:p>2.9873428732942</text:p>
          </table:table-cell>
          <table:table-cell office:value-type="float" office:value="4.8594068155772" calcext:value-type="float">
            <text:p>4.8594068155772</text:p>
          </table:table-cell>
          <table:table-cell office:value-type="float" office:value="1.91581568309185" calcext:value-type="float">
            <text:p>1.91581568309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56</text:p>
          </table:table-cell>
          <table:table-cell table:number-columns-repeated="990"/>
        </table:table-row>
        <table:table-row table:style-name="ro2">
          <table:table-cell office:value-type="float" office:value="289.138769001748" calcext:value-type="float">
            <text:p>289.138769001748</text:p>
          </table:table-cell>
          <table:table-cell office:value-type="float" office:value="16.2254316711426" calcext:value-type="float">
            <text:p>16.2254316711426</text:p>
          </table:table-cell>
          <table:table-cell office:value-type="string" calcext:value-type="string">
            <text:p>C10H19N5O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-A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Basic peptide</text:p>
          </table:table-cell>
          <table:table-cell office:value-type="float" office:value="191970" calcext:value-type="float">
            <text:p>191970</text:p>
          </table:table-cell>
          <table:table-cell office:value-type="float" office:value="0.732048803654942" calcext:value-type="float">
            <text:p>0.732048803654942</text:p>
          </table:table-cell>
          <table:table-cell office:value-type="float" office:value="0.809005550868092" calcext:value-type="float">
            <text:p>0.809005550868092</text:p>
          </table:table-cell>
          <table:table-cell office:value-type="float" office:value="0.667837116692396" calcext:value-type="float">
            <text:p>0.667837116692396</text:p>
          </table:table-cell>
          <table:table-cell office:value-type="float" office:value="1" calcext:value-type="float">
            <text:p>1</text:p>
          </table:table-cell>
          <table:table-cell office:value-type="float" office:value="0.352412610415318" calcext:value-type="float">
            <text:p>0.352412610415318</text:p>
          </table:table-cell>
          <table:table-cell office:value-type="float" office:value="0.484054225769888" calcext:value-type="float">
            <text:p>0.484054225769888</text:p>
          </table:table-cell>
          <table:table-cell office:value-type="float" office:value="0.270450125481784" calcext:value-type="float">
            <text:p>0.270450125481784</text:p>
          </table:table-cell>
          <table:table-cell office:value-type="float" office:value="1" calcext:value-type="float">
            <text:p>1</text:p>
          </table:table-cell>
          <table:table-cell office:value-type="float" office:value="99981.912109375" calcext:value-type="float">
            <text:p>99981.912109375</text:p>
          </table:table-cell>
          <table:table-cell office:value-type="float" office:value="110492.5265625" calcext:value-type="float">
            <text:p>110492.5265625</text:p>
          </table:table-cell>
          <table:table-cell office:value-type="float" office:value="91211.9951171875" calcext:value-type="float">
            <text:p>91211.9951171875</text:p>
          </table:table-cell>
          <table:table-cell office:value-type="float" office:value="136578.205729167" calcext:value-type="float">
            <text:p>136578.205729167</text:p>
          </table:table-cell>
          <table:table-cell office:value-type="float" office:value="27950.457180458" calcext:value-type="float">
            <text:p>27950.457180458</text:p>
          </table:table-cell>
          <table:table-cell office:value-type="float" office:value="25664.5986507213" calcext:value-type="float">
            <text:p>25664.5986507213</text:p>
          </table:table-cell>
          <table:table-cell office:value-type="float" office:value="31915.1045866803" calcext:value-type="float">
            <text:p>31915.1045866803</text:p>
          </table:table-cell>
          <table:table-cell office:value-type="float" office:value="51914.2035837967" calcext:value-type="float">
            <text:p>51914.2035837967</text:p>
          </table:table-cell>
          <table:table-cell office:value-type="float" office:value="0.279555137432075" calcext:value-type="float">
            <text:p>0.279555137432075</text:p>
          </table:table-cell>
          <table:table-cell office:value-type="float" office:value="0.232274520722487" calcext:value-type="float">
            <text:p>0.232274520722487</text:p>
          </table:table-cell>
          <table:table-cell office:value-type="float" office:value="0.34990030144255" calcext:value-type="float">
            <text:p>0.34990030144255</text:p>
          </table:table-cell>
          <table:table-cell office:value-type="float" office:value="0.380106059430463" calcext:value-type="float">
            <text:p>0.380106059430463</text:p>
          </table:table-cell>
          <table:table-cell office:value-type="float" office:value="0.385261299696977" calcext:value-type="float">
            <text:p>0.385261299696977</text:p>
          </table:table-cell>
          <table:table-cell office:value-type="float" office:value="0.202895686389017" calcext:value-type="float">
            <text:p>0.202895686389017</text:p>
          </table:table-cell>
          <table:table-cell office:value-type="float" office:value="0.55419557333555" calcext:value-type="float">
            <text:p>0.55419557333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06</text:p>
          </table:table-cell>
          <table:table-cell table:number-columns-repeated="990"/>
        </table:table-row>
        <table:table-row table:style-name="ro2">
          <table:table-cell office:value-type="float" office:value="245.173918304014" calcext:value-type="float">
            <text:p>245.173918304014</text:p>
          </table:table-cell>
          <table:table-cell office:value-type="float" office:value="21.5387999471028" calcext:value-type="float">
            <text:p>21.5387999471028</text:p>
          </table:table-cell>
          <table:table-cell office:value-type="string" calcext:value-type="string">
            <text:p>C11H23N3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s-V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Basic peptide</text:p>
          </table:table-cell>
          <table:table-cell office:value-type="float" office:value="10176455" calcext:value-type="float">
            <text:p>10176455</text:p>
          </table:table-cell>
          <table:table-cell office:value-type="float" office:value="0.559586485065818" calcext:value-type="float">
            <text:p>0.559586485065818</text:p>
          </table:table-cell>
          <table:table-cell office:value-type="float" office:value="0.543905441673843" calcext:value-type="float">
            <text:p>0.543905441673843</text:p>
          </table:table-cell>
          <table:table-cell office:value-type="float" office:value="0.418233146350004" calcext:value-type="float">
            <text:p>0.418233146350004</text:p>
          </table:table-cell>
          <table:table-cell office:value-type="float" office:value="1" calcext:value-type="float">
            <text:p>1</text:p>
          </table:table-cell>
          <table:table-cell office:value-type="float" office:value="0.509031018376194" calcext:value-type="float">
            <text:p>0.509031018376194</text:p>
          </table:table-cell>
          <table:table-cell office:value-type="float" office:value="0.492502874507179" calcext:value-type="float">
            <text:p>0.492502874507179</text:p>
          </table:table-cell>
          <table:table-cell office:value-type="float" office:value="0.395861895290228" calcext:value-type="float">
            <text:p>0.395861895290228</text:p>
          </table:table-cell>
          <table:table-cell office:value-type="float" office:value="1" calcext:value-type="float">
            <text:p>1</text:p>
          </table:table-cell>
          <table:table-cell office:value-type="float" office:value="2731145.21875" calcext:value-type="float">
            <text:p>2731145.21875</text:p>
          </table:table-cell>
          <table:table-cell office:value-type="float" office:value="2654611.55" calcext:value-type="float">
            <text:p>2654611.55</text:p>
          </table:table-cell>
          <table:table-cell office:value-type="float" office:value="2041249.1875" calcext:value-type="float">
            <text:p>2041249.1875</text:p>
          </table:table-cell>
          <table:table-cell office:value-type="float" office:value="4880649" calcext:value-type="float">
            <text:p>4880649</text:p>
          </table:table-cell>
          <table:table-cell office:value-type="float" office:value="1805129.41046737" calcext:value-type="float">
            <text:p>1805129.41046737</text:p>
          </table:table-cell>
          <table:table-cell office:value-type="float" office:value="1578596.87687932" calcext:value-type="float">
            <text:p>1578596.87687932</text:p>
          </table:table-cell>
          <table:table-cell office:value-type="float" office:value="313465.798479101" calcext:value-type="float">
            <text:p>313465.798479101</text:p>
          </table:table-cell>
          <table:table-cell office:value-type="float" office:value="4586933.32292058" calcext:value-type="float">
            <text:p>4586933.32292058</text:p>
          </table:table-cell>
          <table:table-cell office:value-type="float" office:value="0.660942302911871" calcext:value-type="float">
            <text:p>0.660942302911871</text:p>
          </table:table-cell>
          <table:table-cell office:value-type="float" office:value="0.594662099198401" calcext:value-type="float">
            <text:p>0.594662099198401</text:p>
          </table:table-cell>
          <table:table-cell office:value-type="float" office:value="0.153565669688283" calcext:value-type="float">
            <text:p>0.153565669688283</text:p>
          </table:table-cell>
          <table:table-cell office:value-type="float" office:value="0.939820364652443" calcext:value-type="float">
            <text:p>0.939820364652443</text:p>
          </table:table-cell>
          <table:table-cell office:value-type="float" office:value="0.190150672210269" calcext:value-type="float">
            <text:p>0.190150672210269</text:p>
          </table:table-cell>
          <table:table-cell office:value-type="float" office:value="0.210575320240857" calcext:value-type="float">
            <text:p>0.210575320240857</text:p>
          </table:table-cell>
          <table:table-cell office:value-type="float" office:value="0.381403543623363" calcext:value-type="float">
            <text:p>0.381403543623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971</text:p>
          </table:table-cell>
          <table:table-cell table:number-columns-repeated="990"/>
        </table:table-row>
        <table:table-row table:style-name="ro2">
          <table:table-cell office:value-type="float" office:value="351.157735697239" calcext:value-type="float">
            <text:p>351.157735697239</text:p>
          </table:table-cell>
          <table:table-cell office:value-type="float" office:value="9.29534398396808" calcext:value-type="float">
            <text:p>9.29534398396808</text:p>
          </table:table-cell>
          <table:table-cell office:value-type="string" calcext:value-type="string">
            <text:p>C20H21N3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e-T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di-)</text:p>
          </table:table-cell>
          <table:table-cell office:value-type="string" calcext:value-type="string">
            <text:p>Hydrophobic peptide</text:p>
          </table:table-cell>
          <table:table-cell office:value-type="float" office:value="1189720" calcext:value-type="float">
            <text:p>1189720</text:p>
          </table:table-cell>
          <table:table-cell office:value-type="float" office:value="0.234160083041241" calcext:value-type="float">
            <text:p>0.234160083041241</text:p>
          </table:table-cell>
          <table:table-cell office:value-type="float" office:value="0.626767762743083" calcext:value-type="float">
            <text:p>0.626767762743083</text:p>
          </table:table-cell>
          <table:table-cell office:value-type="float" office:value="0.25134108217483" calcext:value-type="float">
            <text:p>0.25134108217483</text:p>
          </table:table-cell>
          <table:table-cell office:value-type="float" office:value="1" calcext:value-type="float">
            <text:p>1</text:p>
          </table:table-cell>
          <table:table-cell office:value-type="float" office:value="0.0327626357001494" calcext:value-type="float">
            <text:p>0.032762635700149</text:p>
          </table:table-cell>
          <table:table-cell office:value-type="float" office:value="0.442254513790006" calcext:value-type="float">
            <text:p>0.442254513790006</text:p>
          </table:table-cell>
          <table:table-cell office:value-type="float" office:value="0.0359018101082084" calcext:value-type="float">
            <text:p>0.035901810108208</text:p>
          </table:table-cell>
          <table:table-cell office:value-type="float" office:value="1" calcext:value-type="float">
            <text:p>1</text:p>
          </table:table-cell>
          <table:table-cell office:value-type="float" office:value="121205.193359375" calcext:value-type="float">
            <text:p>121205.193359375</text:p>
          </table:table-cell>
          <table:table-cell office:value-type="float" office:value="324425.525" calcext:value-type="float">
            <text:p>324425.525</text:p>
          </table:table-cell>
          <table:table-cell office:value-type="float" office:value="130098.3671875" calcext:value-type="float">
            <text:p>130098.3671875</text:p>
          </table:table-cell>
          <table:table-cell office:value-type="float" office:value="517616.802083333" calcext:value-type="float">
            <text:p>517616.802083333</text:p>
          </table:table-cell>
          <table:table-cell office:value-type="float" office:value="47418.6199942799" calcext:value-type="float">
            <text:p>47418.6199942799</text:p>
          </table:table-cell>
          <table:table-cell office:value-type="float" office:value="484057.71965693" calcext:value-type="float">
            <text:p>484057.71965693</text:p>
          </table:table-cell>
          <table:table-cell office:value-type="float" office:value="42113.1510498105" calcext:value-type="float">
            <text:p>42113.1510498105</text:p>
          </table:table-cell>
          <table:table-cell office:value-type="float" office:value="143472.24366377" calcext:value-type="float">
            <text:p>143472.24366377</text:p>
          </table:table-cell>
          <table:table-cell office:value-type="float" office:value="0.39122597538938" calcext:value-type="float">
            <text:p>0.39122597538938</text:p>
          </table:table-cell>
          <table:table-cell office:value-type="float" office:value="1.49204573116413" calcext:value-type="float">
            <text:p>1.49204573116413</text:p>
          </table:table-cell>
          <table:table-cell office:value-type="float" office:value="0.323702379670272" calcext:value-type="float">
            <text:p>0.323702379670272</text:p>
          </table:table-cell>
          <table:table-cell office:value-type="float" office:value="0.277178490123032" calcext:value-type="float">
            <text:p>0.277178490123032</text:p>
          </table:table-cell>
          <table:table-cell office:value-type="float" office:value="6.88229622148758" calcext:value-type="float">
            <text:p>6.88229622148758</text:p>
          </table:table-cell>
          <table:table-cell office:value-type="float" office:value="0.146423819975346" calcext:value-type="float">
            <text:p>0.146423819975346</text:p>
          </table:table-cell>
          <table:table-cell office:value-type="float" office:value="6.71669496339777" calcext:value-type="float">
            <text:p>6.71669496339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83</text:p>
          </table:table-cell>
          <table:table-cell table:number-columns-repeated="990"/>
        </table:table-row>
        <table:table-row table:style-name="ro2">
          <table:table-cell office:value-type="float" office:value="475.242620087499" calcext:value-type="float">
            <text:p>475.242620087499</text:p>
          </table:table-cell>
          <table:table-cell office:value-type="float" office:value="7.40199215359157" calcext:value-type="float">
            <text:p>7.40199215359157</text:p>
          </table:table-cell>
          <table:table-cell office:value-type="string" calcext:value-type="string">
            <text:p>C23H33N5O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a-Leu-Trp-S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3027486" calcext:value-type="float">
            <text:p>3027486</text:p>
          </table:table-cell>
          <table:table-cell office:value-type="float" office:value="27.6532001953125" calcext:value-type="float">
            <text:p>27.6532001953125</text:p>
          </table:table-cell>
          <table:table-cell office:value-type="float" office:value="959.467109375" calcext:value-type="float">
            <text:p>959.467109375</text:p>
          </table:table-cell>
          <table:table-cell office:value-type="float" office:value="1454.121328125" calcext:value-type="float">
            <text:p>1454.121328125</text:p>
          </table:table-cell>
          <table:table-cell office:value-type="float" office:value="0" calcext:value-type="float">
            <text:p>0</text:p>
          </table:table-cell>
          <table:table-cell office:value-type="float" office:value="0.182467592799129" calcext:value-type="float">
            <text:p>0.182467592799129</text:p>
          </table:table-cell>
          <table:table-cell office:value-type="float" office:value="0.0355217245035078" calcext:value-type="float">
            <text:p>0.035521724503508</text:p>
          </table:table-cell>
          <table:table-cell office:value-type="float" office:value="0.0735009488938356" calcext:value-type="float">
            <text:p>0.073500948893836</text:p>
          </table:table-cell>
          <table:table-cell office:value-type="string" calcext:value-type="string">
            <text:p>NA</text:p>
          </table:table-cell>
          <table:table-cell office:value-type="float" office:value="27653.2001953125" calcext:value-type="float">
            <text:p>27653.2001953125</text:p>
          </table:table-cell>
          <table:table-cell office:value-type="float" office:value="959467.109375" calcext:value-type="float">
            <text:p>959467.109375</text:p>
          </table:table-cell>
          <table:table-cell office:value-type="float" office:value="1454121.328125" calcext:value-type="float">
            <text:p>1454121.328125</text:p>
          </table:table-cell>
          <table:table-cell office:value-type="float" office:value="0" calcext:value-type="float">
            <text:p>0</text:p>
          </table:table-cell>
          <table:table-cell office:value-type="float" office:value="32009.1578899614" calcext:value-type="float">
            <text:p>32009.1578899614</text:p>
          </table:table-cell>
          <table:table-cell office:value-type="float" office:value="687607.539640464" calcext:value-type="float">
            <text:p>687607.539640464</text:p>
          </table:table-cell>
          <table:table-cell office:value-type="float" office:value="1075305.41085163" calcext:value-type="float">
            <text:p>1075305.41085163</text:p>
          </table:table-cell>
          <table:table-cell office:value-type="string" calcext:value-type="string">
            <text:p>NA</text:p>
          </table:table-cell>
          <table:table-cell office:value-type="float" office:value="1.15752092574758" calcext:value-type="float">
            <text:p>1.15752092574758</text:p>
          </table:table-cell>
          <table:table-cell office:value-type="float" office:value="0.716655665339455" calcext:value-type="float">
            <text:p>0.716655665339455</text:p>
          </table:table-cell>
          <table:table-cell office:value-type="float" office:value="0.739488095012109" calcext:value-type="float">
            <text:p>0.739488095012109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1387</text:p>
          </table:table-cell>
          <table:table-cell table:number-columns-repeated="990"/>
        </table:table-row>
        <table:table-row table:style-name="ro2">
          <table:table-cell office:value-type="float" office:value="416.190554383271" calcext:value-type="float">
            <text:p>416.190554383271</text:p>
          </table:table-cell>
          <table:table-cell office:value-type="float" office:value="9.58020712534587" calcext:value-type="float">
            <text:p>9.58020712534587</text:p>
          </table:table-cell>
          <table:table-cell office:value-type="string" calcext:value-type="string">
            <text:p>C17H28N4O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p-Val-Pro-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2984879" calcext:value-type="float">
            <text:p>2984879</text:p>
          </table:table-cell>
          <table:table-cell office:value-type="float" office:value="48.9265551757813" calcext:value-type="float">
            <text:p>48.9265551757813</text:p>
          </table:table-cell>
          <table:table-cell office:value-type="float" office:value="1828.73143125" calcext:value-type="float">
            <text:p>1828.73143125</text:p>
          </table:table-cell>
          <table:table-cell office:value-type="float" office:value="976.9520234375" calcext:value-type="float">
            <text:p>976.9520234375</text:p>
          </table:table-cell>
          <table:table-cell office:value-type="float" office:value="0" calcext:value-type="float">
            <text:p>0</text:p>
          </table:table-cell>
          <table:table-cell office:value-type="float" office:value="0.162276154946827" calcext:value-type="float">
            <text:p>0.162276154946827</text:p>
          </table:table-cell>
          <table:table-cell office:value-type="float" office:value="0.0154025774961663" calcext:value-type="float">
            <text:p>0.015402577496166</text:p>
          </table:table-cell>
          <table:table-cell office:value-type="float" office:value="0.0602157906018603" calcext:value-type="float">
            <text:p>0.06021579060186</text:p>
          </table:table-cell>
          <table:table-cell office:value-type="string" calcext:value-type="string">
            <text:p>NA</text:p>
          </table:table-cell>
          <table:table-cell office:value-type="float" office:value="48926.5551757813" calcext:value-type="float">
            <text:p>48926.5551757813</text:p>
          </table:table-cell>
          <table:table-cell office:value-type="float" office:value="1828731.43125" calcext:value-type="float">
            <text:p>1828731.43125</text:p>
          </table:table-cell>
          <table:table-cell office:value-type="float" office:value="976952.0234375" calcext:value-type="float">
            <text:p>976952.0234375</text:p>
          </table:table-cell>
          <table:table-cell office:value-type="float" office:value="0" calcext:value-type="float">
            <text:p>0</text:p>
          </table:table-cell>
          <table:table-cell office:value-type="float" office:value="53045.3276229198" calcext:value-type="float">
            <text:p>53045.3276229198</text:p>
          </table:table-cell>
          <table:table-cell office:value-type="float" office:value="1008240.40333729" calcext:value-type="float">
            <text:p>1008240.40333729</text:p>
          </table:table-cell>
          <table:table-cell office:value-type="float" office:value="663228.091740095" calcext:value-type="float">
            <text:p>663228.091740095</text:p>
          </table:table-cell>
          <table:table-cell office:value-type="string" calcext:value-type="string">
            <text:p>NA</text:p>
          </table:table-cell>
          <table:table-cell office:value-type="float" office:value="1.08418275990085" calcext:value-type="float">
            <text:p>1.08418275990085</text:p>
          </table:table-cell>
          <table:table-cell office:value-type="float" office:value="0.551333228110002" calcext:value-type="float">
            <text:p>0.551333228110002</text:p>
          </table:table-cell>
          <table:table-cell office:value-type="float" office:value="0.678874781799891" calcext:value-type="float">
            <text:p>0.67887478179989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110</text:p>
          </table:table-cell>
          <table:table-cell table:number-columns-repeated="990"/>
        </table:table-row>
        <table:table-row table:style-name="ro2">
          <table:table-cell office:value-type="float" office:value="484.192028225973" calcext:value-type="float">
            <text:p>484.192028225973</text:p>
          </table:table-cell>
          <table:table-cell office:value-type="float" office:value="15.518255067483" calcext:value-type="float">
            <text:p>15.518255067483</text:p>
          </table:table-cell>
          <table:table-cell office:value-type="string" calcext:value-type="string">
            <text:p>C19H28N6O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-Glu-Glu-H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Basic peptide</text:p>
          </table:table-cell>
          <table:table-cell office:value-type="float" office:value="1223104" calcext:value-type="float">
            <text:p>1223104</text:p>
          </table:table-cell>
          <table:table-cell office:value-type="float" office:value="2.30274780273437" calcext:value-type="float">
            <text:p>2.30274780273437</text:p>
          </table:table-cell>
          <table:table-cell office:value-type="float" office:value="349.28553359375" calcext:value-type="float">
            <text:p>349.28553359375</text:p>
          </table:table-cell>
          <table:table-cell office:value-type="float" office:value="626.14449609375" calcext:value-type="float">
            <text:p>626.1444960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185827762296082" calcext:value-type="float">
            <text:p>0.185827762296082</text:p>
          </table:table-cell>
          <table:table-cell office:value-type="float" office:value="0.0700807281679535" calcext:value-type="float">
            <text:p>0.070080728167954</text:p>
          </table:table-cell>
          <table:table-cell office:value-type="string" calcext:value-type="string">
            <text:p>NA</text:p>
          </table:table-cell>
          <table:table-cell office:value-type="float" office:value="2302.74780273437" calcext:value-type="float">
            <text:p>2302.74780273437</text:p>
          </table:table-cell>
          <table:table-cell office:value-type="float" office:value="349285.53359375" calcext:value-type="float">
            <text:p>349285.53359375</text:p>
          </table:table-cell>
          <table:table-cell office:value-type="float" office:value="626144.49609375" calcext:value-type="float">
            <text:p>626144.4960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89512.626725958" calcext:value-type="float">
            <text:p>489512.626725958</text:p>
          </table:table-cell>
          <table:table-cell office:value-type="float" office:value="453527.316774704" calcext:value-type="float">
            <text:p>453527.3167747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40146836798373" calcext:value-type="float">
            <text:p>1.40146836798373</text:p>
          </table:table-cell>
          <table:table-cell office:value-type="float" office:value="0.724317341450845" calcext:value-type="float">
            <text:p>0.72431734145084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1901</text:p>
          </table:table-cell>
          <table:table-cell table:number-columns-repeated="990"/>
        </table:table-row>
        <table:table-row table:style-name="ro2">
          <table:table-cell office:value-type="float" office:value="439.243446338879" calcext:value-type="float">
            <text:p>439.243446338879</text:p>
          </table:table-cell>
          <table:table-cell office:value-type="float" office:value="10.1265430525237" calcext:value-type="float">
            <text:p>10.1265430525237</text:p>
          </table:table-cell>
          <table:table-cell office:value-type="string" calcext:value-type="string">
            <text:p>C20H33N5O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n-Leu-Pro-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1056452" calcext:value-type="float">
            <text:p>1056452</text:p>
          </table:table-cell>
          <table:table-cell office:value-type="float" office:value="99.266203125" calcext:value-type="float">
            <text:p>99.266203125</text:p>
          </table:table-cell>
          <table:table-cell office:value-type="float" office:value="351.437234375" calcext:value-type="float">
            <text:p>351.437234375</text:p>
          </table:table-cell>
          <table:table-cell office:value-type="float" office:value="568.5908125" calcext:value-type="float">
            <text:p>568.5908125</text:p>
          </table:table-cell>
          <table:table-cell office:value-type="float" office:value="0" calcext:value-type="float">
            <text:p>0</text:p>
          </table:table-cell>
          <table:table-cell office:value-type="float" office:value="0.0133713923525591" calcext:value-type="float">
            <text:p>0.013371392352559</text:p>
          </table:table-cell>
          <table:table-cell office:value-type="float" office:value="0.0436202876999084" calcext:value-type="float">
            <text:p>0.043620287699908</text:p>
          </table:table-cell>
          <table:table-cell office:value-type="float" office:value="0.0429496837597947" calcext:value-type="float">
            <text:p>0.042949683759795</text:p>
          </table:table-cell>
          <table:table-cell office:value-type="string" calcext:value-type="string">
            <text:p>NA</text:p>
          </table:table-cell>
          <table:table-cell office:value-type="float" office:value="99266.203125" calcext:value-type="float">
            <text:p>99266.203125</text:p>
          </table:table-cell>
          <table:table-cell office:value-type="float" office:value="351437.234375" calcext:value-type="float">
            <text:p>351437.234375</text:p>
          </table:table-cell>
          <table:table-cell office:value-type="float" office:value="568590.8125" calcext:value-type="float">
            <text:p>568590.8125</text:p>
          </table:table-cell>
          <table:table-cell office:value-type="float" office:value="0" calcext:value-type="float">
            <text:p>0</text:p>
          </table:table-cell>
          <table:table-cell office:value-type="float" office:value="37727.180350956" calcext:value-type="float">
            <text:p>37727.180350956</text:p>
          </table:table-cell>
          <table:table-cell office:value-type="float" office:value="269924.403611418" calcext:value-type="float">
            <text:p>269924.403611418</text:p>
          </table:table-cell>
          <table:table-cell office:value-type="float" office:value="336000.416970172" calcext:value-type="float">
            <text:p>336000.416970172</text:p>
          </table:table-cell>
          <table:table-cell office:value-type="string" calcext:value-type="string">
            <text:p>NA</text:p>
          </table:table-cell>
          <table:table-cell office:value-type="float" office:value="0.380060676879607" calcext:value-type="float">
            <text:p>0.380060676879607</text:p>
          </table:table-cell>
          <table:table-cell office:value-type="float" office:value="0.768058638099216" calcext:value-type="float">
            <text:p>0.768058638099216</text:p>
          </table:table-cell>
          <table:table-cell office:value-type="float" office:value="0.59093536086669" calcext:value-type="float">
            <text:p>0.59093536086669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1946</text:p>
          </table:table-cell>
          <table:table-cell table:number-columns-repeated="990"/>
        </table:table-row>
        <table:table-row table:style-name="ro2">
          <table:table-cell office:value-type="float" office:value="342.190864475" calcext:value-type="float">
            <text:p>342.190864475</text:p>
          </table:table-cell>
          <table:table-cell office:value-type="float" office:value="9.30184682210285" calcext:value-type="float">
            <text:p>9.30184682210285</text:p>
          </table:table-cell>
          <table:table-cell office:value-type="string" calcext:value-type="string">
            <text:p>C15H26N4O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a-Val-Gly-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335971" calcext:value-type="float">
            <text:p>335971</text:p>
          </table:table-cell>
          <table:table-cell office:value-type="float" office:value="16.6264311523437" calcext:value-type="float">
            <text:p>16.6264311523437</text:p>
          </table:table-cell>
          <table:table-cell office:value-type="float" office:value="177.22400859375" calcext:value-type="float">
            <text:p>177.22400859375</text:p>
          </table:table-cell>
          <table:table-cell office:value-type="float" office:value="180.327302734375" calcext:value-type="float">
            <text:p>180.327302734375</text:p>
          </table:table-cell>
          <table:table-cell office:value-type="float" office:value="0" calcext:value-type="float">
            <text:p>0</text:p>
          </table:table-cell>
          <table:table-cell office:value-type="float" office:value="0.103915755066507" calcext:value-type="float">
            <text:p>0.103915755066507</text:p>
          </table:table-cell>
          <table:table-cell office:value-type="float" office:value="0.0145858070478373" calcext:value-type="float">
            <text:p>0.014585807047837</text:p>
          </table:table-cell>
          <table:table-cell office:value-type="float" office:value="0.0496460878315369" calcext:value-type="float">
            <text:p>0.049646087831537</text:p>
          </table:table-cell>
          <table:table-cell office:value-type="string" calcext:value-type="string">
            <text:p>NA</text:p>
          </table:table-cell>
          <table:table-cell office:value-type="float" office:value="16626.4311523438" calcext:value-type="float">
            <text:p>16626.4311523438</text:p>
          </table:table-cell>
          <table:table-cell office:value-type="float" office:value="177224.00859375" calcext:value-type="float">
            <text:p>177224.00859375</text:p>
          </table:table-cell>
          <table:table-cell office:value-type="float" office:value="180327.302734375" calcext:value-type="float">
            <text:p>180327.302734375</text:p>
          </table:table-cell>
          <table:table-cell office:value-type="float" office:value="0" calcext:value-type="float">
            <text:p>0</text:p>
          </table:table-cell>
          <table:table-cell office:value-type="float" office:value="14387.6341938048" calcext:value-type="float">
            <text:p>14387.6341938048</text:p>
          </table:table-cell>
          <table:table-cell office:value-type="float" office:value="96133.4357993245" calcext:value-type="float">
            <text:p>96133.4357993245</text:p>
          </table:table-cell>
          <table:table-cell office:value-type="float" office:value="112997.402397673" calcext:value-type="float">
            <text:p>112997.402397673</text:p>
          </table:table-cell>
          <table:table-cell office:value-type="string" calcext:value-type="string">
            <text:p>NA</text:p>
          </table:table-cell>
          <table:table-cell office:value-type="float" office:value="0.865347112797363" calcext:value-type="float">
            <text:p>0.865347112797363</text:p>
          </table:table-cell>
          <table:table-cell office:value-type="float" office:value="0.542440251533249" calcext:value-type="float">
            <text:p>0.542440251533249</text:p>
          </table:table-cell>
          <table:table-cell office:value-type="float" office:value="0.626623925962672" calcext:value-type="float">
            <text:p>0.62662392596267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470</text:p>
          </table:table-cell>
          <table:table-cell table:number-columns-repeated="990"/>
        </table:table-row>
        <table:table-row table:style-name="ro2">
          <table:table-cell office:value-type="float" office:value="413.227222256908" calcext:value-type="float">
            <text:p>413.227222256908</text:p>
          </table:table-cell>
          <table:table-cell office:value-type="float" office:value="8.8937256641877" calcext:value-type="float">
            <text:p>8.8937256641877</text:p>
          </table:table-cell>
          <table:table-cell office:value-type="string" calcext:value-type="string">
            <text:p>C18H31N5O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a-Leu-Asn-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304347" calcext:value-type="float">
            <text:p>304347</text:p>
          </table:table-cell>
          <table:table-cell office:value-type="float" office:value="0" calcext:value-type="float">
            <text:p>0</text:p>
          </table:table-cell>
          <table:table-cell office:value-type="float" office:value="102.4671453125" calcext:value-type="float">
            <text:p>102.4671453125</text:p>
          </table:table-cell>
          <table:table-cell office:value-type="float" office:value="156.69051171875" calcext:value-type="float">
            <text:p>156.69051171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172617184615773" calcext:value-type="float">
            <text:p>0.017261718461577</text:p>
          </table:table-cell>
          <table:table-cell office:value-type="float" office:value="0.0640917037724822" calcext:value-type="float">
            <text:p>0.06409170377248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2467.1453125" calcext:value-type="float">
            <text:p>102467.1453125</text:p>
          </table:table-cell>
          <table:table-cell office:value-type="float" office:value="156690.51171875" calcext:value-type="float">
            <text:p>156690.51171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8464.258914135" calcext:value-type="float">
            <text:p>58464.258914135</text:p>
          </table:table-cell>
          <table:table-cell office:value-type="float" office:value="109222.040684629" calcext:value-type="float">
            <text:p>109222.0406846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570565899301998" calcext:value-type="float">
            <text:p>0.570565899301998</text:p>
          </table:table-cell>
          <table:table-cell office:value-type="float" office:value="0.697055868198807" calcext:value-type="float">
            <text:p>0.69705586819880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527</text:p>
          </table:table-cell>
          <table:table-cell table:number-columns-repeated="990"/>
        </table:table-row>
        <table:table-row table:style-name="ro2">
          <table:table-cell office:value-type="float" office:value="383.180596608074" calcext:value-type="float">
            <text:p>383.180596608074</text:p>
          </table:table-cell>
          <table:table-cell office:value-type="float" office:value="10.7451731363932" calcext:value-type="float">
            <text:p>10.7451731363932</text:p>
          </table:table-cell>
          <table:table-cell office:value-type="string" calcext:value-type="string">
            <text:p>C16H25N5O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n-Gly-Pro-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Polar peptide</text:p>
          </table:table-cell>
          <table:table-cell office:value-type="float" office:value="419903" calcext:value-type="float">
            <text:p>419903</text:p>
          </table:table-cell>
          <table:table-cell office:value-type="float" office:value="0" calcext:value-type="float">
            <text:p>0</text:p>
          </table:table-cell>
          <table:table-cell office:value-type="float" office:value="135.153522851563" calcext:value-type="float">
            <text:p>135.153522851563</text:p>
          </table:table-cell>
          <table:table-cell office:value-type="float" office:value="133.291541992188" calcext:value-type="float">
            <text:p>133.291541992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144729803584537" calcext:value-type="float">
            <text:p>0.144729803584537</text:p>
          </table:table-cell>
          <table:table-cell office:value-type="float" office:value="0.0517975019219312" calcext:value-type="float">
            <text:p>0.05179750192193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35153.522851563" calcext:value-type="float">
            <text:p>135153.522851563</text:p>
          </table:table-cell>
          <table:table-cell office:value-type="float" office:value="133291.541992188" calcext:value-type="float">
            <text:p>133291.541992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67068.387572326" calcext:value-type="float">
            <text:p>167068.387572326</text:p>
          </table:table-cell>
          <table:table-cell office:value-type="float" office:value="84989.5709988931" calcext:value-type="float">
            <text:p>84989.57099889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23613786786613" calcext:value-type="float">
            <text:p>1.23613786786613</text:p>
          </table:table-cell>
          <table:table-cell office:value-type="float" office:value="0.637621635466371" calcext:value-type="float">
            <text:p>0.63762163546637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2446</text:p>
          </table:table-cell>
          <table:table-cell table:number-columns-repeated="990"/>
        </table:table-row>
        <table:table-row table:style-name="ro2">
          <table:table-cell office:value-type="float" office:value="417.197319528316" calcext:value-type="float">
            <text:p>417.197319528316</text:p>
          </table:table-cell>
          <table:table-cell office:value-type="float" office:value="15.1981541951497" calcext:value-type="float">
            <text:p>15.1981541951497</text:p>
          </table:table-cell>
          <table:table-cell office:value-type="string" calcext:value-type="string">
            <text:p>C15H27N7O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a-Asp-Gly-A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Basic peptide</text:p>
          </table:table-cell>
          <table:table-cell office:value-type="float" office:value="484732" calcext:value-type="float">
            <text:p>484732</text:p>
          </table:table-cell>
          <table:table-cell office:value-type="float" office:value="12.8954221191406" calcext:value-type="float">
            <text:p>12.8954221191406</text:p>
          </table:table-cell>
          <table:table-cell office:value-type="float" office:value="318.154221875" calcext:value-type="float">
            <text:p>318.154221875</text:p>
          </table:table-cell>
          <table:table-cell office:value-type="float" office:value="36.7890324707031" calcext:value-type="float">
            <text:p>36.7890324707031</text:p>
          </table:table-cell>
          <table:table-cell office:value-type="float" office:value="0" calcext:value-type="float">
            <text:p>0</text:p>
          </table:table-cell>
          <table:table-cell office:value-type="float" office:value="0.0708398054849316" calcext:value-type="float">
            <text:p>0.070839805484932</text:p>
          </table:table-cell>
          <table:table-cell office:value-type="float" office:value="0.00576724176910161" calcext:value-type="float">
            <text:p>0.005767241769102</text:p>
          </table:table-cell>
          <table:table-cell office:value-type="float" office:value="0.0258733775022806" calcext:value-type="float">
            <text:p>0.025873377502281</text:p>
          </table:table-cell>
          <table:table-cell office:value-type="string" calcext:value-type="string">
            <text:p>NA</text:p>
          </table:table-cell>
          <table:table-cell office:value-type="float" office:value="12895.4221191406" calcext:value-type="float">
            <text:p>12895.4221191406</text:p>
          </table:table-cell>
          <table:table-cell office:value-type="float" office:value="318154.221875" calcext:value-type="float">
            <text:p>318154.221875</text:p>
          </table:table-cell>
          <table:table-cell office:value-type="float" office:value="36789.0324707031" calcext:value-type="float">
            <text:p>36789.0324707031</text:p>
          </table:table-cell>
          <table:table-cell office:value-type="float" office:value="0" calcext:value-type="float">
            <text:p>0</text:p>
          </table:table-cell>
          <table:table-cell office:value-type="float" office:value="9384.09785731771" calcext:value-type="float">
            <text:p>9384.09785731771</text:p>
          </table:table-cell>
          <table:table-cell office:value-type="float" office:value="132224.289073049" calcext:value-type="float">
            <text:p>132224.289073049</text:p>
          </table:table-cell>
          <table:table-cell office:value-type="float" office:value="17847.6028085269" calcext:value-type="float">
            <text:p>17847.6028085269</text:p>
          </table:table-cell>
          <table:table-cell office:value-type="string" calcext:value-type="string">
            <text:p>NA</text:p>
          </table:table-cell>
          <table:table-cell office:value-type="float" office:value="0.727707691196004" calcext:value-type="float">
            <text:p>0.727707691196004</text:p>
          </table:table-cell>
          <table:table-cell office:value-type="float" office:value="0.415598096714867" calcext:value-type="float">
            <text:p>0.415598096714867</text:p>
          </table:table-cell>
          <table:table-cell office:value-type="float" office:value="0.485133791510821" calcext:value-type="float">
            <text:p>0.48513379151082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314</text:p>
          </table:table-cell>
          <table:table-cell table:number-columns-repeated="990"/>
        </table:table-row>
        <table:table-row table:style-name="ro2">
          <table:table-cell office:value-type="float" office:value="441.259055525606" calcext:value-type="float">
            <text:p>441.259055525606</text:p>
          </table:table-cell>
          <table:table-cell office:value-type="float" office:value="7.43835096172257" calcext:value-type="float">
            <text:p>7.43835096172257</text:p>
          </table:table-cell>
          <table:table-cell office:value-type="string" calcext:value-type="string">
            <text:p>C20H35N5O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n-Leu-Val-P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375148" calcext:value-type="float">
            <text:p>375148</text:p>
          </table:table-cell>
          <table:table-cell office:value-type="float" office:value="4.93184512078156" calcext:value-type="float">
            <text:p>4.93184512078156</text:p>
          </table:table-cell>
          <table:table-cell office:value-type="float" office:value="66.9464346279" calcext:value-type="float">
            <text:p>66.9464346279</text:p>
          </table:table-cell>
          <table:table-cell office:value-type="float" office:value="30.2057876118721" calcext:value-type="float">
            <text:p>30.2057876118721</text:p>
          </table:table-cell>
          <table:table-cell office:value-type="float" office:value="1" calcext:value-type="float">
            <text:p>1</text:p>
          </table:table-cell>
          <table:table-cell office:value-type="float" office:value="0.129673170194006" calcext:value-type="float">
            <text:p>0.129673170194006</text:p>
          </table:table-cell>
          <table:table-cell office:value-type="float" office:value="0.0071523829153725" calcext:value-type="float">
            <text:p>0.007152382915373</text:p>
          </table:table-cell>
          <table:table-cell office:value-type="float" office:value="0.0141906088799464" calcext:value-type="float">
            <text:p>0.014190608879947</text:p>
          </table:table-cell>
          <table:table-cell office:value-type="string" calcext:value-type="string">
            <text:p>NA</text:p>
          </table:table-cell>
          <table:table-cell office:value-type="float" office:value="18397.1420898438" calcext:value-type="float">
            <text:p>18397.1420898438</text:p>
          </table:table-cell>
          <table:table-cell office:value-type="float" office:value="249728.659375" calcext:value-type="float">
            <text:p>249728.659375</text:p>
          </table:table-cell>
          <table:table-cell office:value-type="float" office:value="112675.916015625" calcext:value-type="float">
            <text:p>112675.916015625</text:p>
          </table:table-cell>
          <table:table-cell office:value-type="float" office:value="3730.27571614583" calcext:value-type="float">
            <text:p>3730.27571614583</text:p>
          </table:table-cell>
          <table:table-cell office:value-type="float" office:value="13905.5781205225" calcext:value-type="float">
            <text:p>13905.5781205225</text:p>
          </table:table-cell>
          <table:table-cell office:value-type="float" office:value="109208.275393184" calcext:value-type="float">
            <text:p>109208.275393184</text:p>
          </table:table-cell>
          <table:table-cell office:value-type="float" office:value="43767.9797395184" calcext:value-type="float">
            <text:p>43767.9797395184</text:p>
          </table:table-cell>
          <table:table-cell office:value-type="string" calcext:value-type="string">
            <text:p>NA</text:p>
          </table:table-cell>
          <table:table-cell office:value-type="float" office:value="0.755855341694577" calcext:value-type="float">
            <text:p>0.755855341694577</text:p>
          </table:table-cell>
          <table:table-cell office:value-type="float" office:value="0.4373077389936" calcext:value-type="float">
            <text:p>0.4373077389936</text:p>
          </table:table-cell>
          <table:table-cell office:value-type="float" office:value="0.388441303938004" calcext:value-type="float">
            <text:p>0.38844130393800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117</text:p>
          </table:table-cell>
          <table:table-cell table:number-columns-repeated="990"/>
        </table:table-row>
        <table:table-row table:style-name="ro2">
          <table:table-cell office:value-type="float" office:value="482.168247683481" calcext:value-type="float">
            <text:p>482.168247683481</text:p>
          </table:table-cell>
          <table:table-cell office:value-type="float" office:value="9.55452450022977" calcext:value-type="float">
            <text:p>9.55452450022977</text:p>
          </table:table-cell>
          <table:table-cell office:value-type="string" calcext:value-type="string">
            <text:p>C18H34N4O5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-Met-Met-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293869" calcext:value-type="float">
            <text:p>293869</text:p>
          </table:table-cell>
          <table:table-cell office:value-type="float" office:value="1.46533691621986" calcext:value-type="float">
            <text:p>1.46533691621986</text:p>
          </table:table-cell>
          <table:table-cell office:value-type="float" office:value="10.2733072316492" calcext:value-type="float">
            <text:p>10.2733072316492</text:p>
          </table:table-cell>
          <table:table-cell office:value-type="float" office:value="3.7965538444258" calcext:value-type="float">
            <text:p>3.7965538444258</text:p>
          </table:table-cell>
          <table:table-cell office:value-type="float" office:value="1" calcext:value-type="float">
            <text:p>1</text:p>
          </table:table-cell>
          <table:table-cell office:value-type="float" office:value="0.593765448154878" calcext:value-type="float">
            <text:p>0.593765448154878</text:p>
          </table:table-cell>
          <table:table-cell office:value-type="float" office:value="0.00505446127569721" calcext:value-type="float">
            <text:p>0.005054461275697</text:p>
          </table:table-cell>
          <table:table-cell office:value-type="float" office:value="0.234446102342469" calcext:value-type="float">
            <text:p>0.234446102342469</text:p>
          </table:table-cell>
          <table:table-cell office:value-type="float" office:value="1" calcext:value-type="float">
            <text:p>1</text:p>
          </table:table-cell>
          <table:table-cell office:value-type="float" office:value="25564.939453125" calcext:value-type="float">
            <text:p>25564.939453125</text:p>
          </table:table-cell>
          <table:table-cell office:value-type="float" office:value="179232.8265625" calcext:value-type="float">
            <text:p>179232.8265625</text:p>
          </table:table-cell>
          <table:table-cell office:value-type="float" office:value="66236.4184570313" calcext:value-type="float">
            <text:p>66236.4184570313</text:p>
          </table:table-cell>
          <table:table-cell office:value-type="float" office:value="17446.4583333333" calcext:value-type="float">
            <text:p>17446.4583333333</text:p>
          </table:table-cell>
          <table:table-cell office:value-type="float" office:value="22400.3200266549" calcext:value-type="float">
            <text:p>22400.3200266549</text:p>
          </table:table-cell>
          <table:table-cell office:value-type="float" office:value="69368.2332833959" calcext:value-type="float">
            <text:p>69368.2332833959</text:p>
          </table:table-cell>
          <table:table-cell office:value-type="float" office:value="65396.6673423878" calcext:value-type="float">
            <text:p>65396.6673423878</text:p>
          </table:table-cell>
          <table:table-cell office:value-type="float" office:value="15284.8702539188" calcext:value-type="float">
            <text:p>15284.8702539188</text:p>
          </table:table-cell>
          <table:table-cell office:value-type="float" office:value="0.876212520187162" calcext:value-type="float">
            <text:p>0.876212520187162</text:p>
          </table:table-cell>
          <table:table-cell office:value-type="float" office:value="0.387028618662143" calcext:value-type="float">
            <text:p>0.387028618662143</text:p>
          </table:table-cell>
          <table:table-cell office:value-type="float" office:value="0.98732191241306" calcext:value-type="float">
            <text:p>0.98732191241306</text:p>
          </table:table-cell>
          <table:table-cell office:value-type="float" office:value="0.876101611105528" calcext:value-type="float">
            <text:p>0.876101611105528</text:p>
          </table:table-cell>
          <table:table-cell office:value-type="float" office:value="0.0896241401338934" calcext:value-type="float">
            <text:p>0.089624140133894</text:p>
          </table:table-cell>
          <table:table-cell office:value-type="float" office:value="5.18767592345057" calcext:value-type="float">
            <text:p>5.18767592345057</text:p>
          </table:table-cell>
          <table:table-cell office:value-type="float" office:value="0.527777110880743" calcext:value-type="float">
            <text:p>0.527777110880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82</text:p>
          </table:table-cell>
          <table:table-cell table:number-columns-repeated="990"/>
        </table:table-row>
        <table:table-row table:style-name="ro2">
          <table:table-cell office:value-type="float" office:value="459.207655666417" calcext:value-type="float">
            <text:p>459.207655666417</text:p>
          </table:table-cell>
          <table:table-cell office:value-type="float" office:value="8.70095255533853" calcext:value-type="float">
            <text:p>8.70095255533853</text:p>
          </table:table-cell>
          <table:table-cell office:value-type="string" calcext:value-type="string">
            <text:p>C17H29N7O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n-Val-Asn-As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321893" calcext:value-type="float">
            <text:p>321893</text:p>
          </table:table-cell>
          <table:table-cell office:value-type="float" office:value="1.84836866672011" calcext:value-type="float">
            <text:p>1.84836866672011</text:p>
          </table:table-cell>
          <table:table-cell office:value-type="float" office:value="4.73170607746241" calcext:value-type="float">
            <text:p>4.73170607746241</text:p>
          </table:table-cell>
          <table:table-cell office:value-type="float" office:value="3.65963589096886" calcext:value-type="float">
            <text:p>3.65963589096886</text:p>
          </table:table-cell>
          <table:table-cell office:value-type="float" office:value="1" calcext:value-type="float">
            <text:p>1</text:p>
          </table:table-cell>
          <table:table-cell office:value-type="float" office:value="0.2787557272837" calcext:value-type="float">
            <text:p>0.2787557272837</text:p>
          </table:table-cell>
          <table:table-cell office:value-type="float" office:value="0.0737192047954271" calcext:value-type="float">
            <text:p>0.073719204795427</text:p>
          </table:table-cell>
          <table:table-cell office:value-type="float" office:value="0.144283358155662" calcext:value-type="float">
            <text:p>0.144283358155662</text:p>
          </table:table-cell>
          <table:table-cell office:value-type="float" office:value="1" calcext:value-type="float">
            <text:p>1</text:p>
          </table:table-cell>
          <table:table-cell office:value-type="float" office:value="67053.4975585938" calcext:value-type="float">
            <text:p>67053.4975585938</text:p>
          </table:table-cell>
          <table:table-cell office:value-type="float" office:value="171652.68359375" calcext:value-type="float">
            <text:p>171652.68359375</text:p>
          </table:table-cell>
          <table:table-cell office:value-type="float" office:value="132761.061523438" calcext:value-type="float">
            <text:p>132761.061523438</text:p>
          </table:table-cell>
          <table:table-cell office:value-type="float" office:value="36277.123046875" calcext:value-type="float">
            <text:p>36277.123046875</text:p>
          </table:table-cell>
          <table:table-cell office:value-type="float" office:value="45913.5014765282" calcext:value-type="float">
            <text:p>45913.5014765282</text:p>
          </table:table-cell>
          <table:table-cell office:value-type="float" office:value="126035.815372832" calcext:value-type="float">
            <text:p>126035.815372832</text:p>
          </table:table-cell>
          <table:table-cell office:value-type="float" office:value="98566.4277210125" calcext:value-type="float">
            <text:p>98566.4277210125</text:p>
          </table:table-cell>
          <table:table-cell office:value-type="float" office:value="13308.4341196117" calcext:value-type="float">
            <text:p>13308.4341196117</text:p>
          </table:table-cell>
          <table:table-cell office:value-type="float" office:value="0.684729404851809" calcext:value-type="float">
            <text:p>0.684729404851809</text:p>
          </table:table-cell>
          <table:table-cell office:value-type="float" office:value="0.734249023866828" calcext:value-type="float">
            <text:p>0.734249023866828</text:p>
          </table:table-cell>
          <table:table-cell office:value-type="float" office:value="0.74243476656453" calcext:value-type="float">
            <text:p>0.74243476656453</text:p>
          </table:table-cell>
          <table:table-cell office:value-type="float" office:value="0.366854728320529" calcext:value-type="float">
            <text:p>0.366854728320529</text:p>
          </table:table-cell>
          <table:table-cell office:value-type="float" office:value="0.414493319925985" calcext:value-type="float">
            <text:p>0.414493319925985</text:p>
          </table:table-cell>
          <table:table-cell office:value-type="float" office:value="1.14097754422906" calcext:value-type="float">
            <text:p>1.14097754422906</text:p>
          </table:table-cell>
          <table:table-cell office:value-type="float" office:value="0.941035394853923" calcext:value-type="float">
            <text:p>0.941035394853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38</text:p>
          </table:table-cell>
          <table:table-cell table:number-columns-repeated="990"/>
        </table:table-row>
        <table:table-row table:style-name="ro2">
          <table:table-cell office:value-type="float" office:value="541.20024431446" calcext:value-type="float">
            <text:p>541.20024431446</text:p>
          </table:table-cell>
          <table:table-cell office:value-type="float" office:value="7.41686665852863" calcext:value-type="float">
            <text:p>7.41686665852863</text:p>
          </table:table-cell>
          <table:table-cell office:value-type="string" calcext:value-type="string">
            <text:p>C26H31N5O6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-Trp-Cys-Ty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182077" calcext:value-type="float">
            <text:p>182077</text:p>
          </table:table-cell>
          <table:table-cell office:value-type="float" office:value="1.02483321798889" calcext:value-type="float">
            <text:p>1.02483321798889</text:p>
          </table:table-cell>
          <table:table-cell office:value-type="float" office:value="0.83026284663956" calcext:value-type="float">
            <text:p>0.83026284663956</text:p>
          </table:table-cell>
          <table:table-cell office:value-type="float" office:value="1.64942131841541" calcext:value-type="float">
            <text:p>1.64942131841541</text:p>
          </table:table-cell>
          <table:table-cell office:value-type="float" office:value="1" calcext:value-type="float">
            <text:p>1</text:p>
          </table:table-cell>
          <table:table-cell office:value-type="float" office:value="0.925826926267952" calcext:value-type="float">
            <text:p>0.925826926267952</text:p>
          </table:table-cell>
          <table:table-cell office:value-type="float" office:value="0.529142556256518" calcext:value-type="float">
            <text:p>0.529142556256518</text:p>
          </table:table-cell>
          <table:table-cell office:value-type="float" office:value="0.0771031512043965" calcext:value-type="float">
            <text:p>0.077103151204397</text:p>
          </table:table-cell>
          <table:table-cell office:value-type="float" office:value="1" calcext:value-type="float">
            <text:p>1</text:p>
          </table:table-cell>
          <table:table-cell office:value-type="float" office:value="95255.17578125" calcext:value-type="float">
            <text:p>95255.17578125</text:p>
          </table:table-cell>
          <table:table-cell office:value-type="float" office:value="77170.44296875" calcext:value-type="float">
            <text:p>77170.44296875</text:p>
          </table:table-cell>
          <table:table-cell office:value-type="float" office:value="153308.767578125" calcext:value-type="float">
            <text:p>153308.767578125</text:p>
          </table:table-cell>
          <table:table-cell office:value-type="float" office:value="92947.0026041667" calcext:value-type="float">
            <text:p>92947.0026041667</text:p>
          </table:table-cell>
          <table:table-cell office:value-type="float" office:value="27648.2435201782" calcext:value-type="float">
            <text:p>27648.2435201782</text:p>
          </table:table-cell>
          <table:table-cell office:value-type="float" office:value="29495.8078748352" calcext:value-type="float">
            <text:p>29495.8078748352</text:p>
          </table:table-cell>
          <table:table-cell office:value-type="float" office:value="38874.0403715881" calcext:value-type="float">
            <text:p>38874.0403715881</text:p>
          </table:table-cell>
          <table:table-cell office:value-type="float" office:value="32454.6383339571" calcext:value-type="float">
            <text:p>32454.6383339571</text:p>
          </table:table-cell>
          <table:table-cell office:value-type="float" office:value="0.290254501064293" calcext:value-type="float">
            <text:p>0.290254501064293</text:p>
          </table:table-cell>
          <table:table-cell office:value-type="float" office:value="0.382216386742519" calcext:value-type="float">
            <text:p>0.382216386742519</text:p>
          </table:table-cell>
          <table:table-cell office:value-type="float" office:value="0.2535669745814" calcext:value-type="float">
            <text:p>0.2535669745814</text:p>
          </table:table-cell>
          <table:table-cell office:value-type="float" office:value="0.349173587363238" calcext:value-type="float">
            <text:p>0.349173587363238</text:p>
          </table:table-cell>
          <table:table-cell office:value-type="float" office:value="0.00293094496066574" calcext:value-type="float">
            <text:p>0.002930944960666</text:p>
          </table:table-cell>
          <table:table-cell office:value-type="float" office:value="0.129412482444751" calcext:value-type="float">
            <text:p>0.129412482444751</text:p>
          </table:table-cell>
          <table:table-cell office:value-type="float" office:value="1.42076443508011" calcext:value-type="float">
            <text:p>1.42076443508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24</text:p>
          </table:table-cell>
          <table:table-cell table:number-columns-repeated="990"/>
        </table:table-row>
        <table:table-row table:style-name="ro2">
          <table:table-cell office:value-type="float" office:value="396.146417384347" calcext:value-type="float">
            <text:p>396.146417384347</text:p>
          </table:table-cell>
          <table:table-cell office:value-type="float" office:value="8.61231826782225" calcext:value-type="float">
            <text:p>8.61231826782225</text:p>
          </table:table-cell>
          <table:table-cell office:value-type="string" calcext:value-type="string">
            <text:p>C17H24N4O5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-Phe-Cys-G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107507" calcext:value-type="float">
            <text:p>107507</text:p>
          </table:table-cell>
          <table:table-cell office:value-type="float" office:value="1.3565383257922" calcext:value-type="float">
            <text:p>1.3565383257922</text:p>
          </table:table-cell>
          <table:table-cell office:value-type="float" office:value="1.11238707778567" calcext:value-type="float">
            <text:p>1.11238707778567</text:p>
          </table:table-cell>
          <table:table-cell office:value-type="float" office:value="1.55056612444231" calcext:value-type="float">
            <text:p>1.55056612444231</text:p>
          </table:table-cell>
          <table:table-cell office:value-type="float" office:value="1" calcext:value-type="float">
            <text:p>1</text:p>
          </table:table-cell>
          <table:table-cell office:value-type="float" office:value="0.400430091232821" calcext:value-type="float">
            <text:p>0.400430091232821</text:p>
          </table:table-cell>
          <table:table-cell office:value-type="float" office:value="0.666732405950505" calcext:value-type="float">
            <text:p>0.666732405950505</text:p>
          </table:table-cell>
          <table:table-cell office:value-type="float" office:value="0.0930826081479203" calcext:value-type="float">
            <text:p>0.09308260814792</text:p>
          </table:table-cell>
          <table:table-cell office:value-type="float" office:value="1" calcext:value-type="float">
            <text:p>1</text:p>
          </table:table-cell>
          <table:table-cell office:value-type="float" office:value="63128.0600585938" calcext:value-type="float">
            <text:p>63128.0600585938</text:p>
          </table:table-cell>
          <table:table-cell office:value-type="float" office:value="51766.2029296875" calcext:value-type="float">
            <text:p>51766.2029296875</text:p>
          </table:table-cell>
          <table:table-cell office:value-type="float" office:value="72157.365234375" calcext:value-type="float">
            <text:p>72157.365234375</text:p>
          </table:table-cell>
          <table:table-cell office:value-type="float" office:value="46536.1419270833" calcext:value-type="float">
            <text:p>46536.1419270833</text:p>
          </table:table-cell>
          <table:table-cell office:value-type="float" office:value="33847.2278919619" calcext:value-type="float">
            <text:p>33847.2278919619</text:p>
          </table:table-cell>
          <table:table-cell office:value-type="float" office:value="24878.5018122759" calcext:value-type="float">
            <text:p>24878.5018122759</text:p>
          </table:table-cell>
          <table:table-cell office:value-type="float" office:value="21295.2636086029" calcext:value-type="float">
            <text:p>21295.2636086029</text:p>
          </table:table-cell>
          <table:table-cell office:value-type="float" office:value="3673.57958652538" calcext:value-type="float">
            <text:p>3673.57958652538</text:p>
          </table:table-cell>
          <table:table-cell office:value-type="float" office:value="0.536167717819078" calcext:value-type="float">
            <text:p>0.536167717819078</text:p>
          </table:table-cell>
          <table:table-cell office:value-type="float" office:value="0.480593522497055" calcext:value-type="float">
            <text:p>0.480593522497055</text:p>
          </table:table-cell>
          <table:table-cell office:value-type="float" office:value="0.29512252199666" calcext:value-type="float">
            <text:p>0.29512252199666</text:p>
          </table:table-cell>
          <table:table-cell office:value-type="float" office:value="0.0789403554828728" calcext:value-type="float">
            <text:p>0.078940355482873</text:p>
          </table:table-cell>
          <table:table-cell office:value-type="float" office:value="0.23749859104018" calcext:value-type="float">
            <text:p>0.23749859104018</text:p>
          </table:table-cell>
          <table:table-cell office:value-type="float" office:value="0.0432511426261694" calcext:value-type="float">
            <text:p>0.04325114262617</text:p>
          </table:table-cell>
          <table:table-cell office:value-type="float" office:value="1.40571812348044" calcext:value-type="float">
            <text:p>1.40571812348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67</text:p>
          </table:table-cell>
          <table:table-cell table:number-columns-repeated="990"/>
        </table:table-row>
        <table:table-row table:style-name="ro2">
          <table:table-cell office:value-type="float" office:value="374.154264336698" calcext:value-type="float">
            <text:p>374.154264336698</text:p>
          </table:table-cell>
          <table:table-cell office:value-type="float" office:value="15.1619839477539" calcext:value-type="float">
            <text:p>15.1619839477539</text:p>
          </table:table-cell>
          <table:table-cell office:value-type="string" calcext:value-type="string">
            <text:p>C13H22N6O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-Asn-Asn-G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Polar peptide</text:p>
          </table:table-cell>
          <table:table-cell office:value-type="float" office:value="155296" calcext:value-type="float">
            <text:p>155296</text:p>
          </table:table-cell>
          <table:table-cell office:value-type="float" office:value="1.09785297961637" calcext:value-type="float">
            <text:p>1.09785297961637</text:p>
          </table:table-cell>
          <table:table-cell office:value-type="float" office:value="1.83026629248691" calcext:value-type="float">
            <text:p>1.83026629248691</text:p>
          </table:table-cell>
          <table:table-cell office:value-type="float" office:value="1.53473989316752" calcext:value-type="float">
            <text:p>1.53473989316752</text:p>
          </table:table-cell>
          <table:table-cell office:value-type="float" office:value="1" calcext:value-type="float">
            <text:p>1</text:p>
          </table:table-cell>
          <table:table-cell office:value-type="float" office:value="0.882595290786876" calcext:value-type="float">
            <text:p>0.882595290786876</text:p>
          </table:table-cell>
          <table:table-cell office:value-type="float" office:value="0.313097887038227" calcext:value-type="float">
            <text:p>0.313097887038227</text:p>
          </table:table-cell>
          <table:table-cell office:value-type="float" office:value="0.475561369953226" calcext:value-type="float">
            <text:p>0.475561369953226</text:p>
          </table:table-cell>
          <table:table-cell office:value-type="float" office:value="1" calcext:value-type="float">
            <text:p>1</text:p>
          </table:table-cell>
          <table:table-cell office:value-type="float" office:value="54753.32421875" calcext:value-type="float">
            <text:p>54753.32421875</text:p>
          </table:table-cell>
          <table:table-cell office:value-type="float" office:value="91281.041796875" calcext:value-type="float">
            <text:p>91281.041796875</text:p>
          </table:table-cell>
          <table:table-cell office:value-type="float" office:value="76542.2260742188" calcext:value-type="float">
            <text:p>76542.2260742188</text:p>
          </table:table-cell>
          <table:table-cell office:value-type="float" office:value="49873.0934244792" calcext:value-type="float">
            <text:p>49873.0934244792</text:p>
          </table:table-cell>
          <table:table-cell office:value-type="float" office:value="10134.7911166124" calcext:value-type="float">
            <text:p>10134.7911166124</text:p>
          </table:table-cell>
          <table:table-cell office:value-type="float" office:value="48457.9643493954" calcext:value-type="float">
            <text:p>48457.9643493954</text:p>
          </table:table-cell>
          <table:table-cell office:value-type="float" office:value="32006.4711138902" calcext:value-type="float">
            <text:p>32006.4711138902</text:p>
          </table:table-cell>
          <table:table-cell office:value-type="float" office:value="50142.5509532264" calcext:value-type="float">
            <text:p>50142.5509532264</text:p>
          </table:table-cell>
          <table:table-cell office:value-type="float" office:value="0.185099101492395" calcext:value-type="float">
            <text:p>0.185099101492395</text:p>
          </table:table-cell>
          <table:table-cell office:value-type="float" office:value="0.530865592630148" calcext:value-type="float">
            <text:p>0.530865592630148</text:p>
          </table:table-cell>
          <table:table-cell office:value-type="float" office:value="0.418154432598489" calcext:value-type="float">
            <text:p>0.418154432598489</text:p>
          </table:table-cell>
          <table:table-cell office:value-type="float" office:value="1.00540286375368" calcext:value-type="float">
            <text:p>1.00540286375368</text:p>
          </table:table-cell>
          <table:table-cell office:value-type="float" office:value="0.00910078296112622" calcext:value-type="float">
            <text:p>0.009100782961126</text:p>
          </table:table-cell>
          <table:table-cell office:value-type="float" office:value="0.352624353029496" calcext:value-type="float">
            <text:p>0.352624353029496</text:p>
          </table:table-cell>
          <table:table-cell office:value-type="float" office:value="0.200990398939764" calcext:value-type="float">
            <text:p>0.200990398939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499</text:p>
          </table:table-cell>
          <table:table-cell table:number-columns-repeated="990"/>
        </table:table-row>
        <table:table-row table:style-name="ro2">
          <table:table-cell office:value-type="float" office:value="432.196403630576" calcext:value-type="float">
            <text:p>432.196403630576</text:p>
          </table:table-cell>
          <table:table-cell office:value-type="float" office:value="8.6472151184082" calcext:value-type="float">
            <text:p>8.6472151184082</text:p>
          </table:table-cell>
          <table:table-cell office:value-type="string" calcext:value-type="string">
            <text:p>C16H28N6O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n-Val-Asn-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578462" calcext:value-type="float">
            <text:p>578462</text:p>
          </table:table-cell>
          <table:table-cell office:value-type="float" office:value="0.976957705090424" calcext:value-type="float">
            <text:p>0.976957705090424</text:p>
          </table:table-cell>
          <table:table-cell office:value-type="float" office:value="1.25080338999632" calcext:value-type="float">
            <text:p>1.25080338999632</text:p>
          </table:table-cell>
          <table:table-cell office:value-type="float" office:value="1.19642864925641" calcext:value-type="float">
            <text:p>1.19642864925641</text:p>
          </table:table-cell>
          <table:table-cell office:value-type="float" office:value="1" calcext:value-type="float">
            <text:p>1</text:p>
          </table:table-cell>
          <table:table-cell office:value-type="float" office:value="0.966392515499187" calcext:value-type="float">
            <text:p>0.966392515499187</text:p>
          </table:table-cell>
          <table:table-cell office:value-type="float" office:value="0.680088123292013" calcext:value-type="float">
            <text:p>0.680088123292013</text:p>
          </table:table-cell>
          <table:table-cell office:value-type="float" office:value="0.747107510333997" calcext:value-type="float">
            <text:p>0.747107510333997</text:p>
          </table:table-cell>
          <table:table-cell office:value-type="float" office:value="1" calcext:value-type="float">
            <text:p>1</text:p>
          </table:table-cell>
          <table:table-cell office:value-type="float" office:value="204309.984375" calcext:value-type="float">
            <text:p>204309.984375</text:p>
          </table:table-cell>
          <table:table-cell office:value-type="float" office:value="261579.0015625" calcext:value-type="float">
            <text:p>261579.0015625</text:p>
          </table:table-cell>
          <table:table-cell office:value-type="float" office:value="250207.677734375" calcext:value-type="float">
            <text:p>250207.677734375</text:p>
          </table:table-cell>
          <table:table-cell office:value-type="float" office:value="209128.791666667" calcext:value-type="float">
            <text:p>209128.791666667</text:p>
          </table:table-cell>
          <table:table-cell office:value-type="float" office:value="174505.246110516" calcext:value-type="float">
            <text:p>174505.246110516</text:p>
          </table:table-cell>
          <table:table-cell office:value-type="float" office:value="228416.138484339" calcext:value-type="float">
            <text:p>228416.138484339</text:p>
          </table:table-cell>
          <table:table-cell office:value-type="float" office:value="202310.199448408" calcext:value-type="float">
            <text:p>202310.199448408</text:p>
          </table:table-cell>
          <table:table-cell office:value-type="float" office:value="112503.253542899" calcext:value-type="float">
            <text:p>112503.253542899</text:p>
          </table:table-cell>
          <table:table-cell office:value-type="float" office:value="0.854120011042733" calcext:value-type="float">
            <text:p>0.854120011042733</text:p>
          </table:table-cell>
          <table:table-cell office:value-type="float" office:value="0.873220469227009" calcext:value-type="float">
            <text:p>0.873220469227009</text:p>
          </table:table-cell>
          <table:table-cell office:value-type="float" office:value="0.808569110589741" calcext:value-type="float">
            <text:p>0.808569110589741</text:p>
          </table:table-cell>
          <table:table-cell office:value-type="float" office:value="0.537961572131205" calcext:value-type="float">
            <text:p>0.537961572131205</text:p>
          </table:table-cell>
          <table:table-cell office:value-type="float" office:value="0.000538654800410809" calcext:value-type="float">
            <text:p>0.000538654800411</text:p>
          </table:table-cell>
          <table:table-cell office:value-type="float" office:value="0.0424338380002479" calcext:value-type="float">
            <text:p>0.042433838000248</text:p>
          </table:table-cell>
          <table:table-cell office:value-type="float" office:value="0.0314907311651374" calcext:value-type="float">
            <text:p>0.031490731165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33</text:p>
          </table:table-cell>
          <table:table-cell table:number-columns-repeated="990"/>
        </table:table-row>
        <table:table-row table:style-name="ro2">
          <table:table-cell office:value-type="float" office:value="412.141361303353" calcext:value-type="float">
            <text:p>412.141361303353</text:p>
          </table:table-cell>
          <table:table-cell office:value-type="float" office:value="9.17840830485025" calcext:value-type="float">
            <text:p>9.17840830485025</text:p>
          </table:table-cell>
          <table:table-cell office:value-type="string" calcext:value-type="string">
            <text:p>C17H24N4O6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-Cys-Gly-Ty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259985" calcext:value-type="float">
            <text:p>259985</text:p>
          </table:table-cell>
          <table:table-cell office:value-type="float" office:value="1.33530991433036" calcext:value-type="float">
            <text:p>1.33530991433036</text:p>
          </table:table-cell>
          <table:table-cell office:value-type="float" office:value="0.310022960483153" calcext:value-type="float">
            <text:p>0.310022960483153</text:p>
          </table:table-cell>
          <table:table-cell office:value-type="float" office:value="0.899846380203199" calcext:value-type="float">
            <text:p>0.899846380203199</text:p>
          </table:table-cell>
          <table:table-cell office:value-type="float" office:value="1" calcext:value-type="float">
            <text:p>1</text:p>
          </table:table-cell>
          <table:table-cell office:value-type="float" office:value="0.619951450702602" calcext:value-type="float">
            <text:p>0.619951450702602</text:p>
          </table:table-cell>
          <table:table-cell office:value-type="float" office:value="0.000773445241414031" calcext:value-type="float">
            <text:p>0.000773445241414</text:p>
          </table:table-cell>
          <table:table-cell office:value-type="float" office:value="0.701942291550898" calcext:value-type="float">
            <text:p>0.701942291550898</text:p>
          </table:table-cell>
          <table:table-cell office:value-type="float" office:value="1" calcext:value-type="float">
            <text:p>1</text:p>
          </table:table-cell>
          <table:table-cell office:value-type="float" office:value="114930.249511719" calcext:value-type="float">
            <text:p>114930.249511719</text:p>
          </table:table-cell>
          <table:table-cell office:value-type="float" office:value="26683.7052734375" calcext:value-type="float">
            <text:p>26683.7052734375</text:p>
          </table:table-cell>
          <table:table-cell office:value-type="float" office:value="77449.8623046875" calcext:value-type="float">
            <text:p>77449.8623046875</text:p>
          </table:table-cell>
          <table:table-cell office:value-type="float" office:value="86070.09375" calcext:value-type="float">
            <text:p>86070.09375</text:p>
          </table:table-cell>
          <table:table-cell office:value-type="float" office:value="104521.631761315" calcext:value-type="float">
            <text:p>104521.631761315</text:p>
          </table:table-cell>
          <table:table-cell office:value-type="float" office:value="17981.7111118752" calcext:value-type="float">
            <text:p>17981.7111118752</text:p>
          </table:table-cell>
          <table:table-cell office:value-type="float" office:value="40315.7213879352" calcext:value-type="float">
            <text:p>40315.7213879352</text:p>
          </table:table-cell>
          <table:table-cell office:value-type="float" office:value="7618.55203223093" calcext:value-type="float">
            <text:p>7618.55203223093</text:p>
          </table:table-cell>
          <table:table-cell office:value-type="float" office:value="0.909435350618093" calcext:value-type="float">
            <text:p>0.909435350618093</text:p>
          </table:table-cell>
          <table:table-cell office:value-type="float" office:value="0.673883590288911" calcext:value-type="float">
            <text:p>0.673883590288911</text:p>
          </table:table-cell>
          <table:table-cell office:value-type="float" office:value="0.520539613477081" calcext:value-type="float">
            <text:p>0.520539613477081</text:p>
          </table:table-cell>
          <table:table-cell office:value-type="float" office:value="0.0885156701973609" calcext:value-type="float">
            <text:p>0.088515670197361</text:p>
          </table:table-cell>
          <table:table-cell office:value-type="float" office:value="0.0758374495498191" calcext:value-type="float">
            <text:p>0.075837449549819</text:p>
          </table:table-cell>
          <table:table-cell office:value-type="float" office:value="9.24721709205422" calcext:value-type="float">
            <text:p>9.24721709205422</text:p>
          </table:table-cell>
          <table:table-cell office:value-type="float" office:value="0.0441418571113952" calcext:value-type="float">
            <text:p>0.044141857111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592</text:p>
          </table:table-cell>
          <table:table-cell table:number-columns-repeated="990"/>
        </table:table-row>
        <table:table-row table:style-name="ro2">
          <table:table-cell office:value-type="float" office:value="374.216543204873" calcext:value-type="float">
            <text:p>374.216543204873</text:p>
          </table:table-cell>
          <table:table-cell office:value-type="float" office:value="13.7937667338053" calcext:value-type="float">
            <text:p>13.7937667338053</text:p>
          </table:table-cell>
          <table:table-cell office:value-type="string" calcext:value-type="string">
            <text:p>C16H30N4O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a-Leu-Thr-A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468483" calcext:value-type="float">
            <text:p>468483</text:p>
          </table:table-cell>
          <table:table-cell office:value-type="float" office:value="0.735578823135146" calcext:value-type="float">
            <text:p>0.735578823135146</text:p>
          </table:table-cell>
          <table:table-cell office:value-type="float" office:value="1.12445662069" calcext:value-type="float">
            <text:p>1.12445662069</text:p>
          </table:table-cell>
          <table:table-cell office:value-type="float" office:value="0.899832729071224" calcext:value-type="float">
            <text:p>0.899832729071224</text:p>
          </table:table-cell>
          <table:table-cell office:value-type="float" office:value="1" calcext:value-type="float">
            <text:p>1</text:p>
          </table:table-cell>
          <table:table-cell office:value-type="float" office:value="0.162486156547921" calcext:value-type="float">
            <text:p>0.162486156547921</text:p>
          </table:table-cell>
          <table:table-cell office:value-type="float" office:value="0.583269718581933" calcext:value-type="float">
            <text:p>0.583269718581933</text:p>
          </table:table-cell>
          <table:table-cell office:value-type="float" office:value="0.489387894462497" calcext:value-type="float">
            <text:p>0.489387894462497</text:p>
          </table:table-cell>
          <table:table-cell office:value-type="float" office:value="1" calcext:value-type="float">
            <text:p>1</text:p>
          </table:table-cell>
          <table:table-cell office:value-type="float" office:value="169284.267578125" calcext:value-type="float">
            <text:p>169284.267578125</text:p>
          </table:table-cell>
          <table:table-cell office:value-type="float" office:value="258779.6296875" calcext:value-type="float">
            <text:p>258779.6296875</text:p>
          </table:table-cell>
          <table:table-cell office:value-type="float" office:value="207085.25" calcext:value-type="float">
            <text:p>207085.25</text:p>
          </table:table-cell>
          <table:table-cell office:value-type="float" office:value="230137.494791667" calcext:value-type="float">
            <text:p>230137.494791667</text:p>
          </table:table-cell>
          <table:table-cell office:value-type="float" office:value="58540.675326478" calcext:value-type="float">
            <text:p>58540.675326478</text:p>
          </table:table-cell>
          <table:table-cell office:value-type="float" office:value="97505.6091194501" calcext:value-type="float">
            <text:p>97505.6091194501</text:p>
          </table:table-cell>
          <table:table-cell office:value-type="float" office:value="40830.9984129454" calcext:value-type="float">
            <text:p>40830.9984129454</text:p>
          </table:table-cell>
          <table:table-cell office:value-type="float" office:value="39637.9167412283" calcext:value-type="float">
            <text:p>39637.9167412283</text:p>
          </table:table-cell>
          <table:table-cell office:value-type="float" office:value="0.345812851743363" calcext:value-type="float">
            <text:p>0.345812851743363</text:p>
          </table:table-cell>
          <table:table-cell office:value-type="float" office:value="0.376790125394325" calcext:value-type="float">
            <text:p>0.376790125394325</text:p>
          </table:table-cell>
          <table:table-cell office:value-type="float" office:value="0.197169998408604" calcext:value-type="float">
            <text:p>0.197169998408604</text:p>
          </table:table-cell>
          <table:table-cell office:value-type="float" office:value="0.172235805282884" calcext:value-type="float">
            <text:p>0.172235805282884</text:p>
          </table:table-cell>
          <table:table-cell office:value-type="float" office:value="0.740893462087196" calcext:value-type="float">
            <text:p>0.740893462087196</text:p>
          </table:table-cell>
          <table:table-cell office:value-type="float" office:value="0.0740507541837882" calcext:value-type="float">
            <text:p>0.074050754183788</text:p>
          </table:table-cell>
          <table:table-cell office:value-type="float" office:value="0.164098529167029" calcext:value-type="float">
            <text:p>0.164098529167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33</text:p>
          </table:table-cell>
          <table:table-cell table:number-columns-repeated="990"/>
        </table:table-row>
        <table:table-row table:style-name="ro2">
          <table:table-cell office:value-type="float" office:value="382.13093238503" calcext:value-type="float">
            <text:p>382.13093238503</text:p>
          </table:table-cell>
          <table:table-cell office:value-type="float" office:value="9.8899124654134" calcext:value-type="float">
            <text:p>9.8899124654134</text:p>
          </table:table-cell>
          <table:table-cell office:value-type="string" calcext:value-type="string">
            <text:p>C16H22N4O5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s-Phe-Gly-G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4340185" calcext:value-type="float">
            <text:p>4340185</text:p>
          </table:table-cell>
          <table:table-cell office:value-type="float" office:value="0.958423127732239" calcext:value-type="float">
            <text:p>0.958423127732239</text:p>
          </table:table-cell>
          <table:table-cell office:value-type="float" office:value="0.704467819280411" calcext:value-type="float">
            <text:p>0.704467819280411</text:p>
          </table:table-cell>
          <table:table-cell office:value-type="float" office:value="0.816167536531391" calcext:value-type="float">
            <text:p>0.816167536531391</text:p>
          </table:table-cell>
          <table:table-cell office:value-type="float" office:value="1" calcext:value-type="float">
            <text:p>1</text:p>
          </table:table-cell>
          <table:table-cell office:value-type="float" office:value="0.920667580131895" calcext:value-type="float">
            <text:p>0.920667580131895</text:p>
          </table:table-cell>
          <table:table-cell office:value-type="float" office:value="0.215339315935276" calcext:value-type="float">
            <text:p>0.215339315935276</text:p>
          </table:table-cell>
          <table:table-cell office:value-type="float" office:value="0.377623373579299" calcext:value-type="float">
            <text:p>0.377623373579299</text:p>
          </table:table-cell>
          <table:table-cell office:value-type="float" office:value="1" calcext:value-type="float">
            <text:p>1</text:p>
          </table:table-cell>
          <table:table-cell office:value-type="float" office:value="2148409.0703125" calcext:value-type="float">
            <text:p>2148409.0703125</text:p>
          </table:table-cell>
          <table:table-cell office:value-type="float" office:value="1579140.7875" calcext:value-type="float">
            <text:p>1579140.7875</text:p>
          </table:table-cell>
          <table:table-cell office:value-type="float" office:value="1829527.78125" calcext:value-type="float">
            <text:p>1829527.78125</text:p>
          </table:table-cell>
          <table:table-cell office:value-type="float" office:value="2241608.125" calcext:value-type="float">
            <text:p>2241608.125</text:p>
          </table:table-cell>
          <table:table-cell office:value-type="float" office:value="1611881.95885999" calcext:value-type="float">
            <text:p>1611881.95885999</text:p>
          </table:table-cell>
          <table:table-cell office:value-type="float" office:value="673419.970608818" calcext:value-type="float">
            <text:p>673419.970608818</text:p>
          </table:table-cell>
          <table:table-cell office:value-type="float" office:value="396729.396939688" calcext:value-type="float">
            <text:p>396729.396939688</text:p>
          </table:table-cell>
          <table:table-cell office:value-type="float" office:value="609831.656172026" calcext:value-type="float">
            <text:p>609831.656172026</text:p>
          </table:table-cell>
          <table:table-cell office:value-type="float" office:value="0.75026771257558" calcext:value-type="float">
            <text:p>0.75026771257558</text:p>
          </table:table-cell>
          <table:table-cell office:value-type="float" office:value="0.42644707548523" calcext:value-type="float">
            <text:p>0.42644707548523</text:p>
          </table:table-cell>
          <table:table-cell office:value-type="float" office:value="0.216847976295079" calcext:value-type="float">
            <text:p>0.216847976295079</text:p>
          </table:table-cell>
          <table:table-cell office:value-type="float" office:value="0.272050966166098" calcext:value-type="float">
            <text:p>0.272050966166098</text:p>
          </table:table-cell>
          <table:table-cell office:value-type="float" office:value="0.0029245433952965" calcext:value-type="float">
            <text:p>0.002924543395297</text:p>
          </table:table-cell>
          <table:table-cell office:value-type="float" office:value="0.531704344329206" calcext:value-type="float">
            <text:p>0.531704344329206</text:p>
          </table:table-cell>
          <table:table-cell office:value-type="float" office:value="0.32082709743298" calcext:value-type="float">
            <text:p>0.32082709743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2</text:p>
          </table:table-cell>
          <table:table-cell table:number-columns-repeated="990"/>
        </table:table-row>
        <table:table-row table:style-name="ro2">
          <table:table-cell office:value-type="float" office:value="318.153927507109" calcext:value-type="float">
            <text:p>318.153927507109</text:p>
          </table:table-cell>
          <table:table-cell office:value-type="float" office:value="15.8641808064779" calcext:value-type="float">
            <text:p>15.8641808064779</text:p>
          </table:table-cell>
          <table:table-cell office:value-type="string" calcext:value-type="string">
            <text:p>C12H22N4O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a-Ala-Ala-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Polar peptide</text:p>
          </table:table-cell>
          <table:table-cell office:value-type="float" office:value="285676" calcext:value-type="float">
            <text:p>285676</text:p>
          </table:table-cell>
          <table:table-cell office:value-type="float" office:value="0.838601063343644" calcext:value-type="float">
            <text:p>0.838601063343644</text:p>
          </table:table-cell>
          <table:table-cell office:value-type="float" office:value="0.802900312786694" calcext:value-type="float">
            <text:p>0.802900312786694</text:p>
          </table:table-cell>
          <table:table-cell office:value-type="float" office:value="0.77911957930556" calcext:value-type="float">
            <text:p>0.77911957930556</text:p>
          </table:table-cell>
          <table:table-cell office:value-type="float" office:value="1" calcext:value-type="float">
            <text:p>1</text:p>
          </table:table-cell>
          <table:table-cell office:value-type="float" office:value="0.519808283510943" calcext:value-type="float">
            <text:p>0.519808283510943</text:p>
          </table:table-cell>
          <table:table-cell office:value-type="float" office:value="0.442611298708098" calcext:value-type="float">
            <text:p>0.442611298708098</text:p>
          </table:table-cell>
          <table:table-cell office:value-type="float" office:value="0.400604811806921" calcext:value-type="float">
            <text:p>0.400604811806921</text:p>
          </table:table-cell>
          <table:table-cell office:value-type="float" office:value="1" calcext:value-type="float">
            <text:p>1</text:p>
          </table:table-cell>
          <table:table-cell office:value-type="float" office:value="169891.46875" calcext:value-type="float">
            <text:p>169891.46875</text:p>
          </table:table-cell>
          <table:table-cell office:value-type="float" office:value="162658.884375" calcext:value-type="float">
            <text:p>162658.884375</text:p>
          </table:table-cell>
          <table:table-cell office:value-type="float" office:value="157841.166015625" calcext:value-type="float">
            <text:p>157841.166015625</text:p>
          </table:table-cell>
          <table:table-cell office:value-type="float" office:value="202589.140625" calcext:value-type="float">
            <text:p>202589.140625</text:p>
          </table:table-cell>
          <table:table-cell office:value-type="float" office:value="15318.6961475396" calcext:value-type="float">
            <text:p>15318.6961475396</text:p>
          </table:table-cell>
          <table:table-cell office:value-type="float" office:value="6328.31501716643" calcext:value-type="float">
            <text:p>6328.31501716643</text:p>
          </table:table-cell>
          <table:table-cell office:value-type="float" office:value="24439.4762500285" calcext:value-type="float">
            <text:p>24439.4762500285</text:p>
          </table:table-cell>
          <table:table-cell office:value-type="float" office:value="72826.608667737" calcext:value-type="float">
            <text:p>72826.608667737</text:p>
          </table:table-cell>
          <table:table-cell office:value-type="float" office:value="0.0901675420210857" calcext:value-type="float">
            <text:p>0.090167542021086</text:p>
          </table:table-cell>
          <table:table-cell office:value-type="float" office:value="0.0389054372374576" calcext:value-type="float">
            <text:p>0.038905437237458</text:p>
          </table:table-cell>
          <table:table-cell office:value-type="float" office:value="0.154835882596111" calcext:value-type="float">
            <text:p>0.154835882596111</text:p>
          </table:table-cell>
          <table:table-cell office:value-type="float" office:value="0.359479330644586" calcext:value-type="float">
            <text:p>0.359479330644586</text:p>
          </table:table-cell>
          <table:table-cell office:value-type="float" office:value="0.193041692965342" calcext:value-type="float">
            <text:p>0.193041692965342</text:p>
          </table:table-cell>
          <table:table-cell office:value-type="float" office:value="0.298371299976793" calcext:value-type="float">
            <text:p>0.298371299976793</text:p>
          </table:table-cell>
          <table:table-cell office:value-type="float" office:value="0.339328967565566" calcext:value-type="float">
            <text:p>0.339328967565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568</text:p>
          </table:table-cell>
          <table:table-cell table:number-columns-repeated="990"/>
        </table:table-row>
        <table:table-row table:style-name="ro2">
          <table:table-cell office:value-type="float" office:value="374.191373284244" calcext:value-type="float">
            <text:p>374.191373284244</text:p>
          </table:table-cell>
          <table:table-cell office:value-type="float" office:value="14.9667450459798" calcext:value-type="float">
            <text:p>14.9667450459798</text:p>
          </table:table-cell>
          <table:table-cell office:value-type="string" calcext:value-type="string">
            <text:p>C14H26N6O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n-Lys-Gly-G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Basic peptide</text:p>
          </table:table-cell>
          <table:table-cell office:value-type="float" office:value="237379" calcext:value-type="float">
            <text:p>237379</text:p>
          </table:table-cell>
          <table:table-cell office:value-type="float" office:value="0.63785455080402" calcext:value-type="float">
            <text:p>0.63785455080402</text:p>
          </table:table-cell>
          <table:table-cell office:value-type="float" office:value="0.708008360527824" calcext:value-type="float">
            <text:p>0.708008360527824</text:p>
          </table:table-cell>
          <table:table-cell office:value-type="float" office:value="0.663563816579606" calcext:value-type="float">
            <text:p>0.663563816579606</text:p>
          </table:table-cell>
          <table:table-cell office:value-type="float" office:value="1" calcext:value-type="float">
            <text:p>1</text:p>
          </table:table-cell>
          <table:table-cell office:value-type="float" office:value="0.287751548094543" calcext:value-type="float">
            <text:p>0.287751548094543</text:p>
          </table:table-cell>
          <table:table-cell office:value-type="float" office:value="0.369123707987944" calcext:value-type="float">
            <text:p>0.369123707987944</text:p>
          </table:table-cell>
          <table:table-cell office:value-type="float" office:value="0.315122344147353" calcext:value-type="float">
            <text:p>0.315122344147353</text:p>
          </table:table-cell>
          <table:table-cell office:value-type="float" office:value="1" calcext:value-type="float">
            <text:p>1</text:p>
          </table:table-cell>
          <table:table-cell office:value-type="float" office:value="101181.96875" calcext:value-type="float">
            <text:p>101181.96875</text:p>
          </table:table-cell>
          <table:table-cell office:value-type="float" office:value="112310.36875" calcext:value-type="float">
            <text:p>112310.36875</text:p>
          </table:table-cell>
          <table:table-cell office:value-type="float" office:value="105260.193359375" calcext:value-type="float">
            <text:p>105260.193359375</text:p>
          </table:table-cell>
          <table:table-cell office:value-type="float" office:value="158628.591145833" calcext:value-type="float">
            <text:p>158628.591145833</text:p>
          </table:table-cell>
          <table:table-cell office:value-type="float" office:value="20463.497781135" calcext:value-type="float">
            <text:p>20463.497781135</text:p>
          </table:table-cell>
          <table:table-cell office:value-type="float" office:value="14599.1409853788" calcext:value-type="float">
            <text:p>14599.1409853788</text:p>
          </table:table-cell>
          <table:table-cell office:value-type="float" office:value="23628.9007188151" calcext:value-type="float">
            <text:p>23628.9007188151</text:p>
          </table:table-cell>
          <table:table-cell office:value-type="float" office:value="69791.7924005168" calcext:value-type="float">
            <text:p>69791.7924005168</text:p>
          </table:table-cell>
          <table:table-cell office:value-type="float" office:value="0.202244510893993" calcext:value-type="float">
            <text:p>0.202244510893993</text:p>
          </table:table-cell>
          <table:table-cell office:value-type="float" office:value="0.129989253422149" calcext:value-type="float">
            <text:p>0.129989253422149</text:p>
          </table:table-cell>
          <table:table-cell office:value-type="float" office:value="0.224480878903027" calcext:value-type="float">
            <text:p>0.224480878903027</text:p>
          </table:table-cell>
          <table:table-cell office:value-type="float" office:value="0.439969818154373" calcext:value-type="float">
            <text:p>0.439969818154373</text:p>
          </table:table-cell>
          <table:table-cell office:value-type="float" office:value="0.623881548146879" calcext:value-type="float">
            <text:p>0.623881548146879</text:p>
          </table:table-cell>
          <table:table-cell office:value-type="float" office:value="0.421983753403126" calcext:value-type="float">
            <text:p>0.421983753403126</text:p>
          </table:table-cell>
          <table:table-cell office:value-type="float" office:value="0.524603218007511" calcext:value-type="float">
            <text:p>0.524603218007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979</text:p>
          </table:table-cell>
          <table:table-cell table:number-columns-repeated="990"/>
        </table:table-row>
        <table:table-row table:style-name="ro2">
          <table:table-cell office:value-type="float" office:value="433.200247804015" calcext:value-type="float">
            <text:p>433.200247804015</text:p>
          </table:table-cell>
          <table:table-cell office:value-type="float" office:value="8.17605748494465" calcext:value-type="float">
            <text:p>8.17605748494465</text:p>
          </table:table-cell>
          <table:table-cell office:value-type="string" calcext:value-type="string">
            <text:p>C17H31N5O6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a-Leu-Cys-G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Hydrophobic peptide</text:p>
          </table:table-cell>
          <table:table-cell office:value-type="float" office:value="231394" calcext:value-type="float">
            <text:p>231394</text:p>
          </table:table-cell>
          <table:table-cell office:value-type="float" office:value="0.88017525364308" calcext:value-type="float">
            <text:p>0.88017525364308</text:p>
          </table:table-cell>
          <table:table-cell office:value-type="float" office:value="0.616754598570994" calcext:value-type="float">
            <text:p>0.616754598570994</text:p>
          </table:table-cell>
          <table:table-cell office:value-type="float" office:value="0.657856035075009" calcext:value-type="float">
            <text:p>0.657856035075009</text:p>
          </table:table-cell>
          <table:table-cell office:value-type="float" office:value="1" calcext:value-type="float">
            <text:p>1</text:p>
          </table:table-cell>
          <table:table-cell office:value-type="float" office:value="0.626710833565219" calcext:value-type="float">
            <text:p>0.626710833565219</text:p>
          </table:table-cell>
          <table:table-cell office:value-type="float" office:value="0.0736107775971725" calcext:value-type="float">
            <text:p>0.073610777597173</text:p>
          </table:table-cell>
          <table:table-cell office:value-type="float" office:value="0.216110114959448" calcext:value-type="float">
            <text:p>0.216110114959448</text:p>
          </table:table-cell>
          <table:table-cell office:value-type="float" office:value="1" calcext:value-type="float">
            <text:p>1</text:p>
          </table:table-cell>
          <table:table-cell office:value-type="float" office:value="140658.095703125" calcext:value-type="float">
            <text:p>140658.095703125</text:p>
          </table:table-cell>
          <table:table-cell office:value-type="float" office:value="98561.65234375" calcext:value-type="float">
            <text:p>98561.65234375</text:p>
          </table:table-cell>
          <table:table-cell office:value-type="float" office:value="105129.946289063" calcext:value-type="float">
            <text:p>105129.946289063</text:p>
          </table:table-cell>
          <table:table-cell office:value-type="float" office:value="159806.919270833" calcext:value-type="float">
            <text:p>159806.919270833</text:p>
          </table:table-cell>
          <table:table-cell office:value-type="float" office:value="61247.8693059081" calcext:value-type="float">
            <text:p>61247.8693059081</text:p>
          </table:table-cell>
          <table:table-cell office:value-type="float" office:value="36022.1408292383" calcext:value-type="float">
            <text:p>36022.1408292383</text:p>
          </table:table-cell>
          <table:table-cell office:value-type="float" office:value="64682.461535432" calcext:value-type="float">
            <text:p>64682.461535432</text:p>
          </table:table-cell>
          <table:table-cell office:value-type="float" office:value="35681.1060445959" calcext:value-type="float">
            <text:p>35681.1060445959</text:p>
          </table:table-cell>
          <table:table-cell office:value-type="float" office:value="0.435437924847062" calcext:value-type="float">
            <text:p>0.435437924847062</text:p>
          </table:table-cell>
          <table:table-cell office:value-type="float" office:value="0.365478256224897" calcext:value-type="float">
            <text:p>0.365478256224897</text:p>
          </table:table-cell>
          <table:table-cell office:value-type="float" office:value="0.615262004962723" calcext:value-type="float">
            <text:p>0.615262004962723</text:p>
          </table:table-cell>
          <table:table-cell office:value-type="float" office:value="0.223276352534681" calcext:value-type="float">
            <text:p>0.223276352534681</text:p>
          </table:table-cell>
          <table:table-cell office:value-type="float" office:value="0.072978727580086" calcext:value-type="float">
            <text:p>0.072978727580086</text:p>
          </table:table-cell>
          <table:table-cell office:value-type="float" office:value="1.45910851271442" calcext:value-type="float">
            <text:p>1.45910851271442</text:p>
          </table:table-cell>
          <table:table-cell office:value-type="float" office:value="0.5478453556072" calcext:value-type="float">
            <text:p>0.5478453556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963</text:p>
          </table:table-cell>
          <table:table-cell table:number-columns-repeated="990"/>
        </table:table-row>
        <table:table-row table:style-name="ro2">
          <table:table-cell office:value-type="float" office:value="461.186941866908" calcext:value-type="float">
            <text:p>461.186941866908</text:p>
          </table:table-cell>
          <table:table-cell office:value-type="float" office:value="17.13837504069" calcext:value-type="float">
            <text:p>17.13837504069</text:p>
          </table:table-cell>
          <table:table-cell office:value-type="string" calcext:value-type="string">
            <text:p>C16H27N7O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-Asp-Asp-G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Basic peptide</text:p>
          </table:table-cell>
          <table:table-cell office:value-type="float" office:value="168181" calcext:value-type="float">
            <text:p>168181</text:p>
          </table:table-cell>
          <table:table-cell office:value-type="float" office:value="0.737383977604469" calcext:value-type="float">
            <text:p>0.737383977604469</text:p>
          </table:table-cell>
          <table:table-cell office:value-type="float" office:value="0.977733748116959" calcext:value-type="float">
            <text:p>0.977733748116959</text:p>
          </table:table-cell>
          <table:table-cell office:value-type="float" office:value="0.64185363785121" calcext:value-type="float">
            <text:p>0.64185363785121</text:p>
          </table:table-cell>
          <table:table-cell office:value-type="float" office:value="1" calcext:value-type="float">
            <text:p>1</text:p>
          </table:table-cell>
          <table:table-cell office:value-type="float" office:value="0.566929199190899" calcext:value-type="float">
            <text:p>0.566929199190899</text:p>
          </table:table-cell>
          <table:table-cell office:value-type="float" office:value="0.973560021947572" calcext:value-type="float">
            <text:p>0.973560021947572</text:p>
          </table:table-cell>
          <table:table-cell office:value-type="float" office:value="0.451683974472297" calcext:value-type="float">
            <text:p>0.451683974472297</text:p>
          </table:table-cell>
          <table:table-cell office:value-type="float" office:value="1" calcext:value-type="float">
            <text:p>1</text:p>
          </table:table-cell>
          <table:table-cell office:value-type="float" office:value="40830.3583984375" calcext:value-type="float">
            <text:p>40830.3583984375</text:p>
          </table:table-cell>
          <table:table-cell office:value-type="float" office:value="54138.983984375" calcext:value-type="float">
            <text:p>54138.983984375</text:p>
          </table:table-cell>
          <table:table-cell office:value-type="float" office:value="35540.6611328125" calcext:value-type="float">
            <text:p>35540.6611328125</text:p>
          </table:table-cell>
          <table:table-cell office:value-type="float" office:value="55371.9088541667" calcext:value-type="float">
            <text:p>55371.9088541667</text:p>
          </table:table-cell>
          <table:table-cell office:value-type="float" office:value="6308.36342038682" calcext:value-type="float">
            <text:p>6308.36342038682</text:p>
          </table:table-cell>
          <table:table-cell office:value-type="float" office:value="63970.4604840499" calcext:value-type="float">
            <text:p>63970.4604840499</text:p>
          </table:table-cell>
          <table:table-cell office:value-type="float" office:value="8006.64016259135" calcext:value-type="float">
            <text:p>8006.64016259135</text:p>
          </table:table-cell>
          <table:table-cell office:value-type="float" office:value="36937.4920649987" calcext:value-type="float">
            <text:p>36937.4920649987</text:p>
          </table:table-cell>
          <table:table-cell office:value-type="float" office:value="0.154501789056748" calcext:value-type="float">
            <text:p>0.154501789056748</text:p>
          </table:table-cell>
          <table:table-cell office:value-type="float" office:value="1.18159698938038" calcext:value-type="float">
            <text:p>1.18159698938038</text:p>
          </table:table-cell>
          <table:table-cell office:value-type="float" office:value="0.225281126107114" calcext:value-type="float">
            <text:p>0.225281126107114</text:p>
          </table:table-cell>
          <table:table-cell office:value-type="float" office:value="0.667079983864764" calcext:value-type="float">
            <text:p>0.667079983864764</text:p>
          </table:table-cell>
          <table:table-cell office:value-type="float" office:value="0.150591539530556" calcext:value-type="float">
            <text:p>0.150591539530556</text:p>
          </table:table-cell>
          <table:table-cell office:value-type="float" office:value="0.000278580847820509" calcext:value-type="float">
            <text:p>0.000278580847821</text:p>
          </table:table-cell>
          <table:table-cell office:value-type="float" office:value="0.275311602469303" calcext:value-type="float">
            <text:p>0.275311602469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746</text:p>
          </table:table-cell>
          <table:table-cell table:number-columns-repeated="990"/>
        </table:table-row>
        <table:table-row table:style-name="ro2">
          <table:table-cell office:value-type="float" office:value="426.088446863336" calcext:value-type="float">
            <text:p>426.088446863336</text:p>
          </table:table-cell>
          <table:table-cell office:value-type="float" office:value="16.84875" calcext:value-type="float">
            <text:p>16.84875</text:p>
          </table:table-cell>
          <table:table-cell office:value-type="string" calcext:value-type="string">
            <text:p>C13H22N4O8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p-Cys-Cys-S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Acidic peptide</text:p>
          </table:table-cell>
          <table:table-cell office:value-type="float" office:value="322014" calcext:value-type="float">
            <text:p>322014</text:p>
          </table:table-cell>
          <table:table-cell office:value-type="float" office:value="0.482108771536645" calcext:value-type="float">
            <text:p>0.482108771536645</text:p>
          </table:table-cell>
          <table:table-cell office:value-type="float" office:value="0.668044523037473" calcext:value-type="float">
            <text:p>0.668044523037473</text:p>
          </table:table-cell>
          <table:table-cell office:value-type="float" office:value="0.33654591328202" calcext:value-type="float">
            <text:p>0.33654591328202</text:p>
          </table:table-cell>
          <table:table-cell office:value-type="float" office:value="1" calcext:value-type="float">
            <text:p>1</text:p>
          </table:table-cell>
          <table:table-cell office:value-type="float" office:value="0.255753603290452" calcext:value-type="float">
            <text:p>0.255753603290452</text:p>
          </table:table-cell>
          <table:table-cell office:value-type="float" office:value="0.42659628611444" calcext:value-type="float">
            <text:p>0.42659628611444</text:p>
          </table:table-cell>
          <table:table-cell office:value-type="float" office:value="0.183227802397018" calcext:value-type="float">
            <text:p>0.183227802397018</text:p>
          </table:table-cell>
          <table:table-cell office:value-type="float" office:value="1" calcext:value-type="float">
            <text:p>1</text:p>
          </table:table-cell>
          <table:table-cell office:value-type="float" office:value="94842.9296875" calcext:value-type="float">
            <text:p>94842.9296875</text:p>
          </table:table-cell>
          <table:table-cell office:value-type="float" office:value="131421.171875" calcext:value-type="float">
            <text:p>131421.171875</text:p>
          </table:table-cell>
          <table:table-cell office:value-type="float" office:value="66207.0517578125" calcext:value-type="float">
            <text:p>66207.0517578125</text:p>
          </table:table-cell>
          <table:table-cell office:value-type="float" office:value="196725.169270833" calcext:value-type="float">
            <text:p>196725.169270833</text:p>
          </table:table-cell>
          <table:table-cell office:value-type="float" office:value="30190.8298465336" calcext:value-type="float">
            <text:p>30190.8298465336</text:p>
          </table:table-cell>
          <table:table-cell office:value-type="float" office:value="50118.7326965989" calcext:value-type="float">
            <text:p>50118.7326965989</text:p>
          </table:table-cell>
          <table:table-cell office:value-type="float" office:value="5631.44533402786" calcext:value-type="float">
            <text:p>5631.44533402786</text:p>
          </table:table-cell>
          <table:table-cell office:value-type="float" office:value="113008.898565813" calcext:value-type="float">
            <text:p>113008.898565813</text:p>
          </table:table-cell>
          <table:table-cell office:value-type="float" office:value="0.318324517663152" calcext:value-type="float">
            <text:p>0.318324517663152</text:p>
          </table:table-cell>
          <table:table-cell office:value-type="float" office:value="0.381359654472331" calcext:value-type="float">
            <text:p>0.381359654472331</text:p>
          </table:table-cell>
          <table:table-cell office:value-type="float" office:value="0.0850580895012191" calcext:value-type="float">
            <text:p>0.085058089501219</text:p>
          </table:table-cell>
          <table:table-cell office:value-type="float" office:value="0.574450635801628" calcext:value-type="float">
            <text:p>0.574450635801628</text:p>
          </table:table-cell>
          <table:table-cell office:value-type="float" office:value="0.758632760378552" calcext:value-type="float">
            <text:p>0.758632760378552</text:p>
          </table:table-cell>
          <table:table-cell office:value-type="float" office:value="0.279044715875604" calcext:value-type="float">
            <text:p>0.279044715875604</text:p>
          </table:table-cell>
          <table:table-cell office:value-type="float" office:value="1.33057453694331" calcext:value-type="float">
            <text:p>1.33057453694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85</text:p>
          </table:table-cell>
          <table:table-cell table:number-columns-repeated="990"/>
        </table:table-row>
        <table:table-row table:style-name="ro2">
          <table:table-cell office:value-type="float" office:value="431.212917873436" calcext:value-type="float">
            <text:p>431.212917873436</text:p>
          </table:table-cell>
          <table:table-cell office:value-type="float" office:value="13.6900794135199" calcext:value-type="float">
            <text:p>13.6900794135199</text:p>
          </table:table-cell>
          <table:table-cell office:value-type="string" calcext:value-type="string">
            <text:p>C16H29N7O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a-Ala-Asp-A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etra-)</text:p>
          </table:table-cell>
          <table:table-cell office:value-type="string" calcext:value-type="string">
            <text:p>Basic peptide</text:p>
          </table:table-cell>
          <table:table-cell office:value-type="float" office:value="138510" calcext:value-type="float">
            <text:p>138510</text:p>
          </table:table-cell>
          <table:table-cell office:value-type="float" office:value="0" calcext:value-type="float">
            <text:p>0</text:p>
          </table:table-cell>
          <table:table-cell office:value-type="float" office:value="90.3139578125" calcext:value-type="float">
            <text:p>90.313957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0571451271920477" calcext:value-type="float">
            <text:p>0.0057145127192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90313.9578125" calcext:value-type="float">
            <text:p>90313.957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7438.5090687061" calcext:value-type="float">
            <text:p>37438.509068706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414537353643961" calcext:value-type="float">
            <text:p>0.41453735364396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2803</text:p>
          </table:table-cell>
          <table:table-cell table:number-columns-repeated="990"/>
        </table:table-row>
        <table:table-row table:style-name="ro2">
          <table:table-cell office:value-type="float" office:value="373.148557163251" calcext:value-type="float">
            <text:p>373.148557163251</text:p>
          </table:table-cell>
          <table:table-cell office:value-type="float" office:value="16.982178460984" calcext:value-type="float">
            <text:p>16.982178460984</text:p>
          </table:table-cell>
          <table:table-cell office:value-type="string" calcext:value-type="string">
            <text:p>C15H23N3O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-Glu-P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Acidic peptide</text:p>
          </table:table-cell>
          <table:table-cell office:value-type="float" office:value="615276" calcext:value-type="float">
            <text:p>615276</text:p>
          </table:table-cell>
          <table:table-cell office:value-type="float" office:value="3.07809887695312" calcext:value-type="float">
            <text:p>3.07809887695312</text:p>
          </table:table-cell>
          <table:table-cell office:value-type="float" office:value="190.993568164063" calcext:value-type="float">
            <text:p>190.993568164063</text:p>
          </table:table-cell>
          <table:table-cell office:value-type="float" office:value="125.192799804688" calcext:value-type="float">
            <text:p>125.192799804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159563767841542" calcext:value-type="float">
            <text:p>0.159563767841542</text:p>
          </table:table-cell>
          <table:table-cell office:value-type="float" office:value="0.0557974767785673" calcext:value-type="float">
            <text:p>0.055797476778567</text:p>
          </table:table-cell>
          <table:table-cell office:value-type="string" calcext:value-type="string">
            <text:p>NA</text:p>
          </table:table-cell>
          <table:table-cell office:value-type="float" office:value="3078.09887695312" calcext:value-type="float">
            <text:p>3078.09887695312</text:p>
          </table:table-cell>
          <table:table-cell office:value-type="float" office:value="190993.568164063" calcext:value-type="float">
            <text:p>190993.568164063</text:p>
          </table:table-cell>
          <table:table-cell office:value-type="float" office:value="125192.799804688" calcext:value-type="float">
            <text:p>125192.799804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47541.32184264" calcext:value-type="float">
            <text:p>247541.32184264</text:p>
          </table:table-cell>
          <table:table-cell office:value-type="float" office:value="82320.8148992428" calcext:value-type="float">
            <text:p>82320.81489924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29607150765414" calcext:value-type="float">
            <text:p>1.29607150765414</text:p>
          </table:table-cell>
          <table:table-cell office:value-type="float" office:value="0.657552311536054" calcext:value-type="float">
            <text:p>0.65755231153605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182</text:p>
          </table:table-cell>
          <table:table-cell table:number-columns-repeated="990"/>
        </table:table-row>
        <table:table-row table:style-name="ro2">
          <table:table-cell office:value-type="float" office:value="360.175988722609" calcext:value-type="float">
            <text:p>360.175988722609</text:p>
          </table:table-cell>
          <table:table-cell office:value-type="float" office:value="14.5396068996853" calcext:value-type="float">
            <text:p>14.5396068996853</text:p>
          </table:table-cell>
          <table:table-cell office:value-type="string" calcext:value-type="string">
            <text:p>C13H24N6O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-Arg-G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Basic peptide</text:p>
          </table:table-cell>
          <table:table-cell office:value-type="float" office:value="435905" calcext:value-type="float">
            <text:p>435905</text:p>
          </table:table-cell>
          <table:table-cell office:value-type="float" office:value="13.0936484375" calcext:value-type="float">
            <text:p>13.0936484375</text:p>
          </table:table-cell>
          <table:table-cell office:value-type="float" office:value="308.04836875" calcext:value-type="float">
            <text:p>308.04836875</text:p>
          </table:table-cell>
          <table:table-cell office:value-type="float" office:value="21.362458984375" calcext:value-type="float">
            <text:p>21.362458984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0426690031349368" calcext:value-type="float">
            <text:p>0.004266900313494</text:p>
          </table:table-cell>
          <table:table-cell office:value-type="float" office:value="0.192486498996403" calcext:value-type="float">
            <text:p>0.192486498996403</text:p>
          </table:table-cell>
          <table:table-cell office:value-type="string" calcext:value-type="string">
            <text:p>NA</text:p>
          </table:table-cell>
          <table:table-cell office:value-type="float" office:value="13093.6484375" calcext:value-type="float">
            <text:p>13093.6484375</text:p>
          </table:table-cell>
          <table:table-cell office:value-type="float" office:value="308048.36875" calcext:value-type="float">
            <text:p>308048.36875</text:p>
          </table:table-cell>
          <table:table-cell office:value-type="float" office:value="21362.458984375" calcext:value-type="float">
            <text:p>21362.458984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17804.630708479" calcext:value-type="float">
            <text:p>117804.630708479</text:p>
          </table:table-cell>
          <table:table-cell office:value-type="float" office:value="25504.2156774139" calcext:value-type="float">
            <text:p>25504.21567741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8242251107028" calcext:value-type="float">
            <text:p>0.38242251107028</text:p>
          </table:table-cell>
          <table:table-cell office:value-type="float" office:value="1.19388014722782" calcext:value-type="float">
            <text:p>1.1938801472278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2141</text:p>
          </table:table-cell>
          <table:table-cell table:number-columns-repeated="990"/>
        </table:table-row>
        <table:table-row table:style-name="ro2">
          <table:table-cell office:value-type="float" office:value="309.132599841646" calcext:value-type="float">
            <text:p>309.132599841646</text:p>
          </table:table-cell>
          <table:table-cell office:value-type="float" office:value="7.80475348757023" calcext:value-type="float">
            <text:p>7.80475348757023</text:p>
          </table:table-cell>
          <table:table-cell office:value-type="string" calcext:value-type="string">
            <text:p>C14H19N3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-Gly-Ty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Hydrophobic peptide</text:p>
          </table:table-cell>
          <table:table-cell office:value-type="float" office:value="317962" calcext:value-type="float">
            <text:p>317962</text:p>
          </table:table-cell>
          <table:table-cell office:value-type="float" office:value="2.81752300185424" calcext:value-type="float">
            <text:p>2.81752300185424</text:p>
          </table:table-cell>
          <table:table-cell office:value-type="float" office:value="20.2717558782809" calcext:value-type="float">
            <text:p>20.2717558782809</text:p>
          </table:table-cell>
          <table:table-cell office:value-type="float" office:value="19.6954438490822" calcext:value-type="float">
            <text:p>19.6954438490822</text:p>
          </table:table-cell>
          <table:table-cell office:value-type="float" office:value="1" calcext:value-type="float">
            <text:p>1</text:p>
          </table:table-cell>
          <table:table-cell office:value-type="float" office:value="0.0718843209212557" calcext:value-type="float">
            <text:p>0.071884320921256</text:p>
          </table:table-cell>
          <table:table-cell office:value-type="float" office:value="0.0218432310664213" calcext:value-type="float">
            <text:p>0.021843231066421</text:p>
          </table:table-cell>
          <table:table-cell office:value-type="float" office:value="0.0488217666848054" calcext:value-type="float">
            <text:p>0.048821766684805</text:p>
          </table:table-cell>
          <table:table-cell office:value-type="float" office:value="1" calcext:value-type="float">
            <text:p>1</text:p>
          </table:table-cell>
          <table:table-cell office:value-type="float" office:value="24366.443359375" calcext:value-type="float">
            <text:p>24366.443359375</text:p>
          </table:table-cell>
          <table:table-cell office:value-type="float" office:value="175313.77421875" calcext:value-type="float">
            <text:p>175313.77421875</text:p>
          </table:table-cell>
          <table:table-cell office:value-type="float" office:value="170329.724609375" calcext:value-type="float">
            <text:p>170329.724609375</text:p>
          </table:table-cell>
          <table:table-cell office:value-type="float" office:value="8648.17903645833" calcext:value-type="float">
            <text:p>8648.17903645833</text:p>
          </table:table-cell>
          <table:table-cell office:value-type="float" office:value="10753.406801156" calcext:value-type="float">
            <text:p>10753.406801156</text:p>
          </table:table-cell>
          <table:table-cell office:value-type="float" office:value="102708.212694576" calcext:value-type="float">
            <text:p>102708.212694576</text:p>
          </table:table-cell>
          <table:table-cell office:value-type="float" office:value="101085.602733895" calcext:value-type="float">
            <text:p>101085.602733895</text:p>
          </table:table-cell>
          <table:table-cell office:value-type="float" office:value="7505.05323262974" calcext:value-type="float">
            <text:p>7505.05323262974</text:p>
          </table:table-cell>
          <table:table-cell office:value-type="float" office:value="0.441320329050758" calcext:value-type="float">
            <text:p>0.441320329050758</text:p>
          </table:table-cell>
          <table:table-cell office:value-type="float" office:value="0.585853639580086" calcext:value-type="float">
            <text:p>0.585853639580086</text:p>
          </table:table-cell>
          <table:table-cell office:value-type="float" office:value="0.593470123701068" calcext:value-type="float">
            <text:p>0.593470123701068</text:p>
          </table:table-cell>
          <table:table-cell office:value-type="float" office:value="0.867818901642821" calcext:value-type="float">
            <text:p>0.867818901642821</text:p>
          </table:table-cell>
          <table:table-cell office:value-type="float" office:value="1.436738547406" calcext:value-type="float">
            <text:p>1.436738547406</text:p>
          </table:table-cell>
          <table:table-cell office:value-type="float" office:value="2.61920109180012" calcext:value-type="float">
            <text:p>2.61920109180012</text:p>
          </table:table-cell>
          <table:table-cell office:value-type="float" office:value="2.54422155775413" calcext:value-type="float">
            <text:p>2.54422155775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592</text:p>
          </table:table-cell>
          <table:table-cell table:number-columns-repeated="990"/>
        </table:table-row>
        <table:table-row table:style-name="ro2">
          <table:table-cell office:value-type="float" office:value="305.122420098869" calcext:value-type="float">
            <text:p>305.122420098869</text:p>
          </table:table-cell>
          <table:table-cell office:value-type="float" office:value="14.4411524454752" calcext:value-type="float">
            <text:p>14.4411524454752</text:p>
          </table:table-cell>
          <table:table-cell office:value-type="string" calcext:value-type="string">
            <text:p>C11H19N3O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u-Ala-S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Acidic peptide</text:p>
          </table:table-cell>
          <table:table-cell office:value-type="float" office:value="194132" calcext:value-type="float">
            <text:p>194132</text:p>
          </table:table-cell>
          <table:table-cell office:value-type="float" office:value="4.53576822977741" calcext:value-type="float">
            <text:p>4.53576822977741</text:p>
          </table:table-cell>
          <table:table-cell office:value-type="float" office:value="7.96536714245447" calcext:value-type="float">
            <text:p>7.96536714245447</text:p>
          </table:table-cell>
          <table:table-cell office:value-type="float" office:value="8.0330961700404" calcext:value-type="float">
            <text:p>8.0330961700404</text:p>
          </table:table-cell>
          <table:table-cell office:value-type="float" office:value="1" calcext:value-type="float">
            <text:p>1</text:p>
          </table:table-cell>
          <table:table-cell office:value-type="float" office:value="0.022972867173446" calcext:value-type="float">
            <text:p>0.022972867173446</text:p>
          </table:table-cell>
          <table:table-cell office:value-type="float" office:value="0.0145945158464779" calcext:value-type="float">
            <text:p>0.014594515846478</text:p>
          </table:table-cell>
          <table:table-cell office:value-type="float" office:value="0.0358989494660364" calcext:value-type="float">
            <text:p>0.035898949466036</text:p>
          </table:table-cell>
          <table:table-cell office:value-type="float" office:value="1" calcext:value-type="float">
            <text:p>1</text:p>
          </table:table-cell>
          <table:table-cell office:value-type="float" office:value="67363.2158203125" calcext:value-type="float">
            <text:p>67363.2158203125</text:p>
          </table:table-cell>
          <table:table-cell office:value-type="float" office:value="118298.09609375" calcext:value-type="float">
            <text:p>118298.09609375</text:p>
          </table:table-cell>
          <table:table-cell office:value-type="float" office:value="119303.977539063" calcext:value-type="float">
            <text:p>119303.977539063</text:p>
          </table:table-cell>
          <table:table-cell office:value-type="float" office:value="14851.5559895833" calcext:value-type="float">
            <text:p>14851.5559895833</text:p>
          </table:table-cell>
          <table:table-cell office:value-type="float" office:value="25719.2863500014" calcext:value-type="float">
            <text:p>25719.2863500014</text:p>
          </table:table-cell>
          <table:table-cell office:value-type="float" office:value="56774.5480774785" calcext:value-type="float">
            <text:p>56774.5480774785</text:p>
          </table:table-cell>
          <table:table-cell office:value-type="float" office:value="58065.7115194884" calcext:value-type="float">
            <text:p>58065.7115194884</text:p>
          </table:table-cell>
          <table:table-cell office:value-type="float" office:value="5773.27062562849" calcext:value-type="float">
            <text:p>5773.27062562849</text:p>
          </table:table-cell>
          <table:table-cell office:value-type="float" office:value="0.381800156610784" calcext:value-type="float">
            <text:p>0.381800156610784</text:p>
          </table:table-cell>
          <table:table-cell office:value-type="float" office:value="0.479927825993795" calcext:value-type="float">
            <text:p>0.479927825993795</text:p>
          </table:table-cell>
          <table:table-cell office:value-type="float" office:value="0.486703903065399" calcext:value-type="float">
            <text:p>0.486703903065399</text:p>
          </table:table-cell>
          <table:table-cell office:value-type="float" office:value="0.388731701222267" calcext:value-type="float">
            <text:p>0.388731701222267</text:p>
          </table:table-cell>
          <table:table-cell office:value-type="float" office:value="3.96866066314442" calcext:value-type="float">
            <text:p>3.96866066314442</text:p>
          </table:table-cell>
          <table:table-cell office:value-type="float" office:value="3.28591902818578" calcext:value-type="float">
            <text:p>3.28591902818578</text:p>
          </table:table-cell>
          <table:table-cell office:value-type="float" office:value="3.20424215044576" calcext:value-type="float">
            <text:p>3.20424215044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764</text:p>
          </table:table-cell>
          <table:table-cell table:number-columns-repeated="990"/>
        </table:table-row>
        <table:table-row table:style-name="ro2">
          <table:table-cell office:value-type="float" office:value="217.106219666818" calcext:value-type="float">
            <text:p>217.106219666818</text:p>
          </table:table-cell>
          <table:table-cell office:value-type="float" office:value="12.4133427302042" calcext:value-type="float">
            <text:p>12.4133427302042</text:p>
          </table:table-cell>
          <table:table-cell office:value-type="string" calcext:value-type="string">
            <text:p>C8H15N3O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-Ala-G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Polar peptide</text:p>
          </table:table-cell>
          <table:table-cell office:value-type="float" office:value="128417" calcext:value-type="float">
            <text:p>128417</text:p>
          </table:table-cell>
          <table:table-cell office:value-type="float" office:value="1.7889066089386" calcext:value-type="float">
            <text:p>1.7889066089386</text:p>
          </table:table-cell>
          <table:table-cell office:value-type="float" office:value="0.529790512432723" calcext:value-type="float">
            <text:p>0.529790512432723</text:p>
          </table:table-cell>
          <table:table-cell office:value-type="float" office:value="3.03661838817626" calcext:value-type="float">
            <text:p>3.03661838817626</text:p>
          </table:table-cell>
          <table:table-cell office:value-type="float" office:value="1" calcext:value-type="float">
            <text:p>1</text:p>
          </table:table-cell>
          <table:table-cell office:value-type="float" office:value="0.289074437760683" calcext:value-type="float">
            <text:p>0.289074437760683</text:p>
          </table:table-cell>
          <table:table-cell office:value-type="float" office:value="0.492272516776725" calcext:value-type="float">
            <text:p>0.492272516776725</text:p>
          </table:table-cell>
          <table:table-cell office:value-type="float" office:value="0.0486278928482114" calcext:value-type="float">
            <text:p>0.048627892848212</text:p>
          </table:table-cell>
          <table:table-cell office:value-type="float" office:value="1" calcext:value-type="float">
            <text:p>1</text:p>
          </table:table-cell>
          <table:table-cell office:value-type="float" office:value="53850.0673828125" calcext:value-type="float">
            <text:p>53850.0673828125</text:p>
          </table:table-cell>
          <table:table-cell office:value-type="float" office:value="15947.87265625" calcext:value-type="float">
            <text:p>15947.87265625</text:p>
          </table:table-cell>
          <table:table-cell office:value-type="float" office:value="91408.966796875" calcext:value-type="float">
            <text:p>91408.966796875</text:p>
          </table:table-cell>
          <table:table-cell office:value-type="float" office:value="30102.2239583333" calcext:value-type="float">
            <text:p>30102.2239583333</text:p>
          </table:table-cell>
          <table:table-cell office:value-type="float" office:value="25344.4804878953" calcext:value-type="float">
            <text:p>25344.4804878953</text:p>
          </table:table-cell>
          <table:table-cell office:value-type="float" office:value="25267.9806556766" calcext:value-type="float">
            <text:p>25267.9806556766</text:p>
          </table:table-cell>
          <table:table-cell office:value-type="float" office:value="36410.8419050814" calcext:value-type="float">
            <text:p>36410.8419050814</text:p>
          </table:table-cell>
          <table:table-cell office:value-type="float" office:value="26111.1208704943" calcext:value-type="float">
            <text:p>26111.1208704943</text:p>
          </table:table-cell>
          <table:table-cell office:value-type="float" office:value="0.470649002307184" calcext:value-type="float">
            <text:p>0.470649002307184</text:p>
          </table:table-cell>
          <table:table-cell office:value-type="float" office:value="1.58441073617264" calcext:value-type="float">
            <text:p>1.58441073617264</text:p>
          </table:table-cell>
          <table:table-cell office:value-type="float" office:value="0.398328995294214" calcext:value-type="float">
            <text:p>0.398328995294214</text:p>
          </table:table-cell>
          <table:table-cell office:value-type="float" office:value="0.867415009158013" calcext:value-type="float">
            <text:p>0.867415009158013</text:p>
          </table:table-cell>
          <table:table-cell office:value-type="float" office:value="0.425908824253314" calcext:value-type="float">
            <text:p>0.425908824253314</text:p>
          </table:table-cell>
          <table:table-cell office:value-type="float" office:value="0.151746956106172" calcext:value-type="float">
            <text:p>0.151746956106172</text:p>
          </table:table-cell>
          <table:table-cell office:value-type="float" office:value="1.8722001255541" calcext:value-type="float">
            <text:p>1.8722001255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818</text:p>
          </table:table-cell>
          <table:table-cell table:number-columns-repeated="990"/>
        </table:table-row>
        <table:table-row table:style-name="ro2">
          <table:table-cell office:value-type="float" office:value="365.126150804651" calcext:value-type="float">
            <text:p>365.126150804651</text:p>
          </table:table-cell>
          <table:table-cell office:value-type="float" office:value="12.7783268229167" calcext:value-type="float">
            <text:p>12.7783268229167</text:p>
          </table:table-cell>
          <table:table-cell office:value-type="string" calcext:value-type="string">
            <text:p>C13H23N3O7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-Met-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Hydrophobic peptide</text:p>
          </table:table-cell>
          <table:table-cell office:value-type="float" office:value="204129" calcext:value-type="float">
            <text:p>204129</text:p>
          </table:table-cell>
          <table:table-cell office:value-type="float" office:value="1.23404671319328" calcext:value-type="float">
            <text:p>1.23404671319328</text:p>
          </table:table-cell>
          <table:table-cell office:value-type="float" office:value="1.30780827527965" calcext:value-type="float">
            <text:p>1.30780827527965</text:p>
          </table:table-cell>
          <table:table-cell office:value-type="float" office:value="1.55660584572173" calcext:value-type="float">
            <text:p>1.55660584572173</text:p>
          </table:table-cell>
          <table:table-cell office:value-type="float" office:value="1" calcext:value-type="float">
            <text:p>1</text:p>
          </table:table-cell>
          <table:table-cell office:value-type="float" office:value="0.33121265844596" calcext:value-type="float">
            <text:p>0.33121265844596</text:p>
          </table:table-cell>
          <table:table-cell office:value-type="float" office:value="0.294149500575247" calcext:value-type="float">
            <text:p>0.294149500575247</text:p>
          </table:table-cell>
          <table:table-cell office:value-type="float" office:value="0.0955907207648369" calcext:value-type="float">
            <text:p>0.095590720764837</text:p>
          </table:table-cell>
          <table:table-cell office:value-type="float" office:value="1" calcext:value-type="float">
            <text:p>1</text:p>
          </table:table-cell>
          <table:table-cell office:value-type="float" office:value="77339.8349609375" calcext:value-type="float">
            <text:p>77339.8349609375</text:p>
          </table:table-cell>
          <table:table-cell office:value-type="float" office:value="81962.59921875" calcext:value-type="float">
            <text:p>81962.59921875</text:p>
          </table:table-cell>
          <table:table-cell office:value-type="float" office:value="97555.171875" calcext:value-type="float">
            <text:p>97555.171875</text:p>
          </table:table-cell>
          <table:table-cell office:value-type="float" office:value="62671.7239583333" calcext:value-type="float">
            <text:p>62671.7239583333</text:p>
          </table:table-cell>
          <table:table-cell office:value-type="float" office:value="24285.8661713678" calcext:value-type="float">
            <text:p>24285.8661713678</text:p>
          </table:table-cell>
          <table:table-cell office:value-type="float" office:value="34647.3151265259" calcext:value-type="float">
            <text:p>34647.3151265259</text:p>
          </table:table-cell>
          <table:table-cell office:value-type="float" office:value="29590.0684235592" calcext:value-type="float">
            <text:p>29590.0684235592</text:p>
          </table:table-cell>
          <table:table-cell office:value-type="float" office:value="9454.50397302851" calcext:value-type="float">
            <text:p>9454.50397302851</text:p>
          </table:table-cell>
          <table:table-cell office:value-type="float" office:value="0.3140149727968" calcext:value-type="float">
            <text:p>0.3140149727968</text:p>
          </table:table-cell>
          <table:table-cell office:value-type="float" office:value="0.422721039312768" calcext:value-type="float">
            <text:p>0.422721039312768</text:p>
          </table:table-cell>
          <table:table-cell office:value-type="float" office:value="0.303316245103578" calcext:value-type="float">
            <text:p>0.303316245103578</text:p>
          </table:table-cell>
          <table:table-cell office:value-type="float" office:value="0.150857569823901" calcext:value-type="float">
            <text:p>0.150857569823901</text:p>
          </table:table-cell>
          <table:table-cell office:value-type="float" office:value="0.316779078422175" calcext:value-type="float">
            <text:p>0.316779078422175</text:p>
          </table:table-cell>
          <table:table-cell office:value-type="float" office:value="0.288518311103111" calcext:value-type="float">
            <text:p>0.288518311103111</text:p>
          </table:table-cell>
          <table:table-cell office:value-type="float" office:value="1.26104211310648" calcext:value-type="float">
            <text:p>1.26104211310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30</text:p>
          </table:table-cell>
          <table:table-cell table:number-columns-repeated="990"/>
        </table:table-row>
        <table:table-row table:style-name="ro2">
          <table:table-cell office:value-type="float" office:value="305.085946963072" calcext:value-type="float">
            <text:p>305.085946963072</text:p>
          </table:table-cell>
          <table:table-cell office:value-type="float" office:value="18.9636165364583" calcext:value-type="float">
            <text:p>18.9636165364583</text:p>
          </table:table-cell>
          <table:table-cell office:value-type="string" calcext:value-type="string">
            <text:p>C10H15N3O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p-Asp-G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Acidic peptide</text:p>
          </table:table-cell>
          <table:table-cell office:value-type="float" office:value="590567" calcext:value-type="float">
            <text:p>590567</text:p>
          </table:table-cell>
          <table:table-cell office:value-type="float" office:value="2.54327870807552" calcext:value-type="float">
            <text:p>2.54327870807552</text:p>
          </table:table-cell>
          <table:table-cell office:value-type="float" office:value="1.03689937095833" calcext:value-type="float">
            <text:p>1.03689937095833</text:p>
          </table:table-cell>
          <table:table-cell office:value-type="float" office:value="1.518942711086" calcext:value-type="float">
            <text:p>1.518942711086</text:p>
          </table:table-cell>
          <table:table-cell office:value-type="float" office:value="1" calcext:value-type="float">
            <text:p>1</text:p>
          </table:table-cell>
          <table:table-cell office:value-type="float" office:value="0.427742632407254" calcext:value-type="float">
            <text:p>0.427742632407254</text:p>
          </table:table-cell>
          <table:table-cell office:value-type="float" office:value="0.92404680231641" calcext:value-type="float">
            <text:p>0.92404680231641</text:p>
          </table:table-cell>
          <table:table-cell office:value-type="float" office:value="0.527605998071542" calcext:value-type="float">
            <text:p>0.527605998071542</text:p>
          </table:table-cell>
          <table:table-cell office:value-type="float" office:value="1" calcext:value-type="float">
            <text:p>1</text:p>
          </table:table-cell>
          <table:table-cell office:value-type="float" office:value="198037.171875" calcext:value-type="float">
            <text:p>198037.171875</text:p>
          </table:table-cell>
          <table:table-cell office:value-type="float" office:value="80740.11640625" calcext:value-type="float">
            <text:p>80740.11640625</text:p>
          </table:table-cell>
          <table:table-cell office:value-type="float" office:value="118275.326171875" calcext:value-type="float">
            <text:p>118275.326171875</text:p>
          </table:table-cell>
          <table:table-cell office:value-type="float" office:value="77866.8776041667" calcext:value-type="float">
            <text:p>77866.8776041667</text:p>
          </table:table-cell>
          <table:table-cell office:value-type="float" office:value="261740.671369756" calcext:value-type="float">
            <text:p>261740.671369756</text:p>
          </table:table-cell>
          <table:table-cell office:value-type="float" office:value="51496.9465684955" calcext:value-type="float">
            <text:p>51496.9465684955</text:p>
          </table:table-cell>
          <table:table-cell office:value-type="float" office:value="110314.852789841" calcext:value-type="float">
            <text:p>110314.852789841</text:p>
          </table:table-cell>
          <table:table-cell office:value-type="float" office:value="30228.6515707255" calcext:value-type="float">
            <text:p>30228.6515707255</text:p>
          </table:table-cell>
          <table:table-cell office:value-type="float" office:value="1.32167445581865" calcext:value-type="float">
            <text:p>1.32167445581865</text:p>
          </table:table-cell>
          <table:table-cell office:value-type="float" office:value="0.637811150895358" calcext:value-type="float">
            <text:p>0.637811150895358</text:p>
          </table:table-cell>
          <table:table-cell office:value-type="float" office:value="0.932695401148449" calcext:value-type="float">
            <text:p>0.932695401148449</text:p>
          </table:table-cell>
          <table:table-cell office:value-type="float" office:value="0.388209370926515" calcext:value-type="float">
            <text:p>0.388209370926515</text:p>
          </table:table-cell>
          <table:table-cell office:value-type="float" office:value="0.208016333980214" calcext:value-type="float">
            <text:p>0.208016333980214</text:p>
          </table:table-cell>
          <table:table-cell office:value-type="float" office:value="0.00231524953894905" calcext:value-type="float">
            <text:p>0.002315249538949</text:p>
          </table:table-cell>
          <table:table-cell office:value-type="float" office:value="0.124805127060825" calcext:value-type="float">
            <text:p>0.124805127060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227</text:p>
          </table:table-cell>
          <table:table-cell table:number-columns-repeated="990"/>
        </table:table-row>
        <table:table-row table:style-name="ro2">
          <table:table-cell office:value-type="float" office:value="259.116810026541" calcext:value-type="float">
            <text:p>259.116810026541</text:p>
          </table:table-cell>
          <table:table-cell office:value-type="float" office:value="10.7489698282878" calcext:value-type="float">
            <text:p>10.7489698282878</text:p>
          </table:table-cell>
          <table:table-cell office:value-type="string" calcext:value-type="string">
            <text:p>C10H17N3O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-Pro-S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Polar peptide</text:p>
          </table:table-cell>
          <table:table-cell office:value-type="float" office:value="665653" calcext:value-type="float">
            <text:p>665653</text:p>
          </table:table-cell>
          <table:table-cell office:value-type="float" office:value="1.5838349999353" calcext:value-type="float">
            <text:p>1.5838349999353</text:p>
          </table:table-cell>
          <table:table-cell office:value-type="float" office:value="2.28621974112776" calcext:value-type="float">
            <text:p>2.28621974112776</text:p>
          </table:table-cell>
          <table:table-cell office:value-type="float" office:value="1.40872314267916" calcext:value-type="float">
            <text:p>1.40872314267916</text:p>
          </table:table-cell>
          <table:table-cell office:value-type="float" office:value="1" calcext:value-type="float">
            <text:p>1</text:p>
          </table:table-cell>
          <table:table-cell office:value-type="float" office:value="0.265255394577533" calcext:value-type="float">
            <text:p>0.265255394577533</text:p>
          </table:table-cell>
          <table:table-cell office:value-type="float" office:value="0.17918460343275" calcext:value-type="float">
            <text:p>0.17918460343275</text:p>
          </table:table-cell>
          <table:table-cell office:value-type="float" office:value="0.148710390792263" calcext:value-type="float">
            <text:p>0.148710390792263</text:p>
          </table:table-cell>
          <table:table-cell office:value-type="float" office:value="1" calcext:value-type="float">
            <text:p>1</text:p>
          </table:table-cell>
          <table:table-cell office:value-type="float" office:value="204636.951171875" calcext:value-type="float">
            <text:p>204636.951171875</text:p>
          </table:table-cell>
          <table:table-cell office:value-type="float" office:value="295387.48515625" calcext:value-type="float">
            <text:p>295387.48515625</text:p>
          </table:table-cell>
          <table:table-cell office:value-type="float" office:value="182011.89453125" calcext:value-type="float">
            <text:p>182011.89453125</text:p>
          </table:table-cell>
          <table:table-cell office:value-type="float" office:value="129203.453125" calcext:value-type="float">
            <text:p>129203.453125</text:p>
          </table:table-cell>
          <table:table-cell office:value-type="float" office:value="109721.977915535" calcext:value-type="float">
            <text:p>109721.977915535</text:p>
          </table:table-cell>
          <table:table-cell office:value-type="float" office:value="228063.78642577" calcext:value-type="float">
            <text:p>228063.78642577</text:p>
          </table:table-cell>
          <table:table-cell office:value-type="float" office:value="53616.2450543817" calcext:value-type="float">
            <text:p>53616.2450543817</text:p>
          </table:table-cell>
          <table:table-cell office:value-type="float" office:value="23659.9083646365" calcext:value-type="float">
            <text:p>23659.9083646365</text:p>
          </table:table-cell>
          <table:table-cell office:value-type="float" office:value="0.53617871692869" calcext:value-type="float">
            <text:p>0.53617871692869</text:p>
          </table:table-cell>
          <table:table-cell office:value-type="float" office:value="0.772083442550494" calcext:value-type="float">
            <text:p>0.772083442550494</text:p>
          </table:table-cell>
          <table:table-cell office:value-type="float" office:value="0.294575501191633" calcext:value-type="float">
            <text:p>0.294575501191633</text:p>
          </table:table-cell>
          <table:table-cell office:value-type="float" office:value="0.183121331453474" calcext:value-type="float">
            <text:p>0.183121331453474</text:p>
          </table:table-cell>
          <table:table-cell office:value-type="float" office:value="0.451650642986495" calcext:value-type="float">
            <text:p>0.451650642986495</text:p>
          </table:table-cell>
          <table:table-cell office:value-type="float" office:value="0.525311367413206" calcext:value-type="float">
            <text:p>0.525311367413206</text:p>
          </table:table-cell>
          <table:table-cell office:value-type="float" office:value="0.811977629811162" calcext:value-type="float">
            <text:p>0.811977629811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151</text:p>
          </table:table-cell>
          <table:table-cell table:number-columns-repeated="990"/>
        </table:table-row>
        <table:table-row table:style-name="ro2">
          <table:table-cell office:value-type="float" office:value="277.109644976571" calcext:value-type="float">
            <text:p>277.109644976571</text:p>
          </table:table-cell>
          <table:table-cell office:value-type="float" office:value="12.2078357950846" calcext:value-type="float">
            <text:p>12.2078357950846</text:p>
          </table:table-cell>
          <table:table-cell office:value-type="string" calcext:value-type="string">
            <text:p>C10H19N3O4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-Ala-G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Hydrophobic peptide</text:p>
          </table:table-cell>
          <table:table-cell office:value-type="float" office:value="1277387" calcext:value-type="float">
            <text:p>1277387</text:p>
          </table:table-cell>
          <table:table-cell office:value-type="float" office:value="1.15654095408565" calcext:value-type="float">
            <text:p>1.15654095408565</text:p>
          </table:table-cell>
          <table:table-cell office:value-type="float" office:value="1.18837671943757" calcext:value-type="float">
            <text:p>1.18837671943757</text:p>
          </table:table-cell>
          <table:table-cell office:value-type="float" office:value="1.33919144983989" calcext:value-type="float">
            <text:p>1.33919144983989</text:p>
          </table:table-cell>
          <table:table-cell office:value-type="float" office:value="1" calcext:value-type="float">
            <text:p>1</text:p>
          </table:table-cell>
          <table:table-cell office:value-type="float" office:value="0.672368271634473" calcext:value-type="float">
            <text:p>0.672368271634473</text:p>
          </table:table-cell>
          <table:table-cell office:value-type="float" office:value="0.596480028453617" calcext:value-type="float">
            <text:p>0.596480028453617</text:p>
          </table:table-cell>
          <table:table-cell office:value-type="float" office:value="0.294884470971623" calcext:value-type="float">
            <text:p>0.294884470971623</text:p>
          </table:table-cell>
          <table:table-cell office:value-type="float" office:value="1" calcext:value-type="float">
            <text:p>1</text:p>
          </table:table-cell>
          <table:table-cell office:value-type="float" office:value="743219.203125" calcext:value-type="float">
            <text:p>743219.203125</text:p>
          </table:table-cell>
          <table:table-cell office:value-type="float" office:value="763677.58125" calcext:value-type="float">
            <text:p>763677.58125</text:p>
          </table:table-cell>
          <table:table-cell office:value-type="float" office:value="860594.515625" calcext:value-type="float">
            <text:p>860594.515625</text:p>
          </table:table-cell>
          <table:table-cell office:value-type="float" office:value="642622.46875" calcext:value-type="float">
            <text:p>642622.46875</text:p>
          </table:table-cell>
          <table:table-cell office:value-type="float" office:value="321354.777926254" calcext:value-type="float">
            <text:p>321354.777926254</text:p>
          </table:table-cell>
          <table:table-cell office:value-type="float" office:value="330283.847329244" calcext:value-type="float">
            <text:p>330283.847329244</text:p>
          </table:table-cell>
          <table:table-cell office:value-type="float" office:value="64919.1301232889" calcext:value-type="float">
            <text:p>64919.1301232889</text:p>
          </table:table-cell>
          <table:table-cell office:value-type="float" office:value="269724.079229983" calcext:value-type="float">
            <text:p>269724.079229983</text:p>
          </table:table-cell>
          <table:table-cell office:value-type="float" office:value="0.432382232018575" calcext:value-type="float">
            <text:p>0.432382232018575</text:p>
          </table:table-cell>
          <table:table-cell office:value-type="float" office:value="0.4324912180722" calcext:value-type="float">
            <text:p>0.4324912180722</text:p>
          </table:table-cell>
          <table:table-cell office:value-type="float" office:value="0.0754352124544297" calcext:value-type="float">
            <text:p>0.07543521245443</text:p>
          </table:table-cell>
          <table:table-cell office:value-type="float" office:value="0.419724009580053" calcext:value-type="float">
            <text:p>0.419724009580053</text:p>
          </table:table-cell>
          <table:table-cell office:value-type="float" office:value="0.0574917882312675" calcext:value-type="float">
            <text:p>0.057491788231268</text:p>
          </table:table-cell>
          <table:table-cell office:value-type="float" office:value="0.0805898660915887" calcext:value-type="float">
            <text:p>0.080589866091589</text:p>
          </table:table-cell>
          <table:table-cell office:value-type="float" office:value="0.617312543184551" calcext:value-type="float">
            <text:p>0.617312543184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23</text:p>
          </table:table-cell>
          <table:table-cell table:number-columns-repeated="990"/>
        </table:table-row>
        <table:table-row table:style-name="ro2">
          <table:table-cell office:value-type="float" office:value="289.163830759642" calcext:value-type="float">
            <text:p>289.163830759642</text:p>
          </table:table-cell>
          <table:table-cell office:value-type="float" office:value="10.7292680104574" calcext:value-type="float">
            <text:p>10.7292680104574</text:p>
          </table:table-cell>
          <table:table-cell office:value-type="string" calcext:value-type="string">
            <text:p>C12H23N3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le-Ala-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Hydrophobic peptide</text:p>
          </table:table-cell>
          <table:table-cell office:value-type="float" office:value="116060" calcext:value-type="float">
            <text:p>116060</text:p>
          </table:table-cell>
          <table:table-cell office:value-type="float" office:value="1.27065467886788" calcext:value-type="float">
            <text:p>1.27065467886788</text:p>
          </table:table-cell>
          <table:table-cell office:value-type="float" office:value="1.08319922043074" calcext:value-type="float">
            <text:p>1.08319922043074</text:p>
          </table:table-cell>
          <table:table-cell office:value-type="float" office:value="1.31351181507146" calcext:value-type="float">
            <text:p>1.31351181507146</text:p>
          </table:table-cell>
          <table:table-cell office:value-type="float" office:value="1" calcext:value-type="float">
            <text:p>1</text:p>
          </table:table-cell>
          <table:table-cell office:value-type="float" office:value="0.426224664448446" calcext:value-type="float">
            <text:p>0.426224664448446</text:p>
          </table:table-cell>
          <table:table-cell office:value-type="float" office:value="0.592695175191192" calcext:value-type="float">
            <text:p>0.592695175191192</text:p>
          </table:table-cell>
          <table:table-cell office:value-type="float" office:value="0.50410626734019" calcext:value-type="float">
            <text:p>0.50410626734019</text:p>
          </table:table-cell>
          <table:table-cell office:value-type="float" office:value="1" calcext:value-type="float">
            <text:p>1</text:p>
          </table:table-cell>
          <table:table-cell office:value-type="float" office:value="58613.4853515625" calcext:value-type="float">
            <text:p>58613.4853515625</text:p>
          </table:table-cell>
          <table:table-cell office:value-type="float" office:value="49966.4328125" calcext:value-type="float">
            <text:p>49966.4328125</text:p>
          </table:table-cell>
          <table:table-cell office:value-type="float" office:value="60590.423828125" calcext:value-type="float">
            <text:p>60590.423828125</text:p>
          </table:table-cell>
          <table:table-cell office:value-type="float" office:value="46128.5716145833" calcext:value-type="float">
            <text:p>46128.5716145833</text:p>
          </table:table-cell>
          <table:table-cell office:value-type="float" office:value="25645.10694818" calcext:value-type="float">
            <text:p>25645.10694818</text:p>
          </table:table-cell>
          <table:table-cell office:value-type="float" office:value="2784.99553755452" calcext:value-type="float">
            <text:p>2784.99553755452</text:p>
          </table:table-cell>
          <table:table-cell office:value-type="float" office:value="37128.6181923362" calcext:value-type="float">
            <text:p>37128.6181923362</text:p>
          </table:table-cell>
          <table:table-cell office:value-type="float" office:value="10458.7159909298" calcext:value-type="float">
            <text:p>10458.7159909298</text:p>
          </table:table-cell>
          <table:table-cell office:value-type="float" office:value="0.437529124814216" calcext:value-type="float">
            <text:p>0.437529124814216</text:p>
          </table:table-cell>
          <table:table-cell office:value-type="float" office:value="0.0557373296589987" calcext:value-type="float">
            <text:p>0.055737329658999</text:p>
          </table:table-cell>
          <table:table-cell office:value-type="float" office:value="0.612780301680309" calcext:value-type="float">
            <text:p>0.612780301680309</text:p>
          </table:table-cell>
          <table:table-cell office:value-type="float" office:value="0.226729673711017" calcext:value-type="float">
            <text:p>0.226729673711017</text:p>
          </table:table-cell>
          <table:table-cell office:value-type="float" office:value="0.203209439862464" calcext:value-type="float">
            <text:p>0.203209439862464</text:p>
          </table:table-cell>
          <table:table-cell office:value-type="float" office:value="0.125738947748281" calcext:value-type="float">
            <text:p>0.125738947748281</text:p>
          </table:table-cell>
          <table:table-cell office:value-type="float" office:value="0.140562198186069" calcext:value-type="float">
            <text:p>0.140562198186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84</text:p>
          </table:table-cell>
          <table:table-cell table:number-columns-repeated="990"/>
        </table:table-row>
        <table:table-row table:style-name="ro2">
          <table:table-cell office:value-type="float" office:value="364.120143670356" calcext:value-type="float">
            <text:p>364.120143670356</text:p>
          </table:table-cell>
          <table:table-cell office:value-type="float" office:value="8.277792485555" calcext:value-type="float">
            <text:p>8.277792485555</text:p>
          </table:table-cell>
          <table:table-cell office:value-type="string" calcext:value-type="string">
            <text:p>C16H20N4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p-Cys-G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Hydrophobic peptide</text:p>
          </table:table-cell>
          <table:table-cell office:value-type="float" office:value="490670" calcext:value-type="float">
            <text:p>490670</text:p>
          </table:table-cell>
          <table:table-cell office:value-type="float" office:value="1.17883588491042" calcext:value-type="float">
            <text:p>1.17883588491042</text:p>
          </table:table-cell>
          <table:table-cell office:value-type="float" office:value="1.18550793594802" calcext:value-type="float">
            <text:p>1.18550793594802</text:p>
          </table:table-cell>
          <table:table-cell office:value-type="float" office:value="1.30445057482223" calcext:value-type="float">
            <text:p>1.30445057482223</text:p>
          </table:table-cell>
          <table:table-cell office:value-type="float" office:value="1" calcext:value-type="float">
            <text:p>1</text:p>
          </table:table-cell>
          <table:table-cell office:value-type="float" office:value="0.70121617831746" calcext:value-type="float">
            <text:p>0.70121617831746</text:p>
          </table:table-cell>
          <table:table-cell office:value-type="float" office:value="0.64434613778244" calcext:value-type="float">
            <text:p>0.64434613778244</text:p>
          </table:table-cell>
          <table:table-cell office:value-type="float" office:value="0.37872726164296" calcext:value-type="float">
            <text:p>0.37872726164296</text:p>
          </table:table-cell>
          <table:table-cell office:value-type="float" office:value="1" calcext:value-type="float">
            <text:p>1</text:p>
          </table:table-cell>
          <table:table-cell office:value-type="float" office:value="296501.357421875" calcext:value-type="float">
            <text:p>296501.357421875</text:p>
          </table:table-cell>
          <table:table-cell office:value-type="float" office:value="298179.51484375" calcext:value-type="float">
            <text:p>298179.51484375</text:p>
          </table:table-cell>
          <table:table-cell office:value-type="float" office:value="328096.0234375" calcext:value-type="float">
            <text:p>328096.0234375</text:p>
          </table:table-cell>
          <table:table-cell office:value-type="float" office:value="251520.471354167" calcext:value-type="float">
            <text:p>251520.471354167</text:p>
          </table:table-cell>
          <table:table-cell office:value-type="float" office:value="176804.324235621" calcext:value-type="float">
            <text:p>176804.324235621</text:p>
          </table:table-cell>
          <table:table-cell office:value-type="float" office:value="153384.447712585" calcext:value-type="float">
            <text:p>153384.447712585</text:p>
          </table:table-cell>
          <table:table-cell office:value-type="float" office:value="66318.7045719664" calcext:value-type="float">
            <text:p>66318.7045719664</text:p>
          </table:table-cell>
          <table:table-cell office:value-type="float" office:value="115189.914539828" calcext:value-type="float">
            <text:p>115189.914539828</text:p>
          </table:table-cell>
          <table:table-cell office:value-type="float" office:value="0.596301904898385" calcext:value-type="float">
            <text:p>0.596301904898385</text:p>
          </table:table-cell>
          <table:table-cell office:value-type="float" office:value="0.514403036013256" calcext:value-type="float">
            <text:p>0.514403036013256</text:p>
          </table:table-cell>
          <table:table-cell office:value-type="float" office:value="0.202131997447386" calcext:value-type="float">
            <text:p>0.202131997447386</text:p>
          </table:table-cell>
          <table:table-cell office:value-type="float" office:value="0.457974310876783" calcext:value-type="float">
            <text:p>0.457974310876783</text:p>
          </table:table-cell>
          <table:table-cell office:value-type="float" office:value="0.0454378829556202" calcext:value-type="float">
            <text:p>0.04543788295562</text:p>
          </table:table-cell>
          <table:table-cell office:value-type="float" office:value="0.0591666380671246" calcext:value-type="float">
            <text:p>0.059166638067125</text:p>
          </table:table-cell>
          <table:table-cell office:value-type="float" office:value="0.331909927363984" calcext:value-type="float">
            <text:p>0.331909927363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09</text:p>
          </table:table-cell>
          <table:table-cell table:number-columns-repeated="990"/>
        </table:table-row>
        <table:table-row table:style-name="ro2">
          <table:table-cell office:value-type="float" office:value="408.146735579394" calcext:value-type="float">
            <text:p>408.146735579394</text:p>
          </table:table-cell>
          <table:table-cell office:value-type="float" office:value="14.7834156111175" calcext:value-type="float">
            <text:p>14.7834156111175</text:p>
          </table:table-cell>
          <table:table-cell office:value-type="string" calcext:value-type="string">
            <text:p>C18H24N4O5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-Trp-Cy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Hydrophobic peptide</text:p>
          </table:table-cell>
          <table:table-cell office:value-type="float" office:value="331218" calcext:value-type="float">
            <text:p>331218</text:p>
          </table:table-cell>
          <table:table-cell office:value-type="float" office:value="0.933704251764363" calcext:value-type="float">
            <text:p>0.933704251764363</text:p>
          </table:table-cell>
          <table:table-cell office:value-type="float" office:value="0.996903450241479" calcext:value-type="float">
            <text:p>0.996903450241479</text:p>
          </table:table-cell>
          <table:table-cell office:value-type="float" office:value="1.27228278811367" calcext:value-type="float">
            <text:p>1.27228278811367</text:p>
          </table:table-cell>
          <table:table-cell office:value-type="float" office:value="1" calcext:value-type="float">
            <text:p>1</text:p>
          </table:table-cell>
          <table:table-cell office:value-type="float" office:value="0.917884196029837" calcext:value-type="float">
            <text:p>0.917884196029837</text:p>
          </table:table-cell>
          <table:table-cell office:value-type="float" office:value="0.996016546943595" calcext:value-type="float">
            <text:p>0.996016546943595</text:p>
          </table:table-cell>
          <table:table-cell office:value-type="float" office:value="0.647968865208066" calcext:value-type="float">
            <text:p>0.647968865208066</text:p>
          </table:table-cell>
          <table:table-cell office:value-type="float" office:value="1" calcext:value-type="float">
            <text:p>1</text:p>
          </table:table-cell>
          <table:table-cell office:value-type="float" office:value="184325.60546875" calcext:value-type="float">
            <text:p>184325.60546875</text:p>
          </table:table-cell>
          <table:table-cell office:value-type="float" office:value="196801.965625" calcext:value-type="float">
            <text:p>196801.965625</text:p>
          </table:table-cell>
          <table:table-cell office:value-type="float" office:value="251165.5" calcext:value-type="float">
            <text:p>251165.5</text:p>
          </table:table-cell>
          <table:table-cell office:value-type="float" office:value="197413.265625" calcext:value-type="float">
            <text:p>197413.265625</text:p>
          </table:table-cell>
          <table:table-cell office:value-type="float" office:value="123108.772374227" calcext:value-type="float">
            <text:p>123108.772374227</text:p>
          </table:table-cell>
          <table:table-cell office:value-type="float" office:value="114277.282011436" calcext:value-type="float">
            <text:p>114277.282011436</text:p>
          </table:table-cell>
          <table:table-cell office:value-type="float" office:value="24205.7785495451" calcext:value-type="float">
            <text:p>24205.7785495451</text:p>
          </table:table-cell>
          <table:table-cell office:value-type="float" office:value="174530.516359041" calcext:value-type="float">
            <text:p>174530.516359041</text:p>
          </table:table-cell>
          <table:table-cell office:value-type="float" office:value="0.667887524693894" calcext:value-type="float">
            <text:p>0.667887524693894</text:p>
          </table:table-cell>
          <table:table-cell office:value-type="float" office:value="0.580671446286202" calcext:value-type="float">
            <text:p>0.580671446286202</text:p>
          </table:table-cell>
          <table:table-cell office:value-type="float" office:value="0.0963738194518955" calcext:value-type="float">
            <text:p>0.096373819451896</text:p>
          </table:table-cell>
          <table:table-cell office:value-type="float" office:value="0.884087073918192" calcext:value-type="float">
            <text:p>0.884087073918192</text:p>
          </table:table-cell>
          <table:table-cell office:value-type="float" office:value="0.00375491776801187" calcext:value-type="float">
            <text:p>0.003754917768012</text:p>
          </table:table-cell>
          <table:table-cell office:value-type="float" office:value="0.00000858653462959594" calcext:value-type="float">
            <text:p>8.58653462959594E-06</text:p>
          </table:table-cell>
          <table:table-cell office:value-type="float" office:value="0.0930627555629569" calcext:value-type="float">
            <text:p>0.093062755562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475</text:p>
          </table:table-cell>
          <table:table-cell table:number-columns-repeated="990"/>
        </table:table-row>
        <table:table-row table:style-name="ro2">
          <table:table-cell office:value-type="float" office:value="381.172179957857" calcext:value-type="float">
            <text:p>381.172179957857</text:p>
          </table:table-cell>
          <table:table-cell office:value-type="float" office:value="7.78791414896647" calcext:value-type="float">
            <text:p>7.78791414896647</text:p>
          </table:table-cell>
          <table:table-cell office:value-type="string" calcext:value-type="string">
            <text:p>C18H27N3O4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-Cys-Ph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Hydrophobic peptide</text:p>
          </table:table-cell>
          <table:table-cell office:value-type="float" office:value="495216" calcext:value-type="float">
            <text:p>495216</text:p>
          </table:table-cell>
          <table:table-cell office:value-type="float" office:value="1.21436313733049" calcext:value-type="float">
            <text:p>1.21436313733049</text:p>
          </table:table-cell>
          <table:table-cell office:value-type="float" office:value="1.60947998482952" calcext:value-type="float">
            <text:p>1.60947998482952</text:p>
          </table:table-cell>
          <table:table-cell office:value-type="float" office:value="1.25959373792456" calcext:value-type="float">
            <text:p>1.25959373792456</text:p>
          </table:table-cell>
          <table:table-cell office:value-type="float" office:value="1" calcext:value-type="float">
            <text:p>1</text:p>
          </table:table-cell>
          <table:table-cell office:value-type="float" office:value="0.421779917024864" calcext:value-type="float">
            <text:p>0.421779917024864</text:p>
          </table:table-cell>
          <table:table-cell office:value-type="float" office:value="0.0977338619858629" calcext:value-type="float">
            <text:p>0.097733861985863</text:p>
          </table:table-cell>
          <table:table-cell office:value-type="float" office:value="0.180425729329207" calcext:value-type="float">
            <text:p>0.180425729329207</text:p>
          </table:table-cell>
          <table:table-cell office:value-type="float" office:value="1" calcext:value-type="float">
            <text:p>1</text:p>
          </table:table-cell>
          <table:table-cell office:value-type="float" office:value="247614.361328125" calcext:value-type="float">
            <text:p>247614.361328125</text:p>
          </table:table-cell>
          <table:table-cell office:value-type="float" office:value="328180.546875" calcext:value-type="float">
            <text:p>328180.546875</text:p>
          </table:table-cell>
          <table:table-cell office:value-type="float" office:value="256837.09375" calcext:value-type="float">
            <text:p>256837.09375</text:p>
          </table:table-cell>
          <table:table-cell office:value-type="float" office:value="203904.708333333" calcext:value-type="float">
            <text:p>203904.708333333</text:p>
          </table:table-cell>
          <table:table-cell office:value-type="float" office:value="87575.4371417153" calcext:value-type="float">
            <text:p>87575.4371417153</text:p>
          </table:table-cell>
          <table:table-cell office:value-type="float" office:value="127613.756617052" calcext:value-type="float">
            <text:p>127613.756617052</text:p>
          </table:table-cell>
          <table:table-cell office:value-type="float" office:value="50497.512792387" calcext:value-type="float">
            <text:p>50497.512792387</text:p>
          </table:table-cell>
          <table:table-cell office:value-type="float" office:value="39353.0532682724" calcext:value-type="float">
            <text:p>39353.0532682724</text:p>
          </table:table-cell>
          <table:table-cell office:value-type="float" office:value="0.353676728086321" calcext:value-type="float">
            <text:p>0.353676728086321</text:p>
          </table:table-cell>
          <table:table-cell office:value-type="float" office:value="0.388852288266979" calcext:value-type="float">
            <text:p>0.388852288266979</text:p>
          </table:table-cell>
          <table:table-cell office:value-type="float" office:value="0.196613004979492" calcext:value-type="float">
            <text:p>0.196613004979492</text:p>
          </table:table-cell>
          <table:table-cell office:value-type="float" office:value="0.192997275982171" calcext:value-type="float">
            <text:p>0.192997275982171</text:p>
          </table:table-cell>
          <table:table-cell office:value-type="float" office:value="0.207258504615134" calcext:value-type="float">
            <text:p>0.207258504615134</text:p>
          </table:table-cell>
          <table:table-cell office:value-type="float" office:value="0.866016680494305" calcext:value-type="float">
            <text:p>0.866016680494305</text:p>
          </table:table-cell>
          <table:table-cell office:value-type="float" office:value="0.683598135075985" calcext:value-type="float">
            <text:p>0.683598135075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05</text:p>
          </table:table-cell>
          <table:table-cell table:number-columns-repeated="990"/>
        </table:table-row>
        <table:table-row table:style-name="ro2">
          <table:table-cell office:value-type="float" office:value="275.093872730903" calcext:value-type="float">
            <text:p>275.093872730903</text:p>
          </table:table-cell>
          <table:table-cell office:value-type="float" office:value="9.7191632080078" calcext:value-type="float">
            <text:p>9.7191632080078</text:p>
          </table:table-cell>
          <table:table-cell office:value-type="string" calcext:value-type="string">
            <text:p>C10H17N3O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s-Gly-P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Polar peptide</text:p>
          </table:table-cell>
          <table:table-cell office:value-type="float" office:value="2288237" calcext:value-type="float">
            <text:p>2288237</text:p>
          </table:table-cell>
          <table:table-cell office:value-type="float" office:value="0.977079927504836" calcext:value-type="float">
            <text:p>0.977079927504836</text:p>
          </table:table-cell>
          <table:table-cell office:value-type="float" office:value="1.24321340043327" calcext:value-type="float">
            <text:p>1.24321340043327</text:p>
          </table:table-cell>
          <table:table-cell office:value-type="float" office:value="1.22226412837224" calcext:value-type="float">
            <text:p>1.22226412837224</text:p>
          </table:table-cell>
          <table:table-cell office:value-type="float" office:value="1" calcext:value-type="float">
            <text:p>1</text:p>
          </table:table-cell>
          <table:table-cell office:value-type="float" office:value="0.923906269635538" calcext:value-type="float">
            <text:p>0.923906269635538</text:p>
          </table:table-cell>
          <table:table-cell office:value-type="float" office:value="0.409679667869953" calcext:value-type="float">
            <text:p>0.409679667869953</text:p>
          </table:table-cell>
          <table:table-cell office:value-type="float" office:value="0.222555825495505" calcext:value-type="float">
            <text:p>0.222555825495505</text:p>
          </table:table-cell>
          <table:table-cell office:value-type="float" office:value="1" calcext:value-type="float">
            <text:p>1</text:p>
          </table:table-cell>
          <table:table-cell office:value-type="float" office:value="1215287.71875" calcext:value-type="float">
            <text:p>1215287.71875</text:p>
          </table:table-cell>
          <table:table-cell office:value-type="float" office:value="1546303.3625" calcext:value-type="float">
            <text:p>1546303.3625</text:p>
          </table:table-cell>
          <table:table-cell office:value-type="float" office:value="1520246.75" calcext:value-type="float">
            <text:p>1520246.75</text:p>
          </table:table-cell>
          <table:table-cell office:value-type="float" office:value="1243795.60416667" calcext:value-type="float">
            <text:p>1243795.60416667</text:p>
          </table:table-cell>
          <table:table-cell office:value-type="float" office:value="468523.354771641" calcext:value-type="float">
            <text:p>468523.354771641</text:p>
          </table:table-cell>
          <table:table-cell office:value-type="float" office:value="671181.205459506" calcext:value-type="float">
            <text:p>671181.205459506</text:p>
          </table:table-cell>
          <table:table-cell office:value-type="float" office:value="186253.657400891" calcext:value-type="float">
            <text:p>186253.657400891</text:p>
          </table:table-cell>
          <table:table-cell office:value-type="float" office:value="276419.449088165" calcext:value-type="float">
            <text:p>276419.449088165</text:p>
          </table:table-cell>
          <table:table-cell office:value-type="float" office:value="0.385524635477718" calcext:value-type="float">
            <text:p>0.385524635477718</text:p>
          </table:table-cell>
          <table:table-cell office:value-type="float" office:value="0.43405532299585" calcext:value-type="float">
            <text:p>0.43405532299585</text:p>
          </table:table-cell>
          <table:table-cell office:value-type="float" office:value="0.122515412317698" calcext:value-type="float">
            <text:p>0.122515412317698</text:p>
          </table:table-cell>
          <table:table-cell office:value-type="float" office:value="0.222238644486418" calcext:value-type="float">
            <text:p>0.222238644486418</text:p>
          </table:table-cell>
          <table:table-cell office:value-type="float" office:value="0.0027463316495978" calcext:value-type="float">
            <text:p>0.002746331649598</text:p>
          </table:table-cell>
          <table:table-cell office:value-type="float" office:value="0.17368067332608" calcext:value-type="float">
            <text:p>0.17368067332608</text:p>
          </table:table-cell>
          <table:table-cell office:value-type="float" office:value="0.68790745085763" calcext:value-type="float">
            <text:p>0.687907450857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25</text:p>
          </table:table-cell>
          <table:table-cell table:number-columns-repeated="990"/>
        </table:table-row>
        <table:table-row table:style-name="ro2">
          <table:table-cell office:value-type="float" office:value="290.122969442312" calcext:value-type="float">
            <text:p>290.122969442312</text:p>
          </table:table-cell>
          <table:table-cell office:value-type="float" office:value="16.5236200968424" calcext:value-type="float">
            <text:p>16.5236200968424</text:p>
          </table:table-cell>
          <table:table-cell office:value-type="string" calcext:value-type="string">
            <text:p>C10H18N4O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a-Asn-S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Polar peptide</text:p>
          </table:table-cell>
          <table:table-cell office:value-type="float" office:value="142773" calcext:value-type="float">
            <text:p>142773</text:p>
          </table:table-cell>
          <table:table-cell office:value-type="float" office:value="0.963643923702933" calcext:value-type="float">
            <text:p>0.963643923702933</text:p>
          </table:table-cell>
          <table:table-cell office:value-type="float" office:value="1.01521870561494" calcext:value-type="float">
            <text:p>1.01521870561494</text:p>
          </table:table-cell>
          <table:table-cell office:value-type="float" office:value="0.889451650636724" calcext:value-type="float">
            <text:p>0.889451650636724</text:p>
          </table:table-cell>
          <table:table-cell office:value-type="float" office:value="1" calcext:value-type="float">
            <text:p>1</text:p>
          </table:table-cell>
          <table:table-cell office:value-type="float" office:value="0.950042963526875" calcext:value-type="float">
            <text:p>0.950042963526875</text:p>
          </table:table-cell>
          <table:table-cell office:value-type="float" office:value="0.979381295200585" calcext:value-type="float">
            <text:p>0.979381295200585</text:p>
          </table:table-cell>
          <table:table-cell office:value-type="float" office:value="0.854812612153452" calcext:value-type="float">
            <text:p>0.854812612153452</text:p>
          </table:table-cell>
          <table:table-cell office:value-type="float" office:value="1" calcext:value-type="float">
            <text:p>1</text:p>
          </table:table-cell>
          <table:table-cell office:value-type="float" office:value="68199.3603515625" calcext:value-type="float">
            <text:p>68199.3603515625</text:p>
          </table:table-cell>
          <table:table-cell office:value-type="float" office:value="71849.4296875" calcext:value-type="float">
            <text:p>71849.4296875</text:p>
          </table:table-cell>
          <table:table-cell office:value-type="float" office:value="62948.59765625" calcext:value-type="float">
            <text:p>62948.59765625</text:p>
          </table:table-cell>
          <table:table-cell office:value-type="float" office:value="70772.3658854167" calcext:value-type="float">
            <text:p>70772.3658854167</text:p>
          </table:table-cell>
          <table:table-cell office:value-type="float" office:value="7177.59804174123" calcext:value-type="float">
            <text:p>7177.59804174123</text:p>
          </table:table-cell>
          <table:table-cell office:value-type="float" office:value="20522.8048560234" calcext:value-type="float">
            <text:p>20522.8048560234</text:p>
          </table:table-cell>
          <table:table-cell office:value-type="float" office:value="27058.7601370064" calcext:value-type="float">
            <text:p>27058.7601370064</text:p>
          </table:table-cell>
          <table:table-cell office:value-type="float" office:value="62833.1629541023" calcext:value-type="float">
            <text:p>62833.1629541023</text:p>
          </table:table-cell>
          <table:table-cell office:value-type="float" office:value="0.105244360133897" calcext:value-type="float">
            <text:p>0.105244360133897</text:p>
          </table:table-cell>
          <table:table-cell office:value-type="float" office:value="0.285636294474218" calcext:value-type="float">
            <text:p>0.285636294474218</text:p>
          </table:table-cell>
          <table:table-cell office:value-type="float" office:value="0.429854852125047" calcext:value-type="float">
            <text:p>0.429854852125047</text:p>
          </table:table-cell>
          <table:table-cell office:value-type="float" office:value="0.887820580363694" calcext:value-type="float">
            <text:p>0.887820580363694</text:p>
          </table:table-cell>
          <table:table-cell office:value-type="float" office:value="0.00165528623230999" calcext:value-type="float">
            <text:p>0.00165528623231</text:p>
          </table:table-cell>
          <table:table-cell office:value-type="float" office:value="0.000265510525523479" calcext:value-type="float">
            <text:p>0.000265510525523</text:p>
          </table:table-cell>
          <table:table-cell office:value-type="float" office:value="0.0130788370975261" calcext:value-type="float">
            <text:p>0.013078837097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2854</text:p>
          </table:table-cell>
          <table:table-cell table:number-columns-repeated="990"/>
        </table:table-row>
        <table:table-row table:style-name="ro2">
          <table:table-cell office:value-type="float" office:value="355.068833286418" calcext:value-type="float">
            <text:p>355.068833286418</text:p>
          </table:table-cell>
          <table:table-cell office:value-type="float" office:value="18.460308227539" calcext:value-type="float">
            <text:p>18.460308227539</text:p>
          </table:table-cell>
          <table:table-cell office:value-type="string" calcext:value-type="string">
            <text:p>C11H21N3O4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-Cys-Cy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Hydrophobic peptide</text:p>
          </table:table-cell>
          <table:table-cell office:value-type="float" office:value="4565959" calcext:value-type="float">
            <text:p>4565959</text:p>
          </table:table-cell>
          <table:table-cell office:value-type="float" office:value="0.774935780443181" calcext:value-type="float">
            <text:p>0.774935780443181</text:p>
          </table:table-cell>
          <table:table-cell office:value-type="float" office:value="0.878283351811664" calcext:value-type="float">
            <text:p>0.878283351811664</text:p>
          </table:table-cell>
          <table:table-cell office:value-type="float" office:value="0.746677305853754" calcext:value-type="float">
            <text:p>0.746677305853754</text:p>
          </table:table-cell>
          <table:table-cell office:value-type="float" office:value="1" calcext:value-type="float">
            <text:p>1</text:p>
          </table:table-cell>
          <table:table-cell office:value-type="float" office:value="0.496489455561122" calcext:value-type="float">
            <text:p>0.496489455561122</text:p>
          </table:table-cell>
          <table:table-cell office:value-type="float" office:value="0.752194687861893" calcext:value-type="float">
            <text:p>0.752194687861893</text:p>
          </table:table-cell>
          <table:table-cell office:value-type="float" office:value="0.45425043647752" calcext:value-type="float">
            <text:p>0.45425043647752</text:p>
          </table:table-cell>
          <table:table-cell office:value-type="float" office:value="1" calcext:value-type="float">
            <text:p>1</text:p>
          </table:table-cell>
          <table:table-cell office:value-type="float" office:value="1934310.9375" calcext:value-type="float">
            <text:p>1934310.9375</text:p>
          </table:table-cell>
          <table:table-cell office:value-type="float" office:value="2192275.975" calcext:value-type="float">
            <text:p>2192275.975</text:p>
          </table:table-cell>
          <table:table-cell office:value-type="float" office:value="1863775.1875" calcext:value-type="float">
            <text:p>1863775.1875</text:p>
          </table:table-cell>
          <table:table-cell office:value-type="float" office:value="2496091.91666667" calcext:value-type="float">
            <text:p>2496091.91666667</text:p>
          </table:table-cell>
          <table:table-cell office:value-type="float" office:value="443846.821864038" calcext:value-type="float">
            <text:p>443846.821864038</text:p>
          </table:table-cell>
          <table:table-cell office:value-type="float" office:value="1377615.01656803" calcext:value-type="float">
            <text:p>1377615.01656803</text:p>
          </table:table-cell>
          <table:table-cell office:value-type="float" office:value="550840.617140497" calcext:value-type="float">
            <text:p>550840.617140497</text:p>
          </table:table-cell>
          <table:table-cell office:value-type="float" office:value="1161813.85928853" calcext:value-type="float">
            <text:p>1161813.85928853</text:p>
          </table:table-cell>
          <table:table-cell office:value-type="float" office:value="0.229459914256437" calcext:value-type="float">
            <text:p>0.229459914256437</text:p>
          </table:table-cell>
          <table:table-cell office:value-type="float" office:value="0.62839488836164" calcext:value-type="float">
            <text:p>0.62839488836164</text:p>
          </table:table-cell>
          <table:table-cell office:value-type="float" office:value="0.295550998229231" calcext:value-type="float">
            <text:p>0.295550998229231</text:p>
          </table:table-cell>
          <table:table-cell office:value-type="float" office:value="0.465453155603354" calcext:value-type="float">
            <text:p>0.465453155603354</text:p>
          </table:table-cell>
          <table:table-cell office:value-type="float" office:value="0.204031247370985" calcext:value-type="float">
            <text:p>0.204031247370985</text:p>
          </table:table-cell>
          <table:table-cell office:value-type="float" office:value="0.0284219557982452" calcext:value-type="float">
            <text:p>0.028421955798245</text:p>
          </table:table-cell>
          <table:table-cell office:value-type="float" office:value="0.241843418281005" calcext:value-type="float">
            <text:p>0.241843418281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316</text:p>
          </table:table-cell>
          <table:table-cell table:number-columns-repeated="990"/>
        </table:table-row>
        <table:table-row table:style-name="ro2">
          <table:table-cell office:value-type="float" office:value="346.160007397717" calcext:value-type="float">
            <text:p>346.160007397717</text:p>
          </table:table-cell>
          <table:table-cell office:value-type="float" office:value="17.3850666300455" calcext:value-type="float">
            <text:p>17.3850666300455</text:p>
          </table:table-cell>
          <table:table-cell office:value-type="string" calcext:value-type="string">
            <text:p>C12H22N6O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-Gly-A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Basic peptide</text:p>
          </table:table-cell>
          <table:table-cell office:value-type="float" office:value="441855" calcext:value-type="float">
            <text:p>441855</text:p>
          </table:table-cell>
          <table:table-cell office:value-type="float" office:value="0.705106461863195" calcext:value-type="float">
            <text:p>0.705106461863195</text:p>
          </table:table-cell>
          <table:table-cell office:value-type="float" office:value="0.762054712565162" calcext:value-type="float">
            <text:p>0.762054712565162</text:p>
          </table:table-cell>
          <table:table-cell office:value-type="float" office:value="0.692945522711254" calcext:value-type="float">
            <text:p>0.692945522711254</text:p>
          </table:table-cell>
          <table:table-cell office:value-type="float" office:value="1" calcext:value-type="float">
            <text:p>1</text:p>
          </table:table-cell>
          <table:table-cell office:value-type="float" office:value="0.406588022602726" calcext:value-type="float">
            <text:p>0.406588022602726</text:p>
          </table:table-cell>
          <table:table-cell office:value-type="float" office:value="0.529970253927185" calcext:value-type="float">
            <text:p>0.529970253927185</text:p>
          </table:table-cell>
          <table:table-cell office:value-type="float" office:value="0.389601076404969" calcext:value-type="float">
            <text:p>0.389601076404969</text:p>
          </table:table-cell>
          <table:table-cell office:value-type="float" office:value="1" calcext:value-type="float">
            <text:p>1</text:p>
          </table:table-cell>
          <table:table-cell office:value-type="float" office:value="154060.826171875" calcext:value-type="float">
            <text:p>154060.826171875</text:p>
          </table:table-cell>
          <table:table-cell office:value-type="float" office:value="166503.6203125" calcext:value-type="float">
            <text:p>166503.6203125</text:p>
          </table:table-cell>
          <table:table-cell office:value-type="float" office:value="151403.74609375" calcext:value-type="float">
            <text:p>151403.74609375</text:p>
          </table:table-cell>
          <table:table-cell office:value-type="float" office:value="218493" calcext:value-type="float">
            <text:p>218493</text:p>
          </table:table-cell>
          <table:table-cell office:value-type="float" office:value="35413.912910683" calcext:value-type="float">
            <text:p>35413.912910683</text:p>
          </table:table-cell>
          <table:table-cell office:value-type="float" office:value="99285.2305104893" calcext:value-type="float">
            <text:p>99285.2305104893</text:p>
          </table:table-cell>
          <table:table-cell office:value-type="float" office:value="27759.2567840213" calcext:value-type="float">
            <text:p>27759.2567840213</text:p>
          </table:table-cell>
          <table:table-cell office:value-type="float" office:value="106472.180526719" calcext:value-type="float">
            <text:p>106472.180526719</text:p>
          </table:table-cell>
          <table:table-cell office:value-type="float" office:value="0.229869680636232" calcext:value-type="float">
            <text:p>0.229869680636232</text:p>
          </table:table-cell>
          <table:table-cell office:value-type="float" office:value="0.596294725148601" calcext:value-type="float">
            <text:p>0.596294725148601</text:p>
          </table:table-cell>
          <table:table-cell office:value-type="float" office:value="0.183345904577768" calcext:value-type="float">
            <text:p>0.183345904577768</text:p>
          </table:table-cell>
          <table:table-cell office:value-type="float" office:value="0.487302478920236" calcext:value-type="float">
            <text:p>0.487302478920236</text:p>
          </table:table-cell>
          <table:table-cell office:value-type="float" office:value="0.329733907836463" calcext:value-type="float">
            <text:p>0.329733907836463</text:p>
          </table:table-cell>
          <table:table-cell office:value-type="float" office:value="0.127531877915071" calcext:value-type="float">
            <text:p>0.127531877915071</text:p>
          </table:table-cell>
          <table:table-cell office:value-type="float" office:value="0.371768777185356" calcext:value-type="float">
            <text:p>0.371768777185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53</text:p>
          </table:table-cell>
          <table:table-cell table:number-columns-repeated="990"/>
        </table:table-row>
        <table:table-row table:style-name="ro2">
          <table:table-cell office:value-type="float" office:value="263.111618109205" calcext:value-type="float">
            <text:p>263.111618109205</text:p>
          </table:table-cell>
          <table:table-cell office:value-type="float" office:value="14.489911702474" calcext:value-type="float">
            <text:p>14.489911702474</text:p>
          </table:table-cell>
          <table:table-cell office:value-type="string" calcext:value-type="string">
            <text:p>C9H17N3O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-Ser-S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ptide(tri-)</text:p>
          </table:table-cell>
          <table:table-cell office:value-type="string" calcext:value-type="string">
            <text:p>Polar peptide</text:p>
          </table:table-cell>
          <table:table-cell office:value-type="float" office:value="405400" calcext:value-type="float">
            <text:p>405400</text:p>
          </table:table-cell>
          <table:table-cell office:value-type="float" office:value="0.719656742998518" calcext:value-type="float">
            <text:p>0.719656742998518</text:p>
          </table:table-cell>
          <table:table-cell office:value-type="float" office:value="0.360081786621954" calcext:value-type="float">
            <text:p>0.360081786621954</text:p>
          </table:table-cell>
          <table:table-cell office:value-type="float" office:value="0.492323222245216" calcext:value-type="float">
            <text:p>0.492323222245216</text:p>
          </table:table-cell>
          <table:table-cell office:value-type="float" office:value="1" calcext:value-type="float">
            <text:p>1</text:p>
          </table:table-cell>
          <table:table-cell office:value-type="float" office:value="0.553182082616419" calcext:value-type="float">
            <text:p>0.553182082616419</text:p>
          </table:table-cell>
          <table:table-cell office:value-type="float" office:value="0.239707051462874" calcext:value-type="float">
            <text:p>0.239707051462874</text:p>
          </table:table-cell>
          <table:table-cell office:value-type="float" office:value="0.320580920323346" calcext:value-type="float">
            <text:p>0.320580920323346</text:p>
          </table:table-cell>
          <table:table-cell office:value-type="float" office:value="1" calcext:value-type="float">
            <text:p>1</text:p>
          </table:table-cell>
          <table:table-cell office:value-type="float" office:value="164151.802734375" calcext:value-type="float">
            <text:p>164151.802734375</text:p>
          </table:table-cell>
          <table:table-cell office:value-type="float" office:value="82133.7046875" calcext:value-type="float">
            <text:p>82133.7046875</text:p>
          </table:table-cell>
          <table:table-cell office:value-type="float" office:value="112297.626953125" calcext:value-type="float">
            <text:p>112297.626953125</text:p>
          </table:table-cell>
          <table:table-cell office:value-type="float" office:value="228097.359375" calcext:value-type="float">
            <text:p>228097.359375</text:p>
          </table:table-cell>
          <table:table-cell office:value-type="float" office:value="59997.5564955333" calcext:value-type="float">
            <text:p>59997.5564955333</text:p>
          </table:table-cell>
          <table:table-cell office:value-type="float" office:value="29936.6467005421" calcext:value-type="float">
            <text:p>29936.6467005421</text:p>
          </table:table-cell>
          <table:table-cell office:value-type="float" office:value="54349.0038651788" calcext:value-type="float">
            <text:p>54349.0038651788</text:p>
          </table:table-cell>
          <table:table-cell office:value-type="float" office:value="153580.325789687" calcext:value-type="float">
            <text:p>153580.325789687</text:p>
          </table:table-cell>
          <table:table-cell office:value-type="float" office:value="0.365500442249905" calcext:value-type="float">
            <text:p>0.365500442249905</text:p>
          </table:table-cell>
          <table:table-cell office:value-type="float" office:value="0.36448674529469" calcext:value-type="float">
            <text:p>0.36448674529469</text:p>
          </table:table-cell>
          <table:table-cell office:value-type="float" office:value="0.483972861580281" calcext:value-type="float">
            <text:p>0.483972861580281</text:p>
          </table:table-cell>
          <table:table-cell office:value-type="float" office:value="0.673310406619812" calcext:value-type="float">
            <text:p>0.673310406619812</text:p>
          </table:table-cell>
          <table:table-cell office:value-type="float" office:value="0.150406108758364" calcext:value-type="float">
            <text:p>0.150406108758364</text:p>
          </table:table-cell>
          <table:table-cell office:value-type="float" office:value="0.870207273894612" calcext:value-type="float">
            <text:p>0.870207273894612</text:p>
          </table:table-cell>
          <table:table-cell office:value-type="float" office:value="0.505245246832046" calcext:value-type="float">
            <text:p>0.50524524683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392</text:p>
          </table:table-cell>
          <table:table-cell table:number-columns-repeated="990"/>
        </table:table-row>
        <table:table-row table:style-name="ro2">
          <table:table-cell office:value-type="float" office:value="122.03679309866" calcext:value-type="float">
            <text:p>122.03679309866</text:p>
          </table:table-cell>
          <table:table-cell office:value-type="float" office:value="7.3858382542928" calcext:value-type="float">
            <text:p>7.3858382542928</text:p>
          </table:table-cell>
          <table:table-cell office:value-type="string" calcext:value-type="string">
            <text:p>C7H6O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-Hydroxybenzaldehyd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Benzoate degradation via hydroxylation__Bisphenol A degradation__Toluene and xylene degradation</text:p>
          </table:table-cell>
          <table:table-cell office:value-type="float" office:value="9487125" calcext:value-type="float">
            <text:p>9487125</text:p>
          </table:table-cell>
          <table:table-cell office:value-type="float" office:value="1.86295622176096" calcext:value-type="float">
            <text:p>1.86295622176096</text:p>
          </table:table-cell>
          <table:table-cell office:value-type="float" office:value="1.39451185048725" calcext:value-type="float">
            <text:p>1.39451185048725</text:p>
          </table:table-cell>
          <table:table-cell office:value-type="float" office:value="1.32709809660343" calcext:value-type="float">
            <text:p>1.32709809660343</text:p>
          </table:table-cell>
          <table:table-cell office:value-type="float" office:value="1" calcext:value-type="float">
            <text:p>1</text:p>
          </table:table-cell>
          <table:table-cell office:value-type="float" office:value="0.426109655923076" calcext:value-type="float">
            <text:p>0.426109655923076</text:p>
          </table:table-cell>
          <table:table-cell office:value-type="float" office:value="0.698119614517503" calcext:value-type="float">
            <text:p>0.698119614517503</text:p>
          </table:table-cell>
          <table:table-cell office:value-type="float" office:value="0.74445810872334" calcext:value-type="float">
            <text:p>0.74445810872334</text:p>
          </table:table-cell>
          <table:table-cell office:value-type="float" office:value="1" calcext:value-type="float">
            <text:p>1</text:p>
          </table:table-cell>
          <table:table-cell office:value-type="float" office:value="5230697.75" calcext:value-type="float">
            <text:p>5230697.75</text:p>
          </table:table-cell>
          <table:table-cell office:value-type="float" office:value="3915427.4875" calcext:value-type="float">
            <text:p>3915427.4875</text:p>
          </table:table-cell>
          <table:table-cell office:value-type="float" office:value="3726147.15625" calcext:value-type="float">
            <text:p>3726147.15625</text:p>
          </table:table-cell>
          <table:table-cell office:value-type="float" office:value="2807740.5625" calcext:value-type="float">
            <text:p>2807740.5625</text:p>
          </table:table-cell>
          <table:table-cell office:value-type="float" office:value="2990479.96491671" calcext:value-type="float">
            <text:p>2990479.96491671</text:p>
          </table:table-cell>
          <table:table-cell office:value-type="float" office:value="2984377.68320399" calcext:value-type="float">
            <text:p>2984377.68320399</text:p>
          </table:table-cell>
          <table:table-cell office:value-type="float" office:value="2511787.638706" calcext:value-type="float">
            <text:p>2511787.638706</text:p>
          </table:table-cell>
          <table:table-cell office:value-type="float" office:value="3914994.19460553" calcext:value-type="float">
            <text:p>3914994.19460553</text:p>
          </table:table-cell>
          <table:table-cell office:value-type="float" office:value="0.571717217825616" calcext:value-type="float">
            <text:p>0.571717217825616</text:p>
          </table:table-cell>
          <table:table-cell office:value-type="float" office:value="0.762209922858134" calcext:value-type="float">
            <text:p>0.762209922858134</text:p>
          </table:table-cell>
          <table:table-cell office:value-type="float" office:value="0.674097810252312" calcext:value-type="float">
            <text:p>0.674097810252312</text:p>
          </table:table-cell>
          <table:table-cell office:value-type="float" office:value="1.39435752964285" calcext:value-type="float">
            <text:p>1.39435752964285</text:p>
          </table:table-cell>
          <table:table-cell office:value-type="float" office:value="0.241890616295247" calcext:value-type="float">
            <text:p>0.241890616295247</text:p>
          </table:table-cell>
          <table:table-cell office:value-type="float" office:value="0.0506307681172475" calcext:value-type="float">
            <text:p>0.050630768117248</text:p>
          </table:table-cell>
          <table:table-cell office:value-type="float" office:value="0.0389841312984122" calcext:value-type="float">
            <text:p>0.038984131298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84</text:p>
          </table:table-cell>
          <table:table-cell table:number-columns-repeated="990"/>
        </table:table-row>
        <table:table-row table:style-name="ro2">
          <table:table-cell office:value-type="float" office:value="166.026616729115" calcext:value-type="float">
            <text:p>166.026616729115</text:p>
          </table:table-cell>
          <table:table-cell office:value-type="float" office:value="14.6318625132243" calcext:value-type="float">
            <text:p>14.6318625132243</text:p>
          </table:table-cell>
          <table:table-cell office:value-type="string" calcext:value-type="string">
            <text:p>C8H6O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thalat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Xenobiotics Biodegradation and Metabolism</text:p>
          </table:table-cell>
          <table:table-cell office:value-type="string" calcext:value-type="string">
            <text:p>2,4-Dichlorobenzoate degradation__Naphthalene and anthracene degradation__Fluorene degradation</text:p>
          </table:table-cell>
          <table:table-cell office:value-type="float" office:value="3320192" calcext:value-type="float">
            <text:p>3320192</text:p>
          </table:table-cell>
          <table:table-cell office:value-type="float" office:value="1.03122443648318" calcext:value-type="float">
            <text:p>1.03122443648318</text:p>
          </table:table-cell>
          <table:table-cell office:value-type="float" office:value="1.40396484225344" calcext:value-type="float">
            <text:p>1.40396484225344</text:p>
          </table:table-cell>
          <table:table-cell office:value-type="float" office:value="1.13342127835124" calcext:value-type="float">
            <text:p>1.13342127835124</text:p>
          </table:table-cell>
          <table:table-cell office:value-type="float" office:value="1" calcext:value-type="float">
            <text:p>1</text:p>
          </table:table-cell>
          <table:table-cell office:value-type="float" office:value="0.644198955736036" calcext:value-type="float">
            <text:p>0.644198955736036</text:p>
          </table:table-cell>
          <table:table-cell office:value-type="float" office:value="0.249485748039135" calcext:value-type="float">
            <text:p>0.249485748039135</text:p>
          </table:table-cell>
          <table:table-cell office:value-type="float" office:value="0.169455802717953" calcext:value-type="float">
            <text:p>0.169455802717953</text:p>
          </table:table-cell>
          <table:table-cell office:value-type="float" office:value="1" calcext:value-type="float">
            <text:p>1</text:p>
          </table:table-cell>
          <table:table-cell office:value-type="float" office:value="1329003.8125" calcext:value-type="float">
            <text:p>1329003.8125</text:p>
          </table:table-cell>
          <table:table-cell office:value-type="float" office:value="1809377.825" calcext:value-type="float">
            <text:p>1809377.825</text:p>
          </table:table-cell>
          <table:table-cell office:value-type="float" office:value="1460711.3125" calcext:value-type="float">
            <text:p>1460711.3125</text:p>
          </table:table-cell>
          <table:table-cell office:value-type="float" office:value="1288762.91666667" calcext:value-type="float">
            <text:p>1288762.91666667</text:p>
          </table:table-cell>
          <table:table-cell office:value-type="float" office:value="102594.713417068" calcext:value-type="float">
            <text:p>102594.713417068</text:p>
          </table:table-cell>
          <table:table-cell office:value-type="float" office:value="860592.156981543" calcext:value-type="float">
            <text:p>860592.156981543</text:p>
          </table:table-cell>
          <table:table-cell office:value-type="float" office:value="173037.268383881" calcext:value-type="float">
            <text:p>173037.268383881</text:p>
          </table:table-cell>
          <table:table-cell office:value-type="float" office:value="108831.949221921" calcext:value-type="float">
            <text:p>108831.949221921</text:p>
          </table:table-cell>
          <table:table-cell office:value-type="float" office:value="0.0771967036152257" calcext:value-type="float">
            <text:p>0.077196703615226</text:p>
          </table:table-cell>
          <table:table-cell office:value-type="float" office:value="0.475628774206705" calcext:value-type="float">
            <text:p>0.475628774206705</text:p>
          </table:table-cell>
          <table:table-cell office:value-type="float" office:value="0.118460962753638" calcext:value-type="float">
            <text:p>0.118460962753638</text:p>
          </table:table-cell>
          <table:table-cell office:value-type="float" office:value="0.0844468348789939" calcext:value-type="float">
            <text:p>0.084446834878994</text:p>
          </table:table-cell>
          <table:table-cell office:value-type="float" office:value="0.0723882318574766" calcext:value-type="float">
            <text:p>0.072388231857477</text:p>
          </table:table-cell>
          <table:table-cell office:value-type="float" office:value="0.360203480235738" calcext:value-type="float">
            <text:p>0.360203480235738</text:p>
          </table:table-cell>
          <table:table-cell office:value-type="float" office:value="0.707558657138336" calcext:value-type="float">
            <text:p>0.707558657138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489</text:p>
          </table:table-cell>
          <table:table-cell table:number-columns-repeated="990"/>
        </table:table-row>
        <table:table-row table:style-name="ro2" table:number-rows-repeated="10479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H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Ghizal Siddiqui</meta:initial-creator>
    <meta:creation-date>2022-07-21T04:42:17Z</meta:creation-date>
    <dc:date>2022-08-11T18:13:56.741957574</dc:date>
    <meta:editing-duration>PT7H11M48S</meta:editing-duration>
    <meta:editing-cycles>1</meta:editing-cycles>
    <meta:document-statistic meta:table-count="1" meta:cell-count="21828" meta:object-count="0"/>
  </office:meta>
</office:document-meta>
</file>